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2" table:default-cell-style-name="Default"/>
        <table:table-row table:style-name="ro1">
          <table:table-cell/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29" calcext:value-type="float">
            <text:p>-1.6329</text:p>
          </table:table-cell>
          <table:table-cell office:value-type="float" office:value="0.38012" calcext:value-type="float">
            <text:p>0.38012</text:p>
          </table:table-cell>
          <table:table-cell office:value-type="float" office:value="0.11068" calcext:value-type="float">
            <text:p>0.11068</text:p>
          </table:table-cell>
          <table:table-cell office:value-type="float" office:value="0.26944" calcext:value-type="float">
            <text:p>0.26944</text:p>
          </table:table-cell>
          <table:table-cell office:value-type="float" office:value="-0.048215" calcext:value-type="float">
            <text:p>-0.048215</text:p>
          </table:table-cell>
          <table:table-cell office:value-type="float" office:value="-8.2106" calcext:value-type="float">
            <text:p>-8.2106</text:p>
          </table:table-cell>
          <table:table-cell office:value-type="float" office:value="-0.72817" calcext:value-type="float">
            <text:p>-0.72817</text:p>
          </table:table-cell>
          <table:table-cell office:value-type="float" office:value="-7.4824" calcext:value-type="float">
            <text:p>-7.4824</text:p>
          </table:table-cell>
          <table:table-cell office:value-type="float" office:value="-0.71876" calcext:value-type="float">
            <text:p>-0.71876</text:p>
          </table:table-cell>
          <table:table-cell office:value-type="float" office:value="-0.23813" calcext:value-type="float">
            <text:p>-0.23813</text:p>
          </table:table-cell>
          <table:table-cell office:value-type="float" office:value="-0.055672" calcext:value-type="float">
            <text:p>-0.055672</text:p>
          </table:table-cell>
          <table:table-cell office:value-type="float" office:value="-0.18246" calcext:value-type="float">
            <text:p>-0.18246</text:p>
          </table:table-cell>
          <table:table-cell office:value-type="float" office:value="-4.2958" calcext:value-type="float">
            <text:p>-4.2958</text:p>
          </table:table-cell>
          <table:table-cell office:value-type="float" office:value="-5.4894" calcext:value-type="float">
            <text:p>-5.4894</text:p>
          </table:table-cell>
          <table:table-cell office:value-type="float" office:value="-1" calcext:value-type="float">
            <text:p>-1</text:p>
          </table:table-cell>
          <table:table-cell office:value-type="float" office:value="251.84" calcext:value-type="float">
            <text:p>251.84</text:p>
          </table:table-cell>
          <table:table-cell office:value-type="float" office:value="-45.066" calcext:value-type="float">
            <text:p>-45.066</text:p>
          </table:table-cell>
          <table:table-cell office:value-type="float" office:value="-1526.3" calcext:value-type="float">
            <text:p>-1526.3</text:p>
          </table:table-cell>
          <table:table-cell office:value-type="float" office:value="251.84" calcext:value-type="float">
            <text:p>251.84</text:p>
          </table:table-cell>
          <table:table-cell office:value-type="float" office:value="-45.066" calcext:value-type="float">
            <text:p>-45.066</text:p>
          </table:table-cell>
          <table:table-cell office:value-type="float" office:value="-1526.3" calcext:value-type="float">
            <text:p>-152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698" calcext:value-type="float">
            <text:p>4.8698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-13.104" calcext:value-type="float">
            <text:p>-13.104</text:p>
          </table:table-cell>
          <table:table-cell office:value-type="float" office:value="335.91" calcext:value-type="float">
            <text:p>335.91</text:p>
          </table:table-cell>
          <table:table-cell office:value-type="float" office:value="-1166.5" calcext:value-type="float">
            <text:p>-1166.5</text:p>
          </table:table-cell>
          <table:table-cell office:value-type="float" office:value="111.29" calcext:value-type="float">
            <text:p>111.29</text:p>
          </table:table-cell>
          <table:table-cell office:value-type="float" office:value="0.040177" calcext:value-type="float">
            <text:p>0.040177</text:p>
          </table:table-cell>
          <table:table-cell office:value-type="float" office:value="-0.24936" calcext:value-type="float">
            <text:p>-0.24936</text:p>
          </table:table-cell>
          <table:table-cell office:value-type="float" office:value="0.021412" calcext:value-type="float">
            <text:p>0.021412</text:p>
          </table:table-cell>
          <table:table-cell office:value-type="float" office:value="0" calcext:value-type="float">
            <text:p>0</text:p>
          </table:table-cell>
          <table:table-cell office:value-type="float" office:value="-4614.6" calcext:value-type="float">
            <text:p>-4614.6</text:p>
          </table:table-cell>
          <table:table-cell office:value-type="float" office:value="0.098408" calcext:value-type="float">
            <text:p>0.098408</text:p>
          </table:table-cell>
          <table:table-cell office:value-type="float" office:value="0.94503" calcext:value-type="float">
            <text:p>0.94503</text:p>
          </table:table-cell>
          <table:table-cell office:value-type="float" office:value="-0.065606" calcext:value-type="float">
            <text:p>-0.0656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]-([$Sheet2.$B$2]*[.B1]+[$Sheet2.$B$3]))^2" office:value-type="float" office:value="0.00153081934411522" calcext:value-type="float">
            <text:p>0.001530819344115</text:p>
          </table:table-cell>
          <table:table-cell table:formula="of:=([.F1]-([$Sheet2.$B$7] +[$Sheet2.$B$8] * ([.B1] - [$Sheet2.$B$9])^2))^2" office:value-type="float" office:value="0.00105800300533707" calcext:value-type="float">
            <text:p>0.001058003005337</text:p>
          </table:table-cell>
          <table:table-cell table:formula="of:=([.X1]-([.AE1]^2*([$Sheet2.$B$13]*([.B1] -[$Sheet2.$B$14])^2 +[$Sheet2.$B$15]*([.B1]-[$Sheet2.$B$14]) +[$Sheet2.$B$16])    ))^2" office:value-type="float" office:value="0.173373078290078" calcext:value-type="float">
            <text:p>0.173373078290078</text:p>
          </table:table-cell>
          <table:table-cell table:formula="of:=([.AG1]-([.AE1]^2*([$Sheet2.$B$20]*([.B1] -[$Sheet2.$B$21])^2 + [$Sheet2.$B$22]*([.B1]-[$Sheet2.$B$21]) + [$Sheet2.$B$23])    ))^2" office:value-type="float" office:value="74.7266925184025" calcext:value-type="float">
            <text:p>74.7266925184025</text:p>
          </table:table-cell>
          <table:table-cell table:formula="of:=([.AH1]-([.AE1]^2*([$Sheet2.$B$27]*([.B1] -[$Sheet2.$B$28])^2 +[$Sheet2.$B$29]*([.B1]-[$Sheet2.$B$28]) +[$Sheet2.$B$30])    ))^2" office:value-type="float" office:value="601.265604801551" calcext:value-type="float">
            <text:p>601.265604801551</text:p>
          </table:table-cell>
          <table:table-cell table:formula="of:=([.AI1]-([.AE1]^2*([$Sheet2.$B$34]*([.B1] - [$Sheet2.$B$35])^2 +[$Sheet2.$B$36]*([.B1]-[$Sheet2.$B$35]) +[$Sheet2.$B$37])    ))^2" office:value-type="float" office:value="108.2516059761" calcext:value-type="float">
            <text:p>108.2516059761</text:p>
          </table:table-cell>
          <table:table-cell/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813" calcext:value-type="float">
            <text:p>-1.5813</text:p>
          </table:table-cell>
          <table:table-cell office:value-type="float" office:value="0.35539" calcext:value-type="float">
            <text:p>0.35539</text:p>
          </table:table-cell>
          <table:table-cell office:value-type="float" office:value="0.10297" calcext:value-type="float">
            <text:p>0.10297</text:p>
          </table:table-cell>
          <table:table-cell office:value-type="float" office:value="0.25241" calcext:value-type="float">
            <text:p>0.25241</text:p>
          </table:table-cell>
          <table:table-cell office:value-type="float" office:value="-0.045299" calcext:value-type="float">
            <text:p>-0.045299</text:p>
          </table:table-cell>
          <table:table-cell office:value-type="float" office:value="-7.8685" calcext:value-type="float">
            <text:p>-7.8685</text:p>
          </table:table-cell>
          <table:table-cell office:value-type="float" office:value="-0.67746" calcext:value-type="float">
            <text:p>-0.67746</text:p>
          </table:table-cell>
          <table:table-cell office:value-type="float" office:value="-7.191" calcext:value-type="float">
            <text:p>-7.191</text:p>
          </table:table-cell>
          <table:table-cell office:value-type="float" office:value="-0.69839" calcext:value-type="float">
            <text:p>-0.69839</text:p>
          </table:table-cell>
          <table:table-cell office:value-type="float" office:value="-0.22313" calcext:value-type="float">
            <text:p>-0.22313</text:p>
          </table:table-cell>
          <table:table-cell office:value-type="float" office:value="-0.052238" calcext:value-type="float">
            <text:p>-0.052238</text:p>
          </table:table-cell>
          <table:table-cell office:value-type="float" office:value="-0.17089" calcext:value-type="float">
            <text:p>-0.17089</text:p>
          </table:table-cell>
          <table:table-cell office:value-type="float" office:value="-4.4494" calcext:value-type="float">
            <text:p>-4.4494</text:p>
          </table:table-cell>
          <table:table-cell office:value-type="float" office:value="-5.5951" calcext:value-type="float">
            <text:p>-5.5951</text:p>
          </table:table-cell>
          <table:table-cell office:value-type="float" office:value="-1" calcext:value-type="float">
            <text:p>-1</text:p>
          </table:table-cell>
          <table:table-cell office:value-type="float" office:value="235.93" calcext:value-type="float">
            <text:p>235.93</text:p>
          </table:table-cell>
          <table:table-cell office:value-type="float" office:value="-42.34" calcext:value-type="float">
            <text:p>-42.34</text:p>
          </table:table-cell>
          <table:table-cell office:value-type="float" office:value="-1478" calcext:value-type="float">
            <text:p>-1478</text:p>
          </table:table-cell>
          <table:table-cell office:value-type="float" office:value="235.93" calcext:value-type="float">
            <text:p>235.93</text:p>
          </table:table-cell>
          <table:table-cell office:value-type="float" office:value="-42.34" calcext:value-type="float">
            <text:p>-42.34</text:p>
          </table:table-cell>
          <table:table-cell office:value-type="float" office:value="-1478" calcext:value-type="float">
            <text:p>-1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783" calcext:value-type="float">
            <text:p>4.8783</text:p>
          </table:table-cell>
          <table:table-cell office:value-type="float" office:value="-1.5698" calcext:value-type="float">
            <text:p>-1.5698</text:p>
          </table:table-cell>
          <table:table-cell office:value-type="float" office:value="5" calcext:value-type="float">
            <text:p>5</text:p>
          </table:table-cell>
          <table:table-cell office:value-type="float" office:value="-12.667" calcext:value-type="float">
            <text:p>-12.667</text:p>
          </table:table-cell>
          <table:table-cell office:value-type="float" office:value="326.39" calcext:value-type="float">
            <text:p>326.39</text:p>
          </table:table-cell>
          <table:table-cell office:value-type="float" office:value="-1117.9" calcext:value-type="float">
            <text:p>-1117.9</text:p>
          </table:table-cell>
          <table:table-cell office:value-type="float" office:value="104.28" calcext:value-type="float">
            <text:p>104.28</text:p>
          </table:table-cell>
          <table:table-cell office:value-type="float" office:value="0.04059" calcext:value-type="float">
            <text:p>0.04059</text:p>
          </table:table-cell>
          <table:table-cell office:value-type="float" office:value="-0.24924" calcext:value-type="float">
            <text:p>-0.2492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" calcext:value-type="float">
            <text:p>0</text:p>
          </table:table-cell>
          <table:table-cell office:value-type="float" office:value="-4527.4" calcext:value-type="float">
            <text:p>-4527.4</text:p>
          </table:table-cell>
          <table:table-cell office:value-type="float" office:value="0.092352" calcext:value-type="float">
            <text:p>0.092352</text:p>
          </table:table-cell>
          <table:table-cell office:value-type="float" office:value="0.94596" calcext:value-type="float">
            <text:p>0.94596</text:p>
          </table:table-cell>
          <table:table-cell office:value-type="float" office:value="-0.064185" calcext:value-type="float">
            <text:p>-0.06418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]-([$Sheet2.$B$2]*[.B2]+[$Sheet2.$B$3]))^2" office:value-type="float" office:value="0.000954100608004648" calcext:value-type="float">
            <text:p>0.000954100608005</text:p>
          </table:table-cell>
          <table:table-cell table:formula="of:=([.F2]-([$Sheet2.$B$7] +[$Sheet2.$B$8] * ([.B2] - [$Sheet2.$B$9])^2))^2" office:value-type="float" office:value="0.000946111461641672" calcext:value-type="float">
            <text:p>0.000946111461642</text:p>
          </table:table-cell>
          <table:table-cell table:formula="of:=([.X2]-([.AE2]^2*([$Sheet2.$B$13]*([.B2] -[$Sheet2.$B$14])^2 +[$Sheet2.$B$15]*([.B2]-[$Sheet2.$B$14]) +[$Sheet2.$B$16])    ))^2" office:value-type="float" office:value="0.0664088482115589" calcext:value-type="float">
            <text:p>0.066408848211559</text:p>
          </table:table-cell>
          <table:table-cell table:formula="of:=([.AG2]-([.AE2]^2*([$Sheet2.$B$20]*([.B2] -[$Sheet2.$B$21])^2 + [$Sheet2.$B$22]*([.B2]-[$Sheet2.$B$21]) + [$Sheet2.$B$23])    ))^2" office:value-type="float" office:value="49.3803727997752" calcext:value-type="float">
            <text:p>49.3803727997752</text:p>
          </table:table-cell>
          <table:table-cell table:formula="of:=([.AH2]-([.AE2]^2*([$Sheet2.$B$27]*([.B2] -[$Sheet2.$B$28])^2 +[$Sheet2.$B$29]*([.B2]-[$Sheet2.$B$28]) +[$Sheet2.$B$30])    ))^2" office:value-type="float" office:value="686.902934929798" calcext:value-type="float">
            <text:p>686.902934929798</text:p>
          </table:table-cell>
          <table:table-cell table:formula="of:=([.AI2]-([.AE2]^2*([$Sheet2.$B$34]*([.B2] - [$Sheet2.$B$35])^2 +[$Sheet2.$B$36]*([.B2]-[$Sheet2.$B$35]) +[$Sheet2.$B$37])    ))^2" office:value-type="float" office:value="100.955609417228" calcext:value-type="float">
            <text:p>100.955609417228</text:p>
          </table:table-cell>
          <table:table-cell/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29" calcext:value-type="float">
            <text:p>-1.529</text:p>
          </table:table-cell>
          <table:table-cell office:value-type="float" office:value="0.33162" calcext:value-type="float">
            <text:p>0.33162</text:p>
          </table:table-cell>
          <table:table-cell office:value-type="float" office:value="0.095791" calcext:value-type="float">
            <text:p>0.095791</text:p>
          </table:table-cell>
          <table:table-cell office:value-type="float" office:value="0.23582" calcext:value-type="float">
            <text:p>0.23582</text:p>
          </table:table-cell>
          <table:table-cell office:value-type="float" office:value="-0.042466" calcext:value-type="float">
            <text:p>-0.042466</text:p>
          </table:table-cell>
          <table:table-cell office:value-type="float" office:value="-7.5304" calcext:value-type="float">
            <text:p>-7.5304</text:p>
          </table:table-cell>
          <table:table-cell office:value-type="float" office:value="-0.6302" calcext:value-type="float">
            <text:p>-0.6302</text:p>
          </table:table-cell>
          <table:table-cell office:value-type="float" office:value="-6.9002" calcext:value-type="float">
            <text:p>-6.9002</text:p>
          </table:table-cell>
          <table:table-cell office:value-type="float" office:value="-0.67756" calcext:value-type="float">
            <text:p>-0.67756</text:p>
          </table:table-cell>
          <table:table-cell office:value-type="float" office:value="-0.20855" calcext:value-type="float">
            <text:p>-0.2085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-0.15965" calcext:value-type="float">
            <text:p>-0.15965</text:p>
          </table:table-cell>
          <table:table-cell office:value-type="float" office:value="-4.6107" calcext:value-type="float">
            <text:p>-4.6107</text:p>
          </table:table-cell>
          <table:table-cell office:value-type="float" office:value="-5.7012" calcext:value-type="float">
            <text:p>-5.7012</text:p>
          </table:table-cell>
          <table:table-cell office:value-type="float" office:value="-1" calcext:value-type="float">
            <text:p>-1</text:p>
          </table:table-cell>
          <table:table-cell office:value-type="float" office:value="220.42" calcext:value-type="float">
            <text:p>220.42</text:p>
          </table:table-cell>
          <table:table-cell office:value-type="float" office:value="-39.692" calcext:value-type="float">
            <text:p>-39.692</text:p>
          </table:table-cell>
          <table:table-cell office:value-type="float" office:value="-1429.1" calcext:value-type="float">
            <text:p>-1429.1</text:p>
          </table:table-cell>
          <table:table-cell office:value-type="float" office:value="220.42" calcext:value-type="float">
            <text:p>220.42</text:p>
          </table:table-cell>
          <table:table-cell office:value-type="float" office:value="-39.692" calcext:value-type="float">
            <text:p>-39.692</text:p>
          </table:table-cell>
          <table:table-cell office:value-type="float" office:value="-1429.1" calcext:value-type="float">
            <text:p>-142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864" calcext:value-type="float">
            <text:p>4.8864</text:p>
          </table:table-cell>
          <table:table-cell office:value-type="float" office:value="-1.5406" calcext:value-type="float">
            <text:p>-1.5406</text:p>
          </table:table-cell>
          <table:table-cell office:value-type="float" office:value="5" calcext:value-type="float">
            <text:p>5</text:p>
          </table:table-cell>
          <table:table-cell office:value-type="float" office:value="-12.237" calcext:value-type="float">
            <text:p>-12.237</text:p>
          </table:table-cell>
          <table:table-cell office:value-type="float" office:value="316.65" calcext:value-type="float">
            <text:p>316.65</text:p>
          </table:table-cell>
          <table:table-cell office:value-type="float" office:value="-1069.9" calcext:value-type="float">
            <text:p>-1069.9</text:p>
          </table:table-cell>
          <table:table-cell office:value-type="float" office:value="97.465" calcext:value-type="float">
            <text:p>97.465</text:p>
          </table:table-cell>
          <table:table-cell office:value-type="float" office:value="0.040976" calcext:value-type="float">
            <text:p>0.040976</text:p>
          </table:table-cell>
          <table:table-cell office:value-type="float" office:value="-0.24913" calcext:value-type="float">
            <text:p>-0.2491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4443.2" calcext:value-type="float">
            <text:p>-4443.2</text:p>
          </table:table-cell>
          <table:table-cell office:value-type="float" office:value="0.086425" calcext:value-type="float">
            <text:p>0.086425</text:p>
          </table:table-cell>
          <table:table-cell office:value-type="float" office:value="0.94663" calcext:value-type="float">
            <text:p>0.94663</text:p>
          </table:table-cell>
          <table:table-cell office:value-type="float" office:value="-0.062651" calcext:value-type="float">
            <text:p>-0.06265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]-([$Sheet2.$B$2]*[.B3]+[$Sheet2.$B$3]))^2" office:value-type="float" office:value="0.000545285619876032" calcext:value-type="float">
            <text:p>0.000545285619876</text:p>
          </table:table-cell>
          <table:table-cell table:formula="of:=([.F3]-([$Sheet2.$B$7] +[$Sheet2.$B$8] * ([.B3] - [$Sheet2.$B$9])^2))^2" office:value-type="float" office:value="0.000849700632873737" calcext:value-type="float">
            <text:p>0.000849700632874</text:p>
          </table:table-cell>
          <table:table-cell table:formula="of:=([.X3]-([.AE3]^2*([$Sheet2.$B$13]*([.B3] -[$Sheet2.$B$14])^2 +[$Sheet2.$B$15]*([.B3]-[$Sheet2.$B$14]) +[$Sheet2.$B$16])    ))^2" office:value-type="float" office:value="0.0154377620054651" calcext:value-type="float">
            <text:p>0.015437762005465</text:p>
          </table:table-cell>
          <table:table-cell table:formula="of:=([.AG3]-([.AE3]^2*([$Sheet2.$B$20]*([.B3] -[$Sheet2.$B$21])^2 + [$Sheet2.$B$22]*([.B3]-[$Sheet2.$B$21]) + [$Sheet2.$B$23])    ))^2" office:value-type="float" office:value="30.5834314884263" calcext:value-type="float">
            <text:p>30.5834314884263</text:p>
          </table:table-cell>
          <table:table-cell table:formula="of:=([.AH3]-([.AE3]^2*([$Sheet2.$B$27]*([.B3] -[$Sheet2.$B$28])^2 +[$Sheet2.$B$29]*([.B3]-[$Sheet2.$B$28]) +[$Sheet2.$B$30])    ))^2" office:value-type="float" office:value="770.94547357598" calcext:value-type="float">
            <text:p>770.94547357598</text:p>
          </table:table-cell>
          <table:table-cell table:formula="of:=([.AI3]-([.AE3]^2*([$Sheet2.$B$34]*([.B3] - [$Sheet2.$B$35])^2 +[$Sheet2.$B$36]*([.B3]-[$Sheet2.$B$35]) +[$Sheet2.$B$37])    ))^2" office:value-type="float" office:value="93.158476812616" calcext:value-type="float">
            <text:p>93.158476812616</text:p>
          </table:table-cell>
          <table:table-cell/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76" calcext:value-type="float">
            <text:p>-1.476</text:p>
          </table:table-cell>
          <table:table-cell office:value-type="float" office:value="0.30813" calcext:value-type="float">
            <text:p>0.30813</text:p>
          </table:table-cell>
          <table:table-cell office:value-type="float" office:value="0.08845" calcext:value-type="float">
            <text:p>0.08845</text:p>
          </table:table-cell>
          <table:table-cell office:value-type="float" office:value="0.21968" calcext:value-type="float">
            <text:p>0.21968</text:p>
          </table:table-cell>
          <table:table-cell office:value-type="float" office:value="-0.039717" calcext:value-type="float">
            <text:p>-0.039717</text:p>
          </table:table-cell>
          <table:table-cell office:value-type="float" office:value="-7.1919" calcext:value-type="float">
            <text:p>-7.1919</text:p>
          </table:table-cell>
          <table:table-cell office:value-type="float" office:value="-0.58191" calcext:value-type="float">
            <text:p>-0.58191</text:p>
          </table:table-cell>
          <table:table-cell office:value-type="float" office:value="-6.61" calcext:value-type="float">
            <text:p>-6.61</text:p>
          </table:table-cell>
          <table:table-cell office:value-type="float" office:value="-0.65626" calcext:value-type="float">
            <text:p>-0.65626</text:p>
          </table:table-cell>
          <table:table-cell office:value-type="float" office:value="-0.19425" calcext:value-type="float">
            <text:p>-0.19425</text:p>
          </table:table-cell>
          <table:table-cell office:value-type="float" office:value="-0.045507" calcext:value-type="float">
            <text:p>-0.045507</text:p>
          </table:table-cell>
          <table:table-cell office:value-type="float" office:value="-0.14874" calcext:value-type="float">
            <text:p>-0.14874</text:p>
          </table:table-cell>
          <table:table-cell office:value-type="float" office:value="-4.7901" calcext:value-type="float">
            <text:p>-4.7901</text:p>
          </table:table-cell>
          <table:table-cell office:value-type="float" office:value="-5.8196" calcext:value-type="float">
            <text:p>-5.8196</text:p>
          </table:table-cell>
          <table:table-cell office:value-type="float" office:value="-1" calcext:value-type="float">
            <text:p>-1</text:p>
          </table:table-cell>
          <table:table-cell office:value-type="float" office:value="205.33" calcext:value-type="float">
            <text:p>205.33</text:p>
          </table:table-cell>
          <table:table-cell office:value-type="float" office:value="-37.123" calcext:value-type="float">
            <text:p>-37.123</text:p>
          </table:table-cell>
          <table:table-cell office:value-type="float" office:value="-1379.6" calcext:value-type="float">
            <text:p>-1379.6</text:p>
          </table:table-cell>
          <table:table-cell office:value-type="float" office:value="205.33" calcext:value-type="float">
            <text:p>205.33</text:p>
          </table:table-cell>
          <table:table-cell office:value-type="float" office:value="-37.123" calcext:value-type="float">
            <text:p>-37.123</text:p>
          </table:table-cell>
          <table:table-cell office:value-type="float" office:value="-1379.6" calcext:value-type="float">
            <text:p>-137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945" calcext:value-type="float">
            <text:p>4.8945</text:p>
          </table:table-cell>
          <table:table-cell office:value-type="float" office:value="-1.5092" calcext:value-type="float">
            <text:p>-1.5092</text:p>
          </table:table-cell>
          <table:table-cell office:value-type="float" office:value="5" calcext:value-type="float">
            <text:p>5</text:p>
          </table:table-cell>
          <table:table-cell office:value-type="float" office:value="-11.792" calcext:value-type="float">
            <text:p>-11.792</text:p>
          </table:table-cell>
          <table:table-cell office:value-type="float" office:value="306.7" calcext:value-type="float">
            <text:p>306.7</text:p>
          </table:table-cell>
          <table:table-cell office:value-type="float" office:value="-1021.8" calcext:value-type="float">
            <text:p>-1021.8</text:p>
          </table:table-cell>
          <table:table-cell office:value-type="float" office:value="90.78" calcext:value-type="float">
            <text:p>90.78</text:p>
          </table:table-cell>
          <table:table-cell office:value-type="float" office:value="0.041333" calcext:value-type="float">
            <text:p>0.041333</text:p>
          </table:table-cell>
          <table:table-cell office:value-type="float" office:value="-0.24902" calcext:value-type="float">
            <text:p>-0.24902</text:p>
          </table:table-cell>
          <table:table-cell office:value-type="float" office:value="0.019264" calcext:value-type="float">
            <text:p>0.019264</text:p>
          </table:table-cell>
          <table:table-cell office:value-type="float" office:value="0" calcext:value-type="float">
            <text:p>0</text:p>
          </table:table-cell>
          <table:table-cell office:value-type="float" office:value="-4352.8" calcext:value-type="float">
            <text:p>-4352.8</text:p>
          </table:table-cell>
          <table:table-cell office:value-type="float" office:value="0.080642" calcext:value-type="float">
            <text:p>0.080642</text:p>
          </table:table-cell>
          <table:table-cell office:value-type="float" office:value="0.947" calcext:value-type="float">
            <text:p>0.947</text:p>
          </table:table-cell>
          <table:table-cell office:value-type="float" office:value="-0.061007" calcext:value-type="float">
            <text:p>-0.0610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]-([$Sheet2.$B$2]*[.B4]+[$Sheet2.$B$3]))^2" office:value-type="float" office:value="0.00027271827636372" calcext:value-type="float">
            <text:p>0.000272718276364</text:p>
          </table:table-cell>
          <table:table-cell table:formula="of:=([.F4]-([$Sheet2.$B$7] +[$Sheet2.$B$8] * ([.B4] - [$Sheet2.$B$9])^2))^2" office:value-type="float" office:value="0.000730029503629018" calcext:value-type="float">
            <text:p>0.000730029503629</text:p>
          </table:table-cell>
          <table:table-cell table:formula="of:=([.X4]-([.AE4]^2*([$Sheet2.$B$13]*([.B4] -[$Sheet2.$B$14])^2 +[$Sheet2.$B$15]*([.B4]-[$Sheet2.$B$14]) +[$Sheet2.$B$16])    ))^2" office:value-type="float" office:value="0.000225897086004141" calcext:value-type="float">
            <text:p>0.000225897086004</text:p>
          </table:table-cell>
          <table:table-cell table:formula="of:=([.AG4]-([.AE4]^2*([$Sheet2.$B$20]*([.B4] -[$Sheet2.$B$21])^2 + [$Sheet2.$B$22]*([.B4]-[$Sheet2.$B$21]) + [$Sheet2.$B$23])    ))^2" office:value-type="float" office:value="17.1710451337222" calcext:value-type="float">
            <text:p>17.1710451337222</text:p>
          </table:table-cell>
          <table:table-cell table:formula="of:=([.AH4]-([.AE4]^2*([$Sheet2.$B$27]*([.B4] -[$Sheet2.$B$28])^2 +[$Sheet2.$B$29]*([.B4]-[$Sheet2.$B$28]) +[$Sheet2.$B$30])    ))^2" office:value-type="float" office:value="811.790249226461" calcext:value-type="float">
            <text:p>811.790249226461</text:p>
          </table:table-cell>
          <table:table-cell table:formula="of:=([.AI4]-([.AE4]^2*([$Sheet2.$B$34]*([.B4] - [$Sheet2.$B$35])^2 +[$Sheet2.$B$36]*([.B4]-[$Sheet2.$B$35]) +[$Sheet2.$B$37])    ))^2" office:value-type="float" office:value="83.7590000131062" calcext:value-type="float">
            <text:p>83.7590000131062</text:p>
          </table:table-cell>
          <table:table-cell/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224" calcext:value-type="float">
            <text:p>-1.4224</text:p>
          </table:table-cell>
          <table:table-cell office:value-type="float" office:value="0.28478" calcext:value-type="float">
            <text:p>0.28478</text:p>
          </table:table-cell>
          <table:table-cell office:value-type="float" office:value="0.080779" calcext:value-type="float">
            <text:p>0.080779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-0.037056" calcext:value-type="float">
            <text:p>-0.037056</text:p>
          </table:table-cell>
          <table:table-cell office:value-type="float" office:value="-6.8522" calcext:value-type="float">
            <text:p>-6.8522</text:p>
          </table:table-cell>
          <table:table-cell office:value-type="float" office:value="-0.53144" calcext:value-type="float">
            <text:p>-0.53144</text:p>
          </table:table-cell>
          <table:table-cell office:value-type="float" office:value="-6.3208" calcext:value-type="float">
            <text:p>-6.3208</text:p>
          </table:table-cell>
          <table:table-cell office:value-type="float" office:value="-0.63452" calcext:value-type="float">
            <text:p>-0.63452</text:p>
          </table:table-cell>
          <table:table-cell office:value-type="float" office:value="-0.18013" calcext:value-type="float">
            <text:p>-0.18013</text:p>
          </table:table-cell>
          <table:table-cell office:value-type="float" office:value="-0.041963" calcext:value-type="float">
            <text:p>-0.041963</text:p>
          </table:table-cell>
          <table:table-cell office:value-type="float" office:value="-0.13817" calcext:value-type="float">
            <text:p>-0.13817</text:p>
          </table:table-cell>
          <table:table-cell office:value-type="float" office:value="-4.9946" calcext:value-type="float">
            <text:p>-4.9946</text:p>
          </table:table-cell>
          <table:table-cell office:value-type="float" office:value="-5.9568" calcext:value-type="float">
            <text:p>-5.9568</text:p>
          </table:table-cell>
          <table:table-cell office:value-type="float" office:value="-1" calcext:value-type="float">
            <text:p>-1</text:p>
          </table:table-cell>
          <table:table-cell office:value-type="float" office:value="190.68" calcext:value-type="float">
            <text:p>190.68</text:p>
          </table:table-cell>
          <table:table-cell office:value-type="float" office:value="-34.636" calcext:value-type="float">
            <text:p>-34.636</text:p>
          </table:table-cell>
          <table:table-cell office:value-type="float" office:value="-1329.5" calcext:value-type="float">
            <text:p>-1329.5</text:p>
          </table:table-cell>
          <table:table-cell office:value-type="float" office:value="190.68" calcext:value-type="float">
            <text:p>190.68</text:p>
          </table:table-cell>
          <table:table-cell office:value-type="float" office:value="-34.636" calcext:value-type="float">
            <text:p>-34.636</text:p>
          </table:table-cell>
          <table:table-cell office:value-type="float" office:value="-1329.5" calcext:value-type="float">
            <text:p>-132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027" calcext:value-type="float">
            <text:p>4.9027</text:p>
          </table:table-cell>
          <table:table-cell office:value-type="float" office:value="-1.4745" calcext:value-type="float">
            <text:p>-1.4745</text:p>
          </table:table-cell>
          <table:table-cell office:value-type="float" office:value="5" calcext:value-type="float">
            <text:p>5</text:p>
          </table:table-cell>
          <table:table-cell office:value-type="float" office:value="-11.322" calcext:value-type="float">
            <text:p>-11.322</text:p>
          </table:table-cell>
          <table:table-cell office:value-type="float" office:value="296.54" calcext:value-type="float">
            <text:p>296.54</text:p>
          </table:table-cell>
          <table:table-cell office:value-type="float" office:value="-973.51" calcext:value-type="float">
            <text:p>-973.51</text:p>
          </table:table-cell>
          <table:table-cell office:value-type="float" office:value="84.184" calcext:value-type="float">
            <text:p>84.184</text:p>
          </table:table-cell>
          <table:table-cell office:value-type="float" office:value="0.041658" calcext:value-type="float">
            <text:p>0.041658</text:p>
          </table:table-cell>
          <table:table-cell office:value-type="float" office:value="-0.24891" calcext:value-type="float">
            <text:p>-0.24891</text:p>
          </table:table-cell>
          <table:table-cell office:value-type="float" office:value="0.018506" calcext:value-type="float">
            <text:p>0.018506</text:p>
          </table:table-cell>
          <table:table-cell office:value-type="float" office:value="0" calcext:value-type="float">
            <text:p>0</text:p>
          </table:table-cell>
          <table:table-cell office:value-type="float" office:value="-4252.6" calcext:value-type="float">
            <text:p>-4252.6</text:p>
          </table:table-cell>
          <table:table-cell office:value-type="float" office:value="0.075013" calcext:value-type="float">
            <text:p>0.075013</text:p>
          </table:table-cell>
          <table:table-cell office:value-type="float" office:value="0.94704" calcext:value-type="float">
            <text:p>0.94704</text:p>
          </table:table-cell>
          <table:table-cell office:value-type="float" office:value="-0.059254" calcext:value-type="float">
            <text:p>-0.0592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]-([$Sheet2.$B$2]*[.B5]+[$Sheet2.$B$3]))^2" office:value-type="float" office:value="0.000105617070776455" calcext:value-type="float">
            <text:p>0.000105617070776</text:p>
          </table:table-cell>
          <table:table-cell table:formula="of:=([.F5]-([$Sheet2.$B$7] +[$Sheet2.$B$8] * ([.B5] - [$Sheet2.$B$9])^2))^2" office:value-type="float" office:value="0.000586958412943259" calcext:value-type="float">
            <text:p>0.000586958412943</text:p>
          </table:table-cell>
          <table:table-cell table:formula="of:=([.X5]-([.AE5]^2*([$Sheet2.$B$13]*([.B5] -[$Sheet2.$B$14])^2 +[$Sheet2.$B$15]*([.B5]-[$Sheet2.$B$14]) +[$Sheet2.$B$16])    ))^2" office:value-type="float" office:value="0.00532281287135089" calcext:value-type="float">
            <text:p>0.005322812871351</text:p>
          </table:table-cell>
          <table:table-cell table:formula="of:=([.AG5]-([.AE5]^2*([$Sheet2.$B$20]*([.B5] -[$Sheet2.$B$21])^2 + [$Sheet2.$B$22]*([.B5]-[$Sheet2.$B$21]) + [$Sheet2.$B$23])    ))^2" office:value-type="float" office:value="8.22438156904942" calcext:value-type="float">
            <text:p>8.22438156904942</text:p>
          </table:table-cell>
          <table:table-cell table:formula="of:=([.AH5]-([.AE5]^2*([$Sheet2.$B$27]*([.B5] -[$Sheet2.$B$28])^2 +[$Sheet2.$B$29]*([.B5]-[$Sheet2.$B$28]) +[$Sheet2.$B$30])    ))^2" office:value-type="float" office:value="800.715550486736" calcext:value-type="float">
            <text:p>800.715550486736</text:p>
          </table:table-cell>
          <table:table-cell table:formula="of:=([.AI5]-([.AE5]^2*([$Sheet2.$B$34]*([.B5] - [$Sheet2.$B$35])^2 +[$Sheet2.$B$36]*([.B5]-[$Sheet2.$B$35]) +[$Sheet2.$B$37])    ))^2" office:value-type="float" office:value="72.3700376938452" calcext:value-type="float">
            <text:p>72.3700376938452</text:p>
          </table:table-cell>
          <table:table-cell/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682" calcext:value-type="float">
            <text:p>-1.3682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073371" calcext:value-type="float">
            <text:p>0.073371</text:p>
          </table:table-cell>
          <table:table-cell office:value-type="float" office:value="0.18881" calcext:value-type="float">
            <text:p>0.18881</text:p>
          </table:table-cell>
          <table:table-cell office:value-type="float" office:value="-0.034484" calcext:value-type="float">
            <text:p>-0.034484</text:p>
          </table:table-cell>
          <table:table-cell office:value-type="float" office:value="-6.5152" calcext:value-type="float">
            <text:p>-6.5152</text:p>
          </table:table-cell>
          <table:table-cell office:value-type="float" office:value="-0.48271" calcext:value-type="float">
            <text:p>-0.48271</text:p>
          </table:table-cell>
          <table:table-cell office:value-type="float" office:value="-6.0325" calcext:value-type="float">
            <text:p>-6.0325</text:p>
          </table:table-cell>
          <table:table-cell office:value-type="float" office:value="-0.61232" calcext:value-type="float">
            <text:p>-0.61232</text:p>
          </table:table-cell>
          <table:table-cell office:value-type="float" office:value="-0.16628" calcext:value-type="float">
            <text:p>-0.16628</text:p>
          </table:table-cell>
          <table:table-cell office:value-type="float" office:value="-0.038327" calcext:value-type="float">
            <text:p>-0.038327</text:p>
          </table:table-cell>
          <table:table-cell office:value-type="float" office:value="-0.12795" calcext:value-type="float">
            <text:p>-0.12795</text:p>
          </table:table-cell>
          <table:table-cell office:value-type="float" office:value="-5.2184" calcext:value-type="float">
            <text:p>-5.2184</text:p>
          </table:table-cell>
          <table:table-cell office:value-type="float" office:value="-6.1038" calcext:value-type="float">
            <text:p>-6.1038</text:p>
          </table:table-cell>
          <table:table-cell office:value-type="float" office:value="-1" calcext:value-type="float">
            <text:p>-1</text:p>
          </table:table-cell>
          <table:table-cell office:value-type="float" office:value="176.48" calcext:value-type="float">
            <text:p>176.48</text:p>
          </table:table-cell>
          <table:table-cell office:value-type="float" office:value="-32.232" calcext:value-type="float">
            <text:p>-32.232</text:p>
          </table:table-cell>
          <table:table-cell office:value-type="float" office:value="-1278.8" calcext:value-type="float">
            <text:p>-1278.8</text:p>
          </table:table-cell>
          <table:table-cell office:value-type="float" office:value="176.48" calcext:value-type="float">
            <text:p>176.48</text:p>
          </table:table-cell>
          <table:table-cell office:value-type="float" office:value="-32.232" calcext:value-type="float">
            <text:p>-32.232</text:p>
          </table:table-cell>
          <table:table-cell office:value-type="float" office:value="-1278.8" calcext:value-type="float">
            <text:p>-127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106" calcext:value-type="float">
            <text:p>4.9106</text:p>
          </table:table-cell>
          <table:table-cell office:value-type="float" office:value="-1.4389" calcext:value-type="float">
            <text:p>-1.4389</text:p>
          </table:table-cell>
          <table:table-cell office:value-type="float" office:value="5" calcext:value-type="float">
            <text:p>5</text:p>
          </table:table-cell>
          <table:table-cell office:value-type="float" office:value="-10.848" calcext:value-type="float">
            <text:p>-10.848</text:p>
          </table:table-cell>
          <table:table-cell office:value-type="float" office:value="286.16" calcext:value-type="float">
            <text:p>286.16</text:p>
          </table:table-cell>
          <table:table-cell office:value-type="float" office:value="-925.64" calcext:value-type="float">
            <text:p>-925.64</text:p>
          </table:table-cell>
          <table:table-cell office:value-type="float" office:value="77.709" calcext:value-type="float">
            <text:p>77.709</text:p>
          </table:table-cell>
          <table:table-cell office:value-type="float" office:value="0.04195" calcext:value-type="float">
            <text:p>0.04195</text:p>
          </table:table-cell>
          <table:table-cell office:value-type="float" office:value="-0.24881" calcext:value-type="float">
            <text:p>-0.24881</text:p>
          </table:table-cell>
          <table:table-cell office:value-type="float" office:value="0.017727" calcext:value-type="float">
            <text:p>0.017727</text:p>
          </table:table-cell>
          <table:table-cell office:value-type="float" office:value="0" calcext:value-type="float">
            <text:p>0</text:p>
          </table:table-cell>
          <table:table-cell office:value-type="float" office:value="-4150.1" calcext:value-type="float">
            <text:p>-4150.1</text:p>
          </table:table-cell>
          <table:table-cell office:value-type="float" office:value="0.069538" calcext:value-type="float">
            <text:p>0.069538</text:p>
          </table:table-cell>
          <table:table-cell office:value-type="float" office:value="0.94671" calcext:value-type="float">
            <text:p>0.94671</text:p>
          </table:table-cell>
          <table:table-cell office:value-type="float" office:value="-0.057394" calcext:value-type="float">
            <text:p>-0.05739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]-([$Sheet2.$B$2]*[.B6]+[$Sheet2.$B$3]))^2" office:value-type="float" office:value="0.0000215282002294003" calcext:value-type="float">
            <text:p>2.15282002294003E-05</text:p>
          </table:table-cell>
          <table:table-cell table:formula="of:=([.F6]-([$Sheet2.$B$7] +[$Sheet2.$B$8] * ([.B6] - [$Sheet2.$B$9])^2))^2" office:value-type="float" office:value="0.000457280772946524" calcext:value-type="float">
            <text:p>0.000457280772947</text:p>
          </table:table-cell>
          <table:table-cell table:formula="of:=([.X6]-([.AE6]^2*([$Sheet2.$B$13]*([.B6] -[$Sheet2.$B$14])^2 +[$Sheet2.$B$15]*([.B6]-[$Sheet2.$B$14]) +[$Sheet2.$B$16])    ))^2" office:value-type="float" office:value="0.019800333799997" calcext:value-type="float">
            <text:p>0.019800333799997</text:p>
          </table:table-cell>
          <table:table-cell table:formula="of:=([.AG6]-([.AE6]^2*([$Sheet2.$B$20]*([.B6] -[$Sheet2.$B$21])^2 + [$Sheet2.$B$22]*([.B6]-[$Sheet2.$B$21]) + [$Sheet2.$B$23])    ))^2" office:value-type="float" office:value="2.93195662172272" calcext:value-type="float">
            <text:p>2.93195662172272</text:p>
          </table:table-cell>
          <table:table-cell table:formula="of:=([.AH6]-([.AE6]^2*([$Sheet2.$B$27]*([.B6] -[$Sheet2.$B$28])^2 +[$Sheet2.$B$29]*([.B6]-[$Sheet2.$B$28]) +[$Sheet2.$B$30])    ))^2" office:value-type="float" office:value="772.331830942662" calcext:value-type="float">
            <text:p>772.331830942662</text:p>
          </table:table-cell>
          <table:table-cell table:formula="of:=([.AI6]-([.AE6]^2*([$Sheet2.$B$34]*([.B6] - [$Sheet2.$B$35])^2 +[$Sheet2.$B$36]*([.B6]-[$Sheet2.$B$35]) +[$Sheet2.$B$37])    ))^2" office:value-type="float" office:value="60.0478577027645" calcext:value-type="float">
            <text:p>60.0478577027645</text:p>
          </table:table-cell>
          <table:table-cell/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133" calcext:value-type="float">
            <text:p>-1.3133</text:p>
          </table:table-cell>
          <table:table-cell office:value-type="float" office:value="0.24051" calcext:value-type="float">
            <text:p>0.24051</text:p>
          </table:table-cell>
          <table:table-cell office:value-type="float" office:value="0.066401" calcext:value-type="float">
            <text:p>0.066401</text:p>
          </table:table-cell>
          <table:table-cell office:value-type="float" office:value="0.17411" calcext:value-type="float">
            <text:p>0.17411</text:p>
          </table:table-cell>
          <table:table-cell office:value-type="float" office:value="-0.032003" calcext:value-type="float">
            <text:p>-0.032003</text:p>
          </table:table-cell>
          <table:table-cell office:value-type="float" office:value="-6.1824" calcext:value-type="float">
            <text:p>-6.1824</text:p>
          </table:table-cell>
          <table:table-cell office:value-type="float" office:value="-0.43685" calcext:value-type="float">
            <text:p>-0.43685</text:p>
          </table:table-cell>
          <table:table-cell office:value-type="float" office:value="-5.7455" calcext:value-type="float">
            <text:p>-5.7455</text:p>
          </table:table-cell>
          <table:table-cell office:value-type="float" office:value="-0.58968" calcext:value-type="float">
            <text:p>-0.58968</text:p>
          </table:table-cell>
          <table:table-cell office:value-type="float" office:value="-0.15301" calcext:value-type="float">
            <text:p>-0.15301</text:p>
          </table:table-cell>
          <table:table-cell office:value-type="float" office:value="-0.034924" calcext:value-type="float">
            <text:p>-0.034924</text:p>
          </table:table-cell>
          <table:table-cell office:value-type="float" office:value="-0.11809" calcext:value-type="float">
            <text:p>-0.11809</text:p>
          </table:table-cell>
          <table:table-cell office:value-type="float" office:value="-5.4605" calcext:value-type="float">
            <text:p>-5.4605</text:p>
          </table:table-cell>
          <table:table-cell office:value-type="float" office:value="-6.2577" calcext:value-type="float">
            <text:p>-6.2577</text:p>
          </table:table-cell>
          <table:table-cell office:value-type="float" office:value="-1" calcext:value-type="float">
            <text:p>-1</text:p>
          </table:table-cell>
          <table:table-cell office:value-type="float" office:value="162.74" calcext:value-type="float">
            <text:p>162.74</text:p>
          </table:table-cell>
          <table:table-cell office:value-type="float" office:value="-29.913" calcext:value-type="float">
            <text:p>-29.913</text:p>
          </table:table-cell>
          <table:table-cell office:value-type="float" office:value="-1227.5" calcext:value-type="float">
            <text:p>-1227.5</text:p>
          </table:table-cell>
          <table:table-cell office:value-type="float" office:value="162.74" calcext:value-type="float">
            <text:p>162.74</text:p>
          </table:table-cell>
          <table:table-cell office:value-type="float" office:value="-29.913" calcext:value-type="float">
            <text:p>-29.913</text:p>
          </table:table-cell>
          <table:table-cell office:value-type="float" office:value="-1227.5" calcext:value-type="float">
            <text:p>-122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182" calcext:value-type="float">
            <text:p>4.9182</text:p>
          </table:table-cell>
          <table:table-cell office:value-type="float" office:value="-1.4035" calcext:value-type="float">
            <text:p>-1.4035</text:p>
          </table:table-cell>
          <table:table-cell office:value-type="float" office:value="5" calcext:value-type="float">
            <text:p>5</text:p>
          </table:table-cell>
          <table:table-cell office:value-type="float" office:value="-10.378" calcext:value-type="float">
            <text:p>-10.378</text:p>
          </table:table-cell>
          <table:table-cell office:value-type="float" office:value="275.58" calcext:value-type="float">
            <text:p>275.58</text:p>
          </table:table-cell>
          <table:table-cell office:value-type="float" office:value="-878.35" calcext:value-type="float">
            <text:p>-878.35</text:p>
          </table:table-cell>
          <table:table-cell office:value-type="float" office:value="71.51" calcext:value-type="float">
            <text:p>71.51</text:p>
          </table:table-cell>
          <table:table-cell office:value-type="float" office:value="0.042205" calcext:value-type="float">
            <text:p>0.042205</text:p>
          </table:table-cell>
          <table:table-cell office:value-type="float" office:value="-0.24871" calcext:value-type="float">
            <text:p>-0.24871</text:p>
          </table:table-cell>
          <table:table-cell office:value-type="float" office:value="0.016925" calcext:value-type="float">
            <text:p>0.016925</text:p>
          </table:table-cell>
          <table:table-cell office:value-type="float" office:value="0" calcext:value-type="float">
            <text:p>0</text:p>
          </table:table-cell>
          <table:table-cell office:value-type="float" office:value="-4048" calcext:value-type="float">
            <text:p>-4048</text:p>
          </table:table-cell>
          <table:table-cell office:value-type="float" office:value="0.064224" calcext:value-type="float">
            <text:p>0.064224</text:p>
          </table:table-cell>
          <table:table-cell office:value-type="float" office:value="0.94599" calcext:value-type="float">
            <text:p>0.94599</text:p>
          </table:table-cell>
          <table:table-cell office:value-type="float" office:value="-0.055429" calcext:value-type="float">
            <text:p>-0.0554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]-([$Sheet2.$B$2]*[.B7]+[$Sheet2.$B$3]))^2" office:value-type="float" office:value="0.0000000883981761586662" calcext:value-type="float">
            <text:p>8.83981761586662E-08</text:p>
          </table:table-cell>
          <table:table-cell table:formula="of:=([.F7]-([$Sheet2.$B$7] +[$Sheet2.$B$8] * ([.B7] - [$Sheet2.$B$9])^2))^2" office:value-type="float" office:value="0.000348559835668006" calcext:value-type="float">
            <text:p>0.000348559835668</text:p>
          </table:table-cell>
          <table:table-cell table:formula="of:=([.X7]-([.AE7]^2*([$Sheet2.$B$13]*([.B7] -[$Sheet2.$B$14])^2 +[$Sheet2.$B$15]*([.B7]-[$Sheet2.$B$14]) +[$Sheet2.$B$16])    ))^2" office:value-type="float" office:value="0.0361906006175721" calcext:value-type="float">
            <text:p>0.036190600617572</text:p>
          </table:table-cell>
          <table:table-cell table:formula="of:=([.AG7]-([.AE7]^2*([$Sheet2.$B$20]*([.B7] -[$Sheet2.$B$21])^2 + [$Sheet2.$B$22]*([.B7]-[$Sheet2.$B$21]) + [$Sheet2.$B$23])    ))^2" office:value-type="float" office:value="0.431949108373228" calcext:value-type="float">
            <text:p>0.431949108373228</text:p>
          </table:table-cell>
          <table:table-cell table:formula="of:=([.AH7]-([.AE7]^2*([$Sheet2.$B$27]*([.B7] -[$Sheet2.$B$28])^2 +[$Sheet2.$B$29]*([.B7]-[$Sheet2.$B$28]) +[$Sheet2.$B$30])    ))^2" office:value-type="float" office:value="736.240730784351" calcext:value-type="float">
            <text:p>736.240730784351</text:p>
          </table:table-cell>
          <table:table-cell table:formula="of:=([.AI7]-([.AE7]^2*([$Sheet2.$B$34]*([.B7] - [$Sheet2.$B$35])^2 +[$Sheet2.$B$36]*([.B7]-[$Sheet2.$B$35]) +[$Sheet2.$B$37])    ))^2" office:value-type="float" office:value="49.4628895713183" calcext:value-type="float">
            <text:p>49.4628895713183</text:p>
          </table:table-cell>
          <table:table-cell/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579" calcext:value-type="float">
            <text:p>-1.2579</text:p>
          </table:table-cell>
          <table:table-cell office:value-type="float" office:value="0.22053" calcext:value-type="float">
            <text:p>0.22053</text:p>
          </table:table-cell>
          <table:table-cell office:value-type="float" office:value="0.060602" calcext:value-type="float">
            <text:p>0.060602</text:p>
          </table:table-cell>
          <table:table-cell office:value-type="float" office:value="0.15993" calcext:value-type="float">
            <text:p>0.15993</text:p>
          </table:table-cell>
          <table:table-cell office:value-type="float" office:value="-0.029615" calcext:value-type="float">
            <text:p>-0.029615</text:p>
          </table:table-cell>
          <table:table-cell office:value-type="float" office:value="-5.8586" calcext:value-type="float">
            <text:p>-5.8586</text:p>
          </table:table-cell>
          <table:table-cell office:value-type="float" office:value="-0.3987" calcext:value-type="float">
            <text:p>-0.3987</text:p>
          </table:table-cell>
          <table:table-cell office:value-type="float" office:value="-5.4599" calcext:value-type="float">
            <text:p>-5.4599</text:p>
          </table:table-cell>
          <table:table-cell office:value-type="float" office:value="-0.56659" calcext:value-type="float">
            <text:p>-0.56659</text:p>
          </table:table-cell>
          <table:table-cell office:value-type="float" office:value="-0.14059" calcext:value-type="float">
            <text:p>-0.14059</text:p>
          </table:table-cell>
          <table:table-cell office:value-type="float" office:value="-0.031996" calcext:value-type="float">
            <text:p>-0.031996</text:p>
          </table:table-cell>
          <table:table-cell office:value-type="float" office:value="-0.10859" calcext:value-type="float">
            <text:p>-0.10859</text:p>
          </table:table-cell>
          <table:table-cell office:value-type="float" office:value="-5.704" calcext:value-type="float">
            <text:p>-5.704</text:p>
          </table:table-cell>
          <table:table-cell office:value-type="float" office:value="-6.3974" calcext:value-type="float">
            <text:p>-6.3974</text:p>
          </table:table-cell>
          <table:table-cell office:value-type="float" office:value="-1" calcext:value-type="float">
            <text:p>-1</text:p>
          </table:table-cell>
          <table:table-cell office:value-type="float" office:value="149.48" calcext:value-type="float">
            <text:p>149.48</text:p>
          </table:table-cell>
          <table:table-cell office:value-type="float" office:value="-27.681" calcext:value-type="float">
            <text:p>-27.681</text:p>
          </table:table-cell>
          <table:table-cell office:value-type="float" office:value="-1175.7" calcext:value-type="float">
            <text:p>-1175.7</text:p>
          </table:table-cell>
          <table:table-cell office:value-type="float" office:value="149.48" calcext:value-type="float">
            <text:p>149.48</text:p>
          </table:table-cell>
          <table:table-cell office:value-type="float" office:value="-27.681" calcext:value-type="float">
            <text:p>-27.681</text:p>
          </table:table-cell>
          <table:table-cell office:value-type="float" office:value="-1175.7" calcext:value-type="float">
            <text:p>-117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49" calcext:value-type="float">
            <text:p>4.9249</text:p>
          </table:table-cell>
          <table:table-cell office:value-type="float" office:value="-1.3729" calcext:value-type="float">
            <text:p>-1.3729</text:p>
          </table:table-cell>
          <table:table-cell office:value-type="float" office:value="5" calcext:value-type="float">
            <text:p>5</text:p>
          </table:table-cell>
          <table:table-cell office:value-type="float" office:value="-9.9438" calcext:value-type="float">
            <text:p>-9.9438</text:p>
          </table:table-cell>
          <table:table-cell office:value-type="float" office:value="264.79" calcext:value-type="float">
            <text:p>264.79</text:p>
          </table:table-cell>
          <table:table-cell office:value-type="float" office:value="-832.35" calcext:value-type="float">
            <text:p>-832.35</text:p>
          </table:table-cell>
          <table:table-cell office:value-type="float" office:value="65.703" calcext:value-type="float">
            <text:p>65.703</text:p>
          </table:table-cell>
          <table:table-cell office:value-type="float" office:value="0.042422" calcext:value-type="float">
            <text:p>0.042422</text:p>
          </table:table-cell>
          <table:table-cell office:value-type="float" office:value="-0.24862" calcext:value-type="float">
            <text:p>-0.24862</text:p>
          </table:table-cell>
          <table:table-cell office:value-type="float" office:value="0.016101" calcext:value-type="float">
            <text:p>0.016101</text:p>
          </table:table-cell>
          <table:table-cell office:value-type="float" office:value="0" calcext:value-type="float">
            <text:p>0</text:p>
          </table:table-cell>
          <table:table-cell office:value-type="float" office:value="-3959.7" calcext:value-type="float">
            <text:p>-3959.7</text:p>
          </table:table-cell>
          <table:table-cell office:value-type="float" office:value="0.059072" calcext:value-type="float">
            <text:p>0.059072</text:p>
          </table:table-cell>
          <table:table-cell office:value-type="float" office:value="0.9448" calcext:value-type="float">
            <text:p>0.9448</text:p>
          </table:table-cell>
          <table:table-cell office:value-type="float" office:value="-0.053363" calcext:value-type="float">
            <text:p>-0.0533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]-([$Sheet2.$B$2]*[.B8]+[$Sheet2.$B$3]))^2" office:value-type="float" office:value="0.0000224153555614254" calcext:value-type="float">
            <text:p>2.24153555614254E-05</text:p>
          </table:table-cell>
          <table:table-cell table:formula="of:=([.F8]-([$Sheet2.$B$7] +[$Sheet2.$B$8] * ([.B8] - [$Sheet2.$B$9])^2))^2" office:value-type="float" office:value="0.000283724493241164" calcext:value-type="float">
            <text:p>0.000283724493241</text:p>
          </table:table-cell>
          <table:table-cell table:formula="of:=([.X8]-([.AE8]^2*([$Sheet2.$B$13]*([.B8] -[$Sheet2.$B$14])^2 +[$Sheet2.$B$15]*([.B8]-[$Sheet2.$B$14]) +[$Sheet2.$B$16])    ))^2" office:value-type="float" office:value="0.0499663105815094" calcext:value-type="float">
            <text:p>0.049966310581509</text:p>
          </table:table-cell>
          <table:table-cell table:formula="of:=([.AG8]-([.AE8]^2*([$Sheet2.$B$20]*([.B8] -[$Sheet2.$B$21])^2 + [$Sheet2.$B$22]*([.B8]-[$Sheet2.$B$21]) + [$Sheet2.$B$23])    ))^2" office:value-type="float" office:value="0.0825894663538229" calcext:value-type="float">
            <text:p>0.082589466353823</text:p>
          </table:table-cell>
          <table:table-cell table:formula="of:=([.AH8]-([.AE8]^2*([$Sheet2.$B$27]*([.B8] -[$Sheet2.$B$28])^2 +[$Sheet2.$B$29]*([.B8]-[$Sheet2.$B$28]) +[$Sheet2.$B$30])    ))^2" office:value-type="float" office:value="730.924223142942" calcext:value-type="float">
            <text:p>730.924223142942</text:p>
          </table:table-cell>
          <table:table-cell table:formula="of:=([.AI8]-([.AE8]^2*([$Sheet2.$B$34]*([.B8] - [$Sheet2.$B$35])^2 +[$Sheet2.$B$36]*([.B8]-[$Sheet2.$B$35]) +[$Sheet2.$B$37])    ))^2" office:value-type="float" office:value="41.9236791804447" calcext:value-type="float">
            <text:p>41.9236791804447</text:p>
          </table:table-cell>
          <table:table-cell/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019" calcext:value-type="float">
            <text:p>-1.2019</text:p>
          </table:table-cell>
          <table:table-cell office:value-type="float" office:value="0.202" calcext:value-type="float">
            <text:p>0.202</text:p>
          </table:table-cell>
          <table:table-cell office:value-type="float" office:value="0.055735" calcext:value-type="float">
            <text:p>0.055735</text:p>
          </table:table-cell>
          <table:table-cell office:value-type="float" office:value="0.14627" calcext:value-type="float">
            <text:p>0.14627</text:p>
          </table:table-cell>
          <table:table-cell office:value-type="float" office:value="-0.027323" calcext:value-type="float">
            <text:p>-0.027323</text:p>
          </table:table-cell>
          <table:table-cell office:value-type="float" office:value="-5.5425" calcext:value-type="float">
            <text:p>-5.5425</text:p>
          </table:table-cell>
          <table:table-cell office:value-type="float" office:value="-0.36667" calcext:value-type="float">
            <text:p>-0.36667</text:p>
          </table:table-cell>
          <table:table-cell office:value-type="float" office:value="-5.1758" calcext:value-type="float">
            <text:p>-5.1758</text:p>
          </table:table-cell>
          <table:table-cell office:value-type="float" office:value="-0.54308" calcext:value-type="float">
            <text:p>-0.54308</text:p>
          </table:table-cell>
          <table:table-cell office:value-type="float" office:value="-0.12903" calcext:value-type="float">
            <text:p>-0.12903</text:p>
          </table:table-cell>
          <table:table-cell office:value-type="float" office:value="-0.029559" calcext:value-type="float">
            <text:p>-0.029559</text:p>
          </table:table-cell>
          <table:table-cell office:value-type="float" office:value="-0.099468" calcext:value-type="float">
            <text:p>-0.099468</text:p>
          </table:table-cell>
          <table:table-cell office:value-type="float" office:value="-5.9499" calcext:value-type="float">
            <text:p>-5.9499</text:p>
          </table:table-cell>
          <table:table-cell office:value-type="float" office:value="-6.523" calcext:value-type="float">
            <text:p>-6.523</text:p>
          </table:table-cell>
          <table:table-cell office:value-type="float" office:value="-1" calcext:value-type="float">
            <text:p>-1</text:p>
          </table:table-cell>
          <table:table-cell office:value-type="float" office:value="136.72" calcext:value-type="float">
            <text:p>136.72</text:p>
          </table:table-cell>
          <table:table-cell office:value-type="float" office:value="-25.538" calcext:value-type="float">
            <text:p>-25.538</text:p>
          </table:table-cell>
          <table:table-cell office:value-type="float" office:value="-1123.4" calcext:value-type="float">
            <text:p>-1123.4</text:p>
          </table:table-cell>
          <table:table-cell office:value-type="float" office:value="136.72" calcext:value-type="float">
            <text:p>136.72</text:p>
          </table:table-cell>
          <table:table-cell office:value-type="float" office:value="-25.538" calcext:value-type="float">
            <text:p>-25.538</text:p>
          </table:table-cell>
          <table:table-cell office:value-type="float" office:value="-1123.4" calcext:value-type="float">
            <text:p>-112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308" calcext:value-type="float">
            <text:p>4.9308</text:p>
          </table:table-cell>
          <table:table-cell office:value-type="float" office:value="-1.3465" calcext:value-type="float">
            <text:p>-1.3465</text:p>
          </table:table-cell>
          <table:table-cell office:value-type="float" office:value="5" calcext:value-type="float">
            <text:p>5</text:p>
          </table:table-cell>
          <table:table-cell office:value-type="float" office:value="-9.5405" calcext:value-type="float">
            <text:p>-9.5405</text:p>
          </table:table-cell>
          <table:table-cell office:value-type="float" office:value="253.8" calcext:value-type="float">
            <text:p>253.8</text:p>
          </table:table-cell>
          <table:table-cell office:value-type="float" office:value="-787.44" calcext:value-type="float">
            <text:p>-787.44</text:p>
          </table:table-cell>
          <table:table-cell office:value-type="float" office:value="60.3" calcext:value-type="float">
            <text:p>60.3</text:p>
          </table:table-cell>
          <table:table-cell office:value-type="float" office:value="0.042596" calcext:value-type="float">
            <text:p>0.042596</text:p>
          </table:table-cell>
          <table:table-cell office:value-type="float" office:value="-0.24853" calcext:value-type="float">
            <text:p>-0.24853</text:p>
          </table:table-cell>
          <table:table-cell office:value-type="float" office:value="0.015253" calcext:value-type="float">
            <text:p>0.015253</text:p>
          </table:table-cell>
          <table:table-cell office:value-type="float" office:value="0" calcext:value-type="float">
            <text:p>0</text:p>
          </table:table-cell>
          <table:table-cell office:value-type="float" office:value="-3883.4" calcext:value-type="float">
            <text:p>-3883.4</text:p>
          </table:table-cell>
          <table:table-cell office:value-type="float" office:value="0.054093" calcext:value-type="float">
            <text:p>0.054093</text:p>
          </table:table-cell>
          <table:table-cell office:value-type="float" office:value="0.94311" calcext:value-type="float">
            <text:p>0.94311</text:p>
          </table:table-cell>
          <table:table-cell office:value-type="float" office:value="-0.051197" calcext:value-type="float">
            <text:p>-0.0511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]-([$Sheet2.$B$2]*[.B9]+[$Sheet2.$B$3]))^2" office:value-type="float" office:value="0.0000734732393324047" calcext:value-type="float">
            <text:p>7.34732393324047E-05</text:p>
          </table:table-cell>
          <table:table-cell table:formula="of:=([.F9]-([$Sheet2.$B$7] +[$Sheet2.$B$8] * ([.B9] - [$Sheet2.$B$9])^2))^2" office:value-type="float" office:value="0.000245461869954859" calcext:value-type="float">
            <text:p>0.000245461869955</text:p>
          </table:table-cell>
          <table:table-cell table:formula="of:=([.X9]-([.AE9]^2*([$Sheet2.$B$13]*([.B9] -[$Sheet2.$B$14])^2 +[$Sheet2.$B$15]*([.B9]-[$Sheet2.$B$14]) +[$Sheet2.$B$16])    ))^2" office:value-type="float" office:value="0.0588514600841563" calcext:value-type="float">
            <text:p>0.058851460084156</text:p>
          </table:table-cell>
          <table:table-cell table:formula="of:=([.AG9]-([.AE9]^2*([$Sheet2.$B$20]*([.B9] -[$Sheet2.$B$21])^2 + [$Sheet2.$B$22]*([.B9]-[$Sheet2.$B$21]) + [$Sheet2.$B$23])    ))^2" office:value-type="float" office:value="1.28038466414817" calcext:value-type="float">
            <text:p>1.28038466414817</text:p>
          </table:table-cell>
          <table:table-cell table:formula="of:=([.AH9]-([.AE9]^2*([$Sheet2.$B$27]*([.B9] -[$Sheet2.$B$28])^2 +[$Sheet2.$B$29]*([.B9]-[$Sheet2.$B$28]) +[$Sheet2.$B$30])    ))^2" office:value-type="float" office:value="745.09458363397" calcext:value-type="float">
            <text:p>745.09458363397</text:p>
          </table:table-cell>
          <table:table-cell table:formula="of:=([.AI9]-([.AE9]^2*([$Sheet2.$B$34]*([.B9] - [$Sheet2.$B$35])^2 +[$Sheet2.$B$36]*([.B9]-[$Sheet2.$B$35]) +[$Sheet2.$B$37])    ))^2" office:value-type="float" office:value="37.0472721662219" calcext:value-type="float">
            <text:p>37.0472721662219</text:p>
          </table:table-cell>
          <table:table-cell/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454" calcext:value-type="float">
            <text:p>-1.1454</text:p>
          </table:table-cell>
          <table:table-cell office:value-type="float" office:value="0.184" calcext:value-type="float">
            <text:p>0.184</text:p>
          </table:table-cell>
          <table:table-cell office:value-type="float" office:value="0.05084" calcext:value-type="float">
            <text:p>0.05084</text:p>
          </table:table-cell>
          <table:table-cell office:value-type="float" office:value="0.13316" calcext:value-type="float">
            <text:p>0.13316</text:p>
          </table:table-cell>
          <table:table-cell office:value-type="float" office:value="-0.025127" calcext:value-type="float">
            <text:p>-0.025127</text:p>
          </table:table-cell>
          <table:table-cell office:value-type="float" office:value="-5.2279" calcext:value-type="float">
            <text:p>-5.2279</text:p>
          </table:table-cell>
          <table:table-cell office:value-type="float" office:value="-0.33447" calcext:value-type="float">
            <text:p>-0.33447</text:p>
          </table:table-cell>
          <table:table-cell office:value-type="float" office:value="-4.8934" calcext:value-type="float">
            <text:p>-4.8934</text:p>
          </table:table-cell>
          <table:table-cell office:value-type="float" office:value="-0.51913" calcext:value-type="float">
            <text:p>-0.51913</text:p>
          </table:table-cell>
          <table:table-cell office:value-type="float" office:value="-0.11762" calcext:value-type="float">
            <text:p>-0.11762</text:p>
          </table:table-cell>
          <table:table-cell office:value-type="float" office:value="-0.026894" calcext:value-type="float">
            <text:p>-0.026894</text:p>
          </table:table-cell>
          <table:table-cell office:value-type="float" office:value="-0.090726" calcext:value-type="float">
            <text:p>-0.090726</text:p>
          </table:table-cell>
          <table:table-cell office:value-type="float" office:value="-6.225" calcext:value-type="float">
            <text:p>-6.225</text:p>
          </table:table-cell>
          <table:table-cell office:value-type="float" office:value="-6.6622" calcext:value-type="float">
            <text:p>-6.6622</text:p>
          </table:table-cell>
          <table:table-cell office:value-type="float" office:value="-1" calcext:value-type="float">
            <text:p>-1</text:p>
          </table:table-cell>
          <table:table-cell office:value-type="float" office:value="124.46" calcext:value-type="float">
            <text:p>124.46</text:p>
          </table:table-cell>
          <table:table-cell office:value-type="float" office:value="-23.486" calcext:value-type="float">
            <text:p>-23.486</text:p>
          </table:table-cell>
          <table:table-cell office:value-type="float" office:value="-1070.6" calcext:value-type="float">
            <text:p>-1070.6</text:p>
          </table:table-cell>
          <table:table-cell office:value-type="float" office:value="124.46" calcext:value-type="float">
            <text:p>124.46</text:p>
          </table:table-cell>
          <table:table-cell office:value-type="float" office:value="-23.486" calcext:value-type="float">
            <text:p>-23.486</text:p>
          </table:table-cell>
          <table:table-cell office:value-type="float" office:value="-1070.6" calcext:value-type="float">
            <text:p>-107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367" calcext:value-type="float">
            <text:p>4.9367</text:p>
          </table:table-cell>
          <table:table-cell office:value-type="float" office:value="-1.3183" calcext:value-type="float">
            <text:p>-1.3183</text:p>
          </table:table-cell>
          <table:table-cell office:value-type="float" office:value="5" calcext:value-type="float">
            <text:p>5</text:p>
          </table:table-cell>
          <table:table-cell office:value-type="float" office:value="-9.1261" calcext:value-type="float">
            <text:p>-9.1261</text:p>
          </table:table-cell>
          <table:table-cell office:value-type="float" office:value="242.61" calcext:value-type="float">
            <text:p>242.61</text:p>
          </table:table-cell>
          <table:table-cell office:value-type="float" office:value="-742.74" calcext:value-type="float">
            <text:p>-742.74</text:p>
          </table:table-cell>
          <table:table-cell office:value-type="float" office:value="54.969" calcext:value-type="float">
            <text:p>54.969</text:p>
          </table:table-cell>
          <table:table-cell office:value-type="float" office:value="0.042723" calcext:value-type="float">
            <text:p>0.042723</text:p>
          </table:table-cell>
          <table:table-cell office:value-type="float" office:value="-0.24844" calcext:value-type="float">
            <text:p>-0.24844</text:p>
          </table:table-cell>
          <table:table-cell office:value-type="float" office:value="0.014381" calcext:value-type="float">
            <text:p>0.014381</text:p>
          </table:table-cell>
          <table:table-cell office:value-type="float" office:value="0" calcext:value-type="float">
            <text:p>0</text:p>
          </table:table-cell>
          <table:table-cell office:value-type="float" office:value="-3802.3" calcext:value-type="float">
            <text:p>-3802.3</text:p>
          </table:table-cell>
          <table:table-cell office:value-type="float" office:value="0.049302" calcext:value-type="float">
            <text:p>0.049302</text:p>
          </table:table-cell>
          <table:table-cell office:value-type="float" office:value="0.94083" calcext:value-type="float">
            <text:p>0.94083</text:p>
          </table:table-cell>
          <table:table-cell office:value-type="float" office:value="-0.048935" calcext:value-type="float">
            <text:p>-0.0489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]-([$Sheet2.$B$2]*[.B10]+[$Sheet2.$B$3]))^2" office:value-type="float" office:value="0.000141820010746635" calcext:value-type="float">
            <text:p>0.000141820010747</text:p>
          </table:table-cell>
          <table:table-cell table:formula="of:=([.F10]-([$Sheet2.$B$7] +[$Sheet2.$B$8] * ([.B10] - [$Sheet2.$B$9])^2))^2" office:value-type="float" office:value="0.000202181536644562" calcext:value-type="float">
            <text:p>0.000202181536645</text:p>
          </table:table-cell>
          <table:table-cell table:formula="of:=([.X10]-([.AE10]^2*([$Sheet2.$B$13]*([.B10] -[$Sheet2.$B$14])^2 +[$Sheet2.$B$15]*([.B10]-[$Sheet2.$B$14]) +[$Sheet2.$B$16])    ))^2" office:value-type="float" office:value="0.0622120872759474" calcext:value-type="float">
            <text:p>0.062212087275947</text:p>
          </table:table-cell>
          <table:table-cell table:formula="of:=([.AG10]-([.AE10]^2*([$Sheet2.$B$20]*([.B10] -[$Sheet2.$B$21])^2 + [$Sheet2.$B$22]*([.B10]-[$Sheet2.$B$21]) + [$Sheet2.$B$23])    ))^2" office:value-type="float" office:value="3.51653504267147" calcext:value-type="float">
            <text:p>3.51653504267147</text:p>
          </table:table-cell>
          <table:table-cell table:formula="of:=([.AH10]-([.AE10]^2*([$Sheet2.$B$27]*([.B10] -[$Sheet2.$B$28])^2 +[$Sheet2.$B$29]*([.B10]-[$Sheet2.$B$28]) +[$Sheet2.$B$30])    ))^2" office:value-type="float" office:value="730.955439614469" calcext:value-type="float">
            <text:p>730.955439614469</text:p>
          </table:table-cell>
          <table:table-cell table:formula="of:=([.AI10]-([.AE10]^2*([$Sheet2.$B$34]*([.B10] - [$Sheet2.$B$35])^2 +[$Sheet2.$B$36]*([.B10]-[$Sheet2.$B$35]) +[$Sheet2.$B$37])    ))^2" office:value-type="float" office:value="30.6514781523455" calcext:value-type="float">
            <text:p>30.6514781523455</text:p>
          </table:table-cell>
          <table:table-cell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883" calcext:value-type="float">
            <text:p>-1.088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046461" calcext:value-type="float">
            <text:p>0.046461</text:p>
          </table:table-cell>
          <table:table-cell office:value-type="float" office:value="0.1206" calcext:value-type="float">
            <text:p>0.1206</text:p>
          </table:table-cell>
          <table:table-cell office:value-type="float" office:value="-0.023031" calcext:value-type="float">
            <text:p>-0.023031</text:p>
          </table:table-cell>
          <table:table-cell office:value-type="float" office:value="-4.9186" calcext:value-type="float">
            <text:p>-4.9186</text:p>
          </table:table-cell>
          <table:table-cell office:value-type="float" office:value="-0.30566" calcext:value-type="float">
            <text:p>-0.30566</text:p>
          </table:table-cell>
          <table:table-cell office:value-type="float" office:value="-4.6129" calcext:value-type="float">
            <text:p>-4.6129</text:p>
          </table:table-cell>
          <table:table-cell office:value-type="float" office:value="-0.49475" calcext:value-type="float">
            <text:p>-0.49475</text:p>
          </table:table-cell>
          <table:table-cell office:value-type="float" office:value="-0.10723" calcext:value-type="float">
            <text:p>-0.10723</text:p>
          </table:table-cell>
          <table:table-cell office:value-type="float" office:value="-0.024856" calcext:value-type="float">
            <text:p>-0.024856</text:p>
          </table:table-cell>
          <table:table-cell office:value-type="float" office:value="-0.082372" calcext:value-type="float">
            <text:p>-0.082372</text:p>
          </table:table-cell>
          <table:table-cell office:value-type="float" office:value="-6.5146" calcext:value-type="float">
            <text:p>-6.5146</text:p>
          </table:table-cell>
          <table:table-cell office:value-type="float" office:value="-6.7962" calcext:value-type="float">
            <text:p>-6.7962</text:p>
          </table:table-cell>
          <table:table-cell office:value-type="float" office:value="-1" calcext:value-type="float">
            <text:p>-1</text:p>
          </table:table-cell>
          <table:table-cell office:value-type="float" office:value="112.72" calcext:value-type="float">
            <text:p>112.72</text:p>
          </table:table-cell>
          <table:table-cell office:value-type="float" office:value="-21.526" calcext:value-type="float">
            <text:p>-21.526</text:p>
          </table:table-cell>
          <table:table-cell office:value-type="float" office:value="-1017.2" calcext:value-type="float">
            <text:p>-1017.2</text:p>
          </table:table-cell>
          <table:table-cell office:value-type="float" office:value="112.72" calcext:value-type="float">
            <text:p>112.72</text:p>
          </table:table-cell>
          <table:table-cell office:value-type="float" office:value="-21.526" calcext:value-type="float">
            <text:p>-21.526</text:p>
          </table:table-cell>
          <table:table-cell office:value-type="float" office:value="-1017.2" calcext:value-type="float">
            <text:p>-1017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421" calcext:value-type="float">
            <text:p>4.9421</text:p>
          </table:table-cell>
          <table:table-cell office:value-type="float" office:value="-1.2924" calcext:value-type="float">
            <text:p>-1.2924</text:p>
          </table:table-cell>
          <table:table-cell office:value-type="float" office:value="5" calcext:value-type="float">
            <text:p>5</text:p>
          </table:table-cell>
          <table:table-cell office:value-type="float" office:value="-8.7269" calcext:value-type="float">
            <text:p>-8.7269</text:p>
          </table:table-cell>
          <table:table-cell office:value-type="float" office:value="231.22" calcext:value-type="float">
            <text:p>231.22</text:p>
          </table:table-cell>
          <table:table-cell office:value-type="float" office:value="-698.8" calcext:value-type="float">
            <text:p>-698.8</text:p>
          </table:table-cell>
          <table:table-cell office:value-type="float" office:value="50.112" calcext:value-type="float">
            <text:p>50.112</text:p>
          </table:table-cell>
          <table:table-cell office:value-type="float" office:value="0.042799" calcext:value-type="float">
            <text:p>0.042799</text:p>
          </table:table-cell>
          <table:table-cell office:value-type="float" office:value="-0.24836" calcext:value-type="float">
            <text:p>-0.24836</text:p>
          </table:table-cell>
          <table:table-cell office:value-type="float" office:value="0.013481" calcext:value-type="float">
            <text:p>0.013481</text:p>
          </table:table-cell>
          <table:table-cell office:value-type="float" office:value="0" calcext:value-type="float">
            <text:p>0</text:p>
          </table:table-cell>
          <table:table-cell office:value-type="float" office:value="-3727.3" calcext:value-type="float">
            <text:p>-3727.3</text:p>
          </table:table-cell>
          <table:table-cell office:value-type="float" office:value="0.044701" calcext:value-type="float">
            <text:p>0.044701</text:p>
          </table:table-cell>
          <table:table-cell office:value-type="float" office:value="0.93787" calcext:value-type="float">
            <text:p>0.93787</text:p>
          </table:table-cell>
          <table:table-cell office:value-type="float" office:value="-0.046579" calcext:value-type="float">
            <text:p>-0.04657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]-([$Sheet2.$B$2]*[.B11]+[$Sheet2.$B$3]))^2" office:value-type="float" office:value="0.000214504969764129" calcext:value-type="float">
            <text:p>0.000214504969764</text:p>
          </table:table-cell>
          <table:table-cell table:formula="of:=([.F11]-([$Sheet2.$B$7] +[$Sheet2.$B$8] * ([.B11] - [$Sheet2.$B$9])^2))^2" office:value-type="float" office:value="0.000169771029971551" calcext:value-type="float">
            <text:p>0.000169771029972</text:p>
          </table:table-cell>
          <table:table-cell table:formula="of:=([.X11]-([.AE11]^2*([$Sheet2.$B$13]*([.B11] -[$Sheet2.$B$14])^2 +[$Sheet2.$B$15]*([.B11]-[$Sheet2.$B$14]) +[$Sheet2.$B$16])    ))^2" office:value-type="float" office:value="0.0600359699153921" calcext:value-type="float">
            <text:p>0.060035969915392</text:p>
          </table:table-cell>
          <table:table-cell table:formula="of:=([.AG11]-([.AE11]^2*([$Sheet2.$B$20]*([.B11] -[$Sheet2.$B$21])^2 + [$Sheet2.$B$22]*([.B11]-[$Sheet2.$B$21]) + [$Sheet2.$B$23])    ))^2" office:value-type="float" office:value="6.34278840093489" calcext:value-type="float">
            <text:p>6.34278840093489</text:p>
          </table:table-cell>
          <table:table-cell table:formula="of:=([.AH11]-([.AE11]^2*([$Sheet2.$B$27]*([.B11] -[$Sheet2.$B$28])^2 +[$Sheet2.$B$29]*([.B11]-[$Sheet2.$B$28]) +[$Sheet2.$B$30])    ))^2" office:value-type="float" office:value="718.503249826646" calcext:value-type="float">
            <text:p>718.503249826646</text:p>
          </table:table-cell>
          <table:table-cell table:formula="of:=([.AI11]-([.AE11]^2*([$Sheet2.$B$34]*([.B11] - [$Sheet2.$B$35])^2 +[$Sheet2.$B$36]*([.B11]-[$Sheet2.$B$35]) +[$Sheet2.$B$37])    ))^2" office:value-type="float" office:value="27.3115124657937" calcext:value-type="float">
            <text:p>27.3115124657937</text:p>
          </table:table-cell>
          <table:table-cell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308" calcext:value-type="float">
            <text:p>-1.03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042047" calcext:value-type="float">
            <text:p>0.042047</text:p>
          </table:table-cell>
          <table:table-cell office:value-type="float" office:value="0.10861" calcext:value-type="float">
            <text:p>0.10861</text:p>
          </table:table-cell>
          <table:table-cell office:value-type="float" office:value="-0.021034" calcext:value-type="float">
            <text:p>-0.021034</text:p>
          </table:table-cell>
          <table:table-cell office:value-type="float" office:value="-4.6111" calcext:value-type="float">
            <text:p>-4.6111</text:p>
          </table:table-cell>
          <table:table-cell office:value-type="float" office:value="-0.27663" calcext:value-type="float">
            <text:p>-0.27663</text:p>
          </table:table-cell>
          <table:table-cell office:value-type="float" office:value="-4.3345" calcext:value-type="float">
            <text:p>-4.3345</text:p>
          </table:table-cell>
          <table:table-cell office:value-type="float" office:value="-0.46996" calcext:value-type="float">
            <text:p>-0.46996</text:p>
          </table:table-cell>
          <table:table-cell office:value-type="float" office:value="-0.096901" calcext:value-type="float">
            <text:p>-0.096901</text:p>
          </table:table-cell>
          <table:table-cell office:value-type="float" office:value="-0.022489" calcext:value-type="float">
            <text:p>-0.022489</text:p>
          </table:table-cell>
          <table:table-cell office:value-type="float" office:value="-0.074413" calcext:value-type="float">
            <text:p>-0.074413</text:p>
          </table:table-cell>
          <table:table-cell office:value-type="float" office:value="-6.8416" calcext:value-type="float">
            <text:p>-6.8416</text:p>
          </table:table-cell>
          <table:table-cell office:value-type="float" office:value="-6.9461" calcext:value-type="float">
            <text:p>-6.9461</text:p>
          </table:table-cell>
          <table:table-cell office:value-type="float" office:value="-1" calcext:value-type="float">
            <text:p>-1</text:p>
          </table:table-cell>
          <table:table-cell office:value-type="float" office:value="101.52" calcext:value-type="float">
            <text:p>101.52</text:p>
          </table:table-cell>
          <table:table-cell office:value-type="float" office:value="-19.66" calcext:value-type="float">
            <text:p>-19.66</text:p>
          </table:table-cell>
          <table:table-cell office:value-type="float" office:value="-963.45" calcext:value-type="float">
            <text:p>-963.45</text:p>
          </table:table-cell>
          <table:table-cell office:value-type="float" office:value="101.52" calcext:value-type="float">
            <text:p>101.52</text:p>
          </table:table-cell>
          <table:table-cell office:value-type="float" office:value="-19.66" calcext:value-type="float">
            <text:p>-19.66</text:p>
          </table:table-cell>
          <table:table-cell office:value-type="float" office:value="-963.45" calcext:value-type="float">
            <text:p>-963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474" calcext:value-type="float">
            <text:p>4.9474</text:p>
          </table:table-cell>
          <table:table-cell office:value-type="float" office:value="-1.2645" calcext:value-type="float">
            <text:p>-1.2645</text:p>
          </table:table-cell>
          <table:table-cell office:value-type="float" office:value="5" calcext:value-type="float">
            <text:p>5</text:p>
          </table:table-cell>
          <table:table-cell office:value-type="float" office:value="-8.3157" calcext:value-type="float">
            <text:p>-8.3157</text:p>
          </table:table-cell>
          <table:table-cell office:value-type="float" office:value="219.63" calcext:value-type="float">
            <text:p>219.63</text:p>
          </table:table-cell>
          <table:table-cell office:value-type="float" office:value="-655.11" calcext:value-type="float">
            <text:p>-655.11</text:p>
          </table:table-cell>
          <table:table-cell office:value-type="float" office:value="45.286" calcext:value-type="float">
            <text:p>45.286</text:p>
          </table:table-cell>
          <table:table-cell office:value-type="float" office:value="0.042816" calcext:value-type="float">
            <text:p>0.042816</text:p>
          </table:table-cell>
          <table:table-cell office:value-type="float" office:value="-0.24829" calcext:value-type="float">
            <text:p>-0.24829</text:p>
          </table:table-cell>
          <table:table-cell office:value-type="float" office:value="0.012552" calcext:value-type="float">
            <text:p>0.012552</text:p>
          </table:table-cell>
          <table:table-cell office:value-type="float" office:value="0" calcext:value-type="float">
            <text:p>0</text:p>
          </table:table-cell>
          <table:table-cell office:value-type="float" office:value="-3646.9" calcext:value-type="float">
            <text:p>-3646.9</text:p>
          </table:table-cell>
          <table:table-cell office:value-type="float" office:value="0.040302" calcext:value-type="float">
            <text:p>0.040302</text:p>
          </table:table-cell>
          <table:table-cell office:value-type="float" office:value="0.93413" calcext:value-type="float">
            <text:p>0.93413</text:p>
          </table:table-cell>
          <table:table-cell office:value-type="float" office:value="-0.044134" calcext:value-type="float">
            <text:p>-0.0441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]-([$Sheet2.$B$2]*[.B12]+[$Sheet2.$B$3]))^2" office:value-type="float" office:value="0.000288427575759187" calcext:value-type="float">
            <text:p>0.000288427575759</text:p>
          </table:table-cell>
          <table:table-cell table:formula="of:=([.F12]-([$Sheet2.$B$7] +[$Sheet2.$B$8] * ([.B12] - [$Sheet2.$B$9])^2))^2" office:value-type="float" office:value="0.000134071395953434" calcext:value-type="float">
            <text:p>0.000134071395953</text:p>
          </table:table-cell>
          <table:table-cell table:formula="of:=([.X12]-([.AE12]^2*([$Sheet2.$B$13]*([.B12] -[$Sheet2.$B$14])^2 +[$Sheet2.$B$15]*([.B12]-[$Sheet2.$B$14]) +[$Sheet2.$B$16])    ))^2" office:value-type="float" office:value="0.0535412528848605" calcext:value-type="float">
            <text:p>0.053541252884861</text:p>
          </table:table-cell>
          <table:table-cell table:formula="of:=([.AG12]-([.AE12]^2*([$Sheet2.$B$20]*([.B12] -[$Sheet2.$B$21])^2 + [$Sheet2.$B$22]*([.B12]-[$Sheet2.$B$21]) + [$Sheet2.$B$23])    ))^2" office:value-type="float" office:value="9.37143999604653" calcext:value-type="float">
            <text:p>9.37143999604653</text:p>
          </table:table-cell>
          <table:table-cell table:formula="of:=([.AH12]-([.AE12]^2*([$Sheet2.$B$27]*([.B12] -[$Sheet2.$B$28])^2 +[$Sheet2.$B$29]*([.B12]-[$Sheet2.$B$28]) +[$Sheet2.$B$30])    ))^2" office:value-type="float" office:value="680.823290036625" calcext:value-type="float">
            <text:p>680.823290036625</text:p>
          </table:table-cell>
          <table:table-cell table:formula="of:=([.AI12]-([.AE12]^2*([$Sheet2.$B$34]*([.B12] - [$Sheet2.$B$35])^2 +[$Sheet2.$B$36]*([.B12]-[$Sheet2.$B$35]) +[$Sheet2.$B$37])    ))^2" office:value-type="float" office:value="22.2089680743927" calcext:value-type="float">
            <text:p>22.2089680743927</text:p>
          </table:table-cell>
          <table:table-cell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273" calcext:value-type="float">
            <text:p>-0.97273</text:p>
          </table:table-cell>
          <table:table-cell office:value-type="float" office:value="0.13176" calcext:value-type="float">
            <text:p>0.13176</text:p>
          </table:table-cell>
          <table:table-cell office:value-type="float" office:value="0.034544" calcext:value-type="float">
            <text:p>0.034544</text:p>
          </table:table-cell>
          <table:table-cell office:value-type="float" office:value="0.097213" calcext:value-type="float">
            <text:p>0.097213</text:p>
          </table:table-cell>
          <table:table-cell office:value-type="float" office:value="-0.01914" calcext:value-type="float">
            <text:p>-0.01914</text:p>
          </table:table-cell>
          <table:table-cell office:value-type="float" office:value="-4.2854" calcext:value-type="float">
            <text:p>-4.2854</text:p>
          </table:table-cell>
          <table:table-cell office:value-type="float" office:value="-0.22726" calcext:value-type="float">
            <text:p>-0.22726</text:p>
          </table:table-cell>
          <table:table-cell office:value-type="float" office:value="-4.0582" calcext:value-type="float">
            <text:p>-4.0582</text:p>
          </table:table-cell>
          <table:table-cell office:value-type="float" office:value="-0.44476" calcext:value-type="float">
            <text:p>-0.44476</text:p>
          </table:table-cell>
          <table:table-cell office:value-type="float" office:value="-0.085074" calcext:value-type="float">
            <text:p>-0.085074</text:p>
          </table:table-cell>
          <table:table-cell office:value-type="float" office:value="-0.018218" calcext:value-type="float">
            <text:p>-0.018218</text:p>
          </table:table-cell>
          <table:table-cell office:value-type="float" office:value="-0.066856" calcext:value-type="float">
            <text:p>-0.066856</text:p>
          </table:table-cell>
          <table:table-cell office:value-type="float" office:value="-7.3828" calcext:value-type="float">
            <text:p>-7.3828</text:p>
          </table:table-cell>
          <table:table-cell office:value-type="float" office:value="-7.2814" calcext:value-type="float">
            <text:p>-7.2814</text:p>
          </table:table-cell>
          <table:table-cell office:value-type="float" office:value="-1" calcext:value-type="float">
            <text:p>-1</text:p>
          </table:table-cell>
          <table:table-cell office:value-type="float" office:value="90.864" calcext:value-type="float">
            <text:p>90.864</text:p>
          </table:table-cell>
          <table:table-cell office:value-type="float" office:value="-17.89" calcext:value-type="float">
            <text:p>-17.89</text:p>
          </table:table-cell>
          <table:table-cell office:value-type="float" office:value="-909.2" calcext:value-type="float">
            <text:p>-909.2</text:p>
          </table:table-cell>
          <table:table-cell office:value-type="float" office:value="90.864" calcext:value-type="float">
            <text:p>90.864</text:p>
          </table:table-cell>
          <table:table-cell office:value-type="float" office:value="-17.89" calcext:value-type="float">
            <text:p>-17.89</text:p>
          </table:table-cell>
          <table:table-cell office:value-type="float" office:value="-909.2" calcext:value-type="float">
            <text:p>-90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548" calcext:value-type="float">
            <text:p>4.9548</text:p>
          </table:table-cell>
          <table:table-cell office:value-type="float" office:value="-1.2062" calcext:value-type="float">
            <text:p>-1.2062</text:p>
          </table:table-cell>
          <table:table-cell office:value-type="float" office:value="5" calcext:value-type="float">
            <text:p>5</text:p>
          </table:table-cell>
          <table:table-cell office:value-type="float" office:value="-7.7138" calcext:value-type="float">
            <text:p>-7.7138</text:p>
          </table:table-cell>
          <table:table-cell office:value-type="float" office:value="207.86" calcext:value-type="float">
            <text:p>207.86</text:p>
          </table:table-cell>
          <table:table-cell office:value-type="float" office:value="-608.84" calcext:value-type="float">
            <text:p>-608.84</text:p>
          </table:table-cell>
          <table:table-cell office:value-type="float" office:value="39.759" calcext:value-type="float">
            <text:p>39.759</text:p>
          </table:table-cell>
          <table:table-cell office:value-type="float" office:value="0.042768" calcext:value-type="float">
            <text:p>0.042768</text:p>
          </table:table-cell>
          <table:table-cell office:value-type="float" office:value="-0.24822" calcext:value-type="float">
            <text:p>-0.24822</text:p>
          </table:table-cell>
          <table:table-cell office:value-type="float" office:value="0.011592" calcext:value-type="float">
            <text:p>0.011592</text:p>
          </table:table-cell>
          <table:table-cell office:value-type="float" office:value="0" calcext:value-type="float">
            <text:p>0</text:p>
          </table:table-cell>
          <table:table-cell office:value-type="float" office:value="-3478.9" calcext:value-type="float">
            <text:p>-3478.9</text:p>
          </table:table-cell>
          <table:table-cell office:value-type="float" office:value="0.036125" calcext:value-type="float">
            <text:p>0.036125</text:p>
          </table:table-cell>
          <table:table-cell office:value-type="float" office:value="0.92946" calcext:value-type="float">
            <text:p>0.92946</text:p>
          </table:table-cell>
          <table:table-cell office:value-type="float" office:value="-0.041602" calcext:value-type="float">
            <text:p>-0.0416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]-([$Sheet2.$B$2]*[.B13]+[$Sheet2.$B$3]))^2" office:value-type="float" office:value="0.000351574616949204" calcext:value-type="float">
            <text:p>0.000351574616949</text:p>
          </table:table-cell>
          <table:table-cell table:formula="of:=([.F13]-([$Sheet2.$B$7] +[$Sheet2.$B$8] * ([.B13] - [$Sheet2.$B$9])^2))^2" office:value-type="float" office:value="0.0000466072822526016" calcext:value-type="float">
            <text:p>4.66072822526016E-05</text:p>
          </table:table-cell>
          <table:table-cell table:formula="of:=([.X13]-([.AE13]^2*([$Sheet2.$B$13]*([.B13] -[$Sheet2.$B$14])^2 +[$Sheet2.$B$15]*([.B13]-[$Sheet2.$B$14]) +[$Sheet2.$B$16])    ))^2" office:value-type="float" office:value="0.044321127907263" calcext:value-type="float">
            <text:p>0.044321127907263</text:p>
          </table:table-cell>
          <table:table-cell table:formula="of:=([.AG13]-([.AE13]^2*([$Sheet2.$B$20]*([.B13] -[$Sheet2.$B$21])^2 + [$Sheet2.$B$22]*([.B13]-[$Sheet2.$B$21]) + [$Sheet2.$B$23])    ))^2" office:value-type="float" office:value="12.4158772258387" calcext:value-type="float">
            <text:p>12.4158772258387</text:p>
          </table:table-cell>
          <table:table-cell table:formula="of:=([.AH13]-([.AE13]^2*([$Sheet2.$B$27]*([.B13] -[$Sheet2.$B$28])^2 +[$Sheet2.$B$29]*([.B13]-[$Sheet2.$B$28]) +[$Sheet2.$B$30])    ))^2" office:value-type="float" office:value="487.05077799934" calcext:value-type="float">
            <text:p>487.05077799934</text:p>
          </table:table-cell>
          <table:table-cell table:formula="of:=([.AI13]-([.AE13]^2*([$Sheet2.$B$34]*([.B13] - [$Sheet2.$B$35])^2 +[$Sheet2.$B$36]*([.B13]-[$Sheet2.$B$35]) +[$Sheet2.$B$37])    ))^2" office:value-type="float" office:value="10.6548056868869" calcext:value-type="float">
            <text:p>10.6548056868869</text:p>
          </table:table-cell>
          <table:table-cell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1423" calcext:value-type="float">
            <text:p>-0.91423</text:p>
          </table:table-cell>
          <table:table-cell office:value-type="float" office:value="0.11597" calcext:value-type="float">
            <text:p>0.11597</text:p>
          </table:table-cell>
          <table:table-cell office:value-type="float" office:value="0.029562" calcext:value-type="float">
            <text:p>0.029562</text:p>
          </table:table-cell>
          <table:table-cell office:value-type="float" office:value="0.08641" calcext:value-type="float">
            <text:p>0.08641</text:p>
          </table:table-cell>
          <table:table-cell office:value-type="float" office:value="-0.017349" calcext:value-type="float">
            <text:p>-0.017349</text:p>
          </table:table-cell>
          <table:table-cell office:value-type="float" office:value="-3.9788" calcext:value-type="float">
            <text:p>-3.9788</text:p>
          </table:table-cell>
          <table:table-cell office:value-type="float" office:value="-0.19449" calcext:value-type="float">
            <text:p>-0.19449</text:p>
          </table:table-cell>
          <table:table-cell office:value-type="float" office:value="-3.7843" calcext:value-type="float">
            <text:p>-3.7843</text:p>
          </table:table-cell>
          <table:table-cell office:value-type="float" office:value="-0.41916" calcext:value-type="float">
            <text:p>-0.41916</text:p>
          </table:table-cell>
          <table:table-cell office:value-type="float" office:value="-0.075083" calcext:value-type="float">
            <text:p>-0.075083</text:p>
          </table:table-cell>
          <table:table-cell office:value-type="float" office:value="-0.015376" calcext:value-type="float">
            <text:p>-0.015376</text:p>
          </table:table-cell>
          <table:table-cell office:value-type="float" office:value="-0.059707" calcext:value-type="float">
            <text:p>-0.059707</text:p>
          </table:table-cell>
          <table:table-cell office:value-type="float" office:value="-7.8832" calcext:value-type="float">
            <text:p>-7.8832</text:p>
          </table:table-cell>
          <table:table-cell office:value-type="float" office:value="-7.5376" calcext:value-type="float">
            <text:p>-7.5376</text:p>
          </table:table-cell>
          <table:table-cell office:value-type="float" office:value="-1" calcext:value-type="float">
            <text:p>-1</text:p>
          </table:table-cell>
          <table:table-cell office:value-type="float" office:value="80.766" calcext:value-type="float">
            <text:p>80.766</text:p>
          </table:table-cell>
          <table:table-cell office:value-type="float" office:value="-16.216" calcext:value-type="float">
            <text:p>-16.216</text:p>
          </table:table-cell>
          <table:table-cell office:value-type="float" office:value="-854.52" calcext:value-type="float">
            <text:p>-854.52</text:p>
          </table:table-cell>
          <table:table-cell office:value-type="float" office:value="80.766" calcext:value-type="float">
            <text:p>80.766</text:p>
          </table:table-cell>
          <table:table-cell office:value-type="float" office:value="-16.216" calcext:value-type="float">
            <text:p>-16.216</text:p>
          </table:table-cell>
          <table:table-cell office:value-type="float" office:value="-854.52" calcext:value-type="float">
            <text:p>-854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603" calcext:value-type="float">
            <text:p>4.9603</text:p>
          </table:table-cell>
          <table:table-cell office:value-type="float" office:value="-1.1652" calcext:value-type="float">
            <text:p>-1.1652</text:p>
          </table:table-cell>
          <table:table-cell office:value-type="float" office:value="5" calcext:value-type="float">
            <text:p>5</text:p>
          </table:table-cell>
          <table:table-cell office:value-type="float" office:value="-7.2295" calcext:value-type="float">
            <text:p>-7.2295</text:p>
          </table:table-cell>
          <table:table-cell office:value-type="float" office:value="195.89" calcext:value-type="float">
            <text:p>195.89</text:p>
          </table:table-cell>
          <table:table-cell office:value-type="float" office:value="-565.27" calcext:value-type="float">
            <text:p>-565.27</text:p>
          </table:table-cell>
          <table:table-cell office:value-type="float" office:value="35.09" calcext:value-type="float">
            <text:p>35.09</text:p>
          </table:table-cell>
          <table:table-cell office:value-type="float" office:value="0.042645" calcext:value-type="float">
            <text:p>0.042645</text:p>
          </table:table-cell>
          <table:table-cell office:value-type="float" office:value="-0.24815" calcext:value-type="float">
            <text:p>-0.24815</text:p>
          </table:table-cell>
          <table:table-cell office:value-type="float" office:value="0.010596" calcext:value-type="float">
            <text:p>0.010596</text:p>
          </table:table-cell>
          <table:table-cell office:value-type="float" office:value="0" calcext:value-type="float">
            <text:p>0</text:p>
          </table:table-cell>
          <table:table-cell office:value-type="float" office:value="-3360.7" calcext:value-type="float">
            <text:p>-3360.7</text:p>
          </table:table-cell>
          <table:table-cell office:value-type="float" office:value="0.032146" calcext:value-type="float">
            <text:p>0.032146</text:p>
          </table:table-cell>
          <table:table-cell office:value-type="float" office:value="0.92368" calcext:value-type="float">
            <text:p>0.92368</text:p>
          </table:table-cell>
          <table:table-cell office:value-type="float" office:value="-0.038987" calcext:value-type="float">
            <text:p>-0.0389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]-([$Sheet2.$B$2]*[.B14]+[$Sheet2.$B$3]))^2" office:value-type="float" office:value="0.000403507277957059" calcext:value-type="float">
            <text:p>0.000403507277957</text:p>
          </table:table-cell>
          <table:table-cell table:formula="of:=([.F14]-([$Sheet2.$B$7] +[$Sheet2.$B$8] * ([.B14] - [$Sheet2.$B$9])^2))^2" office:value-type="float" office:value="0.0000192169849767377" calcext:value-type="float">
            <text:p>1.92169849767377E-05</text:p>
          </table:table-cell>
          <table:table-cell table:formula="of:=([.X14]-([.AE14]^2*([$Sheet2.$B$13]*([.B14] -[$Sheet2.$B$14])^2 +[$Sheet2.$B$15]*([.B14]-[$Sheet2.$B$14]) +[$Sheet2.$B$16])    ))^2" office:value-type="float" office:value="0.033280854528785" calcext:value-type="float">
            <text:p>0.033280854528785</text:p>
          </table:table-cell>
          <table:table-cell table:formula="of:=([.AG14]-([.AE14]^2*([$Sheet2.$B$20]*([.B14] -[$Sheet2.$B$21])^2 + [$Sheet2.$B$22]*([.B14]-[$Sheet2.$B$21]) + [$Sheet2.$B$23])    ))^2" office:value-type="float" office:value="15.0970960697433" calcext:value-type="float">
            <text:p>15.0970960697433</text:p>
          </table:table-cell>
          <table:table-cell table:formula="of:=([.AH14]-([.AE14]^2*([$Sheet2.$B$27]*([.B14] -[$Sheet2.$B$28])^2 +[$Sheet2.$B$29]*([.B14]-[$Sheet2.$B$28]) +[$Sheet2.$B$30])    ))^2" office:value-type="float" office:value="400.593004875271" calcext:value-type="float">
            <text:p>400.593004875271</text:p>
          </table:table-cell>
          <table:table-cell table:formula="of:=([.AI14]-([.AE14]^2*([$Sheet2.$B$34]*([.B14] - [$Sheet2.$B$35])^2 +[$Sheet2.$B$36]*([.B14]-[$Sheet2.$B$35]) +[$Sheet2.$B$37])    ))^2" office:value-type="float" office:value="5.95181484124679" calcext:value-type="float">
            <text:p>5.95181484124679</text:p>
          </table:table-cell>
          <table:table-cell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553" calcext:value-type="float">
            <text:p>-0.8553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026122" calcext:value-type="float">
            <text:p>0.026122</text:p>
          </table:table-cell>
          <table:table-cell office:value-type="float" office:value="0.076216" calcext:value-type="float">
            <text:p>0.076216</text:p>
          </table:table-cell>
          <table:table-cell office:value-type="float" office:value="-0.015663" calcext:value-type="float">
            <text:p>-0.015663</text:p>
          </table:table-cell>
          <table:table-cell office:value-type="float" office:value="-3.6847" calcext:value-type="float">
            <text:p>-3.6847</text:p>
          </table:table-cell>
          <table:table-cell office:value-type="float" office:value="-0.17186" calcext:value-type="float">
            <text:p>-0.17186</text:p>
          </table:table-cell>
          <table:table-cell office:value-type="float" office:value="-3.5129" calcext:value-type="float">
            <text:p>-3.5129</text:p>
          </table:table-cell>
          <table:table-cell office:value-type="float" office:value="-0.39315" calcext:value-type="float">
            <text:p>-0.39315</text:p>
          </table:table-cell>
          <table:table-cell office:value-type="float" office:value="-0.066409" calcext:value-type="float">
            <text:p>-0.066409</text:p>
          </table:table-cell>
          <table:table-cell office:value-type="float" office:value="-0.013435" calcext:value-type="float">
            <text:p>-0.013435</text:p>
          </table:table-cell>
          <table:table-cell office:value-type="float" office:value="-0.052973" calcext:value-type="float">
            <text:p>-0.052973</text:p>
          </table:table-cell>
          <table:table-cell office:value-type="float" office:value="-8.3576" calcext:value-type="float">
            <text:p>-8.3576</text:p>
          </table:table-cell>
          <table:table-cell office:value-type="float" office:value="-7.7293" calcext:value-type="float">
            <text:p>-7.7293</text:p>
          </table:table-cell>
          <table:table-cell office:value-type="float" office:value="-1" calcext:value-type="float">
            <text:p>-1</text:p>
          </table:table-cell>
          <table:table-cell office:value-type="float" office:value="71.238" calcext:value-type="float">
            <text:p>71.238</text:p>
          </table:table-cell>
          <table:table-cell office:value-type="float" office:value="-14.64" calcext:value-type="float">
            <text:p>-14.64</text:p>
          </table:table-cell>
          <table:table-cell office:value-type="float" office:value="-799.44" calcext:value-type="float">
            <text:p>-799.44</text:p>
          </table:table-cell>
          <table:table-cell office:value-type="float" office:value="71.238" calcext:value-type="float">
            <text:p>71.238</text:p>
          </table:table-cell>
          <table:table-cell office:value-type="float" office:value="-14.64" calcext:value-type="float">
            <text:p>-14.64</text:p>
          </table:table-cell>
          <table:table-cell office:value-type="float" office:value="-799.44" calcext:value-type="float">
            <text:p>-799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646" calcext:value-type="float">
            <text:p>4.9646</text:p>
          </table:table-cell>
          <table:table-cell office:value-type="float" office:value="-1.1363" calcext:value-type="float">
            <text:p>-1.1363</text:p>
          </table:table-cell>
          <table:table-cell office:value-type="float" office:value="5" calcext:value-type="float">
            <text:p>5</text:p>
          </table:table-cell>
          <table:table-cell office:value-type="float" office:value="-6.8231" calcext:value-type="float">
            <text:p>-6.8231</text:p>
          </table:table-cell>
          <table:table-cell office:value-type="float" office:value="183.74" calcext:value-type="float">
            <text:p>183.74</text:p>
          </table:table-cell>
          <table:table-cell office:value-type="float" office:value="-523.5" calcext:value-type="float">
            <text:p>-523.5</text:p>
          </table:table-cell>
          <table:table-cell office:value-type="float" office:value="31.036" calcext:value-type="float">
            <text:p>31.036</text:p>
          </table:table-cell>
          <table:table-cell office:value-type="float" office:value="0.042434" calcext:value-type="float">
            <text:p>0.042434</text:p>
          </table:table-cell>
          <table:table-cell office:value-type="float" office:value="-0.24809" calcext:value-type="float">
            <text:p>-0.24809</text:p>
          </table:table-cell>
          <table:table-cell office:value-type="float" office:value="0.0095597" calcext:value-type="float">
            <text:p>0.0095597</text:p>
          </table:table-cell>
          <table:table-cell office:value-type="float" office:value="0" calcext:value-type="float">
            <text:p>0</text:p>
          </table:table-cell>
          <table:table-cell office:value-type="float" office:value="-3277.3" calcext:value-type="float">
            <text:p>-3277.3</text:p>
          </table:table-cell>
          <table:table-cell office:value-type="float" office:value="0.028379" calcext:value-type="float">
            <text:p>0.028379</text:p>
          </table:table-cell>
          <table:table-cell office:value-type="float" office:value="0.91657" calcext:value-type="float">
            <text:p>0.91657</text:p>
          </table:table-cell>
          <table:table-cell office:value-type="float" office:value="-0.036293" calcext:value-type="float">
            <text:p>-0.0362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]-([$Sheet2.$B$2]*[.B15]+[$Sheet2.$B$3]))^2" office:value-type="float" office:value="0.000440775666715307" calcext:value-type="float">
            <text:p>0.000440775666715</text:p>
          </table:table-cell>
          <table:table-cell table:formula="of:=([.F15]-([$Sheet2.$B$7] +[$Sheet2.$B$8] * ([.B15] - [$Sheet2.$B$9])^2))^2" office:value-type="float" office:value="0.0000108848323700518" calcext:value-type="float">
            <text:p>1.08848323700518E-05</text:p>
          </table:table-cell>
          <table:table-cell table:formula="of:=([.X15]-([.AE15]^2*([$Sheet2.$B$13]*([.B15] -[$Sheet2.$B$14])^2 +[$Sheet2.$B$15]*([.B15]-[$Sheet2.$B$14]) +[$Sheet2.$B$16])    ))^2" office:value-type="float" office:value="0.0222318683547865" calcext:value-type="float">
            <text:p>0.022231868354787</text:p>
          </table:table-cell>
          <table:table-cell table:formula="of:=([.AG15]-([.AE15]^2*([$Sheet2.$B$20]*([.B15] -[$Sheet2.$B$21])^2 + [$Sheet2.$B$22]*([.B15]-[$Sheet2.$B$21]) + [$Sheet2.$B$23])    ))^2" office:value-type="float" office:value="17.3632565018842" calcext:value-type="float">
            <text:p>17.3632565018842</text:p>
          </table:table-cell>
          <table:table-cell table:formula="of:=([.AH15]-([.AE15]^2*([$Sheet2.$B$27]*([.B15] -[$Sheet2.$B$28])^2 +[$Sheet2.$B$29]*([.B15]-[$Sheet2.$B$28]) +[$Sheet2.$B$30])    ))^2" office:value-type="float" office:value="362.116875676266" calcext:value-type="float">
            <text:p>362.116875676266</text:p>
          </table:table-cell>
          <table:table-cell table:formula="of:=([.AI15]-([.AE15]^2*([$Sheet2.$B$34]*([.B15] - [$Sheet2.$B$35])^2 +[$Sheet2.$B$36]*([.B15]-[$Sheet2.$B$35]) +[$Sheet2.$B$37])    ))^2" office:value-type="float" office:value="3.98414260528199" calcext:value-type="float">
            <text:p>3.98414260528199</text:p>
          </table:table-cell>
          <table:table-cell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596" calcext:value-type="float">
            <text:p>-0.79596</text:p>
          </table:table-cell>
          <table:table-cell office:value-type="float" office:value="0.090269" calcext:value-type="float">
            <text:p>0.090269</text:p>
          </table:table-cell>
          <table:table-cell office:value-type="float" office:value="0.023625" calcext:value-type="float">
            <text:p>0.023625</text:p>
          </table:table-cell>
          <table:table-cell office:value-type="float" office:value="0.066644" calcext:value-type="float">
            <text:p>0.066644</text:p>
          </table:table-cell>
          <table:table-cell office:value-type="float" office:value="-0.014084" calcext:value-type="float">
            <text:p>-0.014084</text:p>
          </table:table-cell>
          <table:table-cell office:value-type="float" office:value="-3.3996" calcext:value-type="float">
            <text:p>-3.3996</text:p>
          </table:table-cell>
          <table:table-cell office:value-type="float" office:value="-0.15543" calcext:value-type="float">
            <text:p>-0.15543</text:p>
          </table:table-cell>
          <table:table-cell office:value-type="float" office:value="-3.2442" calcext:value-type="float">
            <text:p>-3.2442</text:p>
          </table:table-cell>
          <table:table-cell office:value-type="float" office:value="-0.36676" calcext:value-type="float">
            <text:p>-0.36676</text:p>
          </table:table-cell>
          <table:table-cell office:value-type="float" office:value="-0.05873" calcext:value-type="float">
            <text:p>-0.05873</text:p>
          </table:table-cell>
          <table:table-cell office:value-type="float" office:value="-0.01207" calcext:value-type="float">
            <text:p>-0.01207</text:p>
          </table:table-cell>
          <table:table-cell office:value-type="float" office:value="-0.04666" calcext:value-type="float">
            <text:p>-0.04666</text:p>
          </table:table-cell>
          <table:table-cell office:value-type="float" office:value="-8.8176" calcext:value-type="float">
            <text:p>-8.8176</text:p>
          </table:table-cell>
          <table:table-cell office:value-type="float" office:value="-7.8668" calcext:value-type="float">
            <text:p>-7.8668</text:p>
          </table:table-cell>
          <table:table-cell office:value-type="float" office:value="-1" calcext:value-type="float">
            <text:p>-1</text:p>
          </table:table-cell>
          <table:table-cell office:value-type="float" office:value="62.291" calcext:value-type="float">
            <text:p>62.291</text:p>
          </table:table-cell>
          <table:table-cell office:value-type="float" office:value="-13.164" calcext:value-type="float">
            <text:p>-13.164</text:p>
          </table:table-cell>
          <table:table-cell office:value-type="float" office:value="-743.97" calcext:value-type="float">
            <text:p>-743.97</text:p>
          </table:table-cell>
          <table:table-cell office:value-type="float" office:value="62.291" calcext:value-type="float">
            <text:p>62.291</text:p>
          </table:table-cell>
          <table:table-cell office:value-type="float" office:value="-13.164" calcext:value-type="float">
            <text:p>-13.164</text:p>
          </table:table-cell>
          <table:table-cell office:value-type="float" office:value="-743.97" calcext:value-type="float">
            <text:p>-743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682" calcext:value-type="float">
            <text:p>4.9682</text:p>
          </table:table-cell>
          <table:table-cell office:value-type="float" office:value="-1.1165" calcext:value-type="float">
            <text:p>-1.1165</text:p>
          </table:table-cell>
          <table:table-cell office:value-type="float" office:value="5" calcext:value-type="float">
            <text:p>5</text:p>
          </table:table-cell>
          <table:table-cell office:value-type="float" office:value="-6.4702" calcext:value-type="float">
            <text:p>-6.4702</text:p>
          </table:table-cell>
          <table:table-cell office:value-type="float" office:value="171.4" calcext:value-type="float">
            <text:p>171.4</text:p>
          </table:table-cell>
          <table:table-cell office:value-type="float" office:value="-482.99" calcext:value-type="float">
            <text:p>-482.99</text:p>
          </table:table-cell>
          <table:table-cell office:value-type="float" office:value="27.447" calcext:value-type="float">
            <text:p>27.447</text:p>
          </table:table-cell>
          <table:table-cell office:value-type="float" office:value="0.042119" calcext:value-type="float">
            <text:p>0.042119</text:p>
          </table:table-cell>
          <table:table-cell office:value-type="float" office:value="-0.24803" calcext:value-type="float">
            <text:p>-0.24803</text:p>
          </table:table-cell>
          <table:table-cell office:value-type="float" office:value="0.0084759" calcext:value-type="float">
            <text:p>0.0084759</text:p>
          </table:table-cell>
          <table:table-cell office:value-type="float" office:value="0" calcext:value-type="float">
            <text:p>0</text:p>
          </table:table-cell>
          <table:table-cell office:value-type="float" office:value="-3220.1" calcext:value-type="float">
            <text:p>-3220.1</text:p>
          </table:table-cell>
          <table:table-cell office:value-type="float" office:value="0.024832" calcext:value-type="float">
            <text:p>0.024832</text:p>
          </table:table-cell>
          <table:table-cell office:value-type="float" office:value="0.90781" calcext:value-type="float">
            <text:p>0.90781</text:p>
          </table:table-cell>
          <table:table-cell office:value-type="float" office:value="-0.033525" calcext:value-type="float">
            <text:p>-0.0335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]-([$Sheet2.$B$2]*[.B16]+[$Sheet2.$B$3]))^2" office:value-type="float" office:value="0.000461898564177273" calcext:value-type="float">
            <text:p>0.000461898564177</text:p>
          </table:table-cell>
          <table:table-cell table:formula="of:=([.F16]-([$Sheet2.$B$7] +[$Sheet2.$B$8] * ([.B16] - [$Sheet2.$B$9])^2))^2" office:value-type="float" office:value="0.00000883545262617107" calcext:value-type="float">
            <text:p>8.83545262617107E-06</text:p>
          </table:table-cell>
          <table:table-cell table:formula="of:=([.X16]-([.AE16]^2*([$Sheet2.$B$13]*([.B16] -[$Sheet2.$B$14])^2 +[$Sheet2.$B$15]*([.B16]-[$Sheet2.$B$14]) +[$Sheet2.$B$16])    ))^2" office:value-type="float" office:value="0.0126664341266897" calcext:value-type="float">
            <text:p>0.01266643412669</text:p>
          </table:table-cell>
          <table:table-cell table:formula="of:=([.AG16]-([.AE16]^2*([$Sheet2.$B$20]*([.B16] -[$Sheet2.$B$21])^2 + [$Sheet2.$B$22]*([.B16]-[$Sheet2.$B$21]) + [$Sheet2.$B$23])    ))^2" office:value-type="float" office:value="18.9912475832679" calcext:value-type="float">
            <text:p>18.9912475832679</text:p>
          </table:table-cell>
          <table:table-cell table:formula="of:=([.AH16]-([.AE16]^2*([$Sheet2.$B$27]*([.B16] -[$Sheet2.$B$28])^2 +[$Sheet2.$B$29]*([.B16]-[$Sheet2.$B$28]) +[$Sheet2.$B$30])    ))^2" office:value-type="float" office:value="344.951661752428" calcext:value-type="float">
            <text:p>344.951661752428</text:p>
          </table:table-cell>
          <table:table-cell table:formula="of:=([.AI16]-([.AE16]^2*([$Sheet2.$B$34]*([.B16] - [$Sheet2.$B$35])^2 +[$Sheet2.$B$36]*([.B16]-[$Sheet2.$B$35]) +[$Sheet2.$B$37])    ))^2" office:value-type="float" office:value="3.18038231931916" calcext:value-type="float">
            <text:p>3.18038231931916</text:p>
          </table:table-cell>
          <table:table-cell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623" calcext:value-type="float">
            <text:p>-0.73623</text:p>
          </table:table-cell>
          <table:table-cell office:value-type="float" office:value="0.079179" calcext:value-type="float">
            <text:p>0.079179</text:p>
          </table:table-cell>
          <table:table-cell office:value-type="float" office:value="0.021474" calcext:value-type="float">
            <text:p>0.021474</text:p>
          </table:table-cell>
          <table:table-cell office:value-type="float" office:value="0.057704" calcext:value-type="float">
            <text:p>0.057704</text:p>
          </table:table-cell>
          <table:table-cell office:value-type="float" office:value="-0.012613" calcext:value-type="float">
            <text:p>-0.012613</text:p>
          </table:table-cell>
          <table:table-cell office:value-type="float" office:value="-3.1196" calcext:value-type="float">
            <text:p>-3.1196</text:p>
          </table:table-cell>
          <table:table-cell office:value-type="float" office:value="-0.14128" calcext:value-type="float">
            <text:p>-0.14128</text:p>
          </table:table-cell>
          <table:table-cell office:value-type="float" office:value="-2.9783" calcext:value-type="float">
            <text:p>-2.9783</text:p>
          </table:table-cell>
          <table:table-cell office:value-type="float" office:value="-0.33999" calcext:value-type="float">
            <text:p>-0.33999</text:p>
          </table:table-cell>
          <table:table-cell office:value-type="float" office:value="-0.051684" calcext:value-type="float">
            <text:p>-0.051684</text:p>
          </table:table-cell>
          <table:table-cell office:value-type="float" office:value="-0.010912" calcext:value-type="float">
            <text:p>-0.010912</text:p>
          </table:table-cell>
          <table:table-cell office:value-type="float" office:value="-0.040772" calcext:value-type="float">
            <text:p>-0.040772</text:p>
          </table:table-cell>
          <table:table-cell office:value-type="float" office:value="-9.2984" calcext:value-type="float">
            <text:p>-9.2984</text:p>
          </table:table-cell>
          <table:table-cell office:value-type="float" office:value="-7.9784" calcext:value-type="float">
            <text:p>-7.9784</text:p>
          </table:table-cell>
          <table:table-cell office:value-type="float" office:value="-1" calcext:value-type="float">
            <text:p>-1</text:p>
          </table:table-cell>
          <table:table-cell office:value-type="float" office:value="53.935" calcext:value-type="float">
            <text:p>53.935</text:p>
          </table:table-cell>
          <table:table-cell office:value-type="float" office:value="-11.789" calcext:value-type="float">
            <text:p>-11.789</text:p>
          </table:table-cell>
          <table:table-cell office:value-type="float" office:value="-688.15" calcext:value-type="float">
            <text:p>-688.15</text:p>
          </table:table-cell>
          <table:table-cell office:value-type="float" office:value="53.935" calcext:value-type="float">
            <text:p>53.935</text:p>
          </table:table-cell>
          <table:table-cell office:value-type="float" office:value="-11.789" calcext:value-type="float">
            <text:p>-11.789</text:p>
          </table:table-cell>
          <table:table-cell office:value-type="float" office:value="-688.15" calcext:value-type="float">
            <text:p>-688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713" calcext:value-type="float">
            <text:p>4.9713</text:p>
          </table:table-cell>
          <table:table-cell office:value-type="float" office:value="-1.1009" calcext:value-type="float">
            <text:p>-1.1009</text:p>
          </table:table-cell>
          <table:table-cell office:value-type="float" office:value="5" calcext:value-type="float">
            <text:p>5</text:p>
          </table:table-cell>
          <table:table-cell office:value-type="float" office:value="-6.1383" calcext:value-type="float">
            <text:p>-6.1383</text:p>
          </table:table-cell>
          <table:table-cell office:value-type="float" office:value="158.89" calcext:value-type="float">
            <text:p>158.89</text:p>
          </table:table-cell>
          <table:table-cell office:value-type="float" office:value="-443.21" calcext:value-type="float">
            <text:p>-443.21</text:p>
          </table:table-cell>
          <table:table-cell office:value-type="float" office:value="24.154" calcext:value-type="float">
            <text:p>24.154</text:p>
          </table:table-cell>
          <table:table-cell office:value-type="float" office:value="0.041679" calcext:value-type="float">
            <text:p>0.041679</text:p>
          </table:table-cell>
          <table:table-cell office:value-type="float" office:value="-0.24799" calcext:value-type="float">
            <text:p>-0.24799</text:p>
          </table:table-cell>
          <table:table-cell office:value-type="float" office:value="0.0073359" calcext:value-type="float">
            <text:p>0.0073359</text:p>
          </table:table-cell>
          <table:table-cell office:value-type="float" office:value="0" calcext:value-type="float">
            <text:p>0</text:p>
          </table:table-cell>
          <table:table-cell office:value-type="float" office:value="-3175" calcext:value-type="float">
            <text:p>-3175</text:p>
          </table:table-cell>
          <table:table-cell office:value-type="float" office:value="0.021515" calcext:value-type="float">
            <text:p>0.021515</text:p>
          </table:table-cell>
          <table:table-cell office:value-type="float" office:value="0.897" calcext:value-type="float">
            <text:p>0.897</text:p>
          </table:table-cell>
          <table:table-cell office:value-type="float" office:value="-0.030685" calcext:value-type="float">
            <text:p>-0.03068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]-([$Sheet2.$B$2]*[.B17]+[$Sheet2.$B$3]))^2" office:value-type="float" office:value="0.000466516498091167" calcext:value-type="float">
            <text:p>0.000466516498091</text:p>
          </table:table-cell>
          <table:table-cell table:formula="of:=([.F17]-([$Sheet2.$B$7] +[$Sheet2.$B$8] * ([.B17] - [$Sheet2.$B$9])^2))^2" office:value-type="float" office:value="0.00000798296512888902" calcext:value-type="float">
            <text:p>7.98296512888902E-06</text:p>
          </table:table-cell>
          <table:table-cell table:formula="of:=([.X17]-([.AE17]^2*([$Sheet2.$B$13]*([.B17] -[$Sheet2.$B$14])^2 +[$Sheet2.$B$15]*([.B17]-[$Sheet2.$B$14]) +[$Sheet2.$B$16])    ))^2" office:value-type="float" office:value="0.00543987729743858" calcext:value-type="float">
            <text:p>0.005439877297439</text:p>
          </table:table-cell>
          <table:table-cell table:formula="of:=([.AG17]-([.AE17]^2*([$Sheet2.$B$20]*([.B17] -[$Sheet2.$B$21])^2 + [$Sheet2.$B$22]*([.B17]-[$Sheet2.$B$21]) + [$Sheet2.$B$23])    ))^2" office:value-type="float" office:value="20.0561599699717" calcext:value-type="float">
            <text:p>20.0561599699717</text:p>
          </table:table-cell>
          <table:table-cell table:formula="of:=([.AH17]-([.AE17]^2*([$Sheet2.$B$27]*([.B17] -[$Sheet2.$B$28])^2 +[$Sheet2.$B$29]*([.B17]-[$Sheet2.$B$28]) +[$Sheet2.$B$30])    ))^2" office:value-type="float" office:value="328.165412541411" calcext:value-type="float">
            <text:p>328.165412541411</text:p>
          </table:table-cell>
          <table:table-cell table:formula="of:=([.AI17]-([.AE17]^2*([$Sheet2.$B$34]*([.B17] - [$Sheet2.$B$35])^2 +[$Sheet2.$B$36]*([.B17]-[$Sheet2.$B$35]) +[$Sheet2.$B$37])    ))^2" office:value-type="float" office:value="2.66547075549985" calcext:value-type="float">
            <text:p>2.66547075549985</text:p>
          </table:table-cell>
          <table:table-cell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614" calcext:value-type="float">
            <text:p>-0.67614</text:p>
          </table:table-cell>
          <table:table-cell office:value-type="float" office:value="0.068954" calcext:value-type="float">
            <text:p>0.068954</text:p>
          </table:table-cell>
          <table:table-cell office:value-type="float" office:value="0.019546" calcext:value-type="float">
            <text:p>0.019546</text:p>
          </table:table-cell>
          <table:table-cell office:value-type="float" office:value="0.049408" calcext:value-type="float">
            <text:p>0.049408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2.844" calcext:value-type="float">
            <text:p>-2.844</text:p>
          </table:table-cell>
          <table:table-cell office:value-type="float" office:value="-0.12859" calcext:value-type="float">
            <text:p>-0.12859</text:p>
          </table:table-cell>
          <table:table-cell office:value-type="float" office:value="-2.7154" calcext:value-type="float">
            <text:p>-2.7154</text:p>
          </table:table-cell>
          <table:table-cell office:value-type="float" office:value="-0.31284" calcext:value-type="float">
            <text:p>-0.31284</text:p>
          </table:table-cell>
          <table:table-cell office:value-type="float" office:value="-0.045189" calcext:value-type="float">
            <text:p>-0.045189</text:p>
          </table:table-cell>
          <table:table-cell office:value-type="float" office:value="-0.0098729" calcext:value-type="float">
            <text:p>-0.0098729</text:p>
          </table:table-cell>
          <table:table-cell office:value-type="float" office:value="-0.035316" calcext:value-type="float">
            <text:p>-0.035316</text:p>
          </table:table-cell>
          <table:table-cell office:value-type="float" office:value="-9.8057" calcext:value-type="float">
            <text:p>-9.8057</text:p>
          </table:table-cell>
          <table:table-cell office:value-type="float" office:value="-8.063" calcext:value-type="float">
            <text:p>-8.063</text:p>
          </table:table-cell>
          <table:table-cell office:value-type="float" office:value="-1" calcext:value-type="float">
            <text:p>-1</text:p>
          </table:table-cell>
          <table:table-cell office:value-type="float" office:value="46.181" calcext:value-type="float">
            <text:p>46.181</text:p>
          </table:table-cell>
          <table:table-cell office:value-type="float" office:value="-10.515" calcext:value-type="float">
            <text:p>-10.515</text:p>
          </table:table-cell>
          <table:table-cell office:value-type="float" office:value="-631.98" calcext:value-type="float">
            <text:p>-631.98</text:p>
          </table:table-cell>
          <table:table-cell office:value-type="float" office:value="46.181" calcext:value-type="float">
            <text:p>46.181</text:p>
          </table:table-cell>
          <table:table-cell office:value-type="float" office:value="-10.515" calcext:value-type="float">
            <text:p>-10.515</text:p>
          </table:table-cell>
          <table:table-cell office:value-type="float" office:value="-631.98" calcext:value-type="float">
            <text:p>-631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742" calcext:value-type="float">
            <text:p>4.9742</text:p>
          </table:table-cell>
          <table:table-cell office:value-type="float" office:value="-1.0893" calcext:value-type="float">
            <text:p>-1.0893</text:p>
          </table:table-cell>
          <table:table-cell office:value-type="float" office:value="5" calcext:value-type="float">
            <text:p>5</text:p>
          </table:table-cell>
          <table:table-cell office:value-type="float" office:value="-5.823" calcext:value-type="float">
            <text:p>-5.823</text:p>
          </table:table-cell>
          <table:table-cell office:value-type="float" office:value="146.21" calcext:value-type="float">
            <text:p>146.21</text:p>
          </table:table-cell>
          <table:table-cell office:value-type="float" office:value="-404.05" calcext:value-type="float">
            <text:p>-404.05</text:p>
          </table:table-cell>
          <table:table-cell office:value-type="float" office:value="21.119" calcext:value-type="float">
            <text:p>21.119</text:p>
          </table:table-cell>
          <table:table-cell office:value-type="float" office:value="0.041086" calcext:value-type="float">
            <text:p>0.041086</text:p>
          </table:table-cell>
          <table:table-cell office:value-type="float" office:value="-0.24795" calcext:value-type="float">
            <text:p>-0.24795</text:p>
          </table:table-cell>
          <table:table-cell office:value-type="float" office:value="0.0061269" calcext:value-type="float">
            <text:p>0.0061269</text:p>
          </table:table-cell>
          <table:table-cell office:value-type="float" office:value="0" calcext:value-type="float">
            <text:p>0</text:p>
          </table:table-cell>
          <table:table-cell office:value-type="float" office:value="-3141.7" calcext:value-type="float">
            <text:p>-3141.7</text:p>
          </table:table-cell>
          <table:table-cell office:value-type="float" office:value="0.018433" calcext:value-type="float">
            <text:p>0.018433</text:p>
          </table:table-cell>
          <table:table-cell office:value-type="float" office:value="0.88358" calcext:value-type="float">
            <text:p>0.88358</text:p>
          </table:table-cell>
          <table:table-cell office:value-type="float" office:value="-0.02778" calcext:value-type="float">
            <text:p>-0.0277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]-([$Sheet2.$B$2]*[.B18]+[$Sheet2.$B$3]))^2" office:value-type="float" office:value="0.000455658566209213" calcext:value-type="float">
            <text:p>0.000455658566209</text:p>
          </table:table-cell>
          <table:table-cell table:formula="of:=([.F18]-([$Sheet2.$B$7] +[$Sheet2.$B$8] * ([.B18] - [$Sheet2.$B$9])^2))^2" office:value-type="float" office:value="0.000007519181542947" calcext:value-type="float">
            <text:p>7.519181542947E-06</text:p>
          </table:table-cell>
          <table:table-cell table:formula="of:=([.X18]-([.AE18]^2*([$Sheet2.$B$13]*([.B18] -[$Sheet2.$B$14])^2 +[$Sheet2.$B$15]*([.B18]-[$Sheet2.$B$14]) +[$Sheet2.$B$16])    ))^2" office:value-type="float" office:value="0.00107153829724549" calcext:value-type="float">
            <text:p>0.001071538297246</text:p>
          </table:table-cell>
          <table:table-cell table:formula="of:=([.AG18]-([.AE18]^2*([$Sheet2.$B$20]*([.B18] -[$Sheet2.$B$21])^2 + [$Sheet2.$B$22]*([.B18]-[$Sheet2.$B$21]) + [$Sheet2.$B$23])    ))^2" office:value-type="float" office:value="20.5070479846711" calcext:value-type="float">
            <text:p>20.5070479846711</text:p>
          </table:table-cell>
          <table:table-cell table:formula="of:=([.AH18]-([.AE18]^2*([$Sheet2.$B$27]*([.B18] -[$Sheet2.$B$28])^2 +[$Sheet2.$B$29]*([.B18]-[$Sheet2.$B$28]) +[$Sheet2.$B$30])    ))^2" office:value-type="float" office:value="307.888606750895" calcext:value-type="float">
            <text:p>307.888606750895</text:p>
          </table:table-cell>
          <table:table-cell table:formula="of:=([.AI18]-([.AE18]^2*([$Sheet2.$B$34]*([.B18] - [$Sheet2.$B$35])^2 +[$Sheet2.$B$36]*([.B18]-[$Sheet2.$B$35]) +[$Sheet2.$B$37])    ))^2" office:value-type="float" office:value="2.26750781905161" calcext:value-type="float">
            <text:p>2.26750781905161</text:p>
          </table:table-cell>
          <table:table-cell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571" calcext:value-type="float">
            <text:p>-0.61571</text:p>
          </table:table-cell>
          <table:table-cell office:value-type="float" office:value="0.05963" calcext:value-type="float">
            <text:p>0.05963</text:p>
          </table:table-cell>
          <table:table-cell office:value-type="float" office:value="0.017864" calcext:value-type="float">
            <text:p>0.017864</text:p>
          </table:table-cell>
          <table:table-cell office:value-type="float" office:value="0.041766" calcext:value-type="float">
            <text:p>0.041766</text:p>
          </table:table-cell>
          <table:table-cell office:value-type="float" office:value="-0.0099975" calcext:value-type="float">
            <text:p>-0.0099975</text:p>
          </table:table-cell>
          <table:table-cell office:value-type="float" office:value="-2.5732" calcext:value-type="float">
            <text:p>-2.5732</text:p>
          </table:table-cell>
          <table:table-cell office:value-type="float" office:value="-0.11753" calcext:value-type="float">
            <text:p>-0.11753</text:p>
          </table:table-cell>
          <table:table-cell office:value-type="float" office:value="-2.4557" calcext:value-type="float">
            <text:p>-2.4557</text:p>
          </table:table-cell>
          <table:table-cell office:value-type="float" office:value="-0.28533" calcext:value-type="float">
            <text:p>-0.28533</text:p>
          </table:table-cell>
          <table:table-cell office:value-type="float" office:value="-0.039272" calcext:value-type="float">
            <text:p>-0.039272</text:p>
          </table:table-cell>
          <table:table-cell office:value-type="float" office:value="-0.0089756" calcext:value-type="float">
            <text:p>-0.0089756</text:p>
          </table:table-cell>
          <table:table-cell office:value-type="float" office:value="-0.030296" calcext:value-type="float">
            <text:p>-0.030296</text:p>
          </table:table-cell>
          <table:table-cell office:value-type="float" office:value="-10.326" calcext:value-type="float">
            <text:p>-10.326</text:p>
          </table:table-cell>
          <table:table-cell office:value-type="float" office:value="-8.1022" calcext:value-type="float">
            <text:p>-8.1022</text:p>
          </table:table-cell>
          <table:table-cell office:value-type="float" office:value="-1" calcext:value-type="float">
            <text:p>-1</text:p>
          </table:table-cell>
          <table:table-cell office:value-type="float" office:value="39.038" calcext:value-type="float">
            <text:p>39.038</text:p>
          </table:table-cell>
          <table:table-cell office:value-type="float" office:value="-9.3445" calcext:value-type="float">
            <text:p>-9.3445</text:p>
          </table:table-cell>
          <table:table-cell office:value-type="float" office:value="-575.5" calcext:value-type="float">
            <text:p>-575.5</text:p>
          </table:table-cell>
          <table:table-cell office:value-type="float" office:value="39.038" calcext:value-type="float">
            <text:p>39.038</text:p>
          </table:table-cell>
          <table:table-cell office:value-type="float" office:value="-9.3445" calcext:value-type="float">
            <text:p>-9.3445</text:p>
          </table:table-cell>
          <table:table-cell office:value-type="float" office:value="-575.5" calcext:value-type="float">
            <text:p>-57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767" calcext:value-type="float">
            <text:p>4.9767</text:p>
          </table:table-cell>
          <table:table-cell office:value-type="float" office:value="-1.084" calcext:value-type="float">
            <text:p>-1.084</text:p>
          </table:table-cell>
          <table:table-cell office:value-type="float" office:value="5" calcext:value-type="float">
            <text:p>5</text:p>
          </table:table-cell>
          <table:table-cell office:value-type="float" office:value="-5.5317" calcext:value-type="float">
            <text:p>-5.5317</text:p>
          </table:table-cell>
          <table:table-cell office:value-type="float" office:value="133.35" calcext:value-type="float">
            <text:p>133.35</text:p>
          </table:table-cell>
          <table:table-cell office:value-type="float" office:value="-365.58" calcext:value-type="float">
            <text:p>-365.58</text:p>
          </table:table-cell>
          <table:table-cell office:value-type="float" office:value="18.354" calcext:value-type="float">
            <text:p>18.354</text:p>
          </table:table-cell>
          <table:table-cell office:value-type="float" office:value="0.040298" calcext:value-type="float">
            <text:p>0.040298</text:p>
          </table:table-cell>
          <table:table-cell office:value-type="float" office:value="-0.24791" calcext:value-type="float">
            <text:p>-0.24791</text:p>
          </table:table-cell>
          <table:table-cell office:value-type="float" office:value="0.0048312" calcext:value-type="float">
            <text:p>0.0048312</text:p>
          </table:table-cell>
          <table:table-cell office:value-type="float" office:value="0" calcext:value-type="float">
            <text:p>0</text:p>
          </table:table-cell>
          <table:table-cell office:value-type="float" office:value="-3126.5" calcext:value-type="float">
            <text:p>-3126.5</text:p>
          </table:table-cell>
          <table:table-cell office:value-type="float" office:value="0.015589" calcext:value-type="float">
            <text:p>0.015589</text:p>
          </table:table-cell>
          <table:table-cell office:value-type="float" office:value="0.86677" calcext:value-type="float">
            <text:p>0.86677</text:p>
          </table:table-cell>
          <table:table-cell office:value-type="float" office:value="-0.024812" calcext:value-type="float">
            <text:p>-0.0248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]-([$Sheet2.$B$2]*[.B19]+[$Sheet2.$B$3]))^2" office:value-type="float" office:value="0.000430700619917464" calcext:value-type="float">
            <text:p>0.000430700619917</text:p>
          </table:table-cell>
          <table:table-cell table:formula="of:=([.F19]-([$Sheet2.$B$7] +[$Sheet2.$B$8] * ([.B19] - [$Sheet2.$B$9])^2))^2" office:value-type="float" office:value="0.00000760956659780585" calcext:value-type="float">
            <text:p>7.60956659780585E-06</text:p>
          </table:table-cell>
          <table:table-cell table:formula="of:=([.X19]-([.AE19]^2*([$Sheet2.$B$13]*([.B19] -[$Sheet2.$B$14])^2 +[$Sheet2.$B$15]*([.B19]-[$Sheet2.$B$14]) +[$Sheet2.$B$16])    ))^2" office:value-type="float" office:value="0.0000642921582822612" calcext:value-type="float">
            <text:p>6.42921582822612E-05</text:p>
          </table:table-cell>
          <table:table-cell table:formula="of:=([.AG19]-([.AE19]^2*([$Sheet2.$B$20]*([.B19] -[$Sheet2.$B$21])^2 + [$Sheet2.$B$22]*([.B19]-[$Sheet2.$B$21]) + [$Sheet2.$B$23])    ))^2" office:value-type="float" office:value="20.2326880229304" calcext:value-type="float">
            <text:p>20.2326880229304</text:p>
          </table:table-cell>
          <table:table-cell table:formula="of:=([.AH19]-([.AE19]^2*([$Sheet2.$B$27]*([.B19] -[$Sheet2.$B$28])^2 +[$Sheet2.$B$29]*([.B19]-[$Sheet2.$B$28]) +[$Sheet2.$B$30])    ))^2" office:value-type="float" office:value="286.8663664108" calcext:value-type="float">
            <text:p>286.8663664108</text:p>
          </table:table-cell>
          <table:table-cell table:formula="of:=([.AI19]-([.AE19]^2*([$Sheet2.$B$34]*([.B19] - [$Sheet2.$B$35])^2 +[$Sheet2.$B$36]*([.B19]-[$Sheet2.$B$35]) +[$Sheet2.$B$37])    ))^2" office:value-type="float" office:value="2.00209960100023" calcext:value-type="float">
            <text:p>2.00209960100023</text:p>
          </table:table-cell>
          <table:table-cell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5497" calcext:value-type="float">
            <text:p>-0.55497</text:p>
          </table:table-cell>
          <table:table-cell office:value-type="float" office:value="0.051282" calcext:value-type="float">
            <text:p>0.051282</text:p>
          </table:table-cell>
          <table:table-cell office:value-type="float" office:value="0.016495" calcext:value-type="float">
            <text:p>0.016495</text:p>
          </table:table-cell>
          <table:table-cell office:value-type="float" office:value="0.034786" calcext:value-type="float">
            <text:p>0.034786</text:p>
          </table:table-cell>
          <table:table-cell office:value-type="float" office:value="-0.008856" calcext:value-type="float">
            <text:p>-0.008856</text:p>
          </table:table-cell>
          <table:table-cell office:value-type="float" office:value="-2.3077" calcext:value-type="float">
            <text:p>-2.3077</text:p>
          </table:table-cell>
          <table:table-cell office:value-type="float" office:value="-0.10852" calcext:value-type="float">
            <text:p>-0.10852</text:p>
          </table:table-cell>
          <table:table-cell office:value-type="float" office:value="-2.1992" calcext:value-type="float">
            <text:p>-2.1992</text:p>
          </table:table-cell>
          <table:table-cell office:value-type="float" office:value="-0.25747" calcext:value-type="float">
            <text:p>-0.25747</text:p>
          </table:table-cell>
          <table:table-cell office:value-type="float" office:value="-0.033981" calcext:value-type="float">
            <text:p>-0.033981</text:p>
          </table:table-cell>
          <table:table-cell office:value-type="float" office:value="-0.0082632" calcext:value-type="float">
            <text:p>-0.0082632</text:p>
          </table:table-cell>
          <table:table-cell office:value-type="float" office:value="-0.025718" calcext:value-type="float">
            <text:p>-0.025718</text:p>
          </table:table-cell>
          <table:table-cell office:value-type="float" office:value="-10.822" calcext:value-type="float">
            <text:p>-10.822</text:p>
          </table:table-cell>
          <table:table-cell office:value-type="float" office:value="-8.062" calcext:value-type="float">
            <text:p>-8.062</text:p>
          </table:table-cell>
          <table:table-cell office:value-type="float" office:value="-1" calcext:value-type="float">
            <text:p>-1</text:p>
          </table:table-cell>
          <table:table-cell office:value-type="float" office:value="32.514" calcext:value-type="float">
            <text:p>32.514</text:p>
          </table:table-cell>
          <table:table-cell office:value-type="float" office:value="-8.2776" calcext:value-type="float">
            <text:p>-8.2776</text:p>
          </table:table-cell>
          <table:table-cell office:value-type="float" office:value="-518.72" calcext:value-type="float">
            <text:p>-518.72</text:p>
          </table:table-cell>
          <table:table-cell office:value-type="float" office:value="32.514" calcext:value-type="float">
            <text:p>32.514</text:p>
          </table:table-cell>
          <table:table-cell office:value-type="float" office:value="-8.2776" calcext:value-type="float">
            <text:p>-8.2776</text:p>
          </table:table-cell>
          <table:table-cell office:value-type="float" office:value="-518.72" calcext:value-type="float">
            <text:p>-518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788" calcext:value-type="float">
            <text:p>4.9788</text:p>
          </table:table-cell>
          <table:table-cell office:value-type="float" office:value="-1.0894" calcext:value-type="float">
            <text:p>-1.0894</text:p>
          </table:table-cell>
          <table:table-cell office:value-type="float" office:value="5" calcext:value-type="float">
            <text:p>5</text:p>
          </table:table-cell>
          <table:table-cell office:value-type="float" office:value="-5.2794" calcext:value-type="float">
            <text:p>-5.2794</text:p>
          </table:table-cell>
          <table:table-cell office:value-type="float" office:value="120.32" calcext:value-type="float">
            <text:p>120.32</text:p>
          </table:table-cell>
          <table:table-cell office:value-type="float" office:value="-327.86" calcext:value-type="float">
            <text:p>-327.86</text:p>
          </table:table-cell>
          <table:table-cell office:value-type="float" office:value="15.881" calcext:value-type="float">
            <text:p>15.881</text:p>
          </table:table-cell>
          <table:table-cell office:value-type="float" office:value="0.039257" calcext:value-type="float">
            <text:p>0.039257</text:p>
          </table:table-cell>
          <table:table-cell office:value-type="float" office:value="-0.24789" calcext:value-type="float">
            <text:p>-0.24789</text:p>
          </table:table-cell>
          <table:table-cell office:value-type="float" office:value="0.0034228" calcext:value-type="float">
            <text:p>0.0034228</text:p>
          </table:table-cell>
          <table:table-cell office:value-type="float" office:value="0" calcext:value-type="float">
            <text:p>0</text:p>
          </table:table-cell>
          <table:table-cell office:value-type="float" office:value="-3142.1" calcext:value-type="float">
            <text:p>-3142.1</text:p>
          </table:table-cell>
          <table:table-cell office:value-type="float" office:value="0.01299" calcext:value-type="float">
            <text:p>0.01299</text:p>
          </table:table-cell>
          <table:table-cell office:value-type="float" office:value="0.84548" calcext:value-type="float">
            <text:p>0.84548</text:p>
          </table:table-cell>
          <table:table-cell office:value-type="float" office:value="-0.021787" calcext:value-type="float">
            <text:p>-0.0217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]-([$Sheet2.$B$2]*[.B20]+[$Sheet2.$B$3]))^2" office:value-type="float" office:value="0.000394042167304697" calcext:value-type="float">
            <text:p>0.000394042167305</text:p>
          </table:table-cell>
          <table:table-cell table:formula="of:=([.F20]-([$Sheet2.$B$7] +[$Sheet2.$B$8] * ([.B20] - [$Sheet2.$B$9])^2))^2" office:value-type="float" office:value="0.00000870078438332219" calcext:value-type="float">
            <text:p>8.70078438332219E-06</text:p>
          </table:table-cell>
          <table:table-cell table:formula="of:=([.X20]-([.AE20]^2*([$Sheet2.$B$13]*([.B20] -[$Sheet2.$B$14])^2 +[$Sheet2.$B$15]*([.B20]-[$Sheet2.$B$14]) +[$Sheet2.$B$16])    ))^2" office:value-type="float" office:value="0.00234277995468285" calcext:value-type="float">
            <text:p>0.002342779954683</text:p>
          </table:table-cell>
          <table:table-cell table:formula="of:=([.AG20]-([.AE20]^2*([$Sheet2.$B$20]*([.B20] -[$Sheet2.$B$21])^2 + [$Sheet2.$B$22]*([.B20]-[$Sheet2.$B$21]) + [$Sheet2.$B$23])    ))^2" office:value-type="float" office:value="19.3355971139641" calcext:value-type="float">
            <text:p>19.3355971139641</text:p>
          </table:table-cell>
          <table:table-cell table:formula="of:=([.AH20]-([.AE20]^2*([$Sheet2.$B$27]*([.B20] -[$Sheet2.$B$28])^2 +[$Sheet2.$B$29]*([.B20]-[$Sheet2.$B$28]) +[$Sheet2.$B$30])    ))^2" office:value-type="float" office:value="267.206793923837" calcext:value-type="float">
            <text:p>267.206793923837</text:p>
          </table:table-cell>
          <table:table-cell table:formula="of:=([.AI20]-([.AE20]^2*([$Sheet2.$B$34]*([.B20] - [$Sheet2.$B$35])^2 +[$Sheet2.$B$36]*([.B20]-[$Sheet2.$B$35]) +[$Sheet2.$B$37])    ))^2" office:value-type="float" office:value="1.90997961945256" calcext:value-type="float">
            <text:p>1.90997961945256</text:p>
          </table:table-cell>
          <table:table-cell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395" calcext:value-type="float">
            <text:p>-0.49395</text:p>
          </table:table-cell>
          <table:table-cell office:value-type="float" office:value="0.04363" calcext:value-type="float">
            <text:p>0.04363</text:p>
          </table:table-cell>
          <table:table-cell office:value-type="float" office:value="0.015151" calcext:value-type="float">
            <text:p>0.015151</text:p>
          </table:table-cell>
          <table:table-cell office:value-type="float" office:value="0.028479" calcext:value-type="float">
            <text:p>0.028479</text:p>
          </table:table-cell>
          <table:table-cell office:value-type="float" office:value="-0.0078266" calcext:value-type="float">
            <text:p>-0.0078266</text:p>
          </table:table-cell>
          <table:table-cell office:value-type="float" office:value="-2.0459" calcext:value-type="float">
            <text:p>-2.0459</text:p>
          </table:table-cell>
          <table:table-cell office:value-type="float" office:value="-0.099677" calcext:value-type="float">
            <text:p>-0.099677</text:p>
          </table:table-cell>
          <table:table-cell office:value-type="float" office:value="-1.9462" calcext:value-type="float">
            <text:p>-1.9462</text:p>
          </table:table-cell>
          <table:table-cell office:value-type="float" office:value="-0.22925" calcext:value-type="float">
            <text:p>-0.22925</text:p>
          </table:table-cell>
          <table:table-cell office:value-type="float" office:value="-0.029142" calcext:value-type="float">
            <text:p>-0.029142</text:p>
          </table:table-cell>
          <table:table-cell office:value-type="float" office:value="-0.0075578" calcext:value-type="float">
            <text:p>-0.0075578</text:p>
          </table:table-cell>
          <table:table-cell office:value-type="float" office:value="-0.021584" calcext:value-type="float">
            <text:p>-0.021584</text:p>
          </table:table-cell>
          <table:table-cell office:value-type="float" office:value="-11.321" calcext:value-type="float">
            <text:p>-11.321</text:p>
          </table:table-cell>
          <table:table-cell office:value-type="float" office:value="-7.9568" calcext:value-type="float">
            <text:p>-7.9568</text:p>
          </table:table-cell>
          <table:table-cell office:value-type="float" office:value="-1" calcext:value-type="float">
            <text:p>-1</text:p>
          </table:table-cell>
          <table:table-cell office:value-type="float" office:value="26.619" calcext:value-type="float">
            <text:p>26.619</text:p>
          </table:table-cell>
          <table:table-cell office:value-type="float" office:value="-7.3154" calcext:value-type="float">
            <text:p>-7.3154</text:p>
          </table:table-cell>
          <table:table-cell office:value-type="float" office:value="-461.68" calcext:value-type="float">
            <text:p>-461.68</text:p>
          </table:table-cell>
          <table:table-cell office:value-type="float" office:value="26.619" calcext:value-type="float">
            <text:p>26.619</text:p>
          </table:table-cell>
          <table:table-cell office:value-type="float" office:value="-7.3154" calcext:value-type="float">
            <text:p>-7.3154</text:p>
          </table:table-cell>
          <table:table-cell office:value-type="float" office:value="-461.68" calcext:value-type="float">
            <text:p>-46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06" calcext:value-type="float">
            <text:p>4.9806</text:p>
          </table:table-cell>
          <table:table-cell office:value-type="float" office:value="-1.1038" calcext:value-type="float">
            <text:p>-1.1038</text:p>
          </table:table-cell>
          <table:table-cell office:value-type="float" office:value="5" calcext:value-type="float">
            <text:p>5</text:p>
          </table:table-cell>
          <table:table-cell office:value-type="float" office:value="-5.0478" calcext:value-type="float">
            <text:p>-5.0478</text:p>
          </table:table-cell>
          <table:table-cell office:value-type="float" office:value="107.14" calcext:value-type="float">
            <text:p>107.14</text:p>
          </table:table-cell>
          <table:table-cell office:value-type="float" office:value="-290.66" calcext:value-type="float">
            <text:p>-290.66</text:p>
          </table:table-cell>
          <table:table-cell office:value-type="float" office:value="13.619" calcext:value-type="float">
            <text:p>13.619</text:p>
          </table:table-cell>
          <table:table-cell office:value-type="float" office:value="0.037876" calcext:value-type="float">
            <text:p>0.037876</text:p>
          </table:table-cell>
          <table:table-cell office:value-type="float" office:value="-0.24788" calcext:value-type="float">
            <text:p>-0.24788</text:p>
          </table:table-cell>
          <table:table-cell office:value-type="float" office:value="0.0018623" calcext:value-type="float">
            <text:p>0.0018623</text:p>
          </table:table-cell>
          <table:table-cell office:value-type="float" office:value="0" calcext:value-type="float">
            <text:p>0</text:p>
          </table:table-cell>
          <table:table-cell office:value-type="float" office:value="-3183.6" calcext:value-type="float">
            <text:p>-3183.6</text:p>
          </table:table-cell>
          <table:table-cell office:value-type="float" office:value="0.010638" calcext:value-type="float">
            <text:p>0.010638</text:p>
          </table:table-cell>
          <table:table-cell office:value-type="float" office:value="0.81811" calcext:value-type="float">
            <text:p>0.81811</text:p>
          </table:table-cell>
          <table:table-cell office:value-type="float" office:value="-0.018709" calcext:value-type="float">
            <text:p>-0.01870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]-([$Sheet2.$B$2]*[.B21]+[$Sheet2.$B$3]))^2" office:value-type="float" office:value="0.000348481636652012" calcext:value-type="float">
            <text:p>0.000348481636652</text:p>
          </table:table-cell>
          <table:table-cell table:formula="of:=([.F21]-([$Sheet2.$B$7] +[$Sheet2.$B$8] * ([.B21] - [$Sheet2.$B$9])^2))^2" office:value-type="float" office:value="0.00000921491196202614" calcext:value-type="float">
            <text:p>9.21491196202614E-06</text:p>
          </table:table-cell>
          <table:table-cell table:formula="of:=([.X21]-([.AE21]^2*([$Sheet2.$B$13]*([.B21] -[$Sheet2.$B$14])^2 +[$Sheet2.$B$15]*([.B21]-[$Sheet2.$B$14]) +[$Sheet2.$B$16])    ))^2" office:value-type="float" office:value="0.00762438767191533" calcext:value-type="float">
            <text:p>0.007624387671915</text:p>
          </table:table-cell>
          <table:table-cell table:formula="of:=([.AG21]-([.AE21]^2*([$Sheet2.$B$20]*([.B21] -[$Sheet2.$B$21])^2 + [$Sheet2.$B$22]*([.B21]-[$Sheet2.$B$21]) + [$Sheet2.$B$23])    ))^2" office:value-type="float" office:value="18.0278445090474" calcext:value-type="float">
            <text:p>18.0278445090474</text:p>
          </table:table-cell>
          <table:table-cell table:formula="of:=([.AH21]-([.AE21]^2*([$Sheet2.$B$27]*([.B21] -[$Sheet2.$B$28])^2 +[$Sheet2.$B$29]*([.B21]-[$Sheet2.$B$28]) +[$Sheet2.$B$30])    ))^2" office:value-type="float" office:value="241.639222847623" calcext:value-type="float">
            <text:p>241.639222847623</text:p>
          </table:table-cell>
          <table:table-cell table:formula="of:=([.AI21]-([.AE21]^2*([$Sheet2.$B$34]*([.B21] - [$Sheet2.$B$35])^2 +[$Sheet2.$B$36]*([.B21]-[$Sheet2.$B$35]) +[$Sheet2.$B$37])    ))^2" office:value-type="float" office:value="1.75832355807766" calcext:value-type="float">
            <text:p>1.75832355807766</text:p>
          </table:table-cell>
          <table:table-cell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266" calcext:value-type="float">
            <text:p>-0.43266</text:p>
          </table:table-cell>
          <table:table-cell office:value-type="float" office:value="0.036777" calcext:value-type="float">
            <text:p>0.036777</text:p>
          </table:table-cell>
          <table:table-cell office:value-type="float" office:value="0.013926" calcext:value-type="float">
            <text:p>0.013926</text:p>
          </table:table-cell>
          <table:table-cell office:value-type="float" office:value="0.022851" calcext:value-type="float">
            <text:p>0.022851</text:p>
          </table:table-cell>
          <table:table-cell office:value-type="float" office:value="-0.00691" calcext:value-type="float">
            <text:p>-0.00691</text:p>
          </table:table-cell>
          <table:table-cell office:value-type="float" office:value="-1.7884" calcext:value-type="float">
            <text:p>-1.7884</text:p>
          </table:table-cell>
          <table:table-cell office:value-type="float" office:value="-0.091617" calcext:value-type="float">
            <text:p>-0.091617</text:p>
          </table:table-cell>
          <table:table-cell office:value-type="float" office:value="-1.6968" calcext:value-type="float">
            <text:p>-1.6968</text:p>
          </table:table-cell>
          <table:table-cell office:value-type="float" office:value="-0.2007" calcext:value-type="float">
            <text:p>-0.2007</text:p>
          </table:table-cell>
          <table:table-cell office:value-type="float" office:value="-0.024814" calcext:value-type="float">
            <text:p>-0.024814</text:p>
          </table:table-cell>
          <table:table-cell office:value-type="float" office:value="-0.0069136" calcext:value-type="float">
            <text:p>-0.0069136</text:p>
          </table:table-cell>
          <table:table-cell office:value-type="float" office:value="-0.0179" calcext:value-type="float">
            <text:p>-0.0179</text:p>
          </table:table-cell>
          <table:table-cell office:value-type="float" office:value="-11.765" calcext:value-type="float">
            <text:p>-11.765</text:p>
          </table:table-cell>
          <table:table-cell office:value-type="float" office:value="-7.7384" calcext:value-type="float">
            <text:p>-7.7384</text:p>
          </table:table-cell>
          <table:table-cell office:value-type="float" office:value="-1" calcext:value-type="float">
            <text:p>-1</text:p>
          </table:table-cell>
          <table:table-cell office:value-type="float" office:value="21.358" calcext:value-type="float">
            <text:p>21.358</text:p>
          </table:table-cell>
          <table:table-cell office:value-type="float" office:value="-6.4587" calcext:value-type="float">
            <text:p>-6.4587</text:p>
          </table:table-cell>
          <table:table-cell office:value-type="float" office:value="-404.4" calcext:value-type="float">
            <text:p>-404.4</text:p>
          </table:table-cell>
          <table:table-cell office:value-type="float" office:value="21.358" calcext:value-type="float">
            <text:p>21.358</text:p>
          </table:table-cell>
          <table:table-cell office:value-type="float" office:value="-6.4587" calcext:value-type="float">
            <text:p>-6.4587</text:p>
          </table:table-cell>
          <table:table-cell office:value-type="float" office:value="-404.4" calcext:value-type="float">
            <text:p>-40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2" calcext:value-type="float">
            <text:p>4.982</text:p>
          </table:table-cell>
          <table:table-cell office:value-type="float" office:value="-1.135" calcext:value-type="float">
            <text:p>-1.135</text:p>
          </table:table-cell>
          <table:table-cell office:value-type="float" office:value="5" calcext:value-type="float">
            <text:p>5</text:p>
          </table:table-cell>
          <table:table-cell office:value-type="float" office:value="-4.8585" calcext:value-type="float">
            <text:p>-4.8585</text:p>
          </table:table-cell>
          <table:table-cell office:value-type="float" office:value="93.797" calcext:value-type="float">
            <text:p>93.797</text:p>
          </table:table-cell>
          <table:table-cell office:value-type="float" office:value="-254.08" calcext:value-type="float">
            <text:p>-254.08</text:p>
          </table:table-cell>
          <table:table-cell office:value-type="float" office:value="11.597" calcext:value-type="float">
            <text:p>11.597</text:p>
          </table:table-cell>
          <table:table-cell office:value-type="float" office:value="0.036017" calcext:value-type="float">
            <text:p>0.036017</text:p>
          </table:table-cell>
          <table:table-cell office:value-type="float" office:value="-0.24788" calcext:value-type="float">
            <text:p>-0.24788</text:p>
          </table:table-cell>
          <table:table-cell table:style-name="ce1" office:value-type="float" office:value="0.00008763" calcext:value-type="float">
            <text:p>8.76E-05</text:p>
          </table:table-cell>
          <table:table-cell office:value-type="float" office:value="0" calcext:value-type="float">
            <text:p>0</text:p>
          </table:table-cell>
          <table:table-cell office:value-type="float" office:value="-3273.5" calcext:value-type="float">
            <text:p>-3273.5</text:p>
          </table:table-cell>
          <table:table-cell office:value-type="float" office:value="0.0085382" calcext:value-type="float">
            <text:p>0.0085382</text:p>
          </table:table-cell>
          <table:table-cell office:value-type="float" office:value="0.78229" calcext:value-type="float">
            <text:p>0.78229</text:p>
          </table:table-cell>
          <table:table-cell office:value-type="float" office:value="-0.015583" calcext:value-type="float">
            <text:p>-0.0155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]-([$Sheet2.$B$2]*[.B22]+[$Sheet2.$B$3]))^2" office:value-type="float" office:value="0.000296350383219716" calcext:value-type="float">
            <text:p>0.00029635038322</text:p>
          </table:table-cell>
          <table:table-cell table:formula="of:=([.F22]-([$Sheet2.$B$7] +[$Sheet2.$B$8] * ([.B22] - [$Sheet2.$B$9])^2))^2" office:value-type="float" office:value="0.00000972965018944335" calcext:value-type="float">
            <text:p>9.72965018944335E-06</text:p>
          </table:table-cell>
          <table:table-cell table:formula="of:=([.X22]-([.AE22]^2*([$Sheet2.$B$13]*([.B22] -[$Sheet2.$B$14])^2 +[$Sheet2.$B$15]*([.B22]-[$Sheet2.$B$14]) +[$Sheet2.$B$16])    ))^2" office:value-type="float" office:value="0.0153672323868283" calcext:value-type="float">
            <text:p>0.015367232386828</text:p>
          </table:table-cell>
          <table:table-cell table:formula="of:=([.AG22]-([.AE22]^2*([$Sheet2.$B$20]*([.B22] -[$Sheet2.$B$21])^2 + [$Sheet2.$B$22]*([.B22]-[$Sheet2.$B$21]) + [$Sheet2.$B$23])    ))^2" office:value-type="float" office:value="16.2502558015337" calcext:value-type="float">
            <text:p>16.2502558015337</text:p>
          </table:table-cell>
          <table:table-cell table:formula="of:=([.AH22]-([.AE22]^2*([$Sheet2.$B$27]*([.B22] -[$Sheet2.$B$28])^2 +[$Sheet2.$B$29]*([.B22]-[$Sheet2.$B$28]) +[$Sheet2.$B$30])    ))^2" office:value-type="float" office:value="214.095228929014" calcext:value-type="float">
            <text:p>214.095228929014</text:p>
          </table:table-cell>
          <table:table-cell table:formula="of:=([.AI22]-([.AE22]^2*([$Sheet2.$B$34]*([.B22] - [$Sheet2.$B$35])^2 +[$Sheet2.$B$36]*([.B22]-[$Sheet2.$B$35]) +[$Sheet2.$B$37])    ))^2" office:value-type="float" office:value="1.62804615446929" calcext:value-type="float">
            <text:p>1.62804615446929</text:p>
          </table:table-cell>
          <table:table-cell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114" calcext:value-type="float">
            <text:p>-0.37114</text:p>
          </table:table-cell>
          <table:table-cell office:value-type="float" office:value="0.030762" calcext:value-type="float">
            <text:p>0.030762</text:p>
          </table:table-cell>
          <table:table-cell office:value-type="float" office:value="0.012852" calcext:value-type="float">
            <text:p>0.012852</text:p>
          </table:table-cell>
          <table:table-cell office:value-type="float" office:value="0.01791" calcext:value-type="float">
            <text:p>0.01791</text:p>
          </table:table-cell>
          <table:table-cell office:value-type="float" office:value="-0.0061072" calcext:value-type="float">
            <text:p>-0.0061072</text:p>
          </table:table-cell>
          <table:table-cell office:value-type="float" office:value="-1.5356" calcext:value-type="float">
            <text:p>-1.5356</text:p>
          </table:table-cell>
          <table:table-cell office:value-type="float" office:value="-0.084552" calcext:value-type="float">
            <text:p>-0.084552</text:p>
          </table:table-cell>
          <table:table-cell office:value-type="float" office:value="-1.451" calcext:value-type="float">
            <text:p>-1.451</text:p>
          </table:table-cell>
          <table:table-cell office:value-type="float" office:value="-0.17183" calcext:value-type="float">
            <text:p>-0.17183</text:p>
          </table:table-cell>
          <table:table-cell office:value-type="float" office:value="-0.021021" calcext:value-type="float">
            <text:p>-0.021021</text:p>
          </table:table-cell>
          <table:table-cell office:value-type="float" office:value="-0.0063518" calcext:value-type="float">
            <text:p>-0.0063518</text:p>
          </table:table-cell>
          <table:table-cell office:value-type="float" office:value="-0.014669" calcext:value-type="float">
            <text:p>-0.014669</text:p>
          </table:table-cell>
          <table:table-cell office:value-type="float" office:value="-12.065" calcext:value-type="float">
            <text:p>-12.065</text:p>
          </table:table-cell>
          <table:table-cell office:value-type="float" office:value="-7.3502" calcext:value-type="float">
            <text:p>-7.3502</text:p>
          </table:table-cell>
          <table:table-cell office:value-type="float" office:value="-1" calcext:value-type="float">
            <text:p>-1</text:p>
          </table:table-cell>
          <table:table-cell office:value-type="float" office:value="16.74" calcext:value-type="float">
            <text:p>16.74</text:p>
          </table:table-cell>
          <table:table-cell office:value-type="float" office:value="-5.7083" calcext:value-type="float">
            <text:p>-5.7083</text:p>
          </table:table-cell>
          <table:table-cell office:value-type="float" office:value="-346.9" calcext:value-type="float">
            <text:p>-346.9</text:p>
          </table:table-cell>
          <table:table-cell office:value-type="float" office:value="16.74" calcext:value-type="float">
            <text:p>16.74</text:p>
          </table:table-cell>
          <table:table-cell office:value-type="float" office:value="-5.7083" calcext:value-type="float">
            <text:p>-5.7083</text:p>
          </table:table-cell>
          <table:table-cell office:value-type="float" office:value="-346.9" calcext:value-type="float">
            <text:p>-3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29" calcext:value-type="float">
            <text:p>4.9829</text:p>
          </table:table-cell>
          <table:table-cell office:value-type="float" office:value="-1.1949" calcext:value-type="float">
            <text:p>-1.1949</text:p>
          </table:table-cell>
          <table:table-cell office:value-type="float" office:value="5" calcext:value-type="float">
            <text:p>5</text:p>
          </table:table-cell>
          <table:table-cell office:value-type="float" office:value="-4.7381" calcext:value-type="float">
            <text:p>-4.7381</text:p>
          </table:table-cell>
          <table:table-cell office:value-type="float" office:value="80.302" calcext:value-type="float">
            <text:p>80.302</text:p>
          </table:table-cell>
          <table:table-cell office:value-type="float" office:value="-218.16" calcext:value-type="float">
            <text:p>-218.16</text:p>
          </table:table-cell>
          <table:table-cell office:value-type="float" office:value="9.8238" calcext:value-type="float">
            <text:p>9.8238</text:p>
          </table:table-cell>
          <table:table-cell office:value-type="float" office:value="0.03345" calcext:value-type="float">
            <text:p>0.03345</text:p>
          </table:table-cell>
          <table:table-cell office:value-type="float" office:value="-0.2479" calcext:value-type="float">
            <text:p>-0.2479</text:p>
          </table:table-cell>
          <table:table-cell office:value-type="float" office:value="-0.0020053" calcext:value-type="float">
            <text:p>-0.0020053</text:p>
          </table:table-cell>
          <table:table-cell office:value-type="float" office:value="0" calcext:value-type="float">
            <text:p>0</text:p>
          </table:table-cell>
          <table:table-cell office:value-type="float" office:value="-3446.4" calcext:value-type="float">
            <text:p>-3446.4</text:p>
          </table:table-cell>
          <table:table-cell office:value-type="float" office:value="0.0066933" calcext:value-type="float">
            <text:p>0.0066933</text:p>
          </table:table-cell>
          <table:table-cell office:value-type="float" office:value="0.73444" calcext:value-type="float">
            <text:p>0.73444</text:p>
          </table:table-cell>
          <table:table-cell office:value-type="float" office:value="-0.012415" calcext:value-type="float">
            <text:p>-0.0124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]-([$Sheet2.$B$2]*[.B23]+[$Sheet2.$B$3]))^2" office:value-type="float" office:value="0.000241242955533309" calcext:value-type="float">
            <text:p>0.000241242955533</text:p>
          </table:table-cell>
          <table:table-cell table:formula="of:=([.F23]-([$Sheet2.$B$7] +[$Sheet2.$B$8] * ([.B23] - [$Sheet2.$B$9])^2))^2" office:value-type="float" office:value="0.0000104950296860636" calcext:value-type="float">
            <text:p>1.04950296860636E-05</text:p>
          </table:table-cell>
          <table:table-cell table:formula="of:=([.X23]-([.AE23]^2*([$Sheet2.$B$13]*([.B23] -[$Sheet2.$B$14])^2 +[$Sheet2.$B$15]*([.B23]-[$Sheet2.$B$14]) +[$Sheet2.$B$16])    ))^2" office:value-type="float" office:value="0.0248197899326541" calcext:value-type="float">
            <text:p>0.024819789932654</text:p>
          </table:table-cell>
          <table:table-cell table:formula="of:=([.AG23]-([.AE23]^2*([$Sheet2.$B$20]*([.B23] -[$Sheet2.$B$21])^2 + [$Sheet2.$B$22]*([.B23]-[$Sheet2.$B$21]) + [$Sheet2.$B$23])    ))^2" office:value-type="float" office:value="14.167282712453" calcext:value-type="float">
            <text:p>14.167282712453</text:p>
          </table:table-cell>
          <table:table-cell table:formula="of:=([.AH23]-([.AE23]^2*([$Sheet2.$B$27]*([.B23] -[$Sheet2.$B$28])^2 +[$Sheet2.$B$29]*([.B23]-[$Sheet2.$B$28]) +[$Sheet2.$B$30])    ))^2" office:value-type="float" office:value="186.273201496796" calcext:value-type="float">
            <text:p>186.273201496796</text:p>
          </table:table-cell>
          <table:table-cell table:formula="of:=([.AI23]-([.AE23]^2*([$Sheet2.$B$34]*([.B23] - [$Sheet2.$B$35])^2 +[$Sheet2.$B$36]*([.B23]-[$Sheet2.$B$35]) +[$Sheet2.$B$37])    ))^2" office:value-type="float" office:value="1.53912230678756" calcext:value-type="float">
            <text:p>1.53912230678756</text:p>
          </table:table-cell>
          <table:table-cell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942" calcext:value-type="float">
            <text:p>-0.30942</text:p>
          </table:table-cell>
          <table:table-cell office:value-type="float" office:value="0.025531" calcext:value-type="float">
            <text:p>0.025531</text:p>
          </table:table-cell>
          <table:table-cell office:value-type="float" office:value="0.011867" calcext:value-type="float">
            <text:p>0.011867</text:p>
          </table:table-cell>
          <table:table-cell office:value-type="float" office:value="0.013663" calcext:value-type="float">
            <text:p>0.013663</text:p>
          </table:table-cell>
          <table:table-cell office:value-type="float" office:value="-0.0054186" calcext:value-type="float">
            <text:p>-0.0054186</text:p>
          </table:table-cell>
          <table:table-cell office:value-type="float" office:value="-1.2873" calcext:value-type="float">
            <text:p>-1.2873</text:p>
          </table:table-cell>
          <table:table-cell office:value-type="float" office:value="-0.078074" calcext:value-type="float">
            <text:p>-0.078074</text:p>
          </table:table-cell>
          <table:table-cell office:value-type="float" office:value="-1.2092" calcext:value-type="float">
            <text:p>-1.2092</text:p>
          </table:table-cell>
          <table:table-cell office:value-type="float" office:value="-0.14263" calcext:value-type="float">
            <text:p>-0.14263</text:p>
          </table:table-cell>
          <table:table-cell office:value-type="float" office:value="-0.017732" calcext:value-type="float">
            <text:p>-0.017732</text:p>
          </table:table-cell>
          <table:table-cell office:value-type="float" office:value="-0.0058378" calcext:value-type="float">
            <text:p>-0.0058378</text:p>
          </table:table-cell>
          <table:table-cell office:value-type="float" office:value="-0.011894" calcext:value-type="float">
            <text:p>-0.011894</text:p>
          </table:table-cell>
          <table:table-cell office:value-type="float" office:value="-12.119" calcext:value-type="float">
            <text:p>-12.119</text:p>
          </table:table-cell>
          <table:table-cell office:value-type="float" office:value="-6.7415" calcext:value-type="float">
            <text:p>-6.7415</text:p>
          </table:table-cell>
          <table:table-cell office:value-type="float" office:value="-1" calcext:value-type="float">
            <text:p>-1</text:p>
          </table:table-cell>
          <table:table-cell office:value-type="float" office:value="12.771" calcext:value-type="float">
            <text:p>12.771</text:p>
          </table:table-cell>
          <table:table-cell office:value-type="float" office:value="-5.0647" calcext:value-type="float">
            <text:p>-5.0647</text:p>
          </table:table-cell>
          <table:table-cell office:value-type="float" office:value="-289.21" calcext:value-type="float">
            <text:p>-289.21</text:p>
          </table:table-cell>
          <table:table-cell office:value-type="float" office:value="12.771" calcext:value-type="float">
            <text:p>12.771</text:p>
          </table:table-cell>
          <table:table-cell office:value-type="float" office:value="-5.0647" calcext:value-type="float">
            <text:p>-5.0647</text:p>
          </table:table-cell>
          <table:table-cell office:value-type="float" office:value="-289.21" calcext:value-type="float">
            <text:p>-289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31" calcext:value-type="float">
            <text:p>4.9831</text:p>
          </table:table-cell>
          <table:table-cell office:value-type="float" office:value="-1.3028" calcext:value-type="float">
            <text:p>-1.3028</text:p>
          </table:table-cell>
          <table:table-cell office:value-type="float" office:value="5" calcext:value-type="float">
            <text:p>5</text:p>
          </table:table-cell>
          <table:table-cell office:value-type="float" office:value="-4.7169" calcext:value-type="float">
            <text:p>-4.7169</text:p>
          </table:table-cell>
          <table:table-cell office:value-type="float" office:value="66.658" calcext:value-type="float">
            <text:p>66.658</text:p>
          </table:table-cell>
          <table:table-cell office:value-type="float" office:value="-182.88" calcext:value-type="float">
            <text:p>-182.88</text:p>
          </table:table-cell>
          <table:table-cell office:value-type="float" office:value="8.2867" calcext:value-type="float">
            <text:p>8.2867</text:p>
          </table:table-cell>
          <table:table-cell office:value-type="float" office:value="0.029761" calcext:value-type="float">
            <text:p>0.029761</text:p>
          </table:table-cell>
          <table:table-cell office:value-type="float" office:value="-0.24796" calcext:value-type="float">
            <text:p>-0.24796</text:p>
          </table:table-cell>
          <table:table-cell office:value-type="float" office:value="-0.0046045" calcext:value-type="float">
            <text:p>-0.0046045</text:p>
          </table:table-cell>
          <table:table-cell office:value-type="float" office:value="0" calcext:value-type="float">
            <text:p>0</text:p>
          </table:table-cell>
          <table:table-cell office:value-type="float" office:value="-3757.6" calcext:value-type="float">
            <text:p>-3757.6</text:p>
          </table:table-cell>
          <table:table-cell office:value-type="float" office:value="0.0051065" calcext:value-type="float">
            <text:p>0.0051065</text:p>
          </table:table-cell>
          <table:table-cell office:value-type="float" office:value="0.66912" calcext:value-type="float">
            <text:p>0.66912</text:p>
          </table:table-cell>
          <table:table-cell office:value-type="float" office:value="-0.0092086" calcext:value-type="float">
            <text:p>-0.009208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]-([$Sheet2.$B$2]*[.B24]+[$Sheet2.$B$3]))^2" office:value-type="float" office:value="0.000186299712402778" calcext:value-type="float">
            <text:p>0.000186299712403</text:p>
          </table:table-cell>
          <table:table-cell table:formula="of:=([.F24]-([$Sheet2.$B$7] +[$Sheet2.$B$8] * ([.B24] - [$Sheet2.$B$9])^2))^2" office:value-type="float" office:value="0.0000111736510108078" calcext:value-type="float">
            <text:p>1.11736510108078E-05</text:p>
          </table:table-cell>
          <table:table-cell table:formula="of:=([.X24]-([.AE24]^2*([$Sheet2.$B$13]*([.B24] -[$Sheet2.$B$14])^2 +[$Sheet2.$B$15]*([.B24]-[$Sheet2.$B$14]) +[$Sheet2.$B$16])    ))^2" office:value-type="float" office:value="0.0351760335975697" calcext:value-type="float">
            <text:p>0.03517603359757</text:p>
          </table:table-cell>
          <table:table-cell table:formula="of:=([.AG24]-([.AE24]^2*([$Sheet2.$B$20]*([.B24] -[$Sheet2.$B$21])^2 + [$Sheet2.$B$22]*([.B24]-[$Sheet2.$B$21]) + [$Sheet2.$B$23])    ))^2" office:value-type="float" office:value="11.8837009107042" calcext:value-type="float">
            <text:p>11.8837009107042</text:p>
          </table:table-cell>
          <table:table-cell table:formula="of:=([.AH24]-([.AE24]^2*([$Sheet2.$B$27]*([.B24] -[$Sheet2.$B$28])^2 +[$Sheet2.$B$29]*([.B24]-[$Sheet2.$B$28]) +[$Sheet2.$B$30])    ))^2" office:value-type="float" office:value="158.08916204822" calcext:value-type="float">
            <text:p>158.08916204822</text:p>
          </table:table-cell>
          <table:table-cell table:formula="of:=([.AI24]-([.AE24]^2*([$Sheet2.$B$34]*([.B24] - [$Sheet2.$B$35])^2 +[$Sheet2.$B$36]*([.B24]-[$Sheet2.$B$35]) +[$Sheet2.$B$37])    ))^2" office:value-type="float" office:value="1.45760134812087" calcext:value-type="float">
            <text:p>1.45760134812087</text:p>
          </table:table-cell>
          <table:table-cell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752" calcext:value-type="float">
            <text:p>-0.24752</text:p>
          </table:table-cell>
          <table:table-cell office:value-type="float" office:value="0.021099" calcext:value-type="float">
            <text:p>0.021099</text:p>
          </table:table-cell>
          <table:table-cell office:value-type="float" office:value="0.010982" calcext:value-type="float">
            <text:p>0.010982</text:p>
          </table:table-cell>
          <table:table-cell office:value-type="float" office:value="0.010117" calcext:value-type="float">
            <text:p>0.010117</text:p>
          </table:table-cell>
          <table:table-cell office:value-type="float" office:value="-0.004845" calcext:value-type="float">
            <text:p>-0.004845</text:p>
          </table:table-cell>
          <table:table-cell office:value-type="float" office:value="-1.0436" calcext:value-type="float">
            <text:p>-1.0436</text:p>
          </table:table-cell>
          <table:table-cell office:value-type="float" office:value="-0.072252" calcext:value-type="float">
            <text:p>-0.072252</text:p>
          </table:table-cell>
          <table:table-cell office:value-type="float" office:value="-0.97131" calcext:value-type="float">
            <text:p>-0.97131</text:p>
          </table:table-cell>
          <table:table-cell office:value-type="float" office:value="-0.11313" calcext:value-type="float">
            <text:p>-0.11313</text:p>
          </table:table-cell>
          <table:table-cell office:value-type="float" office:value="-0.014953" calcext:value-type="float">
            <text:p>-0.014953</text:p>
          </table:table-cell>
          <table:table-cell office:value-type="float" office:value="-0.0053746" calcext:value-type="float">
            <text:p>-0.0053746</text:p>
          </table:table-cell>
          <table:table-cell office:value-type="float" office:value="-0.009578" calcext:value-type="float">
            <text:p>-0.009578</text:p>
          </table:table-cell>
          <table:table-cell office:value-type="float" office:value="-11.731" calcext:value-type="float">
            <text:p>-11.731</text:p>
          </table:table-cell>
          <table:table-cell office:value-type="float" office:value="-5.8363" calcext:value-type="float">
            <text:p>-5.8363</text:p>
          </table:table-cell>
          <table:table-cell office:value-type="float" office:value="-1" calcext:value-type="float">
            <text:p>-1</text:p>
          </table:table-cell>
          <table:table-cell office:value-type="float" office:value="9.4562" calcext:value-type="float">
            <text:p>9.4562</text:p>
          </table:table-cell>
          <table:table-cell office:value-type="float" office:value="-4.5286" calcext:value-type="float">
            <text:p>-4.5286</text:p>
          </table:table-cell>
          <table:table-cell office:value-type="float" office:value="-231.35" calcext:value-type="float">
            <text:p>-231.35</text:p>
          </table:table-cell>
          <table:table-cell office:value-type="float" office:value="9.4562" calcext:value-type="float">
            <text:p>9.4562</text:p>
          </table:table-cell>
          <table:table-cell office:value-type="float" office:value="-4.5286" calcext:value-type="float">
            <text:p>-4.5286</text:p>
          </table:table-cell>
          <table:table-cell office:value-type="float" office:value="-231.35" calcext:value-type="float">
            <text:p>-231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19" calcext:value-type="float">
            <text:p>4.9819</text:p>
          </table:table-cell>
          <table:table-cell office:value-type="float" office:value="-1.5049" calcext:value-type="float">
            <text:p>-1.5049</text:p>
          </table:table-cell>
          <table:table-cell office:value-type="float" office:value="5" calcext:value-type="float">
            <text:p>5</text:p>
          </table:table-cell>
          <table:table-cell office:value-type="float" office:value="-4.8723" calcext:value-type="float">
            <text:p>-4.8723</text:p>
          </table:table-cell>
          <table:table-cell office:value-type="float" office:value="52.871" calcext:value-type="float">
            <text:p>52.871</text:p>
          </table:table-cell>
          <table:table-cell office:value-type="float" office:value="-148.26" calcext:value-type="float">
            <text:p>-148.26</text:p>
          </table:table-cell>
          <table:table-cell office:value-type="float" office:value="6.988" calcext:value-type="float">
            <text:p>6.988</text:p>
          </table:table-cell>
          <table:table-cell office:value-type="float" office:value="0.024118" calcext:value-type="float">
            <text:p>0.024118</text:p>
          </table:table-cell>
          <table:table-cell office:value-type="float" office:value="-0.24805" calcext:value-type="float">
            <text:p>-0.24805</text:p>
          </table:table-cell>
          <table:table-cell office:value-type="float" office:value="-0.0080878" calcext:value-type="float">
            <text:p>-0.0080878</text:p>
          </table:table-cell>
          <table:table-cell office:value-type="float" office:value="0" calcext:value-type="float">
            <text:p>0</text:p>
          </table:table-cell>
          <table:table-cell office:value-type="float" office:value="-4340.3" calcext:value-type="float">
            <text:p>-4340.3</text:p>
          </table:table-cell>
          <table:table-cell office:value-type="float" office:value="0.0037801" calcext:value-type="float">
            <text:p>0.0037801</text:p>
          </table:table-cell>
          <table:table-cell office:value-type="float" office:value="0.57827" calcext:value-type="float">
            <text:p>0.57827</text:p>
          </table:table-cell>
          <table:table-cell office:value-type="float" office:value="-0.0059697" calcext:value-type="float">
            <text:p>-0.00596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]-([$Sheet2.$B$2]*[.B25]+[$Sheet2.$B$3]))^2" office:value-type="float" office:value="0.00013424310617579" calcext:value-type="float">
            <text:p>0.000134243106176</text:p>
          </table:table-cell>
          <table:table-cell table:formula="of:=([.F25]-([$Sheet2.$B$7] +[$Sheet2.$B$8] * ([.B25] - [$Sheet2.$B$9])^2))^2" office:value-type="float" office:value="0.000011857914130662" calcext:value-type="float">
            <text:p>1.1857914130662E-05</text:p>
          </table:table-cell>
          <table:table-cell table:formula="of:=([.X25]-([.AE25]^2*([$Sheet2.$B$13]*([.B25] -[$Sheet2.$B$14])^2 +[$Sheet2.$B$15]*([.B25]-[$Sheet2.$B$14]) +[$Sheet2.$B$16])    ))^2" office:value-type="float" office:value="0.0454943108355335" calcext:value-type="float">
            <text:p>0.045494310835534</text:p>
          </table:table-cell>
          <table:table-cell table:formula="of:=([.AG25]-([.AE25]^2*([$Sheet2.$B$20]*([.B25] -[$Sheet2.$B$21])^2 + [$Sheet2.$B$22]*([.B25]-[$Sheet2.$B$21]) + [$Sheet2.$B$23])    ))^2" office:value-type="float" office:value="9.53048621077305" calcext:value-type="float">
            <text:p>9.53048621077305</text:p>
          </table:table-cell>
          <table:table-cell table:formula="of:=([.AH25]-([.AE25]^2*([$Sheet2.$B$27]*([.B25] -[$Sheet2.$B$28])^2 +[$Sheet2.$B$29]*([.B25]-[$Sheet2.$B$28]) +[$Sheet2.$B$30])    ))^2" office:value-type="float" office:value="130.586954205936" calcext:value-type="float">
            <text:p>130.586954205936</text:p>
          </table:table-cell>
          <table:table-cell table:formula="of:=([.AI25]-([.AE25]^2*([$Sheet2.$B$34]*([.B25] - [$Sheet2.$B$35])^2 +[$Sheet2.$B$36]*([.B25]-[$Sheet2.$B$35]) +[$Sheet2.$B$37])    ))^2" office:value-type="float" office:value="1.38849207226312" calcext:value-type="float">
            <text:p>1.38849207226312</text:p>
          </table:table-cell>
          <table:table-cell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546" calcext:value-type="float">
            <text:p>-0.18546</text:p>
          </table:table-cell>
          <table:table-cell office:value-type="float" office:value="0.017459" calcext:value-type="float">
            <text:p>0.017459</text:p>
          </table:table-cell>
          <table:table-cell office:value-type="float" office:value="0.010183" calcext:value-type="float">
            <text:p>0.010183</text:p>
          </table:table-cell>
          <table:table-cell office:value-type="float" office:value="0.0072758" calcext:value-type="float">
            <text:p>0.0072758</text:p>
          </table:table-cell>
          <table:table-cell office:value-type="float" office:value="-0.0043869" calcext:value-type="float">
            <text:p>-0.0043869</text:p>
          </table:table-cell>
          <table:table-cell office:value-type="float" office:value="-0.80455" calcext:value-type="float">
            <text:p>-0.80455</text:p>
          </table:table-cell>
          <table:table-cell office:value-type="float" office:value="-0.066992" calcext:value-type="float">
            <text:p>-0.066992</text:p>
          </table:table-cell>
          <table:table-cell office:value-type="float" office:value="-0.73756" calcext:value-type="float">
            <text:p>-0.73756</text:p>
          </table:table-cell>
          <table:table-cell office:value-type="float" office:value="-0.083335" calcext:value-type="float">
            <text:p>-0.083335</text:p>
          </table:table-cell>
          <table:table-cell office:value-type="float" office:value="-0.012681" calcext:value-type="float">
            <text:p>-0.012681</text:p>
          </table:table-cell>
          <table:table-cell office:value-type="float" office:value="-0.0049569" calcext:value-type="float">
            <text:p>-0.0049569</text:p>
          </table:table-cell>
          <table:table-cell office:value-type="float" office:value="-0.007724" calcext:value-type="float">
            <text:p>-0.007724</text:p>
          </table:table-cell>
          <table:table-cell office:value-type="float" office:value="-10.623" calcext:value-type="float">
            <text:p>-10.623</text:p>
          </table:table-cell>
          <table:table-cell office:value-type="float" office:value="-4.5749" calcext:value-type="float">
            <text:p>-4.5749</text:p>
          </table:table-cell>
          <table:table-cell office:value-type="float" office:value="-1" calcext:value-type="float">
            <text:p>-1</text:p>
          </table:table-cell>
          <table:table-cell office:value-type="float" office:value="6.8006" calcext:value-type="float">
            <text:p>6.8006</text:p>
          </table:table-cell>
          <table:table-cell office:value-type="float" office:value="-4.1003" calcext:value-type="float">
            <text:p>-4.1003</text:p>
          </table:table-cell>
          <table:table-cell office:value-type="float" office:value="-173.35" calcext:value-type="float">
            <text:p>-173.35</text:p>
          </table:table-cell>
          <table:table-cell office:value-type="float" office:value="6.8006" calcext:value-type="float">
            <text:p>6.8006</text:p>
          </table:table-cell>
          <table:table-cell office:value-type="float" office:value="-4.1003" calcext:value-type="float">
            <text:p>-4.1003</text:p>
          </table:table-cell>
          <table:table-cell office:value-type="float" office:value="-173.35" calcext:value-type="float">
            <text:p>-173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78" calcext:value-type="float">
            <text:p>4.978</text:p>
          </table:table-cell>
          <table:table-cell office:value-type="float" office:value="-1.9199" calcext:value-type="float">
            <text:p>-1.9199</text:p>
          </table:table-cell>
          <table:table-cell office:value-type="float" office:value="5" calcext:value-type="float">
            <text:p>5</text:p>
          </table:table-cell>
          <table:table-cell office:value-type="float" office:value="-5.3777" calcext:value-type="float">
            <text:p>-5.3777</text:p>
          </table:table-cell>
          <table:table-cell office:value-type="float" office:value="38.946" calcext:value-type="float">
            <text:p>38.946</text:p>
          </table:table-cell>
          <table:table-cell office:value-type="float" office:value="-114.3" calcext:value-type="float">
            <text:p>-114.3</text:p>
          </table:table-cell>
          <table:table-cell office:value-type="float" office:value="5.9263" calcext:value-type="float">
            <text:p>5.9263</text:p>
          </table:table-cell>
          <table:table-cell office:value-type="float" office:value="0.014577" calcext:value-type="float">
            <text:p>0.014577</text:p>
          </table:table-cell>
          <table:table-cell office:value-type="float" office:value="-0.24824" calcext:value-type="float">
            <text:p>-0.24824</text:p>
          </table:table-cell>
          <table:table-cell office:value-type="float" office:value="-0.013341" calcext:value-type="float">
            <text:p>-0.013341</text:p>
          </table:table-cell>
          <table:table-cell office:value-type="float" office:value="0" calcext:value-type="float">
            <text:p>0</text:p>
          </table:table-cell>
          <table:table-cell office:value-type="float" office:value="-5537.1" calcext:value-type="float">
            <text:p>-5537.1</text:p>
          </table:table-cell>
          <table:table-cell office:value-type="float" office:value="0.0027164" calcext:value-type="float">
            <text:p>0.0027164</text:p>
          </table:table-cell>
          <table:table-cell office:value-type="float" office:value="0.45144" calcext:value-type="float">
            <text:p>0.45144</text:p>
          </table:table-cell>
          <table:table-cell office:value-type="float" office:value="-0.0027035" calcext:value-type="float">
            <text:p>-0.00270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]-([$Sheet2.$B$2]*[.B26]+[$Sheet2.$B$3]))^2" office:value-type="float" office:value="0.0000876751359948945" calcext:value-type="float">
            <text:p>8.76751359948945E-05</text:p>
          </table:table-cell>
          <table:table-cell table:formula="of:=([.F26]-([$Sheet2.$B$7] +[$Sheet2.$B$8] * ([.B26] - [$Sheet2.$B$9])^2))^2" office:value-type="float" office:value="0.0000124969073293815" calcext:value-type="float">
            <text:p>1.24969073293815E-05</text:p>
          </table:table-cell>
          <table:table-cell table:formula="of:=([.X26]-([.AE26]^2*([$Sheet2.$B$13]*([.B26] -[$Sheet2.$B$14])^2 +[$Sheet2.$B$15]*([.B26]-[$Sheet2.$B$14]) +[$Sheet2.$B$16])    ))^2" office:value-type="float" office:value="0.0549745835552286" calcext:value-type="float">
            <text:p>0.054974583555229</text:p>
          </table:table-cell>
          <table:table-cell table:formula="of:=([.AG26]-([.AE26]^2*([$Sheet2.$B$20]*([.B26] -[$Sheet2.$B$21])^2 + [$Sheet2.$B$22]*([.B26]-[$Sheet2.$B$21]) + [$Sheet2.$B$23])    ))^2" office:value-type="float" office:value="7.22839529064713" calcext:value-type="float">
            <text:p>7.22839529064713</text:p>
          </table:table-cell>
          <table:table-cell table:formula="of:=([.AH26]-([.AE26]^2*([$Sheet2.$B$27]*([.B26] -[$Sheet2.$B$28])^2 +[$Sheet2.$B$29]*([.B26]-[$Sheet2.$B$28]) +[$Sheet2.$B$30])    ))^2" office:value-type="float" office:value="104.255024974718" calcext:value-type="float">
            <text:p>104.255024974718</text:p>
          </table:table-cell>
          <table:table-cell table:formula="of:=([.AI26]-([.AE26]^2*([$Sheet2.$B$34]*([.B26] - [$Sheet2.$B$35])^2 +[$Sheet2.$B$36]*([.B26]-[$Sheet2.$B$35]) +[$Sheet2.$B$37])    ))^2" office:value-type="float" office:value="1.32781286460165" calcext:value-type="float">
            <text:p>1.32781286460165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329" calcext:value-type="float">
            <text:p>-0.12329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094756" calcext:value-type="float">
            <text:p>0.0094756</text:p>
          </table:table-cell>
          <table:table-cell office:value-type="float" office:value="0.0051447" calcext:value-type="float">
            <text:p>0.0051447</text:p>
          </table:table-cell>
          <table:table-cell office:value-type="float" office:value="-0.0040445" calcext:value-type="float">
            <text:p>-0.0040445</text:p>
          </table:table-cell>
          <table:table-cell office:value-type="float" office:value="-0.57039" calcext:value-type="float">
            <text:p>-0.57039</text:p>
          </table:table-cell>
          <table:table-cell office:value-type="float" office:value="-0.06234" calcext:value-type="float">
            <text:p>-0.06234</text:p>
          </table:table-cell>
          <table:table-cell office:value-type="float" office:value="-0.50805" calcext:value-type="float">
            <text:p>-0.50805</text:p>
          </table:table-cell>
          <table:table-cell office:value-type="float" office:value="-0.053254" calcext:value-type="float">
            <text:p>-0.053254</text:p>
          </table:table-cell>
          <table:table-cell office:value-type="float" office:value="-0.010921" calcext:value-type="float">
            <text:p>-0.010921</text:p>
          </table:table-cell>
          <table:table-cell office:value-type="float" office:value="-0.0045874" calcext:value-type="float">
            <text:p>-0.0045874</text:p>
          </table:table-cell>
          <table:table-cell office:value-type="float" office:value="-0.006334" calcext:value-type="float">
            <text:p>-0.006334</text:p>
          </table:table-cell>
          <table:table-cell office:value-type="float" office:value="-8.4325" calcext:value-type="float">
            <text:p>-8.4325</text:p>
          </table:table-cell>
          <table:table-cell office:value-type="float" office:value="-2.9608" calcext:value-type="float">
            <text:p>-2.9608</text:p>
          </table:table-cell>
          <table:table-cell office:value-type="float" office:value="-1" calcext:value-type="float">
            <text:p>-1</text:p>
          </table:table-cell>
          <table:table-cell office:value-type="float" office:value="4.8087" calcext:value-type="float">
            <text:p>4.8087</text:p>
          </table:table-cell>
          <table:table-cell office:value-type="float" office:value="-3.7804" calcext:value-type="float">
            <text:p>-3.7804</text:p>
          </table:table-cell>
          <table:table-cell office:value-type="float" office:value="-115.23" calcext:value-type="float">
            <text:p>-115.23</text:p>
          </table:table-cell>
          <table:table-cell office:value-type="float" office:value="4.8087" calcext:value-type="float">
            <text:p>4.8087</text:p>
          </table:table-cell>
          <table:table-cell office:value-type="float" office:value="-3.7804" calcext:value-type="float">
            <text:p>-3.7804</text:p>
          </table:table-cell>
          <table:table-cell office:value-type="float" office:value="-115.23" calcext:value-type="float">
            <text:p>-115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652" calcext:value-type="float">
            <text:p>4.9652</text:p>
          </table:table-cell>
          <table:table-cell office:value-type="float" office:value="-2.9664" calcext:value-type="float">
            <text:p>-2.9664</text:p>
          </table:table-cell>
          <table:table-cell office:value-type="float" office:value="5" calcext:value-type="float">
            <text:p>5</text:p>
          </table:table-cell>
          <table:table-cell office:value-type="float" office:value="-6.7631" calcext:value-type="float">
            <text:p>-6.7631</text:p>
          </table:table-cell>
          <table:table-cell office:value-type="float" office:value="24.888" calcext:value-type="float">
            <text:p>24.888</text:p>
          </table:table-cell>
          <table:table-cell office:value-type="float" office:value="-81.037" calcext:value-type="float">
            <text:p>-81.037</text:p>
          </table:table-cell>
          <table:table-cell office:value-type="float" office:value="5.104" calcext:value-type="float">
            <text:p>5.104</text:p>
          </table:table-cell>
          <table:table-cell office:value-type="float" office:value="-0.0047441" calcext:value-type="float">
            <text:p>-0.0047441</text:p>
          </table:table-cell>
          <table:table-cell office:value-type="float" office:value="-0.24865" calcext:value-type="float">
            <text:p>-0.24865</text:p>
          </table:table-cell>
          <table:table-cell office:value-type="float" office:value="-0.023041" calcext:value-type="float">
            <text:p>-0.023041</text:p>
          </table:table-cell>
          <table:table-cell office:value-type="float" office:value="0" calcext:value-type="float">
            <text:p>0</text:p>
          </table:table-cell>
          <table:table-cell office:value-type="float" office:value="-8555.6" calcext:value-type="float">
            <text:p>-8555.6</text:p>
          </table:table-cell>
          <table:table-cell office:value-type="float" office:value="0.0019158" calcext:value-type="float">
            <text:p>0.0019158</text:p>
          </table:table-cell>
          <table:table-cell office:value-type="float" office:value="0.28212" calcext:value-type="float">
            <text:p>0.28212</text:p>
          </table:table-cell>
          <table:table-cell office:value-type="float" office:value="0.00058488" calcext:value-type="float">
            <text:p>0.0005848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]-([$Sheet2.$B$2]*[.B27]+[$Sheet2.$B$3]))^2" office:value-type="float" office:value="0.0000494302878576021" calcext:value-type="float">
            <text:p>4.94302878576021E-05</text:p>
          </table:table-cell>
          <table:table-cell table:formula="of:=([.F27]-([$Sheet2.$B$7] +[$Sheet2.$B$8] * ([.B27] - [$Sheet2.$B$9])^2))^2" office:value-type="float" office:value="0.0000131507336679778" calcext:value-type="float">
            <text:p>1.31507336679778E-05</text:p>
          </table:table-cell>
          <table:table-cell table:formula="of:=([.X27]-([.AE27]^2*([$Sheet2.$B$13]*([.B27] -[$Sheet2.$B$14])^2 +[$Sheet2.$B$15]*([.B27]-[$Sheet2.$B$14]) +[$Sheet2.$B$16])    ))^2" office:value-type="float" office:value="0.0627355553995413" calcext:value-type="float">
            <text:p>0.062735555399541</text:p>
          </table:table-cell>
          <table:table-cell table:formula="of:=([.AG27]-([.AE27]^2*([$Sheet2.$B$20]*([.B27] -[$Sheet2.$B$21])^2 + [$Sheet2.$B$22]*([.B27]-[$Sheet2.$B$21]) + [$Sheet2.$B$23])    ))^2" office:value-type="float" office:value="5.09193349510631" calcext:value-type="float">
            <text:p>5.09193349510631</text:p>
          </table:table-cell>
          <table:table-cell table:formula="of:=([.AH27]-([.AE27]^2*([$Sheet2.$B$27]*([.B27] -[$Sheet2.$B$28])^2 +[$Sheet2.$B$29]*([.B27]-[$Sheet2.$B$28]) +[$Sheet2.$B$30])    ))^2" office:value-type="float" office:value="80.2737430289443" calcext:value-type="float">
            <text:p>80.2737430289443</text:p>
          </table:table-cell>
          <table:table-cell table:formula="of:=([.AI27]-([.AE27]^2*([$Sheet2.$B$34]*([.B27] - [$Sheet2.$B$35])^2 +[$Sheet2.$B$36]*([.B27]-[$Sheet2.$B$35]) +[$Sheet2.$B$37])    ))^2" office:value-type="float" office:value="1.28053144433266" calcext:value-type="float">
            <text:p>1.28053144433266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1013" calcext:value-type="float">
            <text:p>-0.061013</text:p>
          </table:table-cell>
          <table:table-cell office:value-type="float" office:value="0.012571" calcext:value-type="float">
            <text:p>0.012571</text:p>
          </table:table-cell>
          <table:table-cell office:value-type="float" office:value="0.0088434" calcext:value-type="float">
            <text:p>0.0088434</text:p>
          </table:table-cell>
          <table:table-cell office:value-type="float" office:value="0.0037275" calcext:value-type="float">
            <text:p>0.0037275</text:p>
          </table:table-cell>
          <table:table-cell office:value-type="float" office:value="-0.0038183" calcext:value-type="float">
            <text:p>-0.0038183</text:p>
          </table:table-cell>
          <table:table-cell office:value-type="float" office:value="-0.34109" calcext:value-type="float">
            <text:p>-0.34109</text:p>
          </table:table-cell>
          <table:table-cell office:value-type="float" office:value="-0.05818" calcext:value-type="float">
            <text:p>-0.05818</text:p>
          </table:table-cell>
          <table:table-cell office:value-type="float" office:value="-0.28291" calcext:value-type="float">
            <text:p>-0.28291</text:p>
          </table:table-cell>
          <table:table-cell office:value-type="float" office:value="-0.022899" calcext:value-type="float">
            <text:p>-0.022899</text:p>
          </table:table-cell>
          <table:table-cell office:value-type="float" office:value="-0.0096668" calcext:value-type="float">
            <text:p>-0.0096668</text:p>
          </table:table-cell>
          <table:table-cell office:value-type="float" office:value="-0.0042569" calcext:value-type="float">
            <text:p>-0.0042569</text:p>
          </table:table-cell>
          <table:table-cell office:value-type="float" office:value="-0.00541" calcext:value-type="float">
            <text:p>-0.00541</text:p>
          </table:table-cell>
          <table:table-cell office:value-type="float" office:value="-4.8535" calcext:value-type="float">
            <text:p>-4.8535</text:p>
          </table:table-cell>
          <table:table-cell office:value-type="float" office:value="-1.1989" calcext:value-type="float">
            <text:p>-1.1989</text:p>
          </table:table-cell>
          <table:table-cell office:value-type="float" office:value="-1" calcext:value-type="float">
            <text:p>-1</text:p>
          </table:table-cell>
          <table:table-cell office:value-type="float" office:value="3.4841" calcext:value-type="float">
            <text:p>3.4841</text:p>
          </table:table-cell>
          <table:table-cell office:value-type="float" office:value="-3.569" calcext:value-type="float">
            <text:p>-3.569</text:p>
          </table:table-cell>
          <table:table-cell office:value-type="float" office:value="-57.028" calcext:value-type="float">
            <text:p>-57.028</text:p>
          </table:table-cell>
          <table:table-cell office:value-type="float" office:value="3.4841" calcext:value-type="float">
            <text:p>3.4841</text:p>
          </table:table-cell>
          <table:table-cell office:value-type="float" office:value="-3.569" calcext:value-type="float">
            <text:p>-3.569</text:p>
          </table:table-cell>
          <table:table-cell office:value-type="float" office:value="-57.028" calcext:value-type="float">
            <text:p>-57.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971" calcext:value-type="float">
            <text:p>4.8971</text:p>
          </table:table-cell>
          <table:table-cell office:value-type="float" office:value="-7.3262" calcext:value-type="float">
            <text:p>-7.3262</text:p>
          </table:table-cell>
          <table:table-cell office:value-type="float" office:value="5" calcext:value-type="float">
            <text:p>5</text:p>
          </table:table-cell>
          <table:table-cell office:value-type="float" office:value="-11.642" calcext:value-type="float">
            <text:p>-11.642</text:p>
          </table:table-cell>
          <table:table-cell office:value-type="float" office:value="10.701" calcext:value-type="float">
            <text:p>10.701</text:p>
          </table:table-cell>
          <table:table-cell office:value-type="float" office:value="-48.46" calcext:value-type="float">
            <text:p>-48.46</text:p>
          </table:table-cell>
          <table:table-cell office:value-type="float" office:value="4.5177" calcext:value-type="float">
            <text:p>4.5177</text:p>
          </table:table-cell>
          <table:table-cell office:value-type="float" office:value="-0.063757" calcext:value-type="float">
            <text:p>-0.063757</text:p>
          </table:table-cell>
          <table:table-cell office:value-type="float" office:value="-0.24994" calcext:value-type="float">
            <text:p>-0.24994</text:p>
          </table:table-cell>
          <table:table-cell office:value-type="float" office:value="-0.050811" calcext:value-type="float">
            <text:p>-0.050811</text:p>
          </table:table-cell>
          <table:table-cell office:value-type="float" office:value="0" calcext:value-type="float">
            <text:p>0</text:p>
          </table:table-cell>
          <table:table-cell office:value-type="float" office:value="-21130" calcext:value-type="float">
            <text:p>-21130</text:p>
          </table:table-cell>
          <table:table-cell office:value-type="float" office:value="0.0013691" calcext:value-type="float">
            <text:p>0.0013691</text:p>
          </table:table-cell>
          <table:table-cell office:value-type="float" office:value="0.095367" calcext:value-type="float">
            <text:p>0.095367</text:p>
          </table:table-cell>
          <table:table-cell office:value-type="float" office:value="0.00389" calcext:value-type="float">
            <text:p>0.003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]-([$Sheet2.$B$2]*[.B28]+[$Sheet2.$B$3]))^2" office:value-type="float" office:value="0.0000210757672458422" calcext:value-type="float">
            <text:p>2.10757672458422E-05</text:p>
          </table:table-cell>
          <table:table-cell table:formula="of:=([.F28]-([$Sheet2.$B$7] +[$Sheet2.$B$8] * ([.B28] - [$Sheet2.$B$9])^2))^2" office:value-type="float" office:value="0.0000137375846684574" calcext:value-type="float">
            <text:p>1.37375846684574E-05</text:p>
          </table:table-cell>
          <table:table-cell table:formula="of:=([.X28]-([.AE28]^2*([$Sheet2.$B$13]*([.B28] -[$Sheet2.$B$14])^2 +[$Sheet2.$B$15]*([.B28]-[$Sheet2.$B$14]) +[$Sheet2.$B$16])    ))^2" office:value-type="float" office:value="0.0682286664955537" calcext:value-type="float">
            <text:p>0.068228666495554</text:p>
          </table:table-cell>
          <table:table-cell table:formula="of:=([.AG28]-([.AE28]^2*([$Sheet2.$B$20]*([.B28] -[$Sheet2.$B$21])^2 + [$Sheet2.$B$22]*([.B28]-[$Sheet2.$B$21]) + [$Sheet2.$B$23])    ))^2" office:value-type="float" office:value="3.22216823801105" calcext:value-type="float">
            <text:p>3.22216823801105</text:p>
          </table:table-cell>
          <table:table-cell table:formula="of:=([.AH28]-([.AE28]^2*([$Sheet2.$B$27]*([.B28] -[$Sheet2.$B$28])^2 +[$Sheet2.$B$29]*([.B28]-[$Sheet2.$B$28]) +[$Sheet2.$B$30])    ))^2" office:value-type="float" office:value="58.7299148491004" calcext:value-type="float">
            <text:p>58.7299148491004</text:p>
          </table:table-cell>
          <table:table-cell table:formula="of:=([.AI28]-([.AE28]^2*([$Sheet2.$B$34]*([.B28] - [$Sheet2.$B$35])^2 +[$Sheet2.$B$36]*([.B28]-[$Sheet2.$B$35]) +[$Sheet2.$B$37])    ))^2" office:value-type="float" office:value="1.2384064917572" calcext:value-type="float">
            <text:p>1.2384064917572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273" calcext:value-type="float">
            <text:p>0.0013273</text:p>
          </table:table-cell>
          <table:table-cell office:value-type="float" office:value="0.011254" calcext:value-type="float">
            <text:p>0.011254</text:p>
          </table:table-cell>
          <table:table-cell office:value-type="float" office:value="0.0082267" calcext:value-type="float">
            <text:p>0.0082267</text:p>
          </table:table-cell>
          <table:table-cell office:value-type="float" office:value="0.0030274" calcext:value-type="float">
            <text:p>0.0030274</text:p>
          </table:table-cell>
          <table:table-cell office:value-type="float" office:value="-0.0037085" calcext:value-type="float">
            <text:p>-0.0037085</text:p>
          </table:table-cell>
          <table:table-cell office:value-type="float" office:value="-0.11638" calcext:value-type="float">
            <text:p>-0.11638</text:p>
          </table:table-cell>
          <table:table-cell office:value-type="float" office:value="-0.054123" calcext:value-type="float">
            <text:p>-0.054123</text:p>
          </table:table-cell>
          <table:table-cell office:value-type="float" office:value="-0.06226" calcext:value-type="float">
            <text:p>-0.06226</text:p>
          </table:table-cell>
          <table:table-cell office:value-type="float" office:value="0.0077193" calcext:value-type="float">
            <text:p>0.0077193</text:p>
          </table:table-cell>
          <table:table-cell office:value-type="float" office:value="-0.0088879" calcext:value-type="float">
            <text:p>-0.0088879</text:p>
          </table:table-cell>
          <table:table-cell office:value-type="float" office:value="-0.0039345" calcext:value-type="float">
            <text:p>-0.0039345</text:p>
          </table:table-cell>
          <table:table-cell office:value-type="float" office:value="-0.0049534" calcext:value-type="float">
            <text:p>-0.0049534</text:p>
          </table:table-cell>
          <table:table-cell office:value-type="float" office:value="0.11794" calcext:value-type="float">
            <text:p>0.11794</text:p>
          </table:table-cell>
          <table:table-cell office:value-type="float" office:value="0.0042966" calcext:value-type="float">
            <text:p>0.0042966</text:p>
          </table:table-cell>
          <table:table-cell office:value-type="float" office:value="27.449" calcext:value-type="float">
            <text:p>27.449</text:p>
          </table:table-cell>
          <table:table-cell office:value-type="float" office:value="2.8296" calcext:value-type="float">
            <text:p>2.8296</text:p>
          </table:table-cell>
          <table:table-cell office:value-type="float" office:value="-3.4663" calcext:value-type="float">
            <text:p>-3.4663</text:p>
          </table:table-cell>
          <table:table-cell office:value-type="float" office:value="1.2406" calcext:value-type="float">
            <text:p>1.2406</text:p>
          </table:table-cell>
          <table:table-cell office:value-type="float" office:value="2.8296" calcext:value-type="float">
            <text:p>2.8296</text:p>
          </table:table-cell>
          <table:table-cell office:value-type="float" office:value="-3.4663" calcext:value-type="float">
            <text:p>-3.4663</text:p>
          </table:table-cell>
          <table:table-cell office:value-type="float" office:value="1.2406" calcext:value-type="float">
            <text:p>1.24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8562" calcext:value-type="float">
            <text:p>0.58562</text:p>
          </table:table-cell>
          <table:table-cell office:value-type="float" office:value="2044.2" calcext:value-type="float">
            <text:p>2044.2</text:p>
          </table:table-cell>
          <table:table-cell office:value-type="float" office:value="5" calcext:value-type="float">
            <text:p>5</text:p>
          </table:table-cell>
          <table:table-cell office:value-type="float" office:value="83.274" calcext:value-type="float">
            <text:p>83.274</text:p>
          </table:table-cell>
          <table:table-cell office:value-type="float" office:value="-3.6076" calcext:value-type="float">
            <text:p>-3.6076</text:p>
          </table:table-cell>
          <table:table-cell office:value-type="float" office:value="-16.535" calcext:value-type="float">
            <text:p>-16.535</text:p>
          </table:table-cell>
          <table:table-cell office:value-type="float" office:value="4.1537" calcext:value-type="float">
            <text:p>4.1537</text:p>
          </table:table-cell>
          <table:table-cell office:value-type="float" office:value="5.4296" calcext:value-type="float">
            <text:p>5.4296</text:p>
          </table:table-cell>
          <table:table-cell office:value-type="float" office:value="-0.12909" calcext:value-type="float">
            <text:p>-0.12909</text:p>
          </table:table-cell>
          <table:table-cell office:value-type="float" office:value="2.4501" calcext:value-type="float">
            <text:p>2.450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895800" calcext:value-type="float">
            <text:p>5.90E+06</text:p>
          </table:table-cell>
          <table:table-cell office:value-type="float" office:value="0.00013297" calcext:value-type="float">
            <text:p>0.00013297</text:p>
          </table:table-cell>
          <table:table-cell table:style-name="ce1" office:value-type="float" office:value="0.000055567" calcext:value-type="float">
            <text:p>5.56E-05</text:p>
          </table:table-cell>
          <table:table-cell office:value-type="float" office:value="0.0072065" calcext:value-type="float">
            <text:p>0.007206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]-([$Sheet2.$B$2]*[.B29]+[$Sheet2.$B$3]))^2" office:value-type="float" office:value="0.00000435850216274341" calcext:value-type="float">
            <text:p>4.35850216274341E-06</text:p>
          </table:table-cell>
          <table:table-cell table:formula="of:=([.F29]-([$Sheet2.$B$7] +[$Sheet2.$B$8] * ([.B29] - [$Sheet2.$B$9])^2))^2" office:value-type="float" office:value="0.000013817492305676" calcext:value-type="float">
            <text:p>1.3817492305676E-05</text:p>
          </table:table-cell>
          <table:table-cell table:formula="of:=([.X29]-([.AE29]^2*([$Sheet2.$B$13]*([.B29] -[$Sheet2.$B$14])^2 +[$Sheet2.$B$15]*([.B29]-[$Sheet2.$B$14]) +[$Sheet2.$B$16])    ))^2" office:value-type="float" office:value="0.0710079232130352" calcext:value-type="float">
            <text:p>0.071007923213035</text:p>
          </table:table-cell>
          <table:table-cell table:formula="of:=([.AG29]-([.AE29]^2*([$Sheet2.$B$20]*([.B29] -[$Sheet2.$B$21])^2 + [$Sheet2.$B$22]*([.B29]-[$Sheet2.$B$21]) + [$Sheet2.$B$23])    ))^2" office:value-type="float" office:value="1.72001473139067" calcext:value-type="float">
            <text:p>1.72001473139067</text:p>
          </table:table-cell>
          <table:table-cell table:formula="of:=([.AH29]-([.AE29]^2*([$Sheet2.$B$27]*([.B29] -[$Sheet2.$B$28])^2 +[$Sheet2.$B$29]*([.B29]-[$Sheet2.$B$28]) +[$Sheet2.$B$30])    ))^2" office:value-type="float" office:value="39.5450307610849" calcext:value-type="float">
            <text:p>39.5450307610849</text:p>
          </table:table-cell>
          <table:table-cell table:formula="of:=([.AI29]-([.AE29]^2*([$Sheet2.$B$34]*([.B29] - [$Sheet2.$B$35])^2 +[$Sheet2.$B$36]*([.B29]-[$Sheet2.$B$35]) +[$Sheet2.$B$37])    ))^2" office:value-type="float" office:value="1.17137752320914" calcext:value-type="float">
            <text:p>1.17137752320914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707" calcext:value-type="float">
            <text:p>0.063707</text:p>
          </table:table-cell>
          <table:table-cell office:value-type="float" office:value="0.010643" calcext:value-type="float">
            <text:p>0.010643</text:p>
          </table:table-cell>
          <table:table-cell office:value-type="float" office:value="0.0075964" calcext:value-type="float">
            <text:p>0.0075964</text:p>
          </table:table-cell>
          <table:table-cell office:value-type="float" office:value="0.0030467" calcext:value-type="float">
            <text:p>0.0030467</text:p>
          </table:table-cell>
          <table:table-cell office:value-type="float" office:value="-0.0037152" calcext:value-type="float">
            <text:p>-0.0037152</text:p>
          </table:table-cell>
          <table:table-cell office:value-type="float" office:value="0.10382" calcext:value-type="float">
            <text:p>0.10382</text:p>
          </table:table-cell>
          <table:table-cell office:value-type="float" office:value="-0.049976" calcext:value-type="float">
            <text:p>-0.049976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038588" calcext:value-type="float">
            <text:p>0.038588</text:p>
          </table:table-cell>
          <table:table-cell office:value-type="float" office:value="-0.0085753" calcext:value-type="float">
            <text:p>-0.0085753</text:p>
          </table:table-cell>
          <table:table-cell office:value-type="float" office:value="-0.0036098" calcext:value-type="float">
            <text:p>-0.0036098</text:p>
          </table:table-cell>
          <table:table-cell office:value-type="float" office:value="-0.0049654" calcext:value-type="float">
            <text:p>-0.0049654</text:p>
          </table:table-cell>
          <table:table-cell office:value-type="float" office:value="5.9857" calcext:value-type="float">
            <text:p>5.9857</text:p>
          </table:table-cell>
          <table:table-cell office:value-type="float" office:value="1.5108" calcext:value-type="float">
            <text:p>1.5108</text:p>
          </table:table-cell>
          <table:table-cell office:value-type="float" office:value="3.9619" calcext:value-type="float">
            <text:p>3.9619</text:p>
          </table:table-cell>
          <table:table-cell office:value-type="float" office:value="2.8477" calcext:value-type="float">
            <text:p>2.8477</text:p>
          </table:table-cell>
          <table:table-cell office:value-type="float" office:value="-3.4726" calcext:value-type="float">
            <text:p>-3.4726</text:p>
          </table:table-cell>
          <table:table-cell office:value-type="float" office:value="59.546" calcext:value-type="float">
            <text:p>59.546</text:p>
          </table:table-cell>
          <table:table-cell office:value-type="float" office:value="2.8477" calcext:value-type="float">
            <text:p>2.8477</text:p>
          </table:table-cell>
          <table:table-cell office:value-type="float" office:value="-3.4726" calcext:value-type="float">
            <text:p>-3.4726</text:p>
          </table:table-cell>
          <table:table-cell office:value-type="float" office:value="59.546" calcext:value-type="float">
            <text:p>59.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317" calcext:value-type="float">
            <text:p>4.9317</text:p>
          </table:table-cell>
          <table:table-cell office:value-type="float" office:value="5.8135" calcext:value-type="float">
            <text:p>5.8135</text:p>
          </table:table-cell>
          <table:table-cell office:value-type="float" office:value="5" calcext:value-type="float">
            <text:p>5</text:p>
          </table:table-cell>
          <table:table-cell office:value-type="float" office:value="9.4845" calcext:value-type="float">
            <text:p>9.4845</text:p>
          </table:table-cell>
          <table:table-cell office:value-type="float" office:value="-18.034" calcext:value-type="float">
            <text:p>-18.034</text:p>
          </table:table-cell>
          <table:table-cell office:value-type="float" office:value="14.75" calcext:value-type="float">
            <text:p>14.75</text:p>
          </table:table-cell>
          <table:table-cell office:value-type="float" office:value="4.0076" calcext:value-type="float">
            <text:p>4.0076</text:p>
          </table:table-cell>
          <table:table-cell office:value-type="float" office:value="0.16527" calcext:value-type="float">
            <text:p>0.16527</text:p>
          </table:table-cell>
          <table:table-cell office:value-type="float" office:value="-0.24489" calcext:value-type="float">
            <text:p>-0.24489</text:p>
          </table:table-cell>
          <table:table-cell office:value-type="float" office:value="0.051727" calcext:value-type="float">
            <text:p>0.051727</text:p>
          </table:table-cell>
          <table:table-cell office:value-type="float" office:value="0" calcext:value-type="float">
            <text:p>0</text:p>
          </table:table-cell>
          <table:table-cell office:value-type="float" office:value="16767" calcext:value-type="float">
            <text:p>16767</text:p>
          </table:table-cell>
          <table:table-cell office:value-type="float" office:value="0.0011269" calcext:value-type="float">
            <text:p>0.0011269</text:p>
          </table:table-cell>
          <table:table-cell office:value-type="float" office:value="0.12721" calcext:value-type="float">
            <text:p>0.12721</text:p>
          </table:table-cell>
          <table:table-cell office:value-type="float" office:value="0.010529" calcext:value-type="float">
            <text:p>0.0105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]-([$Sheet2.$B$2]*[.B30]+[$Sheet2.$B$3]))^2" office:value-type="float" office:value="0.000000206870263397744" calcext:value-type="float">
            <text:p>2.06870263397744E-07</text:p>
          </table:table-cell>
          <table:table-cell table:formula="of:=([.F30]-([$Sheet2.$B$7] +[$Sheet2.$B$8] * ([.B30] - [$Sheet2.$B$9])^2))^2" office:value-type="float" office:value="0.0000131964073916344" calcext:value-type="float">
            <text:p>1.31964073916344E-05</text:p>
          </table:table-cell>
          <table:table-cell table:formula="of:=([.X30]-([.AE30]^2*([$Sheet2.$B$13]*([.B30] -[$Sheet2.$B$14])^2 +[$Sheet2.$B$15]*([.B30]-[$Sheet2.$B$14]) +[$Sheet2.$B$16])    ))^2" office:value-type="float" office:value="0.0707408369182805" calcext:value-type="float">
            <text:p>0.070740836918281</text:p>
          </table:table-cell>
          <table:table-cell table:formula="of:=([.AG30]-([.AE30]^2*([$Sheet2.$B$20]*([.B30] -[$Sheet2.$B$21])^2 + [$Sheet2.$B$22]*([.B30]-[$Sheet2.$B$21]) + [$Sheet2.$B$23])    ))^2" office:value-type="float" office:value="0.655600429481475" calcext:value-type="float">
            <text:p>0.655600429481475</text:p>
          </table:table-cell>
          <table:table-cell table:formula="of:=([.AH30]-([.AE30]^2*([$Sheet2.$B$27]*([.B30] -[$Sheet2.$B$28])^2 +[$Sheet2.$B$29]*([.B30]-[$Sheet2.$B$28]) +[$Sheet2.$B$30])    ))^2" office:value-type="float" office:value="23.2553476500085" calcext:value-type="float">
            <text:p>23.2553476500085</text:p>
          </table:table-cell>
          <table:table-cell table:formula="of:=([.AI30]-([.AE30]^2*([$Sheet2.$B$34]*([.B30] - [$Sheet2.$B$35])^2 +[$Sheet2.$B$36]*([.B30]-[$Sheet2.$B$35]) +[$Sheet2.$B$37])    ))^2" office:value-type="float" office:value="1.07246767325882" calcext:value-type="float">
            <text:p>1.07246767325882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010902" calcext:value-type="float">
            <text:p>0.010902</text:p>
          </table:table-cell>
          <table:table-cell office:value-type="float" office:value="0.007115" calcext:value-type="float">
            <text:p>0.007115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-0.0038384" calcext:value-type="float">
            <text:p>-0.0038384</text:p>
          </table:table-cell>
          <table:table-cell office:value-type="float" office:value="0.31834" calcext:value-type="float">
            <text:p>0.31834</text:p>
          </table:table-cell>
          <table:table-cell office:value-type="float" office:value="-0.04681" calcext:value-type="float">
            <text:p>-0.04681</text:p>
          </table:table-cell>
          <table:table-cell office:value-type="float" office:value="0.36515" calcext:value-type="float">
            <text:p>0.36515</text:p>
          </table:table-cell>
          <table:table-cell office:value-type="float" office:value="0.069695" calcext:value-type="float">
            <text:p>0.069695</text:p>
          </table:table-cell>
          <table:table-cell office:value-type="float" office:value="-0.008819" calcext:value-type="float">
            <text:p>-0.008819</text:p>
          </table:table-cell>
          <table:table-cell office:value-type="float" office:value="-0.0033721" calcext:value-type="float">
            <text:p>-0.0033721</text:p>
          </table:table-cell>
          <table:table-cell office:value-type="float" office:value="-0.0054469" calcext:value-type="float">
            <text:p>-0.0054469</text:p>
          </table:table-cell>
          <table:table-cell office:value-type="float" office:value="11.566" calcext:value-type="float">
            <text:p>11.566</text:p>
          </table:table-cell>
          <table:table-cell office:value-type="float" office:value="4.1072" calcext:value-type="float">
            <text:p>4.1072</text:p>
          </table:table-cell>
          <table:table-cell office:value-type="float" office:value="2.8161" calcext:value-type="float">
            <text:p>2.8161</text:p>
          </table:table-cell>
          <table:table-cell office:value-type="float" office:value="3.5397" calcext:value-type="float">
            <text:p>3.5397</text:p>
          </table:table-cell>
          <table:table-cell office:value-type="float" office:value="-3.5877" calcext:value-type="float">
            <text:p>-3.5877</text:p>
          </table:table-cell>
          <table:table-cell office:value-type="float" office:value="117.86" calcext:value-type="float">
            <text:p>117.86</text:p>
          </table:table-cell>
          <table:table-cell office:value-type="float" office:value="3.5397" calcext:value-type="float">
            <text:p>3.5397</text:p>
          </table:table-cell>
          <table:table-cell office:value-type="float" office:value="-3.5877" calcext:value-type="float">
            <text:p>-3.5877</text:p>
          </table:table-cell>
          <table:table-cell office:value-type="float" office:value="117.86" calcext:value-type="float">
            <text:p>117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14" calcext:value-type="float">
            <text:p>4.9814</text:p>
          </table:table-cell>
          <table:table-cell office:value-type="float" office:value="2.1384" calcext:value-type="float">
            <text:p>2.1384</text:p>
          </table:table-cell>
          <table:table-cell office:value-type="float" office:value="5" calcext:value-type="float">
            <text:p>5</text:p>
          </table:table-cell>
          <table:table-cell office:value-type="float" office:value="4.9414" calcext:value-type="float">
            <text:p>4.9414</text:p>
          </table:table-cell>
          <table:table-cell office:value-type="float" office:value="-32.572" calcext:value-type="float">
            <text:p>-32.572</text:p>
          </table:table-cell>
          <table:table-cell office:value-type="float" office:value="45.227" calcext:value-type="float">
            <text:p>45.227</text:p>
          </table:table-cell>
          <table:table-cell office:value-type="float" office:value="4.1215" calcext:value-type="float">
            <text:p>4.1215</text:p>
          </table:table-cell>
          <table:table-cell office:value-type="float" office:value="0.10985" calcext:value-type="float">
            <text:p>0.10985</text:p>
          </table:table-cell>
          <table:table-cell office:value-type="float" office:value="-0.24611" calcext:value-type="float">
            <text:p>-0.24611</text:p>
          </table:table-cell>
          <table:table-cell office:value-type="float" office:value="0.025619" calcext:value-type="float">
            <text:p>0.025619</text:p>
          </table:table-cell>
          <table:table-cell office:value-type="float" office:value="0" calcext:value-type="float">
            <text:p>0</text:p>
          </table:table-cell>
          <table:table-cell office:value-type="float" office:value="6167.5" calcext:value-type="float">
            <text:p>6167.5</text:p>
          </table:table-cell>
          <table:table-cell office:value-type="float" office:value="0.0014149" calcext:value-type="float">
            <text:p>0.0014149</text:p>
          </table:table-cell>
          <table:table-cell office:value-type="float" office:value="0.40094" calcext:value-type="float">
            <text:p>0.40094</text:p>
          </table:table-cell>
          <table:table-cell office:value-type="float" office:value="0.013852" calcext:value-type="float">
            <text:p>0.01385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]-([$Sheet2.$B$2]*[.B31]+[$Sheet2.$B$3]))^2" office:value-type="float" office:value="0.00000906408844795695" calcext:value-type="float">
            <text:p>9.06408844795695E-06</text:p>
          </table:table-cell>
          <table:table-cell table:formula="of:=([.F31]-([$Sheet2.$B$7] +[$Sheet2.$B$8] * ([.B31] - [$Sheet2.$B$9])^2))^2" office:value-type="float" office:value="0.0000130820843573445" calcext:value-type="float">
            <text:p>1.30820843573445E-05</text:p>
          </table:table-cell>
          <table:table-cell table:formula="of:=([.X31]-([.AE31]^2*([$Sheet2.$B$13]*([.B31] -[$Sheet2.$B$14])^2 +[$Sheet2.$B$15]*([.B31]-[$Sheet2.$B$14]) +[$Sheet2.$B$16])    ))^2" office:value-type="float" office:value="0.0675486899944957" calcext:value-type="float">
            <text:p>0.067548689994496</text:p>
          </table:table-cell>
          <table:table-cell table:formula="of:=([.AG31]-([.AE31]^2*([$Sheet2.$B$20]*([.B31] -[$Sheet2.$B$21])^2 + [$Sheet2.$B$22]*([.B31]-[$Sheet2.$B$21]) + [$Sheet2.$B$23])    ))^2" office:value-type="float" office:value="0.0875181274478812" calcext:value-type="float">
            <text:p>0.087518127447881</text:p>
          </table:table-cell>
          <table:table-cell table:formula="of:=([.AH31]-([.AE31]^2*([$Sheet2.$B$27]*([.B31] -[$Sheet2.$B$28])^2 +[$Sheet2.$B$29]*([.B31]-[$Sheet2.$B$28]) +[$Sheet2.$B$30])    ))^2" office:value-type="float" office:value="11.7870834709913" calcext:value-type="float">
            <text:p>11.7870834709913</text:p>
          </table:table-cell>
          <table:table-cell table:formula="of:=([.AI31]-([.AE31]^2*([$Sheet2.$B$34]*([.B31] - [$Sheet2.$B$35])^2 +[$Sheet2.$B$36]*([.B31]-[$Sheet2.$B$35]) +[$Sheet2.$B$37])    ))^2" office:value-type="float" office:value="1.02988342600904" calcext:value-type="float">
            <text:p>1.0298834260090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47" calcext:value-type="float">
            <text:p>0.18847</text:p>
          </table:table-cell>
          <table:table-cell office:value-type="float" office:value="0.012123" calcext:value-type="float">
            <text:p>0.012123</text:p>
          </table:table-cell>
          <table:table-cell office:value-type="float" office:value="0.0068738" calcext:value-type="float">
            <text:p>0.0068738</text:p>
          </table:table-cell>
          <table:table-cell office:value-type="float" office:value="0.0052494" calcext:value-type="float">
            <text:p>0.0052494</text:p>
          </table:table-cell>
          <table:table-cell office:value-type="float" office:value="-0.0040781" calcext:value-type="float">
            <text:p>-0.0040781</text:p>
          </table:table-cell>
          <table:table-cell office:value-type="float" office:value="0.52647" calcext:value-type="float">
            <text:p>0.52647</text:p>
          </table:table-cell>
          <table:table-cell office:value-type="float" office:value="-0.045222" calcext:value-type="float">
            <text:p>-0.045222</text:p>
          </table:table-cell>
          <table:table-cell office:value-type="float" office:value="0.57169" calcext:value-type="float">
            <text:p>0.57169</text:p>
          </table:table-cell>
          <table:table-cell office:value-type="float" office:value="0.10103" calcext:value-type="float">
            <text:p>0.10103</text:p>
          </table:table-cell>
          <table:table-cell office:value-type="float" office:value="-0.0096636" calcext:value-type="float">
            <text:p>-0.0096636</text:p>
          </table:table-cell>
          <table:table-cell office:value-type="float" office:value="-0.0032655" calcext:value-type="float">
            <text:p>-0.0032655</text:p>
          </table:table-cell>
          <table:table-cell office:value-type="float" office:value="-0.0063981" calcext:value-type="float">
            <text:p>-0.0063981</text:p>
          </table:table-cell>
          <table:table-cell office:value-type="float" office:value="15.546" calcext:value-type="float">
            <text:p>15.546</text:p>
          </table:table-cell>
          <table:table-cell office:value-type="float" office:value="6.7492" calcext:value-type="float">
            <text:p>6.7492</text:p>
          </table:table-cell>
          <table:table-cell office:value-type="float" office:value="2.3034" calcext:value-type="float">
            <text:p>2.3034</text:p>
          </table:table-cell>
          <table:table-cell office:value-type="float" office:value="4.9065" calcext:value-type="float">
            <text:p>4.9065</text:p>
          </table:table-cell>
          <table:table-cell office:value-type="float" office:value="-3.8117" calcext:value-type="float">
            <text:p>-3.8117</text:p>
          </table:table-cell>
          <table:table-cell office:value-type="float" office:value="176.16" calcext:value-type="float">
            <text:p>176.16</text:p>
          </table:table-cell>
          <table:table-cell office:value-type="float" office:value="4.9065" calcext:value-type="float">
            <text:p>4.9065</text:p>
          </table:table-cell>
          <table:table-cell office:value-type="float" office:value="-3.8117" calcext:value-type="float">
            <text:p>-3.8117</text:p>
          </table:table-cell>
          <table:table-cell office:value-type="float" office:value="176.16" calcext:value-type="float">
            <text:p>176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97" calcext:value-type="float">
            <text:p>4.9897</text:p>
          </table:table-cell>
          <table:table-cell office:value-type="float" office:value="1.3014" calcext:value-type="float">
            <text:p>1.3014</text:p>
          </table:table-cell>
          <table:table-cell office:value-type="float" office:value="5" calcext:value-type="float">
            <text:p>5</text:p>
          </table:table-cell>
          <table:table-cell office:value-type="float" office:value="3.6804" calcext:value-type="float">
            <text:p>3.6804</text:p>
          </table:table-cell>
          <table:table-cell office:value-type="float" office:value="-47.216" calcext:value-type="float">
            <text:p>-47.216</text:p>
          </table:table-cell>
          <table:table-cell office:value-type="float" office:value="74.797" calcext:value-type="float">
            <text:p>74.797</text:p>
          </table:table-cell>
          <table:table-cell office:value-type="float" office:value="4.5162" calcext:value-type="float">
            <text:p>4.5162</text:p>
          </table:table-cell>
          <table:table-cell office:value-type="float" office:value="0.0911" calcext:value-type="float">
            <text:p>0.0911</text:p>
          </table:table-cell>
          <table:table-cell office:value-type="float" office:value="-0.24652" calcext:value-type="float">
            <text:p>-0.24652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" calcext:value-type="float">
            <text:p>0</text:p>
          </table:table-cell>
          <table:table-cell office:value-type="float" office:value="3753.3" calcext:value-type="float">
            <text:p>3753.3</text:p>
          </table:table-cell>
          <table:table-cell office:value-type="float" office:value="0.0019645" calcext:value-type="float">
            <text:p>0.0019645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0.01717" calcext:value-type="float">
            <text:p>0.017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]-([$Sheet2.$B$2]*[.B32]+[$Sheet2.$B$3]))^2" office:value-type="float" office:value="0.0000307303367260567" calcext:value-type="float">
            <text:p>3.07303367260567E-05</text:p>
          </table:table-cell>
          <table:table-cell table:formula="of:=([.F32]-([$Sheet2.$B$7] +[$Sheet2.$B$8] * ([.B32] - [$Sheet2.$B$9])^2))^2" office:value-type="float" office:value="0.0000141517417822239" calcext:value-type="float">
            <text:p>1.41517417822239E-05</text:p>
          </table:table-cell>
          <table:table-cell table:formula="of:=([.X32]-([.AE32]^2*([$Sheet2.$B$13]*([.B32] -[$Sheet2.$B$14])^2 +[$Sheet2.$B$15]*([.B32]-[$Sheet2.$B$14]) +[$Sheet2.$B$16])    ))^2" office:value-type="float" office:value="0.0615846533791386" calcext:value-type="float">
            <text:p>0.061584653379139</text:p>
          </table:table-cell>
          <table:table-cell table:formula="of:=([.AG32]-([.AE32]^2*([$Sheet2.$B$20]*([.B32] -[$Sheet2.$B$21])^2 + [$Sheet2.$B$22]*([.B32]-[$Sheet2.$B$21]) + [$Sheet2.$B$23])    ))^2" office:value-type="float" office:value="0.050390141926361" calcext:value-type="float">
            <text:p>0.050390141926361</text:p>
          </table:table-cell>
          <table:table-cell table:formula="of:=([.AH32]-([.AE32]^2*([$Sheet2.$B$27]*([.B32] -[$Sheet2.$B$28])^2 +[$Sheet2.$B$29]*([.B32]-[$Sheet2.$B$28]) +[$Sheet2.$B$30])    ))^2" office:value-type="float" office:value="4.9285821078609" calcext:value-type="float">
            <text:p>4.9285821078609</text:p>
          </table:table-cell>
          <table:table-cell table:formula="of:=([.AI32]-([.AE32]^2*([$Sheet2.$B$34]*([.B32] - [$Sheet2.$B$35])^2 +[$Sheet2.$B$36]*([.B32]-[$Sheet2.$B$35]) +[$Sheet2.$B$37])    ))^2" office:value-type="float" office:value="1.08325771019826" calcext:value-type="float">
            <text:p>1.0832577101982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014333" calcext:value-type="float">
            <text:p>0.014333</text:p>
          </table:table-cell>
          <table:table-cell office:value-type="float" office:value="0.0068991" calcext:value-type="float">
            <text:p>0.0068991</text:p>
          </table:table-cell>
          <table:table-cell office:value-type="float" office:value="0.0074338" calcext:value-type="float">
            <text:p>0.0074338</text:p>
          </table:table-cell>
          <table:table-cell office:value-type="float" office:value="-0.0044341" calcext:value-type="float">
            <text:p>-0.0044341</text:p>
          </table:table-cell>
          <table:table-cell office:value-type="float" office:value="0.72794" calcext:value-type="float">
            <text:p>0.72794</text:p>
          </table:table-cell>
          <table:table-cell office:value-type="float" office:value="-0.045389" calcext:value-type="float">
            <text:p>-0.045389</text:p>
          </table:table-cell>
          <table:table-cell office:value-type="float" office:value="0.77333" calcext:value-type="float">
            <text:p>0.77333</text:p>
          </table:table-cell>
          <table:table-cell office:value-type="float" office:value="0.13258" calcext:value-type="float">
            <text:p>0.13258</text:p>
          </table:table-cell>
          <table:table-cell office:value-type="float" office:value="-0.011122" calcext:value-type="float">
            <text:p>-0.011122</text:p>
          </table:table-cell>
          <table:table-cell office:value-type="float" office:value="-0.0033027" calcext:value-type="float">
            <text:p>-0.0033027</text:p>
          </table:table-cell>
          <table:table-cell office:value-type="float" office:value="-0.0078192" calcext:value-type="float">
            <text:p>-0.0078192</text:p>
          </table:table-cell>
          <table:table-cell office:value-type="float" office:value="17.498" calcext:value-type="float">
            <text:p>17.498</text:p>
          </table:table-cell>
          <table:table-cell office:value-type="float" office:value="8.763" calcext:value-type="float">
            <text:p>8.763</text:p>
          </table:table-cell>
          <table:table-cell office:value-type="float" office:value="1.9968" calcext:value-type="float">
            <text:p>1.9968</text:p>
          </table:table-cell>
          <table:table-cell office:value-type="float" office:value="6.9483" calcext:value-type="float">
            <text:p>6.9483</text:p>
          </table:table-cell>
          <table:table-cell office:value-type="float" office:value="-4.1445" calcext:value-type="float">
            <text:p>-4.1445</text:p>
          </table:table-cell>
          <table:table-cell office:value-type="float" office:value="234.42" calcext:value-type="float">
            <text:p>234.42</text:p>
          </table:table-cell>
          <table:table-cell office:value-type="float" office:value="6.9483" calcext:value-type="float">
            <text:p>6.9483</text:p>
          </table:table-cell>
          <table:table-cell office:value-type="float" office:value="-4.1445" calcext:value-type="float">
            <text:p>-4.1445</text:p>
          </table:table-cell>
          <table:table-cell office:value-type="float" office:value="234.42" calcext:value-type="float">
            <text:p>234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919" calcext:value-type="float">
            <text:p>4.9919</text:p>
          </table:table-cell>
          <table:table-cell office:value-type="float" office:value="1.0023" calcext:value-type="float">
            <text:p>1.0023</text:p>
          </table:table-cell>
          <table:table-cell office:value-type="float" office:value="5" calcext:value-type="float">
            <text:p>5</text:p>
          </table:table-cell>
          <table:table-cell office:value-type="float" office:value="3.2708" calcext:value-type="float">
            <text:p>3.2708</text:p>
          </table:table-cell>
          <table:table-cell office:value-type="float" office:value="-61.96" calcext:value-type="float">
            <text:p>-61.96</text:p>
          </table:table-cell>
          <table:table-cell office:value-type="float" office:value="103.42" calcext:value-type="float">
            <text:p>103.42</text:p>
          </table:table-cell>
          <table:table-cell office:value-type="float" office:value="5.1978" calcext:value-type="float">
            <text:p>5.1978</text:p>
          </table:table-cell>
          <table:table-cell office:value-type="float" office:value="0.081647" calcext:value-type="float">
            <text:p>0.081647</text:p>
          </table:table-cell>
          <table:table-cell office:value-type="float" office:value="-0.24674" calcext:value-type="float">
            <text:p>-0.24674</text:p>
          </table:table-cell>
          <table:table-cell office:value-type="float" office:value="0.011065" calcext:value-type="float">
            <text:p>0.011065</text:p>
          </table:table-cell>
          <table:table-cell office:value-type="float" office:value="0" calcext:value-type="float">
            <text:p>0</text:p>
          </table:table-cell>
          <table:table-cell office:value-type="float" office:value="2890.7" calcext:value-type="float">
            <text:p>2890.7</text:p>
          </table:table-cell>
          <table:table-cell office:value-type="float" office:value="0.0027831" calcext:value-type="float">
            <text:p>0.0027831</text:p>
          </table:table-cell>
          <table:table-cell office:value-type="float" office:value="0.80799" calcext:value-type="float">
            <text:p>0.80799</text:p>
          </table:table-cell>
          <table:table-cell office:value-type="float" office:value="0.020477" calcext:value-type="float">
            <text:p>0.0204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]-([$Sheet2.$B$2]*[.B33]+[$Sheet2.$B$3]))^2" office:value-type="float" office:value="0.0000645825600724667" calcext:value-type="float">
            <text:p>6.45825600724667E-05</text:p>
          </table:table-cell>
          <table:table-cell table:formula="of:=([.F33]-([$Sheet2.$B$7] +[$Sheet2.$B$8] * ([.B33] - [$Sheet2.$B$9])^2))^2" office:value-type="float" office:value="0.0000167655606972848" calcext:value-type="float">
            <text:p>1.67655606972848E-05</text:p>
          </table:table-cell>
          <table:table-cell table:formula="of:=([.X33]-([.AE33]^2*([$Sheet2.$B$13]*([.B33] -[$Sheet2.$B$14])^2 +[$Sheet2.$B$15]*([.B33]-[$Sheet2.$B$14]) +[$Sheet2.$B$16])    ))^2" office:value-type="float" office:value="0.0532941394947786" calcext:value-type="float">
            <text:p>0.053294139494779</text:p>
          </table:table-cell>
          <table:table-cell table:formula="of:=([.AG33]-([.AE33]^2*([$Sheet2.$B$20]*([.B33] -[$Sheet2.$B$21])^2 + [$Sheet2.$B$22]*([.B33]-[$Sheet2.$B$21]) + [$Sheet2.$B$23])    ))^2" office:value-type="float" office:value="0.555389783015773" calcext:value-type="float">
            <text:p>0.555389783015773</text:p>
          </table:table-cell>
          <table:table-cell table:formula="of:=([.AH33]-([.AE33]^2*([$Sheet2.$B$27]*([.B33] -[$Sheet2.$B$28])^2 +[$Sheet2.$B$29]*([.B33]-[$Sheet2.$B$28]) +[$Sheet2.$B$30])    ))^2" office:value-type="float" office:value="1.49525515239706" calcext:value-type="float">
            <text:p>1.49525515239706</text:p>
          </table:table-cell>
          <table:table-cell table:formula="of:=([.AI33]-([.AE33]^2*([$Sheet2.$B$34]*([.B33] - [$Sheet2.$B$35])^2 +[$Sheet2.$B$36]*([.B33]-[$Sheet2.$B$35]) +[$Sheet2.$B$37])    ))^2" office:value-type="float" office:value="1.25349295283449" calcext:value-type="float">
            <text:p>1.25349295283449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305" calcext:value-type="float">
            <text:p>0.31305</text:p>
          </table:table-cell>
          <table:table-cell office:value-type="float" office:value="0.017413" calcext:value-type="float">
            <text:p>0.017413</text:p>
          </table:table-cell>
          <table:table-cell office:value-type="float" office:value="0.0070738" calcext:value-type="float">
            <text:p>0.0070738</text:p>
          </table:table-cell>
          <table:table-cell office:value-type="float" office:value="0.01034" calcext:value-type="float">
            <text:p>0.01034</text:p>
          </table:table-cell>
          <table:table-cell office:value-type="float" office:value="-0.0049062" calcext:value-type="float">
            <text:p>-0.0049062</text:p>
          </table:table-cell>
          <table:table-cell office:value-type="float" office:value="0.92342" calcext:value-type="float">
            <text:p>0.92342</text:p>
          </table:table-cell>
          <table:table-cell office:value-type="float" office:value="-0.046538" calcext:value-type="float">
            <text:p>-0.046538</text:p>
          </table:table-cell>
          <table:table-cell office:value-type="float" office:value="0.96996" calcext:value-type="float">
            <text:p>0.96996</text:p>
          </table:table-cell>
          <table:table-cell office:value-type="float" office:value="0.16433" calcext:value-type="float">
            <text:p>0.16433</text:p>
          </table:table-cell>
          <table:table-cell office:value-type="float" office:value="-0.013119" calcext:value-type="float">
            <text:p>-0.013119</text:p>
          </table:table-cell>
          <table:table-cell office:value-type="float" office:value="-0.0034089" calcext:value-type="float">
            <text:p>-0.0034089</text:p>
          </table:table-cell>
          <table:table-cell office:value-type="float" office:value="-0.0097098" calcext:value-type="float">
            <text:p>-0.0097098</text:p>
          </table:table-cell>
          <table:table-cell office:value-type="float" office:value="17.978" calcext:value-type="float">
            <text:p>17.978</text:p>
          </table:table-cell>
          <table:table-cell office:value-type="float" office:value="10.059" calcext:value-type="float">
            <text:p>10.059</text:p>
          </table:table-cell>
          <table:table-cell office:value-type="float" office:value="1.7873" calcext:value-type="float">
            <text:p>1.7873</text:p>
          </table:table-cell>
          <table:table-cell office:value-type="float" office:value="9.6643" calcext:value-type="float">
            <text:p>9.6643</text:p>
          </table:table-cell>
          <table:table-cell office:value-type="float" office:value="-4.5857" calcext:value-type="float">
            <text:p>-4.5857</text:p>
          </table:table-cell>
          <table:table-cell office:value-type="float" office:value="292.6" calcext:value-type="float">
            <text:p>292.6</text:p>
          </table:table-cell>
          <table:table-cell office:value-type="float" office:value="9.6643" calcext:value-type="float">
            <text:p>9.6643</text:p>
          </table:table-cell>
          <table:table-cell office:value-type="float" office:value="-4.5857" calcext:value-type="float">
            <text:p>-4.5857</text:p>
          </table:table-cell>
          <table:table-cell office:value-type="float" office:value="292.6" calcext:value-type="float">
            <text:p>29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923" calcext:value-type="float">
            <text:p>4.9923</text:p>
          </table:table-cell>
          <table:table-cell office:value-type="float" office:value="0.87319" calcext:value-type="float">
            <text:p>0.87319</text:p>
          </table:table-cell>
          <table:table-cell office:value-type="float" office:value="5" calcext:value-type="float">
            <text:p>5</text:p>
          </table:table-cell>
          <table:table-cell office:value-type="float" office:value="3.1838" calcext:value-type="float">
            <text:p>3.1838</text:p>
          </table:table-cell>
          <table:table-cell office:value-type="float" office:value="-76.798" calcext:value-type="float">
            <text:p>-76.798</text:p>
          </table:table-cell>
          <table:table-cell office:value-type="float" office:value="131.19" calcext:value-type="float">
            <text:p>131.19</text:p>
          </table:table-cell>
          <table:table-cell office:value-type="float" office:value="6.131" calcext:value-type="float">
            <text:p>6.131</text:p>
          </table:table-cell>
          <table:table-cell office:value-type="float" office:value="0.075925" calcext:value-type="float">
            <text:p>0.075925</text:p>
          </table:table-cell>
          <table:table-cell office:value-type="float" office:value="-0.24688" calcext:value-type="float">
            <text:p>-0.24688</text:p>
          </table:table-cell>
          <table:table-cell office:value-type="float" office:value="0.0076197" calcext:value-type="float">
            <text:p>0.0076197</text:p>
          </table:table-cell>
          <table:table-cell office:value-type="float" office:value="0" calcext:value-type="float">
            <text:p>0</text:p>
          </table:table-cell>
          <table:table-cell office:value-type="float" office:value="2518.4" calcext:value-type="float">
            <text:p>2518.4</text:p>
          </table:table-cell>
          <table:table-cell office:value-type="float" office:value="0.0038714" calcext:value-type="float">
            <text:p>0.0038714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023768" calcext:value-type="float">
            <text:p>0.0237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]-([$Sheet2.$B$2]*[.B34]+[$Sheet2.$B$3]))^2" office:value-type="float" office:value="0.000109184945875033" calcext:value-type="float">
            <text:p>0.000109184945875</text:p>
          </table:table-cell>
          <table:table-cell table:formula="of:=([.F34]-([$Sheet2.$B$7] +[$Sheet2.$B$8] * ([.B34] - [$Sheet2.$B$9])^2))^2" office:value-type="float" office:value="0.0000202140799905079" calcext:value-type="float">
            <text:p>2.02140799905079E-05</text:p>
          </table:table-cell>
          <table:table-cell table:formula="of:=([.X34]-([.AE34]^2*([$Sheet2.$B$13]*([.B34] -[$Sheet2.$B$14])^2 +[$Sheet2.$B$15]*([.B34]-[$Sheet2.$B$14]) +[$Sheet2.$B$16])    ))^2" office:value-type="float" office:value="0.0434219534802519" calcext:value-type="float">
            <text:p>0.043421953480252</text:p>
          </table:table-cell>
          <table:table-cell table:formula="of:=([.AG34]-([.AE34]^2*([$Sheet2.$B$20]*([.B34] -[$Sheet2.$B$21])^2 + [$Sheet2.$B$22]*([.B34]-[$Sheet2.$B$21]) + [$Sheet2.$B$23])    ))^2" office:value-type="float" office:value="1.58877769812366" calcext:value-type="float">
            <text:p>1.58877769812366</text:p>
          </table:table-cell>
          <table:table-cell table:formula="of:=([.AH34]-([.AE34]^2*([$Sheet2.$B$27]*([.B34] -[$Sheet2.$B$28])^2 +[$Sheet2.$B$29]*([.B34]-[$Sheet2.$B$28]) +[$Sheet2.$B$30])    ))^2" office:value-type="float" office:value="0.12077568162632" calcext:value-type="float">
            <text:p>0.12077568162632</text:p>
          </table:table-cell>
          <table:table-cell table:formula="of:=([.AI34]-([.AE34]^2*([$Sheet2.$B$34]*([.B34] - [$Sheet2.$B$35])^2 +[$Sheet2.$B$36]*([.B34]-[$Sheet2.$B$35]) +[$Sheet2.$B$37])    ))^2" office:value-type="float" office:value="1.4784777282169" calcext:value-type="float">
            <text:p>1.4784777282169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2" calcext:value-type="float">
            <text:p>0.3752</text:p>
          </table:table-cell>
          <table:table-cell office:value-type="float" office:value="0.021271" calcext:value-type="float">
            <text:p>0.021271</text:p>
          </table:table-cell>
          <table:table-cell office:value-type="float" office:value="0.0073061" calcext:value-type="float">
            <text:p>0.0073061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-0.005494" calcext:value-type="float">
            <text:p>-0.005494</text:p>
          </table:table-cell>
          <table:table-cell office:value-type="float" office:value="1.1134" calcext:value-type="float">
            <text:p>1.1134</text:p>
          </table:table-cell>
          <table:table-cell office:value-type="float" office:value="-0.048066" calcext:value-type="float">
            <text:p>-0.048066</text:p>
          </table:table-cell>
          <table:table-cell office:value-type="float" office:value="1.1615" calcext:value-type="float">
            <text:p>1.1615</text:p>
          </table:table-cell>
          <table:table-cell office:value-type="float" office:value="0.19627" calcext:value-type="float">
            <text:p>0.19627</text:p>
          </table:table-cell>
          <table:table-cell office:value-type="float" office:value="-0.015603" calcext:value-type="float">
            <text:p>-0.015603</text:p>
          </table:table-cell>
          <table:table-cell office:value-type="float" office:value="-0.0035335" calcext:value-type="float">
            <text:p>-0.0035335</text:p>
          </table:table-cell>
          <table:table-cell office:value-type="float" office:value="-0.012069" calcext:value-type="float">
            <text:p>-0.012069</text:p>
          </table:table-cell>
          <table:table-cell office:value-type="float" office:value="17.639" calcext:value-type="float">
            <text:p>17.639</text:p>
          </table:table-cell>
          <table:table-cell office:value-type="float" office:value="10.804" calcext:value-type="float">
            <text:p>10.804</text:p>
          </table:table-cell>
          <table:table-cell office:value-type="float" office:value="1.6326" calcext:value-type="float">
            <text:p>1.6326</text:p>
          </table:table-cell>
          <table:table-cell office:value-type="float" office:value="13.053" calcext:value-type="float">
            <text:p>13.053</text:p>
          </table:table-cell>
          <table:table-cell office:value-type="float" office:value="-5.1352" calcext:value-type="float">
            <text:p>-5.1352</text:p>
          </table:table-cell>
          <table:table-cell office:value-type="float" office:value="350.7" calcext:value-type="float">
            <text:p>350.7</text:p>
          </table:table-cell>
          <table:table-cell office:value-type="float" office:value="13.053" calcext:value-type="float">
            <text:p>13.053</text:p>
          </table:table-cell>
          <table:table-cell office:value-type="float" office:value="-5.1352" calcext:value-type="float">
            <text:p>-5.1352</text:p>
          </table:table-cell>
          <table:table-cell office:value-type="float" office:value="350.7" calcext:value-type="float">
            <text:p>35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92" calcext:value-type="float">
            <text:p>4.992</text:p>
          </table:table-cell>
          <table:table-cell office:value-type="float" office:value="0.81292" calcext:value-type="float">
            <text:p>0.81292</text:p>
          </table:table-cell>
          <table:table-cell office:value-type="float" office:value="5" calcext:value-type="float">
            <text:p>5</text:p>
          </table:table-cell>
          <table:table-cell office:value-type="float" office:value="3.2448" calcext:value-type="float">
            <text:p>3.2448</text:p>
          </table:table-cell>
          <table:table-cell office:value-type="float" office:value="-91.725" calcext:value-type="float">
            <text:p>-91.725</text:p>
          </table:table-cell>
          <table:table-cell office:value-type="float" office:value="158.19" calcext:value-type="float">
            <text:p>158.19</text:p>
          </table:table-cell>
          <table:table-cell office:value-type="float" office:value="7.2919" calcext:value-type="float">
            <text:p>7.2919</text:p>
          </table:table-cell>
          <table:table-cell office:value-type="float" office:value="0.072064" calcext:value-type="float">
            <text:p>0.072064</text:p>
          </table:table-cell>
          <table:table-cell office:value-type="float" office:value="-0.24698" calcext:value-type="float">
            <text:p>-0.24698</text:p>
          </table:table-cell>
          <table:table-cell office:value-type="float" office:value="0.0050329" calcext:value-type="float">
            <text:p>0.0050329</text:p>
          </table:table-cell>
          <table:table-cell office:value-type="float" office:value="0" calcext:value-type="float">
            <text:p>0</text:p>
          </table:table-cell>
          <table:table-cell office:value-type="float" office:value="2344.6" calcext:value-type="float">
            <text:p>2344.6</text:p>
          </table:table-cell>
          <table:table-cell office:value-type="float" office:value="0.0052286" calcext:value-type="float">
            <text:p>0.0052286</text:p>
          </table:table-cell>
          <table:table-cell office:value-type="float" office:value="0.9626" calcext:value-type="float">
            <text:p>0.9626</text:p>
          </table:table-cell>
          <table:table-cell office:value-type="float" office:value="0.027038" calcext:value-type="float">
            <text:p>0.0270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]-([$Sheet2.$B$2]*[.B35]+[$Sheet2.$B$3]))^2" office:value-type="float" office:value="0.000162868454814881" calcext:value-type="float">
            <text:p>0.000162868454815</text:p>
          </table:table-cell>
          <table:table-cell table:formula="of:=([.F35]-([$Sheet2.$B$7] +[$Sheet2.$B$8] * ([.B35] - [$Sheet2.$B$9])^2))^2" office:value-type="float" office:value="0.0000237575378304037" calcext:value-type="float">
            <text:p>2.37575378304037E-05</text:p>
          </table:table-cell>
          <table:table-cell table:formula="of:=([.X35]-([.AE35]^2*([$Sheet2.$B$13]*([.B35] -[$Sheet2.$B$14])^2 +[$Sheet2.$B$15]*([.B35]-[$Sheet2.$B$14]) +[$Sheet2.$B$16])    ))^2" office:value-type="float" office:value="0.032701260828556" calcext:value-type="float">
            <text:p>0.032701260828556</text:p>
          </table:table-cell>
          <table:table-cell table:formula="of:=([.AG35]-([.AE35]^2*([$Sheet2.$B$20]*([.B35] -[$Sheet2.$B$21])^2 + [$Sheet2.$B$22]*([.B35]-[$Sheet2.$B$21]) + [$Sheet2.$B$23])    ))^2" office:value-type="float" office:value="3.11573654028202" calcext:value-type="float">
            <text:p>3.11573654028202</text:p>
          </table:table-cell>
          <table:table-cell table:formula="of:=([.AH35]-([.AE35]^2*([$Sheet2.$B$27]*([.B35] -[$Sheet2.$B$28])^2 +[$Sheet2.$B$29]*([.B35]-[$Sheet2.$B$28]) +[$Sheet2.$B$30])    ))^2" office:value-type="float" office:value="0.23891947130522" calcext:value-type="float">
            <text:p>0.23891947130522</text:p>
          </table:table-cell>
          <table:table-cell table:formula="of:=([.AI35]-([.AE35]^2*([$Sheet2.$B$34]*([.B35] - [$Sheet2.$B$35])^2 +[$Sheet2.$B$36]*([.B35]-[$Sheet2.$B$35]) +[$Sheet2.$B$37])    ))^2" office:value-type="float" office:value="1.70535331928135" calcext:value-type="float">
            <text:p>1.7053533192813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22" calcext:value-type="float">
            <text:p>0.43722</text:p>
          </table:table-cell>
          <table:table-cell office:value-type="float" office:value="0.025856" calcext:value-type="float">
            <text:p>0.025856</text:p>
          </table:table-cell>
          <table:table-cell office:value-type="float" office:value="0.007547" calcext:value-type="float">
            <text:p>0.007547</text:p>
          </table:table-cell>
          <table:table-cell office:value-type="float" office:value="0.018309" calcext:value-type="float">
            <text:p>0.018309</text:p>
          </table:table-cell>
          <table:table-cell office:value-type="float" office:value="-0.0061971" calcext:value-type="float">
            <text:p>-0.0061971</text:p>
          </table:table-cell>
          <table:table-cell office:value-type="float" office:value="1.2982" calcext:value-type="float">
            <text:p>1.2982</text:p>
          </table:table-cell>
          <table:table-cell office:value-type="float" office:value="-0.049651" calcext:value-type="float">
            <text:p>-0.049651</text:p>
          </table:table-cell>
          <table:table-cell office:value-type="float" office:value="1.3479" calcext:value-type="float">
            <text:p>1.3479</text:p>
          </table:table-cell>
          <table:table-cell office:value-type="float" office:value="0.22838" calcext:value-type="float">
            <text:p>0.22838</text:p>
          </table:table-cell>
          <table:table-cell office:value-type="float" office:value="-0.018552" calcext:value-type="float">
            <text:p>-0.018552</text:p>
          </table:table-cell>
          <table:table-cell office:value-type="float" office:value="-0.0036552" calcext:value-type="float">
            <text:p>-0.0036552</text:p>
          </table:table-cell>
          <table:table-cell office:value-type="float" office:value="-0.014896" calcext:value-type="float">
            <text:p>-0.014896</text:p>
          </table:table-cell>
          <table:table-cell office:value-type="float" office:value="16.91" calcext:value-type="float">
            <text:p>16.91</text:p>
          </table:table-cell>
          <table:table-cell office:value-type="float" office:value="11.181" calcext:value-type="float">
            <text:p>11.181</text:p>
          </table:table-cell>
          <table:table-cell office:value-type="float" office:value="1.5123" calcext:value-type="float">
            <text:p>1.5123</text:p>
          </table:table-cell>
          <table:table-cell office:value-type="float" office:value="17.113" calcext:value-type="float">
            <text:p>17.113</text:p>
          </table:table-cell>
          <table:table-cell office:value-type="float" office:value="-5.7924" calcext:value-type="float">
            <text:p>-5.7924</text:p>
          </table:table-cell>
          <table:table-cell office:value-type="float" office:value="408.66" calcext:value-type="float">
            <text:p>408.66</text:p>
          </table:table-cell>
          <table:table-cell office:value-type="float" office:value="17.113" calcext:value-type="float">
            <text:p>17.113</text:p>
          </table:table-cell>
          <table:table-cell office:value-type="float" office:value="-5.7924" calcext:value-type="float">
            <text:p>-5.7924</text:p>
          </table:table-cell>
          <table:table-cell office:value-type="float" office:value="408.66" calcext:value-type="float">
            <text:p>408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913" calcext:value-type="float">
            <text:p>4.9913</text:p>
          </table:table-cell>
          <table:table-cell office:value-type="float" office:value="0.78552" calcext:value-type="float">
            <text:p>0.78552</text:p>
          </table:table-cell>
          <table:table-cell office:value-type="float" office:value="5" calcext:value-type="float">
            <text:p>5</text:p>
          </table:table-cell>
          <table:table-cell office:value-type="float" office:value="3.3844" calcext:value-type="float">
            <text:p>3.3844</text:p>
          </table:table-cell>
          <table:table-cell office:value-type="float" office:value="-106.73" calcext:value-type="float">
            <text:p>-106.73</text:p>
          </table:table-cell>
          <table:table-cell office:value-type="float" office:value="184.44" calcext:value-type="float">
            <text:p>184.44</text:p>
          </table:table-cell>
          <table:table-cell office:value-type="float" office:value="8.67" calcext:value-type="float">
            <text:p>8.67</text:p>
          </table:table-cell>
          <table:table-cell office:value-type="float" office:value="0.06926" calcext:value-type="float">
            <text:p>0.06926</text:p>
          </table:table-cell>
          <table:table-cell office:value-type="float" office:value="-0.24706" calcext:value-type="float">
            <text:p>-0.24706</text:p>
          </table:table-cell>
          <table:table-cell office:value-type="float" office:value="0.0029391" calcext:value-type="float">
            <text:p>0.0029391</text:p>
          </table:table-cell>
          <table:table-cell office:value-type="float" office:value="0" calcext:value-type="float">
            <text:p>0</text:p>
          </table:table-cell>
          <table:table-cell office:value-type="float" office:value="2265.6" calcext:value-type="float">
            <text:p>2265.6</text:p>
          </table:table-cell>
          <table:table-cell office:value-type="float" office:value="0.0068539" calcext:value-type="float">
            <text:p>0.0068539</text:p>
          </table:table-cell>
          <table:table-cell office:value-type="float" office:value="0.99702" calcext:value-type="float">
            <text:p>0.99702</text:p>
          </table:table-cell>
          <table:table-cell office:value-type="float" office:value="0.030282" calcext:value-type="float">
            <text:p>0.0302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6]-([$Sheet2.$B$2]*[.B36]+[$Sheet2.$B$3]))^2" office:value-type="float" office:value="0.000223347797865621" calcext:value-type="float">
            <text:p>0.000223347797866</text:p>
          </table:table-cell>
          <table:table-cell table:formula="of:=([.F36]-([$Sheet2.$B$7] +[$Sheet2.$B$8] * ([.B36] - [$Sheet2.$B$9])^2))^2" office:value-type="float" office:value="0.0000268123785362191" calcext:value-type="float">
            <text:p>2.68123785362191E-05</text:p>
          </table:table-cell>
          <table:table-cell table:formula="of:=([.X36]-([.AE36]^2*([$Sheet2.$B$13]*([.B36] -[$Sheet2.$B$14])^2 +[$Sheet2.$B$15]*([.B36]-[$Sheet2.$B$14]) +[$Sheet2.$B$16])    ))^2" office:value-type="float" office:value="0.0221479529238118" calcext:value-type="float">
            <text:p>0.022147952923812</text:p>
          </table:table-cell>
          <table:table-cell table:formula="of:=([.AG36]-([.AE36]^2*([$Sheet2.$B$20]*([.B36] -[$Sheet2.$B$21])^2 + [$Sheet2.$B$22]*([.B36]-[$Sheet2.$B$21]) + [$Sheet2.$B$23])    ))^2" office:value-type="float" office:value="5.05475278663615" calcext:value-type="float">
            <text:p>5.05475278663615</text:p>
          </table:table-cell>
          <table:table-cell table:formula="of:=([.AH36]-([.AE36]^2*([$Sheet2.$B$27]*([.B36] -[$Sheet2.$B$28])^2 +[$Sheet2.$B$29]*([.B36]-[$Sheet2.$B$28]) +[$Sheet2.$B$30])    ))^2" office:value-type="float" office:value="1.70605210777509" calcext:value-type="float">
            <text:p>1.70605210777509</text:p>
          </table:table-cell>
          <table:table-cell table:formula="of:=([.AI36]-([.AE36]^2*([$Sheet2.$B$34]*([.B36] - [$Sheet2.$B$35])^2 +[$Sheet2.$B$36]*([.B36]-[$Sheet2.$B$35]) +[$Sheet2.$B$37])    ))^2" office:value-type="float" office:value="1.90161403851947" calcext:value-type="float">
            <text:p>1.9016140385194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908" calcext:value-type="float">
            <text:p>0.49908</text:p>
          </table:table-cell>
          <table:table-cell office:value-type="float" office:value="0.031188" calcext:value-type="float">
            <text:p>0.031188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23368" calcext:value-type="float">
            <text:p>0.023368</text:p>
          </table:table-cell>
          <table:table-cell office:value-type="float" office:value="-0.007015" calcext:value-type="float">
            <text:p>-0.007015</text:p>
          </table:table-cell>
          <table:table-cell office:value-type="float" office:value="1.4775" calcext:value-type="float">
            <text:p>1.4775</text:p>
          </table:table-cell>
          <table:table-cell office:value-type="float" office:value="-0.051447" calcext:value-type="float">
            <text:p>-0.051447</text:p>
          </table:table-cell>
          <table:table-cell office:value-type="float" office:value="1.529" calcext:value-type="float">
            <text:p>1.529</text:p>
          </table:table-cell>
          <table:table-cell office:value-type="float" office:value="0.26066" calcext:value-type="float">
            <text:p>0.26066</text:p>
          </table:table-cell>
          <table:table-cell office:value-type="float" office:value="-0.021984" calcext:value-type="float">
            <text:p>-0.021984</text:p>
          </table:table-cell>
          <table:table-cell office:value-type="float" office:value="-0.0037945" calcext:value-type="float">
            <text:p>-0.0037945</text:p>
          </table:table-cell>
          <table:table-cell office:value-type="float" office:value="-0.01819" calcext:value-type="float">
            <text:p>-0.01819</text:p>
          </table:table-cell>
          <table:table-cell office:value-type="float" office:value="16.002" calcext:value-type="float">
            <text:p>16.002</text:p>
          </table:table-cell>
          <table:table-cell office:value-type="float" office:value="11.305" calcext:value-type="float">
            <text:p>11.305</text:p>
          </table:table-cell>
          <table:table-cell office:value-type="float" office:value="1.4155" calcext:value-type="float">
            <text:p>1.4155</text:p>
          </table:table-cell>
          <table:table-cell office:value-type="float" office:value="21.841" calcext:value-type="float">
            <text:p>21.841</text:p>
          </table:table-cell>
          <table:table-cell office:value-type="float" office:value="-6.5568" calcext:value-type="float">
            <text:p>-6.5568</text:p>
          </table:table-cell>
          <table:table-cell office:value-type="float" office:value="466.48" calcext:value-type="float">
            <text:p>466.48</text:p>
          </table:table-cell>
          <table:table-cell office:value-type="float" office:value="21.841" calcext:value-type="float">
            <text:p>21.841</text:p>
          </table:table-cell>
          <table:table-cell office:value-type="float" office:value="-6.5568" calcext:value-type="float">
            <text:p>-6.5568</text:p>
          </table:table-cell>
          <table:table-cell office:value-type="float" office:value="466.48" calcext:value-type="float">
            <text:p>466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903" calcext:value-type="float">
            <text:p>4.9903</text:p>
          </table:table-cell>
          <table:table-cell office:value-type="float" office:value="0.77691" calcext:value-type="float">
            <text:p>0.77691</text:p>
          </table:table-cell>
          <table:table-cell office:value-type="float" office:value="5" calcext:value-type="float">
            <text:p>5</text:p>
          </table:table-cell>
          <table:table-cell office:value-type="float" office:value="3.5758" calcext:value-type="float">
            <text:p>3.5758</text:p>
          </table:table-cell>
          <table:table-cell office:value-type="float" office:value="-121.82" calcext:value-type="float">
            <text:p>-121.82</text:p>
          </table:table-cell>
          <table:table-cell office:value-type="float" office:value="209.92" calcext:value-type="float">
            <text:p>209.92</text:p>
          </table:table-cell>
          <table:table-cell office:value-type="float" office:value="10.274" calcext:value-type="float">
            <text:p>10.274</text:p>
          </table:table-cell>
          <table:table-cell office:value-type="float" office:value="0.067109" calcext:value-type="float">
            <text:p>0.067109</text:p>
          </table:table-cell>
          <table:table-cell office:value-type="float" office:value="-0.24713" calcext:value-type="float">
            <text:p>-0.24713</text:p>
          </table:table-cell>
          <table:table-cell office:value-type="float" office:value="0.0011552" calcext:value-type="float">
            <text:p>0.0011552</text:p>
          </table:table-cell>
          <table:table-cell office:value-type="float" office:value="0" calcext:value-type="float">
            <text:p>0</text:p>
          </table:table-cell>
          <table:table-cell office:value-type="float" office:value="2240.7" calcext:value-type="float">
            <text:p>2240.7</text:p>
          </table:table-cell>
          <table:table-cell office:value-type="float" office:value="0.0087458" calcext:value-type="float">
            <text:p>0.0087458</text:p>
          </table:table-cell>
          <table:table-cell office:value-type="float" office:value="1.0179" calcext:value-type="float">
            <text:p>1.0179</text:p>
          </table:table-cell>
          <table:table-cell office:value-type="float" office:value="0.033493" calcext:value-type="float">
            <text:p>0.0334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7]-([$Sheet2.$B$2]*[.B37]+[$Sheet2.$B$3]))^2" office:value-type="float" office:value="0.000287901406193181" calcext:value-type="float">
            <text:p>0.000287901406193</text:p>
          </table:table-cell>
          <table:table-cell table:formula="of:=([.F37]-([$Sheet2.$B$7] +[$Sheet2.$B$8] * ([.B37] - [$Sheet2.$B$9])^2))^2" office:value-type="float" office:value="0.000029459893474189" calcext:value-type="float">
            <text:p>2.9459893474189E-05</text:p>
          </table:table-cell>
          <table:table-cell table:formula="of:=([.X37]-([.AE37]^2*([$Sheet2.$B$13]*([.B37] -[$Sheet2.$B$14])^2 +[$Sheet2.$B$15]*([.B37]-[$Sheet2.$B$14]) +[$Sheet2.$B$16])    ))^2" office:value-type="float" office:value="0.0127329336396847" calcext:value-type="float">
            <text:p>0.012732933639685</text:p>
          </table:table-cell>
          <table:table-cell table:formula="of:=([.AG37]-([.AE37]^2*([$Sheet2.$B$20]*([.B37] -[$Sheet2.$B$21])^2 + [$Sheet2.$B$22]*([.B37]-[$Sheet2.$B$21]) + [$Sheet2.$B$23])    ))^2" office:value-type="float" office:value="7.38135949581978" calcext:value-type="float">
            <text:p>7.38135949581978</text:p>
          </table:table-cell>
          <table:table-cell table:formula="of:=([.AH37]-([.AE37]^2*([$Sheet2.$B$27]*([.B37] -[$Sheet2.$B$28])^2 +[$Sheet2.$B$29]*([.B37]-[$Sheet2.$B$28]) +[$Sheet2.$B$30])    ))^2" office:value-type="float" office:value="4.34542478002216" calcext:value-type="float">
            <text:p>4.34542478002216</text:p>
          </table:table-cell>
          <table:table-cell table:formula="of:=([.AI37]-([.AE37]^2*([$Sheet2.$B$34]*([.B37] - [$Sheet2.$B$35])^2 +[$Sheet2.$B$36]*([.B37]-[$Sheet2.$B$35]) +[$Sheet2.$B$37])    ))^2" office:value-type="float" office:value="2.08491089503732" calcext:value-type="float">
            <text:p>2.08491089503732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075" calcext:value-type="float">
            <text:p>0.56075</text:p>
          </table:table-cell>
          <table:table-cell office:value-type="float" office:value="0.037266" calcext:value-type="float">
            <text:p>0.037266</text:p>
          </table:table-cell>
          <table:table-cell office:value-type="float" office:value="0.0081288" calcext:value-type="float">
            <text:p>0.0081288</text:p>
          </table:table-cell>
          <table:table-cell office:value-type="float" office:value="0.029137" calcext:value-type="float">
            <text:p>0.029137</text:p>
          </table:table-cell>
          <table:table-cell office:value-type="float" office:value="-0.0079471" calcext:value-type="float">
            <text:p>-0.0079471</text:p>
          </table:table-cell>
          <table:table-cell office:value-type="float" office:value="1.6513" calcext:value-type="float">
            <text:p>1.6513</text:p>
          </table:table-cell>
          <table:table-cell office:value-type="float" office:value="-0.053479" calcext:value-type="float">
            <text:p>-0.053479</text:p>
          </table:table-cell>
          <table:table-cell office:value-type="float" office:value="1.7048" calcext:value-type="float">
            <text:p>1.7048</text:p>
          </table:table-cell>
          <table:table-cell office:value-type="float" office:value="0.29309" calcext:value-type="float">
            <text:p>0.29309</text:p>
          </table:table-cell>
          <table:table-cell office:value-type="float" office:value="-0.025901" calcext:value-type="float">
            <text:p>-0.025901</text:p>
          </table:table-cell>
          <table:table-cell office:value-type="float" office:value="-0.0039531" calcext:value-type="float">
            <text:p>-0.0039531</text:p>
          </table:table-cell>
          <table:table-cell office:value-type="float" office:value="-0.021948" calcext:value-type="float">
            <text:p>-0.021948</text:p>
          </table:table-cell>
          <table:table-cell office:value-type="float" office:value="15.047" calcext:value-type="float">
            <text:p>15.047</text:p>
          </table:table-cell>
          <table:table-cell office:value-type="float" office:value="11.268" calcext:value-type="float">
            <text:p>11.268</text:p>
          </table:table-cell>
          <table:table-cell office:value-type="float" office:value="1.3354" calcext:value-type="float">
            <text:p>1.3354</text:p>
          </table:table-cell>
          <table:table-cell office:value-type="float" office:value="27.234" calcext:value-type="float">
            <text:p>27.234</text:p>
          </table:table-cell>
          <table:table-cell office:value-type="float" office:value="-7.428" calcext:value-type="float">
            <text:p>-7.428</text:p>
          </table:table-cell>
          <table:table-cell office:value-type="float" office:value="524.13" calcext:value-type="float">
            <text:p>524.13</text:p>
          </table:table-cell>
          <table:table-cell office:value-type="float" office:value="27.234" calcext:value-type="float">
            <text:p>27.234</text:p>
          </table:table-cell>
          <table:table-cell office:value-type="float" office:value="-7.428" calcext:value-type="float">
            <text:p>-7.428</text:p>
          </table:table-cell>
          <table:table-cell office:value-type="float" office:value="524.13" calcext:value-type="float">
            <text:p>524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9" calcext:value-type="float">
            <text:p>4.989</text:p>
          </table:table-cell>
          <table:table-cell office:value-type="float" office:value="0.77948" calcext:value-type="float">
            <text:p>0.77948</text:p>
          </table:table-cell>
          <table:table-cell office:value-type="float" office:value="5" calcext:value-type="float">
            <text:p>5</text:p>
          </table:table-cell>
          <table:table-cell office:value-type="float" office:value="3.8021" calcext:value-type="float">
            <text:p>3.8021</text:p>
          </table:table-cell>
          <table:table-cell office:value-type="float" office:value="-136.98" calcext:value-type="float">
            <text:p>-136.98</text:p>
          </table:table-cell>
          <table:table-cell office:value-type="float" office:value="234.61" calcext:value-type="float">
            <text:p>234.61</text:p>
          </table:table-cell>
          <table:table-cell office:value-type="float" office:value="12.105" calcext:value-type="float">
            <text:p>12.105</text:p>
          </table:table-cell>
          <table:table-cell office:value-type="float" office:value="0.065388" calcext:value-type="float">
            <text:p>0.065388</text:p>
          </table:table-cell>
          <table:table-cell office:value-type="float" office:value="-0.2472" calcext:value-type="float">
            <text:p>-0.2472</text:p>
          </table:table-cell>
          <table:table-cell office:value-type="float" office:value="-0.00042048" calcext:value-type="float">
            <text:p>-0.00042048</text:p>
          </table:table-cell>
          <table:table-cell office:value-type="float" office:value="0" calcext:value-type="float">
            <text:p>0</text:p>
          </table:table-cell>
          <table:table-cell office:value-type="float" office:value="2248.1" calcext:value-type="float">
            <text:p>2248.1</text:p>
          </table:table-cell>
          <table:table-cell office:value-type="float" office:value="0.010902" calcext:value-type="float">
            <text:p>0.010902</text:p>
          </table:table-cell>
          <table:table-cell office:value-type="float" office:value="1.0305" calcext:value-type="float">
            <text:p>1.0305</text:p>
          </table:table-cell>
          <table:table-cell office:value-type="float" office:value="0.036666" calcext:value-type="float">
            <text:p>0.0366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8]-([$Sheet2.$B$2]*[.B38]+[$Sheet2.$B$3]))^2" office:value-type="float" office:value="0.000353458431155816" calcext:value-type="float">
            <text:p>0.000353458431156</text:p>
          </table:table-cell>
          <table:table-cell table:formula="of:=([.F38]-([$Sheet2.$B$7] +[$Sheet2.$B$8] * ([.B38] - [$Sheet2.$B$9])^2))^2" office:value-type="float" office:value="0.0000316075579001481" calcext:value-type="float">
            <text:p>3.16075579001481E-05</text:p>
          </table:table-cell>
          <table:table-cell table:formula="of:=([.X38]-([.AE38]^2*([$Sheet2.$B$13]*([.B38] -[$Sheet2.$B$14])^2 +[$Sheet2.$B$15]*([.B38]-[$Sheet2.$B$14]) +[$Sheet2.$B$16])    ))^2" office:value-type="float" office:value="0.00537144669974789" calcext:value-type="float">
            <text:p>0.005371446699748</text:p>
          </table:table-cell>
          <table:table-cell table:formula="of:=([.AG38]-([.AE38]^2*([$Sheet2.$B$20]*([.B38] -[$Sheet2.$B$21])^2 + [$Sheet2.$B$22]*([.B38]-[$Sheet2.$B$21]) + [$Sheet2.$B$23])    ))^2" office:value-type="float" office:value="9.95976122764319" calcext:value-type="float">
            <text:p>9.95976122764319</text:p>
          </table:table-cell>
          <table:table-cell table:formula="of:=([.AH38]-([.AE38]^2*([$Sheet2.$B$27]*([.B38] -[$Sheet2.$B$28])^2 +[$Sheet2.$B$29]*([.B38]-[$Sheet2.$B$28]) +[$Sheet2.$B$30])    ))^2" office:value-type="float" office:value="7.86253235901513" calcext:value-type="float">
            <text:p>7.86253235901513</text:p>
          </table:table-cell>
          <table:table-cell table:formula="of:=([.AI38]-([.AE38]^2*([$Sheet2.$B$34]*([.B38] - [$Sheet2.$B$35])^2 +[$Sheet2.$B$36]*([.B38]-[$Sheet2.$B$35]) +[$Sheet2.$B$37])    ))^2" office:value-type="float" office:value="2.25536496788029" calcext:value-type="float">
            <text:p>2.2553649678802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221" calcext:value-type="float">
            <text:p>0.62221</text:p>
          </table:table-cell>
          <table:table-cell office:value-type="float" office:value="0.044091" calcext:value-type="float">
            <text:p>0.044091</text:p>
          </table:table-cell>
          <table:table-cell office:value-type="float" office:value="0.0084772" calcext:value-type="float">
            <text:p>0.0084772</text:p>
          </table:table-cell>
          <table:table-cell office:value-type="float" office:value="0.035614" calcext:value-type="float">
            <text:p>0.035614</text:p>
          </table:table-cell>
          <table:table-cell office:value-type="float" office:value="-0.0089926" calcext:value-type="float">
            <text:p>-0.0089926</text:p>
          </table:table-cell>
          <table:table-cell office:value-type="float" office:value="1.8194" calcext:value-type="float">
            <text:p>1.8194</text:p>
          </table:table-cell>
          <table:table-cell office:value-type="float" office:value="-0.055771" calcext:value-type="float">
            <text:p>-0.055771</text:p>
          </table:table-cell>
          <table:table-cell office:value-type="float" office:value="1.8752" calcext:value-type="float">
            <text:p>1.8752</text:p>
          </table:table-cell>
          <table:table-cell office:value-type="float" office:value="0.32566" calcext:value-type="float">
            <text:p>0.32566</text:p>
          </table:table-cell>
          <table:table-cell office:value-type="float" office:value="-0.030301" calcext:value-type="float">
            <text:p>-0.030301</text:p>
          </table:table-cell>
          <table:table-cell office:value-type="float" office:value="-0.0041329" calcext:value-type="float">
            <text:p>-0.0041329</text:p>
          </table:table-cell>
          <table:table-cell office:value-type="float" office:value="-0.026168" calcext:value-type="float">
            <text:p>-0.026168</text:p>
          </table:table-cell>
          <table:table-cell office:value-type="float" office:value="14.112" calcext:value-type="float">
            <text:p>14.112</text:p>
          </table:table-cell>
          <table:table-cell office:value-type="float" office:value="11.131" calcext:value-type="float">
            <text:p>11.131</text:p>
          </table:table-cell>
          <table:table-cell office:value-type="float" office:value="1.2677" calcext:value-type="float">
            <text:p>1.2677</text:p>
          </table:table-cell>
          <table:table-cell office:value-type="float" office:value="33.288" calcext:value-type="float">
            <text:p>33.288</text:p>
          </table:table-cell>
          <table:table-cell office:value-type="float" office:value="-8.4053" calcext:value-type="float">
            <text:p>-8.4053</text:p>
          </table:table-cell>
          <table:table-cell office:value-type="float" office:value="581.57" calcext:value-type="float">
            <text:p>581.57</text:p>
          </table:table-cell>
          <table:table-cell office:value-type="float" office:value="33.288" calcext:value-type="float">
            <text:p>33.288</text:p>
          </table:table-cell>
          <table:table-cell office:value-type="float" office:value="-8.4053" calcext:value-type="float">
            <text:p>-8.4053</text:p>
          </table:table-cell>
          <table:table-cell office:value-type="float" office:value="581.57" calcext:value-type="float">
            <text:p>581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75" calcext:value-type="float">
            <text:p>4.9875</text:p>
          </table:table-cell>
          <table:table-cell office:value-type="float" office:value="0.78903" calcext:value-type="float">
            <text:p>0.78903</text:p>
          </table:table-cell>
          <table:table-cell office:value-type="float" office:value="5" calcext:value-type="float">
            <text:p>5</text:p>
          </table:table-cell>
          <table:table-cell office:value-type="float" office:value="4.0533" calcext:value-type="float">
            <text:p>4.0533</text:p>
          </table:table-cell>
          <table:table-cell office:value-type="float" office:value="-152.19" calcext:value-type="float">
            <text:p>-152.19</text:p>
          </table:table-cell>
          <table:table-cell office:value-type="float" office:value="258.49" calcext:value-type="float">
            <text:p>258.49</text:p>
          </table:table-cell>
          <table:table-cell office:value-type="float" office:value="14.161" calcext:value-type="float">
            <text:p>14.161</text:p>
          </table:table-cell>
          <table:table-cell office:value-type="float" office:value="0.063961" calcext:value-type="float">
            <text:p>0.063961</text:p>
          </table:table-cell>
          <table:table-cell office:value-type="float" office:value="-0.24727" calcext:value-type="float">
            <text:p>-0.24727</text:p>
          </table:table-cell>
          <table:table-cell office:value-type="float" office:value="-0.0018487" calcext:value-type="float">
            <text:p>-0.0018487</text:p>
          </table:table-cell>
          <table:table-cell office:value-type="float" office:value="0" calcext:value-type="float">
            <text:p>0</text:p>
          </table:table-cell>
          <table:table-cell office:value-type="float" office:value="2275.7" calcext:value-type="float">
            <text:p>2275.7</text:p>
          </table:table-cell>
          <table:table-cell office:value-type="float" office:value="0.013322" calcext:value-type="float">
            <text:p>0.013322</text:p>
          </table:table-cell>
          <table:table-cell office:value-type="float" office:value="1.0381" calcext:value-type="float">
            <text:p>1.0381</text:p>
          </table:table-cell>
          <table:table-cell office:value-type="float" office:value="0.039797" calcext:value-type="float">
            <text:p>0.0397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9]-([$Sheet2.$B$2]*[.B39]+[$Sheet2.$B$3]))^2" office:value-type="float" office:value="0.000417112110758417" calcext:value-type="float">
            <text:p>0.000417112110758</text:p>
          </table:table-cell>
          <table:table-cell table:formula="of:=([.F39]-([$Sheet2.$B$7] +[$Sheet2.$B$8] * ([.B39] - [$Sheet2.$B$9])^2))^2" office:value-type="float" office:value="0.0000332024442186739" calcext:value-type="float">
            <text:p>3.32024442186739E-05</text:p>
          </table:table-cell>
          <table:table-cell table:formula="of:=([.X39]-([.AE39]^2*([$Sheet2.$B$13]*([.B39] -[$Sheet2.$B$14])^2 +[$Sheet2.$B$15]*([.B39]-[$Sheet2.$B$14]) +[$Sheet2.$B$16])    ))^2" office:value-type="float" office:value="0.000953045887618894" calcext:value-type="float">
            <text:p>0.000953045887619</text:p>
          </table:table-cell>
          <table:table-cell table:formula="of:=([.AG39]-([.AE39]^2*([$Sheet2.$B$20]*([.B39] -[$Sheet2.$B$21])^2 + [$Sheet2.$B$22]*([.B39]-[$Sheet2.$B$21]) + [$Sheet2.$B$23])    ))^2" office:value-type="float" office:value="12.5699129754464" calcext:value-type="float">
            <text:p>12.5699129754464</text:p>
          </table:table-cell>
          <table:table-cell table:formula="of:=([.AH39]-([.AE39]^2*([$Sheet2.$B$27]*([.B39] -[$Sheet2.$B$28])^2 +[$Sheet2.$B$29]*([.B39]-[$Sheet2.$B$28]) +[$Sheet2.$B$30])    ))^2" office:value-type="float" office:value="11.8646959779376" calcext:value-type="float">
            <text:p>11.8646959779376</text:p>
          </table:table-cell>
          <table:table-cell table:formula="of:=([.AI39]-([.AE39]^2*([$Sheet2.$B$34]*([.B39] - [$Sheet2.$B$35])^2 +[$Sheet2.$B$36]*([.B39]-[$Sheet2.$B$35]) +[$Sheet2.$B$37])    ))^2" office:value-type="float" office:value="2.40431644387515" calcext:value-type="float">
            <text:p>2.40431644387515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342" calcext:value-type="float">
            <text:p>0.68342</text:p>
          </table:table-cell>
          <table:table-cell office:value-type="float" office:value="0.051667" calcext:value-type="float">
            <text:p>0.051667</text:p>
          </table:table-cell>
          <table:table-cell office:value-type="float" office:value="0.0088755" calcext:value-type="float">
            <text:p>0.0088755</text:p>
          </table:table-cell>
          <table:table-cell office:value-type="float" office:value="0.042791" calcext:value-type="float">
            <text:p>0.042791</text:p>
          </table:table-cell>
          <table:table-cell office:value-type="float" office:value="-0.010151" calcext:value-type="float">
            <text:p>-0.010151</text:p>
          </table:table-cell>
          <table:table-cell office:value-type="float" office:value="1.9817" calcext:value-type="float">
            <text:p>1.9817</text:p>
          </table:table-cell>
          <table:table-cell office:value-type="float" office:value="-0.058391" calcext:value-type="float">
            <text:p>-0.058391</text:p>
          </table:table-cell>
          <table:table-cell office:value-type="float" office:value="2.0401" calcext:value-type="float">
            <text:p>2.0401</text:p>
          </table:table-cell>
          <table:table-cell office:value-type="float" office:value="0.35835" calcext:value-type="float">
            <text:p>0.35835</text:p>
          </table:table-cell>
          <table:table-cell office:value-type="float" office:value="-0.035187" calcext:value-type="float">
            <text:p>-0.035187</text:p>
          </table:table-cell>
          <table:table-cell office:value-type="float" office:value="-0.0043398" calcext:value-type="float">
            <text:p>-0.0043398</text:p>
          </table:table-cell>
          <table:table-cell office:value-type="float" office:value="-0.030848" calcext:value-type="float">
            <text:p>-0.030848</text:p>
          </table:table-cell>
          <table:table-cell office:value-type="float" office:value="13.227" calcext:value-type="float">
            <text:p>13.227</text:p>
          </table:table-cell>
          <table:table-cell office:value-type="float" office:value="10.935" calcext:value-type="float">
            <text:p>10.935</text:p>
          </table:table-cell>
          <table:table-cell office:value-type="float" office:value="1.2096" calcext:value-type="float">
            <text:p>1.2096</text:p>
          </table:table-cell>
          <table:table-cell office:value-type="float" office:value="39.997" calcext:value-type="float">
            <text:p>39.997</text:p>
          </table:table-cell>
          <table:table-cell office:value-type="float" office:value="-9.4879" calcext:value-type="float">
            <text:p>-9.4879</text:p>
          </table:table-cell>
          <table:table-cell office:value-type="float" office:value="638.78" calcext:value-type="float">
            <text:p>638.78</text:p>
          </table:table-cell>
          <table:table-cell office:value-type="float" office:value="39.997" calcext:value-type="float">
            <text:p>39.997</text:p>
          </table:table-cell>
          <table:table-cell office:value-type="float" office:value="-9.4879" calcext:value-type="float">
            <text:p>-9.4879</text:p>
          </table:table-cell>
          <table:table-cell office:value-type="float" office:value="638.78" calcext:value-type="float">
            <text:p>638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58" calcext:value-type="float">
            <text:p>4.9858</text:p>
          </table:table-cell>
          <table:table-cell office:value-type="float" office:value="0.80321" calcext:value-type="float">
            <text:p>0.80321</text:p>
          </table:table-cell>
          <table:table-cell office:value-type="float" office:value="5" calcext:value-type="float">
            <text:p>5</text:p>
          </table:table-cell>
          <table:table-cell office:value-type="float" office:value="4.3234" calcext:value-type="float">
            <text:p>4.3234</text:p>
          </table:table-cell>
          <table:table-cell office:value-type="float" office:value="-167.47" calcext:value-type="float">
            <text:p>-167.47</text:p>
          </table:table-cell>
          <table:table-cell office:value-type="float" office:value="281.55" calcext:value-type="float">
            <text:p>281.55</text:p>
          </table:table-cell>
          <table:table-cell office:value-type="float" office:value="16.445" calcext:value-type="float">
            <text:p>16.445</text:p>
          </table:table-cell>
          <table:table-cell office:value-type="float" office:value="0.062743" calcext:value-type="float">
            <text:p>0.062743</text:p>
          </table:table-cell>
          <table:table-cell office:value-type="float" office:value="-0.24733" calcext:value-type="float">
            <text:p>-0.24733</text:p>
          </table:table-cell>
          <table:table-cell office:value-type="float" office:value="-0.0031682" calcext:value-type="float">
            <text:p>-0.0031682</text:p>
          </table:table-cell>
          <table:table-cell office:value-type="float" office:value="0" calcext:value-type="float">
            <text:p>0</text:p>
          </table:table-cell>
          <table:table-cell office:value-type="float" office:value="2316.6" calcext:value-type="float">
            <text:p>2316.6</text:p>
          </table:table-cell>
          <table:table-cell office:value-type="float" office:value="0.016001" calcext:value-type="float">
            <text:p>0.016001</text:p>
          </table:table-cell>
          <table:table-cell office:value-type="float" office:value="1.0423" calcext:value-type="float">
            <text:p>1.0423</text:p>
          </table:table-cell>
          <table:table-cell office:value-type="float" office:value="0.04288" calcext:value-type="float">
            <text:p>0.0428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0]-([$Sheet2.$B$2]*[.B40]+[$Sheet2.$B$3]))^2" office:value-type="float" office:value="0.000475072383590845" calcext:value-type="float">
            <text:p>0.000475072383591</text:p>
          </table:table-cell>
          <table:table-cell table:formula="of:=([.F40]-([$Sheet2.$B$7] +[$Sheet2.$B$8] * ([.B40] - [$Sheet2.$B$9])^2))^2" office:value-type="float" office:value="0.000034245736880104" calcext:value-type="float">
            <text:p>3.4245736880104E-05</text:p>
          </table:table-cell>
          <table:table-cell table:formula="of:=([.X40]-([.AE40]^2*([$Sheet2.$B$13]*([.B40] -[$Sheet2.$B$14])^2 +[$Sheet2.$B$15]*([.B40]-[$Sheet2.$B$14]) +[$Sheet2.$B$16])    ))^2" office:value-type="float" office:value="0.000185391021810946" calcext:value-type="float">
            <text:p>0.000185391021811</text:p>
          </table:table-cell>
          <table:table-cell table:formula="of:=([.AG40]-([.AE40]^2*([$Sheet2.$B$20]*([.B40] -[$Sheet2.$B$21])^2 + [$Sheet2.$B$22]*([.B40]-[$Sheet2.$B$21]) + [$Sheet2.$B$23])    ))^2" office:value-type="float" office:value="15.2518434119518" calcext:value-type="float">
            <text:p>15.2518434119518</text:p>
          </table:table-cell>
          <table:table-cell table:formula="of:=([.AH40]-([.AE40]^2*([$Sheet2.$B$27]*([.B40] -[$Sheet2.$B$28])^2 +[$Sheet2.$B$29]*([.B40]-[$Sheet2.$B$28]) +[$Sheet2.$B$30])    ))^2" office:value-type="float" office:value="15.968466740393" calcext:value-type="float">
            <text:p>15.968466740393</text:p>
          </table:table-cell>
          <table:table-cell table:formula="of:=([.AI40]-([.AE40]^2*([$Sheet2.$B$34]*([.B40] - [$Sheet2.$B$35])^2 +[$Sheet2.$B$36]*([.B40]-[$Sheet2.$B$35]) +[$Sheet2.$B$37])    ))^2" office:value-type="float" office:value="2.53866159952933" calcext:value-type="float">
            <text:p>2.5386615995293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436" calcext:value-type="float">
            <text:p>0.74436</text:p>
          </table:table-cell>
          <table:table-cell office:value-type="float" office:value="0.060022" calcext:value-type="float">
            <text:p>0.060022</text:p>
          </table:table-cell>
          <table:table-cell office:value-type="float" office:value="0.0093569" calcext:value-type="float">
            <text:p>0.0093569</text:p>
          </table:table-cell>
          <table:table-cell office:value-type="float" office:value="0.050665" calcext:value-type="float">
            <text:p>0.050665</text:p>
          </table:table-cell>
          <table:table-cell office:value-type="float" office:value="-0.011421" calcext:value-type="float">
            <text:p>-0.011421</text:p>
          </table:table-cell>
          <table:table-cell office:value-type="float" office:value="2.138" calcext:value-type="float">
            <text:p>2.138</text:p>
          </table:table-cell>
          <table:table-cell office:value-type="float" office:value="-0.061559" calcext:value-type="float">
            <text:p>-0.061559</text:p>
          </table:table-cell>
          <table:table-cell office:value-type="float" office:value="2.1996" calcext:value-type="float">
            <text:p>2.1996</text:p>
          </table:table-cell>
          <table:table-cell office:value-type="float" office:value="0.39114" calcext:value-type="float">
            <text:p>0.39114</text:p>
          </table:table-cell>
          <table:table-cell office:value-type="float" office:value="-0.040575" calcext:value-type="float">
            <text:p>-0.040575</text:p>
          </table:table-cell>
          <table:table-cell office:value-type="float" office:value="-0.0045916" calcext:value-type="float">
            <text:p>-0.0045916</text:p>
          </table:table-cell>
          <table:table-cell office:value-type="float" office:value="-0.035984" calcext:value-type="float">
            <text:p>-0.035984</text:p>
          </table:table-cell>
          <table:table-cell office:value-type="float" office:value="12.401" calcext:value-type="float">
            <text:p>12.401</text:p>
          </table:table-cell>
          <table:table-cell office:value-type="float" office:value="10.7" calcext:value-type="float">
            <text:p>10.7</text:p>
          </table:table-cell>
          <table:table-cell office:value-type="float" office:value="1.1591" calcext:value-type="float">
            <text:p>1.1591</text:p>
          </table:table-cell>
          <table:table-cell office:value-type="float" office:value="47.356" calcext:value-type="float">
            <text:p>47.356</text:p>
          </table:table-cell>
          <table:table-cell office:value-type="float" office:value="-10.675" calcext:value-type="float">
            <text:p>-10.675</text:p>
          </table:table-cell>
          <table:table-cell office:value-type="float" office:value="695.74" calcext:value-type="float">
            <text:p>695.74</text:p>
          </table:table-cell>
          <table:table-cell office:value-type="float" office:value="47.356" calcext:value-type="float">
            <text:p>47.356</text:p>
          </table:table-cell>
          <table:table-cell office:value-type="float" office:value="-10.675" calcext:value-type="float">
            <text:p>-10.675</text:p>
          </table:table-cell>
          <table:table-cell office:value-type="float" office:value="695.74" calcext:value-type="float">
            <text:p>695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38" calcext:value-type="float">
            <text:p>4.9838</text:p>
          </table:table-cell>
          <table:table-cell office:value-type="float" office:value="0.82088" calcext:value-type="float">
            <text:p>0.82088</text:p>
          </table:table-cell>
          <table:table-cell office:value-type="float" office:value="5" calcext:value-type="float">
            <text:p>5</text:p>
          </table:table-cell>
          <table:table-cell office:value-type="float" office:value="4.6101" calcext:value-type="float">
            <text:p>4.6101</text:p>
          </table:table-cell>
          <table:table-cell office:value-type="float" office:value="-182.8" calcext:value-type="float">
            <text:p>-182.8</text:p>
          </table:table-cell>
          <table:table-cell office:value-type="float" office:value="303.75" calcext:value-type="float">
            <text:p>303.75</text:p>
          </table:table-cell>
          <table:table-cell office:value-type="float" office:value="18.963" calcext:value-type="float">
            <text:p>18.963</text:p>
          </table:table-cell>
          <table:table-cell office:value-type="float" office:value="0.061677" calcext:value-type="float">
            <text:p>0.061677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-0.0044043" calcext:value-type="float">
            <text:p>-0.0044043</text:p>
          </table:table-cell>
          <table:table-cell office:value-type="float" office:value="0" calcext:value-type="float">
            <text:p>0</text:p>
          </table:table-cell>
          <table:table-cell office:value-type="float" office:value="2367.5" calcext:value-type="float">
            <text:p>2367.5</text:p>
          </table:table-cell>
          <table:table-cell office:value-type="float" office:value="0.018938" calcext:value-type="float">
            <text:p>0.018938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04591" calcext:value-type="float">
            <text:p>0.0459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1]-([$Sheet2.$B$2]*[.B41]+[$Sheet2.$B$3]))^2" office:value-type="float" office:value="0.000524363641343916" calcext:value-type="float">
            <text:p>0.000524363641344</text:p>
          </table:table-cell>
          <table:table-cell table:formula="of:=([.F41]-([$Sheet2.$B$7] +[$Sheet2.$B$8] * ([.B41] - [$Sheet2.$B$9])^2))^2" office:value-type="float" office:value="0.0000350410539625707" calcext:value-type="float">
            <text:p>3.50410539625707E-05</text:p>
          </table:table-cell>
          <table:table-cell table:formula="of:=([.X41]-([.AE41]^2*([$Sheet2.$B$13]*([.B41] -[$Sheet2.$B$14])^2 +[$Sheet2.$B$15]*([.B41]-[$Sheet2.$B$14]) +[$Sheet2.$B$16])    ))^2" office:value-type="float" office:value="0.00352499652983254" calcext:value-type="float">
            <text:p>0.003524996529833</text:p>
          </table:table-cell>
          <table:table-cell table:formula="of:=([.AG41]-([.AE41]^2*([$Sheet2.$B$20]*([.B41] -[$Sheet2.$B$21])^2 + [$Sheet2.$B$22]*([.B41]-[$Sheet2.$B$21]) + [$Sheet2.$B$23])    ))^2" office:value-type="float" office:value="17.7727131752628" calcext:value-type="float">
            <text:p>17.7727131752628</text:p>
          </table:table-cell>
          <table:table-cell table:formula="of:=([.AH41]-([.AE41]^2*([$Sheet2.$B$27]*([.B41] -[$Sheet2.$B$28])^2 +[$Sheet2.$B$29]*([.B41]-[$Sheet2.$B$28]) +[$Sheet2.$B$30])    ))^2" office:value-type="float" office:value="19.5243754517331" calcext:value-type="float">
            <text:p>19.5243754517331</text:p>
          </table:table-cell>
          <table:table-cell table:formula="of:=([.AI41]-([.AE41]^2*([$Sheet2.$B$34]*([.B41] - [$Sheet2.$B$35])^2 +[$Sheet2.$B$36]*([.B41]-[$Sheet2.$B$35]) +[$Sheet2.$B$37])    ))^2" office:value-type="float" office:value="2.67644080013546" calcext:value-type="float">
            <text:p>2.67644080013546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5" calcext:value-type="float">
            <text:p>0.805</text:p>
          </table:table-cell>
          <table:table-cell office:value-type="float" office:value="0.069227" calcext:value-type="float">
            <text:p>0.069227</text:p>
          </table:table-cell>
          <table:table-cell office:value-type="float" office:value="0.01" calcext:value-type="float">
            <text:p>0.01</text:p>
          </table:table-cell>
          <table:table-cell office:value-type="float" office:value="0.059227" calcext:value-type="float">
            <text:p>0.059227</text:p>
          </table:table-cell>
          <table:table-cell office:value-type="float" office:value="-0.012802" calcext:value-type="float">
            <text:p>-0.012802</text:p>
          </table:table-cell>
          <table:table-cell office:value-type="float" office:value="2.2877" calcext:value-type="float">
            <text:p>2.2877</text:p>
          </table:table-cell>
          <table:table-cell office:value-type="float" office:value="-0.065791" calcext:value-type="float">
            <text:p>-0.065791</text:p>
          </table:table-cell>
          <table:table-cell office:value-type="float" office:value="2.3535" calcext:value-type="float">
            <text:p>2.3535</text:p>
          </table:table-cell>
          <table:table-cell office:value-type="float" office:value="0.42404" calcext:value-type="float">
            <text:p>0.42404</text:p>
          </table:table-cell>
          <table:table-cell office:value-type="float" office:value="-0.046507" calcext:value-type="float">
            <text:p>-0.046507</text:p>
          </table:table-cell>
          <table:table-cell office:value-type="float" office:value="-0.0049334" calcext:value-type="float">
            <text:p>-0.0049334</text:p>
          </table:table-cell>
          <table:table-cell office:value-type="float" office:value="-0.041574" calcext:value-type="float">
            <text:p>-0.041574</text:p>
          </table:table-cell>
          <table:table-cell office:value-type="float" office:value="11.628" calcext:value-type="float">
            <text:p>11.628</text:p>
          </table:table-cell>
          <table:table-cell office:value-type="float" office:value="10.433" calcext:value-type="float">
            <text:p>10.433</text:p>
          </table:table-cell>
          <table:table-cell office:value-type="float" office:value="1.1146" calcext:value-type="float">
            <text:p>1.1146</text:p>
          </table:table-cell>
          <table:table-cell office:value-type="float" office:value="55.359" calcext:value-type="float">
            <text:p>55.359</text:p>
          </table:table-cell>
          <table:table-cell office:value-type="float" office:value="-11.966" calcext:value-type="float">
            <text:p>-11.966</text:p>
          </table:table-cell>
          <table:table-cell office:value-type="float" office:value="752.42" calcext:value-type="float">
            <text:p>752.42</text:p>
          </table:table-cell>
          <table:table-cell office:value-type="float" office:value="55.359" calcext:value-type="float">
            <text:p>55.359</text:p>
          </table:table-cell>
          <table:table-cell office:value-type="float" office:value="-11.966" calcext:value-type="float">
            <text:p>-11.966</text:p>
          </table:table-cell>
          <table:table-cell office:value-type="float" office:value="752.42" calcext:value-type="float">
            <text:p>752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16" calcext:value-type="float">
            <text:p>4.9816</text:p>
          </table:table-cell>
          <table:table-cell office:value-type="float" office:value="0.84184" calcext:value-type="float">
            <text:p>0.84184</text:p>
          </table:table-cell>
          <table:table-cell office:value-type="float" office:value="5" calcext:value-type="float">
            <text:p>5</text:p>
          </table:table-cell>
          <table:table-cell office:value-type="float" office:value="4.9151" calcext:value-type="float">
            <text:p>4.9151</text:p>
          </table:table-cell>
          <table:table-cell office:value-type="float" office:value="-198.17" calcext:value-type="float">
            <text:p>-198.17</text:p>
          </table:table-cell>
          <table:table-cell office:value-type="float" office:value="325.01" calcext:value-type="float">
            <text:p>325.01</text:p>
          </table:table-cell>
          <table:table-cell office:value-type="float" office:value="21.735" calcext:value-type="float">
            <text:p>21.735</text:p>
          </table:table-cell>
          <table:table-cell office:value-type="float" office:value="0.060722" calcext:value-type="float">
            <text:p>0.060722</text:p>
          </table:table-cell>
          <table:table-cell office:value-type="float" office:value="-0.24746" calcext:value-type="float">
            <text:p>-0.24746</text:p>
          </table:table-cell>
          <table:table-cell office:value-type="float" office:value="-0.0055746" calcext:value-type="float">
            <text:p>-0.0055746</text:p>
          </table:table-cell>
          <table:table-cell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  <table:table-cell office:value-type="float" office:value="0.022128" calcext:value-type="float">
            <text:p>0.022128</text:p>
          </table:table-cell>
          <table:table-cell office:value-type="float" office:value="1.0448" calcext:value-type="float">
            <text:p>1.0448</text:p>
          </table:table-cell>
          <table:table-cell office:value-type="float" office:value="0.048881" calcext:value-type="float">
            <text:p>0.0488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2]-([$Sheet2.$B$2]*[.B42]+[$Sheet2.$B$3]))^2" office:value-type="float" office:value="0.000561776286097092" calcext:value-type="float">
            <text:p>0.000561776286097</text:p>
          </table:table-cell>
          <table:table-cell table:formula="of:=([.F42]-([$Sheet2.$B$7] +[$Sheet2.$B$8] * ([.B42] - [$Sheet2.$B$9])^2))^2" office:value-type="float" office:value="0.000036431417950935" calcext:value-type="float">
            <text:p>3.6431417950935E-05</text:p>
          </table:table-cell>
          <table:table-cell table:formula="of:=([.X42]-([.AE42]^2*([$Sheet2.$B$13]*([.B42] -[$Sheet2.$B$14])^2 +[$Sheet2.$B$15]*([.B42]-[$Sheet2.$B$14]) +[$Sheet2.$B$16])    ))^2" office:value-type="float" office:value="0.0111928128352669" calcext:value-type="float">
            <text:p>0.011192812835267</text:p>
          </table:table-cell>
          <table:table-cell table:formula="of:=([.AG42]-([.AE42]^2*([$Sheet2.$B$20]*([.B42] -[$Sheet2.$B$21])^2 + [$Sheet2.$B$22]*([.B42]-[$Sheet2.$B$21]) + [$Sheet2.$B$23])    ))^2" office:value-type="float" office:value="19.9508147268811" calcext:value-type="float">
            <text:p>19.9508147268811</text:p>
          </table:table-cell>
          <table:table-cell table:formula="of:=([.AH42]-([.AE42]^2*([$Sheet2.$B$27]*([.B42] -[$Sheet2.$B$28])^2 +[$Sheet2.$B$29]*([.B42]-[$Sheet2.$B$28]) +[$Sheet2.$B$30])    ))^2" office:value-type="float" office:value="21.4578905747091" calcext:value-type="float">
            <text:p>21.4578905747091</text:p>
          </table:table-cell>
          <table:table-cell table:formula="of:=([.AI42]-([.AE42]^2*([$Sheet2.$B$34]*([.B42] - [$Sheet2.$B$35])^2 +[$Sheet2.$B$36]*([.B42]-[$Sheet2.$B$35]) +[$Sheet2.$B$37])    ))^2" office:value-type="float" office:value="2.885180264088" calcext:value-type="float">
            <text:p>2.885180264088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532" calcext:value-type="float">
            <text:p>0.86532</text:p>
          </table:table-cell>
          <table:table-cell office:value-type="float" office:value="0.079316" calcext:value-type="float">
            <text:p>0.079316</text:p>
          </table:table-cell>
          <table:table-cell office:value-type="float" office:value="0.010846" calcext:value-type="float">
            <text:p>0.010846</text:p>
          </table:table-cell>
          <table:table-cell office:value-type="float" office:value="0.068471" calcext:value-type="float">
            <text:p>0.068471</text:p>
          </table:table-cell>
          <table:table-cell office:value-type="float" office:value="-0.014292" calcext:value-type="float">
            <text:p>-0.014292</text:p>
          </table:table-cell>
          <table:table-cell office:value-type="float" office:value="2.4304" calcext:value-type="float">
            <text:p>2.4304</text:p>
          </table:table-cell>
          <table:table-cell office:value-type="float" office:value="-0.071354" calcext:value-type="float">
            <text:p>-0.071354</text:p>
          </table:table-cell>
          <table:table-cell office:value-type="float" office:value="2.5017" calcext:value-type="float">
            <text:p>2.5017</text:p>
          </table:table-cell>
          <table:table-cell office:value-type="float" office:value="0.45701" calcext:value-type="float">
            <text:p>0.45701</text:p>
          </table:table-cell>
          <table:table-cell office:value-type="float" office:value="-0.052999" calcext:value-type="float">
            <text:p>-0.052999</text:p>
          </table:table-cell>
          <table:table-cell office:value-type="float" office:value="-0.0053864" calcext:value-type="float">
            <text:p>-0.0053864</text:p>
          </table:table-cell>
          <table:table-cell office:value-type="float" office:value="-0.047613" calcext:value-type="float">
            <text:p>-0.047613</text:p>
          </table:table-cell>
          <table:table-cell office:value-type="float" office:value="10.91" calcext:value-type="float">
            <text:p>10.91</text:p>
          </table:table-cell>
          <table:table-cell office:value-type="float" office:value="10.148" calcext:value-type="float">
            <text:p>10.148</text:p>
          </table:table-cell>
          <table:table-cell office:value-type="float" office:value="1.075" calcext:value-type="float">
            <text:p>1.075</text:p>
          </table:table-cell>
          <table:table-cell office:value-type="float" office:value="63.999" calcext:value-type="float">
            <text:p>63.999</text:p>
          </table:table-cell>
          <table:table-cell office:value-type="float" office:value="-13.359" calcext:value-type="float">
            <text:p>-13.359</text:p>
          </table:table-cell>
          <table:table-cell office:value-type="float" office:value="808.8" calcext:value-type="float">
            <text:p>808.8</text:p>
          </table:table-cell>
          <table:table-cell office:value-type="float" office:value="63.999" calcext:value-type="float">
            <text:p>63.999</text:p>
          </table:table-cell>
          <table:table-cell office:value-type="float" office:value="-13.359" calcext:value-type="float">
            <text:p>-13.359</text:p>
          </table:table-cell>
          <table:table-cell office:value-type="float" office:value="808.8" calcext:value-type="float">
            <text:p>80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791" calcext:value-type="float">
            <text:p>4.9791</text:p>
          </table:table-cell>
          <table:table-cell office:value-type="float" office:value="0.86546" calcext:value-type="float">
            <text:p>0.86546</text:p>
          </table:table-cell>
          <table:table-cell office:value-type="float" office:value="5" calcext:value-type="float">
            <text:p>5</text:p>
          </table:table-cell>
          <table:table-cell office:value-type="float" office:value="5.2372" calcext:value-type="float">
            <text:p>5.2372</text:p>
          </table:table-cell>
          <table:table-cell office:value-type="float" office:value="-213.58" calcext:value-type="float">
            <text:p>-213.58</text:p>
          </table:table-cell>
          <table:table-cell office:value-type="float" office:value="345.29" calcext:value-type="float">
            <text:p>345.29</text:p>
          </table:table-cell>
          <table:table-cell office:value-type="float" office:value="24.769" calcext:value-type="float">
            <text:p>24.769</text:p>
          </table:table-cell>
          <table:table-cell office:value-type="float" office:value="0.059851" calcext:value-type="float">
            <text:p>0.059851</text:p>
          </table:table-cell>
          <table:table-cell office:value-type="float" office:value="-0.24753" calcext:value-type="float">
            <text:p>-0.24753</text:p>
          </table:table-cell>
          <table:table-cell office:value-type="float" office:value="-0.0066915" calcext:value-type="float">
            <text:p>-0.0066915</text:p>
          </table:table-cell>
          <table:table-cell office:value-type="float" office:value="0" calcext:value-type="float">
            <text:p>0</text:p>
          </table:table-cell>
          <table:table-cell office:value-type="float" office:value="2496.1" calcext:value-type="float">
            <text:p>2496.1</text:p>
          </table:table-cell>
          <table:table-cell office:value-type="float" office:value="0.025569" calcext:value-type="float">
            <text:p>0.025569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05179" calcext:value-type="float">
            <text:p>0.0517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3]-([$Sheet2.$B$2]*[.B43]+[$Sheet2.$B$3]))^2" office:value-type="float" office:value="0.000584897433179033" calcext:value-type="float">
            <text:p>0.000584897433179</text:p>
          </table:table-cell>
          <table:table-cell table:formula="of:=([.F43]-([$Sheet2.$B$7] +[$Sheet2.$B$8] * ([.B43] - [$Sheet2.$B$9])^2))^2" office:value-type="float" office:value="0.0000388736491204587" calcext:value-type="float">
            <text:p>3.88736491204587E-05</text:p>
          </table:table-cell>
          <table:table-cell table:formula="of:=([.X43]-([.AE43]^2*([$Sheet2.$B$13]*([.B43] -[$Sheet2.$B$14])^2 +[$Sheet2.$B$15]*([.B43]-[$Sheet2.$B$14]) +[$Sheet2.$B$16])    ))^2" office:value-type="float" office:value="0.0227976980608231" calcext:value-type="float">
            <text:p>0.022797698060823</text:p>
          </table:table-cell>
          <table:table-cell table:formula="of:=([.AG43]-([.AE43]^2*([$Sheet2.$B$20]*([.B43] -[$Sheet2.$B$21])^2 + [$Sheet2.$B$22]*([.B43]-[$Sheet2.$B$21]) + [$Sheet2.$B$23])    ))^2" office:value-type="float" office:value="21.696522188605" calcext:value-type="float">
            <text:p>21.696522188605</text:p>
          </table:table-cell>
          <table:table-cell table:formula="of:=([.AH43]-([.AE43]^2*([$Sheet2.$B$27]*([.B43] -[$Sheet2.$B$28])^2 +[$Sheet2.$B$29]*([.B43]-[$Sheet2.$B$28]) +[$Sheet2.$B$30])    ))^2" office:value-type="float" office:value="21.1318251298165" calcext:value-type="float">
            <text:p>21.1318251298165</text:p>
          </table:table-cell>
          <table:table-cell table:formula="of:=([.AI43]-([.AE43]^2*([$Sheet2.$B$34]*([.B43] - [$Sheet2.$B$35])^2 +[$Sheet2.$B$36]*([.B43]-[$Sheet2.$B$35]) +[$Sheet2.$B$37])    ))^2" office:value-type="float" office:value="3.20092863593272" calcext:value-type="float">
            <text:p>3.2009286359327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528" calcext:value-type="float">
            <text:p>0.92528</text:p>
          </table:table-cell>
          <table:table-cell office:value-type="float" office:value="0.090248" calcext:value-type="float">
            <text:p>0.090248</text:p>
          </table:table-cell>
          <table:table-cell office:value-type="float" office:value="0.011861" calcext:value-type="float">
            <text:p>0.011861</text:p>
          </table:table-cell>
          <table:table-cell office:value-type="float" office:value="0.078387" calcext:value-type="float">
            <text:p>0.078387</text:p>
          </table:table-cell>
          <table:table-cell office:value-type="float" office:value="-0.015891" calcext:value-type="float">
            <text:p>-0.015891</text:p>
          </table:table-cell>
          <table:table-cell office:value-type="float" office:value="2.5663" calcext:value-type="float">
            <text:p>2.5663</text:p>
          </table:table-cell>
          <table:table-cell office:value-type="float" office:value="-0.078033" calcext:value-type="float">
            <text:p>-0.078033</text:p>
          </table:table-cell>
          <table:table-cell office:value-type="float" office:value="2.6444" calcext:value-type="float">
            <text:p>2.6444</text:p>
          </table:table-cell>
          <table:table-cell office:value-type="float" office:value="0.49005" calcext:value-type="float">
            <text:p>0.49005</text:p>
          </table:table-cell>
          <table:table-cell office:value-type="float" office:value="-0.060029" calcext:value-type="float">
            <text:p>-0.060029</text:p>
          </table:table-cell>
          <table:table-cell office:value-type="float" office:value="-0.0059307" calcext:value-type="float">
            <text:p>-0.0059307</text:p>
          </table:table-cell>
          <table:table-cell office:value-type="float" office:value="-0.054098" calcext:value-type="float">
            <text:p>-0.054098</text:p>
          </table:table-cell>
          <table:table-cell office:value-type="float" office:value="10.253" calcext:value-type="float">
            <text:p>10.253</text:p>
          </table:table-cell>
          <table:table-cell office:value-type="float" office:value="9.8621" calcext:value-type="float">
            <text:p>9.8621</text:p>
          </table:table-cell>
          <table:table-cell office:value-type="float" office:value="1.0396" calcext:value-type="float">
            <text:p>1.0396</text:p>
          </table:table-cell>
          <table:table-cell office:value-type="float" office:value="73.268" calcext:value-type="float">
            <text:p>73.268</text:p>
          </table:table-cell>
          <table:table-cell office:value-type="float" office:value="-14.853" calcext:value-type="float">
            <text:p>-14.853</text:p>
          </table:table-cell>
          <table:table-cell office:value-type="float" office:value="864.85" calcext:value-type="float">
            <text:p>864.85</text:p>
          </table:table-cell>
          <table:table-cell office:value-type="float" office:value="73.268" calcext:value-type="float">
            <text:p>73.268</text:p>
          </table:table-cell>
          <table:table-cell office:value-type="float" office:value="-14.853" calcext:value-type="float">
            <text:p>-14.853</text:p>
          </table:table-cell>
          <table:table-cell office:value-type="float" office:value="864.85" calcext:value-type="float">
            <text:p>864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764" calcext:value-type="float">
            <text:p>4.9764</text:p>
          </table:table-cell>
          <table:table-cell office:value-type="float" office:value="0.89058" calcext:value-type="float">
            <text:p>0.89058</text:p>
          </table:table-cell>
          <table:table-cell office:value-type="float" office:value="5" calcext:value-type="float">
            <text:p>5</text:p>
          </table:table-cell>
          <table:table-cell office:value-type="float" office:value="5.5708" calcext:value-type="float">
            <text:p>5.5708</text:p>
          </table:table-cell>
          <table:table-cell office:value-type="float" office:value="-229.02" calcext:value-type="float">
            <text:p>-229.02</text:p>
          </table:table-cell>
          <table:table-cell office:value-type="float" office:value="364.6" calcext:value-type="float">
            <text:p>364.6</text:p>
          </table:table-cell>
          <table:table-cell office:value-type="float" office:value="28.054" calcext:value-type="float">
            <text:p>28.054</text:p>
          </table:table-cell>
          <table:table-cell office:value-type="float" office:value="0.059043" calcext:value-type="float">
            <text:p>0.059043</text:p>
          </table:table-cell>
          <table:table-cell office:value-type="float" office:value="-0.2476" calcext:value-type="float">
            <text:p>-0.2476</text:p>
          </table:table-cell>
          <table:table-cell office:value-type="float" office:value="-0.007764" calcext:value-type="float">
            <text:p>-0.007764</text:p>
          </table:table-cell>
          <table:table-cell office:value-type="float" office:value="0" calcext:value-type="float">
            <text:p>0</text:p>
          </table:table-cell>
          <table:table-cell office:value-type="float" office:value="2568.6" calcext:value-type="float">
            <text:p>2568.6</text:p>
          </table:table-cell>
          <table:table-cell office:value-type="float" office:value="0.029256" calcext:value-type="float">
            <text:p>0.029256</text:p>
          </table:table-cell>
          <table:table-cell office:value-type="float" office:value="1.043" calcext:value-type="float">
            <text:p>1.043</text:p>
          </table:table-cell>
          <table:table-cell office:value-type="float" office:value="0.054631" calcext:value-type="float">
            <text:p>0.0546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4]-([$Sheet2.$B$2]*[.B44]+[$Sheet2.$B$3]))^2" office:value-type="float" office:value="0.000590853845298243" calcext:value-type="float">
            <text:p>0.000590853845298</text:p>
          </table:table-cell>
          <table:table-cell table:formula="of:=([.F44]-([$Sheet2.$B$7] +[$Sheet2.$B$8] * ([.B44] - [$Sheet2.$B$9])^2))^2" office:value-type="float" office:value="0.0000419338622848855" calcext:value-type="float">
            <text:p>4.19338622848855E-05</text:p>
          </table:table-cell>
          <table:table-cell table:formula="of:=([.X44]-([.AE44]^2*([$Sheet2.$B$13]*([.B44] -[$Sheet2.$B$14])^2 +[$Sheet2.$B$15]*([.B44]-[$Sheet2.$B$14]) +[$Sheet2.$B$16])    ))^2" office:value-type="float" office:value="0.0376168378812432" calcext:value-type="float">
            <text:p>0.037616837881243</text:p>
          </table:table-cell>
          <table:table-cell table:formula="of:=([.AG44]-([.AE44]^2*([$Sheet2.$B$20]*([.B44] -[$Sheet2.$B$21])^2 + [$Sheet2.$B$22]*([.B44]-[$Sheet2.$B$21]) + [$Sheet2.$B$23])    ))^2" office:value-type="float" office:value="22.8457886595898" calcext:value-type="float">
            <text:p>22.8457886595898</text:p>
          </table:table-cell>
          <table:table-cell table:formula="of:=([.AH44]-([.AE44]^2*([$Sheet2.$B$27]*([.B44] -[$Sheet2.$B$28])^2 +[$Sheet2.$B$29]*([.B44]-[$Sheet2.$B$28]) +[$Sheet2.$B$30])    ))^2" office:value-type="float" office:value="18.6853055409794" calcext:value-type="float">
            <text:p>18.6853055409794</text:p>
          </table:table-cell>
          <table:table-cell table:formula="of:=([.AI44]-([.AE44]^2*([$Sheet2.$B$34]*([.B44] - [$Sheet2.$B$35])^2 +[$Sheet2.$B$36]*([.B44]-[$Sheet2.$B$35]) +[$Sheet2.$B$37])    ))^2" office:value-type="float" office:value="3.59701336999336" calcext:value-type="float">
            <text:p>3.59701336999336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486" calcext:value-type="float">
            <text:p>0.98486</text:p>
          </table:table-cell>
          <table:table-cell office:value-type="float" office:value="0.10195" calcext:value-type="float">
            <text:p>0.10195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88969" calcext:value-type="float">
            <text:p>0.088969</text:p>
          </table:table-cell>
          <table:table-cell office:value-type="float" office:value="-0.017598" calcext:value-type="float">
            <text:p>-0.017598</text:p>
          </table:table-cell>
          <table:table-cell office:value-type="float" office:value="2.6959" calcext:value-type="float">
            <text:p>2.6959</text:p>
          </table:table-cell>
          <table:table-cell office:value-type="float" office:value="-0.085393" calcext:value-type="float">
            <text:p>-0.085393</text:p>
          </table:table-cell>
          <table:table-cell office:value-type="float" office:value="2.7813" calcext:value-type="float">
            <text:p>2.7813</text:p>
          </table:table-cell>
          <table:table-cell office:value-type="float" office:value="0.52315" calcext:value-type="float">
            <text:p>0.52315</text:p>
          </table:table-cell>
          <table:table-cell office:value-type="float" office:value="-0.067552" calcext:value-type="float">
            <text:p>-0.067552</text:p>
          </table:table-cell>
          <table:table-cell office:value-type="float" office:value="-0.0065279" calcext:value-type="float">
            <text:p>-0.0065279</text:p>
          </table:table-cell>
          <table:table-cell office:value-type="float" office:value="-0.061024" calcext:value-type="float">
            <text:p>-0.061024</text:p>
          </table:table-cell>
          <table:table-cell office:value-type="float" office:value="9.6604" calcext:value-type="float">
            <text:p>9.6604</text:p>
          </table:table-cell>
          <table:table-cell office:value-type="float" office:value="9.587" calcext:value-type="float">
            <text:p>9.587</text:p>
          </table:table-cell>
          <table:table-cell office:value-type="float" office:value="1.0077" calcext:value-type="float">
            <text:p>1.0077</text:p>
          </table:table-cell>
          <table:table-cell office:value-type="float" office:value="83.158" calcext:value-type="float">
            <text:p>83.158</text:p>
          </table:table-cell>
          <table:table-cell office:value-type="float" office:value="-16.449" calcext:value-type="float">
            <text:p>-16.449</text:p>
          </table:table-cell>
          <table:table-cell office:value-type="float" office:value="920.54" calcext:value-type="float">
            <text:p>920.54</text:p>
          </table:table-cell>
          <table:table-cell office:value-type="float" office:value="83.158" calcext:value-type="float">
            <text:p>83.158</text:p>
          </table:table-cell>
          <table:table-cell office:value-type="float" office:value="-16.449" calcext:value-type="float">
            <text:p>-16.449</text:p>
          </table:table-cell>
          <table:table-cell office:value-type="float" office:value="920.54" calcext:value-type="float">
            <text:p>92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734" calcext:value-type="float">
            <text:p>4.9734</text:p>
          </table:table-cell>
          <table:table-cell office:value-type="float" office:value="0.91614" calcext:value-type="float">
            <text:p>0.91614</text:p>
          </table:table-cell>
          <table:table-cell office:value-type="float" office:value="5" calcext:value-type="float">
            <text:p>5</text:p>
          </table:table-cell>
          <table:table-cell office:value-type="float" office:value="5.9099" calcext:value-type="float">
            <text:p>5.9099</text:p>
          </table:table-cell>
          <table:table-cell office:value-type="float" office:value="-244.49" calcext:value-type="float">
            <text:p>-244.49</text:p>
          </table:table-cell>
          <table:table-cell office:value-type="float" office:value="383.02" calcext:value-type="float">
            <text:p>383.02</text:p>
          </table:table-cell>
          <table:table-cell office:value-type="float" office:value="31.57" calcext:value-type="float">
            <text:p>31.57</text:p>
          </table:table-cell>
          <table:table-cell office:value-type="float" office:value="0.058282" calcext:value-type="float">
            <text:p>0.058282</text:p>
          </table:table-cell>
          <table:table-cell office:value-type="float" office:value="-0.24768" calcext:value-type="float">
            <text:p>-0.24768</text:p>
          </table:table-cell>
          <table:table-cell office:value-type="float" office:value="-0.0087984" calcext:value-type="float">
            <text:p>-0.0087984</text:p>
          </table:table-cell>
          <table:table-cell office:value-type="float" office:value="0" calcext:value-type="float">
            <text:p>0</text:p>
          </table:table-cell>
          <table:table-cell office:value-type="float" office:value="2642.3" calcext:value-type="float">
            <text:p>2642.3</text:p>
          </table:table-cell>
          <table:table-cell office:value-type="float" office:value="0.033186" calcext:value-type="float">
            <text:p>0.033186</text:p>
          </table:table-cell>
          <table:table-cell office:value-type="float" office:value="1.0411" calcext:value-type="float">
            <text:p>1.0411</text:p>
          </table:table-cell>
          <table:table-cell office:value-type="float" office:value="0.0574" calcext:value-type="float">
            <text:p>0.05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5]-([$Sheet2.$B$2]*[.B45]+[$Sheet2.$B$3]))^2" office:value-type="float" office:value="0.000578417791469305" calcext:value-type="float">
            <text:p>0.000578417791469</text:p>
          </table:table-cell>
          <table:table-cell table:formula="of:=([.F45]-([$Sheet2.$B$7] +[$Sheet2.$B$8] * ([.B45] - [$Sheet2.$B$9])^2))^2" office:value-type="float" office:value="0.0000446909859767924" calcext:value-type="float">
            <text:p>4.46909859767924E-05</text:p>
          </table:table-cell>
          <table:table-cell table:formula="of:=([.X45]-([.AE45]^2*([$Sheet2.$B$13]*([.B45] -[$Sheet2.$B$14])^2 +[$Sheet2.$B$15]*([.B45]-[$Sheet2.$B$14]) +[$Sheet2.$B$16])    ))^2" office:value-type="float" office:value="0.0555453985574871" calcext:value-type="float">
            <text:p>0.055545398557487</text:p>
          </table:table-cell>
          <table:table-cell table:formula="of:=([.AG45]-([.AE45]^2*([$Sheet2.$B$20]*([.B45] -[$Sheet2.$B$21])^2 + [$Sheet2.$B$22]*([.B45]-[$Sheet2.$B$21]) + [$Sheet2.$B$23])    ))^2" office:value-type="float" office:value="23.3478015232988" calcext:value-type="float">
            <text:p>23.3478015232988</text:p>
          </table:table-cell>
          <table:table-cell table:formula="of:=([.AH45]-([.AE45]^2*([$Sheet2.$B$27]*([.B45] -[$Sheet2.$B$28])^2 +[$Sheet2.$B$29]*([.B45]-[$Sheet2.$B$28]) +[$Sheet2.$B$30])    ))^2" office:value-type="float" office:value="15.1274917749035" calcext:value-type="float">
            <text:p>15.1274917749035</text:p>
          </table:table-cell>
          <table:table-cell table:formula="of:=([.AI45]-([.AE45]^2*([$Sheet2.$B$34]*([.B45] - [$Sheet2.$B$35])^2 +[$Sheet2.$B$36]*([.B45]-[$Sheet2.$B$35]) +[$Sheet2.$B$37])    ))^2" office:value-type="float" office:value="4.00391385582417" calcext:value-type="float">
            <text:p>4.0039138558241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4" calcext:value-type="float">
            <text:p>1.044</text:p>
          </table:table-cell>
          <table:table-cell office:value-type="float" office:value="0.11438" calcext:value-type="float">
            <text:p>0.11438</text:p>
          </table:table-cell>
          <table:table-cell office:value-type="float" office:value="0.014179" calcext:value-type="float">
            <text:p>0.014179</text:p>
          </table:table-cell>
          <table:table-cell office:value-type="float" office:value="0.1002" calcext:value-type="float">
            <text:p>0.1002</text:p>
          </table:table-cell>
          <table:table-cell office:value-type="float" office:value="-0.01941" calcext:value-type="float">
            <text:p>-0.01941</text:p>
          </table:table-cell>
          <table:table-cell office:value-type="float" office:value="2.8193" calcext:value-type="float">
            <text:p>2.8193</text:p>
          </table:table-cell>
          <table:table-cell office:value-type="float" office:value="-0.093281" calcext:value-type="float">
            <text:p>-0.093281</text:p>
          </table:table-cell>
          <table:table-cell office:value-type="float" office:value="2.9126" calcext:value-type="float">
            <text:p>2.9126</text:p>
          </table:table-cell>
          <table:table-cell office:value-type="float" office:value="0.55628" calcext:value-type="float">
            <text:p>0.55628</text:p>
          </table:table-cell>
          <table:table-cell office:value-type="float" office:value="-0.075552" calcext:value-type="float">
            <text:p>-0.075552</text:p>
          </table:table-cell>
          <table:table-cell office:value-type="float" office:value="-0.0071654" calcext:value-type="float">
            <text:p>-0.0071654</text:p>
          </table:table-cell>
          <table:table-cell office:value-type="float" office:value="-0.068386" calcext:value-type="float">
            <text:p>-0.068386</text:p>
          </table:table-cell>
          <table:table-cell office:value-type="float" office:value="9.1276" calcext:value-type="float">
            <text:p>9.1276</text:p>
          </table:table-cell>
          <table:table-cell office:value-type="float" office:value="9.3264" calcext:value-type="float">
            <text:p>9.3264</text:p>
          </table:table-cell>
          <table:table-cell office:value-type="float" office:value="0.97868" calcext:value-type="float">
            <text:p>0.97868</text:p>
          </table:table-cell>
          <table:table-cell office:value-type="float" office:value="93.66" calcext:value-type="float">
            <text:p>93.66</text:p>
          </table:table-cell>
          <table:table-cell office:value-type="float" office:value="-18.143" calcext:value-type="float">
            <text:p>-18.143</text:p>
          </table:table-cell>
          <table:table-cell office:value-type="float" office:value="975.85" calcext:value-type="float">
            <text:p>975.85</text:p>
          </table:table-cell>
          <table:table-cell office:value-type="float" office:value="93.66" calcext:value-type="float">
            <text:p>93.66</text:p>
          </table:table-cell>
          <table:table-cell office:value-type="float" office:value="-18.143" calcext:value-type="float">
            <text:p>-18.143</text:p>
          </table:table-cell>
          <table:table-cell office:value-type="float" office:value="975.85" calcext:value-type="float">
            <text:p>975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703" calcext:value-type="float">
            <text:p>4.9703</text:p>
          </table:table-cell>
          <table:table-cell office:value-type="float" office:value="0.94174" calcext:value-type="float">
            <text:p>0.94174</text:p>
          </table:table-cell>
          <table:table-cell office:value-type="float" office:value="5" calcext:value-type="float">
            <text:p>5</text:p>
          </table:table-cell>
          <table:table-cell office:value-type="float" office:value="6.2523" calcext:value-type="float">
            <text:p>6.2523</text:p>
          </table:table-cell>
          <table:table-cell office:value-type="float" office:value="-259.98" calcext:value-type="float">
            <text:p>-259.98</text:p>
          </table:table-cell>
          <table:table-cell office:value-type="float" office:value="400.54" calcext:value-type="float">
            <text:p>400.54</text:p>
          </table:table-cell>
          <table:table-cell office:value-type="float" office:value="35.309" calcext:value-type="float">
            <text:p>35.309</text:p>
          </table:table-cell>
          <table:table-cell office:value-type="float" office:value="0.057557" calcext:value-type="float">
            <text:p>0.057557</text:p>
          </table:table-cell>
          <table:table-cell office:value-type="float" office:value="-0.24775" calcext:value-type="float">
            <text:p>-0.24775</text:p>
          </table:table-cell>
          <table:table-cell office:value-type="float" office:value="-0.0097998" calcext:value-type="float">
            <text:p>-0.0097998</text:p>
          </table:table-cell>
          <table:table-cell office:value-type="float" office:value="0" calcext:value-type="float">
            <text:p>0</text:p>
          </table:table-cell>
          <table:table-cell office:value-type="float" office:value="2716.1" calcext:value-type="float">
            <text:p>2716.1</text:p>
          </table:table-cell>
          <table:table-cell office:value-type="float" office:value="0.037353" calcext:value-type="float">
            <text:p>0.037353</text:p>
          </table:table-cell>
          <table:table-cell office:value-type="float" office:value="1.0388" calcext:value-type="float">
            <text:p>1.0388</text:p>
          </table:table-cell>
          <table:table-cell office:value-type="float" office:value="0.060092" calcext:value-type="float">
            <text:p>0.06009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6]-([$Sheet2.$B$2]*[.B46]+[$Sheet2.$B$3]))^2" office:value-type="float" office:value="0.000545369635466499" calcext:value-type="float">
            <text:p>0.000545369635466</text:p>
          </table:table-cell>
          <table:table-cell table:formula="of:=([.F46]-([$Sheet2.$B$7] +[$Sheet2.$B$8] * ([.B46] - [$Sheet2.$B$9])^2))^2" office:value-type="float" office:value="0.0000465309603905536" calcext:value-type="float">
            <text:p>4.65309603905536E-05</text:p>
          </table:table-cell>
          <table:table-cell table:formula="of:=([.X46]-([.AE46]^2*([$Sheet2.$B$13]*([.B46] -[$Sheet2.$B$14])^2 +[$Sheet2.$B$15]*([.B46]-[$Sheet2.$B$14]) +[$Sheet2.$B$16])    ))^2" office:value-type="float" office:value="0.07408161767247" calcext:value-type="float">
            <text:p>0.07408161767247</text:p>
          </table:table-cell>
          <table:table-cell table:formula="of:=([.AG46]-([.AE46]^2*([$Sheet2.$B$20]*([.B46] -[$Sheet2.$B$21])^2 + [$Sheet2.$B$22]*([.B46]-[$Sheet2.$B$21]) + [$Sheet2.$B$23])    ))^2" office:value-type="float" office:value="23.0845742377213" calcext:value-type="float">
            <text:p>23.0845742377213</text:p>
          </table:table-cell>
          <table:table-cell table:formula="of:=([.AH46]-([.AE46]^2*([$Sheet2.$B$27]*([.B46] -[$Sheet2.$B$28])^2 +[$Sheet2.$B$29]*([.B46]-[$Sheet2.$B$28]) +[$Sheet2.$B$30])    ))^2" office:value-type="float" office:value="10.8057399473269" calcext:value-type="float">
            <text:p>10.8057399473269</text:p>
          </table:table-cell>
          <table:table-cell table:formula="of:=([.AI46]-([.AE46]^2*([$Sheet2.$B$34]*([.B46] - [$Sheet2.$B$35])^2 +[$Sheet2.$B$36]*([.B46]-[$Sheet2.$B$35]) +[$Sheet2.$B$37])    ))^2" office:value-type="float" office:value="4.38613621461064" calcext:value-type="float">
            <text:p>4.38613621461064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28" calcext:value-type="float">
            <text:p>1.1028</text:p>
          </table:table-cell>
          <table:table-cell office:value-type="float" office:value="0.12757" calcext:value-type="float">
            <text:p>0.12757</text:p>
          </table:table-cell>
          <table:table-cell office:value-type="float" office:value="0.015483" calcext:value-type="float">
            <text:p>0.015483</text:p>
          </table:table-cell>
          <table:table-cell office:value-type="float" office:value="0.11209" calcext:value-type="float">
            <text:p>0.11209</text:p>
          </table:table-cell>
          <table:table-cell office:value-type="float" office:value="-0.021328" calcext:value-type="float">
            <text:p>-0.021328</text:p>
          </table:table-cell>
          <table:table-cell office:value-type="float" office:value="2.9362" calcext:value-type="float">
            <text:p>2.9362</text:p>
          </table:table-cell>
          <table:table-cell office:value-type="float" office:value="-0.10186" calcext:value-type="float">
            <text:p>-0.10186</text:p>
          </table:table-cell>
          <table:table-cell office:value-type="float" office:value="3.0381" calcext:value-type="float">
            <text:p>3.0381</text:p>
          </table:table-cell>
          <table:table-cell office:value-type="float" office:value="0.58944" calcext:value-type="float">
            <text:p>0.58944</text:p>
          </table:table-cell>
          <table:table-cell office:value-type="float" office:value="-0.084041" calcext:value-type="float">
            <text:p>-0.084041</text:p>
          </table:table-cell>
          <table:table-cell office:value-type="float" office:value="-0.0078614" calcext:value-type="float">
            <text:p>-0.0078614</text:p>
          </table:table-cell>
          <table:table-cell office:value-type="float" office:value="-0.07618" calcext:value-type="float">
            <text:p>-0.07618</text:p>
          </table:table-cell>
          <table:table-cell office:value-type="float" office:value="8.6447" calcext:value-type="float">
            <text:p>8.6447</text:p>
          </table:table-cell>
          <table:table-cell office:value-type="float" office:value="9.0781" calcext:value-type="float">
            <text:p>9.0781</text:p>
          </table:table-cell>
          <table:table-cell office:value-type="float" office:value="0.95226" calcext:value-type="float">
            <text:p>0.95226</text:p>
          </table:table-cell>
          <table:table-cell office:value-type="float" office:value="104.76" calcext:value-type="float">
            <text:p>104.76</text:p>
          </table:table-cell>
          <table:table-cell office:value-type="float" office:value="-19.935" calcext:value-type="float">
            <text:p>-19.935</text:p>
          </table:table-cell>
          <table:table-cell office:value-type="float" office:value="1030.8" calcext:value-type="float">
            <text:p>1030.8</text:p>
          </table:table-cell>
          <table:table-cell office:value-type="float" office:value="104.76" calcext:value-type="float">
            <text:p>104.76</text:p>
          </table:table-cell>
          <table:table-cell office:value-type="float" office:value="-19.935" calcext:value-type="float">
            <text:p>-19.935</text:p>
          </table:table-cell>
          <table:table-cell office:value-type="float" office:value="1030.8" calcext:value-type="float">
            <text:p>103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669" calcext:value-type="float">
            <text:p>4.9669</text:p>
          </table:table-cell>
          <table:table-cell office:value-type="float" office:value="0.9675" calcext:value-type="float">
            <text:p>0.9675</text:p>
          </table:table-cell>
          <table:table-cell office:value-type="float" office:value="5" calcext:value-type="float">
            <text:p>5</text:p>
          </table:table-cell>
          <table:table-cell office:value-type="float" office:value="6.5985" calcext:value-type="float">
            <text:p>6.5985</text:p>
          </table:table-cell>
          <table:table-cell office:value-type="float" office:value="-275.47" calcext:value-type="float">
            <text:p>-275.47</text:p>
          </table:table-cell>
          <table:table-cell office:value-type="float" office:value="417.16" calcext:value-type="float">
            <text:p>417.16</text:p>
          </table:table-cell>
          <table:table-cell office:value-type="float" office:value="39.276" calcext:value-type="float">
            <text:p>39.276</text:p>
          </table:table-cell>
          <table:table-cell office:value-type="float" office:value="0.056858" calcext:value-type="float">
            <text:p>0.056858</text:p>
          </table:table-cell>
          <table:table-cell office:value-type="float" office:value="-0.24784" calcext:value-type="float">
            <text:p>-0.24784</text:p>
          </table:table-cell>
          <table:table-cell office:value-type="float" office:value="-0.010772" calcext:value-type="float">
            <text:p>-0.010772</text:p>
          </table:table-cell>
          <table:table-cell office:value-type="float" office:value="0" calcext:value-type="float">
            <text:p>0</text:p>
          </table:table-cell>
          <table:table-cell office:value-type="float" office:value="2790.4" calcext:value-type="float">
            <text:p>2790.4</text:p>
          </table:table-cell>
          <table:table-cell office:value-type="float" office:value="0.041754" calcext:value-type="float">
            <text:p>0.041754</text:p>
          </table:table-cell>
          <table:table-cell office:value-type="float" office:value="1.0361" calcext:value-type="float">
            <text:p>1.0361</text:p>
          </table:table-cell>
          <table:table-cell office:value-type="float" office:value="0.062702" calcext:value-type="float">
            <text:p>0.0627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7]-([$Sheet2.$B$2]*[.B47]+[$Sheet2.$B$3]))^2" office:value-type="float" office:value="0.000498003095999741" calcext:value-type="float">
            <text:p>0.000498003096</text:p>
          </table:table-cell>
          <table:table-cell table:formula="of:=([.F47]-([$Sheet2.$B$7] +[$Sheet2.$B$8] * ([.B47] - [$Sheet2.$B$9])^2))^2" office:value-type="float" office:value="0.0000478355198764488" calcext:value-type="float">
            <text:p>4.78355198764488E-05</text:p>
          </table:table-cell>
          <table:table-cell table:formula="of:=([.X47]-([.AE47]^2*([$Sheet2.$B$13]*([.B47] -[$Sheet2.$B$14])^2 +[$Sheet2.$B$15]*([.B47]-[$Sheet2.$B$14]) +[$Sheet2.$B$16])    ))^2" office:value-type="float" office:value="0.0920798527740023" calcext:value-type="float">
            <text:p>0.092079852774002</text:p>
          </table:table-cell>
          <table:table-cell table:formula="of:=([.AG47]-([.AE47]^2*([$Sheet2.$B$20]*([.B47] -[$Sheet2.$B$21])^2 + [$Sheet2.$B$22]*([.B47]-[$Sheet2.$B$21]) + [$Sheet2.$B$23])    ))^2" office:value-type="float" office:value="21.881632355164" calcext:value-type="float">
            <text:p>21.881632355164</text:p>
          </table:table-cell>
          <table:table-cell table:formula="of:=([.AH47]-([.AE47]^2*([$Sheet2.$B$27]*([.B47] -[$Sheet2.$B$28])^2 +[$Sheet2.$B$29]*([.B47]-[$Sheet2.$B$28]) +[$Sheet2.$B$30])    ))^2" office:value-type="float" office:value="6.33052259702606" calcext:value-type="float">
            <text:p>6.33052259702606</text:p>
          </table:table-cell>
          <table:table-cell table:formula="of:=([.AI47]-([.AE47]^2*([$Sheet2.$B$34]*([.B47] - [$Sheet2.$B$35])^2 +[$Sheet2.$B$36]*([.B47]-[$Sheet2.$B$35]) +[$Sheet2.$B$37])    ))^2" office:value-type="float" office:value="4.75927397160707" calcext:value-type="float">
            <text:p>4.75927397160707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11" calcext:value-type="float">
            <text:p>1.1611</text:p>
          </table:table-cell>
          <table:table-cell office:value-type="float" office:value="0.14141" calcext:value-type="float">
            <text:p>0.14141</text:p>
          </table:table-cell>
          <table:table-cell office:value-type="float" office:value="0.016812" calcext:value-type="float">
            <text:p>0.016812</text:p>
          </table:table-cell>
          <table:table-cell office:value-type="float" office:value="0.1246" calcext:value-type="float">
            <text:p>0.1246</text:p>
          </table:table-cell>
          <table:table-cell office:value-type="float" office:value="-0.023348" calcext:value-type="float">
            <text:p>-0.023348</text:p>
          </table:table-cell>
          <table:table-cell office:value-type="float" office:value="3.0473" calcext:value-type="float">
            <text:p>3.0473</text:p>
          </table:table-cell>
          <table:table-cell office:value-type="float" office:value="-0.11061" calcext:value-type="float">
            <text:p>-0.11061</text:p>
          </table:table-cell>
          <table:table-cell office:value-type="float" office:value="3.1579" calcext:value-type="float">
            <text:p>3.1579</text:p>
          </table:table-cell>
          <table:table-cell office:value-type="float" office:value="0.62262" calcext:value-type="float">
            <text:p>0.62262</text:p>
          </table:table-cell>
          <table:table-cell office:value-type="float" office:value="-0.092968" calcext:value-type="float">
            <text:p>-0.092968</text:p>
          </table:table-cell>
          <table:table-cell office:value-type="float" office:value="-0.0085684" calcext:value-type="float">
            <text:p>-0.0085684</text:p>
          </table:table-cell>
          <table:table-cell office:value-type="float" office:value="-0.084399" calcext:value-type="float">
            <text:p>-0.084399</text:p>
          </table:table-cell>
          <table:table-cell office:value-type="float" office:value="8.2106" calcext:value-type="float">
            <text:p>8.2106</text:p>
          </table:table-cell>
          <table:table-cell office:value-type="float" office:value="8.8472" calcext:value-type="float">
            <text:p>8.8472</text:p>
          </table:table-cell>
          <table:table-cell office:value-type="float" office:value="0.92805" calcext:value-type="float">
            <text:p>0.92805</text:p>
          </table:table-cell>
          <table:table-cell office:value-type="float" office:value="116.46" calcext:value-type="float">
            <text:p>116.46</text:p>
          </table:table-cell>
          <table:table-cell office:value-type="float" office:value="-21.823" calcext:value-type="float">
            <text:p>-21.823</text:p>
          </table:table-cell>
          <table:table-cell office:value-type="float" office:value="1085.2" calcext:value-type="float">
            <text:p>1085.2</text:p>
          </table:table-cell>
          <table:table-cell office:value-type="float" office:value="116.46" calcext:value-type="float">
            <text:p>116.46</text:p>
          </table:table-cell>
          <table:table-cell office:value-type="float" office:value="-21.823" calcext:value-type="float">
            <text:p>-21.823</text:p>
          </table:table-cell>
          <table:table-cell office:value-type="float" office:value="1085.2" calcext:value-type="float">
            <text:p>108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633" calcext:value-type="float">
            <text:p>4.9633</text:p>
          </table:table-cell>
          <table:table-cell office:value-type="float" office:value="0.99275" calcext:value-type="float">
            <text:p>0.99275</text:p>
          </table:table-cell>
          <table:table-cell office:value-type="float" office:value="5" calcext:value-type="float">
            <text:p>5</text:p>
          </table:table-cell>
          <table:table-cell office:value-type="float" office:value="6.9441" calcext:value-type="float">
            <text:p>6.9441</text:p>
          </table:table-cell>
          <table:table-cell office:value-type="float" office:value="-290.98" calcext:value-type="float">
            <text:p>-290.98</text:p>
          </table:table-cell>
          <table:table-cell office:value-type="float" office:value="432.93" calcext:value-type="float">
            <text:p>432.93</text:p>
          </table:table-cell>
          <table:table-cell office:value-type="float" office:value="43.448" calcext:value-type="float">
            <text:p>43.448</text:p>
          </table:table-cell>
          <table:table-cell office:value-type="float" office:value="0.056178" calcext:value-type="float">
            <text:p>0.056178</text:p>
          </table:table-cell>
          <table:table-cell office:value-type="float" office:value="-0.24792" calcext:value-type="float">
            <text:p>-0.24792</text:p>
          </table:table-cell>
          <table:table-cell office:value-type="float" office:value="-0.011717" calcext:value-type="float">
            <text:p>-0.011717</text:p>
          </table:table-cell>
          <table:table-cell office:value-type="float" office:value="0" calcext:value-type="float">
            <text:p>0</text:p>
          </table:table-cell>
          <table:table-cell office:value-type="float" office:value="2863.2" calcext:value-type="float">
            <text:p>2863.2</text:p>
          </table:table-cell>
          <table:table-cell office:value-type="float" office:value="0.046382" calcext:value-type="float">
            <text:p>0.046382</text:p>
          </table:table-cell>
          <table:table-cell office:value-type="float" office:value="1.0332" calcext:value-type="float">
            <text:p>1.0332</text:p>
          </table:table-cell>
          <table:table-cell office:value-type="float" office:value="0.065228" calcext:value-type="float">
            <text:p>0.0652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8]-([$Sheet2.$B$2]*[.B48]+[$Sheet2.$B$3]))^2" office:value-type="float" office:value="0.000431759173742528" calcext:value-type="float">
            <text:p>0.000431759173743</text:p>
          </table:table-cell>
          <table:table-cell table:formula="of:=([.F48]-([$Sheet2.$B$7] +[$Sheet2.$B$8] * ([.B48] - [$Sheet2.$B$9])^2))^2" office:value-type="float" office:value="0.00004705984778218" calcext:value-type="float">
            <text:p>4.705984778218E-05</text:p>
          </table:table-cell>
          <table:table-cell table:formula="of:=([.X48]-([.AE48]^2*([$Sheet2.$B$13]*([.B48] -[$Sheet2.$B$14])^2 +[$Sheet2.$B$15]*([.B48]-[$Sheet2.$B$14]) +[$Sheet2.$B$16])    ))^2" office:value-type="float" office:value="0.10724473914372" calcext:value-type="float">
            <text:p>0.10724473914372</text:p>
          </table:table-cell>
          <table:table-cell table:formula="of:=([.AG48]-([.AE48]^2*([$Sheet2.$B$20]*([.B48] -[$Sheet2.$B$21])^2 + [$Sheet2.$B$22]*([.B48]-[$Sheet2.$B$21]) + [$Sheet2.$B$23])    ))^2" office:value-type="float" office:value="19.993200557251" calcext:value-type="float">
            <text:p>19.993200557251</text:p>
          </table:table-cell>
          <table:table-cell table:formula="of:=([.AH48]-([.AE48]^2*([$Sheet2.$B$27]*([.B48] -[$Sheet2.$B$28])^2 +[$Sheet2.$B$29]*([.B48]-[$Sheet2.$B$28]) +[$Sheet2.$B$30])    ))^2" office:value-type="float" office:value="2.64368405341403" calcext:value-type="float">
            <text:p>2.64368405341403</text:p>
          </table:table-cell>
          <table:table-cell table:formula="of:=([.AI48]-([.AE48]^2*([$Sheet2.$B$34]*([.B48] - [$Sheet2.$B$35])^2 +[$Sheet2.$B$36]*([.B48]-[$Sheet2.$B$35]) +[$Sheet2.$B$37])    ))^2" office:value-type="float" office:value="5.01659203194132" calcext:value-type="float">
            <text:p>5.01659203194132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89" calcext:value-type="float">
            <text:p>1.2189</text:p>
          </table:table-cell>
          <table:table-cell office:value-type="float" office:value="0.15609" calcext:value-type="float">
            <text:p>0.15609</text:p>
          </table:table-cell>
          <table:table-cell office:value-type="float" office:value="0.018353" calcext:value-type="float">
            <text:p>0.018353</text:p>
          </table:table-cell>
          <table:table-cell office:value-type="float" office:value="0.13774" calcext:value-type="float">
            <text:p>0.13774</text:p>
          </table:table-cell>
          <table:table-cell office:value-type="float" office:value="-0.02547" calcext:value-type="float">
            <text:p>-0.02547</text:p>
          </table:table-cell>
          <table:table-cell office:value-type="float" office:value="3.1512" calcext:value-type="float">
            <text:p>3.1512</text:p>
          </table:table-cell>
          <table:table-cell office:value-type="float" office:value="-0.12075" calcext:value-type="float">
            <text:p>-0.12075</text:p>
          </table:table-cell>
          <table:table-cell office:value-type="float" office:value="3.2719" calcext:value-type="float">
            <text:p>3.2719</text:p>
          </table:table-cell>
          <table:table-cell office:value-type="float" office:value="0.65578" calcext:value-type="float">
            <text:p>0.65578</text:p>
          </table:table-cell>
          <table:table-cell office:value-type="float" office:value="-0.10243" calcext:value-type="float">
            <text:p>-0.10243</text:p>
          </table:table-cell>
          <table:table-cell office:value-type="float" office:value="-0.0093955" calcext:value-type="float">
            <text:p>-0.0093955</text:p>
          </table:table-cell>
          <table:table-cell office:value-type="float" office:value="-0.093039" calcext:value-type="float">
            <text:p>-0.093039</text:p>
          </table:table-cell>
          <table:table-cell office:value-type="float" office:value="7.8089" calcext:value-type="float">
            <text:p>7.8089</text:p>
          </table:table-cell>
          <table:table-cell office:value-type="float" office:value="8.6212" calcext:value-type="float">
            <text:p>8.6212</text:p>
          </table:table-cell>
          <table:table-cell office:value-type="float" office:value="0.90577" calcext:value-type="float">
            <text:p>0.90577</text:p>
          </table:table-cell>
          <table:table-cell office:value-type="float" office:value="128.74" calcext:value-type="float">
            <text:p>128.74</text:p>
          </table:table-cell>
          <table:table-cell office:value-type="float" office:value="-23.806" calcext:value-type="float">
            <text:p>-23.806</text:p>
          </table:table-cell>
          <table:table-cell office:value-type="float" office:value="1139.3" calcext:value-type="float">
            <text:p>1139.3</text:p>
          </table:table-cell>
          <table:table-cell office:value-type="float" office:value="128.74" calcext:value-type="float">
            <text:p>128.74</text:p>
          </table:table-cell>
          <table:table-cell office:value-type="float" office:value="-23.806" calcext:value-type="float">
            <text:p>-23.806</text:p>
          </table:table-cell>
          <table:table-cell office:value-type="float" office:value="1139.3" calcext:value-type="float">
            <text:p>113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595" calcext:value-type="float">
            <text:p>4.9595</text:p>
          </table:table-cell>
          <table:table-cell office:value-type="float" office:value="1.0188" calcext:value-type="float">
            <text:p>1.0188</text:p>
          </table:table-cell>
          <table:table-cell office:value-type="float" office:value="5" calcext:value-type="float">
            <text:p>5</text:p>
          </table:table-cell>
          <table:table-cell office:value-type="float" office:value="7.2976" calcext:value-type="float">
            <text:p>7.2976</text:p>
          </table:table-cell>
          <table:table-cell office:value-type="float" office:value="-306.48" calcext:value-type="float">
            <text:p>-306.48</text:p>
          </table:table-cell>
          <table:table-cell office:value-type="float" office:value="447.69" calcext:value-type="float">
            <text:p>447.69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55512" calcext:value-type="float">
            <text:p>0.055512</text:p>
          </table:table-cell>
          <table:table-cell office:value-type="float" office:value="-0.24801" calcext:value-type="float">
            <text:p>-0.24801</text:p>
          </table:table-cell>
          <table:table-cell office:value-type="float" office:value="-0.012638" calcext:value-type="float">
            <text:p>-0.012638</text:p>
          </table:table-cell>
          <table:table-cell office:value-type="float" office:value="0" calcext:value-type="float">
            <text:p>0</text:p>
          </table:table-cell>
          <table:table-cell office:value-type="float" office:value="2938.3" calcext:value-type="float">
            <text:p>2938.3</text:p>
          </table:table-cell>
          <table:table-cell office:value-type="float" office:value="0.051233" calcext:value-type="float">
            <text:p>0.051233</text:p>
          </table:table-cell>
          <table:table-cell office:value-type="float" office:value="1.03" calcext:value-type="float">
            <text:p>1.03</text:p>
          </table:table-cell>
          <table:table-cell office:value-type="float" office:value="0.067663" calcext:value-type="float">
            <text:p>0.0676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49]-([$Sheet2.$B$2]*[.B49]+[$Sheet2.$B$3]))^2" office:value-type="float" office:value="0.000351249371098906" calcext:value-type="float">
            <text:p>0.000351249371099</text:p>
          </table:table-cell>
          <table:table-cell table:formula="of:=([.F49]-([$Sheet2.$B$7] +[$Sheet2.$B$8] * ([.B49] - [$Sheet2.$B$9])^2))^2" office:value-type="float" office:value="0.000046819075968015" calcext:value-type="float">
            <text:p>4.6819075968015E-05</text:p>
          </table:table-cell>
          <table:table-cell table:formula="of:=([.X49]-([.AE49]^2*([$Sheet2.$B$13]*([.B49] -[$Sheet2.$B$14])^2 +[$Sheet2.$B$15]*([.B49]-[$Sheet2.$B$14]) +[$Sheet2.$B$16])    ))^2" office:value-type="float" office:value="0.117845823189949" calcext:value-type="float">
            <text:p>0.117845823189949</text:p>
          </table:table-cell>
          <table:table-cell table:formula="of:=([.AG49]-([.AE49]^2*([$Sheet2.$B$20]*([.B49] -[$Sheet2.$B$21])^2 + [$Sheet2.$B$22]*([.B49]-[$Sheet2.$B$21]) + [$Sheet2.$B$23])    ))^2" office:value-type="float" office:value="17.2675639944365" calcext:value-type="float">
            <text:p>17.2675639944365</text:p>
          </table:table-cell>
          <table:table-cell table:formula="of:=([.AH49]-([.AE49]^2*([$Sheet2.$B$27]*([.B49] -[$Sheet2.$B$28])^2 +[$Sheet2.$B$29]*([.B49]-[$Sheet2.$B$28]) +[$Sheet2.$B$30])    ))^2" office:value-type="float" office:value="0.208732498773955" calcext:value-type="float">
            <text:p>0.208732498773955</text:p>
          </table:table-cell>
          <table:table-cell table:formula="of:=([.AI49]-([.AE49]^2*([$Sheet2.$B$34]*([.B49] - [$Sheet2.$B$35])^2 +[$Sheet2.$B$36]*([.B49]-[$Sheet2.$B$35]) +[$Sheet2.$B$37])    ))^2" office:value-type="float" office:value="5.36342680062757" calcext:value-type="float">
            <text:p>5.36342680062757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62" calcext:value-type="float">
            <text:p>1.2762</text:p>
          </table:table-cell>
          <table:table-cell office:value-type="float" office:value="0.17164" calcext:value-type="float">
            <text:p>0.17164</text:p>
          </table:table-cell>
          <table:table-cell office:value-type="float" office:value="0.020156" calcext:value-type="float">
            <text:p>0.020156</text:p>
          </table:table-cell>
          <table:table-cell office:value-type="float" office:value="0.15148" calcext:value-type="float">
            <text:p>0.15148</text:p>
          </table:table-cell>
          <table:table-cell office:value-type="float" office:value="-0.027692" calcext:value-type="float">
            <text:p>-0.027692</text:p>
          </table:table-cell>
          <table:table-cell office:value-type="float" office:value="3.2476" calcext:value-type="float">
            <text:p>3.2476</text:p>
          </table:table-cell>
          <table:table-cell office:value-type="float" office:value="-0.13261" calcext:value-type="float">
            <text:p>-0.13261</text:p>
          </table:table-cell>
          <table:table-cell office:value-type="float" office:value="3.3802" calcext:value-type="float">
            <text:p>3.3802</text:p>
          </table:table-cell>
          <table:table-cell office:value-type="float" office:value="0.68893" calcext:value-type="float">
            <text:p>0.68893</text:p>
          </table:table-cell>
          <table:table-cell office:value-type="float" office:value="-0.11246" calcext:value-type="float">
            <text:p>-0.11246</text:p>
          </table:table-cell>
          <table:table-cell office:value-type="float" office:value="-0.010373" calcext:value-type="float">
            <text:p>-0.010373</text:p>
          </table:table-cell>
          <table:table-cell office:value-type="float" office:value="-0.10209" calcext:value-type="float">
            <text:p>-0.10209</text:p>
          </table:table-cell>
          <table:table-cell office:value-type="float" office:value="7.4353" calcext:value-type="float">
            <text:p>7.4353</text:p>
          </table:table-cell>
          <table:table-cell office:value-type="float" office:value="8.3995" calcext:value-type="float">
            <text:p>8.3995</text:p>
          </table:table-cell>
          <table:table-cell office:value-type="float" office:value="0.8852" calcext:value-type="float">
            <text:p>0.8852</text:p>
          </table:table-cell>
          <table:table-cell office:value-type="float" office:value="141.59" calcext:value-type="float">
            <text:p>141.59</text:p>
          </table:table-cell>
          <table:table-cell office:value-type="float" office:value="-25.883" calcext:value-type="float">
            <text:p>-25.883</text:p>
          </table:table-cell>
          <table:table-cell office:value-type="float" office:value="1192.8" calcext:value-type="float">
            <text:p>1192.8</text:p>
          </table:table-cell>
          <table:table-cell office:value-type="float" office:value="141.59" calcext:value-type="float">
            <text:p>141.59</text:p>
          </table:table-cell>
          <table:table-cell office:value-type="float" office:value="-25.883" calcext:value-type="float">
            <text:p>-25.883</text:p>
          </table:table-cell>
          <table:table-cell office:value-type="float" office:value="1192.8" calcext:value-type="float">
            <text:p>119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554" calcext:value-type="float">
            <text:p>4.9554</text:p>
          </table:table-cell>
          <table:table-cell office:value-type="float" office:value="1.0457" calcext:value-type="float">
            <text:p>1.0457</text:p>
          </table:table-cell>
          <table:table-cell office:value-type="float" office:value="5" calcext:value-type="float">
            <text:p>5</text:p>
          </table:table-cell>
          <table:table-cell office:value-type="float" office:value="7.66" calcext:value-type="float">
            <text:p>7.66</text:p>
          </table:table-cell>
          <table:table-cell office:value-type="float" office:value="-321.97" calcext:value-type="float">
            <text:p>-321.97</text:p>
          </table:table-cell>
          <table:table-cell office:value-type="float" office:value="461.39" calcext:value-type="float">
            <text:p>461.39</text:p>
          </table:table-cell>
          <table:table-cell office:value-type="float" office:value="52.56" calcext:value-type="float">
            <text:p>52.56</text:p>
          </table:table-cell>
          <table:table-cell office:value-type="float" office:value="0.054855" calcext:value-type="float">
            <text:p>0.054855</text:p>
          </table:table-cell>
          <table:table-cell office:value-type="float" office:value="-0.2481" calcext:value-type="float">
            <text:p>-0.2481</text:p>
          </table:table-cell>
          <table:table-cell office:value-type="float" office:value="-0.013536" calcext:value-type="float">
            <text:p>-0.013536</text:p>
          </table:table-cell>
          <table:table-cell office:value-type="float" office:value="0" calcext:value-type="float">
            <text:p>0</text:p>
          </table:table-cell>
          <table:table-cell office:value-type="float" office:value="3015.8" calcext:value-type="float">
            <text:p>3015.8</text:p>
          </table:table-cell>
          <table:table-cell office:value-type="float" office:value="0.056299" calcext:value-type="float">
            <text:p>0.056299</text:p>
          </table:table-cell>
          <table:table-cell office:value-type="float" office:value="1.0267" calcext:value-type="float">
            <text:p>1.0267</text:p>
          </table:table-cell>
          <table:table-cell office:value-type="float" office:value="0.070005" calcext:value-type="float">
            <text:p>0.0700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0]-([$Sheet2.$B$2]*[.B50]+[$Sheet2.$B$3]))^2" office:value-type="float" office:value="0.00026258519047288" calcext:value-type="float">
            <text:p>0.000262585190473</text:p>
          </table:table-cell>
          <table:table-cell table:formula="of:=([.F50]-([$Sheet2.$B$7] +[$Sheet2.$B$8] * ([.B50] - [$Sheet2.$B$9])^2))^2" office:value-type="float" office:value="0.0000475218373525101" calcext:value-type="float">
            <text:p>4.75218373525101E-05</text:p>
          </table:table-cell>
          <table:table-cell table:formula="of:=([.X50]-([.AE50]^2*([$Sheet2.$B$13]*([.B50] -[$Sheet2.$B$14])^2 +[$Sheet2.$B$15]*([.B50]-[$Sheet2.$B$14]) +[$Sheet2.$B$16])    ))^2" office:value-type="float" office:value="0.122401829709772" calcext:value-type="float">
            <text:p>0.122401829709772</text:p>
          </table:table-cell>
          <table:table-cell table:formula="of:=([.AG50]-([.AE50]^2*([$Sheet2.$B$20]*([.B50] -[$Sheet2.$B$21])^2 + [$Sheet2.$B$22]*([.B50]-[$Sheet2.$B$21]) + [$Sheet2.$B$23])    ))^2" office:value-type="float" office:value="13.912386678209" calcext:value-type="float">
            <text:p>13.912386678209</text:p>
          </table:table-cell>
          <table:table-cell table:formula="of:=([.AH50]-([.AE50]^2*([$Sheet2.$B$27]*([.B50] -[$Sheet2.$B$28])^2 +[$Sheet2.$B$29]*([.B50]-[$Sheet2.$B$28]) +[$Sheet2.$B$30])    ))^2" office:value-type="float" office:value="1.08399829296103" calcext:value-type="float">
            <text:p>1.08399829296103</text:p>
          </table:table-cell>
          <table:table-cell table:formula="of:=([.AI50]-([.AE50]^2*([$Sheet2.$B$34]*([.B50] - [$Sheet2.$B$35])^2 +[$Sheet2.$B$36]*([.B50]-[$Sheet2.$B$35]) +[$Sheet2.$B$37])    ))^2" office:value-type="float" office:value="5.86595349068137" calcext:value-type="float">
            <text:p>5.8659534906813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3" calcext:value-type="float">
            <text:p>1.333</text:p>
          </table:table-cell>
          <table:table-cell office:value-type="float" office:value="0.18799" calcext:value-type="float">
            <text:p>0.18799</text:p>
          </table:table-cell>
          <table:table-cell office:value-type="float" office:value="0.022162" calcext:value-type="float">
            <text:p>0.022162</text:p>
          </table:table-cell>
          <table:table-cell office:value-type="float" office:value="0.16583" calcext:value-type="float">
            <text:p>0.16583</text:p>
          </table:table-cell>
          <table:table-cell office:value-type="float" office:value="-0.030012" calcext:value-type="float">
            <text:p>-0.030012</text:p>
          </table:table-cell>
          <table:table-cell office:value-type="float" office:value="3.3369" calcext:value-type="float">
            <text:p>3.3369</text:p>
          </table:table-cell>
          <table:table-cell office:value-type="float" office:value="-0.1458" calcext:value-type="float">
            <text:p>-0.1458</text:p>
          </table:table-cell>
          <table:table-cell office:value-type="float" office:value="3.4827" calcext:value-type="float">
            <text:p>3.4827</text:p>
          </table:table-cell>
          <table:table-cell office:value-type="float" office:value="0.72205" calcext:value-type="float">
            <text:p>0.72205</text:p>
          </table:table-cell>
          <table:table-cell office:value-type="float" office:value="-0.12302" calcext:value-type="float">
            <text:p>-0.12302</text:p>
          </table:table-cell>
          <table:table-cell office:value-type="float" office:value="-0.011466" calcext:value-type="float">
            <text:p>-0.011466</text:p>
          </table:table-cell>
          <table:table-cell office:value-type="float" office:value="-0.11155" calcext:value-type="float">
            <text:p>-0.11155</text:p>
          </table:table-cell>
          <table:table-cell office:value-type="float" office:value="7.0906" calcext:value-type="float">
            <text:p>7.0906</text:p>
          </table:table-cell>
          <table:table-cell office:value-type="float" office:value="8.1864" calcext:value-type="float">
            <text:p>8.1864</text:p>
          </table:table-cell>
          <table:table-cell office:value-type="float" office:value="0.86615" calcext:value-type="float">
            <text:p>0.86615</text:p>
          </table:table-cell>
          <table:table-cell office:value-type="float" office:value="155" calcext:value-type="float">
            <text:p>155</text:p>
          </table:table-cell>
          <table:table-cell office:value-type="float" office:value="-28.052" calcext:value-type="float">
            <text:p>-28.052</text:p>
          </table:table-cell>
          <table:table-cell office:value-type="float" office:value="1245.9" calcext:value-type="float">
            <text:p>1245.9</text:p>
          </table:table-cell>
          <table:table-cell office:value-type="float" office:value="155" calcext:value-type="float">
            <text:p>155</text:p>
          </table:table-cell>
          <table:table-cell office:value-type="float" office:value="-28.052" calcext:value-type="float">
            <text:p>-28.052</text:p>
          </table:table-cell>
          <table:table-cell office:value-type="float" office:value="1245.9" calcext:value-type="float">
            <text:p>124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51" calcext:value-type="float">
            <text:p>4.951</text:p>
          </table:table-cell>
          <table:table-cell office:value-type="float" office:value="1.0729" calcext:value-type="float">
            <text:p>1.0729</text:p>
          </table:table-cell>
          <table:table-cell office:value-type="float" office:value="5" calcext:value-type="float">
            <text:p>5</text:p>
          </table:table-cell>
          <table:table-cell office:value-type="float" office:value="8.0276" calcext:value-type="float">
            <text:p>8.0276</text:p>
          </table:table-cell>
          <table:table-cell office:value-type="float" office:value="-337.45" calcext:value-type="float">
            <text:p>-337.45</text:p>
          </table:table-cell>
          <table:table-cell office:value-type="float" office:value="474.08" calcext:value-type="float">
            <text:p>474.08</text:p>
          </table:table-cell>
          <table:table-cell office:value-type="float" office:value="57.492" calcext:value-type="float">
            <text:p>57.492</text:p>
          </table:table-cell>
          <table:table-cell office:value-type="float" office:value="0.054203" calcext:value-type="float">
            <text:p>0.054203</text:p>
          </table:table-cell>
          <table:table-cell office:value-type="float" office:value="-0.24819" calcext:value-type="float">
            <text:p>-0.24819</text:p>
          </table:table-cell>
          <table:table-cell office:value-type="float" office:value="-0.014413" calcext:value-type="float">
            <text:p>-0.014413</text:p>
          </table:table-cell>
          <table:table-cell office:value-type="float" office:value="0" calcext:value-type="float">
            <text:p>0</text:p>
          </table:table-cell>
          <table:table-cell office:value-type="float" office:value="3094.4" calcext:value-type="float">
            <text:p>3094.4</text:p>
          </table:table-cell>
          <table:table-cell office:value-type="float" office:value="0.061576" calcext:value-type="float">
            <text:p>0.061576</text:p>
          </table:table-cell>
          <table:table-cell office:value-type="float" office:value="1.0232" calcext:value-type="float">
            <text:p>1.0232</text:p>
          </table:table-cell>
          <table:table-cell office:value-type="float" office:value="0.072251" calcext:value-type="float">
            <text:p>0.07225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1]-([$Sheet2.$B$2]*[.B51]+[$Sheet2.$B$3]))^2" office:value-type="float" office:value="0.000173378134268481" calcext:value-type="float">
            <text:p>0.000173378134268</text:p>
          </table:table-cell>
          <table:table-cell table:formula="of:=([.F51]-([$Sheet2.$B$7] +[$Sheet2.$B$8] * ([.B51] - [$Sheet2.$B$9])^2))^2" office:value-type="float" office:value="0.0000482122405457541" calcext:value-type="float">
            <text:p>4.82122405457541E-05</text:p>
          </table:table-cell>
          <table:table-cell table:formula="of:=([.X51]-([.AE51]^2*([$Sheet2.$B$13]*([.B51] -[$Sheet2.$B$14])^2 +[$Sheet2.$B$15]*([.B51]-[$Sheet2.$B$14]) +[$Sheet2.$B$16])    ))^2" office:value-type="float" office:value="0.119163888120614" calcext:value-type="float">
            <text:p>0.119163888120614</text:p>
          </table:table-cell>
          <table:table-cell table:formula="of:=([.AG51]-([.AE51]^2*([$Sheet2.$B$20]*([.B51] -[$Sheet2.$B$21])^2 + [$Sheet2.$B$22]*([.B51]-[$Sheet2.$B$21]) + [$Sheet2.$B$23])    ))^2" office:value-type="float" office:value="10.2073330267221" calcext:value-type="float">
            <text:p>10.2073330267221</text:p>
          </table:table-cell>
          <table:table-cell table:formula="of:=([.AH51]-([.AE51]^2*([$Sheet2.$B$27]*([.B51] -[$Sheet2.$B$28])^2 +[$Sheet2.$B$29]*([.B51]-[$Sheet2.$B$28]) +[$Sheet2.$B$30])    ))^2" office:value-type="float" office:value="7.94187779770867" calcext:value-type="float">
            <text:p>7.94187779770867</text:p>
          </table:table-cell>
          <table:table-cell table:formula="of:=([.AI51]-([.AE51]^2*([$Sheet2.$B$34]*([.B51] - [$Sheet2.$B$35])^2 +[$Sheet2.$B$36]*([.B51]-[$Sheet2.$B$35]) +[$Sheet2.$B$37])    ))^2" office:value-type="float" office:value="6.4413026463702" calcext:value-type="float">
            <text:p>6.4413026463702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92" calcext:value-type="float">
            <text:p>1.3892</text:p>
          </table:table-cell>
          <table:table-cell office:value-type="float" office:value="0.20535" calcext:value-type="float">
            <text:p>0.20535</text:p>
          </table:table-cell>
          <table:table-cell office:value-type="float" office:value="0.02459" calcext:value-type="float">
            <text:p>0.02459</text:p>
          </table:table-cell>
          <table:table-cell office:value-type="float" office:value="0.18076" calcext:value-type="float">
            <text:p>0.18076</text:p>
          </table:table-cell>
          <table:table-cell office:value-type="float" office:value="-0.032428" calcext:value-type="float">
            <text:p>-0.032428</text:p>
          </table:table-cell>
          <table:table-cell office:value-type="float" office:value="3.4177" calcext:value-type="float">
            <text:p>3.4177</text:p>
          </table:table-cell>
          <table:table-cell office:value-type="float" office:value="-0.16178" calcext:value-type="float">
            <text:p>-0.16178</text:p>
          </table:table-cell>
          <table:table-cell office:value-type="float" office:value="3.5795" calcext:value-type="float">
            <text:p>3.5795</text:p>
          </table:table-cell>
          <table:table-cell office:value-type="float" office:value="0.75512" calcext:value-type="float">
            <text:p>0.75512</text:p>
          </table:table-cell>
          <table:table-cell office:value-type="float" office:value="-0.13421" calcext:value-type="float">
            <text:p>-0.13421</text:p>
          </table:table-cell>
          <table:table-cell office:value-type="float" office:value="-0.012794" calcext:value-type="float">
            <text:p>-0.012794</text:p>
          </table:table-cell>
          <table:table-cell office:value-type="float" office:value="-0.12141" calcext:value-type="float">
            <text:p>-0.12141</text:p>
          </table:table-cell>
          <table:table-cell office:value-type="float" office:value="6.7651" calcext:value-type="float">
            <text:p>6.7651</text:p>
          </table:table-cell>
          <table:table-cell office:value-type="float" office:value="7.9735" calcext:value-type="float">
            <text:p>7.9735</text:p>
          </table:table-cell>
          <table:table-cell office:value-type="float" office:value="0.84844" calcext:value-type="float">
            <text:p>0.84844</text:p>
          </table:table-cell>
          <table:table-cell office:value-type="float" office:value="168.95" calcext:value-type="float">
            <text:p>168.95</text:p>
          </table:table-cell>
          <table:table-cell office:value-type="float" office:value="-30.31" calcext:value-type="float">
            <text:p>-30.31</text:p>
          </table:table-cell>
          <table:table-cell office:value-type="float" office:value="1298.4" calcext:value-type="float">
            <text:p>1298.4</text:p>
          </table:table-cell>
          <table:table-cell office:value-type="float" office:value="168.95" calcext:value-type="float">
            <text:p>168.95</text:p>
          </table:table-cell>
          <table:table-cell office:value-type="float" office:value="-30.31" calcext:value-type="float">
            <text:p>-30.31</text:p>
          </table:table-cell>
          <table:table-cell office:value-type="float" office:value="1298.4" calcext:value-type="float">
            <text:p>129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463" calcext:value-type="float">
            <text:p>4.9463</text:p>
          </table:table-cell>
          <table:table-cell office:value-type="float" office:value="1.1015" calcext:value-type="float">
            <text:p>1.1015</text:p>
          </table:table-cell>
          <table:table-cell office:value-type="float" office:value="5" calcext:value-type="float">
            <text:p>5</text:p>
          </table:table-cell>
          <table:table-cell office:value-type="float" office:value="8.4085" calcext:value-type="float">
            <text:p>8.4085</text:p>
          </table:table-cell>
          <table:table-cell office:value-type="float" office:value="-352.9" calcext:value-type="float">
            <text:p>-352.9</text:p>
          </table:table-cell>
          <table:table-cell office:value-type="float" office:value="485.56" calcext:value-type="float">
            <text:p>485.56</text:p>
          </table:table-cell>
          <table:table-cell office:value-type="float" office:value="62.72" calcext:value-type="float">
            <text:p>62.72</text:p>
          </table:table-cell>
          <table:table-cell office:value-type="float" office:value="0.053554" calcext:value-type="float">
            <text:p>0.053554</text:p>
          </table:table-cell>
          <table:table-cell office:value-type="float" office:value="-0.24829" calcext:value-type="float">
            <text:p>-0.24829</text:p>
          </table:table-cell>
          <table:table-cell office:value-type="float" office:value="-0.015268" calcext:value-type="float">
            <text:p>-0.015268</text:p>
          </table:table-cell>
          <table:table-cell office:value-type="float" office:value="0" calcext:value-type="float">
            <text:p>0</text:p>
          </table:table-cell>
          <table:table-cell office:value-type="float" office:value="3177" calcext:value-type="float">
            <text:p>3177</text:p>
          </table:table-cell>
          <table:table-cell office:value-type="float" office:value="0.067055" calcext:value-type="float">
            <text:p>0.067055</text:p>
          </table:table-cell>
          <table:table-cell office:value-type="float" office:value="1.0195" calcext:value-type="float">
            <text:p>1.0195</text:p>
          </table:table-cell>
          <table:table-cell office:value-type="float" office:value="0.074395" calcext:value-type="float">
            <text:p>0.07439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2]-([$Sheet2.$B$2]*[.B52]+[$Sheet2.$B$3]))^2" office:value-type="float" office:value="0.0000908236757633799" calcext:value-type="float">
            <text:p>9.08236757633799E-05</text:p>
          </table:table-cell>
          <table:table-cell table:formula="of:=([.F52]-([$Sheet2.$B$7] +[$Sheet2.$B$8] * ([.B52] - [$Sheet2.$B$9])^2))^2" office:value-type="float" office:value="0.0000518707016466162" calcext:value-type="float">
            <text:p>5.18707016466162E-05</text:p>
          </table:table-cell>
          <table:table-cell table:formula="of:=([.X52]-([.AE52]^2*([$Sheet2.$B$13]*([.B52] -[$Sheet2.$B$14])^2 +[$Sheet2.$B$15]*([.B52]-[$Sheet2.$B$14]) +[$Sheet2.$B$16])    ))^2" office:value-type="float" office:value="0.106479060494574" calcext:value-type="float">
            <text:p>0.106479060494574</text:p>
          </table:table-cell>
          <table:table-cell table:formula="of:=([.AG52]-([.AE52]^2*([$Sheet2.$B$20]*([.B52] -[$Sheet2.$B$21])^2 + [$Sheet2.$B$22]*([.B52]-[$Sheet2.$B$21]) + [$Sheet2.$B$23])    ))^2" office:value-type="float" office:value="6.40245556855478" calcext:value-type="float">
            <text:p>6.40245556855478</text:p>
          </table:table-cell>
          <table:table-cell table:formula="of:=([.AH52]-([.AE52]^2*([$Sheet2.$B$27]*([.B52] -[$Sheet2.$B$28])^2 +[$Sheet2.$B$29]*([.B52]-[$Sheet2.$B$28]) +[$Sheet2.$B$30])    ))^2" office:value-type="float" office:value="25.746202105641" calcext:value-type="float">
            <text:p>25.746202105641</text:p>
          </table:table-cell>
          <table:table-cell table:formula="of:=([.AI52]-([.AE52]^2*([$Sheet2.$B$34]*([.B52] - [$Sheet2.$B$35])^2 +[$Sheet2.$B$36]*([.B52]-[$Sheet2.$B$35]) +[$Sheet2.$B$37])    ))^2" office:value-type="float" office:value="7.37613792441967" calcext:value-type="float">
            <text:p>7.37613792441967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48" calcext:value-type="float">
            <text:p>1.4448</text:p>
          </table:table-cell>
          <table:table-cell office:value-type="float" office:value="0.22349" calcext:value-type="float">
            <text:p>0.22349</text:p>
          </table:table-cell>
          <table:table-cell office:value-type="float" office:value="0.027242" calcext:value-type="float">
            <text:p>0.027242</text:p>
          </table:table-cell>
          <table:table-cell office:value-type="float" office:value="0.19625" calcext:value-type="float">
            <text:p>0.19625</text:p>
          </table:table-cell>
          <table:table-cell office:value-type="float" office:value="-0.034939" calcext:value-type="float">
            <text:p>-0.034939</text:p>
          </table:table-cell>
          <table:table-cell office:value-type="float" office:value="3.4913" calcext:value-type="float">
            <text:p>3.4913</text:p>
          </table:table-cell>
          <table:table-cell office:value-type="float" office:value="-0.17922" calcext:value-type="float">
            <text:p>-0.17922</text:p>
          </table:table-cell>
          <table:table-cell office:value-type="float" office:value="3.6705" calcext:value-type="float">
            <text:p>3.6705</text:p>
          </table:table-cell>
          <table:table-cell office:value-type="float" office:value="0.78813" calcext:value-type="float">
            <text:p>0.78813</text:p>
          </table:table-cell>
          <table:table-cell office:value-type="float" office:value="-0.14591" calcext:value-type="float">
            <text:p>-0.14591</text:p>
          </table:table-cell>
          <table:table-cell office:value-type="float" office:value="-0.014244" calcext:value-type="float">
            <text:p>-0.014244</text:p>
          </table:table-cell>
          <table:table-cell office:value-type="float" office:value="-0.13167" calcext:value-type="float">
            <text:p>-0.13167</text:p>
          </table:table-cell>
          <table:table-cell office:value-type="float" office:value="6.4647" calcext:value-type="float">
            <text:p>6.4647</text:p>
          </table:table-cell>
          <table:table-cell office:value-type="float" office:value="7.7705" calcext:value-type="float">
            <text:p>7.7705</text:p>
          </table:table-cell>
          <table:table-cell office:value-type="float" office:value="0.83194" calcext:value-type="float">
            <text:p>0.83194</text:p>
          </table:table-cell>
          <table:table-cell office:value-type="float" office:value="183.44" calcext:value-type="float">
            <text:p>183.44</text:p>
          </table:table-cell>
          <table:table-cell office:value-type="float" office:value="-32.657" calcext:value-type="float">
            <text:p>-32.657</text:p>
          </table:table-cell>
          <table:table-cell office:value-type="float" office:value="1350.5" calcext:value-type="float">
            <text:p>1350.5</text:p>
          </table:table-cell>
          <table:table-cell office:value-type="float" office:value="183.44" calcext:value-type="float">
            <text:p>183.44</text:p>
          </table:table-cell>
          <table:table-cell office:value-type="float" office:value="-32.657" calcext:value-type="float">
            <text:p>-32.657</text:p>
          </table:table-cell>
          <table:table-cell office:value-type="float" office:value="1350.5" calcext:value-type="float">
            <text:p>135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412" calcext:value-type="float">
            <text:p>4.9412</text:p>
          </table:table-cell>
          <table:table-cell office:value-type="float" office:value="1.1303" calcext:value-type="float">
            <text:p>1.1303</text:p>
          </table:table-cell>
          <table:table-cell office:value-type="float" office:value="5" calcext:value-type="float">
            <text:p>5</text:p>
          </table:table-cell>
          <table:table-cell office:value-type="float" office:value="8.7932" calcext:value-type="float">
            <text:p>8.7932</text:p>
          </table:table-cell>
          <table:table-cell office:value-type="float" office:value="-368.33" calcext:value-type="float">
            <text:p>-368.33</text:p>
          </table:table-cell>
          <table:table-cell office:value-type="float" office:value="496.02" calcext:value-type="float">
            <text:p>496.02</text:p>
          </table:table-cell>
          <table:table-cell office:value-type="float" office:value="68.19" calcext:value-type="float">
            <text:p>68.19</text:p>
          </table:table-cell>
          <table:table-cell office:value-type="float" office:value="0.052904" calcext:value-type="float">
            <text:p>0.052904</text:p>
          </table:table-cell>
          <table:table-cell office:value-type="float" office:value="-0.24839" calcext:value-type="float">
            <text:p>-0.24839</text:p>
          </table:table-cell>
          <table:table-cell office:value-type="float" office:value="-0.016104" calcext:value-type="float">
            <text:p>-0.016104</text:p>
          </table:table-cell>
          <table:table-cell office:value-type="float" office:value="0" calcext:value-type="float">
            <text:p>0</text:p>
          </table:table-cell>
          <table:table-cell office:value-type="float" office:value="3259.9" calcext:value-type="float">
            <text:p>3259.9</text:p>
          </table:table-cell>
          <table:table-cell office:value-type="float" office:value="0.07273" calcext:value-type="float">
            <text:p>0.07273</text:p>
          </table:table-cell>
          <table:table-cell office:value-type="float" office:value="1.0157" calcext:value-type="float">
            <text:p>1.0157</text:p>
          </table:table-cell>
          <table:table-cell office:value-type="float" office:value="0.076436" calcext:value-type="float">
            <text:p>0.0764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3]-([$Sheet2.$B$2]*[.B53]+[$Sheet2.$B$3]))^2" office:value-type="float" office:value="0.0000280156178424099" calcext:value-type="float">
            <text:p>2.80156178424099E-05</text:p>
          </table:table-cell>
          <table:table-cell table:formula="of:=([.F53]-([$Sheet2.$B$7] +[$Sheet2.$B$8] * ([.B53] - [$Sheet2.$B$9])^2))^2" office:value-type="float" office:value="0.0000553460596443325" calcext:value-type="float">
            <text:p>5.53460596443325E-05</text:p>
          </table:table-cell>
          <table:table-cell table:formula="of:=([.X53]-([.AE53]^2*([$Sheet2.$B$13]*([.B53] -[$Sheet2.$B$14])^2 +[$Sheet2.$B$15]*([.B53]-[$Sheet2.$B$14]) +[$Sheet2.$B$16])    ))^2" office:value-type="float" office:value="0.0859603320241726" calcext:value-type="float">
            <text:p>0.085960332024173</text:p>
          </table:table-cell>
          <table:table-cell table:formula="of:=([.AG53]-([.AE53]^2*([$Sheet2.$B$20]*([.B53] -[$Sheet2.$B$21])^2 + [$Sheet2.$B$22]*([.B53]-[$Sheet2.$B$21]) + [$Sheet2.$B$23])    ))^2" office:value-type="float" office:value="3.0491385956123" calcext:value-type="float">
            <text:p>3.0491385956123</text:p>
          </table:table-cell>
          <table:table-cell table:formula="of:=([.AH53]-([.AE53]^2*([$Sheet2.$B$27]*([.B53] -[$Sheet2.$B$28])^2 +[$Sheet2.$B$29]*([.B53]-[$Sheet2.$B$28]) +[$Sheet2.$B$30])    ))^2" office:value-type="float" office:value="58.0486399989454" calcext:value-type="float">
            <text:p>58.0486399989454</text:p>
          </table:table-cell>
          <table:table-cell table:formula="of:=([.AI53]-([.AE53]^2*([$Sheet2.$B$34]*([.B53] - [$Sheet2.$B$35])^2 +[$Sheet2.$B$36]*([.B53]-[$Sheet2.$B$35]) +[$Sheet2.$B$37])    ))^2" office:value-type="float" office:value="8.42027186598591" calcext:value-type="float">
            <text:p>8.4202718659859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99" calcext:value-type="float">
            <text:p>1.4999</text:p>
          </table:table-cell>
          <table:table-cell office:value-type="float" office:value="0.24259" calcext:value-type="float">
            <text:p>0.24259</text:p>
          </table:table-cell>
          <table:table-cell office:value-type="float" office:value="0.030288" calcext:value-type="float">
            <text:p>0.030288</text:p>
          </table:table-cell>
          <table:table-cell office:value-type="float" office:value="0.21231" calcext:value-type="float">
            <text:p>0.21231</text:p>
          </table:table-cell>
          <table:table-cell office:value-type="float" office:value="-0.037543" calcext:value-type="float">
            <text:p>-0.037543</text:p>
          </table:table-cell>
          <table:table-cell office:value-type="float" office:value="3.5566" calcext:value-type="float">
            <text:p>3.5566</text:p>
          </table:table-cell>
          <table:table-cell office:value-type="float" office:value="-0.19926" calcext:value-type="float">
            <text:p>-0.19926</text:p>
          </table:table-cell>
          <table:table-cell office:value-type="float" office:value="3.7559" calcext:value-type="float">
            <text:p>3.7559</text:p>
          </table:table-cell>
          <table:table-cell office:value-type="float" office:value="0.82106" calcext:value-type="float">
            <text:p>0.82106</text:p>
          </table:table-cell>
          <table:table-cell office:value-type="float" office:value="-0.15822" calcext:value-type="float">
            <text:p>-0.15822</text:p>
          </table:table-cell>
          <table:table-cell office:value-type="float" office:value="-0.015916" calcext:value-type="float">
            <text:p>-0.015916</text:p>
          </table:table-cell>
          <table:table-cell office:value-type="float" office:value="-0.14231" calcext:value-type="float">
            <text:p>-0.14231</text:p>
          </table:table-cell>
          <table:table-cell office:value-type="float" office:value="6.1826" calcext:value-type="float">
            <text:p>6.1826</text:p>
          </table:table-cell>
          <table:table-cell office:value-type="float" office:value="7.5717" calcext:value-type="float">
            <text:p>7.5717</text:p>
          </table:table-cell>
          <table:table-cell office:value-type="float" office:value="0.81654" calcext:value-type="float">
            <text:p>0.81654</text:p>
          </table:table-cell>
          <table:table-cell office:value-type="float" office:value="198.44" calcext:value-type="float">
            <text:p>198.44</text:p>
          </table:table-cell>
          <table:table-cell office:value-type="float" office:value="-35.091" calcext:value-type="float">
            <text:p>-35.091</text:p>
          </table:table-cell>
          <table:table-cell office:value-type="float" office:value="1401.9" calcext:value-type="float">
            <text:p>1401.9</text:p>
          </table:table-cell>
          <table:table-cell office:value-type="float" office:value="198.44" calcext:value-type="float">
            <text:p>198.44</text:p>
          </table:table-cell>
          <table:table-cell office:value-type="float" office:value="-35.091" calcext:value-type="float">
            <text:p>-35.091</text:p>
          </table:table-cell>
          <table:table-cell office:value-type="float" office:value="1401.9" calcext:value-type="float">
            <text:p>1401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359" calcext:value-type="float">
            <text:p>4.9359</text:p>
          </table:table-cell>
          <table:table-cell office:value-type="float" office:value="1.16" calcext:value-type="float">
            <text:p>1.16</text:p>
          </table:table-cell>
          <table:table-cell office:value-type="float" office:value="5" calcext:value-type="float">
            <text:p>5</text:p>
          </table:table-cell>
          <table:table-cell office:value-type="float" office:value="9.1877" calcext:value-type="float">
            <text:p>9.1877</text:p>
          </table:table-cell>
          <table:table-cell office:value-type="float" office:value="-383.72" calcext:value-type="float">
            <text:p>-383.72</text:p>
          </table:table-cell>
          <table:table-cell office:value-type="float" office:value="505.29" calcext:value-type="float">
            <text:p>505.29</text:p>
          </table:table-cell>
          <table:table-cell office:value-type="float" office:value="73.944" calcext:value-type="float">
            <text:p>73.944</text:p>
          </table:table-cell>
          <table:table-cell office:value-type="float" office:value="0.052252" calcext:value-type="float">
            <text:p>0.052252</text:p>
          </table:table-cell>
          <table:table-cell office:value-type="float" office:value="-0.24849" calcext:value-type="float">
            <text:p>-0.24849</text:p>
          </table:table-cell>
          <table:table-cell office:value-type="float" office:value="-0.01692" calcext:value-type="float">
            <text:p>-0.01692</text:p>
          </table:table-cell>
          <table:table-cell office:value-type="float" office:value="0" calcext:value-type="float">
            <text:p>0</text:p>
          </table:table-cell>
          <table:table-cell office:value-type="float" office:value="3345.5" calcext:value-type="float">
            <text:p>3345.5</text:p>
          </table:table-cell>
          <table:table-cell office:value-type="float" office:value="0.078593" calcext:value-type="float">
            <text:p>0.078593</text:p>
          </table:table-cell>
          <table:table-cell office:value-type="float" office:value="1.0118" calcext:value-type="float">
            <text:p>1.0118</text:p>
          </table:table-cell>
          <table:table-cell office:value-type="float" office:value="0.07837" calcext:value-type="float">
            <text:p>0.078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4]-([$Sheet2.$B$2]*[.B54]+[$Sheet2.$B$3]))^2" office:value-type="float" office:value="0.000000308925529550521" calcext:value-type="float">
            <text:p>3.08925529550521E-07</text:p>
          </table:table-cell>
          <table:table-cell table:formula="of:=([.F54]-([$Sheet2.$B$7] +[$Sheet2.$B$8] * ([.B54] - [$Sheet2.$B$9])^2))^2" office:value-type="float" office:value="0.0000613964387313965" calcext:value-type="float">
            <text:p>6.13964387313965E-05</text:p>
          </table:table-cell>
          <table:table-cell table:formula="of:=([.X54]-([.AE54]^2*([$Sheet2.$B$13]*([.B54] -[$Sheet2.$B$14])^2 +[$Sheet2.$B$15]*([.B54]-[$Sheet2.$B$14]) +[$Sheet2.$B$16])    ))^2" office:value-type="float" office:value="0.0594565417705274" calcext:value-type="float">
            <text:p>0.059456541770527</text:p>
          </table:table-cell>
          <table:table-cell table:formula="of:=([.AG54]-([.AE54]^2*([$Sheet2.$B$20]*([.B54] -[$Sheet2.$B$21])^2 + [$Sheet2.$B$22]*([.B54]-[$Sheet2.$B$21]) + [$Sheet2.$B$23])    ))^2" office:value-type="float" office:value="0.676513387617778" calcext:value-type="float">
            <text:p>0.676513387617778</text:p>
          </table:table-cell>
          <table:table-cell table:formula="of:=([.AH54]-([.AE54]^2*([$Sheet2.$B$27]*([.B54] -[$Sheet2.$B$28])^2 +[$Sheet2.$B$29]*([.B54]-[$Sheet2.$B$28]) +[$Sheet2.$B$30])    ))^2" office:value-type="float" office:value="112.844230764828" calcext:value-type="float">
            <text:p>112.844230764828</text:p>
          </table:table-cell>
          <table:table-cell table:formula="of:=([.AI54]-([.AE54]^2*([$Sheet2.$B$34]*([.B54] - [$Sheet2.$B$35])^2 +[$Sheet2.$B$36]*([.B54]-[$Sheet2.$B$35]) +[$Sheet2.$B$37])    ))^2" office:value-type="float" office:value="9.84434358749999" calcext:value-type="float">
            <text:p>9.84434358749999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43" calcext:value-type="float">
            <text:p>1.5543</text:p>
          </table:table-cell>
          <table:table-cell office:value-type="float" office:value="0.26266" calcext:value-type="float">
            <text:p>0.26266</text:p>
          </table:table-cell>
          <table:table-cell office:value-type="float" office:value="0.033764" calcext:value-type="float">
            <text:p>0.033764</text:p>
          </table:table-cell>
          <table:table-cell office:value-type="float" office:value="0.2289" calcext:value-type="float">
            <text:p>0.2289</text:p>
          </table:table-cell>
          <table:table-cell office:value-type="float" office:value="-0.040237" calcext:value-type="float">
            <text:p>-0.040237</text:p>
          </table:table-cell>
          <table:table-cell office:value-type="float" office:value="3.6134" calcext:value-type="float">
            <text:p>3.6134</text:p>
          </table:table-cell>
          <table:table-cell office:value-type="float" office:value="-0.22213" calcext:value-type="float">
            <text:p>-0.22213</text:p>
          </table:table-cell>
          <table:table-cell office:value-type="float" office:value="3.8355" calcext:value-type="float">
            <text:p>3.8355</text:p>
          </table:table-cell>
          <table:table-cell office:value-type="float" office:value="0.85391" calcext:value-type="float">
            <text:p>0.85391</text:p>
          </table:table-cell>
          <table:table-cell office:value-type="float" office:value="-0.17115" calcext:value-type="float">
            <text:p>-0.17115</text:p>
          </table:table-cell>
          <table:table-cell office:value-type="float" office:value="-0.017828" calcext:value-type="float">
            <text:p>-0.017828</text:p>
          </table:table-cell>
          <table:table-cell office:value-type="float" office:value="-0.15332" calcext:value-type="float">
            <text:p>-0.15332</text:p>
          </table:table-cell>
          <table:table-cell office:value-type="float" office:value="5.9174" calcext:value-type="float">
            <text:p>5.9174</text:p>
          </table:table-cell>
          <table:table-cell office:value-type="float" office:value="7.3772" calcext:value-type="float">
            <text:p>7.3772</text:p>
          </table:table-cell>
          <table:table-cell office:value-type="float" office:value="0.80211" calcext:value-type="float">
            <text:p>0.80211</text:p>
          </table:table-cell>
          <table:table-cell office:value-type="float" office:value="213.95" calcext:value-type="float">
            <text:p>213.95</text:p>
          </table:table-cell>
          <table:table-cell office:value-type="float" office:value="-37.609" calcext:value-type="float">
            <text:p>-37.609</text:p>
          </table:table-cell>
          <table:table-cell office:value-type="float" office:value="1452.8" calcext:value-type="float">
            <text:p>1452.8</text:p>
          </table:table-cell>
          <table:table-cell office:value-type="float" office:value="213.95" calcext:value-type="float">
            <text:p>213.95</text:p>
          </table:table-cell>
          <table:table-cell office:value-type="float" office:value="-37.609" calcext:value-type="float">
            <text:p>-37.609</text:p>
          </table:table-cell>
          <table:table-cell office:value-type="float" office:value="1452.8" calcext:value-type="float">
            <text:p>145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301" calcext:value-type="float">
            <text:p>4.9301</text:p>
          </table:table-cell>
          <table:table-cell office:value-type="float" office:value="1.1906" calcext:value-type="float">
            <text:p>1.1906</text:p>
          </table:table-cell>
          <table:table-cell office:value-type="float" office:value="5" calcext:value-type="float">
            <text:p>5</text:p>
          </table:table-cell>
          <table:table-cell office:value-type="float" office:value="9.592" calcext:value-type="float">
            <text:p>9.592</text:p>
          </table:table-cell>
          <table:table-cell office:value-type="float" office:value="-399.07" calcext:value-type="float">
            <text:p>-399.07</text:p>
          </table:table-cell>
          <table:table-cell office:value-type="float" office:value="513.36" calcext:value-type="float">
            <text:p>513.36</text:p>
          </table:table-cell>
          <table:table-cell office:value-type="float" office:value="79.986" calcext:value-type="float">
            <text:p>79.986</text:p>
          </table:table-cell>
          <table:table-cell office:value-type="float" office:value="0.051596" calcext:value-type="float">
            <text:p>0.051596</text:p>
          </table:table-cell>
          <table:table-cell office:value-type="float" office:value="-0.2486" calcext:value-type="float">
            <text:p>-0.2486</text:p>
          </table:table-cell>
          <table:table-cell office:value-type="float" office:value="-0.017717" calcext:value-type="float">
            <text:p>-0.017717</text:p>
          </table:table-cell>
          <table:table-cell office:value-type="float" office:value="0" calcext:value-type="float">
            <text:p>0</text:p>
          </table:table-cell>
          <table:table-cell office:value-type="float" office:value="3433.8" calcext:value-type="float">
            <text:p>3433.8</text:p>
          </table:table-cell>
          <table:table-cell office:value-type="float" office:value="0.084637" calcext:value-type="float">
            <text:p>0.084637</text:p>
          </table:table-cell>
          <table:table-cell office:value-type="float" office:value="1.0078" calcext:value-type="float">
            <text:p>1.0078</text:p>
          </table:table-cell>
          <table:table-cell office:value-type="float" office:value="0.080194" calcext:value-type="float">
            <text:p>0.08019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5]-([$Sheet2.$B$2]*[.B55]+[$Sheet2.$B$3]))^2" office:value-type="float" office:value="0.0000238276439377209" calcext:value-type="float">
            <text:p>2.38276439377209E-05</text:p>
          </table:table-cell>
          <table:table-cell table:formula="of:=([.F55]-([$Sheet2.$B$7] +[$Sheet2.$B$8] * ([.B55] - [$Sheet2.$B$9])^2))^2" office:value-type="float" office:value="0.000070566987596022" calcext:value-type="float">
            <text:p>7.0566987596022E-05</text:p>
          </table:table-cell>
          <table:table-cell table:formula="of:=([.X55]-([.AE55]^2*([$Sheet2.$B$13]*([.B55] -[$Sheet2.$B$14])^2 +[$Sheet2.$B$15]*([.B55]-[$Sheet2.$B$14]) +[$Sheet2.$B$16])    ))^2" office:value-type="float" office:value="0.0307135731875945" calcext:value-type="float">
            <text:p>0.030713573187595</text:p>
          </table:table-cell>
          <table:table-cell table:formula="of:=([.AG55]-([.AE55]^2*([$Sheet2.$B$20]*([.B55] -[$Sheet2.$B$21])^2 + [$Sheet2.$B$22]*([.B55]-[$Sheet2.$B$21]) + [$Sheet2.$B$23])    ))^2" office:value-type="float" office:value="0.0579434347936868" calcext:value-type="float">
            <text:p>0.057943434793687</text:p>
          </table:table-cell>
          <table:table-cell table:formula="of:=([.AH55]-([.AE55]^2*([$Sheet2.$B$27]*([.B55] -[$Sheet2.$B$28])^2 +[$Sheet2.$B$29]*([.B55]-[$Sheet2.$B$28]) +[$Sheet2.$B$30])    ))^2" office:value-type="float" office:value="198.686606832329" calcext:value-type="float">
            <text:p>198.686606832329</text:p>
          </table:table-cell>
          <table:table-cell table:formula="of:=([.AI55]-([.AE55]^2*([$Sheet2.$B$34]*([.B55] - [$Sheet2.$B$35])^2 +[$Sheet2.$B$36]*([.B55]-[$Sheet2.$B$35]) +[$Sheet2.$B$37])    ))^2" office:value-type="float" office:value="11.7464010152741" calcext:value-type="float">
            <text:p>11.7464010152741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81" calcext:value-type="float">
            <text:p>1.6081</text:p>
          </table:table-cell>
          <table:table-cell office:value-type="float" office:value="0.28375" calcext:value-type="float">
            <text:p>0.28375</text:p>
          </table:table-cell>
          <table:table-cell office:value-type="float" office:value="0.037733" calcext:value-type="float">
            <text:p>0.037733</text:p>
          </table:table-cell>
          <table:table-cell office:value-type="float" office:value="0.24602" calcext:value-type="float">
            <text:p>0.24602</text:p>
          </table:table-cell>
          <table:table-cell office:value-type="float" office:value="-0.043019" calcext:value-type="float">
            <text:p>-0.043019</text:p>
          </table:table-cell>
          <table:table-cell office:value-type="float" office:value="3.6612" calcext:value-type="float">
            <text:p>3.6612</text:p>
          </table:table-cell>
          <table:table-cell office:value-type="float" office:value="-0.24824" calcext:value-type="float">
            <text:p>-0.24824</text:p>
          </table:table-cell>
          <table:table-cell office:value-type="float" office:value="3.9095" calcext:value-type="float">
            <text:p>3.9095</text:p>
          </table:table-cell>
          <table:table-cell office:value-type="float" office:value="0.88665" calcext:value-type="float">
            <text:p>0.88665</text:p>
          </table:table-cell>
          <table:table-cell office:value-type="float" office:value="-0.18472" calcext:value-type="float">
            <text:p>-0.18472</text:p>
          </table:table-cell>
          <table:table-cell office:value-type="float" office:value="-0.020005" calcext:value-type="float">
            <text:p>-0.020005</text:p>
          </table:table-cell>
          <table:table-cell office:value-type="float" office:value="-0.16471" calcext:value-type="float">
            <text:p>-0.16471</text:p>
          </table:table-cell>
          <table:table-cell office:value-type="float" office:value="5.6671" calcext:value-type="float">
            <text:p>5.6671</text:p>
          </table:table-cell>
          <table:table-cell office:value-type="float" office:value="7.1864" calcext:value-type="float">
            <text:p>7.1864</text:p>
          </table:table-cell>
          <table:table-cell office:value-type="float" office:value="0.78859" calcext:value-type="float">
            <text:p>0.78859</text:p>
          </table:table-cell>
          <table:table-cell office:value-type="float" office:value="229.95" calcext:value-type="float">
            <text:p>229.95</text:p>
          </table:table-cell>
          <table:table-cell office:value-type="float" office:value="-40.209" calcext:value-type="float">
            <text:p>-40.209</text:p>
          </table:table-cell>
          <table:table-cell office:value-type="float" office:value="1503" calcext:value-type="float">
            <text:p>1503</text:p>
          </table:table-cell>
          <table:table-cell office:value-type="float" office:value="229.95" calcext:value-type="float">
            <text:p>229.95</text:p>
          </table:table-cell>
          <table:table-cell office:value-type="float" office:value="-40.209" calcext:value-type="float">
            <text:p>-40.209</text:p>
          </table:table-cell>
          <table:table-cell office:value-type="float" office:value="1503" calcext:value-type="float">
            <text:p>15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39" calcext:value-type="float">
            <text:p>4.9239</text:p>
          </table:table-cell>
          <table:table-cell office:value-type="float" office:value="1.2222" calcext:value-type="float">
            <text:p>1.2222</text:p>
          </table:table-cell>
          <table:table-cell office:value-type="float" office:value="5" calcext:value-type="float">
            <text:p>5</text:p>
          </table:table-cell>
          <table:table-cell office:value-type="float" office:value="10.007" calcext:value-type="float">
            <text:p>10.007</text:p>
          </table:table-cell>
          <table:table-cell office:value-type="float" office:value="-414.37" calcext:value-type="float">
            <text:p>-414.37</text:p>
          </table:table-cell>
          <table:table-cell office:value-type="float" office:value="520.16" calcext:value-type="float">
            <text:p>520.16</text:p>
          </table:table-cell>
          <table:table-cell office:value-type="float" office:value="86.326" calcext:value-type="float">
            <text:p>86.326</text:p>
          </table:table-cell>
          <table:table-cell office:value-type="float" office:value="0.050935" calcext:value-type="float">
            <text:p>0.050935</text:p>
          </table:table-cell>
          <table:table-cell office:value-type="float" office:value="-0.24871" calcext:value-type="float">
            <text:p>-0.24871</text:p>
          </table:table-cell>
          <table:table-cell office:value-type="float" office:value="-0.018494" calcext:value-type="float">
            <text:p>-0.018494</text:p>
          </table:table-cell>
          <table:table-cell office:value-type="float" office:value="0" calcext:value-type="float">
            <text:p>0</text:p>
          </table:table-cell>
          <table:table-cell office:value-type="float" office:value="3524.9" calcext:value-type="float">
            <text:p>3524.9</text:p>
          </table:table-cell>
          <table:table-cell office:value-type="float" office:value="0.090853" calcext:value-type="float">
            <text:p>0.090853</text:p>
          </table:table-cell>
          <table:table-cell office:value-type="float" office:value="1.0037" calcext:value-type="float">
            <text:p>1.0037</text:p>
          </table:table-cell>
          <table:table-cell office:value-type="float" office:value="0.081906" calcext:value-type="float">
            <text:p>0.0819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6]-([$Sheet2.$B$2]*[.B56]+[$Sheet2.$B$3]))^2" office:value-type="float" office:value="0.000119214171584516" calcext:value-type="float">
            <text:p>0.000119214171585</text:p>
          </table:table-cell>
          <table:table-cell table:formula="of:=([.F56]-([$Sheet2.$B$7] +[$Sheet2.$B$8] * ([.B56] - [$Sheet2.$B$9])^2))^2" office:value-type="float" office:value="0.0000843454354187307" calcext:value-type="float">
            <text:p>8.43454354187307E-05</text:p>
          </table:table-cell>
          <table:table-cell table:formula="of:=([.X56]-([.AE56]^2*([$Sheet2.$B$13]*([.B56] -[$Sheet2.$B$14])^2 +[$Sheet2.$B$15]*([.B56]-[$Sheet2.$B$14]) +[$Sheet2.$B$16])    ))^2" office:value-type="float" office:value="0.00729951706690248" calcext:value-type="float">
            <text:p>0.007299517066902</text:p>
          </table:table-cell>
          <table:table-cell table:formula="of:=([.AG56]-([.AE56]^2*([$Sheet2.$B$20]*([.B56] -[$Sheet2.$B$21])^2 + [$Sheet2.$B$22]*([.B56]-[$Sheet2.$B$21]) + [$Sheet2.$B$23])    ))^2" office:value-type="float" office:value="2.11259832976481" calcext:value-type="float">
            <text:p>2.11259832976481</text:p>
          </table:table-cell>
          <table:table-cell table:formula="of:=([.AH56]-([.AE56]^2*([$Sheet2.$B$27]*([.B56] -[$Sheet2.$B$28])^2 +[$Sheet2.$B$29]*([.B56]-[$Sheet2.$B$28]) +[$Sheet2.$B$30])    ))^2" office:value-type="float" office:value="327.87747433481" calcext:value-type="float">
            <text:p>327.87747433481</text:p>
          </table:table-cell>
          <table:table-cell table:formula="of:=([.AI56]-([.AE56]^2*([$Sheet2.$B$34]*([.B56] - [$Sheet2.$B$35])^2 +[$Sheet2.$B$36]*([.B56]-[$Sheet2.$B$35]) +[$Sheet2.$B$37])    ))^2" office:value-type="float" office:value="14.2957210584171" calcext:value-type="float">
            <text:p>14.2957210584171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12" calcext:value-type="float">
            <text:p>1.6612</text:p>
          </table:table-cell>
          <table:table-cell office:value-type="float" office:value="0.30589" calcext:value-type="float">
            <text:p>0.30589</text:p>
          </table:table-cell>
          <table:table-cell office:value-type="float" office:value="0.042247" calcext:value-type="float">
            <text:p>0.042247</text:p>
          </table:table-cell>
          <table:table-cell office:value-type="float" office:value="0.26364" calcext:value-type="float">
            <text:p>0.26364</text:p>
          </table:table-cell>
          <table:table-cell office:value-type="float" office:value="-0.045888" calcext:value-type="float">
            <text:p>-0.045888</text:p>
          </table:table-cell>
          <table:table-cell office:value-type="float" office:value="3.6999" calcext:value-type="float">
            <text:p>3.6999</text:p>
          </table:table-cell>
          <table:table-cell office:value-type="float" office:value="-0.27794" calcext:value-type="float">
            <text:p>-0.27794</text:p>
          </table:table-cell>
          <table:table-cell office:value-type="float" office:value="3.9778" calcext:value-type="float">
            <text:p>3.9778</text:p>
          </table:table-cell>
          <table:table-cell office:value-type="float" office:value="0.91927" calcext:value-type="float">
            <text:p>0.91927</text:p>
          </table:table-cell>
          <table:table-cell office:value-type="float" office:value="-0.19894" calcext:value-type="float">
            <text:p>-0.19894</text:p>
          </table:table-cell>
          <table:table-cell office:value-type="float" office:value="-0.022484" calcext:value-type="float">
            <text:p>-0.022484</text:p>
          </table:table-cell>
          <table:table-cell office:value-type="float" office:value="-0.17646" calcext:value-type="float">
            <text:p>-0.17646</text:p>
          </table:table-cell>
          <table:table-cell office:value-type="float" office:value="5.4306" calcext:value-type="float">
            <text:p>5.4306</text:p>
          </table:table-cell>
          <table:table-cell office:value-type="float" office:value="6.9992" calcext:value-type="float">
            <text:p>6.9992</text:p>
          </table:table-cell>
          <table:table-cell office:value-type="float" office:value="0.77588" calcext:value-type="float">
            <text:p>0.77588</text:p>
          </table:table-cell>
          <table:table-cell office:value-type="float" office:value="246.43" calcext:value-type="float">
            <text:p>246.43</text:p>
          </table:table-cell>
          <table:table-cell office:value-type="float" office:value="-42.891" calcext:value-type="float">
            <text:p>-42.891</text:p>
          </table:table-cell>
          <table:table-cell office:value-type="float" office:value="1552.7" calcext:value-type="float">
            <text:p>1552.7</text:p>
          </table:table-cell>
          <table:table-cell office:value-type="float" office:value="246.43" calcext:value-type="float">
            <text:p>246.43</text:p>
          </table:table-cell>
          <table:table-cell office:value-type="float" office:value="-42.891" calcext:value-type="float">
            <text:p>-42.891</text:p>
          </table:table-cell>
          <table:table-cell office:value-type="float" office:value="1552.7" calcext:value-type="float">
            <text:p>155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173" calcext:value-type="float">
            <text:p>4.9173</text:p>
          </table:table-cell>
          <table:table-cell office:value-type="float" office:value="1.2549" calcext:value-type="float">
            <text:p>1.2549</text:p>
          </table:table-cell>
          <table:table-cell office:value-type="float" office:value="5" calcext:value-type="float">
            <text:p>5</text:p>
          </table:table-cell>
          <table:table-cell office:value-type="float" office:value="10.434" calcext:value-type="float">
            <text:p>10.434</text:p>
          </table:table-cell>
          <table:table-cell office:value-type="float" office:value="-429.62" calcext:value-type="float">
            <text:p>-429.62</text:p>
          </table:table-cell>
          <table:table-cell office:value-type="float" office:value="525.65" calcext:value-type="float">
            <text:p>525.65</text:p>
          </table:table-cell>
          <table:table-cell office:value-type="float" office:value="92.975" calcext:value-type="float">
            <text:p>92.975</text:p>
          </table:table-cell>
          <table:table-cell office:value-type="float" office:value="0.050267" calcext:value-type="float">
            <text:p>0.050267</text:p>
          </table:table-cell>
          <table:table-cell office:value-type="float" office:value="-0.24882" calcext:value-type="float">
            <text:p>-0.24882</text:p>
          </table:table-cell>
          <table:table-cell office:value-type="float" office:value="-0.019253" calcext:value-type="float">
            <text:p>-0.019253</text:p>
          </table:table-cell>
          <table:table-cell office:value-type="float" office:value="0" calcext:value-type="float">
            <text:p>0</text:p>
          </table:table-cell>
          <table:table-cell office:value-type="float" office:value="3619.2" calcext:value-type="float">
            <text:p>3619.2</text:p>
          </table:table-cell>
          <table:table-cell office:value-type="float" office:value="0.097232" calcext:value-type="float">
            <text:p>0.097232</text:p>
          </table:table-cell>
          <table:table-cell office:value-type="float" office:value="0.99949" calcext:value-type="float">
            <text:p>0.99949</text:p>
          </table:table-cell>
          <table:table-cell office:value-type="float" office:value="0.083502" calcext:value-type="float">
            <text:p>0.0835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7]-([$Sheet2.$B$2]*[.B57]+[$Sheet2.$B$3]))^2" office:value-type="float" office:value="0.000311723449696399" calcext:value-type="float">
            <text:p>0.000311723449696</text:p>
          </table:table-cell>
          <table:table-cell table:formula="of:=([.F57]-([$Sheet2.$B$7] +[$Sheet2.$B$8] * ([.B57] - [$Sheet2.$B$9])^2))^2" office:value-type="float" office:value="0.000104372203701975" calcext:value-type="float">
            <text:p>0.000104372203702</text:p>
          </table:table-cell>
          <table:table-cell table:formula="of:=([.X57]-([.AE57]^2*([$Sheet2.$B$13]*([.B57] -[$Sheet2.$B$14])^2 +[$Sheet2.$B$15]*([.B57]-[$Sheet2.$B$14]) +[$Sheet2.$B$16])    ))^2" office:value-type="float" office:value="0.000655866744901139" calcext:value-type="float">
            <text:p>0.000655866744901</text:p>
          </table:table-cell>
          <table:table-cell table:formula="of:=([.AG57]-([.AE57]^2*([$Sheet2.$B$20]*([.B57] -[$Sheet2.$B$21])^2 + [$Sheet2.$B$22]*([.B57]-[$Sheet2.$B$21]) + [$Sheet2.$B$23])    ))^2" office:value-type="float" office:value="7.92865315148989" calcext:value-type="float">
            <text:p>7.92865315148989</text:p>
          </table:table-cell>
          <table:table-cell table:formula="of:=([.AH57]-([.AE57]^2*([$Sheet2.$B$27]*([.B57] -[$Sheet2.$B$28])^2 +[$Sheet2.$B$29]*([.B57]-[$Sheet2.$B$28]) +[$Sheet2.$B$30])    ))^2" office:value-type="float" office:value="515.204077113806" calcext:value-type="float">
            <text:p>515.204077113806</text:p>
          </table:table-cell>
          <table:table-cell table:formula="of:=([.AI57]-([.AE57]^2*([$Sheet2.$B$34]*([.B57] - [$Sheet2.$B$35])^2 +[$Sheet2.$B$36]*([.B57]-[$Sheet2.$B$35]) +[$Sheet2.$B$37])    ))^2" office:value-type="float" office:value="17.7204595638287" calcext:value-type="float">
            <text:p>17.7204595638287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36" calcext:value-type="float">
            <text:p>1.7136</text:p>
          </table:table-cell>
          <table:table-cell office:value-type="float" office:value="0.32895" calcext:value-type="float">
            <text:p>0.32895</text:p>
          </table:table-cell>
          <table:table-cell office:value-type="float" office:value="0.047184" calcext:value-type="float">
            <text:p>0.047184</text:p>
          </table:table-cell>
          <table:table-cell office:value-type="float" office:value="0.28176" calcext:value-type="float">
            <text:p>0.28176</text:p>
          </table:table-cell>
          <table:table-cell office:value-type="float" office:value="-0.048841" calcext:value-type="float">
            <text:p>-0.048841</text:p>
          </table:table-cell>
          <table:table-cell office:value-type="float" office:value="3.7302" calcext:value-type="float">
            <text:p>3.7302</text:p>
          </table:table-cell>
          <table:table-cell office:value-type="float" office:value="-0.31042" calcext:value-type="float">
            <text:p>-0.31042</text:p>
          </table:table-cell>
          <table:table-cell office:value-type="float" office:value="4.0406" calcext:value-type="float">
            <text:p>4.0406</text:p>
          </table:table-cell>
          <table:table-cell office:value-type="float" office:value="0.95177" calcext:value-type="float">
            <text:p>0.95177</text:p>
          </table:table-cell>
          <table:table-cell office:value-type="float" office:value="-0.21378" calcext:value-type="float">
            <text:p>-0.21378</text:p>
          </table:table-cell>
          <table:table-cell office:value-type="float" office:value="-0.025221" calcext:value-type="float">
            <text:p>-0.025221</text:p>
          </table:table-cell>
          <table:table-cell office:value-type="float" office:value="-0.18856" calcext:value-type="float">
            <text:p>-0.18856</text:p>
          </table:table-cell>
          <table:table-cell office:value-type="float" office:value="5.2093" calcext:value-type="float">
            <text:p>5.2093</text:p>
          </table:table-cell>
          <table:table-cell office:value-type="float" office:value="6.8192" calcext:value-type="float">
            <text:p>6.8192</text:p>
          </table:table-cell>
          <table:table-cell office:value-type="float" office:value="0.76392" calcext:value-type="float">
            <text:p>0.76392</text:p>
          </table:table-cell>
          <table:table-cell office:value-type="float" office:value="263.36" calcext:value-type="float">
            <text:p>263.36</text:p>
          </table:table-cell>
          <table:table-cell office:value-type="float" office:value="-45.651" calcext:value-type="float">
            <text:p>-45.651</text:p>
          </table:table-cell>
          <table:table-cell office:value-type="float" office:value="1601.7" calcext:value-type="float">
            <text:p>1601.7</text:p>
          </table:table-cell>
          <table:table-cell office:value-type="float" office:value="263.36" calcext:value-type="float">
            <text:p>263.36</text:p>
          </table:table-cell>
          <table:table-cell office:value-type="float" office:value="-45.651" calcext:value-type="float">
            <text:p>-45.651</text:p>
          </table:table-cell>
          <table:table-cell office:value-type="float" office:value="1601.7" calcext:value-type="float">
            <text:p>160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103" calcext:value-type="float">
            <text:p>4.9103</text:p>
          </table:table-cell>
          <table:table-cell office:value-type="float" office:value="1.288" calcext:value-type="float">
            <text:p>1.288</text:p>
          </table:table-cell>
          <table:table-cell office:value-type="float" office:value="5" calcext:value-type="float">
            <text:p>5</text:p>
          </table:table-cell>
          <table:table-cell office:value-type="float" office:value="10.867" calcext:value-type="float">
            <text:p>10.867</text:p>
          </table:table-cell>
          <table:table-cell office:value-type="float" office:value="-444.8" calcext:value-type="float">
            <text:p>-444.8</text:p>
          </table:table-cell>
          <table:table-cell office:value-type="float" office:value="529.96" calcext:value-type="float">
            <text:p>529.96</text:p>
          </table:table-cell>
          <table:table-cell office:value-type="float" office:value="99.91" calcext:value-type="float">
            <text:p>99.91</text:p>
          </table:table-cell>
          <table:table-cell office:value-type="float" office:value="0.049593" calcext:value-type="float">
            <text:p>0.049593</text:p>
          </table:table-cell>
          <table:table-cell office:value-type="float" office:value="-0.24893" calcext:value-type="float">
            <text:p>-0.24893</text:p>
          </table:table-cell>
          <table:table-cell office:value-type="float" office:value="-0.019993" calcext:value-type="float">
            <text:p>-0.019993</text:p>
          </table:table-cell>
          <table:table-cell office:value-type="float" office:value="0" calcext:value-type="float">
            <text:p>0</text:p>
          </table:table-cell>
          <table:table-cell office:value-type="float" office:value="3714.7" calcext:value-type="float">
            <text:p>3714.7</text:p>
          </table:table-cell>
          <table:table-cell office:value-type="float" office:value="0.10377" calcext:value-type="float">
            <text:p>0.10377</text:p>
          </table:table-cell>
          <table:table-cell office:value-type="float" office:value="0.99518" calcext:value-type="float">
            <text:p>0.99518</text:p>
          </table:table-cell>
          <table:table-cell office:value-type="float" office:value="0.084982" calcext:value-type="float">
            <text:p>0.0849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8]-([$Sheet2.$B$2]*[.B58]+[$Sheet2.$B$3]))^2" office:value-type="float" office:value="0.000629651581639016" calcext:value-type="float">
            <text:p>0.000629651581639</text:p>
          </table:table-cell>
          <table:table-cell table:formula="of:=([.F58]-([$Sheet2.$B$7] +[$Sheet2.$B$8] * ([.B58] - [$Sheet2.$B$9])^2))^2" office:value-type="float" office:value="0.000129215490206131" calcext:value-type="float">
            <text:p>0.000129215490206</text:p>
          </table:table-cell>
          <table:table-cell table:formula="of:=([.X58]-([.AE58]^2*([$Sheet2.$B$13]*([.B58] -[$Sheet2.$B$14])^2 +[$Sheet2.$B$15]*([.B58]-[$Sheet2.$B$14]) +[$Sheet2.$B$16])    ))^2" office:value-type="float" office:value="0.0262078658962116" calcext:value-type="float">
            <text:p>0.026207865896212</text:p>
          </table:table-cell>
          <table:table-cell table:formula="of:=([.AG58]-([.AE58]^2*([$Sheet2.$B$20]*([.B58] -[$Sheet2.$B$21])^2 + [$Sheet2.$B$22]*([.B58]-[$Sheet2.$B$21]) + [$Sheet2.$B$23])    ))^2" office:value-type="float" office:value="18.9019704854172" calcext:value-type="float">
            <text:p>18.9019704854172</text:p>
          </table:table-cell>
          <table:table-cell table:formula="of:=([.AH58]-([.AE58]^2*([$Sheet2.$B$27]*([.B58] -[$Sheet2.$B$28])^2 +[$Sheet2.$B$29]*([.B58]-[$Sheet2.$B$28]) +[$Sheet2.$B$30])    ))^2" office:value-type="float" office:value="769.384653316599" calcext:value-type="float">
            <text:p>769.384653316599</text:p>
          </table:table-cell>
          <table:table-cell table:formula="of:=([.AI58]-([.AE58]^2*([$Sheet2.$B$34]*([.B58] - [$Sheet2.$B$35])^2 +[$Sheet2.$B$36]*([.B58]-[$Sheet2.$B$35]) +[$Sheet2.$B$37])    ))^2" office:value-type="float" office:value="21.9970412942034" calcext:value-type="float">
            <text:p>21.9970412942034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53" calcext:value-type="float">
            <text:p>1.7653</text:p>
          </table:table-cell>
          <table:table-cell office:value-type="float" office:value="0.35303" calcext:value-type="float">
            <text:p>0.35303</text:p>
          </table:table-cell>
          <table:table-cell office:value-type="float" office:value="0.052668" calcext:value-type="float">
            <text:p>0.052668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-0.051875" calcext:value-type="float">
            <text:p>-0.051875</text:p>
          </table:table-cell>
          <table:table-cell office:value-type="float" office:value="3.7514" calcext:value-type="float">
            <text:p>3.7514</text:p>
          </table:table-cell>
          <table:table-cell office:value-type="float" office:value="-0.3465" calcext:value-type="float">
            <text:p>-0.3465</text:p>
          </table:table-cell>
          <table:table-cell office:value-type="float" office:value="4.0979" calcext:value-type="float">
            <text:p>4.0979</text:p>
          </table:table-cell>
          <table:table-cell office:value-type="float" office:value="0.98411" calcext:value-type="float">
            <text:p>0.98411</text:p>
          </table:table-cell>
          <table:table-cell office:value-type="float" office:value="-0.22926" calcext:value-type="float">
            <text:p>-0.22926</text:p>
          </table:table-cell>
          <table:table-cell office:value-type="float" office:value="-0.028249" calcext:value-type="float">
            <text:p>-0.028249</text:p>
          </table:table-cell>
          <table:table-cell office:value-type="float" office:value="-0.20101" calcext:value-type="float">
            <text:p>-0.2010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.644" calcext:value-type="float">
            <text:p>6.644</text:p>
          </table:table-cell>
          <table:table-cell office:value-type="float" office:value="0.75264" calcext:value-type="float">
            <text:p>0.75264</text:p>
          </table:table-cell>
          <table:table-cell office:value-type="float" office:value="280.74" calcext:value-type="float">
            <text:p>280.74</text:p>
          </table:table-cell>
          <table:table-cell office:value-type="float" office:value="-48.487" calcext:value-type="float">
            <text:p>-48.487</text:p>
          </table:table-cell>
          <table:table-cell office:value-type="float" office:value="1650" calcext:value-type="float">
            <text:p>1650</text:p>
          </table:table-cell>
          <table:table-cell office:value-type="float" office:value="280.74" calcext:value-type="float">
            <text:p>280.74</text:p>
          </table:table-cell>
          <table:table-cell office:value-type="float" office:value="-48.487" calcext:value-type="float">
            <text:p>-48.487</text:p>
          </table:table-cell>
          <table:table-cell office:value-type="float" office:value="1650" calcext:value-type="float">
            <text:p>16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029" calcext:value-type="float">
            <text:p>4.9029</text:p>
          </table:table-cell>
          <table:table-cell office:value-type="float" office:value="1.322" calcext:value-type="float">
            <text:p>1.322</text:p>
          </table:table-cell>
          <table:table-cell office:value-type="float" office:value="5" calcext:value-type="float">
            <text:p>5</text:p>
          </table:table-cell>
          <table:table-cell office:value-type="float" office:value="11.309" calcext:value-type="float">
            <text:p>11.309</text:p>
          </table:table-cell>
          <table:table-cell office:value-type="float" office:value="-459.92" calcext:value-type="float">
            <text:p>-459.92</text:p>
          </table:table-cell>
          <table:table-cell office:value-type="float" office:value="532.97" calcext:value-type="float">
            <text:p>532.97</text:p>
          </table:table-cell>
          <table:table-cell office:value-type="float" office:value="107.14" calcext:value-type="float">
            <text:p>107.14</text:p>
          </table:table-cell>
          <table:table-cell office:value-type="float" office:value="0.04891" calcext:value-type="float">
            <text:p>0.04891</text:p>
          </table:table-cell>
          <table:table-cell office:value-type="float" office:value="-0.24905" calcext:value-type="float">
            <text:p>-0.24905</text:p>
          </table:table-cell>
          <table:table-cell office:value-type="float" office:value="-0.020714" calcext:value-type="float">
            <text:p>-0.020714</text:p>
          </table:table-cell>
          <table:table-cell office:value-type="float" office:value="0" calcext:value-type="float">
            <text:p>0</text:p>
          </table:table-cell>
          <table:table-cell office:value-type="float" office:value="3812.7" calcext:value-type="float">
            <text:p>3812.7</text:p>
          </table:table-cell>
          <table:table-cell office:value-type="float" office:value="0.11045" calcext:value-type="float">
            <text:p>0.11045</text:p>
          </table:table-cell>
          <table:table-cell office:value-type="float" office:value="0.99079" calcext:value-type="float">
            <text:p>0.99079</text:p>
          </table:table-cell>
          <table:table-cell office:value-type="float" office:value="0.086342" calcext:value-type="float">
            <text:p>0.0863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59]-([$Sheet2.$B$2]*[.B59]+[$Sheet2.$B$3]))^2" office:value-type="float" office:value="0.00110423467077801" calcext:value-type="float">
            <text:p>0.001104234670778</text:p>
          </table:table-cell>
          <table:table-cell table:formula="of:=([.F59]-([$Sheet2.$B$7] +[$Sheet2.$B$8] * ([.B59] - [$Sheet2.$B$9])^2))^2" office:value-type="float" office:value="0.000162232698316199" calcext:value-type="float">
            <text:p>0.000162232698316</text:p>
          </table:table-cell>
          <table:table-cell table:formula="of:=([.X59]-([.AE59]^2*([$Sheet2.$B$13]*([.B59] -[$Sheet2.$B$14])^2 +[$Sheet2.$B$15]*([.B59]-[$Sheet2.$B$14]) +[$Sheet2.$B$16])    ))^2" office:value-type="float" office:value="0.105884126610048" calcext:value-type="float">
            <text:p>0.105884126610048</text:p>
          </table:table-cell>
          <table:table-cell table:formula="of:=([.AG59]-([.AE59]^2*([$Sheet2.$B$20]*([.B59] -[$Sheet2.$B$21])^2 + [$Sheet2.$B$22]*([.B59]-[$Sheet2.$B$21]) + [$Sheet2.$B$23])    ))^2" office:value-type="float" office:value="36.4699762637727" calcext:value-type="float">
            <text:p>36.4699762637727</text:p>
          </table:table-cell>
          <table:table-cell table:formula="of:=([.AH59]-([.AE59]^2*([$Sheet2.$B$27]*([.B59] -[$Sheet2.$B$28])^2 +[$Sheet2.$B$29]*([.B59]-[$Sheet2.$B$28]) +[$Sheet2.$B$30])    ))^2" office:value-type="float" office:value="1111.98351464998" calcext:value-type="float">
            <text:p>1111.98351464998</text:p>
          </table:table-cell>
          <table:table-cell table:formula="of:=([.AI59]-([.AE59]^2*([$Sheet2.$B$34]*([.B59] - [$Sheet2.$B$35])^2 +[$Sheet2.$B$36]*([.B59]-[$Sheet2.$B$35]) +[$Sheet2.$B$37])    ))^2" office:value-type="float" office:value="27.3692875673046" calcext:value-type="float">
            <text:p>27.3692875673046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63" calcext:value-type="float">
            <text:p>1.8163</text:p>
          </table:table-cell>
          <table:table-cell office:value-type="float" office:value="0.37813" calcext:value-type="float">
            <text:p>0.37813</text:p>
          </table:table-cell>
          <table:table-cell office:value-type="float" office:value="0.058715" calcext:value-type="float">
            <text:p>0.058715</text:p>
          </table:table-cell>
          <table:table-cell office:value-type="float" office:value="0.31941" calcext:value-type="float">
            <text:p>0.31941</text:p>
          </table:table-cell>
          <table:table-cell office:value-type="float" office:value="-0.054989" calcext:value-type="float">
            <text:p>-0.054989</text:p>
          </table:table-cell>
          <table:table-cell office:value-type="float" office:value="3.7633" calcext:value-type="float">
            <text:p>3.7633</text:p>
          </table:table-cell>
          <table:table-cell office:value-type="float" office:value="-0.38628" calcext:value-type="float">
            <text:p>-0.38628</text:p>
          </table:table-cell>
          <table:table-cell office:value-type="float" office:value="4.1496" calcext:value-type="float">
            <text:p>4.1496</text:p>
          </table:table-cell>
          <table:table-cell office:value-type="float" office:value="1.0163" calcext:value-type="float">
            <text:p>1.0163</text:p>
          </table:table-cell>
          <table:table-cell office:value-type="float" office:value="-0.24536" calcext:value-type="float">
            <text:p>-0.24536</text:p>
          </table:table-cell>
          <table:table-cell office:value-type="float" office:value="-0.031574" calcext:value-type="float">
            <text:p>-0.031574</text:p>
          </table:table-cell>
          <table:table-cell office:value-type="float" office:value="-0.21379" calcext:value-type="float">
            <text:p>-0.21379</text:p>
          </table:table-cell>
          <table:table-cell office:value-type="float" office:value="4.8035" calcext:value-type="float">
            <text:p>4.8035</text:p>
          </table:table-cell>
          <table:table-cell office:value-type="float" office:value="6.4737" calcext:value-type="float">
            <text:p>6.4737</text:p>
          </table:table-cell>
          <table:table-cell office:value-type="float" office:value="0.742" calcext:value-type="float">
            <text:p>0.742</text:p>
          </table:table-cell>
          <table:table-cell office:value-type="float" office:value="298.55" calcext:value-type="float">
            <text:p>298.55</text:p>
          </table:table-cell>
          <table:table-cell office:value-type="float" office:value="-51.398" calcext:value-type="float">
            <text:p>-51.398</text:p>
          </table:table-cell>
          <table:table-cell office:value-type="float" office:value="1697.7" calcext:value-type="float">
            <text:p>1697.7</text:p>
          </table:table-cell>
          <table:table-cell office:value-type="float" office:value="298.55" calcext:value-type="float">
            <text:p>298.55</text:p>
          </table:table-cell>
          <table:table-cell office:value-type="float" office:value="-51.398" calcext:value-type="float">
            <text:p>-51.398</text:p>
          </table:table-cell>
          <table:table-cell office:value-type="float" office:value="1697.7" calcext:value-type="float">
            <text:p>169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951" calcext:value-type="float">
            <text:p>4.8951</text:p>
          </table:table-cell>
          <table:table-cell office:value-type="float" office:value="1.3567" calcext:value-type="float">
            <text:p>1.3567</text:p>
          </table:table-cell>
          <table:table-cell office:value-type="float" office:value="5" calcext:value-type="float">
            <text:p>5</text:p>
          </table:table-cell>
          <table:table-cell office:value-type="float" office:value="11.76" calcext:value-type="float">
            <text:p>11.76</text:p>
          </table:table-cell>
          <table:table-cell office:value-type="float" office:value="-474.96" calcext:value-type="float">
            <text:p>-474.96</text:p>
          </table:table-cell>
          <table:table-cell office:value-type="float" office:value="534.67" calcext:value-type="float">
            <text:p>534.67</text:p>
          </table:table-cell>
          <table:table-cell office:value-type="float" office:value="114.67" calcext:value-type="float">
            <text:p>114.67</text:p>
          </table:table-cell>
          <table:table-cell office:value-type="float" office:value="0.048219" calcext:value-type="float">
            <text:p>0.048219</text:p>
          </table:table-cell>
          <table:table-cell office:value-type="float" office:value="-0.24917" calcext:value-type="float">
            <text:p>-0.24917</text:p>
          </table:table-cell>
          <table:table-cell office:value-type="float" office:value="-0.021415" calcext:value-type="float">
            <text:p>-0.021415</text:p>
          </table:table-cell>
          <table:table-cell office:value-type="float" office:value="0" calcext:value-type="float">
            <text:p>0</text:p>
          </table:table-cell>
          <table:table-cell office:value-type="float" office:value="3913" calcext:value-type="float">
            <text:p>3913</text:p>
          </table:table-cell>
          <table:table-cell office:value-type="float" office:value="0.11727" calcext:value-type="float">
            <text:p>0.11727</text:p>
          </table:table-cell>
          <table:table-cell office:value-type="float" office:value="0.98631" calcext:value-type="float">
            <text:p>0.98631</text:p>
          </table:table-cell>
          <table:table-cell office:value-type="float" office:value="0.087581" calcext:value-type="float">
            <text:p>0.0875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0]-([$Sheet2.$B$2]*[.B60]+[$Sheet2.$B$3]))^2" office:value-type="float" office:value="0.00176964882047902" calcext:value-type="float">
            <text:p>0.001769648820479</text:p>
          </table:table-cell>
          <table:table-cell table:formula="of:=([.F60]-([$Sheet2.$B$7] +[$Sheet2.$B$8] * ([.B60] - [$Sheet2.$B$9])^2))^2" office:value-type="float" office:value="0.000205221501351456" calcext:value-type="float">
            <text:p>0.000205221501351</text:p>
          </table:table-cell>
          <table:table-cell table:formula="of:=([.X60]-([.AE60]^2*([$Sheet2.$B$13]*([.B60] -[$Sheet2.$B$14])^2 +[$Sheet2.$B$15]*([.B60]-[$Sheet2.$B$14]) +[$Sheet2.$B$16])    ))^2" office:value-type="float" office:value="0.267433595588743" calcext:value-type="float">
            <text:p>0.267433595588743</text:p>
          </table:table-cell>
          <table:table-cell table:formula="of:=([.AG60]-([.AE60]^2*([$Sheet2.$B$20]*([.B60] -[$Sheet2.$B$21])^2 + [$Sheet2.$B$22]*([.B60]-[$Sheet2.$B$21]) + [$Sheet2.$B$23])    ))^2" office:value-type="float" office:value="62.5677925006976" calcext:value-type="float">
            <text:p>62.5677925006976</text:p>
          </table:table-cell>
          <table:table-cell table:formula="of:=([.AH60]-([.AE60]^2*([$Sheet2.$B$27]*([.B60] -[$Sheet2.$B$28])^2 +[$Sheet2.$B$29]*([.B60]-[$Sheet2.$B$28]) +[$Sheet2.$B$30])    ))^2" office:value-type="float" office:value="1562.93764865262" calcext:value-type="float">
            <text:p>1562.93764865262</text:p>
          </table:table-cell>
          <table:table-cell table:formula="of:=([.AI60]-([.AE60]^2*([$Sheet2.$B$34]*([.B60] - [$Sheet2.$B$35])^2 +[$Sheet2.$B$36]*([.B60]-[$Sheet2.$B$35]) +[$Sheet2.$B$37])    ))^2" office:value-type="float" office:value="34.0935231893694" calcext:value-type="float">
            <text:p>34.0935231893694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66" calcext:value-type="float">
            <text:p>1.8666</text:p>
          </table:table-cell>
          <table:table-cell office:value-type="float" office:value="0.40463" calcext:value-type="float">
            <text:p>0.40463</text:p>
          </table:table-cell>
          <table:table-cell office:value-type="float" office:value="0.065724" calcext:value-type="float">
            <text:p>0.065724</text:p>
          </table:table-cell>
          <table:table-cell office:value-type="float" office:value="0.3389" calcext:value-type="float">
            <text:p>0.3389</text:p>
          </table:table-cell>
          <table:table-cell office:value-type="float" office:value="-0.058181" calcext:value-type="float">
            <text:p>-0.058181</text:p>
          </table:table-cell>
          <table:table-cell office:value-type="float" office:value="3.7636" calcext:value-type="float">
            <text:p>3.7636</text:p>
          </table:table-cell>
          <table:table-cell office:value-type="float" office:value="-0.43239" calcext:value-type="float">
            <text:p>-0.43239</text:p>
          </table:table-cell>
          <table:table-cell office:value-type="float" office:value="4.1959" calcext:value-type="float">
            <text:p>4.1959</text:p>
          </table:table-cell>
          <table:table-cell office:value-type="float" office:value="1.0483" calcext:value-type="float">
            <text:p>1.0483</text:p>
          </table:table-cell>
          <table:table-cell office:value-type="float" office:value="-0.26236" calcext:value-type="float">
            <text:p>-0.26236</text:p>
          </table:table-cell>
          <table:table-cell office:value-type="float" office:value="-0.035472" calcext:value-type="float">
            <text:p>-0.035472</text:p>
          </table:table-cell>
          <table:table-cell office:value-type="float" office:value="-0.22689" calcext:value-type="float">
            <text:p>-0.22689</text:p>
          </table:table-cell>
          <table:table-cell office:value-type="float" office:value="4.6131" calcext:value-type="float">
            <text:p>4.6131</text:p>
          </table:table-cell>
          <table:table-cell office:value-type="float" office:value="6.3026" calcext:value-type="float">
            <text:p>6.3026</text:p>
          </table:table-cell>
          <table:table-cell office:value-type="float" office:value="0.73194" calcext:value-type="float">
            <text:p>0.73194</text:p>
          </table:table-cell>
          <table:table-cell office:value-type="float" office:value="316.77" calcext:value-type="float">
            <text:p>316.77</text:p>
          </table:table-cell>
          <table:table-cell office:value-type="float" office:value="-54.381" calcext:value-type="float">
            <text:p>-54.381</text:p>
          </table:table-cell>
          <table:table-cell office:value-type="float" office:value="1744.7" calcext:value-type="float">
            <text:p>1744.7</text:p>
          </table:table-cell>
          <table:table-cell office:value-type="float" office:value="316.77" calcext:value-type="float">
            <text:p>316.77</text:p>
          </table:table-cell>
          <table:table-cell office:value-type="float" office:value="-54.381" calcext:value-type="float">
            <text:p>-54.381</text:p>
          </table:table-cell>
          <table:table-cell office:value-type="float" office:value="1744.7" calcext:value-type="float">
            <text:p>174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865" calcext:value-type="float">
            <text:p>4.8865</text:p>
          </table:table-cell>
          <table:table-cell office:value-type="float" office:value="1.3936" calcext:value-type="float">
            <text:p>1.3936</text:p>
          </table:table-cell>
          <table:table-cell office:value-type="float" office:value="5" calcext:value-type="float">
            <text:p>5</text:p>
          </table:table-cell>
          <table:table-cell office:value-type="float" office:value="12.231" calcext:value-type="float">
            <text:p>12.231</text:p>
          </table:table-cell>
          <table:table-cell office:value-type="float" office:value="-489.92" calcext:value-type="float">
            <text:p>-489.92</text:p>
          </table:table-cell>
          <table:table-cell office:value-type="float" office:value="534.7" calcext:value-type="float">
            <text:p>534.7</text:p>
          </table:table-cell>
          <table:table-cell office:value-type="float" office:value="122.61" calcext:value-type="float">
            <text:p>122.61</text:p>
          </table:table-cell>
          <table:table-cell office:value-type="float" office:value="0.047519" calcext:value-type="float">
            <text:p>0.047519</text:p>
          </table:table-cell>
          <table:table-cell office:value-type="float" office:value="-0.2493" calcext:value-type="float">
            <text:p>-0.2493</text:p>
          </table:table-cell>
          <table:table-cell office:value-type="float" office:value="-0.022097" calcext:value-type="float">
            <text:p>-0.022097</text:p>
          </table:table-cell>
          <table:table-cell office:value-type="float" office:value="0" calcext:value-type="float">
            <text:p>0</text:p>
          </table:table-cell>
          <table:table-cell office:value-type="float" office:value="4019.2" calcext:value-type="float">
            <text:p>4019.2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98174" calcext:value-type="float">
            <text:p>0.98174</text:p>
          </table:table-cell>
          <table:table-cell office:value-type="float" office:value="0.088699" calcext:value-type="float">
            <text:p>0.0886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1]-([$Sheet2.$B$2]*[.B61]+[$Sheet2.$B$3]))^2" office:value-type="float" office:value="0.00266301013410765" calcext:value-type="float">
            <text:p>0.002663010134108</text:p>
          </table:table-cell>
          <table:table-cell table:formula="of:=([.F61]-([$Sheet2.$B$7] +[$Sheet2.$B$8] * ([.B61] - [$Sheet2.$B$9])^2))^2" office:value-type="float" office:value="0.000272671951903787" calcext:value-type="float">
            <text:p>0.000272671951904</text:p>
          </table:table-cell>
          <table:table-cell table:formula="of:=([.X61]-([.AE61]^2*([$Sheet2.$B$13]*([.B61] -[$Sheet2.$B$14])^2 +[$Sheet2.$B$15]*([.B61]-[$Sheet2.$B$14]) +[$Sheet2.$B$16])    ))^2" office:value-type="float" office:value="0.547766759079616" calcext:value-type="float">
            <text:p>0.547766759079616</text:p>
          </table:table-cell>
          <table:table-cell table:formula="of:=([.AG61]-([.AE61]^2*([$Sheet2.$B$20]*([.B61] -[$Sheet2.$B$21])^2 + [$Sheet2.$B$22]*([.B61]-[$Sheet2.$B$21]) + [$Sheet2.$B$23])    ))^2" office:value-type="float" office:value="99.2109278097997" calcext:value-type="float">
            <text:p>99.2109278097997</text:p>
          </table:table-cell>
          <table:table-cell table:formula="of:=([.AH61]-([.AE61]^2*([$Sheet2.$B$27]*([.B61] -[$Sheet2.$B$28])^2 +[$Sheet2.$B$29]*([.B61]-[$Sheet2.$B$28]) +[$Sheet2.$B$30])    ))^2" office:value-type="float" office:value="2177.20712165345" calcext:value-type="float">
            <text:p>2177.20712165345</text:p>
          </table:table-cell>
          <table:table-cell table:formula="of:=([.AI61]-([.AE61]^2*([$Sheet2.$B$34]*([.B61] - [$Sheet2.$B$35])^2 +[$Sheet2.$B$36]*([.B61]-[$Sheet2.$B$35]) +[$Sheet2.$B$37])    ))^2" office:value-type="float" office:value="43.854841285119" calcext:value-type="float">
            <text:p>43.854841285119</text:p>
          </table:table-cell>
          <table:table-cell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29" calcext:value-type="float">
            <text:p>-1.6329</text:p>
          </table:table-cell>
          <table:table-cell office:value-type="float" office:value="0.35924" calcext:value-type="float">
            <text:p>0.35924</text:p>
          </table:table-cell>
          <table:table-cell office:value-type="float" office:value="0.089806" calcext:value-type="float">
            <text:p>0.089806</text:p>
          </table:table-cell>
          <table:table-cell office:value-type="float" office:value="0.26944" calcext:value-type="float">
            <text:p>0.26944</text:p>
          </table:table-cell>
          <table:table-cell office:value-type="float" office:value="-0.048215" calcext:value-type="float">
            <text:p>-0.048215</text:p>
          </table:table-cell>
          <table:table-cell office:value-type="float" office:value="-8.0732" calcext:value-type="float">
            <text:p>-8.0732</text:p>
          </table:table-cell>
          <table:table-cell office:value-type="float" office:value="-0.59083" calcext:value-type="float">
            <text:p>-0.59083</text:p>
          </table:table-cell>
          <table:table-cell office:value-type="float" office:value="-7.4824" calcext:value-type="float">
            <text:p>-7.4824</text:p>
          </table:table-cell>
          <table:table-cell office:value-type="float" office:value="-0.71876" calcext:value-type="float">
            <text:p>-0.71876</text:p>
          </table:table-cell>
          <table:table-cell office:value-type="float" office:value="-0.23002" calcext:value-type="float">
            <text:p>-0.23002</text:p>
          </table:table-cell>
          <table:table-cell office:value-type="float" office:value="-0.047558" calcext:value-type="float">
            <text:p>-0.047558</text:p>
          </table:table-cell>
          <table:table-cell office:value-type="float" office:value="-0.18246" calcext:value-type="float">
            <text:p>-0.18246</text:p>
          </table:table-cell>
          <table:table-cell office:value-type="float" office:value="-4.5454" calcext:value-type="float">
            <text:p>-4.5454</text:p>
          </table:table-cell>
          <table:table-cell office:value-type="float" office:value="-5.8084" calcext:value-type="float">
            <text:p>-5.8084</text:p>
          </table:table-cell>
          <table:table-cell office:value-type="float" office:value="-1" calcext:value-type="float">
            <text:p>-1</text:p>
          </table:table-cell>
          <table:table-cell office:value-type="float" office:value="1007.4" calcext:value-type="float">
            <text:p>1007.4</text:p>
          </table:table-cell>
          <table:table-cell office:value-type="float" office:value="-180.26" calcext:value-type="float">
            <text:p>-180.26</text:p>
          </table:table-cell>
          <table:table-cell office:value-type="float" office:value="-6105.1" calcext:value-type="float">
            <text:p>-6105.1</text:p>
          </table:table-cell>
          <table:table-cell office:value-type="float" office:value="1007.4" calcext:value-type="float">
            <text:p>1007.4</text:p>
          </table:table-cell>
          <table:table-cell office:value-type="float" office:value="-180.26" calcext:value-type="float">
            <text:p>-180.26</text:p>
          </table:table-cell>
          <table:table-cell office:value-type="float" office:value="-6105.1" calcext:value-type="float">
            <text:p>-610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664" calcext:value-type="float">
            <text:p>9.7664</text:p>
          </table:table-cell>
          <table:table-cell office:value-type="float" office:value="-1.5121" calcext:value-type="float">
            <text:p>-1.5121</text:p>
          </table:table-cell>
          <table:table-cell office:value-type="float" office:value="10" calcext:value-type="float">
            <text:p>10</text:p>
          </table:table-cell>
          <table:table-cell office:value-type="float" office:value="-12.407" calcext:value-type="float">
            <text:p>-12.407</text:p>
          </table:table-cell>
          <table:table-cell office:value-type="float" office:value="1343.6" calcext:value-type="float">
            <text:p>1343.6</text:p>
          </table:table-cell>
          <table:table-cell office:value-type="float" office:value="-4587.9" calcext:value-type="float">
            <text:p>-4587.9</text:p>
          </table:table-cell>
          <table:table-cell office:value-type="float" office:value="429.99" calcext:value-type="float">
            <text:p>429.99</text:p>
          </table:table-cell>
          <table:table-cell office:value-type="float" office:value="0.040177" calcext:value-type="float">
            <text:p>0.040177</text:p>
          </table:table-cell>
          <table:table-cell office:value-type="float" office:value="-0.24936" calcext:value-type="float">
            <text:p>-0.24936</text:p>
          </table:table-cell>
          <table:table-cell office:value-type="float" office:value="0.021412" calcext:value-type="float">
            <text:p>0.021412</text:p>
          </table:table-cell>
          <table:table-cell office:value-type="float" office:value="0" calcext:value-type="float">
            <text:p>0</text:p>
          </table:table-cell>
          <table:table-cell office:value-type="float" office:value="-4361.2" calcext:value-type="float">
            <text:p>-4361.2</text:p>
          </table:table-cell>
          <table:table-cell office:value-type="float" office:value="0.19736" calcext:value-type="float">
            <text:p>0.19736</text:p>
          </table:table-cell>
          <table:table-cell office:value-type="float" office:value="0.94503" calcext:value-type="float">
            <text:p>0.94503</text:p>
          </table:table-cell>
          <table:table-cell office:value-type="float" office:value="-0.065606" calcext:value-type="float">
            <text:p>-0.0656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2]-([$Sheet2.$B$2]*[.B62]+[$Sheet2.$B$3]))^2" office:value-type="float" office:value="0.00153081934411522" calcext:value-type="float">
            <text:p>0.001530819344115</text:p>
          </table:table-cell>
          <table:table-cell table:formula="of:=([.F62]-([$Sheet2.$B$7] +[$Sheet2.$B$8] * ([.B62] - [$Sheet2.$B$9])^2))^2" office:value-type="float" office:value="0.000135651633734359" calcext:value-type="float">
            <text:p>0.000135651633734</text:p>
          </table:table-cell>
          <table:table-cell table:formula="of:=([.X62]-([.AE62]^2*([$Sheet2.$B$13]*([.B62] -[$Sheet2.$B$14])^2 +[$Sheet2.$B$15]*([.B62]-[$Sheet2.$B$14]) +[$Sheet2.$B$16])    ))^2" office:value-type="float" office:value="2.78730944237912" calcext:value-type="float">
            <text:p>2.78730944237912</text:p>
          </table:table-cell>
          <table:table-cell table:formula="of:=([.AG62]-([.AE62]^2*([$Sheet2.$B$20]*([.B62] -[$Sheet2.$B$21])^2 + [$Sheet2.$B$22]*([.B62]-[$Sheet2.$B$21]) + [$Sheet2.$B$23])    ))^2" office:value-type="float" office:value="1198.39490756528" calcext:value-type="float">
            <text:p>1198.39490756528</text:p>
          </table:table-cell>
          <table:table-cell table:formula="of:=([.AH62]-([.AE62]^2*([$Sheet2.$B$27]*([.B62] -[$Sheet2.$B$28])^2 +[$Sheet2.$B$29]*([.B62]-[$Sheet2.$B$28]) +[$Sheet2.$B$30])    ))^2" office:value-type="float" office:value="399.315152395207" calcext:value-type="float">
            <text:p>399.315152395207</text:p>
          </table:table-cell>
          <table:table-cell table:formula="of:=([.AI62]-([.AE62]^2*([$Sheet2.$B$34]*([.B62] - [$Sheet2.$B$35])^2 +[$Sheet2.$B$36]*([.B62]-[$Sheet2.$B$35]) +[$Sheet2.$B$37])    ))^2" office:value-type="float" office:value="699.476223102708" calcext:value-type="float">
            <text:p>699.476223102708</text:p>
          </table:table-cell>
          <table:table-cell/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813" calcext:value-type="float">
            <text:p>-1.5813</text:p>
          </table:table-cell>
          <table:table-cell office:value-type="float" office:value="0.33563" calcext:value-type="float">
            <text:p>0.33563</text:p>
          </table:table-cell>
          <table:table-cell office:value-type="float" office:value="0.083217" calcext:value-type="float">
            <text:p>0.083217</text:p>
          </table:table-cell>
          <table:table-cell office:value-type="float" office:value="0.25241" calcext:value-type="float">
            <text:p>0.25241</text:p>
          </table:table-cell>
          <table:table-cell office:value-type="float" office:value="-0.045299" calcext:value-type="float">
            <text:p>-0.045299</text:p>
          </table:table-cell>
          <table:table-cell office:value-type="float" office:value="-7.7385" calcext:value-type="float">
            <text:p>-7.7385</text:p>
          </table:table-cell>
          <table:table-cell office:value-type="float" office:value="-0.54748" calcext:value-type="float">
            <text:p>-0.54748</text:p>
          </table:table-cell>
          <table:table-cell office:value-type="float" office:value="-7.191" calcext:value-type="float">
            <text:p>-7.191</text:p>
          </table:table-cell>
          <table:table-cell office:value-type="float" office:value="-0.69839" calcext:value-type="float">
            <text:p>-0.69839</text:p>
          </table:table-cell>
          <table:table-cell office:value-type="float" office:value="-0.21516" calcext:value-type="float">
            <text:p>-0.21516</text:p>
          </table:table-cell>
          <table:table-cell office:value-type="float" office:value="-0.044263" calcext:value-type="float">
            <text:p>-0.044263</text:p>
          </table:table-cell>
          <table:table-cell office:value-type="float" office:value="-0.17089" calcext:value-type="float">
            <text:p>-0.17089</text:p>
          </table:table-cell>
          <table:table-cell office:value-type="float" office:value="-4.7114" calcext:value-type="float">
            <text:p>-4.7114</text:p>
          </table:table-cell>
          <table:table-cell office:value-type="float" office:value="-5.9245" calcext:value-type="float">
            <text:p>-5.9245</text:p>
          </table:table-cell>
          <table:table-cell office:value-type="float" office:value="-1" calcext:value-type="float">
            <text:p>-1</text:p>
          </table:table-cell>
          <table:table-cell office:value-type="float" office:value="943.72" calcext:value-type="float">
            <text:p>943.72</text:p>
          </table:table-cell>
          <table:table-cell office:value-type="float" office:value="-169.36" calcext:value-type="float">
            <text:p>-169.36</text:p>
          </table:table-cell>
          <table:table-cell office:value-type="float" office:value="-5912" calcext:value-type="float">
            <text:p>-5912</text:p>
          </table:table-cell>
          <table:table-cell office:value-type="float" office:value="943.72" calcext:value-type="float">
            <text:p>943.72</text:p>
          </table:table-cell>
          <table:table-cell office:value-type="float" office:value="-169.36" calcext:value-type="float">
            <text:p>-169.36</text:p>
          </table:table-cell>
          <table:table-cell office:value-type="float" office:value="-5912" calcext:value-type="float">
            <text:p>-5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821" calcext:value-type="float">
            <text:p>9.7821</text:p>
          </table:table-cell>
          <table:table-cell office:value-type="float" office:value="-1.4825" calcext:value-type="float">
            <text:p>-1.4825</text:p>
          </table:table-cell>
          <table:table-cell office:value-type="float" office:value="10" calcext:value-type="float">
            <text:p>10</text:p>
          </table:table-cell>
          <table:table-cell office:value-type="float" office:value="-11.983" calcext:value-type="float">
            <text:p>-11.983</text:p>
          </table:table-cell>
          <table:table-cell office:value-type="float" office:value="1305.6" calcext:value-type="float">
            <text:p>1305.6</text:p>
          </table:table-cell>
          <table:table-cell office:value-type="float" office:value="-4397.7" calcext:value-type="float">
            <text:p>-4397.7</text:p>
          </table:table-cell>
          <table:table-cell office:value-type="float" office:value="402.21" calcext:value-type="float">
            <text:p>402.21</text:p>
          </table:table-cell>
          <table:table-cell office:value-type="float" office:value="0.04059" calcext:value-type="float">
            <text:p>0.04059</text:p>
          </table:table-cell>
          <table:table-cell office:value-type="float" office:value="-0.24924" calcext:value-type="float">
            <text:p>-0.2492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" calcext:value-type="float">
            <text:p>0</text:p>
          </table:table-cell>
          <table:table-cell office:value-type="float" office:value="-4275.7" calcext:value-type="float">
            <text:p>-4275.7</text:p>
          </table:table-cell>
          <table:table-cell office:value-type="float" office:value="0.18519" calcext:value-type="float">
            <text:p>0.18519</text:p>
          </table:table-cell>
          <table:table-cell office:value-type="float" office:value="0.94596" calcext:value-type="float">
            <text:p>0.94596</text:p>
          </table:table-cell>
          <table:table-cell office:value-type="float" office:value="-0.064185" calcext:value-type="float">
            <text:p>-0.06418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3]-([$Sheet2.$B$2]*[.B63]+[$Sheet2.$B$3]))^2" office:value-type="float" office:value="0.000954100608004648" calcext:value-type="float">
            <text:p>0.000954100608005</text:p>
          </table:table-cell>
          <table:table-cell table:formula="of:=([.F63]-([$Sheet2.$B$7] +[$Sheet2.$B$8] * ([.B63] - [$Sheet2.$B$9])^2))^2" office:value-type="float" office:value="0.000120976349183919" calcext:value-type="float">
            <text:p>0.000120976349184</text:p>
          </table:table-cell>
          <table:table-cell table:formula="of:=([.X63]-([.AE63]^2*([$Sheet2.$B$13]*([.B63] -[$Sheet2.$B$14])^2 +[$Sheet2.$B$15]*([.B63]-[$Sheet2.$B$14]) +[$Sheet2.$B$16])    ))^2" office:value-type="float" office:value="1.06254157138494" calcext:value-type="float">
            <text:p>1.06254157138494</text:p>
          </table:table-cell>
          <table:table-cell table:formula="of:=([.AG63]-([.AE63]^2*([$Sheet2.$B$20]*([.B63] -[$Sheet2.$B$21])^2 + [$Sheet2.$B$22]*([.B63]-[$Sheet2.$B$21]) + [$Sheet2.$B$23])    ))^2" office:value-type="float" office:value="787.838887368517" calcext:value-type="float">
            <text:p>787.838887368517</text:p>
          </table:table-cell>
          <table:table-cell table:formula="of:=([.AH63]-([.AE63]^2*([$Sheet2.$B$27]*([.B63] -[$Sheet2.$B$28])^2 +[$Sheet2.$B$29]*([.B63]-[$Sheet2.$B$28]) +[$Sheet2.$B$30])    ))^2" office:value-type="float" office:value="956.994802342002" calcext:value-type="float">
            <text:p>956.994802342002</text:p>
          </table:table-cell>
          <table:table-cell table:formula="of:=([.AI63]-([.AE63]^2*([$Sheet2.$B$34]*([.B63] - [$Sheet2.$B$35])^2 +[$Sheet2.$B$36]*([.B63]-[$Sheet2.$B$35]) +[$Sheet2.$B$37])    ))^2" office:value-type="float" office:value="639.112147094374" calcext:value-type="float">
            <text:p>639.112147094374</text:p>
          </table:table-cell>
          <table:table-cell/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29" calcext:value-type="float">
            <text:p>-1.529</text:p>
          </table:table-cell>
          <table:table-cell office:value-type="float" office:value="0.31379" calcext:value-type="float">
            <text:p>0.31379</text:p>
          </table:table-cell>
          <table:table-cell office:value-type="float" office:value="0.077965" calcext:value-type="float">
            <text:p>0.077965</text:p>
          </table:table-cell>
          <table:table-cell office:value-type="float" office:value="0.23582" calcext:value-type="float">
            <text:p>0.23582</text:p>
          </table:table-cell>
          <table:table-cell office:value-type="float" office:value="-0.042466" calcext:value-type="float">
            <text:p>-0.042466</text:p>
          </table:table-cell>
          <table:table-cell office:value-type="float" office:value="-7.4131" calcext:value-type="float">
            <text:p>-7.4131</text:p>
          </table:table-cell>
          <table:table-cell office:value-type="float" office:value="-0.51293" calcext:value-type="float">
            <text:p>-0.51293</text:p>
          </table:table-cell>
          <table:table-cell office:value-type="float" office:value="-6.9002" calcext:value-type="float">
            <text:p>-6.9002</text:p>
          </table:table-cell>
          <table:table-cell office:value-type="float" office:value="-0.67756" calcext:value-type="float">
            <text:p>-0.67756</text:p>
          </table:table-cell>
          <table:table-cell office:value-type="float" office:value="-0.20107" calcext:value-type="float">
            <text:p>-0.20107</text:p>
          </table:table-cell>
          <table:table-cell office:value-type="float" office:value="-0.04142" calcext:value-type="float">
            <text:p>-0.04142</text:p>
          </table:table-cell>
          <table:table-cell office:value-type="float" office:value="-0.15965" calcext:value-type="float">
            <text:p>-0.15965</text:p>
          </table:table-cell>
          <table:table-cell office:value-type="float" office:value="-4.8726" calcext:value-type="float">
            <text:p>-4.8726</text:p>
          </table:table-cell>
          <table:table-cell office:value-type="float" office:value="-6.025" calcext:value-type="float">
            <text:p>-6.025</text:p>
          </table:table-cell>
          <table:table-cell office:value-type="float" office:value="-1" calcext:value-type="float">
            <text:p>-1</text:p>
          </table:table-cell>
          <table:table-cell office:value-type="float" office:value="881.69" calcext:value-type="float">
            <text:p>881.69</text:p>
          </table:table-cell>
          <table:table-cell office:value-type="float" office:value="-158.77" calcext:value-type="float">
            <text:p>-158.77</text:p>
          </table:table-cell>
          <table:table-cell office:value-type="float" office:value="-5716.4" calcext:value-type="float">
            <text:p>-5716.4</text:p>
          </table:table-cell>
          <table:table-cell office:value-type="float" office:value="881.69" calcext:value-type="float">
            <text:p>881.69</text:p>
          </table:table-cell>
          <table:table-cell office:value-type="float" office:value="-158.77" calcext:value-type="float">
            <text:p>-158.77</text:p>
          </table:table-cell>
          <table:table-cell office:value-type="float" office:value="-5716.4" calcext:value-type="float">
            <text:p>-571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958" calcext:value-type="float">
            <text:p>9.7958</text:p>
          </table:table-cell>
          <table:table-cell office:value-type="float" office:value="-1.4578" calcext:value-type="float">
            <text:p>-1.4578</text:p>
          </table:table-cell>
          <table:table-cell office:value-type="float" office:value="10" calcext:value-type="float">
            <text:p>10</text:p>
          </table:table-cell>
          <table:table-cell office:value-type="float" office:value="-11.598" calcext:value-type="float">
            <text:p>-11.598</text:p>
          </table:table-cell>
          <table:table-cell office:value-type="float" office:value="1266.6" calcext:value-type="float">
            <text:p>1266.6</text:p>
          </table:table-cell>
          <table:table-cell office:value-type="float" office:value="-4212.8" calcext:value-type="float">
            <text:p>-4212.8</text:p>
          </table:table-cell>
          <table:table-cell office:value-type="float" office:value="375.88" calcext:value-type="float">
            <text:p>375.88</text:p>
          </table:table-cell>
          <table:table-cell office:value-type="float" office:value="0.040976" calcext:value-type="float">
            <text:p>0.040976</text:p>
          </table:table-cell>
          <table:table-cell office:value-type="float" office:value="-0.24913" calcext:value-type="float">
            <text:p>-0.2491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4204.4" calcext:value-type="float">
            <text:p>-4204.4</text:p>
          </table:table-cell>
          <table:table-cell office:value-type="float" office:value="0.17326" calcext:value-type="float">
            <text:p>0.17326</text:p>
          </table:table-cell>
          <table:table-cell office:value-type="float" office:value="0.94663" calcext:value-type="float">
            <text:p>0.94663</text:p>
          </table:table-cell>
          <table:table-cell office:value-type="float" office:value="-0.062651" calcext:value-type="float">
            <text:p>-0.06265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4]-([$Sheet2.$B$2]*[.B64]+[$Sheet2.$B$3]))^2" office:value-type="float" office:value="0.000545285619876032" calcext:value-type="float">
            <text:p>0.000545285619876</text:p>
          </table:table-cell>
          <table:table-cell table:formula="of:=([.F64]-([$Sheet2.$B$7] +[$Sheet2.$B$8] * ([.B64] - [$Sheet2.$B$9])^2))^2" office:value-type="float" office:value="0.000128133908289507" calcext:value-type="float">
            <text:p>0.00012813390829</text:p>
          </table:table-cell>
          <table:table-cell table:formula="of:=([.X64]-([.AE64]^2*([$Sheet2.$B$13]*([.B64] -[$Sheet2.$B$14])^2 +[$Sheet2.$B$15]*([.B64]-[$Sheet2.$B$14]) +[$Sheet2.$B$16])    ))^2" office:value-type="float" office:value="0.245020211435263" calcext:value-type="float">
            <text:p>0.245020211435263</text:p>
          </table:table-cell>
          <table:table-cell table:formula="of:=([.AG64]-([.AE64]^2*([$Sheet2.$B$20]*([.B64] -[$Sheet2.$B$21])^2 + [$Sheet2.$B$22]*([.B64]-[$Sheet2.$B$21]) + [$Sheet2.$B$23])    ))^2" office:value-type="float" office:value="489.33490381482" calcext:value-type="float">
            <text:p>489.33490381482</text:p>
          </table:table-cell>
          <table:table-cell table:formula="of:=([.AH64]-([.AE64]^2*([$Sheet2.$B$27]*([.B64] -[$Sheet2.$B$28])^2 +[$Sheet2.$B$29]*([.B64]-[$Sheet2.$B$28]) +[$Sheet2.$B$30])    ))^2" office:value-type="float" office:value="1959.2680115496" calcext:value-type="float">
            <text:p>1959.2680115496</text:p>
          </table:table-cell>
          <table:table-cell table:formula="of:=([.AI64]-([.AE64]^2*([$Sheet2.$B$34]*([.B64] - [$Sheet2.$B$35])^2 +[$Sheet2.$B$36]*([.B64]-[$Sheet2.$B$35]) +[$Sheet2.$B$37])    ))^2" office:value-type="float" office:value="606.511570029028" calcext:value-type="float">
            <text:p>606.511570029028</text:p>
          </table:table-cell>
          <table:table-cell/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76" calcext:value-type="float">
            <text:p>-1.476</text:p>
          </table:table-cell>
          <table:table-cell office:value-type="float" office:value="0.29278" calcext:value-type="float">
            <text:p>0.29278</text:p>
          </table:table-cell>
          <table:table-cell office:value-type="float" office:value="0.073103" calcext:value-type="float">
            <text:p>0.073103</text:p>
          </table:table-cell>
          <table:table-cell office:value-type="float" office:value="0.21968" calcext:value-type="float">
            <text:p>0.21968</text:p>
          </table:table-cell>
          <table:table-cell office:value-type="float" office:value="-0.039717" calcext:value-type="float">
            <text:p>-0.039717</text:p>
          </table:table-cell>
          <table:table-cell office:value-type="float" office:value="-7.091" calcext:value-type="float">
            <text:p>-7.091</text:p>
          </table:table-cell>
          <table:table-cell office:value-type="float" office:value="-0.48094" calcext:value-type="float">
            <text:p>-0.48094</text:p>
          </table:table-cell>
          <table:table-cell office:value-type="float" office:value="-6.61" calcext:value-type="float">
            <text:p>-6.61</text:p>
          </table:table-cell>
          <table:table-cell office:value-type="float" office:value="-0.65626" calcext:value-type="float">
            <text:p>-0.65626</text:p>
          </table:table-cell>
          <table:table-cell office:value-type="float" office:value="-0.18758" calcext:value-type="float">
            <text:p>-0.18758</text:p>
          </table:table-cell>
          <table:table-cell office:value-type="float" office:value="-0.038841" calcext:value-type="float">
            <text:p>-0.038841</text:p>
          </table:table-cell>
          <table:table-cell office:value-type="float" office:value="-0.14874" calcext:value-type="float">
            <text:p>-0.14874</text:p>
          </table:table-cell>
          <table:table-cell office:value-type="float" office:value="-5.0412" calcext:value-type="float">
            <text:p>-5.0412</text:p>
          </table:table-cell>
          <table:table-cell office:value-type="float" office:value="-6.1246" calcext:value-type="float">
            <text:p>-6.1246</text:p>
          </table:table-cell>
          <table:table-cell office:value-type="float" office:value="-1" calcext:value-type="float">
            <text:p>-1</text:p>
          </table:table-cell>
          <table:table-cell office:value-type="float" office:value="821.34" calcext:value-type="float">
            <text:p>821.34</text:p>
          </table:table-cell>
          <table:table-cell office:value-type="float" office:value="-148.49" calcext:value-type="float">
            <text:p>-148.49</text:p>
          </table:table-cell>
          <table:table-cell office:value-type="float" office:value="-5518.4" calcext:value-type="float">
            <text:p>-5518.4</text:p>
          </table:table-cell>
          <table:table-cell office:value-type="float" office:value="821.34" calcext:value-type="float">
            <text:p>821.34</text:p>
          </table:table-cell>
          <table:table-cell office:value-type="float" office:value="-148.49" calcext:value-type="float">
            <text:p>-148.49</text:p>
          </table:table-cell>
          <table:table-cell office:value-type="float" office:value="-5518.4" calcext:value-type="float">
            <text:p>-551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089" calcext:value-type="float">
            <text:p>9.8089</text:p>
          </table:table-cell>
          <table:table-cell office:value-type="float" office:value="-1.434" calcext:value-type="float">
            <text:p>-1.434</text:p>
          </table:table-cell>
          <table:table-cell office:value-type="float" office:value="10" calcext:value-type="float">
            <text:p>10</text:p>
          </table:table-cell>
          <table:table-cell office:value-type="float" office:value="-11.22" calcext:value-type="float">
            <text:p>-11.22</text:p>
          </table:table-cell>
          <table:table-cell office:value-type="float" office:value="1226.8" calcext:value-type="float">
            <text:p>1226.8</text:p>
          </table:table-cell>
          <table:table-cell office:value-type="float" office:value="-4029.7" calcext:value-type="float">
            <text:p>-4029.7</text:p>
          </table:table-cell>
          <table:table-cell office:value-type="float" office:value="350.66" calcext:value-type="float">
            <text:p>350.66</text:p>
          </table:table-cell>
          <table:table-cell office:value-type="float" office:value="0.041333" calcext:value-type="float">
            <text:p>0.041333</text:p>
          </table:table-cell>
          <table:table-cell office:value-type="float" office:value="-0.24902" calcext:value-type="float">
            <text:p>-0.24902</text:p>
          </table:table-cell>
          <table:table-cell office:value-type="float" office:value="0.019264" calcext:value-type="float">
            <text:p>0.019264</text:p>
          </table:table-cell>
          <table:table-cell office:value-type="float" office:value="0" calcext:value-type="float">
            <text:p>0</text:p>
          </table:table-cell>
          <table:table-cell office:value-type="float" office:value="-4136" calcext:value-type="float">
            <text:p>-4136</text:p>
          </table:table-cell>
          <table:table-cell office:value-type="float" office:value="0.16161" calcext:value-type="float">
            <text:p>0.16161</text:p>
          </table:table-cell>
          <table:table-cell office:value-type="float" office:value="0.947" calcext:value-type="float">
            <text:p>0.947</text:p>
          </table:table-cell>
          <table:table-cell office:value-type="float" office:value="-0.061007" calcext:value-type="float">
            <text:p>-0.0610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5]-([$Sheet2.$B$2]*[.B65]+[$Sheet2.$B$3]))^2" office:value-type="float" office:value="0.00027271827636372" calcext:value-type="float">
            <text:p>0.000272718276364</text:p>
          </table:table-cell>
          <table:table-cell table:formula="of:=([.F65]-([$Sheet2.$B$7] +[$Sheet2.$B$8] * ([.B65] - [$Sheet2.$B$9])^2))^2" office:value-type="float" office:value="0.000136166918244529" calcext:value-type="float">
            <text:p>0.000136166918245</text:p>
          </table:table-cell>
          <table:table-cell table:formula="of:=([.X65]-([.AE65]^2*([$Sheet2.$B$13]*([.B65] -[$Sheet2.$B$14])^2 +[$Sheet2.$B$15]*([.B65]-[$Sheet2.$B$14]) +[$Sheet2.$B$16])    ))^2" office:value-type="float" office:value="0.00385883134598435" calcext:value-type="float">
            <text:p>0.003858831345984</text:p>
          </table:table-cell>
          <table:table-cell table:formula="of:=([.AG65]-([.AE65]^2*([$Sheet2.$B$20]*([.B65] -[$Sheet2.$B$21])^2 + [$Sheet2.$B$22]*([.B65]-[$Sheet2.$B$21]) + [$Sheet2.$B$23])    ))^2" office:value-type="float" office:value="274.736722139556" calcext:value-type="float">
            <text:p>274.736722139556</text:p>
          </table:table-cell>
          <table:table-cell table:formula="of:=([.AH65]-([.AE65]^2*([$Sheet2.$B$27]*([.B65] -[$Sheet2.$B$28])^2 +[$Sheet2.$B$29]*([.B65]-[$Sheet2.$B$28]) +[$Sheet2.$B$30])    ))^2" office:value-type="float" office:value="3188.60478219535" calcext:value-type="float">
            <text:p>3188.60478219535</text:p>
          </table:table-cell>
          <table:table-cell table:formula="of:=([.AI65]-([.AE65]^2*([$Sheet2.$B$34]*([.B65] - [$Sheet2.$B$35])^2 +[$Sheet2.$B$36]*([.B65]-[$Sheet2.$B$35]) +[$Sheet2.$B$37])    ))^2" office:value-type="float" office:value="583.124806502139" calcext:value-type="float">
            <text:p>583.124806502139</text:p>
          </table:table-cell>
          <table:table-cell/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224" calcext:value-type="float">
            <text:p>-1.4224</text:p>
          </table:table-cell>
          <table:table-cell office:value-type="float" office:value="0.2709" calcext:value-type="float">
            <text:p>0.2709</text:p>
          </table:table-cell>
          <table:table-cell office:value-type="float" office:value="0.066896" calcext:value-type="float">
            <text:p>0.066896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-0.037056" calcext:value-type="float">
            <text:p>-0.037056</text:p>
          </table:table-cell>
          <table:table-cell office:value-type="float" office:value="-6.7609" calcext:value-type="float">
            <text:p>-6.7609</text:p>
          </table:table-cell>
          <table:table-cell office:value-type="float" office:value="-0.4401" calcext:value-type="float">
            <text:p>-0.4401</text:p>
          </table:table-cell>
          <table:table-cell office:value-type="float" office:value="-6.3208" calcext:value-type="float">
            <text:p>-6.3208</text:p>
          </table:table-cell>
          <table:table-cell office:value-type="float" office:value="-0.63452" calcext:value-type="float">
            <text:p>-0.63452</text:p>
          </table:table-cell>
          <table:table-cell office:value-type="float" office:value="-0.17409" calcext:value-type="float">
            <text:p>-0.17409</text:p>
          </table:table-cell>
          <table:table-cell office:value-type="float" office:value="-0.035923" calcext:value-type="float">
            <text:p>-0.035923</text:p>
          </table:table-cell>
          <table:table-cell office:value-type="float" office:value="-0.13817" calcext:value-type="float">
            <text:p>-0.13817</text:p>
          </table:table-cell>
          <table:table-cell office:value-type="float" office:value="-5.2506" calcext:value-type="float">
            <text:p>-5.2506</text:p>
          </table:table-cell>
          <table:table-cell office:value-type="float" office:value="-6.2621" calcext:value-type="float">
            <text:p>-6.2621</text:p>
          </table:table-cell>
          <table:table-cell office:value-type="float" office:value="-1" calcext:value-type="float">
            <text:p>-1</text:p>
          </table:table-cell>
          <table:table-cell office:value-type="float" office:value="762.72" calcext:value-type="float">
            <text:p>762.72</text:p>
          </table:table-cell>
          <table:table-cell office:value-type="float" office:value="-138.54" calcext:value-type="float">
            <text:p>-138.54</text:p>
          </table:table-cell>
          <table:table-cell office:value-type="float" office:value="-5318" calcext:value-type="float">
            <text:p>-5318</text:p>
          </table:table-cell>
          <table:table-cell office:value-type="float" office:value="762.72" calcext:value-type="float">
            <text:p>762.72</text:p>
          </table:table-cell>
          <table:table-cell office:value-type="float" office:value="-138.54" calcext:value-type="float">
            <text:p>-138.54</text:p>
          </table:table-cell>
          <table:table-cell office:value-type="float" office:value="-5318" calcext:value-type="float">
            <text:p>-5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234" calcext:value-type="float">
            <text:p>9.8234</text:p>
          </table:table-cell>
          <table:table-cell office:value-type="float" office:value="-1.4026" calcext:value-type="float">
            <text:p>-1.4026</text:p>
          </table:table-cell>
          <table:table-cell office:value-type="float" office:value="10" calcext:value-type="float">
            <text:p>10</text:p>
          </table:table-cell>
          <table:table-cell office:value-type="float" office:value="-10.783" calcext:value-type="float">
            <text:p>-10.783</text:p>
          </table:table-cell>
          <table:table-cell office:value-type="float" office:value="1186.2" calcext:value-type="float">
            <text:p>1186.2</text:p>
          </table:table-cell>
          <table:table-cell office:value-type="float" office:value="-3842.1" calcext:value-type="float">
            <text:p>-3842.1</text:p>
          </table:table-cell>
          <table:table-cell office:value-type="float" office:value="325.45" calcext:value-type="float">
            <text:p>325.45</text:p>
          </table:table-cell>
          <table:table-cell office:value-type="float" office:value="0.041658" calcext:value-type="float">
            <text:p>0.041658</text:p>
          </table:table-cell>
          <table:table-cell office:value-type="float" office:value="-0.24891" calcext:value-type="float">
            <text:p>-0.24891</text:p>
          </table:table-cell>
          <table:table-cell office:value-type="float" office:value="0.018506" calcext:value-type="float">
            <text:p>0.018506</text:p>
          </table:table-cell>
          <table:table-cell office:value-type="float" office:value="0" calcext:value-type="float">
            <text:p>0</text:p>
          </table:table-cell>
          <table:table-cell office:value-type="float" office:value="-4045.2" calcext:value-type="float">
            <text:p>-4045.2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94704" calcext:value-type="float">
            <text:p>0.94704</text:p>
          </table:table-cell>
          <table:table-cell office:value-type="float" office:value="-0.059254" calcext:value-type="float">
            <text:p>-0.0592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6]-([$Sheet2.$B$2]*[.B66]+[$Sheet2.$B$3]))^2" office:value-type="float" office:value="0.000105617070776455" calcext:value-type="float">
            <text:p>0.000105617070776</text:p>
          </table:table-cell>
          <table:table-cell table:formula="of:=([.F66]-([$Sheet2.$B$7] +[$Sheet2.$B$8] * ([.B66] - [$Sheet2.$B$9])^2))^2" office:value-type="float" office:value="0.000107065057403072" calcext:value-type="float">
            <text:p>0.000107065057403</text:p>
          </table:table-cell>
          <table:table-cell table:formula="of:=([.X66]-([.AE66]^2*([$Sheet2.$B$13]*([.B66] -[$Sheet2.$B$14])^2 +[$Sheet2.$B$15]*([.B66]-[$Sheet2.$B$14]) +[$Sheet2.$B$16])    ))^2" office:value-type="float" office:value="0.0828463624184368" calcext:value-type="float">
            <text:p>0.082846362418437</text:p>
          </table:table-cell>
          <table:table-cell table:formula="of:=([.AG66]-([.AE66]^2*([$Sheet2.$B$20]*([.B66] -[$Sheet2.$B$21])^2 + [$Sheet2.$B$22]*([.B66]-[$Sheet2.$B$21]) + [$Sheet2.$B$23])    ))^2" office:value-type="float" office:value="130.674003261778" calcext:value-type="float">
            <text:p>130.674003261778</text:p>
          </table:table-cell>
          <table:table-cell table:formula="of:=([.AH66]-([.AE66]^2*([$Sheet2.$B$27]*([.B66] -[$Sheet2.$B$28])^2 +[$Sheet2.$B$29]*([.B66]-[$Sheet2.$B$28]) +[$Sheet2.$B$30])    ))^2" office:value-type="float" office:value="3751.27717120592" calcext:value-type="float">
            <text:p>3751.27717120592</text:p>
          </table:table-cell>
          <table:table-cell table:formula="of:=([.AI66]-([.AE66]^2*([$Sheet2.$B$34]*([.B66] - [$Sheet2.$B$35])^2 +[$Sheet2.$B$36]*([.B66]-[$Sheet2.$B$35]) +[$Sheet2.$B$37])    ))^2" office:value-type="float" office:value="517.209136429076" calcext:value-type="float">
            <text:p>517.209136429076</text:p>
          </table:table-cell>
          <table:table-cell/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682" calcext:value-type="float">
            <text:p>-1.3682</text:p>
          </table:table-cell>
          <table:table-cell office:value-type="float" office:value="0.25025" calcext:value-type="float">
            <text:p>0.25025</text:p>
          </table:table-cell>
          <table:table-cell office:value-type="float" office:value="0.061436" calcext:value-type="float">
            <text:p>0.061436</text:p>
          </table:table-cell>
          <table:table-cell office:value-type="float" office:value="0.18881" calcext:value-type="float">
            <text:p>0.18881</text:p>
          </table:table-cell>
          <table:table-cell office:value-type="float" office:value="-0.034484" calcext:value-type="float">
            <text:p>-0.034484</text:p>
          </table:table-cell>
          <table:table-cell office:value-type="float" office:value="-6.4367" calcext:value-type="float">
            <text:p>-6.4367</text:p>
          </table:table-cell>
          <table:table-cell office:value-type="float" office:value="-0.40418" calcext:value-type="float">
            <text:p>-0.40418</text:p>
          </table:table-cell>
          <table:table-cell office:value-type="float" office:value="-6.0325" calcext:value-type="float">
            <text:p>-6.0325</text:p>
          </table:table-cell>
          <table:table-cell office:value-type="float" office:value="-0.61232" calcext:value-type="float">
            <text:p>-0.61232</text:p>
          </table:table-cell>
          <table:table-cell office:value-type="float" office:value="-0.16096" calcext:value-type="float">
            <text:p>-0.16096</text:p>
          </table:table-cell>
          <table:table-cell office:value-type="float" office:value="-0.033009" calcext:value-type="float">
            <text:p>-0.033009</text:p>
          </table:table-cell>
          <table:table-cell office:value-type="float" office:value="-0.12795" calcext:value-type="float">
            <text:p>-0.12795</text:p>
          </table:table-cell>
          <table:table-cell office:value-type="float" office:value="-5.4673" calcext:value-type="float">
            <text:p>-5.4673</text:p>
          </table:table-cell>
          <table:table-cell office:value-type="float" office:value="-6.395" calcext:value-type="float">
            <text:p>-6.395</text:p>
          </table:table-cell>
          <table:table-cell office:value-type="float" office:value="-1" calcext:value-type="float">
            <text:p>-1</text:p>
          </table:table-cell>
          <table:table-cell office:value-type="float" office:value="705.91" calcext:value-type="float">
            <text:p>705.91</text:p>
          </table:table-cell>
          <table:table-cell office:value-type="float" office:value="-128.93" calcext:value-type="float">
            <text:p>-128.93</text:p>
          </table:table-cell>
          <table:table-cell office:value-type="float" office:value="-5115.2" calcext:value-type="float">
            <text:p>-5115.2</text:p>
          </table:table-cell>
          <table:table-cell office:value-type="float" office:value="705.91" calcext:value-type="float">
            <text:p>705.91</text:p>
          </table:table-cell>
          <table:table-cell office:value-type="float" office:value="-128.93" calcext:value-type="float">
            <text:p>-128.93</text:p>
          </table:table-cell>
          <table:table-cell office:value-type="float" office:value="-5115.2" calcext:value-type="float">
            <text:p>-511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368" calcext:value-type="float">
            <text:p>9.8368</text:p>
          </table:table-cell>
          <table:table-cell office:value-type="float" office:value="-1.3734" calcext:value-type="float">
            <text:p>-1.3734</text:p>
          </table:table-cell>
          <table:table-cell office:value-type="float" office:value="10" calcext:value-type="float">
            <text:p>10</text:p>
          </table:table-cell>
          <table:table-cell office:value-type="float" office:value="-10.365" calcext:value-type="float">
            <text:p>-10.365</text:p>
          </table:table-cell>
          <table:table-cell office:value-type="float" office:value="1144.7" calcext:value-type="float">
            <text:p>1144.7</text:p>
          </table:table-cell>
          <table:table-cell office:value-type="float" office:value="-3657.9" calcext:value-type="float">
            <text:p>-3657.9</text:p>
          </table:table-cell>
          <table:table-cell office:value-type="float" office:value="300.89" calcext:value-type="float">
            <text:p>300.89</text:p>
          </table:table-cell>
          <table:table-cell office:value-type="float" office:value="0.04195" calcext:value-type="float">
            <text:p>0.04195</text:p>
          </table:table-cell>
          <table:table-cell office:value-type="float" office:value="-0.24881" calcext:value-type="float">
            <text:p>-0.24881</text:p>
          </table:table-cell>
          <table:table-cell office:value-type="float" office:value="0.017727" calcext:value-type="float">
            <text:p>0.017727</text:p>
          </table:table-cell>
          <table:table-cell office:value-type="float" office:value="0" calcext:value-type="float">
            <text:p>0</text:p>
          </table:table-cell>
          <table:table-cell office:value-type="float" office:value="-3961.2" calcext:value-type="float">
            <text:p>-3961.2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94671" calcext:value-type="float">
            <text:p>0.94671</text:p>
          </table:table-cell>
          <table:table-cell office:value-type="float" office:value="-0.057394" calcext:value-type="float">
            <text:p>-0.05739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7]-([$Sheet2.$B$2]*[.B67]+[$Sheet2.$B$3]))^2" office:value-type="float" office:value="0.0000215282002294003" calcext:value-type="float">
            <text:p>2.15282002294003E-05</text:p>
          </table:table-cell>
          <table:table-cell table:formula="of:=([.F67]-([$Sheet2.$B$7] +[$Sheet2.$B$8] * ([.B67] - [$Sheet2.$B$9])^2))^2" office:value-type="float" office:value="0.0000893804666638992" calcext:value-type="float">
            <text:p>8.93804666638992E-05</text:p>
          </table:table-cell>
          <table:table-cell table:formula="of:=([.X67]-([.AE67]^2*([$Sheet2.$B$13]*([.B67] -[$Sheet2.$B$14])^2 +[$Sheet2.$B$15]*([.B67]-[$Sheet2.$B$14]) +[$Sheet2.$B$16])    ))^2" office:value-type="float" office:value="0.319060759342305" calcext:value-type="float">
            <text:p>0.319060759342305</text:p>
          </table:table-cell>
          <table:table-cell table:formula="of:=([.AG67]-([.AE67]^2*([$Sheet2.$B$20]*([.B67] -[$Sheet2.$B$21])^2 + [$Sheet2.$B$22]*([.B67]-[$Sheet2.$B$21]) + [$Sheet2.$B$23])    ))^2" office:value-type="float" office:value="46.0930040035071" calcext:value-type="float">
            <text:p>46.0930040035071</text:p>
          </table:table-cell>
          <table:table-cell table:formula="of:=([.AH67]-([.AE67]^2*([$Sheet2.$B$27]*([.B67] -[$Sheet2.$B$28])^2 +[$Sheet2.$B$29]*([.B67]-[$Sheet2.$B$28]) +[$Sheet2.$B$30])    ))^2" office:value-type="float" office:value="4422.70687522461" calcext:value-type="float">
            <text:p>4422.70687522461</text:p>
          </table:table-cell>
          <table:table-cell table:formula="of:=([.AI67]-([.AE67]^2*([$Sheet2.$B$34]*([.B67] - [$Sheet2.$B$35])^2 +[$Sheet2.$B$36]*([.B67]-[$Sheet2.$B$35]) +[$Sheet2.$B$37])    ))^2" office:value-type="float" office:value="443.111808877833" calcext:value-type="float">
            <text:p>443.111808877833</text:p>
          </table:table-cell>
          <table:table-cell/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133" calcext:value-type="float">
            <text:p>-1.3133</text:p>
          </table:table-cell>
          <table:table-cell office:value-type="float" office:value="0.23005" calcext:value-type="float">
            <text:p>0.23005</text:p>
          </table:table-cell>
          <table:table-cell office:value-type="float" office:value="0.055942" calcext:value-type="float">
            <text:p>0.055942</text:p>
          </table:table-cell>
          <table:table-cell office:value-type="float" office:value="0.17411" calcext:value-type="float">
            <text:p>0.17411</text:p>
          </table:table-cell>
          <table:table-cell office:value-type="float" office:value="-0.032003" calcext:value-type="float">
            <text:p>-0.032003</text:p>
          </table:table-cell>
          <table:table-cell office:value-type="float" office:value="-6.1136" calcext:value-type="float">
            <text:p>-6.1136</text:p>
          </table:table-cell>
          <table:table-cell office:value-type="float" office:value="-0.36804" calcext:value-type="float">
            <text:p>-0.36804</text:p>
          </table:table-cell>
          <table:table-cell office:value-type="float" office:value="-5.7455" calcext:value-type="float">
            <text:p>-5.7455</text:p>
          </table:table-cell>
          <table:table-cell office:value-type="float" office:value="-0.58968" calcext:value-type="float">
            <text:p>-0.58968</text:p>
          </table:table-cell>
          <table:table-cell office:value-type="float" office:value="-0.14845" calcext:value-type="float">
            <text:p>-0.14845</text:p>
          </table:table-cell>
          <table:table-cell office:value-type="float" office:value="-0.030364" calcext:value-type="float">
            <text:p>-0.030364</text:p>
          </table:table-cell>
          <table:table-cell office:value-type="float" office:value="-0.11809" calcext:value-type="float">
            <text:p>-0.11809</text:p>
          </table:table-cell>
          <table:table-cell office:value-type="float" office:value="-5.7087" calcext:value-type="float">
            <text:p>-5.7087</text:p>
          </table:table-cell>
          <table:table-cell office:value-type="float" office:value="-6.5422" calcext:value-type="float">
            <text:p>-6.5422</text:p>
          </table:table-cell>
          <table:table-cell office:value-type="float" office:value="-1" calcext:value-type="float">
            <text:p>-1</text:p>
          </table:table-cell>
          <table:table-cell office:value-type="float" office:value="650.96" calcext:value-type="float">
            <text:p>650.96</text:p>
          </table:table-cell>
          <table:table-cell office:value-type="float" office:value="-119.65" calcext:value-type="float">
            <text:p>-119.65</text:p>
          </table:table-cell>
          <table:table-cell office:value-type="float" office:value="-4910.2" calcext:value-type="float">
            <text:p>-4910.2</text:p>
          </table:table-cell>
          <table:table-cell office:value-type="float" office:value="650.96" calcext:value-type="float">
            <text:p>650.96</text:p>
          </table:table-cell>
          <table:table-cell office:value-type="float" office:value="-119.65" calcext:value-type="float">
            <text:p>-119.65</text:p>
          </table:table-cell>
          <table:table-cell office:value-type="float" office:value="-4910.2" calcext:value-type="float">
            <text:p>-491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5" calcext:value-type="float">
            <text:p>9.85</text:p>
          </table:table-cell>
          <table:table-cell office:value-type="float" office:value="-1.3425" calcext:value-type="float">
            <text:p>-1.3425</text:p>
          </table:table-cell>
          <table:table-cell office:value-type="float" office:value="10" calcext:value-type="float">
            <text:p>10</text:p>
          </table:table-cell>
          <table:table-cell office:value-type="float" office:value="-9.9357" calcext:value-type="float">
            <text:p>-9.9357</text:p>
          </table:table-cell>
          <table:table-cell office:value-type="float" office:value="1102.3" calcext:value-type="float">
            <text:p>1102.3</text:p>
          </table:table-cell>
          <table:table-cell office:value-type="float" office:value="-3474.3" calcext:value-type="float">
            <text:p>-3474.3</text:p>
          </table:table-cell>
          <table:table-cell office:value-type="float" office:value="277.51" calcext:value-type="float">
            <text:p>277.51</text:p>
          </table:table-cell>
          <table:table-cell office:value-type="float" office:value="0.042205" calcext:value-type="float">
            <text:p>0.042205</text:p>
          </table:table-cell>
          <table:table-cell office:value-type="float" office:value="-0.24871" calcext:value-type="float">
            <text:p>-0.24871</text:p>
          </table:table-cell>
          <table:table-cell office:value-type="float" office:value="0.016925" calcext:value-type="float">
            <text:p>0.016925</text:p>
          </table:table-cell>
          <table:table-cell office:value-type="float" office:value="0" calcext:value-type="float">
            <text:p>0</text:p>
          </table:table-cell>
          <table:table-cell office:value-type="float" office:value="-3872" calcext:value-type="float">
            <text:p>-3872</text:p>
          </table:table-cell>
          <table:table-cell office:value-type="float" office:value="0.12863" calcext:value-type="float">
            <text:p>0.12863</text:p>
          </table:table-cell>
          <table:table-cell office:value-type="float" office:value="0.94599" calcext:value-type="float">
            <text:p>0.94599</text:p>
          </table:table-cell>
          <table:table-cell office:value-type="float" office:value="-0.055429" calcext:value-type="float">
            <text:p>-0.0554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8]-([$Sheet2.$B$2]*[.B68]+[$Sheet2.$B$3]))^2" office:value-type="float" office:value="0.0000000883981761586662" calcext:value-type="float">
            <text:p>8.83981761586662E-08</text:p>
          </table:table-cell>
          <table:table-cell table:formula="of:=([.F68]-([$Sheet2.$B$7] +[$Sheet2.$B$8] * ([.B68] - [$Sheet2.$B$9])^2))^2" office:value-type="float" office:value="0.0000674001140573504" calcext:value-type="float">
            <text:p>6.74001140573504E-05</text:p>
          </table:table-cell>
          <table:table-cell table:formula="of:=([.X68]-([.AE68]^2*([$Sheet2.$B$13]*([.B68] -[$Sheet2.$B$14])^2 +[$Sheet2.$B$15]*([.B68]-[$Sheet2.$B$14]) +[$Sheet2.$B$16])    ))^2" office:value-type="float" office:value="0.576009797508807" calcext:value-type="float">
            <text:p>0.576009797508807</text:p>
          </table:table-cell>
          <table:table-cell table:formula="of:=([.AG68]-([.AE68]^2*([$Sheet2.$B$20]*([.B68] -[$Sheet2.$B$21])^2 + [$Sheet2.$B$22]*([.B68]-[$Sheet2.$B$21]) + [$Sheet2.$B$23])    ))^2" office:value-type="float" office:value="7.01674227049855" calcext:value-type="float">
            <text:p>7.01674227049855</text:p>
          </table:table-cell>
          <table:table-cell table:formula="of:=([.AH68]-([.AE68]^2*([$Sheet2.$B$27]*([.B68] -[$Sheet2.$B$28])^2 +[$Sheet2.$B$29]*([.B68]-[$Sheet2.$B$28]) +[$Sheet2.$B$30])    ))^2" office:value-type="float" office:value="4821.2227228517" calcext:value-type="float">
            <text:p>4821.2227228517</text:p>
          </table:table-cell>
          <table:table-cell table:formula="of:=([.AI68]-([.AE68]^2*([$Sheet2.$B$34]*([.B68] - [$Sheet2.$B$35])^2 +[$Sheet2.$B$36]*([.B68]-[$Sheet2.$B$35]) +[$Sheet2.$B$37])    ))^2" office:value-type="float" office:value="384.236180653316" calcext:value-type="float">
            <text:p>384.236180653316</text:p>
          </table:table-cell>
          <table:table-cell/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579" calcext:value-type="float">
            <text:p>-1.2579</text:p>
          </table:table-cell>
          <table:table-cell office:value-type="float" office:value="0.20923" calcext:value-type="float">
            <text:p>0.20923</text:p>
          </table:table-cell>
          <table:table-cell office:value-type="float" office:value="0.049299" calcext:value-type="float">
            <text:p>0.049299</text:p>
          </table:table-cell>
          <table:table-cell office:value-type="float" office:value="0.15993" calcext:value-type="float">
            <text:p>0.15993</text:p>
          </table:table-cell>
          <table:table-cell office:value-type="float" office:value="-0.029615" calcext:value-type="float">
            <text:p>-0.029615</text:p>
          </table:table-cell>
          <table:table-cell office:value-type="float" office:value="-5.7842" calcext:value-type="float">
            <text:p>-5.7842</text:p>
          </table:table-cell>
          <table:table-cell office:value-type="float" office:value="-0.32434" calcext:value-type="float">
            <text:p>-0.32434</text:p>
          </table:table-cell>
          <table:table-cell office:value-type="float" office:value="-5.4599" calcext:value-type="float">
            <text:p>-5.4599</text:p>
          </table:table-cell>
          <table:table-cell office:value-type="float" office:value="-0.56659" calcext:value-type="float">
            <text:p>-0.56659</text:p>
          </table:table-cell>
          <table:table-cell office:value-type="float" office:value="-0.13551" calcext:value-type="float">
            <text:p>-0.13551</text:p>
          </table:table-cell>
          <table:table-cell office:value-type="float" office:value="-0.026918" calcext:value-type="float">
            <text:p>-0.026918</text:p>
          </table:table-cell>
          <table:table-cell office:value-type="float" office:value="-0.10859" calcext:value-type="float">
            <text:p>-0.10859</text:p>
          </table:table-cell>
          <table:table-cell office:value-type="float" office:value="-6.0121" calcext:value-type="float">
            <text:p>-6.0121</text:p>
          </table:table-cell>
          <table:table-cell office:value-type="float" office:value="-6.743" calcext:value-type="float">
            <text:p>-6.743</text:p>
          </table:table-cell>
          <table:table-cell office:value-type="float" office:value="-1" calcext:value-type="float">
            <text:p>-1</text:p>
          </table:table-cell>
          <table:table-cell office:value-type="float" office:value="597.93" calcext:value-type="float">
            <text:p>597.93</text:p>
          </table:table-cell>
          <table:table-cell office:value-type="float" office:value="-110.72" calcext:value-type="float">
            <text:p>-110.72</text:p>
          </table:table-cell>
          <table:table-cell office:value-type="float" office:value="-4703" calcext:value-type="float">
            <text:p>-4703</text:p>
          </table:table-cell>
          <table:table-cell office:value-type="float" office:value="597.93" calcext:value-type="float">
            <text:p>597.93</text:p>
          </table:table-cell>
          <table:table-cell office:value-type="float" office:value="-110.72" calcext:value-type="float">
            <text:p>-110.72</text:p>
          </table:table-cell>
          <table:table-cell office:value-type="float" office:value="-4703" calcext:value-type="float">
            <text:p>-4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645" calcext:value-type="float">
            <text:p>9.8645</text:p>
          </table:table-cell>
          <table:table-cell office:value-type="float" office:value="-1.3025" calcext:value-type="float">
            <text:p>-1.3025</text:p>
          </table:table-cell>
          <table:table-cell office:value-type="float" office:value="10" calcext:value-type="float">
            <text:p>10</text:p>
          </table:table-cell>
          <table:table-cell office:value-type="float" office:value="-9.4435" calcext:value-type="float">
            <text:p>-9.4435</text:p>
          </table:table-cell>
          <table:table-cell office:value-type="float" office:value="1059.2" calcext:value-type="float">
            <text:p>1059.2</text:p>
          </table:table-cell>
          <table:table-cell office:value-type="float" office:value="-3287.1" calcext:value-type="float">
            <text:p>-3287.1</text:p>
          </table:table-cell>
          <table:table-cell office:value-type="float" office:value="253.32" calcext:value-type="float">
            <text:p>253.32</text:p>
          </table:table-cell>
          <table:table-cell office:value-type="float" office:value="0.042422" calcext:value-type="float">
            <text:p>0.042422</text:p>
          </table:table-cell>
          <table:table-cell office:value-type="float" office:value="-0.24862" calcext:value-type="float">
            <text:p>-0.24862</text:p>
          </table:table-cell>
          <table:table-cell office:value-type="float" office:value="0.016101" calcext:value-type="float">
            <text:p>0.016101</text:p>
          </table:table-cell>
          <table:table-cell office:value-type="float" office:value="0" calcext:value-type="float">
            <text:p>0</text:p>
          </table:table-cell>
          <table:table-cell office:value-type="float" office:value="-3756.7" calcext:value-type="float">
            <text:p>-3756.7</text:p>
          </table:table-cell>
          <table:table-cell office:value-type="float" office:value="0.11832" calcext:value-type="float">
            <text:p>0.11832</text:p>
          </table:table-cell>
          <table:table-cell office:value-type="float" office:value="0.9448" calcext:value-type="float">
            <text:p>0.9448</text:p>
          </table:table-cell>
          <table:table-cell office:value-type="float" office:value="-0.053363" calcext:value-type="float">
            <text:p>-0.0533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69]-([$Sheet2.$B$2]*[.B69]+[$Sheet2.$B$3]))^2" office:value-type="float" office:value="0.0000224153555614254" calcext:value-type="float">
            <text:p>2.24153555614254E-05</text:p>
          </table:table-cell>
          <table:table-cell table:formula="of:=([.F69]-([$Sheet2.$B$7] +[$Sheet2.$B$8] * ([.B69] - [$Sheet2.$B$9])^2))^2" office:value-type="float" office:value="0.0000307373043161419" calcext:value-type="float">
            <text:p>3.07373043161419E-05</text:p>
          </table:table-cell>
          <table:table-cell table:formula="of:=([.X69]-([.AE69]^2*([$Sheet2.$B$13]*([.B69] -[$Sheet2.$B$14])^2 +[$Sheet2.$B$15]*([.B69]-[$Sheet2.$B$14]) +[$Sheet2.$B$16])    ))^2" office:value-type="float" office:value="0.792323962800896" calcext:value-type="float">
            <text:p>0.792323962800896</text:p>
          </table:table-cell>
          <table:table-cell table:formula="of:=([.AG69]-([.AE69]^2*([$Sheet2.$B$20]*([.B69] -[$Sheet2.$B$21])^2 + [$Sheet2.$B$22]*([.B69]-[$Sheet2.$B$21]) + [$Sheet2.$B$23])    ))^2" office:value-type="float" office:value="1.41499428759978" calcext:value-type="float">
            <text:p>1.41499428759978</text:p>
          </table:table-cell>
          <table:table-cell table:formula="of:=([.AH69]-([.AE69]^2*([$Sheet2.$B$27]*([.B69] -[$Sheet2.$B$28])^2 +[$Sheet2.$B$29]*([.B69]-[$Sheet2.$B$28]) +[$Sheet2.$B$30])    ))^2" office:value-type="float" office:value="4335.2270519675" calcext:value-type="float">
            <text:p>4335.2270519675</text:p>
          </table:table-cell>
          <table:table-cell table:formula="of:=([.AI69]-([.AE69]^2*([$Sheet2.$B$34]*([.B69] - [$Sheet2.$B$35])^2 +[$Sheet2.$B$36]*([.B69]-[$Sheet2.$B$35]) +[$Sheet2.$B$37])    ))^2" office:value-type="float" office:value="269.202740884658" calcext:value-type="float">
            <text:p>269.202740884658</text:p>
          </table:table-cell>
          <table:table-cell/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019" calcext:value-type="float">
            <text:p>-1.2019</text:p>
          </table:table-cell>
          <table:table-cell office:value-type="float" office:value="0.1854" calcext:value-type="float">
            <text:p>0.1854</text:p>
          </table:table-cell>
          <table:table-cell office:value-type="float" office:value="0.039131" calcext:value-type="float">
            <text:p>0.039131</text:p>
          </table:table-cell>
          <table:table-cell office:value-type="float" office:value="0.14627" calcext:value-type="float">
            <text:p>0.14627</text:p>
          </table:table-cell>
          <table:table-cell office:value-type="float" office:value="-0.027323" calcext:value-type="float">
            <text:p>-0.027323</text:p>
          </table:table-cell>
          <table:table-cell office:value-type="float" office:value="-5.4333" calcext:value-type="float">
            <text:p>-5.4333</text:p>
          </table:table-cell>
          <table:table-cell office:value-type="float" office:value="-0.25744" calcext:value-type="float">
            <text:p>-0.25744</text:p>
          </table:table-cell>
          <table:table-cell office:value-type="float" office:value="-5.1758" calcext:value-type="float">
            <text:p>-5.1758</text:p>
          </table:table-cell>
          <table:table-cell office:value-type="float" office:value="-0.54308" calcext:value-type="float">
            <text:p>-0.54308</text:p>
          </table:table-cell>
          <table:table-cell office:value-type="float" office:value="-0.1206" calcext:value-type="float">
            <text:p>-0.1206</text:p>
          </table:table-cell>
          <table:table-cell office:value-type="float" office:value="-0.021134" calcext:value-type="float">
            <text:p>-0.021134</text:p>
          </table:table-cell>
          <table:table-cell office:value-type="float" office:value="-0.099468" calcext:value-type="float">
            <text:p>-0.099468</text:p>
          </table:table-cell>
          <table:table-cell office:value-type="float" office:value="-6.4828" calcext:value-type="float">
            <text:p>-6.4828</text:p>
          </table:table-cell>
          <table:table-cell office:value-type="float" office:value="-7.1072" calcext:value-type="float">
            <text:p>-7.1072</text:p>
          </table:table-cell>
          <table:table-cell office:value-type="float" office:value="-1" calcext:value-type="float">
            <text:p>-1</text:p>
          </table:table-cell>
          <table:table-cell office:value-type="float" office:value="546.87" calcext:value-type="float">
            <text:p>546.87</text:p>
          </table:table-cell>
          <table:table-cell office:value-type="float" office:value="-102.15" calcext:value-type="float">
            <text:p>-102.15</text:p>
          </table:table-cell>
          <table:table-cell office:value-type="float" office:value="-4493.7" calcext:value-type="float">
            <text:p>-4493.7</text:p>
          </table:table-cell>
          <table:table-cell office:value-type="float" office:value="546.87" calcext:value-type="float">
            <text:p>546.87</text:p>
          </table:table-cell>
          <table:table-cell office:value-type="float" office:value="-102.15" calcext:value-type="float">
            <text:p>-102.15</text:p>
          </table:table-cell>
          <table:table-cell office:value-type="float" office:value="-4493.7" calcext:value-type="float">
            <text:p>-44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831" calcext:value-type="float">
            <text:p>9.8831</text:p>
          </table:table-cell>
          <table:table-cell office:value-type="float" office:value="-1.2358" calcext:value-type="float">
            <text:p>-1.2358</text:p>
          </table:table-cell>
          <table:table-cell office:value-type="float" office:value="10" calcext:value-type="float">
            <text:p>10</text:p>
          </table:table-cell>
          <table:table-cell office:value-type="float" office:value="-8.7691" calcext:value-type="float">
            <text:p>-8.7691</text:p>
          </table:table-cell>
          <table:table-cell office:value-type="float" office:value="1015.2" calcext:value-type="float">
            <text:p>1015.2</text:p>
          </table:table-cell>
          <table:table-cell office:value-type="float" office:value="-3087.7" calcext:value-type="float">
            <text:p>-3087.7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042596" calcext:value-type="float">
            <text:p>0.042596</text:p>
          </table:table-cell>
          <table:table-cell office:value-type="float" office:value="-0.24853" calcext:value-type="float">
            <text:p>-0.24853</text:p>
          </table:table-cell>
          <table:table-cell office:value-type="float" office:value="0.015253" calcext:value-type="float">
            <text:p>0.015253</text:p>
          </table:table-cell>
          <table:table-cell office:value-type="float" office:value="0" calcext:value-type="float">
            <text:p>0</text:p>
          </table:table-cell>
          <table:table-cell office:value-type="float" office:value="-3564.2" calcext:value-type="float">
            <text:p>-3564.2</text:p>
          </table:table-cell>
          <table:table-cell office:value-type="float" office:value="0.10842" calcext:value-type="float">
            <text:p>0.10842</text:p>
          </table:table-cell>
          <table:table-cell office:value-type="float" office:value="0.94311" calcext:value-type="float">
            <text:p>0.94311</text:p>
          </table:table-cell>
          <table:table-cell office:value-type="float" office:value="-0.051197" calcext:value-type="float">
            <text:p>-0.0511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0]-([$Sheet2.$B$2]*[.B70]+[$Sheet2.$B$3]))^2" office:value-type="float" office:value="0.0000734732393324047" calcext:value-type="float">
            <text:p>7.34732393324047E-05</text:p>
          </table:table-cell>
          <table:table-cell table:formula="of:=([.F70]-([$Sheet2.$B$7] +[$Sheet2.$B$8] * ([.B70] - [$Sheet2.$B$9])^2))^2" office:value-type="float" office:value="0.000000870073323295125" calcext:value-type="float">
            <text:p>8.70073323295125E-07</text:p>
          </table:table-cell>
          <table:table-cell table:formula="of:=([.X70]-([.AE70]^2*([$Sheet2.$B$13]*([.B70] -[$Sheet2.$B$14])^2 +[$Sheet2.$B$15]*([.B70]-[$Sheet2.$B$14]) +[$Sheet2.$B$16])    ))^2" office:value-type="float" office:value="0.937745870166365" calcext:value-type="float">
            <text:p>0.937745870166365</text:p>
          </table:table-cell>
          <table:table-cell table:formula="of:=([.AG70]-([.AE70]^2*([$Sheet2.$B$20]*([.B70] -[$Sheet2.$B$21])^2 + [$Sheet2.$B$22]*([.B70]-[$Sheet2.$B$21]) + [$Sheet2.$B$23])    ))^2" office:value-type="float" office:value="20.4861546263707" calcext:value-type="float">
            <text:p>20.4861546263707</text:p>
          </table:table-cell>
          <table:table-cell table:formula="of:=([.AH70]-([.AE70]^2*([$Sheet2.$B$27]*([.B70] -[$Sheet2.$B$28])^2 +[$Sheet2.$B$29]*([.B70]-[$Sheet2.$B$28]) +[$Sheet2.$B$30])    ))^2" office:value-type="float" office:value="2220.82998352747" calcext:value-type="float">
            <text:p>2220.82998352747</text:p>
          </table:table-cell>
          <table:table-cell table:formula="of:=([.AI70]-([.AE70]^2*([$Sheet2.$B$34]*([.B70] - [$Sheet2.$B$35])^2 +[$Sheet2.$B$36]*([.B70]-[$Sheet2.$B$35]) +[$Sheet2.$B$37])    ))^2" office:value-type="float" office:value="73.9013278609127" calcext:value-type="float">
            <text:p>73.9013278609127</text:p>
          </table:table-cell>
          <table:table-cell/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454" calcext:value-type="float">
            <text:p>-1.1454</text:p>
          </table:table-cell>
          <table:table-cell office:value-type="float" office:value="0.16396" calcext:value-type="float">
            <text:p>0.16396</text:p>
          </table:table-cell>
          <table:table-cell office:value-type="float" office:value="0.030801" calcext:value-type="float">
            <text:p>0.030801</text:p>
          </table:table-cell>
          <table:table-cell office:value-type="float" office:value="0.13316" calcext:value-type="float">
            <text:p>0.13316</text:p>
          </table:table-cell>
          <table:table-cell office:value-type="float" office:value="-0.025127" calcext:value-type="float">
            <text:p>-0.025127</text:p>
          </table:table-cell>
          <table:table-cell office:value-type="float" office:value="-5.0961" calcext:value-type="float">
            <text:p>-5.0961</text:p>
          </table:table-cell>
          <table:table-cell office:value-type="float" office:value="-0.20264" calcext:value-type="float">
            <text:p>-0.20264</text:p>
          </table:table-cell>
          <table:table-cell office:value-type="float" office:value="-4.8934" calcext:value-type="float">
            <text:p>-4.8934</text:p>
          </table:table-cell>
          <table:table-cell office:value-type="float" office:value="-0.51913" calcext:value-type="float">
            <text:p>-0.51913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016276" calcext:value-type="float">
            <text:p>-0.016276</text:p>
          </table:table-cell>
          <table:table-cell office:value-type="float" office:value="-0.090726" calcext:value-type="float">
            <text:p>-0.090726</text:p>
          </table:table-cell>
          <table:table-cell office:value-type="float" office:value="-6.9858" calcext:value-type="float">
            <text:p>-6.9858</text:p>
          </table:table-cell>
          <table:table-cell office:value-type="float" office:value="-7.4764" calcext:value-type="float">
            <text:p>-7.4764</text:p>
          </table:table-cell>
          <table:table-cell office:value-type="float" office:value="-1" calcext:value-type="float">
            <text:p>-1</text:p>
          </table:table-cell>
          <table:table-cell office:value-type="float" office:value="497.84" calcext:value-type="float">
            <text:p>497.84</text:p>
          </table:table-cell>
          <table:table-cell office:value-type="float" office:value="-93.945" calcext:value-type="float">
            <text:p>-93.945</text:p>
          </table:table-cell>
          <table:table-cell office:value-type="float" office:value="-4282.3" calcext:value-type="float">
            <text:p>-4282.3</text:p>
          </table:table-cell>
          <table:table-cell office:value-type="float" office:value="497.84" calcext:value-type="float">
            <text:p>497.84</text:p>
          </table:table-cell>
          <table:table-cell office:value-type="float" office:value="-93.945" calcext:value-type="float">
            <text:p>-93.945</text:p>
          </table:table-cell>
          <table:table-cell office:value-type="float" office:value="-4282.3" calcext:value-type="float">
            <text:p>-428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991" calcext:value-type="float">
            <text:p>9.8991</text:p>
          </table:table-cell>
          <table:table-cell office:value-type="float" office:value="-1.1748" calcext:value-type="float">
            <text:p>-1.1748</text:p>
          </table:table-cell>
          <table:table-cell office:value-type="float" office:value="10" calcext:value-type="float">
            <text:p>10</text:p>
          </table:table-cell>
          <table:table-cell office:value-type="float" office:value="-8.1464" calcext:value-type="float">
            <text:p>-8.1464</text:p>
          </table:table-cell>
          <table:table-cell office:value-type="float" office:value="970.44" calcext:value-type="float">
            <text:p>970.44</text:p>
          </table:table-cell>
          <table:table-cell office:value-type="float" office:value="-2896" calcext:value-type="float">
            <text:p>-2896</text:p>
          </table:table-cell>
          <table:table-cell office:value-type="float" office:value="200.03" calcext:value-type="float">
            <text:p>200.03</text:p>
          </table:table-cell>
          <table:table-cell office:value-type="float" office:value="0.042723" calcext:value-type="float">
            <text:p>0.042723</text:p>
          </table:table-cell>
          <table:table-cell office:value-type="float" office:value="-0.24844" calcext:value-type="float">
            <text:p>-0.24844</text:p>
          </table:table-cell>
          <table:table-cell office:value-type="float" office:value="0.014381" calcext:value-type="float">
            <text:p>0.014381</text:p>
          </table:table-cell>
          <table:table-cell office:value-type="float" office:value="0" calcext:value-type="float">
            <text:p>0</text:p>
          </table:table-cell>
          <table:table-cell office:value-type="float" office:value="-3388.2" calcext:value-type="float">
            <text:p>-3388.2</text:p>
          </table:table-cell>
          <table:table-cell office:value-type="float" office:value="0.098859" calcext:value-type="float">
            <text:p>0.098859</text:p>
          </table:table-cell>
          <table:table-cell office:value-type="float" office:value="0.94083" calcext:value-type="float">
            <text:p>0.94083</text:p>
          </table:table-cell>
          <table:table-cell office:value-type="float" office:value="-0.048935" calcext:value-type="float">
            <text:p>-0.0489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1]-([$Sheet2.$B$2]*[.B71]+[$Sheet2.$B$3]))^2" office:value-type="float" office:value="0.000141820010746635" calcext:value-type="float">
            <text:p>0.000141820010747</text:p>
          </table:table-cell>
          <table:table-cell table:formula="of:=([.F71]-([$Sheet2.$B$7] +[$Sheet2.$B$8] * ([.B71] - [$Sheet2.$B$9])^2))^2" office:value-type="float" office:value="0.0000338833959640985" calcext:value-type="float">
            <text:p>3.38833959640985E-05</text:p>
          </table:table-cell>
          <table:table-cell table:formula="of:=([.X71]-([.AE71]^2*([$Sheet2.$B$13]*([.B71] -[$Sheet2.$B$14])^2 +[$Sheet2.$B$15]*([.B71]-[$Sheet2.$B$14]) +[$Sheet2.$B$16])    ))^2" office:value-type="float" office:value="0.997389784494101" calcext:value-type="float">
            <text:p>0.997389784494101</text:p>
          </table:table-cell>
          <table:table-cell table:formula="of:=([.AG71]-([.AE71]^2*([$Sheet2.$B$20]*([.B71] -[$Sheet2.$B$21])^2 + [$Sheet2.$B$22]*([.B71]-[$Sheet2.$B$21]) + [$Sheet2.$B$23])    ))^2" office:value-type="float" office:value="56.2645606827435" calcext:value-type="float">
            <text:p>56.2645606827435</text:p>
          </table:table-cell>
          <table:table-cell table:formula="of:=([.AH71]-([.AE71]^2*([$Sheet2.$B$27]*([.B71] -[$Sheet2.$B$28])^2 +[$Sheet2.$B$29]*([.B71]-[$Sheet2.$B$28]) +[$Sheet2.$B$30])    ))^2" office:value-type="float" office:value="1101.22765750029" calcext:value-type="float">
            <text:p>1101.22765750029</text:p>
          </table:table-cell>
          <table:table-cell table:formula="of:=([.AI71]-([.AE71]^2*([$Sheet2.$B$34]*([.B71] - [$Sheet2.$B$35])^2 +[$Sheet2.$B$36]*([.B71]-[$Sheet2.$B$35]) +[$Sheet2.$B$37])    ))^2" office:value-type="float" office:value="5.28775011085441" calcext:value-type="float">
            <text:p>5.28775011085441</text:p>
          </table:table-cell>
          <table:table-cell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883" calcext:value-type="float">
            <text:p>-1.0883</text:p>
          </table:table-cell>
          <table:table-cell office:value-type="float" office:value="0.14644" calcext:value-type="float">
            <text:p>0.14644</text:p>
          </table:table-cell>
          <table:table-cell office:value-type="float" office:value="0.025836" calcext:value-type="float">
            <text:p>0.025836</text:p>
          </table:table-cell>
          <table:table-cell office:value-type="float" office:value="0.1206" calcext:value-type="float">
            <text:p>0.1206</text:p>
          </table:table-cell>
          <table:table-cell office:value-type="float" office:value="-0.023031" calcext:value-type="float">
            <text:p>-0.023031</text:p>
          </table:table-cell>
          <table:table-cell office:value-type="float" office:value="-4.7829" calcext:value-type="float">
            <text:p>-4.7829</text:p>
          </table:table-cell>
          <table:table-cell office:value-type="float" office:value="-0.16998" calcext:value-type="float">
            <text:p>-0.16998</text:p>
          </table:table-cell>
          <table:table-cell office:value-type="float" office:value="-4.6129" calcext:value-type="float">
            <text:p>-4.6129</text:p>
          </table:table-cell>
          <table:table-cell office:value-type="float" office:value="-0.49475" calcext:value-type="float">
            <text:p>-0.49475</text:p>
          </table:table-cell>
          <table:table-cell office:value-type="float" office:value="-0.095799" calcext:value-type="float">
            <text:p>-0.095799</text:p>
          </table:table-cell>
          <table:table-cell office:value-type="float" office:value="-0.013427" calcext:value-type="float">
            <text:p>-0.013427</text:p>
          </table:table-cell>
          <table:table-cell office:value-type="float" office:value="-0.082372" calcext:value-type="float">
            <text:p>-0.082372</text:p>
          </table:table-cell>
          <table:table-cell office:value-type="float" office:value="-7.4321" calcext:value-type="float">
            <text:p>-7.4321</text:p>
          </table:table-cell>
          <table:table-cell office:value-type="float" office:value="-7.7534" calcext:value-type="float">
            <text:p>-7.7534</text:p>
          </table:table-cell>
          <table:table-cell office:value-type="float" office:value="-1" calcext:value-type="float">
            <text:p>-1</text:p>
          </table:table-cell>
          <table:table-cell office:value-type="float" office:value="450.89" calcext:value-type="float">
            <text:p>450.89</text:p>
          </table:table-cell>
          <table:table-cell office:value-type="float" office:value="-86.105" calcext:value-type="float">
            <text:p>-86.105</text:p>
          </table:table-cell>
          <table:table-cell office:value-type="float" office:value="-4069" calcext:value-type="float">
            <text:p>-4069</text:p>
          </table:table-cell>
          <table:table-cell office:value-type="float" office:value="450.89" calcext:value-type="float">
            <text:p>450.89</text:p>
          </table:table-cell>
          <table:table-cell office:value-type="float" office:value="-86.105" calcext:value-type="float">
            <text:p>-86.105</text:p>
          </table:table-cell>
          <table:table-cell office:value-type="float" office:value="-4069" calcext:value-type="float">
            <text:p>-4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107" calcext:value-type="float">
            <text:p>9.9107</text:p>
          </table:table-cell>
          <table:table-cell office:value-type="float" office:value="-1.1328" calcext:value-type="float">
            <text:p>-1.1328</text:p>
          </table:table-cell>
          <table:table-cell office:value-type="float" office:value="10" calcext:value-type="float">
            <text:p>10</text:p>
          </table:table-cell>
          <table:table-cell office:value-type="float" office:value="-7.6632" calcext:value-type="float">
            <text:p>-7.6632</text:p>
          </table:table-cell>
          <table:table-cell office:value-type="float" office:value="924.88" calcext:value-type="float">
            <text:p>924.88</text:p>
          </table:table-cell>
          <table:table-cell office:value-type="float" office:value="-2718.1" calcext:value-type="float">
            <text:p>-2718.1</text:p>
          </table:table-cell>
          <table:table-cell office:value-type="float" office:value="179.08" calcext:value-type="float">
            <text:p>179.08</text:p>
          </table:table-cell>
          <table:table-cell office:value-type="float" office:value="0.042799" calcext:value-type="float">
            <text:p>0.042799</text:p>
          </table:table-cell>
          <table:table-cell office:value-type="float" office:value="-0.24836" calcext:value-type="float">
            <text:p>-0.24836</text:p>
          </table:table-cell>
          <table:table-cell office:value-type="float" office:value="0.013481" calcext:value-type="float">
            <text:p>0.013481</text:p>
          </table:table-cell>
          <table:table-cell office:value-type="float" office:value="0" calcext:value-type="float">
            <text:p>0</text:p>
          </table:table-cell>
          <table:table-cell office:value-type="float" office:value="-3267.2" calcext:value-type="float">
            <text:p>-3267.2</text:p>
          </table:table-cell>
          <table:table-cell office:value-type="float" office:value="0.089642" calcext:value-type="float">
            <text:p>0.089642</text:p>
          </table:table-cell>
          <table:table-cell office:value-type="float" office:value="0.93787" calcext:value-type="float">
            <text:p>0.93787</text:p>
          </table:table-cell>
          <table:table-cell office:value-type="float" office:value="-0.046579" calcext:value-type="float">
            <text:p>-0.04657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2]-([$Sheet2.$B$2]*[.B72]+[$Sheet2.$B$3]))^2" office:value-type="float" office:value="0.000214504969764129" calcext:value-type="float">
            <text:p>0.000214504969764</text:p>
          </table:table-cell>
          <table:table-cell table:formula="of:=([.F72]-([$Sheet2.$B$7] +[$Sheet2.$B$8] * ([.B72] - [$Sheet2.$B$9])^2))^2" office:value-type="float" office:value="0.0000576138495375183" calcext:value-type="float">
            <text:p>5.76138495375183E-05</text:p>
          </table:table-cell>
          <table:table-cell table:formula="of:=([.X72]-([.AE72]^2*([$Sheet2.$B$13]*([.B72] -[$Sheet2.$B$14])^2 +[$Sheet2.$B$15]*([.B72]-[$Sheet2.$B$14]) +[$Sheet2.$B$16])    ))^2" office:value-type="float" office:value="0.96253669773876" calcext:value-type="float">
            <text:p>0.96253669773876</text:p>
          </table:table-cell>
          <table:table-cell table:formula="of:=([.AG72]-([.AE72]^2*([$Sheet2.$B$20]*([.B72] -[$Sheet2.$B$21])^2 + [$Sheet2.$B$22]*([.B72]-[$Sheet2.$B$21]) + [$Sheet2.$B$23])    ))^2" office:value-type="float" office:value="101.484614414958" calcext:value-type="float">
            <text:p>101.484614414958</text:p>
          </table:table-cell>
          <table:table-cell table:formula="of:=([.AH72]-([.AE72]^2*([$Sheet2.$B$27]*([.B72] -[$Sheet2.$B$28])^2 +[$Sheet2.$B$29]*([.B72]-[$Sheet2.$B$28]) +[$Sheet2.$B$30])    ))^2" office:value-type="float" office:value="907.192937196838" calcext:value-type="float">
            <text:p>907.192937196838</text:p>
          </table:table-cell>
          <table:table-cell table:formula="of:=([.AI72]-([.AE72]^2*([$Sheet2.$B$34]*([.B72] - [$Sheet2.$B$35])^2 +[$Sheet2.$B$36]*([.B72]-[$Sheet2.$B$35]) +[$Sheet2.$B$37])    ))^2" office:value-type="float" office:value="0.21514101885448" calcext:value-type="float">
            <text:p>0.21514101885448</text:p>
          </table:table-cell>
          <table:table-cell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308" calcext:value-type="float">
            <text:p>-1.0308</text:p>
          </table:table-cell>
          <table:table-cell office:value-type="float" office:value="0.13134" calcext:value-type="float">
            <text:p>0.13134</text:p>
          </table:table-cell>
          <table:table-cell office:value-type="float" office:value="0.022727" calcext:value-type="float">
            <text:p>0.022727</text:p>
          </table:table-cell>
          <table:table-cell office:value-type="float" office:value="0.10861" calcext:value-type="float">
            <text:p>0.10861</text:p>
          </table:table-cell>
          <table:table-cell office:value-type="float" office:value="-0.021034" calcext:value-type="float">
            <text:p>-0.021034</text:p>
          </table:table-cell>
          <table:table-cell office:value-type="float" office:value="-4.484" calcext:value-type="float">
            <text:p>-4.484</text:p>
          </table:table-cell>
          <table:table-cell office:value-type="float" office:value="-0.14952" calcext:value-type="float">
            <text:p>-0.14952</text:p>
          </table:table-cell>
          <table:table-cell office:value-type="float" office:value="-4.3345" calcext:value-type="float">
            <text:p>-4.3345</text:p>
          </table:table-cell>
          <table:table-cell office:value-type="float" office:value="-0.46996" calcext:value-type="float">
            <text:p>-0.46996</text:p>
          </table:table-cell>
          <table:table-cell office:value-type="float" office:value="-0.086106" calcext:value-type="float">
            <text:p>-0.086106</text:p>
          </table:table-cell>
          <table:table-cell office:value-type="float" office:value="-0.011693" calcext:value-type="float">
            <text:p>-0.011693</text:p>
          </table:table-cell>
          <table:table-cell office:value-type="float" office:value="-0.074413" calcext:value-type="float">
            <text:p>-0.074413</text:p>
          </table:table-cell>
          <table:table-cell office:value-type="float" office:value="-7.848" calcext:value-type="float">
            <text:p>-7.848</text:p>
          </table:table-cell>
          <table:table-cell office:value-type="float" office:value="-7.9678" calcext:value-type="float">
            <text:p>-7.9678</text:p>
          </table:table-cell>
          <table:table-cell office:value-type="float" office:value="-1" calcext:value-type="float">
            <text:p>-1</text:p>
          </table:table-cell>
          <table:table-cell office:value-type="float" office:value="406.08" calcext:value-type="float">
            <text:p>406.08</text:p>
          </table:table-cell>
          <table:table-cell office:value-type="float" office:value="-78.641" calcext:value-type="float">
            <text:p>-78.641</text:p>
          </table:table-cell>
          <table:table-cell office:value-type="float" office:value="-3853.8" calcext:value-type="float">
            <text:p>-3853.8</text:p>
          </table:table-cell>
          <table:table-cell office:value-type="float" office:value="406.08" calcext:value-type="float">
            <text:p>406.08</text:p>
          </table:table-cell>
          <table:table-cell office:value-type="float" office:value="-78.641" calcext:value-type="float">
            <text:p>-78.641</text:p>
          </table:table-cell>
          <table:table-cell office:value-type="float" office:value="-3853.8" calcext:value-type="float">
            <text:p>-385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198" calcext:value-type="float">
            <text:p>9.9198</text:p>
          </table:table-cell>
          <table:table-cell office:value-type="float" office:value="-1.1023" calcext:value-type="float">
            <text:p>-1.1023</text:p>
          </table:table-cell>
          <table:table-cell office:value-type="float" office:value="10" calcext:value-type="float">
            <text:p>10</text:p>
          </table:table-cell>
          <table:table-cell office:value-type="float" office:value="-7.2616" calcext:value-type="float">
            <text:p>-7.2616</text:p>
          </table:table-cell>
          <table:table-cell office:value-type="float" office:value="878.54" calcext:value-type="float">
            <text:p>878.54</text:p>
          </table:table-cell>
          <table:table-cell office:value-type="float" office:value="-2548.2" calcext:value-type="float">
            <text:p>-2548.2</text:p>
          </table:table-cell>
          <table:table-cell office:value-type="float" office:value="160.96" calcext:value-type="float">
            <text:p>160.96</text:p>
          </table:table-cell>
          <table:table-cell office:value-type="float" office:value="0.042816" calcext:value-type="float">
            <text:p>0.042816</text:p>
          </table:table-cell>
          <table:table-cell office:value-type="float" office:value="-0.24829" calcext:value-type="float">
            <text:p>-0.24829</text:p>
          </table:table-cell>
          <table:table-cell office:value-type="float" office:value="0.012552" calcext:value-type="float">
            <text:p>0.012552</text:p>
          </table:table-cell>
          <table:table-cell office:value-type="float" office:value="0" calcext:value-type="float">
            <text:p>0</text:p>
          </table:table-cell>
          <table:table-cell office:value-type="float" office:value="-3179.2" calcext:value-type="float">
            <text:p>-3179.2</text:p>
          </table:table-cell>
          <table:table-cell office:value-type="float" office:value="0.080807" calcext:value-type="float">
            <text:p>0.080807</text:p>
          </table:table-cell>
          <table:table-cell office:value-type="float" office:value="0.93413" calcext:value-type="float">
            <text:p>0.93413</text:p>
          </table:table-cell>
          <table:table-cell office:value-type="float" office:value="-0.044134" calcext:value-type="float">
            <text:p>-0.0441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3]-([$Sheet2.$B$2]*[.B73]+[$Sheet2.$B$3]))^2" office:value-type="float" office:value="0.000288427575759187" calcext:value-type="float">
            <text:p>0.000288427575759</text:p>
          </table:table-cell>
          <table:table-cell table:formula="of:=([.F73]-([$Sheet2.$B$7] +[$Sheet2.$B$8] * ([.B73] - [$Sheet2.$B$9])^2))^2" office:value-type="float" office:value="0.0000599243144940931" calcext:value-type="float">
            <text:p>5.99243144940931E-05</text:p>
          </table:table-cell>
          <table:table-cell table:formula="of:=([.X73]-([.AE73]^2*([$Sheet2.$B$13]*([.B73] -[$Sheet2.$B$14])^2 +[$Sheet2.$B$15]*([.B73]-[$Sheet2.$B$14]) +[$Sheet2.$B$16])    ))^2" office:value-type="float" office:value="0.858512164788397" calcext:value-type="float">
            <text:p>0.858512164788397</text:p>
          </table:table-cell>
          <table:table-cell table:formula="of:=([.AG73]-([.AE73]^2*([$Sheet2.$B$20]*([.B73] -[$Sheet2.$B$21])^2 + [$Sheet2.$B$22]*([.B73]-[$Sheet2.$B$21]) + [$Sheet2.$B$23])    ))^2" office:value-type="float" office:value="150.433244861075" calcext:value-type="float">
            <text:p>150.433244861075</text:p>
          </table:table-cell>
          <table:table-cell table:formula="of:=([.AH73]-([.AE73]^2*([$Sheet2.$B$27]*([.B73] -[$Sheet2.$B$28])^2 +[$Sheet2.$B$29]*([.B73]-[$Sheet2.$B$28]) +[$Sheet2.$B$30])    ))^2" office:value-type="float" office:value="1032.36021660954" calcext:value-type="float">
            <text:p>1032.36021660954</text:p>
          </table:table-cell>
          <table:table-cell table:formula="of:=([.AI73]-([.AE73]^2*([$Sheet2.$B$34]*([.B73] - [$Sheet2.$B$35])^2 +[$Sheet2.$B$36]*([.B73]-[$Sheet2.$B$35]) +[$Sheet2.$B$37])    ))^2" office:value-type="float" office:value="1.77807094303737" calcext:value-type="float">
            <text:p>1.77807094303737</text:p>
          </table:table-cell>
          <table:table-cell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273" calcext:value-type="float">
            <text:p>-0.97273</text:p>
          </table:table-cell>
          <table:table-cell office:value-type="float" office:value="0.11766" calcext:value-type="float">
            <text:p>0.11766</text:p>
          </table:table-cell>
          <table:table-cell office:value-type="float" office:value="0.020442" calcext:value-type="float">
            <text:p>0.020442</text:p>
          </table:table-cell>
          <table:table-cell office:value-type="float" office:value="0.097213" calcext:value-type="float">
            <text:p>0.097213</text:p>
          </table:table-cell>
          <table:table-cell office:value-type="float" office:value="-0.01914" calcext:value-type="float">
            <text:p>-0.01914</text:p>
          </table:table-cell>
          <table:table-cell office:value-type="float" office:value="-4.1927" calcext:value-type="float">
            <text:p>-4.1927</text:p>
          </table:table-cell>
          <table:table-cell office:value-type="float" office:value="-0.13449" calcext:value-type="float">
            <text:p>-0.13449</text:p>
          </table:table-cell>
          <table:table-cell office:value-type="float" office:value="-4.0582" calcext:value-type="float">
            <text:p>-4.0582</text:p>
          </table:table-cell>
          <table:table-cell office:value-type="float" office:value="-0.44476" calcext:value-type="float">
            <text:p>-0.44476</text:p>
          </table:table-cell>
          <table:table-cell office:value-type="float" office:value="-0.077294" calcext:value-type="float">
            <text:p>-0.077294</text:p>
          </table:table-cell>
          <table:table-cell office:value-type="float" office:value="-0.010438" calcext:value-type="float">
            <text:p>-0.010438</text:p>
          </table:table-cell>
          <table:table-cell office:value-type="float" office:value="-0.066856" calcext:value-type="float">
            <text:p>-0.066856</text:p>
          </table:table-cell>
          <table:table-cell office:value-type="float" office:value="-8.2676" calcext:value-type="float">
            <text:p>-8.2676</text:p>
          </table:table-cell>
          <table:table-cell office:value-type="float" office:value="-8.1541" calcext:value-type="float">
            <text:p>-8.1541</text:p>
          </table:table-cell>
          <table:table-cell office:value-type="float" office:value="-1" calcext:value-type="float">
            <text:p>-1</text:p>
          </table:table-cell>
          <table:table-cell office:value-type="float" office:value="363.46" calcext:value-type="float">
            <text:p>363.46</text:p>
          </table:table-cell>
          <table:table-cell office:value-type="float" office:value="-71.559" calcext:value-type="float">
            <text:p>-71.559</text:p>
          </table:table-cell>
          <table:table-cell office:value-type="float" office:value="-3636.8" calcext:value-type="float">
            <text:p>-3636.8</text:p>
          </table:table-cell>
          <table:table-cell office:value-type="float" office:value="363.46" calcext:value-type="float">
            <text:p>363.46</text:p>
          </table:table-cell>
          <table:table-cell office:value-type="float" office:value="-71.559" calcext:value-type="float">
            <text:p>-71.559</text:p>
          </table:table-cell>
          <table:table-cell office:value-type="float" office:value="-3636.8" calcext:value-type="float">
            <text:p>-363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276" calcext:value-type="float">
            <text:p>9.9276</text:p>
          </table:table-cell>
          <table:table-cell office:value-type="float" office:value="-1.0771" calcext:value-type="float">
            <text:p>-1.0771</text:p>
          </table:table-cell>
          <table:table-cell office:value-type="float" office:value="10" calcext:value-type="float">
            <text:p>10</text:p>
          </table:table-cell>
          <table:table-cell office:value-type="float" office:value="-6.8966" calcext:value-type="float">
            <text:p>-6.8966</text:p>
          </table:table-cell>
          <table:table-cell office:value-type="float" office:value="831.43" calcext:value-type="float">
            <text:p>831.43</text:p>
          </table:table-cell>
          <table:table-cell office:value-type="float" office:value="-2382.7" calcext:value-type="float">
            <text:p>-2382.7</text:p>
          </table:table-cell>
          <table:table-cell office:value-type="float" office:value="144.49" calcext:value-type="float">
            <text:p>144.49</text:p>
          </table:table-cell>
          <table:table-cell office:value-type="float" office:value="0.042768" calcext:value-type="float">
            <text:p>0.042768</text:p>
          </table:table-cell>
          <table:table-cell office:value-type="float" office:value="-0.24822" calcext:value-type="float">
            <text:p>-0.24822</text:p>
          </table:table-cell>
          <table:table-cell office:value-type="float" office:value="0.011592" calcext:value-type="float">
            <text:p>0.011592</text:p>
          </table:table-cell>
          <table:table-cell office:value-type="float" office:value="0" calcext:value-type="float">
            <text:p>0</text:p>
          </table:table-cell>
          <table:table-cell office:value-type="float" office:value="-3106.6" calcext:value-type="float">
            <text:p>-3106.6</text:p>
          </table:table-cell>
          <table:table-cell office:value-type="float" office:value="0.072382" calcext:value-type="float">
            <text:p>0.072382</text:p>
          </table:table-cell>
          <table:table-cell office:value-type="float" office:value="0.92946" calcext:value-type="float">
            <text:p>0.92946</text:p>
          </table:table-cell>
          <table:table-cell office:value-type="float" office:value="-0.041602" calcext:value-type="float">
            <text:p>-0.0416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4]-([$Sheet2.$B$2]*[.B74]+[$Sheet2.$B$3]))^2" office:value-type="float" office:value="0.000351574616949204" calcext:value-type="float">
            <text:p>0.000351574616949</text:p>
          </table:table-cell>
          <table:table-cell table:formula="of:=([.F74]-([$Sheet2.$B$7] +[$Sheet2.$B$8] * ([.B74] - [$Sheet2.$B$9])^2))^2" office:value-type="float" office:value="0.0000528972180032904" calcext:value-type="float">
            <text:p>5.28972180032904E-05</text:p>
          </table:table-cell>
          <table:table-cell table:formula="of:=([.X74]-([.AE74]^2*([$Sheet2.$B$13]*([.B74] -[$Sheet2.$B$14])^2 +[$Sheet2.$B$15]*([.B74]-[$Sheet2.$B$14]) +[$Sheet2.$B$16])    ))^2" office:value-type="float" office:value="0.707454839822809" calcext:value-type="float">
            <text:p>0.707454839822809</text:p>
          </table:table-cell>
          <table:table-cell table:formula="of:=([.AG74]-([.AE74]^2*([$Sheet2.$B$20]*([.B74] -[$Sheet2.$B$21])^2 + [$Sheet2.$B$22]*([.B74]-[$Sheet2.$B$21]) + [$Sheet2.$B$23])    ))^2" office:value-type="float" office:value="198.372246248158" calcext:value-type="float">
            <text:p>198.372246248158</text:p>
          </table:table-cell>
          <table:table-cell table:formula="of:=([.AH74]-([.AE74]^2*([$Sheet2.$B$27]*([.B74] -[$Sheet2.$B$28])^2 +[$Sheet2.$B$29]*([.B74]-[$Sheet2.$B$28]) +[$Sheet2.$B$30])    ))^2" office:value-type="float" office:value="1268.56412012807" calcext:value-type="float">
            <text:p>1268.56412012807</text:p>
          </table:table-cell>
          <table:table-cell table:formula="of:=([.AI74]-([.AE74]^2*([$Sheet2.$B$34]*([.B74] - [$Sheet2.$B$35])^2 +[$Sheet2.$B$36]*([.B74]-[$Sheet2.$B$35]) +[$Sheet2.$B$37])    ))^2" office:value-type="float" office:value="2.21807424857927" calcext:value-type="float">
            <text:p>2.21807424857927</text:p>
          </table:table-cell>
          <table:table-cell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1423" calcext:value-type="float">
            <text:p>-0.91423</text:p>
          </table:table-cell>
          <table:table-cell office:value-type="float" office:value="0.10522" calcext:value-type="float">
            <text:p>0.10522</text:p>
          </table:table-cell>
          <table:table-cell office:value-type="float" office:value="0.018814" calcext:value-type="float">
            <text:p>0.018814</text:p>
          </table:table-cell>
          <table:table-cell office:value-type="float" office:value="0.08641" calcext:value-type="float">
            <text:p>0.08641</text:p>
          </table:table-cell>
          <table:table-cell office:value-type="float" office:value="-0.017349" calcext:value-type="float">
            <text:p>-0.017349</text:p>
          </table:table-cell>
          <table:table-cell office:value-type="float" office:value="-3.908" calcext:value-type="float">
            <text:p>-3.908</text:p>
          </table:table-cell>
          <table:table-cell office:value-type="float" office:value="-0.12378" calcext:value-type="float">
            <text:p>-0.12378</text:p>
          </table:table-cell>
          <table:table-cell office:value-type="float" office:value="-3.7843" calcext:value-type="float">
            <text:p>-3.7843</text:p>
          </table:table-cell>
          <table:table-cell office:value-type="float" office:value="-0.41916" calcext:value-type="float">
            <text:p>-0.41916</text:p>
          </table:table-cell>
          <table:table-cell office:value-type="float" office:value="-0.06927" calcext:value-type="float">
            <text:p>-0.06927</text:p>
          </table:table-cell>
          <table:table-cell office:value-type="float" office:value="-0.009563" calcext:value-type="float">
            <text:p>-0.009563</text:p>
          </table:table-cell>
          <table:table-cell office:value-type="float" office:value="-0.059707" calcext:value-type="float">
            <text:p>-0.059707</text:p>
          </table:table-cell>
          <table:table-cell office:value-type="float" office:value="-8.6885" calcext:value-type="float">
            <text:p>-8.6885</text:p>
          </table:table-cell>
          <table:table-cell office:value-type="float" office:value="-8.3075" calcext:value-type="float">
            <text:p>-8.3075</text:p>
          </table:table-cell>
          <table:table-cell office:value-type="float" office:value="-1" calcext:value-type="float">
            <text:p>-1</text:p>
          </table:table-cell>
          <table:table-cell office:value-type="float" office:value="323.06" calcext:value-type="float">
            <text:p>323.06</text:p>
          </table:table-cell>
          <table:table-cell office:value-type="float" office:value="-64.864" calcext:value-type="float">
            <text:p>-64.864</text:p>
          </table:table-cell>
          <table:table-cell office:value-type="float" office:value="-3418.1" calcext:value-type="float">
            <text:p>-3418.1</text:p>
          </table:table-cell>
          <table:table-cell office:value-type="float" office:value="323.06" calcext:value-type="float">
            <text:p>323.06</text:p>
          </table:table-cell>
          <table:table-cell office:value-type="float" office:value="-64.864" calcext:value-type="float">
            <text:p>-64.864</text:p>
          </table:table-cell>
          <table:table-cell office:value-type="float" office:value="-3418.1" calcext:value-type="float">
            <text:p>-341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344" calcext:value-type="float">
            <text:p>9.9344</text:p>
          </table:table-cell>
          <table:table-cell office:value-type="float" office:value="-1.0572" calcext:value-type="float">
            <text:p>-1.0572</text:p>
          </table:table-cell>
          <table:table-cell office:value-type="float" office:value="10" calcext:value-type="float">
            <text:p>10</text:p>
          </table:table-cell>
          <table:table-cell office:value-type="float" office:value="-6.5656" calcext:value-type="float">
            <text:p>-6.5656</text:p>
          </table:table-cell>
          <table:table-cell office:value-type="float" office:value="783.56" calcext:value-type="float">
            <text:p>783.56</text:p>
          </table:table-cell>
          <table:table-cell office:value-type="float" office:value="-2220.9" calcext:value-type="float">
            <text:p>-2220.9</text:p>
          </table:table-cell>
          <table:table-cell office:value-type="float" office:value="129.49" calcext:value-type="float">
            <text:p>129.49</text:p>
          </table:table-cell>
          <table:table-cell office:value-type="float" office:value="0.042645" calcext:value-type="float">
            <text:p>0.042645</text:p>
          </table:table-cell>
          <table:table-cell office:value-type="float" office:value="-0.24815" calcext:value-type="float">
            <text:p>-0.24815</text:p>
          </table:table-cell>
          <table:table-cell office:value-type="float" office:value="0.010596" calcext:value-type="float">
            <text:p>0.010596</text:p>
          </table:table-cell>
          <table:table-cell office:value-type="float" office:value="0" calcext:value-type="float">
            <text:p>0</text:p>
          </table:table-cell>
          <table:table-cell office:value-type="float" office:value="-3049.2" calcext:value-type="float">
            <text:p>-3049.2</text:p>
          </table:table-cell>
          <table:table-cell office:value-type="float" office:value="0.064382" calcext:value-type="float">
            <text:p>0.064382</text:p>
          </table:table-cell>
          <table:table-cell office:value-type="float" office:value="0.92368" calcext:value-type="float">
            <text:p>0.92368</text:p>
          </table:table-cell>
          <table:table-cell office:value-type="float" office:value="-0.038987" calcext:value-type="float">
            <text:p>-0.0389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5]-([$Sheet2.$B$2]*[.B75]+[$Sheet2.$B$3]))^2" office:value-type="float" office:value="0.000403507277957059" calcext:value-type="float">
            <text:p>0.000403507277957</text:p>
          </table:table-cell>
          <table:table-cell table:formula="of:=([.F75]-([$Sheet2.$B$7] +[$Sheet2.$B$8] * ([.B75] - [$Sheet2.$B$9])^2))^2" office:value-type="float" office:value="0.0000405295443640401" calcext:value-type="float">
            <text:p>4.05295443640401E-05</text:p>
          </table:table-cell>
          <table:table-cell table:formula="of:=([.X75]-([.AE75]^2*([$Sheet2.$B$13]*([.B75] -[$Sheet2.$B$14])^2 +[$Sheet2.$B$15]*([.B75]-[$Sheet2.$B$14]) +[$Sheet2.$B$16])    ))^2" office:value-type="float" office:value="0.532493672460561" calcext:value-type="float">
            <text:p>0.532493672460561</text:p>
          </table:table-cell>
          <table:table-cell table:formula="of:=([.AG75]-([.AE75]^2*([$Sheet2.$B$20]*([.B75] -[$Sheet2.$B$21])^2 + [$Sheet2.$B$22]*([.B75]-[$Sheet2.$B$21]) + [$Sheet2.$B$23])    ))^2" office:value-type="float" office:value="241.553537115892" calcext:value-type="float">
            <text:p>241.553537115892</text:p>
          </table:table-cell>
          <table:table-cell table:formula="of:=([.AH75]-([.AE75]^2*([$Sheet2.$B$27]*([.B75] -[$Sheet2.$B$28])^2 +[$Sheet2.$B$29]*([.B75]-[$Sheet2.$B$28]) +[$Sheet2.$B$30])    ))^2" office:value-type="float" office:value="1590.35685570483" calcext:value-type="float">
            <text:p>1590.35685570483</text:p>
          </table:table-cell>
          <table:table-cell table:formula="of:=([.AI75]-([.AE75]^2*([$Sheet2.$B$34]*([.B75] - [$Sheet2.$B$35])^2 +[$Sheet2.$B$36]*([.B75]-[$Sheet2.$B$35]) +[$Sheet2.$B$37])    ))^2" office:value-type="float" office:value="1.23535078858066" calcext:value-type="float">
            <text:p>1.23535078858066</text:p>
          </table:table-cell>
          <table:table-cell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553" calcext:value-type="float">
            <text:p>-0.8553</text:p>
          </table:table-cell>
          <table:table-cell office:value-type="float" office:value="0.093693" calcext:value-type="float">
            <text:p>0.093693</text:p>
          </table:table-cell>
          <table:table-cell office:value-type="float" office:value="0.017477" calcext:value-type="float">
            <text:p>0.017477</text:p>
          </table:table-cell>
          <table:table-cell office:value-type="float" office:value="0.076216" calcext:value-type="float">
            <text:p>0.076216</text:p>
          </table:table-cell>
          <table:table-cell office:value-type="float" office:value="-0.015663" calcext:value-type="float">
            <text:p>-0.015663</text:p>
          </table:table-cell>
          <table:table-cell office:value-type="float" office:value="-3.6279" calcext:value-type="float">
            <text:p>-3.6279</text:p>
          </table:table-cell>
          <table:table-cell office:value-type="float" office:value="-0.11498" calcext:value-type="float">
            <text:p>-0.11498</text:p>
          </table:table-cell>
          <table:table-cell office:value-type="float" office:value="-3.5129" calcext:value-type="float">
            <text:p>-3.5129</text:p>
          </table:table-cell>
          <table:table-cell office:value-type="float" office:value="-0.39315" calcext:value-type="float">
            <text:p>-0.39315</text:p>
          </table:table-cell>
          <table:table-cell office:value-type="float" office:value="-0.061818" calcext:value-type="float">
            <text:p>-0.061818</text:p>
          </table:table-cell>
          <table:table-cell office:value-type="float" office:value="-0.0088453" calcext:value-type="float">
            <text:p>-0.0088453</text:p>
          </table:table-cell>
          <table:table-cell office:value-type="float" office:value="-0.052973" calcext:value-type="float">
            <text:p>-0.052973</text:p>
          </table:table-cell>
          <table:table-cell office:value-type="float" office:value="-9.1288" calcext:value-type="float">
            <text:p>-9.1288</text:p>
          </table:table-cell>
          <table:table-cell office:value-type="float" office:value="-8.4425" calcext:value-type="float">
            <text:p>-8.4425</text:p>
          </table:table-cell>
          <table:table-cell office:value-type="float" office:value="-1" calcext:value-type="float">
            <text:p>-1</text:p>
          </table:table-cell>
          <table:table-cell office:value-type="float" office:value="284.95" calcext:value-type="float">
            <text:p>284.95</text:p>
          </table:table-cell>
          <table:table-cell office:value-type="float" office:value="-58.562" calcext:value-type="float">
            <text:p>-58.562</text:p>
          </table:table-cell>
          <table:table-cell office:value-type="float" office:value="-3197.8" calcext:value-type="float">
            <text:p>-3197.8</text:p>
          </table:table-cell>
          <table:table-cell office:value-type="float" office:value="284.95" calcext:value-type="float">
            <text:p>284.95</text:p>
          </table:table-cell>
          <table:table-cell office:value-type="float" office:value="-58.562" calcext:value-type="float">
            <text:p>-58.562</text:p>
          </table:table-cell>
          <table:table-cell office:value-type="float" office:value="-3197.8" calcext:value-type="float">
            <text:p>-319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405" calcext:value-type="float">
            <text:p>9.9405</text:p>
          </table:table-cell>
          <table:table-cell office:value-type="float" office:value="-1.0403" calcext:value-type="float">
            <text:p>-1.0403</text:p>
          </table:table-cell>
          <table:table-cell office:value-type="float" office:value="10" calcext:value-type="float">
            <text:p>10</text:p>
          </table:table-cell>
          <table:table-cell office:value-type="float" office:value="-6.2515" calcext:value-type="float">
            <text:p>-6.2515</text:p>
          </table:table-cell>
          <table:table-cell office:value-type="float" office:value="734.95" calcext:value-type="float">
            <text:p>734.95</text:p>
          </table:table-cell>
          <table:table-cell office:value-type="float" office:value="-2061.7" calcext:value-type="float">
            <text:p>-2061.7</text:p>
          </table:table-cell>
          <table:table-cell office:value-type="float" office:value="115.56" calcext:value-type="float">
            <text:p>115.56</text:p>
          </table:table-cell>
          <table:table-cell office:value-type="float" office:value="0.042434" calcext:value-type="float">
            <text:p>0.042434</text:p>
          </table:table-cell>
          <table:table-cell office:value-type="float" office:value="-0.24809" calcext:value-type="float">
            <text:p>-0.24809</text:p>
          </table:table-cell>
          <table:table-cell office:value-type="float" office:value="0.0095597" calcext:value-type="float">
            <text:p>0.0095597</text:p>
          </table:table-cell>
          <table:table-cell office:value-type="float" office:value="0" calcext:value-type="float">
            <text:p>0</text:p>
          </table:table-cell>
          <table:table-cell office:value-type="float" office:value="-3000.5" calcext:value-type="float">
            <text:p>-3000.5</text:p>
          </table:table-cell>
          <table:table-cell office:value-type="float" office:value="0.056822" calcext:value-type="float">
            <text:p>0.056822</text:p>
          </table:table-cell>
          <table:table-cell office:value-type="float" office:value="0.91657" calcext:value-type="float">
            <text:p>0.91657</text:p>
          </table:table-cell>
          <table:table-cell office:value-type="float" office:value="-0.036293" calcext:value-type="float">
            <text:p>-0.0362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6]-([$Sheet2.$B$2]*[.B76]+[$Sheet2.$B$3]))^2" office:value-type="float" office:value="0.000440775666715307" calcext:value-type="float">
            <text:p>0.000440775666715</text:p>
          </table:table-cell>
          <table:table-cell table:formula="of:=([.F76]-([$Sheet2.$B$7] +[$Sheet2.$B$8] * ([.B76] - [$Sheet2.$B$9])^2))^2" office:value-type="float" office:value="0.0000285987837332193" calcext:value-type="float">
            <text:p>2.85987837332193E-05</text:p>
          </table:table-cell>
          <table:table-cell table:formula="of:=([.X76]-([.AE76]^2*([$Sheet2.$B$13]*([.B76] -[$Sheet2.$B$14])^2 +[$Sheet2.$B$15]*([.B76]-[$Sheet2.$B$14]) +[$Sheet2.$B$16])    ))^2" office:value-type="float" office:value="0.358099550462208" calcext:value-type="float">
            <text:p>0.358099550462208</text:p>
          </table:table-cell>
          <table:table-cell table:formula="of:=([.AG76]-([.AE76]^2*([$Sheet2.$B$20]*([.B76] -[$Sheet2.$B$21])^2 + [$Sheet2.$B$22]*([.B76]-[$Sheet2.$B$21]) + [$Sheet2.$B$23])    ))^2" office:value-type="float" office:value="277.478850101698" calcext:value-type="float">
            <text:p>277.478850101698</text:p>
          </table:table-cell>
          <table:table-cell table:formula="of:=([.AH76]-([.AE76]^2*([$Sheet2.$B$27]*([.B76] -[$Sheet2.$B$28])^2 +[$Sheet2.$B$29]*([.B76]-[$Sheet2.$B$28]) +[$Sheet2.$B$30])    ))^2" office:value-type="float" office:value="1919.97112138813" calcext:value-type="float">
            <text:p>1919.97112138813</text:p>
          </table:table-cell>
          <table:table-cell table:formula="of:=([.AI76]-([.AE76]^2*([$Sheet2.$B$34]*([.B76] - [$Sheet2.$B$35])^2 +[$Sheet2.$B$36]*([.B76]-[$Sheet2.$B$35]) +[$Sheet2.$B$37])    ))^2" office:value-type="float" office:value="0.359847786502355" calcext:value-type="float">
            <text:p>0.359847786502355</text:p>
          </table:table-cell>
          <table:table-cell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596" calcext:value-type="float">
            <text:p>-0.79596</text:p>
          </table:table-cell>
          <table:table-cell office:value-type="float" office:value="0.082884" calcext:value-type="float">
            <text:p>0.082884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66644" calcext:value-type="float">
            <text:p>0.066644</text:p>
          </table:table-cell>
          <table:table-cell office:value-type="float" office:value="-0.014084" calcext:value-type="float">
            <text:p>-0.014084</text:p>
          </table:table-cell>
          <table:table-cell office:value-type="float" office:value="-3.351" calcext:value-type="float">
            <text:p>-3.351</text:p>
          </table:table-cell>
          <table:table-cell office:value-type="float" office:value="-0.10684" calcext:value-type="float">
            <text:p>-0.10684</text:p>
          </table:table-cell>
          <table:table-cell office:value-type="float" office:value="-3.2442" calcext:value-type="float">
            <text:p>-3.2442</text:p>
          </table:table-cell>
          <table:table-cell office:value-type="float" office:value="-0.36676" calcext:value-type="float">
            <text:p>-0.36676</text:p>
          </table:table-cell>
          <table:table-cell office:value-type="float" office:value="-0.05485" calcext:value-type="float">
            <text:p>-0.05485</text:p>
          </table:table-cell>
          <table:table-cell office:value-type="float" office:value="-0.0081908" calcext:value-type="float">
            <text:p>-0.0081908</text:p>
          </table:table-cell>
          <table:table-cell office:value-type="float" office:value="-0.04666" calcext:value-type="float">
            <text:p>-0.04666</text:p>
          </table:table-cell>
          <table:table-cell office:value-type="float" office:value="-9.6033" calcext:value-type="float">
            <text:p>-9.6033</text:p>
          </table:table-cell>
          <table:table-cell office:value-type="float" office:value="-8.5678" calcext:value-type="float">
            <text:p>-8.5678</text:p>
          </table:table-cell>
          <table:table-cell office:value-type="float" office:value="-1" calcext:value-type="float">
            <text:p>-1</text:p>
          </table:table-cell>
          <table:table-cell office:value-type="float" office:value="249.16" calcext:value-type="float">
            <text:p>249.16</text:p>
          </table:table-cell>
          <table:table-cell office:value-type="float" office:value="-52.657" calcext:value-type="float">
            <text:p>-52.657</text:p>
          </table:table-cell>
          <table:table-cell office:value-type="float" office:value="-2975.9" calcext:value-type="float">
            <text:p>-2975.9</text:p>
          </table:table-cell>
          <table:table-cell office:value-type="float" office:value="249.16" calcext:value-type="float">
            <text:p>249.16</text:p>
          </table:table-cell>
          <table:table-cell office:value-type="float" office:value="-52.657" calcext:value-type="float">
            <text:p>-52.657</text:p>
          </table:table-cell>
          <table:table-cell office:value-type="float" office:value="-2975.9" calcext:value-type="float">
            <text:p>-2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462" calcext:value-type="float">
            <text:p>9.9462</text:p>
          </table:table-cell>
          <table:table-cell office:value-type="float" office:value="-1.0251" calcext:value-type="float">
            <text:p>-1.0251</text:p>
          </table:table-cell>
          <table:table-cell office:value-type="float" office:value="10" calcext:value-type="float">
            <text:p>10</text:p>
          </table:table-cell>
          <table:table-cell office:value-type="float" office:value="-5.9448" calcext:value-type="float">
            <text:p>-5.9448</text:p>
          </table:table-cell>
          <table:table-cell office:value-type="float" office:value="685.62" calcext:value-type="float">
            <text:p>685.62</text:p>
          </table:table-cell>
          <table:table-cell office:value-type="float" office:value="-1904.3" calcext:value-type="float">
            <text:p>-1904.3</text:p>
          </table:table-cell>
          <table:table-cell office:value-type="float" office:value="102.54" calcext:value-type="float">
            <text:p>102.54</text:p>
          </table:table-cell>
          <table:table-cell office:value-type="float" office:value="0.042119" calcext:value-type="float">
            <text:p>0.042119</text:p>
          </table:table-cell>
          <table:table-cell office:value-type="float" office:value="-0.24803" calcext:value-type="float">
            <text:p>-0.24803</text:p>
          </table:table-cell>
          <table:table-cell office:value-type="float" office:value="0.0084759" calcext:value-type="float">
            <text:p>0.0084759</text:p>
          </table:table-cell>
          <table:table-cell office:value-type="float" office:value="0" calcext:value-type="float">
            <text:p>0</text:p>
          </table:table-cell>
          <table:table-cell office:value-type="float" office:value="-2956.6" calcext:value-type="float">
            <text:p>-2956.6</text:p>
          </table:table-cell>
          <table:table-cell office:value-type="float" office:value="0.049714" calcext:value-type="float">
            <text:p>0.049714</text:p>
          </table:table-cell>
          <table:table-cell office:value-type="float" office:value="0.90781" calcext:value-type="float">
            <text:p>0.90781</text:p>
          </table:table-cell>
          <table:table-cell office:value-type="float" office:value="-0.033525" calcext:value-type="float">
            <text:p>-0.0335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7]-([$Sheet2.$B$2]*[.B77]+[$Sheet2.$B$3]))^2" office:value-type="float" office:value="0.000461898564177273" calcext:value-type="float">
            <text:p>0.000461898564177</text:p>
          </table:table-cell>
          <table:table-cell table:formula="of:=([.F77]-([$Sheet2.$B$7] +[$Sheet2.$B$8] * ([.B77] - [$Sheet2.$B$9])^2))^2" office:value-type="float" office:value="0.0000194706069680516" calcext:value-type="float">
            <text:p>1.94706069680516E-05</text:p>
          </table:table-cell>
          <table:table-cell table:formula="of:=([.X77]-([.AE77]^2*([$Sheet2.$B$13]*([.B77] -[$Sheet2.$B$14])^2 +[$Sheet2.$B$15]*([.B77]-[$Sheet2.$B$14]) +[$Sheet2.$B$16])    ))^2" office:value-type="float" office:value="0.203564308056502" calcext:value-type="float">
            <text:p>0.203564308056502</text:p>
          </table:table-cell>
          <table:table-cell table:formula="of:=([.AG77]-([.AE77]^2*([$Sheet2.$B$20]*([.B77] -[$Sheet2.$B$21])^2 + [$Sheet2.$B$22]*([.B77]-[$Sheet2.$B$21]) + [$Sheet2.$B$23])    ))^2" office:value-type="float" office:value="304.557624509379" calcext:value-type="float">
            <text:p>304.557624509379</text:p>
          </table:table-cell>
          <table:table-cell table:formula="of:=([.AH77]-([.AE77]^2*([$Sheet2.$B$27]*([.B77] -[$Sheet2.$B$28])^2 +[$Sheet2.$B$29]*([.B77]-[$Sheet2.$B$28]) +[$Sheet2.$B$30])    ))^2" office:value-type="float" office:value="2174.49655108724" calcext:value-type="float">
            <text:p>2174.49655108724</text:p>
          </table:table-cell>
          <table:table-cell table:formula="of:=([.AI77]-([.AE77]^2*([$Sheet2.$B$34]*([.B77] - [$Sheet2.$B$35])^2 +[$Sheet2.$B$36]*([.B77]-[$Sheet2.$B$35]) +[$Sheet2.$B$37])    ))^2" office:value-type="float" office:value="0.0131215707174276" calcext:value-type="float">
            <text:p>0.013121570717428</text:p>
          </table:table-cell>
          <table:table-cell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623" calcext:value-type="float">
            <text:p>-0.73623</text:p>
          </table:table-cell>
          <table:table-cell office:value-type="float" office:value="0.072648" calcext:value-type="float">
            <text:p>0.072648</text:p>
          </table:table-cell>
          <table:table-cell office:value-type="float" office:value="0.014943" calcext:value-type="float">
            <text:p>0.014943</text:p>
          </table:table-cell>
          <table:table-cell office:value-type="float" office:value="0.057704" calcext:value-type="float">
            <text:p>0.057704</text:p>
          </table:table-cell>
          <table:table-cell office:value-type="float" office:value="-0.012613" calcext:value-type="float">
            <text:p>-0.012613</text:p>
          </table:table-cell>
          <table:table-cell office:value-type="float" office:value="-3.0766" calcext:value-type="float">
            <text:p>-3.0766</text:p>
          </table:table-cell>
          <table:table-cell office:value-type="float" office:value="-0.098312" calcext:value-type="float">
            <text:p>-0.098312</text:p>
          </table:table-cell>
          <table:table-cell office:value-type="float" office:value="-2.9783" calcext:value-type="float">
            <text:p>-2.9783</text:p>
          </table:table-cell>
          <table:table-cell office:value-type="float" office:value="-0.33999" calcext:value-type="float">
            <text:p>-0.33999</text:p>
          </table:table-cell>
          <table:table-cell office:value-type="float" office:value="-0.04828" calcext:value-type="float">
            <text:p>-0.04828</text:p>
          </table:table-cell>
          <table:table-cell office:value-type="float" office:value="-0.0075082" calcext:value-type="float">
            <text:p>-0.0075082</text:p>
          </table:table-cell>
          <table:table-cell office:value-type="float" office:value="-0.040772" calcext:value-type="float">
            <text:p>-0.040772</text:p>
          </table:table-cell>
          <table:table-cell office:value-type="float" office:value="-10.134" calcext:value-type="float">
            <text:p>-10.134</text:p>
          </table:table-cell>
          <table:table-cell office:value-type="float" office:value="-8.6956" calcext:value-type="float">
            <text:p>-8.6956</text:p>
          </table:table-cell>
          <table:table-cell office:value-type="float" office:value="-1" calcext:value-type="float">
            <text:p>-1</text:p>
          </table:table-cell>
          <table:table-cell office:value-type="float" office:value="215.74" calcext:value-type="float">
            <text:p>215.74</text:p>
          </table:table-cell>
          <table:table-cell office:value-type="float" office:value="-47.155" calcext:value-type="float">
            <text:p>-47.155</text:p>
          </table:table-cell>
          <table:table-cell office:value-type="float" office:value="-2752.6" calcext:value-type="float">
            <text:p>-2752.6</text:p>
          </table:table-cell>
          <table:table-cell office:value-type="float" office:value="215.74" calcext:value-type="float">
            <text:p>215.74</text:p>
          </table:table-cell>
          <table:table-cell office:value-type="float" office:value="-47.155" calcext:value-type="float">
            <text:p>-47.155</text:p>
          </table:table-cell>
          <table:table-cell office:value-type="float" office:value="-2752.6" calcext:value-type="float">
            <text:p>-275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517" calcext:value-type="float">
            <text:p>9.9517</text:p>
          </table:table-cell>
          <table:table-cell office:value-type="float" office:value="-1.0101" calcext:value-type="float">
            <text:p>-1.0101</text:p>
          </table:table-cell>
          <table:table-cell office:value-type="float" office:value="10" calcext:value-type="float">
            <text:p>10</text:p>
          </table:table-cell>
          <table:table-cell office:value-type="float" office:value="-5.6354" calcext:value-type="float">
            <text:p>-5.6354</text:p>
          </table:table-cell>
          <table:table-cell office:value-type="float" office:value="635.57" calcext:value-type="float">
            <text:p>635.57</text:p>
          </table:table-cell>
          <table:table-cell office:value-type="float" office:value="-1748.4" calcext:value-type="float">
            <text:p>-1748.4</text:p>
          </table:table-cell>
          <table:table-cell office:value-type="float" office:value="90.254" calcext:value-type="float">
            <text:p>90.254</text:p>
          </table:table-cell>
          <table:table-cell office:value-type="float" office:value="0.041679" calcext:value-type="float">
            <text:p>0.041679</text:p>
          </table:table-cell>
          <table:table-cell office:value-type="float" office:value="-0.24799" calcext:value-type="float">
            <text:p>-0.24799</text:p>
          </table:table-cell>
          <table:table-cell office:value-type="float" office:value="0.0073359" calcext:value-type="float">
            <text:p>0.0073359</text:p>
          </table:table-cell>
          <table:table-cell office:value-type="float" office:value="0" calcext:value-type="float">
            <text:p>0</text:p>
          </table:table-cell>
          <table:table-cell office:value-type="float" office:value="-2913.1" calcext:value-type="float">
            <text:p>-2913.1</text:p>
          </table:table-cell>
          <table:table-cell office:value-type="float" office:value="0.043069" calcext:value-type="float">
            <text:p>0.043069</text:p>
          </table:table-cell>
          <table:table-cell office:value-type="float" office:value="0.897" calcext:value-type="float">
            <text:p>0.897</text:p>
          </table:table-cell>
          <table:table-cell office:value-type="float" office:value="-0.030685" calcext:value-type="float">
            <text:p>-0.03068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8]-([$Sheet2.$B$2]*[.B78]+[$Sheet2.$B$3]))^2" office:value-type="float" office:value="0.000466516498091167" calcext:value-type="float">
            <text:p>0.000466516498091</text:p>
          </table:table-cell>
          <table:table-cell table:formula="of:=([.F78]-([$Sheet2.$B$7] +[$Sheet2.$B$8] * ([.B78] - [$Sheet2.$B$9])^2))^2" office:value-type="float" office:value="0.0000137313664787772" calcext:value-type="float">
            <text:p>1.37313664787772E-05</text:p>
          </table:table-cell>
          <table:table-cell table:formula="of:=([.X78]-([.AE78]^2*([$Sheet2.$B$13]*([.B78] -[$Sheet2.$B$14])^2 +[$Sheet2.$B$15]*([.B78]-[$Sheet2.$B$14]) +[$Sheet2.$B$16])    ))^2" office:value-type="float" office:value="0.0864489925682702" calcext:value-type="float">
            <text:p>0.08644899256827</text:p>
          </table:table-cell>
          <table:table-cell table:formula="of:=([.AG78]-([.AE78]^2*([$Sheet2.$B$20]*([.B78] -[$Sheet2.$B$21])^2 + [$Sheet2.$B$22]*([.B78]-[$Sheet2.$B$21]) + [$Sheet2.$B$23])    ))^2" office:value-type="float" office:value="321.256932353865" calcext:value-type="float">
            <text:p>321.256932353865</text:p>
          </table:table-cell>
          <table:table-cell table:formula="of:=([.AH78]-([.AE78]^2*([$Sheet2.$B$27]*([.B78] -[$Sheet2.$B$28])^2 +[$Sheet2.$B$29]*([.B78]-[$Sheet2.$B$28]) +[$Sheet2.$B$30])    ))^2" office:value-type="float" office:value="2306.04962958968" calcext:value-type="float">
            <text:p>2306.04962958968</text:p>
          </table:table-cell>
          <table:table-cell table:formula="of:=([.AI78]-([.AE78]^2*([$Sheet2.$B$34]*([.B78] - [$Sheet2.$B$35])^2 +[$Sheet2.$B$36]*([.B78]-[$Sheet2.$B$35]) +[$Sheet2.$B$37])    ))^2" office:value-type="float" office:value="0.028394877683851" calcext:value-type="float">
            <text:p>0.028394877683851</text:p>
          </table:table-cell>
          <table:table-cell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614" calcext:value-type="float">
            <text:p>-0.67614</text:p>
          </table:table-cell>
          <table:table-cell office:value-type="float" office:value="0.063255" calcext:value-type="float">
            <text:p>0.063255</text:p>
          </table:table-cell>
          <table:table-cell office:value-type="float" office:value="0.013846" calcext:value-type="float">
            <text:p>0.013846</text:p>
          </table:table-cell>
          <table:table-cell office:value-type="float" office:value="0.049408" calcext:value-type="float">
            <text:p>0.049408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2.8065" calcext:value-type="float">
            <text:p>-2.8065</text:p>
          </table:table-cell>
          <table:table-cell office:value-type="float" office:value="-0.091095" calcext:value-type="float">
            <text:p>-0.091095</text:p>
          </table:table-cell>
          <table:table-cell office:value-type="float" office:value="-2.7154" calcext:value-type="float">
            <text:p>-2.7154</text:p>
          </table:table-cell>
          <table:table-cell office:value-type="float" office:value="-0.31284" calcext:value-type="float">
            <text:p>-0.31284</text:p>
          </table:table-cell>
          <table:table-cell office:value-type="float" office:value="-0.04224" calcext:value-type="float">
            <text:p>-0.04224</text:p>
          </table:table-cell>
          <table:table-cell office:value-type="float" office:value="-0.0069242" calcext:value-type="float">
            <text:p>-0.0069242</text:p>
          </table:table-cell>
          <table:table-cell office:value-type="float" office:value="-0.035316" calcext:value-type="float">
            <text:p>-0.035316</text:p>
          </table:table-cell>
          <table:table-cell office:value-type="float" office:value="-10.689" calcext:value-type="float">
            <text:p>-10.689</text:p>
          </table:table-cell>
          <table:table-cell office:value-type="float" office:value="-8.7894" calcext:value-type="float">
            <text:p>-8.7894</text:p>
          </table:table-cell>
          <table:table-cell office:value-type="float" office:value="-1" calcext:value-type="float">
            <text:p>-1</text:p>
          </table:table-cell>
          <table:table-cell office:value-type="float" office:value="184.73" calcext:value-type="float">
            <text:p>184.73</text:p>
          </table:table-cell>
          <table:table-cell office:value-type="float" office:value="-42.061" calcext:value-type="float">
            <text:p>-42.061</text:p>
          </table:table-cell>
          <table:table-cell office:value-type="float" office:value="-2527.9" calcext:value-type="float">
            <text:p>-2527.9</text:p>
          </table:table-cell>
          <table:table-cell office:value-type="float" office:value="184.73" calcext:value-type="float">
            <text:p>184.73</text:p>
          </table:table-cell>
          <table:table-cell office:value-type="float" office:value="-42.061" calcext:value-type="float">
            <text:p>-42.061</text:p>
          </table:table-cell>
          <table:table-cell office:value-type="float" office:value="-2527.9" calcext:value-type="float">
            <text:p>-252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565" calcext:value-type="float">
            <text:p>9.9565</text:p>
          </table:table-cell>
          <table:table-cell office:value-type="float" office:value="-0.99927" calcext:value-type="float">
            <text:p>-0.99927</text:p>
          </table:table-cell>
          <table:table-cell office:value-type="float" office:value="10" calcext:value-type="float">
            <text:p>10</text:p>
          </table:table-cell>
          <table:table-cell office:value-type="float" office:value="-5.3446" calcext:value-type="float">
            <text:p>-5.3446</text:p>
          </table:table-cell>
          <table:table-cell office:value-type="float" office:value="584.82" calcext:value-type="float">
            <text:p>584.82</text:p>
          </table:table-cell>
          <table:table-cell office:value-type="float" office:value="-1594.9" calcext:value-type="float">
            <text:p>-1594.9</text:p>
          </table:table-cell>
          <table:table-cell office:value-type="float" office:value="78.963" calcext:value-type="float">
            <text:p>78.963</text:p>
          </table:table-cell>
          <table:table-cell office:value-type="float" office:value="0.041086" calcext:value-type="float">
            <text:p>0.041086</text:p>
          </table:table-cell>
          <table:table-cell office:value-type="float" office:value="-0.24795" calcext:value-type="float">
            <text:p>-0.24795</text:p>
          </table:table-cell>
          <table:table-cell office:value-type="float" office:value="0.0061269" calcext:value-type="float">
            <text:p>0.0061269</text:p>
          </table:table-cell>
          <table:table-cell office:value-type="float" office:value="0" calcext:value-type="float">
            <text:p>0</text:p>
          </table:table-cell>
          <table:table-cell office:value-type="float" office:value="-2882" calcext:value-type="float">
            <text:p>-2882</text:p>
          </table:table-cell>
          <table:table-cell office:value-type="float" office:value="0.036895" calcext:value-type="float">
            <text:p>0.036895</text:p>
          </table:table-cell>
          <table:table-cell office:value-type="float" office:value="0.88358" calcext:value-type="float">
            <text:p>0.88358</text:p>
          </table:table-cell>
          <table:table-cell office:value-type="float" office:value="-0.02778" calcext:value-type="float">
            <text:p>-0.0277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79]-([$Sheet2.$B$2]*[.B79]+[$Sheet2.$B$3]))^2" office:value-type="float" office:value="0.000455658566209213" calcext:value-type="float">
            <text:p>0.000455658566209</text:p>
          </table:table-cell>
          <table:table-cell table:formula="of:=([.F79]-([$Sheet2.$B$7] +[$Sheet2.$B$8] * ([.B79] - [$Sheet2.$B$9])^2))^2" office:value-type="float" office:value="0.00000874318306191451" calcext:value-type="float">
            <text:p>8.74318306191451E-06</text:p>
          </table:table-cell>
          <table:table-cell table:formula="of:=([.X79]-([.AE79]^2*([$Sheet2.$B$13]*([.B79] -[$Sheet2.$B$14])^2 +[$Sheet2.$B$15]*([.B79]-[$Sheet2.$B$14]) +[$Sheet2.$B$16])    ))^2" office:value-type="float" office:value="0.0174074876325835" calcext:value-type="float">
            <text:p>0.017407487632584</text:p>
          </table:table-cell>
          <table:table-cell table:formula="of:=([.AG79]-([.AE79]^2*([$Sheet2.$B$20]*([.B79] -[$Sheet2.$B$21])^2 + [$Sheet2.$B$22]*([.B79]-[$Sheet2.$B$21]) + [$Sheet2.$B$23])    ))^2" office:value-type="float" office:value="327.388612423236" calcext:value-type="float">
            <text:p>327.388612423236</text:p>
          </table:table-cell>
          <table:table-cell table:formula="of:=([.AH79]-([.AE79]^2*([$Sheet2.$B$27]*([.B79] -[$Sheet2.$B$28])^2 +[$Sheet2.$B$29]*([.B79]-[$Sheet2.$B$28]) +[$Sheet2.$B$30])    ))^2" office:value-type="float" office:value="2389.94067679206" calcext:value-type="float">
            <text:p>2389.94067679206</text:p>
          </table:table-cell>
          <table:table-cell table:formula="of:=([.AI79]-([.AE79]^2*([$Sheet2.$B$34]*([.B79] - [$Sheet2.$B$35])^2 +[$Sheet2.$B$36]*([.B79]-[$Sheet2.$B$35]) +[$Sheet2.$B$37])    ))^2" office:value-type="float" office:value="0.260404583224236" calcext:value-type="float">
            <text:p>0.260404583224236</text:p>
          </table:table-cell>
          <table:table-cell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571" calcext:value-type="float">
            <text:p>-0.61571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0.012779" calcext:value-type="float">
            <text:p>0.012779</text:p>
          </table:table-cell>
          <table:table-cell office:value-type="float" office:value="0.041766" calcext:value-type="float">
            <text:p>0.041766</text:p>
          </table:table-cell>
          <table:table-cell office:value-type="float" office:value="-0.0099975" calcext:value-type="float">
            <text:p>-0.0099975</text:p>
          </table:table-cell>
          <table:table-cell office:value-type="float" office:value="-2.5397" calcext:value-type="float">
            <text:p>-2.5397</text:p>
          </table:table-cell>
          <table:table-cell office:value-type="float" office:value="-0.084074" calcext:value-type="float">
            <text:p>-0.084074</text:p>
          </table:table-cell>
          <table:table-cell office:value-type="float" office:value="-2.4557" calcext:value-type="float">
            <text:p>-2.4557</text:p>
          </table:table-cell>
          <table:table-cell office:value-type="float" office:value="-0.28533" calcext:value-type="float">
            <text:p>-0.28533</text:p>
          </table:table-cell>
          <table:table-cell office:value-type="float" office:value="-0.036651" calcext:value-type="float">
            <text:p>-0.036651</text:p>
          </table:table-cell>
          <table:table-cell office:value-type="float" office:value="-0.0063543" calcext:value-type="float">
            <text:p>-0.0063543</text:p>
          </table:table-cell>
          <table:table-cell office:value-type="float" office:value="-0.030296" calcext:value-type="float">
            <text:p>-0.030296</text:p>
          </table:table-cell>
          <table:table-cell office:value-type="float" office:value="-11.288" calcext:value-type="float">
            <text:p>-11.288</text:p>
          </table:table-cell>
          <table:table-cell office:value-type="float" office:value="-8.8575" calcext:value-type="float">
            <text:p>-8.8575</text:p>
          </table:table-cell>
          <table:table-cell office:value-type="float" office:value="-1" calcext:value-type="float">
            <text:p>-1</text:p>
          </table:table-cell>
          <table:table-cell office:value-type="float" office:value="156.15" calcext:value-type="float">
            <text:p>156.15</text:p>
          </table:table-cell>
          <table:table-cell office:value-type="float" office:value="-37.378" calcext:value-type="float">
            <text:p>-37.378</text:p>
          </table:table-cell>
          <table:table-cell office:value-type="float" office:value="-2302" calcext:value-type="float">
            <text:p>-2302</text:p>
          </table:table-cell>
          <table:table-cell office:value-type="float" office:value="156.15" calcext:value-type="float">
            <text:p>156.15</text:p>
          </table:table-cell>
          <table:table-cell office:value-type="float" office:value="-37.378" calcext:value-type="float">
            <text:p>-37.378</text:p>
          </table:table-cell>
          <table:table-cell office:value-type="float" office:value="-2302" calcext:value-type="float">
            <text:p>-2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61" calcext:value-type="float">
            <text:p>9.961</text:p>
          </table:table-cell>
          <table:table-cell office:value-type="float" office:value="-0.9916" calcext:value-type="float">
            <text:p>-0.9916</text:p>
          </table:table-cell>
          <table:table-cell office:value-type="float" office:value="10" calcext:value-type="float">
            <text:p>10</text:p>
          </table:table-cell>
          <table:table-cell office:value-type="float" office:value="-5.0625" calcext:value-type="float">
            <text:p>-5.0625</text:p>
          </table:table-cell>
          <table:table-cell office:value-type="float" office:value="533.39" calcext:value-type="float">
            <text:p>533.39</text:p>
          </table:table-cell>
          <table:table-cell office:value-type="float" office:value="-1443.3" calcext:value-type="float">
            <text:p>-1443.3</text:p>
          </table:table-cell>
          <table:table-cell office:value-type="float" office:value="68.514" calcext:value-type="float">
            <text:p>68.514</text:p>
          </table:table-cell>
          <table:table-cell office:value-type="float" office:value="0.040298" calcext:value-type="float">
            <text:p>0.040298</text:p>
          </table:table-cell>
          <table:table-cell office:value-type="float" office:value="-0.24791" calcext:value-type="float">
            <text:p>-0.24791</text:p>
          </table:table-cell>
          <table:table-cell office:value-type="float" office:value="0.0048312" calcext:value-type="float">
            <text:p>0.0048312</text:p>
          </table:table-cell>
          <table:table-cell office:value-type="float" office:value="0" calcext:value-type="float">
            <text:p>0</text:p>
          </table:table-cell>
          <table:table-cell office:value-type="float" office:value="-2859.9" calcext:value-type="float">
            <text:p>-2859.9</text:p>
          </table:table-cell>
          <table:table-cell office:value-type="float" office:value="0.031202" calcext:value-type="float">
            <text:p>0.031202</text:p>
          </table:table-cell>
          <table:table-cell office:value-type="float" office:value="0.86677" calcext:value-type="float">
            <text:p>0.86677</text:p>
          </table:table-cell>
          <table:table-cell office:value-type="float" office:value="-0.024812" calcext:value-type="float">
            <text:p>-0.0248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0]-([$Sheet2.$B$2]*[.B80]+[$Sheet2.$B$3]))^2" office:value-type="float" office:value="0.000430700619917464" calcext:value-type="float">
            <text:p>0.000430700619917</text:p>
          </table:table-cell>
          <table:table-cell table:formula="of:=([.F80]-([$Sheet2.$B$7] +[$Sheet2.$B$8] * ([.B80] - [$Sheet2.$B$9])^2))^2" office:value-type="float" office:value="0.00000541239617235068" calcext:value-type="float">
            <text:p>5.41239617235068E-06</text:p>
          </table:table-cell>
          <table:table-cell table:formula="of:=([.X80]-([.AE80]^2*([$Sheet2.$B$13]*([.B80] -[$Sheet2.$B$14])^2 +[$Sheet2.$B$15]*([.B80]-[$Sheet2.$B$14]) +[$Sheet2.$B$16])    ))^2" office:value-type="float" office:value="0.00102867453251618" calcext:value-type="float">
            <text:p>0.001028674532516</text:p>
          </table:table-cell>
          <table:table-cell table:formula="of:=([.AG80]-([.AE80]^2*([$Sheet2.$B$20]*([.B80] -[$Sheet2.$B$21])^2 + [$Sheet2.$B$22]*([.B80]-[$Sheet2.$B$21]) + [$Sheet2.$B$23])    ))^2" office:value-type="float" office:value="323.363262284031" calcext:value-type="float">
            <text:p>323.363262284031</text:p>
          </table:table-cell>
          <table:table-cell table:formula="of:=([.AH80]-([.AE80]^2*([$Sheet2.$B$27]*([.B80] -[$Sheet2.$B$28])^2 +[$Sheet2.$B$29]*([.B80]-[$Sheet2.$B$28]) +[$Sheet2.$B$30])    ))^2" office:value-type="float" office:value="2374.46858973986" calcext:value-type="float">
            <text:p>2374.46858973986</text:p>
          </table:table-cell>
          <table:table-cell table:formula="of:=([.AI80]-([.AE80]^2*([$Sheet2.$B$34]*([.B80] - [$Sheet2.$B$35])^2 +[$Sheet2.$B$36]*([.B80]-[$Sheet2.$B$35]) +[$Sheet2.$B$37])    ))^2" office:value-type="float" office:value="0.574295327726373" calcext:value-type="float">
            <text:p>0.574295327726373</text:p>
          </table:table-cell>
          <table:table-cell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5497" calcext:value-type="float">
            <text:p>-0.55497</text:p>
          </table:table-cell>
          <table:table-cell office:value-type="float" office:value="0.046619" calcext:value-type="float">
            <text:p>0.046619</text:p>
          </table:table-cell>
          <table:table-cell office:value-type="float" office:value="0.011832" calcext:value-type="float">
            <text:p>0.011832</text:p>
          </table:table-cell>
          <table:table-cell office:value-type="float" office:value="0.034786" calcext:value-type="float">
            <text:p>0.034786</text:p>
          </table:table-cell>
          <table:table-cell office:value-type="float" office:value="-0.008856" calcext:value-type="float">
            <text:p>-0.008856</text:p>
          </table:table-cell>
          <table:table-cell office:value-type="float" office:value="-2.2771" calcext:value-type="float">
            <text:p>-2.2771</text:p>
          </table:table-cell>
          <table:table-cell office:value-type="float" office:value="-0.077843" calcext:value-type="float">
            <text:p>-0.077843</text:p>
          </table:table-cell>
          <table:table-cell office:value-type="float" office:value="-2.1992" calcext:value-type="float">
            <text:p>-2.1992</text:p>
          </table:table-cell>
          <table:table-cell office:value-type="float" office:value="-0.25747" calcext:value-type="float">
            <text:p>-0.25747</text:p>
          </table:table-cell>
          <table:table-cell office:value-type="float" office:value="-0.031571" calcext:value-type="float">
            <text:p>-0.031571</text:p>
          </table:table-cell>
          <table:table-cell office:value-type="float" office:value="-0.0058535" calcext:value-type="float">
            <text:p>-0.0058535</text:p>
          </table:table-cell>
          <table:table-cell office:value-type="float" office:value="-0.025718" calcext:value-type="float">
            <text:p>-0.025718</text:p>
          </table:table-cell>
          <table:table-cell office:value-type="float" office:value="-11.905" calcext:value-type="float">
            <text:p>-11.905</text:p>
          </table:table-cell>
          <table:table-cell office:value-type="float" office:value="-8.8684" calcext:value-type="float">
            <text:p>-8.8684</text:p>
          </table:table-cell>
          <table:table-cell office:value-type="float" office:value="-1" calcext:value-type="float">
            <text:p>-1</text:p>
          </table:table-cell>
          <table:table-cell office:value-type="float" office:value="130.06" calcext:value-type="float">
            <text:p>130.06</text:p>
          </table:table-cell>
          <table:table-cell office:value-type="float" office:value="-33.11" calcext:value-type="float">
            <text:p>-33.11</text:p>
          </table:table-cell>
          <table:table-cell office:value-type="float" office:value="-2074.9" calcext:value-type="float">
            <text:p>-2074.9</text:p>
          </table:table-cell>
          <table:table-cell office:value-type="float" office:value="130.06" calcext:value-type="float">
            <text:p>130.06</text:p>
          </table:table-cell>
          <table:table-cell office:value-type="float" office:value="-33.11" calcext:value-type="float">
            <text:p>-33.11</text:p>
          </table:table-cell>
          <table:table-cell office:value-type="float" office:value="-2074.9" calcext:value-type="float">
            <text:p>-207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649" calcext:value-type="float">
            <text:p>9.9649</text:p>
          </table:table-cell>
          <table:table-cell office:value-type="float" office:value="-0.99037" calcext:value-type="float">
            <text:p>-0.99037</text:p>
          </table:table-cell>
          <table:table-cell office:value-type="float" office:value="10" calcext:value-type="float">
            <text:p>10</text:p>
          </table:table-cell>
          <table:table-cell office:value-type="float" office:value="-4.8017" calcext:value-type="float">
            <text:p>-4.8017</text:p>
          </table:table-cell>
          <table:table-cell office:value-type="float" office:value="481.3" calcext:value-type="float">
            <text:p>481.3</text:p>
          </table:table-cell>
          <table:table-cell office:value-type="float" office:value="-1294" calcext:value-type="float">
            <text:p>-1294</text:p>
          </table:table-cell>
          <table:table-cell office:value-type="float" office:value="59.018" calcext:value-type="float">
            <text:p>59.018</text:p>
          </table:table-cell>
          <table:table-cell office:value-type="float" office:value="0.039257" calcext:value-type="float">
            <text:p>0.039257</text:p>
          </table:table-cell>
          <table:table-cell office:value-type="float" office:value="-0.24789" calcext:value-type="float">
            <text:p>-0.24789</text:p>
          </table:table-cell>
          <table:table-cell office:value-type="float" office:value="0.0034228" calcext:value-type="float">
            <text:p>0.0034228</text:p>
          </table:table-cell>
          <table:table-cell office:value-type="float" office:value="0" calcext:value-type="float">
            <text:p>0</text:p>
          </table:table-cell>
          <table:table-cell office:value-type="float" office:value="-2856.4" calcext:value-type="float">
            <text:p>-2856.4</text:p>
          </table:table-cell>
          <table:table-cell office:value-type="float" office:value="0.025998" calcext:value-type="float">
            <text:p>0.025998</text:p>
          </table:table-cell>
          <table:table-cell office:value-type="float" office:value="0.84548" calcext:value-type="float">
            <text:p>0.84548</text:p>
          </table:table-cell>
          <table:table-cell office:value-type="float" office:value="-0.021787" calcext:value-type="float">
            <text:p>-0.0217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1]-([$Sheet2.$B$2]*[.B81]+[$Sheet2.$B$3]))^2" office:value-type="float" office:value="0.000394042167304697" calcext:value-type="float">
            <text:p>0.000394042167305</text:p>
          </table:table-cell>
          <table:table-cell table:formula="of:=([.F81]-([$Sheet2.$B$7] +[$Sheet2.$B$8] * ([.B81] - [$Sheet2.$B$9])^2))^2" office:value-type="float" office:value="0.0000029353653544696" calcext:value-type="float">
            <text:p>2.9353653544696E-06</text:p>
          </table:table-cell>
          <table:table-cell table:formula="of:=([.X81]-([.AE81]^2*([$Sheet2.$B$13]*([.B81] -[$Sheet2.$B$14])^2 +[$Sheet2.$B$15]*([.B81]-[$Sheet2.$B$14]) +[$Sheet2.$B$16])    ))^2" office:value-type="float" office:value="0.0376395265459837" calcext:value-type="float">
            <text:p>0.037639526545984</text:p>
          </table:table-cell>
          <table:table-cell table:formula="of:=([.AG81]-([.AE81]^2*([$Sheet2.$B$20]*([.B81] -[$Sheet2.$B$21])^2 + [$Sheet2.$B$22]*([.B81]-[$Sheet2.$B$21]) + [$Sheet2.$B$23])    ))^2" office:value-type="float" office:value="310.073509994686" calcext:value-type="float">
            <text:p>310.073509994686</text:p>
          </table:table-cell>
          <table:table-cell table:formula="of:=([.AH81]-([.AE81]^2*([$Sheet2.$B$27]*([.B81] -[$Sheet2.$B$28])^2 +[$Sheet2.$B$29]*([.B81]-[$Sheet2.$B$28]) +[$Sheet2.$B$30])    ))^2" office:value-type="float" office:value="2298.80403547145" calcext:value-type="float">
            <text:p>2298.80403547145</text:p>
          </table:table-cell>
          <table:table-cell table:formula="of:=([.AI81]-([.AE81]^2*([$Sheet2.$B$34]*([.B81] - [$Sheet2.$B$35])^2 +[$Sheet2.$B$36]*([.B81]-[$Sheet2.$B$35]) +[$Sheet2.$B$37])    ))^2" office:value-type="float" office:value="1.04464852939247" calcext:value-type="float">
            <text:p>1.04464852939247</text:p>
          </table:table-cell>
          <table:table-cell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395" calcext:value-type="float">
            <text:p>-0.49395</text:p>
          </table:table-cell>
          <table:table-cell office:value-type="float" office:value="0.039477" calcext:value-type="float">
            <text:p>0.039477</text:p>
          </table:table-cell>
          <table:table-cell office:value-type="float" office:value="0.010998" calcext:value-type="float">
            <text:p>0.010998</text:p>
          </table:table-cell>
          <table:table-cell office:value-type="float" office:value="0.028479" calcext:value-type="float">
            <text:p>0.028479</text:p>
          </table:table-cell>
          <table:table-cell office:value-type="float" office:value="-0.0078266" calcext:value-type="float">
            <text:p>-0.0078266</text:p>
          </table:table-cell>
          <table:table-cell office:value-type="float" office:value="-2.0185" calcext:value-type="float">
            <text:p>-2.0185</text:p>
          </table:table-cell>
          <table:table-cell office:value-type="float" office:value="-0.072354" calcext:value-type="float">
            <text:p>-0.072354</text:p>
          </table:table-cell>
          <table:table-cell office:value-type="float" office:value="-1.9462" calcext:value-type="float">
            <text:p>-1.9462</text:p>
          </table:table-cell>
          <table:table-cell office:value-type="float" office:value="-0.22925" calcext:value-type="float">
            <text:p>-0.22925</text:p>
          </table:table-cell>
          <table:table-cell office:value-type="float" office:value="-0.026999" calcext:value-type="float">
            <text:p>-0.026999</text:p>
          </table:table-cell>
          <table:table-cell office:value-type="float" office:value="-0.005415" calcext:value-type="float">
            <text:p>-0.005415</text:p>
          </table:table-cell>
          <table:table-cell office:value-type="float" office:value="-0.021584" calcext:value-type="float">
            <text:p>-0.021584</text:p>
          </table:table-cell>
          <table:table-cell office:value-type="float" office:value="-12.512" calcext:value-type="float">
            <text:p>-12.512</text:p>
          </table:table-cell>
          <table:table-cell office:value-type="float" office:value="-8.7939" calcext:value-type="float">
            <text:p>-8.7939</text:p>
          </table:table-cell>
          <table:table-cell office:value-type="float" office:value="-1" calcext:value-type="float">
            <text:p>-1</text:p>
          </table:table-cell>
          <table:table-cell office:value-type="float" office:value="106.47" calcext:value-type="float">
            <text:p>106.47</text:p>
          </table:table-cell>
          <table:table-cell office:value-type="float" office:value="-29.262" calcext:value-type="float">
            <text:p>-29.262</text:p>
          </table:table-cell>
          <table:table-cell office:value-type="float" office:value="-1846.7" calcext:value-type="float">
            <text:p>-1846.7</text:p>
          </table:table-cell>
          <table:table-cell office:value-type="float" office:value="106.47" calcext:value-type="float">
            <text:p>106.47</text:p>
          </table:table-cell>
          <table:table-cell office:value-type="float" office:value="-29.262" calcext:value-type="float">
            <text:p>-29.262</text:p>
          </table:table-cell>
          <table:table-cell office:value-type="float" office:value="-1846.7" calcext:value-type="float">
            <text:p>-184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682" calcext:value-type="float">
            <text:p>9.9682</text:p>
          </table:table-cell>
          <table:table-cell office:value-type="float" office:value="-0.99877" calcext:value-type="float">
            <text:p>-0.99877</text:p>
          </table:table-cell>
          <table:table-cell office:value-type="float" office:value="10" calcext:value-type="float">
            <text:p>10</text:p>
          </table:table-cell>
          <table:table-cell office:value-type="float" office:value="-4.5694" calcext:value-type="float">
            <text:p>-4.5694</text:p>
          </table:table-cell>
          <table:table-cell office:value-type="float" office:value="428.56" calcext:value-type="float">
            <text:p>428.56</text:p>
          </table:table-cell>
          <table:table-cell office:value-type="float" office:value="-1147.1" calcext:value-type="float">
            <text:p>-1147.1</text:p>
          </table:table-cell>
          <table:table-cell office:value-type="float" office:value="50.472" calcext:value-type="float">
            <text:p>50.472</text:p>
          </table:table-cell>
          <table:table-cell office:value-type="float" office:value="0.037876" calcext:value-type="float">
            <text:p>0.037876</text:p>
          </table:table-cell>
          <table:table-cell office:value-type="float" office:value="-0.24788" calcext:value-type="float">
            <text:p>-0.24788</text:p>
          </table:table-cell>
          <table:table-cell office:value-type="float" office:value="0.0018623" calcext:value-type="float">
            <text:p>0.0018623</text:p>
          </table:table-cell>
          <table:table-cell office:value-type="float" office:value="0" calcext:value-type="float">
            <text:p>0</text:p>
          </table:table-cell>
          <table:table-cell office:value-type="float" office:value="-2880.6" calcext:value-type="float">
            <text:p>-2880.6</text:p>
          </table:table-cell>
          <table:table-cell office:value-type="float" office:value="0.021291" calcext:value-type="float">
            <text:p>0.021291</text:p>
          </table:table-cell>
          <table:table-cell office:value-type="float" office:value="0.81811" calcext:value-type="float">
            <text:p>0.81811</text:p>
          </table:table-cell>
          <table:table-cell office:value-type="float" office:value="-0.018709" calcext:value-type="float">
            <text:p>-0.01870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2]-([$Sheet2.$B$2]*[.B82]+[$Sheet2.$B$3]))^2" office:value-type="float" office:value="0.000348481636652012" calcext:value-type="float">
            <text:p>0.000348481636652</text:p>
          </table:table-cell>
          <table:table-cell table:formula="of:=([.F82]-([$Sheet2.$B$7] +[$Sheet2.$B$8] * ([.B82] - [$Sheet2.$B$9])^2))^2" office:value-type="float" office:value="0.00000124856634213209" calcext:value-type="float">
            <text:p>1.24856634213209E-06</text:p>
          </table:table-cell>
          <table:table-cell table:formula="of:=([.X82]-([.AE82]^2*([$Sheet2.$B$13]*([.B82] -[$Sheet2.$B$14])^2 +[$Sheet2.$B$15]*([.B82]-[$Sheet2.$B$14]) +[$Sheet2.$B$16])    ))^2" office:value-type="float" office:value="0.121710945983503" calcext:value-type="float">
            <text:p>0.121710945983503</text:p>
          </table:table-cell>
          <table:table-cell table:formula="of:=([.AG82]-([.AE82]^2*([$Sheet2.$B$20]*([.B82] -[$Sheet2.$B$21])^2 + [$Sheet2.$B$22]*([.B82]-[$Sheet2.$B$21]) + [$Sheet2.$B$23])    ))^2" office:value-type="float" office:value="288.445512144758" calcext:value-type="float">
            <text:p>288.445512144758</text:p>
          </table:table-cell>
          <table:table-cell table:formula="of:=([.AH82]-([.AE82]^2*([$Sheet2.$B$27]*([.B82] -[$Sheet2.$B$28])^2 +[$Sheet2.$B$29]*([.B82]-[$Sheet2.$B$28]) +[$Sheet2.$B$30])    ))^2" office:value-type="float" office:value="2175.19596438514" calcext:value-type="float">
            <text:p>2175.19596438514</text:p>
          </table:table-cell>
          <table:table-cell table:formula="of:=([.AI82]-([.AE82]^2*([$Sheet2.$B$34]*([.B82] - [$Sheet2.$B$35])^2 +[$Sheet2.$B$36]*([.B82]-[$Sheet2.$B$35]) +[$Sheet2.$B$37])    ))^2" office:value-type="float" office:value="1.69018650614958" calcext:value-type="float">
            <text:p>1.69018650614958</text:p>
          </table:table-cell>
          <table:table-cell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266" calcext:value-type="float">
            <text:p>-0.43266</text:p>
          </table:table-cell>
          <table:table-cell office:value-type="float" office:value="0.033071" calcext:value-type="float">
            <text:p>0.033071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22851" calcext:value-type="float">
            <text:p>0.022851</text:p>
          </table:table-cell>
          <table:table-cell office:value-type="float" office:value="-0.00691" calcext:value-type="float">
            <text:p>-0.00691</text:p>
          </table:table-cell>
          <table:table-cell office:value-type="float" office:value="-1.764" calcext:value-type="float">
            <text:p>-1.764</text:p>
          </table:table-cell>
          <table:table-cell office:value-type="float" office:value="-0.067237" calcext:value-type="float">
            <text:p>-0.067237</text:p>
          </table:table-cell>
          <table:table-cell office:value-type="float" office:value="-1.6968" calcext:value-type="float">
            <text:p>-1.6968</text:p>
          </table:table-cell>
          <table:table-cell office:value-type="float" office:value="-0.2007" calcext:value-type="float">
            <text:p>-0.2007</text:p>
          </table:table-cell>
          <table:table-cell office:value-type="float" office:value="-0.022899" calcext:value-type="float">
            <text:p>-0.022899</text:p>
          </table:table-cell>
          <table:table-cell office:value-type="float" office:value="-0.0049993" calcext:value-type="float">
            <text:p>-0.0049993</text:p>
          </table:table-cell>
          <table:table-cell office:value-type="float" office:value="-0.0179" calcext:value-type="float">
            <text:p>-0.0179</text:p>
          </table:table-cell>
          <table:table-cell office:value-type="float" office:value="-13.083" calcext:value-type="float">
            <text:p>-13.083</text:p>
          </table:table-cell>
          <table:table-cell office:value-type="float" office:value="-8.6055" calcext:value-type="float">
            <text:p>-8.6055</text:p>
          </table:table-cell>
          <table:table-cell office:value-type="float" office:value="-1" calcext:value-type="float">
            <text:p>-1</text:p>
          </table:table-cell>
          <table:table-cell office:value-type="float" office:value="85.433" calcext:value-type="float">
            <text:p>85.433</text:p>
          </table:table-cell>
          <table:table-cell office:value-type="float" office:value="-25.835" calcext:value-type="float">
            <text:p>-25.835</text:p>
          </table:table-cell>
          <table:table-cell office:value-type="float" office:value="-1617.6" calcext:value-type="float">
            <text:p>-1617.6</text:p>
          </table:table-cell>
          <table:table-cell office:value-type="float" office:value="85.433" calcext:value-type="float">
            <text:p>85.433</text:p>
          </table:table-cell>
          <table:table-cell office:value-type="float" office:value="-25.835" calcext:value-type="float">
            <text:p>-25.835</text:p>
          </table:table-cell>
          <table:table-cell office:value-type="float" office:value="-1617.6" calcext:value-type="float">
            <text:p>-16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709" calcext:value-type="float">
            <text:p>9.9709</text:p>
          </table:table-cell>
          <table:table-cell office:value-type="float" office:value="-1.0206" calcext:value-type="float">
            <text:p>-1.0206</text:p>
          </table:table-cell>
          <table:table-cell office:value-type="float" office:value="10" calcext:value-type="float">
            <text:p>10</text:p>
          </table:table-cell>
          <table:table-cell office:value-type="float" office:value="-4.3709" calcext:value-type="float">
            <text:p>-4.3709</text:p>
          </table:table-cell>
          <table:table-cell office:value-type="float" office:value="375.19" calcext:value-type="float">
            <text:p>375.19</text:p>
          </table:table-cell>
          <table:table-cell office:value-type="float" office:value="-1002.5" calcext:value-type="float">
            <text:p>-1002.5</text:p>
          </table:table-cell>
          <table:table-cell office:value-type="float" office:value="42.807" calcext:value-type="float">
            <text:p>42.807</text:p>
          </table:table-cell>
          <table:table-cell office:value-type="float" office:value="0.036017" calcext:value-type="float">
            <text:p>0.036017</text:p>
          </table:table-cell>
          <table:table-cell office:value-type="float" office:value="-0.24788" calcext:value-type="float">
            <text:p>-0.24788</text:p>
          </table:table-cell>
          <table:table-cell table:style-name="ce1" office:value-type="float" office:value="0.00008763" calcext:value-type="float">
            <text:p>8.76E-05</text:p>
          </table:table-cell>
          <table:table-cell office:value-type="float" office:value="0" calcext:value-type="float">
            <text:p>0</text:p>
          </table:table-cell>
          <table:table-cell office:value-type="float" office:value="-2943.6" calcext:value-type="float">
            <text:p>-2943.6</text:p>
          </table:table-cell>
          <table:table-cell office:value-type="float" office:value="0.017088" calcext:value-type="float">
            <text:p>0.017088</text:p>
          </table:table-cell>
          <table:table-cell office:value-type="float" office:value="0.78229" calcext:value-type="float">
            <text:p>0.78229</text:p>
          </table:table-cell>
          <table:table-cell office:value-type="float" office:value="-0.015583" calcext:value-type="float">
            <text:p>-0.0155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3]-([$Sheet2.$B$2]*[.B83]+[$Sheet2.$B$3]))^2" office:value-type="float" office:value="0.000296350383219716" calcext:value-type="float">
            <text:p>0.00029635038322</text:p>
          </table:table-cell>
          <table:table-cell table:formula="of:=([.F83]-([$Sheet2.$B$7] +[$Sheet2.$B$8] * ([.B83] - [$Sheet2.$B$9])^2))^2" office:value-type="float" office:value="0.000000344288800253492" calcext:value-type="float">
            <text:p>3.44288800253492E-07</text:p>
          </table:table-cell>
          <table:table-cell table:formula="of:=([.X83]-([.AE83]^2*([$Sheet2.$B$13]*([.B83] -[$Sheet2.$B$14])^2 +[$Sheet2.$B$15]*([.B83]-[$Sheet2.$B$14]) +[$Sheet2.$B$16])    ))^2" office:value-type="float" office:value="0.245677414762565" calcext:value-type="float">
            <text:p>0.245677414762565</text:p>
          </table:table-cell>
          <table:table-cell table:formula="of:=([.AG83]-([.AE83]^2*([$Sheet2.$B$20]*([.B83] -[$Sheet2.$B$21])^2 + [$Sheet2.$B$22]*([.B83]-[$Sheet2.$B$21]) + [$Sheet2.$B$23])    ))^2" office:value-type="float" office:value="260.068595394176" calcext:value-type="float">
            <text:p>260.068595394176</text:p>
          </table:table-cell>
          <table:table-cell table:formula="of:=([.AH83]-([.AE83]^2*([$Sheet2.$B$27]*([.B83] -[$Sheet2.$B$28])^2 +[$Sheet2.$B$29]*([.B83]-[$Sheet2.$B$28]) +[$Sheet2.$B$30])    ))^2" office:value-type="float" office:value="1998.80287984662" calcext:value-type="float">
            <text:p>1998.80287984662</text:p>
          </table:table-cell>
          <table:table-cell table:formula="of:=([.AI83]-([.AE83]^2*([$Sheet2.$B$34]*([.B83] - [$Sheet2.$B$35])^2 +[$Sheet2.$B$36]*([.B83]-[$Sheet2.$B$35]) +[$Sheet2.$B$37])    ))^2" office:value-type="float" office:value="2.31890910823659" calcext:value-type="float">
            <text:p>2.31890910823659</text:p>
          </table:table-cell>
          <table:table-cell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114" calcext:value-type="float">
            <text:p>-0.37114</text:p>
          </table:table-cell>
          <table:table-cell office:value-type="float" office:value="0.027477" calcext:value-type="float">
            <text:p>0.027477</text:p>
          </table:table-cell>
          <table:table-cell office:value-type="float" office:value="0.0095666" calcext:value-type="float">
            <text:p>0.0095666</text:p>
          </table:table-cell>
          <table:table-cell office:value-type="float" office:value="0.01791" calcext:value-type="float">
            <text:p>0.01791</text:p>
          </table:table-cell>
          <table:table-cell office:value-type="float" office:value="-0.0061072" calcext:value-type="float">
            <text:p>-0.0061072</text:p>
          </table:table-cell>
          <table:table-cell office:value-type="float" office:value="-1.514" calcext:value-type="float">
            <text:p>-1.514</text:p>
          </table:table-cell>
          <table:table-cell office:value-type="float" office:value="-0.062938" calcext:value-type="float">
            <text:p>-0.062938</text:p>
          </table:table-cell>
          <table:table-cell office:value-type="float" office:value="-1.451" calcext:value-type="float">
            <text:p>-1.451</text:p>
          </table:table-cell>
          <table:table-cell office:value-type="float" office:value="-0.17183" calcext:value-type="float">
            <text:p>-0.17183</text:p>
          </table:table-cell>
          <table:table-cell office:value-type="float" office:value="-0.019322" calcext:value-type="float">
            <text:p>-0.019322</text:p>
          </table:table-cell>
          <table:table-cell office:value-type="float" office:value="-0.0046532" calcext:value-type="float">
            <text:p>-0.0046532</text:p>
          </table:table-cell>
          <table:table-cell office:value-type="float" office:value="-0.014669" calcext:value-type="float">
            <text:p>-0.014669</text:p>
          </table:table-cell>
          <table:table-cell office:value-type="float" office:value="-13.508" calcext:value-type="float">
            <text:p>-13.508</text:p>
          </table:table-cell>
          <table:table-cell office:value-type="float" office:value="-8.229" calcext:value-type="float">
            <text:p>-8.229</text:p>
          </table:table-cell>
          <table:table-cell office:value-type="float" office:value="-1" calcext:value-type="float">
            <text:p>-1</text:p>
          </table:table-cell>
          <table:table-cell office:value-type="float" office:value="66.961" calcext:value-type="float">
            <text:p>66.961</text:p>
          </table:table-cell>
          <table:table-cell office:value-type="float" office:value="-22.833" calcext:value-type="float">
            <text:p>-22.833</text:p>
          </table:table-cell>
          <table:table-cell office:value-type="float" office:value="-1387.6" calcext:value-type="float">
            <text:p>-1387.6</text:p>
          </table:table-cell>
          <table:table-cell office:value-type="float" office:value="66.961" calcext:value-type="float">
            <text:p>66.961</text:p>
          </table:table-cell>
          <table:table-cell office:value-type="float" office:value="-22.833" calcext:value-type="float">
            <text:p>-22.833</text:p>
          </table:table-cell>
          <table:table-cell office:value-type="float" office:value="-1387.6" calcext:value-type="float">
            <text:p>-138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727" calcext:value-type="float">
            <text:p>9.9727</text:p>
          </table:table-cell>
          <table:table-cell office:value-type="float" office:value="-1.0673" calcext:value-type="float">
            <text:p>-1.0673</text:p>
          </table:table-cell>
          <table:table-cell office:value-type="float" office:value="10" calcext:value-type="float">
            <text:p>10</text:p>
          </table:table-cell>
          <table:table-cell office:value-type="float" office:value="-4.234" calcext:value-type="float">
            <text:p>-4.234</text:p>
          </table:table-cell>
          <table:table-cell office:value-type="float" office:value="321.21" calcext:value-type="float">
            <text:p>321.21</text:p>
          </table:table-cell>
          <table:table-cell office:value-type="float" office:value="-860.38" calcext:value-type="float">
            <text:p>-860.38</text:p>
          </table:table-cell>
          <table:table-cell office:value-type="float" office:value="36.12" calcext:value-type="float">
            <text:p>36.12</text:p>
          </table:table-cell>
          <table:table-cell office:value-type="float" office:value="0.03345" calcext:value-type="float">
            <text:p>0.03345</text:p>
          </table:table-cell>
          <table:table-cell office:value-type="float" office:value="-0.2479" calcext:value-type="float">
            <text:p>-0.2479</text:p>
          </table:table-cell>
          <table:table-cell office:value-type="float" office:value="-0.0020053" calcext:value-type="float">
            <text:p>-0.0020053</text:p>
          </table:table-cell>
          <table:table-cell office:value-type="float" office:value="0" calcext:value-type="float">
            <text:p>0</text:p>
          </table:table-cell>
          <table:table-cell office:value-type="float" office:value="-3078.3" calcext:value-type="float">
            <text:p>-3078.3</text:p>
          </table:table-cell>
          <table:table-cell office:value-type="float" office:value="0.013396" calcext:value-type="float">
            <text:p>0.013396</text:p>
          </table:table-cell>
          <table:table-cell office:value-type="float" office:value="0.73444" calcext:value-type="float">
            <text:p>0.73444</text:p>
          </table:table-cell>
          <table:table-cell office:value-type="float" office:value="-0.012415" calcext:value-type="float">
            <text:p>-0.0124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4]-([$Sheet2.$B$2]*[.B84]+[$Sheet2.$B$3]))^2" office:value-type="float" office:value="0.000241242955533309" calcext:value-type="float">
            <text:p>0.000241242955533</text:p>
          </table:table-cell>
          <table:table-cell table:formula="of:=([.F84]-([$Sheet2.$B$7] +[$Sheet2.$B$8] * ([.B84] - [$Sheet2.$B$9])^2))^2" office:value-type="float" office:value="0.000000002060858343305" calcext:value-type="float">
            <text:p>2.060858343305E-09</text:p>
          </table:table-cell>
          <table:table-cell table:formula="of:=([.X84]-([.AE84]^2*([$Sheet2.$B$13]*([.B84] -[$Sheet2.$B$14])^2 +[$Sheet2.$B$15]*([.B84]-[$Sheet2.$B$14]) +[$Sheet2.$B$16])    ))^2" office:value-type="float" office:value="0.397368747687349" calcext:value-type="float">
            <text:p>0.397368747687349</text:p>
          </table:table-cell>
          <table:table-cell table:formula="of:=([.AG84]-([.AE84]^2*([$Sheet2.$B$20]*([.B84] -[$Sheet2.$B$21])^2 + [$Sheet2.$B$22]*([.B84]-[$Sheet2.$B$21]) + [$Sheet2.$B$23])    ))^2" office:value-type="float" office:value="226.736750520839" calcext:value-type="float">
            <text:p>226.736750520839</text:p>
          </table:table-cell>
          <table:table-cell table:formula="of:=([.AH84]-([.AE84]^2*([$Sheet2.$B$27]*([.B84] -[$Sheet2.$B$28])^2 +[$Sheet2.$B$29]*([.B84]-[$Sheet2.$B$28]) +[$Sheet2.$B$30])    ))^2" office:value-type="float" office:value="1792.06394911611" calcext:value-type="float">
            <text:p>1792.06394911611</text:p>
          </table:table-cell>
          <table:table-cell table:formula="of:=([.AI84]-([.AE84]^2*([$Sheet2.$B$34]*([.B84] - [$Sheet2.$B$35])^2 +[$Sheet2.$B$36]*([.B84]-[$Sheet2.$B$35]) +[$Sheet2.$B$37])    ))^2" office:value-type="float" office:value="3.19427945596994" calcext:value-type="float">
            <text:p>3.19427945596994</text:p>
          </table:table-cell>
          <table:table-cell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942" calcext:value-type="float">
            <text:p>-0.30942</text:p>
          </table:table-cell>
          <table:table-cell office:value-type="float" office:value="0.022659" calcext:value-type="float">
            <text:p>0.022659</text:p>
          </table:table-cell>
          <table:table-cell office:value-type="float" office:value="0.0089953" calcext:value-type="float">
            <text:p>0.0089953</text:p>
          </table:table-cell>
          <table:table-cell office:value-type="float" office:value="0.013663" calcext:value-type="float">
            <text:p>0.013663</text:p>
          </table:table-cell>
          <table:table-cell office:value-type="float" office:value="-0.0054186" calcext:value-type="float">
            <text:p>-0.0054186</text:p>
          </table:table-cell>
          <table:table-cell office:value-type="float" office:value="-1.2684" calcext:value-type="float">
            <text:p>-1.2684</text:p>
          </table:table-cell>
          <table:table-cell office:value-type="float" office:value="-0.059179" calcext:value-type="float">
            <text:p>-0.059179</text:p>
          </table:table-cell>
          <table:table-cell office:value-type="float" office:value="-1.2092" calcext:value-type="float">
            <text:p>-1.2092</text:p>
          </table:table-cell>
          <table:table-cell office:value-type="float" office:value="-0.14263" calcext:value-type="float">
            <text:p>-0.14263</text:p>
          </table:table-cell>
          <table:table-cell office:value-type="float" office:value="-0.016247" calcext:value-type="float">
            <text:p>-0.016247</text:p>
          </table:table-cell>
          <table:table-cell office:value-type="float" office:value="-0.0043527" calcext:value-type="float">
            <text:p>-0.0043527</text:p>
          </table:table-cell>
          <table:table-cell office:value-type="float" office:value="-0.011894" calcext:value-type="float">
            <text:p>-0.011894</text:p>
          </table:table-cell>
          <table:table-cell office:value-type="float" office:value="-13.656" calcext:value-type="float">
            <text:p>-13.656</text:p>
          </table:table-cell>
          <table:table-cell office:value-type="float" office:value="-7.596" calcext:value-type="float">
            <text:p>-7.596</text:p>
          </table:table-cell>
          <table:table-cell office:value-type="float" office:value="-1" calcext:value-type="float">
            <text:p>-1</text:p>
          </table:table-cell>
          <table:table-cell office:value-type="float" office:value="51.084" calcext:value-type="float">
            <text:p>51.084</text:p>
          </table:table-cell>
          <table:table-cell office:value-type="float" office:value="-20.259" calcext:value-type="float">
            <text:p>-20.259</text:p>
          </table:table-cell>
          <table:table-cell office:value-type="float" office:value="-1156.8" calcext:value-type="float">
            <text:p>-1156.8</text:p>
          </table:table-cell>
          <table:table-cell office:value-type="float" office:value="51.084" calcext:value-type="float">
            <text:p>51.084</text:p>
          </table:table-cell>
          <table:table-cell office:value-type="float" office:value="-20.259" calcext:value-type="float">
            <text:p>-20.259</text:p>
          </table:table-cell>
          <table:table-cell office:value-type="float" office:value="-1156.8" calcext:value-type="float">
            <text:p>-115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733" calcext:value-type="float">
            <text:p>9.9733</text:p>
          </table:table-cell>
          <table:table-cell office:value-type="float" office:value="-1.1563" calcext:value-type="float">
            <text:p>-1.1563</text:p>
          </table:table-cell>
          <table:table-cell office:value-type="float" office:value="10" calcext:value-type="float">
            <text:p>10</text:p>
          </table:table-cell>
          <table:table-cell office:value-type="float" office:value="-4.1883" calcext:value-type="float">
            <text:p>-4.1883</text:p>
          </table:table-cell>
          <table:table-cell office:value-type="float" office:value="266.63" calcext:value-type="float">
            <text:p>266.63</text:p>
          </table:table-cell>
          <table:table-cell office:value-type="float" office:value="-720.79" calcext:value-type="float">
            <text:p>-720.79</text:p>
          </table:table-cell>
          <table:table-cell office:value-type="float" office:value="30.371" calcext:value-type="float">
            <text:p>30.371</text:p>
          </table:table-cell>
          <table:table-cell office:value-type="float" office:value="0.029761" calcext:value-type="float">
            <text:p>0.029761</text:p>
          </table:table-cell>
          <table:table-cell office:value-type="float" office:value="-0.24796" calcext:value-type="float">
            <text:p>-0.24796</text:p>
          </table:table-cell>
          <table:table-cell office:value-type="float" office:value="-0.0046045" calcext:value-type="float">
            <text:p>-0.0046045</text:p>
          </table:table-cell>
          <table:table-cell office:value-type="float" office:value="0" calcext:value-type="float">
            <text:p>0</text:p>
          </table:table-cell>
          <table:table-cell office:value-type="float" office:value="-3334.9" calcext:value-type="float">
            <text:p>-3334.9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66912" calcext:value-type="float">
            <text:p>0.66912</text:p>
          </table:table-cell>
          <table:table-cell office:value-type="float" office:value="-0.0092086" calcext:value-type="float">
            <text:p>-0.009208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5]-([$Sheet2.$B$2]*[.B85]+[$Sheet2.$B$3]))^2" office:value-type="float" office:value="0.000186299712402778" calcext:value-type="float">
            <text:p>0.000186299712403</text:p>
          </table:table-cell>
          <table:table-cell table:formula="of:=([.F85]-([$Sheet2.$B$7] +[$Sheet2.$B$8] * ([.B85] - [$Sheet2.$B$9])^2))^2" office:value-type="float" office:value="0.000000221559577201386" calcext:value-type="float">
            <text:p>2.21559577201386E-07</text:p>
          </table:table-cell>
          <table:table-cell table:formula="of:=([.X85]-([.AE85]^2*([$Sheet2.$B$13]*([.B85] -[$Sheet2.$B$14])^2 +[$Sheet2.$B$15]*([.B85]-[$Sheet2.$B$14]) +[$Sheet2.$B$16])    ))^2" office:value-type="float" office:value="0.562516493162971" calcext:value-type="float">
            <text:p>0.562516493162971</text:p>
          </table:table-cell>
          <table:table-cell table:formula="of:=([.AG85]-([.AE85]^2*([$Sheet2.$B$20]*([.B85] -[$Sheet2.$B$21])^2 + [$Sheet2.$B$22]*([.B85]-[$Sheet2.$B$21]) + [$Sheet2.$B$23])    ))^2" office:value-type="float" office:value="190.084062180584" calcext:value-type="float">
            <text:p>190.084062180584</text:p>
          </table:table-cell>
          <table:table-cell table:formula="of:=([.AH85]-([.AE85]^2*([$Sheet2.$B$27]*([.B85] -[$Sheet2.$B$28])^2 +[$Sheet2.$B$29]*([.B85]-[$Sheet2.$B$28]) +[$Sheet2.$B$30])    ))^2" office:value-type="float" office:value="1565.26302013223" calcext:value-type="float">
            <text:p>1565.26302013223</text:p>
          </table:table-cell>
          <table:table-cell table:formula="of:=([.AI85]-([.AE85]^2*([$Sheet2.$B$34]*([.B85] - [$Sheet2.$B$35])^2 +[$Sheet2.$B$36]*([.B85]-[$Sheet2.$B$35]) +[$Sheet2.$B$37])    ))^2" office:value-type="float" office:value="4.21664244849566" calcext:value-type="float">
            <text:p>4.21664244849566</text:p>
          </table:table-cell>
          <table:table-cell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752" calcext:value-type="float">
            <text:p>-0.24752</text:p>
          </table:table-cell>
          <table:table-cell office:value-type="float" office:value="0.018601" calcext:value-type="float">
            <text:p>0.018601</text:p>
          </table:table-cell>
          <table:table-cell office:value-type="float" office:value="0.0084837" calcext:value-type="float">
            <text:p>0.0084837</text:p>
          </table:table-cell>
          <table:table-cell office:value-type="float" office:value="0.010117" calcext:value-type="float">
            <text:p>0.010117</text:p>
          </table:table-cell>
          <table:table-cell office:value-type="float" office:value="-0.004845" calcext:value-type="float">
            <text:p>-0.004845</text:p>
          </table:table-cell>
          <table:table-cell office:value-type="float" office:value="-1.0271" calcext:value-type="float">
            <text:p>-1.0271</text:p>
          </table:table-cell>
          <table:table-cell office:value-type="float" office:value="-0.055814" calcext:value-type="float">
            <text:p>-0.055814</text:p>
          </table:table-cell>
          <table:table-cell office:value-type="float" office:value="-0.97131" calcext:value-type="float">
            <text:p>-0.97131</text:p>
          </table:table-cell>
          <table:table-cell office:value-type="float" office:value="-0.11313" calcext:value-type="float">
            <text:p>-0.11313</text:p>
          </table:table-cell>
          <table:table-cell office:value-type="float" office:value="-0.013664" calcext:value-type="float">
            <text:p>-0.013664</text:p>
          </table:table-cell>
          <table:table-cell office:value-type="float" office:value="-0.0040863" calcext:value-type="float">
            <text:p>-0.0040863</text:p>
          </table:table-cell>
          <table:table-cell office:value-type="float" office:value="-0.009578" calcext:value-type="float">
            <text:p>-0.009578</text:p>
          </table:table-cell>
          <table:table-cell office:value-type="float" office:value="-13.307" calcext:value-type="float">
            <text:p>-13.307</text:p>
          </table:table-cell>
          <table:table-cell office:value-type="float" office:value="-6.6203" calcext:value-type="float">
            <text:p>-6.6203</text:p>
          </table:table-cell>
          <table:table-cell office:value-type="float" office:value="-1" calcext:value-type="float">
            <text:p>-1</text:p>
          </table:table-cell>
          <table:table-cell office:value-type="float" office:value="37.825" calcext:value-type="float">
            <text:p>37.825</text:p>
          </table:table-cell>
          <table:table-cell office:value-type="float" office:value="-18.114" calcext:value-type="float">
            <text:p>-18.114</text:p>
          </table:table-cell>
          <table:table-cell office:value-type="float" office:value="-925.4" calcext:value-type="float">
            <text:p>-925.4</text:p>
          </table:table-cell>
          <table:table-cell office:value-type="float" office:value="37.825" calcext:value-type="float">
            <text:p>37.825</text:p>
          </table:table-cell>
          <table:table-cell office:value-type="float" office:value="-18.114" calcext:value-type="float">
            <text:p>-18.114</text:p>
          </table:table-cell>
          <table:table-cell office:value-type="float" office:value="-925.4" calcext:value-type="float">
            <text:p>-92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719" calcext:value-type="float">
            <text:p>9.9719</text:p>
          </table:table-cell>
          <table:table-cell office:value-type="float" office:value="-1.3267" calcext:value-type="float">
            <text:p>-1.3267</text:p>
          </table:table-cell>
          <table:table-cell office:value-type="float" office:value="10" calcext:value-type="float">
            <text:p>10</text:p>
          </table:table-cell>
          <table:table-cell office:value-type="float" office:value="-4.2977" calcext:value-type="float">
            <text:p>-4.2977</text:p>
          </table:table-cell>
          <table:table-cell office:value-type="float" office:value="211.49" calcext:value-type="float">
            <text:p>211.49</text:p>
          </table:table-cell>
          <table:table-cell office:value-type="float" office:value="-583.7" calcext:value-type="float">
            <text:p>-583.7</text:p>
          </table:table-cell>
          <table:table-cell office:value-type="float" office:value="25.544" calcext:value-type="float">
            <text:p>25.544</text:p>
          </table:table-cell>
          <table:table-cell office:value-type="float" office:value="0.024118" calcext:value-type="float">
            <text:p>0.024118</text:p>
          </table:table-cell>
          <table:table-cell office:value-type="float" office:value="-0.24805" calcext:value-type="float">
            <text:p>-0.24805</text:p>
          </table:table-cell>
          <table:table-cell office:value-type="float" office:value="-0.0080878" calcext:value-type="float">
            <text:p>-0.0080878</text:p>
          </table:table-cell>
          <table:table-cell office:value-type="float" office:value="0" calcext:value-type="float">
            <text:p>0</text:p>
          </table:table-cell>
          <table:table-cell office:value-type="float" office:value="-3826.3" calcext:value-type="float">
            <text:p>-3826.3</text:p>
          </table:table-cell>
          <table:table-cell office:value-type="float" office:value="0.0075664" calcext:value-type="float">
            <text:p>0.0075664</text:p>
          </table:table-cell>
          <table:table-cell office:value-type="float" office:value="0.57827" calcext:value-type="float">
            <text:p>0.57827</text:p>
          </table:table-cell>
          <table:table-cell office:value-type="float" office:value="-0.0059697" calcext:value-type="float">
            <text:p>-0.00596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6]-([$Sheet2.$B$2]*[.B86]+[$Sheet2.$B$3]))^2" office:value-type="float" office:value="0.00013424310617579" calcext:value-type="float">
            <text:p>0.000134243106176</text:p>
          </table:table-cell>
          <table:table-cell table:formula="of:=([.F86]-([$Sheet2.$B$7] +[$Sheet2.$B$8] * ([.B86] - [$Sheet2.$B$9])^2))^2" office:value-type="float" office:value="0.000000894031173699343" calcext:value-type="float">
            <text:p>8.94031173699343E-07</text:p>
          </table:table-cell>
          <table:table-cell table:formula="of:=([.X86]-([.AE86]^2*([$Sheet2.$B$13]*([.B86] -[$Sheet2.$B$14])^2 +[$Sheet2.$B$15]*([.B86]-[$Sheet2.$B$14]) +[$Sheet2.$B$16])    ))^2" office:value-type="float" office:value="0.728591674021504" calcext:value-type="float">
            <text:p>0.728591674021504</text:p>
          </table:table-cell>
          <table:table-cell table:formula="of:=([.AG86]-([.AE86]^2*([$Sheet2.$B$20]*([.B86] -[$Sheet2.$B$21])^2 + [$Sheet2.$B$22]*([.B86]-[$Sheet2.$B$21]) + [$Sheet2.$B$23])    ))^2" office:value-type="float" office:value="152.635998503088" calcext:value-type="float">
            <text:p>152.635998503088</text:p>
          </table:table-cell>
          <table:table-cell table:formula="of:=([.AH86]-([.AE86]^2*([$Sheet2.$B$27]*([.B86] -[$Sheet2.$B$28])^2 +[$Sheet2.$B$29]*([.B86]-[$Sheet2.$B$28]) +[$Sheet2.$B$30])    ))^2" office:value-type="float" office:value="1322.76668942688" calcext:value-type="float">
            <text:p>1322.76668942688</text:p>
          </table:table-cell>
          <table:table-cell table:formula="of:=([.AI86]-([.AE86]^2*([$Sheet2.$B$34]*([.B86] - [$Sheet2.$B$35])^2 +[$Sheet2.$B$36]*([.B86]-[$Sheet2.$B$35]) +[$Sheet2.$B$37])    ))^2" office:value-type="float" office:value="5.31473885801531" calcext:value-type="float">
            <text:p>5.31473885801531</text:p>
          </table:table-cell>
          <table:table-cell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546" calcext:value-type="float">
            <text:p>-0.18546</text:p>
          </table:table-cell>
          <table:table-cell office:value-type="float" office:value="0.015299" calcext:value-type="float">
            <text:p>0.015299</text:p>
          </table:table-cell>
          <table:table-cell office:value-type="float" office:value="0.0080236" calcext:value-type="float">
            <text:p>0.0080236</text:p>
          </table:table-cell>
          <table:table-cell office:value-type="float" office:value="0.0072758" calcext:value-type="float">
            <text:p>0.0072758</text:p>
          </table:table-cell>
          <table:table-cell office:value-type="float" office:value="-0.0043869" calcext:value-type="float">
            <text:p>-0.0043869</text:p>
          </table:table-cell>
          <table:table-cell office:value-type="float" office:value="-0.79034" calcext:value-type="float">
            <text:p>-0.79034</text:p>
          </table:table-cell>
          <table:table-cell office:value-type="float" office:value="-0.052787" calcext:value-type="float">
            <text:p>-0.052787</text:p>
          </table:table-cell>
          <table:table-cell office:value-type="float" office:value="-0.73756" calcext:value-type="float">
            <text:p>-0.73756</text:p>
          </table:table-cell>
          <table:table-cell office:value-type="float" office:value="-0.083335" calcext:value-type="float">
            <text:p>-0.083335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-0.0038478" calcext:value-type="float">
            <text:p>-0.0038478</text:p>
          </table:table-cell>
          <table:table-cell office:value-type="float" office:value="-0.007724" calcext:value-type="float">
            <text:p>-0.007724</text:p>
          </table:table-cell>
          <table:table-cell office:value-type="float" office:value="-12.122" calcext:value-type="float">
            <text:p>-12.122</text:p>
          </table:table-cell>
          <table:table-cell office:value-type="float" office:value="-5.2205" calcext:value-type="float">
            <text:p>-5.2205</text:p>
          </table:table-cell>
          <table:table-cell office:value-type="float" office:value="-1" calcext:value-type="float">
            <text:p>-1</text:p>
          </table:table-cell>
          <table:table-cell office:value-type="float" office:value="27.202" calcext:value-type="float">
            <text:p>27.202</text:p>
          </table:table-cell>
          <table:table-cell office:value-type="float" office:value="-16.401" calcext:value-type="float">
            <text:p>-16.401</text:p>
          </table:table-cell>
          <table:table-cell office:value-type="float" office:value="-693.4" calcext:value-type="float">
            <text:p>-693.4</text:p>
          </table:table-cell>
          <table:table-cell office:value-type="float" office:value="27.202" calcext:value-type="float">
            <text:p>27.202</text:p>
          </table:table-cell>
          <table:table-cell office:value-type="float" office:value="-16.401" calcext:value-type="float">
            <text:p>-16.401</text:p>
          </table:table-cell>
          <table:table-cell office:value-type="float" office:value="-693.4" calcext:value-type="float">
            <text:p>-69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661" calcext:value-type="float">
            <text:p>9.9661</text:p>
          </table:table-cell>
          <table:table-cell office:value-type="float" office:value="-1.6824" calcext:value-type="float">
            <text:p>-1.6824</text:p>
          </table:table-cell>
          <table:table-cell office:value-type="float" office:value="10" calcext:value-type="float">
            <text:p>10</text:p>
          </table:table-cell>
          <table:table-cell office:value-type="float" office:value="-4.7158" calcext:value-type="float">
            <text:p>-4.7158</text:p>
          </table:table-cell>
          <table:table-cell office:value-type="float" office:value="155.78" calcext:value-type="float">
            <text:p>155.78</text:p>
          </table:table-cell>
          <table:table-cell office:value-type="float" office:value="-449.14" calcext:value-type="float">
            <text:p>-449.14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014577" calcext:value-type="float">
            <text:p>0.014577</text:p>
          </table:table-cell>
          <table:table-cell office:value-type="float" office:value="-0.24824" calcext:value-type="float">
            <text:p>-0.24824</text:p>
          </table:table-cell>
          <table:table-cell office:value-type="float" office:value="-0.013341" calcext:value-type="float">
            <text:p>-0.013341</text:p>
          </table:table-cell>
          <table:table-cell office:value-type="float" office:value="0" calcext:value-type="float">
            <text:p>0</text:p>
          </table:table-cell>
          <table:table-cell office:value-type="float" office:value="-4852.3" calcext:value-type="float">
            <text:p>-4852.3</text:p>
          </table:table-cell>
          <table:table-cell office:value-type="float" office:value="0.0054384" calcext:value-type="float">
            <text:p>0.0054384</text:p>
          </table:table-cell>
          <table:table-cell office:value-type="float" office:value="0.45144" calcext:value-type="float">
            <text:p>0.45144</text:p>
          </table:table-cell>
          <table:table-cell office:value-type="float" office:value="-0.0027035" calcext:value-type="float">
            <text:p>-0.00270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7]-([$Sheet2.$B$2]*[.B87]+[$Sheet2.$B$3]))^2" office:value-type="float" office:value="0.0000876751359948945" calcext:value-type="float">
            <text:p>8.76751359948945E-05</text:p>
          </table:table-cell>
          <table:table-cell table:formula="of:=([.F87]-([$Sheet2.$B$7] +[$Sheet2.$B$8] * ([.B87] - [$Sheet2.$B$9])^2))^2" office:value-type="float" office:value="0.00000189089040962316" calcext:value-type="float">
            <text:p>1.89089040962316E-06</text:p>
          </table:table-cell>
          <table:table-cell table:formula="of:=([.X87]-([.AE87]^2*([$Sheet2.$B$13]*([.B87] -[$Sheet2.$B$14])^2 +[$Sheet2.$B$15]*([.B87]-[$Sheet2.$B$14]) +[$Sheet2.$B$16])    ))^2" office:value-type="float" office:value="0.879968523433556" calcext:value-type="float">
            <text:p>0.879968523433556</text:p>
          </table:table-cell>
          <table:table-cell table:formula="of:=([.AG87]-([.AE87]^2*([$Sheet2.$B$20]*([.B87] -[$Sheet2.$B$21])^2 + [$Sheet2.$B$22]*([.B87]-[$Sheet2.$B$21]) + [$Sheet2.$B$23])    ))^2" office:value-type="float" office:value="115.568306489827" calcext:value-type="float">
            <text:p>115.568306489827</text:p>
          </table:table-cell>
          <table:table-cell table:formula="of:=([.AH87]-([.AE87]^2*([$Sheet2.$B$27]*([.B87] -[$Sheet2.$B$28])^2 +[$Sheet2.$B$29]*([.B87]-[$Sheet2.$B$28]) +[$Sheet2.$B$30])    ))^2" office:value-type="float" office:value="1074.66870283182" calcext:value-type="float">
            <text:p>1074.66870283182</text:p>
          </table:table-cell>
          <table:table-cell table:formula="of:=([.AI87]-([.AE87]^2*([$Sheet2.$B$34]*([.B87] - [$Sheet2.$B$35])^2 +[$Sheet2.$B$36]*([.B87]-[$Sheet2.$B$35]) +[$Sheet2.$B$37])    ))^2" office:value-type="float" office:value="6.43145071425964" calcext:value-type="float">
            <text:p>6.43145071425964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329" calcext:value-type="float">
            <text:p>-0.1232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76051" calcext:value-type="float">
            <text:p>0.0076051</text:p>
          </table:table-cell>
          <table:table-cell office:value-type="float" office:value="0.0051447" calcext:value-type="float">
            <text:p>0.0051447</text:p>
          </table:table-cell>
          <table:table-cell office:value-type="float" office:value="-0.0040445" calcext:value-type="float">
            <text:p>-0.0040445</text:p>
          </table:table-cell>
          <table:table-cell office:value-type="float" office:value="-0.55809" calcext:value-type="float">
            <text:p>-0.55809</text:p>
          </table:table-cell>
          <table:table-cell office:value-type="float" office:value="-0.050034" calcext:value-type="float">
            <text:p>-0.050034</text:p>
          </table:table-cell>
          <table:table-cell office:value-type="float" office:value="-0.50805" calcext:value-type="float">
            <text:p>-0.50805</text:p>
          </table:table-cell>
          <table:table-cell office:value-type="float" office:value="-0.053254" calcext:value-type="float">
            <text:p>-0.053254</text:p>
          </table:table-cell>
          <table:table-cell office:value-type="float" office:value="-0.0099653" calcext:value-type="float">
            <text:p>-0.0099653</text:p>
          </table:table-cell>
          <table:table-cell office:value-type="float" office:value="-0.0036313" calcext:value-type="float">
            <text:p>-0.0036313</text:p>
          </table:table-cell>
          <table:table-cell office:value-type="float" office:value="-0.006334" calcext:value-type="float">
            <text:p>-0.006334</text:p>
          </table:table-cell>
          <table:table-cell office:value-type="float" office:value="-9.6696" calcext:value-type="float">
            <text:p>-9.6696</text:p>
          </table:table-cell>
          <table:table-cell office:value-type="float" office:value="-3.3952" calcext:value-type="float">
            <text:p>-3.3952</text:p>
          </table:table-cell>
          <table:table-cell office:value-type="float" office:value="-1" calcext:value-type="float">
            <text:p>-1</text:p>
          </table:table-cell>
          <table:table-cell office:value-type="float" office:value="19.235" calcext:value-type="float">
            <text:p>19.235</text:p>
          </table:table-cell>
          <table:table-cell office:value-type="float" office:value="-15.121" calcext:value-type="float">
            <text:p>-15.121</text:p>
          </table:table-cell>
          <table:table-cell office:value-type="float" office:value="-460.93" calcext:value-type="float">
            <text:p>-460.93</text:p>
          </table:table-cell>
          <table:table-cell office:value-type="float" office:value="19.235" calcext:value-type="float">
            <text:p>19.235</text:p>
          </table:table-cell>
          <table:table-cell office:value-type="float" office:value="-15.121" calcext:value-type="float">
            <text:p>-15.121</text:p>
          </table:table-cell>
          <table:table-cell office:value-type="float" office:value="-460.93" calcext:value-type="float">
            <text:p>-460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47" calcext:value-type="float">
            <text:p>9.947</text:p>
          </table:table-cell>
          <table:table-cell office:value-type="float" office:value="-2.5869" calcext:value-type="float">
            <text:p>-2.5869</text:p>
          </table:table-cell>
          <table:table-cell office:value-type="float" office:value="10" calcext:value-type="float">
            <text:p>10</text:p>
          </table:table-cell>
          <table:table-cell office:value-type="float" office:value="-5.9043" calcext:value-type="float">
            <text:p>-5.9043</text:p>
          </table:table-cell>
          <table:table-cell office:value-type="float" office:value="99.551" calcext:value-type="float">
            <text:p>99.551</text:p>
          </table:table-cell>
          <table:table-cell office:value-type="float" office:value="-317.15" calcext:value-type="float">
            <text:p>-317.15</text:p>
          </table:table-cell>
          <table:table-cell office:value-type="float" office:value="18.629" calcext:value-type="float">
            <text:p>18.629</text:p>
          </table:table-cell>
          <table:table-cell office:value-type="float" office:value="-0.0047441" calcext:value-type="float">
            <text:p>-0.0047441</text:p>
          </table:table-cell>
          <table:table-cell office:value-type="float" office:value="-0.24865" calcext:value-type="float">
            <text:p>-0.24865</text:p>
          </table:table-cell>
          <table:table-cell office:value-type="float" office:value="-0.023041" calcext:value-type="float">
            <text:p>-0.023041</text:p>
          </table:table-cell>
          <table:table-cell office:value-type="float" office:value="0" calcext:value-type="float">
            <text:p>0</text:p>
          </table:table-cell>
          <table:table-cell office:value-type="float" office:value="-7461" calcext:value-type="float">
            <text:p>-7461</text:p>
          </table:table-cell>
          <table:table-cell office:value-type="float" office:value="0.0038381" calcext:value-type="float">
            <text:p>0.0038381</text:p>
          </table:table-cell>
          <table:table-cell office:value-type="float" office:value="0.28212" calcext:value-type="float">
            <text:p>0.28212</text:p>
          </table:table-cell>
          <table:table-cell office:value-type="float" office:value="0.00058488" calcext:value-type="float">
            <text:p>0.0005848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8]-([$Sheet2.$B$2]*[.B88]+[$Sheet2.$B$3]))^2" office:value-type="float" office:value="0.0000494302878576021" calcext:value-type="float">
            <text:p>4.94302878576021E-05</text:p>
          </table:table-cell>
          <table:table-cell table:formula="of:=([.F88]-([$Sheet2.$B$7] +[$Sheet2.$B$8] * ([.B88] - [$Sheet2.$B$9])^2))^2" office:value-type="float" office:value="0.00000308491999208661" calcext:value-type="float">
            <text:p>3.08491999208661E-06</text:p>
          </table:table-cell>
          <table:table-cell table:formula="of:=([.X88]-([.AE88]^2*([$Sheet2.$B$13]*([.B88] -[$Sheet2.$B$14])^2 +[$Sheet2.$B$15]*([.B88]-[$Sheet2.$B$14]) +[$Sheet2.$B$16])    ))^2" office:value-type="float" office:value="1.00497150559783" calcext:value-type="float">
            <text:p>1.00497150559783</text:p>
          </table:table-cell>
          <table:table-cell table:formula="of:=([.AG88]-([.AE88]^2*([$Sheet2.$B$20]*([.B88] -[$Sheet2.$B$21])^2 + [$Sheet2.$B$22]*([.B88]-[$Sheet2.$B$21]) + [$Sheet2.$B$23])    ))^2" office:value-type="float" office:value="81.4528846713235" calcext:value-type="float">
            <text:p>81.4528846713235</text:p>
          </table:table-cell>
          <table:table-cell table:formula="of:=([.AH88]-([.AE88]^2*([$Sheet2.$B$27]*([.B88] -[$Sheet2.$B$28])^2 +[$Sheet2.$B$29]*([.B88]-[$Sheet2.$B$28]) +[$Sheet2.$B$30])    ))^2" office:value-type="float" office:value="831.759799083097" calcext:value-type="float">
            <text:p>831.759799083097</text:p>
          </table:table-cell>
          <table:table-cell table:formula="of:=([.AI88]-([.AE88]^2*([$Sheet2.$B$34]*([.B88] - [$Sheet2.$B$35])^2 +[$Sheet2.$B$36]*([.B88]-[$Sheet2.$B$35]) +[$Sheet2.$B$37])    ))^2" office:value-type="float" office:value="7.50443712280949" calcext:value-type="float">
            <text:p>7.50443712280949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1013" calcext:value-type="float">
            <text:p>-0.061013</text:p>
          </table:table-cell>
          <table:table-cell office:value-type="float" office:value="0.010964" calcext:value-type="float">
            <text:p>0.010964</text:p>
          </table:table-cell>
          <table:table-cell office:value-type="float" office:value="0.0072366" calcext:value-type="float">
            <text:p>0.0072366</text:p>
          </table:table-cell>
          <table:table-cell office:value-type="float" office:value="0.0037275" calcext:value-type="float">
            <text:p>0.0037275</text:p>
          </table:table-cell>
          <table:table-cell office:value-type="float" office:value="-0.0038183" calcext:value-type="float">
            <text:p>-0.0038183</text:p>
          </table:table-cell>
          <table:table-cell office:value-type="float" office:value="-0.33052" calcext:value-type="float">
            <text:p>-0.33052</text:p>
          </table:table-cell>
          <table:table-cell office:value-type="float" office:value="-0.047609" calcext:value-type="float">
            <text:p>-0.047609</text:p>
          </table:table-cell>
          <table:table-cell office:value-type="float" office:value="-0.28291" calcext:value-type="float">
            <text:p>-0.28291</text:p>
          </table:table-cell>
          <table:table-cell office:value-type="float" office:value="-0.022899" calcext:value-type="float">
            <text:p>-0.022899</text:p>
          </table:table-cell>
          <table:table-cell office:value-type="float" office:value="-0.0088507" calcext:value-type="float">
            <text:p>-0.0088507</text:p>
          </table:table-cell>
          <table:table-cell office:value-type="float" office:value="-0.0034408" calcext:value-type="float">
            <text:p>-0.0034408</text:p>
          </table:table-cell>
          <table:table-cell office:value-type="float" office:value="-0.00541" calcext:value-type="float">
            <text:p>-0.00541</text:p>
          </table:table-cell>
          <table:table-cell office:value-type="float" office:value="-5.5648" calcext:value-type="float">
            <text:p>-5.5648</text:p>
          </table:table-cell>
          <table:table-cell office:value-type="float" office:value="-1.3745" calcext:value-type="float">
            <text:p>-1.3745</text:p>
          </table:table-cell>
          <table:table-cell office:value-type="float" office:value="-1" calcext:value-type="float">
            <text:p>-1</text:p>
          </table:table-cell>
          <table:table-cell office:value-type="float" office:value="13.936" calcext:value-type="float">
            <text:p>13.936</text:p>
          </table:table-cell>
          <table:table-cell office:value-type="float" office:value="-14.276" calcext:value-type="float">
            <text:p>-14.276</text:p>
          </table:table-cell>
          <table:table-cell office:value-type="float" office:value="-228.11" calcext:value-type="float">
            <text:p>-228.11</text:p>
          </table:table-cell>
          <table:table-cell office:value-type="float" office:value="13.936" calcext:value-type="float">
            <text:p>13.936</text:p>
          </table:table-cell>
          <table:table-cell office:value-type="float" office:value="-14.276" calcext:value-type="float">
            <text:p>-14.276</text:p>
          </table:table-cell>
          <table:table-cell office:value-type="float" office:value="-228.11" calcext:value-type="float">
            <text:p>-22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423" calcext:value-type="float">
            <text:p>9.8423</text:p>
          </table:table-cell>
          <table:table-cell office:value-type="float" office:value="-6.3898" calcext:value-type="float">
            <text:p>-6.3898</text:p>
          </table:table-cell>
          <table:table-cell office:value-type="float" office:value="10" calcext:value-type="float">
            <text:p>10</text:p>
          </table:table-cell>
          <table:table-cell office:value-type="float" office:value="-10.187" calcext:value-type="float">
            <text:p>-10.187</text:p>
          </table:table-cell>
          <table:table-cell office:value-type="float" office:value="42.806" calcext:value-type="float">
            <text:p>42.806</text:p>
          </table:table-cell>
          <table:table-cell office:value-type="float" office:value="-187.83" calcext:value-type="float">
            <text:p>-187.83</text:p>
          </table:table-cell>
          <table:table-cell office:value-type="float" office:value="16.545" calcext:value-type="float">
            <text:p>16.545</text:p>
          </table:table-cell>
          <table:table-cell office:value-type="float" office:value="-0.063757" calcext:value-type="float">
            <text:p>-0.063757</text:p>
          </table:table-cell>
          <table:table-cell office:value-type="float" office:value="-0.24994" calcext:value-type="float">
            <text:p>-0.24994</text:p>
          </table:table-cell>
          <table:table-cell office:value-type="float" office:value="-0.050811" calcext:value-type="float">
            <text:p>-0.050811</text:p>
          </table:table-cell>
          <table:table-cell office:value-type="float" office:value="0" calcext:value-type="float">
            <text:p>0</text:p>
          </table:table-cell>
          <table:table-cell office:value-type="float" office:value="-18429" calcext:value-type="float">
            <text:p>-18429</text:p>
          </table:table-cell>
          <table:table-cell office:value-type="float" office:value="0.0027516" calcext:value-type="float">
            <text:p>0.0027516</text:p>
          </table:table-cell>
          <table:table-cell office:value-type="float" office:value="0.095367" calcext:value-type="float">
            <text:p>0.095367</text:p>
          </table:table-cell>
          <table:table-cell office:value-type="float" office:value="0.00389" calcext:value-type="float">
            <text:p>0.003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89]-([$Sheet2.$B$2]*[.B89]+[$Sheet2.$B$3]))^2" office:value-type="float" office:value="0.0000210757672458422" calcext:value-type="float">
            <text:p>2.10757672458422E-05</text:p>
          </table:table-cell>
          <table:table-cell table:formula="of:=([.F89]-([$Sheet2.$B$7] +[$Sheet2.$B$8] * ([.B89] - [$Sheet2.$B$9])^2))^2" office:value-type="float" office:value="0.00000440758441744725" calcext:value-type="float">
            <text:p>4.40758441744725E-06</text:p>
          </table:table-cell>
          <table:table-cell table:formula="of:=([.X89]-([.AE89]^2*([$Sheet2.$B$13]*([.B89] -[$Sheet2.$B$14])^2 +[$Sheet2.$B$15]*([.B89]-[$Sheet2.$B$14]) +[$Sheet2.$B$16])    ))^2" office:value-type="float" office:value="1.09165866392886" calcext:value-type="float">
            <text:p>1.09165866392886</text:p>
          </table:table-cell>
          <table:table-cell table:formula="of:=([.AG89]-([.AE89]^2*([$Sheet2.$B$20]*([.B89] -[$Sheet2.$B$21])^2 + [$Sheet2.$B$22]*([.B89]-[$Sheet2.$B$21]) + [$Sheet2.$B$23])    ))^2" office:value-type="float" office:value="51.5834164465563" calcext:value-type="float">
            <text:p>51.5834164465563</text:p>
          </table:table-cell>
          <table:table-cell table:formula="of:=([.AH89]-([.AE89]^2*([$Sheet2.$B$27]*([.B89] -[$Sheet2.$B$28])^2 +[$Sheet2.$B$29]*([.B89]-[$Sheet2.$B$28]) +[$Sheet2.$B$30])    ))^2" office:value-type="float" office:value="607.335516314035" calcext:value-type="float">
            <text:p>607.335516314035</text:p>
          </table:table-cell>
          <table:table-cell table:formula="of:=([.AI89]-([.AE89]^2*([$Sheet2.$B$34]*([.B89] - [$Sheet2.$B$35])^2 +[$Sheet2.$B$36]*([.B89]-[$Sheet2.$B$35]) +[$Sheet2.$B$37])    ))^2" office:value-type="float" office:value="8.55883428852172" calcext:value-type="float">
            <text:p>8.55883428852172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273" calcext:value-type="float">
            <text:p>0.0013273</text:p>
          </table:table-cell>
          <table:table-cell office:value-type="float" office:value="0.0099358" calcext:value-type="float">
            <text:p>0.0099358</text:p>
          </table:table-cell>
          <table:table-cell office:value-type="float" office:value="0.0069084" calcext:value-type="float">
            <text:p>0.0069084</text:p>
          </table:table-cell>
          <table:table-cell office:value-type="float" office:value="0.0030274" calcext:value-type="float">
            <text:p>0.0030274</text:p>
          </table:table-cell>
          <table:table-cell office:value-type="float" office:value="-0.0037085" calcext:value-type="float">
            <text:p>-0.0037085</text:p>
          </table:table-cell>
          <table:table-cell office:value-type="float" office:value="-0.10771" calcext:value-type="float">
            <text:p>-0.10771</text:p>
          </table:table-cell>
          <table:table-cell office:value-type="float" office:value="-0.04545" calcext:value-type="float">
            <text:p>-0.04545</text:p>
          </table:table-cell>
          <table:table-cell office:value-type="float" office:value="-0.06226" calcext:value-type="float">
            <text:p>-0.06226</text:p>
          </table:table-cell>
          <table:table-cell office:value-type="float" office:value="0.0077193" calcext:value-type="float">
            <text:p>0.0077193</text:p>
          </table:table-cell>
          <table:table-cell office:value-type="float" office:value="-0.0082243" calcext:value-type="float">
            <text:p>-0.0082243</text:p>
          </table:table-cell>
          <table:table-cell office:value-type="float" office:value="-0.0032709" calcext:value-type="float">
            <text:p>-0.0032709</text:p>
          </table:table-cell>
          <table:table-cell office:value-type="float" office:value="-0.0049534" calcext:value-type="float">
            <text:p>-0.0049534</text:p>
          </table:table-cell>
          <table:table-cell office:value-type="float" office:value="0.13358" calcext:value-type="float">
            <text:p>0.13358</text:p>
          </table:table-cell>
          <table:table-cell office:value-type="float" office:value="0.0048666" calcext:value-type="float">
            <text:p>0.0048666</text:p>
          </table:table-cell>
          <table:table-cell office:value-type="float" office:value="27.449" calcext:value-type="float">
            <text:p>27.449</text:p>
          </table:table-cell>
          <table:table-cell office:value-type="float" office:value="11.319" calcext:value-type="float">
            <text:p>11.319</text:p>
          </table:table-cell>
          <table:table-cell office:value-type="float" office:value="-13.865" calcext:value-type="float">
            <text:p>-13.865</text:p>
          </table:table-cell>
          <table:table-cell office:value-type="float" office:value="4.9623" calcext:value-type="float">
            <text:p>4.9623</text:p>
          </table:table-cell>
          <table:table-cell office:value-type="float" office:value="11.319" calcext:value-type="float">
            <text:p>11.319</text:p>
          </table:table-cell>
          <table:table-cell office:value-type="float" office:value="-13.865" calcext:value-type="float">
            <text:p>-13.865</text:p>
          </table:table-cell>
          <table:table-cell office:value-type="float" office:value="4.9623" calcext:value-type="float">
            <text:p>4.96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241" calcext:value-type="float">
            <text:p>1.3241</text:p>
          </table:table-cell>
          <table:table-cell office:value-type="float" office:value="1804.7" calcext:value-type="float">
            <text:p>1804.7</text:p>
          </table:table-cell>
          <table:table-cell office:value-type="float" office:value="10" calcext:value-type="float">
            <text:p>10</text:p>
          </table:table-cell>
          <table:table-cell office:value-type="float" office:value="82.391" calcext:value-type="float">
            <text:p>82.391</text:p>
          </table:table-cell>
          <table:table-cell office:value-type="float" office:value="-14.43" calcext:value-type="float">
            <text:p>-14.43</text:p>
          </table:table-cell>
          <table:table-cell office:value-type="float" office:value="-61.211" calcext:value-type="float">
            <text:p>-61.211</text:p>
          </table:table-cell>
          <table:table-cell office:value-type="float" office:value="15.374" calcext:value-type="float">
            <text:p>15.374</text:p>
          </table:table-cell>
          <table:table-cell office:value-type="float" office:value="5.4296" calcext:value-type="float">
            <text:p>5.4296</text:p>
          </table:table-cell>
          <table:table-cell office:value-type="float" office:value="-0.12909" calcext:value-type="float">
            <text:p>-0.12909</text:p>
          </table:table-cell>
          <table:table-cell office:value-type="float" office:value="2.4501" calcext:value-type="float">
            <text:p>2.450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205100" calcext:value-type="float">
            <text:p>5.21E+06</text:p>
          </table:table-cell>
          <table:table-cell office:value-type="float" office:value="0.00030063" calcext:value-type="float">
            <text:p>0.00030063</text:p>
          </table:table-cell>
          <table:table-cell table:style-name="ce1" office:value-type="float" office:value="0.000055567" calcext:value-type="float">
            <text:p>5.56E-05</text:p>
          </table:table-cell>
          <table:table-cell office:value-type="float" office:value="0.0072065" calcext:value-type="float">
            <text:p>0.007206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0]-([$Sheet2.$B$2]*[.B90]+[$Sheet2.$B$3]))^2" office:value-type="float" office:value="0.00000435850216274341" calcext:value-type="float">
            <text:p>4.35850216274341E-06</text:p>
          </table:table-cell>
          <table:table-cell table:formula="of:=([.F90]-([$Sheet2.$B$7] +[$Sheet2.$B$8] * ([.B90] - [$Sheet2.$B$9])^2))^2" office:value-type="float" office:value="0.00000575514708880963" calcext:value-type="float">
            <text:p>5.75514708880963E-06</text:p>
          </table:table-cell>
          <table:table-cell table:formula="of:=([.X90]-([.AE90]^2*([$Sheet2.$B$13]*([.B90] -[$Sheet2.$B$14])^2 +[$Sheet2.$B$15]*([.B90]-[$Sheet2.$B$14]) +[$Sheet2.$B$16])    ))^2" office:value-type="float" office:value="1.13655316839915" calcext:value-type="float">
            <text:p>1.13655316839915</text:p>
          </table:table-cell>
          <table:table-cell table:formula="of:=([.AG90]-([.AE90]^2*([$Sheet2.$B$20]*([.B90] -[$Sheet2.$B$21])^2 + [$Sheet2.$B$22]*([.B90]-[$Sheet2.$B$21]) + [$Sheet2.$B$23])    ))^2" office:value-type="float" office:value="27.5244326408784" calcext:value-type="float">
            <text:p>27.5244326408784</text:p>
          </table:table-cell>
          <table:table-cell table:formula="of:=([.AH90]-([.AE90]^2*([$Sheet2.$B$27]*([.B90] -[$Sheet2.$B$28])^2 +[$Sheet2.$B$29]*([.B90]-[$Sheet2.$B$28]) +[$Sheet2.$B$30])    ))^2" office:value-type="float" office:value="409.048032895655" calcext:value-type="float">
            <text:p>409.048032895655</text:p>
          </table:table-cell>
          <table:table-cell table:formula="of:=([.AI90]-([.AE90]^2*([$Sheet2.$B$34]*([.B90] - [$Sheet2.$B$35])^2 +[$Sheet2.$B$36]*([.B90]-[$Sheet2.$B$35]) +[$Sheet2.$B$37])    ))^2" office:value-type="float" office:value="9.53826287875766" calcext:value-type="float">
            <text:p>9.53826287875766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707" calcext:value-type="float">
            <text:p>0.063707</text:p>
          </table:table-cell>
          <table:table-cell office:value-type="float" office:value="0.0096276" calcext:value-type="float">
            <text:p>0.0096276</text:p>
          </table:table-cell>
          <table:table-cell office:value-type="float" office:value="0.006581" calcext:value-type="float">
            <text:p>0.006581</text:p>
          </table:table-cell>
          <table:table-cell office:value-type="float" office:value="0.0030467" calcext:value-type="float">
            <text:p>0.0030467</text:p>
          </table:table-cell>
          <table:table-cell office:value-type="float" office:value="-0.0037152" calcext:value-type="float">
            <text:p>-0.0037152</text:p>
          </table:table-cell>
          <table:table-cell office:value-type="float" office:value="0.1105" calcext:value-type="float">
            <text:p>0.1105</text:p>
          </table:table-cell>
          <table:table-cell office:value-type="float" office:value="-0.043296" calcext:value-type="float">
            <text:p>-0.043296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038588" calcext:value-type="float">
            <text:p>0.038588</text:p>
          </table:table-cell>
          <table:table-cell office:value-type="float" office:value="-0.0080659" calcext:value-type="float">
            <text:p>-0.0080659</text:p>
          </table:table-cell>
          <table:table-cell office:value-type="float" office:value="-0.0031004" calcext:value-type="float">
            <text:p>-0.0031004</text:p>
          </table:table-cell>
          <table:table-cell office:value-type="float" office:value="-0.0049654" calcext:value-type="float">
            <text:p>-0.0049654</text:p>
          </table:table-cell>
          <table:table-cell office:value-type="float" office:value="6.6171" calcext:value-type="float">
            <text:p>6.6171</text:p>
          </table:table-cell>
          <table:table-cell office:value-type="float" office:value="1.6702" calcext:value-type="float">
            <text:p>1.6702</text:p>
          </table:table-cell>
          <table:table-cell office:value-type="float" office:value="3.9619" calcext:value-type="float">
            <text:p>3.9619</text:p>
          </table:table-cell>
          <table:table-cell office:value-type="float" office:value="11.391" calcext:value-type="float">
            <text:p>11.391</text:p>
          </table:table-cell>
          <table:table-cell office:value-type="float" office:value="-13.89" calcext:value-type="float">
            <text:p>-13.89</text:p>
          </table:table-cell>
          <table:table-cell office:value-type="float" office:value="238.18" calcext:value-type="float">
            <text:p>238.18</text:p>
          </table:table-cell>
          <table:table-cell office:value-type="float" office:value="11.391" calcext:value-type="float">
            <text:p>11.391</text:p>
          </table:table-cell>
          <table:table-cell office:value-type="float" office:value="-13.89" calcext:value-type="float">
            <text:p>-13.89</text:p>
          </table:table-cell>
          <table:table-cell office:value-type="float" office:value="238.18" calcext:value-type="float">
            <text:p>238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877" calcext:value-type="float">
            <text:p>9.8877</text:p>
          </table:table-cell>
          <table:table-cell office:value-type="float" office:value="5.2588" calcext:value-type="float">
            <text:p>5.2588</text:p>
          </table:table-cell>
          <table:table-cell office:value-type="float" office:value="10" calcext:value-type="float">
            <text:p>10</text:p>
          </table:table-cell>
          <table:table-cell office:value-type="float" office:value="8.5938" calcext:value-type="float">
            <text:p>8.5938</text:p>
          </table:table-cell>
          <table:table-cell office:value-type="float" office:value="-72.135" calcext:value-type="float">
            <text:p>-72.135</text:p>
          </table:table-cell>
          <table:table-cell office:value-type="float" office:value="62.796" calcext:value-type="float">
            <text:p>62.796</text:p>
          </table:table-cell>
          <table:table-cell office:value-type="float" office:value="15.078" calcext:value-type="float">
            <text:p>15.078</text:p>
          </table:table-cell>
          <table:table-cell office:value-type="float" office:value="0.16527" calcext:value-type="float">
            <text:p>0.16527</text:p>
          </table:table-cell>
          <table:table-cell office:value-type="float" office:value="-0.24489" calcext:value-type="float">
            <text:p>-0.24489</text:p>
          </table:table-cell>
          <table:table-cell office:value-type="float" office:value="0.051727" calcext:value-type="float">
            <text:p>0.051727</text:p>
          </table:table-cell>
          <table:table-cell office:value-type="float" office:value="0" calcext:value-type="float">
            <text:p>0</text:p>
          </table:table-cell>
          <table:table-cell office:value-type="float" office:value="15167" calcext:value-type="float">
            <text:p>15167</text:p>
          </table:table-cell>
          <table:table-cell office:value-type="float" office:value="0.0022593" calcext:value-type="float">
            <text:p>0.0022593</text:p>
          </table:table-cell>
          <table:table-cell office:value-type="float" office:value="0.12721" calcext:value-type="float">
            <text:p>0.12721</text:p>
          </table:table-cell>
          <table:table-cell office:value-type="float" office:value="0.010529" calcext:value-type="float">
            <text:p>0.0105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1]-([$Sheet2.$B$2]*[.B91]+[$Sheet2.$B$3]))^2" office:value-type="float" office:value="0.000000206870263397744" calcext:value-type="float">
            <text:p>2.06870263397744E-07</text:p>
          </table:table-cell>
          <table:table-cell table:formula="of:=([.F91]-([$Sheet2.$B$7] +[$Sheet2.$B$8] * ([.B91] - [$Sheet2.$B$9])^2))^2" office:value-type="float" office:value="0.00000685018587397539" calcext:value-type="float">
            <text:p>6.85018587397539E-06</text:p>
          </table:table-cell>
          <table:table-cell table:formula="of:=([.X91]-([.AE91]^2*([$Sheet2.$B$13]*([.B91] -[$Sheet2.$B$14])^2 +[$Sheet2.$B$15]*([.B91]-[$Sheet2.$B$14]) +[$Sheet2.$B$16])    ))^2" office:value-type="float" office:value="1.13270465948109" calcext:value-type="float">
            <text:p>1.13270465948109</text:p>
          </table:table-cell>
          <table:table-cell table:formula="of:=([.AG91]-([.AE91]^2*([$Sheet2.$B$20]*([.B91] -[$Sheet2.$B$21])^2 + [$Sheet2.$B$22]*([.B91]-[$Sheet2.$B$21]) + [$Sheet2.$B$23])    ))^2" office:value-type="float" office:value="10.4960854042188" calcext:value-type="float">
            <text:p>10.4960854042188</text:p>
          </table:table-cell>
          <table:table-cell table:formula="of:=([.AH91]-([.AE91]^2*([$Sheet2.$B$27]*([.B91] -[$Sheet2.$B$28])^2 +[$Sheet2.$B$29]*([.B91]-[$Sheet2.$B$28]) +[$Sheet2.$B$30])    ))^2" office:value-type="float" office:value="240.049146383833" calcext:value-type="float">
            <text:p>240.049146383833</text:p>
          </table:table-cell>
          <table:table-cell table:formula="of:=([.AI91]-([.AE91]^2*([$Sheet2.$B$34]*([.B91] - [$Sheet2.$B$35])^2 +[$Sheet2.$B$36]*([.B91]-[$Sheet2.$B$35]) +[$Sheet2.$B$37])    ))^2" office:value-type="float" office:value="10.1761038597747" calcext:value-type="float">
            <text:p>10.1761038597747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010015" calcext:value-type="float">
            <text:p>0.010015</text:p>
          </table:table-cell>
          <table:table-cell office:value-type="float" office:value="0.0062284" calcext:value-type="float">
            <text:p>0.0062284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-0.0038384" calcext:value-type="float">
            <text:p>-0.0038384</text:p>
          </table:table-cell>
          <table:table-cell office:value-type="float" office:value="0.32417" calcext:value-type="float">
            <text:p>0.32417</text:p>
          </table:table-cell>
          <table:table-cell office:value-type="float" office:value="-0.040976" calcext:value-type="float">
            <text:p>-0.040976</text:p>
          </table:table-cell>
          <table:table-cell office:value-type="float" office:value="0.36515" calcext:value-type="float">
            <text:p>0.36515</text:p>
          </table:table-cell>
          <table:table-cell office:value-type="float" office:value="0.069695" calcext:value-type="float">
            <text:p>0.069695</text:p>
          </table:table-cell>
          <table:table-cell office:value-type="float" office:value="-0.0083628" calcext:value-type="float">
            <text:p>-0.0083628</text:p>
          </table:table-cell>
          <table:table-cell office:value-type="float" office:value="-0.002916" calcext:value-type="float">
            <text:p>-0.002916</text:p>
          </table:table-cell>
          <table:table-cell office:value-type="float" office:value="-0.0054469" calcext:value-type="float">
            <text:p>-0.0054469</text:p>
          </table:table-cell>
          <table:table-cell office:value-type="float" office:value="12.59" calcext:value-type="float">
            <text:p>12.59</text:p>
          </table:table-cell>
          <table:table-cell office:value-type="float" office:value="4.4708" calcext:value-type="float">
            <text:p>4.4708</text:p>
          </table:table-cell>
          <table:table-cell office:value-type="float" office:value="2.8161" calcext:value-type="float">
            <text:p>2.8161</text:p>
          </table:table-cell>
          <table:table-cell office:value-type="float" office:value="14.159" calcext:value-type="float">
            <text:p>14.159</text:p>
          </table:table-cell>
          <table:table-cell office:value-type="float" office:value="-14.351" calcext:value-type="float">
            <text:p>-14.351</text:p>
          </table:table-cell>
          <table:table-cell office:value-type="float" office:value="471.45" calcext:value-type="float">
            <text:p>471.45</text:p>
          </table:table-cell>
          <table:table-cell office:value-type="float" office:value="14.159" calcext:value-type="float">
            <text:p>14.159</text:p>
          </table:table-cell>
          <table:table-cell office:value-type="float" office:value="-14.351" calcext:value-type="float">
            <text:p>-14.351</text:p>
          </table:table-cell>
          <table:table-cell office:value-type="float" office:value="471.45" calcext:value-type="float">
            <text:p>471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686" calcext:value-type="float">
            <text:p>9.9686</text:p>
          </table:table-cell>
          <table:table-cell office:value-type="float" office:value="1.9645" calcext:value-type="float">
            <text:p>1.9645</text:p>
          </table:table-cell>
          <table:table-cell office:value-type="float" office:value="10" calcext:value-type="float">
            <text:p>10</text:p>
          </table:table-cell>
          <table:table-cell office:value-type="float" office:value="4.5413" calcext:value-type="float">
            <text:p>4.5413</text:p>
          </table:table-cell>
          <table:table-cell office:value-type="float" office:value="-130.29" calcext:value-type="float">
            <text:p>-130.29</text:p>
          </table:table-cell>
          <table:table-cell office:value-type="float" office:value="184.22" calcext:value-type="float">
            <text:p>184.22</text:p>
          </table:table-cell>
          <table:table-cell office:value-type="float" office:value="15.633" calcext:value-type="float">
            <text:p>15.633</text:p>
          </table:table-cell>
          <table:table-cell office:value-type="float" office:value="0.10985" calcext:value-type="float">
            <text:p>0.10985</text:p>
          </table:table-cell>
          <table:table-cell office:value-type="float" office:value="-0.24611" calcext:value-type="float">
            <text:p>-0.24611</text:p>
          </table:table-cell>
          <table:table-cell office:value-type="float" office:value="0.025619" calcext:value-type="float">
            <text:p>0.025619</text:p>
          </table:table-cell>
          <table:table-cell office:value-type="float" office:value="0" calcext:value-type="float">
            <text:p>0</text:p>
          </table:table-cell>
          <table:table-cell office:value-type="float" office:value="5666" calcext:value-type="float">
            <text:p>5666</text:p>
          </table:table-cell>
          <table:table-cell office:value-type="float" office:value="0.0028314" calcext:value-type="float">
            <text:p>0.0028314</text:p>
          </table:table-cell>
          <table:table-cell office:value-type="float" office:value="0.40094" calcext:value-type="float">
            <text:p>0.40094</text:p>
          </table:table-cell>
          <table:table-cell office:value-type="float" office:value="0.013852" calcext:value-type="float">
            <text:p>0.01385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2]-([$Sheet2.$B$2]*[.B92]+[$Sheet2.$B$3]))^2" office:value-type="float" office:value="0.00000906408844795695" calcext:value-type="float">
            <text:p>9.06408844795695E-06</text:p>
          </table:table-cell>
          <table:table-cell table:formula="of:=([.F92]-([$Sheet2.$B$7] +[$Sheet2.$B$8] * ([.B92] - [$Sheet2.$B$9])^2))^2" office:value-type="float" office:value="0.00000745244363609269" calcext:value-type="float">
            <text:p>7.45244363609269E-06</text:p>
          </table:table-cell>
          <table:table-cell table:formula="of:=([.X92]-([.AE92]^2*([$Sheet2.$B$13]*([.B92] -[$Sheet2.$B$14])^2 +[$Sheet2.$B$15]*([.B92]-[$Sheet2.$B$14]) +[$Sheet2.$B$16])    ))^2" office:value-type="float" office:value="1.08036323781884" calcext:value-type="float">
            <text:p>1.08036323781884</text:p>
          </table:table-cell>
          <table:table-cell table:formula="of:=([.AG92]-([.AE92]^2*([$Sheet2.$B$20]*([.B92] -[$Sheet2.$B$21])^2 + [$Sheet2.$B$22]*([.B92]-[$Sheet2.$B$21]) + [$Sheet2.$B$23])    ))^2" office:value-type="float" office:value="1.39556068510938" calcext:value-type="float">
            <text:p>1.39556068510938</text:p>
          </table:table-cell>
          <table:table-cell table:formula="of:=([.AH92]-([.AE92]^2*([$Sheet2.$B$27]*([.B92] -[$Sheet2.$B$28])^2 +[$Sheet2.$B$29]*([.B92]-[$Sheet2.$B$28]) +[$Sheet2.$B$30])    ))^2" office:value-type="float" office:value="108.59575865579" calcext:value-type="float">
            <text:p>108.59575865579</text:p>
          </table:table-cell>
          <table:table-cell table:formula="of:=([.AI92]-([.AE92]^2*([$Sheet2.$B$34]*([.B92] - [$Sheet2.$B$35])^2 +[$Sheet2.$B$36]*([.B92]-[$Sheet2.$B$35]) +[$Sheet2.$B$37])    ))^2" office:value-type="float" office:value="10.2805321383862" calcext:value-type="float">
            <text:p>10.2805321383862</text:p>
          </table:table-cell>
          <table:table-cell table:formula="of:=([$Sheet2.$B$7] +[$Sheet2.$B$8] * ([.B92] - [$Sheet2.$B$9]))" office:value-type="float" office:value="0.00733813008637347" calcext:value-type="float">
            <text:p>0.00733813008637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47" calcext:value-type="float">
            <text:p>0.18847</text:p>
          </table:table-cell>
          <table:table-cell office:value-type="float" office:value="0.011206" calcext:value-type="float">
            <text:p>0.011206</text:p>
          </table:table-cell>
          <table:table-cell office:value-type="float" office:value="0.0059565" calcext:value-type="float">
            <text:p>0.0059565</text:p>
          </table:table-cell>
          <table:table-cell office:value-type="float" office:value="0.0052494" calcext:value-type="float">
            <text:p>0.0052494</text:p>
          </table:table-cell>
          <table:table-cell office:value-type="float" office:value="-0.0040781" calcext:value-type="float">
            <text:p>-0.0040781</text:p>
          </table:table-cell>
          <table:table-cell office:value-type="float" office:value="0.5325" calcext:value-type="float">
            <text:p>0.5325</text:p>
          </table:table-cell>
          <table:table-cell office:value-type="float" office:value="-0.039188" calcext:value-type="float">
            <text:p>-0.039188</text:p>
          </table:table-cell>
          <table:table-cell office:value-type="float" office:value="0.57169" calcext:value-type="float">
            <text:p>0.57169</text:p>
          </table:table-cell>
          <table:table-cell office:value-type="float" office:value="0.10103" calcext:value-type="float">
            <text:p>0.10103</text:p>
          </table:table-cell>
          <table:table-cell office:value-type="float" office:value="-0.0091809" calcext:value-type="float">
            <text:p>-0.0091809</text:p>
          </table:table-cell>
          <table:table-cell office:value-type="float" office:value="-0.0027827" calcext:value-type="float">
            <text:p>-0.0027827</text:p>
          </table:table-cell>
          <table:table-cell office:value-type="float" office:value="-0.0063981" calcext:value-type="float">
            <text:p>-0.0063981</text:p>
          </table:table-cell>
          <table:table-cell office:value-type="float" office:value="16.819" calcext:value-type="float">
            <text:p>16.819</text:p>
          </table:table-cell>
          <table:table-cell office:value-type="float" office:value="7.3016" calcext:value-type="float">
            <text:p>7.3016</text:p>
          </table:table-cell>
          <table:table-cell office:value-type="float" office:value="2.3034" calcext:value-type="float">
            <text:p>2.3034</text:p>
          </table:table-cell>
          <table:table-cell office:value-type="float" office:value="19.626" calcext:value-type="float">
            <text:p>19.626</text:p>
          </table:table-cell>
          <table:table-cell office:value-type="float" office:value="-15.247" calcext:value-type="float">
            <text:p>-15.247</text:p>
          </table:table-cell>
          <table:table-cell office:value-type="float" office:value="704.64" calcext:value-type="float">
            <text:p>704.64</text:p>
          </table:table-cell>
          <table:table-cell office:value-type="float" office:value="19.626" calcext:value-type="float">
            <text:p>19.626</text:p>
          </table:table-cell>
          <table:table-cell office:value-type="float" office:value="-15.247" calcext:value-type="float">
            <text:p>-15.247</text:p>
          </table:table-cell>
          <table:table-cell office:value-type="float" office:value="704.64" calcext:value-type="float">
            <text:p>704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824" calcext:value-type="float">
            <text:p>9.9824</text:p>
          </table:table-cell>
          <table:table-cell office:value-type="float" office:value="1.2029" calcext:value-type="float">
            <text:p>1.2029</text:p>
          </table:table-cell>
          <table:table-cell office:value-type="float" office:value="10" calcext:value-type="float">
            <text:p>10</text:p>
          </table:table-cell>
          <table:table-cell office:value-type="float" office:value="3.4026" calcext:value-type="float">
            <text:p>3.4026</text:p>
          </table:table-cell>
          <table:table-cell office:value-type="float" office:value="-188.86" calcext:value-type="float">
            <text:p>-188.86</text:p>
          </table:table-cell>
          <table:table-cell office:value-type="float" office:value="302.62" calcext:value-type="float">
            <text:p>302.62</text:p>
          </table:table-cell>
          <table:table-cell office:value-type="float" office:value="17.162" calcext:value-type="float">
            <text:p>17.162</text:p>
          </table:table-cell>
          <table:table-cell office:value-type="float" office:value="0.0911" calcext:value-type="float">
            <text:p>0.0911</text:p>
          </table:table-cell>
          <table:table-cell office:value-type="float" office:value="-0.24652" calcext:value-type="float">
            <text:p>-0.24652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" calcext:value-type="float">
            <text:p>0</text:p>
          </table:table-cell>
          <table:table-cell office:value-type="float" office:value="3469.3" calcext:value-type="float">
            <text:p>3469.3</text:p>
          </table:table-cell>
          <table:table-cell office:value-type="float" office:value="0.0039301" calcext:value-type="float">
            <text:p>0.0039301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0.01717" calcext:value-type="float">
            <text:p>0.017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3]-([$Sheet2.$B$2]*[.B93]+[$Sheet2.$B$3]))^2" office:value-type="float" office:value="0.0000307303367260567" calcext:value-type="float">
            <text:p>3.07303367260567E-05</text:p>
          </table:table-cell>
          <table:table-cell table:formula="of:=([.F93]-([$Sheet2.$B$7] +[$Sheet2.$B$8] * ([.B93] - [$Sheet2.$B$9])^2))^2" office:value-type="float" office:value="0.00000809334270430965" calcext:value-type="float">
            <text:p>8.09334270430965E-06</text:p>
          </table:table-cell>
          <table:table-cell table:formula="of:=([.X93]-([.AE93]^2*([$Sheet2.$B$13]*([.B93] -[$Sheet2.$B$14])^2 +[$Sheet2.$B$15]*([.B93]-[$Sheet2.$B$14]) +[$Sheet2.$B$16])    ))^2" office:value-type="float" office:value="0.984957433979266" calcext:value-type="float">
            <text:p>0.984957433979266</text:p>
          </table:table-cell>
          <table:table-cell table:formula="of:=([.AG93]-([.AE93]^2*([$Sheet2.$B$20]*([.B93] -[$Sheet2.$B$21])^2 + [$Sheet2.$B$22]*([.B93]-[$Sheet2.$B$21]) + [$Sheet2.$B$23])    ))^2" office:value-type="float" office:value="0.799074991255146" calcext:value-type="float">
            <text:p>0.799074991255146</text:p>
          </table:table-cell>
          <table:table-cell table:formula="of:=([.AH93]-([.AE93]^2*([$Sheet2.$B$27]*([.B93] -[$Sheet2.$B$28])^2 +[$Sheet2.$B$29]*([.B93]-[$Sheet2.$B$28]) +[$Sheet2.$B$30])    ))^2" office:value-type="float" office:value="29.6824916205395" calcext:value-type="float">
            <text:p>29.6824916205395</text:p>
          </table:table-cell>
          <table:table-cell table:formula="of:=([.AI93]-([.AE93]^2*([$Sheet2.$B$34]*([.B93] - [$Sheet2.$B$35])^2 +[$Sheet2.$B$36]*([.B93]-[$Sheet2.$B$35]) +[$Sheet2.$B$37])    ))^2" office:value-type="float" office:value="10.6301213271191" calcext:value-type="float">
            <text:p>10.630121327119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057859" calcext:value-type="float">
            <text:p>0.0057859</text:p>
          </table:table-cell>
          <table:table-cell office:value-type="float" office:value="0.0074338" calcext:value-type="float">
            <text:p>0.0074338</text:p>
          </table:table-cell>
          <table:table-cell office:value-type="float" office:value="-0.0044341" calcext:value-type="float">
            <text:p>-0.0044341</text:p>
          </table:table-cell>
          <table:table-cell office:value-type="float" office:value="0.73526" calcext:value-type="float">
            <text:p>0.73526</text:p>
          </table:table-cell>
          <table:table-cell office:value-type="float" office:value="-0.038065" calcext:value-type="float">
            <text:p>-0.038065</text:p>
          </table:table-cell>
          <table:table-cell office:value-type="float" office:value="0.77333" calcext:value-type="float">
            <text:p>0.77333</text:p>
          </table:table-cell>
          <table:table-cell office:value-type="float" office:value="0.13258" calcext:value-type="float">
            <text:p>0.13258</text:p>
          </table:table-cell>
          <table:table-cell office:value-type="float" office:value="-0.010524" calcext:value-type="float">
            <text:p>-0.010524</text:p>
          </table:table-cell>
          <table:table-cell office:value-type="float" office:value="-0.002705" calcext:value-type="float">
            <text:p>-0.002705</text:p>
          </table:table-cell>
          <table:table-cell office:value-type="float" office:value="-0.0078192" calcext:value-type="float">
            <text:p>-0.0078192</text:p>
          </table:table-cell>
          <table:table-cell office:value-type="float" office:value="18.972" calcext:value-type="float">
            <text:p>18.972</text:p>
          </table:table-cell>
          <table:table-cell office:value-type="float" office:value="9.5009" calcext:value-type="float">
            <text:p>9.5009</text:p>
          </table:table-cell>
          <table:table-cell office:value-type="float" office:value="1.9968" calcext:value-type="float">
            <text:p>1.9968</text:p>
          </table:table-cell>
          <table:table-cell office:value-type="float" office:value="27.793" calcext:value-type="float">
            <text:p>27.793</text:p>
          </table:table-cell>
          <table:table-cell office:value-type="float" office:value="-16.578" calcext:value-type="float">
            <text:p>-16.578</text:p>
          </table:table-cell>
          <table:table-cell office:value-type="float" office:value="937.67" calcext:value-type="float">
            <text:p>937.67</text:p>
          </table:table-cell>
          <table:table-cell office:value-type="float" office:value="27.793" calcext:value-type="float">
            <text:p>27.793</text:p>
          </table:table-cell>
          <table:table-cell office:value-type="float" office:value="-16.578" calcext:value-type="float">
            <text:p>-16.578</text:p>
          </table:table-cell>
          <table:table-cell office:value-type="float" office:value="937.67" calcext:value-type="float">
            <text:p>937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861" calcext:value-type="float">
            <text:p>9.9861</text:p>
          </table:table-cell>
          <table:table-cell office:value-type="float" office:value="0.92445" calcext:value-type="float">
            <text:p>0.92445</text:p>
          </table:table-cell>
          <table:table-cell office:value-type="float" office:value="10" calcext:value-type="float">
            <text:p>10</text:p>
          </table:table-cell>
          <table:table-cell office:value-type="float" office:value="3.0173" calcext:value-type="float">
            <text:p>3.0173</text:p>
          </table:table-cell>
          <table:table-cell office:value-type="float" office:value="-247.84" calcext:value-type="float">
            <text:p>-247.84</text:p>
          </table:table-cell>
          <table:table-cell office:value-type="float" office:value="417.84" calcext:value-type="float">
            <text:p>417.84</text:p>
          </table:table-cell>
          <table:table-cell office:value-type="float" office:value="19.674" calcext:value-type="float">
            <text:p>19.674</text:p>
          </table:table-cell>
          <table:table-cell office:value-type="float" office:value="0.081647" calcext:value-type="float">
            <text:p>0.081647</text:p>
          </table:table-cell>
          <table:table-cell office:value-type="float" office:value="-0.24674" calcext:value-type="float">
            <text:p>-0.24674</text:p>
          </table:table-cell>
          <table:table-cell office:value-type="float" office:value="0.011065" calcext:value-type="float">
            <text:p>0.011065</text:p>
          </table:table-cell>
          <table:table-cell office:value-type="float" office:value="0" calcext:value-type="float">
            <text:p>0</text:p>
          </table:table-cell>
          <table:table-cell office:value-type="float" office:value="2666.2" calcext:value-type="float">
            <text:p>2666.2</text:p>
          </table:table-cell>
          <table:table-cell office:value-type="float" office:value="0.0055676" calcext:value-type="float">
            <text:p>0.0055676</text:p>
          </table:table-cell>
          <table:table-cell office:value-type="float" office:value="0.80799" calcext:value-type="float">
            <text:p>0.80799</text:p>
          </table:table-cell>
          <table:table-cell office:value-type="float" office:value="0.020477" calcext:value-type="float">
            <text:p>0.0204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4]-([$Sheet2.$B$2]*[.B94]+[$Sheet2.$B$3]))^2" office:value-type="float" office:value="0.0000645825600724667" calcext:value-type="float">
            <text:p>6.45825600724667E-05</text:p>
          </table:table-cell>
          <table:table-cell table:formula="of:=([.F94]-([$Sheet2.$B$7] +[$Sheet2.$B$8] * ([.B94] - [$Sheet2.$B$9])^2))^2" office:value-type="float" office:value="0.00000888980132563229" calcext:value-type="float">
            <text:p>8.88980132563229E-06</text:p>
          </table:table-cell>
          <table:table-cell table:formula="of:=([.X94]-([.AE94]^2*([$Sheet2.$B$13]*([.B94] -[$Sheet2.$B$14])^2 +[$Sheet2.$B$15]*([.B94]-[$Sheet2.$B$14]) +[$Sheet2.$B$16])    ))^2" office:value-type="float" office:value="0.852706231916458" calcext:value-type="float">
            <text:p>0.852706231916458</text:p>
          </table:table-cell>
          <table:table-cell table:formula="of:=([.AG94]-([.AE94]^2*([$Sheet2.$B$20]*([.B94] -[$Sheet2.$B$21])^2 + [$Sheet2.$B$22]*([.B94]-[$Sheet2.$B$21]) + [$Sheet2.$B$23])    ))^2" office:value-type="float" office:value="8.88623652825237" calcext:value-type="float">
            <text:p>8.88623652825237</text:p>
          </table:table-cell>
          <table:table-cell table:formula="of:=([.AH94]-([.AE94]^2*([$Sheet2.$B$27]*([.B94] -[$Sheet2.$B$28])^2 +[$Sheet2.$B$29]*([.B94]-[$Sheet2.$B$28]) +[$Sheet2.$B$30])    ))^2" office:value-type="float" office:value="0.534690066064202" calcext:value-type="float">
            <text:p>0.534690066064202</text:p>
          </table:table-cell>
          <table:table-cell table:formula="of:=([.AI94]-([.AE94]^2*([$Sheet2.$B$34]*([.B94] - [$Sheet2.$B$35])^2 +[$Sheet2.$B$36]*([.B94]-[$Sheet2.$B$35]) +[$Sheet2.$B$37])    ))^2" office:value-type="float" office:value="11.2975308580181" calcext:value-type="float">
            <text:p>11.297530858018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305" calcext:value-type="float">
            <text:p>0.31305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057602" calcext:value-type="float">
            <text:p>0.0057602</text:p>
          </table:table-cell>
          <table:table-cell office:value-type="float" office:value="0.01034" calcext:value-type="float">
            <text:p>0.01034</text:p>
          </table:table-cell>
          <table:table-cell office:value-type="float" office:value="-0.0049062" calcext:value-type="float">
            <text:p>-0.0049062</text:p>
          </table:table-cell>
          <table:table-cell office:value-type="float" office:value="0.93206" calcext:value-type="float">
            <text:p>0.93206</text:p>
          </table:table-cell>
          <table:table-cell office:value-type="float" office:value="-0.037896" calcext:value-type="float">
            <text:p>-0.037896</text:p>
          </table:table-cell>
          <table:table-cell office:value-type="float" office:value="0.96996" calcext:value-type="float">
            <text:p>0.96996</text:p>
          </table:table-cell>
          <table:table-cell office:value-type="float" office:value="0.16433" calcext:value-type="float">
            <text:p>0.16433</text:p>
          </table:table-cell>
          <table:table-cell office:value-type="float" office:value="-0.012417" calcext:value-type="float">
            <text:p>-0.012417</text:p>
          </table:table-cell>
          <table:table-cell office:value-type="float" office:value="-0.0027075" calcext:value-type="float">
            <text:p>-0.0027075</text:p>
          </table:table-cell>
          <table:table-cell office:value-type="float" office:value="-0.0097098" calcext:value-type="float">
            <text:p>-0.0097098</text:p>
          </table:table-cell>
          <table:table-cell office:value-type="float" office:value="19.444" calcext:value-type="float">
            <text:p>19.444</text:p>
          </table:table-cell>
          <table:table-cell office:value-type="float" office:value="10.879" calcext:value-type="float">
            <text:p>10.879</text:p>
          </table:table-cell>
          <table:table-cell office:value-type="float" office:value="1.7873" calcext:value-type="float">
            <text:p>1.7873</text:p>
          </table:table-cell>
          <table:table-cell office:value-type="float" office:value="38.657" calcext:value-type="float">
            <text:p>38.657</text:p>
          </table:table-cell>
          <table:table-cell office:value-type="float" office:value="-18.343" calcext:value-type="float">
            <text:p>-18.343</text:p>
          </table:table-cell>
          <table:table-cell office:value-type="float" office:value="1170.4" calcext:value-type="float">
            <text:p>1170.4</text:p>
          </table:table-cell>
          <table:table-cell office:value-type="float" office:value="38.657" calcext:value-type="float">
            <text:p>38.657</text:p>
          </table:table-cell>
          <table:table-cell office:value-type="float" office:value="-18.343" calcext:value-type="float">
            <text:p>-18.343</text:p>
          </table:table-cell>
          <table:table-cell office:value-type="float" office:value="1170.4" calcext:value-type="float">
            <text:p>117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868" calcext:value-type="float">
            <text:p>9.9868</text:p>
          </table:table-cell>
          <table:table-cell office:value-type="float" office:value="0.80732" calcext:value-type="float">
            <text:p>0.80732</text:p>
          </table:table-cell>
          <table:table-cell office:value-type="float" office:value="10" calcext:value-type="float">
            <text:p>10</text:p>
          </table:table-cell>
          <table:table-cell office:value-type="float" office:value="2.9441" calcext:value-type="float">
            <text:p>2.9441</text:p>
          </table:table-cell>
          <table:table-cell office:value-type="float" office:value="-307.19" calcext:value-type="float">
            <text:p>-307.19</text:p>
          </table:table-cell>
          <table:table-cell office:value-type="float" office:value="529.68" calcext:value-type="float">
            <text:p>529.68</text:p>
          </table:table-cell>
          <table:table-cell office:value-type="float" office:value="23.213" calcext:value-type="float">
            <text:p>23.213</text:p>
          </table:table-cell>
          <table:table-cell office:value-type="float" office:value="0.075925" calcext:value-type="float">
            <text:p>0.075925</text:p>
          </table:table-cell>
          <table:table-cell office:value-type="float" office:value="-0.24688" calcext:value-type="float">
            <text:p>-0.24688</text:p>
          </table:table-cell>
          <table:table-cell office:value-type="float" office:value="0.0076197" calcext:value-type="float">
            <text:p>0.0076197</text:p>
          </table:table-cell>
          <table:table-cell office:value-type="float" office:value="0" calcext:value-type="float">
            <text:p>0</text:p>
          </table:table-cell>
          <table:table-cell office:value-type="float" office:value="2328.4" calcext:value-type="float">
            <text:p>2328.4</text:p>
          </table:table-cell>
          <table:table-cell office:value-type="float" office:value="0.0077445" calcext:value-type="float">
            <text:p>0.0077445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023768" calcext:value-type="float">
            <text:p>0.0237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5]-([$Sheet2.$B$2]*[.B95]+[$Sheet2.$B$3]))^2" office:value-type="float" office:value="0.000109184945875033" calcext:value-type="float">
            <text:p>0.000109184945875</text:p>
          </table:table-cell>
          <table:table-cell table:formula="of:=([.F95]-([$Sheet2.$B$7] +[$Sheet2.$B$8] * ([.B95] - [$Sheet2.$B$9])^2))^2" office:value-type="float" office:value="0.0000101315343029033" calcext:value-type="float">
            <text:p>1.01315343029033E-05</text:p>
          </table:table-cell>
          <table:table-cell table:formula="of:=([.X95]-([.AE95]^2*([$Sheet2.$B$13]*([.B95] -[$Sheet2.$B$14])^2 +[$Sheet2.$B$15]*([.B95]-[$Sheet2.$B$14]) +[$Sheet2.$B$16])    ))^2" office:value-type="float" office:value="0.694417888724132" calcext:value-type="float">
            <text:p>0.694417888724132</text:p>
          </table:table-cell>
          <table:table-cell table:formula="of:=([.AG95]-([.AE95]^2*([$Sheet2.$B$20]*([.B95] -[$Sheet2.$B$21])^2 + [$Sheet2.$B$22]*([.B95]-[$Sheet2.$B$21]) + [$Sheet2.$B$23])    ))^2" office:value-type="float" office:value="25.4002796939162" calcext:value-type="float">
            <text:p>25.4002796939162</text:p>
          </table:table-cell>
          <table:table-cell table:formula="of:=([.AH95]-([.AE95]^2*([$Sheet2.$B$27]*([.B95] -[$Sheet2.$B$28])^2 +[$Sheet2.$B$29]*([.B95]-[$Sheet2.$B$28]) +[$Sheet2.$B$30])    ))^2" office:value-type="float" office:value="12.4601104771775" calcext:value-type="float">
            <text:p>12.4601104771775</text:p>
          </table:table-cell>
          <table:table-cell table:formula="of:=([.AI95]-([.AE95]^2*([$Sheet2.$B$34]*([.B95] - [$Sheet2.$B$35])^2 +[$Sheet2.$B$36]*([.B95]-[$Sheet2.$B$35]) +[$Sheet2.$B$37])    ))^2" office:value-type="float" office:value="12.6217254717086" calcext:value-type="float">
            <text:p>12.621725471708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2" calcext:value-type="float">
            <text:p>0.3752</text:p>
          </table:table-cell>
          <table:table-cell office:value-type="float" office:value="0.019862" calcext:value-type="float">
            <text:p>0.019862</text:p>
          </table:table-cell>
          <table:table-cell office:value-type="float" office:value="0.0058971" calcext:value-type="float">
            <text:p>0.0058971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-0.005494" calcext:value-type="float">
            <text:p>-0.005494</text:p>
          </table:table-cell>
          <table:table-cell office:value-type="float" office:value="1.1227" calcext:value-type="float">
            <text:p>1.1227</text:p>
          </table:table-cell>
          <table:table-cell office:value-type="float" office:value="-0.038796" calcext:value-type="float">
            <text:p>-0.038796</text:p>
          </table:table-cell>
          <table:table-cell office:value-type="float" office:value="1.1615" calcext:value-type="float">
            <text:p>1.1615</text:p>
          </table:table-cell>
          <table:table-cell office:value-type="float" office:value="0.19627" calcext:value-type="float">
            <text:p>0.19627</text:p>
          </table:table-cell>
          <table:table-cell office:value-type="float" office:value="-0.014867" calcext:value-type="float">
            <text:p>-0.014867</text:p>
          </table:table-cell>
          <table:table-cell office:value-type="float" office:value="-0.002798" calcext:value-type="float">
            <text:p>-0.002798</text:p>
          </table:table-cell>
          <table:table-cell office:value-type="float" office:value="-0.012069" calcext:value-type="float">
            <text:p>-0.012069</text:p>
          </table:table-cell>
          <table:table-cell office:value-type="float" office:value="18.89" calcext:value-type="float">
            <text:p>18.89</text:p>
          </table:table-cell>
          <table:table-cell office:value-type="float" office:value="11.571" calcext:value-type="float">
            <text:p>11.571</text:p>
          </table:table-cell>
          <table:table-cell office:value-type="float" office:value="1.6326" calcext:value-type="float">
            <text:p>1.6326</text:p>
          </table:table-cell>
          <table:table-cell office:value-type="float" office:value="52.213" calcext:value-type="float">
            <text:p>52.213</text:p>
          </table:table-cell>
          <table:table-cell office:value-type="float" office:value="-20.541" calcext:value-type="float">
            <text:p>-20.541</text:p>
          </table:table-cell>
          <table:table-cell office:value-type="float" office:value="1402.8" calcext:value-type="float">
            <text:p>1402.8</text:p>
          </table:table-cell>
          <table:table-cell office:value-type="float" office:value="52.213" calcext:value-type="float">
            <text:p>52.213</text:p>
          </table:table-cell>
          <table:table-cell office:value-type="float" office:value="-20.541" calcext:value-type="float">
            <text:p>-20.541</text:p>
          </table:table-cell>
          <table:table-cell office:value-type="float" office:value="1402.8" calcext:value-type="float">
            <text:p>140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86" calcext:value-type="float">
            <text:p>9.986</text:p>
          </table:table-cell>
          <table:table-cell office:value-type="float" office:value="0.75907" calcext:value-type="float">
            <text:p>0.75907</text:p>
          </table:table-cell>
          <table:table-cell office:value-type="float" office:value="10" calcext:value-type="float">
            <text:p>10</text:p>
          </table:table-cell>
          <table:table-cell office:value-type="float" office:value="3.0303" calcext:value-type="float">
            <text:p>3.0303</text:p>
          </table:table-cell>
          <table:table-cell office:value-type="float" office:value="-366.9" calcext:value-type="float">
            <text:p>-366.9</text:p>
          </table:table-cell>
          <table:table-cell office:value-type="float" office:value="638.02" calcext:value-type="float">
            <text:p>638.02</text:p>
          </table:table-cell>
          <table:table-cell office:value-type="float" office:value="27.793" calcext:value-type="float">
            <text:p>27.793</text:p>
          </table:table-cell>
          <table:table-cell office:value-type="float" office:value="0.072064" calcext:value-type="float">
            <text:p>0.072064</text:p>
          </table:table-cell>
          <table:table-cell office:value-type="float" office:value="-0.24698" calcext:value-type="float">
            <text:p>-0.24698</text:p>
          </table:table-cell>
          <table:table-cell office:value-type="float" office:value="0.0050329" calcext:value-type="float">
            <text:p>0.0050329</text:p>
          </table:table-cell>
          <table:table-cell office:value-type="float" office:value="0" calcext:value-type="float">
            <text:p>0</text:p>
          </table:table-cell>
          <table:table-cell office:value-type="float" office:value="2189.3" calcext:value-type="float">
            <text:p>2189.3</text:p>
          </table:table-cell>
          <table:table-cell office:value-type="float" office:value="0.010459" calcext:value-type="float">
            <text:p>0.010459</text:p>
          </table:table-cell>
          <table:table-cell office:value-type="float" office:value="0.9626" calcext:value-type="float">
            <text:p>0.9626</text:p>
          </table:table-cell>
          <table:table-cell office:value-type="float" office:value="0.027038" calcext:value-type="float">
            <text:p>0.0270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6]-([$Sheet2.$B$2]*[.B96]+[$Sheet2.$B$3]))^2" office:value-type="float" office:value="0.000162868454814881" calcext:value-type="float">
            <text:p>0.000162868454815</text:p>
          </table:table-cell>
          <table:table-cell table:formula="of:=([.F96]-([$Sheet2.$B$7] +[$Sheet2.$B$8] * ([.B96] - [$Sheet2.$B$9])^2))^2" office:value-type="float" office:value="0.0000120074064286617" calcext:value-type="float">
            <text:p>1.20074064286617E-05</text:p>
          </table:table-cell>
          <table:table-cell table:formula="of:=([.X96]-([.AE96]^2*([$Sheet2.$B$13]*([.B96] -[$Sheet2.$B$14])^2 +[$Sheet2.$B$15]*([.B96]-[$Sheet2.$B$14]) +[$Sheet2.$B$16])    ))^2" office:value-type="float" office:value="0.522930877417911" calcext:value-type="float">
            <text:p>0.522930877417911</text:p>
          </table:table-cell>
          <table:table-cell table:formula="of:=([.AG96]-([.AE96]^2*([$Sheet2.$B$20]*([.B96] -[$Sheet2.$B$21])^2 + [$Sheet2.$B$22]*([.B96]-[$Sheet2.$B$21]) + [$Sheet2.$B$23])    ))^2" office:value-type="float" office:value="49.8517846445123" calcext:value-type="float">
            <text:p>49.8517846445123</text:p>
          </table:table-cell>
          <table:table-cell table:formula="of:=([.AH96]-([.AE96]^2*([$Sheet2.$B$27]*([.B96] -[$Sheet2.$B$28])^2 +[$Sheet2.$B$29]*([.B96]-[$Sheet2.$B$28]) +[$Sheet2.$B$30])    ))^2" office:value-type="float" office:value="52.0587586216475" calcext:value-type="float">
            <text:p>52.0587586216475</text:p>
          </table:table-cell>
          <table:table-cell table:formula="of:=([.AI96]-([.AE96]^2*([$Sheet2.$B$34]*([.B96] - [$Sheet2.$B$35])^2 +[$Sheet2.$B$36]*([.B96]-[$Sheet2.$B$35]) +[$Sheet2.$B$37])    ))^2" office:value-type="float" office:value="14.8145476339443" calcext:value-type="float">
            <text:p>14.814547633944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22" calcext:value-type="float">
            <text:p>0.43722</text:p>
          </table:table-cell>
          <table:table-cell office:value-type="float" office:value="0.02444" calcext:value-type="float">
            <text:p>0.02444</text:p>
          </table:table-cell>
          <table:table-cell office:value-type="float" office:value="0.0061308" calcext:value-type="float">
            <text:p>0.0061308</text:p>
          </table:table-cell>
          <table:table-cell office:value-type="float" office:value="0.018309" calcext:value-type="float">
            <text:p>0.018309</text:p>
          </table:table-cell>
          <table:table-cell office:value-type="float" office:value="-0.0061971" calcext:value-type="float">
            <text:p>-0.0061971</text:p>
          </table:table-cell>
          <table:table-cell office:value-type="float" office:value="1.3075" calcext:value-type="float">
            <text:p>1.3075</text:p>
          </table:table-cell>
          <table:table-cell office:value-type="float" office:value="-0.040334" calcext:value-type="float">
            <text:p>-0.040334</text:p>
          </table:table-cell>
          <table:table-cell office:value-type="float" office:value="1.3479" calcext:value-type="float">
            <text:p>1.3479</text:p>
          </table:table-cell>
          <table:table-cell office:value-type="float" office:value="0.22838" calcext:value-type="float">
            <text:p>0.22838</text:p>
          </table:table-cell>
          <table:table-cell office:value-type="float" office:value="-0.01783" calcext:value-type="float">
            <text:p>-0.01783</text:p>
          </table:table-cell>
          <table:table-cell office:value-type="float" office:value="-0.0029335" calcext:value-type="float">
            <text:p>-0.0029335</text:p>
          </table:table-cell>
          <table:table-cell office:value-type="float" office:value="-0.014896" calcext:value-type="float">
            <text:p>-0.014896</text:p>
          </table:table-cell>
          <table:table-cell office:value-type="float" office:value="17.89" calcext:value-type="float">
            <text:p>17.89</text:p>
          </table:table-cell>
          <table:table-cell office:value-type="float" office:value="11.829" calcext:value-type="float">
            <text:p>11.829</text:p>
          </table:table-cell>
          <table:table-cell office:value-type="float" office:value="1.5123" calcext:value-type="float">
            <text:p>1.5123</text:p>
          </table:table-cell>
          <table:table-cell office:value-type="float" office:value="68.453" calcext:value-type="float">
            <text:p>68.453</text:p>
          </table:table-cell>
          <table:table-cell office:value-type="float" office:value="-23.169" calcext:value-type="float">
            <text:p>-23.169</text:p>
          </table:table-cell>
          <table:table-cell office:value-type="float" office:value="1634.7" calcext:value-type="float">
            <text:p>1634.7</text:p>
          </table:table-cell>
          <table:table-cell office:value-type="float" office:value="68.453" calcext:value-type="float">
            <text:p>68.453</text:p>
          </table:table-cell>
          <table:table-cell office:value-type="float" office:value="-23.169" calcext:value-type="float">
            <text:p>-23.169</text:p>
          </table:table-cell>
          <table:table-cell office:value-type="float" office:value="1634.7" calcext:value-type="float">
            <text:p>163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844" calcext:value-type="float">
            <text:p>9.9844</text:p>
          </table:table-cell>
          <table:table-cell office:value-type="float" office:value="0.7425" calcext:value-type="float">
            <text:p>0.7425</text:p>
          </table:table-cell>
          <table:table-cell office:value-type="float" office:value="10" calcext:value-type="float">
            <text:p>10</text:p>
          </table:table-cell>
          <table:table-cell office:value-type="float" office:value="3.1994" calcext:value-type="float">
            <text:p>3.1994</text:p>
          </table:table-cell>
          <table:table-cell office:value-type="float" office:value="-426.94" calcext:value-type="float">
            <text:p>-426.94</text:p>
          </table:table-cell>
          <table:table-cell office:value-type="float" office:value="743.06" calcext:value-type="float">
            <text:p>743.06</text:p>
          </table:table-cell>
          <table:table-cell office:value-type="float" office:value="33.331" calcext:value-type="float">
            <text:p>33.331</text:p>
          </table:table-cell>
          <table:table-cell office:value-type="float" office:value="0.06926" calcext:value-type="float">
            <text:p>0.06926</text:p>
          </table:table-cell>
          <table:table-cell office:value-type="float" office:value="-0.24706" calcext:value-type="float">
            <text:p>-0.24706</text:p>
          </table:table-cell>
          <table:table-cell office:value-type="float" office:value="0.0029391" calcext:value-type="float">
            <text:p>0.0029391</text:p>
          </table:table-cell>
          <table:table-cell office:value-type="float" office:value="0" calcext:value-type="float">
            <text:p>0</text:p>
          </table:table-cell>
          <table:table-cell office:value-type="float" office:value="2141.5" calcext:value-type="float">
            <text:p>2141.5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99702" calcext:value-type="float">
            <text:p>0.99702</text:p>
          </table:table-cell>
          <table:table-cell office:value-type="float" office:value="0.030282" calcext:value-type="float">
            <text:p>0.0302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7]-([$Sheet2.$B$2]*[.B97]+[$Sheet2.$B$3]))^2" office:value-type="float" office:value="0.000223347797865621" calcext:value-type="float">
            <text:p>0.000223347797866</text:p>
          </table:table-cell>
          <table:table-cell table:formula="of:=([.F97]-([$Sheet2.$B$7] +[$Sheet2.$B$8] * ([.B97] - [$Sheet2.$B$9])^2))^2" office:value-type="float" office:value="0.0000141531486063394" calcext:value-type="float">
            <text:p>1.41531486063394E-05</text:p>
          </table:table-cell>
          <table:table-cell table:formula="of:=([.X97]-([.AE97]^2*([$Sheet2.$B$13]*([.B97] -[$Sheet2.$B$14])^2 +[$Sheet2.$B$15]*([.B97]-[$Sheet2.$B$14]) +[$Sheet2.$B$16])    ))^2" office:value-type="float" office:value="0.355081951820422" calcext:value-type="float">
            <text:p>0.355081951820422</text:p>
          </table:table-cell>
          <table:table-cell table:formula="of:=([.AG97]-([.AE97]^2*([$Sheet2.$B$20]*([.B97] -[$Sheet2.$B$21])^2 + [$Sheet2.$B$22]*([.B97]-[$Sheet2.$B$21]) + [$Sheet2.$B$23])    ))^2" office:value-type="float" office:value="81.2361690242385" calcext:value-type="float">
            <text:p>81.2361690242385</text:p>
          </table:table-cell>
          <table:table-cell table:formula="of:=([.AH97]-([.AE97]^2*([$Sheet2.$B$27]*([.B97] -[$Sheet2.$B$28])^2 +[$Sheet2.$B$29]*([.B97]-[$Sheet2.$B$28]) +[$Sheet2.$B$30])    ))^2" office:value-type="float" office:value="110.767987895054" calcext:value-type="float">
            <text:p>110.767987895054</text:p>
          </table:table-cell>
          <table:table-cell table:formula="of:=([.AI97]-([.AE97]^2*([$Sheet2.$B$34]*([.B97] - [$Sheet2.$B$35])^2 +[$Sheet2.$B$36]*([.B97]-[$Sheet2.$B$35]) +[$Sheet2.$B$37])    ))^2" office:value-type="float" office:value="17.3635631164309" calcext:value-type="float">
            <text:p>17.363563116430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908" calcext:value-type="float">
            <text:p>0.49908</text:p>
          </table:table-cell>
          <table:table-cell office:value-type="float" office:value="0.029768" calcext:value-type="float">
            <text:p>0.029768</text:p>
          </table:table-cell>
          <table:table-cell office:value-type="float" office:value="0.0064001" calcext:value-type="float">
            <text:p>0.0064001</text:p>
          </table:table-cell>
          <table:table-cell office:value-type="float" office:value="0.023368" calcext:value-type="float">
            <text:p>0.023368</text:p>
          </table:table-cell>
          <table:table-cell office:value-type="float" office:value="-0.007015" calcext:value-type="float">
            <text:p>-0.007015</text:p>
          </table:table-cell>
          <table:table-cell office:value-type="float" office:value="1.4869" calcext:value-type="float">
            <text:p>1.4869</text:p>
          </table:table-cell>
          <table:table-cell office:value-type="float" office:value="-0.042106" calcext:value-type="float">
            <text:p>-0.042106</text:p>
          </table:table-cell>
          <table:table-cell office:value-type="float" office:value="1.529" calcext:value-type="float">
            <text:p>1.529</text:p>
          </table:table-cell>
          <table:table-cell office:value-type="float" office:value="0.26066" calcext:value-type="float">
            <text:p>0.26066</text:p>
          </table:table-cell>
          <table:table-cell office:value-type="float" office:value="-0.02127" calcext:value-type="float">
            <text:p>-0.02127</text:p>
          </table:table-cell>
          <table:table-cell office:value-type="float" office:value="-0.0030802" calcext:value-type="float">
            <text:p>-0.0030802</text:p>
          </table:table-cell>
          <table:table-cell office:value-type="float" office:value="-0.01819" calcext:value-type="float">
            <text:p>-0.01819</text:p>
          </table:table-cell>
          <table:table-cell office:value-type="float" office:value="16.766" calcext:value-type="float">
            <text:p>16.766</text:p>
          </table:table-cell>
          <table:table-cell office:value-type="float" office:value="11.844" calcext:value-type="float">
            <text:p>11.844</text:p>
          </table:table-cell>
          <table:table-cell office:value-type="float" office:value="1.4155" calcext:value-type="float">
            <text:p>1.4155</text:p>
          </table:table-cell>
          <table:table-cell office:value-type="float" office:value="87.365" calcext:value-type="float">
            <text:p>87.365</text:p>
          </table:table-cell>
          <table:table-cell office:value-type="float" office:value="-26.227" calcext:value-type="float">
            <text:p>-26.227</text:p>
          </table:table-cell>
          <table:table-cell office:value-type="float" office:value="1865.9" calcext:value-type="float">
            <text:p>1865.9</text:p>
          </table:table-cell>
          <table:table-cell office:value-type="float" office:value="87.365" calcext:value-type="float">
            <text:p>87.365</text:p>
          </table:table-cell>
          <table:table-cell office:value-type="float" office:value="-26.227" calcext:value-type="float">
            <text:p>-26.227</text:p>
          </table:table-cell>
          <table:table-cell office:value-type="float" office:value="1865.9" calcext:value-type="float">
            <text:p>186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823" calcext:value-type="float">
            <text:p>9.9823</text:p>
          </table:table-cell>
          <table:table-cell office:value-type="float" office:value="0.74154" calcext:value-type="float">
            <text:p>0.74154</text:p>
          </table:table-cell>
          <table:table-cell office:value-type="float" office:value="10" calcext:value-type="float">
            <text:p>10</text:p>
          </table:table-cell>
          <table:table-cell office:value-type="float" office:value="3.4134" calcext:value-type="float">
            <text:p>3.4134</text:p>
          </table:table-cell>
          <table:table-cell office:value-type="float" office:value="-487.28" calcext:value-type="float">
            <text:p>-487.28</text:p>
          </table:table-cell>
          <table:table-cell office:value-type="float" office:value="844.98" calcext:value-type="float">
            <text:p>844.98</text:p>
          </table:table-cell>
          <table:table-cell office:value-type="float" office:value="39.762" calcext:value-type="float">
            <text:p>39.762</text:p>
          </table:table-cell>
          <table:table-cell office:value-type="float" office:value="0.067109" calcext:value-type="float">
            <text:p>0.067109</text:p>
          </table:table-cell>
          <table:table-cell office:value-type="float" office:value="-0.24713" calcext:value-type="float">
            <text:p>-0.24713</text:p>
          </table:table-cell>
          <table:table-cell office:value-type="float" office:value="0.0011552" calcext:value-type="float">
            <text:p>0.0011552</text:p>
          </table:table-cell>
          <table:table-cell office:value-type="float" office:value="0" calcext:value-type="float">
            <text:p>0</text:p>
          </table:table-cell>
          <table:table-cell office:value-type="float" office:value="2138.7" calcext:value-type="float">
            <text:p>2138.7</text:p>
          </table:table-cell>
          <table:table-cell office:value-type="float" office:value="0.017495" calcext:value-type="float">
            <text:p>0.017495</text:p>
          </table:table-cell>
          <table:table-cell office:value-type="float" office:value="1.0179" calcext:value-type="float">
            <text:p>1.0179</text:p>
          </table:table-cell>
          <table:table-cell office:value-type="float" office:value="0.033493" calcext:value-type="float">
            <text:p>0.0334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8]-([$Sheet2.$B$2]*[.B98]+[$Sheet2.$B$3]))^2" office:value-type="float" office:value="0.000287901406193181" calcext:value-type="float">
            <text:p>0.000287901406193</text:p>
          </table:table-cell>
          <table:table-cell table:formula="of:=([.F98]-([$Sheet2.$B$7] +[$Sheet2.$B$8] * ([.B98] - [$Sheet2.$B$9])^2))^2" office:value-type="float" office:value="0.000016061634321116" calcext:value-type="float">
            <text:p>1.6061634321116E-05</text:p>
          </table:table-cell>
          <table:table-cell table:formula="of:=([.X98]-([.AE98]^2*([$Sheet2.$B$13]*([.B98] -[$Sheet2.$B$14])^2 +[$Sheet2.$B$15]*([.B98]-[$Sheet2.$B$14]) +[$Sheet2.$B$16])    ))^2" office:value-type="float" office:value="0.203907522717334" calcext:value-type="float">
            <text:p>0.203907522717334</text:p>
          </table:table-cell>
          <table:table-cell table:formula="of:=([.AG98]-([.AE98]^2*([$Sheet2.$B$20]*([.B98] -[$Sheet2.$B$21])^2 + [$Sheet2.$B$22]*([.B98]-[$Sheet2.$B$21]) + [$Sheet2.$B$23])    ))^2" office:value-type="float" office:value="118.101751933116" calcext:value-type="float">
            <text:p>118.101751933116</text:p>
          </table:table-cell>
          <table:table-cell table:formula="of:=([.AH98]-([.AE98]^2*([$Sheet2.$B$27]*([.B98] -[$Sheet2.$B$28])^2 +[$Sheet2.$B$29]*([.B98]-[$Sheet2.$B$28]) +[$Sheet2.$B$30])    ))^2" office:value-type="float" office:value="186.002490189987" calcext:value-type="float">
            <text:p>186.002490189987</text:p>
          </table:table-cell>
          <table:table-cell table:formula="of:=([.AI98]-([.AE98]^2*([$Sheet2.$B$34]*([.B98] - [$Sheet2.$B$35])^2 +[$Sheet2.$B$36]*([.B98]-[$Sheet2.$B$35]) +[$Sheet2.$B$37])    ))^2" office:value-type="float" office:value="19.7285941713596" calcext:value-type="float">
            <text:p>19.728594171359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075" calcext:value-type="float">
            <text:p>0.56075</text:p>
          </table:table-cell>
          <table:table-cell office:value-type="float" office:value="0.035814" calcext:value-type="float">
            <text:p>0.035814</text:p>
          </table:table-cell>
          <table:table-cell office:value-type="float" office:value="0.0066766" calcext:value-type="float">
            <text:p>0.0066766</text:p>
          </table:table-cell>
          <table:table-cell office:value-type="float" office:value="0.029137" calcext:value-type="float">
            <text:p>0.029137</text:p>
          </table:table-cell>
          <table:table-cell office:value-type="float" office:value="-0.0079471" calcext:value-type="float">
            <text:p>-0.0079471</text:p>
          </table:table-cell>
          <table:table-cell office:value-type="float" office:value="1.6609" calcext:value-type="float">
            <text:p>1.6609</text:p>
          </table:table-cell>
          <table:table-cell office:value-type="float" office:value="-0.043925" calcext:value-type="float">
            <text:p>-0.043925</text:p>
          </table:table-cell>
          <table:table-cell office:value-type="float" office:value="1.7048" calcext:value-type="float">
            <text:p>1.7048</text:p>
          </table:table-cell>
          <table:table-cell office:value-type="float" office:value="0.29309" calcext:value-type="float">
            <text:p>0.29309</text:p>
          </table:table-cell>
          <table:table-cell office:value-type="float" office:value="-0.025174" calcext:value-type="float">
            <text:p>-0.025174</text:p>
          </table:table-cell>
          <table:table-cell office:value-type="float" office:value="-0.0032267" calcext:value-type="float">
            <text:p>-0.0032267</text:p>
          </table:table-cell>
          <table:table-cell office:value-type="float" office:value="-0.021948" calcext:value-type="float">
            <text:p>-0.021948</text:p>
          </table:table-cell>
          <table:table-cell office:value-type="float" office:value="15.657" calcext:value-type="float">
            <text:p>15.657</text:p>
          </table:table-cell>
          <table:table-cell office:value-type="float" office:value="11.725" calcext:value-type="float">
            <text:p>11.725</text:p>
          </table:table-cell>
          <table:table-cell office:value-type="float" office:value="1.3354" calcext:value-type="float">
            <text:p>1.3354</text:p>
          </table:table-cell>
          <table:table-cell office:value-type="float" office:value="108.94" calcext:value-type="float">
            <text:p>108.94</text:p>
          </table:table-cell>
          <table:table-cell office:value-type="float" office:value="-29.712" calcext:value-type="float">
            <text:p>-29.712</text:p>
          </table:table-cell>
          <table:table-cell office:value-type="float" office:value="2096.5" calcext:value-type="float">
            <text:p>2096.5</text:p>
          </table:table-cell>
          <table:table-cell office:value-type="float" office:value="108.94" calcext:value-type="float">
            <text:p>108.94</text:p>
          </table:table-cell>
          <table:table-cell office:value-type="float" office:value="-29.712" calcext:value-type="float">
            <text:p>-29.712</text:p>
          </table:table-cell>
          <table:table-cell office:value-type="float" office:value="2096.5" calcext:value-type="float">
            <text:p>209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797" calcext:value-type="float">
            <text:p>9.9797</text:p>
          </table:table-cell>
          <table:table-cell office:value-type="float" office:value="0.7491" calcext:value-type="float">
            <text:p>0.7491</text:p>
          </table:table-cell>
          <table:table-cell office:value-type="float" office:value="10" calcext:value-type="float">
            <text:p>10</text:p>
          </table:table-cell>
          <table:table-cell office:value-type="float" office:value="3.6544" calcext:value-type="float">
            <text:p>3.6544</text:p>
          </table:table-cell>
          <table:table-cell office:value-type="float" office:value="-547.9" calcext:value-type="float">
            <text:p>-547.9</text:p>
          </table:table-cell>
          <table:table-cell office:value-type="float" office:value="943.85" calcext:value-type="float">
            <text:p>943.85</text:p>
          </table:table-cell>
          <table:table-cell office:value-type="float" office:value="47.06" calcext:value-type="float">
            <text:p>47.06</text:p>
          </table:table-cell>
          <table:table-cell office:value-type="float" office:value="0.065388" calcext:value-type="float">
            <text:p>0.065388</text:p>
          </table:table-cell>
          <table:table-cell office:value-type="float" office:value="-0.2472" calcext:value-type="float">
            <text:p>-0.2472</text:p>
          </table:table-cell>
          <table:table-cell office:value-type="float" office:value="-0.00042048" calcext:value-type="float">
            <text:p>-0.00042048</text:p>
          </table:table-cell>
          <table:table-cell office:value-type="float" office:value="0" calcext:value-type="float">
            <text:p>0</text:p>
          </table:table-cell>
          <table:table-cell office:value-type="float" office:value="2160.5" calcext:value-type="float">
            <text:p>2160.5</text:p>
          </table:table-cell>
          <table:table-cell office:value-type="float" office:value="0.021808" calcext:value-type="float">
            <text:p>0.021808</text:p>
          </table:table-cell>
          <table:table-cell office:value-type="float" office:value="1.0305" calcext:value-type="float">
            <text:p>1.0305</text:p>
          </table:table-cell>
          <table:table-cell office:value-type="float" office:value="0.036666" calcext:value-type="float">
            <text:p>0.0366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99]-([$Sheet2.$B$2]*[.B99]+[$Sheet2.$B$3]))^2" office:value-type="float" office:value="0.000353458431155816" calcext:value-type="float">
            <text:p>0.000353458431156</text:p>
          </table:table-cell>
          <table:table-cell table:formula="of:=([.F99]-([$Sheet2.$B$7] +[$Sheet2.$B$8] * ([.B99] - [$Sheet2.$B$9])^2))^2" office:value-type="float" office:value="0.0000173893998521582" calcext:value-type="float">
            <text:p>1.73893998521582E-05</text:p>
          </table:table-cell>
          <table:table-cell table:formula="of:=([.X99]-([.AE99]^2*([$Sheet2.$B$13]*([.B99] -[$Sheet2.$B$14])^2 +[$Sheet2.$B$15]*([.B99]-[$Sheet2.$B$14]) +[$Sheet2.$B$16])    ))^2" office:value-type="float" office:value="0.0859431471959662" calcext:value-type="float">
            <text:p>0.085943147195966</text:p>
          </table:table-cell>
          <table:table-cell table:formula="of:=([.AG99]-([.AE99]^2*([$Sheet2.$B$20]*([.B99] -[$Sheet2.$B$21])^2 + [$Sheet2.$B$22]*([.B99]-[$Sheet2.$B$21]) + [$Sheet2.$B$23])    ))^2" office:value-type="float" office:value="158.851634212143" calcext:value-type="float">
            <text:p>158.851634212143</text:p>
          </table:table-cell>
          <table:table-cell table:formula="of:=([.AH99]-([.AE99]^2*([$Sheet2.$B$27]*([.B99] -[$Sheet2.$B$28])^2 +[$Sheet2.$B$29]*([.B99]-[$Sheet2.$B$28]) +[$Sheet2.$B$30])    ))^2" office:value-type="float" office:value="276.426635747013" calcext:value-type="float">
            <text:p>276.426635747013</text:p>
          </table:table-cell>
          <table:table-cell table:formula="of:=([.AI99]-([.AE99]^2*([$Sheet2.$B$34]*([.B99] - [$Sheet2.$B$35])^2 +[$Sheet2.$B$36]*([.B99]-[$Sheet2.$B$35]) +[$Sheet2.$B$37])    ))^2" office:value-type="float" office:value="21.595994120533" calcext:value-type="float">
            <text:p>21.595994120533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221" calcext:value-type="float">
            <text:p>0.62221</text:p>
          </table:table-cell>
          <table:table-cell office:value-type="float" office:value="0.042621" calcext:value-type="float">
            <text:p>0.042621</text:p>
          </table:table-cell>
          <table:table-cell office:value-type="float" office:value="0.0070076" calcext:value-type="float">
            <text:p>0.0070076</text:p>
          </table:table-cell>
          <table:table-cell office:value-type="float" office:value="0.035614" calcext:value-type="float">
            <text:p>0.035614</text:p>
          </table:table-cell>
          <table:table-cell office:value-type="float" office:value="-0.0089926" calcext:value-type="float">
            <text:p>-0.0089926</text:p>
          </table:table-cell>
          <table:table-cell office:value-type="float" office:value="1.8291" calcext:value-type="float">
            <text:p>1.8291</text:p>
          </table:table-cell>
          <table:table-cell office:value-type="float" office:value="-0.046103" calcext:value-type="float">
            <text:p>-0.046103</text:p>
          </table:table-cell>
          <table:table-cell office:value-type="float" office:value="1.8752" calcext:value-type="float">
            <text:p>1.8752</text:p>
          </table:table-cell>
          <table:table-cell office:value-type="float" office:value="0.32566" calcext:value-type="float">
            <text:p>0.32566</text:p>
          </table:table-cell>
          <table:table-cell office:value-type="float" office:value="-0.029567" calcext:value-type="float">
            <text:p>-0.029567</text:p>
          </table:table-cell>
          <table:table-cell office:value-type="float" office:value="-0.0033996" calcext:value-type="float">
            <text:p>-0.0033996</text:p>
          </table:table-cell>
          <table:table-cell office:value-type="float" office:value="-0.026168" calcext:value-type="float">
            <text:p>-0.026168</text:p>
          </table:table-cell>
          <table:table-cell office:value-type="float" office:value="14.598" calcext:value-type="float">
            <text:p>14.598</text:p>
          </table:table-cell>
          <table:table-cell office:value-type="float" office:value="11.515" calcext:value-type="float">
            <text:p>11.515</text:p>
          </table:table-cell>
          <table:table-cell office:value-type="float" office:value="1.2677" calcext:value-type="float">
            <text:p>1.2677</text:p>
          </table:table-cell>
          <table:table-cell office:value-type="float" office:value="133.15" calcext:value-type="float">
            <text:p>133.15</text:p>
          </table:table-cell>
          <table:table-cell office:value-type="float" office:value="-33.621" calcext:value-type="float">
            <text:p>-33.621</text:p>
          </table:table-cell>
          <table:table-cell office:value-type="float" office:value="2326.3" calcext:value-type="float">
            <text:p>2326.3</text:p>
          </table:table-cell>
          <table:table-cell office:value-type="float" office:value="133.15" calcext:value-type="float">
            <text:p>133.15</text:p>
          </table:table-cell>
          <table:table-cell office:value-type="float" office:value="-33.621" calcext:value-type="float">
            <text:p>-33.621</text:p>
          </table:table-cell>
          <table:table-cell office:value-type="float" office:value="2326.3" calcext:value-type="float">
            <text:p>232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766" calcext:value-type="float">
            <text:p>9.9766</text:p>
          </table:table-cell>
          <table:table-cell office:value-type="float" office:value="0.76273" calcext:value-type="float">
            <text:p>0.76273</text:p>
          </table:table-cell>
          <table:table-cell office:value-type="float" office:value="10" calcext:value-type="float">
            <text:p>10</text:p>
          </table:table-cell>
          <table:table-cell office:value-type="float" office:value="3.9187" calcext:value-type="float">
            <text:p>3.9187</text:p>
          </table:table-cell>
          <table:table-cell office:value-type="float" office:value="-608.78" calcext:value-type="float">
            <text:p>-608.78</text:p>
          </table:table-cell>
          <table:table-cell office:value-type="float" office:value="1039.5" calcext:value-type="float">
            <text:p>1039.5</text:p>
          </table:table-cell>
          <table:table-cell office:value-type="float" office:value="55.273" calcext:value-type="float">
            <text:p>55.273</text:p>
          </table:table-cell>
          <table:table-cell office:value-type="float" office:value="0.063961" calcext:value-type="float">
            <text:p>0.063961</text:p>
          </table:table-cell>
          <table:table-cell office:value-type="float" office:value="-0.24727" calcext:value-type="float">
            <text:p>-0.24727</text:p>
          </table:table-cell>
          <table:table-cell office:value-type="float" office:value="-0.0018487" calcext:value-type="float">
            <text:p>-0.0018487</text:p>
          </table:table-cell>
          <table:table-cell office:value-type="float" office:value="0" calcext:value-type="float">
            <text:p>0</text:p>
          </table:table-cell>
          <table:table-cell office:value-type="float" office:value="2199.8" calcext:value-type="float">
            <text:p>2199.8</text:p>
          </table:table-cell>
          <table:table-cell office:value-type="float" office:value="0.026648" calcext:value-type="float">
            <text:p>0.026648</text:p>
          </table:table-cell>
          <table:table-cell office:value-type="float" office:value="1.0381" calcext:value-type="float">
            <text:p>1.0381</text:p>
          </table:table-cell>
          <table:table-cell office:value-type="float" office:value="0.039797" calcext:value-type="float">
            <text:p>0.0397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0]-([$Sheet2.$B$2]*[.B100]+[$Sheet2.$B$3]))^2" office:value-type="float" office:value="0.000417112110758417" calcext:value-type="float">
            <text:p>0.000417112110758</text:p>
          </table:table-cell>
          <table:table-cell table:formula="of:=([.F100]-([$Sheet2.$B$7] +[$Sheet2.$B$8] * ([.B100] - [$Sheet2.$B$9])^2))^2" office:value-type="float" office:value="0.0000184226049535613" calcext:value-type="float">
            <text:p>1.84226049535613E-05</text:p>
          </table:table-cell>
          <table:table-cell table:formula="of:=([.X100]-([.AE100]^2*([$Sheet2.$B$13]*([.B100] -[$Sheet2.$B$14])^2 +[$Sheet2.$B$15]*([.B100]-[$Sheet2.$B$14]) +[$Sheet2.$B$16])    ))^2" office:value-type="float" office:value="0.0152981685079739" calcext:value-type="float">
            <text:p>0.015298168507974</text:p>
          </table:table-cell>
          <table:table-cell table:formula="of:=([.AG100]-([.AE100]^2*([$Sheet2.$B$20]*([.B100] -[$Sheet2.$B$21])^2 + [$Sheet2.$B$22]*([.B100]-[$Sheet2.$B$21]) + [$Sheet2.$B$23])    ))^2" office:value-type="float" office:value="201.686272776328" calcext:value-type="float">
            <text:p>201.686272776328</text:p>
          </table:table-cell>
          <table:table-cell table:formula="of:=([.AH100]-([.AE100]^2*([$Sheet2.$B$27]*([.B100] -[$Sheet2.$B$28])^2 +[$Sheet2.$B$29]*([.B100]-[$Sheet2.$B$28]) +[$Sheet2.$B$30])    ))^2" office:value-type="float" office:value="373.187720174462" calcext:value-type="float">
            <text:p>373.187720174462</text:p>
          </table:table-cell>
          <table:table-cell table:formula="of:=([.AI100]-([.AE100]^2*([$Sheet2.$B$34]*([.B100] - [$Sheet2.$B$35])^2 +[$Sheet2.$B$36]*([.B100]-[$Sheet2.$B$35]) +[$Sheet2.$B$37])    ))^2" office:value-type="float" office:value="23.3418786206717" calcext:value-type="float">
            <text:p>23.3418786206717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342" calcext:value-type="float">
            <text:p>0.68342</text:p>
          </table:table-cell>
          <table:table-cell office:value-type="float" office:value="0.050218" calcext:value-type="float">
            <text:p>0.050218</text:p>
          </table:table-cell>
          <table:table-cell office:value-type="float" office:value="0.0074263" calcext:value-type="float">
            <text:p>0.0074263</text:p>
          </table:table-cell>
          <table:table-cell office:value-type="float" office:value="0.042791" calcext:value-type="float">
            <text:p>0.042791</text:p>
          </table:table-cell>
          <table:table-cell office:value-type="float" office:value="-0.010151" calcext:value-type="float">
            <text:p>-0.010151</text:p>
          </table:table-cell>
          <table:table-cell office:value-type="float" office:value="1.9913" calcext:value-type="float">
            <text:p>1.9913</text:p>
          </table:table-cell>
          <table:table-cell office:value-type="float" office:value="-0.048857" calcext:value-type="float">
            <text:p>-0.048857</text:p>
          </table:table-cell>
          <table:table-cell office:value-type="float" office:value="2.0401" calcext:value-type="float">
            <text:p>2.0401</text:p>
          </table:table-cell>
          <table:table-cell office:value-type="float" office:value="0.35835" calcext:value-type="float">
            <text:p>0.35835</text:p>
          </table:table-cell>
          <table:table-cell office:value-type="float" office:value="-0.034468" calcext:value-type="float">
            <text:p>-0.034468</text:p>
          </table:table-cell>
          <table:table-cell office:value-type="float" office:value="-0.0036209" calcext:value-type="float">
            <text:p>-0.0036209</text:p>
          </table:table-cell>
          <table:table-cell office:value-type="float" office:value="-0.030848" calcext:value-type="float">
            <text:p>-0.030848</text:p>
          </table:table-cell>
          <table:table-cell office:value-type="float" office:value="13.609" calcext:value-type="float">
            <text:p>13.609</text:p>
          </table:table-cell>
          <table:table-cell office:value-type="float" office:value="11.251" calcext:value-type="float">
            <text:p>11.251</text:p>
          </table:table-cell>
          <table:table-cell office:value-type="float" office:value="1.2096" calcext:value-type="float">
            <text:p>1.2096</text:p>
          </table:table-cell>
          <table:table-cell office:value-type="float" office:value="159.99" calcext:value-type="float">
            <text:p>159.99</text:p>
          </table:table-cell>
          <table:table-cell office:value-type="float" office:value="-37.951" calcext:value-type="float">
            <text:p>-37.951</text:p>
          </table:table-cell>
          <table:table-cell office:value-type="float" office:value="2555.1" calcext:value-type="float">
            <text:p>2555.1</text:p>
          </table:table-cell>
          <table:table-cell office:value-type="float" office:value="159.99" calcext:value-type="float">
            <text:p>159.99</text:p>
          </table:table-cell>
          <table:table-cell office:value-type="float" office:value="-37.951" calcext:value-type="float">
            <text:p>-37.951</text:p>
          </table:table-cell>
          <table:table-cell office:value-type="float" office:value="2555.1" calcext:value-type="float">
            <text:p>255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731" calcext:value-type="float">
            <text:p>9.9731</text:p>
          </table:table-cell>
          <table:table-cell office:value-type="float" office:value="0.78068" calcext:value-type="float">
            <text:p>0.78068</text:p>
          </table:table-cell>
          <table:table-cell office:value-type="float" office:value="10" calcext:value-type="float">
            <text:p>10</text:p>
          </table:table-cell>
          <table:table-cell office:value-type="float" office:value="4.2026" calcext:value-type="float">
            <text:p>4.2026</text:p>
          </table:table-cell>
          <table:table-cell office:value-type="float" office:value="-669.88" calcext:value-type="float">
            <text:p>-669.88</text:p>
          </table:table-cell>
          <table:table-cell office:value-type="float" office:value="1131.6" calcext:value-type="float">
            <text:p>1131.6</text:p>
          </table:table-cell>
          <table:table-cell office:value-type="float" office:value="64.434" calcext:value-type="float">
            <text:p>64.434</text:p>
          </table:table-cell>
          <table:table-cell office:value-type="float" office:value="0.062743" calcext:value-type="float">
            <text:p>0.062743</text:p>
          </table:table-cell>
          <table:table-cell office:value-type="float" office:value="-0.24733" calcext:value-type="float">
            <text:p>-0.24733</text:p>
          </table:table-cell>
          <table:table-cell office:value-type="float" office:value="-0.0031682" calcext:value-type="float">
            <text:p>-0.0031682</text:p>
          </table:table-cell>
          <table:table-cell office:value-type="float" office:value="0" calcext:value-type="float">
            <text:p>0</text:p>
          </table:table-cell>
          <table:table-cell office:value-type="float" office:value="2251.6" calcext:value-type="float">
            <text:p>2251.6</text:p>
          </table:table-cell>
          <table:table-cell office:value-type="float" office:value="0.032007" calcext:value-type="float">
            <text:p>0.032007</text:p>
          </table:table-cell>
          <table:table-cell office:value-type="float" office:value="1.0423" calcext:value-type="float">
            <text:p>1.0423</text:p>
          </table:table-cell>
          <table:table-cell office:value-type="float" office:value="0.04288" calcext:value-type="float">
            <text:p>0.0428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1]-([$Sheet2.$B$2]*[.B101]+[$Sheet2.$B$3]))^2" office:value-type="float" office:value="0.000475072383590845" calcext:value-type="float">
            <text:p>0.000475072383591</text:p>
          </table:table-cell>
          <table:table-cell table:formula="of:=([.F101]-([$Sheet2.$B$7] +[$Sheet2.$B$8] * ([.B101] - [$Sheet2.$B$9])^2))^2" office:value-type="float" office:value="0.0000193862832603201" calcext:value-type="float">
            <text:p>1.93862832603201E-05</text:p>
          </table:table-cell>
          <table:table-cell table:formula="of:=([.X101]-([.AE101]^2*([$Sheet2.$B$13]*([.B101] -[$Sheet2.$B$14])^2 +[$Sheet2.$B$15]*([.B101]-[$Sheet2.$B$14]) +[$Sheet2.$B$16])    ))^2" office:value-type="float" office:value="0.0029012603305644" calcext:value-type="float">
            <text:p>0.002901260330564</text:p>
          </table:table-cell>
          <table:table-cell table:formula="of:=([.AG101]-([.AE101]^2*([$Sheet2.$B$20]*([.B101] -[$Sheet2.$B$21])^2 + [$Sheet2.$B$22]*([.B101]-[$Sheet2.$B$21]) + [$Sheet2.$B$23])    ))^2" office:value-type="float" office:value="244.029494591229" calcext:value-type="float">
            <text:p>244.029494591229</text:p>
          </table:table-cell>
          <table:table-cell table:formula="of:=([.AH101]-([.AE101]^2*([$Sheet2.$B$27]*([.B101] -[$Sheet2.$B$28])^2 +[$Sheet2.$B$29]*([.B101]-[$Sheet2.$B$28]) +[$Sheet2.$B$30])    ))^2" office:value-type="float" office:value="457.285104263646" calcext:value-type="float">
            <text:p>457.285104263646</text:p>
          </table:table-cell>
          <table:table-cell table:formula="of:=([.AI101]-([.AE101]^2*([$Sheet2.$B$34]*([.B101] - [$Sheet2.$B$35])^2 +[$Sheet2.$B$36]*([.B101]-[$Sheet2.$B$35]) +[$Sheet2.$B$37])    ))^2" office:value-type="float" office:value="25.2734555635225" calcext:value-type="float">
            <text:p>25.273455563522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436" calcext:value-type="float">
            <text:p>0.74436</text:p>
          </table:table-cell>
          <table:table-cell office:value-type="float" office:value="0.058638" calcext:value-type="float">
            <text:p>0.058638</text:p>
          </table:table-cell>
          <table:table-cell office:value-type="float" office:value="0.007973" calcext:value-type="float">
            <text:p>0.007973</text:p>
          </table:table-cell>
          <table:table-cell office:value-type="float" office:value="0.050665" calcext:value-type="float">
            <text:p>0.050665</text:p>
          </table:table-cell>
          <table:table-cell office:value-type="float" office:value="-0.011421" calcext:value-type="float">
            <text:p>-0.011421</text:p>
          </table:table-cell>
          <table:table-cell office:value-type="float" office:value="2.1471" calcext:value-type="float">
            <text:p>2.1471</text:p>
          </table:table-cell>
          <table:table-cell office:value-type="float" office:value="-0.052454" calcext:value-type="float">
            <text:p>-0.052454</text:p>
          </table:table-cell>
          <table:table-cell office:value-type="float" office:value="2.1996" calcext:value-type="float">
            <text:p>2.1996</text:p>
          </table:table-cell>
          <table:table-cell office:value-type="float" office:value="0.39114" calcext:value-type="float">
            <text:p>0.39114</text:p>
          </table:table-cell>
          <table:table-cell office:value-type="float" office:value="-0.039894" calcext:value-type="float">
            <text:p>-0.039894</text:p>
          </table:table-cell>
          <table:table-cell office:value-type="float" office:value="-0.0039106" calcext:value-type="float">
            <text:p>-0.0039106</text:p>
          </table:table-cell>
          <table:table-cell office:value-type="float" office:value="-0.035984" calcext:value-type="float">
            <text:p>-0.035984</text:p>
          </table:table-cell>
          <table:table-cell office:value-type="float" office:value="12.694" calcext:value-type="float">
            <text:p>12.694</text:p>
          </table:table-cell>
          <table:table-cell office:value-type="float" office:value="10.952" calcext:value-type="float">
            <text:p>10.952</text:p>
          </table:table-cell>
          <table:table-cell office:value-type="float" office:value="1.1591" calcext:value-type="float">
            <text:p>1.1591</text:p>
          </table:table-cell>
          <table:table-cell office:value-type="float" office:value="189.42" calcext:value-type="float">
            <text:p>189.42</text:p>
          </table:table-cell>
          <table:table-cell office:value-type="float" office:value="-42.7" calcext:value-type="float">
            <text:p>-42.7</text:p>
          </table:table-cell>
          <table:table-cell office:value-type="float" office:value="2783" calcext:value-type="float">
            <text:p>2783</text:p>
          </table:table-cell>
          <table:table-cell office:value-type="float" office:value="189.42" calcext:value-type="float">
            <text:p>189.42</text:p>
          </table:table-cell>
          <table:table-cell office:value-type="float" office:value="-42.7" calcext:value-type="float">
            <text:p>-42.7</text:p>
          </table:table-cell>
          <table:table-cell office:value-type="float" office:value="2783" calcext:value-type="float">
            <text:p>27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691" calcext:value-type="float">
            <text:p>9.9691</text:p>
          </table:table-cell>
          <table:table-cell office:value-type="float" office:value="0.80195" calcext:value-type="float">
            <text:p>0.80195</text:p>
          </table:table-cell>
          <table:table-cell office:value-type="float" office:value="10" calcext:value-type="float">
            <text:p>10</text:p>
          </table:table-cell>
          <table:table-cell office:value-type="float" office:value="4.5042" calcext:value-type="float">
            <text:p>4.5042</text:p>
          </table:table-cell>
          <table:table-cell office:value-type="float" office:value="-731.2" calcext:value-type="float">
            <text:p>-731.2</text:p>
          </table:table-cell>
          <table:table-cell office:value-type="float" office:value="1220.2" calcext:value-type="float">
            <text:p>1220.2</text:p>
          </table:table-cell>
          <table:table-cell office:value-type="float" office:value="74.578" calcext:value-type="float">
            <text:p>74.578</text:p>
          </table:table-cell>
          <table:table-cell office:value-type="float" office:value="0.061677" calcext:value-type="float">
            <text:p>0.061677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-0.0044043" calcext:value-type="float">
            <text:p>-0.0044043</text:p>
          </table:table-cell>
          <table:table-cell office:value-type="float" office:value="0" calcext:value-type="float">
            <text:p>0</text:p>
          </table:table-cell>
          <table:table-cell office:value-type="float" office:value="2312.9" calcext:value-type="float">
            <text:p>2312.9</text:p>
          </table:table-cell>
          <table:table-cell office:value-type="float" office:value="0.037881" calcext:value-type="float">
            <text:p>0.037881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04591" calcext:value-type="float">
            <text:p>0.0459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2]-([$Sheet2.$B$2]*[.B102]+[$Sheet2.$B$3]))^2" office:value-type="float" office:value="0.000524363641343916" calcext:value-type="float">
            <text:p>0.000524363641344</text:p>
          </table:table-cell>
          <table:table-cell table:formula="of:=([.F102]-([$Sheet2.$B$7] +[$Sheet2.$B$8] * ([.B102] - [$Sheet2.$B$9])^2))^2" office:value-type="float" office:value="0.0000205711998270951" calcext:value-type="float">
            <text:p>2.05711998270951E-05</text:p>
          </table:table-cell>
          <table:table-cell table:formula="of:=([.X102]-([.AE102]^2*([$Sheet2.$B$13]*([.B102] -[$Sheet2.$B$14])^2 +[$Sheet2.$B$15]*([.B102]-[$Sheet2.$B$14]) +[$Sheet2.$B$16])    ))^2" office:value-type="float" office:value="0.0563999444773207" calcext:value-type="float">
            <text:p>0.056399944477321</text:p>
          </table:table-cell>
          <table:table-cell table:formula="of:=([.AG102]-([.AE102]^2*([$Sheet2.$B$20]*([.B102] -[$Sheet2.$B$21])^2 + [$Sheet2.$B$22]*([.B102]-[$Sheet2.$B$21]) + [$Sheet2.$B$23])    ))^2" office:value-type="float" office:value="284.363410804205" calcext:value-type="float">
            <text:p>284.363410804205</text:p>
          </table:table-cell>
          <table:table-cell table:formula="of:=([.AH102]-([.AE102]^2*([$Sheet2.$B$27]*([.B102] -[$Sheet2.$B$28])^2 +[$Sheet2.$B$29]*([.B102]-[$Sheet2.$B$28]) +[$Sheet2.$B$30])    ))^2" office:value-type="float" office:value="523.245412408449" calcext:value-type="float">
            <text:p>523.245412408449</text:p>
          </table:table-cell>
          <table:table-cell table:formula="of:=([.AI102]-([.AE102]^2*([$Sheet2.$B$34]*([.B102] - [$Sheet2.$B$35])^2 +[$Sheet2.$B$36]*([.B102]-[$Sheet2.$B$35]) +[$Sheet2.$B$37])    ))^2" office:value-type="float" office:value="27.7721887459083" calcext:value-type="float">
            <text:p>27.7721887459083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5" calcext:value-type="float">
            <text:p>0.805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008673" calcext:value-type="float">
            <text:p>0.008673</text:p>
          </table:table-cell>
          <table:table-cell office:value-type="float" office:value="0.059227" calcext:value-type="float">
            <text:p>0.059227</text:p>
          </table:table-cell>
          <table:table-cell office:value-type="float" office:value="-0.012802" calcext:value-type="float">
            <text:p>-0.012802</text:p>
          </table:table-cell>
          <table:table-cell office:value-type="float" office:value="2.2964" calcext:value-type="float">
            <text:p>2.2964</text:p>
          </table:table-cell>
          <table:table-cell office:value-type="float" office:value="-0.057059" calcext:value-type="float">
            <text:p>-0.057059</text:p>
          </table:table-cell>
          <table:table-cell office:value-type="float" office:value="2.3535" calcext:value-type="float">
            <text:p>2.3535</text:p>
          </table:table-cell>
          <table:table-cell office:value-type="float" office:value="0.42404" calcext:value-type="float">
            <text:p>0.42404</text:p>
          </table:table-cell>
          <table:table-cell office:value-type="float" office:value="-0.045856" calcext:value-type="float">
            <text:p>-0.045856</text:p>
          </table:table-cell>
          <table:table-cell office:value-type="float" office:value="-0.0042827" calcext:value-type="float">
            <text:p>-0.0042827</text:p>
          </table:table-cell>
          <table:table-cell office:value-type="float" office:value="-0.041574" calcext:value-type="float">
            <text:p>-0.041574</text:p>
          </table:table-cell>
          <table:table-cell office:value-type="float" office:value="11.856" calcext:value-type="float">
            <text:p>11.856</text:p>
          </table:table-cell>
          <table:table-cell office:value-type="float" office:value="10.637" calcext:value-type="float">
            <text:p>10.637</text:p>
          </table:table-cell>
          <table:table-cell office:value-type="float" office:value="1.1146" calcext:value-type="float">
            <text:p>1.1146</text:p>
          </table:table-cell>
          <table:table-cell office:value-type="float" office:value="221.43" calcext:value-type="float">
            <text:p>221.43</text:p>
          </table:table-cell>
          <table:table-cell office:value-type="float" office:value="-47.862" calcext:value-type="float">
            <text:p>-47.862</text:p>
          </table:table-cell>
          <table:table-cell office:value-type="float" office:value="3009.7" calcext:value-type="float">
            <text:p>3009.7</text:p>
          </table:table-cell>
          <table:table-cell office:value-type="float" office:value="221.43" calcext:value-type="float">
            <text:p>221.43</text:p>
          </table:table-cell>
          <table:table-cell office:value-type="float" office:value="-47.862" calcext:value-type="float">
            <text:p>-47.862</text:p>
          </table:table-cell>
          <table:table-cell office:value-type="float" office:value="3009.7" calcext:value-type="float">
            <text:p>300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646" calcext:value-type="float">
            <text:p>9.9646</text:p>
          </table:table-cell>
          <table:table-cell office:value-type="float" office:value="0.8257" calcext:value-type="float">
            <text:p>0.8257</text:p>
          </table:table-cell>
          <table:table-cell office:value-type="float" office:value="10" calcext:value-type="float">
            <text:p>10</text:p>
          </table:table-cell>
          <table:table-cell office:value-type="float" office:value="4.8214" calcext:value-type="float">
            <text:p>4.8214</text:p>
          </table:table-cell>
          <table:table-cell office:value-type="float" office:value="-792.69" calcext:value-type="float">
            <text:p>-792.69</text:p>
          </table:table-cell>
          <table:table-cell office:value-type="float" office:value="1305" calcext:value-type="float">
            <text:p>1305</text:p>
          </table:table-cell>
          <table:table-cell office:value-type="float" office:value="85.723" calcext:value-type="float">
            <text:p>85.723</text:p>
          </table:table-cell>
          <table:table-cell office:value-type="float" office:value="0.060722" calcext:value-type="float">
            <text:p>0.060722</text:p>
          </table:table-cell>
          <table:table-cell office:value-type="float" office:value="-0.24746" calcext:value-type="float">
            <text:p>-0.24746</text:p>
          </table:table-cell>
          <table:table-cell office:value-type="float" office:value="-0.0055746" calcext:value-type="float">
            <text:p>-0.0055746</text:p>
          </table:table-cell>
          <table:table-cell office:value-type="float" office:value="0" calcext:value-type="float">
            <text:p>0</text:p>
          </table:table-cell>
          <table:table-cell office:value-type="float" office:value="2381.4" calcext:value-type="float">
            <text:p>2381.4</text:p>
          </table:table-cell>
          <table:table-cell office:value-type="float" office:value="0.044263" calcext:value-type="float">
            <text:p>0.044263</text:p>
          </table:table-cell>
          <table:table-cell office:value-type="float" office:value="1.0448" calcext:value-type="float">
            <text:p>1.0448</text:p>
          </table:table-cell>
          <table:table-cell office:value-type="float" office:value="0.048881" calcext:value-type="float">
            <text:p>0.0488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3]-([$Sheet2.$B$2]*[.B103]+[$Sheet2.$B$3]))^2" office:value-type="float" office:value="0.000561776286097092" calcext:value-type="float">
            <text:p>0.000561776286097</text:p>
          </table:table-cell>
          <table:table-cell table:formula="of:=([.F103]-([$Sheet2.$B$7] +[$Sheet2.$B$8] * ([.B103] - [$Sheet2.$B$9])^2))^2" office:value-type="float" office:value="0.0000221732158408003" calcext:value-type="float">
            <text:p>2.21732158408003E-05</text:p>
          </table:table-cell>
          <table:table-cell table:formula="of:=([.X103]-([.AE103]^2*([$Sheet2.$B$13]*([.B103] -[$Sheet2.$B$14])^2 +[$Sheet2.$B$15]*([.B103]-[$Sheet2.$B$14]) +[$Sheet2.$B$16])    ))^2" office:value-type="float" office:value="0.177396267910967" calcext:value-type="float">
            <text:p>0.177396267910967</text:p>
          </table:table-cell>
          <table:table-cell table:formula="of:=([.AG103]-([.AE103]^2*([$Sheet2.$B$20]*([.B103] -[$Sheet2.$B$21])^2 + [$Sheet2.$B$22]*([.B103]-[$Sheet2.$B$21]) + [$Sheet2.$B$23])    ))^2" office:value-type="float" office:value="319.570466309238" calcext:value-type="float">
            <text:p>319.570466309238</text:p>
          </table:table-cell>
          <table:table-cell table:formula="of:=([.AH103]-([.AE103]^2*([$Sheet2.$B$27]*([.B103] -[$Sheet2.$B$28])^2 +[$Sheet2.$B$29]*([.B103]-[$Sheet2.$B$28]) +[$Sheet2.$B$30])    ))^2" office:value-type="float" office:value="551.736173840388" calcext:value-type="float">
            <text:p>551.736173840388</text:p>
          </table:table-cell>
          <table:table-cell table:formula="of:=([.AI103]-([.AE103]^2*([$Sheet2.$B$34]*([.B103] - [$Sheet2.$B$35])^2 +[$Sheet2.$B$36]*([.B103]-[$Sheet2.$B$35]) +[$Sheet2.$B$37])    ))^2" office:value-type="float" office:value="31.106580440023" calcext:value-type="float">
            <text:p>31.106580440023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532" calcext:value-type="float">
            <text:p>0.86532</text:p>
          </table:table-cell>
          <table:table-cell office:value-type="float" office:value="0.077929" calcext:value-type="float">
            <text:p>0.077929</text:p>
          </table:table-cell>
          <table:table-cell office:value-type="float" office:value="0.0094582" calcext:value-type="float">
            <text:p>0.0094582</text:p>
          </table:table-cell>
          <table:table-cell office:value-type="float" office:value="0.068471" calcext:value-type="float">
            <text:p>0.068471</text:p>
          </table:table-cell>
          <table:table-cell office:value-type="float" office:value="-0.014292" calcext:value-type="float">
            <text:p>-0.014292</text:p>
          </table:table-cell>
          <table:table-cell office:value-type="float" office:value="2.4395" calcext:value-type="float">
            <text:p>2.4395</text:p>
          </table:table-cell>
          <table:table-cell office:value-type="float" office:value="-0.062225" calcext:value-type="float">
            <text:p>-0.062225</text:p>
          </table:table-cell>
          <table:table-cell office:value-type="float" office:value="2.5017" calcext:value-type="float">
            <text:p>2.5017</text:p>
          </table:table-cell>
          <table:table-cell office:value-type="float" office:value="0.45701" calcext:value-type="float">
            <text:p>0.45701</text:p>
          </table:table-cell>
          <table:table-cell office:value-type="float" office:value="-0.052312" calcext:value-type="float">
            <text:p>-0.052312</text:p>
          </table:table-cell>
          <table:table-cell office:value-type="float" office:value="-0.0046988" calcext:value-type="float">
            <text:p>-0.0046988</text:p>
          </table:table-cell>
          <table:table-cell office:value-type="float" office:value="-0.047613" calcext:value-type="float">
            <text:p>-0.047613</text:p>
          </table:table-cell>
          <table:table-cell office:value-type="float" office:value="11.104" calcext:value-type="float">
            <text:p>11.104</text:p>
          </table:table-cell>
          <table:table-cell office:value-type="float" office:value="10.329" calcext:value-type="float">
            <text:p>10.329</text:p>
          </table:table-cell>
          <table:table-cell office:value-type="float" office:value="1.075" calcext:value-type="float">
            <text:p>1.075</text:p>
          </table:table-cell>
          <table:table-cell office:value-type="float" office:value="255.99" calcext:value-type="float">
            <text:p>255.99</text:p>
          </table:table-cell>
          <table:table-cell office:value-type="float" office:value="-53.435" calcext:value-type="float">
            <text:p>-53.435</text:p>
          </table:table-cell>
          <table:table-cell office:value-type="float" office:value="3235.2" calcext:value-type="float">
            <text:p>3235.2</text:p>
          </table:table-cell>
          <table:table-cell office:value-type="float" office:value="255.99" calcext:value-type="float">
            <text:p>255.99</text:p>
          </table:table-cell>
          <table:table-cell office:value-type="float" office:value="-53.435" calcext:value-type="float">
            <text:p>-53.435</text:p>
          </table:table-cell>
          <table:table-cell office:value-type="float" office:value="3235.2" calcext:value-type="float">
            <text:p>323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597" calcext:value-type="float">
            <text:p>9.9597</text:p>
          </table:table-cell>
          <table:table-cell office:value-type="float" office:value="0.85032" calcext:value-type="float">
            <text:p>0.85032</text:p>
          </table:table-cell>
          <table:table-cell office:value-type="float" office:value="10" calcext:value-type="float">
            <text:p>10</text:p>
          </table:table-cell>
          <table:table-cell office:value-type="float" office:value="5.1461" calcext:value-type="float">
            <text:p>5.1461</text:p>
          </table:table-cell>
          <table:table-cell office:value-type="float" office:value="-854.33" calcext:value-type="float">
            <text:p>-854.33</text:p>
          </table:table-cell>
          <table:table-cell office:value-type="float" office:value="1386.3" calcext:value-type="float">
            <text:p>1386.3</text:p>
          </table:table-cell>
          <table:table-cell office:value-type="float" office:value="97.79" calcext:value-type="float">
            <text:p>97.79</text:p>
          </table:table-cell>
          <table:table-cell office:value-type="float" office:value="0.059851" calcext:value-type="float">
            <text:p>0.059851</text:p>
          </table:table-cell>
          <table:table-cell office:value-type="float" office:value="-0.24753" calcext:value-type="float">
            <text:p>-0.24753</text:p>
          </table:table-cell>
          <table:table-cell office:value-type="float" office:value="-0.0066915" calcext:value-type="float">
            <text:p>-0.0066915</text:p>
          </table:table-cell>
          <table:table-cell office:value-type="float" office:value="0" calcext:value-type="float">
            <text:p>0</text:p>
          </table:table-cell>
          <table:table-cell office:value-type="float" office:value="2452.4" calcext:value-type="float">
            <text:p>2452.4</text:p>
          </table:table-cell>
          <table:table-cell office:value-type="float" office:value="0.051146" calcext:value-type="float">
            <text:p>0.051146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05179" calcext:value-type="float">
            <text:p>0.0517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4]-([$Sheet2.$B$2]*[.B104]+[$Sheet2.$B$3]))^2" office:value-type="float" office:value="0.000584897433179033" calcext:value-type="float">
            <text:p>0.000584897433179</text:p>
          </table:table-cell>
          <table:table-cell table:formula="of:=([.F104]-([$Sheet2.$B$7] +[$Sheet2.$B$8] * ([.B104] - [$Sheet2.$B$9])^2))^2" office:value-type="float" office:value="0.0000235018786845445" calcext:value-type="float">
            <text:p>2.35018786845445E-05</text:p>
          </table:table-cell>
          <table:table-cell table:formula="of:=([.X104]-([.AE104]^2*([$Sheet2.$B$13]*([.B104] -[$Sheet2.$B$14])^2 +[$Sheet2.$B$15]*([.B104]-[$Sheet2.$B$14]) +[$Sheet2.$B$16])    ))^2" office:value-type="float" office:value="0.363556256444927" calcext:value-type="float">
            <text:p>0.363556256444927</text:p>
          </table:table-cell>
          <table:table-cell table:formula="of:=([.AG104]-([.AE104]^2*([$Sheet2.$B$20]*([.B104] -[$Sheet2.$B$21])^2 + [$Sheet2.$B$22]*([.B104]-[$Sheet2.$B$21]) + [$Sheet2.$B$23])    ))^2" office:value-type="float" office:value="347.51709122366" calcext:value-type="float">
            <text:p>347.51709122366</text:p>
          </table:table-cell>
          <table:table-cell table:formula="of:=([.AH104]-([.AE104]^2*([$Sheet2.$B$27]*([.B104] -[$Sheet2.$B$28])^2 +[$Sheet2.$B$29]*([.B104]-[$Sheet2.$B$28]) +[$Sheet2.$B$30])    ))^2" office:value-type="float" office:value="553.554830710104" calcext:value-type="float">
            <text:p>553.554830710104</text:p>
          </table:table-cell>
          <table:table-cell table:formula="of:=([.AI104]-([.AE104]^2*([$Sheet2.$B$34]*([.B104] - [$Sheet2.$B$35])^2 +[$Sheet2.$B$36]*([.B104]-[$Sheet2.$B$35]) +[$Sheet2.$B$37])    ))^2" office:value-type="float" office:value="34.4622501165253" calcext:value-type="float">
            <text:p>34.4622501165253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528" calcext:value-type="float">
            <text:p>0.92528</text:p>
          </table:table-cell>
          <table:table-cell office:value-type="float" office:value="0.08868" calcext:value-type="float">
            <text:p>0.08868</text:p>
          </table:table-cell>
          <table:table-cell office:value-type="float" office:value="0.010292" calcext:value-type="float">
            <text:p>0.010292</text:p>
          </table:table-cell>
          <table:table-cell office:value-type="float" office:value="0.078387" calcext:value-type="float">
            <text:p>0.078387</text:p>
          </table:table-cell>
          <table:table-cell office:value-type="float" office:value="-0.015891" calcext:value-type="float">
            <text:p>-0.015891</text:p>
          </table:table-cell>
          <table:table-cell office:value-type="float" office:value="2.5767" calcext:value-type="float">
            <text:p>2.5767</text:p>
          </table:table-cell>
          <table:table-cell office:value-type="float" office:value="-0.067712" calcext:value-type="float">
            <text:p>-0.067712</text:p>
          </table:table-cell>
          <table:table-cell office:value-type="float" office:value="2.6444" calcext:value-type="float">
            <text:p>2.6444</text:p>
          </table:table-cell>
          <table:table-cell office:value-type="float" office:value="0.49005" calcext:value-type="float">
            <text:p>0.49005</text:p>
          </table:table-cell>
          <table:table-cell office:value-type="float" office:value="-0.059236" calcext:value-type="float">
            <text:p>-0.059236</text:p>
          </table:table-cell>
          <table:table-cell office:value-type="float" office:value="-0.005138" calcext:value-type="float">
            <text:p>-0.005138</text:p>
          </table:table-cell>
          <table:table-cell office:value-type="float" office:value="-0.054098" calcext:value-type="float">
            <text:p>-0.054098</text:p>
          </table:table-cell>
          <table:table-cell office:value-type="float" office:value="10.434" calcext:value-type="float">
            <text:p>10.434</text:p>
          </table:table-cell>
          <table:table-cell office:value-type="float" office:value="10.037" calcext:value-type="float">
            <text:p>10.037</text:p>
          </table:table-cell>
          <table:table-cell office:value-type="float" office:value="1.0396" calcext:value-type="float">
            <text:p>1.0396</text:p>
          </table:table-cell>
          <table:table-cell office:value-type="float" office:value="293.07" calcext:value-type="float">
            <text:p>293.07</text:p>
          </table:table-cell>
          <table:table-cell office:value-type="float" office:value="-59.414" calcext:value-type="float">
            <text:p>-59.414</text:p>
          </table:table-cell>
          <table:table-cell office:value-type="float" office:value="3459.4" calcext:value-type="float">
            <text:p>3459.4</text:p>
          </table:table-cell>
          <table:table-cell office:value-type="float" office:value="293.07" calcext:value-type="float">
            <text:p>293.07</text:p>
          </table:table-cell>
          <table:table-cell office:value-type="float" office:value="-59.414" calcext:value-type="float">
            <text:p>-59.414</text:p>
          </table:table-cell>
          <table:table-cell office:value-type="float" office:value="3459.4" calcext:value-type="float">
            <text:p>3459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544" calcext:value-type="float">
            <text:p>9.9544</text:p>
          </table:table-cell>
          <table:table-cell office:value-type="float" office:value="0.8751" calcext:value-type="float">
            <text:p>0.8751</text:p>
          </table:table-cell>
          <table:table-cell office:value-type="float" office:value="10" calcext:value-type="float">
            <text:p>10</text:p>
          </table:table-cell>
          <table:table-cell office:value-type="float" office:value="5.4746" calcext:value-type="float">
            <text:p>5.4746</text:p>
          </table:table-cell>
          <table:table-cell office:value-type="float" office:value="-916.1" calcext:value-type="float">
            <text:p>-916.1</text:p>
          </table:table-cell>
          <table:table-cell office:value-type="float" office:value="1464.3" calcext:value-type="float">
            <text:p>1464.3</text:p>
          </table:table-cell>
          <table:table-cell office:value-type="float" office:value="110.73" calcext:value-type="float">
            <text:p>110.73</text:p>
          </table:table-cell>
          <table:table-cell office:value-type="float" office:value="0.059043" calcext:value-type="float">
            <text:p>0.059043</text:p>
          </table:table-cell>
          <table:table-cell office:value-type="float" office:value="-0.2476" calcext:value-type="float">
            <text:p>-0.2476</text:p>
          </table:table-cell>
          <table:table-cell office:value-type="float" office:value="-0.007764" calcext:value-type="float">
            <text:p>-0.007764</text:p>
          </table:table-cell>
          <table:table-cell office:value-type="float" office:value="0" calcext:value-type="float">
            <text:p>0</text:p>
          </table:table-cell>
          <table:table-cell office:value-type="float" office:value="2523.9" calcext:value-type="float">
            <text:p>2523.9</text:p>
          </table:table-cell>
          <table:table-cell office:value-type="float" office:value="0.058522" calcext:value-type="float">
            <text:p>0.058522</text:p>
          </table:table-cell>
          <table:table-cell office:value-type="float" office:value="1.043" calcext:value-type="float">
            <text:p>1.043</text:p>
          </table:table-cell>
          <table:table-cell office:value-type="float" office:value="0.054631" calcext:value-type="float">
            <text:p>0.0546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5]-([$Sheet2.$B$2]*[.B105]+[$Sheet2.$B$3]))^2" office:value-type="float" office:value="0.000590853845298243" calcext:value-type="float">
            <text:p>0.000590853845298</text:p>
          </table:table-cell>
          <table:table-cell table:formula="of:=([.F105]-([$Sheet2.$B$7] +[$Sheet2.$B$8] * ([.B105] - [$Sheet2.$B$9])^2))^2" office:value-type="float" office:value="0.0000240848916241372" calcext:value-type="float">
            <text:p>2.40848916241372E-05</text:p>
          </table:table-cell>
          <table:table-cell table:formula="of:=([.X105]-([.AE105]^2*([$Sheet2.$B$13]*([.B105] -[$Sheet2.$B$14])^2 +[$Sheet2.$B$15]*([.B105]-[$Sheet2.$B$14]) +[$Sheet2.$B$16])    ))^2" office:value-type="float" office:value="0.604976615808826" calcext:value-type="float">
            <text:p>0.604976615808826</text:p>
          </table:table-cell>
          <table:table-cell table:formula="of:=([.AG105]-([.AE105]^2*([$Sheet2.$B$20]*([.B105] -[$Sheet2.$B$21])^2 + [$Sheet2.$B$22]*([.B105]-[$Sheet2.$B$21]) + [$Sheet2.$B$23])    ))^2" office:value-type="float" office:value="366.297774847744" calcext:value-type="float">
            <text:p>366.297774847744</text:p>
          </table:table-cell>
          <table:table-cell table:formula="of:=([.AH105]-([.AE105]^2*([$Sheet2.$B$27]*([.B105] -[$Sheet2.$B$28])^2 +[$Sheet2.$B$29]*([.B105]-[$Sheet2.$B$28]) +[$Sheet2.$B$30])    ))^2" office:value-type="float" office:value="537.803982405588" calcext:value-type="float">
            <text:p>537.803982405588</text:p>
          </table:table-cell>
          <table:table-cell table:formula="of:=([.AI105]-([.AE105]^2*([$Sheet2.$B$34]*([.B105] - [$Sheet2.$B$35])^2 +[$Sheet2.$B$36]*([.B105]-[$Sheet2.$B$35]) +[$Sheet2.$B$37])    ))^2" office:value-type="float" office:value="37.2138741709986" calcext:value-type="float">
            <text:p>37.2138741709986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486" calcext:value-type="float">
            <text:p>0.98486</text:p>
          </table:table-cell>
          <table:table-cell office:value-type="float" office:value="0.10012" calcext:value-type="float">
            <text:p>0.10012</text:p>
          </table:table-cell>
          <table:table-cell office:value-type="float" office:value="0.011149" calcext:value-type="float">
            <text:p>0.011149</text:p>
          </table:table-cell>
          <table:table-cell office:value-type="float" office:value="0.088969" calcext:value-type="float">
            <text:p>0.088969</text:p>
          </table:table-cell>
          <table:table-cell office:value-type="float" office:value="-0.017598" calcext:value-type="float">
            <text:p>-0.017598</text:p>
          </table:table-cell>
          <table:table-cell office:value-type="float" office:value="2.708" calcext:value-type="float">
            <text:p>2.708</text:p>
          </table:table-cell>
          <table:table-cell office:value-type="float" office:value="-0.073351" calcext:value-type="float">
            <text:p>-0.073351</text:p>
          </table:table-cell>
          <table:table-cell office:value-type="float" office:value="2.7813" calcext:value-type="float">
            <text:p>2.7813</text:p>
          </table:table-cell>
          <table:table-cell office:value-type="float" office:value="0.52315" calcext:value-type="float">
            <text:p>0.52315</text:p>
          </table:table-cell>
          <table:table-cell office:value-type="float" office:value="-0.066611" calcext:value-type="float">
            <text:p>-0.066611</text:p>
          </table:table-cell>
          <table:table-cell office:value-type="float" office:value="-0.0055875" calcext:value-type="float">
            <text:p>-0.0055875</text:p>
          </table:table-cell>
          <table:table-cell office:value-type="float" office:value="-0.061024" calcext:value-type="float">
            <text:p>-0.061024</text:p>
          </table:table-cell>
          <table:table-cell office:value-type="float" office:value="9.837" calcext:value-type="float">
            <text:p>9.837</text:p>
          </table:table-cell>
          <table:table-cell office:value-type="float" office:value="9.7623" calcext:value-type="float">
            <text:p>9.7623</text:p>
          </table:table-cell>
          <table:table-cell office:value-type="float" office:value="1.0077" calcext:value-type="float">
            <text:p>1.0077</text:p>
          </table:table-cell>
          <table:table-cell office:value-type="float" office:value="332.63" calcext:value-type="float">
            <text:p>332.63</text:p>
          </table:table-cell>
          <table:table-cell office:value-type="float" office:value="-65.794" calcext:value-type="float">
            <text:p>-65.794</text:p>
          </table:table-cell>
          <table:table-cell office:value-type="float" office:value="3682.2" calcext:value-type="float">
            <text:p>3682.2</text:p>
          </table:table-cell>
          <table:table-cell office:value-type="float" office:value="332.63" calcext:value-type="float">
            <text:p>332.63</text:p>
          </table:table-cell>
          <table:table-cell office:value-type="float" office:value="-65.794" calcext:value-type="float">
            <text:p>-65.794</text:p>
          </table:table-cell>
          <table:table-cell office:value-type="float" office:value="3682.2" calcext:value-type="float">
            <text:p>368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487" calcext:value-type="float">
            <text:p>9.9487</text:p>
          </table:table-cell>
          <table:table-cell office:value-type="float" office:value="0.89969" calcext:value-type="float">
            <text:p>0.89969</text:p>
          </table:table-cell>
          <table:table-cell office:value-type="float" office:value="10" calcext:value-type="float">
            <text:p>10</text:p>
          </table:table-cell>
          <table:table-cell office:value-type="float" office:value="5.8046" calcext:value-type="float">
            <text:p>5.8046</text:p>
          </table:table-cell>
          <table:table-cell office:value-type="float" office:value="-977.96" calcext:value-type="float">
            <text:p>-977.96</text:p>
          </table:table-cell>
          <table:table-cell office:value-type="float" office:value="1538.9" calcext:value-type="float">
            <text:p>1538.9</text:p>
          </table:table-cell>
          <table:table-cell office:value-type="float" office:value="124.52" calcext:value-type="float">
            <text:p>124.52</text:p>
          </table:table-cell>
          <table:table-cell office:value-type="float" office:value="0.058282" calcext:value-type="float">
            <text:p>0.058282</text:p>
          </table:table-cell>
          <table:table-cell office:value-type="float" office:value="-0.24768" calcext:value-type="float">
            <text:p>-0.24768</text:p>
          </table:table-cell>
          <table:table-cell office:value-type="float" office:value="-0.0087984" calcext:value-type="float">
            <text:p>-0.0087984</text:p>
          </table:table-cell>
          <table:table-cell office:value-type="float" office:value="0" calcext:value-type="float">
            <text:p>0</text:p>
          </table:table-cell>
          <table:table-cell office:value-type="float" office:value="2594.8" calcext:value-type="float">
            <text:p>2594.8</text:p>
          </table:table-cell>
          <table:table-cell office:value-type="float" office:value="0.066384" calcext:value-type="float">
            <text:p>0.066384</text:p>
          </table:table-cell>
          <table:table-cell office:value-type="float" office:value="1.0411" calcext:value-type="float">
            <text:p>1.0411</text:p>
          </table:table-cell>
          <table:table-cell office:value-type="float" office:value="0.0574" calcext:value-type="float">
            <text:p>0.05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6]-([$Sheet2.$B$2]*[.B106]+[$Sheet2.$B$3]))^2" office:value-type="float" office:value="0.000578417791469305" calcext:value-type="float">
            <text:p>0.000578417791469</text:p>
          </table:table-cell>
          <table:table-cell table:formula="of:=([.F106]-([$Sheet2.$B$7] +[$Sheet2.$B$8] * ([.B106] - [$Sheet2.$B$9])^2))^2" office:value-type="float" office:value="0.0000235723039190835" calcext:value-type="float">
            <text:p>2.35723039190835E-05</text:p>
          </table:table-cell>
          <table:table-cell table:formula="of:=([.X106]-([.AE106]^2*([$Sheet2.$B$13]*([.B106] -[$Sheet2.$B$14])^2 +[$Sheet2.$B$15]*([.B106]-[$Sheet2.$B$14]) +[$Sheet2.$B$16])    ))^2" office:value-type="float" office:value="0.884959485509152" calcext:value-type="float">
            <text:p>0.884959485509152</text:p>
          </table:table-cell>
          <table:table-cell table:formula="of:=([.AG106]-([.AE106]^2*([$Sheet2.$B$20]*([.B106] -[$Sheet2.$B$21])^2 + [$Sheet2.$B$22]*([.B106]-[$Sheet2.$B$21]) + [$Sheet2.$B$23])    ))^2" office:value-type="float" office:value="373.564824372781" calcext:value-type="float">
            <text:p>373.564824372781</text:p>
          </table:table-cell>
          <table:table-cell table:formula="of:=([.AH106]-([.AE106]^2*([$Sheet2.$B$27]*([.B106] -[$Sheet2.$B$28])^2 +[$Sheet2.$B$29]*([.B106]-[$Sheet2.$B$28]) +[$Sheet2.$B$30])    ))^2" office:value-type="float" office:value="500.758349130343" calcext:value-type="float">
            <text:p>500.758349130343</text:p>
          </table:table-cell>
          <table:table-cell table:formula="of:=([.AI106]-([.AE106]^2*([$Sheet2.$B$34]*([.B106] - [$Sheet2.$B$35])^2 +[$Sheet2.$B$36]*([.B106]-[$Sheet2.$B$35]) +[$Sheet2.$B$37])    ))^2" office:value-type="float" office:value="38.9864482890566" calcext:value-type="float">
            <text:p>38.9864482890566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4" calcext:value-type="float">
            <text:p>1.044</text:p>
          </table:table-cell>
          <table:table-cell office:value-type="float" office:value="0.11224" calcext:value-type="float">
            <text:p>0.11224</text:p>
          </table:table-cell>
          <table:table-cell office:value-type="float" office:value="0.012031" calcext:value-type="float">
            <text:p>0.012031</text:p>
          </table:table-cell>
          <table:table-cell office:value-type="float" office:value="0.1002" calcext:value-type="float">
            <text:p>0.1002</text:p>
          </table:table-cell>
          <table:table-cell office:value-type="float" office:value="-0.01941" calcext:value-type="float">
            <text:p>-0.01941</text:p>
          </table:table-cell>
          <table:table-cell office:value-type="float" office:value="2.8334" calcext:value-type="float">
            <text:p>2.8334</text:p>
          </table:table-cell>
          <table:table-cell office:value-type="float" office:value="-0.07915" calcext:value-type="float">
            <text:p>-0.07915</text:p>
          </table:table-cell>
          <table:table-cell office:value-type="float" office:value="2.9126" calcext:value-type="float">
            <text:p>2.9126</text:p>
          </table:table-cell>
          <table:table-cell office:value-type="float" office:value="0.55628" calcext:value-type="float">
            <text:p>0.55628</text:p>
          </table:table-cell>
          <table:table-cell office:value-type="float" office:value="-0.074434" calcext:value-type="float">
            <text:p>-0.074434</text:p>
          </table:table-cell>
          <table:table-cell office:value-type="float" office:value="-0.0060481" calcext:value-type="float">
            <text:p>-0.0060481</text:p>
          </table:table-cell>
          <table:table-cell office:value-type="float" office:value="-0.068386" calcext:value-type="float">
            <text:p>-0.068386</text:p>
          </table:table-cell>
          <table:table-cell office:value-type="float" office:value="9.3022" calcext:value-type="float">
            <text:p>9.3022</text:p>
          </table:table-cell>
          <table:table-cell office:value-type="float" office:value="9.5049" calcext:value-type="float">
            <text:p>9.5049</text:p>
          </table:table-cell>
          <table:table-cell office:value-type="float" office:value="0.97868" calcext:value-type="float">
            <text:p>0.97868</text:p>
          </table:table-cell>
          <table:table-cell office:value-type="float" office:value="374.64" calcext:value-type="float">
            <text:p>374.64</text:p>
          </table:table-cell>
          <table:table-cell office:value-type="float" office:value="-72.571" calcext:value-type="float">
            <text:p>-72.571</text:p>
          </table:table-cell>
          <table:table-cell office:value-type="float" office:value="3903.4" calcext:value-type="float">
            <text:p>3903.4</text:p>
          </table:table-cell>
          <table:table-cell office:value-type="float" office:value="374.64" calcext:value-type="float">
            <text:p>374.64</text:p>
          </table:table-cell>
          <table:table-cell office:value-type="float" office:value="-72.571" calcext:value-type="float">
            <text:p>-72.571</text:p>
          </table:table-cell>
          <table:table-cell office:value-type="float" office:value="3903.4" calcext:value-type="float">
            <text:p>390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427" calcext:value-type="float">
            <text:p>9.9427</text:p>
          </table:table-cell>
          <table:table-cell office:value-type="float" office:value="0.92406" calcext:value-type="float">
            <text:p>0.92406</text:p>
          </table:table-cell>
          <table:table-cell office:value-type="float" office:value="10" calcext:value-type="float">
            <text:p>10</text:p>
          </table:table-cell>
          <table:table-cell office:value-type="float" office:value="6.1358" calcext:value-type="float">
            <text:p>6.1358</text:p>
          </table:table-cell>
          <table:table-cell office:value-type="float" office:value="-1039.9" calcext:value-type="float">
            <text:p>-1039.9</text:p>
          </table:table-cell>
          <table:table-cell office:value-type="float" office:value="1610.2" calcext:value-type="float">
            <text:p>1610.2</text:p>
          </table:table-cell>
          <table:table-cell office:value-type="float" office:value="139.15" calcext:value-type="float">
            <text:p>139.15</text:p>
          </table:table-cell>
          <table:table-cell office:value-type="float" office:value="0.057557" calcext:value-type="float">
            <text:p>0.057557</text:p>
          </table:table-cell>
          <table:table-cell office:value-type="float" office:value="-0.24775" calcext:value-type="float">
            <text:p>-0.24775</text:p>
          </table:table-cell>
          <table:table-cell office:value-type="float" office:value="-0.0097998" calcext:value-type="float">
            <text:p>-0.0097998</text:p>
          </table:table-cell>
          <table:table-cell office:value-type="float" office:value="0" calcext:value-type="float">
            <text:p>0</text:p>
          </table:table-cell>
          <table:table-cell office:value-type="float" office:value="2665.1" calcext:value-type="float">
            <text:p>2665.1</text:p>
          </table:table-cell>
          <table:table-cell office:value-type="float" office:value="0.074723" calcext:value-type="float">
            <text:p>0.074723</text:p>
          </table:table-cell>
          <table:table-cell office:value-type="float" office:value="1.0388" calcext:value-type="float">
            <text:p>1.0388</text:p>
          </table:table-cell>
          <table:table-cell office:value-type="float" office:value="0.060092" calcext:value-type="float">
            <text:p>0.06009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7]-([$Sheet2.$B$2]*[.B107]+[$Sheet2.$B$3]))^2" office:value-type="float" office:value="0.000545369635466499" calcext:value-type="float">
            <text:p>0.000545369635466</text:p>
          </table:table-cell>
          <table:table-cell table:formula="of:=([.F107]-([$Sheet2.$B$7] +[$Sheet2.$B$8] * ([.B107] - [$Sheet2.$B$9])^2))^2" office:value-type="float" office:value="0.0000219151370365702" calcext:value-type="float">
            <text:p>2.19151370365702E-05</text:p>
          </table:table-cell>
          <table:table-cell table:formula="of:=([.X107]-([.AE107]^2*([$Sheet2.$B$13]*([.B107] -[$Sheet2.$B$14])^2 +[$Sheet2.$B$15]*([.B107]-[$Sheet2.$B$14]) +[$Sheet2.$B$16])    ))^2" office:value-type="float" office:value="1.18312944767872" calcext:value-type="float">
            <text:p>1.18312944767872</text:p>
          </table:table-cell>
          <table:table-cell table:formula="of:=([.AG107]-([.AE107]^2*([$Sheet2.$B$20]*([.B107] -[$Sheet2.$B$21])^2 + [$Sheet2.$B$22]*([.B107]-[$Sheet2.$B$21]) + [$Sheet2.$B$23])    ))^2" office:value-type="float" office:value="368.584845258547" calcext:value-type="float">
            <text:p>368.584845258547</text:p>
          </table:table-cell>
          <table:table-cell table:formula="of:=([.AH107]-([.AE107]^2*([$Sheet2.$B$27]*([.B107] -[$Sheet2.$B$28])^2 +[$Sheet2.$B$29]*([.B107]-[$Sheet2.$B$28]) +[$Sheet2.$B$30])    ))^2" office:value-type="float" office:value="448.966692077066" calcext:value-type="float">
            <text:p>448.966692077066</text:p>
          </table:table-cell>
          <table:table-cell table:formula="of:=([.AI107]-([.AE107]^2*([$Sheet2.$B$34]*([.B107] - [$Sheet2.$B$35])^2 +[$Sheet2.$B$36]*([.B107]-[$Sheet2.$B$35]) +[$Sheet2.$B$37])    ))^2" office:value-type="float" office:value="39.5797228289087" calcext:value-type="float">
            <text:p>39.5797228289087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28" calcext:value-type="float">
            <text:p>1.1028</text:p>
          </table:table-cell>
          <table:table-cell office:value-type="float" office:value="0.12504" calcext:value-type="float">
            <text:p>0.12504</text:p>
          </table:table-cell>
          <table:table-cell office:value-type="float" office:value="0.012953" calcext:value-type="float">
            <text:p>0.012953</text:p>
          </table:table-cell>
          <table:table-cell office:value-type="float" office:value="0.11209" calcext:value-type="float">
            <text:p>0.11209</text:p>
          </table:table-cell>
          <table:table-cell office:value-type="float" office:value="-0.021328" calcext:value-type="float">
            <text:p>-0.021328</text:p>
          </table:table-cell>
          <table:table-cell office:value-type="float" office:value="2.9529" calcext:value-type="float">
            <text:p>2.9529</text:p>
          </table:table-cell>
          <table:table-cell office:value-type="float" office:value="-0.085217" calcext:value-type="float">
            <text:p>-0.085217</text:p>
          </table:table-cell>
          <table:table-cell office:value-type="float" office:value="3.0381" calcext:value-type="float">
            <text:p>3.0381</text:p>
          </table:table-cell>
          <table:table-cell office:value-type="float" office:value="0.58944" calcext:value-type="float">
            <text:p>0.58944</text:p>
          </table:table-cell>
          <table:table-cell office:value-type="float" office:value="-0.082712" calcext:value-type="float">
            <text:p>-0.082712</text:p>
          </table:table-cell>
          <table:table-cell office:value-type="float" office:value="-0.0065325" calcext:value-type="float">
            <text:p>-0.0065325</text:p>
          </table:table-cell>
          <table:table-cell office:value-type="float" office:value="-0.07618" calcext:value-type="float">
            <text:p>-0.07618</text:p>
          </table:table-cell>
          <table:table-cell office:value-type="float" office:value="8.8196" calcext:value-type="float">
            <text:p>8.8196</text:p>
          </table:table-cell>
          <table:table-cell office:value-type="float" office:value="9.2618" calcext:value-type="float">
            <text:p>9.2618</text:p>
          </table:table-cell>
          <table:table-cell office:value-type="float" office:value="0.95226" calcext:value-type="float">
            <text:p>0.95226</text:p>
          </table:table-cell>
          <table:table-cell office:value-type="float" office:value="419.06" calcext:value-type="float">
            <text:p>419.06</text:p>
          </table:table-cell>
          <table:table-cell office:value-type="float" office:value="-79.739" calcext:value-type="float">
            <text:p>-79.739</text:p>
          </table:table-cell>
          <table:table-cell office:value-type="float" office:value="4123" calcext:value-type="float">
            <text:p>4123</text:p>
          </table:table-cell>
          <table:table-cell office:value-type="float" office:value="419.06" calcext:value-type="float">
            <text:p>419.06</text:p>
          </table:table-cell>
          <table:table-cell office:value-type="float" office:value="-79.739" calcext:value-type="float">
            <text:p>-79.739</text:p>
          </table:table-cell>
          <table:table-cell office:value-type="float" office:value="4123" calcext:value-type="float">
            <text:p>4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363" calcext:value-type="float">
            <text:p>9.9363</text:p>
          </table:table-cell>
          <table:table-cell office:value-type="float" office:value="0.94831" calcext:value-type="float">
            <text:p>0.94831</text:p>
          </table:table-cell>
          <table:table-cell office:value-type="float" office:value="10" calcext:value-type="float">
            <text:p>10</text:p>
          </table:table-cell>
          <table:table-cell office:value-type="float" office:value="6.4688" calcext:value-type="float">
            <text:p>6.4688</text:p>
          </table:table-cell>
          <table:table-cell office:value-type="float" office:value="-1101.9" calcext:value-type="float">
            <text:p>-1101.9</text:p>
          </table:table-cell>
          <table:table-cell office:value-type="float" office:value="1678.1" calcext:value-type="float">
            <text:p>1678.1</text:p>
          </table:table-cell>
          <table:table-cell office:value-type="float" office:value="154.62" calcext:value-type="float">
            <text:p>154.62</text:p>
          </table:table-cell>
          <table:table-cell office:value-type="float" office:value="0.056858" calcext:value-type="float">
            <text:p>0.056858</text:p>
          </table:table-cell>
          <table:table-cell office:value-type="float" office:value="-0.24784" calcext:value-type="float">
            <text:p>-0.24784</text:p>
          </table:table-cell>
          <table:table-cell office:value-type="float" office:value="-0.010772" calcext:value-type="float">
            <text:p>-0.010772</text:p>
          </table:table-cell>
          <table:table-cell office:value-type="float" office:value="0" calcext:value-type="float">
            <text:p>0</text:p>
          </table:table-cell>
          <table:table-cell office:value-type="float" office:value="2735.1" calcext:value-type="float">
            <text:p>2735.1</text:p>
          </table:table-cell>
          <table:table-cell office:value-type="float" office:value="0.083529" calcext:value-type="float">
            <text:p>0.083529</text:p>
          </table:table-cell>
          <table:table-cell office:value-type="float" office:value="1.0361" calcext:value-type="float">
            <text:p>1.0361</text:p>
          </table:table-cell>
          <table:table-cell office:value-type="float" office:value="0.062702" calcext:value-type="float">
            <text:p>0.0627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8]-([$Sheet2.$B$2]*[.B108]+[$Sheet2.$B$3]))^2" office:value-type="float" office:value="0.000498003095999741" calcext:value-type="float">
            <text:p>0.000498003096</text:p>
          </table:table-cell>
          <table:table-cell table:formula="of:=([.F108]-([$Sheet2.$B$7] +[$Sheet2.$B$8] * ([.B108] - [$Sheet2.$B$9])^2))^2" office:value-type="float" office:value="0.0000192398269464413" calcext:value-type="float">
            <text:p>1.92398269464413E-05</text:p>
          </table:table-cell>
          <table:table-cell table:formula="of:=([.X108]-([.AE108]^2*([$Sheet2.$B$13]*([.B108] -[$Sheet2.$B$14])^2 +[$Sheet2.$B$15]*([.B108]-[$Sheet2.$B$14]) +[$Sheet2.$B$16])    ))^2" office:value-type="float" office:value="1.47085107140317" calcext:value-type="float">
            <text:p>1.47085107140317</text:p>
          </table:table-cell>
          <table:table-cell table:formula="of:=([.AG108]-([.AE108]^2*([$Sheet2.$B$20]*([.B108] -[$Sheet2.$B$21])^2 + [$Sheet2.$B$22]*([.B108]-[$Sheet2.$B$21]) + [$Sheet2.$B$23])    ))^2" office:value-type="float" office:value="350.854962595955" calcext:value-type="float">
            <text:p>350.854962595955</text:p>
          </table:table-cell>
          <table:table-cell table:formula="of:=([.AH108]-([.AE108]^2*([$Sheet2.$B$27]*([.B108] -[$Sheet2.$B$28])^2 +[$Sheet2.$B$29]*([.B108]-[$Sheet2.$B$28]) +[$Sheet2.$B$30])    ))^2" office:value-type="float" office:value="381.194851061652" calcext:value-type="float">
            <text:p>381.194851061652</text:p>
          </table:table-cell>
          <table:table-cell table:formula="of:=([.AI108]-([.AE108]^2*([$Sheet2.$B$34]*([.B108] - [$Sheet2.$B$35])^2 +[$Sheet2.$B$36]*([.B108]-[$Sheet2.$B$35]) +[$Sheet2.$B$37])    ))^2" office:value-type="float" office:value="38.9663606915057" calcext:value-type="float">
            <text:p>38.9663606915057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11" calcext:value-type="float">
            <text:p>1.1611</text:p>
          </table:table-cell>
          <table:table-cell office:value-type="float" office:value="0.13852" calcext:value-type="float">
            <text:p>0.13852</text:p>
          </table:table-cell>
          <table:table-cell office:value-type="float" office:value="0.013924" calcext:value-type="float">
            <text:p>0.013924</text:p>
          </table:table-cell>
          <table:table-cell office:value-type="float" office:value="0.1246" calcext:value-type="float">
            <text:p>0.1246</text:p>
          </table:table-cell>
          <table:table-cell office:value-type="float" office:value="-0.023348" calcext:value-type="float">
            <text:p>-0.023348</text:p>
          </table:table-cell>
          <table:table-cell office:value-type="float" office:value="3.0663" calcext:value-type="float">
            <text:p>3.0663</text:p>
          </table:table-cell>
          <table:table-cell office:value-type="float" office:value="-0.091606" calcext:value-type="float">
            <text:p>-0.091606</text:p>
          </table:table-cell>
          <table:table-cell office:value-type="float" office:value="3.1579" calcext:value-type="float">
            <text:p>3.1579</text:p>
          </table:table-cell>
          <table:table-cell office:value-type="float" office:value="0.62262" calcext:value-type="float">
            <text:p>0.62262</text:p>
          </table:table-cell>
          <table:table-cell office:value-type="float" office:value="-0.091443" calcext:value-type="float">
            <text:p>-0.091443</text:p>
          </table:table-cell>
          <table:table-cell office:value-type="float" office:value="-0.0070437" calcext:value-type="float">
            <text:p>-0.0070437</text:p>
          </table:table-cell>
          <table:table-cell office:value-type="float" office:value="-0.084399" calcext:value-type="float">
            <text:p>-0.084399</text:p>
          </table:table-cell>
          <table:table-cell office:value-type="float" office:value="8.3818" calcext:value-type="float">
            <text:p>8.3818</text:p>
          </table:table-cell>
          <table:table-cell office:value-type="float" office:value="9.0316" calcext:value-type="float">
            <text:p>9.0316</text:p>
          </table:table-cell>
          <table:table-cell office:value-type="float" office:value="0.92805" calcext:value-type="float">
            <text:p>0.92805</text:p>
          </table:table-cell>
          <table:table-cell office:value-type="float" office:value="465.85" calcext:value-type="float">
            <text:p>465.85</text:p>
          </table:table-cell>
          <table:table-cell office:value-type="float" office:value="-87.292" calcext:value-type="float">
            <text:p>-87.292</text:p>
          </table:table-cell>
          <table:table-cell office:value-type="float" office:value="4341" calcext:value-type="float">
            <text:p>4341</text:p>
          </table:table-cell>
          <table:table-cell office:value-type="float" office:value="465.85" calcext:value-type="float">
            <text:p>465.85</text:p>
          </table:table-cell>
          <table:table-cell office:value-type="float" office:value="-87.292" calcext:value-type="float">
            <text:p>-87.292</text:p>
          </table:table-cell>
          <table:table-cell office:value-type="float" office:value="4341" calcext:value-type="float">
            <text:p>4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296" calcext:value-type="float">
            <text:p>9.9296</text:p>
          </table:table-cell>
          <table:table-cell office:value-type="float" office:value="0.97247" calcext:value-type="float">
            <text:p>0.97247</text:p>
          </table:table-cell>
          <table:table-cell office:value-type="float" office:value="10" calcext:value-type="float">
            <text:p>10</text:p>
          </table:table-cell>
          <table:table-cell office:value-type="float" office:value="6.8036" calcext:value-type="float">
            <text:p>6.8036</text:p>
          </table:table-cell>
          <table:table-cell office:value-type="float" office:value="-1163.9" calcext:value-type="float">
            <text:p>-1163.9</text:p>
          </table:table-cell>
          <table:table-cell office:value-type="float" office:value="1742.5" calcext:value-type="float">
            <text:p>1742.5</text:p>
          </table:table-cell>
          <table:table-cell office:value-type="float" office:value="170.94" calcext:value-type="float">
            <text:p>170.94</text:p>
          </table:table-cell>
          <table:table-cell office:value-type="float" office:value="0.056178" calcext:value-type="float">
            <text:p>0.056178</text:p>
          </table:table-cell>
          <table:table-cell office:value-type="float" office:value="-0.24792" calcext:value-type="float">
            <text:p>-0.24792</text:p>
          </table:table-cell>
          <table:table-cell office:value-type="float" office:value="-0.011717" calcext:value-type="float">
            <text:p>-0.011717</text:p>
          </table:table-cell>
          <table:table-cell office:value-type="float" office:value="0" calcext:value-type="float">
            <text:p>0</text:p>
          </table:table-cell>
          <table:table-cell office:value-type="float" office:value="2804.8" calcext:value-type="float">
            <text:p>2804.8</text:p>
          </table:table-cell>
          <table:table-cell office:value-type="float" office:value="0.092792" calcext:value-type="float">
            <text:p>0.092792</text:p>
          </table:table-cell>
          <table:table-cell office:value-type="float" office:value="1.0332" calcext:value-type="float">
            <text:p>1.0332</text:p>
          </table:table-cell>
          <table:table-cell office:value-type="float" office:value="0.065228" calcext:value-type="float">
            <text:p>0.0652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09]-([$Sheet2.$B$2]*[.B109]+[$Sheet2.$B$3]))^2" office:value-type="float" office:value="0.000431759173742528" calcext:value-type="float">
            <text:p>0.000431759173743</text:p>
          </table:table-cell>
          <table:table-cell table:formula="of:=([.F109]-([$Sheet2.$B$7] +[$Sheet2.$B$8] * ([.B109] - [$Sheet2.$B$9])^2))^2" office:value-type="float" office:value="0.0000157610433959471" calcext:value-type="float">
            <text:p>1.57610433959471E-05</text:p>
          </table:table-cell>
          <table:table-cell table:formula="of:=([.X109]-([.AE109]^2*([$Sheet2.$B$13]*([.B109] -[$Sheet2.$B$14])^2 +[$Sheet2.$B$15]*([.B109]-[$Sheet2.$B$14]) +[$Sheet2.$B$16])    ))^2" office:value-type="float" office:value="1.71591582629953" calcext:value-type="float">
            <text:p>1.71591582629953</text:p>
          </table:table-cell>
          <table:table-cell table:formula="of:=([.AG109]-([.AE109]^2*([$Sheet2.$B$20]*([.B109] -[$Sheet2.$B$21])^2 + [$Sheet2.$B$22]*([.B109]-[$Sheet2.$B$21]) + [$Sheet2.$B$23])    ))^2" office:value-type="float" office:value="319.176188805686" calcext:value-type="float">
            <text:p>319.176188805686</text:p>
          </table:table-cell>
          <table:table-cell table:formula="of:=([.AH109]-([.AE109]^2*([$Sheet2.$B$27]*([.B109] -[$Sheet2.$B$28])^2 +[$Sheet2.$B$29]*([.B109]-[$Sheet2.$B$28]) +[$Sheet2.$B$30])    ))^2" office:value-type="float" office:value="298.728494518205" calcext:value-type="float">
            <text:p>298.728494518205</text:p>
          </table:table-cell>
          <table:table-cell table:formula="of:=([.AI109]-([.AE109]^2*([$Sheet2.$B$34]*([.B109] - [$Sheet2.$B$35])^2 +[$Sheet2.$B$36]*([.B109]-[$Sheet2.$B$35]) +[$Sheet2.$B$37])    ))^2" office:value-type="float" office:value="37.2966702062239" calcext:value-type="float">
            <text:p>37.2966702062239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89" calcext:value-type="float">
            <text:p>1.2189</text:p>
          </table:table-cell>
          <table:table-cell office:value-type="float" office:value="0.15271" calcext:value-type="float">
            <text:p>0.15271</text:p>
          </table:table-cell>
          <table:table-cell office:value-type="float" office:value="0.014973" calcext:value-type="float">
            <text:p>0.014973</text:p>
          </table:table-cell>
          <table:table-cell office:value-type="float" office:value="0.13774" calcext:value-type="float">
            <text:p>0.13774</text:p>
          </table:table-cell>
          <table:table-cell office:value-type="float" office:value="-0.02547" calcext:value-type="float">
            <text:p>-0.02547</text:p>
          </table:table-cell>
          <table:table-cell office:value-type="float" office:value="3.1734" calcext:value-type="float">
            <text:p>3.1734</text:p>
          </table:table-cell>
          <table:table-cell office:value-type="float" office:value="-0.098506" calcext:value-type="float">
            <text:p>-0.098506</text:p>
          </table:table-cell>
          <table:table-cell office:value-type="float" office:value="3.2719" calcext:value-type="float">
            <text:p>3.2719</text:p>
          </table:table-cell>
          <table:table-cell office:value-type="float" office:value="0.65578" calcext:value-type="float">
            <text:p>0.65578</text:p>
          </table:table-cell>
          <table:table-cell office:value-type="float" office:value="-0.10064" calcext:value-type="float">
            <text:p>-0.10064</text:p>
          </table:table-cell>
          <table:table-cell office:value-type="float" office:value="-0.0075968" calcext:value-type="float">
            <text:p>-0.0075968</text:p>
          </table:table-cell>
          <table:table-cell office:value-type="float" office:value="-0.093039" calcext:value-type="float">
            <text:p>-0.093039</text:p>
          </table:table-cell>
          <table:table-cell office:value-type="float" office:value="7.9817" calcext:value-type="float">
            <text:p>7.9817</text:p>
          </table:table-cell>
          <table:table-cell office:value-type="float" office:value="8.8121" calcext:value-type="float">
            <text:p>8.8121</text:p>
          </table:table-cell>
          <table:table-cell office:value-type="float" office:value="0.90577" calcext:value-type="float">
            <text:p>0.90577</text:p>
          </table:table-cell>
          <table:table-cell office:value-type="float" office:value="514.96" calcext:value-type="float">
            <text:p>514.96</text:p>
          </table:table-cell>
          <table:table-cell office:value-type="float" office:value="-95.225" calcext:value-type="float">
            <text:p>-95.225</text:p>
          </table:table-cell>
          <table:table-cell office:value-type="float" office:value="4557.1" calcext:value-type="float">
            <text:p>4557.1</text:p>
          </table:table-cell>
          <table:table-cell office:value-type="float" office:value="514.96" calcext:value-type="float">
            <text:p>514.96</text:p>
          </table:table-cell>
          <table:table-cell office:value-type="float" office:value="-95.225" calcext:value-type="float">
            <text:p>-95.225</text:p>
          </table:table-cell>
          <table:table-cell office:value-type="float" office:value="4557.1" calcext:value-type="float">
            <text:p>455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224" calcext:value-type="float">
            <text:p>9.9224</text:p>
          </table:table-cell>
          <table:table-cell office:value-type="float" office:value="0.99671" calcext:value-type="float">
            <text:p>0.99671</text:p>
          </table:table-cell>
          <table:table-cell office:value-type="float" office:value="10" calcext:value-type="float">
            <text:p>10</text:p>
          </table:table-cell>
          <table:table-cell office:value-type="float" office:value="7.1412" calcext:value-type="float">
            <text:p>7.1412</text:p>
          </table:table-cell>
          <table:table-cell office:value-type="float" office:value="-1225.9" calcext:value-type="float">
            <text:p>-1225.9</text:p>
          </table:table-cell>
          <table:table-cell office:value-type="float" office:value="1803.4" calcext:value-type="float">
            <text:p>1803.4</text:p>
          </table:table-cell>
          <table:table-cell office:value-type="float" office:value="188.13" calcext:value-type="float">
            <text:p>188.13</text:p>
          </table:table-cell>
          <table:table-cell office:value-type="float" office:value="0.055512" calcext:value-type="float">
            <text:p>0.055512</text:p>
          </table:table-cell>
          <table:table-cell office:value-type="float" office:value="-0.24801" calcext:value-type="float">
            <text:p>-0.24801</text:p>
          </table:table-cell>
          <table:table-cell office:value-type="float" office:value="-0.012638" calcext:value-type="float">
            <text:p>-0.012638</text:p>
          </table:table-cell>
          <table:table-cell office:value-type="float" office:value="0" calcext:value-type="float">
            <text:p>0</text:p>
          </table:table-cell>
          <table:table-cell office:value-type="float" office:value="2874.6" calcext:value-type="float">
            <text:p>2874.6</text:p>
          </table:table-cell>
          <table:table-cell office:value-type="float" office:value="0.1025" calcext:value-type="float">
            <text:p>0.1025</text:p>
          </table:table-cell>
          <table:table-cell office:value-type="float" office:value="1.03" calcext:value-type="float">
            <text:p>1.03</text:p>
          </table:table-cell>
          <table:table-cell office:value-type="float" office:value="0.067663" calcext:value-type="float">
            <text:p>0.0676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0]-([$Sheet2.$B$2]*[.B110]+[$Sheet2.$B$3]))^2" office:value-type="float" office:value="0.000351249371098906" calcext:value-type="float">
            <text:p>0.000351249371099</text:p>
          </table:table-cell>
          <table:table-cell table:formula="of:=([.F110]-([$Sheet2.$B$7] +[$Sheet2.$B$8] * ([.B110] - [$Sheet2.$B$9])^2))^2" office:value-type="float" office:value="0.0000119885367079105" calcext:value-type="float">
            <text:p>1.19885367079105E-05</text:p>
          </table:table-cell>
          <table:table-cell table:formula="of:=([.X110]-([.AE110]^2*([$Sheet2.$B$13]*([.B110] -[$Sheet2.$B$14])^2 +[$Sheet2.$B$15]*([.B110]-[$Sheet2.$B$14]) +[$Sheet2.$B$16])    ))^2" office:value-type="float" office:value="1.88828046539413" calcext:value-type="float">
            <text:p>1.88828046539413</text:p>
          </table:table-cell>
          <table:table-cell table:formula="of:=([.AG110]-([.AE110]^2*([$Sheet2.$B$20]*([.B110] -[$Sheet2.$B$21])^2 + [$Sheet2.$B$22]*([.B110]-[$Sheet2.$B$21]) + [$Sheet2.$B$23])    ))^2" office:value-type="float" office:value="275.616555774993" calcext:value-type="float">
            <text:p>275.616555774993</text:p>
          </table:table-cell>
          <table:table-cell table:formula="of:=([.AH110]-([.AE110]^2*([$Sheet2.$B$27]*([.B110] -[$Sheet2.$B$28])^2 +[$Sheet2.$B$29]*([.B110]-[$Sheet2.$B$28]) +[$Sheet2.$B$30])    ))^2" office:value-type="float" office:value="209.308269118991" calcext:value-type="float">
            <text:p>209.308269118991</text:p>
          </table:table-cell>
          <table:table-cell table:formula="of:=([.AI110]-([.AE110]^2*([$Sheet2.$B$34]*([.B110] - [$Sheet2.$B$35])^2 +[$Sheet2.$B$36]*([.B110]-[$Sheet2.$B$35]) +[$Sheet2.$B$37])    ))^2" office:value-type="float" office:value="34.8764580679425" calcext:value-type="float">
            <text:p>34.8764580679425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62" calcext:value-type="float">
            <text:p>1.2762</text:p>
          </table:table-cell>
          <table:table-cell office:value-type="float" office:value="0.16762" calcext:value-type="float">
            <text:p>0.16762</text:p>
          </table:table-cell>
          <table:table-cell office:value-type="float" office:value="0.016133" calcext:value-type="float">
            <text:p>0.016133</text:p>
          </table:table-cell>
          <table:table-cell office:value-type="float" office:value="0.15148" calcext:value-type="float">
            <text:p>0.15148</text:p>
          </table:table-cell>
          <table:table-cell office:value-type="float" office:value="-0.027692" calcext:value-type="float">
            <text:p>-0.027692</text:p>
          </table:table-cell>
          <table:table-cell office:value-type="float" office:value="3.274" calcext:value-type="float">
            <text:p>3.274</text:p>
          </table:table-cell>
          <table:table-cell office:value-type="float" office:value="-0.10614" calcext:value-type="float">
            <text:p>-0.10614</text:p>
          </table:table-cell>
          <table:table-cell office:value-type="float" office:value="3.3802" calcext:value-type="float">
            <text:p>3.3802</text:p>
          </table:table-cell>
          <table:table-cell office:value-type="float" office:value="0.68893" calcext:value-type="float">
            <text:p>0.68893</text:p>
          </table:table-cell>
          <table:table-cell office:value-type="float" office:value="-0.11031" calcext:value-type="float">
            <text:p>-0.11031</text:p>
          </table:table-cell>
          <table:table-cell office:value-type="float" office:value="-0.0082175" calcext:value-type="float">
            <text:p>-0.0082175</text:p>
          </table:table-cell>
          <table:table-cell office:value-type="float" office:value="-0.10209" calcext:value-type="float">
            <text:p>-0.10209</text:p>
          </table:table-cell>
          <table:table-cell office:value-type="float" office:value="7.6137" calcext:value-type="float">
            <text:p>7.6137</text:p>
          </table:table-cell>
          <table:table-cell office:value-type="float" office:value="8.6011" calcext:value-type="float">
            <text:p>8.6011</text:p>
          </table:table-cell>
          <table:table-cell office:value-type="float" office:value="0.8852" calcext:value-type="float">
            <text:p>0.8852</text:p>
          </table:table-cell>
          <table:table-cell office:value-type="float" office:value="566.36" calcext:value-type="float">
            <text:p>566.36</text:p>
          </table:table-cell>
          <table:table-cell office:value-type="float" office:value="-103.53" calcext:value-type="float">
            <text:p>-103.53</text:p>
          </table:table-cell>
          <table:table-cell office:value-type="float" office:value="4771.3" calcext:value-type="float">
            <text:p>4771.3</text:p>
          </table:table-cell>
          <table:table-cell office:value-type="float" office:value="566.36" calcext:value-type="float">
            <text:p>566.36</text:p>
          </table:table-cell>
          <table:table-cell office:value-type="float" office:value="-103.53" calcext:value-type="float">
            <text:p>-103.53</text:p>
          </table:table-cell>
          <table:table-cell office:value-type="float" office:value="4771.3" calcext:value-type="float">
            <text:p>477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148" calcext:value-type="float">
            <text:p>9.9148</text:p>
          </table:table-cell>
          <table:table-cell office:value-type="float" office:value="1.0212" calcext:value-type="float">
            <text:p>1.0212</text:p>
          </table:table-cell>
          <table:table-cell office:value-type="float" office:value="10" calcext:value-type="float">
            <text:p>10</text:p>
          </table:table-cell>
          <table:table-cell office:value-type="float" office:value="7.4825" calcext:value-type="float">
            <text:p>7.4825</text:p>
          </table:table-cell>
          <table:table-cell office:value-type="float" office:value="-1287.9" calcext:value-type="float">
            <text:p>-1287.9</text:p>
          </table:table-cell>
          <table:table-cell office:value-type="float" office:value="1860.6" calcext:value-type="float">
            <text:p>1860.6</text:p>
          </table:table-cell>
          <table:table-cell office:value-type="float" office:value="206.21" calcext:value-type="float">
            <text:p>206.21</text:p>
          </table:table-cell>
          <table:table-cell office:value-type="float" office:value="0.054855" calcext:value-type="float">
            <text:p>0.054855</text:p>
          </table:table-cell>
          <table:table-cell office:value-type="float" office:value="-0.2481" calcext:value-type="float">
            <text:p>-0.2481</text:p>
          </table:table-cell>
          <table:table-cell office:value-type="float" office:value="-0.013536" calcext:value-type="float">
            <text:p>-0.013536</text:p>
          </table:table-cell>
          <table:table-cell office:value-type="float" office:value="0" calcext:value-type="float">
            <text:p>0</text:p>
          </table:table-cell>
          <table:table-cell office:value-type="float" office:value="2945.1" calcext:value-type="float">
            <text:p>2945.1</text:p>
          </table:table-cell>
          <table:table-cell office:value-type="float" office:value="0.11265" calcext:value-type="float">
            <text:p>0.11265</text:p>
          </table:table-cell>
          <table:table-cell office:value-type="float" office:value="1.0267" calcext:value-type="float">
            <text:p>1.0267</text:p>
          </table:table-cell>
          <table:table-cell office:value-type="float" office:value="0.070005" calcext:value-type="float">
            <text:p>0.0700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1]-([$Sheet2.$B$2]*[.B111]+[$Sheet2.$B$3]))^2" office:value-type="float" office:value="0.00026258519047288" calcext:value-type="float">
            <text:p>0.000262585190473</text:p>
          </table:table-cell>
          <table:table-cell table:formula="of:=([.F111]-([$Sheet2.$B$7] +[$Sheet2.$B$8] * ([.B111] - [$Sheet2.$B$9])^2))^2" office:value-type="float" office:value="0.00000825762547830737" calcext:value-type="float">
            <text:p>8.25762547830737E-06</text:p>
          </table:table-cell>
          <table:table-cell table:formula="of:=([.X111]-([.AE111]^2*([$Sheet2.$B$13]*([.B111] -[$Sheet2.$B$14])^2 +[$Sheet2.$B$15]*([.B111]-[$Sheet2.$B$14]) +[$Sheet2.$B$16])    ))^2" office:value-type="float" office:value="1.95283551969845" calcext:value-type="float">
            <text:p>1.95283551969845</text:p>
          </table:table-cell>
          <table:table-cell table:formula="of:=([.AG111]-([.AE111]^2*([$Sheet2.$B$20]*([.B111] -[$Sheet2.$B$21])^2 + [$Sheet2.$B$22]*([.B111]-[$Sheet2.$B$21]) + [$Sheet2.$B$23])    ))^2" office:value-type="float" office:value="223.19537584166" calcext:value-type="float">
            <text:p>223.19537584166</text:p>
          </table:table-cell>
          <table:table-cell table:formula="of:=([.AH111]-([.AE111]^2*([$Sheet2.$B$27]*([.B111] -[$Sheet2.$B$28])^2 +[$Sheet2.$B$29]*([.B111]-[$Sheet2.$B$28]) +[$Sheet2.$B$30])    ))^2" office:value-type="float" office:value="118.274117483233" calcext:value-type="float">
            <text:p>118.274117483233</text:p>
          </table:table-cell>
          <table:table-cell table:formula="of:=([.AI111]-([.AE111]^2*([$Sheet2.$B$34]*([.B111] - [$Sheet2.$B$35])^2 +[$Sheet2.$B$36]*([.B111]-[$Sheet2.$B$35]) +[$Sheet2.$B$37])    ))^2" office:value-type="float" office:value="32.0117444809258" calcext:value-type="float">
            <text:p>32.0117444809258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3" calcext:value-type="float">
            <text:p>1.333</text:p>
          </table:table-cell>
          <table:table-cell office:value-type="float" office:value="0.18324" calcext:value-type="float">
            <text:p>0.18324</text:p>
          </table:table-cell>
          <table:table-cell office:value-type="float" office:value="0.017415" calcext:value-type="float">
            <text:p>0.017415</text:p>
          </table:table-cell>
          <table:table-cell office:value-type="float" office:value="0.16583" calcext:value-type="float">
            <text:p>0.16583</text:p>
          </table:table-cell>
          <table:table-cell office:value-type="float" office:value="-0.030012" calcext:value-type="float">
            <text:p>-0.030012</text:p>
          </table:table-cell>
          <table:table-cell office:value-type="float" office:value="3.3681" calcext:value-type="float">
            <text:p>3.3681</text:p>
          </table:table-cell>
          <table:table-cell office:value-type="float" office:value="-0.11457" calcext:value-type="float">
            <text:p>-0.11457</text:p>
          </table:table-cell>
          <table:table-cell office:value-type="float" office:value="3.4827" calcext:value-type="float">
            <text:p>3.4827</text:p>
          </table:table-cell>
          <table:table-cell office:value-type="float" office:value="0.72205" calcext:value-type="float">
            <text:p>0.72205</text:p>
          </table:table-cell>
          <table:table-cell office:value-type="float" office:value="-0.12046" calcext:value-type="float">
            <text:p>-0.12046</text:p>
          </table:table-cell>
          <table:table-cell office:value-type="float" office:value="-0.0089036" calcext:value-type="float">
            <text:p>-0.0089036</text:p>
          </table:table-cell>
          <table:table-cell office:value-type="float" office:value="-0.11155" calcext:value-type="float">
            <text:p>-0.11155</text:p>
          </table:table-cell>
          <table:table-cell office:value-type="float" office:value="7.2743" calcext:value-type="float">
            <text:p>7.2743</text:p>
          </table:table-cell>
          <table:table-cell office:value-type="float" office:value="8.3984" calcext:value-type="float">
            <text:p>8.3984</text:p>
          </table:table-cell>
          <table:table-cell office:value-type="float" office:value="0.86615" calcext:value-type="float">
            <text:p>0.86615</text:p>
          </table:table-cell>
          <table:table-cell office:value-type="float" office:value="619.99" calcext:value-type="float">
            <text:p>619.99</text:p>
          </table:table-cell>
          <table:table-cell office:value-type="float" office:value="-112.21" calcext:value-type="float">
            <text:p>-112.21</text:p>
          </table:table-cell>
          <table:table-cell office:value-type="float" office:value="4983.6" calcext:value-type="float">
            <text:p>4983.6</text:p>
          </table:table-cell>
          <table:table-cell office:value-type="float" office:value="619.99" calcext:value-type="float">
            <text:p>619.99</text:p>
          </table:table-cell>
          <table:table-cell office:value-type="float" office:value="-112.21" calcext:value-type="float">
            <text:p>-112.21</text:p>
          </table:table-cell>
          <table:table-cell office:value-type="float" office:value="4983.6" calcext:value-type="float">
            <text:p>498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068" calcext:value-type="float">
            <text:p>9.9068</text:p>
          </table:table-cell>
          <table:table-cell office:value-type="float" office:value="1.0458" calcext:value-type="float">
            <text:p>1.0458</text:p>
          </table:table-cell>
          <table:table-cell office:value-type="float" office:value="10" calcext:value-type="float">
            <text:p>10</text:p>
          </table:table-cell>
          <table:table-cell office:value-type="float" office:value="7.8274" calcext:value-type="float">
            <text:p>7.8274</text:p>
          </table:table-cell>
          <table:table-cell office:value-type="float" office:value="-1349.8" calcext:value-type="float">
            <text:p>-1349.8</text:p>
          </table:table-cell>
          <table:table-cell office:value-type="float" office:value="1914.1" calcext:value-type="float">
            <text:p>1914.1</text:p>
          </table:table-cell>
          <table:table-cell office:value-type="float" office:value="225.18" calcext:value-type="float">
            <text:p>225.18</text:p>
          </table:table-cell>
          <table:table-cell office:value-type="float" office:value="0.054203" calcext:value-type="float">
            <text:p>0.054203</text:p>
          </table:table-cell>
          <table:table-cell office:value-type="float" office:value="-0.24819" calcext:value-type="float">
            <text:p>-0.24819</text:p>
          </table:table-cell>
          <table:table-cell office:value-type="float" office:value="-0.014413" calcext:value-type="float">
            <text:p>-0.014413</text:p>
          </table:table-cell>
          <table:table-cell office:value-type="float" office:value="0" calcext:value-type="float">
            <text:p>0</text:p>
          </table:table-cell>
          <table:table-cell office:value-type="float" office:value="3016.2" calcext:value-type="float">
            <text:p>3016.2</text:p>
          </table:table-cell>
          <table:table-cell office:value-type="float" office:value="0.12321" calcext:value-type="float">
            <text:p>0.12321</text:p>
          </table:table-cell>
          <table:table-cell office:value-type="float" office:value="1.0232" calcext:value-type="float">
            <text:p>1.0232</text:p>
          </table:table-cell>
          <table:table-cell office:value-type="float" office:value="0.072251" calcext:value-type="float">
            <text:p>0.07225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2]-([$Sheet2.$B$2]*[.B112]+[$Sheet2.$B$3]))^2" office:value-type="float" office:value="0.000173378134268481" calcext:value-type="float">
            <text:p>0.000173378134268</text:p>
          </table:table-cell>
          <table:table-cell table:formula="of:=([.F112]-([$Sheet2.$B$7] +[$Sheet2.$B$8] * ([.B112] - [$Sheet2.$B$9])^2))^2" office:value-type="float" office:value="0.00000481145750697327" calcext:value-type="float">
            <text:p>4.81145750697327E-06</text:p>
          </table:table-cell>
          <table:table-cell table:formula="of:=([.X112]-([.AE112]^2*([$Sheet2.$B$13]*([.B112] -[$Sheet2.$B$14])^2 +[$Sheet2.$B$15]*([.B112]-[$Sheet2.$B$14]) +[$Sheet2.$B$16])    ))^2" office:value-type="float" office:value="1.91214942958494" calcext:value-type="float">
            <text:p>1.91214942958494</text:p>
          </table:table-cell>
          <table:table-cell table:formula="of:=([.AG112]-([.AE112]^2*([$Sheet2.$B$20]*([.B112] -[$Sheet2.$B$21])^2 + [$Sheet2.$B$22]*([.B112]-[$Sheet2.$B$21]) + [$Sheet2.$B$23])    ))^2" office:value-type="float" office:value="163.317328427554" calcext:value-type="float">
            <text:p>163.317328427554</text:p>
          </table:table-cell>
          <table:table-cell table:formula="of:=([.AH112]-([.AE112]^2*([$Sheet2.$B$27]*([.B112] -[$Sheet2.$B$28])^2 +[$Sheet2.$B$29]*([.B112]-[$Sheet2.$B$28]) +[$Sheet2.$B$30])    ))^2" office:value-type="float" office:value="42.3471010511705" calcext:value-type="float">
            <text:p>42.3471010511705</text:p>
          </table:table-cell>
          <table:table-cell table:formula="of:=([.AI112]-([.AE112]^2*([$Sheet2.$B$34]*([.B112] - [$Sheet2.$B$35])^2 +[$Sheet2.$B$36]*([.B112]-[$Sheet2.$B$35]) +[$Sheet2.$B$37])    ))^2" office:value-type="float" office:value="28.7713010163009" calcext:value-type="float">
            <text:p>28.7713010163009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92" calcext:value-type="float">
            <text:p>1.3892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.019016" calcext:value-type="float">
            <text:p>0.019016</text:p>
          </table:table-cell>
          <table:table-cell office:value-type="float" office:value="0.18076" calcext:value-type="float">
            <text:p>0.18076</text:p>
          </table:table-cell>
          <table:table-cell office:value-type="float" office:value="-0.032428" calcext:value-type="float">
            <text:p>-0.032428</text:p>
          </table:table-cell>
          <table:table-cell office:value-type="float" office:value="3.4544" calcext:value-type="float">
            <text:p>3.4544</text:p>
          </table:table-cell>
          <table:table-cell office:value-type="float" office:value="-0.1251" calcext:value-type="float">
            <text:p>-0.1251</text:p>
          </table:table-cell>
          <table:table-cell office:value-type="float" office:value="3.5795" calcext:value-type="float">
            <text:p>3.5795</text:p>
          </table:table-cell>
          <table:table-cell office:value-type="float" office:value="0.75512" calcext:value-type="float">
            <text:p>0.75512</text:p>
          </table:table-cell>
          <table:table-cell office:value-type="float" office:value="-0.1312" calcext:value-type="float">
            <text:p>-0.1312</text:p>
          </table:table-cell>
          <table:table-cell office:value-type="float" office:value="-0.0097828" calcext:value-type="float">
            <text:p>-0.0097828</text:p>
          </table:table-cell>
          <table:table-cell office:value-type="float" office:value="-0.12141" calcext:value-type="float">
            <text:p>-0.12141</text:p>
          </table:table-cell>
          <table:table-cell office:value-type="float" office:value="6.9538" calcext:value-type="float">
            <text:p>6.9538</text:p>
          </table:table-cell>
          <table:table-cell office:value-type="float" office:value="8.196" calcext:value-type="float">
            <text:p>8.196</text:p>
          </table:table-cell>
          <table:table-cell office:value-type="float" office:value="0.84844" calcext:value-type="float">
            <text:p>0.84844</text:p>
          </table:table-cell>
          <table:table-cell office:value-type="float" office:value="675.8" calcext:value-type="float">
            <text:p>675.8</text:p>
          </table:table-cell>
          <table:table-cell office:value-type="float" office:value="-121.24" calcext:value-type="float">
            <text:p>-121.24</text:p>
          </table:table-cell>
          <table:table-cell office:value-type="float" office:value="5193.8" calcext:value-type="float">
            <text:p>5193.8</text:p>
          </table:table-cell>
          <table:table-cell office:value-type="float" office:value="675.8" calcext:value-type="float">
            <text:p>675.8</text:p>
          </table:table-cell>
          <table:table-cell office:value-type="float" office:value="-121.24" calcext:value-type="float">
            <text:p>-121.24</text:p>
          </table:table-cell>
          <table:table-cell office:value-type="float" office:value="5193.8" calcext:value-type="float">
            <text:p>519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982" calcext:value-type="float">
            <text:p>9.8982</text:p>
          </table:table-cell>
          <table:table-cell office:value-type="float" office:value="1.0716" calcext:value-type="float">
            <text:p>1.0716</text:p>
          </table:table-cell>
          <table:table-cell office:value-type="float" office:value="10" calcext:value-type="float">
            <text:p>10</text:p>
          </table:table-cell>
          <table:table-cell office:value-type="float" office:value="8.1833" calcext:value-type="float">
            <text:p>8.1833</text:p>
          </table:table-cell>
          <table:table-cell office:value-type="float" office:value="-1411.6" calcext:value-type="float">
            <text:p>-1411.6</text:p>
          </table:table-cell>
          <table:table-cell office:value-type="float" office:value="1963.1" calcext:value-type="float">
            <text:p>1963.1</text:p>
          </table:table-cell>
          <table:table-cell office:value-type="float" office:value="245.25" calcext:value-type="float">
            <text:p>245.25</text:p>
          </table:table-cell>
          <table:table-cell office:value-type="float" office:value="0.053554" calcext:value-type="float">
            <text:p>0.053554</text:p>
          </table:table-cell>
          <table:table-cell office:value-type="float" office:value="-0.24829" calcext:value-type="float">
            <text:p>-0.24829</text:p>
          </table:table-cell>
          <table:table-cell office:value-type="float" office:value="-0.015268" calcext:value-type="float">
            <text:p>-0.015268</text:p>
          </table:table-cell>
          <table:table-cell office:value-type="float" office:value="0" calcext:value-type="float">
            <text:p>0</text:p>
          </table:table-cell>
          <table:table-cell office:value-type="float" office:value="3090.7" calcext:value-type="float">
            <text:p>3090.7</text:p>
          </table:table-cell>
          <table:table-cell office:value-type="float" office:value="0.13419" calcext:value-type="float">
            <text:p>0.13419</text:p>
          </table:table-cell>
          <table:table-cell office:value-type="float" office:value="1.0195" calcext:value-type="float">
            <text:p>1.0195</text:p>
          </table:table-cell>
          <table:table-cell office:value-type="float" office:value="0.074395" calcext:value-type="float">
            <text:p>0.07439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3]-([$Sheet2.$B$2]*[.B113]+[$Sheet2.$B$3]))^2" office:value-type="float" office:value="0.0000908236757633799" calcext:value-type="float">
            <text:p>9.08236757633799E-05</text:p>
          </table:table-cell>
          <table:table-cell table:formula="of:=([.F113]-([$Sheet2.$B$7] +[$Sheet2.$B$8] * ([.B113] - [$Sheet2.$B$9])^2))^2" office:value-type="float" office:value="0.00000263131139234372" calcext:value-type="float">
            <text:p>2.63131139234372E-06</text:p>
          </table:table-cell>
          <table:table-cell table:formula="of:=([.X113]-([.AE113]^2*([$Sheet2.$B$13]*([.B113] -[$Sheet2.$B$14])^2 +[$Sheet2.$B$15]*([.B113]-[$Sheet2.$B$14]) +[$Sheet2.$B$16])    ))^2" office:value-type="float" office:value="1.70366496791318" calcext:value-type="float">
            <text:p>1.70366496791318</text:p>
          </table:table-cell>
          <table:table-cell table:formula="of:=([.AG113]-([.AE113]^2*([$Sheet2.$B$20]*([.B113] -[$Sheet2.$B$21])^2 + [$Sheet2.$B$22]*([.B113]-[$Sheet2.$B$21]) + [$Sheet2.$B$23])    ))^2" office:value-type="float" office:value="102.439289096876" calcext:value-type="float">
            <text:p>102.439289096876</text:p>
          </table:table-cell>
          <table:table-cell table:formula="of:=([.AH113]-([.AE113]^2*([$Sheet2.$B$27]*([.B113] -[$Sheet2.$B$28])^2 +[$Sheet2.$B$29]*([.B113]-[$Sheet2.$B$28]) +[$Sheet2.$B$30])    ))^2" office:value-type="float" office:value="0.317773243368017" calcext:value-type="float">
            <text:p>0.317773243368017</text:p>
          </table:table-cell>
          <table:table-cell table:formula="of:=([.AI113]-([.AE113]^2*([$Sheet2.$B$34]*([.B113] - [$Sheet2.$B$35])^2 +[$Sheet2.$B$36]*([.B113]-[$Sheet2.$B$35]) +[$Sheet2.$B$37])    ))^2" office:value-type="float" office:value="27.3907625443693" calcext:value-type="float">
            <text:p>27.390762544369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48" calcext:value-type="float">
            <text:p>1.4448</text:p>
          </table:table-cell>
          <table:table-cell office:value-type="float" office:value="0.21715" calcext:value-type="float">
            <text:p>0.21715</text:p>
          </table:table-cell>
          <table:table-cell office:value-type="float" office:value="0.020897" calcext:value-type="float">
            <text:p>0.020897</text:p>
          </table:table-cell>
          <table:table-cell office:value-type="float" office:value="0.19625" calcext:value-type="float">
            <text:p>0.19625</text:p>
          </table:table-cell>
          <table:table-cell office:value-type="float" office:value="-0.034939" calcext:value-type="float">
            <text:p>-0.034939</text:p>
          </table:table-cell>
          <table:table-cell office:value-type="float" office:value="3.5331" calcext:value-type="float">
            <text:p>3.5331</text:p>
          </table:table-cell>
          <table:table-cell office:value-type="float" office:value="-0.13748" calcext:value-type="float">
            <text:p>-0.13748</text:p>
          </table:table-cell>
          <table:table-cell office:value-type="float" office:value="3.6705" calcext:value-type="float">
            <text:p>3.6705</text:p>
          </table:table-cell>
          <table:table-cell office:value-type="float" office:value="0.78813" calcext:value-type="float">
            <text:p>0.78813</text:p>
          </table:table-cell>
          <table:table-cell office:value-type="float" office:value="-0.14248" calcext:value-type="float">
            <text:p>-0.14248</text:p>
          </table:table-cell>
          <table:table-cell office:value-type="float" office:value="-0.010817" calcext:value-type="float">
            <text:p>-0.010817</text:p>
          </table:table-cell>
          <table:table-cell office:value-type="float" office:value="-0.13167" calcext:value-type="float">
            <text:p>-0.13167</text:p>
          </table:table-cell>
          <table:table-cell office:value-type="float" office:value="6.6535" calcext:value-type="float">
            <text:p>6.6535</text:p>
          </table:table-cell>
          <table:table-cell office:value-type="float" office:value="7.9976" calcext:value-type="float">
            <text:p>7.9976</text:p>
          </table:table-cell>
          <table:table-cell office:value-type="float" office:value="0.83194" calcext:value-type="float">
            <text:p>0.83194</text:p>
          </table:table-cell>
          <table:table-cell office:value-type="float" office:value="733.74" calcext:value-type="float">
            <text:p>733.74</text:p>
          </table:table-cell>
          <table:table-cell office:value-type="float" office:value="-130.63" calcext:value-type="float">
            <text:p>-130.63</text:p>
          </table:table-cell>
          <table:table-cell office:value-type="float" office:value="5401.8" calcext:value-type="float">
            <text:p>5401.8</text:p>
          </table:table-cell>
          <table:table-cell office:value-type="float" office:value="733.74" calcext:value-type="float">
            <text:p>733.74</text:p>
          </table:table-cell>
          <table:table-cell office:value-type="float" office:value="-130.63" calcext:value-type="float">
            <text:p>-130.63</text:p>
          </table:table-cell>
          <table:table-cell office:value-type="float" office:value="5401.8" calcext:value-type="float">
            <text:p>540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889" calcext:value-type="float">
            <text:p>9.8889</text:p>
          </table:table-cell>
          <table:table-cell office:value-type="float" office:value="1.0982" calcext:value-type="float">
            <text:p>1.0982</text:p>
          </table:table-cell>
          <table:table-cell office:value-type="float" office:value="10" calcext:value-type="float">
            <text:p>10</text:p>
          </table:table-cell>
          <table:table-cell office:value-type="float" office:value="8.5473" calcext:value-type="float">
            <text:p>8.5473</text:p>
          </table:table-cell>
          <table:table-cell office:value-type="float" office:value="-1473.3" calcext:value-type="float">
            <text:p>-1473.3</text:p>
          </table:table-cell>
          <table:table-cell office:value-type="float" office:value="2007.8" calcext:value-type="float">
            <text:p>2007.8</text:p>
          </table:table-cell>
          <table:table-cell office:value-type="float" office:value="266.35" calcext:value-type="float">
            <text:p>266.35</text:p>
          </table:table-cell>
          <table:table-cell office:value-type="float" office:value="0.052904" calcext:value-type="float">
            <text:p>0.052904</text:p>
          </table:table-cell>
          <table:table-cell office:value-type="float" office:value="-0.24839" calcext:value-type="float">
            <text:p>-0.24839</text:p>
          </table:table-cell>
          <table:table-cell office:value-type="float" office:value="-0.016104" calcext:value-type="float">
            <text:p>-0.016104</text:p>
          </table:table-cell>
          <table:table-cell office:value-type="float" office:value="0" calcext:value-type="float">
            <text:p>0</text:p>
          </table:table-cell>
          <table:table-cell office:value-type="float" office:value="3167.4" calcext:value-type="float">
            <text:p>3167.4</text:p>
          </table:table-cell>
          <table:table-cell office:value-type="float" office:value="0.14555" calcext:value-type="float">
            <text:p>0.14555</text:p>
          </table:table-cell>
          <table:table-cell office:value-type="float" office:value="1.0157" calcext:value-type="float">
            <text:p>1.0157</text:p>
          </table:table-cell>
          <table:table-cell office:value-type="float" office:value="0.076436" calcext:value-type="float">
            <text:p>0.0764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4]-([$Sheet2.$B$2]*[.B114]+[$Sheet2.$B$3]))^2" office:value-type="float" office:value="0.0000280156178424099" calcext:value-type="float">
            <text:p>2.80156178424099E-05</text:p>
          </table:table-cell>
          <table:table-cell table:formula="of:=([.F114]-([$Sheet2.$B$7] +[$Sheet2.$B$8] * ([.B114] - [$Sheet2.$B$9])^2))^2" office:value-type="float" office:value="0.00000120888538130697" calcext:value-type="float">
            <text:p>1.20888538130697E-06</text:p>
          </table:table-cell>
          <table:table-cell table:formula="of:=([.X114]-([.AE114]^2*([$Sheet2.$B$13]*([.B114] -[$Sheet2.$B$14])^2 +[$Sheet2.$B$15]*([.B114]-[$Sheet2.$B$14]) +[$Sheet2.$B$16])    ))^2" office:value-type="float" office:value="1.38006035118413" calcext:value-type="float">
            <text:p>1.38006035118413</text:p>
          </table:table-cell>
          <table:table-cell table:formula="of:=([.AG114]-([.AE114]^2*([$Sheet2.$B$20]*([.B114] -[$Sheet2.$B$21])^2 + [$Sheet2.$B$22]*([.B114]-[$Sheet2.$B$21]) + [$Sheet2.$B$23])    ))^2" office:value-type="float" office:value="48.5072290045358" calcext:value-type="float">
            <text:p>48.5072290045358</text:p>
          </table:table-cell>
          <table:table-cell table:formula="of:=([.AH114]-([.AE114]^2*([$Sheet2.$B$27]*([.B114] -[$Sheet2.$B$28])^2 +[$Sheet2.$B$29]*([.B114]-[$Sheet2.$B$28]) +[$Sheet2.$B$30])    ))^2" office:value-type="float" office:value="45.6416880643672" calcext:value-type="float">
            <text:p>45.6416880643672</text:p>
          </table:table-cell>
          <table:table-cell table:formula="of:=([.AI114]-([.AE114]^2*([$Sheet2.$B$34]*([.B114] - [$Sheet2.$B$35])^2 +[$Sheet2.$B$36]*([.B114]-[$Sheet2.$B$35]) +[$Sheet2.$B$37])    ))^2" office:value-type="float" office:value="27.0096601062672" calcext:value-type="float">
            <text:p>27.009660106267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99" calcext:value-type="float">
            <text:p>1.4999</text:p>
          </table:table-cell>
          <table:table-cell office:value-type="float" office:value="0.23536" calcext:value-type="float">
            <text:p>0.23536</text:p>
          </table:table-cell>
          <table:table-cell office:value-type="float" office:value="0.023051" calcext:value-type="float">
            <text:p>0.023051</text:p>
          </table:table-cell>
          <table:table-cell office:value-type="float" office:value="0.21231" calcext:value-type="float">
            <text:p>0.21231</text:p>
          </table:table-cell>
          <table:table-cell office:value-type="float" office:value="-0.037543" calcext:value-type="float">
            <text:p>-0.037543</text:p>
          </table:table-cell>
          <table:table-cell office:value-type="float" office:value="3.6042" calcext:value-type="float">
            <text:p>3.6042</text:p>
          </table:table-cell>
          <table:table-cell office:value-type="float" office:value="-0.15165" calcext:value-type="float">
            <text:p>-0.15165</text:p>
          </table:table-cell>
          <table:table-cell office:value-type="float" office:value="3.7559" calcext:value-type="float">
            <text:p>3.7559</text:p>
          </table:table-cell>
          <table:table-cell office:value-type="float" office:value="0.82106" calcext:value-type="float">
            <text:p>0.82106</text:p>
          </table:table-cell>
          <table:table-cell office:value-type="float" office:value="-0.15432" calcext:value-type="float">
            <text:p>-0.15432</text:p>
          </table:table-cell>
          <table:table-cell office:value-type="float" office:value="-0.012018" calcext:value-type="float">
            <text:p>-0.012018</text:p>
          </table:table-cell>
          <table:table-cell office:value-type="float" office:value="-0.14231" calcext:value-type="float">
            <text:p>-0.14231</text:p>
          </table:table-cell>
          <table:table-cell office:value-type="float" office:value="6.3727" calcext:value-type="float">
            <text:p>6.3727</text:p>
          </table:table-cell>
          <table:table-cell office:value-type="float" office:value="7.8045" calcext:value-type="float">
            <text:p>7.8045</text:p>
          </table:table-cell>
          <table:table-cell office:value-type="float" office:value="0.81654" calcext:value-type="float">
            <text:p>0.81654</text:p>
          </table:table-cell>
          <table:table-cell office:value-type="float" office:value="793.76" calcext:value-type="float">
            <text:p>793.76</text:p>
          </table:table-cell>
          <table:table-cell office:value-type="float" office:value="-140.36" calcext:value-type="float">
            <text:p>-140.36</text:p>
          </table:table-cell>
          <table:table-cell office:value-type="float" office:value="5607.6" calcext:value-type="float">
            <text:p>5607.6</text:p>
          </table:table-cell>
          <table:table-cell office:value-type="float" office:value="793.76" calcext:value-type="float">
            <text:p>793.76</text:p>
          </table:table-cell>
          <table:table-cell office:value-type="float" office:value="-140.36" calcext:value-type="float">
            <text:p>-140.36</text:p>
          </table:table-cell>
          <table:table-cell office:value-type="float" office:value="5607.6" calcext:value-type="float">
            <text:p>560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791" calcext:value-type="float">
            <text:p>9.8791</text:p>
          </table:table-cell>
          <table:table-cell office:value-type="float" office:value="1.1254" calcext:value-type="float">
            <text:p>1.1254</text:p>
          </table:table-cell>
          <table:table-cell office:value-type="float" office:value="10" calcext:value-type="float">
            <text:p>10</text:p>
          </table:table-cell>
          <table:table-cell office:value-type="float" office:value="8.9181" calcext:value-type="float">
            <text:p>8.9181</text:p>
          </table:table-cell>
          <table:table-cell office:value-type="float" office:value="-1534.9" calcext:value-type="float">
            <text:p>-1534.9</text:p>
          </table:table-cell>
          <table:table-cell office:value-type="float" office:value="2048.2" calcext:value-type="float">
            <text:p>2048.2</text:p>
          </table:table-cell>
          <table:table-cell office:value-type="float" office:value="288.49" calcext:value-type="float">
            <text:p>288.49</text:p>
          </table:table-cell>
          <table:table-cell office:value-type="float" office:value="0.052252" calcext:value-type="float">
            <text:p>0.052252</text:p>
          </table:table-cell>
          <table:table-cell office:value-type="float" office:value="-0.24849" calcext:value-type="float">
            <text:p>-0.24849</text:p>
          </table:table-cell>
          <table:table-cell office:value-type="float" office:value="-0.01692" calcext:value-type="float">
            <text:p>-0.01692</text:p>
          </table:table-cell>
          <table:table-cell office:value-type="float" office:value="0" calcext:value-type="float">
            <text:p>0</text:p>
          </table:table-cell>
          <table:table-cell office:value-type="float" office:value="3245.7" calcext:value-type="float">
            <text:p>3245.7</text:p>
          </table:table-cell>
          <table:table-cell office:value-type="float" office:value="0.1573" calcext:value-type="float">
            <text:p>0.1573</text:p>
          </table:table-cell>
          <table:table-cell office:value-type="float" office:value="1.0118" calcext:value-type="float">
            <text:p>1.0118</text:p>
          </table:table-cell>
          <table:table-cell office:value-type="float" office:value="0.07837" calcext:value-type="float">
            <text:p>0.078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5]-([$Sheet2.$B$2]*[.B115]+[$Sheet2.$B$3]))^2" office:value-type="float" office:value="0.000000308925529550521" calcext:value-type="float">
            <text:p>3.08925529550521E-07</text:p>
          </table:table-cell>
          <table:table-cell table:formula="of:=([.F115]-([$Sheet2.$B$7] +[$Sheet2.$B$8] * ([.B115] - [$Sheet2.$B$9])^2))^2" office:value-type="float" office:value="0.00000036673678135447" calcext:value-type="float">
            <text:p>3.6673678135447E-07</text:p>
          </table:table-cell>
          <table:table-cell table:formula="of:=([.X115]-([.AE115]^2*([$Sheet2.$B$13]*([.B115] -[$Sheet2.$B$14])^2 +[$Sheet2.$B$15]*([.B115]-[$Sheet2.$B$14]) +[$Sheet2.$B$16])    ))^2" office:value-type="float" office:value="0.943517880443795" calcext:value-type="float">
            <text:p>0.943517880443795</text:p>
          </table:table-cell>
          <table:table-cell table:formula="of:=([.AG115]-([.AE115]^2*([$Sheet2.$B$20]*([.B115] -[$Sheet2.$B$21])^2 + [$Sheet2.$B$22]*([.B115]-[$Sheet2.$B$21]) + [$Sheet2.$B$23])    ))^2" office:value-type="float" office:value="10.9562148961189" calcext:value-type="float">
            <text:p>10.9562148961189</text:p>
          </table:table-cell>
          <table:table-cell table:formula="of:=([.AH115]-([.AE115]^2*([$Sheet2.$B$27]*([.B115] -[$Sheet2.$B$28])^2 +[$Sheet2.$B$29]*([.B115]-[$Sheet2.$B$28]) +[$Sheet2.$B$30])    ))^2" office:value-type="float" office:value="238.741623168019" calcext:value-type="float">
            <text:p>238.741623168019</text:p>
          </table:table-cell>
          <table:table-cell table:formula="of:=([.AI115]-([.AE115]^2*([$Sheet2.$B$34]*([.B115] - [$Sheet2.$B$35])^2 +[$Sheet2.$B$36]*([.B115]-[$Sheet2.$B$35]) +[$Sheet2.$B$37])    ))^2" office:value-type="float" office:value="27.7126310501869" calcext:value-type="float">
            <text:p>27.7126310501869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43" calcext:value-type="float">
            <text:p>1.5543</text:p>
          </table:table-cell>
          <table:table-cell office:value-type="float" office:value="0.25463" calcext:value-type="float">
            <text:p>0.25463</text:p>
          </table:table-cell>
          <table:table-cell office:value-type="float" office:value="0.025727" calcext:value-type="float">
            <text:p>0.025727</text:p>
          </table:table-cell>
          <table:table-cell office:value-type="float" office:value="0.2289" calcext:value-type="float">
            <text:p>0.2289</text:p>
          </table:table-cell>
          <table:table-cell office:value-type="float" office:value="-0.040237" calcext:value-type="float">
            <text:p>-0.040237</text:p>
          </table:table-cell>
          <table:table-cell office:value-type="float" office:value="3.6662" calcext:value-type="float">
            <text:p>3.6662</text:p>
          </table:table-cell>
          <table:table-cell office:value-type="float" office:value="-0.16926" calcext:value-type="float">
            <text:p>-0.16926</text:p>
          </table:table-cell>
          <table:table-cell office:value-type="float" office:value="3.8355" calcext:value-type="float">
            <text:p>3.8355</text:p>
          </table:table-cell>
          <table:table-cell office:value-type="float" office:value="0.85391" calcext:value-type="float">
            <text:p>0.85391</text:p>
          </table:table-cell>
          <table:table-cell office:value-type="float" office:value="-0.16684" calcext:value-type="float">
            <text:p>-0.16684</text:p>
          </table:table-cell>
          <table:table-cell office:value-type="float" office:value="-0.013517" calcext:value-type="float">
            <text:p>-0.013517</text:p>
          </table:table-cell>
          <table:table-cell office:value-type="float" office:value="-0.15332" calcext:value-type="float">
            <text:p>-0.15332</text:p>
          </table:table-cell>
          <table:table-cell office:value-type="float" office:value="6.1041" calcext:value-type="float">
            <text:p>6.1041</text:p>
          </table:table-cell>
          <table:table-cell office:value-type="float" office:value="7.6101" calcext:value-type="float">
            <text:p>7.6101</text:p>
          </table:table-cell>
          <table:table-cell office:value-type="float" office:value="0.80211" calcext:value-type="float">
            <text:p>0.80211</text:p>
          </table:table-cell>
          <table:table-cell office:value-type="float" office:value="855.8" calcext:value-type="float">
            <text:p>855.8</text:p>
          </table:table-cell>
          <table:table-cell office:value-type="float" office:value="-150.43" calcext:value-type="float">
            <text:p>-150.43</text:p>
          </table:table-cell>
          <table:table-cell office:value-type="float" office:value="5811" calcext:value-type="float">
            <text:p>5811</text:p>
          </table:table-cell>
          <table:table-cell office:value-type="float" office:value="855.8" calcext:value-type="float">
            <text:p>855.8</text:p>
          </table:table-cell>
          <table:table-cell office:value-type="float" office:value="-150.43" calcext:value-type="float">
            <text:p>-150.43</text:p>
          </table:table-cell>
          <table:table-cell office:value-type="float" office:value="5811" calcext:value-type="float">
            <text:p>58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685" calcext:value-type="float">
            <text:p>9.8685</text:p>
          </table:table-cell>
          <table:table-cell office:value-type="float" office:value="1.1541" calcext:value-type="float">
            <text:p>1.1541</text:p>
          </table:table-cell>
          <table:table-cell office:value-type="float" office:value="10" calcext:value-type="float">
            <text:p>10</text:p>
          </table:table-cell>
          <table:table-cell office:value-type="float" office:value="9.3037" calcext:value-type="float">
            <text:p>9.3037</text:p>
          </table:table-cell>
          <table:table-cell office:value-type="float" office:value="-1596.3" calcext:value-type="float">
            <text:p>-1596.3</text:p>
          </table:table-cell>
          <table:table-cell office:value-type="float" office:value="2083.5" calcext:value-type="float">
            <text:p>2083.5</text:p>
          </table:table-cell>
          <table:table-cell office:value-type="float" office:value="311.89" calcext:value-type="float">
            <text:p>311.89</text:p>
          </table:table-cell>
          <table:table-cell office:value-type="float" office:value="0.051596" calcext:value-type="float">
            <text:p>0.051596</text:p>
          </table:table-cell>
          <table:table-cell office:value-type="float" office:value="-0.2486" calcext:value-type="float">
            <text:p>-0.2486</text:p>
          </table:table-cell>
          <table:table-cell office:value-type="float" office:value="-0.017717" calcext:value-type="float">
            <text:p>-0.017717</text:p>
          </table:table-cell>
          <table:table-cell office:value-type="float" office:value="0" calcext:value-type="float">
            <text:p>0</text:p>
          </table:table-cell>
          <table:table-cell office:value-type="float" office:value="3328.7" calcext:value-type="float">
            <text:p>3328.7</text:p>
          </table:table-cell>
          <table:table-cell office:value-type="float" office:value="0.16942" calcext:value-type="float">
            <text:p>0.16942</text:p>
          </table:table-cell>
          <table:table-cell office:value-type="float" office:value="1.0078" calcext:value-type="float">
            <text:p>1.0078</text:p>
          </table:table-cell>
          <table:table-cell office:value-type="float" office:value="0.080194" calcext:value-type="float">
            <text:p>0.08019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6]-([$Sheet2.$B$2]*[.B116]+[$Sheet2.$B$3]))^2" office:value-type="float" office:value="0.0000238276439377209" calcext:value-type="float">
            <text:p>2.38276439377209E-05</text:p>
          </table:table-cell>
          <table:table-cell table:formula="of:=([.F116]-([$Sheet2.$B$7] +[$Sheet2.$B$8] * ([.B116] - [$Sheet2.$B$9])^2))^2" office:value-type="float" office:value="0.000000137207952335764" calcext:value-type="float">
            <text:p>1.37207952335764E-07</text:p>
          </table:table-cell>
          <table:table-cell table:formula="of:=([.X116]-([.AE116]^2*([$Sheet2.$B$13]*([.B116] -[$Sheet2.$B$14])^2 +[$Sheet2.$B$15]*([.B116]-[$Sheet2.$B$14]) +[$Sheet2.$B$16])    ))^2" office:value-type="float" office:value="0.483041032591795" calcext:value-type="float">
            <text:p>0.483041032591795</text:p>
          </table:table-cell>
          <table:table-cell table:formula="of:=([.AG116]-([.AE116]^2*([$Sheet2.$B$20]*([.B116] -[$Sheet2.$B$21])^2 + [$Sheet2.$B$22]*([.B116]-[$Sheet2.$B$21]) + [$Sheet2.$B$23])    ))^2" office:value-type="float" office:value="0.888980648569207" calcext:value-type="float">
            <text:p>0.888980648569207</text:p>
          </table:table-cell>
          <table:table-cell table:formula="of:=([.AH116]-([.AE116]^2*([$Sheet2.$B$27]*([.B116] -[$Sheet2.$B$28])^2 +[$Sheet2.$B$29]*([.B116]-[$Sheet2.$B$28]) +[$Sheet2.$B$30])    ))^2" office:value-type="float" office:value="692.87372756848" calcext:value-type="float">
            <text:p>692.87372756848</text:p>
          </table:table-cell>
          <table:table-cell table:formula="of:=([.AI116]-([.AE116]^2*([$Sheet2.$B$34]*([.B116] - [$Sheet2.$B$35])^2 +[$Sheet2.$B$36]*([.B116]-[$Sheet2.$B$35]) +[$Sheet2.$B$37])    ))^2" office:value-type="float" office:value="31.9813908297026" calcext:value-type="float">
            <text:p>31.9813908297026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81" calcext:value-type="float">
            <text:p>1.6081</text:p>
          </table:table-cell>
          <table:table-cell office:value-type="float" office:value="0.27508" calcext:value-type="float">
            <text:p>0.27508</text:p>
          </table:table-cell>
          <table:table-cell office:value-type="float" office:value="0.029066" calcext:value-type="float">
            <text:p>0.029066</text:p>
          </table:table-cell>
          <table:table-cell office:value-type="float" office:value="0.24602" calcext:value-type="float">
            <text:p>0.24602</text:p>
          </table:table-cell>
          <table:table-cell office:value-type="float" office:value="-0.043019" calcext:value-type="float">
            <text:p>-0.043019</text:p>
          </table:table-cell>
          <table:table-cell office:value-type="float" office:value="3.7183" calcext:value-type="float">
            <text:p>3.7183</text:p>
          </table:table-cell>
          <table:table-cell office:value-type="float" office:value="-0.19122" calcext:value-type="float">
            <text:p>-0.19122</text:p>
          </table:table-cell>
          <table:table-cell office:value-type="float" office:value="3.9095" calcext:value-type="float">
            <text:p>3.9095</text:p>
          </table:table-cell>
          <table:table-cell office:value-type="float" office:value="0.88665" calcext:value-type="float">
            <text:p>0.88665</text:p>
          </table:table-cell>
          <table:table-cell office:value-type="float" office:value="-0.1801" calcext:value-type="float">
            <text:p>-0.1801</text:p>
          </table:table-cell>
          <table:table-cell office:value-type="float" office:value="-0.015389" calcext:value-type="float">
            <text:p>-0.015389</text:p>
          </table:table-cell>
          <table:table-cell office:value-type="float" office:value="-0.16471" calcext:value-type="float">
            <text:p>-0.16471</text:p>
          </table:table-cell>
          <table:table-cell office:value-type="float" office:value="5.8457" calcext:value-type="float">
            <text:p>5.8457</text:p>
          </table:table-cell>
          <table:table-cell office:value-type="float" office:value="7.4129" calcext:value-type="float">
            <text:p>7.4129</text:p>
          </table:table-cell>
          <table:table-cell office:value-type="float" office:value="0.78859" calcext:value-type="float">
            <text:p>0.78859</text:p>
          </table:table-cell>
          <table:table-cell office:value-type="float" office:value="919.8" calcext:value-type="float">
            <text:p>919.8</text:p>
          </table:table-cell>
          <table:table-cell office:value-type="float" office:value="-160.84" calcext:value-type="float">
            <text:p>-160.84</text:p>
          </table:table-cell>
          <table:table-cell office:value-type="float" office:value="6012.1" calcext:value-type="float">
            <text:p>6012.1</text:p>
          </table:table-cell>
          <table:table-cell office:value-type="float" office:value="919.8" calcext:value-type="float">
            <text:p>919.8</text:p>
          </table:table-cell>
          <table:table-cell office:value-type="float" office:value="-160.84" calcext:value-type="float">
            <text:p>-160.84</text:p>
          </table:table-cell>
          <table:table-cell office:value-type="float" office:value="6012.1" calcext:value-type="float">
            <text:p>601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568" calcext:value-type="float">
            <text:p>9.8568</text:p>
          </table:table-cell>
          <table:table-cell office:value-type="float" office:value="1.1848" calcext:value-type="float">
            <text:p>1.1848</text:p>
          </table:table-cell>
          <table:table-cell office:value-type="float" office:value="10" calcext:value-type="float">
            <text:p>10</text:p>
          </table:table-cell>
          <table:table-cell office:value-type="float" office:value="9.7074" calcext:value-type="float">
            <text:p>9.7074</text:p>
          </table:table-cell>
          <table:table-cell office:value-type="float" office:value="-1657.5" calcext:value-type="float">
            <text:p>-1657.5</text:p>
          </table:table-cell>
          <table:table-cell office:value-type="float" office:value="2113.1" calcext:value-type="float">
            <text:p>2113.1</text:p>
          </table:table-cell>
          <table:table-cell office:value-type="float" office:value="336.67" calcext:value-type="float">
            <text:p>336.67</text:p>
          </table:table-cell>
          <table:table-cell office:value-type="float" office:value="0.050935" calcext:value-type="float">
            <text:p>0.050935</text:p>
          </table:table-cell>
          <table:table-cell office:value-type="float" office:value="-0.24871" calcext:value-type="float">
            <text:p>-0.24871</text:p>
          </table:table-cell>
          <table:table-cell office:value-type="float" office:value="-0.018494" calcext:value-type="float">
            <text:p>-0.018494</text:p>
          </table:table-cell>
          <table:table-cell office:value-type="float" office:value="0" calcext:value-type="float">
            <text:p>0</text:p>
          </table:table-cell>
          <table:table-cell office:value-type="float" office:value="3417.2" calcext:value-type="float">
            <text:p>3417.2</text:p>
          </table:table-cell>
          <table:table-cell office:value-type="float" office:value="0.18187" calcext:value-type="float">
            <text:p>0.18187</text:p>
          </table:table-cell>
          <table:table-cell office:value-type="float" office:value="1.0037" calcext:value-type="float">
            <text:p>1.0037</text:p>
          </table:table-cell>
          <table:table-cell office:value-type="float" office:value="0.081906" calcext:value-type="float">
            <text:p>0.0819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7]-([$Sheet2.$B$2]*[.B117]+[$Sheet2.$B$3]))^2" office:value-type="float" office:value="0.000119214171584516" calcext:value-type="float">
            <text:p>0.000119214171585</text:p>
          </table:table-cell>
          <table:table-cell table:formula="of:=([.F117]-([$Sheet2.$B$7] +[$Sheet2.$B$8] * ([.B117] - [$Sheet2.$B$9])^2))^2" office:value-type="float" office:value="0.0000002641724618656" calcext:value-type="float">
            <text:p>2.641724618656E-07</text:p>
          </table:table-cell>
          <table:table-cell table:formula="of:=([.X117]-([.AE117]^2*([$Sheet2.$B$13]*([.B117] -[$Sheet2.$B$14])^2 +[$Sheet2.$B$15]*([.B117]-[$Sheet2.$B$14]) +[$Sheet2.$B$16])    ))^2" office:value-type="float" office:value="0.119542263830569" calcext:value-type="float">
            <text:p>0.119542263830569</text:p>
          </table:table-cell>
          <table:table-cell table:formula="of:=([.AG117]-([.AE117]^2*([$Sheet2.$B$20]*([.B117] -[$Sheet2.$B$21])^2 + [$Sheet2.$B$22]*([.B117]-[$Sheet2.$B$21]) + [$Sheet2.$B$23])    ))^2" office:value-type="float" office:value="33.5694167944054" calcext:value-type="float">
            <text:p>33.5694167944054</text:p>
          </table:table-cell>
          <table:table-cell table:formula="of:=([.AH117]-([.AE117]^2*([$Sheet2.$B$27]*([.B117] -[$Sheet2.$B$28])^2 +[$Sheet2.$B$29]*([.B117]-[$Sheet2.$B$28]) +[$Sheet2.$B$30])    ))^2" office:value-type="float" office:value="1597.56485885953" calcext:value-type="float">
            <text:p>1597.56485885953</text:p>
          </table:table-cell>
          <table:table-cell table:formula="of:=([.AI117]-([.AE117]^2*([$Sheet2.$B$34]*([.B117] - [$Sheet2.$B$35])^2 +[$Sheet2.$B$36]*([.B117]-[$Sheet2.$B$35]) +[$Sheet2.$B$37])    ))^2" office:value-type="float" office:value="42.1184525922458" calcext:value-type="float">
            <text:p>42.118452592245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12" calcext:value-type="float">
            <text:p>1.6612</text:p>
          </table:table-cell>
          <table:table-cell office:value-type="float" office:value="0.29679" calcext:value-type="float">
            <text:p>0.29679</text:p>
          </table:table-cell>
          <table:table-cell office:value-type="float" office:value="0.033147" calcext:value-type="float">
            <text:p>0.033147</text:p>
          </table:table-cell>
          <table:table-cell office:value-type="float" office:value="0.26364" calcext:value-type="float">
            <text:p>0.26364</text:p>
          </table:table-cell>
          <table:table-cell office:value-type="float" office:value="-0.045888" calcext:value-type="float">
            <text:p>-0.045888</text:p>
          </table:table-cell>
          <table:table-cell office:value-type="float" office:value="3.7598" calcext:value-type="float">
            <text:p>3.7598</text:p>
          </table:table-cell>
          <table:table-cell office:value-type="float" office:value="-0.21807" calcext:value-type="float">
            <text:p>-0.21807</text:p>
          </table:table-cell>
          <table:table-cell office:value-type="float" office:value="3.9778" calcext:value-type="float">
            <text:p>3.9778</text:p>
          </table:table-cell>
          <table:table-cell office:value-type="float" office:value="0.91927" calcext:value-type="float">
            <text:p>0.91927</text:p>
          </table:table-cell>
          <table:table-cell office:value-type="float" office:value="-0.19415" calcext:value-type="float">
            <text:p>-0.19415</text:p>
          </table:table-cell>
          <table:table-cell office:value-type="float" office:value="-0.017693" calcext:value-type="float">
            <text:p>-0.017693</text:p>
          </table:table-cell>
          <table:table-cell office:value-type="float" office:value="-0.17646" calcext:value-type="float">
            <text:p>-0.17646</text:p>
          </table:table-cell>
          <table:table-cell office:value-type="float" office:value="5.5971" calcext:value-type="float">
            <text:p>5.5971</text:p>
          </table:table-cell>
          <table:table-cell office:value-type="float" office:value="7.2139" calcext:value-type="float">
            <text:p>7.2139</text:p>
          </table:table-cell>
          <table:table-cell office:value-type="float" office:value="0.77588" calcext:value-type="float">
            <text:p>0.77588</text:p>
          </table:table-cell>
          <table:table-cell office:value-type="float" office:value="985.7" calcext:value-type="float">
            <text:p>985.7</text:p>
          </table:table-cell>
          <table:table-cell office:value-type="float" office:value="-171.56" calcext:value-type="float">
            <text:p>-171.56</text:p>
          </table:table-cell>
          <table:table-cell office:value-type="float" office:value="6210.7" calcext:value-type="float">
            <text:p>6210.7</text:p>
          </table:table-cell>
          <table:table-cell office:value-type="float" office:value="985.7" calcext:value-type="float">
            <text:p>985.7</text:p>
          </table:table-cell>
          <table:table-cell office:value-type="float" office:value="-171.56" calcext:value-type="float">
            <text:p>-171.56</text:p>
          </table:table-cell>
          <table:table-cell office:value-type="float" office:value="6210.7" calcext:value-type="float">
            <text:p>621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441" calcext:value-type="float">
            <text:p>9.8441</text:p>
          </table:table-cell>
          <table:table-cell office:value-type="float" office:value="1.2175" calcext:value-type="float">
            <text:p>1.2175</text:p>
          </table:table-cell>
          <table:table-cell office:value-type="float" office:value="10" calcext:value-type="float">
            <text:p>10</text:p>
          </table:table-cell>
          <table:table-cell office:value-type="float" office:value="10.13" calcext:value-type="float">
            <text:p>10.13</text:p>
          </table:table-cell>
          <table:table-cell office:value-type="float" office:value="-1718.5" calcext:value-type="float">
            <text:p>-1718.5</text:p>
          </table:table-cell>
          <table:table-cell office:value-type="float" office:value="2136.6" calcext:value-type="float">
            <text:p>2136.6</text:p>
          </table:table-cell>
          <table:table-cell office:value-type="float" office:value="362.94" calcext:value-type="float">
            <text:p>362.94</text:p>
          </table:table-cell>
          <table:table-cell office:value-type="float" office:value="0.050267" calcext:value-type="float">
            <text:p>0.050267</text:p>
          </table:table-cell>
          <table:table-cell office:value-type="float" office:value="-0.24882" calcext:value-type="float">
            <text:p>-0.24882</text:p>
          </table:table-cell>
          <table:table-cell office:value-type="float" office:value="-0.019253" calcext:value-type="float">
            <text:p>-0.019253</text:p>
          </table:table-cell>
          <table:table-cell office:value-type="float" office:value="0" calcext:value-type="float">
            <text:p>0</text:p>
          </table:table-cell>
          <table:table-cell office:value-type="float" office:value="3511.5" calcext:value-type="float">
            <text:p>3511.5</text:p>
          </table:table-cell>
          <table:table-cell office:value-type="float" office:value="0.19465" calcext:value-type="float">
            <text:p>0.19465</text:p>
          </table:table-cell>
          <table:table-cell office:value-type="float" office:value="0.99949" calcext:value-type="float">
            <text:p>0.99949</text:p>
          </table:table-cell>
          <table:table-cell office:value-type="float" office:value="0.083502" calcext:value-type="float">
            <text:p>0.0835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8]-([$Sheet2.$B$2]*[.B118]+[$Sheet2.$B$3]))^2" office:value-type="float" office:value="0.000311723449696399" calcext:value-type="float">
            <text:p>0.000311723449696</text:p>
          </table:table-cell>
          <table:table-cell table:formula="of:=([.F118]-([$Sheet2.$B$7] +[$Sheet2.$B$8] * ([.B118] - [$Sheet2.$B$9])^2))^2" office:value-type="float" office:value="0.00000124606209889067" calcext:value-type="float">
            <text:p>1.24606209889067E-06</text:p>
          </table:table-cell>
          <table:table-cell table:formula="of:=([.X118]-([.AE118]^2*([$Sheet2.$B$13]*([.B118] -[$Sheet2.$B$14])^2 +[$Sheet2.$B$15]*([.B118]-[$Sheet2.$B$14]) +[$Sheet2.$B$16])    ))^2" office:value-type="float" office:value="0.0113293845727795" calcext:value-type="float">
            <text:p>0.01132938457278</text:p>
          </table:table-cell>
          <table:table-cell table:formula="of:=([.AG118]-([.AE118]^2*([$Sheet2.$B$20]*([.B118] -[$Sheet2.$B$21])^2 + [$Sheet2.$B$22]*([.B118]-[$Sheet2.$B$21]) + [$Sheet2.$B$23])    ))^2" office:value-type="float" office:value="126.408324596967" calcext:value-type="float">
            <text:p>126.408324596967</text:p>
          </table:table-cell>
          <table:table-cell table:formula="of:=([.AH118]-([.AE118]^2*([$Sheet2.$B$27]*([.B118] -[$Sheet2.$B$28])^2 +[$Sheet2.$B$29]*([.B118]-[$Sheet2.$B$28]) +[$Sheet2.$B$30])    ))^2" office:value-type="float" office:value="3225.38003556949" calcext:value-type="float">
            <text:p>3225.38003556949</text:p>
          </table:table-cell>
          <table:table-cell table:formula="of:=([.AI118]-([.AE118]^2*([$Sheet2.$B$34]*([.B118] - [$Sheet2.$B$35])^2 +[$Sheet2.$B$36]*([.B118]-[$Sheet2.$B$35]) +[$Sheet2.$B$37])    ))^2" office:value-type="float" office:value="62.0671458793815" calcext:value-type="float">
            <text:p>62.0671458793815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36" calcext:value-type="float">
            <text:p>1.7136</text:p>
          </table:table-cell>
          <table:table-cell office:value-type="float" office:value="0.31927" calcext:value-type="float">
            <text:p>0.31927</text:p>
          </table:table-cell>
          <table:table-cell office:value-type="float" office:value="0.037506" calcext:value-type="float">
            <text:p>0.037506</text:p>
          </table:table-cell>
          <table:table-cell office:value-type="float" office:value="0.28176" calcext:value-type="float">
            <text:p>0.28176</text:p>
          </table:table-cell>
          <table:table-cell office:value-type="float" office:value="-0.048841" calcext:value-type="float">
            <text:p>-0.048841</text:p>
          </table:table-cell>
          <table:table-cell office:value-type="float" office:value="3.7939" calcext:value-type="float">
            <text:p>3.7939</text:p>
          </table:table-cell>
          <table:table-cell office:value-type="float" office:value="-0.24675" calcext:value-type="float">
            <text:p>-0.24675</text:p>
          </table:table-cell>
          <table:table-cell office:value-type="float" office:value="4.0406" calcext:value-type="float">
            <text:p>4.0406</text:p>
          </table:table-cell>
          <table:table-cell office:value-type="float" office:value="0.95177" calcext:value-type="float">
            <text:p>0.95177</text:p>
          </table:table-cell>
          <table:table-cell office:value-type="float" office:value="-0.20872" calcext:value-type="float">
            <text:p>-0.20872</text:p>
          </table:table-cell>
          <table:table-cell office:value-type="float" office:value="-0.020161" calcext:value-type="float">
            <text:p>-0.020161</text:p>
          </table:table-cell>
          <table:table-cell office:value-type="float" office:value="-0.18856" calcext:value-type="float">
            <text:p>-0.18856</text:p>
          </table:table-cell>
          <table:table-cell office:value-type="float" office:value="5.3672" calcext:value-type="float">
            <text:p>5.3672</text:p>
          </table:table-cell>
          <table:table-cell office:value-type="float" office:value="7.0259" calcext:value-type="float">
            <text:p>7.0259</text:p>
          </table:table-cell>
          <table:table-cell office:value-type="float" office:value="0.76392" calcext:value-type="float">
            <text:p>0.76392</text:p>
          </table:table-cell>
          <table:table-cell office:value-type="float" office:value="1053.4" calcext:value-type="float">
            <text:p>1053.4</text:p>
          </table:table-cell>
          <table:table-cell office:value-type="float" office:value="-182.6" calcext:value-type="float">
            <text:p>-182.6</text:p>
          </table:table-cell>
          <table:table-cell office:value-type="float" office:value="6406.7" calcext:value-type="float">
            <text:p>6406.7</text:p>
          </table:table-cell>
          <table:table-cell office:value-type="float" office:value="1053.4" calcext:value-type="float">
            <text:p>1053.4</text:p>
          </table:table-cell>
          <table:table-cell office:value-type="float" office:value="-182.6" calcext:value-type="float">
            <text:p>-182.6</text:p>
          </table:table-cell>
          <table:table-cell office:value-type="float" office:value="6406.7" calcext:value-type="float">
            <text:p>64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308" calcext:value-type="float">
            <text:p>9.8308</text:p>
          </table:table-cell>
          <table:table-cell office:value-type="float" office:value="1.2501" calcext:value-type="float">
            <text:p>1.2501</text:p>
          </table:table-cell>
          <table:table-cell office:value-type="float" office:value="10" calcext:value-type="float">
            <text:p>10</text:p>
          </table:table-cell>
          <table:table-cell office:value-type="float" office:value="10.554" calcext:value-type="float">
            <text:p>10.554</text:p>
          </table:table-cell>
          <table:table-cell office:value-type="float" office:value="-1779.2" calcext:value-type="float">
            <text:p>-1779.2</text:p>
          </table:table-cell>
          <table:table-cell office:value-type="float" office:value="2156" calcext:value-type="float">
            <text:p>2156</text:p>
          </table:table-cell>
          <table:table-cell office:value-type="float" office:value="390.18" calcext:value-type="float">
            <text:p>390.18</text:p>
          </table:table-cell>
          <table:table-cell office:value-type="float" office:value="0.049593" calcext:value-type="float">
            <text:p>0.049593</text:p>
          </table:table-cell>
          <table:table-cell office:value-type="float" office:value="-0.24893" calcext:value-type="float">
            <text:p>-0.24893</text:p>
          </table:table-cell>
          <table:table-cell office:value-type="float" office:value="-0.019993" calcext:value-type="float">
            <text:p>-0.019993</text:p>
          </table:table-cell>
          <table:table-cell office:value-type="float" office:value="0" calcext:value-type="float">
            <text:p>0</text:p>
          </table:table-cell>
          <table:table-cell office:value-type="float" office:value="3605.4" calcext:value-type="float">
            <text:p>3605.4</text:p>
          </table:table-cell>
          <table:table-cell office:value-type="float" office:value="0.20775" calcext:value-type="float">
            <text:p>0.20775</text:p>
          </table:table-cell>
          <table:table-cell office:value-type="float" office:value="0.99518" calcext:value-type="float">
            <text:p>0.99518</text:p>
          </table:table-cell>
          <table:table-cell office:value-type="float" office:value="0.084982" calcext:value-type="float">
            <text:p>0.0849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19]-([$Sheet2.$B$2]*[.B119]+[$Sheet2.$B$3]))^2" office:value-type="float" office:value="0.000629651581639016" calcext:value-type="float">
            <text:p>0.000629651581639</text:p>
          </table:table-cell>
          <table:table-cell table:formula="of:=([.F119]-([$Sheet2.$B$7] +[$Sheet2.$B$8] * ([.B119] - [$Sheet2.$B$9])^2))^2" office:value-type="float" office:value="0.00000284697845729537" calcext:value-type="float">
            <text:p>2.84697845729537E-06</text:p>
          </table:table-cell>
          <table:table-cell table:formula="of:=([.X119]-([.AE119]^2*([$Sheet2.$B$13]*([.B119] -[$Sheet2.$B$14])^2 +[$Sheet2.$B$15]*([.B119]-[$Sheet2.$B$14]) +[$Sheet2.$B$16])    ))^2" office:value-type="float" office:value="0.424522284309763" calcext:value-type="float">
            <text:p>0.424522284309763</text:p>
          </table:table-cell>
          <table:table-cell table:formula="of:=([.AG119]-([.AE119]^2*([$Sheet2.$B$20]*([.B119] -[$Sheet2.$B$21])^2 + [$Sheet2.$B$22]*([.B119]-[$Sheet2.$B$21]) + [$Sheet2.$B$23])    ))^2" office:value-type="float" office:value="302.431527766676" calcext:value-type="float">
            <text:p>302.431527766676</text:p>
          </table:table-cell>
          <table:table-cell table:formula="of:=([.AH119]-([.AE119]^2*([$Sheet2.$B$27]*([.B119] -[$Sheet2.$B$28])^2 +[$Sheet2.$B$29]*([.B119]-[$Sheet2.$B$28]) +[$Sheet2.$B$30])    ))^2" office:value-type="float" office:value="5593.71393881384" calcext:value-type="float">
            <text:p>5593.71393881384</text:p>
          </table:table-cell>
          <table:table-cell table:formula="of:=([.AI119]-([.AE119]^2*([$Sheet2.$B$34]*([.B119] - [$Sheet2.$B$35])^2 +[$Sheet2.$B$36]*([.B119]-[$Sheet2.$B$35]) +[$Sheet2.$B$37])    ))^2" office:value-type="float" office:value="86.4974662101114" calcext:value-type="float">
            <text:p>86.4974662101114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53" calcext:value-type="float">
            <text:p>1.7653</text:p>
          </table:table-cell>
          <table:table-cell office:value-type="float" office:value="0.34301" calcext:value-type="float">
            <text:p>0.34301</text:p>
          </table:table-cell>
          <table:table-cell office:value-type="float" office:value="0.042655" calcext:value-type="float">
            <text:p>0.042655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-0.051875" calcext:value-type="float">
            <text:p>-0.051875</text:p>
          </table:table-cell>
          <table:table-cell office:value-type="float" office:value="3.8172" calcext:value-type="float">
            <text:p>3.8172</text:p>
          </table:table-cell>
          <table:table-cell office:value-type="float" office:value="-0.28062" calcext:value-type="float">
            <text:p>-0.28062</text:p>
          </table:table-cell>
          <table:table-cell office:value-type="float" office:value="4.0979" calcext:value-type="float">
            <text:p>4.0979</text:p>
          </table:table-cell>
          <table:table-cell office:value-type="float" office:value="0.98411" calcext:value-type="float">
            <text:p>0.98411</text:p>
          </table:table-cell>
          <table:table-cell office:value-type="float" office:value="-0.22405" calcext:value-type="float">
            <text:p>-0.22405</text:p>
          </table:table-cell>
          <table:table-cell office:value-type="float" office:value="-0.023044" calcext:value-type="float">
            <text:p>-0.023044</text:p>
          </table:table-cell>
          <table:table-cell office:value-type="float" office:value="-0.20101" calcext:value-type="float">
            <text:p>-0.20101</text:p>
          </table:table-cell>
          <table:table-cell office:value-type="float" office:value="5.1465" calcext:value-type="float">
            <text:p>5.1465</text:p>
          </table:table-cell>
          <table:table-cell office:value-type="float" office:value="6.8379" calcext:value-type="float">
            <text:p>6.8379</text:p>
          </table:table-cell>
          <table:table-cell office:value-type="float" office:value="0.75264" calcext:value-type="float">
            <text:p>0.75264</text:p>
          </table:table-cell>
          <table:table-cell office:value-type="float" office:value="1123" calcext:value-type="float">
            <text:p>1123</text:p>
          </table:table-cell>
          <table:table-cell office:value-type="float" office:value="-193.95" calcext:value-type="float">
            <text:p>-193.95</text:p>
          </table:table-cell>
          <table:table-cell office:value-type="float" office:value="6600.1" calcext:value-type="float">
            <text:p>6600.1</text:p>
          </table:table-cell>
          <table:table-cell office:value-type="float" office:value="1123" calcext:value-type="float">
            <text:p>1123</text:p>
          </table:table-cell>
          <table:table-cell office:value-type="float" office:value="-193.95" calcext:value-type="float">
            <text:p>-193.95</text:p>
          </table:table-cell>
          <table:table-cell office:value-type="float" office:value="6600.1" calcext:value-type="float">
            <text:p>660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164" calcext:value-type="float">
            <text:p>9.8164</text:p>
          </table:table-cell>
          <table:table-cell office:value-type="float" office:value="1.2845" calcext:value-type="float">
            <text:p>1.2845</text:p>
          </table:table-cell>
          <table:table-cell office:value-type="float" office:value="10" calcext:value-type="float">
            <text:p>10</text:p>
          </table:table-cell>
          <table:table-cell office:value-type="float" office:value="10.996" calcext:value-type="float">
            <text:p>10.996</text:p>
          </table:table-cell>
          <table:table-cell office:value-type="float" office:value="-1839.7" calcext:value-type="float">
            <text:p>-1839.7</text:p>
          </table:table-cell>
          <table:table-cell office:value-type="float" office:value="2169.3" calcext:value-type="float">
            <text:p>2169.3</text:p>
          </table:table-cell>
          <table:table-cell office:value-type="float" office:value="418.84" calcext:value-type="float">
            <text:p>418.84</text:p>
          </table:table-cell>
          <table:table-cell office:value-type="float" office:value="0.04891" calcext:value-type="float">
            <text:p>0.04891</text:p>
          </table:table-cell>
          <table:table-cell office:value-type="float" office:value="-0.24905" calcext:value-type="float">
            <text:p>-0.24905</text:p>
          </table:table-cell>
          <table:table-cell office:value-type="float" office:value="-0.020714" calcext:value-type="float">
            <text:p>-0.020714</text:p>
          </table:table-cell>
          <table:table-cell office:value-type="float" office:value="0" calcext:value-type="float">
            <text:p>0</text:p>
          </table:table-cell>
          <table:table-cell office:value-type="float" office:value="3704.6" calcext:value-type="float">
            <text:p>3704.6</text:p>
          </table:table-cell>
          <table:table-cell office:value-type="float" office:value="0.22113" calcext:value-type="float">
            <text:p>0.22113</text:p>
          </table:table-cell>
          <table:table-cell office:value-type="float" office:value="0.99079" calcext:value-type="float">
            <text:p>0.99079</text:p>
          </table:table-cell>
          <table:table-cell office:value-type="float" office:value="0.086342" calcext:value-type="float">
            <text:p>0.0863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0]-([$Sheet2.$B$2]*[.B120]+[$Sheet2.$B$3]))^2" office:value-type="float" office:value="0.00110423467077801" calcext:value-type="float">
            <text:p>0.001104234670778</text:p>
          </table:table-cell>
          <table:table-cell table:formula="of:=([.F120]-([$Sheet2.$B$7] +[$Sheet2.$B$8] * ([.B120] - [$Sheet2.$B$9])^2))^2" office:value-type="float" office:value="0.00000738241522974236" calcext:value-type="float">
            <text:p>7.38241522974236E-06</text:p>
          </table:table-cell>
          <table:table-cell table:formula="of:=([.X120]-([.AE120]^2*([$Sheet2.$B$13]*([.B120] -[$Sheet2.$B$14])^2 +[$Sheet2.$B$15]*([.B120]-[$Sheet2.$B$14]) +[$Sheet2.$B$16])    ))^2" office:value-type="float" office:value="1.68894365116689" calcext:value-type="float">
            <text:p>1.68894365116689</text:p>
          </table:table-cell>
          <table:table-cell table:formula="of:=([.AG120]-([.AE120]^2*([$Sheet2.$B$20]*([.B120] -[$Sheet2.$B$21])^2 + [$Sheet2.$B$22]*([.B120]-[$Sheet2.$B$21]) + [$Sheet2.$B$23])    ))^2" office:value-type="float" office:value="582.553774189401" calcext:value-type="float">
            <text:p>582.553774189401</text:p>
          </table:table-cell>
          <table:table-cell table:formula="of:=([.AH120]-([.AE120]^2*([$Sheet2.$B$27]*([.B120] -[$Sheet2.$B$28])^2 +[$Sheet2.$B$29]*([.B120]-[$Sheet2.$B$28]) +[$Sheet2.$B$30])    ))^2" office:value-type="float" office:value="9209.40929553797" calcext:value-type="float">
            <text:p>9209.40929553797</text:p>
          </table:table-cell>
          <table:table-cell table:formula="of:=([.AI120]-([.AE120]^2*([$Sheet2.$B$34]*([.B120] - [$Sheet2.$B$35])^2 +[$Sheet2.$B$36]*([.B120]-[$Sheet2.$B$35]) +[$Sheet2.$B$37])    ))^2" office:value-type="float" office:value="125.580393579004" calcext:value-type="float">
            <text:p>125.58039357900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63" calcext:value-type="float">
            <text:p>1.8163</text:p>
          </table:table-cell>
          <table:table-cell office:value-type="float" office:value="0.36768" calcext:value-type="float">
            <text:p>0.36768</text:p>
          </table:table-cell>
          <table:table-cell office:value-type="float" office:value="0.048266" calcext:value-type="float">
            <text:p>0.048266</text:p>
          </table:table-cell>
          <table:table-cell office:value-type="float" office:value="0.31941" calcext:value-type="float">
            <text:p>0.31941</text:p>
          </table:table-cell>
          <table:table-cell office:value-type="float" office:value="-0.054989" calcext:value-type="float">
            <text:p>-0.054989</text:p>
          </table:table-cell>
          <table:table-cell office:value-type="float" office:value="3.8321" calcext:value-type="float">
            <text:p>3.8321</text:p>
          </table:table-cell>
          <table:table-cell office:value-type="float" office:value="-0.31754" calcext:value-type="float">
            <text:p>-0.31754</text:p>
          </table:table-cell>
          <table:table-cell office:value-type="float" office:value="4.1496" calcext:value-type="float">
            <text:p>4.1496</text:p>
          </table:table-cell>
          <table:table-cell office:value-type="float" office:value="1.0163" calcext:value-type="float">
            <text:p>1.0163</text:p>
          </table:table-cell>
          <table:table-cell office:value-type="float" office:value="-0.23999" calcext:value-type="float">
            <text:p>-0.23999</text:p>
          </table:table-cell>
          <table:table-cell office:value-type="float" office:value="-0.026204" calcext:value-type="float">
            <text:p>-0.026204</text:p>
          </table:table-cell>
          <table:table-cell office:value-type="float" office:value="-0.21379" calcext:value-type="float">
            <text:p>-0.21379</text:p>
          </table:table-cell>
          <table:table-cell office:value-type="float" office:value="4.94" calcext:value-type="float">
            <text:p>4.94</text:p>
          </table:table-cell>
          <table:table-cell office:value-type="float" office:value="6.6577" calcext:value-type="float">
            <text:p>6.6577</text:p>
          </table:table-cell>
          <table:table-cell office:value-type="float" office:value="0.742" calcext:value-type="float">
            <text:p>0.742</text:p>
          </table:table-cell>
          <table:table-cell office:value-type="float" office:value="1194.2" calcext:value-type="float">
            <text:p>1194.2</text:p>
          </table:table-cell>
          <table:table-cell office:value-type="float" office:value="-205.59" calcext:value-type="float">
            <text:p>-205.59</text:p>
          </table:table-cell>
          <table:table-cell office:value-type="float" office:value="6790.8" calcext:value-type="float">
            <text:p>6790.8</text:p>
          </table:table-cell>
          <table:table-cell office:value-type="float" office:value="1194.2" calcext:value-type="float">
            <text:p>1194.2</text:p>
          </table:table-cell>
          <table:table-cell office:value-type="float" office:value="-205.59" calcext:value-type="float">
            <text:p>-205.59</text:p>
          </table:table-cell>
          <table:table-cell office:value-type="float" office:value="6790.8" calcext:value-type="float">
            <text:p>679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012" calcext:value-type="float">
            <text:p>9.8012</text:p>
          </table:table-cell>
          <table:table-cell office:value-type="float" office:value="1.3192" calcext:value-type="float">
            <text:p>1.3192</text:p>
          </table:table-cell>
          <table:table-cell office:value-type="float" office:value="10" calcext:value-type="float">
            <text:p>10</text:p>
          </table:table-cell>
          <table:table-cell office:value-type="float" office:value="11.444" calcext:value-type="float">
            <text:p>11.444</text:p>
          </table:table-cell>
          <table:table-cell office:value-type="float" office:value="-1899.8" calcext:value-type="float">
            <text:p>-1899.8</text:p>
          </table:table-cell>
          <table:table-cell office:value-type="float" office:value="2177.7" calcext:value-type="float">
            <text:p>2177.7</text:p>
          </table:table-cell>
          <table:table-cell office:value-type="float" office:value="448.63" calcext:value-type="float">
            <text:p>448.63</text:p>
          </table:table-cell>
          <table:table-cell office:value-type="float" office:value="0.048219" calcext:value-type="float">
            <text:p>0.048219</text:p>
          </table:table-cell>
          <table:table-cell office:value-type="float" office:value="-0.24917" calcext:value-type="float">
            <text:p>-0.24917</text:p>
          </table:table-cell>
          <table:table-cell office:value-type="float" office:value="-0.021415" calcext:value-type="float">
            <text:p>-0.021415</text:p>
          </table:table-cell>
          <table:table-cell office:value-type="float" office:value="0" calcext:value-type="float">
            <text:p>0</text:p>
          </table:table-cell>
          <table:table-cell office:value-type="float" office:value="3804.8" calcext:value-type="float">
            <text:p>3804.8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98631" calcext:value-type="float">
            <text:p>0.98631</text:p>
          </table:table-cell>
          <table:table-cell office:value-type="float" office:value="0.087581" calcext:value-type="float">
            <text:p>0.0875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1]-([$Sheet2.$B$2]*[.B121]+[$Sheet2.$B$3]))^2" office:value-type="float" office:value="0.00176964882047902" calcext:value-type="float">
            <text:p>0.001769648820479</text:p>
          </table:table-cell>
          <table:table-cell table:formula="of:=([.F121]-([$Sheet2.$B$7] +[$Sheet2.$B$8] * ([.B121] - [$Sheet2.$B$9])^2))^2" office:value-type="float" office:value="0.0000150199198740493" calcext:value-type="float">
            <text:p>1.50199198740493E-05</text:p>
          </table:table-cell>
          <table:table-cell table:formula="of:=([.X121]-([.AE121]^2*([$Sheet2.$B$13]*([.B121] -[$Sheet2.$B$14])^2 +[$Sheet2.$B$15]*([.B121]-[$Sheet2.$B$14]) +[$Sheet2.$B$16])    ))^2" office:value-type="float" office:value="4.28721576657333" calcext:value-type="float">
            <text:p>4.28721576657333</text:p>
          </table:table-cell>
          <table:table-cell table:formula="of:=([.AG121]-([.AE121]^2*([$Sheet2.$B$20]*([.B121] -[$Sheet2.$B$21])^2 + [$Sheet2.$B$22]*([.B121]-[$Sheet2.$B$21]) + [$Sheet2.$B$23])    ))^2" office:value-type="float" office:value="1003.61747379119" calcext:value-type="float">
            <text:p>1003.61747379119</text:p>
          </table:table-cell>
          <table:table-cell table:formula="of:=([.AH121]-([.AE121]^2*([$Sheet2.$B$27]*([.B121] -[$Sheet2.$B$28])^2 +[$Sheet2.$B$29]*([.B121]-[$Sheet2.$B$28]) +[$Sheet2.$B$30])    ))^2" office:value-type="float" office:value="14188.6273934525" calcext:value-type="float">
            <text:p>14188.6273934525</text:p>
          </table:table-cell>
          <table:table-cell table:formula="of:=([.AI121]-([.AE121]^2*([$Sheet2.$B$34]*([.B121] - [$Sheet2.$B$35])^2 +[$Sheet2.$B$36]*([.B121]-[$Sheet2.$B$35]) +[$Sheet2.$B$37])    ))^2" office:value-type="float" office:value="177.046009860874" calcext:value-type="float">
            <text:p>177.046009860874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66" calcext:value-type="float">
            <text:p>1.8666</text:p>
          </table:table-cell>
          <table:table-cell office:value-type="float" office:value="0.39329" calcext:value-type="float">
            <text:p>0.39329</text:p>
          </table:table-cell>
          <table:table-cell office:value-type="float" office:value="0.054385" calcext:value-type="float">
            <text:p>0.054385</text:p>
          </table:table-cell>
          <table:table-cell office:value-type="float" office:value="0.3389" calcext:value-type="float">
            <text:p>0.3389</text:p>
          </table:table-cell>
          <table:table-cell office:value-type="float" office:value="-0.058181" calcext:value-type="float">
            <text:p>-0.058181</text:p>
          </table:table-cell>
          <table:table-cell office:value-type="float" office:value="3.8382" calcext:value-type="float">
            <text:p>3.8382</text:p>
          </table:table-cell>
          <table:table-cell office:value-type="float" office:value="-0.35779" calcext:value-type="float">
            <text:p>-0.35779</text:p>
          </table:table-cell>
          <table:table-cell office:value-type="float" office:value="4.1959" calcext:value-type="float">
            <text:p>4.1959</text:p>
          </table:table-cell>
          <table:table-cell office:value-type="float" office:value="1.0483" calcext:value-type="float">
            <text:p>1.0483</text:p>
          </table:table-cell>
          <table:table-cell office:value-type="float" office:value="-0.25655" calcext:value-type="float">
            <text:p>-0.25655</text:p>
          </table:table-cell>
          <table:table-cell office:value-type="float" office:value="-0.029657" calcext:value-type="float">
            <text:p>-0.029657</text:p>
          </table:table-cell>
          <table:table-cell office:value-type="float" office:value="-0.22689" calcext:value-type="float">
            <text:p>-0.22689</text:p>
          </table:table-cell>
          <table:table-cell office:value-type="float" office:value="4.7461" calcext:value-type="float">
            <text:p>4.7461</text:p>
          </table:table-cell>
          <table:table-cell office:value-type="float" office:value="6.4843" calcext:value-type="float">
            <text:p>6.4843</text:p>
          </table:table-cell>
          <table:table-cell office:value-type="float" office:value="0.73194" calcext:value-type="float">
            <text:p>0.73194</text:p>
          </table:table-cell>
          <table:table-cell office:value-type="float" office:value="1267.1" calcext:value-type="float">
            <text:p>1267.1</text:p>
          </table:table-cell>
          <table:table-cell office:value-type="float" office:value="-217.52" calcext:value-type="float">
            <text:p>-217.52</text:p>
          </table:table-cell>
          <table:table-cell office:value-type="float" office:value="6978.8" calcext:value-type="float">
            <text:p>6978.8</text:p>
          </table:table-cell>
          <table:table-cell office:value-type="float" office:value="1267.1" calcext:value-type="float">
            <text:p>1267.1</text:p>
          </table:table-cell>
          <table:table-cell office:value-type="float" office:value="-217.52" calcext:value-type="float">
            <text:p>-217.52</text:p>
          </table:table-cell>
          <table:table-cell office:value-type="float" office:value="6978.8" calcext:value-type="float">
            <text:p>697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852" calcext:value-type="float">
            <text:p>9.7852</text:p>
          </table:table-cell>
          <table:table-cell office:value-type="float" office:value="1.3545" calcext:value-type="float">
            <text:p>1.3545</text:p>
          </table:table-cell>
          <table:table-cell office:value-type="float" office:value="10" calcext:value-type="float">
            <text:p>10</text:p>
          </table:table-cell>
          <table:table-cell office:value-type="float" office:value="11.898" calcext:value-type="float">
            <text:p>11.898</text:p>
          </table:table-cell>
          <table:table-cell office:value-type="float" office:value="-1959.7" calcext:value-type="float">
            <text:p>-1959.7</text:p>
          </table:table-cell>
          <table:table-cell office:value-type="float" office:value="2181.2" calcext:value-type="float">
            <text:p>2181.2</text:p>
          </table:table-cell>
          <table:table-cell office:value-type="float" office:value="479.59" calcext:value-type="float">
            <text:p>479.59</text:p>
          </table:table-cell>
          <table:table-cell office:value-type="float" office:value="0.047519" calcext:value-type="float">
            <text:p>0.047519</text:p>
          </table:table-cell>
          <table:table-cell office:value-type="float" office:value="-0.2493" calcext:value-type="float">
            <text:p>-0.2493</text:p>
          </table:table-cell>
          <table:table-cell office:value-type="float" office:value="-0.022097" calcext:value-type="float">
            <text:p>-0.022097</text:p>
          </table:table-cell>
          <table:table-cell office:value-type="float" office:value="0" calcext:value-type="float">
            <text:p>0</text:p>
          </table:table-cell>
          <table:table-cell office:value-type="float" office:value="3906.6" calcext:value-type="float">
            <text:p>3906.6</text:p>
          </table:table-cell>
          <table:table-cell office:value-type="float" office:value="0.24872" calcext:value-type="float">
            <text:p>0.24872</text:p>
          </table:table-cell>
          <table:table-cell office:value-type="float" office:value="0.98174" calcext:value-type="float">
            <text:p>0.98174</text:p>
          </table:table-cell>
          <table:table-cell office:value-type="float" office:value="0.088699" calcext:value-type="float">
            <text:p>0.0886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2]-([$Sheet2.$B$2]*[.B122]+[$Sheet2.$B$3]))^2" office:value-type="float" office:value="0.00266301013410765" calcext:value-type="float">
            <text:p>0.002663010134108</text:p>
          </table:table-cell>
          <table:table-cell table:formula="of:=([.F122]-([$Sheet2.$B$7] +[$Sheet2.$B$8] * ([.B122] - [$Sheet2.$B$9])^2))^2" office:value-type="float" office:value="0.0000267576681450874" calcext:value-type="float">
            <text:p>2.67576681450874E-05</text:p>
          </table:table-cell>
          <table:table-cell table:formula="of:=([.X122]-([.AE122]^2*([$Sheet2.$B$13]*([.B122] -[$Sheet2.$B$14])^2 +[$Sheet2.$B$15]*([.B122]-[$Sheet2.$B$14]) +[$Sheet2.$B$16])    ))^2" office:value-type="float" office:value="8.78796775060106" calcext:value-type="float">
            <text:p>8.78796775060106</text:p>
          </table:table-cell>
          <table:table-cell table:formula="of:=([.AG122]-([.AE122]^2*([$Sheet2.$B$20]*([.B122] -[$Sheet2.$B$21])^2 + [$Sheet2.$B$22]*([.B122]-[$Sheet2.$B$21]) + [$Sheet2.$B$23])    ))^2" office:value-type="float" office:value="1585.78157003639" calcext:value-type="float">
            <text:p>1585.78157003639</text:p>
          </table:table-cell>
          <table:table-cell table:formula="of:=([.AH122]-([.AE122]^2*([$Sheet2.$B$27]*([.B122] -[$Sheet2.$B$28])^2 +[$Sheet2.$B$29]*([.B122]-[$Sheet2.$B$28]) +[$Sheet2.$B$30])    ))^2" office:value-type="float" office:value="20805.8146764011" calcext:value-type="float">
            <text:p>20805.8146764011</text:p>
          </table:table-cell>
          <table:table-cell table:formula="of:=([.AI122]-([.AE122]^2*([$Sheet2.$B$34]*([.B122] - [$Sheet2.$B$35])^2 +[$Sheet2.$B$36]*([.B122]-[$Sheet2.$B$35]) +[$Sheet2.$B$37])    ))^2" office:value-type="float" office:value="244.58442545173" calcext:value-type="float">
            <text:p>244.58442545173</text:p>
          </table:table-cell>
          <table:table-cell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29" calcext:value-type="float">
            <text:p>-1.6329</text:p>
          </table:table-cell>
          <table:table-cell office:value-type="float" office:value="0.38055" calcext:value-type="float">
            <text:p>0.38055</text:p>
          </table:table-cell>
          <table:table-cell office:value-type="float" office:value="0.11111" calcext:value-type="float">
            <text:p>0.11111</text:p>
          </table:table-cell>
          <table:table-cell office:value-type="float" office:value="0.26944" calcext:value-type="float">
            <text:p>0.26944</text:p>
          </table:table-cell>
          <table:table-cell office:value-type="float" office:value="-0.048215" calcext:value-type="float">
            <text:p>-0.048215</text:p>
          </table:table-cell>
          <table:table-cell office:value-type="float" office:value="-8.2134" calcext:value-type="float">
            <text:p>-8.2134</text:p>
          </table:table-cell>
          <table:table-cell office:value-type="float" office:value="-0.73102" calcext:value-type="float">
            <text:p>-0.73102</text:p>
          </table:table-cell>
          <table:table-cell office:value-type="float" office:value="-7.4824" calcext:value-type="float">
            <text:p>-7.4824</text:p>
          </table:table-cell>
          <table:table-cell office:value-type="float" office:value="-0.71876" calcext:value-type="float">
            <text:p>-0.71876</text:p>
          </table:table-cell>
          <table:table-cell office:value-type="float" office:value="-0.24304" calcext:value-type="float">
            <text:p>-0.24304</text:p>
          </table:table-cell>
          <table:table-cell office:value-type="float" office:value="-0.060578" calcext:value-type="float">
            <text:p>-0.060578</text:p>
          </table:table-cell>
          <table:table-cell office:value-type="float" office:value="-0.18246" calcext:value-type="float">
            <text:p>-0.18246</text:p>
          </table:table-cell>
          <table:table-cell office:value-type="float" office:value="-4.2909" calcext:value-type="float">
            <text:p>-4.2909</text:p>
          </table:table-cell>
          <table:table-cell office:value-type="float" office:value="-5.4832" calcext:value-type="float">
            <text:p>-5.4832</text:p>
          </table:table-cell>
          <table:table-cell office:value-type="float" office:value="-1" calcext:value-type="float">
            <text:p>-1</text:p>
          </table:table-cell>
          <table:table-cell office:value-type="float" office:value="2266.6" calcext:value-type="float">
            <text:p>2266.6</text:p>
          </table:table-cell>
          <table:table-cell office:value-type="float" office:value="-405.59" calcext:value-type="float">
            <text:p>-405.59</text:p>
          </table:table-cell>
          <table:table-cell office:value-type="float" office:value="-13736" calcext:value-type="float">
            <text:p>-13736</text:p>
          </table:table-cell>
          <table:table-cell office:value-type="float" office:value="2266.6" calcext:value-type="float">
            <text:p>2266.6</text:p>
          </table:table-cell>
          <table:table-cell office:value-type="float" office:value="-405.59" calcext:value-type="float">
            <text:p>-405.59</text:p>
          </table:table-cell>
          <table:table-cell office:value-type="float" office:value="-13736" calcext:value-type="float">
            <text:p>-13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609" calcext:value-type="float">
            <text:p>14.609</text:p>
          </table:table-cell>
          <table:table-cell office:value-type="float" office:value="-1.6018" calcext:value-type="float">
            <text:p>-1.6018</text:p>
          </table:table-cell>
          <table:table-cell office:value-type="float" office:value="15" calcext:value-type="float">
            <text:p>15</text:p>
          </table:table-cell>
          <table:table-cell office:value-type="float" office:value="-13.119" calcext:value-type="float">
            <text:p>-13.119</text:p>
          </table:table-cell>
          <table:table-cell office:value-type="float" office:value="3023.2" calcext:value-type="float">
            <text:p>3023.2</text:p>
          </table:table-cell>
          <table:table-cell office:value-type="float" office:value="-10502" calcext:value-type="float">
            <text:p>-10502</text:p>
          </table:table-cell>
          <table:table-cell office:value-type="float" office:value="1022.2" calcext:value-type="float">
            <text:p>1022.2</text:p>
          </table:table-cell>
          <table:table-cell office:value-type="float" office:value="0.040177" calcext:value-type="float">
            <text:p>0.040177</text:p>
          </table:table-cell>
          <table:table-cell office:value-type="float" office:value="-0.24936" calcext:value-type="float">
            <text:p>-0.24936</text:p>
          </table:table-cell>
          <table:table-cell office:value-type="float" office:value="0.021412" calcext:value-type="float">
            <text:p>0.021412</text:p>
          </table:table-cell>
          <table:table-cell office:value-type="float" office:value="0" calcext:value-type="float">
            <text:p>0</text:p>
          </table:table-cell>
          <table:table-cell office:value-type="float" office:value="-4619.8" calcext:value-type="float">
            <text:p>-4619.8</text:p>
          </table:table-cell>
          <table:table-cell office:value-type="float" office:value="0.29521" calcext:value-type="float">
            <text:p>0.29521</text:p>
          </table:table-cell>
          <table:table-cell office:value-type="float" office:value="0.94503" calcext:value-type="float">
            <text:p>0.94503</text:p>
          </table:table-cell>
          <table:table-cell office:value-type="float" office:value="-0.065606" calcext:value-type="float">
            <text:p>-0.0656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3]-([$Sheet2.$B$2]*[.B123]+[$Sheet2.$B$3]))^2" office:value-type="float" office:value="0.00153081934411522" calcext:value-type="float">
            <text:p>0.001530819344115</text:p>
          </table:table-cell>
          <table:table-cell table:formula="of:=([.F123]-([$Sheet2.$B$7] +[$Sheet2.$B$8] * ([.B123] - [$Sheet2.$B$9])^2))^2" office:value-type="float" office:value="0.00108616108933081" calcext:value-type="float">
            <text:p>0.001086161089331</text:p>
          </table:table-cell>
          <table:table-cell table:formula="of:=([.X123]-([.AE123]^2*([$Sheet2.$B$13]*([.B123] -[$Sheet2.$B$14])^2 +[$Sheet2.$B$15]*([.B123]-[$Sheet2.$B$14]) +[$Sheet2.$B$16])    ))^2" office:value-type="float" office:value="14.0732147684068" calcext:value-type="float">
            <text:p>14.0732147684068</text:p>
          </table:table-cell>
          <table:table-cell table:formula="of:=([.AG123]-([.AE123]^2*([$Sheet2.$B$20]*([.B123] -[$Sheet2.$B$21])^2 + [$Sheet2.$B$22]*([.B123]-[$Sheet2.$B$21]) + [$Sheet2.$B$23])    ))^2" office:value-type="float" office:value="6051.30619115086" calcext:value-type="float">
            <text:p>6051.30619115086</text:p>
          </table:table-cell>
          <table:table-cell table:formula="of:=([.AH123]-([.AE123]^2*([$Sheet2.$B$27]*([.B123] -[$Sheet2.$B$28])^2 +[$Sheet2.$B$29]*([.B123]-[$Sheet2.$B$28]) +[$Sheet2.$B$30])    ))^2" office:value-type="float" office:value="50259.5692146603" calcext:value-type="float">
            <text:p>50259.5692146603</text:p>
          </table:table-cell>
          <table:table-cell table:formula="of:=([.AI123]-([.AE123]^2*([$Sheet2.$B$34]*([.B123] - [$Sheet2.$B$35])^2 +[$Sheet2.$B$36]*([.B123]-[$Sheet2.$B$35]) +[$Sheet2.$B$37])    ))^2" office:value-type="float" office:value="13048.4080985455" calcext:value-type="float">
            <text:p>13048.4080985455</text:p>
          </table:table-cell>
          <table:table-cell/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813" calcext:value-type="float">
            <text:p>-1.5813</text:p>
          </table:table-cell>
          <table:table-cell office:value-type="float" office:value="0.37771" calcext:value-type="float">
            <text:p>0.37771</text:p>
          </table:table-cell>
          <table:table-cell office:value-type="float" office:value="0.1253" calcext:value-type="float">
            <text:p>0.1253</text:p>
          </table:table-cell>
          <table:table-cell office:value-type="float" office:value="0.25241" calcext:value-type="float">
            <text:p>0.25241</text:p>
          </table:table-cell>
          <table:table-cell office:value-type="float" office:value="-0.045299" calcext:value-type="float">
            <text:p>-0.045299</text:p>
          </table:table-cell>
          <table:table-cell office:value-type="float" office:value="-8.0153" calcext:value-type="float">
            <text:p>-8.0153</text:p>
          </table:table-cell>
          <table:table-cell office:value-type="float" office:value="-0.82434" calcext:value-type="float">
            <text:p>-0.82434</text:p>
          </table:table-cell>
          <table:table-cell office:value-type="float" office:value="-7.191" calcext:value-type="float">
            <text:p>-7.191</text:p>
          </table:table-cell>
          <table:table-cell office:value-type="float" office:value="-0.69839" calcext:value-type="float">
            <text:p>-0.69839</text:p>
          </table:table-cell>
          <table:table-cell office:value-type="float" office:value="-0.24097" calcext:value-type="float">
            <text:p>-0.24097</text:p>
          </table:table-cell>
          <table:table-cell office:value-type="float" office:value="-0.070074" calcext:value-type="float">
            <text:p>-0.070074</text:p>
          </table:table-cell>
          <table:table-cell office:value-type="float" office:value="-0.17089" calcext:value-type="float">
            <text:p>-0.17089</text:p>
          </table:table-cell>
          <table:table-cell office:value-type="float" office:value="-4.1864" calcext:value-type="float">
            <text:p>-4.1864</text:p>
          </table:table-cell>
          <table:table-cell office:value-type="float" office:value="-5.2644" calcext:value-type="float">
            <text:p>-5.2644</text:p>
          </table:table-cell>
          <table:table-cell office:value-type="float" office:value="-1" calcext:value-type="float">
            <text:p>-1</text:p>
          </table:table-cell>
          <table:table-cell office:value-type="float" office:value="2123.4" calcext:value-type="float">
            <text:p>2123.4</text:p>
          </table:table-cell>
          <table:table-cell office:value-type="float" office:value="-381.06" calcext:value-type="float">
            <text:p>-381.06</text:p>
          </table:table-cell>
          <table:table-cell office:value-type="float" office:value="-13302" calcext:value-type="float">
            <text:p>-13302</text:p>
          </table:table-cell>
          <table:table-cell office:value-type="float" office:value="2123.4" calcext:value-type="float">
            <text:p>2123.4</text:p>
          </table:table-cell>
          <table:table-cell office:value-type="float" office:value="-381.06" calcext:value-type="float">
            <text:p>-381.06</text:p>
          </table:table-cell>
          <table:table-cell office:value-type="float" office:value="-13302" calcext:value-type="float">
            <text:p>-13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9" calcext:value-type="float">
            <text:p>14.59</text:p>
          </table:table-cell>
          <table:table-cell office:value-type="float" office:value="-1.6684" calcext:value-type="float">
            <text:p>-1.6684</text:p>
          </table:table-cell>
          <table:table-cell office:value-type="float" office:value="15" calcext:value-type="float">
            <text:p>15</text:p>
          </table:table-cell>
          <table:table-cell office:value-type="float" office:value="-13.434" calcext:value-type="float">
            <text:p>-13.434</text:p>
          </table:table-cell>
          <table:table-cell office:value-type="float" office:value="2937.5" calcext:value-type="float">
            <text:p>2937.5</text:p>
          </table:table-cell>
          <table:table-cell office:value-type="float" office:value="-10249" calcext:value-type="float">
            <text:p>-10249</text:p>
          </table:table-cell>
          <table:table-cell office:value-type="float" office:value="1013.5" calcext:value-type="float">
            <text:p>1013.5</text:p>
          </table:table-cell>
          <table:table-cell office:value-type="float" office:value="0.04059" calcext:value-type="float">
            <text:p>0.04059</text:p>
          </table:table-cell>
          <table:table-cell office:value-type="float" office:value="-0.24924" calcext:value-type="float">
            <text:p>-0.2492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" calcext:value-type="float">
            <text:p>0</text:p>
          </table:table-cell>
          <table:table-cell office:value-type="float" office:value="-4811.8" calcext:value-type="float">
            <text:p>-4811.8</text:p>
          </table:table-cell>
          <table:table-cell office:value-type="float" office:value="0.2762" calcext:value-type="float">
            <text:p>0.2762</text:p>
          </table:table-cell>
          <table:table-cell office:value-type="float" office:value="0.94596" calcext:value-type="float">
            <text:p>0.94596</text:p>
          </table:table-cell>
          <table:table-cell office:value-type="float" office:value="-0.064185" calcext:value-type="float">
            <text:p>-0.06418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4]-([$Sheet2.$B$2]*[.B124]+[$Sheet2.$B$3]))^2" office:value-type="float" office:value="0.000954100608004648" calcext:value-type="float">
            <text:p>0.000954100608005</text:p>
          </table:table-cell>
          <table:table-cell table:formula="of:=([.F124]-([$Sheet2.$B$7] +[$Sheet2.$B$8] * ([.B124] - [$Sheet2.$B$9])^2))^2" office:value-type="float" office:value="0.00281737226964051" calcext:value-type="float">
            <text:p>0.002817372269641</text:p>
          </table:table-cell>
          <table:table-cell table:formula="of:=([.X124]-([.AE124]^2*([$Sheet2.$B$13]*([.B124] -[$Sheet2.$B$14])^2 +[$Sheet2.$B$15]*([.B124]-[$Sheet2.$B$14]) +[$Sheet2.$B$16])    ))^2" office:value-type="float" office:value="5.37911670513637" calcext:value-type="float">
            <text:p>5.37911670513637</text:p>
          </table:table-cell>
          <table:table-cell table:formula="of:=([.AG124]-([.AE124]^2*([$Sheet2.$B$20]*([.B124] -[$Sheet2.$B$21])^2 + [$Sheet2.$B$22]*([.B124]-[$Sheet2.$B$21]) + [$Sheet2.$B$23])    ))^2" office:value-type="float" office:value="4001.07517783496" calcext:value-type="float">
            <text:p>4001.07517783496</text:p>
          </table:table-cell>
          <table:table-cell table:formula="of:=([.AH124]-([.AE124]^2*([$Sheet2.$B$27]*([.B124] -[$Sheet2.$B$28])^2 +[$Sheet2.$B$29]*([.B124]-[$Sheet2.$B$28]) +[$Sheet2.$B$30])    ))^2" office:value-type="float" office:value="179589.063199259" calcext:value-type="float">
            <text:p>179589.063199259</text:p>
          </table:table-cell>
          <table:table-cell table:formula="of:=([.AI124]-([.AE124]^2*([$Sheet2.$B$34]*([.B124] - [$Sheet2.$B$35])^2 +[$Sheet2.$B$36]*([.B124]-[$Sheet2.$B$35]) +[$Sheet2.$B$37])    ))^2" office:value-type="float" office:value="27360.137869615" calcext:value-type="float">
            <text:p>27360.137869615</text:p>
          </table:table-cell>
          <table:table-cell/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29" calcext:value-type="float">
            <text:p>-1.529</text:p>
          </table:table-cell>
          <table:table-cell office:value-type="float" office:value="0.34269" calcext:value-type="float">
            <text:p>0.34269</text:p>
          </table:table-cell>
          <table:table-cell office:value-type="float" office:value="0.10686" calcext:value-type="float">
            <text:p>0.10686</text:p>
          </table:table-cell>
          <table:table-cell office:value-type="float" office:value="0.23582" calcext:value-type="float">
            <text:p>0.23582</text:p>
          </table:table-cell>
          <table:table-cell office:value-type="float" office:value="-0.042466" calcext:value-type="float">
            <text:p>-0.042466</text:p>
          </table:table-cell>
          <table:table-cell office:value-type="float" office:value="-7.6032" calcext:value-type="float">
            <text:p>-7.6032</text:p>
          </table:table-cell>
          <table:table-cell office:value-type="float" office:value="-0.70305" calcext:value-type="float">
            <text:p>-0.70305</text:p>
          </table:table-cell>
          <table:table-cell office:value-type="float" office:value="-6.9002" calcext:value-type="float">
            <text:p>-6.9002</text:p>
          </table:table-cell>
          <table:table-cell office:value-type="float" office:value="-0.67756" calcext:value-type="float">
            <text:p>-0.67756</text:p>
          </table:table-cell>
          <table:table-cell office:value-type="float" office:value="-0.21955" calcext:value-type="float">
            <text:p>-0.21955</text:p>
          </table:table-cell>
          <table:table-cell office:value-type="float" office:value="-0.059899" calcext:value-type="float">
            <text:p>-0.059899</text:p>
          </table:table-cell>
          <table:table-cell office:value-type="float" office:value="-0.15965" calcext:value-type="float">
            <text:p>-0.15965</text:p>
          </table:table-cell>
          <table:table-cell office:value-type="float" office:value="-4.4617" calcext:value-type="float">
            <text:p>-4.4617</text:p>
          </table:table-cell>
          <table:table-cell office:value-type="float" office:value="-5.517" calcext:value-type="float">
            <text:p>-5.517</text:p>
          </table:table-cell>
          <table:table-cell office:value-type="float" office:value="-1" calcext:value-type="float">
            <text:p>-1</text:p>
          </table:table-cell>
          <table:table-cell office:value-type="float" office:value="1983.8" calcext:value-type="float">
            <text:p>1983.8</text:p>
          </table:table-cell>
          <table:table-cell office:value-type="float" office:value="-357.23" calcext:value-type="float">
            <text:p>-357.23</text:p>
          </table:table-cell>
          <table:table-cell office:value-type="float" office:value="-12862" calcext:value-type="float">
            <text:p>-12862</text:p>
          </table:table-cell>
          <table:table-cell office:value-type="float" office:value="1983.8" calcext:value-type="float">
            <text:p>1983.8</text:p>
          </table:table-cell>
          <table:table-cell office:value-type="float" office:value="-357.23" calcext:value-type="float">
            <text:p>-357.23</text:p>
          </table:table-cell>
          <table:table-cell office:value-type="float" office:value="-12862" calcext:value-type="float">
            <text:p>-12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637" calcext:value-type="float">
            <text:p>14.637</text:p>
          </table:table-cell>
          <table:table-cell office:value-type="float" office:value="-1.592" calcext:value-type="float">
            <text:p>-1.592</text:p>
          </table:table-cell>
          <table:table-cell office:value-type="float" office:value="15" calcext:value-type="float">
            <text:p>15</text:p>
          </table:table-cell>
          <table:table-cell office:value-type="float" office:value="-12.633" calcext:value-type="float">
            <text:p>-12.633</text:p>
          </table:table-cell>
          <table:table-cell office:value-type="float" office:value="2849.9" calcext:value-type="float">
            <text:p>2849.9</text:p>
          </table:table-cell>
          <table:table-cell office:value-type="float" office:value="-9721.9" calcext:value-type="float">
            <text:p>-9721.9</text:p>
          </table:table-cell>
          <table:table-cell office:value-type="float" office:value="923.45" calcext:value-type="float">
            <text:p>923.45</text:p>
          </table:table-cell>
          <table:table-cell office:value-type="float" office:value="0.040976" calcext:value-type="float">
            <text:p>0.040976</text:p>
          </table:table-cell>
          <table:table-cell office:value-type="float" office:value="-0.24913" calcext:value-type="float">
            <text:p>-0.2491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4591.6" calcext:value-type="float">
            <text:p>-4591.6</text:p>
          </table:table-cell>
          <table:table-cell office:value-type="float" office:value="0.25888" calcext:value-type="float">
            <text:p>0.25888</text:p>
          </table:table-cell>
          <table:table-cell office:value-type="float" office:value="0.94663" calcext:value-type="float">
            <text:p>0.94663</text:p>
          </table:table-cell>
          <table:table-cell office:value-type="float" office:value="-0.062651" calcext:value-type="float">
            <text:p>-0.06265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5]-([$Sheet2.$B$2]*[.B125]+[$Sheet2.$B$3]))^2" office:value-type="float" office:value="0.000545285619876032" calcext:value-type="float">
            <text:p>0.000545285619876</text:p>
          </table:table-cell>
          <table:table-cell table:formula="of:=([.F125]-([$Sheet2.$B$7] +[$Sheet2.$B$8] * ([.B125] - [$Sheet2.$B$9])^2))^2" office:value-type="float" office:value="0.00161761822856344" calcext:value-type="float">
            <text:p>0.001617618228563</text:p>
          </table:table-cell>
          <table:table-cell table:formula="of:=([.X125]-([.AE125]^2*([$Sheet2.$B$13]*([.B125] -[$Sheet2.$B$14])^2 +[$Sheet2.$B$15]*([.B125]-[$Sheet2.$B$14]) +[$Sheet2.$B$16])    ))^2" office:value-type="float" office:value="1.24598976597531" calcext:value-type="float">
            <text:p>1.24598976597531</text:p>
          </table:table-cell>
          <table:table-cell table:formula="of:=([.AG125]-([.AE125]^2*([$Sheet2.$B$20]*([.B125] -[$Sheet2.$B$21])^2 + [$Sheet2.$B$22]*([.B125]-[$Sheet2.$B$21]) + [$Sheet2.$B$23])    ))^2" office:value-type="float" office:value="2472.28324456862" calcext:value-type="float">
            <text:p>2472.28324456862</text:p>
          </table:table-cell>
          <table:table-cell table:formula="of:=([.AH125]-([.AE125]^2*([$Sheet2.$B$27]*([.B125] -[$Sheet2.$B$28])^2 +[$Sheet2.$B$29]*([.B125]-[$Sheet2.$B$28]) +[$Sheet2.$B$30])    ))^2" office:value-type="float" office:value="117438.590864311" calcext:value-type="float">
            <text:p>117438.590864311</text:p>
          </table:table-cell>
          <table:table-cell table:formula="of:=([.AI125]-([.AE125]^2*([$Sheet2.$B$34]*([.B125] - [$Sheet2.$B$35])^2 +[$Sheet2.$B$36]*([.B125]-[$Sheet2.$B$35]) +[$Sheet2.$B$37])    ))^2" office:value-type="float" office:value="17724.0695497797" calcext:value-type="float">
            <text:p>17724.0695497797</text:p>
          </table:table-cell>
          <table:table-cell/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76" calcext:value-type="float">
            <text:p>-1.476</text:p>
          </table:table-cell>
          <table:table-cell office:value-type="float" office:value="0.30686" calcext:value-type="float">
            <text:p>0.30686</text:p>
          </table:table-cell>
          <table:table-cell office:value-type="float" office:value="0.087175" calcext:value-type="float">
            <text:p>0.087175</text:p>
          </table:table-cell>
          <table:table-cell office:value-type="float" office:value="0.21968" calcext:value-type="float">
            <text:p>0.21968</text:p>
          </table:table-cell>
          <table:table-cell office:value-type="float" office:value="-0.039717" calcext:value-type="float">
            <text:p>-0.039717</text:p>
          </table:table-cell>
          <table:table-cell office:value-type="float" office:value="-7.1835" calcext:value-type="float">
            <text:p>-7.1835</text:p>
          </table:table-cell>
          <table:table-cell office:value-type="float" office:value="-0.57352" calcext:value-type="float">
            <text:p>-0.57352</text:p>
          </table:table-cell>
          <table:table-cell office:value-type="float" office:value="-6.61" calcext:value-type="float">
            <text:p>-6.61</text:p>
          </table:table-cell>
          <table:table-cell office:value-type="float" office:value="-0.65626" calcext:value-type="float">
            <text:p>-0.65626</text:p>
          </table:table-cell>
          <table:table-cell office:value-type="float" office:value="-0.19749" calcext:value-type="float">
            <text:p>-0.19749</text:p>
          </table:table-cell>
          <table:table-cell office:value-type="float" office:value="-0.048751" calcext:value-type="float">
            <text:p>-0.048751</text:p>
          </table:table-cell>
          <table:table-cell office:value-type="float" office:value="-0.14874" calcext:value-type="float">
            <text:p>-0.14874</text:p>
          </table:table-cell>
          <table:table-cell office:value-type="float" office:value="-4.81" calcext:value-type="float">
            <text:p>-4.81</text:p>
          </table:table-cell>
          <table:table-cell office:value-type="float" office:value="-5.8438" calcext:value-type="float">
            <text:p>-5.8438</text:p>
          </table:table-cell>
          <table:table-cell office:value-type="float" office:value="-1" calcext:value-type="float">
            <text:p>-1</text:p>
          </table:table-cell>
          <table:table-cell office:value-type="float" office:value="1848" calcext:value-type="float">
            <text:p>1848</text:p>
          </table:table-cell>
          <table:table-cell office:value-type="float" office:value="-334.11" calcext:value-type="float">
            <text:p>-334.11</text:p>
          </table:table-cell>
          <table:table-cell office:value-type="float" office:value="-12416" calcext:value-type="float">
            <text:p>-12416</text:p>
          </table:table-cell>
          <table:table-cell office:value-type="float" office:value="1848" calcext:value-type="float">
            <text:p>1848</text:p>
          </table:table-cell>
          <table:table-cell office:value-type="float" office:value="-334.11" calcext:value-type="float">
            <text:p>-334.11</text:p>
          </table:table-cell>
          <table:table-cell office:value-type="float" office:value="-12416" calcext:value-type="float">
            <text:p>-12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686" calcext:value-type="float">
            <text:p>14.686</text:p>
          </table:table-cell>
          <table:table-cell office:value-type="float" office:value="-1.503" calcext:value-type="float">
            <text:p>-1.503</text:p>
          </table:table-cell>
          <table:table-cell office:value-type="float" office:value="15" calcext:value-type="float">
            <text:p>15</text:p>
          </table:table-cell>
          <table:table-cell office:value-type="float" office:value="-11.744" calcext:value-type="float">
            <text:p>-11.744</text:p>
          </table:table-cell>
          <table:table-cell office:value-type="float" office:value="2760.3" calcext:value-type="float">
            <text:p>2760.3</text:p>
          </table:table-cell>
          <table:table-cell office:value-type="float" office:value="-9185.3" calcext:value-type="float">
            <text:p>-9185.3</text:p>
          </table:table-cell>
          <table:table-cell office:value-type="float" office:value="830.67" calcext:value-type="float">
            <text:p>830.67</text:p>
          </table:table-cell>
          <table:table-cell office:value-type="float" office:value="0.041333" calcext:value-type="float">
            <text:p>0.041333</text:p>
          </table:table-cell>
          <table:table-cell office:value-type="float" office:value="-0.24902" calcext:value-type="float">
            <text:p>-0.24902</text:p>
          </table:table-cell>
          <table:table-cell office:value-type="float" office:value="0.019264" calcext:value-type="float">
            <text:p>0.019264</text:p>
          </table:table-cell>
          <table:table-cell office:value-type="float" office:value="0" calcext:value-type="float">
            <text:p>0</text:p>
          </table:table-cell>
          <table:table-cell office:value-type="float" office:value="-4334.8" calcext:value-type="float">
            <text:p>-4334.8</text:p>
          </table:table-cell>
          <table:table-cell office:value-type="float" office:value="0.24197" calcext:value-type="float">
            <text:p>0.24197</text:p>
          </table:table-cell>
          <table:table-cell office:value-type="float" office:value="0.947" calcext:value-type="float">
            <text:p>0.947</text:p>
          </table:table-cell>
          <table:table-cell office:value-type="float" office:value="-0.061007" calcext:value-type="float">
            <text:p>-0.0610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6]-([$Sheet2.$B$2]*[.B126]+[$Sheet2.$B$3]))^2" office:value-type="float" office:value="0.00027271827636372" calcext:value-type="float">
            <text:p>0.000272718276364</text:p>
          </table:table-cell>
          <table:table-cell table:formula="of:=([.F126]-([$Sheet2.$B$7] +[$Sheet2.$B$8] * ([.B126] - [$Sheet2.$B$9])^2))^2" office:value-type="float" office:value="0.000663013995913168" calcext:value-type="float">
            <text:p>0.000663013995913</text:p>
          </table:table-cell>
          <table:table-cell table:formula="of:=([.X126]-([.AE126]^2*([$Sheet2.$B$13]*([.B126] -[$Sheet2.$B$14])^2 +[$Sheet2.$B$15]*([.B126]-[$Sheet2.$B$14]) +[$Sheet2.$B$16])    ))^2" office:value-type="float" office:value="0.0174950508178501" calcext:value-type="float">
            <text:p>0.01749505081785</text:p>
          </table:table-cell>
          <table:table-cell table:formula="of:=([.AG126]-([.AE126]^2*([$Sheet2.$B$20]*([.B126] -[$Sheet2.$B$21])^2 + [$Sheet2.$B$22]*([.B126]-[$Sheet2.$B$21]) + [$Sheet2.$B$23])    ))^2" office:value-type="float" office:value="1390.85465583148" calcext:value-type="float">
            <text:p>1390.85465583148</text:p>
          </table:table-cell>
          <table:table-cell table:formula="of:=([.AH126]-([.AE126]^2*([$Sheet2.$B$27]*([.B126] -[$Sheet2.$B$28])^2 +[$Sheet2.$B$29]*([.B126]-[$Sheet2.$B$28]) +[$Sheet2.$B$30])    ))^2" office:value-type="float" office:value="60283.7029218975" calcext:value-type="float">
            <text:p>60283.7029218975</text:p>
          </table:table-cell>
          <table:table-cell table:formula="of:=([.AI126]-([.AE126]^2*([$Sheet2.$B$34]*([.B126] - [$Sheet2.$B$35])^2 +[$Sheet2.$B$36]*([.B126]-[$Sheet2.$B$35]) +[$Sheet2.$B$37])    ))^2" office:value-type="float" office:value="9219.44650521435" calcext:value-type="float">
            <text:p>9219.44650521435</text:p>
          </table:table-cell>
          <table:table-cell/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224" calcext:value-type="float">
            <text:p>-1.4224</text:p>
          </table:table-cell>
          <table:table-cell office:value-type="float" office:value="0.27334" calcext:value-type="float">
            <text:p>0.27334</text:p>
          </table:table-cell>
          <table:table-cell office:value-type="float" office:value="0.069338" calcext:value-type="float">
            <text:p>0.069338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-0.037056" calcext:value-type="float">
            <text:p>-0.037056</text:p>
          </table:table-cell>
          <table:table-cell office:value-type="float" office:value="-6.7769" calcext:value-type="float">
            <text:p>-6.7769</text:p>
          </table:table-cell>
          <table:table-cell office:value-type="float" office:value="-0.45617" calcext:value-type="float">
            <text:p>-0.45617</text:p>
          </table:table-cell>
          <table:table-cell office:value-type="float" office:value="-6.3208" calcext:value-type="float">
            <text:p>-6.3208</text:p>
          </table:table-cell>
          <table:table-cell office:value-type="float" office:value="-0.63452" calcext:value-type="float">
            <text:p>-0.63452</text:p>
          </table:table-cell>
          <table:table-cell office:value-type="float" office:value="-0.17663" calcext:value-type="float">
            <text:p>-0.17663</text:p>
          </table:table-cell>
          <table:table-cell office:value-type="float" office:value="-0.038463" calcext:value-type="float">
            <text:p>-0.038463</text:p>
          </table:table-cell>
          <table:table-cell office:value-type="float" office:value="-0.13817" calcext:value-type="float">
            <text:p>-0.13817</text:p>
          </table:table-cell>
          <table:table-cell office:value-type="float" office:value="-5.2037" calcext:value-type="float">
            <text:p>-5.2037</text:p>
          </table:table-cell>
          <table:table-cell office:value-type="float" office:value="-6.2061" calcext:value-type="float">
            <text:p>-6.2061</text:p>
          </table:table-cell>
          <table:table-cell office:value-type="float" office:value="-1" calcext:value-type="float">
            <text:p>-1</text:p>
          </table:table-cell>
          <table:table-cell office:value-type="float" office:value="1716.1" calcext:value-type="float">
            <text:p>1716.1</text:p>
          </table:table-cell>
          <table:table-cell office:value-type="float" office:value="-311.72" calcext:value-type="float">
            <text:p>-311.72</text:p>
          </table:table-cell>
          <table:table-cell office:value-type="float" office:value="-11965" calcext:value-type="float">
            <text:p>-11965</text:p>
          </table:table-cell>
          <table:table-cell office:value-type="float" office:value="1716.1" calcext:value-type="float">
            <text:p>1716.1</text:p>
          </table:table-cell>
          <table:table-cell office:value-type="float" office:value="-311.72" calcext:value-type="float">
            <text:p>-311.72</text:p>
          </table:table-cell>
          <table:table-cell office:value-type="float" office:value="-11965" calcext:value-type="float">
            <text:p>-119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3" calcext:value-type="float">
            <text:p>14.73</text:p>
          </table:table-cell>
          <table:table-cell office:value-type="float" office:value="-1.4152" calcext:value-type="float">
            <text:p>-1.4152</text:p>
          </table:table-cell>
          <table:table-cell office:value-type="float" office:value="15" calcext:value-type="float">
            <text:p>15</text:p>
          </table:table-cell>
          <table:table-cell office:value-type="float" office:value="-10.878" calcext:value-type="float">
            <text:p>-10.878</text:p>
          </table:table-cell>
          <table:table-cell office:value-type="float" office:value="2668.8" calcext:value-type="float">
            <text:p>2668.8</text:p>
          </table:table-cell>
          <table:table-cell office:value-type="float" office:value="-8665.3" calcext:value-type="float">
            <text:p>-8665.3</text:p>
          </table:table-cell>
          <table:table-cell office:value-type="float" office:value="742.94" calcext:value-type="float">
            <text:p>742.94</text:p>
          </table:table-cell>
          <table:table-cell office:value-type="float" office:value="0.041658" calcext:value-type="float">
            <text:p>0.041658</text:p>
          </table:table-cell>
          <table:table-cell office:value-type="float" office:value="-0.24891" calcext:value-type="float">
            <text:p>-0.24891</text:p>
          </table:table-cell>
          <table:table-cell office:value-type="float" office:value="0.018506" calcext:value-type="float">
            <text:p>0.018506</text:p>
          </table:table-cell>
          <table:table-cell office:value-type="float" office:value="0" calcext:value-type="float">
            <text:p>0</text:p>
          </table:table-cell>
          <table:table-cell office:value-type="float" office:value="-4081.7" calcext:value-type="float">
            <text:p>-4081.7</text:p>
          </table:table-cell>
          <table:table-cell office:value-type="float" office:value="0.22538" calcext:value-type="float">
            <text:p>0.22538</text:p>
          </table:table-cell>
          <table:table-cell office:value-type="float" office:value="0.94704" calcext:value-type="float">
            <text:p>0.94704</text:p>
          </table:table-cell>
          <table:table-cell office:value-type="float" office:value="-0.059254" calcext:value-type="float">
            <text:p>-0.0592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7]-([$Sheet2.$B$2]*[.B127]+[$Sheet2.$B$3]))^2" office:value-type="float" office:value="0.000105617070776455" calcext:value-type="float">
            <text:p>0.000105617070776</text:p>
          </table:table-cell>
          <table:table-cell table:formula="of:=([.F127]-([$Sheet2.$B$7] +[$Sheet2.$B$8] * ([.B127] - [$Sheet2.$B$9])^2))^2" office:value-type="float" office:value="0.000163513113564315" calcext:value-type="float">
            <text:p>0.000163513113564</text:p>
          </table:table-cell>
          <table:table-cell table:formula="of:=([.X127]-([.AE127]^2*([$Sheet2.$B$13]*([.B127] -[$Sheet2.$B$14])^2 +[$Sheet2.$B$15]*([.B127]-[$Sheet2.$B$14]) +[$Sheet2.$B$16])    ))^2" office:value-type="float" office:value="0.425910894652291" calcext:value-type="float">
            <text:p>0.425910894652291</text:p>
          </table:table-cell>
          <table:table-cell table:formula="of:=([.AG127]-([.AE127]^2*([$Sheet2.$B$20]*([.B127] -[$Sheet2.$B$21])^2 + [$Sheet2.$B$22]*([.B127]-[$Sheet2.$B$21]) + [$Sheet2.$B$23])    ))^2" office:value-type="float" office:value="669.275750813168" calcext:value-type="float">
            <text:p>669.275750813168</text:p>
          </table:table-cell>
          <table:table-cell table:formula="of:=([.AH127]-([.AE127]^2*([$Sheet2.$B$27]*([.B127] -[$Sheet2.$B$28])^2 +[$Sheet2.$B$29]*([.B127]-[$Sheet2.$B$28]) +[$Sheet2.$B$30])    ))^2" office:value-type="float" office:value="25084.9400189682" calcext:value-type="float">
            <text:p>25084.9400189682</text:p>
          </table:table-cell>
          <table:table-cell table:formula="of:=([.AI127]-([.AE127]^2*([$Sheet2.$B$34]*([.B127] - [$Sheet2.$B$35])^2 +[$Sheet2.$B$36]*([.B127]-[$Sheet2.$B$35]) +[$Sheet2.$B$37])    ))^2" office:value-type="float" office:value="3825.11610045191" calcext:value-type="float">
            <text:p>3825.11610045191</text:p>
          </table:table-cell>
          <table:table-cell/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682" calcext:value-type="float">
            <text:p>-1.3682</text:p>
          </table:table-cell>
          <table:table-cell office:value-type="float" office:value="0.24323" calcext:value-type="float">
            <text:p>0.24323</text:p>
          </table:table-cell>
          <table:table-cell office:value-type="float" office:value="0.05442" calcext:value-type="float">
            <text:p>0.05442</text:p>
          </table:table-cell>
          <table:table-cell office:value-type="float" office:value="0.18881" calcext:value-type="float">
            <text:p>0.18881</text:p>
          </table:table-cell>
          <table:table-cell office:value-type="float" office:value="-0.034484" calcext:value-type="float">
            <text:p>-0.034484</text:p>
          </table:table-cell>
          <table:table-cell office:value-type="float" office:value="-6.3906" calcext:value-type="float">
            <text:p>-6.3906</text:p>
          </table:table-cell>
          <table:table-cell office:value-type="float" office:value="-0.35803" calcext:value-type="float">
            <text:p>-0.35803</text:p>
          </table:table-cell>
          <table:table-cell office:value-type="float" office:value="-6.0325" calcext:value-type="float">
            <text:p>-6.0325</text:p>
          </table:table-cell>
          <table:table-cell office:value-type="float" office:value="-0.61232" calcext:value-type="float">
            <text:p>-0.61232</text:p>
          </table:table-cell>
          <table:table-cell office:value-type="float" office:value="-0.15793" calcext:value-type="float">
            <text:p>-0.15793</text:p>
          </table:table-cell>
          <table:table-cell office:value-type="float" office:value="-0.029977" calcext:value-type="float">
            <text:p>-0.029977</text:p>
          </table:table-cell>
          <table:table-cell office:value-type="float" office:value="-0.12795" calcext:value-type="float">
            <text:p>-0.12795</text:p>
          </table:table-cell>
          <table:table-cell office:value-type="float" office:value="-5.625" calcext:value-type="float">
            <text:p>-5.625</text:p>
          </table:table-cell>
          <table:table-cell office:value-type="float" office:value="-6.5794" calcext:value-type="float">
            <text:p>-6.5794</text:p>
          </table:table-cell>
          <table:table-cell office:value-type="float" office:value="-1" calcext:value-type="float">
            <text:p>-1</text:p>
          </table:table-cell>
          <table:table-cell office:value-type="float" office:value="1588.3" calcext:value-type="float">
            <text:p>1588.3</text:p>
          </table:table-cell>
          <table:table-cell office:value-type="float" office:value="-290.09" calcext:value-type="float">
            <text:p>-290.09</text:p>
          </table:table-cell>
          <table:table-cell office:value-type="float" office:value="-11509" calcext:value-type="float">
            <text:p>-11509</text:p>
          </table:table-cell>
          <table:table-cell office:value-type="float" office:value="1588.3" calcext:value-type="float">
            <text:p>1588.3</text:p>
          </table:table-cell>
          <table:table-cell office:value-type="float" office:value="-290.09" calcext:value-type="float">
            <text:p>-290.09</text:p>
          </table:table-cell>
          <table:table-cell office:value-type="float" office:value="-11509" calcext:value-type="float">
            <text:p>-115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68" calcext:value-type="float">
            <text:p>14.768</text:p>
          </table:table-cell>
          <table:table-cell office:value-type="float" office:value="-1.3349" calcext:value-type="float">
            <text:p>-1.3349</text:p>
          </table:table-cell>
          <table:table-cell office:value-type="float" office:value="15" calcext:value-type="float">
            <text:p>15</text:p>
          </table:table-cell>
          <table:table-cell office:value-type="float" office:value="-10.081" calcext:value-type="float">
            <text:p>-10.081</text:p>
          </table:table-cell>
          <table:table-cell office:value-type="float" office:value="2575.5" calcext:value-type="float">
            <text:p>2575.5</text:p>
          </table:table-cell>
          <table:table-cell office:value-type="float" office:value="-8171.3" calcext:value-type="float">
            <text:p>-8171.3</text:p>
          </table:table-cell>
          <table:table-cell office:value-type="float" office:value="664.26" calcext:value-type="float">
            <text:p>664.26</text:p>
          </table:table-cell>
          <table:table-cell office:value-type="float" office:value="0.04195" calcext:value-type="float">
            <text:p>0.04195</text:p>
          </table:table-cell>
          <table:table-cell office:value-type="float" office:value="-0.24881" calcext:value-type="float">
            <text:p>-0.24881</text:p>
          </table:table-cell>
          <table:table-cell office:value-type="float" office:value="0.017727" calcext:value-type="float">
            <text:p>0.017727</text:p>
          </table:table-cell>
          <table:table-cell office:value-type="float" office:value="0" calcext:value-type="float">
            <text:p>0</text:p>
          </table:table-cell>
          <table:table-cell office:value-type="float" office:value="-3850.1" calcext:value-type="float">
            <text:p>-3850.1</text:p>
          </table:table-cell>
          <table:table-cell office:value-type="float" office:value="0.20913" calcext:value-type="float">
            <text:p>0.20913</text:p>
          </table:table-cell>
          <table:table-cell office:value-type="float" office:value="0.94671" calcext:value-type="float">
            <text:p>0.94671</text:p>
          </table:table-cell>
          <table:table-cell office:value-type="float" office:value="-0.057394" calcext:value-type="float">
            <text:p>-0.05739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8]-([$Sheet2.$B$2]*[.B128]+[$Sheet2.$B$3]))^2" office:value-type="float" office:value="0.0000215282002294003" calcext:value-type="float">
            <text:p>2.15282002294003E-05</text:p>
          </table:table-cell>
          <table:table-cell table:formula="of:=([.F128]-([$Sheet2.$B$7] +[$Sheet2.$B$8] * ([.B128] - [$Sheet2.$B$9])^2))^2" office:value-type="float" office:value="0.00000592496120673035" calcext:value-type="float">
            <text:p>5.92496120673035E-06</text:p>
          </table:table-cell>
          <table:table-cell table:formula="of:=([.X128]-([.AE128]^2*([$Sheet2.$B$13]*([.B128] -[$Sheet2.$B$14])^2 +[$Sheet2.$B$15]*([.B128]-[$Sheet2.$B$14]) +[$Sheet2.$B$16])    ))^2" office:value-type="float" office:value="1.60889672952005" calcext:value-type="float">
            <text:p>1.60889672952005</text:p>
          </table:table-cell>
          <table:table-cell table:formula="of:=([.AG128]-([.AE128]^2*([$Sheet2.$B$20]*([.B128] -[$Sheet2.$B$21])^2 + [$Sheet2.$B$22]*([.B128]-[$Sheet2.$B$21]) + [$Sheet2.$B$23])    ))^2" office:value-type="float" office:value="235.642806985415" calcext:value-type="float">
            <text:p>235.642806985415</text:p>
          </table:table-cell>
          <table:table-cell table:formula="of:=([.AH128]-([.AE128]^2*([$Sheet2.$B$27]*([.B128] -[$Sheet2.$B$28])^2 +[$Sheet2.$B$29]*([.B128]-[$Sheet2.$B$28]) +[$Sheet2.$B$30])    ))^2" office:value-type="float" office:value="8218.82380795098" calcext:value-type="float">
            <text:p>8218.82380795098</text:p>
          </table:table-cell>
          <table:table-cell table:formula="of:=([.AI128]-([.AE128]^2*([$Sheet2.$B$34]*([.B128] - [$Sheet2.$B$35])^2 +[$Sheet2.$B$36]*([.B128]-[$Sheet2.$B$35]) +[$Sheet2.$B$37])    ))^2" office:value-type="float" office:value="1198.57884733684" calcext:value-type="float">
            <text:p>1198.57884733684</text:p>
          </table:table-cell>
          <table:table-cell/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133" calcext:value-type="float">
            <text:p>-1.3133</text:p>
          </table:table-cell>
          <table:table-cell office:value-type="float" office:value="0.21595" calcext:value-type="float">
            <text:p>0.21595</text:p>
          </table:table-cell>
          <table:table-cell office:value-type="float" office:value="0.041836" calcext:value-type="float">
            <text:p>0.041836</text:p>
          </table:table-cell>
          <table:table-cell office:value-type="float" office:value="0.17411" calcext:value-type="float">
            <text:p>0.17411</text:p>
          </table:table-cell>
          <table:table-cell office:value-type="float" office:value="-0.032003" calcext:value-type="float">
            <text:p>-0.032003</text:p>
          </table:table-cell>
          <table:table-cell office:value-type="float" office:value="-6.0208" calcext:value-type="float">
            <text:p>-6.0208</text:p>
          </table:table-cell>
          <table:table-cell office:value-type="float" office:value="-0.27524" calcext:value-type="float">
            <text:p>-0.27524</text:p>
          </table:table-cell>
          <table:table-cell office:value-type="float" office:value="-5.7455" calcext:value-type="float">
            <text:p>-5.7455</text:p>
          </table:table-cell>
          <table:table-cell office:value-type="float" office:value="-0.58968" calcext:value-type="float">
            <text:p>-0.58968</text:p>
          </table:table-cell>
          <table:table-cell office:value-type="float" office:value="-0.14087" calcext:value-type="float">
            <text:p>-0.14087</text:p>
          </table:table-cell>
          <table:table-cell office:value-type="float" office:value="-0.022781" calcext:value-type="float">
            <text:p>-0.022781</text:p>
          </table:table-cell>
          <table:table-cell office:value-type="float" office:value="-0.11809" calcext:value-type="float">
            <text:p>-0.11809</text:p>
          </table:table-cell>
          <table:table-cell office:value-type="float" office:value="-6.0816" calcext:value-type="float">
            <text:p>-6.0816</text:p>
          </table:table-cell>
          <table:table-cell office:value-type="float" office:value="-6.9696" calcext:value-type="float">
            <text:p>-6.9696</text:p>
          </table:table-cell>
          <table:table-cell office:value-type="float" office:value="-1" calcext:value-type="float">
            <text:p>-1</text:p>
          </table:table-cell>
          <table:table-cell office:value-type="float" office:value="1464.7" calcext:value-type="float">
            <text:p>1464.7</text:p>
          </table:table-cell>
          <table:table-cell office:value-type="float" office:value="-269.22" calcext:value-type="float">
            <text:p>-269.22</text:p>
          </table:table-cell>
          <table:table-cell office:value-type="float" office:value="-11048" calcext:value-type="float">
            <text:p>-11048</text:p>
          </table:table-cell>
          <table:table-cell office:value-type="float" office:value="1464.7" calcext:value-type="float">
            <text:p>1464.7</text:p>
          </table:table-cell>
          <table:table-cell office:value-type="float" office:value="-269.22" calcext:value-type="float">
            <text:p>-269.22</text:p>
          </table:table-cell>
          <table:table-cell office:value-type="float" office:value="-11048" calcext:value-type="float">
            <text:p>-11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01" calcext:value-type="float">
            <text:p>14.801</text:p>
          </table:table-cell>
          <table:table-cell office:value-type="float" office:value="-1.2602" calcext:value-type="float">
            <text:p>-1.2602</text:p>
          </table:table-cell>
          <table:table-cell office:value-type="float" office:value="15" calcext:value-type="float">
            <text:p>15</text:p>
          </table:table-cell>
          <table:table-cell office:value-type="float" office:value="-9.3375" calcext:value-type="float">
            <text:p>-9.3375</text:p>
          </table:table-cell>
          <table:table-cell office:value-type="float" office:value="2480.2" calcext:value-type="float">
            <text:p>2480.2</text:p>
          </table:table-cell>
          <table:table-cell office:value-type="float" office:value="-7698.5" calcext:value-type="float">
            <text:p>-7698.5</text:p>
          </table:table-cell>
          <table:table-cell office:value-type="float" office:value="592.51" calcext:value-type="float">
            <text:p>592.51</text:p>
          </table:table-cell>
          <table:table-cell office:value-type="float" office:value="0.042205" calcext:value-type="float">
            <text:p>0.042205</text:p>
          </table:table-cell>
          <table:table-cell office:value-type="float" office:value="-0.24871" calcext:value-type="float">
            <text:p>-0.24871</text:p>
          </table:table-cell>
          <table:table-cell office:value-type="float" office:value="0.016925" calcext:value-type="float">
            <text:p>0.016925</text:p>
          </table:table-cell>
          <table:table-cell office:value-type="float" office:value="0" calcext:value-type="float">
            <text:p>0</text:p>
          </table:table-cell>
          <table:table-cell office:value-type="float" office:value="-3634.6" calcext:value-type="float">
            <text:p>-3634.6</text:p>
          </table:table-cell>
          <table:table-cell office:value-type="float" office:value="0.19328" calcext:value-type="float">
            <text:p>0.19328</text:p>
          </table:table-cell>
          <table:table-cell office:value-type="float" office:value="0.94599" calcext:value-type="float">
            <text:p>0.94599</text:p>
          </table:table-cell>
          <table:table-cell office:value-type="float" office:value="-0.055429" calcext:value-type="float">
            <text:p>-0.0554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29]-([$Sheet2.$B$2]*[.B129]+[$Sheet2.$B$3]))^2" office:value-type="float" office:value="0.0000000883981761586662" calcext:value-type="float">
            <text:p>8.83981761586662E-08</text:p>
          </table:table-cell>
          <table:table-cell table:formula="of:=([.F129]-([$Sheet2.$B$7] +[$Sheet2.$B$8] * ([.B129] - [$Sheet2.$B$9])^2))^2" office:value-type="float" office:value="0.0000346949596873453" calcext:value-type="float">
            <text:p>3.46949596873453E-05</text:p>
          </table:table-cell>
          <table:table-cell table:formula="of:=([.X129]-([.AE129]^2*([$Sheet2.$B$13]*([.B129] -[$Sheet2.$B$14])^2 +[$Sheet2.$B$15]*([.B129]-[$Sheet2.$B$14]) +[$Sheet2.$B$16])    ))^2" office:value-type="float" office:value="2.94172051678014" calcext:value-type="float">
            <text:p>2.94172051678014</text:p>
          </table:table-cell>
          <table:table-cell table:formula="of:=([.AG129]-([.AE129]^2*([$Sheet2.$B$20]*([.B129] -[$Sheet2.$B$21])^2 + [$Sheet2.$B$22]*([.B129]-[$Sheet2.$B$21]) + [$Sheet2.$B$23])    ))^2" office:value-type="float" office:value="35.2248799854163" calcext:value-type="float">
            <text:p>35.2248799854163</text:p>
          </table:table-cell>
          <table:table-cell table:formula="of:=([.AH129]-([.AE129]^2*([$Sheet2.$B$27]*([.B129] -[$Sheet2.$B$28])^2 +[$Sheet2.$B$29]*([.B129]-[$Sheet2.$B$28]) +[$Sheet2.$B$30])    ))^2" office:value-type="float" office:value="1410.28839562517" calcext:value-type="float">
            <text:p>1410.28839562517</text:p>
          </table:table-cell>
          <table:table-cell table:formula="of:=([.AI129]-([.AE129]^2*([$Sheet2.$B$34]*([.B129] - [$Sheet2.$B$35])^2 +[$Sheet2.$B$36]*([.B129]-[$Sheet2.$B$35]) +[$Sheet2.$B$37])    ))^2" office:value-type="float" office:value="149.251971171272" calcext:value-type="float">
            <text:p>149.251971171272</text:p>
          </table:table-cell>
          <table:table-cell/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579" calcext:value-type="float">
            <text:p>-1.2579</text:p>
          </table:table-cell>
          <table:table-cell office:value-type="float" office:value="0.19189" calcext:value-type="float">
            <text:p>0.19189</text:p>
          </table:table-cell>
          <table:table-cell office:value-type="float" office:value="0.031963" calcext:value-type="float">
            <text:p>0.031963</text:p>
          </table:table-cell>
          <table:table-cell office:value-type="float" office:value="0.15993" calcext:value-type="float">
            <text:p>0.15993</text:p>
          </table:table-cell>
          <table:table-cell office:value-type="float" office:value="-0.029615" calcext:value-type="float">
            <text:p>-0.029615</text:p>
          </table:table-cell>
          <table:table-cell office:value-type="float" office:value="-5.6702" calcext:value-type="float">
            <text:p>-5.6702</text:p>
          </table:table-cell>
          <table:table-cell office:value-type="float" office:value="-0.21029" calcext:value-type="float">
            <text:p>-0.21029</text:p>
          </table:table-cell>
          <table:table-cell office:value-type="float" office:value="-5.4599" calcext:value-type="float">
            <text:p>-5.4599</text:p>
          </table:table-cell>
          <table:table-cell office:value-type="float" office:value="-0.56659" calcext:value-type="float">
            <text:p>-0.56659</text:p>
          </table:table-cell>
          <table:table-cell office:value-type="float" office:value="-0.12565" calcext:value-type="float">
            <text:p>-0.12565</text:p>
          </table:table-cell>
          <table:table-cell office:value-type="float" office:value="-0.01706" calcext:value-type="float">
            <text:p>-0.01706</text:p>
          </table:table-cell>
          <table:table-cell office:value-type="float" office:value="-0.10859" calcext:value-type="float">
            <text:p>-0.10859</text:p>
          </table:table-cell>
          <table:table-cell office:value-type="float" office:value="-6.5553" calcext:value-type="float">
            <text:p>-6.5553</text:p>
          </table:table-cell>
          <table:table-cell office:value-type="float" office:value="-7.3522" calcext:value-type="float">
            <text:p>-7.3522</text:p>
          </table:table-cell>
          <table:table-cell office:value-type="float" office:value="-1" calcext:value-type="float">
            <text:p>-1</text:p>
          </table:table-cell>
          <table:table-cell office:value-type="float" office:value="1345.3" calcext:value-type="float">
            <text:p>1345.3</text:p>
          </table:table-cell>
          <table:table-cell office:value-type="float" office:value="-249.13" calcext:value-type="float">
            <text:p>-249.13</text:p>
          </table:table-cell>
          <table:table-cell office:value-type="float" office:value="-10582" calcext:value-type="float">
            <text:p>-10582</text:p>
          </table:table-cell>
          <table:table-cell office:value-type="float" office:value="1345.3" calcext:value-type="float">
            <text:p>1345.3</text:p>
          </table:table-cell>
          <table:table-cell office:value-type="float" office:value="-249.13" calcext:value-type="float">
            <text:p>-249.13</text:p>
          </table:table-cell>
          <table:table-cell office:value-type="float" office:value="-10582" calcext:value-type="float">
            <text:p>-105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28" calcext:value-type="float">
            <text:p>14.828</text:p>
          </table:table-cell>
          <table:table-cell office:value-type="float" office:value="-1.1946" calcext:value-type="float">
            <text:p>-1.1946</text:p>
          </table:table-cell>
          <table:table-cell office:value-type="float" office:value="15" calcext:value-type="float">
            <text:p>15</text:p>
          </table:table-cell>
          <table:table-cell office:value-type="float" office:value="-8.6735" calcext:value-type="float">
            <text:p>-8.6735</text:p>
          </table:table-cell>
          <table:table-cell office:value-type="float" office:value="2383.2" calcext:value-type="float">
            <text:p>2383.2</text:p>
          </table:table-cell>
          <table:table-cell office:value-type="float" office:value="-7250.2" calcext:value-type="float">
            <text:p>-7250.2</text:p>
          </table:table-cell>
          <table:table-cell office:value-type="float" office:value="528.5" calcext:value-type="float">
            <text:p>528.5</text:p>
          </table:table-cell>
          <table:table-cell office:value-type="float" office:value="0.042422" calcext:value-type="float">
            <text:p>0.042422</text:p>
          </table:table-cell>
          <table:table-cell office:value-type="float" office:value="-0.24862" calcext:value-type="float">
            <text:p>-0.24862</text:p>
          </table:table-cell>
          <table:table-cell office:value-type="float" office:value="0.016101" calcext:value-type="float">
            <text:p>0.016101</text:p>
          </table:table-cell>
          <table:table-cell office:value-type="float" office:value="0" calcext:value-type="float">
            <text:p>0</text:p>
          </table:table-cell>
          <table:table-cell office:value-type="float" office:value="-3445.4" calcext:value-type="float">
            <text:p>-3445.4</text:p>
          </table:table-cell>
          <table:table-cell office:value-type="float" office:value="0.17786" calcext:value-type="float">
            <text:p>0.17786</text:p>
          </table:table-cell>
          <table:table-cell office:value-type="float" office:value="0.9448" calcext:value-type="float">
            <text:p>0.9448</text:p>
          </table:table-cell>
          <table:table-cell office:value-type="float" office:value="-0.053363" calcext:value-type="float">
            <text:p>-0.0533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0]-([$Sheet2.$B$2]*[.B130]+[$Sheet2.$B$3]))^2" office:value-type="float" office:value="0.0000224153555614254" calcext:value-type="float">
            <text:p>2.24153555614254E-05</text:p>
          </table:table-cell>
          <table:table-cell table:formula="of:=([.F130]-([$Sheet2.$B$7] +[$Sheet2.$B$8] * ([.B130] - [$Sheet2.$B$9])^2))^2" office:value-type="float" office:value="0.000139142704673675" calcext:value-type="float">
            <text:p>0.000139142704674</text:p>
          </table:table-cell>
          <table:table-cell table:formula="of:=([.X130]-([.AE130]^2*([$Sheet2.$B$13]*([.B130] -[$Sheet2.$B$14])^2 +[$Sheet2.$B$15]*([.B130]-[$Sheet2.$B$14]) +[$Sheet2.$B$16])    ))^2" office:value-type="float" office:value="4.05129572326021" calcext:value-type="float">
            <text:p>4.05129572326021</text:p>
          </table:table-cell>
          <table:table-cell table:formula="of:=([.AG130]-([.AE130]^2*([$Sheet2.$B$20]*([.B130] -[$Sheet2.$B$21])^2 + [$Sheet2.$B$22]*([.B130]-[$Sheet2.$B$21]) + [$Sheet2.$B$23])    ))^2" office:value-type="float" office:value="7.16340858097236" calcext:value-type="float">
            <text:p>7.16340858097236</text:p>
          </table:table-cell>
          <table:table-cell table:formula="of:=([.AH130]-([.AE130]^2*([$Sheet2.$B$27]*([.B130] -[$Sheet2.$B$28])^2 +[$Sheet2.$B$29]*([.B130]-[$Sheet2.$B$28]) +[$Sheet2.$B$30])    ))^2" office:value-type="float" office:value="5.61923473284752" calcext:value-type="float">
            <text:p>5.61923473284752</text:p>
          </table:table-cell>
          <table:table-cell table:formula="of:=([.AI130]-([.AE130]^2*([$Sheet2.$B$34]*([.B130] - [$Sheet2.$B$35])^2 +[$Sheet2.$B$36]*([.B130]-[$Sheet2.$B$35]) +[$Sheet2.$B$37])    ))^2" office:value-type="float" office:value="20.7330173748" calcext:value-type="float">
            <text:p>20.7330173748</text:p>
          </table:table-cell>
          <table:table-cell/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019" calcext:value-type="float">
            <text:p>-1.2019</text:p>
          </table:table-cell>
          <table:table-cell office:value-type="float" office:value="0.17156" calcext:value-type="float">
            <text:p>0.17156</text:p>
          </table:table-cell>
          <table:table-cell office:value-type="float" office:value="0.025294" calcext:value-type="float">
            <text:p>0.025294</text:p>
          </table:table-cell>
          <table:table-cell office:value-type="float" office:value="0.14627" calcext:value-type="float">
            <text:p>0.14627</text:p>
          </table:table-cell>
          <table:table-cell office:value-type="float" office:value="-0.027323" calcext:value-type="float">
            <text:p>-0.027323</text:p>
          </table:table-cell>
          <table:table-cell office:value-type="float" office:value="-5.3422" calcext:value-type="float">
            <text:p>-5.3422</text:p>
          </table:table-cell>
          <table:table-cell office:value-type="float" office:value="-0.16641" calcext:value-type="float">
            <text:p>-0.16641</text:p>
          </table:table-cell>
          <table:table-cell office:value-type="float" office:value="-5.1758" calcext:value-type="float">
            <text:p>-5.1758</text:p>
          </table:table-cell>
          <table:table-cell office:value-type="float" office:value="-0.54308" calcext:value-type="float">
            <text:p>-0.54308</text:p>
          </table:table-cell>
          <table:table-cell office:value-type="float" office:value="-0.11267" calcext:value-type="float">
            <text:p>-0.11267</text:p>
          </table:table-cell>
          <table:table-cell office:value-type="float" office:value="-0.013199" calcext:value-type="float">
            <text:p>-0.013199</text:p>
          </table:table-cell>
          <table:table-cell office:value-type="float" office:value="-0.099468" calcext:value-type="float">
            <text:p>-0.099468</text:p>
          </table:table-cell>
          <table:table-cell office:value-type="float" office:value="-7.0056" calcext:value-type="float">
            <text:p>-7.0056</text:p>
          </table:table-cell>
          <table:table-cell office:value-type="float" office:value="-7.6804" calcext:value-type="float">
            <text:p>-7.6804</text:p>
          </table:table-cell>
          <table:table-cell office:value-type="float" office:value="-1" calcext:value-type="float">
            <text:p>-1</text:p>
          </table:table-cell>
          <table:table-cell office:value-type="float" office:value="1230.5" calcext:value-type="float">
            <text:p>1230.5</text:p>
          </table:table-cell>
          <table:table-cell office:value-type="float" office:value="-229.85" calcext:value-type="float">
            <text:p>-229.85</text:p>
          </table:table-cell>
          <table:table-cell office:value-type="float" office:value="-10111" calcext:value-type="float">
            <text:p>-10111</text:p>
          </table:table-cell>
          <table:table-cell office:value-type="float" office:value="1230.5" calcext:value-type="float">
            <text:p>1230.5</text:p>
          </table:table-cell>
          <table:table-cell office:value-type="float" office:value="-229.85" calcext:value-type="float">
            <text:p>-229.85</text:p>
          </table:table-cell>
          <table:table-cell office:value-type="float" office:value="-10111" calcext:value-type="float">
            <text:p>-10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49" calcext:value-type="float">
            <text:p>14.849</text:p>
          </table:table-cell>
          <table:table-cell office:value-type="float" office:value="-1.1436" calcext:value-type="float">
            <text:p>-1.1436</text:p>
          </table:table-cell>
          <table:table-cell office:value-type="float" office:value="15" calcext:value-type="float">
            <text:p>15</text:p>
          </table:table-cell>
          <table:table-cell office:value-type="float" office:value="-8.1237" calcext:value-type="float">
            <text:p>-8.1237</text:p>
          </table:table-cell>
          <table:table-cell office:value-type="float" office:value="2284.2" calcext:value-type="float">
            <text:p>2284.2</text:p>
          </table:table-cell>
          <table:table-cell office:value-type="float" office:value="-6830.8" calcext:value-type="float">
            <text:p>-6830.8</text:p>
          </table:table-cell>
          <table:table-cell office:value-type="float" office:value="473.89" calcext:value-type="float">
            <text:p>473.89</text:p>
          </table:table-cell>
          <table:table-cell office:value-type="float" office:value="0.042596" calcext:value-type="float">
            <text:p>0.042596</text:p>
          </table:table-cell>
          <table:table-cell office:value-type="float" office:value="-0.24853" calcext:value-type="float">
            <text:p>-0.24853</text:p>
          </table:table-cell>
          <table:table-cell office:value-type="float" office:value="0.015253" calcext:value-type="float">
            <text:p>0.015253</text:p>
          </table:table-cell>
          <table:table-cell office:value-type="float" office:value="0" calcext:value-type="float">
            <text:p>0</text:p>
          </table:table-cell>
          <table:table-cell office:value-type="float" office:value="-3298.2" calcext:value-type="float">
            <text:p>-3298.2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94311" calcext:value-type="float">
            <text:p>0.94311</text:p>
          </table:table-cell>
          <table:table-cell office:value-type="float" office:value="-0.051197" calcext:value-type="float">
            <text:p>-0.0511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1]-([$Sheet2.$B$2]*[.B131]+[$Sheet2.$B$3]))^2" office:value-type="float" office:value="0.0000734732393324047" calcext:value-type="float">
            <text:p>7.34732393324047E-05</text:p>
          </table:table-cell>
          <table:table-cell table:formula="of:=([.F131]-([$Sheet2.$B$7] +[$Sheet2.$B$8] * ([.B131] - [$Sheet2.$B$9])^2))^2" office:value-type="float" office:value="0.000218234946493124" calcext:value-type="float">
            <text:p>0.000218234946493</text:p>
          </table:table-cell>
          <table:table-cell table:formula="of:=([.X131]-([.AE131]^2*([$Sheet2.$B$13]*([.B131] -[$Sheet2.$B$14])^2 +[$Sheet2.$B$15]*([.B131]-[$Sheet2.$B$14]) +[$Sheet2.$B$16])    ))^2" office:value-type="float" office:value="4.80196568743789" calcext:value-type="float">
            <text:p>4.80196568743789</text:p>
          </table:table-cell>
          <table:table-cell table:formula="of:=([.AG131]-([.AE131]^2*([$Sheet2.$B$20]*([.B131] -[$Sheet2.$B$21])^2 + [$Sheet2.$B$22]*([.B131]-[$Sheet2.$B$21]) + [$Sheet2.$B$23])    ))^2" office:value-type="float" office:value="103.711157795992" calcext:value-type="float">
            <text:p>103.711157795992</text:p>
          </table:table-cell>
          <table:table-cell table:formula="of:=([.AH131]-([.AE131]^2*([$Sheet2.$B$27]*([.B131] -[$Sheet2.$B$28])^2 +[$Sheet2.$B$29]*([.B131]-[$Sheet2.$B$28]) +[$Sheet2.$B$30])    ))^2" office:value-type="float" office:value="110.086546241891" calcext:value-type="float">
            <text:p>110.086546241891</text:p>
          </table:table-cell>
          <table:table-cell table:formula="of:=([.AI131]-([.AE131]^2*([$Sheet2.$B$34]*([.B131] - [$Sheet2.$B$35])^2 +[$Sheet2.$B$36]*([.B131]-[$Sheet2.$B$35]) +[$Sheet2.$B$37])    ))^2" office:value-type="float" office:value="196.845857033368" calcext:value-type="float">
            <text:p>196.845857033368</text:p>
          </table:table-cell>
          <table:table-cell/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454" calcext:value-type="float">
            <text:p>-1.1454</text:p>
          </table:table-cell>
          <table:table-cell office:value-type="float" office:value="0.15473" calcext:value-type="float">
            <text:p>0.15473</text:p>
          </table:table-cell>
          <table:table-cell office:value-type="float" office:value="0.021575" calcext:value-type="float">
            <text:p>0.021575</text:p>
          </table:table-cell>
          <table:table-cell office:value-type="float" office:value="0.13316" calcext:value-type="float">
            <text:p>0.13316</text:p>
          </table:table-cell>
          <table:table-cell office:value-type="float" office:value="-0.025127" calcext:value-type="float">
            <text:p>-0.025127</text:p>
          </table:table-cell>
          <table:table-cell office:value-type="float" office:value="-5.0354" calcext:value-type="float">
            <text:p>-5.0354</text:p>
          </table:table-cell>
          <table:table-cell office:value-type="float" office:value="-0.14194" calcext:value-type="float">
            <text:p>-0.14194</text:p>
          </table:table-cell>
          <table:table-cell office:value-type="float" office:value="-4.8934" calcext:value-type="float">
            <text:p>-4.8934</text:p>
          </table:table-cell>
          <table:table-cell office:value-type="float" office:value="-0.51913" calcext:value-type="float">
            <text:p>-0.51913</text:p>
          </table:table-cell>
          <table:table-cell office:value-type="float" office:value="-0.10184" calcext:value-type="float">
            <text:p>-0.10184</text:p>
          </table:table-cell>
          <table:table-cell office:value-type="float" office:value="-0.011117" calcext:value-type="float">
            <text:p>-0.011117</text:p>
          </table:table-cell>
          <table:table-cell office:value-type="float" office:value="-0.090726" calcext:value-type="float">
            <text:p>-0.090726</text:p>
          </table:table-cell>
          <table:table-cell office:value-type="float" office:value="-7.4024" calcext:value-type="float">
            <text:p>-7.4024</text:p>
          </table:table-cell>
          <table:table-cell office:value-type="float" office:value="-7.9222" calcext:value-type="float">
            <text:p>-7.9222</text:p>
          </table:table-cell>
          <table:table-cell office:value-type="float" office:value="-1" calcext:value-type="float">
            <text:p>-1</text:p>
          </table:table-cell>
          <table:table-cell office:value-type="float" office:value="1120.1" calcext:value-type="float">
            <text:p>1120.1</text:p>
          </table:table-cell>
          <table:table-cell office:value-type="float" office:value="-211.38" calcext:value-type="float">
            <text:p>-211.38</text:p>
          </table:table-cell>
          <table:table-cell office:value-type="float" office:value="-9635.2" calcext:value-type="float">
            <text:p>-9635.2</text:p>
          </table:table-cell>
          <table:table-cell office:value-type="float" office:value="1120.1" calcext:value-type="float">
            <text:p>1120.1</text:p>
          </table:table-cell>
          <table:table-cell office:value-type="float" office:value="-211.38" calcext:value-type="float">
            <text:p>-211.38</text:p>
          </table:table-cell>
          <table:table-cell office:value-type="float" office:value="-9635.2" calcext:value-type="float">
            <text:p>-963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65" calcext:value-type="float">
            <text:p>14.865</text:p>
          </table:table-cell>
          <table:table-cell office:value-type="float" office:value="-1.1087" calcext:value-type="float">
            <text:p>-1.1087</text:p>
          </table:table-cell>
          <table:table-cell office:value-type="float" office:value="15" calcext:value-type="float">
            <text:p>15</text:p>
          </table:table-cell>
          <table:table-cell office:value-type="float" office:value="-7.6936" calcext:value-type="float">
            <text:p>-7.6936</text:p>
          </table:table-cell>
          <table:table-cell office:value-type="float" office:value="2183.5" calcext:value-type="float">
            <text:p>2183.5</text:p>
          </table:table-cell>
          <table:table-cell office:value-type="float" office:value="-6438.5" calcext:value-type="float">
            <text:p>-6438.5</text:p>
          </table:table-cell>
          <table:table-cell office:value-type="float" office:value="428.36" calcext:value-type="float">
            <text:p>428.36</text:p>
          </table:table-cell>
          <table:table-cell office:value-type="float" office:value="0.042723" calcext:value-type="float">
            <text:p>0.042723</text:p>
          </table:table-cell>
          <table:table-cell office:value-type="float" office:value="-0.24844" calcext:value-type="float">
            <text:p>-0.24844</text:p>
          </table:table-cell>
          <table:table-cell office:value-type="float" office:value="0.014381" calcext:value-type="float">
            <text:p>0.014381</text:p>
          </table:table-cell>
          <table:table-cell office:value-type="float" office:value="0" calcext:value-type="float">
            <text:p>0</text:p>
          </table:table-cell>
          <table:table-cell office:value-type="float" office:value="-3197.5" calcext:value-type="float">
            <text:p>-3197.5</text:p>
          </table:table-cell>
          <table:table-cell office:value-type="float" office:value="0.14845" calcext:value-type="float">
            <text:p>0.14845</text:p>
          </table:table-cell>
          <table:table-cell office:value-type="float" office:value="0.94083" calcext:value-type="float">
            <text:p>0.94083</text:p>
          </table:table-cell>
          <table:table-cell office:value-type="float" office:value="-0.048935" calcext:value-type="float">
            <text:p>-0.0489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2]-([$Sheet2.$B$2]*[.B132]+[$Sheet2.$B$3]))^2" office:value-type="float" office:value="0.000141820010746635" calcext:value-type="float">
            <text:p>0.000141820010747</text:p>
          </table:table-cell>
          <table:table-cell table:formula="of:=([.F132]-([$Sheet2.$B$7] +[$Sheet2.$B$8] * ([.B132] - [$Sheet2.$B$9])^2))^2" office:value-type="float" office:value="0.000226530933165661" calcext:value-type="float">
            <text:p>0.000226530933166</text:p>
          </table:table-cell>
          <table:table-cell table:formula="of:=([.X132]-([.AE132]^2*([$Sheet2.$B$13]*([.B132] -[$Sheet2.$B$14])^2 +[$Sheet2.$B$15]*([.B132]-[$Sheet2.$B$14]) +[$Sheet2.$B$16])    ))^2" office:value-type="float" office:value="5.06615280841772" calcext:value-type="float">
            <text:p>5.06615280841772</text:p>
          </table:table-cell>
          <table:table-cell table:formula="of:=([.AG132]-([.AE132]^2*([$Sheet2.$B$20]*([.B132] -[$Sheet2.$B$21])^2 + [$Sheet2.$B$22]*([.B132]-[$Sheet2.$B$21]) + [$Sheet2.$B$23])    ))^2" office:value-type="float" office:value="285.176982135609" calcext:value-type="float">
            <text:p>285.176982135609</text:p>
          </table:table-cell>
          <table:table-cell table:formula="of:=([.AH132]-([.AE132]^2*([$Sheet2.$B$27]*([.B132] -[$Sheet2.$B$28])^2 +[$Sheet2.$B$29]*([.B132]-[$Sheet2.$B$28]) +[$Sheet2.$B$30])    ))^2" office:value-type="float" office:value="8.0333225552945" calcext:value-type="float">
            <text:p>8.0333225552945</text:p>
          </table:table-cell>
          <table:table-cell table:formula="of:=([.AI132]-([.AE132]^2*([$Sheet2.$B$34]*([.B132] - [$Sheet2.$B$35])^2 +[$Sheet2.$B$36]*([.B132]-[$Sheet2.$B$35]) +[$Sheet2.$B$37])    ))^2" office:value-type="float" office:value="273.359949008415" calcext:value-type="float">
            <text:p>273.359949008415</text:p>
          </table:table-cell>
          <table:table-cell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883" calcext:value-type="float">
            <text:p>-1.0883</text:p>
          </table:table-cell>
          <table:table-cell office:value-type="float" office:value="0.14015" calcext:value-type="float">
            <text:p>0.14015</text:p>
          </table:table-cell>
          <table:table-cell office:value-type="float" office:value="0.019548" calcext:value-type="float">
            <text:p>0.019548</text:p>
          </table:table-cell>
          <table:table-cell office:value-type="float" office:value="0.1206" calcext:value-type="float">
            <text:p>0.1206</text:p>
          </table:table-cell>
          <table:table-cell office:value-type="float" office:value="-0.023031" calcext:value-type="float">
            <text:p>-0.023031</text:p>
          </table:table-cell>
          <table:table-cell office:value-type="float" office:value="-4.7415" calcext:value-type="float">
            <text:p>-4.7415</text:p>
          </table:table-cell>
          <table:table-cell office:value-type="float" office:value="-0.12861" calcext:value-type="float">
            <text:p>-0.12861</text:p>
          </table:table-cell>
          <table:table-cell office:value-type="float" office:value="-4.6129" calcext:value-type="float">
            <text:p>-4.6129</text:p>
          </table:table-cell>
          <table:table-cell office:value-type="float" office:value="-0.49475" calcext:value-type="float">
            <text:p>-0.49475</text:p>
          </table:table-cell>
          <table:table-cell office:value-type="float" office:value="-0.092375" calcext:value-type="float">
            <text:p>-0.092375</text:p>
          </table:table-cell>
          <table:table-cell office:value-type="float" office:value="-0.010003" calcext:value-type="float">
            <text:p>-0.010003</text:p>
          </table:table-cell>
          <table:table-cell office:value-type="float" office:value="-0.082372" calcext:value-type="float">
            <text:p>-0.082372</text:p>
          </table:table-cell>
          <table:table-cell office:value-type="float" office:value="-7.7656" calcext:value-type="float">
            <text:p>-7.7656</text:p>
          </table:table-cell>
          <table:table-cell office:value-type="float" office:value="-8.1013" calcext:value-type="float">
            <text:p>-8.1013</text:p>
          </table:table-cell>
          <table:table-cell office:value-type="float" office:value="-1" calcext:value-type="float">
            <text:p>-1</text:p>
          </table:table-cell>
          <table:table-cell office:value-type="float" office:value="1014.5" calcext:value-type="float">
            <text:p>1014.5</text:p>
          </table:table-cell>
          <table:table-cell office:value-type="float" office:value="-193.74" calcext:value-type="float">
            <text:p>-193.74</text:p>
          </table:table-cell>
          <table:table-cell office:value-type="float" office:value="-9155.2" calcext:value-type="float">
            <text:p>-9155.2</text:p>
          </table:table-cell>
          <table:table-cell office:value-type="float" office:value="1014.5" calcext:value-type="float">
            <text:p>1014.5</text:p>
          </table:table-cell>
          <table:table-cell office:value-type="float" office:value="-193.74" calcext:value-type="float">
            <text:p>-193.74</text:p>
          </table:table-cell>
          <table:table-cell office:value-type="float" office:value="-9155.2" calcext:value-type="float">
            <text:p>-915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77" calcext:value-type="float">
            <text:p>14.877</text:p>
          </table:table-cell>
          <table:table-cell office:value-type="float" office:value="-1.0842" calcext:value-type="float">
            <text:p>-1.0842</text:p>
          </table:table-cell>
          <table:table-cell office:value-type="float" office:value="15" calcext:value-type="float">
            <text:p>15</text:p>
          </table:table-cell>
          <table:table-cell office:value-type="float" office:value="-7.3378" calcext:value-type="float">
            <text:p>-7.3378</text:p>
          </table:table-cell>
          <table:table-cell office:value-type="float" office:value="2081" calcext:value-type="float">
            <text:p>2081</text:p>
          </table:table-cell>
          <table:table-cell office:value-type="float" office:value="-6062.8" calcext:value-type="float">
            <text:p>-6062.8</text:p>
          </table:table-cell>
          <table:table-cell office:value-type="float" office:value="388.54" calcext:value-type="float">
            <text:p>388.54</text:p>
          </table:table-cell>
          <table:table-cell office:value-type="float" office:value="0.042799" calcext:value-type="float">
            <text:p>0.042799</text:p>
          </table:table-cell>
          <table:table-cell office:value-type="float" office:value="-0.24836" calcext:value-type="float">
            <text:p>-0.24836</text:p>
          </table:table-cell>
          <table:table-cell office:value-type="float" office:value="0.013481" calcext:value-type="float">
            <text:p>0.013481</text:p>
          </table:table-cell>
          <table:table-cell office:value-type="float" office:value="0" calcext:value-type="float">
            <text:p>0</text:p>
          </table:table-cell>
          <table:table-cell office:value-type="float" office:value="-3126.9" calcext:value-type="float">
            <text:p>-3126.9</text:p>
          </table:table-cell>
          <table:table-cell office:value-type="float" office:value="0.13456" calcext:value-type="float">
            <text:p>0.13456</text:p>
          </table:table-cell>
          <table:table-cell office:value-type="float" office:value="0.93787" calcext:value-type="float">
            <text:p>0.93787</text:p>
          </table:table-cell>
          <table:table-cell office:value-type="float" office:value="-0.046579" calcext:value-type="float">
            <text:p>-0.04657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3]-([$Sheet2.$B$2]*[.B133]+[$Sheet2.$B$3]))^2" office:value-type="float" office:value="0.000214504969764129" calcext:value-type="float">
            <text:p>0.000214504969764</text:p>
          </table:table-cell>
          <table:table-cell table:formula="of:=([.F133]-([$Sheet2.$B$7] +[$Sheet2.$B$8] * ([.B133] - [$Sheet2.$B$9])^2))^2" office:value-type="float" office:value="0.000192664914186884" calcext:value-type="float">
            <text:p>0.000192664914187</text:p>
          </table:table-cell>
          <table:table-cell table:formula="of:=([.X133]-([.AE133]^2*([$Sheet2.$B$13]*([.B133] -[$Sheet2.$B$14])^2 +[$Sheet2.$B$15]*([.B133]-[$Sheet2.$B$14]) +[$Sheet2.$B$16])    ))^2" office:value-type="float" office:value="4.88941198089523" calcext:value-type="float">
            <text:p>4.88941198089523</text:p>
          </table:table-cell>
          <table:table-cell table:formula="of:=([.AG133]-([.AE133]^2*([$Sheet2.$B$20]*([.B133] -[$Sheet2.$B$21])^2 + [$Sheet2.$B$22]*([.B133]-[$Sheet2.$B$21]) + [$Sheet2.$B$23])    ))^2" office:value-type="float" office:value="514.672916627067" calcext:value-type="float">
            <text:p>514.672916627067</text:p>
          </table:table-cell>
          <table:table-cell table:formula="of:=([.AH133]-([.AE133]^2*([$Sheet2.$B$27]*([.B133] -[$Sheet2.$B$28])^2 +[$Sheet2.$B$29]*([.B133]-[$Sheet2.$B$28]) +[$Sheet2.$B$30])    ))^2" office:value-type="float" office:value="220.350224557199" calcext:value-type="float">
            <text:p>220.350224557199</text:p>
          </table:table-cell>
          <table:table-cell table:formula="of:=([.AI133]-([.AE133]^2*([$Sheet2.$B$34]*([.B133] - [$Sheet2.$B$35])^2 +[$Sheet2.$B$36]*([.B133]-[$Sheet2.$B$35]) +[$Sheet2.$B$37])    ))^2" office:value-type="float" office:value="238.196755017002" calcext:value-type="float">
            <text:p>238.196755017002</text:p>
          </table:table-cell>
          <table:table-cell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308" calcext:value-type="float">
            <text:p>-1.0308</text:p>
          </table:table-cell>
          <table:table-cell office:value-type="float" office:value="0.12671" calcext:value-type="float">
            <text:p>0.12671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10861" calcext:value-type="float">
            <text:p>0.10861</text:p>
          </table:table-cell>
          <table:table-cell office:value-type="float" office:value="-0.021034" calcext:value-type="float">
            <text:p>-0.021034</text:p>
          </table:table-cell>
          <table:table-cell office:value-type="float" office:value="-4.4535" calcext:value-type="float">
            <text:p>-4.4535</text:p>
          </table:table-cell>
          <table:table-cell office:value-type="float" office:value="-0.11908" calcext:value-type="float">
            <text:p>-0.11908</text:p>
          </table:table-cell>
          <table:table-cell office:value-type="float" office:value="-4.3345" calcext:value-type="float">
            <text:p>-4.3345</text:p>
          </table:table-cell>
          <table:table-cell office:value-type="float" office:value="-0.46996" calcext:value-type="float">
            <text:p>-0.46996</text:p>
          </table:table-cell>
          <table:table-cell office:value-type="float" office:value="-0.08362" calcext:value-type="float">
            <text:p>-0.08362</text:p>
          </table:table-cell>
          <table:table-cell office:value-type="float" office:value="-0.0092073" calcext:value-type="float">
            <text:p>-0.0092073</text:p>
          </table:table-cell>
          <table:table-cell office:value-type="float" office:value="-0.074413" calcext:value-type="float">
            <text:p>-0.074413</text:p>
          </table:table-cell>
          <table:table-cell office:value-type="float" office:value="-8.1346" calcext:value-type="float">
            <text:p>-8.1346</text:p>
          </table:table-cell>
          <table:table-cell office:value-type="float" office:value="-8.2588" calcext:value-type="float">
            <text:p>-8.2588</text:p>
          </table:table-cell>
          <table:table-cell office:value-type="float" office:value="-1" calcext:value-type="float">
            <text:p>-1</text:p>
          </table:table-cell>
          <table:table-cell office:value-type="float" office:value="913.68" calcext:value-type="float">
            <text:p>913.68</text:p>
          </table:table-cell>
          <table:table-cell office:value-type="float" office:value="-176.94" calcext:value-type="float">
            <text:p>-176.94</text:p>
          </table:table-cell>
          <table:table-cell office:value-type="float" office:value="-8671" calcext:value-type="float">
            <text:p>-8671</text:p>
          </table:table-cell>
          <table:table-cell office:value-type="float" office:value="913.68" calcext:value-type="float">
            <text:p>913.68</text:p>
          </table:table-cell>
          <table:table-cell office:value-type="float" office:value="-176.94" calcext:value-type="float">
            <text:p>-176.94</text:p>
          </table:table-cell>
          <table:table-cell office:value-type="float" office:value="-8671" calcext:value-type="float">
            <text:p>-8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88" calcext:value-type="float">
            <text:p>14.888</text:p>
          </table:table-cell>
          <table:table-cell office:value-type="float" office:value="-1.0635" calcext:value-type="float">
            <text:p>-1.0635</text:p>
          </table:table-cell>
          <table:table-cell office:value-type="float" office:value="15" calcext:value-type="float">
            <text:p>15</text:p>
          </table:table-cell>
          <table:table-cell office:value-type="float" office:value="-7.0083" calcext:value-type="float">
            <text:p>-7.0083</text:p>
          </table:table-cell>
          <table:table-cell office:value-type="float" office:value="1976.7" calcext:value-type="float">
            <text:p>1976.7</text:p>
          </table:table-cell>
          <table:table-cell office:value-type="float" office:value="-5694.5" calcext:value-type="float">
            <text:p>-5694.5</text:p>
          </table:table-cell>
          <table:table-cell office:value-type="float" office:value="351.71" calcext:value-type="float">
            <text:p>351.71</text:p>
          </table:table-cell>
          <table:table-cell office:value-type="float" office:value="0.042816" calcext:value-type="float">
            <text:p>0.042816</text:p>
          </table:table-cell>
          <table:table-cell office:value-type="float" office:value="-0.24829" calcext:value-type="float">
            <text:p>-0.24829</text:p>
          </table:table-cell>
          <table:table-cell office:value-type="float" office:value="0.012552" calcext:value-type="float">
            <text:p>0.012552</text:p>
          </table:table-cell>
          <table:table-cell office:value-type="float" office:value="0" calcext:value-type="float">
            <text:p>0</text:p>
          </table:table-cell>
          <table:table-cell office:value-type="float" office:value="-3067.2" calcext:value-type="float">
            <text:p>-3067.2</text:p>
          </table:table-cell>
          <table:table-cell office:value-type="float" office:value="0.12128" calcext:value-type="float">
            <text:p>0.12128</text:p>
          </table:table-cell>
          <table:table-cell office:value-type="float" office:value="0.93413" calcext:value-type="float">
            <text:p>0.93413</text:p>
          </table:table-cell>
          <table:table-cell office:value-type="float" office:value="-0.044134" calcext:value-type="float">
            <text:p>-0.0441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4]-([$Sheet2.$B$2]*[.B134]+[$Sheet2.$B$3]))^2" office:value-type="float" office:value="0.000288427575759187" calcext:value-type="float">
            <text:p>0.000288427575759</text:p>
          </table:table-cell>
          <table:table-cell table:formula="of:=([.F134]-([$Sheet2.$B$7] +[$Sheet2.$B$8] * ([.B134] - [$Sheet2.$B$9])^2))^2" office:value-type="float" office:value="0.000153043612260307" calcext:value-type="float">
            <text:p>0.00015304361226</text:p>
          </table:table-cell>
          <table:table-cell table:formula="of:=([.X134]-([.AE134]^2*([$Sheet2.$B$13]*([.B134] -[$Sheet2.$B$14])^2 +[$Sheet2.$B$15]*([.B134]-[$Sheet2.$B$14]) +[$Sheet2.$B$16])    ))^2" office:value-type="float" office:value="4.3368414836737" calcext:value-type="float">
            <text:p>4.3368414836737</text:p>
          </table:table-cell>
          <table:table-cell table:formula="of:=([.AG134]-([.AE134]^2*([$Sheet2.$B$20]*([.B134] -[$Sheet2.$B$21])^2 + [$Sheet2.$B$22]*([.B134]-[$Sheet2.$B$21]) + [$Sheet2.$B$23])    ))^2" office:value-type="float" office:value="760.740631299384" calcext:value-type="float">
            <text:p>760.740631299384</text:p>
          </table:table-cell>
          <table:table-cell table:formula="of:=([.AH134]-([.AE134]^2*([$Sheet2.$B$27]*([.B134] -[$Sheet2.$B$28])^2 +[$Sheet2.$B$29]*([.B134]-[$Sheet2.$B$28]) +[$Sheet2.$B$30])    ))^2" office:value-type="float" office:value="1111.77674876975" calcext:value-type="float">
            <text:p>1111.77674876975</text:p>
          </table:table-cell>
          <table:table-cell table:formula="of:=([.AI134]-([.AE134]^2*([$Sheet2.$B$34]*([.B134] - [$Sheet2.$B$35])^2 +[$Sheet2.$B$36]*([.B134]-[$Sheet2.$B$35]) +[$Sheet2.$B$37])    ))^2" office:value-type="float" office:value="180.909153722138" calcext:value-type="float">
            <text:p>180.909153722138</text:p>
          </table:table-cell>
          <table:table-cell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273" calcext:value-type="float">
            <text:p>-0.97273</text:p>
          </table:table-cell>
          <table:table-cell office:value-type="float" office:value="0.11405" calcext:value-type="float">
            <text:p>0.11405</text:p>
          </table:table-cell>
          <table:table-cell office:value-type="float" office:value="0.016836" calcext:value-type="float">
            <text:p>0.016836</text:p>
          </table:table-cell>
          <table:table-cell office:value-type="float" office:value="0.097213" calcext:value-type="float">
            <text:p>0.097213</text:p>
          </table:table-cell>
          <table:table-cell office:value-type="float" office:value="-0.01914" calcext:value-type="float">
            <text:p>-0.01914</text:p>
          </table:table-cell>
          <table:table-cell office:value-type="float" office:value="-4.1689" calcext:value-type="float">
            <text:p>-4.1689</text:p>
          </table:table-cell>
          <table:table-cell office:value-type="float" office:value="-0.11077" calcext:value-type="float">
            <text:p>-0.11077</text:p>
          </table:table-cell>
          <table:table-cell office:value-type="float" office:value="-4.0582" calcext:value-type="float">
            <text:p>-4.0582</text:p>
          </table:table-cell>
          <table:table-cell office:value-type="float" office:value="-0.44476" calcext:value-type="float">
            <text:p>-0.44476</text:p>
          </table:table-cell>
          <table:table-cell office:value-type="float" office:value="-0.075391" calcext:value-type="float">
            <text:p>-0.075391</text:p>
          </table:table-cell>
          <table:table-cell office:value-type="float" office:value="-0.0085349" calcext:value-type="float">
            <text:p>-0.0085349</text:p>
          </table:table-cell>
          <table:table-cell office:value-type="float" office:value="-0.066856" calcext:value-type="float">
            <text:p>-0.066856</text:p>
          </table:table-cell>
          <table:table-cell office:value-type="float" office:value="-8.529" calcext:value-type="float">
            <text:p>-8.529</text:p>
          </table:table-cell>
          <table:table-cell office:value-type="float" office:value="-8.4119" calcext:value-type="float">
            <text:p>-8.4119</text:p>
          </table:table-cell>
          <table:table-cell office:value-type="float" office:value="-1" calcext:value-type="float">
            <text:p>-1</text:p>
          </table:table-cell>
          <table:table-cell office:value-type="float" office:value="817.78" calcext:value-type="float">
            <text:p>817.78</text:p>
          </table:table-cell>
          <table:table-cell office:value-type="float" office:value="-161.01" calcext:value-type="float">
            <text:p>-161.01</text:p>
          </table:table-cell>
          <table:table-cell office:value-type="float" office:value="-8182.8" calcext:value-type="float">
            <text:p>-8182.8</text:p>
          </table:table-cell>
          <table:table-cell office:value-type="float" office:value="817.78" calcext:value-type="float">
            <text:p>817.78</text:p>
          </table:table-cell>
          <table:table-cell office:value-type="float" office:value="-161.01" calcext:value-type="float">
            <text:p>-161.01</text:p>
          </table:table-cell>
          <table:table-cell office:value-type="float" office:value="-8182.8" calcext:value-type="float">
            <text:p>-818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98" calcext:value-type="float">
            <text:p>14.898</text:p>
          </table:table-cell>
          <table:table-cell office:value-type="float" office:value="-1.0441" calcext:value-type="float">
            <text:p>-1.0441</text:p>
          </table:table-cell>
          <table:table-cell office:value-type="float" office:value="15" calcext:value-type="float">
            <text:p>15</text:p>
          </table:table-cell>
          <table:table-cell office:value-type="float" office:value="-6.6872" calcext:value-type="float">
            <text:p>-6.6872</text:p>
          </table:table-cell>
          <table:table-cell office:value-type="float" office:value="1870.7" calcext:value-type="float">
            <text:p>1870.7</text:p>
          </table:table-cell>
          <table:table-cell office:value-type="float" office:value="-5330.6" calcext:value-type="float">
            <text:p>-5330.6</text:p>
          </table:table-cell>
          <table:table-cell office:value-type="float" office:value="317.1" calcext:value-type="float">
            <text:p>317.1</text:p>
          </table:table-cell>
          <table:table-cell office:value-type="float" office:value="0.042768" calcext:value-type="float">
            <text:p>0.042768</text:p>
          </table:table-cell>
          <table:table-cell office:value-type="float" office:value="-0.24822" calcext:value-type="float">
            <text:p>-0.24822</text:p>
          </table:table-cell>
          <table:table-cell office:value-type="float" office:value="0.011592" calcext:value-type="float">
            <text:p>0.011592</text:p>
          </table:table-cell>
          <table:table-cell office:value-type="float" office:value="0" calcext:value-type="float">
            <text:p>0</text:p>
          </table:table-cell>
          <table:table-cell office:value-type="float" office:value="-3011.4" calcext:value-type="float">
            <text:p>-3011.4</text:p>
          </table:table-cell>
          <table:table-cell office:value-type="float" office:value="0.10862" calcext:value-type="float">
            <text:p>0.10862</text:p>
          </table:table-cell>
          <table:table-cell office:value-type="float" office:value="0.92946" calcext:value-type="float">
            <text:p>0.92946</text:p>
          </table:table-cell>
          <table:table-cell office:value-type="float" office:value="-0.041602" calcext:value-type="float">
            <text:p>-0.0416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5]-([$Sheet2.$B$2]*[.B135]+[$Sheet2.$B$3]))^2" office:value-type="float" office:value="0.000351574616949204" calcext:value-type="float">
            <text:p>0.000351574616949</text:p>
          </table:table-cell>
          <table:table-cell table:formula="of:=([.F135]-([$Sheet2.$B$7] +[$Sheet2.$B$8] * ([.B135] - [$Sheet2.$B$9])^2))^2" office:value-type="float" office:value="0.00011844071999336" calcext:value-type="float">
            <text:p>0.000118440719993</text:p>
          </table:table-cell>
          <table:table-cell table:formula="of:=([.X135]-([.AE135]^2*([$Sheet2.$B$13]*([.B135] -[$Sheet2.$B$14])^2 +[$Sheet2.$B$15]*([.B135]-[$Sheet2.$B$14]) +[$Sheet2.$B$16])    ))^2" office:value-type="float" office:value="3.59001136048824" calcext:value-type="float">
            <text:p>3.59001136048824</text:p>
          </table:table-cell>
          <table:table-cell table:formula="of:=([.AG135]-([.AE135]^2*([$Sheet2.$B$20]*([.B135] -[$Sheet2.$B$21])^2 + [$Sheet2.$B$22]*([.B135]-[$Sheet2.$B$21]) + [$Sheet2.$B$23])    ))^2" office:value-type="float" office:value="1003.1506510056" calcext:value-type="float">
            <text:p>1003.1506510056</text:p>
          </table:table-cell>
          <table:table-cell table:formula="of:=([.AH135]-([.AE135]^2*([$Sheet2.$B$27]*([.B135] -[$Sheet2.$B$28])^2 +[$Sheet2.$B$29]*([.B135]-[$Sheet2.$B$28]) +[$Sheet2.$B$30])    ))^2" office:value-type="float" office:value="2466.41779185453" calcext:value-type="float">
            <text:p>2466.41779185453</text:p>
          </table:table-cell>
          <table:table-cell table:formula="of:=([.AI135]-([.AE135]^2*([$Sheet2.$B$34]*([.B135] - [$Sheet2.$B$35])^2 +[$Sheet2.$B$36]*([.B135]-[$Sheet2.$B$35]) +[$Sheet2.$B$37])    ))^2" office:value-type="float" office:value="128.901284234309" calcext:value-type="float">
            <text:p>128.901284234309</text:p>
          </table:table-cell>
          <table:table-cell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1423" calcext:value-type="float">
            <text:p>-0.91423</text:p>
          </table:table-cell>
          <table:table-cell office:value-type="float" office:value="0.10213" calcext:value-type="float">
            <text:p>0.10213</text:p>
          </table:table-cell>
          <table:table-cell office:value-type="float" office:value="0.015719" calcext:value-type="float">
            <text:p>0.015719</text:p>
          </table:table-cell>
          <table:table-cell office:value-type="float" office:value="0.08641" calcext:value-type="float">
            <text:p>0.08641</text:p>
          </table:table-cell>
          <table:table-cell office:value-type="float" office:value="-0.017349" calcext:value-type="float">
            <text:p>-0.017349</text:p>
          </table:table-cell>
          <table:table-cell office:value-type="float" office:value="-3.8877" calcext:value-type="float">
            <text:p>-3.8877</text:p>
          </table:table-cell>
          <table:table-cell office:value-type="float" office:value="-0.10341" calcext:value-type="float">
            <text:p>-0.10341</text:p>
          </table:table-cell>
          <table:table-cell office:value-type="float" office:value="-3.7843" calcext:value-type="float">
            <text:p>-3.7843</text:p>
          </table:table-cell>
          <table:table-cell office:value-type="float" office:value="-0.41916" calcext:value-type="float">
            <text:p>-0.41916</text:p>
          </table:table-cell>
          <table:table-cell office:value-type="float" office:value="-0.067644" calcext:value-type="float">
            <text:p>-0.067644</text:p>
          </table:table-cell>
          <table:table-cell office:value-type="float" office:value="-0.0079367" calcext:value-type="float">
            <text:p>-0.0079367</text:p>
          </table:table-cell>
          <table:table-cell office:value-type="float" office:value="-0.059707" calcext:value-type="float">
            <text:p>-0.059707</text:p>
          </table:table-cell>
          <table:table-cell office:value-type="float" office:value="-8.9518" calcext:value-type="float">
            <text:p>-8.9518</text:p>
          </table:table-cell>
          <table:table-cell office:value-type="float" office:value="-8.5593" calcext:value-type="float">
            <text:p>-8.5593</text:p>
          </table:table-cell>
          <table:table-cell office:value-type="float" office:value="-1" calcext:value-type="float">
            <text:p>-1</text:p>
          </table:table-cell>
          <table:table-cell office:value-type="float" office:value="726.89" calcext:value-type="float">
            <text:p>726.89</text:p>
          </table:table-cell>
          <table:table-cell office:value-type="float" office:value="-145.94" calcext:value-type="float">
            <text:p>-145.94</text:p>
          </table:table-cell>
          <table:table-cell office:value-type="float" office:value="-7690.7" calcext:value-type="float">
            <text:p>-7690.7</text:p>
          </table:table-cell>
          <table:table-cell office:value-type="float" office:value="726.89" calcext:value-type="float">
            <text:p>726.89</text:p>
          </table:table-cell>
          <table:table-cell office:value-type="float" office:value="-145.94" calcext:value-type="float">
            <text:p>-145.94</text:p>
          </table:table-cell>
          <table:table-cell office:value-type="float" office:value="-7690.7" calcext:value-type="float">
            <text:p>-769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07" calcext:value-type="float">
            <text:p>14.907</text:p>
          </table:table-cell>
          <table:table-cell office:value-type="float" office:value="-1.0261" calcext:value-type="float">
            <text:p>-1.0261</text:p>
          </table:table-cell>
          <table:table-cell office:value-type="float" office:value="15" calcext:value-type="float">
            <text:p>15</text:p>
          </table:table-cell>
          <table:table-cell office:value-type="float" office:value="-6.3741" calcext:value-type="float">
            <text:p>-6.3741</text:p>
          </table:table-cell>
          <table:table-cell office:value-type="float" office:value="1763" calcext:value-type="float">
            <text:p>1763</text:p>
          </table:table-cell>
          <table:table-cell office:value-type="float" office:value="-4971" calcext:value-type="float">
            <text:p>-4971</text:p>
          </table:table-cell>
          <table:table-cell office:value-type="float" office:value="284.52" calcext:value-type="float">
            <text:p>284.52</text:p>
          </table:table-cell>
          <table:table-cell office:value-type="float" office:value="0.042645" calcext:value-type="float">
            <text:p>0.042645</text:p>
          </table:table-cell>
          <table:table-cell office:value-type="float" office:value="-0.24815" calcext:value-type="float">
            <text:p>-0.24815</text:p>
          </table:table-cell>
          <table:table-cell office:value-type="float" office:value="0.010596" calcext:value-type="float">
            <text:p>0.010596</text:p>
          </table:table-cell>
          <table:table-cell office:value-type="float" office:value="0" calcext:value-type="float">
            <text:p>0</text:p>
          </table:table-cell>
          <table:table-cell office:value-type="float" office:value="-2959.5" calcext:value-type="float">
            <text:p>-2959.5</text:p>
          </table:table-cell>
          <table:table-cell office:value-type="float" office:value="0.09661" calcext:value-type="float">
            <text:p>0.09661</text:p>
          </table:table-cell>
          <table:table-cell office:value-type="float" office:value="0.92368" calcext:value-type="float">
            <text:p>0.92368</text:p>
          </table:table-cell>
          <table:table-cell office:value-type="float" office:value="-0.038987" calcext:value-type="float">
            <text:p>-0.0389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6]-([$Sheet2.$B$2]*[.B136]+[$Sheet2.$B$3]))^2" office:value-type="float" office:value="0.000403507277957059" calcext:value-type="float">
            <text:p>0.000403507277957</text:p>
          </table:table-cell>
          <table:table-cell table:formula="of:=([.F136]-([$Sheet2.$B$7] +[$Sheet2.$B$8] * ([.B136] - [$Sheet2.$B$9])^2))^2" office:value-type="float" office:value="0.0000894212660855995" calcext:value-type="float">
            <text:p>8.94212660855995E-05</text:p>
          </table:table-cell>
          <table:table-cell table:formula="of:=([.X136]-([.AE136]^2*([$Sheet2.$B$13]*([.B136] -[$Sheet2.$B$14])^2 +[$Sheet2.$B$15]*([.B136]-[$Sheet2.$B$14]) +[$Sheet2.$B$16])    ))^2" office:value-type="float" office:value="2.68263022730448" calcext:value-type="float">
            <text:p>2.68263022730448</text:p>
          </table:table-cell>
          <table:table-cell table:formula="of:=([.AG136]-([.AE136]^2*([$Sheet2.$B$20]*([.B136] -[$Sheet2.$B$21])^2 + [$Sheet2.$B$22]*([.B136]-[$Sheet2.$B$21]) + [$Sheet2.$B$23])    ))^2" office:value-type="float" office:value="1222.16549197768" calcext:value-type="float">
            <text:p>1222.16549197768</text:p>
          </table:table-cell>
          <table:table-cell table:formula="of:=([.AH136]-([.AE136]^2*([$Sheet2.$B$27]*([.B136] -[$Sheet2.$B$28])^2 +[$Sheet2.$B$29]*([.B136]-[$Sheet2.$B$28]) +[$Sheet2.$B$30])    ))^2" office:value-type="float" office:value="4058.12020070217" calcext:value-type="float">
            <text:p>4058.12020070217</text:p>
          </table:table-cell>
          <table:table-cell table:formula="of:=([.AI136]-([.AE136]^2*([$Sheet2.$B$34]*([.B136] - [$Sheet2.$B$35])^2 +[$Sheet2.$B$36]*([.B136]-[$Sheet2.$B$35]) +[$Sheet2.$B$37])    ))^2" office:value-type="float" office:value="87.1103497830344" calcext:value-type="float">
            <text:p>87.1103497830344</text:p>
          </table:table-cell>
          <table:table-cell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553" calcext:value-type="float">
            <text:p>-0.8553</text:p>
          </table:table-cell>
          <table:table-cell office:value-type="float" office:value="0.090866" calcext:value-type="float">
            <text:p>0.090866</text:p>
          </table:table-cell>
          <table:table-cell office:value-type="float" office:value="0.014651" calcext:value-type="float">
            <text:p>0.014651</text:p>
          </table:table-cell>
          <table:table-cell office:value-type="float" office:value="0.076216" calcext:value-type="float">
            <text:p>0.076216</text:p>
          </table:table-cell>
          <table:table-cell office:value-type="float" office:value="-0.015663" calcext:value-type="float">
            <text:p>-0.015663</text:p>
          </table:table-cell>
          <table:table-cell office:value-type="float" office:value="-3.6093" calcext:value-type="float">
            <text:p>-3.6093</text:p>
          </table:table-cell>
          <table:table-cell office:value-type="float" office:value="-0.096386" calcext:value-type="float">
            <text:p>-0.096386</text:p>
          </table:table-cell>
          <table:table-cell office:value-type="float" office:value="-3.5129" calcext:value-type="float">
            <text:p>-3.5129</text:p>
          </table:table-cell>
          <table:table-cell office:value-type="float" office:value="-0.39315" calcext:value-type="float">
            <text:p>-0.39315</text:p>
          </table:table-cell>
          <table:table-cell office:value-type="float" office:value="-0.060346" calcext:value-type="float">
            <text:p>-0.060346</text:p>
          </table:table-cell>
          <table:table-cell office:value-type="float" office:value="-0.007373" calcext:value-type="float">
            <text:p>-0.007373</text:p>
          </table:table-cell>
          <table:table-cell office:value-type="float" office:value="-0.052973" calcext:value-type="float">
            <text:p>-0.052973</text:p>
          </table:table-cell>
          <table:table-cell office:value-type="float" office:value="-9.4127" calcext:value-type="float">
            <text:p>-9.4127</text:p>
          </table:table-cell>
          <table:table-cell office:value-type="float" office:value="-8.7051" calcext:value-type="float">
            <text:p>-8.7051</text:p>
          </table:table-cell>
          <table:table-cell office:value-type="float" office:value="-1" calcext:value-type="float">
            <text:p>-1</text:p>
          </table:table-cell>
          <table:table-cell office:value-type="float" office:value="641.14" calcext:value-type="float">
            <text:p>641.14</text:p>
          </table:table-cell>
          <table:table-cell office:value-type="float" office:value="-131.76" calcext:value-type="float">
            <text:p>-131.76</text:p>
          </table:table-cell>
          <table:table-cell office:value-type="float" office:value="-7195" calcext:value-type="float">
            <text:p>-7195</text:p>
          </table:table-cell>
          <table:table-cell office:value-type="float" office:value="641.14" calcext:value-type="float">
            <text:p>641.14</text:p>
          </table:table-cell>
          <table:table-cell office:value-type="float" office:value="-131.76" calcext:value-type="float">
            <text:p>-131.76</text:p>
          </table:table-cell>
          <table:table-cell office:value-type="float" office:value="-7195" calcext:value-type="float">
            <text:p>-7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16" calcext:value-type="float">
            <text:p>14.916</text:p>
          </table:table-cell>
          <table:table-cell office:value-type="float" office:value="-1.0089" calcext:value-type="float">
            <text:p>-1.0089</text:p>
          </table:table-cell>
          <table:table-cell office:value-type="float" office:value="15" calcext:value-type="float">
            <text:p>15</text:p>
          </table:table-cell>
          <table:table-cell office:value-type="float" office:value="-6.0643" calcext:value-type="float">
            <text:p>-6.0643</text:p>
          </table:table-cell>
          <table:table-cell office:value-type="float" office:value="1653.6" calcext:value-type="float">
            <text:p>1653.6</text:p>
          </table:table-cell>
          <table:table-cell office:value-type="float" office:value="-4615" calcext:value-type="float">
            <text:p>-4615</text:p>
          </table:table-cell>
          <table:table-cell office:value-type="float" office:value="253.82" calcext:value-type="float">
            <text:p>253.82</text:p>
          </table:table-cell>
          <table:table-cell office:value-type="float" office:value="0.042434" calcext:value-type="float">
            <text:p>0.042434</text:p>
          </table:table-cell>
          <table:table-cell office:value-type="float" office:value="-0.24809" calcext:value-type="float">
            <text:p>-0.24809</text:p>
          </table:table-cell>
          <table:table-cell office:value-type="float" office:value="0.0095597" calcext:value-type="float">
            <text:p>0.0095597</text:p>
          </table:table-cell>
          <table:table-cell office:value-type="float" office:value="0" calcext:value-type="float">
            <text:p>0</text:p>
          </table:table-cell>
          <table:table-cell office:value-type="float" office:value="-2910" calcext:value-type="float">
            <text:p>-2910</text:p>
          </table:table-cell>
          <table:table-cell office:value-type="float" office:value="0.085263" calcext:value-type="float">
            <text:p>0.085263</text:p>
          </table:table-cell>
          <table:table-cell office:value-type="float" office:value="0.91657" calcext:value-type="float">
            <text:p>0.91657</text:p>
          </table:table-cell>
          <table:table-cell office:value-type="float" office:value="-0.036293" calcext:value-type="float">
            <text:p>-0.0362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7]-([$Sheet2.$B$2]*[.B137]+[$Sheet2.$B$3]))^2" office:value-type="float" office:value="0.000440775666715307" calcext:value-type="float">
            <text:p>0.000440775666715</text:p>
          </table:table-cell>
          <table:table-cell table:formula="of:=([.F137]-([$Sheet2.$B$7] +[$Sheet2.$B$8] * ([.B137] - [$Sheet2.$B$9])^2))^2" office:value-type="float" office:value="0.0000668270781948446" calcext:value-type="float">
            <text:p>6.68270781948446E-05</text:p>
          </table:table-cell>
          <table:table-cell table:formula="of:=([.X137]-([.AE137]^2*([$Sheet2.$B$13]*([.B137] -[$Sheet2.$B$14])^2 +[$Sheet2.$B$15]*([.B137]-[$Sheet2.$B$14]) +[$Sheet2.$B$16])    ))^2" office:value-type="float" office:value="1.80078133673762" calcext:value-type="float">
            <text:p>1.80078133673762</text:p>
          </table:table-cell>
          <table:table-cell table:formula="of:=([.AG137]-([.AE137]^2*([$Sheet2.$B$20]*([.B137] -[$Sheet2.$B$21])^2 + [$Sheet2.$B$22]*([.B137]-[$Sheet2.$B$21]) + [$Sheet2.$B$23])    ))^2" office:value-type="float" office:value="1401.92709861856" calcext:value-type="float">
            <text:p>1401.92709861856</text:p>
          </table:table-cell>
          <table:table-cell table:formula="of:=([.AH137]-([.AE137]^2*([$Sheet2.$B$27]*([.B137] -[$Sheet2.$B$28])^2 +[$Sheet2.$B$29]*([.B137]-[$Sheet2.$B$28]) +[$Sheet2.$B$30])    ))^2" office:value-type="float" office:value="5589.70338123422" calcext:value-type="float">
            <text:p>5589.70338123422</text:p>
          </table:table-cell>
          <table:table-cell table:formula="of:=([.AI137]-([.AE137]^2*([$Sheet2.$B$34]*([.B137] - [$Sheet2.$B$35])^2 +[$Sheet2.$B$36]*([.B137]-[$Sheet2.$B$35]) +[$Sheet2.$B$37])    ))^2" office:value-type="float" office:value="56.8472957897964" calcext:value-type="float">
            <text:p>56.8472957897964</text:p>
          </table:table-cell>
          <table:table-cell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596" calcext:value-type="float">
            <text:p>-0.79596</text:p>
          </table:table-cell>
          <table:table-cell office:value-type="float" office:value="0.08009" calcext:value-type="float">
            <text:p>0.08009</text:p>
          </table:table-cell>
          <table:table-cell office:value-type="float" office:value="0.013447" calcext:value-type="float">
            <text:p>0.013447</text:p>
          </table:table-cell>
          <table:table-cell office:value-type="float" office:value="0.066644" calcext:value-type="float">
            <text:p>0.066644</text:p>
          </table:table-cell>
          <table:table-cell office:value-type="float" office:value="-0.014084" calcext:value-type="float">
            <text:p>-0.014084</text:p>
          </table:table-cell>
          <table:table-cell office:value-type="float" office:value="-3.3326" calcext:value-type="float">
            <text:p>-3.3326</text:p>
          </table:table-cell>
          <table:table-cell office:value-type="float" office:value="-0.088466" calcext:value-type="float">
            <text:p>-0.088466</text:p>
          </table:table-cell>
          <table:table-cell office:value-type="float" office:value="-3.2442" calcext:value-type="float">
            <text:p>-3.2442</text:p>
          </table:table-cell>
          <table:table-cell office:value-type="float" office:value="-0.36676" calcext:value-type="float">
            <text:p>-0.36676</text:p>
          </table:table-cell>
          <table:table-cell office:value-type="float" office:value="-0.05339" calcext:value-type="float">
            <text:p>-0.05339</text:p>
          </table:table-cell>
          <table:table-cell office:value-type="float" office:value="-0.0067301" calcext:value-type="float">
            <text:p>-0.0067301</text:p>
          </table:table-cell>
          <table:table-cell office:value-type="float" office:value="-0.04666" calcext:value-type="float">
            <text:p>-0.04666</text:p>
          </table:table-cell>
          <table:table-cell office:value-type="float" office:value="-9.9383" calcext:value-type="float">
            <text:p>-9.9383</text:p>
          </table:table-cell>
          <table:table-cell office:value-type="float" office:value="-8.8666" calcext:value-type="float">
            <text:p>-8.8666</text:p>
          </table:table-cell>
          <table:table-cell office:value-type="float" office:value="-1" calcext:value-type="float">
            <text:p>-1</text:p>
          </table:table-cell>
          <table:table-cell office:value-type="float" office:value="560.62" calcext:value-type="float">
            <text:p>560.62</text:p>
          </table:table-cell>
          <table:table-cell office:value-type="float" office:value="-118.48" calcext:value-type="float">
            <text:p>-118.48</text:p>
          </table:table-cell>
          <table:table-cell office:value-type="float" office:value="-6695.8" calcext:value-type="float">
            <text:p>-6695.8</text:p>
          </table:table-cell>
          <table:table-cell office:value-type="float" office:value="560.62" calcext:value-type="float">
            <text:p>560.62</text:p>
          </table:table-cell>
          <table:table-cell office:value-type="float" office:value="-118.48" calcext:value-type="float">
            <text:p>-118.48</text:p>
          </table:table-cell>
          <table:table-cell office:value-type="float" office:value="-6695.8" calcext:value-type="float">
            <text:p>-66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25" calcext:value-type="float">
            <text:p>14.925</text:p>
          </table:table-cell>
          <table:table-cell office:value-type="float" office:value="-0.99058" calcext:value-type="float">
            <text:p>-0.99058</text:p>
          </table:table-cell>
          <table:table-cell office:value-type="float" office:value="15" calcext:value-type="float">
            <text:p>15</text:p>
          </table:table-cell>
          <table:table-cell office:value-type="float" office:value="-5.7458" calcext:value-type="float">
            <text:p>-5.7458</text:p>
          </table:table-cell>
          <table:table-cell office:value-type="float" office:value="1542.6" calcext:value-type="float">
            <text:p>1542.6</text:p>
          </table:table-cell>
          <table:table-cell office:value-type="float" office:value="-4261.3" calcext:value-type="float">
            <text:p>-4261.3</text:p>
          </table:table-cell>
          <table:table-cell office:value-type="float" office:value="224.56" calcext:value-type="float">
            <text:p>224.56</text:p>
          </table:table-cell>
          <table:table-cell office:value-type="float" office:value="0.042119" calcext:value-type="float">
            <text:p>0.042119</text:p>
          </table:table-cell>
          <table:table-cell office:value-type="float" office:value="-0.24803" calcext:value-type="float">
            <text:p>-0.24803</text:p>
          </table:table-cell>
          <table:table-cell office:value-type="float" office:value="0.0084759" calcext:value-type="float">
            <text:p>0.0084759</text:p>
          </table:table-cell>
          <table:table-cell office:value-type="float" office:value="0" calcext:value-type="float">
            <text:p>0</text:p>
          </table:table-cell>
          <table:table-cell office:value-type="float" office:value="-2857" calcext:value-type="float">
            <text:p>-2857</text:p>
          </table:table-cell>
          <table:table-cell office:value-type="float" office:value="0.074597" calcext:value-type="float">
            <text:p>0.074597</text:p>
          </table:table-cell>
          <table:table-cell office:value-type="float" office:value="0.90781" calcext:value-type="float">
            <text:p>0.90781</text:p>
          </table:table-cell>
          <table:table-cell office:value-type="float" office:value="-0.033525" calcext:value-type="float">
            <text:p>-0.0335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8]-([$Sheet2.$B$2]*[.B138]+[$Sheet2.$B$3]))^2" office:value-type="float" office:value="0.000461898564177273" calcext:value-type="float">
            <text:p>0.000461898564177</text:p>
          </table:table-cell>
          <table:table-cell table:formula="of:=([.F138]-([$Sheet2.$B$7] +[$Sheet2.$B$8] * ([.B138] - [$Sheet2.$B$9])^2))^2" office:value-type="float" office:value="0.0000519343783615808" calcext:value-type="float">
            <text:p>5.19343783615808E-05</text:p>
          </table:table-cell>
          <table:table-cell table:formula="of:=([.X138]-([.AE138]^2*([$Sheet2.$B$13]*([.B138] -[$Sheet2.$B$14])^2 +[$Sheet2.$B$15]*([.B138]-[$Sheet2.$B$14]) +[$Sheet2.$B$16])    ))^2" office:value-type="float" office:value="1.03410042252711" calcext:value-type="float">
            <text:p>1.03410042252711</text:p>
          </table:table-cell>
          <table:table-cell table:formula="of:=([.AG138]-([.AE138]^2*([$Sheet2.$B$20]*([.B138] -[$Sheet2.$B$21])^2 + [$Sheet2.$B$22]*([.B138]-[$Sheet2.$B$21]) + [$Sheet2.$B$23])    ))^2" office:value-type="float" office:value="1538.29105424468" calcext:value-type="float">
            <text:p>1538.29105424468</text:p>
          </table:table-cell>
          <table:table-cell table:formula="of:=([.AH138]-([.AE138]^2*([$Sheet2.$B$27]*([.B138] -[$Sheet2.$B$28])^2 +[$Sheet2.$B$29]*([.B138]-[$Sheet2.$B$28]) +[$Sheet2.$B$30])    ))^2" office:value-type="float" office:value="6649.72878062671" calcext:value-type="float">
            <text:p>6649.72878062671</text:p>
          </table:table-cell>
          <table:table-cell table:formula="of:=([.AI138]-([.AE138]^2*([$Sheet2.$B$34]*([.B138] - [$Sheet2.$B$35])^2 +[$Sheet2.$B$36]*([.B138]-[$Sheet2.$B$35]) +[$Sheet2.$B$37])    ))^2" office:value-type="float" office:value="41.1231856446012" calcext:value-type="float">
            <text:p>41.1231856446012</text:p>
          </table:table-cell>
          <table:table-cell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623" calcext:value-type="float">
            <text:p>-0.73623</text:p>
          </table:table-cell>
          <table:table-cell office:value-type="float" office:value="0.070272" calcext:value-type="float">
            <text:p>0.070272</text:p>
          </table:table-cell>
          <table:table-cell office:value-type="float" office:value="0.012568" calcext:value-type="float">
            <text:p>0.012568</text:p>
          </table:table-cell>
          <table:table-cell office:value-type="float" office:value="0.057704" calcext:value-type="float">
            <text:p>0.057704</text:p>
          </table:table-cell>
          <table:table-cell office:value-type="float" office:value="-0.012613" calcext:value-type="float">
            <text:p>-0.012613</text:p>
          </table:table-cell>
          <table:table-cell office:value-type="float" office:value="-3.061" calcext:value-type="float">
            <text:p>-3.061</text:p>
          </table:table-cell>
          <table:table-cell office:value-type="float" office:value="-0.082683" calcext:value-type="float">
            <text:p>-0.082683</text:p>
          </table:table-cell>
          <table:table-cell office:value-type="float" office:value="-2.9783" calcext:value-type="float">
            <text:p>-2.9783</text:p>
          </table:table-cell>
          <table:table-cell office:value-type="float" office:value="-0.33999" calcext:value-type="float">
            <text:p>-0.33999</text:p>
          </table:table-cell>
          <table:table-cell office:value-type="float" office:value="-0.047033" calcext:value-type="float">
            <text:p>-0.047033</text:p>
          </table:table-cell>
          <table:table-cell office:value-type="float" office:value="-0.006261" calcext:value-type="float">
            <text:p>-0.006261</text:p>
          </table:table-cell>
          <table:table-cell office:value-type="float" office:value="-0.040772" calcext:value-type="float">
            <text:p>-0.040772</text:p>
          </table:table-cell>
          <table:table-cell office:value-type="float" office:value="-10.477" calcext:value-type="float">
            <text:p>-10.477</text:p>
          </table:table-cell>
          <table:table-cell office:value-type="float" office:value="-8.9896" calcext:value-type="float">
            <text:p>-8.9896</text:p>
          </table:table-cell>
          <table:table-cell office:value-type="float" office:value="-1" calcext:value-type="float">
            <text:p>-1</text:p>
          </table:table-cell>
          <table:table-cell office:value-type="float" office:value="485.42" calcext:value-type="float">
            <text:p>485.42</text:p>
          </table:table-cell>
          <table:table-cell office:value-type="float" office:value="-106.1" calcext:value-type="float">
            <text:p>-106.1</text:p>
          </table:table-cell>
          <table:table-cell office:value-type="float" office:value="-6193.3" calcext:value-type="float">
            <text:p>-6193.3</text:p>
          </table:table-cell>
          <table:table-cell office:value-type="float" office:value="485.42" calcext:value-type="float">
            <text:p>485.42</text:p>
          </table:table-cell>
          <table:table-cell office:value-type="float" office:value="-106.1" calcext:value-type="float">
            <text:p>-106.1</text:p>
          </table:table-cell>
          <table:table-cell office:value-type="float" office:value="-6193.3" calcext:value-type="float">
            <text:p>-619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32" calcext:value-type="float">
            <text:p>14.932</text:p>
          </table:table-cell>
          <table:table-cell office:value-type="float" office:value="-0.97703" calcext:value-type="float">
            <text:p>-0.97703</text:p>
          </table:table-cell>
          <table:table-cell office:value-type="float" office:value="15" calcext:value-type="float">
            <text:p>15</text:p>
          </table:table-cell>
          <table:table-cell office:value-type="float" office:value="-5.4523" calcext:value-type="float">
            <text:p>-5.4523</text:p>
          </table:table-cell>
          <table:table-cell office:value-type="float" office:value="1430" calcext:value-type="float">
            <text:p>1430</text:p>
          </table:table-cell>
          <table:table-cell office:value-type="float" office:value="-3913.9" calcext:value-type="float">
            <text:p>-3913.9</text:p>
          </table:table-cell>
          <table:table-cell office:value-type="float" office:value="197.83" calcext:value-type="float">
            <text:p>197.83</text:p>
          </table:table-cell>
          <table:table-cell office:value-type="float" office:value="0.041679" calcext:value-type="float">
            <text:p>0.041679</text:p>
          </table:table-cell>
          <table:table-cell office:value-type="float" office:value="-0.24799" calcext:value-type="float">
            <text:p>-0.24799</text:p>
          </table:table-cell>
          <table:table-cell office:value-type="float" office:value="0.0073359" calcext:value-type="float">
            <text:p>0.0073359</text:p>
          </table:table-cell>
          <table:table-cell office:value-type="float" office:value="0" calcext:value-type="float">
            <text:p>0</text:p>
          </table:table-cell>
          <table:table-cell office:value-type="float" office:value="-2817.9" calcext:value-type="float">
            <text:p>-2817.9</text:p>
          </table:table-cell>
          <table:table-cell office:value-type="float" office:value="0.064624" calcext:value-type="float">
            <text:p>0.064624</text:p>
          </table:table-cell>
          <table:table-cell office:value-type="float" office:value="0.897" calcext:value-type="float">
            <text:p>0.897</text:p>
          </table:table-cell>
          <table:table-cell office:value-type="float" office:value="-0.030685" calcext:value-type="float">
            <text:p>-0.03068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39]-([$Sheet2.$B$2]*[.B139]+[$Sheet2.$B$3]))^2" office:value-type="float" office:value="0.000466516498091167" calcext:value-type="float">
            <text:p>0.000466516498091</text:p>
          </table:table-cell>
          <table:table-cell table:formula="of:=([.F139]-([$Sheet2.$B$7] +[$Sheet2.$B$8] * ([.B139] - [$Sheet2.$B$9])^2))^2" office:value-type="float" office:value="0.000036985686429678" calcext:value-type="float">
            <text:p>3.6985686429678E-05</text:p>
          </table:table-cell>
          <table:table-cell table:formula="of:=([.X139]-([.AE139]^2*([$Sheet2.$B$13]*([.B139] -[$Sheet2.$B$14])^2 +[$Sheet2.$B$15]*([.B139]-[$Sheet2.$B$14]) +[$Sheet2.$B$16])    ))^2" office:value-type="float" office:value="0.439303461663347" calcext:value-type="float">
            <text:p>0.439303461663347</text:p>
          </table:table-cell>
          <table:table-cell table:formula="of:=([.AG139]-([.AE139]^2*([$Sheet2.$B$20]*([.B139] -[$Sheet2.$B$21])^2 + [$Sheet2.$B$22]*([.B139]-[$Sheet2.$B$21]) + [$Sheet2.$B$23])    ))^2" office:value-type="float" office:value="1623.74294369051" calcext:value-type="float">
            <text:p>1623.74294369051</text:p>
          </table:table-cell>
          <table:table-cell table:formula="of:=([.AH139]-([.AE139]^2*([$Sheet2.$B$27]*([.B139] -[$Sheet2.$B$28])^2 +[$Sheet2.$B$29]*([.B139]-[$Sheet2.$B$28]) +[$Sheet2.$B$30])    ))^2" office:value-type="float" office:value="7752.45514921338" calcext:value-type="float">
            <text:p>7752.45514921338</text:p>
          </table:table-cell>
          <table:table-cell table:formula="of:=([.AI139]-([.AE139]^2*([$Sheet2.$B$34]*([.B139] - [$Sheet2.$B$35])^2 +[$Sheet2.$B$36]*([.B139]-[$Sheet2.$B$35]) +[$Sheet2.$B$37])    ))^2" office:value-type="float" office:value="23.6425200350009" calcext:value-type="float">
            <text:p>23.6425200350009</text:p>
          </table:table-cell>
          <table:table-cell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614" calcext:value-type="float">
            <text:p>-0.67614</text:p>
          </table:table-cell>
          <table:table-cell office:value-type="float" office:value="0.061064" calcext:value-type="float">
            <text:p>0.061064</text:p>
          </table:table-cell>
          <table:table-cell office:value-type="float" office:value="0.011655" calcext:value-type="float">
            <text:p>0.011655</text:p>
          </table:table-cell>
          <table:table-cell office:value-type="float" office:value="0.049408" calcext:value-type="float">
            <text:p>0.049408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2.7921" calcext:value-type="float">
            <text:p>-2.7921</text:p>
          </table:table-cell>
          <table:table-cell office:value-type="float" office:value="-0.076681" calcext:value-type="float">
            <text:p>-0.076681</text:p>
          </table:table-cell>
          <table:table-cell office:value-type="float" office:value="-2.7154" calcext:value-type="float">
            <text:p>-2.7154</text:p>
          </table:table-cell>
          <table:table-cell office:value-type="float" office:value="-0.31284" calcext:value-type="float">
            <text:p>-0.31284</text:p>
          </table:table-cell>
          <table:table-cell office:value-type="float" office:value="-0.041091" calcext:value-type="float">
            <text:p>-0.041091</text:p>
          </table:table-cell>
          <table:table-cell office:value-type="float" office:value="-0.0057748" calcext:value-type="float">
            <text:p>-0.0057748</text:p>
          </table:table-cell>
          <table:table-cell office:value-type="float" office:value="-0.035316" calcext:value-type="float">
            <text:p>-0.035316</text:p>
          </table:table-cell>
          <table:table-cell office:value-type="float" office:value="-11.073" calcext:value-type="float">
            <text:p>-11.073</text:p>
          </table:table-cell>
          <table:table-cell office:value-type="float" office:value="-9.1048" calcext:value-type="float">
            <text:p>-9.1048</text:p>
          </table:table-cell>
          <table:table-cell office:value-type="float" office:value="-1" calcext:value-type="float">
            <text:p>-1</text:p>
          </table:table-cell>
          <table:table-cell office:value-type="float" office:value="415.63" calcext:value-type="float">
            <text:p>415.63</text:p>
          </table:table-cell>
          <table:table-cell office:value-type="float" office:value="-94.637" calcext:value-type="float">
            <text:p>-94.637</text:p>
          </table:table-cell>
          <table:table-cell office:value-type="float" office:value="-5687.8" calcext:value-type="float">
            <text:p>-5687.8</text:p>
          </table:table-cell>
          <table:table-cell office:value-type="float" office:value="415.63" calcext:value-type="float">
            <text:p>415.63</text:p>
          </table:table-cell>
          <table:table-cell office:value-type="float" office:value="-94.637" calcext:value-type="float">
            <text:p>-94.637</text:p>
          </table:table-cell>
          <table:table-cell office:value-type="float" office:value="-5687.8" calcext:value-type="float">
            <text:p>-56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39" calcext:value-type="float">
            <text:p>14.939</text:p>
          </table:table-cell>
          <table:table-cell office:value-type="float" office:value="-0.96466" calcext:value-type="float">
            <text:p>-0.96466</text:p>
          </table:table-cell>
          <table:table-cell office:value-type="float" office:value="15" calcext:value-type="float">
            <text:p>15</text:p>
          </table:table-cell>
          <table:table-cell office:value-type="float" office:value="-5.1605" calcext:value-type="float">
            <text:p>-5.1605</text:p>
          </table:table-cell>
          <table:table-cell office:value-type="float" office:value="1315.8" calcext:value-type="float">
            <text:p>1315.8</text:p>
          </table:table-cell>
          <table:table-cell office:value-type="float" office:value="-3570.1" calcext:value-type="float">
            <text:p>-3570.1</text:p>
          </table:table-cell>
          <table:table-cell office:value-type="float" office:value="172.83" calcext:value-type="float">
            <text:p>172.83</text:p>
          </table:table-cell>
          <table:table-cell office:value-type="float" office:value="0.041086" calcext:value-type="float">
            <text:p>0.041086</text:p>
          </table:table-cell>
          <table:table-cell office:value-type="float" office:value="-0.24795" calcext:value-type="float">
            <text:p>-0.24795</text:p>
          </table:table-cell>
          <table:table-cell office:value-type="float" office:value="0.0061269" calcext:value-type="float">
            <text:p>0.0061269</text:p>
          </table:table-cell>
          <table:table-cell office:value-type="float" office:value="0" calcext:value-type="float">
            <text:p>0</text:p>
          </table:table-cell>
          <table:table-cell office:value-type="float" office:value="-2782.2" calcext:value-type="float">
            <text:p>-2782.2</text:p>
          </table:table-cell>
          <table:table-cell office:value-type="float" office:value="0.055359" calcext:value-type="float">
            <text:p>0.055359</text:p>
          </table:table-cell>
          <table:table-cell office:value-type="float" office:value="0.88358" calcext:value-type="float">
            <text:p>0.88358</text:p>
          </table:table-cell>
          <table:table-cell office:value-type="float" office:value="-0.02778" calcext:value-type="float">
            <text:p>-0.0277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0]-([$Sheet2.$B$2]*[.B140]+[$Sheet2.$B$3]))^2" office:value-type="float" office:value="0.000455658566209213" calcext:value-type="float">
            <text:p>0.000455658566209</text:p>
          </table:table-cell>
          <table:table-cell table:formula="of:=([.F140]-([$Sheet2.$B$7] +[$Sheet2.$B$8] * ([.B140] - [$Sheet2.$B$9])^2))^2" office:value-type="float" office:value="0.0000265007446232511" calcext:value-type="float">
            <text:p>2.65007446232511E-05</text:p>
          </table:table-cell>
          <table:table-cell table:formula="of:=([.X140]-([.AE140]^2*([$Sheet2.$B$13]*([.B140] -[$Sheet2.$B$14])^2 +[$Sheet2.$B$15]*([.B140]-[$Sheet2.$B$14]) +[$Sheet2.$B$16])    ))^2" office:value-type="float" office:value="0.0879770390218319" calcext:value-type="float">
            <text:p>0.087977039021832</text:p>
          </table:table-cell>
          <table:table-cell table:formula="of:=([.AG140]-([.AE140]^2*([$Sheet2.$B$20]*([.B140] -[$Sheet2.$B$21])^2 + [$Sheet2.$B$22]*([.B140]-[$Sheet2.$B$21]) + [$Sheet2.$B$23])    ))^2" office:value-type="float" office:value="1653.74286402689" calcext:value-type="float">
            <text:p>1653.74286402689</text:p>
          </table:table-cell>
          <table:table-cell table:formula="of:=([.AH140]-([.AE140]^2*([$Sheet2.$B$27]*([.B140] -[$Sheet2.$B$28])^2 +[$Sheet2.$B$29]*([.B140]-[$Sheet2.$B$28]) +[$Sheet2.$B$30])    ))^2" office:value-type="float" office:value="8385.21029594947" calcext:value-type="float">
            <text:p>8385.21029594947</text:p>
          </table:table-cell>
          <table:table-cell table:formula="of:=([.AI140]-([.AE140]^2*([$Sheet2.$B$34]*([.B140] - [$Sheet2.$B$35])^2 +[$Sheet2.$B$36]*([.B140]-[$Sheet2.$B$35]) +[$Sheet2.$B$37])    ))^2" office:value-type="float" office:value="13.6056100362067" calcext:value-type="float">
            <text:p>13.6056100362067</text:p>
          </table:table-cell>
          <table:table-cell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571" calcext:value-type="float">
            <text:p>-0.61571</text:p>
          </table:table-cell>
          <table:table-cell office:value-type="float" office:value="0.052626" calcext:value-type="float">
            <text:p>0.052626</text:p>
          </table:table-cell>
          <table:table-cell office:value-type="float" office:value="0.01086" calcext:value-type="float">
            <text:p>0.01086</text:p>
          </table:table-cell>
          <table:table-cell office:value-type="float" office:value="0.041766" calcext:value-type="float">
            <text:p>0.041766</text:p>
          </table:table-cell>
          <table:table-cell office:value-type="float" office:value="-0.0099975" calcext:value-type="float">
            <text:p>-0.0099975</text:p>
          </table:table-cell>
          <table:table-cell office:value-type="float" office:value="-2.5271" calcext:value-type="float">
            <text:p>-2.5271</text:p>
          </table:table-cell>
          <table:table-cell office:value-type="float" office:value="-0.071446" calcext:value-type="float">
            <text:p>-0.071446</text:p>
          </table:table-cell>
          <table:table-cell office:value-type="float" office:value="-2.4557" calcext:value-type="float">
            <text:p>-2.4557</text:p>
          </table:table-cell>
          <table:table-cell office:value-type="float" office:value="-0.28533" calcext:value-type="float">
            <text:p>-0.28533</text:p>
          </table:table-cell>
          <table:table-cell office:value-type="float" office:value="-0.035648" calcext:value-type="float">
            <text:p>-0.035648</text:p>
          </table:table-cell>
          <table:table-cell office:value-type="float" office:value="-0.0053514" calcext:value-type="float">
            <text:p>-0.0053514</text:p>
          </table:table-cell>
          <table:table-cell office:value-type="float" office:value="-0.030296" calcext:value-type="float">
            <text:p>-0.030296</text:p>
          </table:table-cell>
          <table:table-cell office:value-type="float" office:value="-11.7" calcext:value-type="float">
            <text:p>-11.7</text:p>
          </table:table-cell>
          <table:table-cell office:value-type="float" office:value="-9.1805" calcext:value-type="float">
            <text:p>-9.1805</text:p>
          </table:table-cell>
          <table:table-cell office:value-type="float" office:value="-1" calcext:value-type="float">
            <text:p>-1</text:p>
          </table:table-cell>
          <table:table-cell office:value-type="float" office:value="351.34" calcext:value-type="float">
            <text:p>351.34</text:p>
          </table:table-cell>
          <table:table-cell office:value-type="float" office:value="-84.101" calcext:value-type="float">
            <text:p>-84.101</text:p>
          </table:table-cell>
          <table:table-cell office:value-type="float" office:value="-5179.5" calcext:value-type="float">
            <text:p>-5179.5</text:p>
          </table:table-cell>
          <table:table-cell office:value-type="float" office:value="351.34" calcext:value-type="float">
            <text:p>351.34</text:p>
          </table:table-cell>
          <table:table-cell office:value-type="float" office:value="-84.101" calcext:value-type="float">
            <text:p>-84.101</text:p>
          </table:table-cell>
          <table:table-cell office:value-type="float" office:value="-5179.5" calcext:value-type="float">
            <text:p>-517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46" calcext:value-type="float">
            <text:p>14.946</text:p>
          </table:table-cell>
          <table:table-cell office:value-type="float" office:value="-0.9567" calcext:value-type="float">
            <text:p>-0.9567</text:p>
          </table:table-cell>
          <table:table-cell office:value-type="float" office:value="15" calcext:value-type="float">
            <text:p>15</text:p>
          </table:table-cell>
          <table:table-cell office:value-type="float" office:value="-4.8853" calcext:value-type="float">
            <text:p>-4.8853</text:p>
          </table:table-cell>
          <table:table-cell office:value-type="float" office:value="1200.1" calcext:value-type="float">
            <text:p>1200.1</text:p>
          </table:table-cell>
          <table:table-cell office:value-type="float" office:value="-3231.3" calcext:value-type="float">
            <text:p>-3231.3</text:p>
          </table:table-cell>
          <table:table-cell office:value-type="float" office:value="149.94" calcext:value-type="float">
            <text:p>149.94</text:p>
          </table:table-cell>
          <table:table-cell office:value-type="float" office:value="0.040298" calcext:value-type="float">
            <text:p>0.040298</text:p>
          </table:table-cell>
          <table:table-cell office:value-type="float" office:value="-0.24791" calcext:value-type="float">
            <text:p>-0.24791</text:p>
          </table:table-cell>
          <table:table-cell office:value-type="float" office:value="0.0048312" calcext:value-type="float">
            <text:p>0.0048312</text:p>
          </table:table-cell>
          <table:table-cell office:value-type="float" office:value="0" calcext:value-type="float">
            <text:p>0</text:p>
          </table:table-cell>
          <table:table-cell office:value-type="float" office:value="-2759.3" calcext:value-type="float">
            <text:p>-2759.3</text:p>
          </table:table-cell>
          <table:table-cell office:value-type="float" office:value="0.046816" calcext:value-type="float">
            <text:p>0.046816</text:p>
          </table:table-cell>
          <table:table-cell office:value-type="float" office:value="0.86677" calcext:value-type="float">
            <text:p>0.86677</text:p>
          </table:table-cell>
          <table:table-cell office:value-type="float" office:value="-0.024812" calcext:value-type="float">
            <text:p>-0.0248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1]-([$Sheet2.$B$2]*[.B141]+[$Sheet2.$B$3]))^2" office:value-type="float" office:value="0.000430700619917464" calcext:value-type="float">
            <text:p>0.000430700619917</text:p>
          </table:table-cell>
          <table:table-cell table:formula="of:=([.F141]-([$Sheet2.$B$7] +[$Sheet2.$B$8] * ([.B141] - [$Sheet2.$B$9])^2))^2" office:value-type="float" office:value="0.0000180238941887817" calcext:value-type="float">
            <text:p>1.80238941887817E-05</text:p>
          </table:table-cell>
          <table:table-cell table:formula="of:=([.X141]-([.AE141]^2*([$Sheet2.$B$13]*([.B141] -[$Sheet2.$B$14])^2 +[$Sheet2.$B$15]*([.B141]-[$Sheet2.$B$14]) +[$Sheet2.$B$16])    ))^2" office:value-type="float" office:value="0.005135750668953" calcext:value-type="float">
            <text:p>0.005135750668953</text:p>
          </table:table-cell>
          <table:table-cell table:formula="of:=([.AG141]-([.AE141]^2*([$Sheet2.$B$20]*([.B141] -[$Sheet2.$B$21])^2 + [$Sheet2.$B$22]*([.B141]-[$Sheet2.$B$21]) + [$Sheet2.$B$23])    ))^2" office:value-type="float" office:value="1634.80196142524" calcext:value-type="float">
            <text:p>1634.80196142524</text:p>
          </table:table-cell>
          <table:table-cell table:formula="of:=([.AH141]-([.AE141]^2*([$Sheet2.$B$27]*([.B141] -[$Sheet2.$B$28])^2 +[$Sheet2.$B$29]*([.B141]-[$Sheet2.$B$28]) +[$Sheet2.$B$30])    ))^2" office:value-type="float" office:value="8744.89968140621" calcext:value-type="float">
            <text:p>8744.89968140621</text:p>
          </table:table-cell>
          <table:table-cell table:formula="of:=([.AI141]-([.AE141]^2*([$Sheet2.$B$34]*([.B141] - [$Sheet2.$B$35])^2 +[$Sheet2.$B$36]*([.B141]-[$Sheet2.$B$35]) +[$Sheet2.$B$37])    ))^2" office:value-type="float" office:value="6.30712394092871" calcext:value-type="float">
            <text:p>6.30712394092871</text:p>
          </table:table-cell>
          <table:table-cell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5497" calcext:value-type="float">
            <text:p>-0.55497</text:p>
          </table:table-cell>
          <table:table-cell office:value-type="float" office:value="0.044946" calcext:value-type="float">
            <text:p>0.044946</text:p>
          </table:table-cell>
          <table:table-cell office:value-type="float" office:value="0.01016" calcext:value-type="float">
            <text:p>0.01016</text:p>
          </table:table-cell>
          <table:table-cell office:value-type="float" office:value="0.034786" calcext:value-type="float">
            <text:p>0.034786</text:p>
          </table:table-cell>
          <table:table-cell office:value-type="float" office:value="-0.008856" calcext:value-type="float">
            <text:p>-0.008856</text:p>
          </table:table-cell>
          <table:table-cell office:value-type="float" office:value="-2.2661" calcext:value-type="float">
            <text:p>-2.2661</text:p>
          </table:table-cell>
          <table:table-cell office:value-type="float" office:value="-0.066842" calcext:value-type="float">
            <text:p>-0.066842</text:p>
          </table:table-cell>
          <table:table-cell office:value-type="float" office:value="-2.1992" calcext:value-type="float">
            <text:p>-2.1992</text:p>
          </table:table-cell>
          <table:table-cell office:value-type="float" office:value="-0.25747" calcext:value-type="float">
            <text:p>-0.25747</text:p>
          </table:table-cell>
          <table:table-cell office:value-type="float" office:value="-0.030699" calcext:value-type="float">
            <text:p>-0.030699</text:p>
          </table:table-cell>
          <table:table-cell office:value-type="float" office:value="-0.0049815" calcext:value-type="float">
            <text:p>-0.0049815</text:p>
          </table:table-cell>
          <table:table-cell office:value-type="float" office:value="-0.025718" calcext:value-type="float">
            <text:p>-0.025718</text:p>
          </table:table-cell>
          <table:table-cell office:value-type="float" office:value="-12.347" calcext:value-type="float">
            <text:p>-12.347</text:p>
          </table:table-cell>
          <table:table-cell office:value-type="float" office:value="-9.1984" calcext:value-type="float">
            <text:p>-9.1984</text:p>
          </table:table-cell>
          <table:table-cell office:value-type="float" office:value="-1" calcext:value-type="float">
            <text:p>-1</text:p>
          </table:table-cell>
          <table:table-cell office:value-type="float" office:value="292.63" calcext:value-type="float">
            <text:p>292.63</text:p>
          </table:table-cell>
          <table:table-cell office:value-type="float" office:value="-74.498" calcext:value-type="float">
            <text:p>-74.498</text:p>
          </table:table-cell>
          <table:table-cell office:value-type="float" office:value="-4668.5" calcext:value-type="float">
            <text:p>-4668.5</text:p>
          </table:table-cell>
          <table:table-cell office:value-type="float" office:value="292.63" calcext:value-type="float">
            <text:p>292.63</text:p>
          </table:table-cell>
          <table:table-cell office:value-type="float" office:value="-74.498" calcext:value-type="float">
            <text:p>-74.498</text:p>
          </table:table-cell>
          <table:table-cell office:value-type="float" office:value="-4668.5" calcext:value-type="float">
            <text:p>-466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51" calcext:value-type="float">
            <text:p>14.951</text:p>
          </table:table-cell>
          <table:table-cell office:value-type="float" office:value="-0.95485" calcext:value-type="float">
            <text:p>-0.95485</text:p>
          </table:table-cell>
          <table:table-cell office:value-type="float" office:value="15" calcext:value-type="float">
            <text:p>15</text:p>
          </table:table-cell>
          <table:table-cell office:value-type="float" office:value="-4.6302" calcext:value-type="float">
            <text:p>-4.6302</text:p>
          </table:table-cell>
          <table:table-cell office:value-type="float" office:value="1082.9" calcext:value-type="float">
            <text:p>1082.9</text:p>
          </table:table-cell>
          <table:table-cell office:value-type="float" office:value="-2897.5" calcext:value-type="float">
            <text:p>-2897.5</text:p>
          </table:table-cell>
          <table:table-cell office:value-type="float" office:value="129.12" calcext:value-type="float">
            <text:p>129.12</text:p>
          </table:table-cell>
          <table:table-cell office:value-type="float" office:value="0.039257" calcext:value-type="float">
            <text:p>0.039257</text:p>
          </table:table-cell>
          <table:table-cell office:value-type="float" office:value="-0.24789" calcext:value-type="float">
            <text:p>-0.24789</text:p>
          </table:table-cell>
          <table:table-cell office:value-type="float" office:value="0.0034228" calcext:value-type="float">
            <text:p>0.0034228</text:p>
          </table:table-cell>
          <table:table-cell office:value-type="float" office:value="0" calcext:value-type="float">
            <text:p>0</text:p>
          </table:table-cell>
          <table:table-cell office:value-type="float" office:value="-2753.9" calcext:value-type="float">
            <text:p>-2753.9</text:p>
          </table:table-cell>
          <table:table-cell office:value-type="float" office:value="0.039007" calcext:value-type="float">
            <text:p>0.039007</text:p>
          </table:table-cell>
          <table:table-cell office:value-type="float" office:value="0.84548" calcext:value-type="float">
            <text:p>0.84548</text:p>
          </table:table-cell>
          <table:table-cell office:value-type="float" office:value="-0.021787" calcext:value-type="float">
            <text:p>-0.0217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2]-([$Sheet2.$B$2]*[.B142]+[$Sheet2.$B$3]))^2" office:value-type="float" office:value="0.000394042167304697" calcext:value-type="float">
            <text:p>0.000394042167305</text:p>
          </table:table-cell>
          <table:table-cell table:formula="of:=([.F142]-([$Sheet2.$B$7] +[$Sheet2.$B$8] * ([.B142] - [$Sheet2.$B$9])^2))^2" office:value-type="float" office:value="0.0000114669653606308" calcext:value-type="float">
            <text:p>1.14669653606308E-05</text:p>
          </table:table-cell>
          <table:table-cell table:formula="of:=([.X142]-([.AE142]^2*([$Sheet2.$B$13]*([.B142] -[$Sheet2.$B$14])^2 +[$Sheet2.$B$15]*([.B142]-[$Sheet2.$B$14]) +[$Sheet2.$B$16])    ))^2" office:value-type="float" office:value="0.190113832689185" calcext:value-type="float">
            <text:p>0.190113832689185</text:p>
          </table:table-cell>
          <table:table-cell table:formula="of:=([.AG142]-([.AE142]^2*([$Sheet2.$B$20]*([.B142] -[$Sheet2.$B$21])^2 + [$Sheet2.$B$22]*([.B142]-[$Sheet2.$B$21]) + [$Sheet2.$B$23])    ))^2" office:value-type="float" office:value="1567.76676761644" calcext:value-type="float">
            <text:p>1567.76676761644</text:p>
          </table:table-cell>
          <table:table-cell table:formula="of:=([.AH142]-([.AE142]^2*([$Sheet2.$B$27]*([.B142] -[$Sheet2.$B$28])^2 +[$Sheet2.$B$29]*([.B142]-[$Sheet2.$B$28]) +[$Sheet2.$B$30])    ))^2" office:value-type="float" office:value="8813.1072059353" calcext:value-type="float">
            <text:p>8813.1072059353</text:p>
          </table:table-cell>
          <table:table-cell table:formula="of:=([.AI142]-([.AE142]^2*([$Sheet2.$B$34]*([.B142] - [$Sheet2.$B$35])^2 +[$Sheet2.$B$36]*([.B142]-[$Sheet2.$B$35]) +[$Sheet2.$B$37])    ))^2" office:value-type="float" office:value="1.87914444565763" calcext:value-type="float">
            <text:p>1.87914444565763</text:p>
          </table:table-cell>
          <table:table-cell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395" calcext:value-type="float">
            <text:p>-0.49395</text:p>
          </table:table-cell>
          <table:table-cell office:value-type="float" office:value="0.037997" calcext:value-type="float">
            <text:p>0.037997</text:p>
          </table:table-cell>
          <table:table-cell office:value-type="float" office:value="0.0095182" calcext:value-type="float">
            <text:p>0.0095182</text:p>
          </table:table-cell>
          <table:table-cell office:value-type="float" office:value="0.028479" calcext:value-type="float">
            <text:p>0.028479</text:p>
          </table:table-cell>
          <table:table-cell office:value-type="float" office:value="-0.0078266" calcext:value-type="float">
            <text:p>-0.0078266</text:p>
          </table:table-cell>
          <table:table-cell office:value-type="float" office:value="-2.0088" calcext:value-type="float">
            <text:p>-2.0088</text:p>
          </table:table-cell>
          <table:table-cell office:value-type="float" office:value="-0.062619" calcext:value-type="float">
            <text:p>-0.062619</text:p>
          </table:table-cell>
          <table:table-cell office:value-type="float" office:value="-1.9462" calcext:value-type="float">
            <text:p>-1.9462</text:p>
          </table:table-cell>
          <table:table-cell office:value-type="float" office:value="-0.22925" calcext:value-type="float">
            <text:p>-0.22925</text:p>
          </table:table-cell>
          <table:table-cell office:value-type="float" office:value="-0.026224" calcext:value-type="float">
            <text:p>-0.026224</text:p>
          </table:table-cell>
          <table:table-cell office:value-type="float" office:value="-0.00464" calcext:value-type="float">
            <text:p>-0.00464</text:p>
          </table:table-cell>
          <table:table-cell office:value-type="float" office:value="-0.021584" calcext:value-type="float">
            <text:p>-0.021584</text:p>
          </table:table-cell>
          <table:table-cell office:value-type="float" office:value="-13" calcext:value-type="float">
            <text:p>-13</text:p>
          </table:table-cell>
          <table:table-cell office:value-type="float" office:value="-9.1363" calcext:value-type="float">
            <text:p>-9.1363</text:p>
          </table:table-cell>
          <table:table-cell office:value-type="float" office:value="-1" calcext:value-type="float">
            <text:p>-1</text:p>
          </table:table-cell>
          <table:table-cell office:value-type="float" office:value="239.57" calcext:value-type="float">
            <text:p>239.57</text:p>
          </table:table-cell>
          <table:table-cell office:value-type="float" office:value="-65.839" calcext:value-type="float">
            <text:p>-65.839</text:p>
          </table:table-cell>
          <table:table-cell office:value-type="float" office:value="-4155.2" calcext:value-type="float">
            <text:p>-4155.2</text:p>
          </table:table-cell>
          <table:table-cell office:value-type="float" office:value="239.57" calcext:value-type="float">
            <text:p>239.57</text:p>
          </table:table-cell>
          <table:table-cell office:value-type="float" office:value="-65.839" calcext:value-type="float">
            <text:p>-65.839</text:p>
          </table:table-cell>
          <table:table-cell office:value-type="float" office:value="-4155.2" calcext:value-type="float">
            <text:p>-415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56" calcext:value-type="float">
            <text:p>14.956</text:p>
          </table:table-cell>
          <table:table-cell office:value-type="float" office:value="-0.96133" calcext:value-type="float">
            <text:p>-0.96133</text:p>
          </table:table-cell>
          <table:table-cell office:value-type="float" office:value="15" calcext:value-type="float">
            <text:p>15</text:p>
          </table:table-cell>
          <table:table-cell office:value-type="float" office:value="-4.3988" calcext:value-type="float">
            <text:p>-4.3988</text:p>
          </table:table-cell>
          <table:table-cell office:value-type="float" office:value="964.26" calcext:value-type="float">
            <text:p>964.26</text:p>
          </table:table-cell>
          <table:table-cell office:value-type="float" office:value="-2568.6" calcext:value-type="float">
            <text:p>-2568.6</text:p>
          </table:table-cell>
          <table:table-cell office:value-type="float" office:value="110.3" calcext:value-type="float">
            <text:p>110.3</text:p>
          </table:table-cell>
          <table:table-cell office:value-type="float" office:value="0.037876" calcext:value-type="float">
            <text:p>0.037876</text:p>
          </table:table-cell>
          <table:table-cell office:value-type="float" office:value="-0.24788" calcext:value-type="float">
            <text:p>-0.24788</text:p>
          </table:table-cell>
          <table:table-cell office:value-type="float" office:value="0.0018623" calcext:value-type="float">
            <text:p>0.0018623</text:p>
          </table:table-cell>
          <table:table-cell office:value-type="float" office:value="0" calcext:value-type="float">
            <text:p>0</text:p>
          </table:table-cell>
          <table:table-cell office:value-type="float" office:value="-2772.6" calcext:value-type="float">
            <text:p>-2772.6</text:p>
          </table:table-cell>
          <table:table-cell office:value-type="float" office:value="0.031944" calcext:value-type="float">
            <text:p>0.031944</text:p>
          </table:table-cell>
          <table:table-cell office:value-type="float" office:value="0.81811" calcext:value-type="float">
            <text:p>0.81811</text:p>
          </table:table-cell>
          <table:table-cell office:value-type="float" office:value="-0.018709" calcext:value-type="float">
            <text:p>-0.01870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3]-([$Sheet2.$B$2]*[.B143]+[$Sheet2.$B$3]))^2" office:value-type="float" office:value="0.000348481636652012" calcext:value-type="float">
            <text:p>0.000348481636652</text:p>
          </table:table-cell>
          <table:table-cell table:formula="of:=([.F143]-([$Sheet2.$B$7] +[$Sheet2.$B$8] * ([.B143] - [$Sheet2.$B$9])^2))^2" office:value-type="float" office:value="0.0000067464485965402" calcext:value-type="float">
            <text:p>6.7464485965402E-06</text:p>
          </table:table-cell>
          <table:table-cell table:formula="of:=([.X143]-([.AE143]^2*([$Sheet2.$B$13]*([.B143] -[$Sheet2.$B$14])^2 +[$Sheet2.$B$15]*([.B143]-[$Sheet2.$B$14]) +[$Sheet2.$B$16])    ))^2" office:value-type="float" office:value="0.616946873699072" calcext:value-type="float">
            <text:p>0.616946873699072</text:p>
          </table:table-cell>
          <table:table-cell table:formula="of:=([.AG143]-([.AE143]^2*([$Sheet2.$B$20]*([.B143] -[$Sheet2.$B$21])^2 + [$Sheet2.$B$22]*([.B143]-[$Sheet2.$B$21]) + [$Sheet2.$B$23])    ))^2" office:value-type="float" office:value="1460.25540523284" calcext:value-type="float">
            <text:p>1460.25540523284</text:p>
          </table:table-cell>
          <table:table-cell table:formula="of:=([.AH143]-([.AE143]^2*([$Sheet2.$B$27]*([.B143] -[$Sheet2.$B$28])^2 +[$Sheet2.$B$29]*([.B143]-[$Sheet2.$B$28]) +[$Sheet2.$B$30])    ))^2" office:value-type="float" office:value="8567.86109510091" calcext:value-type="float">
            <text:p>8567.86109510091</text:p>
          </table:table-cell>
          <table:table-cell table:formula="of:=([.AI143]-([.AE143]^2*([$Sheet2.$B$34]*([.B143] - [$Sheet2.$B$35])^2 +[$Sheet2.$B$36]*([.B143]-[$Sheet2.$B$35]) +[$Sheet2.$B$37])    ))^2" office:value-type="float" office:value="0.113460245751119" calcext:value-type="float">
            <text:p>0.113460245751119</text:p>
          </table:table-cell>
          <table:table-cell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266" calcext:value-type="float">
            <text:p>-0.43266</text:p>
          </table:table-cell>
          <table:table-cell office:value-type="float" office:value="0.031824" calcext:value-type="float">
            <text:p>0.031824</text:p>
          </table:table-cell>
          <table:table-cell office:value-type="float" office:value="0.008973" calcext:value-type="float">
            <text:p>0.008973</text:p>
          </table:table-cell>
          <table:table-cell office:value-type="float" office:value="0.022851" calcext:value-type="float">
            <text:p>0.022851</text:p>
          </table:table-cell>
          <table:table-cell office:value-type="float" office:value="-0.00691" calcext:value-type="float">
            <text:p>-0.00691</text:p>
          </table:table-cell>
          <table:table-cell office:value-type="float" office:value="-1.7558" calcext:value-type="float">
            <text:p>-1.7558</text:p>
          </table:table-cell>
          <table:table-cell office:value-type="float" office:value="-0.059033" calcext:value-type="float">
            <text:p>-0.059033</text:p>
          </table:table-cell>
          <table:table-cell office:value-type="float" office:value="-1.6968" calcext:value-type="float">
            <text:p>-1.6968</text:p>
          </table:table-cell>
          <table:table-cell office:value-type="float" office:value="-0.2007" calcext:value-type="float">
            <text:p>-0.2007</text:p>
          </table:table-cell>
          <table:table-cell office:value-type="float" office:value="-0.022255" calcext:value-type="float">
            <text:p>-0.022255</text:p>
          </table:table-cell>
          <table:table-cell office:value-type="float" office:value="-0.0043545" calcext:value-type="float">
            <text:p>-0.0043545</text:p>
          </table:table-cell>
          <table:table-cell office:value-type="float" office:value="-0.0179" calcext:value-type="float">
            <text:p>-0.0179</text:p>
          </table:table-cell>
          <table:table-cell office:value-type="float" office:value="-13.596" calcext:value-type="float">
            <text:p>-13.596</text:p>
          </table:table-cell>
          <table:table-cell office:value-type="float" office:value="-8.9427" calcext:value-type="float">
            <text:p>-8.9427</text:p>
          </table:table-cell>
          <table:table-cell office:value-type="float" office:value="-1" calcext:value-type="float">
            <text:p>-1</text:p>
          </table:table-cell>
          <table:table-cell office:value-type="float" office:value="192.22" calcext:value-type="float">
            <text:p>192.22</text:p>
          </table:table-cell>
          <table:table-cell office:value-type="float" office:value="-58.128" calcext:value-type="float">
            <text:p>-58.128</text:p>
          </table:table-cell>
          <table:table-cell office:value-type="float" office:value="-3639.6" calcext:value-type="float">
            <text:p>-3639.6</text:p>
          </table:table-cell>
          <table:table-cell office:value-type="float" office:value="192.22" calcext:value-type="float">
            <text:p>192.22</text:p>
          </table:table-cell>
          <table:table-cell office:value-type="float" office:value="-58.128" calcext:value-type="float">
            <text:p>-58.128</text:p>
          </table:table-cell>
          <table:table-cell office:value-type="float" office:value="-3639.6" calcext:value-type="float">
            <text:p>-363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6" calcext:value-type="float">
            <text:p>14.96</text:p>
          </table:table-cell>
          <table:table-cell office:value-type="float" office:value="-0.98215" calcext:value-type="float">
            <text:p>-0.98215</text:p>
          </table:table-cell>
          <table:table-cell office:value-type="float" office:value="15" calcext:value-type="float">
            <text:p>15</text:p>
          </table:table-cell>
          <table:table-cell office:value-type="float" office:value="-4.2067" calcext:value-type="float">
            <text:p>-4.2067</text:p>
          </table:table-cell>
          <table:table-cell office:value-type="float" office:value="844.17" calcext:value-type="float">
            <text:p>844.17</text:p>
          </table:table-cell>
          <table:table-cell office:value-type="float" office:value="-2245" calcext:value-type="float">
            <text:p>-2245</text:p>
          </table:table-cell>
          <table:table-cell office:value-type="float" office:value="93.605" calcext:value-type="float">
            <text:p>93.605</text:p>
          </table:table-cell>
          <table:table-cell office:value-type="float" office:value="0.036017" calcext:value-type="float">
            <text:p>0.036017</text:p>
          </table:table-cell>
          <table:table-cell office:value-type="float" office:value="-0.24788" calcext:value-type="float">
            <text:p>-0.24788</text:p>
          </table:table-cell>
          <table:table-cell table:style-name="ce1" office:value-type="float" office:value="0.00008763" calcext:value-type="float">
            <text:p>8.76E-05</text:p>
          </table:table-cell>
          <table:table-cell office:value-type="float" office:value="0" calcext:value-type="float">
            <text:p>0</text:p>
          </table:table-cell>
          <table:table-cell office:value-type="float" office:value="-2832.6" calcext:value-type="float">
            <text:p>-2832.6</text:p>
          </table:table-cell>
          <table:table-cell office:value-type="float" office:value="0.025638" calcext:value-type="float">
            <text:p>0.025638</text:p>
          </table:table-cell>
          <table:table-cell office:value-type="float" office:value="0.78229" calcext:value-type="float">
            <text:p>0.78229</text:p>
          </table:table-cell>
          <table:table-cell office:value-type="float" office:value="-0.015583" calcext:value-type="float">
            <text:p>-0.0155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4]-([$Sheet2.$B$2]*[.B144]+[$Sheet2.$B$3]))^2" office:value-type="float" office:value="0.000296350383219716" calcext:value-type="float">
            <text:p>0.00029635038322</text:p>
          </table:table-cell>
          <table:table-cell table:formula="of:=([.F144]-([$Sheet2.$B$7] +[$Sheet2.$B$8] * ([.B144] - [$Sheet2.$B$9])^2))^2" office:value-type="float" office:value="0.0000033626804337344" calcext:value-type="float">
            <text:p>3.3626804337344E-06</text:p>
          </table:table-cell>
          <table:table-cell table:formula="of:=([.X144]-([.AE144]^2*([$Sheet2.$B$13]*([.B144] -[$Sheet2.$B$14])^2 +[$Sheet2.$B$15]*([.B144]-[$Sheet2.$B$14]) +[$Sheet2.$B$16])    ))^2" office:value-type="float" office:value="1.24541532239817" calcext:value-type="float">
            <text:p>1.24541532239817</text:p>
          </table:table-cell>
          <table:table-cell table:formula="of:=([.AG144]-([.AE144]^2*([$Sheet2.$B$20]*([.B144] -[$Sheet2.$B$21])^2 + [$Sheet2.$B$22]*([.B144]-[$Sheet2.$B$21]) + [$Sheet2.$B$23])    ))^2" office:value-type="float" office:value="1316.0530462517" calcext:value-type="float">
            <text:p>1316.0530462517</text:p>
          </table:table-cell>
          <table:table-cell table:formula="of:=([.AH144]-([.AE144]^2*([$Sheet2.$B$27]*([.B144] -[$Sheet2.$B$28])^2 +[$Sheet2.$B$29]*([.B144]-[$Sheet2.$B$28]) +[$Sheet2.$B$30])    ))^2" office:value-type="float" office:value="8094.23022907777" calcext:value-type="float">
            <text:p>8094.23022907777</text:p>
          </table:table-cell>
          <table:table-cell table:formula="of:=([.AI144]-([.AE144]^2*([$Sheet2.$B$34]*([.B144] - [$Sheet2.$B$35])^2 +[$Sheet2.$B$36]*([.B144]-[$Sheet2.$B$35]) +[$Sheet2.$B$37])    ))^2" office:value-type="float" office:value="0.512000456342141" calcext:value-type="float">
            <text:p>0.512000456342141</text:p>
          </table:table-cell>
          <table:table-cell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114" calcext:value-type="float">
            <text:p>-0.37114</text:p>
          </table:table-cell>
          <table:table-cell office:value-type="float" office:value="0.026394" calcext:value-type="float">
            <text:p>0.026394</text:p>
          </table:table-cell>
          <table:table-cell office:value-type="float" office:value="0.0084835" calcext:value-type="float">
            <text:p>0.0084835</text:p>
          </table:table-cell>
          <table:table-cell office:value-type="float" office:value="0.01791" calcext:value-type="float">
            <text:p>0.01791</text:p>
          </table:table-cell>
          <table:table-cell office:value-type="float" office:value="-0.0061072" calcext:value-type="float">
            <text:p>-0.0061072</text:p>
          </table:table-cell>
          <table:table-cell office:value-type="float" office:value="-1.5068" calcext:value-type="float">
            <text:p>-1.5068</text:p>
          </table:table-cell>
          <table:table-cell office:value-type="float" office:value="-0.055813" calcext:value-type="float">
            <text:p>-0.055813</text:p>
          </table:table-cell>
          <table:table-cell office:value-type="float" office:value="-1.451" calcext:value-type="float">
            <text:p>-1.451</text:p>
          </table:table-cell>
          <table:table-cell office:value-type="float" office:value="-0.17183" calcext:value-type="float">
            <text:p>-0.17183</text:p>
          </table:table-cell>
          <table:table-cell office:value-type="float" office:value="-0.018766" calcext:value-type="float">
            <text:p>-0.018766</text:p>
          </table:table-cell>
          <table:table-cell office:value-type="float" office:value="-0.0040969" calcext:value-type="float">
            <text:p>-0.0040969</text:p>
          </table:table-cell>
          <table:table-cell office:value-type="float" office:value="-0.014669" calcext:value-type="float">
            <text:p>-0.014669</text:p>
          </table:table-cell>
          <table:table-cell office:value-type="float" office:value="-14.062" calcext:value-type="float">
            <text:p>-14.062</text:p>
          </table:table-cell>
          <table:table-cell office:value-type="float" office:value="-8.5667" calcext:value-type="float">
            <text:p>-8.5667</text:p>
          </table:table-cell>
          <table:table-cell office:value-type="float" office:value="-1" calcext:value-type="float">
            <text:p>-1</text:p>
          </table:table-cell>
          <table:table-cell office:value-type="float" office:value="150.66" calcext:value-type="float">
            <text:p>150.66</text:p>
          </table:table-cell>
          <table:table-cell office:value-type="float" office:value="-51.375" calcext:value-type="float">
            <text:p>-51.375</text:p>
          </table:table-cell>
          <table:table-cell office:value-type="float" office:value="-3122.1" calcext:value-type="float">
            <text:p>-3122.1</text:p>
          </table:table-cell>
          <table:table-cell office:value-type="float" office:value="150.66" calcext:value-type="float">
            <text:p>150.66</text:p>
          </table:table-cell>
          <table:table-cell office:value-type="float" office:value="-51.375" calcext:value-type="float">
            <text:p>-51.375</text:p>
          </table:table-cell>
          <table:table-cell office:value-type="float" office:value="-3122.1" calcext:value-type="float">
            <text:p>-312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62" calcext:value-type="float">
            <text:p>14.962</text:p>
          </table:table-cell>
          <table:table-cell office:value-type="float" office:value="-1.0253" calcext:value-type="float">
            <text:p>-1.0253</text:p>
          </table:table-cell>
          <table:table-cell office:value-type="float" office:value="15" calcext:value-type="float">
            <text:p>15</text:p>
          </table:table-cell>
          <table:table-cell office:value-type="float" office:value="-4.0677" calcext:value-type="float">
            <text:p>-4.0677</text:p>
          </table:table-cell>
          <table:table-cell office:value-type="float" office:value="722.72" calcext:value-type="float">
            <text:p>722.72</text:p>
          </table:table-cell>
          <table:table-cell office:value-type="float" office:value="-1926.7" calcext:value-type="float">
            <text:p>-1926.7</text:p>
          </table:table-cell>
          <table:table-cell office:value-type="float" office:value="78.93" calcext:value-type="float">
            <text:p>78.93</text:p>
          </table:table-cell>
          <table:table-cell office:value-type="float" office:value="0.03345" calcext:value-type="float">
            <text:p>0.03345</text:p>
          </table:table-cell>
          <table:table-cell office:value-type="float" office:value="-0.2479" calcext:value-type="float">
            <text:p>-0.2479</text:p>
          </table:table-cell>
          <table:table-cell office:value-type="float" office:value="-0.0020053" calcext:value-type="float">
            <text:p>-0.0020053</text:p>
          </table:table-cell>
          <table:table-cell office:value-type="float" office:value="0" calcext:value-type="float">
            <text:p>0</text:p>
          </table:table-cell>
          <table:table-cell office:value-type="float" office:value="-2957" calcext:value-type="float">
            <text:p>-2957</text:p>
          </table:table-cell>
          <table:table-cell office:value-type="float" office:value="0.020098" calcext:value-type="float">
            <text:p>0.020098</text:p>
          </table:table-cell>
          <table:table-cell office:value-type="float" office:value="0.73444" calcext:value-type="float">
            <text:p>0.73444</text:p>
          </table:table-cell>
          <table:table-cell office:value-type="float" office:value="-0.012415" calcext:value-type="float">
            <text:p>-0.0124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5]-([$Sheet2.$B$2]*[.B145]+[$Sheet2.$B$3]))^2" office:value-type="float" office:value="0.000241242955533309" calcext:value-type="float">
            <text:p>0.000241242955533</text:p>
          </table:table-cell>
          <table:table-cell table:formula="of:=([.F145]-([$Sheet2.$B$7] +[$Sheet2.$B$8] * ([.B145] - [$Sheet2.$B$9])^2))^2" office:value-type="float" office:value="0.0000012732790621725" calcext:value-type="float">
            <text:p>1.2732790621725E-06</text:p>
          </table:table-cell>
          <table:table-cell table:formula="of:=([.X145]-([.AE145]^2*([$Sheet2.$B$13]*([.B145] -[$Sheet2.$B$14])^2 +[$Sheet2.$B$15]*([.B145]-[$Sheet2.$B$14]) +[$Sheet2.$B$16])    ))^2" office:value-type="float" office:value="2.00955234246352" calcext:value-type="float">
            <text:p>2.00955234246352</text:p>
          </table:table-cell>
          <table:table-cell table:formula="of:=([.AG145]-([.AE145]^2*([$Sheet2.$B$20]*([.B145] -[$Sheet2.$B$21])^2 + [$Sheet2.$B$22]*([.B145]-[$Sheet2.$B$21]) + [$Sheet2.$B$23])    ))^2" office:value-type="float" office:value="1147.68540573227" calcext:value-type="float">
            <text:p>1147.68540573227</text:p>
          </table:table-cell>
          <table:table-cell table:formula="of:=([.AH145]-([.AE145]^2*([$Sheet2.$B$27]*([.B145] -[$Sheet2.$B$28])^2 +[$Sheet2.$B$29]*([.B145]-[$Sheet2.$B$28]) +[$Sheet2.$B$30])    ))^2" office:value-type="float" office:value="7412.13321585392" calcext:value-type="float">
            <text:p>7412.13321585392</text:p>
          </table:table-cell>
          <table:table-cell table:formula="of:=([.AI145]-([.AE145]^2*([$Sheet2.$B$34]*([.B145] - [$Sheet2.$B$35])^2 +[$Sheet2.$B$36]*([.B145]-[$Sheet2.$B$35]) +[$Sheet2.$B$37])    ))^2" office:value-type="float" office:value="2.8268474800056" calcext:value-type="float">
            <text:p>2.8268474800056</text:p>
          </table:table-cell>
          <table:table-cell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942" calcext:value-type="float">
            <text:p>-0.30942</text:p>
          </table:table-cell>
          <table:table-cell office:value-type="float" office:value="0.021719" calcext:value-type="float">
            <text:p>0.021719</text:p>
          </table:table-cell>
          <table:table-cell office:value-type="float" office:value="0.0080554" calcext:value-type="float">
            <text:p>0.0080554</text:p>
          </table:table-cell>
          <table:table-cell office:value-type="float" office:value="0.013663" calcext:value-type="float">
            <text:p>0.013663</text:p>
          </table:table-cell>
          <table:table-cell office:value-type="float" office:value="-0.0054186" calcext:value-type="float">
            <text:p>-0.0054186</text:p>
          </table:table-cell>
          <table:table-cell office:value-type="float" office:value="-1.2622" calcext:value-type="float">
            <text:p>-1.2622</text:p>
          </table:table-cell>
          <table:table-cell office:value-type="float" office:value="-0.052996" calcext:value-type="float">
            <text:p>-0.052996</text:p>
          </table:table-cell>
          <table:table-cell office:value-type="float" office:value="-1.2092" calcext:value-type="float">
            <text:p>-1.2092</text:p>
          </table:table-cell>
          <table:table-cell office:value-type="float" office:value="-0.14263" calcext:value-type="float">
            <text:p>-0.14263</text:p>
          </table:table-cell>
          <table:table-cell office:value-type="float" office:value="-0.015767" calcext:value-type="float">
            <text:p>-0.015767</text:p>
          </table:table-cell>
          <table:table-cell office:value-type="float" office:value="-0.0038731" calcext:value-type="float">
            <text:p>-0.0038731</text:p>
          </table:table-cell>
          <table:table-cell office:value-type="float" office:value="-0.011894" calcext:value-type="float">
            <text:p>-0.011894</text:p>
          </table:table-cell>
          <table:table-cell office:value-type="float" office:value="-14.247" calcext:value-type="float">
            <text:p>-14.247</text:p>
          </table:table-cell>
          <table:table-cell office:value-type="float" office:value="-7.9247" calcext:value-type="float">
            <text:p>-7.9247</text:p>
          </table:table-cell>
          <table:table-cell office:value-type="float" office:value="-1" calcext:value-type="float">
            <text:p>-1</text:p>
          </table:table-cell>
          <table:table-cell office:value-type="float" office:value="114.94" calcext:value-type="float">
            <text:p>114.94</text:p>
          </table:table-cell>
          <table:table-cell office:value-type="float" office:value="-45.582" calcext:value-type="float">
            <text:p>-45.582</text:p>
          </table:table-cell>
          <table:table-cell office:value-type="float" office:value="-2602.9" calcext:value-type="float">
            <text:p>-2602.9</text:p>
          </table:table-cell>
          <table:table-cell office:value-type="float" office:value="114.94" calcext:value-type="float">
            <text:p>114.94</text:p>
          </table:table-cell>
          <table:table-cell office:value-type="float" office:value="-45.582" calcext:value-type="float">
            <text:p>-45.582</text:p>
          </table:table-cell>
          <table:table-cell office:value-type="float" office:value="-2602.9" calcext:value-type="float">
            <text:p>-260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63" calcext:value-type="float">
            <text:p>14.963</text:p>
          </table:table-cell>
          <table:table-cell office:value-type="float" office:value="-1.1083" calcext:value-type="float">
            <text:p>-1.1083</text:p>
          </table:table-cell>
          <table:table-cell office:value-type="float" office:value="15" calcext:value-type="float">
            <text:p>15</text:p>
          </table:table-cell>
          <table:table-cell office:value-type="float" office:value="-4.0151" calcext:value-type="float">
            <text:p>-4.0151</text:p>
          </table:table-cell>
          <table:table-cell office:value-type="float" office:value="599.92" calcext:value-type="float">
            <text:p>599.92</text:p>
          </table:table-cell>
          <table:table-cell office:value-type="float" office:value="-1613.9" calcext:value-type="float">
            <text:p>-1613.9</text:p>
          </table:table-cell>
          <table:table-cell office:value-type="float" office:value="66.317" calcext:value-type="float">
            <text:p>66.317</text:p>
          </table:table-cell>
          <table:table-cell office:value-type="float" office:value="0.029761" calcext:value-type="float">
            <text:p>0.029761</text:p>
          </table:table-cell>
          <table:table-cell office:value-type="float" office:value="-0.24796" calcext:value-type="float">
            <text:p>-0.24796</text:p>
          </table:table-cell>
          <table:table-cell office:value-type="float" office:value="-0.0046045" calcext:value-type="float">
            <text:p>-0.0046045</text:p>
          </table:table-cell>
          <table:table-cell office:value-type="float" office:value="0" calcext:value-type="float">
            <text:p>0</text:p>
          </table:table-cell>
          <table:table-cell office:value-type="float" office:value="-3196.5" calcext:value-type="float">
            <text:p>-3196.5</text:p>
          </table:table-cell>
          <table:table-cell office:value-type="float" office:value="0.015334" calcext:value-type="float">
            <text:p>0.015334</text:p>
          </table:table-cell>
          <table:table-cell office:value-type="float" office:value="0.66912" calcext:value-type="float">
            <text:p>0.66912</text:p>
          </table:table-cell>
          <table:table-cell office:value-type="float" office:value="-0.0092086" calcext:value-type="float">
            <text:p>-0.009208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6]-([$Sheet2.$B$2]*[.B146]+[$Sheet2.$B$3]))^2" office:value-type="float" office:value="0.000186299712402778" calcext:value-type="float">
            <text:p>0.000186299712403</text:p>
          </table:table-cell>
          <table:table-cell table:formula="of:=([.F146]-([$Sheet2.$B$7] +[$Sheet2.$B$8] * ([.B146] - [$Sheet2.$B$9])^2))^2" office:value-type="float" office:value="0.000000220241406034934" calcext:value-type="float">
            <text:p>2.20241406034934E-07</text:p>
          </table:table-cell>
          <table:table-cell table:formula="of:=([.X146]-([.AE146]^2*([$Sheet2.$B$13]*([.B146] -[$Sheet2.$B$14])^2 +[$Sheet2.$B$15]*([.B146]-[$Sheet2.$B$14]) +[$Sheet2.$B$16])    ))^2" office:value-type="float" office:value="2.8502715962469" calcext:value-type="float">
            <text:p>2.8502715962469</text:p>
          </table:table-cell>
          <table:table-cell table:formula="of:=([.AG146]-([.AE146]^2*([$Sheet2.$B$20]*([.B146] -[$Sheet2.$B$21])^2 + [$Sheet2.$B$22]*([.B146]-[$Sheet2.$B$21]) + [$Sheet2.$B$23])    ))^2" office:value-type="float" office:value="962.455675887998" calcext:value-type="float">
            <text:p>962.455675887998</text:p>
          </table:table-cell>
          <table:table-cell table:formula="of:=([.AH146]-([.AE146]^2*([$Sheet2.$B$27]*([.B146] -[$Sheet2.$B$28])^2 +[$Sheet2.$B$29]*([.B146]-[$Sheet2.$B$28]) +[$Sheet2.$B$30])    ))^2" office:value-type="float" office:value="6583.72579046336" calcext:value-type="float">
            <text:p>6583.72579046336</text:p>
          </table:table-cell>
          <table:table-cell table:formula="of:=([.AI146]-([.AE146]^2*([$Sheet2.$B$34]*([.B146] - [$Sheet2.$B$35])^2 +[$Sheet2.$B$36]*([.B146]-[$Sheet2.$B$35]) +[$Sheet2.$B$37])    ))^2" office:value-type="float" office:value="6.77303009539778" calcext:value-type="float">
            <text:p>6.77303009539778</text:p>
          </table:table-cell>
          <table:table-cell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752" calcext:value-type="float">
            <text:p>-0.24752</text:p>
          </table:table-cell>
          <table:table-cell office:value-type="float" office:value="0.017777" calcext:value-type="float">
            <text:p>0.017777</text:p>
          </table:table-cell>
          <table:table-cell office:value-type="float" office:value="0.0076598" calcext:value-type="float">
            <text:p>0.0076598</text:p>
          </table:table-cell>
          <table:table-cell office:value-type="float" office:value="0.010117" calcext:value-type="float">
            <text:p>0.010117</text:p>
          </table:table-cell>
          <table:table-cell office:value-type="float" office:value="-0.004845" calcext:value-type="float">
            <text:p>-0.004845</text:p>
          </table:table-cell>
          <table:table-cell office:value-type="float" office:value="-1.0217" calcext:value-type="float">
            <text:p>-1.0217</text:p>
          </table:table-cell>
          <table:table-cell office:value-type="float" office:value="-0.050393" calcext:value-type="float">
            <text:p>-0.050393</text:p>
          </table:table-cell>
          <table:table-cell office:value-type="float" office:value="-0.97131" calcext:value-type="float">
            <text:p>-0.97131</text:p>
          </table:table-cell>
          <table:table-cell office:value-type="float" office:value="-0.11313" calcext:value-type="float">
            <text:p>-0.11313</text:p>
          </table:table-cell>
          <table:table-cell office:value-type="float" office:value="-0.013245" calcext:value-type="float">
            <text:p>-0.013245</text:p>
          </table:table-cell>
          <table:table-cell office:value-type="float" office:value="-0.0036675" calcext:value-type="float">
            <text:p>-0.0036675</text:p>
          </table:table-cell>
          <table:table-cell office:value-type="float" office:value="-0.009578" calcext:value-type="float">
            <text:p>-0.009578</text:p>
          </table:table-cell>
          <table:table-cell office:value-type="float" office:value="-13.924" calcext:value-type="float">
            <text:p>-13.924</text:p>
          </table:table-cell>
          <table:table-cell office:value-type="float" office:value="-6.9272" calcext:value-type="float">
            <text:p>-6.9272</text:p>
          </table:table-cell>
          <table:table-cell office:value-type="float" office:value="-1" calcext:value-type="float">
            <text:p>-1</text:p>
          </table:table-cell>
          <table:table-cell office:value-type="float" office:value="85.106" calcext:value-type="float">
            <text:p>85.106</text:p>
          </table:table-cell>
          <table:table-cell office:value-type="float" office:value="-40.757" calcext:value-type="float">
            <text:p>-40.757</text:p>
          </table:table-cell>
          <table:table-cell office:value-type="float" office:value="-2082.2" calcext:value-type="float">
            <text:p>-2082.2</text:p>
          </table:table-cell>
          <table:table-cell office:value-type="float" office:value="85.106" calcext:value-type="float">
            <text:p>85.106</text:p>
          </table:table-cell>
          <table:table-cell office:value-type="float" office:value="-40.757" calcext:value-type="float">
            <text:p>-40.757</text:p>
          </table:table-cell>
          <table:table-cell office:value-type="float" office:value="-2082.2" calcext:value-type="float">
            <text:p>-208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61" calcext:value-type="float">
            <text:p>14.961</text:p>
          </table:table-cell>
          <table:table-cell office:value-type="float" office:value="-1.2679" calcext:value-type="float">
            <text:p>-1.2679</text:p>
          </table:table-cell>
          <table:table-cell office:value-type="float" office:value="15" calcext:value-type="float">
            <text:p>15</text:p>
          </table:table-cell>
          <table:table-cell office:value-type="float" office:value="-4.1079" calcext:value-type="float">
            <text:p>-4.1079</text:p>
          </table:table-cell>
          <table:table-cell office:value-type="float" office:value="475.84" calcext:value-type="float">
            <text:p>475.84</text:p>
          </table:table-cell>
          <table:table-cell office:value-type="float" office:value="-1306.4" calcext:value-type="float">
            <text:p>-1306.4</text:p>
          </table:table-cell>
          <table:table-cell office:value-type="float" office:value="55.712" calcext:value-type="float">
            <text:p>55.712</text:p>
          </table:table-cell>
          <table:table-cell office:value-type="float" office:value="0.024118" calcext:value-type="float">
            <text:p>0.024118</text:p>
          </table:table-cell>
          <table:table-cell office:value-type="float" office:value="-0.24805" calcext:value-type="float">
            <text:p>-0.24805</text:p>
          </table:table-cell>
          <table:table-cell office:value-type="float" office:value="-0.0080878" calcext:value-type="float">
            <text:p>-0.0080878</text:p>
          </table:table-cell>
          <table:table-cell office:value-type="float" office:value="0" calcext:value-type="float">
            <text:p>0</text:p>
          </table:table-cell>
          <table:table-cell office:value-type="float" office:value="-3656.8" calcext:value-type="float">
            <text:p>-3656.8</text:p>
          </table:table-cell>
          <table:table-cell office:value-type="float" office:value="0.011352" calcext:value-type="float">
            <text:p>0.011352</text:p>
          </table:table-cell>
          <table:table-cell office:value-type="float" office:value="0.57827" calcext:value-type="float">
            <text:p>0.57827</text:p>
          </table:table-cell>
          <table:table-cell office:value-type="float" office:value="-0.0059697" calcext:value-type="float">
            <text:p>-0.00596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7]-([$Sheet2.$B$2]*[.B147]+[$Sheet2.$B$3]))^2" office:value-type="float" office:value="0.00013424310617579" calcext:value-type="float">
            <text:p>0.000134243106176</text:p>
          </table:table-cell>
          <table:table-cell table:formula="of:=([.F147]-([$Sheet2.$B$7] +[$Sheet2.$B$8] * ([.B147] - [$Sheet2.$B$9])^2))^2" office:value-type="float" office:value="0.0000000147700798093464" calcext:value-type="float">
            <text:p>1.47700798093464E-08</text:p>
          </table:table-cell>
          <table:table-cell table:formula="of:=([.X147]-([.AE147]^2*([$Sheet2.$B$13]*([.B147] -[$Sheet2.$B$14])^2 +[$Sheet2.$B$15]*([.B147]-[$Sheet2.$B$14]) +[$Sheet2.$B$16])    ))^2" office:value-type="float" office:value="3.68657505414741" calcext:value-type="float">
            <text:p>3.68657505414741</text:p>
          </table:table-cell>
          <table:table-cell table:formula="of:=([.AG147]-([.AE147]^2*([$Sheet2.$B$20]*([.B147] -[$Sheet2.$B$21])^2 + [$Sheet2.$B$22]*([.B147]-[$Sheet2.$B$21]) + [$Sheet2.$B$23])    ))^2" office:value-type="float" office:value="772.024952746633" calcext:value-type="float">
            <text:p>772.024952746633</text:p>
          </table:table-cell>
          <table:table-cell table:formula="of:=([.AH147]-([.AE147]^2*([$Sheet2.$B$27]*([.B147] -[$Sheet2.$B$28])^2 +[$Sheet2.$B$29]*([.B147]-[$Sheet2.$B$28]) +[$Sheet2.$B$30])    ))^2" office:value-type="float" office:value="5611.08623953754" calcext:value-type="float">
            <text:p>5611.08623953754</text:p>
          </table:table-cell>
          <table:table-cell table:formula="of:=([.AI147]-([.AE147]^2*([$Sheet2.$B$34]*([.B147] - [$Sheet2.$B$35])^2 +[$Sheet2.$B$36]*([.B147]-[$Sheet2.$B$35]) +[$Sheet2.$B$37])    ))^2" office:value-type="float" office:value="11.7312169449515" calcext:value-type="float">
            <text:p>11.7312169449515</text:p>
          </table:table-cell>
          <table:table-cell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546" calcext:value-type="float">
            <text:p>-0.18546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07304" calcext:value-type="float">
            <text:p>0.007304</text:p>
          </table:table-cell>
          <table:table-cell office:value-type="float" office:value="0.0072758" calcext:value-type="float">
            <text:p>0.0072758</text:p>
          </table:table-cell>
          <table:table-cell office:value-type="float" office:value="-0.0043869" calcext:value-type="float">
            <text:p>-0.0043869</text:p>
          </table:table-cell>
          <table:table-cell office:value-type="float" office:value="-0.78561" calcext:value-type="float">
            <text:p>-0.78561</text:p>
          </table:table-cell>
          <table:table-cell office:value-type="float" office:value="-0.048052" calcext:value-type="float">
            <text:p>-0.048052</text:p>
          </table:table-cell>
          <table:table-cell office:value-type="float" office:value="-0.73756" calcext:value-type="float">
            <text:p>-0.73756</text:p>
          </table:table-cell>
          <table:table-cell office:value-type="float" office:value="-0.083335" calcext:value-type="float">
            <text:p>-0.083335</text:p>
          </table:table-cell>
          <table:table-cell office:value-type="float" office:value="-0.011207" calcext:value-type="float">
            <text:p>-0.011207</text:p>
          </table:table-cell>
          <table:table-cell office:value-type="float" office:value="-0.0034834" calcext:value-type="float">
            <text:p>-0.0034834</text:p>
          </table:table-cell>
          <table:table-cell office:value-type="float" office:value="-0.007724" calcext:value-type="float">
            <text:p>-0.007724</text:p>
          </table:table-cell>
          <table:table-cell office:value-type="float" office:value="-12.721" calcext:value-type="float">
            <text:p>-12.721</text:p>
          </table:table-cell>
          <table:table-cell office:value-type="float" office:value="-5.4782" calcext:value-type="float">
            <text:p>-5.4782</text:p>
          </table:table-cell>
          <table:table-cell office:value-type="float" office:value="-1" calcext:value-type="float">
            <text:p>-1</text:p>
          </table:table-cell>
          <table:table-cell office:value-type="float" office:value="61.206" calcext:value-type="float">
            <text:p>61.206</text:p>
          </table:table-cell>
          <table:table-cell office:value-type="float" office:value="-36.903" calcext:value-type="float">
            <text:p>-36.903</text:p>
          </table:table-cell>
          <table:table-cell office:value-type="float" office:value="-1560.1" calcext:value-type="float">
            <text:p>-1560.1</text:p>
          </table:table-cell>
          <table:table-cell office:value-type="float" office:value="61.206" calcext:value-type="float">
            <text:p>61.206</text:p>
          </table:table-cell>
          <table:table-cell office:value-type="float" office:value="-36.903" calcext:value-type="float">
            <text:p>-36.903</text:p>
          </table:table-cell>
          <table:table-cell office:value-type="float" office:value="-1560.1" calcext:value-type="float">
            <text:p>-156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54" calcext:value-type="float">
            <text:p>14.954</text:p>
          </table:table-cell>
          <table:table-cell office:value-type="float" office:value="-1.6033" calcext:value-type="float">
            <text:p>-1.6033</text:p>
          </table:table-cell>
          <table:table-cell office:value-type="float" office:value="15" calcext:value-type="float">
            <text:p>15</text:p>
          </table:table-cell>
          <table:table-cell office:value-type="float" office:value="-4.4949" calcext:value-type="float">
            <text:p>-4.4949</text:p>
          </table:table-cell>
          <table:table-cell office:value-type="float" office:value="350.52" calcext:value-type="float">
            <text:p>350.52</text:p>
          </table:table-cell>
          <table:table-cell office:value-type="float" office:value="-1004.5" calcext:value-type="float">
            <text:p>-1004.5</text:p>
          </table:table-cell>
          <table:table-cell office:value-type="float" office:value="47.139" calcext:value-type="float">
            <text:p>47.139</text:p>
          </table:table-cell>
          <table:table-cell office:value-type="float" office:value="0.014577" calcext:value-type="float">
            <text:p>0.014577</text:p>
          </table:table-cell>
          <table:table-cell office:value-type="float" office:value="-0.24824" calcext:value-type="float">
            <text:p>-0.24824</text:p>
          </table:table-cell>
          <table:table-cell office:value-type="float" office:value="-0.013341" calcext:value-type="float">
            <text:p>-0.013341</text:p>
          </table:table-cell>
          <table:table-cell office:value-type="float" office:value="0" calcext:value-type="float">
            <text:p>0</text:p>
          </table:table-cell>
          <table:table-cell office:value-type="float" office:value="-4624.1" calcext:value-type="float">
            <text:p>-4624.1</text:p>
          </table:table-cell>
          <table:table-cell office:value-type="float" office:value="0.0081601" calcext:value-type="float">
            <text:p>0.0081601</text:p>
          </table:table-cell>
          <table:table-cell office:value-type="float" office:value="0.45144" calcext:value-type="float">
            <text:p>0.45144</text:p>
          </table:table-cell>
          <table:table-cell office:value-type="float" office:value="-0.0027035" calcext:value-type="float">
            <text:p>-0.00270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8]-([$Sheet2.$B$2]*[.B148]+[$Sheet2.$B$3]))^2" office:value-type="float" office:value="0.0000876751359948945" calcext:value-type="float">
            <text:p>8.76751359948945E-05</text:p>
          </table:table-cell>
          <table:table-cell table:formula="of:=([.F148]-([$Sheet2.$B$7] +[$Sheet2.$B$8] * ([.B148] - [$Sheet2.$B$9])^2))^2" office:value-type="float" office:value="0.000000430462629388787" calcext:value-type="float">
            <text:p>4.30462629388787E-07</text:p>
          </table:table-cell>
          <table:table-cell table:formula="of:=([.X148]-([.AE148]^2*([$Sheet2.$B$13]*([.B148] -[$Sheet2.$B$14])^2 +[$Sheet2.$B$15]*([.B148]-[$Sheet2.$B$14]) +[$Sheet2.$B$16])    ))^2" office:value-type="float" office:value="4.4516752383676" calcext:value-type="float">
            <text:p>4.4516752383676</text:p>
          </table:table-cell>
          <table:table-cell table:formula="of:=([.AG148]-([.AE148]^2*([$Sheet2.$B$20]*([.B148] -[$Sheet2.$B$21])^2 + [$Sheet2.$B$22]*([.B148]-[$Sheet2.$B$21]) + [$Sheet2.$B$23])    ))^2" office:value-type="float" office:value="585.790419834195" calcext:value-type="float">
            <text:p>585.790419834195</text:p>
          </table:table-cell>
          <table:table-cell table:formula="of:=([.AH148]-([.AE148]^2*([$Sheet2.$B$27]*([.B148] -[$Sheet2.$B$28])^2 +[$Sheet2.$B$29]*([.B148]-[$Sheet2.$B$28]) +[$Sheet2.$B$30])    ))^2" office:value-type="float" office:value="4582.58797719758" calcext:value-type="float">
            <text:p>4582.58797719758</text:p>
          </table:table-cell>
          <table:table-cell table:formula="of:=([.AI148]-([.AE148]^2*([$Sheet2.$B$34]*([.B148] - [$Sheet2.$B$35])^2 +[$Sheet2.$B$36]*([.B148]-[$Sheet2.$B$35]) +[$Sheet2.$B$37])    ))^2" office:value-type="float" office:value="17.4145018131198" calcext:value-type="float">
            <text:p>17.4145018131198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329" calcext:value-type="float">
            <text:p>-0.12329</text:p>
          </table:table-cell>
          <table:table-cell office:value-type="float" office:value="0.012132" calcext:value-type="float">
            <text:p>0.012132</text:p>
          </table:table-cell>
          <table:table-cell office:value-type="float" office:value="0.0069871" calcext:value-type="float">
            <text:p>0.0069871</text:p>
          </table:table-cell>
          <table:table-cell office:value-type="float" office:value="0.0051447" calcext:value-type="float">
            <text:p>0.0051447</text:p>
          </table:table-cell>
          <table:table-cell office:value-type="float" office:value="-0.0040445" calcext:value-type="float">
            <text:p>-0.0040445</text:p>
          </table:table-cell>
          <table:table-cell office:value-type="float" office:value="-0.55402" calcext:value-type="float">
            <text:p>-0.55402</text:p>
          </table:table-cell>
          <table:table-cell office:value-type="float" office:value="-0.045968" calcext:value-type="float">
            <text:p>-0.045968</text:p>
          </table:table-cell>
          <table:table-cell office:value-type="float" office:value="-0.50805" calcext:value-type="float">
            <text:p>-0.50805</text:p>
          </table:table-cell>
          <table:table-cell office:value-type="float" office:value="-0.053254" calcext:value-type="float">
            <text:p>-0.053254</text:p>
          </table:table-cell>
          <table:table-cell office:value-type="float" office:value="-0.0096531" calcext:value-type="float">
            <text:p>-0.0096531</text:p>
          </table:table-cell>
          <table:table-cell office:value-type="float" office:value="-0.0033191" calcext:value-type="float">
            <text:p>-0.0033191</text:p>
          </table:table-cell>
          <table:table-cell office:value-type="float" office:value="-0.006334" calcext:value-type="float">
            <text:p>-0.006334</text:p>
          </table:table-cell>
          <table:table-cell office:value-type="float" office:value="-10.162" calcext:value-type="float">
            <text:p>-10.162</text:p>
          </table:table-cell>
          <table:table-cell office:value-type="float" office:value="-3.5682" calcext:value-type="float">
            <text:p>-3.5682</text:p>
          </table:table-cell>
          <table:table-cell office:value-type="float" office:value="-1" calcext:value-type="float">
            <text:p>-1</text:p>
          </table:table-cell>
          <table:table-cell office:value-type="float" office:value="43.278" calcext:value-type="float">
            <text:p>43.278</text:p>
          </table:table-cell>
          <table:table-cell office:value-type="float" office:value="-34.023" calcext:value-type="float">
            <text:p>-34.023</text:p>
          </table:table-cell>
          <table:table-cell office:value-type="float" office:value="-1037.1" calcext:value-type="float">
            <text:p>-1037.1</text:p>
          </table:table-cell>
          <table:table-cell office:value-type="float" office:value="43.278" calcext:value-type="float">
            <text:p>43.278</text:p>
          </table:table-cell>
          <table:table-cell office:value-type="float" office:value="-34.023" calcext:value-type="float">
            <text:p>-34.023</text:p>
          </table:table-cell>
          <table:table-cell office:value-type="float" office:value="-1037.1" calcext:value-type="float">
            <text:p>-103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28" calcext:value-type="float">
            <text:p>14.928</text:p>
          </table:table-cell>
          <table:table-cell office:value-type="float" office:value="-2.4615" calcext:value-type="float">
            <text:p>-2.4615</text:p>
          </table:table-cell>
          <table:table-cell office:value-type="float" office:value="15" calcext:value-type="float">
            <text:p>15</text:p>
          </table:table-cell>
          <table:table-cell office:value-type="float" office:value="-5.62" calcext:value-type="float">
            <text:p>-5.62</text:p>
          </table:table-cell>
          <table:table-cell office:value-type="float" office:value="223.99" calcext:value-type="float">
            <text:p>223.99</text:p>
          </table:table-cell>
          <table:table-cell office:value-type="float" office:value="-708.4" calcext:value-type="float">
            <text:p>-708.4</text:p>
          </table:table-cell>
          <table:table-cell office:value-type="float" office:value="40.602" calcext:value-type="float">
            <text:p>40.602</text:p>
          </table:table-cell>
          <table:table-cell office:value-type="float" office:value="-0.0047441" calcext:value-type="float">
            <text:p>-0.0047441</text:p>
          </table:table-cell>
          <table:table-cell office:value-type="float" office:value="-0.24865" calcext:value-type="float">
            <text:p>-0.24865</text:p>
          </table:table-cell>
          <table:table-cell office:value-type="float" office:value="-0.023041" calcext:value-type="float">
            <text:p>-0.023041</text:p>
          </table:table-cell>
          <table:table-cell office:value-type="float" office:value="0" calcext:value-type="float">
            <text:p>0</text:p>
          </table:table-cell>
          <table:table-cell office:value-type="float" office:value="-7099.3" calcext:value-type="float">
            <text:p>-7099.3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28212" calcext:value-type="float">
            <text:p>0.28212</text:p>
          </table:table-cell>
          <table:table-cell office:value-type="float" office:value="0.00058488" calcext:value-type="float">
            <text:p>0.0005848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49]-([$Sheet2.$B$2]*[.B149]+[$Sheet2.$B$3]))^2" office:value-type="float" office:value="0.0000494302878576021" calcext:value-type="float">
            <text:p>4.94302878576021E-05</text:p>
          </table:table-cell>
          <table:table-cell table:formula="of:=([.F149]-([$Sheet2.$B$7] +[$Sheet2.$B$8] * ([.B149] - [$Sheet2.$B$9])^2))^2" office:value-type="float" office:value="0.00000129594096978673" calcext:value-type="float">
            <text:p>1.29594096978673E-06</text:p>
          </table:table-cell>
          <table:table-cell table:formula="of:=([.X149]-([.AE149]^2*([$Sheet2.$B$13]*([.B149] -[$Sheet2.$B$14])^2 +[$Sheet2.$B$15]*([.B149]-[$Sheet2.$B$14]) +[$Sheet2.$B$16])    ))^2" office:value-type="float" office:value="5.08428543057445" calcext:value-type="float">
            <text:p>5.08428543057445</text:p>
          </table:table-cell>
          <table:table-cell table:formula="of:=([.AG149]-([.AE149]^2*([$Sheet2.$B$20]*([.B149] -[$Sheet2.$B$21])^2 + [$Sheet2.$B$22]*([.B149]-[$Sheet2.$B$21]) + [$Sheet2.$B$23])    ))^2" office:value-type="float" office:value="412.365381976913" calcext:value-type="float">
            <text:p>412.365381976913</text:p>
          </table:table-cell>
          <table:table-cell table:formula="of:=([.AH149]-([.AE149]^2*([$Sheet2.$B$27]*([.B149] -[$Sheet2.$B$28])^2 +[$Sheet2.$B$29]*([.B149]-[$Sheet2.$B$28]) +[$Sheet2.$B$30])    ))^2" office:value-type="float" office:value="3564.45464260278" calcext:value-type="float">
            <text:p>3564.45464260278</text:p>
          </table:table-cell>
          <table:table-cell table:formula="of:=([.AI149]-([.AE149]^2*([$Sheet2.$B$34]*([.B149] - [$Sheet2.$B$35])^2 +[$Sheet2.$B$36]*([.B149]-[$Sheet2.$B$35]) +[$Sheet2.$B$37])    ))^2" office:value-type="float" office:value="23.5268771987592" calcext:value-type="float">
            <text:p>23.5268771987592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1013" calcext:value-type="float">
            <text:p>-0.061013</text:p>
          </table:table-cell>
          <table:table-cell office:value-type="float" office:value="0.01043" calcext:value-type="float">
            <text:p>0.01043</text:p>
          </table:table-cell>
          <table:table-cell office:value-type="float" office:value="0.0067025" calcext:value-type="float">
            <text:p>0.0067025</text:p>
          </table:table-cell>
          <table:table-cell office:value-type="float" office:value="0.0037275" calcext:value-type="float">
            <text:p>0.0037275</text:p>
          </table:table-cell>
          <table:table-cell office:value-type="float" office:value="-0.0038183" calcext:value-type="float">
            <text:p>-0.0038183</text:p>
          </table:table-cell>
          <table:table-cell office:value-type="float" office:value="-0.32701" calcext:value-type="float">
            <text:p>-0.32701</text:p>
          </table:table-cell>
          <table:table-cell office:value-type="float" office:value="-0.044096" calcext:value-type="float">
            <text:p>-0.044096</text:p>
          </table:table-cell>
          <table:table-cell office:value-type="float" office:value="-0.28291" calcext:value-type="float">
            <text:p>-0.28291</text:p>
          </table:table-cell>
          <table:table-cell office:value-type="float" office:value="-0.022899" calcext:value-type="float">
            <text:p>-0.022899</text:p>
          </table:table-cell>
          <table:table-cell office:value-type="float" office:value="-0.0085826" calcext:value-type="float">
            <text:p>-0.0085826</text:p>
          </table:table-cell>
          <table:table-cell office:value-type="float" office:value="-0.0031727" calcext:value-type="float">
            <text:p>-0.0031727</text:p>
          </table:table-cell>
          <table:table-cell office:value-type="float" office:value="-0.00541" calcext:value-type="float">
            <text:p>-0.00541</text:p>
          </table:table-cell>
          <table:table-cell office:value-type="float" office:value="-5.8497" calcext:value-type="float">
            <text:p>-5.8497</text:p>
          </table:table-cell>
          <table:table-cell office:value-type="float" office:value="-1.4449" calcext:value-type="float">
            <text:p>-1.4449</text:p>
          </table:table-cell>
          <table:table-cell office:value-type="float" office:value="-1" calcext:value-type="float">
            <text:p>-1</text:p>
          </table:table-cell>
          <table:table-cell office:value-type="float" office:value="31.357" calcext:value-type="float">
            <text:p>31.357</text:p>
          </table:table-cell>
          <table:table-cell office:value-type="float" office:value="-32.121" calcext:value-type="float">
            <text:p>-32.121</text:p>
          </table:table-cell>
          <table:table-cell office:value-type="float" office:value="-513.25" calcext:value-type="float">
            <text:p>-513.25</text:p>
          </table:table-cell>
          <table:table-cell office:value-type="float" office:value="31.357" calcext:value-type="float">
            <text:p>31.357</text:p>
          </table:table-cell>
          <table:table-cell office:value-type="float" office:value="-32.121" calcext:value-type="float">
            <text:p>-32.121</text:p>
          </table:table-cell>
          <table:table-cell office:value-type="float" office:value="-513.25" calcext:value-type="float">
            <text:p>-513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86" calcext:value-type="float">
            <text:p>14.786</text:p>
          </table:table-cell>
          <table:table-cell office:value-type="float" office:value="-6.0785" calcext:value-type="float">
            <text:p>-6.0785</text:p>
          </table:table-cell>
          <table:table-cell office:value-type="float" office:value="15" calcext:value-type="float">
            <text:p>15</text:p>
          </table:table-cell>
          <table:table-cell office:value-type="float" office:value="-9.7008" calcext:value-type="float">
            <text:p>-9.7008</text:p>
          </table:table-cell>
          <table:table-cell office:value-type="float" office:value="96.313" calcext:value-type="float">
            <text:p>96.313</text:p>
          </table:table-cell>
          <table:table-cell office:value-type="float" office:value="-418.13" calcext:value-type="float">
            <text:p>-418.13</text:p>
          </table:table-cell>
          <table:table-cell office:value-type="float" office:value="36.099" calcext:value-type="float">
            <text:p>36.099</text:p>
          </table:table-cell>
          <table:table-cell office:value-type="float" office:value="-0.063757" calcext:value-type="float">
            <text:p>-0.063757</text:p>
          </table:table-cell>
          <table:table-cell office:value-type="float" office:value="-0.24994" calcext:value-type="float">
            <text:p>-0.24994</text:p>
          </table:table-cell>
          <table:table-cell office:value-type="float" office:value="-0.050811" calcext:value-type="float">
            <text:p>-0.050811</text:p>
          </table:table-cell>
          <table:table-cell office:value-type="float" office:value="0" calcext:value-type="float">
            <text:p>0</text:p>
          </table:table-cell>
          <table:table-cell office:value-type="float" office:value="-17531" calcext:value-type="float">
            <text:p>-17531</text:p>
          </table:table-cell>
          <table:table-cell office:value-type="float" office:value="0.0041335" calcext:value-type="float">
            <text:p>0.0041335</text:p>
          </table:table-cell>
          <table:table-cell office:value-type="float" office:value="0.095367" calcext:value-type="float">
            <text:p>0.095367</text:p>
          </table:table-cell>
          <table:table-cell office:value-type="float" office:value="0.00389" calcext:value-type="float">
            <text:p>0.003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0]-([$Sheet2.$B$2]*[.B150]+[$Sheet2.$B$3]))^2" office:value-type="float" office:value="0.0000210757672458422" calcext:value-type="float">
            <text:p>2.10757672458422E-05</text:p>
          </table:table-cell>
          <table:table-cell table:formula="of:=([.F150]-([$Sheet2.$B$7] +[$Sheet2.$B$8] * ([.B150] - [$Sheet2.$B$9])^2))^2" office:value-type="float" office:value="0.00000245055474971892" calcext:value-type="float">
            <text:p>2.45055474971892E-06</text:p>
          </table:table-cell>
          <table:table-cell table:formula="of:=([.X150]-([.AE150]^2*([$Sheet2.$B$13]*([.B150] -[$Sheet2.$B$14])^2 +[$Sheet2.$B$15]*([.B150]-[$Sheet2.$B$14]) +[$Sheet2.$B$16])    ))^2" office:value-type="float" office:value="5.52652198613982" calcext:value-type="float">
            <text:p>5.52652198613982</text:p>
          </table:table-cell>
          <table:table-cell table:formula="of:=([.AG150]-([.AE150]^2*([$Sheet2.$B$20]*([.B150] -[$Sheet2.$B$21])^2 + [$Sheet2.$B$22]*([.B150]-[$Sheet2.$B$21]) + [$Sheet2.$B$23])    ))^2" office:value-type="float" office:value="261.124886151603" calcext:value-type="float">
            <text:p>261.124886151603</text:p>
          </table:table-cell>
          <table:table-cell table:formula="of:=([.AH150]-([.AE150]^2*([$Sheet2.$B$27]*([.B150] -[$Sheet2.$B$28])^2 +[$Sheet2.$B$29]*([.B150]-[$Sheet2.$B$28]) +[$Sheet2.$B$30])    ))^2" office:value-type="float" office:value="2597.11533522684" calcext:value-type="float">
            <text:p>2597.11533522684</text:p>
          </table:table-cell>
          <table:table-cell table:formula="of:=([.AI150]-([.AE150]^2*([$Sheet2.$B$34]*([.B150] - [$Sheet2.$B$35])^2 +[$Sheet2.$B$36]*([.B150]-[$Sheet2.$B$35]) +[$Sheet2.$B$37])    ))^2" office:value-type="float" office:value="29.7595804606066" calcext:value-type="float">
            <text:p>29.7595804606066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273" calcext:value-type="float">
            <text:p>0.0013273</text:p>
          </table:table-cell>
          <table:table-cell office:value-type="float" office:value="0.009486" calcext:value-type="float">
            <text:p>0.009486</text:p>
          </table:table-cell>
          <table:table-cell office:value-type="float" office:value="0.0064586" calcext:value-type="float">
            <text:p>0.0064586</text:p>
          </table:table-cell>
          <table:table-cell office:value-type="float" office:value="0.0030274" calcext:value-type="float">
            <text:p>0.0030274</text:p>
          </table:table-cell>
          <table:table-cell office:value-type="float" office:value="-0.0037085" calcext:value-type="float">
            <text:p>-0.0037085</text:p>
          </table:table-cell>
          <table:table-cell office:value-type="float" office:value="-0.10475" calcext:value-type="float">
            <text:p>-0.10475</text:p>
          </table:table-cell>
          <table:table-cell office:value-type="float" office:value="-0.042491" calcext:value-type="float">
            <text:p>-0.042491</text:p>
          </table:table-cell>
          <table:table-cell office:value-type="float" office:value="-0.06226" calcext:value-type="float">
            <text:p>-0.06226</text:p>
          </table:table-cell>
          <table:table-cell office:value-type="float" office:value="0.0077193" calcext:value-type="float">
            <text:p>0.0077193</text:p>
          </table:table-cell>
          <table:table-cell office:value-type="float" office:value="-0.0080003" calcext:value-type="float">
            <text:p>-0.0080003</text:p>
          </table:table-cell>
          <table:table-cell office:value-type="float" office:value="-0.0030469" calcext:value-type="float">
            <text:p>-0.0030469</text:p>
          </table:table-cell>
          <table:table-cell office:value-type="float" office:value="-0.0049534" calcext:value-type="float">
            <text:p>-0.0049534</text:p>
          </table:table-cell>
          <table:table-cell office:value-type="float" office:value="0.13992" calcext:value-type="float">
            <text:p>0.13992</text:p>
          </table:table-cell>
          <table:table-cell office:value-type="float" office:value="0.0050974" calcext:value-type="float">
            <text:p>0.0050974</text:p>
          </table:table-cell>
          <table:table-cell office:value-type="float" office:value="27.449" calcext:value-type="float">
            <text:p>27.449</text:p>
          </table:table-cell>
          <table:table-cell office:value-type="float" office:value="25.467" calcext:value-type="float">
            <text:p>25.467</text:p>
          </table:table-cell>
          <table:table-cell office:value-type="float" office:value="-31.197" calcext:value-type="float">
            <text:p>-31.197</text:p>
          </table:table-cell>
          <table:table-cell office:value-type="float" office:value="11.165" calcext:value-type="float">
            <text:p>11.165</text:p>
          </table:table-cell>
          <table:table-cell office:value-type="float" office:value="25.467" calcext:value-type="float">
            <text:p>25.467</text:p>
          </table:table-cell>
          <table:table-cell office:value-type="float" office:value="-31.197" calcext:value-type="float">
            <text:p>-31.197</text:p>
          </table:table-cell>
          <table:table-cell office:value-type="float" office:value="11.165" calcext:value-type="float">
            <text:p>11.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785" calcext:value-type="float">
            <text:p>2.0785</text:p>
          </table:table-cell>
          <table:table-cell office:value-type="float" office:value="1723" calcext:value-type="float">
            <text:p>1723</text:p>
          </table:table-cell>
          <table:table-cell office:value-type="float" office:value="15" calcext:value-type="float">
            <text:p>15</text:p>
          </table:table-cell>
          <table:table-cell office:value-type="float" office:value="82.035" calcext:value-type="float">
            <text:p>82.035</text:p>
          </table:table-cell>
          <table:table-cell office:value-type="float" office:value="-32.468" calcext:value-type="float">
            <text:p>-32.468</text:p>
          </table:table-cell>
          <table:table-cell office:value-type="float" office:value="-133.94" calcext:value-type="float">
            <text:p>-133.94</text:p>
          </table:table-cell>
          <table:table-cell office:value-type="float" office:value="33.65" calcext:value-type="float">
            <text:p>33.65</text:p>
          </table:table-cell>
          <table:table-cell office:value-type="float" office:value="5.4296" calcext:value-type="float">
            <text:p>5.4296</text:p>
          </table:table-cell>
          <table:table-cell office:value-type="float" office:value="-0.12909" calcext:value-type="float">
            <text:p>-0.12909</text:p>
          </table:table-cell>
          <table:table-cell office:value-type="float" office:value="2.4501" calcext:value-type="float">
            <text:p>2.450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969500" calcext:value-type="float">
            <text:p>4.97E+06</text:p>
          </table:table-cell>
          <table:table-cell office:value-type="float" office:value="0.00047193" calcext:value-type="float">
            <text:p>0.00047193</text:p>
          </table:table-cell>
          <table:table-cell table:style-name="ce1" office:value-type="float" office:value="0.000055567" calcext:value-type="float">
            <text:p>5.56E-05</text:p>
          </table:table-cell>
          <table:table-cell office:value-type="float" office:value="0.0072065" calcext:value-type="float">
            <text:p>0.007206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1]-([$Sheet2.$B$2]*[.B151]+[$Sheet2.$B$3]))^2" office:value-type="float" office:value="0.00000435850216274341" calcext:value-type="float">
            <text:p>4.35850216274341E-06</text:p>
          </table:table-cell>
          <table:table-cell table:formula="of:=([.F151]-([$Sheet2.$B$7] +[$Sheet2.$B$8] * ([.B151] - [$Sheet2.$B$9])^2))^2" office:value-type="float" office:value="0.00000379933683690059" calcext:value-type="float">
            <text:p>3.79933683690059E-06</text:p>
          </table:table-cell>
          <table:table-cell table:formula="of:=([.X151]-([.AE151]^2*([$Sheet2.$B$13]*([.B151] -[$Sheet2.$B$14])^2 +[$Sheet2.$B$15]*([.B151]-[$Sheet2.$B$14]) +[$Sheet2.$B$16])    ))^2" office:value-type="float" office:value="5.75020291541263" calcext:value-type="float">
            <text:p>5.75020291541263</text:p>
          </table:table-cell>
          <table:table-cell table:formula="of:=([.AG151]-([.AE151]^2*([$Sheet2.$B$20]*([.B151] -[$Sheet2.$B$21])^2 + [$Sheet2.$B$22]*([.B151]-[$Sheet2.$B$21]) + [$Sheet2.$B$23])    ))^2" office:value-type="float" office:value="139.330636154556" calcext:value-type="float">
            <text:p>139.330636154556</text:p>
          </table:table-cell>
          <table:table-cell table:formula="of:=([.AH151]-([.AE151]^2*([$Sheet2.$B$27]*([.B151] -[$Sheet2.$B$28])^2 +[$Sheet2.$B$29]*([.B151]-[$Sheet2.$B$28]) +[$Sheet2.$B$30])    ))^2" office:value-type="float" office:value="1740.67153112277" calcext:value-type="float">
            <text:p>1740.67153112277</text:p>
          </table:table-cell>
          <table:table-cell table:formula="of:=([.AI151]-([.AE151]^2*([$Sheet2.$B$34]*([.B151] - [$Sheet2.$B$35])^2 +[$Sheet2.$B$36]*([.B151]-[$Sheet2.$B$35]) +[$Sheet2.$B$37])    ))^2" office:value-type="float" office:value="36.0890662312684" calcext:value-type="float">
            <text:p>36.0890662312684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707" calcext:value-type="float">
            <text:p>0.063707</text:p>
          </table:table-cell>
          <table:table-cell office:value-type="float" office:value="0.0092912" calcext:value-type="float">
            <text:p>0.0092912</text:p>
          </table:table-cell>
          <table:table-cell office:value-type="float" office:value="0.0062445" calcext:value-type="float">
            <text:p>0.0062445</text:p>
          </table:table-cell>
          <table:table-cell office:value-type="float" office:value="0.0030467" calcext:value-type="float">
            <text:p>0.0030467</text:p>
          </table:table-cell>
          <table:table-cell office:value-type="float" office:value="-0.0037152" calcext:value-type="float">
            <text:p>-0.0037152</text:p>
          </table:table-cell>
          <table:table-cell office:value-type="float" office:value="0.11271" calcext:value-type="float">
            <text:p>0.11271</text:p>
          </table:table-cell>
          <table:table-cell office:value-type="float" office:value="-0.041082" calcext:value-type="float">
            <text:p>-0.041082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038588" calcext:value-type="float">
            <text:p>0.038588</text:p>
          </table:table-cell>
          <table:table-cell office:value-type="float" office:value="-0.0079018" calcext:value-type="float">
            <text:p>-0.0079018</text:p>
          </table:table-cell>
          <table:table-cell office:value-type="float" office:value="-0.0029364" calcext:value-type="float">
            <text:p>-0.0029364</text:p>
          </table:table-cell>
          <table:table-cell office:value-type="float" office:value="-0.0049654" calcext:value-type="float">
            <text:p>-0.0049654</text:p>
          </table:table-cell>
          <table:table-cell office:value-type="float" office:value="6.8567" calcext:value-type="float">
            <text:p>6.8567</text:p>
          </table:table-cell>
          <table:table-cell office:value-type="float" office:value="1.7306" calcext:value-type="float">
            <text:p>1.7306</text:p>
          </table:table-cell>
          <table:table-cell office:value-type="float" office:value="3.9619" calcext:value-type="float">
            <text:p>3.9619</text:p>
          </table:table-cell>
          <table:table-cell office:value-type="float" office:value="25.629" calcext:value-type="float">
            <text:p>25.629</text:p>
          </table:table-cell>
          <table:table-cell office:value-type="float" office:value="-31.253" calcext:value-type="float">
            <text:p>-31.253</text:p>
          </table:table-cell>
          <table:table-cell office:value-type="float" office:value="535.91" calcext:value-type="float">
            <text:p>535.91</text:p>
          </table:table-cell>
          <table:table-cell office:value-type="float" office:value="25.629" calcext:value-type="float">
            <text:p>25.629</text:p>
          </table:table-cell>
          <table:table-cell office:value-type="float" office:value="-31.253" calcext:value-type="float">
            <text:p>-31.253</text:p>
          </table:table-cell>
          <table:table-cell office:value-type="float" office:value="535.91" calcext:value-type="float">
            <text:p>535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43" calcext:value-type="float">
            <text:p>14.843</text:p>
          </table:table-cell>
          <table:table-cell office:value-type="float" office:value="5.075" calcext:value-type="float">
            <text:p>5.075</text:p>
          </table:table-cell>
          <table:table-cell office:value-type="float" office:value="15" calcext:value-type="float">
            <text:p>15</text:p>
          </table:table-cell>
          <table:table-cell office:value-type="float" office:value="8.2977" calcext:value-type="float">
            <text:p>8.2977</text:p>
          </table:table-cell>
          <table:table-cell office:value-type="float" office:value="-162.3" calcext:value-type="float">
            <text:p>-162.3</text:p>
          </table:table-cell>
          <table:table-cell office:value-type="float" office:value="144.12" calcext:value-type="float">
            <text:p>144.12</text:p>
          </table:table-cell>
          <table:table-cell office:value-type="float" office:value="33.236" calcext:value-type="float">
            <text:p>33.236</text:p>
          </table:table-cell>
          <table:table-cell office:value-type="float" office:value="0.16527" calcext:value-type="float">
            <text:p>0.16527</text:p>
          </table:table-cell>
          <table:table-cell office:value-type="float" office:value="-0.24489" calcext:value-type="float">
            <text:p>-0.24489</text:p>
          </table:table-cell>
          <table:table-cell office:value-type="float" office:value="0.051727" calcext:value-type="float">
            <text:p>0.051727</text:p>
          </table:table-cell>
          <table:table-cell office:value-type="float" office:value="0" calcext:value-type="float">
            <text:p>0</text:p>
          </table:table-cell>
          <table:table-cell office:value-type="float" office:value="14637" calcext:value-type="float">
            <text:p>14637</text:p>
          </table:table-cell>
          <table:table-cell office:value-type="float" office:value="0.0033916" calcext:value-type="float">
            <text:p>0.0033916</text:p>
          </table:table-cell>
          <table:table-cell office:value-type="float" office:value="0.12721" calcext:value-type="float">
            <text:p>0.12721</text:p>
          </table:table-cell>
          <table:table-cell office:value-type="float" office:value="0.010529" calcext:value-type="float">
            <text:p>0.0105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2]-([$Sheet2.$B$2]*[.B152]+[$Sheet2.$B$3]))^2" office:value-type="float" office:value="0.000000206870263397744" calcext:value-type="float">
            <text:p>2.06870263397744E-07</text:p>
          </table:table-cell>
          <table:table-cell table:formula="of:=([.F152]-([$Sheet2.$B$7] +[$Sheet2.$B$8] * ([.B152] - [$Sheet2.$B$9])^2))^2" office:value-type="float" office:value="0.0000052024408301183" calcext:value-type="float">
            <text:p>5.2024408301183E-06</text:p>
          </table:table-cell>
          <table:table-cell table:formula="of:=([.X152]-([.AE152]^2*([$Sheet2.$B$13]*([.B152] -[$Sheet2.$B$14])^2 +[$Sheet2.$B$15]*([.B152]-[$Sheet2.$B$14]) +[$Sheet2.$B$16])    ))^2" office:value-type="float" office:value="5.73192294515509" calcext:value-type="float">
            <text:p>5.73192294515509</text:p>
          </table:table-cell>
          <table:table-cell table:formula="of:=([.AG152]-([.AE152]^2*([$Sheet2.$B$20]*([.B152] -[$Sheet2.$B$21])^2 + [$Sheet2.$B$22]*([.B152]-[$Sheet2.$B$21]) + [$Sheet2.$B$23])    ))^2" office:value-type="float" office:value="53.1911174769559" calcext:value-type="float">
            <text:p>53.1911174769559</text:p>
          </table:table-cell>
          <table:table-cell table:formula="of:=([.AH152]-([.AE152]^2*([$Sheet2.$B$27]*([.B152] -[$Sheet2.$B$28])^2 +[$Sheet2.$B$29]*([.B152]-[$Sheet2.$B$28]) +[$Sheet2.$B$30])    ))^2" office:value-type="float" office:value="1026.01179461985" calcext:value-type="float">
            <text:p>1026.01179461985</text:p>
          </table:table-cell>
          <table:table-cell table:formula="of:=([.AI152]-([.AE152]^2*([$Sheet2.$B$34]*([.B152] - [$Sheet2.$B$35])^2 +[$Sheet2.$B$36]*([.B152]-[$Sheet2.$B$35]) +[$Sheet2.$B$37])    ))^2" office:value-type="float" office:value="42.0941616630067" calcext:value-type="float">
            <text:p>42.0941616630067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0097875" calcext:value-type="float">
            <text:p>0.0097875</text:p>
          </table:table-cell>
          <table:table-cell office:value-type="float" office:value="0.0060005" calcext:value-type="float">
            <text:p>0.0060005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-0.0038384" calcext:value-type="float">
            <text:p>-0.0038384</text:p>
          </table:table-cell>
          <table:table-cell office:value-type="float" office:value="0.32567" calcext:value-type="float">
            <text:p>0.32567</text:p>
          </table:table-cell>
          <table:table-cell office:value-type="float" office:value="-0.039477" calcext:value-type="float">
            <text:p>-0.039477</text:p>
          </table:table-cell>
          <table:table-cell office:value-type="float" office:value="0.36515" calcext:value-type="float">
            <text:p>0.36515</text:p>
          </table:table-cell>
          <table:table-cell office:value-type="float" office:value="0.069695" calcext:value-type="float">
            <text:p>0.069695</text:p>
          </table:table-cell>
          <table:table-cell office:value-type="float" office:value="-0.0082552" calcext:value-type="float">
            <text:p>-0.0082552</text:p>
          </table:table-cell>
          <table:table-cell office:value-type="float" office:value="-0.0028083" calcext:value-type="float">
            <text:p>-0.0028083</text:p>
          </table:table-cell>
          <table:table-cell office:value-type="float" office:value="-0.0054469" calcext:value-type="float">
            <text:p>-0.0054469</text:p>
          </table:table-cell>
          <table:table-cell office:value-type="float" office:value="12.883" calcext:value-type="float">
            <text:p>12.883</text:p>
          </table:table-cell>
          <table:table-cell office:value-type="float" office:value="4.5749" calcext:value-type="float">
            <text:p>4.5749</text:p>
          </table:table-cell>
          <table:table-cell office:value-type="float" office:value="2.8161" calcext:value-type="float">
            <text:p>2.8161</text:p>
          </table:table-cell>
          <table:table-cell office:value-type="float" office:value="31.857" calcext:value-type="float">
            <text:p>31.857</text:p>
          </table:table-cell>
          <table:table-cell office:value-type="float" office:value="-32.289" calcext:value-type="float">
            <text:p>-32.289</text:p>
          </table:table-cell>
          <table:table-cell office:value-type="float" office:value="1060.8" calcext:value-type="float">
            <text:p>1060.8</text:p>
          </table:table-cell>
          <table:table-cell office:value-type="float" office:value="31.857" calcext:value-type="float">
            <text:p>31.857</text:p>
          </table:table-cell>
          <table:table-cell office:value-type="float" office:value="-32.289" calcext:value-type="float">
            <text:p>-32.289</text:p>
          </table:table-cell>
          <table:table-cell office:value-type="float" office:value="1060.8" calcext:value-type="float">
            <text:p>106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55" calcext:value-type="float">
            <text:p>14.955</text:p>
          </table:table-cell>
          <table:table-cell office:value-type="float" office:value="1.9198" calcext:value-type="float">
            <text:p>1.9198</text:p>
          </table:table-cell>
          <table:table-cell office:value-type="float" office:value="15" calcext:value-type="float">
            <text:p>15</text:p>
          </table:table-cell>
          <table:table-cell office:value-type="float" office:value="4.4383" calcext:value-type="float">
            <text:p>4.4383</text:p>
          </table:table-cell>
          <table:table-cell office:value-type="float" office:value="-293.15" calcext:value-type="float">
            <text:p>-293.15</text:p>
          </table:table-cell>
          <table:table-cell office:value-type="float" office:value="416.42" calcext:value-type="float">
            <text:p>416.42</text:p>
          </table:table-cell>
          <table:table-cell office:value-type="float" office:value="34.722" calcext:value-type="float">
            <text:p>34.722</text:p>
          </table:table-cell>
          <table:table-cell office:value-type="float" office:value="0.10985" calcext:value-type="float">
            <text:p>0.10985</text:p>
          </table:table-cell>
          <table:table-cell office:value-type="float" office:value="-0.24611" calcext:value-type="float">
            <text:p>-0.24611</text:p>
          </table:table-cell>
          <table:table-cell office:value-type="float" office:value="0.025619" calcext:value-type="float">
            <text:p>0.025619</text:p>
          </table:table-cell>
          <table:table-cell office:value-type="float" office:value="0" calcext:value-type="float">
            <text:p>0</text:p>
          </table:table-cell>
          <table:table-cell office:value-type="float" office:value="5537" calcext:value-type="float">
            <text:p>5537</text:p>
          </table:table-cell>
          <table:table-cell office:value-type="float" office:value="0.0042476" calcext:value-type="float">
            <text:p>0.0042476</text:p>
          </table:table-cell>
          <table:table-cell office:value-type="float" office:value="0.40094" calcext:value-type="float">
            <text:p>0.40094</text:p>
          </table:table-cell>
          <table:table-cell office:value-type="float" office:value="0.013852" calcext:value-type="float">
            <text:p>0.01385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3]-([$Sheet2.$B$2]*[.B153]+[$Sheet2.$B$3]))^2" office:value-type="float" office:value="0.00000906408844795695" calcext:value-type="float">
            <text:p>9.06408844795695E-06</text:p>
          </table:table-cell>
          <table:table-cell table:formula="of:=([.F153]-([$Sheet2.$B$7] +[$Sheet2.$B$8] * ([.B153] - [$Sheet2.$B$9])^2))^2" office:value-type="float" office:value="0.00000626208791700049" calcext:value-type="float">
            <text:p>6.26208791700049E-06</text:p>
          </table:table-cell>
          <table:table-cell table:formula="of:=([.X153]-([.AE153]^2*([$Sheet2.$B$13]*([.B153] -[$Sheet2.$B$14])^2 +[$Sheet2.$B$15]*([.B153]-[$Sheet2.$B$14]) +[$Sheet2.$B$16])    ))^2" office:value-type="float" office:value="5.4728474466183" calcext:value-type="float">
            <text:p>5.4728474466183</text:p>
          </table:table-cell>
          <table:table-cell table:formula="of:=([.AG153]-([.AE153]^2*([$Sheet2.$B$20]*([.B153] -[$Sheet2.$B$21])^2 + [$Sheet2.$B$22]*([.B153]-[$Sheet2.$B$21]) + [$Sheet2.$B$23])    ))^2" office:value-type="float" office:value="7.07832227665103" calcext:value-type="float">
            <text:p>7.07832227665103</text:p>
          </table:table-cell>
          <table:table-cell table:formula="of:=([.AH153]-([.AE153]^2*([$Sheet2.$B$27]*([.B153] -[$Sheet2.$B$28])^2 +[$Sheet2.$B$29]*([.B153]-[$Sheet2.$B$28]) +[$Sheet2.$B$30])    ))^2" office:value-type="float" office:value="463.20035679946" calcext:value-type="float">
            <text:p>463.20035679946</text:p>
          </table:table-cell>
          <table:table-cell table:formula="of:=([.AI153]-([.AE153]^2*([$Sheet2.$B$34]*([.B153] - [$Sheet2.$B$35])^2 +[$Sheet2.$B$36]*([.B153]-[$Sheet2.$B$35]) +[$Sheet2.$B$37])    ))^2" office:value-type="float" office:value="45.7244479969913" calcext:value-type="float">
            <text:p>45.724447996991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47" calcext:value-type="float">
            <text:p>0.18847</text:p>
          </table:table-cell>
          <table:table-cell office:value-type="float" office:value="0.011003" calcext:value-type="float">
            <text:p>0.011003</text:p>
          </table:table-cell>
          <table:table-cell office:value-type="float" office:value="0.0057536" calcext:value-type="float">
            <text:p>0.0057536</text:p>
          </table:table-cell>
          <table:table-cell office:value-type="float" office:value="0.0052494" calcext:value-type="float">
            <text:p>0.0052494</text:p>
          </table:table-cell>
          <table:table-cell office:value-type="float" office:value="-0.0040781" calcext:value-type="float">
            <text:p>-0.0040781</text:p>
          </table:table-cell>
          <table:table-cell office:value-type="float" office:value="0.53384" calcext:value-type="float">
            <text:p>0.53384</text:p>
          </table:table-cell>
          <table:table-cell office:value-type="float" office:value="-0.037852" calcext:value-type="float">
            <text:p>-0.037852</text:p>
          </table:table-cell>
          <table:table-cell office:value-type="float" office:value="0.57169" calcext:value-type="float">
            <text:p>0.57169</text:p>
          </table:table-cell>
          <table:table-cell office:value-type="float" office:value="0.10103" calcext:value-type="float">
            <text:p>0.10103</text:p>
          </table:table-cell>
          <table:table-cell office:value-type="float" office:value="-0.009079" calcext:value-type="float">
            <text:p>-0.009079</text:p>
          </table:table-cell>
          <table:table-cell office:value-type="float" office:value="-0.0026809" calcext:value-type="float">
            <text:p>-0.0026809</text:p>
          </table:table-cell>
          <table:table-cell office:value-type="float" office:value="-0.0063981" calcext:value-type="float">
            <text:p>-0.0063981</text:p>
          </table:table-cell>
          <table:table-cell office:value-type="float" office:value="17.129" calcext:value-type="float">
            <text:p>17.129</text:p>
          </table:table-cell>
          <table:table-cell office:value-type="float" office:value="7.4363" calcext:value-type="float">
            <text:p>7.4363</text:p>
          </table:table-cell>
          <table:table-cell office:value-type="float" office:value="2.3034" calcext:value-type="float">
            <text:p>2.3034</text:p>
          </table:table-cell>
          <table:table-cell office:value-type="float" office:value="44.159" calcext:value-type="float">
            <text:p>44.159</text:p>
          </table:table-cell>
          <table:table-cell office:value-type="float" office:value="-34.306" calcext:value-type="float">
            <text:p>-34.306</text:p>
          </table:table-cell>
          <table:table-cell office:value-type="float" office:value="1585.4" calcext:value-type="float">
            <text:p>1585.4</text:p>
          </table:table-cell>
          <table:table-cell office:value-type="float" office:value="44.159" calcext:value-type="float">
            <text:p>44.159</text:p>
          </table:table-cell>
          <table:table-cell office:value-type="float" office:value="-34.306" calcext:value-type="float">
            <text:p>-34.306</text:p>
          </table:table-cell>
          <table:table-cell office:value-type="float" office:value="1585.4" calcext:value-type="float">
            <text:p>158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75" calcext:value-type="float">
            <text:p>14.975</text:p>
          </table:table-cell>
          <table:table-cell office:value-type="float" office:value="1.1811" calcext:value-type="float">
            <text:p>1.1811</text:p>
          </table:table-cell>
          <table:table-cell office:value-type="float" office:value="15" calcext:value-type="float">
            <text:p>15</text:p>
          </table:table-cell>
          <table:table-cell office:value-type="float" office:value="3.3411" calcext:value-type="float">
            <text:p>3.3411</text:p>
          </table:table-cell>
          <table:table-cell office:value-type="float" office:value="-424.94" calcext:value-type="float">
            <text:p>-424.94</text:p>
          </table:table-cell>
          <table:table-cell office:value-type="float" office:value="682.59" calcext:value-type="float">
            <text:p>682.59</text:p>
          </table:table-cell>
          <table:table-cell office:value-type="float" office:value="38.187" calcext:value-type="float">
            <text:p>38.187</text:p>
          </table:table-cell>
          <table:table-cell office:value-type="float" office:value="0.0911" calcext:value-type="float">
            <text:p>0.0911</text:p>
          </table:table-cell>
          <table:table-cell office:value-type="float" office:value="-0.24652" calcext:value-type="float">
            <text:p>-0.24652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" calcext:value-type="float">
            <text:p>0</text:p>
          </table:table-cell>
          <table:table-cell office:value-type="float" office:value="3406.5" calcext:value-type="float">
            <text:p>3406.5</text:p>
          </table:table-cell>
          <table:table-cell office:value-type="float" office:value="0.0058955" calcext:value-type="float">
            <text:p>0.0058955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0.01717" calcext:value-type="float">
            <text:p>0.017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4]-([$Sheet2.$B$2]*[.B154]+[$Sheet2.$B$3]))^2" office:value-type="float" office:value="0.0000307303367260567" calcext:value-type="float">
            <text:p>3.07303367260567E-05</text:p>
          </table:table-cell>
          <table:table-cell table:formula="of:=([.F154]-([$Sheet2.$B$7] +[$Sheet2.$B$8] * ([.B154] - [$Sheet2.$B$9])^2))^2" office:value-type="float" office:value="0.00000697953038935153" calcext:value-type="float">
            <text:p>6.97953038935153E-06</text:p>
          </table:table-cell>
          <table:table-cell table:formula="of:=([.X154]-([.AE154]^2*([$Sheet2.$B$13]*([.B154] -[$Sheet2.$B$14])^2 +[$Sheet2.$B$15]*([.B154]-[$Sheet2.$B$14]) +[$Sheet2.$B$16])    ))^2" office:value-type="float" office:value="4.98523056552549" calcext:value-type="float">
            <text:p>4.98523056552549</text:p>
          </table:table-cell>
          <table:table-cell table:formula="of:=([.AG154]-([.AE154]^2*([$Sheet2.$B$20]*([.B154] -[$Sheet2.$B$21])^2 + [$Sheet2.$B$22]*([.B154]-[$Sheet2.$B$21]) + [$Sheet2.$B$23])    ))^2" office:value-type="float" office:value="4.06545511701009" calcext:value-type="float">
            <text:p>4.06545511701009</text:p>
          </table:table-cell>
          <table:table-cell table:formula="of:=([.AH154]-([.AE154]^2*([$Sheet2.$B$27]*([.B154] -[$Sheet2.$B$28])^2 +[$Sheet2.$B$29]*([.B154]-[$Sheet2.$B$28]) +[$Sheet2.$B$30])    ))^2" office:value-type="float" office:value="111.584767464226" calcext:value-type="float">
            <text:p>111.584767464226</text:p>
          </table:table-cell>
          <table:table-cell table:formula="of:=([.AI154]-([.AE154]^2*([$Sheet2.$B$34]*([.B154] - [$Sheet2.$B$35])^2 +[$Sheet2.$B$36]*([.B154]-[$Sheet2.$B$35]) +[$Sheet2.$B$37])    ))^2" office:value-type="float" office:value="47.7255765858108" calcext:value-type="float">
            <text:p>47.725576585810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013009" calcext:value-type="float">
            <text:p>0.013009</text:p>
          </table:table-cell>
          <table:table-cell office:value-type="float" office:value="0.005575" calcext:value-type="float">
            <text:p>0.005575</text:p>
          </table:table-cell>
          <table:table-cell office:value-type="float" office:value="0.0074338" calcext:value-type="float">
            <text:p>0.0074338</text:p>
          </table:table-cell>
          <table:table-cell office:value-type="float" office:value="-0.0044341" calcext:value-type="float">
            <text:p>-0.0044341</text:p>
          </table:table-cell>
          <table:table-cell office:value-type="float" office:value="0.73665" calcext:value-type="float">
            <text:p>0.73665</text:p>
          </table:table-cell>
          <table:table-cell office:value-type="float" office:value="-0.036678" calcext:value-type="float">
            <text:p>-0.036678</text:p>
          </table:table-cell>
          <table:table-cell office:value-type="float" office:value="0.77333" calcext:value-type="float">
            <text:p>0.77333</text:p>
          </table:table-cell>
          <table:table-cell office:value-type="float" office:value="0.13258" calcext:value-type="float">
            <text:p>0.13258</text:p>
          </table:table-cell>
          <table:table-cell office:value-type="float" office:value="-0.010414" calcext:value-type="float">
            <text:p>-0.010414</text:p>
          </table:table-cell>
          <table:table-cell office:value-type="float" office:value="-0.0025946" calcext:value-type="float">
            <text:p>-0.0025946</text:p>
          </table:table-cell>
          <table:table-cell office:value-type="float" office:value="-0.0078192" calcext:value-type="float">
            <text:p>-0.0078192</text:p>
          </table:table-cell>
          <table:table-cell office:value-type="float" office:value="19.279" calcext:value-type="float">
            <text:p>19.279</text:p>
          </table:table-cell>
          <table:table-cell office:value-type="float" office:value="9.6549" calcext:value-type="float">
            <text:p>9.6549</text:p>
          </table:table-cell>
          <table:table-cell office:value-type="float" office:value="1.9968" calcext:value-type="float">
            <text:p>1.9968</text:p>
          </table:table-cell>
          <table:table-cell office:value-type="float" office:value="62.534" calcext:value-type="float">
            <text:p>62.534</text:p>
          </table:table-cell>
          <table:table-cell office:value-type="float" office:value="-37.3" calcext:value-type="float">
            <text:p>-37.3</text:p>
          </table:table-cell>
          <table:table-cell office:value-type="float" office:value="2109.8" calcext:value-type="float">
            <text:p>2109.8</text:p>
          </table:table-cell>
          <table:table-cell office:value-type="float" office:value="62.534" calcext:value-type="float">
            <text:p>62.534</text:p>
          </table:table-cell>
          <table:table-cell office:value-type="float" office:value="-37.3" calcext:value-type="float">
            <text:p>-37.3</text:p>
          </table:table-cell>
          <table:table-cell office:value-type="float" office:value="2109.8" calcext:value-type="float">
            <text:p>210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8" calcext:value-type="float">
            <text:p>14.98</text:p>
          </table:table-cell>
          <table:table-cell office:value-type="float" office:value="0.9097" calcext:value-type="float">
            <text:p>0.9097</text:p>
          </table:table-cell>
          <table:table-cell office:value-type="float" office:value="15" calcext:value-type="float">
            <text:p>15</text:p>
          </table:table-cell>
          <table:table-cell office:value-type="float" office:value="2.9693" calcext:value-type="float">
            <text:p>2.9693</text:p>
          </table:table-cell>
          <table:table-cell office:value-type="float" office:value="-557.64" calcext:value-type="float">
            <text:p>-557.64</text:p>
          </table:table-cell>
          <table:table-cell office:value-type="float" office:value="941.92" calcext:value-type="float">
            <text:p>941.92</text:p>
          </table:table-cell>
          <table:table-cell office:value-type="float" office:value="43.801" calcext:value-type="float">
            <text:p>43.801</text:p>
          </table:table-cell>
          <table:table-cell office:value-type="float" office:value="0.081647" calcext:value-type="float">
            <text:p>0.081647</text:p>
          </table:table-cell>
          <table:table-cell office:value-type="float" office:value="-0.24674" calcext:value-type="float">
            <text:p>-0.24674</text:p>
          </table:table-cell>
          <table:table-cell office:value-type="float" office:value="0.011065" calcext:value-type="float">
            <text:p>0.011065</text:p>
          </table:table-cell>
          <table:table-cell office:value-type="float" office:value="0" calcext:value-type="float">
            <text:p>0</text:p>
          </table:table-cell>
          <table:table-cell office:value-type="float" office:value="2623.7" calcext:value-type="float">
            <text:p>2623.7</text:p>
          </table:table-cell>
          <table:table-cell office:value-type="float" office:value="0.0083518" calcext:value-type="float">
            <text:p>0.0083518</text:p>
          </table:table-cell>
          <table:table-cell office:value-type="float" office:value="0.80799" calcext:value-type="float">
            <text:p>0.80799</text:p>
          </table:table-cell>
          <table:table-cell office:value-type="float" office:value="0.020477" calcext:value-type="float">
            <text:p>0.0204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5]-([$Sheet2.$B$2]*[.B155]+[$Sheet2.$B$3]))^2" office:value-type="float" office:value="0.0000645825600724667" calcext:value-type="float">
            <text:p>6.45825600724667E-05</text:p>
          </table:table-cell>
          <table:table-cell table:formula="of:=([.F155]-([$Sheet2.$B$7] +[$Sheet2.$B$8] * ([.B155] - [$Sheet2.$B$9])^2))^2" office:value-type="float" office:value="0.00000767609683738548" calcext:value-type="float">
            <text:p>7.67609683738548E-06</text:p>
          </table:table-cell>
          <table:table-cell table:formula="of:=([.X155]-([.AE155]^2*([$Sheet2.$B$13]*([.B155] -[$Sheet2.$B$14])^2 +[$Sheet2.$B$15]*([.B155]-[$Sheet2.$B$14]) +[$Sheet2.$B$16])    ))^2" office:value-type="float" office:value="4.31890324619144" calcext:value-type="float">
            <text:p>4.31890324619144</text:p>
          </table:table-cell>
          <table:table-cell table:formula="of:=([.AG155]-([.AE155]^2*([$Sheet2.$B$20]*([.B155] -[$Sheet2.$B$21])^2 + [$Sheet2.$B$22]*([.B155]-[$Sheet2.$B$21]) + [$Sheet2.$B$23])    ))^2" office:value-type="float" office:value="44.9865724242776" calcext:value-type="float">
            <text:p>44.9865724242776</text:p>
          </table:table-cell>
          <table:table-cell table:formula="of:=([.AH155]-([.AE155]^2*([$Sheet2.$B$27]*([.B155] -[$Sheet2.$B$28])^2 +[$Sheet2.$B$29]*([.B155]-[$Sheet2.$B$28]) +[$Sheet2.$B$30])    ))^2" office:value-type="float" office:value="0.0181558510323317" calcext:value-type="float">
            <text:p>0.018155851032332</text:p>
          </table:table-cell>
          <table:table-cell table:formula="of:=([.AI155]-([.AE155]^2*([$Sheet2.$B$34]*([.B155] - [$Sheet2.$B$35])^2 +[$Sheet2.$B$36]*([.B155]-[$Sheet2.$B$35]) +[$Sheet2.$B$37])    ))^2" office:value-type="float" office:value="50.3696084555915" calcext:value-type="float">
            <text:p>50.369608455591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305" calcext:value-type="float">
            <text:p>0.31305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054702" calcext:value-type="float">
            <text:p>0.0054702</text:p>
          </table:table-cell>
          <table:table-cell office:value-type="float" office:value="0.01034" calcext:value-type="float">
            <text:p>0.01034</text:p>
          </table:table-cell>
          <table:table-cell office:value-type="float" office:value="-0.0049062" calcext:value-type="float">
            <text:p>-0.0049062</text:p>
          </table:table-cell>
          <table:table-cell office:value-type="float" office:value="0.93397" calcext:value-type="float">
            <text:p>0.93397</text:p>
          </table:table-cell>
          <table:table-cell office:value-type="float" office:value="-0.035988" calcext:value-type="float">
            <text:p>-0.035988</text:p>
          </table:table-cell>
          <table:table-cell office:value-type="float" office:value="0.96996" calcext:value-type="float">
            <text:p>0.96996</text:p>
          </table:table-cell>
          <table:table-cell office:value-type="float" office:value="0.16433" calcext:value-type="float">
            <text:p>0.16433</text:p>
          </table:table-cell>
          <table:table-cell office:value-type="float" office:value="-0.012258" calcext:value-type="float">
            <text:p>-0.012258</text:p>
          </table:table-cell>
          <table:table-cell office:value-type="float" office:value="-0.0025483" calcext:value-type="float">
            <text:p>-0.0025483</text:p>
          </table:table-cell>
          <table:table-cell office:value-type="float" office:value="-0.0097098" calcext:value-type="float">
            <text:p>-0.0097098</text:p>
          </table:table-cell>
          <table:table-cell office:value-type="float" office:value="19.801" calcext:value-type="float">
            <text:p>19.801</text:p>
          </table:table-cell>
          <table:table-cell office:value-type="float" office:value="11.079" calcext:value-type="float">
            <text:p>11.079</text:p>
          </table:table-cell>
          <table:table-cell office:value-type="float" office:value="1.7873" calcext:value-type="float">
            <text:p>1.7873</text:p>
          </table:table-cell>
          <table:table-cell office:value-type="float" office:value="86.979" calcext:value-type="float">
            <text:p>86.979</text:p>
          </table:table-cell>
          <table:table-cell office:value-type="float" office:value="-41.272" calcext:value-type="float">
            <text:p>-41.272</text:p>
          </table:table-cell>
          <table:table-cell office:value-type="float" office:value="2633.4" calcext:value-type="float">
            <text:p>2633.4</text:p>
          </table:table-cell>
          <table:table-cell office:value-type="float" office:value="86.979" calcext:value-type="float">
            <text:p>86.979</text:p>
          </table:table-cell>
          <table:table-cell office:value-type="float" office:value="-41.272" calcext:value-type="float">
            <text:p>-41.272</text:p>
          </table:table-cell>
          <table:table-cell office:value-type="float" office:value="2633.4" calcext:value-type="float">
            <text:p>263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81" calcext:value-type="float">
            <text:p>14.981</text:p>
          </table:table-cell>
          <table:table-cell office:value-type="float" office:value="0.79278" calcext:value-type="float">
            <text:p>0.79278</text:p>
          </table:table-cell>
          <table:table-cell office:value-type="float" office:value="15" calcext:value-type="float">
            <text:p>15</text:p>
          </table:table-cell>
          <table:table-cell office:value-type="float" office:value="2.8911" calcext:value-type="float">
            <text:p>2.8911</text:p>
          </table:table-cell>
          <table:table-cell office:value-type="float" office:value="-691.18" calcext:value-type="float">
            <text:p>-691.18</text:p>
          </table:table-cell>
          <table:table-cell office:value-type="float" office:value="1194.2" calcext:value-type="float">
            <text:p>1194.2</text:p>
          </table:table-cell>
          <table:table-cell office:value-type="float" office:value="51.559" calcext:value-type="float">
            <text:p>51.559</text:p>
          </table:table-cell>
          <table:table-cell office:value-type="float" office:value="0.075925" calcext:value-type="float">
            <text:p>0.075925</text:p>
          </table:table-cell>
          <table:table-cell office:value-type="float" office:value="-0.24688" calcext:value-type="float">
            <text:p>-0.24688</text:p>
          </table:table-cell>
          <table:table-cell office:value-type="float" office:value="0.0076197" calcext:value-type="float">
            <text:p>0.0076197</text:p>
          </table:table-cell>
          <table:table-cell office:value-type="float" office:value="0" calcext:value-type="float">
            <text:p>0</text:p>
          </table:table-cell>
          <table:table-cell office:value-type="float" office:value="2286.5" calcext:value-type="float">
            <text:p>2286.5</text:p>
          </table:table-cell>
          <table:table-cell office:value-type="float" office:value="0.011617" calcext:value-type="float">
            <text:p>0.011617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023768" calcext:value-type="float">
            <text:p>0.0237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6]-([$Sheet2.$B$2]*[.B156]+[$Sheet2.$B$3]))^2" office:value-type="float" office:value="0.000109184945875033" calcext:value-type="float">
            <text:p>0.000109184945875</text:p>
          </table:table-cell>
          <table:table-cell table:formula="of:=([.F156]-([$Sheet2.$B$7] +[$Sheet2.$B$8] * ([.B156] - [$Sheet2.$B$9])^2))^2" office:value-type="float" office:value="0.00000836949017540496" calcext:value-type="float">
            <text:p>8.36949017540496E-06</text:p>
          </table:table-cell>
          <table:table-cell table:formula="of:=([.X156]-([.AE156]^2*([$Sheet2.$B$13]*([.B156] -[$Sheet2.$B$14])^2 +[$Sheet2.$B$15]*([.B156]-[$Sheet2.$B$14]) +[$Sheet2.$B$16])    ))^2" office:value-type="float" office:value="3.51455314209121" calcext:value-type="float">
            <text:p>3.51455314209121</text:p>
          </table:table-cell>
          <table:table-cell table:formula="of:=([.AG156]-([.AE156]^2*([$Sheet2.$B$20]*([.B156] -[$Sheet2.$B$21])^2 + [$Sheet2.$B$22]*([.B156]-[$Sheet2.$B$21]) + [$Sheet2.$B$23])    ))^2" office:value-type="float" office:value="128.645620726875" calcext:value-type="float">
            <text:p>128.645620726875</text:p>
          </table:table-cell>
          <table:table-cell table:formula="of:=([.AH156]-([.AE156]^2*([$Sheet2.$B$27]*([.B156] -[$Sheet2.$B$28])^2 +[$Sheet2.$B$29]*([.B156]-[$Sheet2.$B$28]) +[$Sheet2.$B$30])    ))^2" office:value-type="float" office:value="107.376191438062" calcext:value-type="float">
            <text:p>107.376191438062</text:p>
          </table:table-cell>
          <table:table-cell table:formula="of:=([.AI156]-([.AE156]^2*([$Sheet2.$B$34]*([.B156] - [$Sheet2.$B$35])^2 +[$Sheet2.$B$36]*([.B156]-[$Sheet2.$B$35]) +[$Sheet2.$B$37])    ))^2" office:value-type="float" office:value="53.6313125232045" calcext:value-type="float">
            <text:p>53.631312523204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2" calcext:value-type="float">
            <text:p>0.3752</text:p>
          </table:table-cell>
          <table:table-cell office:value-type="float" office:value="0.019441" calcext:value-type="float">
            <text:p>0.019441</text:p>
          </table:table-cell>
          <table:table-cell office:value-type="float" office:value="0.005476" calcext:value-type="float">
            <text:p>0.00547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-0.005494" calcext:value-type="float">
            <text:p>-0.005494</text:p>
          </table:table-cell>
          <table:table-cell office:value-type="float" office:value="1.1255" calcext:value-type="float">
            <text:p>1.1255</text:p>
          </table:table-cell>
          <table:table-cell office:value-type="float" office:value="-0.036026" calcext:value-type="float">
            <text:p>-0.036026</text:p>
          </table:table-cell>
          <table:table-cell office:value-type="float" office:value="1.1615" calcext:value-type="float">
            <text:p>1.1615</text:p>
          </table:table-cell>
          <table:table-cell office:value-type="float" office:value="0.19627" calcext:value-type="float">
            <text:p>0.19627</text:p>
          </table:table-cell>
          <table:table-cell office:value-type="float" office:value="-0.014635" calcext:value-type="float">
            <text:p>-0.014635</text:p>
          </table:table-cell>
          <table:table-cell office:value-type="float" office:value="-0.0025658" calcext:value-type="float">
            <text:p>-0.0025658</text:p>
          </table:table-cell>
          <table:table-cell office:value-type="float" office:value="-0.012069" calcext:value-type="float">
            <text:p>-0.012069</text:p>
          </table:table-cell>
          <table:table-cell office:value-type="float" office:value="19.299" calcext:value-type="float">
            <text:p>19.299</text:p>
          </table:table-cell>
          <table:table-cell office:value-type="float" office:value="11.821" calcext:value-type="float">
            <text:p>11.821</text:p>
          </table:table-cell>
          <table:table-cell office:value-type="float" office:value="1.6326" calcext:value-type="float">
            <text:p>1.6326</text:p>
          </table:table-cell>
          <table:table-cell office:value-type="float" office:value="117.48" calcext:value-type="float">
            <text:p>117.48</text:p>
          </table:table-cell>
          <table:table-cell office:value-type="float" office:value="-46.216" calcext:value-type="float">
            <text:p>-46.216</text:p>
          </table:table-cell>
          <table:table-cell office:value-type="float" office:value="3156.3" calcext:value-type="float">
            <text:p>3156.3</text:p>
          </table:table-cell>
          <table:table-cell office:value-type="float" office:value="117.48" calcext:value-type="float">
            <text:p>117.48</text:p>
          </table:table-cell>
          <table:table-cell office:value-type="float" office:value="-46.216" calcext:value-type="float">
            <text:p>-46.216</text:p>
          </table:table-cell>
          <table:table-cell office:value-type="float" office:value="3156.3" calcext:value-type="float">
            <text:p>315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8" calcext:value-type="float">
            <text:p>14.98</text:p>
          </table:table-cell>
          <table:table-cell office:value-type="float" office:value="0.74298" calcext:value-type="float">
            <text:p>0.74298</text:p>
          </table:table-cell>
          <table:table-cell office:value-type="float" office:value="15" calcext:value-type="float">
            <text:p>15</text:p>
          </table:table-cell>
          <table:table-cell office:value-type="float" office:value="2.9662" calcext:value-type="float">
            <text:p>2.9662</text:p>
          </table:table-cell>
          <table:table-cell office:value-type="float" office:value="-825.52" calcext:value-type="float">
            <text:p>-825.52</text:p>
          </table:table-cell>
          <table:table-cell office:value-type="float" office:value="1439.1" calcext:value-type="float">
            <text:p>1439.1</text:p>
          </table:table-cell>
          <table:table-cell office:value-type="float" office:value="61.556" calcext:value-type="float">
            <text:p>61.556</text:p>
          </table:table-cell>
          <table:table-cell office:value-type="float" office:value="0.072064" calcext:value-type="float">
            <text:p>0.072064</text:p>
          </table:table-cell>
          <table:table-cell office:value-type="float" office:value="-0.24698" calcext:value-type="float">
            <text:p>-0.24698</text:p>
          </table:table-cell>
          <table:table-cell office:value-type="float" office:value="0.0050329" calcext:value-type="float">
            <text:p>0.0050329</text:p>
          </table:table-cell>
          <table:table-cell office:value-type="float" office:value="0" calcext:value-type="float">
            <text:p>0</text:p>
          </table:table-cell>
          <table:table-cell office:value-type="float" office:value="2142.9" calcext:value-type="float">
            <text:p>2142.9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9626" calcext:value-type="float">
            <text:p>0.9626</text:p>
          </table:table-cell>
          <table:table-cell office:value-type="float" office:value="0.027038" calcext:value-type="float">
            <text:p>0.0270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7]-([$Sheet2.$B$2]*[.B157]+[$Sheet2.$B$3]))^2" office:value-type="float" office:value="0.000162868454814881" calcext:value-type="float">
            <text:p>0.000162868454815</text:p>
          </table:table-cell>
          <table:table-cell table:formula="of:=([.F157]-([$Sheet2.$B$7] +[$Sheet2.$B$8] * ([.B157] - [$Sheet2.$B$9])^2))^2" office:value-type="float" office:value="0.00000926697388775802" calcext:value-type="float">
            <text:p>9.26697388775802E-06</text:p>
          </table:table-cell>
          <table:table-cell table:formula="of:=([.X157]-([.AE157]^2*([$Sheet2.$B$13]*([.B157] -[$Sheet2.$B$14])^2 +[$Sheet2.$B$15]*([.B157]-[$Sheet2.$B$14]) +[$Sheet2.$B$16])    ))^2" office:value-type="float" office:value="2.65140678966389" calcext:value-type="float">
            <text:p>2.65140678966389</text:p>
          </table:table-cell>
          <table:table-cell table:formula="of:=([.AG157]-([.AE157]^2*([$Sheet2.$B$20]*([.B157] -[$Sheet2.$B$21])^2 + [$Sheet2.$B$22]*([.B157]-[$Sheet2.$B$21]) + [$Sheet2.$B$23])    ))^2" office:value-type="float" office:value="252.215821721275" calcext:value-type="float">
            <text:p>252.215821721275</text:p>
          </table:table-cell>
          <table:table-cell table:formula="of:=([.AH157]-([.AE157]^2*([$Sheet2.$B$27]*([.B157] -[$Sheet2.$B$28])^2 +[$Sheet2.$B$29]*([.B157]-[$Sheet2.$B$28]) +[$Sheet2.$B$30])    ))^2" office:value-type="float" office:value="391.610261831452" calcext:value-type="float">
            <text:p>391.610261831452</text:p>
          </table:table-cell>
          <table:table-cell table:formula="of:=([.AI157]-([.AE157]^2*([$Sheet2.$B$34]*([.B157] - [$Sheet2.$B$35])^2 +[$Sheet2.$B$36]*([.B157]-[$Sheet2.$B$35]) +[$Sheet2.$B$37])    ))^2" office:value-type="float" office:value="59.0119862231216" calcext:value-type="float">
            <text:p>59.011986223121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22" calcext:value-type="float">
            <text:p>0.43722</text:p>
          </table:table-cell>
          <table:table-cell office:value-type="float" office:value="0.023907" calcext:value-type="float">
            <text:p>0.023907</text:p>
          </table:table-cell>
          <table:table-cell office:value-type="float" office:value="0.0055976" calcext:value-type="float">
            <text:p>0.0055976</text:p>
          </table:table-cell>
          <table:table-cell office:value-type="float" office:value="0.018309" calcext:value-type="float">
            <text:p>0.018309</text:p>
          </table:table-cell>
          <table:table-cell office:value-type="float" office:value="-0.0061971" calcext:value-type="float">
            <text:p>-0.0061971</text:p>
          </table:table-cell>
          <table:table-cell office:value-type="float" office:value="1.311" calcext:value-type="float">
            <text:p>1.311</text:p>
          </table:table-cell>
          <table:table-cell office:value-type="float" office:value="-0.036826" calcext:value-type="float">
            <text:p>-0.036826</text:p>
          </table:table-cell>
          <table:table-cell office:value-type="float" office:value="1.3479" calcext:value-type="float">
            <text:p>1.3479</text:p>
          </table:table-cell>
          <table:table-cell office:value-type="float" office:value="0.22838" calcext:value-type="float">
            <text:p>0.22838</text:p>
          </table:table-cell>
          <table:table-cell office:value-type="float" office:value="-0.017542" calcext:value-type="float">
            <text:p>-0.017542</text:p>
          </table:table-cell>
          <table:table-cell office:value-type="float" office:value="-0.0026454" calcext:value-type="float">
            <text:p>-0.0026454</text:p>
          </table:table-cell>
          <table:table-cell office:value-type="float" office:value="-0.014896" calcext:value-type="float">
            <text:p>-0.014896</text:p>
          </table:table-cell>
          <table:table-cell office:value-type="float" office:value="18.289" calcext:value-type="float">
            <text:p>18.289</text:p>
          </table:table-cell>
          <table:table-cell office:value-type="float" office:value="12.093" calcext:value-type="float">
            <text:p>12.093</text:p>
          </table:table-cell>
          <table:table-cell office:value-type="float" office:value="1.5123" calcext:value-type="float">
            <text:p>1.5123</text:p>
          </table:table-cell>
          <table:table-cell office:value-type="float" office:value="154.02" calcext:value-type="float">
            <text:p>154.02</text:p>
          </table:table-cell>
          <table:table-cell office:value-type="float" office:value="-52.131" calcext:value-type="float">
            <text:p>-52.131</text:p>
          </table:table-cell>
          <table:table-cell office:value-type="float" office:value="3678" calcext:value-type="float">
            <text:p>3678</text:p>
          </table:table-cell>
          <table:table-cell office:value-type="float" office:value="154.02" calcext:value-type="float">
            <text:p>154.02</text:p>
          </table:table-cell>
          <table:table-cell office:value-type="float" office:value="-52.131" calcext:value-type="float">
            <text:p>-52.131</text:p>
          </table:table-cell>
          <table:table-cell office:value-type="float" office:value="3678" calcext:value-type="float">
            <text:p>36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78" calcext:value-type="float">
            <text:p>14.978</text:p>
          </table:table-cell>
          <table:table-cell office:value-type="float" office:value="0.7263" calcext:value-type="float">
            <text:p>0.7263</text:p>
          </table:table-cell>
          <table:table-cell office:value-type="float" office:value="15" calcext:value-type="float">
            <text:p>15</text:p>
          </table:table-cell>
          <table:table-cell office:value-type="float" office:value="3.1298" calcext:value-type="float">
            <text:p>3.1298</text:p>
          </table:table-cell>
          <table:table-cell office:value-type="float" office:value="-960.61" calcext:value-type="float">
            <text:p>-960.61</text:p>
          </table:table-cell>
          <table:table-cell office:value-type="float" office:value="1676.4" calcext:value-type="float">
            <text:p>1676.4</text:p>
          </table:table-cell>
          <table:table-cell office:value-type="float" office:value="73.783" calcext:value-type="float">
            <text:p>73.783</text:p>
          </table:table-cell>
          <table:table-cell office:value-type="float" office:value="0.06926" calcext:value-type="float">
            <text:p>0.06926</text:p>
          </table:table-cell>
          <table:table-cell office:value-type="float" office:value="-0.24706" calcext:value-type="float">
            <text:p>-0.24706</text:p>
          </table:table-cell>
          <table:table-cell office:value-type="float" office:value="0.0029391" calcext:value-type="float">
            <text:p>0.0029391</text:p>
          </table:table-cell>
          <table:table-cell office:value-type="float" office:value="0" calcext:value-type="float">
            <text:p>0</text:p>
          </table:table-cell>
          <table:table-cell office:value-type="float" office:value="2094.7" calcext:value-type="float">
            <text:p>2094.7</text:p>
          </table:table-cell>
          <table:table-cell office:value-type="float" office:value="0.020567" calcext:value-type="float">
            <text:p>0.020567</text:p>
          </table:table-cell>
          <table:table-cell office:value-type="float" office:value="0.99702" calcext:value-type="float">
            <text:p>0.99702</text:p>
          </table:table-cell>
          <table:table-cell office:value-type="float" office:value="0.030282" calcext:value-type="float">
            <text:p>0.0302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8]-([$Sheet2.$B$2]*[.B158]+[$Sheet2.$B$3]))^2" office:value-type="float" office:value="0.000223347797865621" calcext:value-type="float">
            <text:p>0.000223347797866</text:p>
          </table:table-cell>
          <table:table-cell table:formula="of:=([.F158]-([$Sheet2.$B$7] +[$Sheet2.$B$8] * ([.B158] - [$Sheet2.$B$9])^2))^2" office:value-type="float" office:value="0.0000104268741143719" calcext:value-type="float">
            <text:p>1.04268741143719E-05</text:p>
          </table:table-cell>
          <table:table-cell table:formula="of:=([.X158]-([.AE158]^2*([$Sheet2.$B$13]*([.B158] -[$Sheet2.$B$14])^2 +[$Sheet2.$B$15]*([.B158]-[$Sheet2.$B$14]) +[$Sheet2.$B$16])    ))^2" office:value-type="float" office:value="1.79559182316749" calcext:value-type="float">
            <text:p>1.79559182316749</text:p>
          </table:table-cell>
          <table:table-cell table:formula="of:=([.AG158]-([.AE158]^2*([$Sheet2.$B$20]*([.B158] -[$Sheet2.$B$21])^2 + [$Sheet2.$B$22]*([.B158]-[$Sheet2.$B$21]) + [$Sheet2.$B$23])    ))^2" office:value-type="float" office:value="411.055335688799" calcext:value-type="float">
            <text:p>411.055335688799</text:p>
          </table:table-cell>
          <table:table-cell table:formula="of:=([.AH158]-([.AE158]^2*([$Sheet2.$B$27]*([.B158] -[$Sheet2.$B$28])^2 +[$Sheet2.$B$29]*([.B158]-[$Sheet2.$B$28]) +[$Sheet2.$B$30])    ))^2" office:value-type="float" office:value="794.982479743466" calcext:value-type="float">
            <text:p>794.982479743466</text:p>
          </table:table-cell>
          <table:table-cell table:formula="of:=([.AI158]-([.AE158]^2*([$Sheet2.$B$34]*([.B158] - [$Sheet2.$B$35])^2 +[$Sheet2.$B$36]*([.B158]-[$Sheet2.$B$35]) +[$Sheet2.$B$37])    ))^2" office:value-type="float" office:value="66.6494594386577" calcext:value-type="float">
            <text:p>66.649459438657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908" calcext:value-type="float">
            <text:p>0.49908</text:p>
          </table:table-cell>
          <table:table-cell office:value-type="float" office:value="0.029187" calcext:value-type="float">
            <text:p>0.029187</text:p>
          </table:table-cell>
          <table:table-cell office:value-type="float" office:value="0.0058195" calcext:value-type="float">
            <text:p>0.0058195</text:p>
          </table:table-cell>
          <table:table-cell office:value-type="float" office:value="0.023368" calcext:value-type="float">
            <text:p>0.023368</text:p>
          </table:table-cell>
          <table:table-cell office:value-type="float" office:value="-0.007015" calcext:value-type="float">
            <text:p>-0.007015</text:p>
          </table:table-cell>
          <table:table-cell office:value-type="float" office:value="1.4907" calcext:value-type="float">
            <text:p>1.4907</text:p>
          </table:table-cell>
          <table:table-cell office:value-type="float" office:value="-0.038286" calcext:value-type="float">
            <text:p>-0.038286</text:p>
          </table:table-cell>
          <table:table-cell office:value-type="float" office:value="1.529" calcext:value-type="float">
            <text:p>1.529</text:p>
          </table:table-cell>
          <table:table-cell office:value-type="float" office:value="0.26066" calcext:value-type="float">
            <text:p>0.26066</text:p>
          </table:table-cell>
          <table:table-cell office:value-type="float" office:value="-0.020966" calcext:value-type="float">
            <text:p>-0.020966</text:p>
          </table:table-cell>
          <table:table-cell office:value-type="float" office:value="-0.0027761" calcext:value-type="float">
            <text:p>-0.0027761</text:p>
          </table:table-cell>
          <table:table-cell office:value-type="float" office:value="-0.01819" calcext:value-type="float">
            <text:p>-0.01819</text:p>
          </table:table-cell>
          <table:table-cell office:value-type="float" office:value="17.099" calcext:value-type="float">
            <text:p>17.099</text:p>
          </table:table-cell>
          <table:table-cell office:value-type="float" office:value="12.08" calcext:value-type="float">
            <text:p>12.08</text:p>
          </table:table-cell>
          <table:table-cell office:value-type="float" office:value="1.4155" calcext:value-type="float">
            <text:p>1.4155</text:p>
          </table:table-cell>
          <table:table-cell office:value-type="float" office:value="196.57" calcext:value-type="float">
            <text:p>196.57</text:p>
          </table:table-cell>
          <table:table-cell office:value-type="float" office:value="-59.012" calcext:value-type="float">
            <text:p>-59.012</text:p>
          </table:table-cell>
          <table:table-cell office:value-type="float" office:value="4198.3" calcext:value-type="float">
            <text:p>4198.3</text:p>
          </table:table-cell>
          <table:table-cell office:value-type="float" office:value="196.57" calcext:value-type="float">
            <text:p>196.57</text:p>
          </table:table-cell>
          <table:table-cell office:value-type="float" office:value="-59.012" calcext:value-type="float">
            <text:p>-59.012</text:p>
          </table:table-cell>
          <table:table-cell office:value-type="float" office:value="4198.3" calcext:value-type="float">
            <text:p>419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74" calcext:value-type="float">
            <text:p>14.974</text:p>
          </table:table-cell>
          <table:table-cell office:value-type="float" office:value="0.72708" calcext:value-type="float">
            <text:p>0.72708</text:p>
          </table:table-cell>
          <table:table-cell office:value-type="float" office:value="15" calcext:value-type="float">
            <text:p>15</text:p>
          </table:table-cell>
          <table:table-cell office:value-type="float" office:value="3.347" calcext:value-type="float">
            <text:p>3.347</text:p>
          </table:table-cell>
          <table:table-cell office:value-type="float" office:value="-1096.4" calcext:value-type="float">
            <text:p>-1096.4</text:p>
          </table:table-cell>
          <table:table-cell office:value-type="float" office:value="1906.1" calcext:value-type="float">
            <text:p>1906.1</text:p>
          </table:table-cell>
          <table:table-cell office:value-type="float" office:value="88.185" calcext:value-type="float">
            <text:p>88.185</text:p>
          </table:table-cell>
          <table:table-cell office:value-type="float" office:value="0.067109" calcext:value-type="float">
            <text:p>0.067109</text:p>
          </table:table-cell>
          <table:table-cell office:value-type="float" office:value="-0.24713" calcext:value-type="float">
            <text:p>-0.24713</text:p>
          </table:table-cell>
          <table:table-cell office:value-type="float" office:value="0.0011552" calcext:value-type="float">
            <text:p>0.0011552</text:p>
          </table:table-cell>
          <table:table-cell office:value-type="float" office:value="0" calcext:value-type="float">
            <text:p>0</text:p>
          </table:table-cell>
          <table:table-cell office:value-type="float" office:value="2097" calcext:value-type="float">
            <text:p>2097</text:p>
          </table:table-cell>
          <table:table-cell office:value-type="float" office:value="0.026244" calcext:value-type="float">
            <text:p>0.026244</text:p>
          </table:table-cell>
          <table:table-cell office:value-type="float" office:value="1.0179" calcext:value-type="float">
            <text:p>1.0179</text:p>
          </table:table-cell>
          <table:table-cell office:value-type="float" office:value="0.033493" calcext:value-type="float">
            <text:p>0.0334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59]-([$Sheet2.$B$2]*[.B159]+[$Sheet2.$B$3]))^2" office:value-type="float" office:value="0.000287901406193181" calcext:value-type="float">
            <text:p>0.000287901406193</text:p>
          </table:table-cell>
          <table:table-cell table:formula="of:=([.F159]-([$Sheet2.$B$7] +[$Sheet2.$B$8] * ([.B159] - [$Sheet2.$B$9])^2))^2" office:value-type="float" office:value="0.0000117422515408797" calcext:value-type="float">
            <text:p>1.17422515408797E-05</text:p>
          </table:table-cell>
          <table:table-cell table:formula="of:=([.X159]-([.AE159]^2*([$Sheet2.$B$13]*([.B159] -[$Sheet2.$B$14])^2 +[$Sheet2.$B$15]*([.B159]-[$Sheet2.$B$14]) +[$Sheet2.$B$16])    ))^2" office:value-type="float" office:value="1.02974336447305" calcext:value-type="float">
            <text:p>1.02974336447305</text:p>
          </table:table-cell>
          <table:table-cell table:formula="of:=([.AG159]-([.AE159]^2*([$Sheet2.$B$20]*([.B159] -[$Sheet2.$B$21])^2 + [$Sheet2.$B$22]*([.B159]-[$Sheet2.$B$21]) + [$Sheet2.$B$23])    ))^2" office:value-type="float" office:value="598.868590830903" calcext:value-type="float">
            <text:p>598.868590830903</text:p>
          </table:table-cell>
          <table:table-cell table:formula="of:=([.AH159]-([.AE159]^2*([$Sheet2.$B$27]*([.B159] -[$Sheet2.$B$28])^2 +[$Sheet2.$B$29]*([.B159]-[$Sheet2.$B$28]) +[$Sheet2.$B$30])    ))^2" office:value-type="float" office:value="1266.01568990652" calcext:value-type="float">
            <text:p>1266.01568990652</text:p>
          </table:table-cell>
          <table:table-cell table:formula="of:=([.AI159]-([.AE159]^2*([$Sheet2.$B$34]*([.B159] - [$Sheet2.$B$35])^2 +[$Sheet2.$B$36]*([.B159]-[$Sheet2.$B$35]) +[$Sheet2.$B$37])    ))^2" office:value-type="float" office:value="75.9389979406817" calcext:value-type="float">
            <text:p>75.938997940681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075" calcext:value-type="float">
            <text:p>0.56075</text:p>
          </table:table-cell>
          <table:table-cell office:value-type="float" office:value="0.03524" calcext:value-type="float">
            <text:p>0.03524</text:p>
          </table:table-cell>
          <table:table-cell office:value-type="float" office:value="0.0061032" calcext:value-type="float">
            <text:p>0.0061032</text:p>
          </table:table-cell>
          <table:table-cell office:value-type="float" office:value="0.029137" calcext:value-type="float">
            <text:p>0.029137</text:p>
          </table:table-cell>
          <table:table-cell office:value-type="float" office:value="-0.0079471" calcext:value-type="float">
            <text:p>-0.0079471</text:p>
          </table:table-cell>
          <table:table-cell office:value-type="float" office:value="1.6646" calcext:value-type="float">
            <text:p>1.6646</text:p>
          </table:table-cell>
          <table:table-cell office:value-type="float" office:value="-0.040153" calcext:value-type="float">
            <text:p>-0.040153</text:p>
          </table:table-cell>
          <table:table-cell office:value-type="float" office:value="1.7048" calcext:value-type="float">
            <text:p>1.7048</text:p>
          </table:table-cell>
          <table:table-cell office:value-type="float" office:value="0.29309" calcext:value-type="float">
            <text:p>0.29309</text:p>
          </table:table-cell>
          <table:table-cell office:value-type="float" office:value="-0.024881" calcext:value-type="float">
            <text:p>-0.024881</text:p>
          </table:table-cell>
          <table:table-cell office:value-type="float" office:value="-0.0029333" calcext:value-type="float">
            <text:p>-0.0029333</text:p>
          </table:table-cell>
          <table:table-cell office:value-type="float" office:value="-0.021948" calcext:value-type="float">
            <text:p>-0.021948</text:p>
          </table:table-cell>
          <table:table-cell office:value-type="float" office:value="15.912" calcext:value-type="float">
            <text:p>15.912</text:p>
          </table:table-cell>
          <table:table-cell office:value-type="float" office:value="11.916" calcext:value-type="float">
            <text:p>11.916</text:p>
          </table:table-cell>
          <table:table-cell office:value-type="float" office:value="1.3354" calcext:value-type="float">
            <text:p>1.3354</text:p>
          </table:table-cell>
          <table:table-cell office:value-type="float" office:value="245.11" calcext:value-type="float">
            <text:p>245.11</text:p>
          </table:table-cell>
          <table:table-cell office:value-type="float" office:value="-66.852" calcext:value-type="float">
            <text:p>-66.852</text:p>
          </table:table-cell>
          <table:table-cell office:value-type="float" office:value="4717.1" calcext:value-type="float">
            <text:p>4717.1</text:p>
          </table:table-cell>
          <table:table-cell office:value-type="float" office:value="245.11" calcext:value-type="float">
            <text:p>245.11</text:p>
          </table:table-cell>
          <table:table-cell office:value-type="float" office:value="-66.852" calcext:value-type="float">
            <text:p>-66.852</text:p>
          </table:table-cell>
          <table:table-cell office:value-type="float" office:value="4717.1" calcext:value-type="float">
            <text:p>471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7" calcext:value-type="float">
            <text:p>14.97</text:p>
          </table:table-cell>
          <table:table-cell office:value-type="float" office:value="0.73711" calcext:value-type="float">
            <text:p>0.73711</text:p>
          </table:table-cell>
          <table:table-cell office:value-type="float" office:value="15" calcext:value-type="float">
            <text:p>15</text:p>
          </table:table-cell>
          <table:table-cell office:value-type="float" office:value="3.596" calcext:value-type="float">
            <text:p>3.596</text:p>
          </table:table-cell>
          <table:table-cell office:value-type="float" office:value="-1232.8" calcext:value-type="float">
            <text:p>-1232.8</text:p>
          </table:table-cell>
          <table:table-cell office:value-type="float" office:value="2128.5" calcext:value-type="float">
            <text:p>2128.5</text:p>
          </table:table-cell>
          <table:table-cell office:value-type="float" office:value="104.65" calcext:value-type="float">
            <text:p>104.65</text:p>
          </table:table-cell>
          <table:table-cell office:value-type="float" office:value="0.065388" calcext:value-type="float">
            <text:p>0.065388</text:p>
          </table:table-cell>
          <table:table-cell office:value-type="float" office:value="-0.2472" calcext:value-type="float">
            <text:p>-0.2472</text:p>
          </table:table-cell>
          <table:table-cell office:value-type="float" office:value="-0.00042048" calcext:value-type="float">
            <text:p>-0.00042048</text:p>
          </table:table-cell>
          <table:table-cell office:value-type="float" office:value="0" calcext:value-type="float">
            <text:p>0</text:p>
          </table:table-cell>
          <table:table-cell office:value-type="float" office:value="2125.9" calcext:value-type="float">
            <text:p>2125.9</text:p>
          </table:table-cell>
          <table:table-cell office:value-type="float" office:value="0.032715" calcext:value-type="float">
            <text:p>0.032715</text:p>
          </table:table-cell>
          <table:table-cell office:value-type="float" office:value="1.0305" calcext:value-type="float">
            <text:p>1.0305</text:p>
          </table:table-cell>
          <table:table-cell office:value-type="float" office:value="0.036666" calcext:value-type="float">
            <text:p>0.0366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0]-([$Sheet2.$B$2]*[.B160]+[$Sheet2.$B$3]))^2" office:value-type="float" office:value="0.000353458431155816" calcext:value-type="float">
            <text:p>0.000353458431156</text:p>
          </table:table-cell>
          <table:table-cell table:formula="of:=([.F160]-([$Sheet2.$B$7] +[$Sheet2.$B$8] * ([.B160] - [$Sheet2.$B$9])^2))^2" office:value-type="float" office:value="0.000012931647048063" calcext:value-type="float">
            <text:p>1.2931647048063E-05</text:p>
          </table:table-cell>
          <table:table-cell table:formula="of:=([.X160]-([.AE160]^2*([$Sheet2.$B$13]*([.B160] -[$Sheet2.$B$14])^2 +[$Sheet2.$B$15]*([.B160]-[$Sheet2.$B$14]) +[$Sheet2.$B$16])    ))^2" office:value-type="float" office:value="0.43508718267958" calcext:value-type="float">
            <text:p>0.43508718267958</text:p>
          </table:table-cell>
          <table:table-cell table:formula="of:=([.AG160]-([.AE160]^2*([$Sheet2.$B$20]*([.B160] -[$Sheet2.$B$21])^2 + [$Sheet2.$B$22]*([.B160]-[$Sheet2.$B$21]) + [$Sheet2.$B$23])    ))^2" office:value-type="float" office:value="805.60493222127" calcext:value-type="float">
            <text:p>805.60493222127</text:p>
          </table:table-cell>
          <table:table-cell table:formula="of:=([.AH160]-([.AE160]^2*([$Sheet2.$B$27]*([.B160] -[$Sheet2.$B$28])^2 +[$Sheet2.$B$29]*([.B160]-[$Sheet2.$B$28]) +[$Sheet2.$B$30])    ))^2" office:value-type="float" office:value="1784.74029391036" calcext:value-type="float">
            <text:p>1784.74029391036</text:p>
          </table:table-cell>
          <table:table-cell table:formula="of:=([.AI160]-([.AE160]^2*([$Sheet2.$B$34]*([.B160] - [$Sheet2.$B$35])^2 +[$Sheet2.$B$36]*([.B160]-[$Sheet2.$B$35]) +[$Sheet2.$B$37])    ))^2" office:value-type="float" office:value="85.0284144928993" calcext:value-type="float">
            <text:p>85.0284144928993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221" calcext:value-type="float">
            <text:p>0.62221</text:p>
          </table:table-cell>
          <table:table-cell office:value-type="float" office:value="0.042071" calcext:value-type="float">
            <text:p>0.042071</text:p>
          </table:table-cell>
          <table:table-cell office:value-type="float" office:value="0.006457" calcext:value-type="float">
            <text:p>0.006457</text:p>
          </table:table-cell>
          <table:table-cell office:value-type="float" office:value="0.035614" calcext:value-type="float">
            <text:p>0.035614</text:p>
          </table:table-cell>
          <table:table-cell office:value-type="float" office:value="-0.0089926" calcext:value-type="float">
            <text:p>-0.0089926</text:p>
          </table:table-cell>
          <table:table-cell office:value-type="float" office:value="1.8327" calcext:value-type="float">
            <text:p>1.8327</text:p>
          </table:table-cell>
          <table:table-cell office:value-type="float" office:value="-0.04248" calcext:value-type="float">
            <text:p>-0.04248</text:p>
          </table:table-cell>
          <table:table-cell office:value-type="float" office:value="1.8752" calcext:value-type="float">
            <text:p>1.8752</text:p>
          </table:table-cell>
          <table:table-cell office:value-type="float" office:value="0.32566" calcext:value-type="float">
            <text:p>0.32566</text:p>
          </table:table-cell>
          <table:table-cell office:value-type="float" office:value="-0.029292" calcext:value-type="float">
            <text:p>-0.029292</text:p>
          </table:table-cell>
          <table:table-cell office:value-type="float" office:value="-0.0031238" calcext:value-type="float">
            <text:p>-0.0031238</text:p>
          </table:table-cell>
          <table:table-cell office:value-type="float" office:value="-0.026168" calcext:value-type="float">
            <text:p>-0.026168</text:p>
          </table:table-cell>
          <table:table-cell office:value-type="float" office:value="14.79" calcext:value-type="float">
            <text:p>14.79</text:p>
          </table:table-cell>
          <table:table-cell office:value-type="float" office:value="11.666" calcext:value-type="float">
            <text:p>11.666</text:p>
          </table:table-cell>
          <table:table-cell office:value-type="float" office:value="1.2677" calcext:value-type="float">
            <text:p>1.2677</text:p>
          </table:table-cell>
          <table:table-cell office:value-type="float" office:value="299.59" calcext:value-type="float">
            <text:p>299.59</text:p>
          </table:table-cell>
          <table:table-cell office:value-type="float" office:value="-75.648" calcext:value-type="float">
            <text:p>-75.648</text:p>
          </table:table-cell>
          <table:table-cell office:value-type="float" office:value="5234.1" calcext:value-type="float">
            <text:p>5234.1</text:p>
          </table:table-cell>
          <table:table-cell office:value-type="float" office:value="299.59" calcext:value-type="float">
            <text:p>299.59</text:p>
          </table:table-cell>
          <table:table-cell office:value-type="float" office:value="-75.648" calcext:value-type="float">
            <text:p>-75.648</text:p>
          </table:table-cell>
          <table:table-cell office:value-type="float" office:value="5234.1" calcext:value-type="float">
            <text:p>5234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66" calcext:value-type="float">
            <text:p>14.966</text:p>
          </table:table-cell>
          <table:table-cell office:value-type="float" office:value="0.75287" calcext:value-type="float">
            <text:p>0.75287</text:p>
          </table:table-cell>
          <table:table-cell office:value-type="float" office:value="15" calcext:value-type="float">
            <text:p>15</text:p>
          </table:table-cell>
          <table:table-cell office:value-type="float" office:value="3.8682" calcext:value-type="float">
            <text:p>3.8682</text:p>
          </table:table-cell>
          <table:table-cell office:value-type="float" office:value="-1369.7" calcext:value-type="float">
            <text:p>-1369.7</text:p>
          </table:table-cell>
          <table:table-cell office:value-type="float" office:value="2343.4" calcext:value-type="float">
            <text:p>2343.4</text:p>
          </table:table-cell>
          <table:table-cell office:value-type="float" office:value="123.2" calcext:value-type="float">
            <text:p>123.2</text:p>
          </table:table-cell>
          <table:table-cell office:value-type="float" office:value="0.063961" calcext:value-type="float">
            <text:p>0.063961</text:p>
          </table:table-cell>
          <table:table-cell office:value-type="float" office:value="-0.24727" calcext:value-type="float">
            <text:p>-0.24727</text:p>
          </table:table-cell>
          <table:table-cell office:value-type="float" office:value="-0.0018487" calcext:value-type="float">
            <text:p>-0.0018487</text:p>
          </table:table-cell>
          <table:table-cell office:value-type="float" office:value="0" calcext:value-type="float">
            <text:p>0</text:p>
          </table:table-cell>
          <table:table-cell office:value-type="float" office:value="2171.4" calcext:value-type="float">
            <text:p>2171.4</text:p>
          </table:table-cell>
          <table:table-cell office:value-type="float" office:value="0.039974" calcext:value-type="float">
            <text:p>0.039974</text:p>
          </table:table-cell>
          <table:table-cell office:value-type="float" office:value="1.0381" calcext:value-type="float">
            <text:p>1.0381</text:p>
          </table:table-cell>
          <table:table-cell office:value-type="float" office:value="0.039797" calcext:value-type="float">
            <text:p>0.0397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1]-([$Sheet2.$B$2]*[.B161]+[$Sheet2.$B$3]))^2" office:value-type="float" office:value="0.000417112110758417" calcext:value-type="float">
            <text:p>0.000417112110758</text:p>
          </table:table-cell>
          <table:table-cell table:formula="of:=([.F161]-([$Sheet2.$B$7] +[$Sheet2.$B$8] * ([.B161] - [$Sheet2.$B$9])^2))^2" office:value-type="float" office:value="0.0000140037331196756" calcext:value-type="float">
            <text:p>1.40037331196756E-05</text:p>
          </table:table-cell>
          <table:table-cell table:formula="of:=([.X161]-([.AE161]^2*([$Sheet2.$B$13]*([.B161] -[$Sheet2.$B$14])^2 +[$Sheet2.$B$15]*([.B161]-[$Sheet2.$B$14]) +[$Sheet2.$B$16])    ))^2" office:value-type="float" office:value="0.0770301011141467" calcext:value-type="float">
            <text:p>0.077030101114147</text:p>
          </table:table-cell>
          <table:table-cell table:formula="of:=([.AG161]-([.AE161]^2*([$Sheet2.$B$20]*([.B161] -[$Sheet2.$B$21])^2 + [$Sheet2.$B$22]*([.B161]-[$Sheet2.$B$21]) + [$Sheet2.$B$23])    ))^2" office:value-type="float" office:value="1017.52487769583" calcext:value-type="float">
            <text:p>1017.52487769583</text:p>
          </table:table-cell>
          <table:table-cell table:formula="of:=([.AH161]-([.AE161]^2*([$Sheet2.$B$27]*([.B161] -[$Sheet2.$B$28])^2 +[$Sheet2.$B$29]*([.B161]-[$Sheet2.$B$28]) +[$Sheet2.$B$30])    ))^2" office:value-type="float" office:value="2303.10260165403" calcext:value-type="float">
            <text:p>2303.10260165403</text:p>
          </table:table-cell>
          <table:table-cell table:formula="of:=([.AI161]-([.AE161]^2*([$Sheet2.$B$34]*([.B161] - [$Sheet2.$B$35])^2 +[$Sheet2.$B$36]*([.B161]-[$Sheet2.$B$35]) +[$Sheet2.$B$37])    ))^2" office:value-type="float" office:value="94.2117268212157" calcext:value-type="float">
            <text:p>94.2117268212157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342" calcext:value-type="float">
            <text:p>0.68342</text:p>
          </table:table-cell>
          <table:table-cell office:value-type="float" office:value="0.049695" calcext:value-type="float">
            <text:p>0.049695</text:p>
          </table:table-cell>
          <table:table-cell office:value-type="float" office:value="0.0069039" calcext:value-type="float">
            <text:p>0.0069039</text:p>
          </table:table-cell>
          <table:table-cell office:value-type="float" office:value="0.042791" calcext:value-type="float">
            <text:p>0.042791</text:p>
          </table:table-cell>
          <table:table-cell office:value-type="float" office:value="-0.010151" calcext:value-type="float">
            <text:p>-0.010151</text:p>
          </table:table-cell>
          <table:table-cell office:value-type="float" office:value="1.9947" calcext:value-type="float">
            <text:p>1.9947</text:p>
          </table:table-cell>
          <table:table-cell office:value-type="float" office:value="-0.04542" calcext:value-type="float">
            <text:p>-0.04542</text:p>
          </table:table-cell>
          <table:table-cell office:value-type="float" office:value="2.0401" calcext:value-type="float">
            <text:p>2.0401</text:p>
          </table:table-cell>
          <table:table-cell office:value-type="float" office:value="0.35835" calcext:value-type="float">
            <text:p>0.35835</text:p>
          </table:table-cell>
          <table:table-cell office:value-type="float" office:value="-0.03421" calcext:value-type="float">
            <text:p>-0.03421</text:p>
          </table:table-cell>
          <table:table-cell office:value-type="float" office:value="-0.0033621" calcext:value-type="float">
            <text:p>-0.0033621</text:p>
          </table:table-cell>
          <table:table-cell office:value-type="float" office:value="-0.030848" calcext:value-type="float">
            <text:p>-0.030848</text:p>
          </table:table-cell>
          <table:table-cell office:value-type="float" office:value="13.752" calcext:value-type="float">
            <text:p>13.752</text:p>
          </table:table-cell>
          <table:table-cell office:value-type="float" office:value="11.369" calcext:value-type="float">
            <text:p>11.369</text:p>
          </table:table-cell>
          <table:table-cell office:value-type="float" office:value="1.2096" calcext:value-type="float">
            <text:p>1.2096</text:p>
          </table:table-cell>
          <table:table-cell office:value-type="float" office:value="359.97" calcext:value-type="float">
            <text:p>359.97</text:p>
          </table:table-cell>
          <table:table-cell office:value-type="float" office:value="-85.391" calcext:value-type="float">
            <text:p>-85.391</text:p>
          </table:table-cell>
          <table:table-cell office:value-type="float" office:value="5749" calcext:value-type="float">
            <text:p>5749</text:p>
          </table:table-cell>
          <table:table-cell office:value-type="float" office:value="359.97" calcext:value-type="float">
            <text:p>359.97</text:p>
          </table:table-cell>
          <table:table-cell office:value-type="float" office:value="-85.391" calcext:value-type="float">
            <text:p>-85.391</text:p>
          </table:table-cell>
          <table:table-cell office:value-type="float" office:value="5749" calcext:value-type="float">
            <text:p>5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6" calcext:value-type="float">
            <text:p>14.96</text:p>
          </table:table-cell>
          <table:table-cell office:value-type="float" office:value="0.77256" calcext:value-type="float">
            <text:p>0.77256</text:p>
          </table:table-cell>
          <table:table-cell office:value-type="float" office:value="15" calcext:value-type="float">
            <text:p>15</text:p>
          </table:table-cell>
          <table:table-cell office:value-type="float" office:value="4.159" calcext:value-type="float">
            <text:p>4.159</text:p>
          </table:table-cell>
          <table:table-cell office:value-type="float" office:value="-1507.2" calcext:value-type="float">
            <text:p>-1507.2</text:p>
          </table:table-cell>
          <table:table-cell office:value-type="float" office:value="2550.6" calcext:value-type="float">
            <text:p>2550.6</text:p>
          </table:table-cell>
          <table:table-cell office:value-type="float" office:value="143.89" calcext:value-type="float">
            <text:p>143.89</text:p>
          </table:table-cell>
          <table:table-cell office:value-type="float" office:value="0.062743" calcext:value-type="float">
            <text:p>0.062743</text:p>
          </table:table-cell>
          <table:table-cell office:value-type="float" office:value="-0.24733" calcext:value-type="float">
            <text:p>-0.24733</text:p>
          </table:table-cell>
          <table:table-cell office:value-type="float" office:value="-0.0031682" calcext:value-type="float">
            <text:p>-0.0031682</text:p>
          </table:table-cell>
          <table:table-cell office:value-type="float" office:value="0" calcext:value-type="float">
            <text:p>0</text:p>
          </table:table-cell>
          <table:table-cell office:value-type="float" office:value="2228.2" calcext:value-type="float">
            <text:p>2228.2</text:p>
          </table:table-cell>
          <table:table-cell office:value-type="float" office:value="0.048014" calcext:value-type="float">
            <text:p>0.048014</text:p>
          </table:table-cell>
          <table:table-cell office:value-type="float" office:value="1.0423" calcext:value-type="float">
            <text:p>1.0423</text:p>
          </table:table-cell>
          <table:table-cell office:value-type="float" office:value="0.04288" calcext:value-type="float">
            <text:p>0.0428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2]-([$Sheet2.$B$2]*[.B162]+[$Sheet2.$B$3]))^2" office:value-type="float" office:value="0.000475072383590845" calcext:value-type="float">
            <text:p>0.000475072383591</text:p>
          </table:table-cell>
          <table:table-cell table:formula="of:=([.F162]-([$Sheet2.$B$7] +[$Sheet2.$B$8] * ([.B162] - [$Sheet2.$B$9])^2))^2" office:value-type="float" office:value="0.0000150542891960365" calcext:value-type="float">
            <text:p>1.50542891960365E-05</text:p>
          </table:table-cell>
          <table:table-cell table:formula="of:=([.X162]-([.AE162]^2*([$Sheet2.$B$13]*([.B162] -[$Sheet2.$B$14])^2 +[$Sheet2.$B$15]*([.B162]-[$Sheet2.$B$14]) +[$Sheet2.$B$16])    ))^2" office:value-type="float" office:value="0.0149921742597834" calcext:value-type="float">
            <text:p>0.014992174259784</text:p>
          </table:table-cell>
          <table:table-cell table:formula="of:=([.AG162]-([.AE162]^2*([$Sheet2.$B$20]*([.B162] -[$Sheet2.$B$21])^2 + [$Sheet2.$B$22]*([.B162]-[$Sheet2.$B$21]) + [$Sheet2.$B$23])    ))^2" office:value-type="float" office:value="1233.2913215061" calcext:value-type="float">
            <text:p>1233.2913215061</text:p>
          </table:table-cell>
          <table:table-cell table:formula="of:=([.AH162]-([.AE162]^2*([$Sheet2.$B$27]*([.B162] -[$Sheet2.$B$28])^2 +[$Sheet2.$B$29]*([.B162]-[$Sheet2.$B$28]) +[$Sheet2.$B$30])    ))^2" office:value-type="float" office:value="2768.28640861726" calcext:value-type="float">
            <text:p>2768.28640861726</text:p>
          </table:table-cell>
          <table:table-cell table:formula="of:=([.AI162]-([.AE162]^2*([$Sheet2.$B$34]*([.B162] - [$Sheet2.$B$35])^2 +[$Sheet2.$B$36]*([.B162]-[$Sheet2.$B$35]) +[$Sheet2.$B$37])    ))^2" office:value-type="float" office:value="104.547765401021" calcext:value-type="float">
            <text:p>104.54776540102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436" calcext:value-type="float">
            <text:p>0.74436</text:p>
          </table:table-cell>
          <table:table-cell office:value-type="float" office:value="0.058136" calcext:value-type="float">
            <text:p>0.058136</text:p>
          </table:table-cell>
          <table:table-cell office:value-type="float" office:value="0.0074708" calcext:value-type="float">
            <text:p>0.0074708</text:p>
          </table:table-cell>
          <table:table-cell office:value-type="float" office:value="0.050665" calcext:value-type="float">
            <text:p>0.050665</text:p>
          </table:table-cell>
          <table:table-cell office:value-type="float" office:value="-0.011421" calcext:value-type="float">
            <text:p>-0.011421</text:p>
          </table:table-cell>
          <table:table-cell office:value-type="float" office:value="2.1504" calcext:value-type="float">
            <text:p>2.1504</text:p>
          </table:table-cell>
          <table:table-cell office:value-type="float" office:value="-0.04915" calcext:value-type="float">
            <text:p>-0.04915</text:p>
          </table:table-cell>
          <table:table-cell office:value-type="float" office:value="2.1996" calcext:value-type="float">
            <text:p>2.1996</text:p>
          </table:table-cell>
          <table:table-cell office:value-type="float" office:value="0.39114" calcext:value-type="float">
            <text:p>0.39114</text:p>
          </table:table-cell>
          <table:table-cell office:value-type="float" office:value="-0.039648" calcext:value-type="float">
            <text:p>-0.039648</text:p>
          </table:table-cell>
          <table:table-cell office:value-type="float" office:value="-0.0036637" calcext:value-type="float">
            <text:p>-0.0036637</text:p>
          </table:table-cell>
          <table:table-cell office:value-type="float" office:value="-0.035984" calcext:value-type="float">
            <text:p>-0.035984</text:p>
          </table:table-cell>
          <table:table-cell office:value-type="float" office:value="12.804" calcext:value-type="float">
            <text:p>12.804</text:p>
          </table:table-cell>
          <table:table-cell office:value-type="float" office:value="11.047" calcext:value-type="float">
            <text:p>11.047</text:p>
          </table:table-cell>
          <table:table-cell office:value-type="float" office:value="1.1591" calcext:value-type="float">
            <text:p>1.1591</text:p>
          </table:table-cell>
          <table:table-cell office:value-type="float" office:value="426.2" calcext:value-type="float">
            <text:p>426.2</text:p>
          </table:table-cell>
          <table:table-cell office:value-type="float" office:value="-96.074" calcext:value-type="float">
            <text:p>-96.074</text:p>
          </table:table-cell>
          <table:table-cell office:value-type="float" office:value="6261.7" calcext:value-type="float">
            <text:p>6261.7</text:p>
          </table:table-cell>
          <table:table-cell office:value-type="float" office:value="426.2" calcext:value-type="float">
            <text:p>426.2</text:p>
          </table:table-cell>
          <table:table-cell office:value-type="float" office:value="-96.074" calcext:value-type="float">
            <text:p>-96.074</text:p>
          </table:table-cell>
          <table:table-cell office:value-type="float" office:value="6261.7" calcext:value-type="float">
            <text:p>626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54" calcext:value-type="float">
            <text:p>14.954</text:p>
          </table:table-cell>
          <table:table-cell office:value-type="float" office:value="0.79509" calcext:value-type="float">
            <text:p>0.79509</text:p>
          </table:table-cell>
          <table:table-cell office:value-type="float" office:value="15" calcext:value-type="float">
            <text:p>15</text:p>
          </table:table-cell>
          <table:table-cell office:value-type="float" office:value="4.4658" calcext:value-type="float">
            <text:p>4.4658</text:p>
          </table:table-cell>
          <table:table-cell office:value-type="float" office:value="-1645.2" calcext:value-type="float">
            <text:p>-1645.2</text:p>
          </table:table-cell>
          <table:table-cell office:value-type="float" office:value="2749.6" calcext:value-type="float">
            <text:p>2749.6</text:p>
          </table:table-cell>
          <table:table-cell office:value-type="float" office:value="166.76" calcext:value-type="float">
            <text:p>166.76</text:p>
          </table:table-cell>
          <table:table-cell office:value-type="float" office:value="0.061677" calcext:value-type="float">
            <text:p>0.061677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-0.0044043" calcext:value-type="float">
            <text:p>-0.0044043</text:p>
          </table:table-cell>
          <table:table-cell office:value-type="float" office:value="0" calcext:value-type="float">
            <text:p>0</text:p>
          </table:table-cell>
          <table:table-cell office:value-type="float" office:value="2293.1" calcext:value-type="float">
            <text:p>2293.1</text:p>
          </table:table-cell>
          <table:table-cell office:value-type="float" office:value="0.056825" calcext:value-type="float">
            <text:p>0.056825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04591" calcext:value-type="float">
            <text:p>0.0459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3]-([$Sheet2.$B$2]*[.B163]+[$Sheet2.$B$3]))^2" office:value-type="float" office:value="0.000524363641343916" calcext:value-type="float">
            <text:p>0.000524363641344</text:p>
          </table:table-cell>
          <table:table-cell table:formula="of:=([.F163]-([$Sheet2.$B$7] +[$Sheet2.$B$8] * ([.B163] - [$Sheet2.$B$9])^2))^2" office:value-type="float" office:value="0.0000162695131739096" calcext:value-type="float">
            <text:p>1.62695131739096E-05</text:p>
          </table:table-cell>
          <table:table-cell table:formula="of:=([.X163]-([.AE163]^2*([$Sheet2.$B$13]*([.B163] -[$Sheet2.$B$14])^2 +[$Sheet2.$B$15]*([.B163]-[$Sheet2.$B$14]) +[$Sheet2.$B$16])    ))^2" office:value-type="float" office:value="0.284457028654635" calcext:value-type="float">
            <text:p>0.284457028654635</text:p>
          </table:table-cell>
          <table:table-cell table:formula="of:=([.AG163]-([.AE163]^2*([$Sheet2.$B$20]*([.B163] -[$Sheet2.$B$21])^2 + [$Sheet2.$B$22]*([.B163]-[$Sheet2.$B$21]) + [$Sheet2.$B$23])    ))^2" office:value-type="float" office:value="1439.58976719628" calcext:value-type="float">
            <text:p>1439.58976719628</text:p>
          </table:table-cell>
          <table:table-cell table:formula="of:=([.AH163]-([.AE163]^2*([$Sheet2.$B$27]*([.B163] -[$Sheet2.$B$28])^2 +[$Sheet2.$B$29]*([.B163]-[$Sheet2.$B$28]) +[$Sheet2.$B$30])    ))^2" office:value-type="float" office:value="3093.33477452444" calcext:value-type="float">
            <text:p>3093.33477452444</text:p>
          </table:table-cell>
          <table:table-cell table:formula="of:=([.AI163]-([.AE163]^2*([$Sheet2.$B$34]*([.B163] - [$Sheet2.$B$35])^2 +[$Sheet2.$B$36]*([.B163]-[$Sheet2.$B$35]) +[$Sheet2.$B$37])    ))^2" office:value-type="float" office:value="117.004204243029" calcext:value-type="float">
            <text:p>117.004204243029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5" calcext:value-type="float">
            <text:p>0.805</text:p>
          </table:table-cell>
          <table:table-cell office:value-type="float" office:value="0.067368" calcext:value-type="float">
            <text:p>0.067368</text:p>
          </table:table-cell>
          <table:table-cell office:value-type="float" office:value="0.0081407" calcext:value-type="float">
            <text:p>0.0081407</text:p>
          </table:table-cell>
          <table:table-cell office:value-type="float" office:value="0.059227" calcext:value-type="float">
            <text:p>0.059227</text:p>
          </table:table-cell>
          <table:table-cell office:value-type="float" office:value="-0.012802" calcext:value-type="float">
            <text:p>-0.012802</text:p>
          </table:table-cell>
          <table:table-cell office:value-type="float" office:value="2.2999" calcext:value-type="float">
            <text:p>2.2999</text:p>
          </table:table-cell>
          <table:table-cell office:value-type="float" office:value="-0.053557" calcext:value-type="float">
            <text:p>-0.053557</text:p>
          </table:table-cell>
          <table:table-cell office:value-type="float" office:value="2.3535" calcext:value-type="float">
            <text:p>2.3535</text:p>
          </table:table-cell>
          <table:table-cell office:value-type="float" office:value="0.42404" calcext:value-type="float">
            <text:p>0.42404</text:p>
          </table:table-cell>
          <table:table-cell office:value-type="float" office:value="-0.045592" calcext:value-type="float">
            <text:p>-0.045592</text:p>
          </table:table-cell>
          <table:table-cell office:value-type="float" office:value="-0.0040183" calcext:value-type="float">
            <text:p>-0.0040183</text:p>
          </table:table-cell>
          <table:table-cell office:value-type="float" office:value="-0.041574" calcext:value-type="float">
            <text:p>-0.041574</text:p>
          </table:table-cell>
          <table:table-cell office:value-type="float" office:value="11.949" calcext:value-type="float">
            <text:p>11.949</text:p>
          </table:table-cell>
          <table:table-cell office:value-type="float" office:value="10.721" calcext:value-type="float">
            <text:p>10.721</text:p>
          </table:table-cell>
          <table:table-cell office:value-type="float" office:value="1.1146" calcext:value-type="float">
            <text:p>1.1146</text:p>
          </table:table-cell>
          <table:table-cell office:value-type="float" office:value="498.23" calcext:value-type="float">
            <text:p>498.23</text:p>
          </table:table-cell>
          <table:table-cell office:value-type="float" office:value="-107.69" calcext:value-type="float">
            <text:p>-107.69</text:p>
          </table:table-cell>
          <table:table-cell office:value-type="float" office:value="6771.8" calcext:value-type="float">
            <text:p>6771.8</text:p>
          </table:table-cell>
          <table:table-cell office:value-type="float" office:value="498.23" calcext:value-type="float">
            <text:p>498.23</text:p>
          </table:table-cell>
          <table:table-cell office:value-type="float" office:value="-107.69" calcext:value-type="float">
            <text:p>-107.69</text:p>
          </table:table-cell>
          <table:table-cell office:value-type="float" office:value="6771.8" calcext:value-type="float">
            <text:p>677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48" calcext:value-type="float">
            <text:p>14.948</text:p>
          </table:table-cell>
          <table:table-cell office:value-type="float" office:value="0.81922" calcext:value-type="float">
            <text:p>0.81922</text:p>
          </table:table-cell>
          <table:table-cell office:value-type="float" office:value="15" calcext:value-type="float">
            <text:p>15</text:p>
          </table:table-cell>
          <table:table-cell office:value-type="float" office:value="4.7837" calcext:value-type="float">
            <text:p>4.7837</text:p>
          </table:table-cell>
          <table:table-cell office:value-type="float" office:value="-1783.5" calcext:value-type="float">
            <text:p>-1783.5</text:p>
          </table:table-cell>
          <table:table-cell office:value-type="float" office:value="2940.8" calcext:value-type="float">
            <text:p>2940.8</text:p>
          </table:table-cell>
          <table:table-cell office:value-type="float" office:value="191.76" calcext:value-type="float">
            <text:p>191.76</text:p>
          </table:table-cell>
          <table:table-cell office:value-type="float" office:value="0.060722" calcext:value-type="float">
            <text:p>0.060722</text:p>
          </table:table-cell>
          <table:table-cell office:value-type="float" office:value="-0.24746" calcext:value-type="float">
            <text:p>-0.24746</text:p>
          </table:table-cell>
          <table:table-cell office:value-type="float" office:value="-0.0055746" calcext:value-type="float">
            <text:p>-0.0055746</text:p>
          </table:table-cell>
          <table:table-cell office:value-type="float" office:value="0" calcext:value-type="float">
            <text:p>0</text:p>
          </table:table-cell>
          <table:table-cell office:value-type="float" office:value="2362.8" calcext:value-type="float">
            <text:p>2362.8</text:p>
          </table:table-cell>
          <table:table-cell office:value-type="float" office:value="0.066398" calcext:value-type="float">
            <text:p>0.066398</text:p>
          </table:table-cell>
          <table:table-cell office:value-type="float" office:value="1.0448" calcext:value-type="float">
            <text:p>1.0448</text:p>
          </table:table-cell>
          <table:table-cell office:value-type="float" office:value="0.048881" calcext:value-type="float">
            <text:p>0.0488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4]-([$Sheet2.$B$2]*[.B164]+[$Sheet2.$B$3]))^2" office:value-type="float" office:value="0.000561776286097092" calcext:value-type="float">
            <text:p>0.000561776286097</text:p>
          </table:table-cell>
          <table:table-cell table:formula="of:=([.F164]-([$Sheet2.$B$7] +[$Sheet2.$B$8] * ([.B164] - [$Sheet2.$B$9])^2))^2" office:value-type="float" office:value="0.0000174460293701207" calcext:value-type="float">
            <text:p>1.74460293701207E-05</text:p>
          </table:table-cell>
          <table:table-cell table:formula="of:=([.X164]-([.AE164]^2*([$Sheet2.$B$13]*([.B164] -[$Sheet2.$B$14])^2 +[$Sheet2.$B$15]*([.B164]-[$Sheet2.$B$14]) +[$Sheet2.$B$16])    ))^2" office:value-type="float" office:value="0.899016521116729" calcext:value-type="float">
            <text:p>0.899016521116729</text:p>
          </table:table-cell>
          <table:table-cell table:formula="of:=([.AG164]-([.AE164]^2*([$Sheet2.$B$20]*([.B164] -[$Sheet2.$B$21])^2 + [$Sheet2.$B$22]*([.B164]-[$Sheet2.$B$21]) + [$Sheet2.$B$23])    ))^2" office:value-type="float" office:value="1613.60491079322" calcext:value-type="float">
            <text:p>1613.60491079322</text:p>
          </table:table-cell>
          <table:table-cell table:formula="of:=([.AH164]-([.AE164]^2*([$Sheet2.$B$27]*([.B164] -[$Sheet2.$B$28])^2 +[$Sheet2.$B$29]*([.B164]-[$Sheet2.$B$28]) +[$Sheet2.$B$30])    ))^2" office:value-type="float" office:value="3294.80548562218" calcext:value-type="float">
            <text:p>3294.80548562218</text:p>
          </table:table-cell>
          <table:table-cell table:formula="of:=([.AI164]-([.AE164]^2*([$Sheet2.$B$34]*([.B164] - [$Sheet2.$B$35])^2 +[$Sheet2.$B$36]*([.B164]-[$Sheet2.$B$35]) +[$Sheet2.$B$37])    ))^2" office:value-type="float" office:value="130.69603257664" calcext:value-type="float">
            <text:p>130.69603257664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532" calcext:value-type="float">
            <text:p>0.86532</text:p>
          </table:table-cell>
          <table:table-cell office:value-type="float" office:value="0.077326" calcext:value-type="float">
            <text:p>0.077326</text:p>
          </table:table-cell>
          <table:table-cell office:value-type="float" office:value="0.0088558" calcext:value-type="float">
            <text:p>0.0088558</text:p>
          </table:table-cell>
          <table:table-cell office:value-type="float" office:value="0.068471" calcext:value-type="float">
            <text:p>0.068471</text:p>
          </table:table-cell>
          <table:table-cell office:value-type="float" office:value="-0.014292" calcext:value-type="float">
            <text:p>-0.014292</text:p>
          </table:table-cell>
          <table:table-cell office:value-type="float" office:value="2.4435" calcext:value-type="float">
            <text:p>2.4435</text:p>
          </table:table-cell>
          <table:table-cell office:value-type="float" office:value="-0.058262" calcext:value-type="float">
            <text:p>-0.058262</text:p>
          </table:table-cell>
          <table:table-cell office:value-type="float" office:value="2.5017" calcext:value-type="float">
            <text:p>2.5017</text:p>
          </table:table-cell>
          <table:table-cell office:value-type="float" office:value="0.45701" calcext:value-type="float">
            <text:p>0.45701</text:p>
          </table:table-cell>
          <table:table-cell office:value-type="float" office:value="-0.052008" calcext:value-type="float">
            <text:p>-0.052008</text:p>
          </table:table-cell>
          <table:table-cell office:value-type="float" office:value="-0.0043954" calcext:value-type="float">
            <text:p>-0.0043954</text:p>
          </table:table-cell>
          <table:table-cell office:value-type="float" office:value="-0.047613" calcext:value-type="float">
            <text:p>-0.047613</text:p>
          </table:table-cell>
          <table:table-cell office:value-type="float" office:value="11.19" calcext:value-type="float">
            <text:p>11.19</text:p>
          </table:table-cell>
          <table:table-cell office:value-type="float" office:value="10.41" calcext:value-type="float">
            <text:p>10.41</text:p>
          </table:table-cell>
          <table:table-cell office:value-type="float" office:value="1.075" calcext:value-type="float">
            <text:p>1.075</text:p>
          </table:table-cell>
          <table:table-cell office:value-type="float" office:value="575.99" calcext:value-type="float">
            <text:p>575.99</text:p>
          </table:table-cell>
          <table:table-cell office:value-type="float" office:value="-120.23" calcext:value-type="float">
            <text:p>-120.23</text:p>
          </table:table-cell>
          <table:table-cell office:value-type="float" office:value="7279.2" calcext:value-type="float">
            <text:p>7279.2</text:p>
          </table:table-cell>
          <table:table-cell office:value-type="float" office:value="575.99" calcext:value-type="float">
            <text:p>575.99</text:p>
          </table:table-cell>
          <table:table-cell office:value-type="float" office:value="-120.23" calcext:value-type="float">
            <text:p>-120.23</text:p>
          </table:table-cell>
          <table:table-cell office:value-type="float" office:value="7279.2" calcext:value-type="float">
            <text:p>72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4" calcext:value-type="float">
            <text:p>14.94</text:p>
          </table:table-cell>
          <table:table-cell office:value-type="float" office:value="0.84374" calcext:value-type="float">
            <text:p>0.84374</text:p>
          </table:table-cell>
          <table:table-cell office:value-type="float" office:value="15" calcext:value-type="float">
            <text:p>15</text:p>
          </table:table-cell>
          <table:table-cell office:value-type="float" office:value="5.1065" calcext:value-type="float">
            <text:p>5.1065</text:p>
          </table:table-cell>
          <table:table-cell office:value-type="float" office:value="-1922.2" calcext:value-type="float">
            <text:p>-1922.2</text:p>
          </table:table-cell>
          <table:table-cell office:value-type="float" office:value="3124.3" calcext:value-type="float">
            <text:p>3124.3</text:p>
          </table:table-cell>
          <table:table-cell office:value-type="float" office:value="218.75" calcext:value-type="float">
            <text:p>218.75</text:p>
          </table:table-cell>
          <table:table-cell office:value-type="float" office:value="0.059851" calcext:value-type="float">
            <text:p>0.059851</text:p>
          </table:table-cell>
          <table:table-cell office:value-type="float" office:value="-0.24753" calcext:value-type="float">
            <text:p>-0.24753</text:p>
          </table:table-cell>
          <table:table-cell office:value-type="float" office:value="-0.0066915" calcext:value-type="float">
            <text:p>-0.0066915</text:p>
          </table:table-cell>
          <table:table-cell office:value-type="float" office:value="0" calcext:value-type="float">
            <text:p>0</text:p>
          </table:table-cell>
          <table:table-cell office:value-type="float" office:value="2433.5" calcext:value-type="float">
            <text:p>2433.5</text:p>
          </table:table-cell>
          <table:table-cell office:value-type="float" office:value="0.076724" calcext:value-type="float">
            <text:p>0.076724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05179" calcext:value-type="float">
            <text:p>0.0517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5]-([$Sheet2.$B$2]*[.B165]+[$Sheet2.$B$3]))^2" office:value-type="float" office:value="0.000584897433179033" calcext:value-type="float">
            <text:p>0.000584897433179</text:p>
          </table:table-cell>
          <table:table-cell table:formula="of:=([.F165]-([$Sheet2.$B$7] +[$Sheet2.$B$8] * ([.B165] - [$Sheet2.$B$9])^2))^2" office:value-type="float" office:value="0.0000180189520927231" calcext:value-type="float">
            <text:p>1.80189520927231E-05</text:p>
          </table:table-cell>
          <table:table-cell table:formula="of:=([.X165]-([.AE165]^2*([$Sheet2.$B$13]*([.B165] -[$Sheet2.$B$14])^2 +[$Sheet2.$B$15]*([.B165]-[$Sheet2.$B$14]) +[$Sheet2.$B$16])    ))^2" office:value-type="float" office:value="1.84389673973815" calcext:value-type="float">
            <text:p>1.84389673973815</text:p>
          </table:table-cell>
          <table:table-cell table:formula="of:=([.AG165]-([.AE165]^2*([$Sheet2.$B$20]*([.B165] -[$Sheet2.$B$21])^2 + [$Sheet2.$B$22]*([.B165]-[$Sheet2.$B$21]) + [$Sheet2.$B$23])    ))^2" office:value-type="float" office:value="1755.74183435008" calcext:value-type="float">
            <text:p>1755.74183435008</text:p>
          </table:table-cell>
          <table:table-cell table:formula="of:=([.AH165]-([.AE165]^2*([$Sheet2.$B$27]*([.B165] -[$Sheet2.$B$28])^2 +[$Sheet2.$B$29]*([.B165]-[$Sheet2.$B$28]) +[$Sheet2.$B$30])    ))^2" office:value-type="float" office:value="3371.24559704096" calcext:value-type="float">
            <text:p>3371.24559704096</text:p>
          </table:table-cell>
          <table:table-cell table:formula="of:=([.AI165]-([.AE165]^2*([$Sheet2.$B$34]*([.B165] - [$Sheet2.$B$35])^2 +[$Sheet2.$B$36]*([.B165]-[$Sheet2.$B$35]) +[$Sheet2.$B$37])    ))^2" office:value-type="float" office:value="142.349365264008" calcext:value-type="float">
            <text:p>142.34936526400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528" calcext:value-type="float">
            <text:p>0.92528</text:p>
          </table:table-cell>
          <table:table-cell office:value-type="float" office:value="0.087973" calcext:value-type="float">
            <text:p>0.087973</text:p>
          </table:table-cell>
          <table:table-cell office:value-type="float" office:value="0.0095852" calcext:value-type="float">
            <text:p>0.0095852</text:p>
          </table:table-cell>
          <table:table-cell office:value-type="float" office:value="0.078387" calcext:value-type="float">
            <text:p>0.078387</text:p>
          </table:table-cell>
          <table:table-cell office:value-type="float" office:value="-0.015891" calcext:value-type="float">
            <text:p>-0.015891</text:p>
          </table:table-cell>
          <table:table-cell office:value-type="float" office:value="2.5813" calcext:value-type="float">
            <text:p>2.5813</text:p>
          </table:table-cell>
          <table:table-cell office:value-type="float" office:value="-0.063061" calcext:value-type="float">
            <text:p>-0.063061</text:p>
          </table:table-cell>
          <table:table-cell office:value-type="float" office:value="2.6444" calcext:value-type="float">
            <text:p>2.6444</text:p>
          </table:table-cell>
          <table:table-cell office:value-type="float" office:value="0.49005" calcext:value-type="float">
            <text:p>0.49005</text:p>
          </table:table-cell>
          <table:table-cell office:value-type="float" office:value="-0.058875" calcext:value-type="float">
            <text:p>-0.058875</text:p>
          </table:table-cell>
          <table:table-cell office:value-type="float" office:value="-0.0047773" calcext:value-type="float">
            <text:p>-0.0047773</text:p>
          </table:table-cell>
          <table:table-cell office:value-type="float" office:value="-0.054098" calcext:value-type="float">
            <text:p>-0.054098</text:p>
          </table:table-cell>
          <table:table-cell office:value-type="float" office:value="10.518" calcext:value-type="float">
            <text:p>10.518</text:p>
          </table:table-cell>
          <table:table-cell office:value-type="float" office:value="10.117" calcext:value-type="float">
            <text:p>10.117</text:p>
          </table:table-cell>
          <table:table-cell office:value-type="float" office:value="1.0396" calcext:value-type="float">
            <text:p>1.0396</text:p>
          </table:table-cell>
          <table:table-cell office:value-type="float" office:value="659.41" calcext:value-type="float">
            <text:p>659.41</text:p>
          </table:table-cell>
          <table:table-cell office:value-type="float" office:value="-133.68" calcext:value-type="float">
            <text:p>-133.68</text:p>
          </table:table-cell>
          <table:table-cell office:value-type="float" office:value="7783.6" calcext:value-type="float">
            <text:p>7783.6</text:p>
          </table:table-cell>
          <table:table-cell office:value-type="float" office:value="659.41" calcext:value-type="float">
            <text:p>659.41</text:p>
          </table:table-cell>
          <table:table-cell office:value-type="float" office:value="-133.68" calcext:value-type="float">
            <text:p>-133.68</text:p>
          </table:table-cell>
          <table:table-cell office:value-type="float" office:value="7783.6" calcext:value-type="float">
            <text:p>778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33" calcext:value-type="float">
            <text:p>14.933</text:p>
          </table:table-cell>
          <table:table-cell office:value-type="float" office:value="0.86813" calcext:value-type="float">
            <text:p>0.86813</text:p>
          </table:table-cell>
          <table:table-cell office:value-type="float" office:value="15" calcext:value-type="float">
            <text:p>15</text:p>
          </table:table-cell>
          <table:table-cell office:value-type="float" office:value="5.4312" calcext:value-type="float">
            <text:p>5.4312</text:p>
          </table:table-cell>
          <table:table-cell office:value-type="float" office:value="-2061.2" calcext:value-type="float">
            <text:p>-2061.2</text:p>
          </table:table-cell>
          <table:table-cell office:value-type="float" office:value="3300.6" calcext:value-type="float">
            <text:p>3300.6</text:p>
          </table:table-cell>
          <table:table-cell office:value-type="float" office:value="247.63" calcext:value-type="float">
            <text:p>247.63</text:p>
          </table:table-cell>
          <table:table-cell office:value-type="float" office:value="0.059043" calcext:value-type="float">
            <text:p>0.059043</text:p>
          </table:table-cell>
          <table:table-cell office:value-type="float" office:value="-0.2476" calcext:value-type="float">
            <text:p>-0.2476</text:p>
          </table:table-cell>
          <table:table-cell office:value-type="float" office:value="-0.007764" calcext:value-type="float">
            <text:p>-0.007764</text:p>
          </table:table-cell>
          <table:table-cell office:value-type="float" office:value="0" calcext:value-type="float">
            <text:p>0</text:p>
          </table:table-cell>
          <table:table-cell office:value-type="float" office:value="2503.8" calcext:value-type="float">
            <text:p>2503.8</text:p>
          </table:table-cell>
          <table:table-cell office:value-type="float" office:value="0.08779" calcext:value-type="float">
            <text:p>0.08779</text:p>
          </table:table-cell>
          <table:table-cell office:value-type="float" office:value="1.043" calcext:value-type="float">
            <text:p>1.043</text:p>
          </table:table-cell>
          <table:table-cell office:value-type="float" office:value="0.054631" calcext:value-type="float">
            <text:p>0.0546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6]-([$Sheet2.$B$2]*[.B166]+[$Sheet2.$B$3]))^2" office:value-type="float" office:value="0.000590853845298243" calcext:value-type="float">
            <text:p>0.000590853845298</text:p>
          </table:table-cell>
          <table:table-cell table:formula="of:=([.F166]-([$Sheet2.$B$7] +[$Sheet2.$B$8] * ([.B166] - [$Sheet2.$B$9])^2))^2" office:value-type="float" office:value="0.0000176453432458532" calcext:value-type="float">
            <text:p>1.76453432458532E-05</text:p>
          </table:table-cell>
          <table:table-cell table:formula="of:=([.X166]-([.AE166]^2*([$Sheet2.$B$13]*([.B166] -[$Sheet2.$B$14])^2 +[$Sheet2.$B$15]*([.B166]-[$Sheet2.$B$14]) +[$Sheet2.$B$16])    ))^2" office:value-type="float" office:value="3.05744620114838" calcext:value-type="float">
            <text:p>3.05744620114838</text:p>
          </table:table-cell>
          <table:table-cell table:formula="of:=([.AG166]-([.AE166]^2*([$Sheet2.$B$20]*([.B166] -[$Sheet2.$B$21])^2 + [$Sheet2.$B$22]*([.B166]-[$Sheet2.$B$21]) + [$Sheet2.$B$23])    ))^2" office:value-type="float" office:value="1852.22998308895" calcext:value-type="float">
            <text:p>1852.22998308895</text:p>
          </table:table-cell>
          <table:table-cell table:formula="of:=([.AH166]-([.AE166]^2*([$Sheet2.$B$27]*([.B166] -[$Sheet2.$B$28])^2 +[$Sheet2.$B$29]*([.B166]-[$Sheet2.$B$28]) +[$Sheet2.$B$30])    ))^2" office:value-type="float" office:value="3376.05768949674" calcext:value-type="float">
            <text:p>3376.05768949674</text:p>
          </table:table-cell>
          <table:table-cell table:formula="of:=([.AI166]-([.AE166]^2*([$Sheet2.$B$34]*([.B166] - [$Sheet2.$B$35])^2 +[$Sheet2.$B$36]*([.B166]-[$Sheet2.$B$35]) +[$Sheet2.$B$37])    ))^2" office:value-type="float" office:value="149.162607938218" calcext:value-type="float">
            <text:p>149.162607938218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486" calcext:value-type="float">
            <text:p>0.98486</text:p>
          </table:table-cell>
          <table:table-cell office:value-type="float" office:value="0.099294" calcext:value-type="float">
            <text:p>0.099294</text:p>
          </table:table-cell>
          <table:table-cell office:value-type="float" office:value="0.010325" calcext:value-type="float">
            <text:p>0.010325</text:p>
          </table:table-cell>
          <table:table-cell office:value-type="float" office:value="0.088969" calcext:value-type="float">
            <text:p>0.088969</text:p>
          </table:table-cell>
          <table:table-cell office:value-type="float" office:value="-0.017598" calcext:value-type="float">
            <text:p>-0.017598</text:p>
          </table:table-cell>
          <table:table-cell office:value-type="float" office:value="2.7134" calcext:value-type="float">
            <text:p>2.7134</text:p>
          </table:table-cell>
          <table:table-cell office:value-type="float" office:value="-0.067928" calcext:value-type="float">
            <text:p>-0.067928</text:p>
          </table:table-cell>
          <table:table-cell office:value-type="float" office:value="2.7813" calcext:value-type="float">
            <text:p>2.7813</text:p>
          </table:table-cell>
          <table:table-cell office:value-type="float" office:value="0.52315" calcext:value-type="float">
            <text:p>0.52315</text:p>
          </table:table-cell>
          <table:table-cell office:value-type="float" office:value="-0.066187" calcext:value-type="float">
            <text:p>-0.066187</text:p>
          </table:table-cell>
          <table:table-cell office:value-type="float" office:value="-0.0051627" calcext:value-type="float">
            <text:p>-0.0051627</text:p>
          </table:table-cell>
          <table:table-cell office:value-type="float" office:value="-0.061024" calcext:value-type="float">
            <text:p>-0.061024</text:p>
          </table:table-cell>
          <table:table-cell office:value-type="float" office:value="9.9187" calcext:value-type="float">
            <text:p>9.9187</text:p>
          </table:table-cell>
          <table:table-cell office:value-type="float" office:value="9.8433" calcext:value-type="float">
            <text:p>9.8433</text:p>
          </table:table-cell>
          <table:table-cell office:value-type="float" office:value="1.0077" calcext:value-type="float">
            <text:p>1.0077</text:p>
          </table:table-cell>
          <table:table-cell office:value-type="float" office:value="748.42" calcext:value-type="float">
            <text:p>748.42</text:p>
          </table:table-cell>
          <table:table-cell office:value-type="float" office:value="-148.04" calcext:value-type="float">
            <text:p>-148.04</text:p>
          </table:table-cell>
          <table:table-cell office:value-type="float" office:value="8284.9" calcext:value-type="float">
            <text:p>8284.9</text:p>
          </table:table-cell>
          <table:table-cell office:value-type="float" office:value="748.42" calcext:value-type="float">
            <text:p>748.42</text:p>
          </table:table-cell>
          <table:table-cell office:value-type="float" office:value="-148.04" calcext:value-type="float">
            <text:p>-148.04</text:p>
          </table:table-cell>
          <table:table-cell office:value-type="float" office:value="8284.9" calcext:value-type="float">
            <text:p>828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24" calcext:value-type="float">
            <text:p>14.924</text:p>
          </table:table-cell>
          <table:table-cell office:value-type="float" office:value="0.89228" calcext:value-type="float">
            <text:p>0.89228</text:p>
          </table:table-cell>
          <table:table-cell office:value-type="float" office:value="15" calcext:value-type="float">
            <text:p>15</text:p>
          </table:table-cell>
          <table:table-cell office:value-type="float" office:value="5.7571" calcext:value-type="float">
            <text:p>5.7571</text:p>
          </table:table-cell>
          <table:table-cell office:value-type="float" office:value="-2200.4" calcext:value-type="float">
            <text:p>-2200.4</text:p>
          </table:table-cell>
          <table:table-cell office:value-type="float" office:value="3469.5" calcext:value-type="float">
            <text:p>3469.5</text:p>
          </table:table-cell>
          <table:table-cell office:value-type="float" office:value="278.39" calcext:value-type="float">
            <text:p>278.39</text:p>
          </table:table-cell>
          <table:table-cell office:value-type="float" office:value="0.058282" calcext:value-type="float">
            <text:p>0.058282</text:p>
          </table:table-cell>
          <table:table-cell office:value-type="float" office:value="-0.24768" calcext:value-type="float">
            <text:p>-0.24768</text:p>
          </table:table-cell>
          <table:table-cell office:value-type="float" office:value="-0.0087984" calcext:value-type="float">
            <text:p>-0.0087984</text:p>
          </table:table-cell>
          <table:table-cell office:value-type="float" office:value="0" calcext:value-type="float">
            <text:p>0</text:p>
          </table:table-cell>
          <table:table-cell office:value-type="float" office:value="2573.5" calcext:value-type="float">
            <text:p>2573.5</text:p>
          </table:table-cell>
          <table:table-cell office:value-type="float" office:value="0.099585" calcext:value-type="float">
            <text:p>0.099585</text:p>
          </table:table-cell>
          <table:table-cell office:value-type="float" office:value="1.0411" calcext:value-type="float">
            <text:p>1.0411</text:p>
          </table:table-cell>
          <table:table-cell office:value-type="float" office:value="0.0574" calcext:value-type="float">
            <text:p>0.05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7]-([$Sheet2.$B$2]*[.B167]+[$Sheet2.$B$3]))^2" office:value-type="float" office:value="0.000578417791469305" calcext:value-type="float">
            <text:p>0.000578417791469</text:p>
          </table:table-cell>
          <table:table-cell table:formula="of:=([.F167]-([$Sheet2.$B$7] +[$Sheet2.$B$8] * ([.B167] - [$Sheet2.$B$9])^2))^2" office:value-type="float" office:value="0.0000162339023345655" calcext:value-type="float">
            <text:p>1.62339023345655E-05</text:p>
          </table:table-cell>
          <table:table-cell table:formula="of:=([.X167]-([.AE167]^2*([$Sheet2.$B$13]*([.B167] -[$Sheet2.$B$14])^2 +[$Sheet2.$B$15]*([.B167]-[$Sheet2.$B$14]) +[$Sheet2.$B$16])    ))^2" office:value-type="float" office:value="4.49493603031935" calcext:value-type="float">
            <text:p>4.49493603031935</text:p>
          </table:table-cell>
          <table:table-cell table:formula="of:=([.AG167]-([.AE167]^2*([$Sheet2.$B$20]*([.B167] -[$Sheet2.$B$21])^2 + [$Sheet2.$B$22]*([.B167]-[$Sheet2.$B$21]) + [$Sheet2.$B$23])    ))^2" office:value-type="float" office:value="1890.30227125622" calcext:value-type="float">
            <text:p>1890.30227125622</text:p>
          </table:table-cell>
          <table:table-cell table:formula="of:=([.AH167]-([.AE167]^2*([$Sheet2.$B$27]*([.B167] -[$Sheet2.$B$28])^2 +[$Sheet2.$B$29]*([.B167]-[$Sheet2.$B$28]) +[$Sheet2.$B$30])    ))^2" office:value-type="float" office:value="3286.11764642921" calcext:value-type="float">
            <text:p>3286.11764642921</text:p>
          </table:table-cell>
          <table:table-cell table:formula="of:=([.AI167]-([.AE167]^2*([$Sheet2.$B$34]*([.B167] - [$Sheet2.$B$35])^2 +[$Sheet2.$B$36]*([.B167]-[$Sheet2.$B$35]) +[$Sheet2.$B$37])    ))^2" office:value-type="float" office:value="150.523552143156" calcext:value-type="float">
            <text:p>150.523552143156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4" calcext:value-type="float">
            <text:p>1.044</text:p>
          </table:table-cell>
          <table:table-cell office:value-type="float" office:value="0.11128" calcext:value-type="float">
            <text:p>0.11128</text:p>
          </table:table-cell>
          <table:table-cell office:value-type="float" office:value="0.011072" calcext:value-type="float">
            <text:p>0.011072</text:p>
          </table:table-cell>
          <table:table-cell office:value-type="float" office:value="0.1002" calcext:value-type="float">
            <text:p>0.1002</text:p>
          </table:table-cell>
          <table:table-cell office:value-type="float" office:value="-0.01941" calcext:value-type="float">
            <text:p>-0.01941</text:p>
          </table:table-cell>
          <table:table-cell office:value-type="float" office:value="2.8397" calcext:value-type="float">
            <text:p>2.8397</text:p>
          </table:table-cell>
          <table:table-cell office:value-type="float" office:value="-0.072844" calcext:value-type="float">
            <text:p>-0.072844</text:p>
          </table:table-cell>
          <table:table-cell office:value-type="float" office:value="2.9126" calcext:value-type="float">
            <text:p>2.9126</text:p>
          </table:table-cell>
          <table:table-cell office:value-type="float" office:value="0.55628" calcext:value-type="float">
            <text:p>0.55628</text:p>
          </table:table-cell>
          <table:table-cell office:value-type="float" office:value="-0.073936" calcext:value-type="float">
            <text:p>-0.073936</text:p>
          </table:table-cell>
          <table:table-cell office:value-type="float" office:value="-0.0055501" calcext:value-type="float">
            <text:p>-0.0055501</text:p>
          </table:table-cell>
          <table:table-cell office:value-type="float" office:value="-0.068386" calcext:value-type="float">
            <text:p>-0.068386</text:p>
          </table:table-cell>
          <table:table-cell office:value-type="float" office:value="9.3824" calcext:value-type="float">
            <text:p>9.3824</text:p>
          </table:table-cell>
          <table:table-cell office:value-type="float" office:value="9.5867" calcext:value-type="float">
            <text:p>9.5867</text:p>
          </table:table-cell>
          <table:table-cell office:value-type="float" office:value="0.97868" calcext:value-type="float">
            <text:p>0.97868</text:p>
          </table:table-cell>
          <table:table-cell office:value-type="float" office:value="842.94" calcext:value-type="float">
            <text:p>842.94</text:p>
          </table:table-cell>
          <table:table-cell office:value-type="float" office:value="-163.28" calcext:value-type="float">
            <text:p>-163.28</text:p>
          </table:table-cell>
          <table:table-cell office:value-type="float" office:value="8782.7" calcext:value-type="float">
            <text:p>8782.7</text:p>
          </table:table-cell>
          <table:table-cell office:value-type="float" office:value="842.94" calcext:value-type="float">
            <text:p>842.94</text:p>
          </table:table-cell>
          <table:table-cell office:value-type="float" office:value="-163.28" calcext:value-type="float">
            <text:p>-163.28</text:p>
          </table:table-cell>
          <table:table-cell office:value-type="float" office:value="8782.7" calcext:value-type="float">
            <text:p>878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16" calcext:value-type="float">
            <text:p>14.916</text:p>
          </table:table-cell>
          <table:table-cell office:value-type="float" office:value="0.91617" calcext:value-type="float">
            <text:p>0.91617</text:p>
          </table:table-cell>
          <table:table-cell office:value-type="float" office:value="15" calcext:value-type="float">
            <text:p>15</text:p>
          </table:table-cell>
          <table:table-cell office:value-type="float" office:value="6.0838" calcext:value-type="float">
            <text:p>6.0838</text:p>
          </table:table-cell>
          <table:table-cell office:value-type="float" office:value="-2339.8" calcext:value-type="float">
            <text:p>-2339.8</text:p>
          </table:table-cell>
          <table:table-cell office:value-type="float" office:value="3631" calcext:value-type="float">
            <text:p>3631</text:p>
          </table:table-cell>
          <table:table-cell office:value-type="float" office:value="310.98" calcext:value-type="float">
            <text:p>310.98</text:p>
          </table:table-cell>
          <table:table-cell office:value-type="float" office:value="0.057557" calcext:value-type="float">
            <text:p>0.057557</text:p>
          </table:table-cell>
          <table:table-cell office:value-type="float" office:value="-0.24775" calcext:value-type="float">
            <text:p>-0.24775</text:p>
          </table:table-cell>
          <table:table-cell office:value-type="float" office:value="-0.0097998" calcext:value-type="float">
            <text:p>-0.0097998</text:p>
          </table:table-cell>
          <table:table-cell office:value-type="float" office:value="0" calcext:value-type="float">
            <text:p>0</text:p>
          </table:table-cell>
          <table:table-cell office:value-type="float" office:value="2642.4" calcext:value-type="float">
            <text:p>2642.4</text:p>
          </table:table-cell>
          <table:table-cell office:value-type="float" office:value="0.1121" calcext:value-type="float">
            <text:p>0.1121</text:p>
          </table:table-cell>
          <table:table-cell office:value-type="float" office:value="1.0388" calcext:value-type="float">
            <text:p>1.0388</text:p>
          </table:table-cell>
          <table:table-cell office:value-type="float" office:value="0.060092" calcext:value-type="float">
            <text:p>0.06009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8]-([$Sheet2.$B$2]*[.B168]+[$Sheet2.$B$3]))^2" office:value-type="float" office:value="0.000545369635466499" calcext:value-type="float">
            <text:p>0.000545369635466</text:p>
          </table:table-cell>
          <table:table-cell table:formula="of:=([.F168]-([$Sheet2.$B$7] +[$Sheet2.$B$8] * ([.B168] - [$Sheet2.$B$9])^2))^2" office:value-type="float" office:value="0.000013848524690858" calcext:value-type="float">
            <text:p>1.3848524690858E-05</text:p>
          </table:table-cell>
          <table:table-cell table:formula="of:=([.X168]-([.AE168]^2*([$Sheet2.$B$13]*([.B168] -[$Sheet2.$B$14])^2 +[$Sheet2.$B$15]*([.B168]-[$Sheet2.$B$14]) +[$Sheet2.$B$16])    ))^2" office:value-type="float" office:value="5.96636542894768" calcext:value-type="float">
            <text:p>5.96636542894768</text:p>
          </table:table-cell>
          <table:table-cell table:formula="of:=([.AG168]-([.AE168]^2*([$Sheet2.$B$20]*([.B168] -[$Sheet2.$B$21])^2 + [$Sheet2.$B$22]*([.B168]-[$Sheet2.$B$21]) + [$Sheet2.$B$23])    ))^2" office:value-type="float" office:value="1868.12124252917" calcext:value-type="float">
            <text:p>1868.12124252917</text:p>
          </table:table-cell>
          <table:table-cell table:formula="of:=([.AH168]-([.AE168]^2*([$Sheet2.$B$27]*([.B168] -[$Sheet2.$B$28])^2 +[$Sheet2.$B$29]*([.B168]-[$Sheet2.$B$28]) +[$Sheet2.$B$30])    ))^2" office:value-type="float" office:value="3105.26189524593" calcext:value-type="float">
            <text:p>3105.26189524593</text:p>
          </table:table-cell>
          <table:table-cell table:formula="of:=([.AI168]-([.AE168]^2*([$Sheet2.$B$34]*([.B168] - [$Sheet2.$B$35])^2 +[$Sheet2.$B$36]*([.B168]-[$Sheet2.$B$35]) +[$Sheet2.$B$37])    ))^2" office:value-type="float" office:value="145.149339070545" calcext:value-type="float">
            <text:p>145.14933907054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28" calcext:value-type="float">
            <text:p>1.1028</text:p>
          </table:table-cell>
          <table:table-cell office:value-type="float" office:value="0.12395" calcext:value-type="float">
            <text:p>0.12395</text:p>
          </table:table-cell>
          <table:table-cell office:value-type="float" office:value="0.011864" calcext:value-type="float">
            <text:p>0.011864</text:p>
          </table:table-cell>
          <table:table-cell office:value-type="float" office:value="0.11209" calcext:value-type="float">
            <text:p>0.11209</text:p>
          </table:table-cell>
          <table:table-cell office:value-type="float" office:value="-0.021328" calcext:value-type="float">
            <text:p>-0.021328</text:p>
          </table:table-cell>
          <table:table-cell office:value-type="float" office:value="2.96" calcext:value-type="float">
            <text:p>2.96</text:p>
          </table:table-cell>
          <table:table-cell office:value-type="float" office:value="-0.078051" calcext:value-type="float">
            <text:p>-0.078051</text:p>
          </table:table-cell>
          <table:table-cell office:value-type="float" office:value="3.0381" calcext:value-type="float">
            <text:p>3.0381</text:p>
          </table:table-cell>
          <table:table-cell office:value-type="float" office:value="0.58944" calcext:value-type="float">
            <text:p>0.58944</text:p>
          </table:table-cell>
          <table:table-cell office:value-type="float" office:value="-0.082143" calcext:value-type="float">
            <text:p>-0.082143</text:p>
          </table:table-cell>
          <table:table-cell office:value-type="float" office:value="-0.0059628" calcext:value-type="float">
            <text:p>-0.0059628</text:p>
          </table:table-cell>
          <table:table-cell office:value-type="float" office:value="-0.07618" calcext:value-type="float">
            <text:p>-0.07618</text:p>
          </table:table-cell>
          <table:table-cell office:value-type="float" office:value="8.8971" calcext:value-type="float">
            <text:p>8.8971</text:p>
          </table:table-cell>
          <table:table-cell office:value-type="float" office:value="9.3432" calcext:value-type="float">
            <text:p>9.3432</text:p>
          </table:table-cell>
          <table:table-cell office:value-type="float" office:value="0.95226" calcext:value-type="float">
            <text:p>0.95226</text:p>
          </table:table-cell>
          <table:table-cell office:value-type="float" office:value="942.88" calcext:value-type="float">
            <text:p>942.88</text:p>
          </table:table-cell>
          <table:table-cell office:value-type="float" office:value="-179.41" calcext:value-type="float">
            <text:p>-179.41</text:p>
          </table:table-cell>
          <table:table-cell office:value-type="float" office:value="9276.9" calcext:value-type="float">
            <text:p>9276.9</text:p>
          </table:table-cell>
          <table:table-cell office:value-type="float" office:value="942.88" calcext:value-type="float">
            <text:p>942.88</text:p>
          </table:table-cell>
          <table:table-cell office:value-type="float" office:value="-179.41" calcext:value-type="float">
            <text:p>-179.41</text:p>
          </table:table-cell>
          <table:table-cell office:value-type="float" office:value="9276.9" calcext:value-type="float">
            <text:p>927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06" calcext:value-type="float">
            <text:p>14.906</text:p>
          </table:table-cell>
          <table:table-cell office:value-type="float" office:value="0.94005" calcext:value-type="float">
            <text:p>0.94005</text:p>
          </table:table-cell>
          <table:table-cell office:value-type="float" office:value="15" calcext:value-type="float">
            <text:p>15</text:p>
          </table:table-cell>
          <table:table-cell office:value-type="float" office:value="6.4129" calcext:value-type="float">
            <text:p>6.4129</text:p>
          </table:table-cell>
          <table:table-cell office:value-type="float" office:value="-2479.3" calcext:value-type="float">
            <text:p>-2479.3</text:p>
          </table:table-cell>
          <table:table-cell office:value-type="float" office:value="3784.9" calcext:value-type="float">
            <text:p>3784.9</text:p>
          </table:table-cell>
          <table:table-cell office:value-type="float" office:value="345.5" calcext:value-type="float">
            <text:p>345.5</text:p>
          </table:table-cell>
          <table:table-cell office:value-type="float" office:value="0.056858" calcext:value-type="float">
            <text:p>0.056858</text:p>
          </table:table-cell>
          <table:table-cell office:value-type="float" office:value="-0.24784" calcext:value-type="float">
            <text:p>-0.24784</text:p>
          </table:table-cell>
          <table:table-cell office:value-type="float" office:value="-0.010772" calcext:value-type="float">
            <text:p>-0.010772</text:p>
          </table:table-cell>
          <table:table-cell office:value-type="float" office:value="0" calcext:value-type="float">
            <text:p>0</text:p>
          </table:table-cell>
          <table:table-cell office:value-type="float" office:value="2711.2" calcext:value-type="float">
            <text:p>2711.2</text:p>
          </table:table-cell>
          <table:table-cell office:value-type="float" office:value="0.12531" calcext:value-type="float">
            <text:p>0.12531</text:p>
          </table:table-cell>
          <table:table-cell office:value-type="float" office:value="1.0361" calcext:value-type="float">
            <text:p>1.0361</text:p>
          </table:table-cell>
          <table:table-cell office:value-type="float" office:value="0.062702" calcext:value-type="float">
            <text:p>0.0627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69]-([$Sheet2.$B$2]*[.B169]+[$Sheet2.$B$3]))^2" office:value-type="float" office:value="0.000498003095999741" calcext:value-type="float">
            <text:p>0.000498003096</text:p>
          </table:table-cell>
          <table:table-cell table:formula="of:=([.F169]-([$Sheet2.$B$7] +[$Sheet2.$B$8] * ([.B169] - [$Sheet2.$B$9])^2))^2" office:value-type="float" office:value="0.0000108657434311417" calcext:value-type="float">
            <text:p>1.08657434311417E-05</text:p>
          </table:table-cell>
          <table:table-cell table:formula="of:=([.X169]-([.AE169]^2*([$Sheet2.$B$13]*([.B169] -[$Sheet2.$B$14])^2 +[$Sheet2.$B$15]*([.B169]-[$Sheet2.$B$14]) +[$Sheet2.$B$16])    ))^2" office:value-type="float" office:value="7.43118287865928" calcext:value-type="float">
            <text:p>7.43118287865928</text:p>
          </table:table-cell>
          <table:table-cell table:formula="of:=([.AG169]-([.AE169]^2*([$Sheet2.$B$20]*([.B169] -[$Sheet2.$B$21])^2 + [$Sheet2.$B$22]*([.B169]-[$Sheet2.$B$21]) + [$Sheet2.$B$23])    ))^2" office:value-type="float" office:value="1778.31112446079" calcext:value-type="float">
            <text:p>1778.31112446079</text:p>
          </table:table-cell>
          <table:table-cell table:formula="of:=([.AH169]-([.AE169]^2*([$Sheet2.$B$27]*([.B169] -[$Sheet2.$B$28])^2 +[$Sheet2.$B$29]*([.B169]-[$Sheet2.$B$28]) +[$Sheet2.$B$30])    ))^2" office:value-type="float" office:value="2820.0854581092" calcext:value-type="float">
            <text:p>2820.0854581092</text:p>
          </table:table-cell>
          <table:table-cell table:formula="of:=([.AI169]-([.AE169]^2*([$Sheet2.$B$34]*([.B169] - [$Sheet2.$B$35])^2 +[$Sheet2.$B$36]*([.B169]-[$Sheet2.$B$35]) +[$Sheet2.$B$37])    ))^2" office:value-type="float" office:value="135.726793377715" calcext:value-type="float">
            <text:p>135.726793377715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11" calcext:value-type="float">
            <text:p>1.1611</text:p>
          </table:table-cell>
          <table:table-cell office:value-type="float" office:value="0.13728" calcext:value-type="float">
            <text:p>0.13728</text:p>
          </table:table-cell>
          <table:table-cell office:value-type="float" office:value="0.012678" calcext:value-type="float">
            <text:p>0.012678</text:p>
          </table:table-cell>
          <table:table-cell office:value-type="float" office:value="0.1246" calcext:value-type="float">
            <text:p>0.1246</text:p>
          </table:table-cell>
          <table:table-cell office:value-type="float" office:value="-0.023348" calcext:value-type="float">
            <text:p>-0.023348</text:p>
          </table:table-cell>
          <table:table-cell office:value-type="float" office:value="3.0745" calcext:value-type="float">
            <text:p>3.0745</text:p>
          </table:table-cell>
          <table:table-cell office:value-type="float" office:value="-0.08341" calcext:value-type="float">
            <text:p>-0.08341</text:p>
          </table:table-cell>
          <table:table-cell office:value-type="float" office:value="3.1579" calcext:value-type="float">
            <text:p>3.1579</text:p>
          </table:table-cell>
          <table:table-cell office:value-type="float" office:value="0.62262" calcext:value-type="float">
            <text:p>0.62262</text:p>
          </table:table-cell>
          <table:table-cell office:value-type="float" office:value="-0.090786" calcext:value-type="float">
            <text:p>-0.090786</text:p>
          </table:table-cell>
          <table:table-cell office:value-type="float" office:value="-0.0063868" calcext:value-type="float">
            <text:p>-0.0063868</text:p>
          </table:table-cell>
          <table:table-cell office:value-type="float" office:value="-0.084399" calcext:value-type="float">
            <text:p>-0.084399</text:p>
          </table:table-cell>
          <table:table-cell office:value-type="float" office:value="8.4578" calcext:value-type="float">
            <text:p>8.4578</text:p>
          </table:table-cell>
          <table:table-cell office:value-type="float" office:value="9.1136" calcext:value-type="float">
            <text:p>9.1136</text:p>
          </table:table-cell>
          <table:table-cell office:value-type="float" office:value="0.92805" calcext:value-type="float">
            <text:p>0.92805</text:p>
          </table:table-cell>
          <table:table-cell office:value-type="float" office:value="1048.2" calcext:value-type="float">
            <text:p>1048.2</text:p>
          </table:table-cell>
          <table:table-cell office:value-type="float" office:value="-196.41" calcext:value-type="float">
            <text:p>-196.41</text:p>
          </table:table-cell>
          <table:table-cell office:value-type="float" office:value="9767.2" calcext:value-type="float">
            <text:p>9767.2</text:p>
          </table:table-cell>
          <table:table-cell office:value-type="float" office:value="1048.2" calcext:value-type="float">
            <text:p>1048.2</text:p>
          </table:table-cell>
          <table:table-cell office:value-type="float" office:value="-196.41" calcext:value-type="float">
            <text:p>-196.41</text:p>
          </table:table-cell>
          <table:table-cell office:value-type="float" office:value="9767.2" calcext:value-type="float">
            <text:p>9767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96" calcext:value-type="float">
            <text:p>14.896</text:p>
          </table:table-cell>
          <table:table-cell office:value-type="float" office:value="0.96373" calcext:value-type="float">
            <text:p>0.96373</text:p>
          </table:table-cell>
          <table:table-cell office:value-type="float" office:value="15" calcext:value-type="float">
            <text:p>15</text:p>
          </table:table-cell>
          <table:table-cell office:value-type="float" office:value="6.743" calcext:value-type="float">
            <text:p>6.743</text:p>
          </table:table-cell>
          <table:table-cell office:value-type="float" office:value="-2618.8" calcext:value-type="float">
            <text:p>-2618.8</text:p>
          </table:table-cell>
          <table:table-cell office:value-type="float" office:value="3931.2" calcext:value-type="float">
            <text:p>3931.2</text:p>
          </table:table-cell>
          <table:table-cell office:value-type="float" office:value="381.85" calcext:value-type="float">
            <text:p>381.85</text:p>
          </table:table-cell>
          <table:table-cell office:value-type="float" office:value="0.056178" calcext:value-type="float">
            <text:p>0.056178</text:p>
          </table:table-cell>
          <table:table-cell office:value-type="float" office:value="-0.24792" calcext:value-type="float">
            <text:p>-0.24792</text:p>
          </table:table-cell>
          <table:table-cell office:value-type="float" office:value="-0.011717" calcext:value-type="float">
            <text:p>-0.011717</text:p>
          </table:table-cell>
          <table:table-cell office:value-type="float" office:value="0" calcext:value-type="float">
            <text:p>0</text:p>
          </table:table-cell>
          <table:table-cell office:value-type="float" office:value="2779.5" calcext:value-type="float">
            <text:p>2779.5</text:p>
          </table:table-cell>
          <table:table-cell office:value-type="float" office:value="0.13921" calcext:value-type="float">
            <text:p>0.13921</text:p>
          </table:table-cell>
          <table:table-cell office:value-type="float" office:value="1.0332" calcext:value-type="float">
            <text:p>1.0332</text:p>
          </table:table-cell>
          <table:table-cell office:value-type="float" office:value="0.065228" calcext:value-type="float">
            <text:p>0.0652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0]-([$Sheet2.$B$2]*[.B170]+[$Sheet2.$B$3]))^2" office:value-type="float" office:value="0.000431759173742528" calcext:value-type="float">
            <text:p>0.000431759173743</text:p>
          </table:table-cell>
          <table:table-cell table:formula="of:=([.F170]-([$Sheet2.$B$7] +[$Sheet2.$B$8] * ([.B170] - [$Sheet2.$B$9])^2))^2" office:value-type="float" office:value="0.00000745299860739048" calcext:value-type="float">
            <text:p>7.45299860739048E-06</text:p>
          </table:table-cell>
          <table:table-cell table:formula="of:=([.X170]-([.AE170]^2*([$Sheet2.$B$13]*([.B170] -[$Sheet2.$B$14])^2 +[$Sheet2.$B$15]*([.B170]-[$Sheet2.$B$14]) +[$Sheet2.$B$16])    ))^2" office:value-type="float" office:value="8.70451692162912" calcext:value-type="float">
            <text:p>8.70451692162912</text:p>
          </table:table-cell>
          <table:table-cell table:formula="of:=([.AG170]-([.AE170]^2*([$Sheet2.$B$20]*([.B170] -[$Sheet2.$B$21])^2 + [$Sheet2.$B$22]*([.B170]-[$Sheet2.$B$21]) + [$Sheet2.$B$23])    ))^2" office:value-type="float" office:value="1617.8399498891" calcext:value-type="float">
            <text:p>1617.8399498891</text:p>
          </table:table-cell>
          <table:table-cell table:formula="of:=([.AH170]-([.AE170]^2*([$Sheet2.$B$27]*([.B170] -[$Sheet2.$B$28])^2 +[$Sheet2.$B$29]*([.B170]-[$Sheet2.$B$28]) +[$Sheet2.$B$30])    ))^2" office:value-type="float" office:value="2446.63474304458" calcext:value-type="float">
            <text:p>2446.63474304458</text:p>
          </table:table-cell>
          <table:table-cell table:formula="of:=([.AI170]-([.AE170]^2*([$Sheet2.$B$34]*([.B170] - [$Sheet2.$B$35])^2 +[$Sheet2.$B$36]*([.B170]-[$Sheet2.$B$35]) +[$Sheet2.$B$37])    ))^2" office:value-type="float" office:value="120.472026376595" calcext:value-type="float">
            <text:p>120.47202637659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89" calcext:value-type="float">
            <text:p>1.2189</text:p>
          </table:table-cell>
          <table:table-cell office:value-type="float" office:value="0.15128" calcext:value-type="float">
            <text:p>0.15128</text:p>
          </table:table-cell>
          <table:table-cell office:value-type="float" office:value="0.013541" calcext:value-type="float">
            <text:p>0.013541</text:p>
          </table:table-cell>
          <table:table-cell office:value-type="float" office:value="0.13774" calcext:value-type="float">
            <text:p>0.13774</text:p>
          </table:table-cell>
          <table:table-cell office:value-type="float" office:value="-0.02547" calcext:value-type="float">
            <text:p>-0.02547</text:p>
          </table:table-cell>
          <table:table-cell office:value-type="float" office:value="3.1828" calcext:value-type="float">
            <text:p>3.1828</text:p>
          </table:table-cell>
          <table:table-cell office:value-type="float" office:value="-0.089083" calcext:value-type="float">
            <text:p>-0.089083</text:p>
          </table:table-cell>
          <table:table-cell office:value-type="float" office:value="3.2719" calcext:value-type="float">
            <text:p>3.2719</text:p>
          </table:table-cell>
          <table:table-cell office:value-type="float" office:value="0.65578" calcext:value-type="float">
            <text:p>0.65578</text:p>
          </table:table-cell>
          <table:table-cell office:value-type="float" office:value="-0.099877" calcext:value-type="float">
            <text:p>-0.099877</text:p>
          </table:table-cell>
          <table:table-cell office:value-type="float" office:value="-0.0068388" calcext:value-type="float">
            <text:p>-0.0068388</text:p>
          </table:table-cell>
          <table:table-cell office:value-type="float" office:value="-0.093039" calcext:value-type="float">
            <text:p>-0.093039</text:p>
          </table:table-cell>
          <table:table-cell office:value-type="float" office:value="8.0573" calcext:value-type="float">
            <text:p>8.0573</text:p>
          </table:table-cell>
          <table:table-cell office:value-type="float" office:value="8.8955" calcext:value-type="float">
            <text:p>8.8955</text:p>
          </table:table-cell>
          <table:table-cell office:value-type="float" office:value="0.90577" calcext:value-type="float">
            <text:p>0.90577</text:p>
          </table:table-cell>
          <table:table-cell office:value-type="float" office:value="1158.7" calcext:value-type="float">
            <text:p>1158.7</text:p>
          </table:table-cell>
          <table:table-cell office:value-type="float" office:value="-214.26" calcext:value-type="float">
            <text:p>-214.26</text:p>
          </table:table-cell>
          <table:table-cell office:value-type="float" office:value="10253" calcext:value-type="float">
            <text:p>10253</text:p>
          </table:table-cell>
          <table:table-cell office:value-type="float" office:value="1158.7" calcext:value-type="float">
            <text:p>1158.7</text:p>
          </table:table-cell>
          <table:table-cell office:value-type="float" office:value="-214.26" calcext:value-type="float">
            <text:p>-214.26</text:p>
          </table:table-cell>
          <table:table-cell office:value-type="float" office:value="10253" calcext:value-type="float">
            <text:p>10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86" calcext:value-type="float">
            <text:p>14.886</text:p>
          </table:table-cell>
          <table:table-cell office:value-type="float" office:value="0.98736" calcext:value-type="float">
            <text:p>0.98736</text:p>
          </table:table-cell>
          <table:table-cell office:value-type="float" office:value="15" calcext:value-type="float">
            <text:p>15</text:p>
          </table:table-cell>
          <table:table-cell office:value-type="float" office:value="7.0749" calcext:value-type="float">
            <text:p>7.0749</text:p>
          </table:table-cell>
          <table:table-cell office:value-type="float" office:value="-2758.3" calcext:value-type="float">
            <text:p>-2758.3</text:p>
          </table:table-cell>
          <table:table-cell office:value-type="float" office:value="4069.7" calcext:value-type="float">
            <text:p>4069.7</text:p>
          </table:table-cell>
          <table:table-cell office:value-type="float" office:value="420.09" calcext:value-type="float">
            <text:p>420.09</text:p>
          </table:table-cell>
          <table:table-cell office:value-type="float" office:value="0.055512" calcext:value-type="float">
            <text:p>0.055512</text:p>
          </table:table-cell>
          <table:table-cell office:value-type="float" office:value="-0.24801" calcext:value-type="float">
            <text:p>-0.24801</text:p>
          </table:table-cell>
          <table:table-cell office:value-type="float" office:value="-0.012638" calcext:value-type="float">
            <text:p>-0.012638</text:p>
          </table:table-cell>
          <table:table-cell office:value-type="float" office:value="0" calcext:value-type="float">
            <text:p>0</text:p>
          </table:table-cell>
          <table:table-cell office:value-type="float" office:value="2847.7" calcext:value-type="float">
            <text:p>2847.7</text:p>
          </table:table-cell>
          <table:table-cell office:value-type="float" office:value="0.15377" calcext:value-type="float">
            <text:p>0.15377</text:p>
          </table:table-cell>
          <table:table-cell office:value-type="float" office:value="1.03" calcext:value-type="float">
            <text:p>1.03</text:p>
          </table:table-cell>
          <table:table-cell office:value-type="float" office:value="0.067663" calcext:value-type="float">
            <text:p>0.0676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1]-([$Sheet2.$B$2]*[.B171]+[$Sheet2.$B$3]))^2" office:value-type="float" office:value="0.000351249371098906" calcext:value-type="float">
            <text:p>0.000351249371099</text:p>
          </table:table-cell>
          <table:table-cell table:formula="of:=([.F171]-([$Sheet2.$B$7] +[$Sheet2.$B$8] * ([.B171] - [$Sheet2.$B$9])^2))^2" office:value-type="float" office:value="0.0000041308393286355" calcext:value-type="float">
            <text:p>4.1308393286355E-06</text:p>
          </table:table-cell>
          <table:table-cell table:formula="of:=([.X171]-([.AE171]^2*([$Sheet2.$B$13]*([.B171] -[$Sheet2.$B$14])^2 +[$Sheet2.$B$15]*([.B171]-[$Sheet2.$B$14]) +[$Sheet2.$B$16])    ))^2" office:value-type="float" office:value="9.58262265217788" calcext:value-type="float">
            <text:p>9.58262265217788</text:p>
          </table:table-cell>
          <table:table-cell table:formula="of:=([.AG171]-([.AE171]^2*([$Sheet2.$B$20]*([.B171] -[$Sheet2.$B$21])^2 + [$Sheet2.$B$22]*([.B171]-[$Sheet2.$B$21]) + [$Sheet2.$B$23])    ))^2" office:value-type="float" office:value="1397.17713024338" calcext:value-type="float">
            <text:p>1397.17713024338</text:p>
          </table:table-cell>
          <table:table-cell table:formula="of:=([.AH171]-([.AE171]^2*([$Sheet2.$B$27]*([.B171] -[$Sheet2.$B$28])^2 +[$Sheet2.$B$29]*([.B171]-[$Sheet2.$B$28]) +[$Sheet2.$B$30])    ))^2" office:value-type="float" office:value="1989.3252618231" calcext:value-type="float">
            <text:p>1989.3252618231</text:p>
          </table:table-cell>
          <table:table-cell table:formula="of:=([.AI171]-([.AE171]^2*([$Sheet2.$B$34]*([.B171] - [$Sheet2.$B$35])^2 +[$Sheet2.$B$36]*([.B171]-[$Sheet2.$B$35]) +[$Sheet2.$B$37])    ))^2" office:value-type="float" office:value="101.710574189764" calcext:value-type="float">
            <text:p>101.710574189764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62" calcext:value-type="float">
            <text:p>1.2762</text:p>
          </table:table-cell>
          <table:table-cell office:value-type="float" office:value="0.16598" calcext:value-type="float">
            <text:p>0.16598</text:p>
          </table:table-cell>
          <table:table-cell office:value-type="float" office:value="0.014501" calcext:value-type="float">
            <text:p>0.014501</text:p>
          </table:table-cell>
          <table:table-cell office:value-type="float" office:value="0.15148" calcext:value-type="float">
            <text:p>0.15148</text:p>
          </table:table-cell>
          <table:table-cell office:value-type="float" office:value="-0.027692" calcext:value-type="float">
            <text:p>-0.027692</text:p>
          </table:table-cell>
          <table:table-cell office:value-type="float" office:value="3.2848" calcext:value-type="float">
            <text:p>3.2848</text:p>
          </table:table-cell>
          <table:table-cell office:value-type="float" office:value="-0.095398" calcext:value-type="float">
            <text:p>-0.095398</text:p>
          </table:table-cell>
          <table:table-cell office:value-type="float" office:value="3.3802" calcext:value-type="float">
            <text:p>3.3802</text:p>
          </table:table-cell>
          <table:table-cell office:value-type="float" office:value="0.68893" calcext:value-type="float">
            <text:p>0.68893</text:p>
          </table:table-cell>
          <table:table-cell office:value-type="float" office:value="-0.10944" calcext:value-type="float">
            <text:p>-0.10944</text:p>
          </table:table-cell>
          <table:table-cell office:value-type="float" office:value="-0.0073498" calcext:value-type="float">
            <text:p>-0.0073498</text:p>
          </table:table-cell>
          <table:table-cell office:value-type="float" office:value="-0.10209" calcext:value-type="float">
            <text:p>-0.10209</text:p>
          </table:table-cell>
          <table:table-cell office:value-type="float" office:value="7.6886" calcext:value-type="float">
            <text:p>7.6886</text:p>
          </table:table-cell>
          <table:table-cell office:value-type="float" office:value="8.6857" calcext:value-type="float">
            <text:p>8.6857</text:p>
          </table:table-cell>
          <table:table-cell office:value-type="float" office:value="0.8852" calcext:value-type="float">
            <text:p>0.8852</text:p>
          </table:table-cell>
          <table:table-cell office:value-type="float" office:value="1274.3" calcext:value-type="float">
            <text:p>1274.3</text:p>
          </table:table-cell>
          <table:table-cell office:value-type="float" office:value="-232.95" calcext:value-type="float">
            <text:p>-232.95</text:p>
          </table:table-cell>
          <table:table-cell office:value-type="float" office:value="10736" calcext:value-type="float">
            <text:p>10736</text:p>
          </table:table-cell>
          <table:table-cell office:value-type="float" office:value="1274.3" calcext:value-type="float">
            <text:p>1274.3</text:p>
          </table:table-cell>
          <table:table-cell office:value-type="float" office:value="-232.95" calcext:value-type="float">
            <text:p>-232.95</text:p>
          </table:table-cell>
          <table:table-cell office:value-type="float" office:value="10736" calcext:value-type="float">
            <text:p>10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75" calcext:value-type="float">
            <text:p>14.875</text:p>
          </table:table-cell>
          <table:table-cell office:value-type="float" office:value="1.0112" calcext:value-type="float">
            <text:p>1.0112</text:p>
          </table:table-cell>
          <table:table-cell office:value-type="float" office:value="15" calcext:value-type="float">
            <text:p>15</text:p>
          </table:table-cell>
          <table:table-cell office:value-type="float" office:value="7.4104" calcext:value-type="float">
            <text:p>7.4104</text:p>
          </table:table-cell>
          <table:table-cell office:value-type="float" office:value="-2897.7" calcext:value-type="float">
            <text:p>-2897.7</text:p>
          </table:table-cell>
          <table:table-cell office:value-type="float" office:value="4200.1" calcext:value-type="float">
            <text:p>4200.1</text:p>
          </table:table-cell>
          <table:table-cell office:value-type="float" office:value="460.32" calcext:value-type="float">
            <text:p>460.32</text:p>
          </table:table-cell>
          <table:table-cell office:value-type="float" office:value="0.054855" calcext:value-type="float">
            <text:p>0.054855</text:p>
          </table:table-cell>
          <table:table-cell office:value-type="float" office:value="-0.2481" calcext:value-type="float">
            <text:p>-0.2481</text:p>
          </table:table-cell>
          <table:table-cell office:value-type="float" office:value="-0.013536" calcext:value-type="float">
            <text:p>-0.013536</text:p>
          </table:table-cell>
          <table:table-cell office:value-type="float" office:value="0" calcext:value-type="float">
            <text:p>0</text:p>
          </table:table-cell>
          <table:table-cell office:value-type="float" office:value="2916.5" calcext:value-type="float">
            <text:p>2916.5</text:p>
          </table:table-cell>
          <table:table-cell office:value-type="float" office:value="0.169" calcext:value-type="float">
            <text:p>0.169</text:p>
          </table:table-cell>
          <table:table-cell office:value-type="float" office:value="1.0267" calcext:value-type="float">
            <text:p>1.0267</text:p>
          </table:table-cell>
          <table:table-cell office:value-type="float" office:value="0.070005" calcext:value-type="float">
            <text:p>0.0700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2]-([$Sheet2.$B$2]*[.B172]+[$Sheet2.$B$3]))^2" office:value-type="float" office:value="0.00026258519047288" calcext:value-type="float">
            <text:p>0.000262585190473</text:p>
          </table:table-cell>
          <table:table-cell table:formula="of:=([.F172]-([$Sheet2.$B$7] +[$Sheet2.$B$8] * ([.B172] - [$Sheet2.$B$9])^2))^2" office:value-type="float" office:value="0.00000152178978833409" calcext:value-type="float">
            <text:p>1.52178978833409E-06</text:p>
          </table:table-cell>
          <table:table-cell table:formula="of:=([.X172]-([.AE172]^2*([$Sheet2.$B$13]*([.B172] -[$Sheet2.$B$14])^2 +[$Sheet2.$B$15]*([.B172]-[$Sheet2.$B$14]) +[$Sheet2.$B$16])    ))^2" office:value-type="float" office:value="9.933449631837" calcext:value-type="float">
            <text:p>9.933449631837</text:p>
          </table:table-cell>
          <table:table-cell table:formula="of:=([.AG172]-([.AE172]^2*([$Sheet2.$B$20]*([.B172] -[$Sheet2.$B$21])^2 + [$Sheet2.$B$22]*([.B172]-[$Sheet2.$B$21]) + [$Sheet2.$B$23])    ))^2" office:value-type="float" office:value="1124.89005809259" calcext:value-type="float">
            <text:p>1124.89005809259</text:p>
          </table:table-cell>
          <table:table-cell table:formula="of:=([.AH172]-([.AE172]^2*([$Sheet2.$B$27]*([.B172] -[$Sheet2.$B$28])^2 +[$Sheet2.$B$29]*([.B172]-[$Sheet2.$B$28]) +[$Sheet2.$B$30])    ))^2" office:value-type="float" office:value="1460.74000397576" calcext:value-type="float">
            <text:p>1460.74000397576</text:p>
          </table:table-cell>
          <table:table-cell table:formula="of:=([.AI172]-([.AE172]^2*([$Sheet2.$B$34]*([.B172] - [$Sheet2.$B$35])^2 +[$Sheet2.$B$36]*([.B172]-[$Sheet2.$B$35]) +[$Sheet2.$B$37])    ))^2" office:value-type="float" office:value="82.4056815271475" calcext:value-type="float">
            <text:p>82.405681527147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3" calcext:value-type="float">
            <text:p>1.333</text:p>
          </table:table-cell>
          <table:table-cell office:value-type="float" office:value="0.18133" calcext:value-type="float">
            <text:p>0.18133</text:p>
          </table:table-cell>
          <table:table-cell office:value-type="float" office:value="0.015502" calcext:value-type="float">
            <text:p>0.015502</text:p>
          </table:table-cell>
          <table:table-cell office:value-type="float" office:value="0.16583" calcext:value-type="float">
            <text:p>0.16583</text:p>
          </table:table-cell>
          <table:table-cell office:value-type="float" office:value="-0.030012" calcext:value-type="float">
            <text:p>-0.030012</text:p>
          </table:table-cell>
          <table:table-cell office:value-type="float" office:value="3.3807" calcext:value-type="float">
            <text:p>3.3807</text:p>
          </table:table-cell>
          <table:table-cell office:value-type="float" office:value="-0.10199" calcext:value-type="float">
            <text:p>-0.10199</text:p>
          </table:table-cell>
          <table:table-cell office:value-type="float" office:value="3.4827" calcext:value-type="float">
            <text:p>3.4827</text:p>
          </table:table-cell>
          <table:table-cell office:value-type="float" office:value="0.72205" calcext:value-type="float">
            <text:p>0.72205</text:p>
          </table:table-cell>
          <table:table-cell office:value-type="float" office:value="-0.11943" calcext:value-type="float">
            <text:p>-0.11943</text:p>
          </table:table-cell>
          <table:table-cell office:value-type="float" office:value="-0.0078799" calcext:value-type="float">
            <text:p>-0.0078799</text:p>
          </table:table-cell>
          <table:table-cell office:value-type="float" office:value="-0.11155" calcext:value-type="float">
            <text:p>-0.11155</text:p>
          </table:table-cell>
          <table:table-cell office:value-type="float" office:value="7.351" calcext:value-type="float">
            <text:p>7.351</text:p>
          </table:table-cell>
          <table:table-cell office:value-type="float" office:value="8.487" calcext:value-type="float">
            <text:p>8.487</text:p>
          </table:table-cell>
          <table:table-cell office:value-type="float" office:value="0.86615" calcext:value-type="float">
            <text:p>0.86615</text:p>
          </table:table-cell>
          <table:table-cell office:value-type="float" office:value="1395" calcext:value-type="float">
            <text:p>1395</text:p>
          </table:table-cell>
          <table:table-cell office:value-type="float" office:value="-252.46" calcext:value-type="float">
            <text:p>-252.46</text:p>
          </table:table-cell>
          <table:table-cell office:value-type="float" office:value="11213" calcext:value-type="float">
            <text:p>11213</text:p>
          </table:table-cell>
          <table:table-cell office:value-type="float" office:value="1395" calcext:value-type="float">
            <text:p>1395</text:p>
          </table:table-cell>
          <table:table-cell office:value-type="float" office:value="-252.46" calcext:value-type="float">
            <text:p>-252.46</text:p>
          </table:table-cell>
          <table:table-cell office:value-type="float" office:value="11213" calcext:value-type="float">
            <text:p>11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63" calcext:value-type="float">
            <text:p>14.863</text:p>
          </table:table-cell>
          <table:table-cell office:value-type="float" office:value="1.0349" calcext:value-type="float">
            <text:p>1.0349</text:p>
          </table:table-cell>
          <table:table-cell office:value-type="float" office:value="15" calcext:value-type="float">
            <text:p>15</text:p>
          </table:table-cell>
          <table:table-cell office:value-type="float" office:value="7.7467" calcext:value-type="float">
            <text:p>7.7467</text:p>
          </table:table-cell>
          <table:table-cell office:value-type="float" office:value="-3037" calcext:value-type="float">
            <text:p>-3037</text:p>
          </table:table-cell>
          <table:table-cell office:value-type="float" office:value="4322.8" calcext:value-type="float">
            <text:p>4322.8</text:p>
          </table:table-cell>
          <table:table-cell office:value-type="float" office:value="502.34" calcext:value-type="float">
            <text:p>502.34</text:p>
          </table:table-cell>
          <table:table-cell office:value-type="float" office:value="0.054203" calcext:value-type="float">
            <text:p>0.054203</text:p>
          </table:table-cell>
          <table:table-cell office:value-type="float" office:value="-0.24819" calcext:value-type="float">
            <text:p>-0.24819</text:p>
          </table:table-cell>
          <table:table-cell office:value-type="float" office:value="-0.014413" calcext:value-type="float">
            <text:p>-0.014413</text:p>
          </table:table-cell>
          <table:table-cell office:value-type="float" office:value="0" calcext:value-type="float">
            <text:p>0</text:p>
          </table:table-cell>
          <table:table-cell office:value-type="float" office:value="2984.7" calcext:value-type="float">
            <text:p>2984.7</text:p>
          </table:table-cell>
          <table:table-cell office:value-type="float" office:value="0.18485" calcext:value-type="float">
            <text:p>0.18485</text:p>
          </table:table-cell>
          <table:table-cell office:value-type="float" office:value="1.0232" calcext:value-type="float">
            <text:p>1.0232</text:p>
          </table:table-cell>
          <table:table-cell office:value-type="float" office:value="0.072251" calcext:value-type="float">
            <text:p>0.07225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3]-([$Sheet2.$B$2]*[.B173]+[$Sheet2.$B$3]))^2" office:value-type="float" office:value="0.000173378134268481" calcext:value-type="float">
            <text:p>0.000173378134268</text:p>
          </table:table-cell>
          <table:table-cell table:formula="of:=([.F173]-([$Sheet2.$B$7] +[$Sheet2.$B$8] * ([.B173] - [$Sheet2.$B$9])^2))^2" office:value-type="float" office:value="0.0000000803742219056438" calcext:value-type="float">
            <text:p>8.03742219056438E-08</text:p>
          </table:table-cell>
          <table:table-cell table:formula="of:=([.X173]-([.AE173]^2*([$Sheet2.$B$13]*([.B173] -[$Sheet2.$B$14])^2 +[$Sheet2.$B$15]*([.B173]-[$Sheet2.$B$14]) +[$Sheet2.$B$16])    ))^2" office:value-type="float" office:value="9.60262996087354" calcext:value-type="float">
            <text:p>9.60262996087354</text:p>
          </table:table-cell>
          <table:table-cell table:formula="of:=([.AG173]-([.AE173]^2*([$Sheet2.$B$20]*([.B173] -[$Sheet2.$B$21])^2 + [$Sheet2.$B$22]*([.B173]-[$Sheet2.$B$21]) + [$Sheet2.$B$23])    ))^2" office:value-type="float" office:value="823.921072627177" calcext:value-type="float">
            <text:p>823.921072627177</text:p>
          </table:table-cell>
          <table:table-cell table:formula="of:=([.AH173]-([.AE173]^2*([$Sheet2.$B$27]*([.B173] -[$Sheet2.$B$28])^2 +[$Sheet2.$B$29]*([.B173]-[$Sheet2.$B$28]) +[$Sheet2.$B$30])    ))^2" office:value-type="float" office:value="943.521575315141" calcext:value-type="float">
            <text:p>943.521575315141</text:p>
          </table:table-cell>
          <table:table-cell table:formula="of:=([.AI173]-([.AE173]^2*([$Sheet2.$B$34]*([.B173] - [$Sheet2.$B$35])^2 +[$Sheet2.$B$36]*([.B173]-[$Sheet2.$B$35]) +[$Sheet2.$B$37])    ))^2" office:value-type="float" office:value="60.1206293179251" calcext:value-type="float">
            <text:p>60.1206293179251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92" calcext:value-type="float">
            <text:p>1.3892</text:p>
          </table:table-cell>
          <table:table-cell office:value-type="float" office:value="0.19743" calcext:value-type="float">
            <text:p>0.19743</text:p>
          </table:table-cell>
          <table:table-cell office:value-type="float" office:value="0.016674" calcext:value-type="float">
            <text:p>0.016674</text:p>
          </table:table-cell>
          <table:table-cell office:value-type="float" office:value="0.18076" calcext:value-type="float">
            <text:p>0.18076</text:p>
          </table:table-cell>
          <table:table-cell office:value-type="float" office:value="-0.032428" calcext:value-type="float">
            <text:p>-0.032428</text:p>
          </table:table-cell>
          <table:table-cell office:value-type="float" office:value="3.4698" calcext:value-type="float">
            <text:p>3.4698</text:p>
          </table:table-cell>
          <table:table-cell office:value-type="float" office:value="-0.1097" calcext:value-type="float">
            <text:p>-0.1097</text:p>
          </table:table-cell>
          <table:table-cell office:value-type="float" office:value="3.5795" calcext:value-type="float">
            <text:p>3.5795</text:p>
          </table:table-cell>
          <table:table-cell office:value-type="float" office:value="0.75512" calcext:value-type="float">
            <text:p>0.75512</text:p>
          </table:table-cell>
          <table:table-cell office:value-type="float" office:value="-0.12993" calcext:value-type="float">
            <text:p>-0.12993</text:p>
          </table:table-cell>
          <table:table-cell office:value-type="float" office:value="-0.0085149" calcext:value-type="float">
            <text:p>-0.0085149</text:p>
          </table:table-cell>
          <table:table-cell office:value-type="float" office:value="-0.12141" calcext:value-type="float">
            <text:p>-0.12141</text:p>
          </table:table-cell>
          <table:table-cell office:value-type="float" office:value="7.0363" calcext:value-type="float">
            <text:p>7.0363</text:p>
          </table:table-cell>
          <table:table-cell office:value-type="float" office:value="8.2932" calcext:value-type="float">
            <text:p>8.2932</text:p>
          </table:table-cell>
          <table:table-cell office:value-type="float" office:value="0.84844" calcext:value-type="float">
            <text:p>0.84844</text:p>
          </table:table-cell>
          <table:table-cell office:value-type="float" office:value="1520.5" calcext:value-type="float">
            <text:p>1520.5</text:p>
          </table:table-cell>
          <table:table-cell office:value-type="float" office:value="-272.79" calcext:value-type="float">
            <text:p>-272.79</text:p>
          </table:table-cell>
          <table:table-cell office:value-type="float" office:value="11686" calcext:value-type="float">
            <text:p>11686</text:p>
          </table:table-cell>
          <table:table-cell office:value-type="float" office:value="1520.5" calcext:value-type="float">
            <text:p>1520.5</text:p>
          </table:table-cell>
          <table:table-cell office:value-type="float" office:value="-272.79" calcext:value-type="float">
            <text:p>-272.79</text:p>
          </table:table-cell>
          <table:table-cell office:value-type="float" office:value="11686" calcext:value-type="float">
            <text:p>11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51" calcext:value-type="float">
            <text:p>14.851</text:p>
          </table:table-cell>
          <table:table-cell office:value-type="float" office:value="1.0591" calcext:value-type="float">
            <text:p>1.0591</text:p>
          </table:table-cell>
          <table:table-cell office:value-type="float" office:value="15" calcext:value-type="float">
            <text:p>15</text:p>
          </table:table-cell>
          <table:table-cell office:value-type="float" office:value="8.0887" calcext:value-type="float">
            <text:p>8.0887</text:p>
          </table:table-cell>
          <table:table-cell office:value-type="float" office:value="-3176.1" calcext:value-type="float">
            <text:p>-3176.1</text:p>
          </table:table-cell>
          <table:table-cell office:value-type="float" office:value="4436.7" calcext:value-type="float">
            <text:p>4436.7</text:p>
          </table:table-cell>
          <table:table-cell office:value-type="float" office:value="546.49" calcext:value-type="float">
            <text:p>546.49</text:p>
          </table:table-cell>
          <table:table-cell office:value-type="float" office:value="0.053554" calcext:value-type="float">
            <text:p>0.053554</text:p>
          </table:table-cell>
          <table:table-cell office:value-type="float" office:value="-0.24829" calcext:value-type="float">
            <text:p>-0.24829</text:p>
          </table:table-cell>
          <table:table-cell office:value-type="float" office:value="-0.015268" calcext:value-type="float">
            <text:p>-0.015268</text:p>
          </table:table-cell>
          <table:table-cell office:value-type="float" office:value="0" calcext:value-type="float">
            <text:p>0</text:p>
          </table:table-cell>
          <table:table-cell office:value-type="float" office:value="3054.5" calcext:value-type="float">
            <text:p>3054.5</text:p>
          </table:table-cell>
          <table:table-cell office:value-type="float" office:value="0.20133" calcext:value-type="float">
            <text:p>0.20133</text:p>
          </table:table-cell>
          <table:table-cell office:value-type="float" office:value="1.0195" calcext:value-type="float">
            <text:p>1.0195</text:p>
          </table:table-cell>
          <table:table-cell office:value-type="float" office:value="0.074395" calcext:value-type="float">
            <text:p>0.07439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4]-([$Sheet2.$B$2]*[.B174]+[$Sheet2.$B$3]))^2" office:value-type="float" office:value="0.0000908236757633799" calcext:value-type="float">
            <text:p>9.08236757633799E-05</text:p>
          </table:table-cell>
          <table:table-cell table:formula="of:=([.F174]-([$Sheet2.$B$7] +[$Sheet2.$B$8] * ([.B174] - [$Sheet2.$B$9])^2))^2" office:value-type="float" office:value="0.000000515334834100401" calcext:value-type="float">
            <text:p>5.15334834100401E-07</text:p>
          </table:table-cell>
          <table:table-cell table:formula="of:=([.X174]-([.AE174]^2*([$Sheet2.$B$13]*([.B174] -[$Sheet2.$B$14])^2 +[$Sheet2.$B$15]*([.B174]-[$Sheet2.$B$14]) +[$Sheet2.$B$16])    ))^2" office:value-type="float" office:value="8.62480390006045" calcext:value-type="float">
            <text:p>8.62480390006045</text:p>
          </table:table-cell>
          <table:table-cell table:formula="of:=([.AG174]-([.AE174]^2*([$Sheet2.$B$20]*([.B174] -[$Sheet2.$B$21])^2 + [$Sheet2.$B$22]*([.B174]-[$Sheet2.$B$21]) + [$Sheet2.$B$23])    ))^2" office:value-type="float" office:value="518.598901052947" calcext:value-type="float">
            <text:p>518.598901052947</text:p>
          </table:table-cell>
          <table:table-cell table:formula="of:=([.AH174]-([.AE174]^2*([$Sheet2.$B$27]*([.B174] -[$Sheet2.$B$28])^2 +[$Sheet2.$B$29]*([.B174]-[$Sheet2.$B$28]) +[$Sheet2.$B$30])    ))^2" office:value-type="float" office:value="440.720997827951" calcext:value-type="float">
            <text:p>440.720997827951</text:p>
          </table:table-cell>
          <table:table-cell table:formula="of:=([.AI174]-([.AE174]^2*([$Sheet2.$B$34]*([.B174] - [$Sheet2.$B$35])^2 +[$Sheet2.$B$36]*([.B174]-[$Sheet2.$B$35]) +[$Sheet2.$B$37])    ))^2" office:value-type="float" office:value="41.6430366681453" calcext:value-type="float">
            <text:p>41.643036668145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48" calcext:value-type="float">
            <text:p>1.4448</text:p>
          </table:table-cell>
          <table:table-cell office:value-type="float" office:value="0.21437" calcext:value-type="float">
            <text:p>0.21437</text:p>
          </table:table-cell>
          <table:table-cell office:value-type="float" office:value="0.018113" calcext:value-type="float">
            <text:p>0.018113</text:p>
          </table:table-cell>
          <table:table-cell office:value-type="float" office:value="0.19625" calcext:value-type="float">
            <text:p>0.19625</text:p>
          </table:table-cell>
          <table:table-cell office:value-type="float" office:value="-0.034939" calcext:value-type="float">
            <text:p>-0.034939</text:p>
          </table:table-cell>
          <table:table-cell office:value-type="float" office:value="3.5514" calcext:value-type="float">
            <text:p>3.5514</text:p>
          </table:table-cell>
          <table:table-cell office:value-type="float" office:value="-0.11917" calcext:value-type="float">
            <text:p>-0.11917</text:p>
          </table:table-cell>
          <table:table-cell office:value-type="float" office:value="3.6705" calcext:value-type="float">
            <text:p>3.6705</text:p>
          </table:table-cell>
          <table:table-cell office:value-type="float" office:value="0.78813" calcext:value-type="float">
            <text:p>0.78813</text:p>
          </table:table-cell>
          <table:table-cell office:value-type="float" office:value="-0.14097" calcext:value-type="float">
            <text:p>-0.14097</text:p>
          </table:table-cell>
          <table:table-cell office:value-type="float" office:value="-0.009299" calcext:value-type="float">
            <text:p>-0.009299</text:p>
          </table:table-cell>
          <table:table-cell office:value-type="float" office:value="-0.13167" calcext:value-type="float">
            <text:p>-0.13167</text:p>
          </table:table-cell>
          <table:table-cell office:value-type="float" office:value="6.7399" calcext:value-type="float">
            <text:p>6.7399</text:p>
          </table:table-cell>
          <table:table-cell office:value-type="float" office:value="8.1014" calcext:value-type="float">
            <text:p>8.1014</text:p>
          </table:table-cell>
          <table:table-cell office:value-type="float" office:value="0.83194" calcext:value-type="float">
            <text:p>0.83194</text:p>
          </table:table-cell>
          <table:table-cell office:value-type="float" office:value="1650.9" calcext:value-type="float">
            <text:p>1650.9</text:p>
          </table:table-cell>
          <table:table-cell office:value-type="float" office:value="-293.91" calcext:value-type="float">
            <text:p>-293.91</text:p>
          </table:table-cell>
          <table:table-cell office:value-type="float" office:value="12154" calcext:value-type="float">
            <text:p>12154</text:p>
          </table:table-cell>
          <table:table-cell office:value-type="float" office:value="1650.9" calcext:value-type="float">
            <text:p>1650.9</text:p>
          </table:table-cell>
          <table:table-cell office:value-type="float" office:value="-293.91" calcext:value-type="float">
            <text:p>-293.91</text:p>
          </table:table-cell>
          <table:table-cell office:value-type="float" office:value="12154" calcext:value-type="float">
            <text:p>12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38" calcext:value-type="float">
            <text:p>14.838</text:p>
          </table:table-cell>
          <table:table-cell office:value-type="float" office:value="1.0841" calcext:value-type="float">
            <text:p>1.0841</text:p>
          </table:table-cell>
          <table:table-cell office:value-type="float" office:value="15" calcext:value-type="float">
            <text:p>15</text:p>
          </table:table-cell>
          <table:table-cell office:value-type="float" office:value="8.4394" calcext:value-type="float">
            <text:p>8.4394</text:p>
          </table:table-cell>
          <table:table-cell office:value-type="float" office:value="-3314.9" calcext:value-type="float">
            <text:p>-3314.9</text:p>
          </table:table-cell>
          <table:table-cell office:value-type="float" office:value="4541" calcext:value-type="float">
            <text:p>4541</text:p>
          </table:table-cell>
          <table:table-cell office:value-type="float" office:value="592.91" calcext:value-type="float">
            <text:p>592.91</text:p>
          </table:table-cell>
          <table:table-cell office:value-type="float" office:value="0.052904" calcext:value-type="float">
            <text:p>0.052904</text:p>
          </table:table-cell>
          <table:table-cell office:value-type="float" office:value="-0.24839" calcext:value-type="float">
            <text:p>-0.24839</text:p>
          </table:table-cell>
          <table:table-cell office:value-type="float" office:value="-0.016104" calcext:value-type="float">
            <text:p>-0.016104</text:p>
          </table:table-cell>
          <table:table-cell office:value-type="float" office:value="0" calcext:value-type="float">
            <text:p>0</text:p>
          </table:table-cell>
          <table:table-cell office:value-type="float" office:value="3126.8" calcext:value-type="float">
            <text:p>3126.8</text:p>
          </table:table-cell>
          <table:table-cell office:value-type="float" office:value="0.21839" calcext:value-type="float">
            <text:p>0.21839</text:p>
          </table:table-cell>
          <table:table-cell office:value-type="float" office:value="1.0157" calcext:value-type="float">
            <text:p>1.0157</text:p>
          </table:table-cell>
          <table:table-cell office:value-type="float" office:value="0.076436" calcext:value-type="float">
            <text:p>0.0764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5]-([$Sheet2.$B$2]*[.B175]+[$Sheet2.$B$3]))^2" office:value-type="float" office:value="0.0000280156178424099" calcext:value-type="float">
            <text:p>2.80156178424099E-05</text:p>
          </table:table-cell>
          <table:table-cell table:formula="of:=([.F175]-([$Sheet2.$B$7] +[$Sheet2.$B$8] * ([.B175] - [$Sheet2.$B$9])^2))^2" office:value-type="float" office:value="0.00000282410297575329" calcext:value-type="float">
            <text:p>2.82410297575329E-06</text:p>
          </table:table-cell>
          <table:table-cell table:formula="of:=([.X175]-([.AE175]^2*([$Sheet2.$B$13]*([.B175] -[$Sheet2.$B$14])^2 +[$Sheet2.$B$15]*([.B175]-[$Sheet2.$B$14]) +[$Sheet2.$B$16])    ))^2" office:value-type="float" office:value="6.94696363801724" calcext:value-type="float">
            <text:p>6.94696363801724</text:p>
          </table:table-cell>
          <table:table-cell table:formula="of:=([.AG175]-([.AE175]^2*([$Sheet2.$B$20]*([.B175] -[$Sheet2.$B$21])^2 + [$Sheet2.$B$22]*([.B175]-[$Sheet2.$B$21]) + [$Sheet2.$B$23])    ))^2" office:value-type="float" office:value="244.784941608164" calcext:value-type="float">
            <text:p>244.784941608164</text:p>
          </table:table-cell>
          <table:table-cell table:formula="of:=([.AH175]-([.AE175]^2*([$Sheet2.$B$27]*([.B175] -[$Sheet2.$B$28])^2 +[$Sheet2.$B$29]*([.B175]-[$Sheet2.$B$28]) +[$Sheet2.$B$30])    ))^2" office:value-type="float" office:value="68.051077840475" calcext:value-type="float">
            <text:p>68.051077840475</text:p>
          </table:table-cell>
          <table:table-cell table:formula="of:=([.AI175]-([.AE175]^2*([$Sheet2.$B$34]*([.B175] - [$Sheet2.$B$35])^2 +[$Sheet2.$B$36]*([.B175]-[$Sheet2.$B$35]) +[$Sheet2.$B$37])    ))^2" office:value-type="float" office:value="28.2591568270806" calcext:value-type="float">
            <text:p>28.2591568270806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99" calcext:value-type="float">
            <text:p>1.4999</text:p>
          </table:table-cell>
          <table:table-cell office:value-type="float" office:value="0.232" calcext:value-type="float">
            <text:p>0.232</text:p>
          </table:table-cell>
          <table:table-cell office:value-type="float" office:value="0.019696" calcext:value-type="float">
            <text:p>0.019696</text:p>
          </table:table-cell>
          <table:table-cell office:value-type="float" office:value="0.21231" calcext:value-type="float">
            <text:p>0.21231</text:p>
          </table:table-cell>
          <table:table-cell office:value-type="float" office:value="-0.037543" calcext:value-type="float">
            <text:p>-0.037543</text:p>
          </table:table-cell>
          <table:table-cell office:value-type="float" office:value="3.6263" calcext:value-type="float">
            <text:p>3.6263</text:p>
          </table:table-cell>
          <table:table-cell office:value-type="float" office:value="-0.12958" calcext:value-type="float">
            <text:p>-0.12958</text:p>
          </table:table-cell>
          <table:table-cell office:value-type="float" office:value="3.7559" calcext:value-type="float">
            <text:p>3.7559</text:p>
          </table:table-cell>
          <table:table-cell office:value-type="float" office:value="0.82106" calcext:value-type="float">
            <text:p>0.82106</text:p>
          </table:table-cell>
          <table:table-cell office:value-type="float" office:value="-0.15247" calcext:value-type="float">
            <text:p>-0.15247</text:p>
          </table:table-cell>
          <table:table-cell office:value-type="float" office:value="-0.010167" calcext:value-type="float">
            <text:p>-0.010167</text:p>
          </table:table-cell>
          <table:table-cell office:value-type="float" office:value="-0.14231" calcext:value-type="float">
            <text:p>-0.14231</text:p>
          </table:table-cell>
          <table:table-cell office:value-type="float" office:value="6.4648" calcext:value-type="float">
            <text:p>6.4648</text:p>
          </table:table-cell>
          <table:table-cell office:value-type="float" office:value="7.9174" calcext:value-type="float">
            <text:p>7.9174</text:p>
          </table:table-cell>
          <table:table-cell office:value-type="float" office:value="0.81654" calcext:value-type="float">
            <text:p>0.81654</text:p>
          </table:table-cell>
          <table:table-cell office:value-type="float" office:value="1786" calcext:value-type="float">
            <text:p>1786</text:p>
          </table:table-cell>
          <table:table-cell office:value-type="float" office:value="-315.82" calcext:value-type="float">
            <text:p>-315.82</text:p>
          </table:table-cell>
          <table:table-cell office:value-type="float" office:value="12617" calcext:value-type="float">
            <text:p>12617</text:p>
          </table:table-cell>
          <table:table-cell office:value-type="float" office:value="1786" calcext:value-type="float">
            <text:p>1786</text:p>
          </table:table-cell>
          <table:table-cell office:value-type="float" office:value="-315.82" calcext:value-type="float">
            <text:p>-315.82</text:p>
          </table:table-cell>
          <table:table-cell office:value-type="float" office:value="12617" calcext:value-type="float">
            <text:p>12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24" calcext:value-type="float">
            <text:p>14.824</text:p>
          </table:table-cell>
          <table:table-cell office:value-type="float" office:value="1.1093" calcext:value-type="float">
            <text:p>1.1093</text:p>
          </table:table-cell>
          <table:table-cell office:value-type="float" office:value="15" calcext:value-type="float">
            <text:p>15</text:p>
          </table:table-cell>
          <table:table-cell office:value-type="float" office:value="8.793" calcext:value-type="float">
            <text:p>8.793</text:p>
          </table:table-cell>
          <table:table-cell office:value-type="float" office:value="-3453.5" calcext:value-type="float">
            <text:p>-3453.5</text:p>
          </table:table-cell>
          <table:table-cell office:value-type="float" office:value="4636.8" calcext:value-type="float">
            <text:p>4636.8</text:p>
          </table:table-cell>
          <table:table-cell office:value-type="float" office:value="641.32" calcext:value-type="float">
            <text:p>641.32</text:p>
          </table:table-cell>
          <table:table-cell office:value-type="float" office:value="0.052252" calcext:value-type="float">
            <text:p>0.052252</text:p>
          </table:table-cell>
          <table:table-cell office:value-type="float" office:value="-0.24849" calcext:value-type="float">
            <text:p>-0.24849</text:p>
          </table:table-cell>
          <table:table-cell office:value-type="float" office:value="-0.01692" calcext:value-type="float">
            <text:p>-0.01692</text:p>
          </table:table-cell>
          <table:table-cell office:value-type="float" office:value="0" calcext:value-type="float">
            <text:p>0</text:p>
          </table:table-cell>
          <table:table-cell office:value-type="float" office:value="3199.5" calcext:value-type="float">
            <text:p>3199.5</text:p>
          </table:table-cell>
          <table:table-cell office:value-type="float" office:value="0.23604" calcext:value-type="float">
            <text:p>0.23604</text:p>
          </table:table-cell>
          <table:table-cell office:value-type="float" office:value="1.0118" calcext:value-type="float">
            <text:p>1.0118</text:p>
          </table:table-cell>
          <table:table-cell office:value-type="float" office:value="0.07837" calcext:value-type="float">
            <text:p>0.078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6]-([$Sheet2.$B$2]*[.B176]+[$Sheet2.$B$3]))^2" office:value-type="float" office:value="0.000000308925529550521" calcext:value-type="float">
            <text:p>3.08925529550521E-07</text:p>
          </table:table-cell>
          <table:table-cell table:formula="of:=([.F176]-([$Sheet2.$B$7] +[$Sheet2.$B$8] * ([.B176] - [$Sheet2.$B$9])^2))^2" office:value-type="float" office:value="0.0000075867856676421" calcext:value-type="float">
            <text:p>7.5867856676421E-06</text:p>
          </table:table-cell>
          <table:table-cell table:formula="of:=([.X176]-([.AE176]^2*([$Sheet2.$B$13]*([.B176] -[$Sheet2.$B$14])^2 +[$Sheet2.$B$15]*([.B176]-[$Sheet2.$B$14]) +[$Sheet2.$B$16])    ))^2" office:value-type="float" office:value="4.82036995159786" calcext:value-type="float">
            <text:p>4.82036995159786</text:p>
          </table:table-cell>
          <table:table-cell table:formula="of:=([.AG176]-([.AE176]^2*([$Sheet2.$B$20]*([.B176] -[$Sheet2.$B$21])^2 + [$Sheet2.$B$22]*([.B176]-[$Sheet2.$B$21]) + [$Sheet2.$B$23])    ))^2" office:value-type="float" office:value="55.0940859590573" calcext:value-type="float">
            <text:p>55.0940859590573</text:p>
          </table:table-cell>
          <table:table-cell table:formula="of:=([.AH176]-([.AE176]^2*([$Sheet2.$B$27]*([.B176] -[$Sheet2.$B$28])^2 +[$Sheet2.$B$29]*([.B176]-[$Sheet2.$B$28]) +[$Sheet2.$B$30])    ))^2" office:value-type="float" office:value="41.1566983992312" calcext:value-type="float">
            <text:p>41.1566983992312</text:p>
          </table:table-cell>
          <table:table-cell table:formula="of:=([.AI176]-([.AE176]^2*([$Sheet2.$B$34]*([.B176] - [$Sheet2.$B$35])^2 +[$Sheet2.$B$36]*([.B176]-[$Sheet2.$B$35]) +[$Sheet2.$B$37])    ))^2" office:value-type="float" office:value="16.5008777952369" calcext:value-type="float">
            <text:p>16.5008777952369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43" calcext:value-type="float">
            <text:p>1.5543</text:p>
          </table:table-cell>
          <table:table-cell office:value-type="float" office:value="0.25047" calcext:value-type="float">
            <text:p>0.25047</text:p>
          </table:table-cell>
          <table:table-cell office:value-type="float" office:value="0.021571" calcext:value-type="float">
            <text:p>0.021571</text:p>
          </table:table-cell>
          <table:table-cell office:value-type="float" office:value="0.2289" calcext:value-type="float">
            <text:p>0.2289</text:p>
          </table:table-cell>
          <table:table-cell office:value-type="float" office:value="-0.040237" calcext:value-type="float">
            <text:p>-0.040237</text:p>
          </table:table-cell>
          <table:table-cell office:value-type="float" office:value="3.6936" calcext:value-type="float">
            <text:p>3.6936</text:p>
          </table:table-cell>
          <table:table-cell office:value-type="float" office:value="-0.14191" calcext:value-type="float">
            <text:p>-0.14191</text:p>
          </table:table-cell>
          <table:table-cell office:value-type="float" office:value="3.8355" calcext:value-type="float">
            <text:p>3.8355</text:p>
          </table:table-cell>
          <table:table-cell office:value-type="float" office:value="0.85391" calcext:value-type="float">
            <text:p>0.85391</text:p>
          </table:table-cell>
          <table:table-cell office:value-type="float" office:value="-0.16455" calcext:value-type="float">
            <text:p>-0.16455</text:p>
          </table:table-cell>
          <table:table-cell office:value-type="float" office:value="-0.011222" calcext:value-type="float">
            <text:p>-0.011222</text:p>
          </table:table-cell>
          <table:table-cell office:value-type="float" office:value="-0.15332" calcext:value-type="float">
            <text:p>-0.15332</text:p>
          </table:table-cell>
          <table:table-cell office:value-type="float" office:value="6.2054" calcext:value-type="float">
            <text:p>6.2054</text:p>
          </table:table-cell>
          <table:table-cell office:value-type="float" office:value="7.7363" calcext:value-type="float">
            <text:p>7.7363</text:p>
          </table:table-cell>
          <table:table-cell office:value-type="float" office:value="0.80211" calcext:value-type="float">
            <text:p>0.80211</text:p>
          </table:table-cell>
          <table:table-cell office:value-type="float" office:value="1925.5" calcext:value-type="float">
            <text:p>1925.5</text:p>
          </table:table-cell>
          <table:table-cell office:value-type="float" office:value="-338.48" calcext:value-type="float">
            <text:p>-338.48</text:p>
          </table:table-cell>
          <table:table-cell office:value-type="float" office:value="13075" calcext:value-type="float">
            <text:p>13075</text:p>
          </table:table-cell>
          <table:table-cell office:value-type="float" office:value="1925.5" calcext:value-type="float">
            <text:p>1925.5</text:p>
          </table:table-cell>
          <table:table-cell office:value-type="float" office:value="-338.48" calcext:value-type="float">
            <text:p>-338.48</text:p>
          </table:table-cell>
          <table:table-cell office:value-type="float" office:value="13075" calcext:value-type="float">
            <text:p>13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09" calcext:value-type="float">
            <text:p>14.809</text:p>
          </table:table-cell>
          <table:table-cell office:value-type="float" office:value="1.1353" calcext:value-type="float">
            <text:p>1.1353</text:p>
          </table:table-cell>
          <table:table-cell office:value-type="float" office:value="15" calcext:value-type="float">
            <text:p>15</text:p>
          </table:table-cell>
          <table:table-cell office:value-type="float" office:value="9.1545" calcext:value-type="float">
            <text:p>9.1545</text:p>
          </table:table-cell>
          <table:table-cell office:value-type="float" office:value="-3591.6" calcext:value-type="float">
            <text:p>-3591.6</text:p>
          </table:table-cell>
          <table:table-cell office:value-type="float" office:value="4722.8" calcext:value-type="float">
            <text:p>4722.8</text:p>
          </table:table-cell>
          <table:table-cell office:value-type="float" office:value="692.09" calcext:value-type="float">
            <text:p>692.09</text:p>
          </table:table-cell>
          <table:table-cell office:value-type="float" office:value="0.051596" calcext:value-type="float">
            <text:p>0.051596</text:p>
          </table:table-cell>
          <table:table-cell office:value-type="float" office:value="-0.2486" calcext:value-type="float">
            <text:p>-0.2486</text:p>
          </table:table-cell>
          <table:table-cell office:value-type="float" office:value="-0.017717" calcext:value-type="float">
            <text:p>-0.017717</text:p>
          </table:table-cell>
          <table:table-cell office:value-type="float" office:value="0" calcext:value-type="float">
            <text:p>0</text:p>
          </table:table-cell>
          <table:table-cell office:value-type="float" office:value="3274.4" calcext:value-type="float">
            <text:p>3274.4</text:p>
          </table:table-cell>
          <table:table-cell office:value-type="float" office:value="0.25423" calcext:value-type="float">
            <text:p>0.25423</text:p>
          </table:table-cell>
          <table:table-cell office:value-type="float" office:value="1.0078" calcext:value-type="float">
            <text:p>1.0078</text:p>
          </table:table-cell>
          <table:table-cell office:value-type="float" office:value="0.080194" calcext:value-type="float">
            <text:p>0.08019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7]-([$Sheet2.$B$2]*[.B177]+[$Sheet2.$B$3]))^2" office:value-type="float" office:value="0.0000238276439377209" calcext:value-type="float">
            <text:p>2.38276439377209E-05</text:p>
          </table:table-cell>
          <table:table-cell table:formula="of:=([.F177]-([$Sheet2.$B$7] +[$Sheet2.$B$8] * ([.B177] - [$Sheet2.$B$9])^2))^2" office:value-type="float" office:value="0.0000143609475142615" calcext:value-type="float">
            <text:p>1.43609475142615E-05</text:p>
          </table:table-cell>
          <table:table-cell table:formula="of:=([.X177]-([.AE177]^2*([$Sheet2.$B$13]*([.B177] -[$Sheet2.$B$14])^2 +[$Sheet2.$B$15]*([.B177]-[$Sheet2.$B$14]) +[$Sheet2.$B$16])    ))^2" office:value-type="float" office:value="2.48464587629154" calcext:value-type="float">
            <text:p>2.48464587629154</text:p>
          </table:table-cell>
          <table:table-cell table:formula="of:=([.AG177]-([.AE177]^2*([$Sheet2.$B$20]*([.B177] -[$Sheet2.$B$21])^2 + [$Sheet2.$B$22]*([.B177]-[$Sheet2.$B$21]) + [$Sheet2.$B$23])    ))^2" office:value-type="float" office:value="4.82430400822764" calcext:value-type="float">
            <text:p>4.82430400822764</text:p>
          </table:table-cell>
          <table:table-cell table:formula="of:=([.AH177]-([.AE177]^2*([$Sheet2.$B$27]*([.B177] -[$Sheet2.$B$28])^2 +[$Sheet2.$B$29]*([.B177]-[$Sheet2.$B$28]) +[$Sheet2.$B$30])    ))^2" office:value-type="float" office:value="590.519796520764" calcext:value-type="float">
            <text:p>590.519796520764</text:p>
          </table:table-cell>
          <table:table-cell table:formula="of:=([.AI177]-([.AE177]^2*([$Sheet2.$B$34]*([.B177] - [$Sheet2.$B$35])^2 +[$Sheet2.$B$36]*([.B177]-[$Sheet2.$B$35]) +[$Sheet2.$B$37])    ))^2" office:value-type="float" office:value="9.37413332070686" calcext:value-type="float">
            <text:p>9.37413332070686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81" calcext:value-type="float">
            <text:p>1.6081</text:p>
          </table:table-cell>
          <table:table-cell office:value-type="float" office:value="0.26983" calcext:value-type="float">
            <text:p>0.26983</text:p>
          </table:table-cell>
          <table:table-cell office:value-type="float" office:value="0.023807" calcext:value-type="float">
            <text:p>0.023807</text:p>
          </table:table-cell>
          <table:table-cell office:value-type="float" office:value="0.24602" calcext:value-type="float">
            <text:p>0.24602</text:p>
          </table:table-cell>
          <table:table-cell office:value-type="float" office:value="-0.043019" calcext:value-type="float">
            <text:p>-0.043019</text:p>
          </table:table-cell>
          <table:table-cell office:value-type="float" office:value="3.7529" calcext:value-type="float">
            <text:p>3.7529</text:p>
          </table:table-cell>
          <table:table-cell office:value-type="float" office:value="-0.15663" calcext:value-type="float">
            <text:p>-0.15663</text:p>
          </table:table-cell>
          <table:table-cell office:value-type="float" office:value="3.9095" calcext:value-type="float">
            <text:p>3.9095</text:p>
          </table:table-cell>
          <table:table-cell office:value-type="float" office:value="0.88665" calcext:value-type="float">
            <text:p>0.88665</text:p>
          </table:table-cell>
          <table:table-cell office:value-type="float" office:value="-0.17717" calcext:value-type="float">
            <text:p>-0.17717</text:p>
          </table:table-cell>
          <table:table-cell office:value-type="float" office:value="-0.012459" calcext:value-type="float">
            <text:p>-0.012459</text:p>
          </table:table-cell>
          <table:table-cell office:value-type="float" office:value="-0.16471" calcext:value-type="float">
            <text:p>-0.16471</text:p>
          </table:table-cell>
          <table:table-cell office:value-type="float" office:value="5.9596" calcext:value-type="float">
            <text:p>5.9596</text:p>
          </table:table-cell>
          <table:table-cell office:value-type="float" office:value="7.5573" calcext:value-type="float">
            <text:p>7.5573</text:p>
          </table:table-cell>
          <table:table-cell office:value-type="float" office:value="0.78859" calcext:value-type="float">
            <text:p>0.78859</text:p>
          </table:table-cell>
          <table:table-cell office:value-type="float" office:value="2069.5" calcext:value-type="float">
            <text:p>2069.5</text:p>
          </table:table-cell>
          <table:table-cell office:value-type="float" office:value="-361.89" calcext:value-type="float">
            <text:p>-361.89</text:p>
          </table:table-cell>
          <table:table-cell office:value-type="float" office:value="13527" calcext:value-type="float">
            <text:p>13527</text:p>
          </table:table-cell>
          <table:table-cell office:value-type="float" office:value="2069.5" calcext:value-type="float">
            <text:p>2069.5</text:p>
          </table:table-cell>
          <table:table-cell office:value-type="float" office:value="-361.89" calcext:value-type="float">
            <text:p>-361.89</text:p>
          </table:table-cell>
          <table:table-cell office:value-type="float" office:value="13527" calcext:value-type="float">
            <text:p>13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93" calcext:value-type="float">
            <text:p>14.793</text:p>
          </table:table-cell>
          <table:table-cell office:value-type="float" office:value="1.1622" calcext:value-type="float">
            <text:p>1.1622</text:p>
          </table:table-cell>
          <table:table-cell office:value-type="float" office:value="15" calcext:value-type="float">
            <text:p>15</text:p>
          </table:table-cell>
          <table:table-cell office:value-type="float" office:value="9.5253" calcext:value-type="float">
            <text:p>9.5253</text:p>
          </table:table-cell>
          <table:table-cell office:value-type="float" office:value="-3729.3" calcext:value-type="float">
            <text:p>-3729.3</text:p>
          </table:table-cell>
          <table:table-cell office:value-type="float" office:value="4798.6" calcext:value-type="float">
            <text:p>4798.6</text:p>
          </table:table-cell>
          <table:table-cell office:value-type="float" office:value="745.19" calcext:value-type="float">
            <text:p>745.19</text:p>
          </table:table-cell>
          <table:table-cell office:value-type="float" office:value="0.050935" calcext:value-type="float">
            <text:p>0.050935</text:p>
          </table:table-cell>
          <table:table-cell office:value-type="float" office:value="-0.24871" calcext:value-type="float">
            <text:p>-0.24871</text:p>
          </table:table-cell>
          <table:table-cell office:value-type="float" office:value="-0.018494" calcext:value-type="float">
            <text:p>-0.018494</text:p>
          </table:table-cell>
          <table:table-cell office:value-type="float" office:value="0" calcext:value-type="float">
            <text:p>0</text:p>
          </table:table-cell>
          <table:table-cell office:value-type="float" office:value="3351.9" calcext:value-type="float">
            <text:p>3351.9</text:p>
          </table:table-cell>
          <table:table-cell office:value-type="float" office:value="0.27295" calcext:value-type="float">
            <text:p>0.27295</text:p>
          </table:table-cell>
          <table:table-cell office:value-type="float" office:value="1.0037" calcext:value-type="float">
            <text:p>1.0037</text:p>
          </table:table-cell>
          <table:table-cell office:value-type="float" office:value="0.081906" calcext:value-type="float">
            <text:p>0.0819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8]-([$Sheet2.$B$2]*[.B178]+[$Sheet2.$B$3]))^2" office:value-type="float" office:value="0.000119214171584516" calcext:value-type="float">
            <text:p>0.000119214171585</text:p>
          </table:table-cell>
          <table:table-cell table:formula="of:=([.F178]-([$Sheet2.$B$7] +[$Sheet2.$B$8] * ([.B178] - [$Sheet2.$B$9])^2))^2" office:value-type="float" office:value="0.000022429912885909" calcext:value-type="float">
            <text:p>2.2429912885909E-05</text:p>
          </table:table-cell>
          <table:table-cell table:formula="of:=([.X178]-([.AE178]^2*([$Sheet2.$B$13]*([.B178] -[$Sheet2.$B$14])^2 +[$Sheet2.$B$15]*([.B178]-[$Sheet2.$B$14]) +[$Sheet2.$B$16])    ))^2" office:value-type="float" office:value="0.605182710642245" calcext:value-type="float">
            <text:p>0.605182710642245</text:p>
          </table:table-cell>
          <table:table-cell table:formula="of:=([.AG178]-([.AE178]^2*([$Sheet2.$B$20]*([.B178] -[$Sheet2.$B$21])^2 + [$Sheet2.$B$22]*([.B178]-[$Sheet2.$B$21]) + [$Sheet2.$B$23])    ))^2" office:value-type="float" office:value="171.906242837136" calcext:value-type="float">
            <text:p>171.906242837136</text:p>
          </table:table-cell>
          <table:table-cell table:formula="of:=([.AH178]-([.AE178]^2*([$Sheet2.$B$27]*([.B178] -[$Sheet2.$B$28])^2 +[$Sheet2.$B$29]*([.B178]-[$Sheet2.$B$28]) +[$Sheet2.$B$30])    ))^2" office:value-type="float" office:value="2098.23412085991" calcext:value-type="float">
            <text:p>2098.23412085991</text:p>
          </table:table-cell>
          <table:table-cell table:formula="of:=([.AI178]-([.AE178]^2*([$Sheet2.$B$34]*([.B178] - [$Sheet2.$B$35])^2 +[$Sheet2.$B$36]*([.B178]-[$Sheet2.$B$35]) +[$Sheet2.$B$37])    ))^2" office:value-type="float" office:value="5.21992002485804" calcext:value-type="float">
            <text:p>5.21992002485804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12" calcext:value-type="float">
            <text:p>1.6612</text:p>
          </table:table-cell>
          <table:table-cell office:value-type="float" office:value="0.29039" calcext:value-type="float">
            <text:p>0.29039</text:p>
          </table:table-cell>
          <table:table-cell office:value-type="float" office:value="0.026743" calcext:value-type="float">
            <text:p>0.026743</text:p>
          </table:table-cell>
          <table:table-cell office:value-type="float" office:value="0.26364" calcext:value-type="float">
            <text:p>0.26364</text:p>
          </table:table-cell>
          <table:table-cell office:value-type="float" office:value="-0.045888" calcext:value-type="float">
            <text:p>-0.045888</text:p>
          </table:table-cell>
          <table:table-cell office:value-type="float" office:value="3.8019" calcext:value-type="float">
            <text:p>3.8019</text:p>
          </table:table-cell>
          <table:table-cell office:value-type="float" office:value="-0.17594" calcext:value-type="float">
            <text:p>-0.17594</text:p>
          </table:table-cell>
          <table:table-cell office:value-type="float" office:value="3.9778" calcext:value-type="float">
            <text:p>3.9778</text:p>
          </table:table-cell>
          <table:table-cell office:value-type="float" office:value="0.91927" calcext:value-type="float">
            <text:p>0.91927</text:p>
          </table:table-cell>
          <table:table-cell office:value-type="float" office:value="-0.19058" calcext:value-type="float">
            <text:p>-0.19058</text:p>
          </table:table-cell>
          <table:table-cell office:value-type="float" office:value="-0.014116" calcext:value-type="float">
            <text:p>-0.014116</text:p>
          </table:table-cell>
          <table:table-cell office:value-type="float" office:value="-0.17646" calcext:value-type="float">
            <text:p>-0.17646</text:p>
          </table:table-cell>
          <table:table-cell office:value-type="float" office:value="5.7205" calcext:value-type="float">
            <text:p>5.7205</text:p>
          </table:table-cell>
          <table:table-cell office:value-type="float" office:value="7.373" calcext:value-type="float">
            <text:p>7.373</text:p>
          </table:table-cell>
          <table:table-cell office:value-type="float" office:value="0.77588" calcext:value-type="float">
            <text:p>0.77588</text:p>
          </table:table-cell>
          <table:table-cell office:value-type="float" office:value="2217.8" calcext:value-type="float">
            <text:p>2217.8</text:p>
          </table:table-cell>
          <table:table-cell office:value-type="float" office:value="-386.02" calcext:value-type="float">
            <text:p>-386.02</text:p>
          </table:table-cell>
          <table:table-cell office:value-type="float" office:value="13974" calcext:value-type="float">
            <text:p>13974</text:p>
          </table:table-cell>
          <table:table-cell office:value-type="float" office:value="2217.8" calcext:value-type="float">
            <text:p>2217.8</text:p>
          </table:table-cell>
          <table:table-cell office:value-type="float" office:value="-386.02" calcext:value-type="float">
            <text:p>-386.02</text:p>
          </table:table-cell>
          <table:table-cell office:value-type="float" office:value="13974" calcext:value-type="float">
            <text:p>13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76" calcext:value-type="float">
            <text:p>14.776</text:p>
          </table:table-cell>
          <table:table-cell office:value-type="float" office:value="1.1913" calcext:value-type="float">
            <text:p>1.1913</text:p>
          </table:table-cell>
          <table:table-cell office:value-type="float" office:value="15" calcext:value-type="float">
            <text:p>15</text:p>
          </table:table-cell>
          <table:table-cell office:value-type="float" office:value="9.9157" calcext:value-type="float">
            <text:p>9.9157</text:p>
          </table:table-cell>
          <table:table-cell office:value-type="float" office:value="-3866.6" calcext:value-type="float">
            <text:p>-3866.6</text:p>
          </table:table-cell>
          <table:table-cell office:value-type="float" office:value="4861.3" calcext:value-type="float">
            <text:p>4861.3</text:p>
          </table:table-cell>
          <table:table-cell office:value-type="float" office:value="801.58" calcext:value-type="float">
            <text:p>801.58</text:p>
          </table:table-cell>
          <table:table-cell office:value-type="float" office:value="0.050267" calcext:value-type="float">
            <text:p>0.050267</text:p>
          </table:table-cell>
          <table:table-cell office:value-type="float" office:value="-0.24882" calcext:value-type="float">
            <text:p>-0.24882</text:p>
          </table:table-cell>
          <table:table-cell office:value-type="float" office:value="-0.019253" calcext:value-type="float">
            <text:p>-0.019253</text:p>
          </table:table-cell>
          <table:table-cell office:value-type="float" office:value="0" calcext:value-type="float">
            <text:p>0</text:p>
          </table:table-cell>
          <table:table-cell office:value-type="float" office:value="3435.7" calcext:value-type="float">
            <text:p>3435.7</text:p>
          </table:table-cell>
          <table:table-cell office:value-type="float" office:value="0.29217" calcext:value-type="float">
            <text:p>0.29217</text:p>
          </table:table-cell>
          <table:table-cell office:value-type="float" office:value="0.99949" calcext:value-type="float">
            <text:p>0.99949</text:p>
          </table:table-cell>
          <table:table-cell office:value-type="float" office:value="0.083502" calcext:value-type="float">
            <text:p>0.0835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79]-([$Sheet2.$B$2]*[.B179]+[$Sheet2.$B$3]))^2" office:value-type="float" office:value="0.000311723449696399" calcext:value-type="float">
            <text:p>0.000311723449696</text:p>
          </table:table-cell>
          <table:table-cell table:formula="of:=([.F179]-([$Sheet2.$B$7] +[$Sheet2.$B$8] * ([.B179] - [$Sheet2.$B$9])^2))^2" office:value-type="float" office:value="0.0000279177866857326" calcext:value-type="float">
            <text:p>2.79177866857326E-05</text:p>
          </table:table-cell>
          <table:table-cell table:formula="of:=([.X179]-([.AE179]^2*([$Sheet2.$B$13]*([.B179] -[$Sheet2.$B$14])^2 +[$Sheet2.$B$15]*([.B179]-[$Sheet2.$B$14]) +[$Sheet2.$B$16])    ))^2" office:value-type="float" office:value="0.0526652282189173" calcext:value-type="float">
            <text:p>0.052665228218917</text:p>
          </table:table-cell>
          <table:table-cell table:formula="of:=([.AG179]-([.AE179]^2*([$Sheet2.$B$20]*([.B179] -[$Sheet2.$B$21])^2 + [$Sheet2.$B$22]*([.B179]-[$Sheet2.$B$21]) + [$Sheet2.$B$23])    ))^2" office:value-type="float" office:value="641.207622160221" calcext:value-type="float">
            <text:p>641.207622160221</text:p>
          </table:table-cell>
          <table:table-cell table:formula="of:=([.AH179]-([.AE179]^2*([$Sheet2.$B$27]*([.B179] -[$Sheet2.$B$28])^2 +[$Sheet2.$B$29]*([.B179]-[$Sheet2.$B$28]) +[$Sheet2.$B$30])    ))^2" office:value-type="float" office:value="5451.3068858722" calcext:value-type="float">
            <text:p>5451.3068858722</text:p>
          </table:table-cell>
          <table:table-cell table:formula="of:=([.AI179]-([.AE179]^2*([$Sheet2.$B$34]*([.B179] - [$Sheet2.$B$35])^2 +[$Sheet2.$B$36]*([.B179]-[$Sheet2.$B$35]) +[$Sheet2.$B$37])    ))^2" office:value-type="float" office:value="7.2420654841462" calcext:value-type="float">
            <text:p>7.2420654841462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36" calcext:value-type="float">
            <text:p>1.7136</text:p>
          </table:table-cell>
          <table:table-cell office:value-type="float" office:value="0.31235" calcext:value-type="float">
            <text:p>0.31235</text:p>
          </table:table-cell>
          <table:table-cell office:value-type="float" office:value="0.030589" calcext:value-type="float">
            <text:p>0.030589</text:p>
          </table:table-cell>
          <table:table-cell office:value-type="float" office:value="0.28176" calcext:value-type="float">
            <text:p>0.28176</text:p>
          </table:table-cell>
          <table:table-cell office:value-type="float" office:value="-0.048841" calcext:value-type="float">
            <text:p>-0.048841</text:p>
          </table:table-cell>
          <table:table-cell office:value-type="float" office:value="3.8394" calcext:value-type="float">
            <text:p>3.8394</text:p>
          </table:table-cell>
          <table:table-cell office:value-type="float" office:value="-0.20124" calcext:value-type="float">
            <text:p>-0.20124</text:p>
          </table:table-cell>
          <table:table-cell office:value-type="float" office:value="4.0406" calcext:value-type="float">
            <text:p>4.0406</text:p>
          </table:table-cell>
          <table:table-cell office:value-type="float" office:value="0.95177" calcext:value-type="float">
            <text:p>0.95177</text:p>
          </table:table-cell>
          <table:table-cell office:value-type="float" office:value="-0.20487" calcext:value-type="float">
            <text:p>-0.20487</text:p>
          </table:table-cell>
          <table:table-cell office:value-type="float" office:value="-0.016306" calcext:value-type="float">
            <text:p>-0.016306</text:p>
          </table:table-cell>
          <table:table-cell office:value-type="float" office:value="-0.18856" calcext:value-type="float">
            <text:p>-0.18856</text:p>
          </table:table-cell>
          <table:table-cell office:value-type="float" office:value="5.4861" calcext:value-type="float">
            <text:p>5.4861</text:p>
          </table:table-cell>
          <table:table-cell office:value-type="float" office:value="7.1815" calcext:value-type="float">
            <text:p>7.1815</text:p>
          </table:table-cell>
          <table:table-cell office:value-type="float" office:value="0.76392" calcext:value-type="float">
            <text:p>0.76392</text:p>
          </table:table-cell>
          <table:table-cell office:value-type="float" office:value="2370.3" calcext:value-type="float">
            <text:p>2370.3</text:p>
          </table:table-cell>
          <table:table-cell office:value-type="float" office:value="-410.86" calcext:value-type="float">
            <text:p>-410.86</text:p>
          </table:table-cell>
          <table:table-cell office:value-type="float" office:value="14415" calcext:value-type="float">
            <text:p>14415</text:p>
          </table:table-cell>
          <table:table-cell office:value-type="float" office:value="2370.3" calcext:value-type="float">
            <text:p>2370.3</text:p>
          </table:table-cell>
          <table:table-cell office:value-type="float" office:value="-410.86" calcext:value-type="float">
            <text:p>-410.86</text:p>
          </table:table-cell>
          <table:table-cell office:value-type="float" office:value="14415" calcext:value-type="float">
            <text:p>14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57" calcext:value-type="float">
            <text:p>14.757</text:p>
          </table:table-cell>
          <table:table-cell office:value-type="float" office:value="1.223" calcext:value-type="float">
            <text:p>1.223</text:p>
          </table:table-cell>
          <table:table-cell office:value-type="float" office:value="15" calcext:value-type="float">
            <text:p>15</text:p>
          </table:table-cell>
          <table:table-cell office:value-type="float" office:value="10.33" calcext:value-type="float">
            <text:p>10.33</text:p>
          </table:table-cell>
          <table:table-cell office:value-type="float" office:value="-4003.2" calcext:value-type="float">
            <text:p>-4003.2</text:p>
          </table:table-cell>
          <table:table-cell office:value-type="float" office:value="4909.2" calcext:value-type="float">
            <text:p>4909.2</text:p>
          </table:table-cell>
          <table:table-cell office:value-type="float" office:value="861.69" calcext:value-type="float">
            <text:p>861.69</text:p>
          </table:table-cell>
          <table:table-cell office:value-type="float" office:value="0.049593" calcext:value-type="float">
            <text:p>0.049593</text:p>
          </table:table-cell>
          <table:table-cell office:value-type="float" office:value="-0.24893" calcext:value-type="float">
            <text:p>-0.24893</text:p>
          </table:table-cell>
          <table:table-cell office:value-type="float" office:value="-0.019993" calcext:value-type="float">
            <text:p>-0.019993</text:p>
          </table:table-cell>
          <table:table-cell office:value-type="float" office:value="0" calcext:value-type="float">
            <text:p>0</text:p>
          </table:table-cell>
          <table:table-cell office:value-type="float" office:value="3527.3" calcext:value-type="float">
            <text:p>3527.3</text:p>
          </table:table-cell>
          <table:table-cell office:value-type="float" office:value="0.31185" calcext:value-type="float">
            <text:p>0.31185</text:p>
          </table:table-cell>
          <table:table-cell office:value-type="float" office:value="0.99518" calcext:value-type="float">
            <text:p>0.99518</text:p>
          </table:table-cell>
          <table:table-cell office:value-type="float" office:value="0.084982" calcext:value-type="float">
            <text:p>0.0849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0]-([$Sheet2.$B$2]*[.B180]+[$Sheet2.$B$3]))^2" office:value-type="float" office:value="0.000629651581639016" calcext:value-type="float">
            <text:p>0.000629651581639</text:p>
          </table:table-cell>
          <table:table-cell table:formula="of:=([.F180]-([$Sheet2.$B$7] +[$Sheet2.$B$8] * ([.B180] - [$Sheet2.$B$9])^2))^2" office:value-type="float" office:value="0.0000273811580748628" calcext:value-type="float">
            <text:p>2.73811580748628E-05</text:p>
          </table:table-cell>
          <table:table-cell table:formula="of:=([.X180]-([.AE180]^2*([$Sheet2.$B$13]*([.B180] -[$Sheet2.$B$14])^2 +[$Sheet2.$B$15]*([.B180]-[$Sheet2.$B$14]) +[$Sheet2.$B$16])    ))^2" office:value-type="float" office:value="2.11992414573479" calcext:value-type="float">
            <text:p>2.11992414573479</text:p>
          </table:table-cell>
          <table:table-cell table:formula="of:=([.AG180]-([.AE180]^2*([$Sheet2.$B$20]*([.B180] -[$Sheet2.$B$21])^2 + [$Sheet2.$B$22]*([.B180]-[$Sheet2.$B$21]) + [$Sheet2.$B$23])    ))^2" office:value-type="float" office:value="1531.0596093188" calcext:value-type="float">
            <text:p>1531.0596093188</text:p>
          </table:table-cell>
          <table:table-cell table:formula="of:=([.AH180]-([.AE180]^2*([$Sheet2.$B$27]*([.B180] -[$Sheet2.$B$28])^2 +[$Sheet2.$B$29]*([.B180]-[$Sheet2.$B$28]) +[$Sheet2.$B$30])    ))^2" office:value-type="float" office:value="12117.6184462941" calcext:value-type="float">
            <text:p>12117.6184462941</text:p>
          </table:table-cell>
          <table:table-cell table:formula="of:=([.AI180]-([.AE180]^2*([$Sheet2.$B$34]*([.B180] - [$Sheet2.$B$35])^2 +[$Sheet2.$B$36]*([.B180]-[$Sheet2.$B$35]) +[$Sheet2.$B$37])    ))^2" office:value-type="float" office:value="22.1926084989257" calcext:value-type="float">
            <text:p>22.1926084989257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53" calcext:value-type="float">
            <text:p>1.7653</text:p>
          </table:table-cell>
          <table:table-cell office:value-type="float" office:value="0.33524" calcext:value-type="float">
            <text:p>0.33524</text:p>
          </table:table-cell>
          <table:table-cell office:value-type="float" office:value="0.034883" calcext:value-type="float">
            <text:p>0.034883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-0.051875" calcext:value-type="float">
            <text:p>-0.051875</text:p>
          </table:table-cell>
          <table:table-cell office:value-type="float" office:value="3.8684" calcext:value-type="float">
            <text:p>3.8684</text:p>
          </table:table-cell>
          <table:table-cell office:value-type="float" office:value="-0.22949" calcext:value-type="float">
            <text:p>-0.22949</text:p>
          </table:table-cell>
          <table:table-cell office:value-type="float" office:value="4.0979" calcext:value-type="float">
            <text:p>4.0979</text:p>
          </table:table-cell>
          <table:table-cell office:value-type="float" office:value="0.98411" calcext:value-type="float">
            <text:p>0.98411</text:p>
          </table:table-cell>
          <table:table-cell office:value-type="float" office:value="-0.21974" calcext:value-type="float">
            <text:p>-0.21974</text:p>
          </table:table-cell>
          <table:table-cell office:value-type="float" office:value="-0.018734" calcext:value-type="float">
            <text:p>-0.018734</text:p>
          </table:table-cell>
          <table:table-cell office:value-type="float" office:value="-0.20101" calcext:value-type="float">
            <text:p>-0.20101</text:p>
          </table:table-cell>
          <table:table-cell office:value-type="float" office:value="5.2658" calcext:value-type="float">
            <text:p>5.2658</text:p>
          </table:table-cell>
          <table:table-cell office:value-type="float" office:value="6.9965" calcext:value-type="float">
            <text:p>6.9965</text:p>
          </table:table-cell>
          <table:table-cell office:value-type="float" office:value="0.75264" calcext:value-type="float">
            <text:p>0.75264</text:p>
          </table:table-cell>
          <table:table-cell office:value-type="float" office:value="2526.7" calcext:value-type="float">
            <text:p>2526.7</text:p>
          </table:table-cell>
          <table:table-cell office:value-type="float" office:value="-436.39" calcext:value-type="float">
            <text:p>-436.39</text:p>
          </table:table-cell>
          <table:table-cell office:value-type="float" office:value="14850" calcext:value-type="float">
            <text:p>14850</text:p>
          </table:table-cell>
          <table:table-cell office:value-type="float" office:value="2526.7" calcext:value-type="float">
            <text:p>2526.7</text:p>
          </table:table-cell>
          <table:table-cell office:value-type="float" office:value="-436.39" calcext:value-type="float">
            <text:p>-436.39</text:p>
          </table:table-cell>
          <table:table-cell office:value-type="float" office:value="14850" calcext:value-type="float">
            <text:p>148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37" calcext:value-type="float">
            <text:p>14.737</text:p>
          </table:table-cell>
          <table:table-cell office:value-type="float" office:value="1.2554" calcext:value-type="float">
            <text:p>1.2554</text:p>
          </table:table-cell>
          <table:table-cell office:value-type="float" office:value="15" calcext:value-type="float">
            <text:p>15</text:p>
          </table:table-cell>
          <table:table-cell office:value-type="float" office:value="10.753" calcext:value-type="float">
            <text:p>10.753</text:p>
          </table:table-cell>
          <table:table-cell office:value-type="float" office:value="-4139.3" calcext:value-type="float">
            <text:p>-4139.3</text:p>
          </table:table-cell>
          <table:table-cell office:value-type="float" office:value="4946.3" calcext:value-type="float">
            <text:p>4946.3</text:p>
          </table:table-cell>
          <table:table-cell office:value-type="float" office:value="924.25" calcext:value-type="float">
            <text:p>924.25</text:p>
          </table:table-cell>
          <table:table-cell office:value-type="float" office:value="0.04891" calcext:value-type="float">
            <text:p>0.04891</text:p>
          </table:table-cell>
          <table:table-cell office:value-type="float" office:value="-0.24905" calcext:value-type="float">
            <text:p>-0.24905</text:p>
          </table:table-cell>
          <table:table-cell office:value-type="float" office:value="-0.020714" calcext:value-type="float">
            <text:p>-0.020714</text:p>
          </table:table-cell>
          <table:table-cell office:value-type="float" office:value="0" calcext:value-type="float">
            <text:p>0</text:p>
          </table:table-cell>
          <table:table-cell office:value-type="float" office:value="3620.6" calcext:value-type="float">
            <text:p>3620.6</text:p>
          </table:table-cell>
          <table:table-cell office:value-type="float" office:value="0.33197" calcext:value-type="float">
            <text:p>0.33197</text:p>
          </table:table-cell>
          <table:table-cell office:value-type="float" office:value="0.99079" calcext:value-type="float">
            <text:p>0.99079</text:p>
          </table:table-cell>
          <table:table-cell office:value-type="float" office:value="0.086342" calcext:value-type="float">
            <text:p>0.0863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1]-([$Sheet2.$B$2]*[.B181]+[$Sheet2.$B$3]))^2" office:value-type="float" office:value="0.00110423467077801" calcext:value-type="float">
            <text:p>0.001104234670778</text:p>
          </table:table-cell>
          <table:table-cell table:formula="of:=([.F181]-([$Sheet2.$B$7] +[$Sheet2.$B$8] * ([.B181] - [$Sheet2.$B$9])^2))^2" office:value-type="float" office:value="0.0000255322022974294" calcext:value-type="float">
            <text:p>2.55322022974294E-05</text:p>
          </table:table-cell>
          <table:table-cell table:formula="of:=([.X181]-([.AE181]^2*([$Sheet2.$B$13]*([.B181] -[$Sheet2.$B$14])^2 +[$Sheet2.$B$15]*([.B181]-[$Sheet2.$B$14]) +[$Sheet2.$B$16])    ))^2" office:value-type="float" office:value="8.53566305548674" calcext:value-type="float">
            <text:p>8.53566305548674</text:p>
          </table:table-cell>
          <table:table-cell table:formula="of:=([.AG181]-([.AE181]^2*([$Sheet2.$B$20]*([.B181] -[$Sheet2.$B$21])^2 + [$Sheet2.$B$22]*([.B181]-[$Sheet2.$B$21]) + [$Sheet2.$B$23])    ))^2" office:value-type="float" office:value="2951.89442379594" calcext:value-type="float">
            <text:p>2951.89442379594</text:p>
          </table:table-cell>
          <table:table-cell table:formula="of:=([.AH181]-([.AE181]^2*([$Sheet2.$B$27]*([.B181] -[$Sheet2.$B$28])^2 +[$Sheet2.$B$29]*([.B181]-[$Sheet2.$B$28]) +[$Sheet2.$B$30])    ))^2" office:value-type="float" office:value="22664.6254421941" calcext:value-type="float">
            <text:p>22664.6254421941</text:p>
          </table:table-cell>
          <table:table-cell table:formula="of:=([.AI181]-([.AE181]^2*([$Sheet2.$B$34]*([.B181] - [$Sheet2.$B$35])^2 +[$Sheet2.$B$36]*([.B181]-[$Sheet2.$B$35]) +[$Sheet2.$B$37])    ))^2" office:value-type="float" office:value="50.0428637873809" calcext:value-type="float">
            <text:p>50.0428637873809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63" calcext:value-type="float">
            <text:p>1.8163</text:p>
          </table:table-cell>
          <table:table-cell office:value-type="float" office:value="0.35909" calcext:value-type="float">
            <text:p>0.35909</text:p>
          </table:table-cell>
          <table:table-cell office:value-type="float" office:value="0.039683" calcext:value-type="float">
            <text:p>0.039683</text:p>
          </table:table-cell>
          <table:table-cell office:value-type="float" office:value="0.31941" calcext:value-type="float">
            <text:p>0.31941</text:p>
          </table:table-cell>
          <table:table-cell office:value-type="float" office:value="-0.054989" calcext:value-type="float">
            <text:p>-0.054989</text:p>
          </table:table-cell>
          <table:table-cell office:value-type="float" office:value="3.8885" calcext:value-type="float">
            <text:p>3.8885</text:p>
          </table:table-cell>
          <table:table-cell office:value-type="float" office:value="-0.26107" calcext:value-type="float">
            <text:p>-0.26107</text:p>
          </table:table-cell>
          <table:table-cell office:value-type="float" office:value="4.1496" calcext:value-type="float">
            <text:p>4.1496</text:p>
          </table:table-cell>
          <table:table-cell office:value-type="float" office:value="1.0163" calcext:value-type="float">
            <text:p>1.0163</text:p>
          </table:table-cell>
          <table:table-cell office:value-type="float" office:value="-0.23526" calcext:value-type="float">
            <text:p>-0.23526</text:p>
          </table:table-cell>
          <table:table-cell office:value-type="float" office:value="-0.021471" calcext:value-type="float">
            <text:p>-0.021471</text:p>
          </table:table-cell>
          <table:table-cell office:value-type="float" office:value="-0.21379" calcext:value-type="float">
            <text:p>-0.21379</text:p>
          </table:table-cell>
          <table:table-cell office:value-type="float" office:value="5.0581" calcext:value-type="float">
            <text:p>5.0581</text:p>
          </table:table-cell>
          <table:table-cell office:value-type="float" office:value="6.8169" calcext:value-type="float">
            <text:p>6.8169</text:p>
          </table:table-cell>
          <table:table-cell office:value-type="float" office:value="0.742" calcext:value-type="float">
            <text:p>0.742</text:p>
          </table:table-cell>
          <table:table-cell office:value-type="float" office:value="2686.9" calcext:value-type="float">
            <text:p>2686.9</text:p>
          </table:table-cell>
          <table:table-cell office:value-type="float" office:value="-462.58" calcext:value-type="float">
            <text:p>-462.58</text:p>
          </table:table-cell>
          <table:table-cell office:value-type="float" office:value="15279" calcext:value-type="float">
            <text:p>15279</text:p>
          </table:table-cell>
          <table:table-cell office:value-type="float" office:value="2686.9" calcext:value-type="float">
            <text:p>2686.9</text:p>
          </table:table-cell>
          <table:table-cell office:value-type="float" office:value="-462.58" calcext:value-type="float">
            <text:p>-462.58</text:p>
          </table:table-cell>
          <table:table-cell office:value-type="float" office:value="15279" calcext:value-type="float">
            <text:p>15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15" calcext:value-type="float">
            <text:p>14.715</text:p>
          </table:table-cell>
          <table:table-cell office:value-type="float" office:value="1.2884" calcext:value-type="float">
            <text:p>1.2884</text:p>
          </table:table-cell>
          <table:table-cell office:value-type="float" office:value="15" calcext:value-type="float">
            <text:p>15</text:p>
          </table:table-cell>
          <table:table-cell office:value-type="float" office:value="11.183" calcext:value-type="float">
            <text:p>11.183</text:p>
          </table:table-cell>
          <table:table-cell office:value-type="float" office:value="-4274.6" calcext:value-type="float">
            <text:p>-4274.6</text:p>
          </table:table-cell>
          <table:table-cell office:value-type="float" office:value="4972.1" calcext:value-type="float">
            <text:p>4972.1</text:p>
          </table:table-cell>
          <table:table-cell office:value-type="float" office:value="989.52" calcext:value-type="float">
            <text:p>989.52</text:p>
          </table:table-cell>
          <table:table-cell office:value-type="float" office:value="0.048219" calcext:value-type="float">
            <text:p>0.048219</text:p>
          </table:table-cell>
          <table:table-cell office:value-type="float" office:value="-0.24917" calcext:value-type="float">
            <text:p>-0.24917</text:p>
          </table:table-cell>
          <table:table-cell office:value-type="float" office:value="-0.021415" calcext:value-type="float">
            <text:p>-0.021415</text:p>
          </table:table-cell>
          <table:table-cell office:value-type="float" office:value="0" calcext:value-type="float">
            <text:p>0</text:p>
          </table:table-cell>
          <table:table-cell office:value-type="float" office:value="3716" calcext:value-type="float">
            <text:p>3716</text:p>
          </table:table-cell>
          <table:table-cell office:value-type="float" office:value="0.35251" calcext:value-type="float">
            <text:p>0.35251</text:p>
          </table:table-cell>
          <table:table-cell office:value-type="float" office:value="0.98631" calcext:value-type="float">
            <text:p>0.98631</text:p>
          </table:table-cell>
          <table:table-cell office:value-type="float" office:value="0.087581" calcext:value-type="float">
            <text:p>0.0875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2]-([$Sheet2.$B$2]*[.B182]+[$Sheet2.$B$3]))^2" office:value-type="float" office:value="0.00176964882047902" calcext:value-type="float">
            <text:p>0.001769648820479</text:p>
          </table:table-cell>
          <table:table-cell table:formula="of:=([.F182]-([$Sheet2.$B$7] +[$Sheet2.$B$8] * ([.B182] - [$Sheet2.$B$9])^2))^2" office:value-type="float" office:value="0.0000222259997887938" calcext:value-type="float">
            <text:p>2.22259997887938E-05</text:p>
          </table:table-cell>
          <table:table-cell table:formula="of:=([.X182]-([.AE182]^2*([$Sheet2.$B$13]*([.B182] -[$Sheet2.$B$14])^2 +[$Sheet2.$B$15]*([.B182]-[$Sheet2.$B$14]) +[$Sheet2.$B$16])    ))^2" office:value-type="float" office:value="21.6807422762838" calcext:value-type="float">
            <text:p>21.6807422762838</text:p>
          </table:table-cell>
          <table:table-cell table:formula="of:=([.AG182]-([.AE182]^2*([$Sheet2.$B$20]*([.B182] -[$Sheet2.$B$21])^2 + [$Sheet2.$B$22]*([.B182]-[$Sheet2.$B$21]) + [$Sheet2.$B$23])    ))^2" office:value-type="float" office:value="5073.68797856145" calcext:value-type="float">
            <text:p>5073.68797856145</text:p>
          </table:table-cell>
          <table:table-cell table:formula="of:=([.AH182]-([.AE182]^2*([$Sheet2.$B$27]*([.B182] -[$Sheet2.$B$28])^2 +[$Sheet2.$B$29]*([.B182]-[$Sheet2.$B$28]) +[$Sheet2.$B$30])    ))^2" office:value-type="float" office:value="38312.6036484643" calcext:value-type="float">
            <text:p>38312.6036484643</text:p>
          </table:table-cell>
          <table:table-cell table:formula="of:=([.AI182]-([.AE182]^2*([$Sheet2.$B$34]*([.B182] - [$Sheet2.$B$35])^2 +[$Sheet2.$B$36]*([.B182]-[$Sheet2.$B$35]) +[$Sheet2.$B$37])    ))^2" office:value-type="float" office:value="100.815524242867" calcext:value-type="float">
            <text:p>100.815524242867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66" calcext:value-type="float">
            <text:p>1.8666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045204" calcext:value-type="float">
            <text:p>0.045204</text:p>
          </table:table-cell>
          <table:table-cell office:value-type="float" office:value="0.3389" calcext:value-type="float">
            <text:p>0.3389</text:p>
          </table:table-cell>
          <table:table-cell office:value-type="float" office:value="-0.058181" calcext:value-type="float">
            <text:p>-0.058181</text:p>
          </table:table-cell>
          <table:table-cell office:value-type="float" office:value="3.8986" calcext:value-type="float">
            <text:p>3.8986</text:p>
          </table:table-cell>
          <table:table-cell office:value-type="float" office:value="-0.29739" calcext:value-type="float">
            <text:p>-0.29739</text:p>
          </table:table-cell>
          <table:table-cell office:value-type="float" office:value="4.1959" calcext:value-type="float">
            <text:p>4.1959</text:p>
          </table:table-cell>
          <table:table-cell office:value-type="float" office:value="1.0483" calcext:value-type="float">
            <text:p>1.0483</text:p>
          </table:table-cell>
          <table:table-cell office:value-type="float" office:value="-0.25151" calcext:value-type="float">
            <text:p>-0.25151</text:p>
          </table:table-cell>
          <table:table-cell office:value-type="float" office:value="-0.02462" calcext:value-type="float">
            <text:p>-0.02462</text:p>
          </table:table-cell>
          <table:table-cell office:value-type="float" office:value="-0.22689" calcext:value-type="float">
            <text:p>-0.22689</text:p>
          </table:table-cell>
          <table:table-cell office:value-type="float" office:value="4.8596" calcext:value-type="float">
            <text:p>4.8596</text:p>
          </table:table-cell>
          <table:table-cell office:value-type="float" office:value="6.6393" calcext:value-type="float">
            <text:p>6.6393</text:p>
          </table:table-cell>
          <table:table-cell office:value-type="float" office:value="0.73194" calcext:value-type="float">
            <text:p>0.73194</text:p>
          </table:table-cell>
          <table:table-cell office:value-type="float" office:value="2850.9" calcext:value-type="float">
            <text:p>2850.9</text:p>
          </table:table-cell>
          <table:table-cell office:value-type="float" office:value="-489.43" calcext:value-type="float">
            <text:p>-489.43</text:p>
          </table:table-cell>
          <table:table-cell office:value-type="float" office:value="15702" calcext:value-type="float">
            <text:p>15702</text:p>
          </table:table-cell>
          <table:table-cell office:value-type="float" office:value="2850.9" calcext:value-type="float">
            <text:p>2850.9</text:p>
          </table:table-cell>
          <table:table-cell office:value-type="float" office:value="-489.43" calcext:value-type="float">
            <text:p>-489.43</text:p>
          </table:table-cell>
          <table:table-cell office:value-type="float" office:value="15702" calcext:value-type="float">
            <text:p>157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692" calcext:value-type="float">
            <text:p>14.692</text:p>
          </table:table-cell>
          <table:table-cell office:value-type="float" office:value="1.3229" calcext:value-type="float">
            <text:p>1.3229</text:p>
          </table:table-cell>
          <table:table-cell office:value-type="float" office:value="15" calcext:value-type="float">
            <text:p>15</text:p>
          </table:table-cell>
          <table:table-cell office:value-type="float" office:value="11.628" calcext:value-type="float">
            <text:p>11.628</text:p>
          </table:table-cell>
          <table:table-cell office:value-type="float" office:value="-4409.3" calcext:value-type="float">
            <text:p>-4409.3</text:p>
          </table:table-cell>
          <table:table-cell office:value-type="float" office:value="4984.9" calcext:value-type="float">
            <text:p>4984.9</text:p>
          </table:table-cell>
          <table:table-cell office:value-type="float" office:value="1057.9" calcext:value-type="float">
            <text:p>1057.9</text:p>
          </table:table-cell>
          <table:table-cell office:value-type="float" office:value="0.047519" calcext:value-type="float">
            <text:p>0.047519</text:p>
          </table:table-cell>
          <table:table-cell office:value-type="float" office:value="-0.2493" calcext:value-type="float">
            <text:p>-0.2493</text:p>
          </table:table-cell>
          <table:table-cell office:value-type="float" office:value="-0.022097" calcext:value-type="float">
            <text:p>-0.022097</text:p>
          </table:table-cell>
          <table:table-cell office:value-type="float" office:value="0" calcext:value-type="float">
            <text:p>0</text:p>
          </table:table-cell>
          <table:table-cell office:value-type="float" office:value="3815.4" calcext:value-type="float">
            <text:p>3815.4</text:p>
          </table:table-cell>
          <table:table-cell office:value-type="float" office:value="0.37344" calcext:value-type="float">
            <text:p>0.37344</text:p>
          </table:table-cell>
          <table:table-cell office:value-type="float" office:value="0.98174" calcext:value-type="float">
            <text:p>0.98174</text:p>
          </table:table-cell>
          <table:table-cell office:value-type="float" office:value="0.088699" calcext:value-type="float">
            <text:p>0.0886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3]-([$Sheet2.$B$2]*[.B183]+[$Sheet2.$B$3]))^2" office:value-type="float" office:value="0.00266301013410765" calcext:value-type="float">
            <text:p>0.002663010134108</text:p>
          </table:table-cell>
          <table:table-cell table:formula="of:=([.F183]-([$Sheet2.$B$7] +[$Sheet2.$B$8] * ([.B183] - [$Sheet2.$B$9])^2))^2" office:value-type="float" office:value="0.0000160578003404266" calcext:value-type="float">
            <text:p>1.60578003404266E-05</text:p>
          </table:table-cell>
          <table:table-cell table:formula="of:=([.X183]-([.AE183]^2*([$Sheet2.$B$13]*([.B183] -[$Sheet2.$B$14])^2 +[$Sheet2.$B$15]*([.B183]-[$Sheet2.$B$14]) +[$Sheet2.$B$16])    ))^2" office:value-type="float" office:value="44.3557864574524" calcext:value-type="float">
            <text:p>44.3557864574524</text:p>
          </table:table-cell>
          <table:table-cell table:formula="of:=([.AG183]-([.AE183]^2*([$Sheet2.$B$20]*([.B183] -[$Sheet2.$B$21])^2 + [$Sheet2.$B$22]*([.B183]-[$Sheet2.$B$21]) + [$Sheet2.$B$23])    ))^2" office:value-type="float" office:value="8032.49978402291" calcext:value-type="float">
            <text:p>8032.49978402291</text:p>
          </table:table-cell>
          <table:table-cell table:formula="of:=([.AH183]-([.AE183]^2*([$Sheet2.$B$27]*([.B183] -[$Sheet2.$B$28])^2 +[$Sheet2.$B$29]*([.B183]-[$Sheet2.$B$28]) +[$Sheet2.$B$30])    ))^2" office:value-type="float" office:value="61179.5336104028" calcext:value-type="float">
            <text:p>61179.5336104028</text:p>
          </table:table-cell>
          <table:table-cell table:formula="of:=([.AI183]-([.AE183]^2*([$Sheet2.$B$34]*([.B183] - [$Sheet2.$B$35])^2 +[$Sheet2.$B$36]*([.B183]-[$Sheet2.$B$35]) +[$Sheet2.$B$37])    ))^2" office:value-type="float" office:value="196.299409738534" calcext:value-type="float">
            <text:p>196.299409738534</text:p>
          </table:table-cell>
          <table:table-cell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29" calcext:value-type="float">
            <text:p>-1.6329</text:p>
          </table:table-cell>
          <table:table-cell office:value-type="float" office:value="0.37748" calcext:value-type="float">
            <text:p>0.37748</text:p>
          </table:table-cell>
          <table:table-cell office:value-type="float" office:value="0.10805" calcext:value-type="float">
            <text:p>0.10805</text:p>
          </table:table-cell>
          <table:table-cell office:value-type="float" office:value="0.26944" calcext:value-type="float">
            <text:p>0.26944</text:p>
          </table:table-cell>
          <table:table-cell office:value-type="float" office:value="-0.048215" calcext:value-type="float">
            <text:p>-0.048215</text:p>
          </table:table-cell>
          <table:table-cell office:value-type="float" office:value="-8.1932" calcext:value-type="float">
            <text:p>-8.1932</text:p>
          </table:table-cell>
          <table:table-cell office:value-type="float" office:value="-0.71082" calcext:value-type="float">
            <text:p>-0.71082</text:p>
          </table:table-cell>
          <table:table-cell office:value-type="float" office:value="-7.4824" calcext:value-type="float">
            <text:p>-7.4824</text:p>
          </table:table-cell>
          <table:table-cell office:value-type="float" office:value="-0.71876" calcext:value-type="float">
            <text:p>-0.71876</text:p>
          </table:table-cell>
          <table:table-cell office:value-type="float" office:value="-0.2433" calcext:value-type="float">
            <text:p>-0.2433</text:p>
          </table:table-cell>
          <table:table-cell office:value-type="float" office:value="-0.060843" calcext:value-type="float">
            <text:p>-0.060843</text:p>
          </table:table-cell>
          <table:table-cell office:value-type="float" office:value="-0.18246" calcext:value-type="float">
            <text:p>-0.18246</text:p>
          </table:table-cell>
          <table:table-cell office:value-type="float" office:value="-4.3258" calcext:value-type="float">
            <text:p>-4.3258</text:p>
          </table:table-cell>
          <table:table-cell office:value-type="float" office:value="-5.5278" calcext:value-type="float">
            <text:p>-5.5278</text:p>
          </table:table-cell>
          <table:table-cell office:value-type="float" office:value="-1" calcext:value-type="float">
            <text:p>-1</text:p>
          </table:table-cell>
          <table:table-cell office:value-type="float" office:value="4029.4" calcext:value-type="float">
            <text:p>4029.4</text:p>
          </table:table-cell>
          <table:table-cell office:value-type="float" office:value="-721.05" calcext:value-type="float">
            <text:p>-721.05</text:p>
          </table:table-cell>
          <table:table-cell office:value-type="float" office:value="-24420" calcext:value-type="float">
            <text:p>-24420</text:p>
          </table:table-cell>
          <table:table-cell office:value-type="float" office:value="4029.4" calcext:value-type="float">
            <text:p>4029.4</text:p>
          </table:table-cell>
          <table:table-cell office:value-type="float" office:value="-721.05" calcext:value-type="float">
            <text:p>-721.05</text:p>
          </table:table-cell>
          <table:table-cell office:value-type="float" office:value="-24420" calcext:value-type="float">
            <text:p>-24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486" calcext:value-type="float">
            <text:p>19.486</text:p>
          </table:table-cell>
          <table:table-cell office:value-type="float" office:value="-1.5889" calcext:value-type="float">
            <text:p>-1.5889</text:p>
          </table:table-cell>
          <table:table-cell office:value-type="float" office:value="20" calcext:value-type="float">
            <text:p>20</text:p>
          </table:table-cell>
          <table:table-cell office:value-type="float" office:value="-13.016" calcext:value-type="float">
            <text:p>-13.016</text:p>
          </table:table-cell>
          <table:table-cell office:value-type="float" office:value="5374.5" calcext:value-type="float">
            <text:p>5374.5</text:p>
          </table:table-cell>
          <table:table-cell office:value-type="float" office:value="-18625" calcext:value-type="float">
            <text:p>-18625</text:p>
          </table:table-cell>
          <table:table-cell office:value-type="float" office:value="1819.3" calcext:value-type="float">
            <text:p>1819.3</text:p>
          </table:table-cell>
          <table:table-cell office:value-type="float" office:value="0.040177" calcext:value-type="float">
            <text:p>0.040177</text:p>
          </table:table-cell>
          <table:table-cell office:value-type="float" office:value="-0.24936" calcext:value-type="float">
            <text:p>-0.24936</text:p>
          </table:table-cell>
          <table:table-cell office:value-type="float" office:value="0.021412" calcext:value-type="float">
            <text:p>0.021412</text:p>
          </table:table-cell>
          <table:table-cell office:value-type="float" office:value="0" calcext:value-type="float">
            <text:p>0</text:p>
          </table:table-cell>
          <table:table-cell office:value-type="float" office:value="-4582.6" calcext:value-type="float">
            <text:p>-4582.6</text:p>
          </table:table-cell>
          <table:table-cell office:value-type="float" office:value="0.39377" calcext:value-type="float">
            <text:p>0.39377</text:p>
          </table:table-cell>
          <table:table-cell office:value-type="float" office:value="0.94503" calcext:value-type="float">
            <text:p>0.94503</text:p>
          </table:table-cell>
          <table:table-cell office:value-type="float" office:value="-0.065606" calcext:value-type="float">
            <text:p>-0.0656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4]-([$Sheet2.$B$2]*[.B184]+[$Sheet2.$B$3]))^2" office:value-type="float" office:value="0.00153081934411522" calcext:value-type="float">
            <text:p>0.001530819344115</text:p>
          </table:table-cell>
          <table:table-cell table:formula="of:=([.F184]-([$Sheet2.$B$7] +[$Sheet2.$B$8] * ([.B184] - [$Sheet2.$B$9])^2))^2" office:value-type="float" office:value="0.000893230266398802" calcext:value-type="float">
            <text:p>0.000893230266399</text:p>
          </table:table-cell>
          <table:table-cell table:formula="of:=([.X184]-([.AE184]^2*([$Sheet2.$B$13]*([.B184] -[$Sheet2.$B$14])^2 +[$Sheet2.$B$15]*([.B184]-[$Sheet2.$B$14]) +[$Sheet2.$B$16])    ))^2" office:value-type="float" office:value="44.463489180688" calcext:value-type="float">
            <text:p>44.463489180688</text:p>
          </table:table-cell>
          <table:table-cell table:formula="of:=([.AG184]-([.AE184]^2*([$Sheet2.$B$20]*([.B184] -[$Sheet2.$B$21])^2 + [$Sheet2.$B$22]*([.B184]-[$Sheet2.$B$21]) + [$Sheet2.$B$23])    ))^2" office:value-type="float" office:value="19146.6342483361" calcext:value-type="float">
            <text:p>19146.6342483361</text:p>
          </table:table-cell>
          <table:table-cell table:formula="of:=([.AH184]-([.AE184]^2*([$Sheet2.$B$27]*([.B184] -[$Sheet2.$B$28])^2 +[$Sheet2.$B$29]*([.B184]-[$Sheet2.$B$28]) +[$Sheet2.$B$30])    ))^2" office:value-type="float" office:value="124843.138928928" calcext:value-type="float">
            <text:p>124843.138928928</text:p>
          </table:table-cell>
          <table:table-cell table:formula="of:=([.AI184]-([.AE184]^2*([$Sheet2.$B$34]*([.B184] - [$Sheet2.$B$35])^2 +[$Sheet2.$B$36]*([.B184]-[$Sheet2.$B$35]) +[$Sheet2.$B$37])    ))^2" office:value-type="float" office:value="42078.502018326" calcext:value-type="float">
            <text:p>42078.502018326</text:p>
          </table:table-cell>
          <table:table-cell/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813" calcext:value-type="float">
            <text:p>-1.5813</text:p>
          </table:table-cell>
          <table:table-cell office:value-type="float" office:value="0.35409" calcext:value-type="float">
            <text:p>0.35409</text:p>
          </table:table-cell>
          <table:table-cell office:value-type="float" office:value="0.10168" calcext:value-type="float">
            <text:p>0.10168</text:p>
          </table:table-cell>
          <table:table-cell office:value-type="float" office:value="0.25241" calcext:value-type="float">
            <text:p>0.25241</text:p>
          </table:table-cell>
          <table:table-cell office:value-type="float" office:value="-0.045299" calcext:value-type="float">
            <text:p>-0.045299</text:p>
          </table:table-cell>
          <table:table-cell office:value-type="float" office:value="-7.8599" calcext:value-type="float">
            <text:p>-7.8599</text:p>
          </table:table-cell>
          <table:table-cell office:value-type="float" office:value="-0.66893" calcext:value-type="float">
            <text:p>-0.66893</text:p>
          </table:table-cell>
          <table:table-cell office:value-type="float" office:value="-7.191" calcext:value-type="float">
            <text:p>-7.191</text:p>
          </table:table-cell>
          <table:table-cell office:value-type="float" office:value="-0.69839" calcext:value-type="float">
            <text:p>-0.69839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058111" calcext:value-type="float">
            <text:p>-0.058111</text:p>
          </table:table-cell>
          <table:table-cell office:value-type="float" office:value="-0.17089" calcext:value-type="float">
            <text:p>-0.17089</text:p>
          </table:table-cell>
          <table:table-cell office:value-type="float" office:value="-4.4657" calcext:value-type="float">
            <text:p>-4.4657</text:p>
          </table:table-cell>
          <table:table-cell office:value-type="float" office:value="-5.6156" calcext:value-type="float">
            <text:p>-5.6156</text:p>
          </table:table-cell>
          <table:table-cell office:value-type="float" office:value="-1" calcext:value-type="float">
            <text:p>-1</text:p>
          </table:table-cell>
          <table:table-cell office:value-type="float" office:value="3774.9" calcext:value-type="float">
            <text:p>3774.9</text:p>
          </table:table-cell>
          <table:table-cell office:value-type="float" office:value="-677.45" calcext:value-type="float">
            <text:p>-677.45</text:p>
          </table:table-cell>
          <table:table-cell office:value-type="float" office:value="-23648" calcext:value-type="float">
            <text:p>-23648</text:p>
          </table:table-cell>
          <table:table-cell office:value-type="float" office:value="3774.9" calcext:value-type="float">
            <text:p>3774.9</text:p>
          </table:table-cell>
          <table:table-cell office:value-type="float" office:value="-677.45" calcext:value-type="float">
            <text:p>-677.45</text:p>
          </table:table-cell>
          <table:table-cell office:value-type="float" office:value="-23648" calcext:value-type="float">
            <text:p>-23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517" calcext:value-type="float">
            <text:p>19.517</text:p>
          </table:table-cell>
          <table:table-cell office:value-type="float" office:value="-1.564" calcext:value-type="float">
            <text:p>-1.564</text:p>
          </table:table-cell>
          <table:table-cell office:value-type="float" office:value="20" calcext:value-type="float">
            <text:p>20</text:p>
          </table:table-cell>
          <table:table-cell office:value-type="float" office:value="-12.622" calcext:value-type="float">
            <text:p>-12.622</text:p>
          </table:table-cell>
          <table:table-cell office:value-type="float" office:value="5222.2" calcext:value-type="float">
            <text:p>5222.2</text:p>
          </table:table-cell>
          <table:table-cell office:value-type="float" office:value="-17867" calcext:value-type="float">
            <text:p>-17867</text:p>
          </table:table-cell>
          <table:table-cell office:value-type="float" office:value="1712.4" calcext:value-type="float">
            <text:p>1712.4</text:p>
          </table:table-cell>
          <table:table-cell office:value-type="float" office:value="0.04059" calcext:value-type="float">
            <text:p>0.04059</text:p>
          </table:table-cell>
          <table:table-cell office:value-type="float" office:value="-0.24924" calcext:value-type="float">
            <text:p>-0.2492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" calcext:value-type="float">
            <text:p>0</text:p>
          </table:table-cell>
          <table:table-cell office:value-type="float" office:value="-4510.9" calcext:value-type="float">
            <text:p>-4510.9</text:p>
          </table:table-cell>
          <table:table-cell office:value-type="float" office:value="0.36947" calcext:value-type="float">
            <text:p>0.36947</text:p>
          </table:table-cell>
          <table:table-cell office:value-type="float" office:value="0.94596" calcext:value-type="float">
            <text:p>0.94596</text:p>
          </table:table-cell>
          <table:table-cell office:value-type="float" office:value="-0.064185" calcext:value-type="float">
            <text:p>-0.06418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5]-([$Sheet2.$B$2]*[.B185]+[$Sheet2.$B$3]))^2" office:value-type="float" office:value="0.000954100608004648" calcext:value-type="float">
            <text:p>0.000954100608005</text:p>
          </table:table-cell>
          <table:table-cell table:formula="of:=([.F185]-([$Sheet2.$B$7] +[$Sheet2.$B$8] * ([.B185] - [$Sheet2.$B$9])^2))^2" office:value-type="float" office:value="0.000867828256874713" calcext:value-type="float">
            <text:p>0.000867828256875</text:p>
          </table:table-cell>
          <table:table-cell table:formula="of:=([.X185]-([.AE185]^2*([$Sheet2.$B$13]*([.B185] -[$Sheet2.$B$14])^2 +[$Sheet2.$B$15]*([.B185]-[$Sheet2.$B$14]) +[$Sheet2.$B$16])    ))^2" office:value-type="float" office:value="16.9183014164559" calcext:value-type="float">
            <text:p>16.9183014164559</text:p>
          </table:table-cell>
          <table:table-cell table:formula="of:=([.AG185]-([.AE185]^2*([$Sheet2.$B$20]*([.B185] -[$Sheet2.$B$21])^2 + [$Sheet2.$B$22]*([.B185]-[$Sheet2.$B$21]) + [$Sheet2.$B$23])    ))^2" office:value-type="float" office:value="12650.371746454" calcext:value-type="float">
            <text:p>12650.371746454</text:p>
          </table:table-cell>
          <table:table-cell table:formula="of:=([.AH185]-([.AE185]^2*([$Sheet2.$B$27]*([.B185] -[$Sheet2.$B$28])^2 +[$Sheet2.$B$29]*([.B185]-[$Sheet2.$B$28]) +[$Sheet2.$B$30])    ))^2" office:value-type="float" office:value="159953.06772434" calcext:value-type="float">
            <text:p>159953.06772434</text:p>
          </table:table-cell>
          <table:table-cell table:formula="of:=([.AI185]-([.AE185]^2*([$Sheet2.$B$34]*([.B185] - [$Sheet2.$B$35])^2 +[$Sheet2.$B$36]*([.B185]-[$Sheet2.$B$35]) +[$Sheet2.$B$37])    ))^2" office:value-type="float" office:value="41894.9953286615" calcext:value-type="float">
            <text:p>41894.9953286615</text:p>
          </table:table-cell>
          <table:table-cell/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29" calcext:value-type="float">
            <text:p>-1.529</text:p>
          </table:table-cell>
          <table:table-cell office:value-type="float" office:value="0.31952" calcext:value-type="float">
            <text:p>0.31952</text:p>
          </table:table-cell>
          <table:table-cell office:value-type="float" office:value="0.083695" calcext:value-type="float">
            <text:p>0.083695</text:p>
          </table:table-cell>
          <table:table-cell office:value-type="float" office:value="0.23582" calcext:value-type="float">
            <text:p>0.23582</text:p>
          </table:table-cell>
          <table:table-cell office:value-type="float" office:value="-0.042466" calcext:value-type="float">
            <text:p>-0.042466</text:p>
          </table:table-cell>
          <table:table-cell office:value-type="float" office:value="-7.4508" calcext:value-type="float">
            <text:p>-7.4508</text:p>
          </table:table-cell>
          <table:table-cell office:value-type="float" office:value="-0.55062" calcext:value-type="float">
            <text:p>-0.55062</text:p>
          </table:table-cell>
          <table:table-cell office:value-type="float" office:value="-6.9002" calcext:value-type="float">
            <text:p>-6.9002</text:p>
          </table:table-cell>
          <table:table-cell office:value-type="float" office:value="-0.67756" calcext:value-type="float">
            <text:p>-0.67756</text:p>
          </table:table-cell>
          <table:table-cell office:value-type="float" office:value="-0.20724" calcext:value-type="float">
            <text:p>-0.20724</text:p>
          </table:table-cell>
          <table:table-cell office:value-type="float" office:value="-0.047593" calcext:value-type="float">
            <text:p>-0.047593</text:p>
          </table:table-cell>
          <table:table-cell office:value-type="float" office:value="-0.15965" calcext:value-type="float">
            <text:p>-0.15965</text:p>
          </table:table-cell>
          <table:table-cell office:value-type="float" office:value="-4.7852" calcext:value-type="float">
            <text:p>-4.7852</text:p>
          </table:table-cell>
          <table:table-cell office:value-type="float" office:value="-5.917" calcext:value-type="float">
            <text:p>-5.917</text:p>
          </table:table-cell>
          <table:table-cell office:value-type="float" office:value="-1" calcext:value-type="float">
            <text:p>-1</text:p>
          </table:table-cell>
          <table:table-cell office:value-type="float" office:value="3526.8" calcext:value-type="float">
            <text:p>3526.8</text:p>
          </table:table-cell>
          <table:table-cell office:value-type="float" office:value="-635.08" calcext:value-type="float">
            <text:p>-635.08</text:p>
          </table:table-cell>
          <table:table-cell office:value-type="float" office:value="-22866" calcext:value-type="float">
            <text:p>-22866</text:p>
          </table:table-cell>
          <table:table-cell office:value-type="float" office:value="3526.8" calcext:value-type="float">
            <text:p>3526.8</text:p>
          </table:table-cell>
          <table:table-cell office:value-type="float" office:value="-635.08" calcext:value-type="float">
            <text:p>-635.08</text:p>
          </table:table-cell>
          <table:table-cell office:value-type="float" office:value="-22866" calcext:value-type="float">
            <text:p>-228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577" calcext:value-type="float">
            <text:p>19.577</text:p>
          </table:table-cell>
          <table:table-cell office:value-type="float" office:value="-1.4844" calcext:value-type="float">
            <text:p>-1.4844</text:p>
          </table:table-cell>
          <table:table-cell office:value-type="float" office:value="20" calcext:value-type="float">
            <text:p>20</text:p>
          </table:table-cell>
          <table:table-cell office:value-type="float" office:value="-11.804" calcext:value-type="float">
            <text:p>-11.804</text:p>
          </table:table-cell>
          <table:table-cell office:value-type="float" office:value="5066.4" calcext:value-type="float">
            <text:p>5066.4</text:p>
          </table:table-cell>
          <table:table-cell office:value-type="float" office:value="-16937" calcext:value-type="float">
            <text:p>-16937</text:p>
          </table:table-cell>
          <table:table-cell office:value-type="float" office:value="1549.7" calcext:value-type="float">
            <text:p>1549.7</text:p>
          </table:table-cell>
          <table:table-cell office:value-type="float" office:value="0.040976" calcext:value-type="float">
            <text:p>0.040976</text:p>
          </table:table-cell>
          <table:table-cell office:value-type="float" office:value="-0.24913" calcext:value-type="float">
            <text:p>-0.2491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4281.1" calcext:value-type="float">
            <text:p>-4281.1</text:p>
          </table:table-cell>
          <table:table-cell office:value-type="float" office:value="0.34626" calcext:value-type="float">
            <text:p>0.34626</text:p>
          </table:table-cell>
          <table:table-cell office:value-type="float" office:value="0.94663" calcext:value-type="float">
            <text:p>0.94663</text:p>
          </table:table-cell>
          <table:table-cell office:value-type="float" office:value="-0.062651" calcext:value-type="float">
            <text:p>-0.06265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6]-([$Sheet2.$B$2]*[.B186]+[$Sheet2.$B$3]))^2" office:value-type="float" office:value="0.000545285619876032" calcext:value-type="float">
            <text:p>0.000545285619876</text:p>
          </table:table-cell>
          <table:table-cell table:formula="of:=([.F186]-([$Sheet2.$B$7] +[$Sheet2.$B$8] * ([.B186] - [$Sheet2.$B$9])^2))^2" office:value-type="float" office:value="0.000290689709852471" calcext:value-type="float">
            <text:p>0.000290689709852</text:p>
          </table:table-cell>
          <table:table-cell table:formula="of:=([.X186]-([.AE186]^2*([$Sheet2.$B$13]*([.B186] -[$Sheet2.$B$14])^2 +[$Sheet2.$B$15]*([.B186]-[$Sheet2.$B$14]) +[$Sheet2.$B$16])    ))^2" office:value-type="float" office:value="3.92032338296421" calcext:value-type="float">
            <text:p>3.92032338296421</text:p>
          </table:table-cell>
          <table:table-cell table:formula="of:=([.AG186]-([.AE186]^2*([$Sheet2.$B$20]*([.B186] -[$Sheet2.$B$21])^2 + [$Sheet2.$B$22]*([.B186]-[$Sheet2.$B$21]) + [$Sheet2.$B$23])    ))^2" office:value-type="float" office:value="7829.35846103713" calcext:value-type="float">
            <text:p>7829.35846103713</text:p>
          </table:table-cell>
          <table:table-cell table:formula="of:=([.AH186]-([.AE186]^2*([$Sheet2.$B$27]*([.B186] -[$Sheet2.$B$28])^2 +[$Sheet2.$B$29]*([.B186]-[$Sheet2.$B$28]) +[$Sheet2.$B$30])    ))^2" office:value-type="float" office:value="69092.4766119876" calcext:value-type="float">
            <text:p>69092.4766119876</text:p>
          </table:table-cell>
          <table:table-cell table:formula="of:=([.AI186]-([.AE186]^2*([$Sheet2.$B$34]*([.B186] - [$Sheet2.$B$35])^2 +[$Sheet2.$B$36]*([.B186]-[$Sheet2.$B$35]) +[$Sheet2.$B$37])    ))^2" office:value-type="float" office:value="20935.1447225718" calcext:value-type="float">
            <text:p>20935.1447225718</text:p>
          </table:table-cell>
          <table:table-cell/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76" calcext:value-type="float">
            <text:p>-1.476</text:p>
          </table:table-cell>
          <table:table-cell office:value-type="float" office:value="0.2861" calcext:value-type="float">
            <text:p>0.2861</text:p>
          </table:table-cell>
          <table:table-cell office:value-type="float" office:value="0.066421" calcext:value-type="float">
            <text:p>0.066421</text:p>
          </table:table-cell>
          <table:table-cell office:value-type="float" office:value="0.21968" calcext:value-type="float">
            <text:p>0.21968</text:p>
          </table:table-cell>
          <table:table-cell office:value-type="float" office:value="-0.039717" calcext:value-type="float">
            <text:p>-0.039717</text:p>
          </table:table-cell>
          <table:table-cell office:value-type="float" office:value="-7.047" calcext:value-type="float">
            <text:p>-7.047</text:p>
          </table:table-cell>
          <table:table-cell office:value-type="float" office:value="-0.43698" calcext:value-type="float">
            <text:p>-0.43698</text:p>
          </table:table-cell>
          <table:table-cell office:value-type="float" office:value="-6.61" calcext:value-type="float">
            <text:p>-6.61</text:p>
          </table:table-cell>
          <table:table-cell office:value-type="float" office:value="-0.65626" calcext:value-type="float">
            <text:p>-0.65626</text:p>
          </table:table-cell>
          <table:table-cell office:value-type="float" office:value="-0.18655" calcext:value-type="float">
            <text:p>-0.18655</text:p>
          </table:table-cell>
          <table:table-cell office:value-type="float" office:value="-0.037808" calcext:value-type="float">
            <text:p>-0.037808</text:p>
          </table:table-cell>
          <table:table-cell office:value-type="float" office:value="-0.14874" calcext:value-type="float">
            <text:p>-0.14874</text:p>
          </table:table-cell>
          <table:table-cell office:value-type="float" office:value="-5.159" calcext:value-type="float">
            <text:p>-5.159</text:p>
          </table:table-cell>
          <table:table-cell office:value-type="float" office:value="-6.2677" calcext:value-type="float">
            <text:p>-6.2677</text:p>
          </table:table-cell>
          <table:table-cell office:value-type="float" office:value="-1" calcext:value-type="float">
            <text:p>-1</text:p>
          </table:table-cell>
          <table:table-cell office:value-type="float" office:value="3285.3" calcext:value-type="float">
            <text:p>3285.3</text:p>
          </table:table-cell>
          <table:table-cell office:value-type="float" office:value="-593.98" calcext:value-type="float">
            <text:p>-593.98</text:p>
          </table:table-cell>
          <table:table-cell office:value-type="float" office:value="-22074" calcext:value-type="float">
            <text:p>-22074</text:p>
          </table:table-cell>
          <table:table-cell office:value-type="float" office:value="3285.3" calcext:value-type="float">
            <text:p>3285.3</text:p>
          </table:table-cell>
          <table:table-cell office:value-type="float" office:value="-593.98" calcext:value-type="float">
            <text:p>-593.98</text:p>
          </table:table-cell>
          <table:table-cell office:value-type="float" office:value="-22074" calcext:value-type="float">
            <text:p>-220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35" calcext:value-type="float">
            <text:p>19.635</text:p>
          </table:table-cell>
          <table:table-cell office:value-type="float" office:value="-1.4013" calcext:value-type="float">
            <text:p>-1.4013</text:p>
          </table:table-cell>
          <table:table-cell office:value-type="float" office:value="20" calcext:value-type="float">
            <text:p>20</text:p>
          </table:table-cell>
          <table:table-cell office:value-type="float" office:value="-10.97" calcext:value-type="float">
            <text:p>-10.97</text:p>
          </table:table-cell>
          <table:table-cell office:value-type="float" office:value="4907.2" calcext:value-type="float">
            <text:p>4907.2</text:p>
          </table:table-cell>
          <table:table-cell office:value-type="float" office:value="-16019" calcext:value-type="float">
            <text:p>-16019</text:p>
          </table:table-cell>
          <table:table-cell office:value-type="float" office:value="1394.9" calcext:value-type="float">
            <text:p>1394.9</text:p>
          </table:table-cell>
          <table:table-cell office:value-type="float" office:value="0.041333" calcext:value-type="float">
            <text:p>0.041333</text:p>
          </table:table-cell>
          <table:table-cell office:value-type="float" office:value="-0.24902" calcext:value-type="float">
            <text:p>-0.24902</text:p>
          </table:table-cell>
          <table:table-cell office:value-type="float" office:value="0.019264" calcext:value-type="float">
            <text:p>0.019264</text:p>
          </table:table-cell>
          <table:table-cell office:value-type="float" office:value="0" calcext:value-type="float">
            <text:p>0</text:p>
          </table:table-cell>
          <table:table-cell office:value-type="float" office:value="-4041.6" calcext:value-type="float">
            <text:p>-4041.6</text:p>
          </table:table-cell>
          <table:table-cell office:value-type="float" office:value="0.3235" calcext:value-type="float">
            <text:p>0.3235</text:p>
          </table:table-cell>
          <table:table-cell office:value-type="float" office:value="0.947" calcext:value-type="float">
            <text:p>0.947</text:p>
          </table:table-cell>
          <table:table-cell office:value-type="float" office:value="-0.061007" calcext:value-type="float">
            <text:p>-0.0610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7]-([$Sheet2.$B$2]*[.B187]+[$Sheet2.$B$3]))^2" office:value-type="float" office:value="0.00027271827636372" calcext:value-type="float">
            <text:p>0.000272718276364</text:p>
          </table:table-cell>
          <table:table-cell table:formula="of:=([.F187]-([$Sheet2.$B$7] +[$Sheet2.$B$8] * ([.B187] - [$Sheet2.$B$9])^2))^2" office:value-type="float" office:value="0.000024890701282419" calcext:value-type="float">
            <text:p>2.4890701282419E-05</text:p>
          </table:table-cell>
          <table:table-cell table:formula="of:=([.X187]-([.AE187]^2*([$Sheet2.$B$13]*([.B187] -[$Sheet2.$B$14])^2 +[$Sheet2.$B$15]*([.B187]-[$Sheet2.$B$14]) +[$Sheet2.$B$16])    ))^2" office:value-type="float" office:value="0.0522021827389431" calcext:value-type="float">
            <text:p>0.052202182738943</text:p>
          </table:table-cell>
          <table:table-cell table:formula="of:=([.AG187]-([.AE187]^2*([$Sheet2.$B$20]*([.B187] -[$Sheet2.$B$21])^2 + [$Sheet2.$B$22]*([.B187]-[$Sheet2.$B$21]) + [$Sheet2.$B$23])    ))^2" office:value-type="float" office:value="4395.78755423289" calcext:value-type="float">
            <text:p>4395.78755423289</text:p>
          </table:table-cell>
          <table:table-cell table:formula="of:=([.AH187]-([.AE187]^2*([$Sheet2.$B$27]*([.B187] -[$Sheet2.$B$28])^2 +[$Sheet2.$B$29]*([.B187]-[$Sheet2.$B$28]) +[$Sheet2.$B$30])    ))^2" office:value-type="float" office:value="15893.879109789" calcext:value-type="float">
            <text:p>15893.879109789</text:p>
          </table:table-cell>
          <table:table-cell table:formula="of:=([.AI187]-([.AE187]^2*([$Sheet2.$B$34]*([.B187] - [$Sheet2.$B$35])^2 +[$Sheet2.$B$36]*([.B187]-[$Sheet2.$B$35]) +[$Sheet2.$B$37])    ))^2" office:value-type="float" office:value="7894.66175113004" calcext:value-type="float">
            <text:p>7894.66175113004</text:p>
          </table:table-cell>
          <table:table-cell/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224" calcext:value-type="float">
            <text:p>-1.4224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050792" calcext:value-type="float">
            <text:p>0.050792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-0.037056" calcext:value-type="float">
            <text:p>-0.037056</text:p>
          </table:table-cell>
          <table:table-cell office:value-type="float" office:value="-6.6549" calcext:value-type="float">
            <text:p>-6.6549</text:p>
          </table:table-cell>
          <table:table-cell office:value-type="float" office:value="-0.33416" calcext:value-type="float">
            <text:p>-0.33416</text:p>
          </table:table-cell>
          <table:table-cell office:value-type="float" office:value="-6.3208" calcext:value-type="float">
            <text:p>-6.3208</text:p>
          </table:table-cell>
          <table:table-cell office:value-type="float" office:value="-0.63452" calcext:value-type="float">
            <text:p>-0.63452</text:p>
          </table:table-cell>
          <table:table-cell office:value-type="float" office:value="-0.16687" calcext:value-type="float">
            <text:p>-0.16687</text:p>
          </table:table-cell>
          <table:table-cell office:value-type="float" office:value="-0.028698" calcext:value-type="float">
            <text:p>-0.028698</text:p>
          </table:table-cell>
          <table:table-cell office:value-type="float" office:value="-0.13817" calcext:value-type="float">
            <text:p>-0.13817</text:p>
          </table:table-cell>
          <table:table-cell office:value-type="float" office:value="-5.5824" calcext:value-type="float">
            <text:p>-5.5824</text:p>
          </table:table-cell>
          <table:table-cell office:value-type="float" office:value="-6.6578" calcext:value-type="float">
            <text:p>-6.6578</text:p>
          </table:table-cell>
          <table:table-cell office:value-type="float" office:value="-1" calcext:value-type="float">
            <text:p>-1</text:p>
          </table:table-cell>
          <table:table-cell office:value-type="float" office:value="3050.9" calcext:value-type="float">
            <text:p>3050.9</text:p>
          </table:table-cell>
          <table:table-cell office:value-type="float" office:value="-554.18" calcext:value-type="float">
            <text:p>-554.18</text:p>
          </table:table-cell>
          <table:table-cell office:value-type="float" office:value="-21272" calcext:value-type="float">
            <text:p>-21272</text:p>
          </table:table-cell>
          <table:table-cell office:value-type="float" office:value="3050.9" calcext:value-type="float">
            <text:p>3050.9</text:p>
          </table:table-cell>
          <table:table-cell office:value-type="float" office:value="-554.18" calcext:value-type="float">
            <text:p>-554.18</text:p>
          </table:table-cell>
          <table:table-cell office:value-type="float" office:value="-21272" calcext:value-type="float">
            <text:p>-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87" calcext:value-type="float">
            <text:p>19.687</text:p>
          </table:table-cell>
          <table:table-cell office:value-type="float" office:value="-1.3192" calcext:value-type="float">
            <text:p>-1.3192</text:p>
          </table:table-cell>
          <table:table-cell office:value-type="float" office:value="20" calcext:value-type="float">
            <text:p>20</text:p>
          </table:table-cell>
          <table:table-cell office:value-type="float" office:value="-10.156" calcext:value-type="float">
            <text:p>-10.156</text:p>
          </table:table-cell>
          <table:table-cell office:value-type="float" office:value="4744.6" calcext:value-type="float">
            <text:p>4744.6</text:p>
          </table:table-cell>
          <table:table-cell office:value-type="float" office:value="-15128" calcext:value-type="float">
            <text:p>-15128</text:p>
          </table:table-cell>
          <table:table-cell office:value-type="float" office:value="1247.8" calcext:value-type="float">
            <text:p>1247.8</text:p>
          </table:table-cell>
          <table:table-cell office:value-type="float" office:value="0.041658" calcext:value-type="float">
            <text:p>0.041658</text:p>
          </table:table-cell>
          <table:table-cell office:value-type="float" office:value="-0.24891" calcext:value-type="float">
            <text:p>-0.24891</text:p>
          </table:table-cell>
          <table:table-cell office:value-type="float" office:value="0.018506" calcext:value-type="float">
            <text:p>0.018506</text:p>
          </table:table-cell>
          <table:table-cell office:value-type="float" office:value="0" calcext:value-type="float">
            <text:p>0</text:p>
          </table:table-cell>
          <table:table-cell office:value-type="float" office:value="-3804.8" calcext:value-type="float">
            <text:p>-3804.8</text:p>
          </table:table-cell>
          <table:table-cell office:value-type="float" office:value="0.30121" calcext:value-type="float">
            <text:p>0.30121</text:p>
          </table:table-cell>
          <table:table-cell office:value-type="float" office:value="0.94704" calcext:value-type="float">
            <text:p>0.94704</text:p>
          </table:table-cell>
          <table:table-cell office:value-type="float" office:value="-0.059254" calcext:value-type="float">
            <text:p>-0.0592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8]-([$Sheet2.$B$2]*[.B188]+[$Sheet2.$B$3]))^2" office:value-type="float" office:value="0.000105617070776455" calcext:value-type="float">
            <text:p>0.000105617070776</text:p>
          </table:table-cell>
          <table:table-cell table:formula="of:=([.F188]-([$Sheet2.$B$7] +[$Sheet2.$B$8] * ([.B188] - [$Sheet2.$B$9])^2))^2" office:value-type="float" office:value="0.0000330944245358521" calcext:value-type="float">
            <text:p>3.30944245358521E-05</text:p>
          </table:table-cell>
          <table:table-cell table:formula="of:=([.X188]-([.AE188]^2*([$Sheet2.$B$13]*([.B188] -[$Sheet2.$B$14])^2 +[$Sheet2.$B$15]*([.B188]-[$Sheet2.$B$14]) +[$Sheet2.$B$16])    ))^2" office:value-type="float" office:value="1.37199466915827" calcext:value-type="float">
            <text:p>1.37199466915827</text:p>
          </table:table-cell>
          <table:table-cell table:formula="of:=([.AG188]-([.AE188]^2*([$Sheet2.$B$20]*([.B188] -[$Sheet2.$B$21])^2 + [$Sheet2.$B$22]*([.B188]-[$Sheet2.$B$21]) + [$Sheet2.$B$23])    ))^2" office:value-type="float" office:value="2109.1140890487" calcext:value-type="float">
            <text:p>2109.1140890487</text:p>
          </table:table-cell>
          <table:table-cell table:formula="of:=([.AH188]-([.AE188]^2*([$Sheet2.$B$27]*([.B188] -[$Sheet2.$B$28])^2 +[$Sheet2.$B$29]*([.B188]-[$Sheet2.$B$28]) +[$Sheet2.$B$30])    ))^2" office:value-type="float" office:value="21.0743700783548" calcext:value-type="float">
            <text:p>21.0743700783548</text:p>
          </table:table-cell>
          <table:table-cell table:formula="of:=([.AI188]-([.AE188]^2*([$Sheet2.$B$34]*([.B188] - [$Sheet2.$B$35])^2 +[$Sheet2.$B$36]*([.B188]-[$Sheet2.$B$35]) +[$Sheet2.$B$37])    ))^2" office:value-type="float" office:value="1366.70176808155" calcext:value-type="float">
            <text:p>1366.70176808155</text:p>
          </table:table-cell>
          <table:table-cell/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682" calcext:value-type="float">
            <text:p>-1.3682</text:p>
          </table:table-cell>
          <table:table-cell office:value-type="float" office:value="0.22528" calcext:value-type="float">
            <text:p>0.22528</text:p>
          </table:table-cell>
          <table:table-cell office:value-type="float" office:value="0.036467" calcext:value-type="float">
            <text:p>0.036467</text:p>
          </table:table-cell>
          <table:table-cell office:value-type="float" office:value="0.18881" calcext:value-type="float">
            <text:p>0.18881</text:p>
          </table:table-cell>
          <table:table-cell office:value-type="float" office:value="-0.034484" calcext:value-type="float">
            <text:p>-0.034484</text:p>
          </table:table-cell>
          <table:table-cell office:value-type="float" office:value="-6.2725" calcext:value-type="float">
            <text:p>-6.2725</text:p>
          </table:table-cell>
          <table:table-cell office:value-type="float" office:value="-0.23992" calcext:value-type="float">
            <text:p>-0.23992</text:p>
          </table:table-cell>
          <table:table-cell office:value-type="float" office:value="-6.0325" calcext:value-type="float">
            <text:p>-6.0325</text:p>
          </table:table-cell>
          <table:table-cell office:value-type="float" office:value="-0.61232" calcext:value-type="float">
            <text:p>-0.61232</text:p>
          </table:table-cell>
          <table:table-cell office:value-type="float" office:value="-0.14807" calcext:value-type="float">
            <text:p>-0.14807</text:p>
          </table:table-cell>
          <table:table-cell office:value-type="float" office:value="-0.020122" calcext:value-type="float">
            <text:p>-0.020122</text:p>
          </table:table-cell>
          <table:table-cell office:value-type="float" office:value="-0.12795" calcext:value-type="float">
            <text:p>-0.12795</text:p>
          </table:table-cell>
          <table:table-cell office:value-type="float" office:value="-6.0732" calcext:value-type="float">
            <text:p>-6.0732</text:p>
          </table:table-cell>
          <table:table-cell office:value-type="float" office:value="-7.1037" calcext:value-type="float">
            <text:p>-7.1037</text:p>
          </table:table-cell>
          <table:table-cell office:value-type="float" office:value="-1" calcext:value-type="float">
            <text:p>-1</text:p>
          </table:table-cell>
          <table:table-cell office:value-type="float" office:value="2823.7" calcext:value-type="float">
            <text:p>2823.7</text:p>
          </table:table-cell>
          <table:table-cell office:value-type="float" office:value="-515.71" calcext:value-type="float">
            <text:p>-515.71</text:p>
          </table:table-cell>
          <table:table-cell office:value-type="float" office:value="-20461" calcext:value-type="float">
            <text:p>-20461</text:p>
          </table:table-cell>
          <table:table-cell office:value-type="float" office:value="2823.7" calcext:value-type="float">
            <text:p>2823.7</text:p>
          </table:table-cell>
          <table:table-cell office:value-type="float" office:value="-515.71" calcext:value-type="float">
            <text:p>-515.71</text:p>
          </table:table-cell>
          <table:table-cell office:value-type="float" office:value="-20461" calcext:value-type="float">
            <text:p>-20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34" calcext:value-type="float">
            <text:p>19.734</text:p>
          </table:table-cell>
          <table:table-cell office:value-type="float" office:value="-1.2364" calcext:value-type="float">
            <text:p>-1.2364</text:p>
          </table:table-cell>
          <table:table-cell office:value-type="float" office:value="20" calcext:value-type="float">
            <text:p>20</text:p>
          </table:table-cell>
          <table:table-cell office:value-type="float" office:value="-9.3503" calcext:value-type="float">
            <text:p>-9.3503</text:p>
          </table:table-cell>
          <table:table-cell office:value-type="float" office:value="4578.6" calcext:value-type="float">
            <text:p>4578.6</text:p>
          </table:table-cell>
          <table:table-cell office:value-type="float" office:value="-14258" calcext:value-type="float">
            <text:p>-14258</text:p>
          </table:table-cell>
          <table:table-cell office:value-type="float" office:value="1107.2" calcext:value-type="float">
            <text:p>1107.2</text:p>
          </table:table-cell>
          <table:table-cell office:value-type="float" office:value="0.04195" calcext:value-type="float">
            <text:p>0.04195</text:p>
          </table:table-cell>
          <table:table-cell office:value-type="float" office:value="-0.24881" calcext:value-type="float">
            <text:p>-0.24881</text:p>
          </table:table-cell>
          <table:table-cell office:value-type="float" office:value="0.017727" calcext:value-type="float">
            <text:p>0.017727</text:p>
          </table:table-cell>
          <table:table-cell office:value-type="float" office:value="0" calcext:value-type="float">
            <text:p>0</text:p>
          </table:table-cell>
          <table:table-cell office:value-type="float" office:value="-3565.9" calcext:value-type="float">
            <text:p>-3565.9</text:p>
          </table:table-cell>
          <table:table-cell office:value-type="float" office:value="0.27945" calcext:value-type="float">
            <text:p>0.27945</text:p>
          </table:table-cell>
          <table:table-cell office:value-type="float" office:value="0.94671" calcext:value-type="float">
            <text:p>0.94671</text:p>
          </table:table-cell>
          <table:table-cell office:value-type="float" office:value="-0.057394" calcext:value-type="float">
            <text:p>-0.05739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89]-([$Sheet2.$B$2]*[.B189]+[$Sheet2.$B$3]))^2" office:value-type="float" office:value="0.0000215282002294003" calcext:value-type="float">
            <text:p>2.15282002294003E-05</text:p>
          </table:table-cell>
          <table:table-cell table:formula="of:=([.F189]-([$Sheet2.$B$7] +[$Sheet2.$B$8] * ([.B189] - [$Sheet2.$B$9])^2))^2" office:value-type="float" office:value="0.00024074239810756" calcext:value-type="float">
            <text:p>0.000240742398108</text:p>
          </table:table-cell>
          <table:table-cell table:formula="of:=([.X189]-([.AE189]^2*([$Sheet2.$B$13]*([.B189] -[$Sheet2.$B$14])^2 +[$Sheet2.$B$15]*([.B189]-[$Sheet2.$B$14]) +[$Sheet2.$B$16])    ))^2" office:value-type="float" office:value="5.05988377863009" calcext:value-type="float">
            <text:p>5.05988377863009</text:p>
          </table:table-cell>
          <table:table-cell table:formula="of:=([.AG189]-([.AE189]^2*([$Sheet2.$B$20]*([.B189] -[$Sheet2.$B$21])^2 + [$Sheet2.$B$22]*([.B189]-[$Sheet2.$B$21]) + [$Sheet2.$B$23])    ))^2" office:value-type="float" office:value="748.390756643532" calcext:value-type="float">
            <text:p>748.390756643532</text:p>
          </table:table-cell>
          <table:table-cell table:formula="of:=([.AH189]-([.AE189]^2*([$Sheet2.$B$27]*([.B189] -[$Sheet2.$B$28])^2 +[$Sheet2.$B$29]*([.B189]-[$Sheet2.$B$28]) +[$Sheet2.$B$30])    ))^2" office:value-type="float" office:value="11574.8032862669" calcext:value-type="float">
            <text:p>11574.8032862669</text:p>
          </table:table-cell>
          <table:table-cell table:formula="of:=([.AI189]-([.AE189]^2*([$Sheet2.$B$34]*([.B189] - [$Sheet2.$B$35])^2 +[$Sheet2.$B$36]*([.B189]-[$Sheet2.$B$35]) +[$Sheet2.$B$37])    ))^2" office:value-type="float" office:value="147.844090975133" calcext:value-type="float">
            <text:p>147.844090975133</text:p>
          </table:table-cell>
          <table:table-cell/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133" calcext:value-type="float">
            <text:p>-1.3133</text:p>
          </table:table-cell>
          <table:table-cell office:value-type="float" office:value="0.20087" calcext:value-type="float">
            <text:p>0.20087</text:p>
          </table:table-cell>
          <table:table-cell office:value-type="float" office:value="0.026758" calcext:value-type="float">
            <text:p>0.026758</text:p>
          </table:table-cell>
          <table:table-cell office:value-type="float" office:value="0.17411" calcext:value-type="float">
            <text:p>0.17411</text:p>
          </table:table-cell>
          <table:table-cell office:value-type="float" office:value="-0.032003" calcext:value-type="float">
            <text:p>-0.032003</text:p>
          </table:table-cell>
          <table:table-cell office:value-type="float" office:value="-5.9216" calcext:value-type="float">
            <text:p>-5.9216</text:p>
          </table:table-cell>
          <table:table-cell office:value-type="float" office:value="-0.17604" calcext:value-type="float">
            <text:p>-0.17604</text:p>
          </table:table-cell>
          <table:table-cell office:value-type="float" office:value="-5.7455" calcext:value-type="float">
            <text:p>-5.7455</text:p>
          </table:table-cell>
          <table:table-cell office:value-type="float" office:value="-0.58968" calcext:value-type="float">
            <text:p>-0.58968</text:p>
          </table:table-cell>
          <table:table-cell office:value-type="float" office:value="-0.13232" calcext:value-type="float">
            <text:p>-0.13232</text:p>
          </table:table-cell>
          <table:table-cell office:value-type="float" office:value="-0.014236" calcext:value-type="float">
            <text:p>-0.014236</text:p>
          </table:table-cell>
          <table:table-cell office:value-type="float" office:value="-0.11809" calcext:value-type="float">
            <text:p>-0.11809</text:p>
          </table:table-cell>
          <table:table-cell office:value-type="float" office:value="-6.5382" calcext:value-type="float">
            <text:p>-6.5382</text:p>
          </table:table-cell>
          <table:table-cell office:value-type="float" office:value="-7.4928" calcext:value-type="float">
            <text:p>-7.4928</text:p>
          </table:table-cell>
          <table:table-cell office:value-type="float" office:value="-1" calcext:value-type="float">
            <text:p>-1</text:p>
          </table:table-cell>
          <table:table-cell office:value-type="float" office:value="2603.8" calcext:value-type="float">
            <text:p>2603.8</text:p>
          </table:table-cell>
          <table:table-cell office:value-type="float" office:value="-478.61" calcext:value-type="float">
            <text:p>-478.61</text:p>
          </table:table-cell>
          <table:table-cell office:value-type="float" office:value="-19641" calcext:value-type="float">
            <text:p>-19641</text:p>
          </table:table-cell>
          <table:table-cell office:value-type="float" office:value="2603.8" calcext:value-type="float">
            <text:p>2603.8</text:p>
          </table:table-cell>
          <table:table-cell office:value-type="float" office:value="-478.61" calcext:value-type="float">
            <text:p>-478.61</text:p>
          </table:table-cell>
          <table:table-cell office:value-type="float" office:value="-19641" calcext:value-type="float">
            <text:p>-19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7" calcext:value-type="float">
            <text:p>19.77</text:p>
          </table:table-cell>
          <table:table-cell office:value-type="float" office:value="-1.1722" calcext:value-type="float">
            <text:p>-1.1722</text:p>
          </table:table-cell>
          <table:table-cell office:value-type="float" office:value="20" calcext:value-type="float">
            <text:p>20</text:p>
          </table:table-cell>
          <table:table-cell office:value-type="float" office:value="-8.6959" calcext:value-type="float">
            <text:p>-8.6959</text:p>
          </table:table-cell>
          <table:table-cell office:value-type="float" office:value="4409.3" calcext:value-type="float">
            <text:p>4409.3</text:p>
          </table:table-cell>
          <table:table-cell office:value-type="float" office:value="-13461" calcext:value-type="float">
            <text:p>-13461</text:p>
          </table:table-cell>
          <table:table-cell office:value-type="float" office:value="989.46" calcext:value-type="float">
            <text:p>989.46</text:p>
          </table:table-cell>
          <table:table-cell office:value-type="float" office:value="0.042205" calcext:value-type="float">
            <text:p>0.042205</text:p>
          </table:table-cell>
          <table:table-cell office:value-type="float" office:value="-0.24871" calcext:value-type="float">
            <text:p>-0.24871</text:p>
          </table:table-cell>
          <table:table-cell office:value-type="float" office:value="0.016925" calcext:value-type="float">
            <text:p>0.016925</text:p>
          </table:table-cell>
          <table:table-cell office:value-type="float" office:value="0" calcext:value-type="float">
            <text:p>0</text:p>
          </table:table-cell>
          <table:table-cell office:value-type="float" office:value="-3380.8" calcext:value-type="float">
            <text:p>-3380.8</text:p>
          </table:table-cell>
          <table:table-cell office:value-type="float" office:value="0.25817" calcext:value-type="float">
            <text:p>0.25817</text:p>
          </table:table-cell>
          <table:table-cell office:value-type="float" office:value="0.94599" calcext:value-type="float">
            <text:p>0.94599</text:p>
          </table:table-cell>
          <table:table-cell office:value-type="float" office:value="-0.055429" calcext:value-type="float">
            <text:p>-0.0554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0]-([$Sheet2.$B$2]*[.B190]+[$Sheet2.$B$3]))^2" office:value-type="float" office:value="0.0000000883981761586662" calcext:value-type="float">
            <text:p>8.83981761586662E-08</text:p>
          </table:table-cell>
          <table:table-cell table:formula="of:=([.F190]-([$Sheet2.$B$7] +[$Sheet2.$B$8] * ([.B190] - [$Sheet2.$B$9])^2))^2" office:value-type="float" office:value="0.000439751081112901" calcext:value-type="float">
            <text:p>0.000439751081113</text:p>
          </table:table-cell>
          <table:table-cell table:formula="of:=([.X190]-([.AE190]^2*([$Sheet2.$B$13]*([.B190] -[$Sheet2.$B$14])^2 +[$Sheet2.$B$15]*([.B190]-[$Sheet2.$B$14]) +[$Sheet2.$B$16])    ))^2" office:value-type="float" office:value="9.27697300758795" calcext:value-type="float">
            <text:p>9.27697300758795</text:p>
          </table:table-cell>
          <table:table-cell table:formula="of:=([.AG190]-([.AE190]^2*([$Sheet2.$B$20]*([.B190] -[$Sheet2.$B$21])^2 + [$Sheet2.$B$22]*([.B190]-[$Sheet2.$B$21]) + [$Sheet2.$B$23])    ))^2" office:value-type="float" office:value="110.158745597429" calcext:value-type="float">
            <text:p>110.158745597429</text:p>
          </table:table-cell>
          <table:table-cell table:formula="of:=([.AH190]-([.AE190]^2*([$Sheet2.$B$27]*([.B190] -[$Sheet2.$B$28])^2 +[$Sheet2.$B$29]*([.B190]-[$Sheet2.$B$28]) +[$Sheet2.$B$30])    ))^2" office:value-type="float" office:value="25109.5396697458" calcext:value-type="float">
            <text:p>25109.5396697458</text:p>
          </table:table-cell>
          <table:table-cell table:formula="of:=([.AI190]-([.AE190]^2*([$Sheet2.$B$34]*([.B190] - [$Sheet2.$B$35])^2 +[$Sheet2.$B$36]*([.B190]-[$Sheet2.$B$35]) +[$Sheet2.$B$37])    ))^2" office:value-type="float" office:value="1778.49671742805" calcext:value-type="float">
            <text:p>1778.49671742805</text:p>
          </table:table-cell>
          <table:table-cell/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579" calcext:value-type="float">
            <text:p>-1.2579</text:p>
          </table:table-cell>
          <table:table-cell office:value-type="float" office:value="0.18258" calcext:value-type="float">
            <text:p>0.18258</text:p>
          </table:table-cell>
          <table:table-cell office:value-type="float" office:value="0.022649" calcext:value-type="float">
            <text:p>0.022649</text:p>
          </table:table-cell>
          <table:table-cell office:value-type="float" office:value="0.15993" calcext:value-type="float">
            <text:p>0.15993</text:p>
          </table:table-cell>
          <table:table-cell office:value-type="float" office:value="-0.029615" calcext:value-type="float">
            <text:p>-0.029615</text:p>
          </table:table-cell>
          <table:table-cell office:value-type="float" office:value="-5.6089" calcext:value-type="float">
            <text:p>-5.6089</text:p>
          </table:table-cell>
          <table:table-cell office:value-type="float" office:value="-0.149" calcext:value-type="float">
            <text:p>-0.149</text:p>
          </table:table-cell>
          <table:table-cell office:value-type="float" office:value="-5.4599" calcext:value-type="float">
            <text:p>-5.4599</text:p>
          </table:table-cell>
          <table:table-cell office:value-type="float" office:value="-0.56659" calcext:value-type="float">
            <text:p>-0.56659</text:p>
          </table:table-cell>
          <table:table-cell office:value-type="float" office:value="-0.12037" calcext:value-type="float">
            <text:p>-0.12037</text:p>
          </table:table-cell>
          <table:table-cell office:value-type="float" office:value="-0.011779" calcext:value-type="float">
            <text:p>-0.011779</text:p>
          </table:table-cell>
          <table:table-cell office:value-type="float" office:value="-0.10859" calcext:value-type="float">
            <text:p>-0.10859</text:p>
          </table:table-cell>
          <table:table-cell office:value-type="float" office:value="-6.8897" calcext:value-type="float">
            <text:p>-6.8897</text:p>
          </table:table-cell>
          <table:table-cell office:value-type="float" office:value="-7.7273" calcext:value-type="float">
            <text:p>-7.7273</text:p>
          </table:table-cell>
          <table:table-cell office:value-type="float" office:value="-1" calcext:value-type="float">
            <text:p>-1</text:p>
          </table:table-cell>
          <table:table-cell office:value-type="float" office:value="2391.7" calcext:value-type="float">
            <text:p>2391.7</text:p>
          </table:table-cell>
          <table:table-cell office:value-type="float" office:value="-442.9" calcext:value-type="float">
            <text:p>-442.9</text:p>
          </table:table-cell>
          <table:table-cell office:value-type="float" office:value="-18812" calcext:value-type="float">
            <text:p>-18812</text:p>
          </table:table-cell>
          <table:table-cell office:value-type="float" office:value="2391.7" calcext:value-type="float">
            <text:p>2391.7</text:p>
          </table:table-cell>
          <table:table-cell office:value-type="float" office:value="-442.9" calcext:value-type="float">
            <text:p>-442.9</text:p>
          </table:table-cell>
          <table:table-cell office:value-type="float" office:value="-18812" calcext:value-type="float">
            <text:p>-188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93" calcext:value-type="float">
            <text:p>19.793</text:p>
          </table:table-cell>
          <table:table-cell office:value-type="float" office:value="-1.1366" calcext:value-type="float">
            <text:p>-1.1366</text:p>
          </table:table-cell>
          <table:table-cell office:value-type="float" office:value="20" calcext:value-type="float">
            <text:p>20</text:p>
          </table:table-cell>
          <table:table-cell office:value-type="float" office:value="-8.2584" calcext:value-type="float">
            <text:p>-8.2584</text:p>
          </table:table-cell>
          <table:table-cell office:value-type="float" office:value="4236.7" calcext:value-type="float">
            <text:p>4236.7</text:p>
          </table:table-cell>
          <table:table-cell office:value-type="float" office:value="-12750" calcext:value-type="float">
            <text:p>-12750</text:p>
          </table:table-cell>
          <table:table-cell office:value-type="float" office:value="900.07" calcext:value-type="float">
            <text:p>900.07</text:p>
          </table:table-cell>
          <table:table-cell office:value-type="float" office:value="0.042422" calcext:value-type="float">
            <text:p>0.042422</text:p>
          </table:table-cell>
          <table:table-cell office:value-type="float" office:value="-0.24862" calcext:value-type="float">
            <text:p>-0.24862</text:p>
          </table:table-cell>
          <table:table-cell office:value-type="float" office:value="0.016101" calcext:value-type="float">
            <text:p>0.016101</text:p>
          </table:table-cell>
          <table:table-cell office:value-type="float" office:value="0" calcext:value-type="float">
            <text:p>0</text:p>
          </table:table-cell>
          <table:table-cell office:value-type="float" office:value="-3278.2" calcext:value-type="float">
            <text:p>-3278.2</text:p>
          </table:table-cell>
          <table:table-cell office:value-type="float" office:value="0.2374" calcext:value-type="float">
            <text:p>0.2374</text:p>
          </table:table-cell>
          <table:table-cell office:value-type="float" office:value="0.9448" calcext:value-type="float">
            <text:p>0.9448</text:p>
          </table:table-cell>
          <table:table-cell office:value-type="float" office:value="-0.053363" calcext:value-type="float">
            <text:p>-0.0533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1]-([$Sheet2.$B$2]*[.B191]+[$Sheet2.$B$3]))^2" office:value-type="float" office:value="0.0000224153555614254" calcext:value-type="float">
            <text:p>2.24153555614254E-05</text:p>
          </table:table-cell>
          <table:table-cell table:formula="of:=([.F191]-([$Sheet2.$B$7] +[$Sheet2.$B$8] * ([.B191] - [$Sheet2.$B$9])^2))^2" office:value-type="float" office:value="0.000445458026895626" calcext:value-type="float">
            <text:p>0.000445458026896</text:p>
          </table:table-cell>
          <table:table-cell table:formula="of:=([.X191]-([.AE191]^2*([$Sheet2.$B$13]*([.B191] -[$Sheet2.$B$14])^2 +[$Sheet2.$B$15]*([.B191]-[$Sheet2.$B$14]) +[$Sheet2.$B$16])    ))^2" office:value-type="float" office:value="12.8200035348791" calcext:value-type="float">
            <text:p>12.8200035348791</text:p>
          </table:table-cell>
          <table:table-cell table:formula="of:=([.AG191]-([.AE191]^2*([$Sheet2.$B$20]*([.B191] -[$Sheet2.$B$21])^2 + [$Sheet2.$B$22]*([.B191]-[$Sheet2.$B$21]) + [$Sheet2.$B$23])    ))^2" office:value-type="float" office:value="21.6982803422061" calcext:value-type="float">
            <text:p>21.6982803422061</text:p>
          </table:table-cell>
          <table:table-cell table:formula="of:=([.AH191]-([.AE191]^2*([$Sheet2.$B$27]*([.B191] -[$Sheet2.$B$28])^2 +[$Sheet2.$B$29]*([.B191]-[$Sheet2.$B$28]) +[$Sheet2.$B$30])    ))^2" office:value-type="float" office:value="18233.1645101087" calcext:value-type="float">
            <text:p>18233.1645101087</text:p>
          </table:table-cell>
          <table:table-cell table:formula="of:=([.AI191]-([.AE191]^2*([$Sheet2.$B$34]*([.B191] - [$Sheet2.$B$35])^2 +[$Sheet2.$B$36]*([.B191]-[$Sheet2.$B$35]) +[$Sheet2.$B$37])    ))^2" office:value-type="float" office:value="2263.89485710523" calcext:value-type="float">
            <text:p>2263.89485710523</text:p>
          </table:table-cell>
          <table:table-cell/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019" calcext:value-type="float">
            <text:p>-1.2019</text:p>
          </table:table-cell>
          <table:table-cell office:value-type="float" office:value="0.16668" calcext:value-type="float">
            <text:p>0.16668</text:p>
          </table:table-cell>
          <table:table-cell office:value-type="float" office:value="0.020409" calcext:value-type="float">
            <text:p>0.020409</text:p>
          </table:table-cell>
          <table:table-cell office:value-type="float" office:value="0.14627" calcext:value-type="float">
            <text:p>0.14627</text:p>
          </table:table-cell>
          <table:table-cell office:value-type="float" office:value="-0.027323" calcext:value-type="float">
            <text:p>-0.027323</text:p>
          </table:table-cell>
          <table:table-cell office:value-type="float" office:value="-5.3101" calcext:value-type="float">
            <text:p>-5.3101</text:p>
          </table:table-cell>
          <table:table-cell office:value-type="float" office:value="-0.13427" calcext:value-type="float">
            <text:p>-0.13427</text:p>
          </table:table-cell>
          <table:table-cell office:value-type="float" office:value="-5.1758" calcext:value-type="float">
            <text:p>-5.1758</text:p>
          </table:table-cell>
          <table:table-cell office:value-type="float" office:value="-0.54308" calcext:value-type="float">
            <text:p>-0.54308</text:p>
          </table:table-cell>
          <table:table-cell office:value-type="float" office:value="-0.10997" calcext:value-type="float">
            <text:p>-0.10997</text:p>
          </table:table-cell>
          <table:table-cell office:value-type="float" office:value="-0.010505" calcext:value-type="float">
            <text:p>-0.010505</text:p>
          </table:table-cell>
          <table:table-cell office:value-type="float" office:value="-0.099468" calcext:value-type="float">
            <text:p>-0.099468</text:p>
          </table:table-cell>
          <table:table-cell office:value-type="float" office:value="-7.2109" calcext:value-type="float">
            <text:p>-7.2109</text:p>
          </table:table-cell>
          <table:table-cell office:value-type="float" office:value="-7.9055" calcext:value-type="float">
            <text:p>-7.9055</text:p>
          </table:table-cell>
          <table:table-cell office:value-type="float" office:value="-1" calcext:value-type="float">
            <text:p>-1</text:p>
          </table:table-cell>
          <table:table-cell office:value-type="float" office:value="2187.5" calcext:value-type="float">
            <text:p>2187.5</text:p>
          </table:table-cell>
          <table:table-cell office:value-type="float" office:value="-408.61" calcext:value-type="float">
            <text:p>-408.61</text:p>
          </table:table-cell>
          <table:table-cell office:value-type="float" office:value="-17975" calcext:value-type="float">
            <text:p>-17975</text:p>
          </table:table-cell>
          <table:table-cell office:value-type="float" office:value="2187.5" calcext:value-type="float">
            <text:p>2187.5</text:p>
          </table:table-cell>
          <table:table-cell office:value-type="float" office:value="-408.61" calcext:value-type="float">
            <text:p>-408.61</text:p>
          </table:table-cell>
          <table:table-cell office:value-type="float" office:value="-17975" calcext:value-type="float">
            <text:p>-17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1" calcext:value-type="float">
            <text:p>19.81</text:p>
          </table:table-cell>
          <table:table-cell office:value-type="float" office:value="-1.111" calcext:value-type="float">
            <text:p>-1.111</text:p>
          </table:table-cell>
          <table:table-cell office:value-type="float" office:value="20" calcext:value-type="float">
            <text:p>20</text:p>
          </table:table-cell>
          <table:table-cell office:value-type="float" office:value="-7.8953" calcext:value-type="float">
            <text:p>-7.8953</text:p>
          </table:table-cell>
          <table:table-cell office:value-type="float" office:value="4060.9" calcext:value-type="float">
            <text:p>4060.9</text:p>
          </table:table-cell>
          <table:table-cell office:value-type="float" office:value="-12071" calcext:value-type="float">
            <text:p>-12071</text:p>
          </table:table-cell>
          <table:table-cell office:value-type="float" office:value="822.33" calcext:value-type="float">
            <text:p>822.33</text:p>
          </table:table-cell>
          <table:table-cell office:value-type="float" office:value="0.042596" calcext:value-type="float">
            <text:p>0.042596</text:p>
          </table:table-cell>
          <table:table-cell office:value-type="float" office:value="-0.24853" calcext:value-type="float">
            <text:p>-0.24853</text:p>
          </table:table-cell>
          <table:table-cell office:value-type="float" office:value="0.015253" calcext:value-type="float">
            <text:p>0.015253</text:p>
          </table:table-cell>
          <table:table-cell office:value-type="float" office:value="0" calcext:value-type="float">
            <text:p>0</text:p>
          </table:table-cell>
          <table:table-cell office:value-type="float" office:value="-3204.3" calcext:value-type="float">
            <text:p>-3204.3</text:p>
          </table:table-cell>
          <table:table-cell office:value-type="float" office:value="0.21733" calcext:value-type="float">
            <text:p>0.21733</text:p>
          </table:table-cell>
          <table:table-cell office:value-type="float" office:value="0.94311" calcext:value-type="float">
            <text:p>0.94311</text:p>
          </table:table-cell>
          <table:table-cell office:value-type="float" office:value="-0.051197" calcext:value-type="float">
            <text:p>-0.0511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2]-([$Sheet2.$B$2]*[.B192]+[$Sheet2.$B$3]))^2" office:value-type="float" office:value="0.0000734732393324047" calcext:value-type="float">
            <text:p>7.34732393324047E-05</text:p>
          </table:table-cell>
          <table:table-cell table:formula="of:=([.F192]-([$Sheet2.$B$7] +[$Sheet2.$B$8] * ([.B192] - [$Sheet2.$B$9])^2))^2" office:value-type="float" office:value="0.000386231652061676" calcext:value-type="float">
            <text:p>0.000386231652062</text:p>
          </table:table-cell>
          <table:table-cell table:formula="of:=([.X192]-([.AE192]^2*([$Sheet2.$B$13]*([.B192] -[$Sheet2.$B$14])^2 +[$Sheet2.$B$15]*([.B192]-[$Sheet2.$B$14]) +[$Sheet2.$B$16])    ))^2" office:value-type="float" office:value="15.0815037462647" calcext:value-type="float">
            <text:p>15.0815037462647</text:p>
          </table:table-cell>
          <table:table-cell table:formula="of:=([.AG192]-([.AE192]^2*([$Sheet2.$B$20]*([.B192] -[$Sheet2.$B$21])^2 + [$Sheet2.$B$22]*([.B192]-[$Sheet2.$B$21]) + [$Sheet2.$B$23])    ))^2" office:value-type="float" office:value="331.409404697994" calcext:value-type="float">
            <text:p>331.409404697994</text:p>
          </table:table-cell>
          <table:table-cell table:formula="of:=([.AH192]-([.AE192]^2*([$Sheet2.$B$27]*([.B192] -[$Sheet2.$B$28])^2 +[$Sheet2.$B$29]*([.B192]-[$Sheet2.$B$28]) +[$Sheet2.$B$30])    ))^2" office:value-type="float" office:value="8335.19125809272" calcext:value-type="float">
            <text:p>8335.19125809272</text:p>
          </table:table-cell>
          <table:table-cell table:formula="of:=([.AI192]-([.AE192]^2*([$Sheet2.$B$34]*([.B192] - [$Sheet2.$B$35])^2 +[$Sheet2.$B$36]*([.B192]-[$Sheet2.$B$35]) +[$Sheet2.$B$37])    ))^2" office:value-type="float" office:value="2032.53526204439" calcext:value-type="float">
            <text:p>2032.53526204439</text:p>
          </table:table-cell>
          <table:table-cell/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454" calcext:value-type="float">
            <text:p>-1.1454</text:p>
          </table:table-cell>
          <table:table-cell office:value-type="float" office:value="0.15198" calcext:value-type="float">
            <text:p>0.15198</text:p>
          </table:table-cell>
          <table:table-cell office:value-type="float" office:value="0.018823" calcext:value-type="float">
            <text:p>0.018823</text:p>
          </table:table-cell>
          <table:table-cell office:value-type="float" office:value="0.13316" calcext:value-type="float">
            <text:p>0.13316</text:p>
          </table:table-cell>
          <table:table-cell office:value-type="float" office:value="-0.025127" calcext:value-type="float">
            <text:p>-0.025127</text:p>
          </table:table-cell>
          <table:table-cell office:value-type="float" office:value="-5.0173" calcext:value-type="float">
            <text:p>-5.0173</text:p>
          </table:table-cell>
          <table:table-cell office:value-type="float" office:value="-0.12384" calcext:value-type="float">
            <text:p>-0.12384</text:p>
          </table:table-cell>
          <table:table-cell office:value-type="float" office:value="-4.8934" calcext:value-type="float">
            <text:p>-4.8934</text:p>
          </table:table-cell>
          <table:table-cell office:value-type="float" office:value="-0.51913" calcext:value-type="float">
            <text:p>-0.51913</text:p>
          </table:table-cell>
          <table:table-cell office:value-type="float" office:value="-0.10036" calcext:value-type="float">
            <text:p>-0.10036</text:p>
          </table:table-cell>
          <table:table-cell office:value-type="float" office:value="-0.0096305" calcext:value-type="float">
            <text:p>-0.0096305</text:p>
          </table:table-cell>
          <table:table-cell office:value-type="float" office:value="-0.090726" calcext:value-type="float">
            <text:p>-0.090726</text:p>
          </table:table-cell>
          <table:table-cell office:value-type="float" office:value="-7.5364" calcext:value-type="float">
            <text:p>-7.5364</text:p>
          </table:table-cell>
          <table:table-cell office:value-type="float" office:value="-8.0657" calcext:value-type="float">
            <text:p>-8.0657</text:p>
          </table:table-cell>
          <table:table-cell office:value-type="float" office:value="-1" calcext:value-type="float">
            <text:p>-1</text:p>
          </table:table-cell>
          <table:table-cell office:value-type="float" office:value="1991.4" calcext:value-type="float">
            <text:p>1991.4</text:p>
          </table:table-cell>
          <table:table-cell office:value-type="float" office:value="-375.78" calcext:value-type="float">
            <text:p>-375.78</text:p>
          </table:table-cell>
          <table:table-cell office:value-type="float" office:value="-17129" calcext:value-type="float">
            <text:p>-17129</text:p>
          </table:table-cell>
          <table:table-cell office:value-type="float" office:value="1991.4" calcext:value-type="float">
            <text:p>1991.4</text:p>
          </table:table-cell>
          <table:table-cell office:value-type="float" office:value="-375.78" calcext:value-type="float">
            <text:p>-375.78</text:p>
          </table:table-cell>
          <table:table-cell office:value-type="float" office:value="-17129" calcext:value-type="float">
            <text:p>-17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26" calcext:value-type="float">
            <text:p>19.826</text:p>
          </table:table-cell>
          <table:table-cell office:value-type="float" office:value="-1.0889" calcext:value-type="float">
            <text:p>-1.0889</text:p>
          </table:table-cell>
          <table:table-cell office:value-type="float" office:value="20" calcext:value-type="float">
            <text:p>20</text:p>
          </table:table-cell>
          <table:table-cell office:value-type="float" office:value="-7.5584" calcext:value-type="float">
            <text:p>-7.5584</text:p>
          </table:table-cell>
          <table:table-cell office:value-type="float" office:value="3881.8" calcext:value-type="float">
            <text:p>3881.8</text:p>
          </table:table-cell>
          <table:table-cell office:value-type="float" office:value="-11405" calcext:value-type="float">
            <text:p>-11405</text:p>
          </table:table-cell>
          <table:table-cell office:value-type="float" office:value="750.42" calcext:value-type="float">
            <text:p>750.42</text:p>
          </table:table-cell>
          <table:table-cell office:value-type="float" office:value="0.042723" calcext:value-type="float">
            <text:p>0.042723</text:p>
          </table:table-cell>
          <table:table-cell office:value-type="float" office:value="-0.24844" calcext:value-type="float">
            <text:p>-0.24844</text:p>
          </table:table-cell>
          <table:table-cell office:value-type="float" office:value="0.014381" calcext:value-type="float">
            <text:p>0.014381</text:p>
          </table:table-cell>
          <table:table-cell office:value-type="float" office:value="0" calcext:value-type="float">
            <text:p>0</text:p>
          </table:table-cell>
          <table:table-cell office:value-type="float" office:value="-3140.7" calcext:value-type="float">
            <text:p>-3140.7</text:p>
          </table:table-cell>
          <table:table-cell office:value-type="float" office:value="0.198" calcext:value-type="float">
            <text:p>0.198</text:p>
          </table:table-cell>
          <table:table-cell office:value-type="float" office:value="0.94083" calcext:value-type="float">
            <text:p>0.94083</text:p>
          </table:table-cell>
          <table:table-cell office:value-type="float" office:value="-0.048935" calcext:value-type="float">
            <text:p>-0.0489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3]-([$Sheet2.$B$2]*[.B193]+[$Sheet2.$B$3]))^2" office:value-type="float" office:value="0.000141820010746635" calcext:value-type="float">
            <text:p>0.000141820010747</text:p>
          </table:table-cell>
          <table:table-cell table:formula="of:=([.F193]-([$Sheet2.$B$7] +[$Sheet2.$B$8] * ([.B193] - [$Sheet2.$B$9])^2))^2" office:value-type="float" office:value="0.000316873628431566" calcext:value-type="float">
            <text:p>0.000316873628432</text:p>
          </table:table-cell>
          <table:table-cell table:formula="of:=([.X193]-([.AE193]^2*([$Sheet2.$B$13]*([.B193] -[$Sheet2.$B$14])^2 +[$Sheet2.$B$15]*([.B193]-[$Sheet2.$B$14]) +[$Sheet2.$B$16])    ))^2" office:value-type="float" office:value="15.9582365519056" calcext:value-type="float">
            <text:p>15.9582365519056</text:p>
          </table:table-cell>
          <table:table-cell table:formula="of:=([.AG193]-([.AE193]^2*([$Sheet2.$B$20]*([.B193] -[$Sheet2.$B$21])^2 + [$Sheet2.$B$22]*([.B193]-[$Sheet2.$B$21]) + [$Sheet2.$B$23])    ))^2" office:value-type="float" office:value="902.634881531693" calcext:value-type="float">
            <text:p>902.634881531693</text:p>
          </table:table-cell>
          <table:table-cell table:formula="of:=([.AH193]-([.AE193]^2*([$Sheet2.$B$27]*([.B193] -[$Sheet2.$B$28])^2 +[$Sheet2.$B$29]*([.B193]-[$Sheet2.$B$28]) +[$Sheet2.$B$30])    ))^2" office:value-type="float" office:value="2140.0799819425" calcext:value-type="float">
            <text:p>2140.0799819425</text:p>
          </table:table-cell>
          <table:table-cell table:formula="of:=([.AI193]-([.AE193]^2*([$Sheet2.$B$34]*([.B193] - [$Sheet2.$B$35])^2 +[$Sheet2.$B$36]*([.B193]-[$Sheet2.$B$35]) +[$Sheet2.$B$37])    ))^2" office:value-type="float" office:value="1640.40849113463" calcext:value-type="float">
            <text:p>1640.40849113463</text:p>
          </table:table-cell>
          <table:table-cell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883" calcext:value-type="float">
            <text:p>-1.0883</text:p>
          </table:table-cell>
          <table:table-cell office:value-type="float" office:value="0.13799" calcext:value-type="float">
            <text:p>0.13799</text:p>
          </table:table-cell>
          <table:table-cell office:value-type="float" office:value="0.017386" calcext:value-type="float">
            <text:p>0.017386</text:p>
          </table:table-cell>
          <table:table-cell office:value-type="float" office:value="0.1206" calcext:value-type="float">
            <text:p>0.1206</text:p>
          </table:table-cell>
          <table:table-cell office:value-type="float" office:value="-0.023031" calcext:value-type="float">
            <text:p>-0.023031</text:p>
          </table:table-cell>
          <table:table-cell office:value-type="float" office:value="-4.7273" calcext:value-type="float">
            <text:p>-4.7273</text:p>
          </table:table-cell>
          <table:table-cell office:value-type="float" office:value="-0.11438" calcext:value-type="float">
            <text:p>-0.11438</text:p>
          </table:table-cell>
          <table:table-cell office:value-type="float" office:value="-4.6129" calcext:value-type="float">
            <text:p>-4.6129</text:p>
          </table:table-cell>
          <table:table-cell office:value-type="float" office:value="-0.49475" calcext:value-type="float">
            <text:p>-0.49475</text:p>
          </table:table-cell>
          <table:table-cell office:value-type="float" office:value="-0.091216" calcext:value-type="float">
            <text:p>-0.091216</text:p>
          </table:table-cell>
          <table:table-cell office:value-type="float" office:value="-0.0088439" calcext:value-type="float">
            <text:p>-0.0088439</text:p>
          </table:table-cell>
          <table:table-cell office:value-type="float" office:value="-0.082372" calcext:value-type="float">
            <text:p>-0.082372</text:p>
          </table:table-cell>
          <table:table-cell office:value-type="float" office:value="-7.8873" calcext:value-type="float">
            <text:p>-7.8873</text:p>
          </table:table-cell>
          <table:table-cell office:value-type="float" office:value="-8.2282" calcext:value-type="float">
            <text:p>-8.2282</text:p>
          </table:table-cell>
          <table:table-cell office:value-type="float" office:value="-1" calcext:value-type="float">
            <text:p>-1</text:p>
          </table:table-cell>
          <table:table-cell office:value-type="float" office:value="1803.6" calcext:value-type="float">
            <text:p>1803.6</text:p>
          </table:table-cell>
          <table:table-cell office:value-type="float" office:value="-344.42" calcext:value-type="float">
            <text:p>-344.42</text:p>
          </table:table-cell>
          <table:table-cell office:value-type="float" office:value="-16276" calcext:value-type="float">
            <text:p>-16276</text:p>
          </table:table-cell>
          <table:table-cell office:value-type="float" office:value="1803.6" calcext:value-type="float">
            <text:p>1803.6</text:p>
          </table:table-cell>
          <table:table-cell office:value-type="float" office:value="-344.42" calcext:value-type="float">
            <text:p>-344.42</text:p>
          </table:table-cell>
          <table:table-cell office:value-type="float" office:value="-16276" calcext:value-type="float">
            <text:p>-16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41" calcext:value-type="float">
            <text:p>19.841</text:p>
          </table:table-cell>
          <table:table-cell office:value-type="float" office:value="-1.0674" calcext:value-type="float">
            <text:p>-1.0674</text:p>
          </table:table-cell>
          <table:table-cell office:value-type="float" office:value="20" calcext:value-type="float">
            <text:p>20</text:p>
          </table:table-cell>
          <table:table-cell office:value-type="float" office:value="-7.2258" calcext:value-type="float">
            <text:p>-7.2258</text:p>
          </table:table-cell>
          <table:table-cell office:value-type="float" office:value="3699.5" calcext:value-type="float">
            <text:p>3699.5</text:p>
          </table:table-cell>
          <table:table-cell office:value-type="float" office:value="-10746" calcext:value-type="float">
            <text:p>-10746</text:p>
          </table:table-cell>
          <table:table-cell office:value-type="float" office:value="682.07" calcext:value-type="float">
            <text:p>682.07</text:p>
          </table:table-cell>
          <table:table-cell office:value-type="float" office:value="0.042799" calcext:value-type="float">
            <text:p>0.042799</text:p>
          </table:table-cell>
          <table:table-cell office:value-type="float" office:value="-0.24836" calcext:value-type="float">
            <text:p>-0.24836</text:p>
          </table:table-cell>
          <table:table-cell office:value-type="float" office:value="0.013481" calcext:value-type="float">
            <text:p>0.013481</text:p>
          </table:table-cell>
          <table:table-cell office:value-type="float" office:value="0" calcext:value-type="float">
            <text:p>0</text:p>
          </table:table-cell>
          <table:table-cell office:value-type="float" office:value="-3078.6" calcext:value-type="float">
            <text:p>-3078.6</text:p>
          </table:table-cell>
          <table:table-cell office:value-type="float" office:value="0.17946" calcext:value-type="float">
            <text:p>0.17946</text:p>
          </table:table-cell>
          <table:table-cell office:value-type="float" office:value="0.93787" calcext:value-type="float">
            <text:p>0.93787</text:p>
          </table:table-cell>
          <table:table-cell office:value-type="float" office:value="-0.046579" calcext:value-type="float">
            <text:p>-0.04657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4]-([$Sheet2.$B$2]*[.B194]+[$Sheet2.$B$3]))^2" office:value-type="float" office:value="0.000214504969764129" calcext:value-type="float">
            <text:p>0.000214504969764</text:p>
          </table:table-cell>
          <table:table-cell table:formula="of:=([.F194]-([$Sheet2.$B$7] +[$Sheet2.$B$8] * ([.B194] - [$Sheet2.$B$9])^2))^2" office:value-type="float" office:value="0.000257293750378082" calcext:value-type="float">
            <text:p>0.000257293750378</text:p>
          </table:table-cell>
          <table:table-cell table:formula="of:=([.X194]-([.AE194]^2*([$Sheet2.$B$13]*([.B194] -[$Sheet2.$B$14])^2 +[$Sheet2.$B$15]*([.B194]-[$Sheet2.$B$14]) +[$Sheet2.$B$16])    ))^2" office:value-type="float" office:value="15.4005871638202" calcext:value-type="float">
            <text:p>15.4005871638202</text:p>
          </table:table-cell>
          <table:table-cell table:formula="of:=([.AG194]-([.AE194]^2*([$Sheet2.$B$20]*([.B194] -[$Sheet2.$B$21])^2 + [$Sheet2.$B$22]*([.B194]-[$Sheet2.$B$21]) + [$Sheet2.$B$23])    ))^2" office:value-type="float" office:value="1622.1423974814" calcext:value-type="float">
            <text:p>1622.1423974814</text:p>
          </table:table-cell>
          <table:table-cell table:formula="of:=([.AH194]-([.AE194]^2*([$Sheet2.$B$27]*([.B194] -[$Sheet2.$B$28])^2 +[$Sheet2.$B$29]*([.B194]-[$Sheet2.$B$28]) +[$Sheet2.$B$30])    ))^2" office:value-type="float" office:value="35.0632759416013" calcext:value-type="float">
            <text:p>35.0632759416013</text:p>
          </table:table-cell>
          <table:table-cell table:formula="of:=([.AI194]-([.AE194]^2*([$Sheet2.$B$34]*([.B194] - [$Sheet2.$B$35])^2 +[$Sheet2.$B$36]*([.B194]-[$Sheet2.$B$35]) +[$Sheet2.$B$37])    ))^2" office:value-type="float" office:value="1303.59498854443" calcext:value-type="float">
            <text:p>1303.59498854443</text:p>
          </table:table-cell>
          <table:table-cell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308" calcext:value-type="float">
            <text:p>-1.0308</text:p>
          </table:table-cell>
          <table:table-cell office:value-type="float" office:value="0.12468" calcext:value-type="float">
            <text:p>0.12468</text:p>
          </table:table-cell>
          <table:table-cell office:value-type="float" office:value="0.016068" calcext:value-type="float">
            <text:p>0.016068</text:p>
          </table:table-cell>
          <table:table-cell office:value-type="float" office:value="0.10861" calcext:value-type="float">
            <text:p>0.10861</text:p>
          </table:table-cell>
          <table:table-cell office:value-type="float" office:value="-0.021034" calcext:value-type="float">
            <text:p>-0.021034</text:p>
          </table:table-cell>
          <table:table-cell office:value-type="float" office:value="-4.4402" calcext:value-type="float">
            <text:p>-4.4402</text:p>
          </table:table-cell>
          <table:table-cell office:value-type="float" office:value="-0.10571" calcext:value-type="float">
            <text:p>-0.10571</text:p>
          </table:table-cell>
          <table:table-cell office:value-type="float" office:value="-4.3345" calcext:value-type="float">
            <text:p>-4.3345</text:p>
          </table:table-cell>
          <table:table-cell office:value-type="float" office:value="-0.46996" calcext:value-type="float">
            <text:p>-0.46996</text:p>
          </table:table-cell>
          <table:table-cell office:value-type="float" office:value="-0.082545" calcext:value-type="float">
            <text:p>-0.082545</text:p>
          </table:table-cell>
          <table:table-cell office:value-type="float" office:value="-0.0081325" calcext:value-type="float">
            <text:p>-0.0081325</text:p>
          </table:table-cell>
          <table:table-cell office:value-type="float" office:value="-0.074413" calcext:value-type="float">
            <text:p>-0.074413</text:p>
          </table:table-cell>
          <table:table-cell office:value-type="float" office:value="-8.2672" calcext:value-type="float">
            <text:p>-8.2672</text:p>
          </table:table-cell>
          <table:table-cell office:value-type="float" office:value="-8.3934" calcext:value-type="float">
            <text:p>-8.3934</text:p>
          </table:table-cell>
          <table:table-cell office:value-type="float" office:value="-1" calcext:value-type="float">
            <text:p>-1</text:p>
          </table:table-cell>
          <table:table-cell office:value-type="float" office:value="1624.3" calcext:value-type="float">
            <text:p>1624.3</text:p>
          </table:table-cell>
          <table:table-cell office:value-type="float" office:value="-314.57" calcext:value-type="float">
            <text:p>-314.57</text:p>
          </table:table-cell>
          <table:table-cell office:value-type="float" office:value="-15415" calcext:value-type="float">
            <text:p>-15415</text:p>
          </table:table-cell>
          <table:table-cell office:value-type="float" office:value="1624.3" calcext:value-type="float">
            <text:p>1624.3</text:p>
          </table:table-cell>
          <table:table-cell office:value-type="float" office:value="-314.57" calcext:value-type="float">
            <text:p>-314.57</text:p>
          </table:table-cell>
          <table:table-cell office:value-type="float" office:value="-15415" calcext:value-type="float">
            <text:p>-15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55" calcext:value-type="float">
            <text:p>19.855</text:p>
          </table:table-cell>
          <table:table-cell office:value-type="float" office:value="-1.0464" calcext:value-type="float">
            <text:p>-1.0464</text:p>
          </table:table-cell>
          <table:table-cell office:value-type="float" office:value="20" calcext:value-type="float">
            <text:p>20</text:p>
          </table:table-cell>
          <table:table-cell office:value-type="float" office:value="-6.897" calcext:value-type="float">
            <text:p>-6.897</text:p>
          </table:table-cell>
          <table:table-cell office:value-type="float" office:value="3514.2" calcext:value-type="float">
            <text:p>3514.2</text:p>
          </table:table-cell>
          <table:table-cell office:value-type="float" office:value="-10093" calcext:value-type="float">
            <text:p>-10093</text:p>
          </table:table-cell>
          <table:table-cell office:value-type="float" office:value="617.23" calcext:value-type="float">
            <text:p>617.23</text:p>
          </table:table-cell>
          <table:table-cell office:value-type="float" office:value="0.042816" calcext:value-type="float">
            <text:p>0.042816</text:p>
          </table:table-cell>
          <table:table-cell office:value-type="float" office:value="-0.24829" calcext:value-type="float">
            <text:p>-0.24829</text:p>
          </table:table-cell>
          <table:table-cell office:value-type="float" office:value="0.012552" calcext:value-type="float">
            <text:p>0.012552</text:p>
          </table:table-cell>
          <table:table-cell office:value-type="float" office:value="0" calcext:value-type="float">
            <text:p>0</text:p>
          </table:table-cell>
          <table:table-cell office:value-type="float" office:value="-3018" calcext:value-type="float">
            <text:p>-3018</text:p>
          </table:table-cell>
          <table:table-cell office:value-type="float" office:value="0.16174" calcext:value-type="float">
            <text:p>0.16174</text:p>
          </table:table-cell>
          <table:table-cell office:value-type="float" office:value="0.93413" calcext:value-type="float">
            <text:p>0.93413</text:p>
          </table:table-cell>
          <table:table-cell office:value-type="float" office:value="-0.044134" calcext:value-type="float">
            <text:p>-0.0441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5]-([$Sheet2.$B$2]*[.B195]+[$Sheet2.$B$3]))^2" office:value-type="float" office:value="0.000288427575759187" calcext:value-type="float">
            <text:p>0.000288427575759</text:p>
          </table:table-cell>
          <table:table-cell table:formula="of:=([.F195]-([$Sheet2.$B$7] +[$Sheet2.$B$8] * ([.B195] - [$Sheet2.$B$9])^2))^2" office:value-type="float" office:value="0.000207391095730159" calcext:value-type="float">
            <text:p>0.00020739109573</text:p>
          </table:table-cell>
          <table:table-cell table:formula="of:=([.X195]-([.AE195]^2*([$Sheet2.$B$13]*([.B195] -[$Sheet2.$B$14])^2 +[$Sheet2.$B$15]*([.B195]-[$Sheet2.$B$14]) +[$Sheet2.$B$16])    ))^2" office:value-type="float" office:value="13.780705483749" calcext:value-type="float">
            <text:p>13.780705483749</text:p>
          </table:table-cell>
          <table:table-cell table:formula="of:=([.AG195]-([.AE195]^2*([$Sheet2.$B$20]*([.B195] -[$Sheet2.$B$21])^2 + [$Sheet2.$B$22]*([.B195]-[$Sheet2.$B$21]) + [$Sheet2.$B$23])    ))^2" office:value-type="float" office:value="2410.85835717184" calcext:value-type="float">
            <text:p>2410.85835717184</text:p>
          </table:table-cell>
          <table:table-cell table:formula="of:=([.AH195]-([.AE195]^2*([$Sheet2.$B$27]*([.B195] -[$Sheet2.$B$28])^2 +[$Sheet2.$B$29]*([.B195]-[$Sheet2.$B$28]) +[$Sheet2.$B$30])    ))^2" office:value-type="float" office:value="824.92176958179" calcext:value-type="float">
            <text:p>824.92176958179</text:p>
          </table:table-cell>
          <table:table-cell table:formula="of:=([.AI195]-([.AE195]^2*([$Sheet2.$B$34]*([.B195] - [$Sheet2.$B$35])^2 +[$Sheet2.$B$36]*([.B195]-[$Sheet2.$B$35]) +[$Sheet2.$B$37])    ))^2" office:value-type="float" office:value="1020.40463750652" calcext:value-type="float">
            <text:p>1020.40463750652</text:p>
          </table:table-cell>
          <table:table-cell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273" calcext:value-type="float">
            <text:p>-0.97273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0.014842" calcext:value-type="float">
            <text:p>0.014842</text:p>
          </table:table-cell>
          <table:table-cell office:value-type="float" office:value="0.097213" calcext:value-type="float">
            <text:p>0.097213</text:p>
          </table:table-cell>
          <table:table-cell office:value-type="float" office:value="-0.01914" calcext:value-type="float">
            <text:p>-0.01914</text:p>
          </table:table-cell>
          <table:table-cell office:value-type="float" office:value="-4.1558" calcext:value-type="float">
            <text:p>-4.1558</text:p>
          </table:table-cell>
          <table:table-cell office:value-type="float" office:value="-0.097642" calcext:value-type="float">
            <text:p>-0.097642</text:p>
          </table:table-cell>
          <table:table-cell office:value-type="float" office:value="-4.0582" calcext:value-type="float">
            <text:p>-4.0582</text:p>
          </table:table-cell>
          <table:table-cell office:value-type="float" office:value="-0.44476" calcext:value-type="float">
            <text:p>-0.44476</text:p>
          </table:table-cell>
          <table:table-cell office:value-type="float" office:value="-0.074331" calcext:value-type="float">
            <text:p>-0.074331</text:p>
          </table:table-cell>
          <table:table-cell office:value-type="float" office:value="-0.007475" calcext:value-type="float">
            <text:p>-0.007475</text:p>
          </table:table-cell>
          <table:table-cell office:value-type="float" office:value="-0.066856" calcext:value-type="float">
            <text:p>-0.066856</text:p>
          </table:table-cell>
          <table:table-cell office:value-type="float" office:value="-8.6808" calcext:value-type="float">
            <text:p>-8.6808</text:p>
          </table:table-cell>
          <table:table-cell office:value-type="float" office:value="-8.5617" calcext:value-type="float">
            <text:p>-8.5617</text:p>
          </table:table-cell>
          <table:table-cell office:value-type="float" office:value="-1" calcext:value-type="float">
            <text:p>-1</text:p>
          </table:table-cell>
          <table:table-cell office:value-type="float" office:value="1453.8" calcext:value-type="float">
            <text:p>1453.8</text:p>
          </table:table-cell>
          <table:table-cell office:value-type="float" office:value="-286.24" calcext:value-type="float">
            <text:p>-286.24</text:p>
          </table:table-cell>
          <table:table-cell office:value-type="float" office:value="-14547" calcext:value-type="float">
            <text:p>-14547</text:p>
          </table:table-cell>
          <table:table-cell office:value-type="float" office:value="1453.8" calcext:value-type="float">
            <text:p>1453.8</text:p>
          </table:table-cell>
          <table:table-cell office:value-type="float" office:value="-286.24" calcext:value-type="float">
            <text:p>-286.24</text:p>
          </table:table-cell>
          <table:table-cell office:value-type="float" office:value="-14547" calcext:value-type="float">
            <text:p>-14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69" calcext:value-type="float">
            <text:p>19.869</text:p>
          </table:table-cell>
          <table:table-cell office:value-type="float" office:value="-1.0259" calcext:value-type="float">
            <text:p>-1.0259</text:p>
          </table:table-cell>
          <table:table-cell office:value-type="float" office:value="20" calcext:value-type="float">
            <text:p>20</text:p>
          </table:table-cell>
          <table:table-cell office:value-type="float" office:value="-6.5713" calcext:value-type="float">
            <text:p>-6.5713</text:p>
          </table:table-cell>
          <table:table-cell office:value-type="float" office:value="3325.7" calcext:value-type="float">
            <text:p>3325.7</text:p>
          </table:table-cell>
          <table:table-cell office:value-type="float" office:value="-9446.9" calcext:value-type="float">
            <text:p>-9446.9</text:p>
          </table:table-cell>
          <table:table-cell office:value-type="float" office:value="555.81" calcext:value-type="float">
            <text:p>555.81</text:p>
          </table:table-cell>
          <table:table-cell office:value-type="float" office:value="0.042768" calcext:value-type="float">
            <text:p>0.042768</text:p>
          </table:table-cell>
          <table:table-cell office:value-type="float" office:value="-0.24822" calcext:value-type="float">
            <text:p>-0.24822</text:p>
          </table:table-cell>
          <table:table-cell office:value-type="float" office:value="0.011592" calcext:value-type="float">
            <text:p>0.011592</text:p>
          </table:table-cell>
          <table:table-cell office:value-type="float" office:value="0" calcext:value-type="float">
            <text:p>0</text:p>
          </table:table-cell>
          <table:table-cell office:value-type="float" office:value="-2958.7" calcext:value-type="float">
            <text:p>-2958.7</text:p>
          </table:table-cell>
          <table:table-cell office:value-type="float" office:value="0.14486" calcext:value-type="float">
            <text:p>0.14486</text:p>
          </table:table-cell>
          <table:table-cell office:value-type="float" office:value="0.92946" calcext:value-type="float">
            <text:p>0.92946</text:p>
          </table:table-cell>
          <table:table-cell office:value-type="float" office:value="-0.041602" calcext:value-type="float">
            <text:p>-0.0416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6]-([$Sheet2.$B$2]*[.B196]+[$Sheet2.$B$3]))^2" office:value-type="float" office:value="0.000351574616949204" calcext:value-type="float">
            <text:p>0.000351574616949</text:p>
          </table:table-cell>
          <table:table-cell table:formula="of:=([.F196]-([$Sheet2.$B$7] +[$Sheet2.$B$8] * ([.B196] - [$Sheet2.$B$9])^2))^2" office:value-type="float" office:value="0.000165972909461543" calcext:value-type="float">
            <text:p>0.000165972909462</text:p>
          </table:table-cell>
          <table:table-cell table:formula="of:=([.X196]-([.AE196]^2*([$Sheet2.$B$13]*([.B196] -[$Sheet2.$B$14])^2 +[$Sheet2.$B$15]*([.B196]-[$Sheet2.$B$14]) +[$Sheet2.$B$16])    ))^2" office:value-type="float" office:value="11.3462087442593" calcext:value-type="float">
            <text:p>11.3462087442593</text:p>
          </table:table-cell>
          <table:table-cell table:formula="of:=([.AG196]-([.AE196]^2*([$Sheet2.$B$20]*([.B196] -[$Sheet2.$B$21])^2 + [$Sheet2.$B$22]*([.B196]-[$Sheet2.$B$21]) + [$Sheet2.$B$23])    ))^2" office:value-type="float" office:value="3171.70282504847" calcext:value-type="float">
            <text:p>3171.70282504847</text:p>
          </table:table-cell>
          <table:table-cell table:formula="of:=([.AH196]-([.AE196]^2*([$Sheet2.$B$27]*([.B196] -[$Sheet2.$B$28])^2 +[$Sheet2.$B$29]*([.B196]-[$Sheet2.$B$28]) +[$Sheet2.$B$30])    ))^2" office:value-type="float" office:value="3430.16741710695" calcext:value-type="float">
            <text:p>3430.16741710695</text:p>
          </table:table-cell>
          <table:table-cell table:formula="of:=([.AI196]-([.AE196]^2*([$Sheet2.$B$34]*([.B196] - [$Sheet2.$B$35])^2 +[$Sheet2.$B$36]*([.B196]-[$Sheet2.$B$35]) +[$Sheet2.$B$37])    ))^2" office:value-type="float" office:value="790.019203053122" calcext:value-type="float">
            <text:p>790.019203053122</text:p>
          </table:table-cell>
          <table:table-cell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1423" calcext:value-type="float">
            <text:p>-0.91423</text:p>
          </table:table-cell>
          <table:table-cell office:value-type="float" office:value="0.10028" calcext:value-type="float">
            <text:p>0.10028</text:p>
          </table:table-cell>
          <table:table-cell office:value-type="float" office:value="0.013869" calcext:value-type="float">
            <text:p>0.013869</text:p>
          </table:table-cell>
          <table:table-cell office:value-type="float" office:value="0.08641" calcext:value-type="float">
            <text:p>0.08641</text:p>
          </table:table-cell>
          <table:table-cell office:value-type="float" office:value="-0.017349" calcext:value-type="float">
            <text:p>-0.017349</text:p>
          </table:table-cell>
          <table:table-cell office:value-type="float" office:value="-3.8755" calcext:value-type="float">
            <text:p>-3.8755</text:p>
          </table:table-cell>
          <table:table-cell office:value-type="float" office:value="-0.091242" calcext:value-type="float">
            <text:p>-0.091242</text:p>
          </table:table-cell>
          <table:table-cell office:value-type="float" office:value="-3.7843" calcext:value-type="float">
            <text:p>-3.7843</text:p>
          </table:table-cell>
          <table:table-cell office:value-type="float" office:value="-0.41916" calcext:value-type="float">
            <text:p>-0.41916</text:p>
          </table:table-cell>
          <table:table-cell office:value-type="float" office:value="-0.066672" calcext:value-type="float">
            <text:p>-0.066672</text:p>
          </table:table-cell>
          <table:table-cell office:value-type="float" office:value="-0.0069647" calcext:value-type="float">
            <text:p>-0.0069647</text:p>
          </table:table-cell>
          <table:table-cell office:value-type="float" office:value="-0.059707" calcext:value-type="float">
            <text:p>-0.059707</text:p>
          </table:table-cell>
          <table:table-cell office:value-type="float" office:value="-9.1169" calcext:value-type="float">
            <text:p>-9.1169</text:p>
          </table:table-cell>
          <table:table-cell office:value-type="float" office:value="-8.7172" calcext:value-type="float">
            <text:p>-8.7172</text:p>
          </table:table-cell>
          <table:table-cell office:value-type="float" office:value="-1" calcext:value-type="float">
            <text:p>-1</text:p>
          </table:table-cell>
          <table:table-cell office:value-type="float" office:value="1292.3" calcext:value-type="float">
            <text:p>1292.3</text:p>
          </table:table-cell>
          <table:table-cell office:value-type="float" office:value="-259.46" calcext:value-type="float">
            <text:p>-259.46</text:p>
          </table:table-cell>
          <table:table-cell office:value-type="float" office:value="-13672" calcext:value-type="float">
            <text:p>-13672</text:p>
          </table:table-cell>
          <table:table-cell office:value-type="float" office:value="1292.3" calcext:value-type="float">
            <text:p>1292.3</text:p>
          </table:table-cell>
          <table:table-cell office:value-type="float" office:value="-259.46" calcext:value-type="float">
            <text:p>-259.46</text:p>
          </table:table-cell>
          <table:table-cell office:value-type="float" office:value="-13672" calcext:value-type="float">
            <text:p>-13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81" calcext:value-type="float">
            <text:p>19.881</text:p>
          </table:table-cell>
          <table:table-cell office:value-type="float" office:value="-1.0076" calcext:value-type="float">
            <text:p>-1.0076</text:p>
          </table:table-cell>
          <table:table-cell office:value-type="float" office:value="20" calcext:value-type="float">
            <text:p>20</text:p>
          </table:table-cell>
          <table:table-cell office:value-type="float" office:value="-6.2595" calcext:value-type="float">
            <text:p>-6.2595</text:p>
          </table:table-cell>
          <table:table-cell office:value-type="float" office:value="3134.2" calcext:value-type="float">
            <text:p>3134.2</text:p>
          </table:table-cell>
          <table:table-cell office:value-type="float" office:value="-8809.7" calcext:value-type="float">
            <text:p>-8809.7</text:p>
          </table:table-cell>
          <table:table-cell office:value-type="float" office:value="498.54" calcext:value-type="float">
            <text:p>498.54</text:p>
          </table:table-cell>
          <table:table-cell office:value-type="float" office:value="0.042645" calcext:value-type="float">
            <text:p>0.042645</text:p>
          </table:table-cell>
          <table:table-cell office:value-type="float" office:value="-0.24815" calcext:value-type="float">
            <text:p>-0.24815</text:p>
          </table:table-cell>
          <table:table-cell office:value-type="float" office:value="0.010596" calcext:value-type="float">
            <text:p>0.010596</text:p>
          </table:table-cell>
          <table:table-cell office:value-type="float" office:value="0" calcext:value-type="float">
            <text:p>0</text:p>
          </table:table-cell>
          <table:table-cell office:value-type="float" office:value="-2905.9" calcext:value-type="float">
            <text:p>-2905.9</text:p>
          </table:table-cell>
          <table:table-cell office:value-type="float" office:value="0.12884" calcext:value-type="float">
            <text:p>0.12884</text:p>
          </table:table-cell>
          <table:table-cell office:value-type="float" office:value="0.92368" calcext:value-type="float">
            <text:p>0.92368</text:p>
          </table:table-cell>
          <table:table-cell office:value-type="float" office:value="-0.038987" calcext:value-type="float">
            <text:p>-0.0389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7]-([$Sheet2.$B$2]*[.B197]+[$Sheet2.$B$3]))^2" office:value-type="float" office:value="0.000403507277957059" calcext:value-type="float">
            <text:p>0.000403507277957</text:p>
          </table:table-cell>
          <table:table-cell table:formula="of:=([.F197]-([$Sheet2.$B$7] +[$Sheet2.$B$8] * ([.B197] - [$Sheet2.$B$9])^2))^2" office:value-type="float" office:value="0.00012783200886388" calcext:value-type="float">
            <text:p>0.000127832008864</text:p>
          </table:table-cell>
          <table:table-cell table:formula="of:=([.X197]-([.AE197]^2*([$Sheet2.$B$13]*([.B197] -[$Sheet2.$B$14])^2 +[$Sheet2.$B$15]*([.B197]-[$Sheet2.$B$14]) +[$Sheet2.$B$16])    ))^2" office:value-type="float" office:value="8.54326585186139" calcext:value-type="float">
            <text:p>8.54326585186139</text:p>
          </table:table-cell>
          <table:table-cell table:formula="of:=([.AG197]-([.AE197]^2*([$Sheet2.$B$20]*([.B197] -[$Sheet2.$B$21])^2 + [$Sheet2.$B$22]*([.B197]-[$Sheet2.$B$21]) + [$Sheet2.$B$23])    ))^2" office:value-type="float" office:value="3859.88475618998" calcext:value-type="float">
            <text:p>3859.88475618998</text:p>
          </table:table-cell>
          <table:table-cell table:formula="of:=([.AH197]-([.AE197]^2*([$Sheet2.$B$27]*([.B197] -[$Sheet2.$B$28])^2 +[$Sheet2.$B$29]*([.B197]-[$Sheet2.$B$28]) +[$Sheet2.$B$30])    ))^2" office:value-type="float" office:value="7330.29022707273" calcext:value-type="float">
            <text:p>7330.29022707273</text:p>
          </table:table-cell>
          <table:table-cell table:formula="of:=([.AI197]-([.AE197]^2*([$Sheet2.$B$34]*([.B197] - [$Sheet2.$B$35])^2 +[$Sheet2.$B$36]*([.B197]-[$Sheet2.$B$35]) +[$Sheet2.$B$37])    ))^2" office:value-type="float" office:value="569.57895938529" calcext:value-type="float">
            <text:p>569.57895938529</text:p>
          </table:table-cell>
          <table:table-cell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553" calcext:value-type="float">
            <text:p>-0.8553</text:p>
          </table:table-cell>
          <table:table-cell office:value-type="float" office:value="0.089215" calcext:value-type="float">
            <text:p>0.0892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6216" calcext:value-type="float">
            <text:p>0.076216</text:p>
          </table:table-cell>
          <table:table-cell office:value-type="float" office:value="-0.015663" calcext:value-type="float">
            <text:p>-0.015663</text:p>
          </table:table-cell>
          <table:table-cell office:value-type="float" office:value="-3.5984" calcext:value-type="float">
            <text:p>-3.5984</text:p>
          </table:table-cell>
          <table:table-cell office:value-type="float" office:value="-0.085524" calcext:value-type="float">
            <text:p>-0.085524</text:p>
          </table:table-cell>
          <table:table-cell office:value-type="float" office:value="-3.5129" calcext:value-type="float">
            <text:p>-3.5129</text:p>
          </table:table-cell>
          <table:table-cell office:value-type="float" office:value="-0.39315" calcext:value-type="float">
            <text:p>-0.39315</text:p>
          </table:table-cell>
          <table:table-cell office:value-type="float" office:value="-0.059476" calcext:value-type="float">
            <text:p>-0.059476</text:p>
          </table:table-cell>
          <table:table-cell office:value-type="float" office:value="-0.0065027" calcext:value-type="float">
            <text:p>-0.0065027</text:p>
          </table:table-cell>
          <table:table-cell office:value-type="float" office:value="-0.052973" calcext:value-type="float">
            <text:p>-0.052973</text:p>
          </table:table-cell>
          <table:table-cell office:value-type="float" office:value="-9.5869" calcext:value-type="float">
            <text:p>-9.5869</text:p>
          </table:table-cell>
          <table:table-cell office:value-type="float" office:value="-8.8662" calcext:value-type="float">
            <text:p>-8.8662</text:p>
          </table:table-cell>
          <table:table-cell office:value-type="float" office:value="-1" calcext:value-type="float">
            <text:p>-1</text:p>
          </table:table-cell>
          <table:table-cell office:value-type="float" office:value="1139.8" calcext:value-type="float">
            <text:p>1139.8</text:p>
          </table:table-cell>
          <table:table-cell office:value-type="float" office:value="-234.25" calcext:value-type="float">
            <text:p>-234.25</text:p>
          </table:table-cell>
          <table:table-cell office:value-type="float" office:value="-12791" calcext:value-type="float">
            <text:p>-12791</text:p>
          </table:table-cell>
          <table:table-cell office:value-type="float" office:value="1139.8" calcext:value-type="float">
            <text:p>1139.8</text:p>
          </table:table-cell>
          <table:table-cell office:value-type="float" office:value="-234.25" calcext:value-type="float">
            <text:p>-234.25</text:p>
          </table:table-cell>
          <table:table-cell office:value-type="float" office:value="-12791" calcext:value-type="float">
            <text:p>-127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92" calcext:value-type="float">
            <text:p>19.892</text:p>
          </table:table-cell>
          <table:table-cell office:value-type="float" office:value="-0.99062" calcext:value-type="float">
            <text:p>-0.99062</text:p>
          </table:table-cell>
          <table:table-cell office:value-type="float" office:value="20" calcext:value-type="float">
            <text:p>20</text:p>
          </table:table-cell>
          <table:table-cell office:value-type="float" office:value="-5.9549" calcext:value-type="float">
            <text:p>-5.9549</text:p>
          </table:table-cell>
          <table:table-cell office:value-type="float" office:value="2939.8" calcext:value-type="float">
            <text:p>2939.8</text:p>
          </table:table-cell>
          <table:table-cell office:value-type="float" office:value="-8179.7" calcext:value-type="float">
            <text:p>-8179.7</text:p>
          </table:table-cell>
          <table:table-cell office:value-type="float" office:value="444.73" calcext:value-type="float">
            <text:p>444.73</text:p>
          </table:table-cell>
          <table:table-cell office:value-type="float" office:value="0.042434" calcext:value-type="float">
            <text:p>0.042434</text:p>
          </table:table-cell>
          <table:table-cell office:value-type="float" office:value="-0.24809" calcext:value-type="float">
            <text:p>-0.24809</text:p>
          </table:table-cell>
          <table:table-cell office:value-type="float" office:value="0.0095597" calcext:value-type="float">
            <text:p>0.0095597</text:p>
          </table:table-cell>
          <table:table-cell office:value-type="float" office:value="0" calcext:value-type="float">
            <text:p>0</text:p>
          </table:table-cell>
          <table:table-cell office:value-type="float" office:value="-2857.1" calcext:value-type="float">
            <text:p>-2857.1</text:p>
          </table:table-cell>
          <table:table-cell office:value-type="float" office:value="0.11371" calcext:value-type="float">
            <text:p>0.11371</text:p>
          </table:table-cell>
          <table:table-cell office:value-type="float" office:value="0.91657" calcext:value-type="float">
            <text:p>0.91657</text:p>
          </table:table-cell>
          <table:table-cell office:value-type="float" office:value="-0.036293" calcext:value-type="float">
            <text:p>-0.0362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8]-([$Sheet2.$B$2]*[.B198]+[$Sheet2.$B$3]))^2" office:value-type="float" office:value="0.000440775666715307" calcext:value-type="float">
            <text:p>0.000440775666715</text:p>
          </table:table-cell>
          <table:table-cell table:formula="of:=([.F198]-([$Sheet2.$B$7] +[$Sheet2.$B$8] * ([.B198] - [$Sheet2.$B$9])^2))^2" office:value-type="float" office:value="0.0000965460128825501" calcext:value-type="float">
            <text:p>9.65460128825501E-05</text:p>
          </table:table-cell>
          <table:table-cell table:formula="of:=([.X198]-([.AE198]^2*([$Sheet2.$B$13]*([.B198] -[$Sheet2.$B$14])^2 +[$Sheet2.$B$15]*([.B198]-[$Sheet2.$B$14]) +[$Sheet2.$B$16])    ))^2" office:value-type="float" office:value="5.7391714345379" calcext:value-type="float">
            <text:p>5.7391714345379</text:p>
          </table:table-cell>
          <table:table-cell table:formula="of:=([.AG198]-([.AE198]^2*([$Sheet2.$B$20]*([.B198] -[$Sheet2.$B$21])^2 + [$Sheet2.$B$22]*([.B198]-[$Sheet2.$B$21]) + [$Sheet2.$B$23])    ))^2" office:value-type="float" office:value="4439.66160162717" calcext:value-type="float">
            <text:p>4439.66160162717</text:p>
          </table:table-cell>
          <table:table-cell table:formula="of:=([.AH198]-([.AE198]^2*([$Sheet2.$B$27]*([.B198] -[$Sheet2.$B$28])^2 +[$Sheet2.$B$29]*([.B198]-[$Sheet2.$B$28]) +[$Sheet2.$B$30])    ))^2" office:value-type="float" office:value="11700.7273253811" calcext:value-type="float">
            <text:p>11700.7273253811</text:p>
          </table:table-cell>
          <table:table-cell table:formula="of:=([.AI198]-([.AE198]^2*([$Sheet2.$B$34]*([.B198] - [$Sheet2.$B$35])^2 +[$Sheet2.$B$36]*([.B198]-[$Sheet2.$B$35]) +[$Sheet2.$B$37])    ))^2" office:value-type="float" office:value="396.387894316495" calcext:value-type="float">
            <text:p>396.387894316495</text:p>
          </table:table-cell>
          <table:table-cell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596" calcext:value-type="float">
            <text:p>-0.79596</text:p>
          </table:table-cell>
          <table:table-cell office:value-type="float" office:value="0.078775" calcext:value-type="float">
            <text:p>0.078775</text:p>
          </table:table-cell>
          <table:table-cell office:value-type="float" office:value="0.012131" calcext:value-type="float">
            <text:p>0.012131</text:p>
          </table:table-cell>
          <table:table-cell office:value-type="float" office:value="0.066644" calcext:value-type="float">
            <text:p>0.066644</text:p>
          </table:table-cell>
          <table:table-cell office:value-type="float" office:value="-0.014084" calcext:value-type="float">
            <text:p>-0.014084</text:p>
          </table:table-cell>
          <table:table-cell office:value-type="float" office:value="-3.324" calcext:value-type="float">
            <text:p>-3.324</text:p>
          </table:table-cell>
          <table:table-cell office:value-type="float" office:value="-0.079811" calcext:value-type="float">
            <text:p>-0.079811</text:p>
          </table:table-cell>
          <table:table-cell office:value-type="float" office:value="-3.2442" calcext:value-type="float">
            <text:p>-3.2442</text:p>
          </table:table-cell>
          <table:table-cell office:value-type="float" office:value="-0.36676" calcext:value-type="float">
            <text:p>-0.36676</text:p>
          </table:table-cell>
          <table:table-cell office:value-type="float" office:value="-0.052698" calcext:value-type="float">
            <text:p>-0.052698</text:p>
          </table:table-cell>
          <table:table-cell office:value-type="float" office:value="-0.0060387" calcext:value-type="float">
            <text:p>-0.0060387</text:p>
          </table:table-cell>
          <table:table-cell office:value-type="float" office:value="-0.04666" calcext:value-type="float">
            <text:p>-0.04666</text:p>
          </table:table-cell>
          <table:table-cell office:value-type="float" office:value="-10.104" calcext:value-type="float">
            <text:p>-10.104</text:p>
          </table:table-cell>
          <table:table-cell office:value-type="float" office:value="-9.0147" calcext:value-type="float">
            <text:p>-9.0147</text:p>
          </table:table-cell>
          <table:table-cell office:value-type="float" office:value="-1" calcext:value-type="float">
            <text:p>-1</text:p>
          </table:table-cell>
          <table:table-cell office:value-type="float" office:value="996.65" calcext:value-type="float">
            <text:p>996.65</text:p>
          </table:table-cell>
          <table:table-cell office:value-type="float" office:value="-210.63" calcext:value-type="float">
            <text:p>-210.63</text:p>
          </table:table-cell>
          <table:table-cell office:value-type="float" office:value="-11904" calcext:value-type="float">
            <text:p>-11904</text:p>
          </table:table-cell>
          <table:table-cell office:value-type="float" office:value="996.65" calcext:value-type="float">
            <text:p>996.65</text:p>
          </table:table-cell>
          <table:table-cell office:value-type="float" office:value="-210.63" calcext:value-type="float">
            <text:p>-210.63</text:p>
          </table:table-cell>
          <table:table-cell office:value-type="float" office:value="-11904" calcext:value-type="float">
            <text:p>-11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03" calcext:value-type="float">
            <text:p>19.903</text:p>
          </table:table-cell>
          <table:table-cell office:value-type="float" office:value="-0.97431" calcext:value-type="float">
            <text:p>-0.97431</text:p>
          </table:table-cell>
          <table:table-cell office:value-type="float" office:value="20" calcext:value-type="float">
            <text:p>20</text:p>
          </table:table-cell>
          <table:table-cell office:value-type="float" office:value="-5.6521" calcext:value-type="float">
            <text:p>-5.6521</text:p>
          </table:table-cell>
          <table:table-cell office:value-type="float" office:value="2742.5" calcext:value-type="float">
            <text:p>2742.5</text:p>
          </table:table-cell>
          <table:table-cell office:value-type="float" office:value="-7555.9" calcext:value-type="float">
            <text:p>-7555.9</text:p>
          </table:table-cell>
          <table:table-cell office:value-type="float" office:value="394.05" calcext:value-type="float">
            <text:p>394.05</text:p>
          </table:table-cell>
          <table:table-cell office:value-type="float" office:value="0.042119" calcext:value-type="float">
            <text:p>0.042119</text:p>
          </table:table-cell>
          <table:table-cell office:value-type="float" office:value="-0.24803" calcext:value-type="float">
            <text:p>-0.24803</text:p>
          </table:table-cell>
          <table:table-cell office:value-type="float" office:value="0.0084759" calcext:value-type="float">
            <text:p>0.0084759</text:p>
          </table:table-cell>
          <table:table-cell office:value-type="float" office:value="0" calcext:value-type="float">
            <text:p>0</text:p>
          </table:table-cell>
          <table:table-cell office:value-type="float" office:value="-2810" calcext:value-type="float">
            <text:p>-2810</text:p>
          </table:table-cell>
          <table:table-cell office:value-type="float" office:value="0.099479" calcext:value-type="float">
            <text:p>0.099479</text:p>
          </table:table-cell>
          <table:table-cell office:value-type="float" office:value="0.90781" calcext:value-type="float">
            <text:p>0.90781</text:p>
          </table:table-cell>
          <table:table-cell office:value-type="float" office:value="-0.033525" calcext:value-type="float">
            <text:p>-0.0335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199]-([$Sheet2.$B$2]*[.B199]+[$Sheet2.$B$3]))^2" office:value-type="float" office:value="0.000461898564177273" calcext:value-type="float">
            <text:p>0.000461898564177</text:p>
          </table:table-cell>
          <table:table-cell table:formula="of:=([.F199]-([$Sheet2.$B$7] +[$Sheet2.$B$8] * ([.B199] - [$Sheet2.$B$9])^2))^2" office:value-type="float" office:value="0.0000726168326824439" calcext:value-type="float">
            <text:p>7.26168326824439E-05</text:p>
          </table:table-cell>
          <table:table-cell table:formula="of:=([.X199]-([.AE199]^2*([$Sheet2.$B$13]*([.B199] -[$Sheet2.$B$14])^2 +[$Sheet2.$B$15]*([.B199]-[$Sheet2.$B$14]) +[$Sheet2.$B$16])    ))^2" office:value-type="float" office:value="3.26425182513981" calcext:value-type="float">
            <text:p>3.26425182513981</text:p>
          </table:table-cell>
          <table:table-cell table:formula="of:=([.AG199]-([.AE199]^2*([$Sheet2.$B$20]*([.B199] -[$Sheet2.$B$21])^2 + [$Sheet2.$B$22]*([.B199]-[$Sheet2.$B$21]) + [$Sheet2.$B$23])    ))^2" office:value-type="float" office:value="4875.71464485845" calcext:value-type="float">
            <text:p>4875.71464485845</text:p>
          </table:table-cell>
          <table:table-cell table:formula="of:=([.AH199]-([.AE199]^2*([$Sheet2.$B$27]*([.B199] -[$Sheet2.$B$28])^2 +[$Sheet2.$B$29]*([.B199]-[$Sheet2.$B$28]) +[$Sheet2.$B$30])    ))^2" office:value-type="float" office:value="15681.5484854895" calcext:value-type="float">
            <text:p>15681.5484854895</text:p>
          </table:table-cell>
          <table:table-cell table:formula="of:=([.AI199]-([.AE199]^2*([$Sheet2.$B$34]*([.B199] - [$Sheet2.$B$35])^2 +[$Sheet2.$B$36]*([.B199]-[$Sheet2.$B$35]) +[$Sheet2.$B$37])    ))^2" office:value-type="float" office:value="274.505174997125" calcext:value-type="float">
            <text:p>274.505174997125</text:p>
          </table:table-cell>
          <table:table-cell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623" calcext:value-type="float">
            <text:p>-0.73623</text:p>
          </table:table-cell>
          <table:table-cell office:value-type="float" office:value="0.068941" calcext:value-type="float">
            <text:p>0.068941</text:p>
          </table:table-cell>
          <table:table-cell office:value-type="float" office:value="0.011237" calcext:value-type="float">
            <text:p>0.011237</text:p>
          </table:table-cell>
          <table:table-cell office:value-type="float" office:value="0.057704" calcext:value-type="float">
            <text:p>0.057704</text:p>
          </table:table-cell>
          <table:table-cell office:value-type="float" office:value="-0.012613" calcext:value-type="float">
            <text:p>-0.012613</text:p>
          </table:table-cell>
          <table:table-cell office:value-type="float" office:value="-3.0522" calcext:value-type="float">
            <text:p>-3.0522</text:p>
          </table:table-cell>
          <table:table-cell office:value-type="float" office:value="-0.073929" calcext:value-type="float">
            <text:p>-0.073929</text:p>
          </table:table-cell>
          <table:table-cell office:value-type="float" office:value="-2.9783" calcext:value-type="float">
            <text:p>-2.9783</text:p>
          </table:table-cell>
          <table:table-cell office:value-type="float" office:value="-0.33999" calcext:value-type="float">
            <text:p>-0.33999</text:p>
          </table:table-cell>
          <table:table-cell office:value-type="float" office:value="-0.046334" calcext:value-type="float">
            <text:p>-0.046334</text:p>
          </table:table-cell>
          <table:table-cell office:value-type="float" office:value="-0.0055618" calcext:value-type="float">
            <text:p>-0.0055618</text:p>
          </table:table-cell>
          <table:table-cell office:value-type="float" office:value="-0.040772" calcext:value-type="float">
            <text:p>-0.040772</text:p>
          </table:table-cell>
          <table:table-cell office:value-type="float" office:value="-10.679" calcext:value-type="float">
            <text:p>-10.679</text:p>
          </table:table-cell>
          <table:table-cell office:value-type="float" office:value="-9.1631" calcext:value-type="float">
            <text:p>-9.1631</text:p>
          </table:table-cell>
          <table:table-cell office:value-type="float" office:value="-1" calcext:value-type="float">
            <text:p>-1</text:p>
          </table:table-cell>
          <table:table-cell office:value-type="float" office:value="862.97" calcext:value-type="float">
            <text:p>862.97</text:p>
          </table:table-cell>
          <table:table-cell office:value-type="float" office:value="-188.62" calcext:value-type="float">
            <text:p>-188.62</text:p>
          </table:table-cell>
          <table:table-cell office:value-type="float" office:value="-11010" calcext:value-type="float">
            <text:p>-11010</text:p>
          </table:table-cell>
          <table:table-cell office:value-type="float" office:value="862.97" calcext:value-type="float">
            <text:p>862.97</text:p>
          </table:table-cell>
          <table:table-cell office:value-type="float" office:value="-188.62" calcext:value-type="float">
            <text:p>-188.62</text:p>
          </table:table-cell>
          <table:table-cell office:value-type="float" office:value="-11010" calcext:value-type="float">
            <text:p>-11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13" calcext:value-type="float">
            <text:p>19.913</text:p>
          </table:table-cell>
          <table:table-cell office:value-type="float" office:value="-0.95853" calcext:value-type="float">
            <text:p>-0.95853</text:p>
          </table:table-cell>
          <table:table-cell office:value-type="float" office:value="20" calcext:value-type="float">
            <text:p>20</text:p>
          </table:table-cell>
          <table:table-cell office:value-type="float" office:value="-5.3496" calcext:value-type="float">
            <text:p>-5.3496</text:p>
          </table:table-cell>
          <table:table-cell office:value-type="float" office:value="2542.3" calcext:value-type="float">
            <text:p>2542.3</text:p>
          </table:table-cell>
          <table:table-cell office:value-type="float" office:value="-6938.2" calcext:value-type="float">
            <text:p>-6938.2</text:p>
          </table:table-cell>
          <table:table-cell office:value-type="float" office:value="346.46" calcext:value-type="float">
            <text:p>346.46</text:p>
          </table:table-cell>
          <table:table-cell office:value-type="float" office:value="0.041679" calcext:value-type="float">
            <text:p>0.041679</text:p>
          </table:table-cell>
          <table:table-cell office:value-type="float" office:value="-0.24799" calcext:value-type="float">
            <text:p>-0.24799</text:p>
          </table:table-cell>
          <table:table-cell office:value-type="float" office:value="0.0073359" calcext:value-type="float">
            <text:p>0.0073359</text:p>
          </table:table-cell>
          <table:table-cell office:value-type="float" office:value="0" calcext:value-type="float">
            <text:p>0</text:p>
          </table:table-cell>
          <table:table-cell office:value-type="float" office:value="-2764.5" calcext:value-type="float">
            <text:p>-2764.5</text:p>
          </table:table-cell>
          <table:table-cell office:value-type="float" office:value="0.086179" calcext:value-type="float">
            <text:p>0.086179</text:p>
          </table:table-cell>
          <table:table-cell office:value-type="float" office:value="0.897" calcext:value-type="float">
            <text:p>0.897</text:p>
          </table:table-cell>
          <table:table-cell office:value-type="float" office:value="-0.030685" calcext:value-type="float">
            <text:p>-0.03068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0]-([$Sheet2.$B$2]*[.B200]+[$Sheet2.$B$3]))^2" office:value-type="float" office:value="0.000466516498091167" calcext:value-type="float">
            <text:p>0.000466516498091</text:p>
          </table:table-cell>
          <table:table-cell table:formula="of:=([.F200]-([$Sheet2.$B$7] +[$Sheet2.$B$8] * ([.B200] - [$Sheet2.$B$9])^2))^2" office:value-type="float" office:value="0.000054946428957729" calcext:value-type="float">
            <text:p>5.4946428957729E-05</text:p>
          </table:table-cell>
          <table:table-cell table:formula="of:=([.X200]-([.AE200]^2*([$Sheet2.$B$13]*([.B200] -[$Sheet2.$B$14])^2 +[$Sheet2.$B$15]*([.B200]-[$Sheet2.$B$14]) +[$Sheet2.$B$16])    ))^2" office:value-type="float" office:value="1.38318388109232" calcext:value-type="float">
            <text:p>1.38318388109232</text:p>
          </table:table-cell>
          <table:table-cell table:formula="of:=([.AG200]-([.AE200]^2*([$Sheet2.$B$20]*([.B200] -[$Sheet2.$B$21])^2 + [$Sheet2.$B$22]*([.B200]-[$Sheet2.$B$21]) + [$Sheet2.$B$23])    ))^2" office:value-type="float" office:value="5142.97910033636" calcext:value-type="float">
            <text:p>5142.97910033636</text:p>
          </table:table-cell>
          <table:table-cell table:formula="of:=([.AH200]-([.AE200]^2*([$Sheet2.$B$27]*([.B200] -[$Sheet2.$B$28])^2 +[$Sheet2.$B$29]*([.B200]-[$Sheet2.$B$28]) +[$Sheet2.$B$30])    ))^2" office:value-type="float" office:value="18682.8937203348" calcext:value-type="float">
            <text:p>18682.8937203348</text:p>
          </table:table-cell>
          <table:table-cell table:formula="of:=([.AI200]-([.AE200]^2*([$Sheet2.$B$34]*([.B200] - [$Sheet2.$B$35])^2 +[$Sheet2.$B$36]*([.B200]-[$Sheet2.$B$35]) +[$Sheet2.$B$37])    ))^2" office:value-type="float" office:value="192.709058086119" calcext:value-type="float">
            <text:p>192.709058086119</text:p>
          </table:table-cell>
          <table:table-cell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614" calcext:value-type="float">
            <text:p>-0.67614</text:p>
          </table:table-cell>
          <table:table-cell office:value-type="float" office:value="0.059963" calcext:value-type="float">
            <text:p>0.059963</text:p>
          </table:table-cell>
          <table:table-cell office:value-type="float" office:value="0.010555" calcext:value-type="float">
            <text:p>0.010555</text:p>
          </table:table-cell>
          <table:table-cell office:value-type="float" office:value="0.049408" calcext:value-type="float">
            <text:p>0.049408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2.7848" calcext:value-type="float">
            <text:p>-2.7848</text:p>
          </table:table-cell>
          <table:table-cell office:value-type="float" office:value="-0.069439" calcext:value-type="float">
            <text:p>-0.069439</text:p>
          </table:table-cell>
          <table:table-cell office:value-type="float" office:value="-2.7154" calcext:value-type="float">
            <text:p>-2.7154</text:p>
          </table:table-cell>
          <table:table-cell office:value-type="float" office:value="-0.31284" calcext:value-type="float">
            <text:p>-0.31284</text:p>
          </table:table-cell>
          <table:table-cell office:value-type="float" office:value="-0.040516" calcext:value-type="float">
            <text:p>-0.040516</text:p>
          </table:table-cell>
          <table:table-cell office:value-type="float" office:value="-0.0051994" calcext:value-type="float">
            <text:p>-0.0051994</text:p>
          </table:table-cell>
          <table:table-cell office:value-type="float" office:value="-0.035316" calcext:value-type="float">
            <text:p>-0.035316</text:p>
          </table:table-cell>
          <table:table-cell office:value-type="float" office:value="-11.276" calcext:value-type="float">
            <text:p>-11.276</text:p>
          </table:table-cell>
          <table:table-cell office:value-type="float" office:value="-9.2719" calcext:value-type="float">
            <text:p>-9.2719</text:p>
          </table:table-cell>
          <table:table-cell office:value-type="float" office:value="-1" calcext:value-type="float">
            <text:p>-1</text:p>
          </table:table-cell>
          <table:table-cell office:value-type="float" office:value="738.9" calcext:value-type="float">
            <text:p>738.9</text:p>
          </table:table-cell>
          <table:table-cell office:value-type="float" office:value="-168.24" calcext:value-type="float">
            <text:p>-168.24</text:p>
          </table:table-cell>
          <table:table-cell office:value-type="float" office:value="-10112" calcext:value-type="float">
            <text:p>-10112</text:p>
          </table:table-cell>
          <table:table-cell office:value-type="float" office:value="738.9" calcext:value-type="float">
            <text:p>738.9</text:p>
          </table:table-cell>
          <table:table-cell office:value-type="float" office:value="-168.24" calcext:value-type="float">
            <text:p>-168.24</text:p>
          </table:table-cell>
          <table:table-cell office:value-type="float" office:value="-10112" calcext:value-type="float">
            <text:p>-10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22" calcext:value-type="float">
            <text:p>19.922</text:p>
          </table:table-cell>
          <table:table-cell office:value-type="float" office:value="-0.94727" calcext:value-type="float">
            <text:p>-0.94727</text:p>
          </table:table-cell>
          <table:table-cell office:value-type="float" office:value="20" calcext:value-type="float">
            <text:p>20</text:p>
          </table:table-cell>
          <table:table-cell office:value-type="float" office:value="-5.068" calcext:value-type="float">
            <text:p>-5.068</text:p>
          </table:table-cell>
          <table:table-cell office:value-type="float" office:value="2339.3" calcext:value-type="float">
            <text:p>2339.3</text:p>
          </table:table-cell>
          <table:table-cell office:value-type="float" office:value="-6330.4" calcext:value-type="float">
            <text:p>-6330.4</text:p>
          </table:table-cell>
          <table:table-cell office:value-type="float" office:value="302.96" calcext:value-type="float">
            <text:p>302.96</text:p>
          </table:table-cell>
          <table:table-cell office:value-type="float" office:value="0.041086" calcext:value-type="float">
            <text:p>0.041086</text:p>
          </table:table-cell>
          <table:table-cell office:value-type="float" office:value="-0.24795" calcext:value-type="float">
            <text:p>-0.24795</text:p>
          </table:table-cell>
          <table:table-cell office:value-type="float" office:value="0.0061269" calcext:value-type="float">
            <text:p>0.0061269</text:p>
          </table:table-cell>
          <table:table-cell office:value-type="float" office:value="0" calcext:value-type="float">
            <text:p>0</text:p>
          </table:table-cell>
          <table:table-cell office:value-type="float" office:value="-2732.1" calcext:value-type="float">
            <text:p>-2732.1</text:p>
          </table:table-cell>
          <table:table-cell office:value-type="float" office:value="0.073823" calcext:value-type="float">
            <text:p>0.073823</text:p>
          </table:table-cell>
          <table:table-cell office:value-type="float" office:value="0.88358" calcext:value-type="float">
            <text:p>0.88358</text:p>
          </table:table-cell>
          <table:table-cell office:value-type="float" office:value="-0.02778" calcext:value-type="float">
            <text:p>-0.0277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1]-([$Sheet2.$B$2]*[.B201]+[$Sheet2.$B$3]))^2" office:value-type="float" office:value="0.000455658566209213" calcext:value-type="float">
            <text:p>0.000455658566209</text:p>
          </table:table-cell>
          <table:table-cell table:formula="of:=([.F201]-([$Sheet2.$B$7] +[$Sheet2.$B$8] * ([.B201] - [$Sheet2.$B$9])^2))^2" office:value-type="float" office:value="0.0000390485936652556" calcext:value-type="float">
            <text:p>3.90485936652556E-05</text:p>
          </table:table-cell>
          <table:table-cell table:formula="of:=([.X201]-([.AE201]^2*([$Sheet2.$B$13]*([.B201] -[$Sheet2.$B$14])^2 +[$Sheet2.$B$15]*([.B201]-[$Sheet2.$B$14]) +[$Sheet2.$B$16])    ))^2" office:value-type="float" office:value="0.274313804094846" calcext:value-type="float">
            <text:p>0.274313804094846</text:p>
          </table:table-cell>
          <table:table-cell table:formula="of:=([.AG201]-([.AE201]^2*([$Sheet2.$B$20]*([.B201] -[$Sheet2.$B$21])^2 + [$Sheet2.$B$22]*([.B201]-[$Sheet2.$B$21]) + [$Sheet2.$B$23])    ))^2" office:value-type="float" office:value="5241.11322009779" calcext:value-type="float">
            <text:p>5241.11322009779</text:p>
          </table:table-cell>
          <table:table-cell table:formula="of:=([.AH201]-([.AE201]^2*([$Sheet2.$B$27]*([.B201] -[$Sheet2.$B$28])^2 +[$Sheet2.$B$29]*([.B201]-[$Sheet2.$B$28]) +[$Sheet2.$B$30])    ))^2" office:value-type="float" office:value="21417.7599486474" calcext:value-type="float">
            <text:p>21417.7599486474</text:p>
          </table:table-cell>
          <table:table-cell table:formula="of:=([.AI201]-([.AE201]^2*([$Sheet2.$B$34]*([.B201] - [$Sheet2.$B$35])^2 +[$Sheet2.$B$36]*([.B201]-[$Sheet2.$B$35]) +[$Sheet2.$B$37])    ))^2" office:value-type="float" office:value="117.739988797951" calcext:value-type="float">
            <text:p>117.739988797951</text:p>
          </table:table-cell>
          <table:table-cell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571" calcext:value-type="float">
            <text:p>-0.61571</text:p>
          </table:table-cell>
          <table:table-cell office:value-type="float" office:value="0.051622" calcext:value-type="float">
            <text:p>0.051622</text:p>
          </table:table-cell>
          <table:table-cell office:value-type="float" office:value="0.0098564" calcext:value-type="float">
            <text:p>0.0098564</text:p>
          </table:table-cell>
          <table:table-cell office:value-type="float" office:value="0.041766" calcext:value-type="float">
            <text:p>0.041766</text:p>
          </table:table-cell>
          <table:table-cell office:value-type="float" office:value="-0.0099975" calcext:value-type="float">
            <text:p>-0.0099975</text:p>
          </table:table-cell>
          <table:table-cell office:value-type="float" office:value="-2.5205" calcext:value-type="float">
            <text:p>-2.5205</text:p>
          </table:table-cell>
          <table:table-cell office:value-type="float" office:value="-0.064845" calcext:value-type="float">
            <text:p>-0.064845</text:p>
          </table:table-cell>
          <table:table-cell office:value-type="float" office:value="-2.4557" calcext:value-type="float">
            <text:p>-2.4557</text:p>
          </table:table-cell>
          <table:table-cell office:value-type="float" office:value="-0.28533" calcext:value-type="float">
            <text:p>-0.28533</text:p>
          </table:table-cell>
          <table:table-cell office:value-type="float" office:value="-0.035122" calcext:value-type="float">
            <text:p>-0.035122</text:p>
          </table:table-cell>
          <table:table-cell office:value-type="float" office:value="-0.0048254" calcext:value-type="float">
            <text:p>-0.0048254</text:p>
          </table:table-cell>
          <table:table-cell office:value-type="float" office:value="-0.030296" calcext:value-type="float">
            <text:p>-0.030296</text:p>
          </table:table-cell>
          <table:table-cell office:value-type="float" office:value="-11.927" calcext:value-type="float">
            <text:p>-11.927</text:p>
          </table:table-cell>
          <table:table-cell office:value-type="float" office:value="-9.359" calcext:value-type="float">
            <text:p>-9.359</text:p>
          </table:table-cell>
          <table:table-cell office:value-type="float" office:value="-1" calcext:value-type="float">
            <text:p>-1</text:p>
          </table:table-cell>
          <table:table-cell office:value-type="float" office:value="624.61" calcext:value-type="float">
            <text:p>624.61</text:p>
          </table:table-cell>
          <table:table-cell office:value-type="float" office:value="-149.51" calcext:value-type="float">
            <text:p>-149.51</text:p>
          </table:table-cell>
          <table:table-cell office:value-type="float" office:value="-9208" calcext:value-type="float">
            <text:p>-9208</text:p>
          </table:table-cell>
          <table:table-cell office:value-type="float" office:value="624.61" calcext:value-type="float">
            <text:p>624.61</text:p>
          </table:table-cell>
          <table:table-cell office:value-type="float" office:value="-149.51" calcext:value-type="float">
            <text:p>-149.51</text:p>
          </table:table-cell>
          <table:table-cell office:value-type="float" office:value="-9208" calcext:value-type="float">
            <text:p>-9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3" calcext:value-type="float">
            <text:p>19.93</text:p>
          </table:table-cell>
          <table:table-cell office:value-type="float" office:value="-0.93846" calcext:value-type="float">
            <text:p>-0.93846</text:p>
          </table:table-cell>
          <table:table-cell office:value-type="float" office:value="20" calcext:value-type="float">
            <text:p>20</text:p>
          </table:table-cell>
          <table:table-cell office:value-type="float" office:value="-4.7926" calcext:value-type="float">
            <text:p>-4.7926</text:p>
          </table:table-cell>
          <table:table-cell office:value-type="float" office:value="2133.6" calcext:value-type="float">
            <text:p>2133.6</text:p>
          </table:table-cell>
          <table:table-cell office:value-type="float" office:value="-5729.5" calcext:value-type="float">
            <text:p>-5729.5</text:p>
          </table:table-cell>
          <table:table-cell office:value-type="float" office:value="262.62" calcext:value-type="float">
            <text:p>262.62</text:p>
          </table:table-cell>
          <table:table-cell office:value-type="float" office:value="0.040298" calcext:value-type="float">
            <text:p>0.040298</text:p>
          </table:table-cell>
          <table:table-cell office:value-type="float" office:value="-0.24791" calcext:value-type="float">
            <text:p>-0.24791</text:p>
          </table:table-cell>
          <table:table-cell office:value-type="float" office:value="0.0048312" calcext:value-type="float">
            <text:p>0.0048312</text:p>
          </table:table-cell>
          <table:table-cell office:value-type="float" office:value="0" calcext:value-type="float">
            <text:p>0</text:p>
          </table:table-cell>
          <table:table-cell office:value-type="float" office:value="-2706.7" calcext:value-type="float">
            <text:p>-2706.7</text:p>
          </table:table-cell>
          <table:table-cell office:value-type="float" office:value="0.06243" calcext:value-type="float">
            <text:p>0.06243</text:p>
          </table:table-cell>
          <table:table-cell office:value-type="float" office:value="0.86677" calcext:value-type="float">
            <text:p>0.86677</text:p>
          </table:table-cell>
          <table:table-cell office:value-type="float" office:value="-0.024812" calcext:value-type="float">
            <text:p>-0.0248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2]-([$Sheet2.$B$2]*[.B202]+[$Sheet2.$B$3]))^2" office:value-type="float" office:value="0.000430700619917464" calcext:value-type="float">
            <text:p>0.000430700619917</text:p>
          </table:table-cell>
          <table:table-cell table:formula="of:=([.F202]-([$Sheet2.$B$7] +[$Sheet2.$B$8] * ([.B202] - [$Sheet2.$B$9])^2))^2" office:value-type="float" office:value="0.0000275567852552208" calcext:value-type="float">
            <text:p>2.75567852552208E-05</text:p>
          </table:table-cell>
          <table:table-cell table:formula="of:=([.X202]-([.AE202]^2*([$Sheet2.$B$13]*([.B202] -[$Sheet2.$B$14])^2 +[$Sheet2.$B$15]*([.B202]-[$Sheet2.$B$14]) +[$Sheet2.$B$16])    ))^2" office:value-type="float" office:value="0.0169759598227312" calcext:value-type="float">
            <text:p>0.016975959822731</text:p>
          </table:table-cell>
          <table:table-cell table:formula="of:=([.AG202]-([.AE202]^2*([$Sheet2.$B$20]*([.B202] -[$Sheet2.$B$21])^2 + [$Sheet2.$B$22]*([.B202]-[$Sheet2.$B$21]) + [$Sheet2.$B$23])    ))^2" office:value-type="float" office:value="5179.56813387018" calcext:value-type="float">
            <text:p>5179.56813387018</text:p>
          </table:table-cell>
          <table:table-cell table:formula="of:=([.AH202]-([.AE202]^2*([$Sheet2.$B$27]*([.B202] -[$Sheet2.$B$28])^2 +[$Sheet2.$B$29]*([.B202]-[$Sheet2.$B$28]) +[$Sheet2.$B$30])    ))^2" office:value-type="float" office:value="22865.6971008642" calcext:value-type="float">
            <text:p>22865.6971008642</text:p>
          </table:table-cell>
          <table:table-cell table:formula="of:=([.AI202]-([.AE202]^2*([$Sheet2.$B$34]*([.B202] - [$Sheet2.$B$35])^2 +[$Sheet2.$B$36]*([.B202]-[$Sheet2.$B$35]) +[$Sheet2.$B$37])    ))^2" office:value-type="float" office:value="70.6391330504443" calcext:value-type="float">
            <text:p>70.6391330504443</text:p>
          </table:table-cell>
          <table:table-cell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5497" calcext:value-type="float">
            <text:p>-0.55497</text:p>
          </table:table-cell>
          <table:table-cell office:value-type="float" office:value="0.044075" calcext:value-type="float">
            <text:p>0.044075</text:p>
          </table:table-cell>
          <table:table-cell office:value-type="float" office:value="0.0092887" calcext:value-type="float">
            <text:p>0.0092887</text:p>
          </table:table-cell>
          <table:table-cell office:value-type="float" office:value="0.034786" calcext:value-type="float">
            <text:p>0.034786</text:p>
          </table:table-cell>
          <table:table-cell office:value-type="float" office:value="-0.008856" calcext:value-type="float">
            <text:p>-0.008856</text:p>
          </table:table-cell>
          <table:table-cell office:value-type="float" office:value="-2.2603" calcext:value-type="float">
            <text:p>-2.2603</text:p>
          </table:table-cell>
          <table:table-cell office:value-type="float" office:value="-0.06111" calcext:value-type="float">
            <text:p>-0.06111</text:p>
          </table:table-cell>
          <table:table-cell office:value-type="float" office:value="-2.1992" calcext:value-type="float">
            <text:p>-2.1992</text:p>
          </table:table-cell>
          <table:table-cell office:value-type="float" office:value="-0.25747" calcext:value-type="float">
            <text:p>-0.25747</text:p>
          </table:table-cell>
          <table:table-cell office:value-type="float" office:value="-0.030243" calcext:value-type="float">
            <text:p>-0.030243</text:p>
          </table:table-cell>
          <table:table-cell office:value-type="float" office:value="-0.0045249" calcext:value-type="float">
            <text:p>-0.0045249</text:p>
          </table:table-cell>
          <table:table-cell office:value-type="float" office:value="-0.025718" calcext:value-type="float">
            <text:p>-0.025718</text:p>
          </table:table-cell>
          <table:table-cell office:value-type="float" office:value="-12.591" calcext:value-type="float">
            <text:p>-12.591</text:p>
          </table:table-cell>
          <table:table-cell office:value-type="float" office:value="-9.3802" calcext:value-type="float">
            <text:p>-9.3802</text:p>
          </table:table-cell>
          <table:table-cell office:value-type="float" office:value="-1" calcext:value-type="float">
            <text:p>-1</text:p>
          </table:table-cell>
          <table:table-cell office:value-type="float" office:value="520.23" calcext:value-type="float">
            <text:p>520.23</text:p>
          </table:table-cell>
          <table:table-cell office:value-type="float" office:value="-132.44" calcext:value-type="float">
            <text:p>-132.44</text:p>
          </table:table-cell>
          <table:table-cell office:value-type="float" office:value="-8299.6" calcext:value-type="float">
            <text:p>-8299.6</text:p>
          </table:table-cell>
          <table:table-cell office:value-type="float" office:value="520.23" calcext:value-type="float">
            <text:p>520.23</text:p>
          </table:table-cell>
          <table:table-cell office:value-type="float" office:value="-132.44" calcext:value-type="float">
            <text:p>-132.44</text:p>
          </table:table-cell>
          <table:table-cell office:value-type="float" office:value="-8299.6" calcext:value-type="float">
            <text:p>-829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37" calcext:value-type="float">
            <text:p>19.937</text:p>
          </table:table-cell>
          <table:table-cell office:value-type="float" office:value="-0.93634" calcext:value-type="float">
            <text:p>-0.93634</text:p>
          </table:table-cell>
          <table:table-cell office:value-type="float" office:value="20" calcext:value-type="float">
            <text:p>20</text:p>
          </table:table-cell>
          <table:table-cell office:value-type="float" office:value="-4.5408" calcext:value-type="float">
            <text:p>-4.5408</text:p>
          </table:table-cell>
          <table:table-cell office:value-type="float" office:value="1925.2" calcext:value-type="float">
            <text:p>1925.2</text:p>
          </table:table-cell>
          <table:table-cell office:value-type="float" office:value="-5138.1" calcext:value-type="float">
            <text:p>-5138.1</text:p>
          </table:table-cell>
          <table:table-cell office:value-type="float" office:value="226.14" calcext:value-type="float">
            <text:p>226.14</text:p>
          </table:table-cell>
          <table:table-cell office:value-type="float" office:value="0.039257" calcext:value-type="float">
            <text:p>0.039257</text:p>
          </table:table-cell>
          <table:table-cell office:value-type="float" office:value="-0.24789" calcext:value-type="float">
            <text:p>-0.24789</text:p>
          </table:table-cell>
          <table:table-cell office:value-type="float" office:value="0.0034228" calcext:value-type="float">
            <text:p>0.0034228</text:p>
          </table:table-cell>
          <table:table-cell office:value-type="float" office:value="0" calcext:value-type="float">
            <text:p>0</text:p>
          </table:table-cell>
          <table:table-cell office:value-type="float" office:value="-2700.5" calcext:value-type="float">
            <text:p>-2700.5</text:p>
          </table:table-cell>
          <table:table-cell office:value-type="float" office:value="0.052016" calcext:value-type="float">
            <text:p>0.052016</text:p>
          </table:table-cell>
          <table:table-cell office:value-type="float" office:value="0.84548" calcext:value-type="float">
            <text:p>0.84548</text:p>
          </table:table-cell>
          <table:table-cell office:value-type="float" office:value="-0.021787" calcext:value-type="float">
            <text:p>-0.0217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3]-([$Sheet2.$B$2]*[.B203]+[$Sheet2.$B$3]))^2" office:value-type="float" office:value="0.000394042167304697" calcext:value-type="float">
            <text:p>0.000394042167305</text:p>
          </table:table-cell>
          <table:table-cell table:formula="of:=([.F203]-([$Sheet2.$B$7] +[$Sheet2.$B$8] * ([.B203] - [$Sheet2.$B$9])^2))^2" office:value-type="float" office:value="0.000018124524928692" calcext:value-type="float">
            <text:p>1.8124524928692E-05</text:p>
          </table:table-cell>
          <table:table-cell table:formula="of:=([.X203]-([.AE203]^2*([$Sheet2.$B$13]*([.B203] -[$Sheet2.$B$14])^2 +[$Sheet2.$B$15]*([.B203]-[$Sheet2.$B$14]) +[$Sheet2.$B$16])    ))^2" office:value-type="float" office:value="0.60223242473574" calcext:value-type="float">
            <text:p>0.60223242473574</text:p>
          </table:table-cell>
          <table:table-cell table:formula="of:=([.AG203]-([.AE203]^2*([$Sheet2.$B$20]*([.B203] -[$Sheet2.$B$21])^2 + [$Sheet2.$B$22]*([.B203]-[$Sheet2.$B$21]) + [$Sheet2.$B$23])    ))^2" office:value-type="float" office:value="4961.17615991497" calcext:value-type="float">
            <text:p>4961.17615991497</text:p>
          </table:table-cell>
          <table:table-cell table:formula="of:=([.AH203]-([.AE203]^2*([$Sheet2.$B$27]*([.B203] -[$Sheet2.$B$28])^2 +[$Sheet2.$B$29]*([.B203]-[$Sheet2.$B$28]) +[$Sheet2.$B$30])    ))^2" office:value-type="float" office:value="23680.0944182208" calcext:value-type="float">
            <text:p>23680.0944182208</text:p>
          </table:table-cell>
          <table:table-cell table:formula="of:=([.AI203]-([.AE203]^2*([$Sheet2.$B$34]*([.B203] - [$Sheet2.$B$35])^2 +[$Sheet2.$B$36]*([.B203]-[$Sheet2.$B$35]) +[$Sheet2.$B$37])    ))^2" office:value-type="float" office:value="34.1485730042167" calcext:value-type="float">
            <text:p>34.1485730042167</text:p>
          </table:table-cell>
          <table:table-cell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395" calcext:value-type="float">
            <text:p>-0.49395</text:p>
          </table:table-cell>
          <table:table-cell office:value-type="float" office:value="0.037253" calcext:value-type="float">
            <text:p>0.037253</text:p>
          </table:table-cell>
          <table:table-cell office:value-type="float" office:value="0.0087748" calcext:value-type="float">
            <text:p>0.0087748</text:p>
          </table:table-cell>
          <table:table-cell office:value-type="float" office:value="0.028479" calcext:value-type="float">
            <text:p>0.028479</text:p>
          </table:table-cell>
          <table:table-cell office:value-type="float" office:value="-0.0078266" calcext:value-type="float">
            <text:p>-0.0078266</text:p>
          </table:table-cell>
          <table:table-cell office:value-type="float" office:value="-2.0039" calcext:value-type="float">
            <text:p>-2.0039</text:p>
          </table:table-cell>
          <table:table-cell office:value-type="float" office:value="-0.057729" calcext:value-type="float">
            <text:p>-0.057729</text:p>
          </table:table-cell>
          <table:table-cell office:value-type="float" office:value="-1.9462" calcext:value-type="float">
            <text:p>-1.9462</text:p>
          </table:table-cell>
          <table:table-cell office:value-type="float" office:value="-0.22925" calcext:value-type="float">
            <text:p>-0.22925</text:p>
          </table:table-cell>
          <table:table-cell office:value-type="float" office:value="-0.02584" calcext:value-type="float">
            <text:p>-0.02584</text:p>
          </table:table-cell>
          <table:table-cell office:value-type="float" office:value="-0.0042554" calcext:value-type="float">
            <text:p>-0.0042554</text:p>
          </table:table-cell>
          <table:table-cell office:value-type="float" office:value="-0.021584" calcext:value-type="float">
            <text:p>-0.021584</text:p>
          </table:table-cell>
          <table:table-cell office:value-type="float" office:value="-13.259" calcext:value-type="float">
            <text:p>-13.259</text:p>
          </table:table-cell>
          <table:table-cell office:value-type="float" office:value="-9.3186" calcext:value-type="float">
            <text:p>-9.3186</text:p>
          </table:table-cell>
          <table:table-cell office:value-type="float" office:value="-1" calcext:value-type="float">
            <text:p>-1</text:p>
          </table:table-cell>
          <table:table-cell office:value-type="float" office:value="425.9" calcext:value-type="float">
            <text:p>425.9</text:p>
          </table:table-cell>
          <table:table-cell office:value-type="float" office:value="-117.05" calcext:value-type="float">
            <text:p>-117.05</text:p>
          </table:table-cell>
          <table:table-cell office:value-type="float" office:value="-7387" calcext:value-type="float">
            <text:p>-7387</text:p>
          </table:table-cell>
          <table:table-cell office:value-type="float" office:value="425.9" calcext:value-type="float">
            <text:p>425.9</text:p>
          </table:table-cell>
          <table:table-cell office:value-type="float" office:value="-117.05" calcext:value-type="float">
            <text:p>-117.05</text:p>
          </table:table-cell>
          <table:table-cell office:value-type="float" office:value="-7387" calcext:value-type="float">
            <text:p>-7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43" calcext:value-type="float">
            <text:p>19.943</text:p>
          </table:table-cell>
          <table:table-cell office:value-type="float" office:value="-0.94252" calcext:value-type="float">
            <text:p>-0.94252</text:p>
          </table:table-cell>
          <table:table-cell office:value-type="float" office:value="20" calcext:value-type="float">
            <text:p>20</text:p>
          </table:table-cell>
          <table:table-cell office:value-type="float" office:value="-4.3131" calcext:value-type="float">
            <text:p>-4.3131</text:p>
          </table:table-cell>
          <table:table-cell office:value-type="float" office:value="1714.2" calcext:value-type="float">
            <text:p>1714.2</text:p>
          </table:table-cell>
          <table:table-cell office:value-type="float" office:value="-4555.2" calcext:value-type="float">
            <text:p>-4555.2</text:p>
          </table:table-cell>
          <table:table-cell office:value-type="float" office:value="193.22" calcext:value-type="float">
            <text:p>193.22</text:p>
          </table:table-cell>
          <table:table-cell office:value-type="float" office:value="0.037876" calcext:value-type="float">
            <text:p>0.037876</text:p>
          </table:table-cell>
          <table:table-cell office:value-type="float" office:value="-0.24788" calcext:value-type="float">
            <text:p>-0.24788</text:p>
          </table:table-cell>
          <table:table-cell office:value-type="float" office:value="0.0018623" calcext:value-type="float">
            <text:p>0.0018623</text:p>
          </table:table-cell>
          <table:table-cell office:value-type="float" office:value="0" calcext:value-type="float">
            <text:p>0</text:p>
          </table:table-cell>
          <table:table-cell office:value-type="float" office:value="-2718.4" calcext:value-type="float">
            <text:p>-2718.4</text:p>
          </table:table-cell>
          <table:table-cell office:value-type="float" office:value="0.042597" calcext:value-type="float">
            <text:p>0.042597</text:p>
          </table:table-cell>
          <table:table-cell office:value-type="float" office:value="0.81811" calcext:value-type="float">
            <text:p>0.81811</text:p>
          </table:table-cell>
          <table:table-cell office:value-type="float" office:value="-0.018709" calcext:value-type="float">
            <text:p>-0.01870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4]-([$Sheet2.$B$2]*[.B204]+[$Sheet2.$B$3]))^2" office:value-type="float" office:value="0.000348481636652012" calcext:value-type="float">
            <text:p>0.000348481636652</text:p>
          </table:table-cell>
          <table:table-cell table:formula="of:=([.F204]-([$Sheet2.$B$7] +[$Sheet2.$B$8] * ([.B204] - [$Sheet2.$B$9])^2))^2" office:value-type="float" office:value="0.0000111649048649723" calcext:value-type="float">
            <text:p>1.11649048649723E-05</text:p>
          </table:table-cell>
          <table:table-cell table:formula="of:=([.X204]-([.AE204]^2*([$Sheet2.$B$13]*([.B204] -[$Sheet2.$B$14])^2 +[$Sheet2.$B$15]*([.B204]-[$Sheet2.$B$14]) +[$Sheet2.$B$16])    ))^2" office:value-type="float" office:value="1.94179720039321" calcext:value-type="float">
            <text:p>1.94179720039321</text:p>
          </table:table-cell>
          <table:table-cell table:formula="of:=([.AG204]-([.AE204]^2*([$Sheet2.$B$20]*([.B204] -[$Sheet2.$B$21])^2 + [$Sheet2.$B$22]*([.B204]-[$Sheet2.$B$21]) + [$Sheet2.$B$23])    ))^2" office:value-type="float" office:value="4609.69501553097" calcext:value-type="float">
            <text:p>4609.69501553097</text:p>
          </table:table-cell>
          <table:table-cell table:formula="of:=([.AH204]-([.AE204]^2*([$Sheet2.$B$27]*([.B204] -[$Sheet2.$B$28])^2 +[$Sheet2.$B$29]*([.B204]-[$Sheet2.$B$28]) +[$Sheet2.$B$30])    ))^2" office:value-type="float" office:value="23518.0580455884" calcext:value-type="float">
            <text:p>23518.0580455884</text:p>
          </table:table-cell>
          <table:table-cell table:formula="of:=([.AI204]-([.AE204]^2*([$Sheet2.$B$34]*([.B204] - [$Sheet2.$B$35])^2 +[$Sheet2.$B$36]*([.B204]-[$Sheet2.$B$35]) +[$Sheet2.$B$37])    ))^2" office:value-type="float" office:value="12.0250339731484" calcext:value-type="float">
            <text:p>12.0250339731484</text:p>
          </table:table-cell>
          <table:table-cell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266" calcext:value-type="float">
            <text:p>-0.43266</text:p>
          </table:table-cell>
          <table:table-cell office:value-type="float" office:value="0.031169" calcext:value-type="float">
            <text:p>0.031169</text:p>
          </table:table-cell>
          <table:table-cell office:value-type="float" office:value="0.0083186" calcext:value-type="float">
            <text:p>0.0083186</text:p>
          </table:table-cell>
          <table:table-cell office:value-type="float" office:value="0.022851" calcext:value-type="float">
            <text:p>0.022851</text:p>
          </table:table-cell>
          <table:table-cell office:value-type="float" office:value="-0.00691" calcext:value-type="float">
            <text:p>-0.00691</text:p>
          </table:table-cell>
          <table:table-cell office:value-type="float" office:value="-1.7515" calcext:value-type="float">
            <text:p>-1.7515</text:p>
          </table:table-cell>
          <table:table-cell office:value-type="float" office:value="-0.054727" calcext:value-type="float">
            <text:p>-0.054727</text:p>
          </table:table-cell>
          <table:table-cell office:value-type="float" office:value="-1.6968" calcext:value-type="float">
            <text:p>-1.6968</text:p>
          </table:table-cell>
          <table:table-cell office:value-type="float" office:value="-0.2007" calcext:value-type="float">
            <text:p>-0.2007</text:p>
          </table:table-cell>
          <table:table-cell office:value-type="float" office:value="-0.021915" calcext:value-type="float">
            <text:p>-0.021915</text:p>
          </table:table-cell>
          <table:table-cell office:value-type="float" office:value="-0.0040154" calcext:value-type="float">
            <text:p>-0.0040154</text:p>
          </table:table-cell>
          <table:table-cell office:value-type="float" office:value="-0.0179" calcext:value-type="float">
            <text:p>-0.0179</text:p>
          </table:table-cell>
          <table:table-cell office:value-type="float" office:value="-13.881" calcext:value-type="float">
            <text:p>-13.881</text:p>
          </table:table-cell>
          <table:table-cell office:value-type="float" office:value="-9.1305" calcext:value-type="float">
            <text:p>-9.1305</text:p>
          </table:table-cell>
          <table:table-cell office:value-type="float" office:value="-1" calcext:value-type="float">
            <text:p>-1</text:p>
          </table:table-cell>
          <table:table-cell office:value-type="float" office:value="341.73" calcext:value-type="float">
            <text:p>341.73</text:p>
          </table:table-cell>
          <table:table-cell office:value-type="float" office:value="-103.34" calcext:value-type="float">
            <text:p>-103.34</text:p>
          </table:table-cell>
          <table:table-cell office:value-type="float" office:value="-6470.4" calcext:value-type="float">
            <text:p>-6470.4</text:p>
          </table:table-cell>
          <table:table-cell office:value-type="float" office:value="341.73" calcext:value-type="float">
            <text:p>341.73</text:p>
          </table:table-cell>
          <table:table-cell office:value-type="float" office:value="-103.34" calcext:value-type="float">
            <text:p>-103.34</text:p>
          </table:table-cell>
          <table:table-cell office:value-type="float" office:value="-6470.4" calcext:value-type="float">
            <text:p>-647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48" calcext:value-type="float">
            <text:p>19.948</text:p>
          </table:table-cell>
          <table:table-cell office:value-type="float" office:value="-0.96195" calcext:value-type="float">
            <text:p>-0.96195</text:p>
          </table:table-cell>
          <table:table-cell office:value-type="float" office:value="20" calcext:value-type="float">
            <text:p>20</text:p>
          </table:table-cell>
          <table:table-cell office:value-type="float" office:value="-4.1205" calcext:value-type="float">
            <text:p>-4.1205</text:p>
          </table:table-cell>
          <table:table-cell office:value-type="float" office:value="1500.8" calcext:value-type="float">
            <text:p>1500.8</text:p>
          </table:table-cell>
          <table:table-cell office:value-type="float" office:value="-3981.4" calcext:value-type="float">
            <text:p>-3981.4</text:p>
          </table:table-cell>
          <table:table-cell office:value-type="float" office:value="163.87" calcext:value-type="float">
            <text:p>163.87</text:p>
          </table:table-cell>
          <table:table-cell office:value-type="float" office:value="0.036017" calcext:value-type="float">
            <text:p>0.036017</text:p>
          </table:table-cell>
          <table:table-cell office:value-type="float" office:value="-0.24788" calcext:value-type="float">
            <text:p>-0.24788</text:p>
          </table:table-cell>
          <table:table-cell table:style-name="ce1" office:value-type="float" office:value="0.00008763" calcext:value-type="float">
            <text:p>8.76E-05</text:p>
          </table:table-cell>
          <table:table-cell office:value-type="float" office:value="0" calcext:value-type="float">
            <text:p>0</text:p>
          </table:table-cell>
          <table:table-cell office:value-type="float" office:value="-2774.4" calcext:value-type="float">
            <text:p>-2774.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78229" calcext:value-type="float">
            <text:p>0.78229</text:p>
          </table:table-cell>
          <table:table-cell office:value-type="float" office:value="-0.015583" calcext:value-type="float">
            <text:p>-0.0155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5]-([$Sheet2.$B$2]*[.B205]+[$Sheet2.$B$3]))^2" office:value-type="float" office:value="0.000296350383219716" calcext:value-type="float">
            <text:p>0.00029635038322</text:p>
          </table:table-cell>
          <table:table-cell table:formula="of:=([.F205]-([$Sheet2.$B$7] +[$Sheet2.$B$8] * ([.B205] - [$Sheet2.$B$9])^2))^2" office:value-type="float" office:value="0.00000619393271114418" calcext:value-type="float">
            <text:p>6.19393271114418E-06</text:p>
          </table:table-cell>
          <table:table-cell table:formula="of:=([.X205]-([.AE205]^2*([$Sheet2.$B$13]*([.B205] -[$Sheet2.$B$14])^2 +[$Sheet2.$B$15]*([.B205]-[$Sheet2.$B$14]) +[$Sheet2.$B$16])    ))^2" office:value-type="float" office:value="3.93083863620104" calcext:value-type="float">
            <text:p>3.93083863620104</text:p>
          </table:table-cell>
          <table:table-cell table:formula="of:=([.AG205]-([.AE205]^2*([$Sheet2.$B$20]*([.B205] -[$Sheet2.$B$21])^2 + [$Sheet2.$B$22]*([.B205]-[$Sheet2.$B$21]) + [$Sheet2.$B$23])    ))^2" office:value-type="float" office:value="4166.25965187775" calcext:value-type="float">
            <text:p>4166.25965187775</text:p>
          </table:table-cell>
          <table:table-cell table:formula="of:=([.AH205]-([.AE205]^2*([$Sheet2.$B$27]*([.B205] -[$Sheet2.$B$28])^2 +[$Sheet2.$B$29]*([.B205]-[$Sheet2.$B$28]) +[$Sheet2.$B$30])    ))^2" office:value-type="float" office:value="22569.6217781818" calcext:value-type="float">
            <text:p>22569.6217781818</text:p>
          </table:table-cell>
          <table:table-cell table:formula="of:=([.AI205]-([.AE205]^2*([$Sheet2.$B$34]*([.B205] - [$Sheet2.$B$35])^2 +[$Sheet2.$B$36]*([.B205]-[$Sheet2.$B$35]) +[$Sheet2.$B$37])    ))^2" office:value-type="float" office:value="1.60481795076766" calcext:value-type="float">
            <text:p>1.60481795076766</text:p>
          </table:table-cell>
          <table:table-cell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114" calcext:value-type="float">
            <text:p>-0.37114</text:p>
          </table:table-cell>
          <table:table-cell office:value-type="float" office:value="0.025831" calcext:value-type="float">
            <text:p>0.025831</text:p>
          </table:table-cell>
          <table:table-cell office:value-type="float" office:value="0.0079212" calcext:value-type="float">
            <text:p>0.0079212</text:p>
          </table:table-cell>
          <table:table-cell office:value-type="float" office:value="0.01791" calcext:value-type="float">
            <text:p>0.01791</text:p>
          </table:table-cell>
          <table:table-cell office:value-type="float" office:value="-0.0061072" calcext:value-type="float">
            <text:p>-0.0061072</text:p>
          </table:table-cell>
          <table:table-cell office:value-type="float" office:value="-1.5032" calcext:value-type="float">
            <text:p>-1.5032</text:p>
          </table:table-cell>
          <table:table-cell office:value-type="float" office:value="-0.052113" calcext:value-type="float">
            <text:p>-0.052113</text:p>
          </table:table-cell>
          <table:table-cell office:value-type="float" office:value="-1.451" calcext:value-type="float">
            <text:p>-1.451</text:p>
          </table:table-cell>
          <table:table-cell office:value-type="float" office:value="-0.17183" calcext:value-type="float">
            <text:p>-0.17183</text:p>
          </table:table-cell>
          <table:table-cell office:value-type="float" office:value="-0.018478" calcext:value-type="float">
            <text:p>-0.018478</text:p>
          </table:table-cell>
          <table:table-cell office:value-type="float" office:value="-0.0038091" calcext:value-type="float">
            <text:p>-0.0038091</text:p>
          </table:table-cell>
          <table:table-cell office:value-type="float" office:value="-0.014669" calcext:value-type="float">
            <text:p>-0.014669</text:p>
          </table:table-cell>
          <table:table-cell office:value-type="float" office:value="-14.368" calcext:value-type="float">
            <text:p>-14.368</text:p>
          </table:table-cell>
          <table:table-cell office:value-type="float" office:value="-8.7532" calcext:value-type="float">
            <text:p>-8.7532</text:p>
          </table:table-cell>
          <table:table-cell office:value-type="float" office:value="-1" calcext:value-type="float">
            <text:p>-1</text:p>
          </table:table-cell>
          <table:table-cell office:value-type="float" office:value="267.85" calcext:value-type="float">
            <text:p>267.85</text:p>
          </table:table-cell>
          <table:table-cell office:value-type="float" office:value="-91.332" calcext:value-type="float">
            <text:p>-91.332</text:p>
          </table:table-cell>
          <table:table-cell office:value-type="float" office:value="-5550.4" calcext:value-type="float">
            <text:p>-5550.4</text:p>
          </table:table-cell>
          <table:table-cell office:value-type="float" office:value="267.85" calcext:value-type="float">
            <text:p>267.85</text:p>
          </table:table-cell>
          <table:table-cell office:value-type="float" office:value="-91.332" calcext:value-type="float">
            <text:p>-91.332</text:p>
          </table:table-cell>
          <table:table-cell office:value-type="float" office:value="-5550.4" calcext:value-type="float">
            <text:p>-555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52" calcext:value-type="float">
            <text:p>19.952</text:p>
          </table:table-cell>
          <table:table-cell office:value-type="float" office:value="-1.0034" calcext:value-type="float">
            <text:p>-1.0034</text:p>
          </table:table-cell>
          <table:table-cell office:value-type="float" office:value="20" calcext:value-type="float">
            <text:p>20</text:p>
          </table:table-cell>
          <table:table-cell office:value-type="float" office:value="-3.9813" calcext:value-type="float">
            <text:p>-3.9813</text:p>
          </table:table-cell>
          <table:table-cell office:value-type="float" office:value="1284.8" calcext:value-type="float">
            <text:p>1284.8</text:p>
          </table:table-cell>
          <table:table-cell office:value-type="float" office:value="-3416.9" calcext:value-type="float">
            <text:p>-3416.9</text:p>
          </table:table-cell>
          <table:table-cell office:value-type="float" office:value="138.17" calcext:value-type="float">
            <text:p>138.17</text:p>
          </table:table-cell>
          <table:table-cell office:value-type="float" office:value="0.03345" calcext:value-type="float">
            <text:p>0.03345</text:p>
          </table:table-cell>
          <table:table-cell office:value-type="float" office:value="-0.2479" calcext:value-type="float">
            <text:p>-0.2479</text:p>
          </table:table-cell>
          <table:table-cell office:value-type="float" office:value="-0.0020053" calcext:value-type="float">
            <text:p>-0.0020053</text:p>
          </table:table-cell>
          <table:table-cell office:value-type="float" office:value="0" calcext:value-type="float">
            <text:p>0</text:p>
          </table:table-cell>
          <table:table-cell office:value-type="float" office:value="-2894" calcext:value-type="float">
            <text:p>-2894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73444" calcext:value-type="float">
            <text:p>0.73444</text:p>
          </table:table-cell>
          <table:table-cell office:value-type="float" office:value="-0.012415" calcext:value-type="float">
            <text:p>-0.0124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6]-([$Sheet2.$B$2]*[.B206]+[$Sheet2.$B$3]))^2" office:value-type="float" office:value="0.000241242955533309" calcext:value-type="float">
            <text:p>0.000241242955533</text:p>
          </table:table-cell>
          <table:table-cell table:formula="of:=([.F206]-([$Sheet2.$B$7] +[$Sheet2.$B$8] * ([.B206] - [$Sheet2.$B$9])^2))^2" office:value-type="float" office:value="0.00000286082272122682" calcext:value-type="float">
            <text:p>2.86082272122682E-06</text:p>
          </table:table-cell>
          <table:table-cell table:formula="of:=([.X206]-([.AE206]^2*([$Sheet2.$B$13]*([.B206] -[$Sheet2.$B$14])^2 +[$Sheet2.$B$15]*([.B206]-[$Sheet2.$B$14]) +[$Sheet2.$B$16])    ))^2" office:value-type="float" office:value="6.35789996299758" calcext:value-type="float">
            <text:p>6.35789996299758</text:p>
          </table:table-cell>
          <table:table-cell table:formula="of:=([.AG206]-([.AE206]^2*([$Sheet2.$B$20]*([.B206] -[$Sheet2.$B$21])^2 + [$Sheet2.$B$22]*([.B206]-[$Sheet2.$B$21]) + [$Sheet2.$B$23])    ))^2" office:value-type="float" office:value="3622.971118606" calcext:value-type="float">
            <text:p>3622.971118606</text:p>
          </table:table-cell>
          <table:table-cell table:formula="of:=([.AH206]-([.AE206]^2*([$Sheet2.$B$27]*([.B206] -[$Sheet2.$B$28])^2 +[$Sheet2.$B$29]*([.B206]-[$Sheet2.$B$28]) +[$Sheet2.$B$30])    ))^2" office:value-type="float" office:value="20941.3039661581" calcext:value-type="float">
            <text:p>20941.3039661581</text:p>
          </table:table-cell>
          <table:table-cell table:formula="of:=([.AI206]-([.AE206]^2*([$Sheet2.$B$34]*([.B206] - [$Sheet2.$B$35])^2 +[$Sheet2.$B$36]*([.B206]-[$Sheet2.$B$35]) +[$Sheet2.$B$37])    ))^2" office:value-type="float" office:value="0.703952721946502" calcext:value-type="float">
            <text:p>0.703952721946502</text:p>
          </table:table-cell>
          <table:table-cell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942" calcext:value-type="float">
            <text:p>-0.30942</text:p>
          </table:table-cell>
          <table:table-cell office:value-type="float" office:value="0.021215" calcext:value-type="float">
            <text:p>0.021215</text:p>
          </table:table-cell>
          <table:table-cell office:value-type="float" office:value="0.0075511" calcext:value-type="float">
            <text:p>0.0075511</text:p>
          </table:table-cell>
          <table:table-cell office:value-type="float" office:value="0.013663" calcext:value-type="float">
            <text:p>0.013663</text:p>
          </table:table-cell>
          <table:table-cell office:value-type="float" office:value="-0.0054186" calcext:value-type="float">
            <text:p>-0.0054186</text:p>
          </table:table-cell>
          <table:table-cell office:value-type="float" office:value="-1.2589" calcext:value-type="float">
            <text:p>-1.2589</text:p>
          </table:table-cell>
          <table:table-cell office:value-type="float" office:value="-0.049678" calcext:value-type="float">
            <text:p>-0.049678</text:p>
          </table:table-cell>
          <table:table-cell office:value-type="float" office:value="-1.2092" calcext:value-type="float">
            <text:p>-1.2092</text:p>
          </table:table-cell>
          <table:table-cell office:value-type="float" office:value="-0.14263" calcext:value-type="float">
            <text:p>-0.14263</text:p>
          </table:table-cell>
          <table:table-cell office:value-type="float" office:value="-0.015511" calcext:value-type="float">
            <text:p>-0.015511</text:p>
          </table:table-cell>
          <table:table-cell office:value-type="float" office:value="-0.0036171" calcext:value-type="float">
            <text:p>-0.0036171</text:p>
          </table:table-cell>
          <table:table-cell office:value-type="float" office:value="-0.011894" calcext:value-type="float">
            <text:p>-0.011894</text:p>
          </table:table-cell>
          <table:table-cell office:value-type="float" office:value="-14.585" calcext:value-type="float">
            <text:p>-14.585</text:p>
          </table:table-cell>
          <table:table-cell office:value-type="float" office:value="-8.1131" calcext:value-type="float">
            <text:p>-8.1131</text:p>
          </table:table-cell>
          <table:table-cell office:value-type="float" office:value="-1" calcext:value-type="float">
            <text:p>-1</text:p>
          </table:table-cell>
          <table:table-cell office:value-type="float" office:value="204.34" calcext:value-type="float">
            <text:p>204.34</text:p>
          </table:table-cell>
          <table:table-cell office:value-type="float" office:value="-81.035" calcext:value-type="float">
            <text:p>-81.035</text:p>
          </table:table-cell>
          <table:table-cell office:value-type="float" office:value="-4627.4" calcext:value-type="float">
            <text:p>-4627.4</text:p>
          </table:table-cell>
          <table:table-cell office:value-type="float" office:value="204.34" calcext:value-type="float">
            <text:p>204.34</text:p>
          </table:table-cell>
          <table:table-cell office:value-type="float" office:value="-81.035" calcext:value-type="float">
            <text:p>-81.035</text:p>
          </table:table-cell>
          <table:table-cell office:value-type="float" office:value="-4627.4" calcext:value-type="float">
            <text:p>-4627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53" calcext:value-type="float">
            <text:p>19.953</text:p>
          </table:table-cell>
          <table:table-cell office:value-type="float" office:value="-1.0826" calcext:value-type="float">
            <text:p>-1.0826</text:p>
          </table:table-cell>
          <table:table-cell office:value-type="float" office:value="20" calcext:value-type="float">
            <text:p>20</text:p>
          </table:table-cell>
          <table:table-cell office:value-type="float" office:value="-3.9222" calcext:value-type="float">
            <text:p>-3.9222</text:p>
          </table:table-cell>
          <table:table-cell office:value-type="float" office:value="1066.5" calcext:value-type="float">
            <text:p>1066.5</text:p>
          </table:table-cell>
          <table:table-cell office:value-type="float" office:value="-2861.6" calcext:value-type="float">
            <text:p>-2861.6</text:p>
          </table:table-cell>
          <table:table-cell office:value-type="float" office:value="115.98" calcext:value-type="float">
            <text:p>115.98</text:p>
          </table:table-cell>
          <table:table-cell office:value-type="float" office:value="0.029761" calcext:value-type="float">
            <text:p>0.029761</text:p>
          </table:table-cell>
          <table:table-cell office:value-type="float" office:value="-0.24796" calcext:value-type="float">
            <text:p>-0.24796</text:p>
          </table:table-cell>
          <table:table-cell office:value-type="float" office:value="-0.0046045" calcext:value-type="float">
            <text:p>-0.0046045</text:p>
          </table:table-cell>
          <table:table-cell office:value-type="float" office:value="0" calcext:value-type="float">
            <text:p>0</text:p>
          </table:table-cell>
          <table:table-cell office:value-type="float" office:value="-3122.3" calcext:value-type="float">
            <text:p>-3122.3</text:p>
          </table:table-cell>
          <table:table-cell office:value-type="float" office:value="0.020447" calcext:value-type="float">
            <text:p>0.020447</text:p>
          </table:table-cell>
          <table:table-cell office:value-type="float" office:value="0.66912" calcext:value-type="float">
            <text:p>0.66912</text:p>
          </table:table-cell>
          <table:table-cell office:value-type="float" office:value="-0.0092086" calcext:value-type="float">
            <text:p>-0.009208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7]-([$Sheet2.$B$2]*[.B207]+[$Sheet2.$B$3]))^2" office:value-type="float" office:value="0.000186299712402778" calcext:value-type="float">
            <text:p>0.000186299712403</text:p>
          </table:table-cell>
          <table:table-cell table:formula="of:=([.F207]-([$Sheet2.$B$7] +[$Sheet2.$B$8] * ([.B207] - [$Sheet2.$B$9])^2))^2" office:value-type="float" office:value="0.000000947310641920157" calcext:value-type="float">
            <text:p>9.47310641920157E-07</text:p>
          </table:table-cell>
          <table:table-cell table:formula="of:=([.X207]-([.AE207]^2*([$Sheet2.$B$13]*([.B207] -[$Sheet2.$B$14])^2 +[$Sheet2.$B$15]*([.B207]-[$Sheet2.$B$14]) +[$Sheet2.$B$16])    ))^2" office:value-type="float" office:value="9.00626497857046" calcext:value-type="float">
            <text:p>9.00626497857046</text:p>
          </table:table-cell>
          <table:table-cell table:formula="of:=([.AG207]-([.AE207]^2*([$Sheet2.$B$20]*([.B207] -[$Sheet2.$B$21])^2 + [$Sheet2.$B$22]*([.B207]-[$Sheet2.$B$21]) + [$Sheet2.$B$23])    ))^2" office:value-type="float" office:value="3039.13945926204" calcext:value-type="float">
            <text:p>3039.13945926204</text:p>
          </table:table-cell>
          <table:table-cell table:formula="of:=([.AH207]-([.AE207]^2*([$Sheet2.$B$27]*([.B207] -[$Sheet2.$B$28])^2 +[$Sheet2.$B$29]*([.B207]-[$Sheet2.$B$28]) +[$Sheet2.$B$30])    ))^2" office:value-type="float" office:value="18685.1458169514" calcext:value-type="float">
            <text:p>18685.1458169514</text:p>
          </table:table-cell>
          <table:table-cell table:formula="of:=([.AI207]-([.AE207]^2*([$Sheet2.$B$34]*([.B207] - [$Sheet2.$B$35])^2 +[$Sheet2.$B$36]*([.B207]-[$Sheet2.$B$35]) +[$Sheet2.$B$37])    ))^2" office:value-type="float" office:value="7.34293974421922" calcext:value-type="float">
            <text:p>7.34293974421922</text:p>
          </table:table-cell>
          <table:table-cell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752" calcext:value-type="float">
            <text:p>-0.24752</text:p>
          </table:table-cell>
          <table:table-cell office:value-type="float" office:value="0.017339" calcext:value-type="float">
            <text:p>0.017339</text:p>
          </table:table-cell>
          <table:table-cell office:value-type="float" office:value="0.0072218" calcext:value-type="float">
            <text:p>0.0072218</text:p>
          </table:table-cell>
          <table:table-cell office:value-type="float" office:value="0.010117" calcext:value-type="float">
            <text:p>0.010117</text:p>
          </table:table-cell>
          <table:table-cell office:value-type="float" office:value="-0.004845" calcext:value-type="float">
            <text:p>-0.004845</text:p>
          </table:table-cell>
          <table:table-cell office:value-type="float" office:value="-1.0188" calcext:value-type="float">
            <text:p>-1.0188</text:p>
          </table:table-cell>
          <table:table-cell office:value-type="float" office:value="-0.047512" calcext:value-type="float">
            <text:p>-0.047512</text:p>
          </table:table-cell>
          <table:table-cell office:value-type="float" office:value="-0.97131" calcext:value-type="float">
            <text:p>-0.97131</text:p>
          </table:table-cell>
          <table:table-cell office:value-type="float" office:value="-0.11313" calcext:value-type="float">
            <text:p>-0.11313</text:p>
          </table:table-cell>
          <table:table-cell office:value-type="float" office:value="-0.013025" calcext:value-type="float">
            <text:p>-0.013025</text:p>
          </table:table-cell>
          <table:table-cell office:value-type="float" office:value="-0.0034466" calcext:value-type="float">
            <text:p>-0.0034466</text:p>
          </table:table-cell>
          <table:table-cell office:value-type="float" office:value="-0.009578" calcext:value-type="float">
            <text:p>-0.009578</text:p>
          </table:table-cell>
          <table:table-cell office:value-type="float" office:value="-14.275" calcext:value-type="float">
            <text:p>-14.275</text:p>
          </table:table-cell>
          <table:table-cell office:value-type="float" office:value="-7.1021" calcext:value-type="float">
            <text:p>-7.1021</text:p>
          </table:table-cell>
          <table:table-cell office:value-type="float" office:value="-1" calcext:value-type="float">
            <text:p>-1</text:p>
          </table:table-cell>
          <table:table-cell office:value-type="float" office:value="151.3" calcext:value-type="float">
            <text:p>151.3</text:p>
          </table:table-cell>
          <table:table-cell office:value-type="float" office:value="-72.457" calcext:value-type="float">
            <text:p>-72.457</text:p>
          </table:table-cell>
          <table:table-cell office:value-type="float" office:value="-3701.6" calcext:value-type="float">
            <text:p>-3701.6</text:p>
          </table:table-cell>
          <table:table-cell office:value-type="float" office:value="151.3" calcext:value-type="float">
            <text:p>151.3</text:p>
          </table:table-cell>
          <table:table-cell office:value-type="float" office:value="-72.457" calcext:value-type="float">
            <text:p>-72.457</text:p>
          </table:table-cell>
          <table:table-cell office:value-type="float" office:value="-3701.6" calcext:value-type="float">
            <text:p>-370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51" calcext:value-type="float">
            <text:p>19.951</text:p>
          </table:table-cell>
          <table:table-cell office:value-type="float" office:value="-1.2367" calcext:value-type="float">
            <text:p>-1.2367</text:p>
          </table:table-cell>
          <table:table-cell office:value-type="float" office:value="20" calcext:value-type="float">
            <text:p>20</text:p>
          </table:table-cell>
          <table:table-cell office:value-type="float" office:value="-4.0071" calcext:value-type="float">
            <text:p>-4.0071</text:p>
          </table:table-cell>
          <table:table-cell office:value-type="float" office:value="845.94" calcext:value-type="float">
            <text:p>845.94</text:p>
          </table:table-cell>
          <table:table-cell office:value-type="float" office:value="-2315.9" calcext:value-type="float">
            <text:p>-2315.9</text:p>
          </table:table-cell>
          <table:table-cell office:value-type="float" office:value="97.391" calcext:value-type="float">
            <text:p>97.391</text:p>
          </table:table-cell>
          <table:table-cell office:value-type="float" office:value="0.024118" calcext:value-type="float">
            <text:p>0.024118</text:p>
          </table:table-cell>
          <table:table-cell office:value-type="float" office:value="-0.24805" calcext:value-type="float">
            <text:p>-0.24805</text:p>
          </table:table-cell>
          <table:table-cell office:value-type="float" office:value="-0.0080878" calcext:value-type="float">
            <text:p>-0.0080878</text:p>
          </table:table-cell>
          <table:table-cell office:value-type="float" office:value="0" calcext:value-type="float">
            <text:p>0</text:p>
          </table:table-cell>
          <table:table-cell office:value-type="float" office:value="-3566.8" calcext:value-type="float">
            <text:p>-3566.8</text:p>
          </table:table-cell>
          <table:table-cell office:value-type="float" office:value="0.015138" calcext:value-type="float">
            <text:p>0.015138</text:p>
          </table:table-cell>
          <table:table-cell office:value-type="float" office:value="0.57827" calcext:value-type="float">
            <text:p>0.57827</text:p>
          </table:table-cell>
          <table:table-cell office:value-type="float" office:value="-0.0059697" calcext:value-type="float">
            <text:p>-0.00596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8]-([$Sheet2.$B$2]*[.B208]+[$Sheet2.$B$3]))^2" office:value-type="float" office:value="0.00013424310617579" calcext:value-type="float">
            <text:p>0.000134243106176</text:p>
          </table:table-cell>
          <table:table-cell table:formula="of:=([.F208]-([$Sheet2.$B$7] +[$Sheet2.$B$8] * ([.B208] - [$Sheet2.$B$9])^2))^2" office:value-type="float" office:value="0.000000100151857571703" calcext:value-type="float">
            <text:p>1.00151857571703E-07</text:p>
          </table:table-cell>
          <table:table-cell table:formula="of:=([.X208]-([.AE208]^2*([$Sheet2.$B$13]*([.B208] -[$Sheet2.$B$14])^2 +[$Sheet2.$B$15]*([.B208]-[$Sheet2.$B$14]) +[$Sheet2.$B$16])    ))^2" office:value-type="float" office:value="11.6506391778144" calcext:value-type="float">
            <text:p>11.6506391778144</text:p>
          </table:table-cell>
          <table:table-cell table:formula="of:=([.AG208]-([.AE208]^2*([$Sheet2.$B$20]*([.B208] -[$Sheet2.$B$21])^2 + [$Sheet2.$B$22]*([.B208]-[$Sheet2.$B$21]) + [$Sheet2.$B$23])    ))^2" office:value-type="float" office:value="2440.19964097315" calcext:value-type="float">
            <text:p>2440.19964097315</text:p>
          </table:table-cell>
          <table:table-cell table:formula="of:=([.AH208]-([.AE208]^2*([$Sheet2.$B$27]*([.B208] -[$Sheet2.$B$28])^2 +[$Sheet2.$B$29]*([.B208]-[$Sheet2.$B$28]) +[$Sheet2.$B$30])    ))^2" office:value-type="float" office:value="16022.3542549383" calcext:value-type="float">
            <text:p>16022.3542549383</text:p>
          </table:table-cell>
          <table:table-cell table:formula="of:=([.AI208]-([.AE208]^2*([$Sheet2.$B$34]*([.B208] - [$Sheet2.$B$35])^2 +[$Sheet2.$B$36]*([.B208]-[$Sheet2.$B$35]) +[$Sheet2.$B$37])    ))^2" office:value-type="float" office:value="19.6824165341238" calcext:value-type="float">
            <text:p>19.6824165341238</text:p>
          </table:table-cell>
          <table:table-cell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546" calcext:value-type="float">
            <text:p>-0.18546</text:p>
          </table:table-cell>
          <table:table-cell office:value-type="float" office:value="0.014201" calcext:value-type="float">
            <text:p>0.014201</text:p>
          </table:table-cell>
          <table:table-cell office:value-type="float" office:value="0.0069251" calcext:value-type="float">
            <text:p>0.0069251</text:p>
          </table:table-cell>
          <table:table-cell office:value-type="float" office:value="0.0072758" calcext:value-type="float">
            <text:p>0.0072758</text:p>
          </table:table-cell>
          <table:table-cell office:value-type="float" office:value="-0.0043869" calcext:value-type="float">
            <text:p>-0.0043869</text:p>
          </table:table-cell>
          <table:table-cell office:value-type="float" office:value="-0.78312" calcext:value-type="float">
            <text:p>-0.78312</text:p>
          </table:table-cell>
          <table:table-cell office:value-type="float" office:value="-0.04556" calcext:value-type="float">
            <text:p>-0.04556</text:p>
          </table:table-cell>
          <table:table-cell office:value-type="float" office:value="-0.73756" calcext:value-type="float">
            <text:p>-0.73756</text:p>
          </table:table-cell>
          <table:table-cell office:value-type="float" office:value="-0.083335" calcext:value-type="float">
            <text:p>-0.083335</text:p>
          </table:table-cell>
          <table:table-cell office:value-type="float" office:value="-0.011017" calcext:value-type="float">
            <text:p>-0.011017</text:p>
          </table:table-cell>
          <table:table-cell office:value-type="float" office:value="-0.0032931" calcext:value-type="float">
            <text:p>-0.0032931</text:p>
          </table:table-cell>
          <table:table-cell office:value-type="float" office:value="-0.007724" calcext:value-type="float">
            <text:p>-0.007724</text:p>
          </table:table-cell>
          <table:table-cell office:value-type="float" office:value="-13.06" calcext:value-type="float">
            <text:p>-13.06</text:p>
          </table:table-cell>
          <table:table-cell office:value-type="float" office:value="-5.6243" calcext:value-type="float">
            <text:p>-5.6243</text:p>
          </table:table-cell>
          <table:table-cell office:value-type="float" office:value="-1" calcext:value-type="float">
            <text:p>-1</text:p>
          </table:table-cell>
          <table:table-cell office:value-type="float" office:value="108.81" calcext:value-type="float">
            <text:p>108.81</text:p>
          </table:table-cell>
          <table:table-cell office:value-type="float" office:value="-65.605" calcext:value-type="float">
            <text:p>-65.605</text:p>
          </table:table-cell>
          <table:table-cell office:value-type="float" office:value="-2773.6" calcext:value-type="float">
            <text:p>-2773.6</text:p>
          </table:table-cell>
          <table:table-cell office:value-type="float" office:value="108.81" calcext:value-type="float">
            <text:p>108.81</text:p>
          </table:table-cell>
          <table:table-cell office:value-type="float" office:value="-65.605" calcext:value-type="float">
            <text:p>-65.605</text:p>
          </table:table-cell>
          <table:table-cell office:value-type="float" office:value="-2773.6" calcext:value-type="float">
            <text:p>-277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42" calcext:value-type="float">
            <text:p>19.942</text:p>
          </table:table-cell>
          <table:table-cell office:value-type="float" office:value="-1.5616" calcext:value-type="float">
            <text:p>-1.5616</text:p>
          </table:table-cell>
          <table:table-cell office:value-type="float" office:value="20" calcext:value-type="float">
            <text:p>20</text:p>
          </table:table-cell>
          <table:table-cell office:value-type="float" office:value="-4.3786" calcext:value-type="float">
            <text:p>-4.3786</text:p>
          </table:table-cell>
          <table:table-cell office:value-type="float" office:value="623.14" calcext:value-type="float">
            <text:p>623.14</text:p>
          </table:table-cell>
          <table:table-cell office:value-type="float" office:value="-1780.1" calcext:value-type="float">
            <text:p>-1780.1</text:p>
          </table:table-cell>
          <table:table-cell office:value-type="float" office:value="82.381" calcext:value-type="float">
            <text:p>82.381</text:p>
          </table:table-cell>
          <table:table-cell office:value-type="float" office:value="0.014577" calcext:value-type="float">
            <text:p>0.014577</text:p>
          </table:table-cell>
          <table:table-cell office:value-type="float" office:value="-0.24824" calcext:value-type="float">
            <text:p>-0.24824</text:p>
          </table:table-cell>
          <table:table-cell office:value-type="float" office:value="-0.013341" calcext:value-type="float">
            <text:p>-0.013341</text:p>
          </table:table-cell>
          <table:table-cell office:value-type="float" office:value="0" calcext:value-type="float">
            <text:p>0</text:p>
          </table:table-cell>
          <table:table-cell office:value-type="float" office:value="-4503.9" calcext:value-type="float">
            <text:p>-4503.9</text:p>
          </table:table-cell>
          <table:table-cell office:value-type="float" office:value="0.010882" calcext:value-type="float">
            <text:p>0.010882</text:p>
          </table:table-cell>
          <table:table-cell office:value-type="float" office:value="0.45144" calcext:value-type="float">
            <text:p>0.45144</text:p>
          </table:table-cell>
          <table:table-cell office:value-type="float" office:value="-0.0027035" calcext:value-type="float">
            <text:p>-0.00270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09]-([$Sheet2.$B$2]*[.B209]+[$Sheet2.$B$3]))^2" office:value-type="float" office:value="0.0000876751359948945" calcext:value-type="float">
            <text:p>8.76751359948945E-05</text:p>
          </table:table-cell>
          <table:table-cell table:formula="of:=([.F209]-([$Sheet2.$B$7] +[$Sheet2.$B$8] * ([.B209] - [$Sheet2.$B$9])^2))^2" office:value-type="float" office:value="0.0000000767824754126672" calcext:value-type="float">
            <text:p>7.67824754126672E-08</text:p>
          </table:table-cell>
          <table:table-cell table:formula="of:=([.X209]-([.AE209]^2*([$Sheet2.$B$13]*([.B209] -[$Sheet2.$B$14])^2 +[$Sheet2.$B$15]*([.B209]-[$Sheet2.$B$14]) +[$Sheet2.$B$16])    ))^2" office:value-type="float" office:value="14.0719928439389" calcext:value-type="float">
            <text:p>14.0719928439389</text:p>
          </table:table-cell>
          <table:table-cell table:formula="of:=([.AG209]-([.AE209]^2*([$Sheet2.$B$20]*([.B209] -[$Sheet2.$B$21])^2 + [$Sheet2.$B$22]*([.B209]-[$Sheet2.$B$21]) + [$Sheet2.$B$23])    ))^2" office:value-type="float" office:value="1850.81334704778" calcext:value-type="float">
            <text:p>1850.81334704778</text:p>
          </table:table-cell>
          <table:table-cell table:formula="of:=([.AH209]-([.AE209]^2*([$Sheet2.$B$27]*([.B209] -[$Sheet2.$B$28])^2 +[$Sheet2.$B$29]*([.B209]-[$Sheet2.$B$28]) +[$Sheet2.$B$30])    ))^2" office:value-type="float" office:value="13148.8786504059" calcext:value-type="float">
            <text:p>13148.8786504059</text:p>
          </table:table-cell>
          <table:table-cell table:formula="of:=([.AI209]-([.AE209]^2*([$Sheet2.$B$34]*([.B209] - [$Sheet2.$B$35])^2 +[$Sheet2.$B$36]*([.B209]-[$Sheet2.$B$35]) +[$Sheet2.$B$37])    ))^2" office:value-type="float" office:value="35.9654724468038" calcext:value-type="float">
            <text:p>35.9654724468038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329" calcext:value-type="float">
            <text:p>-0.12329</text:p>
          </table:table-cell>
          <table:table-cell office:value-type="float" office:value="0.011802" calcext:value-type="float">
            <text:p>0.011802</text:p>
          </table:table-cell>
          <table:table-cell office:value-type="float" office:value="0.0066575" calcext:value-type="float">
            <text:p>0.0066575</text:p>
          </table:table-cell>
          <table:table-cell office:value-type="float" office:value="0.0051447" calcext:value-type="float">
            <text:p>0.0051447</text:p>
          </table:table-cell>
          <table:table-cell office:value-type="float" office:value="-0.0040445" calcext:value-type="float">
            <text:p>-0.0040445</text:p>
          </table:table-cell>
          <table:table-cell office:value-type="float" office:value="-0.55185" calcext:value-type="float">
            <text:p>-0.55185</text:p>
          </table:table-cell>
          <table:table-cell office:value-type="float" office:value="-0.0438" calcext:value-type="float">
            <text:p>-0.0438</text:p>
          </table:table-cell>
          <table:table-cell office:value-type="float" office:value="-0.50805" calcext:value-type="float">
            <text:p>-0.50805</text:p>
          </table:table-cell>
          <table:table-cell office:value-type="float" office:value="-0.053254" calcext:value-type="float">
            <text:p>-0.053254</text:p>
          </table:table-cell>
          <table:table-cell office:value-type="float" office:value="-0.0094889" calcext:value-type="float">
            <text:p>-0.0094889</text:p>
          </table:table-cell>
          <table:table-cell office:value-type="float" office:value="-0.0031548" calcext:value-type="float">
            <text:p>-0.0031548</text:p>
          </table:table-cell>
          <table:table-cell office:value-type="float" office:value="-0.006334" calcext:value-type="float">
            <text:p>-0.006334</text:p>
          </table:table-cell>
          <table:table-cell office:value-type="float" office:value="-10.446" calcext:value-type="float">
            <text:p>-10.446</text:p>
          </table:table-cell>
          <table:table-cell office:value-type="float" office:value="-3.6678" calcext:value-type="float">
            <text:p>-3.6678</text:p>
          </table:table-cell>
          <table:table-cell office:value-type="float" office:value="-1" calcext:value-type="float">
            <text:p>-1</text:p>
          </table:table-cell>
          <table:table-cell office:value-type="float" office:value="76.939" calcext:value-type="float">
            <text:p>76.939</text:p>
          </table:table-cell>
          <table:table-cell office:value-type="float" office:value="-60.486" calcext:value-type="float">
            <text:p>-60.486</text:p>
          </table:table-cell>
          <table:table-cell office:value-type="float" office:value="-1843.7" calcext:value-type="float">
            <text:p>-1843.7</text:p>
          </table:table-cell>
          <table:table-cell office:value-type="float" office:value="76.939" calcext:value-type="float">
            <text:p>76.939</text:p>
          </table:table-cell>
          <table:table-cell office:value-type="float" office:value="-60.486" calcext:value-type="float">
            <text:p>-60.486</text:p>
          </table:table-cell>
          <table:table-cell office:value-type="float" office:value="-1843.7" calcext:value-type="float">
            <text:p>-184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09" calcext:value-type="float">
            <text:p>19.909</text:p>
          </table:table-cell>
          <table:table-cell office:value-type="float" office:value="-2.3946" calcext:value-type="float">
            <text:p>-2.3946</text:p>
          </table:table-cell>
          <table:table-cell office:value-type="float" office:value="20" calcext:value-type="float">
            <text:p>20</text:p>
          </table:table-cell>
          <table:table-cell office:value-type="float" office:value="-5.4683" calcext:value-type="float">
            <text:p>-5.4683</text:p>
          </table:table-cell>
          <table:table-cell office:value-type="float" office:value="398.21" calcext:value-type="float">
            <text:p>398.21</text:p>
          </table:table-cell>
          <table:table-cell office:value-type="float" office:value="-1254.4" calcext:value-type="float">
            <text:p>-1254.4</text:p>
          </table:table-cell>
          <table:table-cell office:value-type="float" office:value="70.953" calcext:value-type="float">
            <text:p>70.953</text:p>
          </table:table-cell>
          <table:table-cell office:value-type="float" office:value="-0.0047441" calcext:value-type="float">
            <text:p>-0.0047441</text:p>
          </table:table-cell>
          <table:table-cell office:value-type="float" office:value="-0.24865" calcext:value-type="float">
            <text:p>-0.24865</text:p>
          </table:table-cell>
          <table:table-cell office:value-type="float" office:value="-0.023041" calcext:value-type="float">
            <text:p>-0.023041</text:p>
          </table:table-cell>
          <table:table-cell office:value-type="float" office:value="0" calcext:value-type="float">
            <text:p>0</text:p>
          </table:table-cell>
          <table:table-cell office:value-type="float" office:value="-6906.5" calcext:value-type="float">
            <text:p>-6906.5</text:p>
          </table:table-cell>
          <table:table-cell office:value-type="float" office:value="0.0076819" calcext:value-type="float">
            <text:p>0.0076819</text:p>
          </table:table-cell>
          <table:table-cell office:value-type="float" office:value="0.28212" calcext:value-type="float">
            <text:p>0.28212</text:p>
          </table:table-cell>
          <table:table-cell office:value-type="float" office:value="0.00058488" calcext:value-type="float">
            <text:p>0.0005848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0]-([$Sheet2.$B$2]*[.B210]+[$Sheet2.$B$3]))^2" office:value-type="float" office:value="0.0000494302878576021" calcext:value-type="float">
            <text:p>4.94302878576021E-05</text:p>
          </table:table-cell>
          <table:table-cell table:formula="of:=([.F210]-([$Sheet2.$B$7] +[$Sheet2.$B$8] * ([.B210] - [$Sheet2.$B$9])^2))^2" office:value-type="float" office:value="0.00000065350090933534" calcext:value-type="float">
            <text:p>6.5350090933534E-07</text:p>
          </table:table-cell>
          <table:table-cell table:formula="of:=([.X210]-([.AE210]^2*([$Sheet2.$B$13]*([.B210] -[$Sheet2.$B$14])^2 +[$Sheet2.$B$15]*([.B210]-[$Sheet2.$B$14]) +[$Sheet2.$B$16])    ))^2" office:value-type="float" office:value="16.0635083668297" calcext:value-type="float">
            <text:p>16.0635083668297</text:p>
          </table:table-cell>
          <table:table-cell table:formula="of:=([.AG210]-([.AE210]^2*([$Sheet2.$B$20]*([.B210] -[$Sheet2.$B$21])^2 + [$Sheet2.$B$22]*([.B210]-[$Sheet2.$B$21]) + [$Sheet2.$B$23])    ))^2" office:value-type="float" office:value="1303.67939675023" calcext:value-type="float">
            <text:p>1303.67939675023</text:p>
          </table:table-cell>
          <table:table-cell table:formula="of:=([.AH210]-([.AE210]^2*([$Sheet2.$B$27]*([.B210] -[$Sheet2.$B$28])^2 +[$Sheet2.$B$29]*([.B210]-[$Sheet2.$B$28]) +[$Sheet2.$B$30])    ))^2" office:value-type="float" office:value="10233.5448205419" calcext:value-type="float">
            <text:p>10233.5448205419</text:p>
          </table:table-cell>
          <table:table-cell table:formula="of:=([.AI210]-([.AE210]^2*([$Sheet2.$B$34]*([.B210] - [$Sheet2.$B$35])^2 +[$Sheet2.$B$36]*([.B210]-[$Sheet2.$B$35]) +[$Sheet2.$B$37])    ))^2" office:value-type="float" office:value="54.6814562767681" calcext:value-type="float">
            <text:p>54.6814562767681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1013" calcext:value-type="float">
            <text:p>-0.061013</text:p>
          </table:table-cell>
          <table:table-cell office:value-type="float" office:value="0.01015" calcext:value-type="float">
            <text:p>0.01015</text:p>
          </table:table-cell>
          <table:table-cell office:value-type="float" office:value="0.006422" calcext:value-type="float">
            <text:p>0.006422</text:p>
          </table:table-cell>
          <table:table-cell office:value-type="float" office:value="0.0037275" calcext:value-type="float">
            <text:p>0.0037275</text:p>
          </table:table-cell>
          <table:table-cell office:value-type="float" office:value="-0.0038183" calcext:value-type="float">
            <text:p>-0.0038183</text:p>
          </table:table-cell>
          <table:table-cell office:value-type="float" office:value="-0.32516" calcext:value-type="float">
            <text:p>-0.32516</text:p>
          </table:table-cell>
          <table:table-cell office:value-type="float" office:value="-0.04225" calcext:value-type="float">
            <text:p>-0.04225</text:p>
          </table:table-cell>
          <table:table-cell office:value-type="float" office:value="-0.28291" calcext:value-type="float">
            <text:p>-0.28291</text:p>
          </table:table-cell>
          <table:table-cell office:value-type="float" office:value="-0.022899" calcext:value-type="float">
            <text:p>-0.022899</text:p>
          </table:table-cell>
          <table:table-cell office:value-type="float" office:value="-0.0084433" calcext:value-type="float">
            <text:p>-0.0084433</text:p>
          </table:table-cell>
          <table:table-cell office:value-type="float" office:value="-0.0030333" calcext:value-type="float">
            <text:p>-0.0030333</text:p>
          </table:table-cell>
          <table:table-cell office:value-type="float" office:value="-0.00541" calcext:value-type="float">
            <text:p>-0.00541</text:p>
          </table:table-cell>
          <table:table-cell office:value-type="float" office:value="-6.0114" calcext:value-type="float">
            <text:p>-6.0114</text:p>
          </table:table-cell>
          <table:table-cell office:value-type="float" office:value="-1.4849" calcext:value-type="float">
            <text:p>-1.4849</text:p>
          </table:table-cell>
          <table:table-cell office:value-type="float" office:value="-1" calcext:value-type="float">
            <text:p>-1</text:p>
          </table:table-cell>
          <table:table-cell office:value-type="float" office:value="55.745" calcext:value-type="float">
            <text:p>55.745</text:p>
          </table:table-cell>
          <table:table-cell office:value-type="float" office:value="-57.103" calcext:value-type="float">
            <text:p>-57.103</text:p>
          </table:table-cell>
          <table:table-cell office:value-type="float" office:value="-912.45" calcext:value-type="float">
            <text:p>-912.45</text:p>
          </table:table-cell>
          <table:table-cell office:value-type="float" office:value="55.745" calcext:value-type="float">
            <text:p>55.745</text:p>
          </table:table-cell>
          <table:table-cell office:value-type="float" office:value="-57.103" calcext:value-type="float">
            <text:p>-57.103</text:p>
          </table:table-cell>
          <table:table-cell office:value-type="float" office:value="-912.45" calcext:value-type="float">
            <text:p>-912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29" calcext:value-type="float">
            <text:p>19.729</text:p>
          </table:table-cell>
          <table:table-cell office:value-type="float" office:value="-5.915" calcext:value-type="float">
            <text:p>-5.915</text:p>
          </table:table-cell>
          <table:table-cell office:value-type="float" office:value="20" calcext:value-type="float">
            <text:p>20</text:p>
          </table:table-cell>
          <table:table-cell office:value-type="float" office:value="-9.4447" calcext:value-type="float">
            <text:p>-9.4447</text:p>
          </table:table-cell>
          <table:table-cell office:value-type="float" office:value="171.22" calcext:value-type="float">
            <text:p>171.22</text:p>
          </table:table-cell>
          <table:table-cell office:value-type="float" office:value="-739.15" calcext:value-type="float">
            <text:p>-739.15</text:p>
          </table:table-cell>
          <table:table-cell office:value-type="float" office:value="63.135" calcext:value-type="float">
            <text:p>63.135</text:p>
          </table:table-cell>
          <table:table-cell office:value-type="float" office:value="-0.063757" calcext:value-type="float">
            <text:p>-0.063757</text:p>
          </table:table-cell>
          <table:table-cell office:value-type="float" office:value="-0.24994" calcext:value-type="float">
            <text:p>-0.24994</text:p>
          </table:table-cell>
          <table:table-cell office:value-type="float" office:value="-0.050811" calcext:value-type="float">
            <text:p>-0.050811</text:p>
          </table:table-cell>
          <table:table-cell office:value-type="float" office:value="0" calcext:value-type="float">
            <text:p>0</text:p>
          </table:table-cell>
          <table:table-cell office:value-type="float" office:value="-17060" calcext:value-type="float">
            <text:p>-17060</text:p>
          </table:table-cell>
          <table:table-cell office:value-type="float" office:value="0.0055155" calcext:value-type="float">
            <text:p>0.0055155</text:p>
          </table:table-cell>
          <table:table-cell office:value-type="float" office:value="0.095367" calcext:value-type="float">
            <text:p>0.095367</text:p>
          </table:table-cell>
          <table:table-cell office:value-type="float" office:value="0.00389" calcext:value-type="float">
            <text:p>0.003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1]-([$Sheet2.$B$2]*[.B211]+[$Sheet2.$B$3]))^2" office:value-type="float" office:value="0.0000210757672458422" calcext:value-type="float">
            <text:p>2.10757672458422E-05</text:p>
          </table:table-cell>
          <table:table-cell table:formula="of:=([.F211]-([$Sheet2.$B$7] +[$Sheet2.$B$8] * ([.B211] - [$Sheet2.$B$9])^2))^2" office:value-type="float" office:value="0.00000165231687150931" calcext:value-type="float">
            <text:p>1.65231687150931E-06</text:p>
          </table:table-cell>
          <table:table-cell table:formula="of:=([.X211]-([.AE211]^2*([$Sheet2.$B$13]*([.B211] -[$Sheet2.$B$14])^2 +[$Sheet2.$B$15]*([.B211]-[$Sheet2.$B$14]) +[$Sheet2.$B$16])    ))^2" office:value-type="float" office:value="17.4748982205008" calcext:value-type="float">
            <text:p>17.4748982205008</text:p>
          </table:table-cell>
          <table:table-cell table:formula="of:=([.AG211]-([.AE211]^2*([$Sheet2.$B$20]*([.B211] -[$Sheet2.$B$21])^2 + [$Sheet2.$B$22]*([.B211]-[$Sheet2.$B$21]) + [$Sheet2.$B$23])    ))^2" office:value-type="float" office:value="825.104850037864" calcext:value-type="float">
            <text:p>825.104850037864</text:p>
          </table:table-cell>
          <table:table-cell table:formula="of:=([.AH211]-([.AE211]^2*([$Sheet2.$B$27]*([.B211] -[$Sheet2.$B$28])^2 +[$Sheet2.$B$29]*([.B211]-[$Sheet2.$B$28]) +[$Sheet2.$B$30])    ))^2" office:value-type="float" office:value="7466.11997708109" calcext:value-type="float">
            <text:p>7466.11997708109</text:p>
          </table:table-cell>
          <table:table-cell table:formula="of:=([.AI211]-([.AE211]^2*([$Sheet2.$B$34]*([.B211] - [$Sheet2.$B$35])^2 +[$Sheet2.$B$36]*([.B211]-[$Sheet2.$B$35]) +[$Sheet2.$B$37])    ))^2" office:value-type="float" office:value="74.9470110627698" calcext:value-type="float">
            <text:p>74.9470110627698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273" calcext:value-type="float">
            <text:p>0.0013273</text:p>
          </table:table-cell>
          <table:table-cell office:value-type="float" office:value="0.0092477" calcext:value-type="float">
            <text:p>0.0092477</text:p>
          </table:table-cell>
          <table:table-cell office:value-type="float" office:value="0.0062204" calcext:value-type="float">
            <text:p>0.0062204</text:p>
          </table:table-cell>
          <table:table-cell office:value-type="float" office:value="0.0030274" calcext:value-type="float">
            <text:p>0.0030274</text:p>
          </table:table-cell>
          <table:table-cell office:value-type="float" office:value="-0.0037085" calcext:value-type="float">
            <text:p>-0.0037085</text:p>
          </table:table-cell>
          <table:table-cell office:value-type="float" office:value="-0.10318" calcext:value-type="float">
            <text:p>-0.10318</text:p>
          </table:table-cell>
          <table:table-cell office:value-type="float" office:value="-0.040923" calcext:value-type="float">
            <text:p>-0.040923</text:p>
          </table:table-cell>
          <table:table-cell office:value-type="float" office:value="-0.06226" calcext:value-type="float">
            <text:p>-0.06226</text:p>
          </table:table-cell>
          <table:table-cell office:value-type="float" office:value="0.0077193" calcext:value-type="float">
            <text:p>0.0077193</text:p>
          </table:table-cell>
          <table:table-cell office:value-type="float" office:value="-0.0078829" calcext:value-type="float">
            <text:p>-0.0078829</text:p>
          </table:table-cell>
          <table:table-cell office:value-type="float" office:value="-0.0029295" calcext:value-type="float">
            <text:p>-0.0029295</text:p>
          </table:table-cell>
          <table:table-cell office:value-type="float" office:value="-0.0049534" calcext:value-type="float">
            <text:p>-0.0049534</text:p>
          </table:table-cell>
          <table:table-cell office:value-type="float" office:value="0.14352" calcext:value-type="float">
            <text:p>0.14352</text:p>
          </table:table-cell>
          <table:table-cell office:value-type="float" office:value="0.0052287" calcext:value-type="float">
            <text:p>0.0052287</text:p>
          </table:table-cell>
          <table:table-cell office:value-type="float" office:value="27.449" calcext:value-type="float">
            <text:p>27.449</text:p>
          </table:table-cell>
          <table:table-cell office:value-type="float" office:value="45.274" calcext:value-type="float">
            <text:p>45.274</text:p>
          </table:table-cell>
          <table:table-cell office:value-type="float" office:value="-55.461" calcext:value-type="float">
            <text:p>-55.461</text:p>
          </table:table-cell>
          <table:table-cell office:value-type="float" office:value="19.849" calcext:value-type="float">
            <text:p>19.849</text:p>
          </table:table-cell>
          <table:table-cell office:value-type="float" office:value="45.274" calcext:value-type="float">
            <text:p>45.274</text:p>
          </table:table-cell>
          <table:table-cell office:value-type="float" office:value="-55.461" calcext:value-type="float">
            <text:p>-55.461</text:p>
          </table:table-cell>
          <table:table-cell office:value-type="float" office:value="19.849" calcext:value-type="float">
            <text:p>19.8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413" calcext:value-type="float">
            <text:p>2.8413</text:p>
          </table:table-cell>
          <table:table-cell office:value-type="float" office:value="1679.8" calcext:value-type="float">
            <text:p>1679.8</text:p>
          </table:table-cell>
          <table:table-cell office:value-type="float" office:value="20" calcext:value-type="float">
            <text:p>20</text:p>
          </table:table-cell>
          <table:table-cell office:value-type="float" office:value="81.833" calcext:value-type="float">
            <text:p>81.833</text:p>
          </table:table-cell>
          <table:table-cell office:value-type="float" office:value="-57.721" calcext:value-type="float">
            <text:p>-57.721</text:p>
          </table:table-cell>
          <table:table-cell office:value-type="float" office:value="-234.55" calcext:value-type="float">
            <text:p>-234.55</text:p>
          </table:table-cell>
          <table:table-cell office:value-type="float" office:value="58.945" calcext:value-type="float">
            <text:p>58.945</text:p>
          </table:table-cell>
          <table:table-cell office:value-type="float" office:value="5.4296" calcext:value-type="float">
            <text:p>5.4296</text:p>
          </table:table-cell>
          <table:table-cell office:value-type="float" office:value="-0.12909" calcext:value-type="float">
            <text:p>-0.12909</text:p>
          </table:table-cell>
          <table:table-cell office:value-type="float" office:value="2.4501" calcext:value-type="float">
            <text:p>2.450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844700" calcext:value-type="float">
            <text:p>4.84E+06</text:p>
          </table:table-cell>
          <table:table-cell office:value-type="float" office:value="0.00064513" calcext:value-type="float">
            <text:p>0.00064513</text:p>
          </table:table-cell>
          <table:table-cell table:style-name="ce1" office:value-type="float" office:value="0.000055567" calcext:value-type="float">
            <text:p>5.56E-05</text:p>
          </table:table-cell>
          <table:table-cell office:value-type="float" office:value="0.0072065" calcext:value-type="float">
            <text:p>0.007206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2]-([$Sheet2.$B$2]*[.B212]+[$Sheet2.$B$3]))^2" office:value-type="float" office:value="0.00000435850216274341" calcext:value-type="float">
            <text:p>4.35850216274341E-06</text:p>
          </table:table-cell>
          <table:table-cell table:formula="of:=([.F212]-([$Sheet2.$B$7] +[$Sheet2.$B$8] * ([.B212] - [$Sheet2.$B$9])^2))^2" office:value-type="float" office:value="0.00000292714036207639" calcext:value-type="float">
            <text:p>2.92714036207639E-06</text:p>
          </table:table-cell>
          <table:table-cell table:formula="of:=([.X212]-([.AE212]^2*([$Sheet2.$B$13]*([.B212] -[$Sheet2.$B$14])^2 +[$Sheet2.$B$15]*([.B212]-[$Sheet2.$B$14]) +[$Sheet2.$B$16])    ))^2" office:value-type="float" office:value="18.1763229545747" calcext:value-type="float">
            <text:p>18.1763229545747</text:p>
          </table:table-cell>
          <table:table-cell table:formula="of:=([.AG212]-([.AE212]^2*([$Sheet2.$B$20]*([.B212] -[$Sheet2.$B$21])^2 + [$Sheet2.$B$22]*([.B212]-[$Sheet2.$B$21]) + [$Sheet2.$B$23])    ))^2" office:value-type="float" office:value="440.348952267778" calcext:value-type="float">
            <text:p>440.348952267778</text:p>
          </table:table-cell>
          <table:table-cell table:formula="of:=([.AH212]-([.AE212]^2*([$Sheet2.$B$27]*([.B212] -[$Sheet2.$B$28])^2 +[$Sheet2.$B$29]*([.B212]-[$Sheet2.$B$28]) +[$Sheet2.$B$30])    ))^2" office:value-type="float" office:value="4985.17103959415" calcext:value-type="float">
            <text:p>4985.17103959415</text:p>
          </table:table-cell>
          <table:table-cell table:formula="of:=([.AI212]-([.AE212]^2*([$Sheet2.$B$34]*([.B212] - [$Sheet2.$B$35])^2 +[$Sheet2.$B$36]*([.B212]-[$Sheet2.$B$35]) +[$Sheet2.$B$37])    ))^2" office:value-type="float" office:value="96.0915802163009" calcext:value-type="float">
            <text:p>96.0915802163009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707" calcext:value-type="float">
            <text:p>0.063707</text:p>
          </table:table-cell>
          <table:table-cell office:value-type="float" office:value="0.0090936" calcext:value-type="float">
            <text:p>0.0090936</text:p>
          </table:table-cell>
          <table:table-cell office:value-type="float" office:value="0.006047" calcext:value-type="float">
            <text:p>0.006047</text:p>
          </table:table-cell>
          <table:table-cell office:value-type="float" office:value="0.0030467" calcext:value-type="float">
            <text:p>0.0030467</text:p>
          </table:table-cell>
          <table:table-cell office:value-type="float" office:value="-0.0037152" calcext:value-type="float">
            <text:p>-0.0037152</text:p>
          </table:table-cell>
          <table:table-cell office:value-type="float" office:value="0.11401" calcext:value-type="float">
            <text:p>0.11401</text:p>
          </table:table-cell>
          <table:table-cell office:value-type="float" office:value="-0.039783" calcext:value-type="float">
            <text:p>-0.03978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038588" calcext:value-type="float">
            <text:p>0.038588</text:p>
          </table:table-cell>
          <table:table-cell office:value-type="float" office:value="-0.0078059" calcext:value-type="float">
            <text:p>-0.0078059</text:p>
          </table:table-cell>
          <table:table-cell office:value-type="float" office:value="-0.0028405" calcext:value-type="float">
            <text:p>-0.0028405</text:p>
          </table:table-cell>
          <table:table-cell office:value-type="float" office:value="-0.0049654" calcext:value-type="float">
            <text:p>-0.0049654</text:p>
          </table:table-cell>
          <table:table-cell office:value-type="float" office:value="7.0057" calcext:value-type="float">
            <text:p>7.0057</text:p>
          </table:table-cell>
          <table:table-cell office:value-type="float" office:value="1.7682" calcext:value-type="float">
            <text:p>1.7682</text:p>
          </table:table-cell>
          <table:table-cell office:value-type="float" office:value="3.9619" calcext:value-type="float">
            <text:p>3.9619</text:p>
          </table:table-cell>
          <table:table-cell office:value-type="float" office:value="45.563" calcext:value-type="float">
            <text:p>45.563</text:p>
          </table:table-cell>
          <table:table-cell office:value-type="float" office:value="-55.561" calcext:value-type="float">
            <text:p>-55.561</text:p>
          </table:table-cell>
          <table:table-cell office:value-type="float" office:value="952.74" calcext:value-type="float">
            <text:p>952.74</text:p>
          </table:table-cell>
          <table:table-cell office:value-type="float" office:value="45.563" calcext:value-type="float">
            <text:p>45.563</text:p>
          </table:table-cell>
          <table:table-cell office:value-type="float" office:value="-55.561" calcext:value-type="float">
            <text:p>-55.561</text:p>
          </table:table-cell>
          <table:table-cell office:value-type="float" office:value="952.74" calcext:value-type="float">
            <text:p>952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99" calcext:value-type="float">
            <text:p>19.799</text:p>
          </table:table-cell>
          <table:table-cell office:value-type="float" office:value="4.9671" calcext:value-type="float">
            <text:p>4.9671</text:p>
          </table:table-cell>
          <table:table-cell office:value-type="float" office:value="20" calcext:value-type="float">
            <text:p>20</text:p>
          </table:table-cell>
          <table:table-cell office:value-type="float" office:value="8.1236" calcext:value-type="float">
            <text:p>8.1236</text:p>
          </table:table-cell>
          <table:table-cell office:value-type="float" office:value="-288.54" calcext:value-type="float">
            <text:p>-288.54</text:p>
          </table:table-cell>
          <table:table-cell office:value-type="float" office:value="259.17" calcext:value-type="float">
            <text:p>259.17</text:p>
          </table:table-cell>
          <table:table-cell office:value-type="float" office:value="58.369" calcext:value-type="float">
            <text:p>58.369</text:p>
          </table:table-cell>
          <table:table-cell office:value-type="float" office:value="0.16527" calcext:value-type="float">
            <text:p>0.16527</text:p>
          </table:table-cell>
          <table:table-cell office:value-type="float" office:value="-0.24489" calcext:value-type="float">
            <text:p>-0.24489</text:p>
          </table:table-cell>
          <table:table-cell office:value-type="float" office:value="0.051727" calcext:value-type="float">
            <text:p>0.051727</text:p>
          </table:table-cell>
          <table:table-cell office:value-type="float" office:value="0" calcext:value-type="float">
            <text:p>0</text:p>
          </table:table-cell>
          <table:table-cell office:value-type="float" office:value="14326" calcext:value-type="float">
            <text:p>14326</text:p>
          </table:table-cell>
          <table:table-cell office:value-type="float" office:value="0.0045241" calcext:value-type="float">
            <text:p>0.0045241</text:p>
          </table:table-cell>
          <table:table-cell office:value-type="float" office:value="0.12721" calcext:value-type="float">
            <text:p>0.12721</text:p>
          </table:table-cell>
          <table:table-cell office:value-type="float" office:value="0.010529" calcext:value-type="float">
            <text:p>0.0105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3]-([$Sheet2.$B$2]*[.B213]+[$Sheet2.$B$3]))^2" office:value-type="float" office:value="0.000000206870263397744" calcext:value-type="float">
            <text:p>2.06870263397744E-07</text:p>
          </table:table-cell>
          <table:table-cell table:formula="of:=([.F213]-([$Sheet2.$B$7] +[$Sheet2.$B$8] * ([.B213] - [$Sheet2.$B$9])^2))^2" office:value-type="float" office:value="0.00000434008045287051" calcext:value-type="float">
            <text:p>4.34008045287051E-06</text:p>
          </table:table-cell>
          <table:table-cell table:formula="of:=([.X213]-([.AE213]^2*([$Sheet2.$B$13]*([.B213] -[$Sheet2.$B$14])^2 +[$Sheet2.$B$15]*([.B213]-[$Sheet2.$B$14]) +[$Sheet2.$B$16])    ))^2" office:value-type="float" office:value="18.1147612638114" calcext:value-type="float">
            <text:p>18.1147612638114</text:p>
          </table:table-cell>
          <table:table-cell table:formula="of:=([.AG213]-([.AE213]^2*([$Sheet2.$B$20]*([.B213] -[$Sheet2.$B$21])^2 + [$Sheet2.$B$22]*([.B213]-[$Sheet2.$B$21]) + [$Sheet2.$B$23])    ))^2" office:value-type="float" office:value="167.937366467501" calcext:value-type="float">
            <text:p>167.937366467501</text:p>
          </table:table-cell>
          <table:table-cell table:formula="of:=([.AH213]-([.AE213]^2*([$Sheet2.$B$27]*([.B213] -[$Sheet2.$B$28])^2 +[$Sheet2.$B$29]*([.B213]-[$Sheet2.$B$28]) +[$Sheet2.$B$30])    ))^2" office:value-type="float" office:value="2914.7125645584" calcext:value-type="float">
            <text:p>2914.7125645584</text:p>
          </table:table-cell>
          <table:table-cell table:formula="of:=([.AI213]-([.AE213]^2*([$Sheet2.$B$34]*([.B213] - [$Sheet2.$B$35])^2 +[$Sheet2.$B$36]*([.B213]-[$Sheet2.$B$35]) +[$Sheet2.$B$37])    ))^2" office:value-type="float" office:value="117.007541352581" calcext:value-type="float">
            <text:p>117.00754135258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0096643" calcext:value-type="float">
            <text:p>0.0096643</text:p>
          </table:table-cell>
          <table:table-cell office:value-type="float" office:value="0.0058772" calcext:value-type="float">
            <text:p>0.0058772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-0.0038384" calcext:value-type="float">
            <text:p>-0.0038384</text:p>
          </table:table-cell>
          <table:table-cell office:value-type="float" office:value="0.32648" calcext:value-type="float">
            <text:p>0.32648</text:p>
          </table:table-cell>
          <table:table-cell office:value-type="float" office:value="-0.038666" calcext:value-type="float">
            <text:p>-0.038666</text:p>
          </table:table-cell>
          <table:table-cell office:value-type="float" office:value="0.36515" calcext:value-type="float">
            <text:p>0.36515</text:p>
          </table:table-cell>
          <table:table-cell office:value-type="float" office:value="0.069695" calcext:value-type="float">
            <text:p>0.069695</text:p>
          </table:table-cell>
          <table:table-cell office:value-type="float" office:value="-0.0081976" calcext:value-type="float">
            <text:p>-0.0081976</text:p>
          </table:table-cell>
          <table:table-cell office:value-type="float" office:value="-0.0027508" calcext:value-type="float">
            <text:p>-0.0027508</text:p>
          </table:table-cell>
          <table:table-cell office:value-type="float" office:value="-0.0054469" calcext:value-type="float">
            <text:p>-0.0054469</text:p>
          </table:table-cell>
          <table:table-cell office:value-type="float" office:value="13.048" calcext:value-type="float">
            <text:p>13.048</text:p>
          </table:table-cell>
          <table:table-cell office:value-type="float" office:value="4.6333" calcext:value-type="float">
            <text:p>4.6333</text:p>
          </table:table-cell>
          <table:table-cell office:value-type="float" office:value="2.8161" calcext:value-type="float">
            <text:p>2.8161</text:p>
          </table:table-cell>
          <table:table-cell office:value-type="float" office:value="56.635" calcext:value-type="float">
            <text:p>56.635</text:p>
          </table:table-cell>
          <table:table-cell office:value-type="float" office:value="-57.403" calcext:value-type="float">
            <text:p>-57.403</text:p>
          </table:table-cell>
          <table:table-cell office:value-type="float" office:value="1885.8" calcext:value-type="float">
            <text:p>1885.8</text:p>
          </table:table-cell>
          <table:table-cell office:value-type="float" office:value="56.635" calcext:value-type="float">
            <text:p>56.635</text:p>
          </table:table-cell>
          <table:table-cell office:value-type="float" office:value="-57.403" calcext:value-type="float">
            <text:p>-57.403</text:p>
          </table:table-cell>
          <table:table-cell office:value-type="float" office:value="1885.8" calcext:value-type="float">
            <text:p>188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42" calcext:value-type="float">
            <text:p>19.942</text:p>
          </table:table-cell>
          <table:table-cell office:value-type="float" office:value="1.8956" calcext:value-type="float">
            <text:p>1.8956</text:p>
          </table:table-cell>
          <table:table-cell office:value-type="float" office:value="20" calcext:value-type="float">
            <text:p>20</text:p>
          </table:table-cell>
          <table:table-cell office:value-type="float" office:value="4.3827" calcext:value-type="float">
            <text:p>4.3827</text:p>
          </table:table-cell>
          <table:table-cell office:value-type="float" office:value="-521.15" calcext:value-type="float">
            <text:p>-521.15</text:p>
          </table:table-cell>
          <table:table-cell office:value-type="float" office:value="742.15" calcext:value-type="float">
            <text:p>742.15</text:p>
          </table:table-cell>
          <table:table-cell office:value-type="float" office:value="61.298" calcext:value-type="float">
            <text:p>61.298</text:p>
          </table:table-cell>
          <table:table-cell office:value-type="float" office:value="0.10985" calcext:value-type="float">
            <text:p>0.10985</text:p>
          </table:table-cell>
          <table:table-cell office:value-type="float" office:value="-0.24611" calcext:value-type="float">
            <text:p>-0.24611</text:p>
          </table:table-cell>
          <table:table-cell office:value-type="float" office:value="0.025619" calcext:value-type="float">
            <text:p>0.025619</text:p>
          </table:table-cell>
          <table:table-cell office:value-type="float" office:value="0" calcext:value-type="float">
            <text:p>0</text:p>
          </table:table-cell>
          <table:table-cell office:value-type="float" office:value="5467.3" calcext:value-type="float">
            <text:p>5467.3</text:p>
          </table:table-cell>
          <table:table-cell office:value-type="float" office:value="0.005664" calcext:value-type="float">
            <text:p>0.005664</text:p>
          </table:table-cell>
          <table:table-cell office:value-type="float" office:value="0.40094" calcext:value-type="float">
            <text:p>0.40094</text:p>
          </table:table-cell>
          <table:table-cell office:value-type="float" office:value="0.013852" calcext:value-type="float">
            <text:p>0.01385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4]-([$Sheet2.$B$2]*[.B214]+[$Sheet2.$B$3]))^2" office:value-type="float" office:value="0.00000906408844795695" calcext:value-type="float">
            <text:p>9.06408844795695E-06</text:p>
          </table:table-cell>
          <table:table-cell table:formula="of:=([.F214]-([$Sheet2.$B$7] +[$Sheet2.$B$8] * ([.B214] - [$Sheet2.$B$9])^2))^2" office:value-type="float" office:value="0.00000566067075219979" calcext:value-type="float">
            <text:p>5.66067075219979E-06</text:p>
          </table:table-cell>
          <table:table-cell table:formula="of:=([.X214]-([.AE214]^2*([$Sheet2.$B$13]*([.B214] -[$Sheet2.$B$14])^2 +[$Sheet2.$B$15]*([.B214]-[$Sheet2.$B$14]) +[$Sheet2.$B$16])    ))^2" office:value-type="float" office:value="17.2941280469633" calcext:value-type="float">
            <text:p>17.2941280469633</text:p>
          </table:table-cell>
          <table:table-cell table:formula="of:=([.AG214]-([.AE214]^2*([$Sheet2.$B$20]*([.B214] -[$Sheet2.$B$21])^2 + [$Sheet2.$B$22]*([.B214]-[$Sheet2.$B$21]) + [$Sheet2.$B$23])    ))^2" office:value-type="float" office:value="22.4235780428853" calcext:value-type="float">
            <text:p>22.4235780428853</text:p>
          </table:table-cell>
          <table:table-cell table:formula="of:=([.AH214]-([.AE214]^2*([$Sheet2.$B$27]*([.B214] -[$Sheet2.$B$28])^2 +[$Sheet2.$B$29]*([.B214]-[$Sheet2.$B$28]) +[$Sheet2.$B$30])    ))^2" office:value-type="float" office:value="1325.9586770458" calcext:value-type="float">
            <text:p>1325.9586770458</text:p>
          </table:table-cell>
          <table:table-cell table:formula="of:=([.AI214]-([.AE214]^2*([$Sheet2.$B$34]*([.B214] - [$Sheet2.$B$35])^2 +[$Sheet2.$B$36]*([.B214]-[$Sheet2.$B$35]) +[$Sheet2.$B$37])    ))^2" office:value-type="float" office:value="134.358411136319" calcext:value-type="float">
            <text:p>134.35841113631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47" calcext:value-type="float">
            <text:p>0.18847</text:p>
          </table:table-cell>
          <table:table-cell office:value-type="float" office:value="0.010921" calcext:value-type="float">
            <text:p>0.010921</text:p>
          </table:table-cell>
          <table:table-cell office:value-type="float" office:value="0.0056719" calcext:value-type="float">
            <text:p>0.0056719</text:p>
          </table:table-cell>
          <table:table-cell office:value-type="float" office:value="0.0052494" calcext:value-type="float">
            <text:p>0.0052494</text:p>
          </table:table-cell>
          <table:table-cell office:value-type="float" office:value="-0.0040781" calcext:value-type="float">
            <text:p>-0.0040781</text:p>
          </table:table-cell>
          <table:table-cell office:value-type="float" office:value="0.53438" calcext:value-type="float">
            <text:p>0.53438</text:p>
          </table:table-cell>
          <table:table-cell office:value-type="float" office:value="-0.037315" calcext:value-type="float">
            <text:p>-0.037315</text:p>
          </table:table-cell>
          <table:table-cell office:value-type="float" office:value="0.57169" calcext:value-type="float">
            <text:p>0.57169</text:p>
          </table:table-cell>
          <table:table-cell office:value-type="float" office:value="0.10103" calcext:value-type="float">
            <text:p>0.10103</text:p>
          </table:table-cell>
          <table:table-cell office:value-type="float" office:value="-0.0090401" calcext:value-type="float">
            <text:p>-0.0090401</text:p>
          </table:table-cell>
          <table:table-cell office:value-type="float" office:value="-0.002642" calcext:value-type="float">
            <text:p>-0.002642</text:p>
          </table:table-cell>
          <table:table-cell office:value-type="float" office:value="-0.0063981" calcext:value-type="float">
            <text:p>-0.0063981</text:p>
          </table:table-cell>
          <table:table-cell office:value-type="float" office:value="17.257" calcext:value-type="float">
            <text:p>17.257</text:p>
          </table:table-cell>
          <table:table-cell office:value-type="float" office:value="7.4919" calcext:value-type="float">
            <text:p>7.4919</text:p>
          </table:table-cell>
          <table:table-cell office:value-type="float" office:value="2.3034" calcext:value-type="float">
            <text:p>2.3034</text:p>
          </table:table-cell>
          <table:table-cell office:value-type="float" office:value="78.504" calcext:value-type="float">
            <text:p>78.504</text:p>
          </table:table-cell>
          <table:table-cell office:value-type="float" office:value="-60.988" calcext:value-type="float">
            <text:p>-60.988</text:p>
          </table:table-cell>
          <table:table-cell office:value-type="float" office:value="2818.6" calcext:value-type="float">
            <text:p>2818.6</text:p>
          </table:table-cell>
          <table:table-cell office:value-type="float" office:value="78.504" calcext:value-type="float">
            <text:p>78.504</text:p>
          </table:table-cell>
          <table:table-cell office:value-type="float" office:value="-60.988" calcext:value-type="float">
            <text:p>-60.988</text:p>
          </table:table-cell>
          <table:table-cell office:value-type="float" office:value="2818.6" calcext:value-type="float">
            <text:p>2818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67" calcext:value-type="float">
            <text:p>19.967</text:p>
          </table:table-cell>
          <table:table-cell office:value-type="float" office:value="1.1723" calcext:value-type="float">
            <text:p>1.1723</text:p>
          </table:table-cell>
          <table:table-cell office:value-type="float" office:value="20" calcext:value-type="float">
            <text:p>20</text:p>
          </table:table-cell>
          <table:table-cell office:value-type="float" office:value="3.3164" calcext:value-type="float">
            <text:p>3.3164</text:p>
          </table:table-cell>
          <table:table-cell office:value-type="float" office:value="-755.45" calcext:value-type="float">
            <text:p>-755.45</text:p>
          </table:table-cell>
          <table:table-cell office:value-type="float" office:value="1214.7" calcext:value-type="float">
            <text:p>1214.7</text:p>
          </table:table-cell>
          <table:table-cell office:value-type="float" office:value="67.597" calcext:value-type="float">
            <text:p>67.597</text:p>
          </table:table-cell>
          <table:table-cell office:value-type="float" office:value="0.0911" calcext:value-type="float">
            <text:p>0.0911</text:p>
          </table:table-cell>
          <table:table-cell office:value-type="float" office:value="-0.24652" calcext:value-type="float">
            <text:p>-0.24652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" calcext:value-type="float">
            <text:p>0</text:p>
          </table:table-cell>
          <table:table-cell office:value-type="float" office:value="3381.2" calcext:value-type="float">
            <text:p>3381.2</text:p>
          </table:table-cell>
          <table:table-cell office:value-type="float" office:value="0.0078609" calcext:value-type="float">
            <text:p>0.0078609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0.01717" calcext:value-type="float">
            <text:p>0.017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5]-([$Sheet2.$B$2]*[.B215]+[$Sheet2.$B$3]))^2" office:value-type="float" office:value="0.0000307303367260567" calcext:value-type="float">
            <text:p>3.07303367260567E-05</text:p>
          </table:table-cell>
          <table:table-cell table:formula="of:=([.F215]-([$Sheet2.$B$7] +[$Sheet2.$B$8] * ([.B215] - [$Sheet2.$B$9])^2))^2" office:value-type="float" office:value="0.00000655298605523052" calcext:value-type="float">
            <text:p>6.55298605523052E-06</text:p>
          </table:table-cell>
          <table:table-cell table:formula="of:=([.X215]-([.AE215]^2*([$Sheet2.$B$13]*([.B215] -[$Sheet2.$B$14])^2 +[$Sheet2.$B$15]*([.B215]-[$Sheet2.$B$14]) +[$Sheet2.$B$16])    ))^2" office:value-type="float" office:value="15.7593189436683" calcext:value-type="float">
            <text:p>15.7593189436683</text:p>
          </table:table-cell>
          <table:table-cell table:formula="of:=([.AG215]-([.AE215]^2*([$Sheet2.$B$20]*([.B215] -[$Sheet2.$B$21])^2 + [$Sheet2.$B$22]*([.B215]-[$Sheet2.$B$21]) + [$Sheet2.$B$23])    ))^2" office:value-type="float" office:value="12.8568126557487" calcext:value-type="float">
            <text:p>12.8568126557487</text:p>
          </table:table-cell>
          <table:table-cell table:formula="of:=([.AH215]-([.AE215]^2*([$Sheet2.$B$27]*([.B215] -[$Sheet2.$B$28])^2 +[$Sheet2.$B$29]*([.B215]-[$Sheet2.$B$28]) +[$Sheet2.$B$30])    ))^2" office:value-type="float" office:value="308.798247275847" calcext:value-type="float">
            <text:p>308.798247275847</text:p>
          </table:table-cell>
          <table:table-cell table:formula="of:=([.AI215]-([.AE215]^2*([$Sheet2.$B$34]*([.B215] - [$Sheet2.$B$35])^2 +[$Sheet2.$B$36]*([.B215]-[$Sheet2.$B$35]) +[$Sheet2.$B$37])    ))^2" office:value-type="float" office:value="143.773210997523" calcext:value-type="float">
            <text:p>143.77321099752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012929" calcext:value-type="float">
            <text:p>0.012929</text:p>
          </table:table-cell>
          <table:table-cell office:value-type="float" office:value="0.005495" calcext:value-type="float">
            <text:p>0.005495</text:p>
          </table:table-cell>
          <table:table-cell office:value-type="float" office:value="0.0074338" calcext:value-type="float">
            <text:p>0.0074338</text:p>
          </table:table-cell>
          <table:table-cell office:value-type="float" office:value="-0.0044341" calcext:value-type="float">
            <text:p>-0.0044341</text:p>
          </table:table-cell>
          <table:table-cell office:value-type="float" office:value="0.73717" calcext:value-type="float">
            <text:p>0.73717</text:p>
          </table:table-cell>
          <table:table-cell office:value-type="float" office:value="-0.036151" calcext:value-type="float">
            <text:p>-0.036151</text:p>
          </table:table-cell>
          <table:table-cell office:value-type="float" office:value="0.77333" calcext:value-type="float">
            <text:p>0.77333</text:p>
          </table:table-cell>
          <table:table-cell office:value-type="float" office:value="0.13258" calcext:value-type="float">
            <text:p>0.13258</text:p>
          </table:table-cell>
          <table:table-cell office:value-type="float" office:value="-0.010374" calcext:value-type="float">
            <text:p>-0.010374</text:p>
          </table:table-cell>
          <table:table-cell office:value-type="float" office:value="-0.0025545" calcext:value-type="float">
            <text:p>-0.0025545</text:p>
          </table:table-cell>
          <table:table-cell office:value-type="float" office:value="-0.0078192" calcext:value-type="float">
            <text:p>-0.0078192</text:p>
          </table:table-cell>
          <table:table-cell office:value-type="float" office:value="19.398" calcext:value-type="float">
            <text:p>19.398</text:p>
          </table:table-cell>
          <table:table-cell office:value-type="float" office:value="9.7147" calcext:value-type="float">
            <text:p>9.7147</text:p>
          </table:table-cell>
          <table:table-cell office:value-type="float" office:value="1.9968" calcext:value-type="float">
            <text:p>1.9968</text:p>
          </table:table-cell>
          <table:table-cell office:value-type="float" office:value="111.17" calcext:value-type="float">
            <text:p>111.17</text:p>
          </table:table-cell>
          <table:table-cell office:value-type="float" office:value="-66.312" calcext:value-type="float">
            <text:p>-66.312</text:p>
          </table:table-cell>
          <table:table-cell office:value-type="float" office:value="3750.7" calcext:value-type="float">
            <text:p>3750.7</text:p>
          </table:table-cell>
          <table:table-cell office:value-type="float" office:value="111.17" calcext:value-type="float">
            <text:p>111.17</text:p>
          </table:table-cell>
          <table:table-cell office:value-type="float" office:value="-66.312" calcext:value-type="float">
            <text:p>-66.312</text:p>
          </table:table-cell>
          <table:table-cell office:value-type="float" office:value="3750.7" calcext:value-type="float">
            <text:p>375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73" calcext:value-type="float">
            <text:p>19.973</text:p>
          </table:table-cell>
          <table:table-cell office:value-type="float" office:value="0.9041" calcext:value-type="float">
            <text:p>0.9041</text:p>
          </table:table-cell>
          <table:table-cell office:value-type="float" office:value="20" calcext:value-type="float">
            <text:p>20</text:p>
          </table:table-cell>
          <table:table-cell office:value-type="float" office:value="2.951" calcext:value-type="float">
            <text:p>2.951</text:p>
          </table:table-cell>
          <table:table-cell office:value-type="float" office:value="-991.36" calcext:value-type="float">
            <text:p>-991.36</text:p>
          </table:table-cell>
          <table:table-cell office:value-type="float" office:value="1675.7" calcext:value-type="float">
            <text:p>1675.7</text:p>
          </table:table-cell>
          <table:table-cell office:value-type="float" office:value="77.57" calcext:value-type="float">
            <text:p>77.57</text:p>
          </table:table-cell>
          <table:table-cell office:value-type="float" office:value="0.081647" calcext:value-type="float">
            <text:p>0.081647</text:p>
          </table:table-cell>
          <table:table-cell office:value-type="float" office:value="-0.24674" calcext:value-type="float">
            <text:p>-0.24674</text:p>
          </table:table-cell>
          <table:table-cell office:value-type="float" office:value="0.011065" calcext:value-type="float">
            <text:p>0.011065</text:p>
          </table:table-cell>
          <table:table-cell office:value-type="float" office:value="0" calcext:value-type="float">
            <text:p>0</text:p>
          </table:table-cell>
          <table:table-cell office:value-type="float" office:value="2607.6" calcext:value-type="float">
            <text:p>2607.6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0.80799" calcext:value-type="float">
            <text:p>0.80799</text:p>
          </table:table-cell>
          <table:table-cell office:value-type="float" office:value="0.020477" calcext:value-type="float">
            <text:p>0.0204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6]-([$Sheet2.$B$2]*[.B216]+[$Sheet2.$B$3]))^2" office:value-type="float" office:value="0.0000645825600724667" calcext:value-type="float">
            <text:p>6.45825600724667E-05</text:p>
          </table:table-cell>
          <table:table-cell table:formula="of:=([.F216]-([$Sheet2.$B$7] +[$Sheet2.$B$8] * ([.B216] - [$Sheet2.$B$9])^2))^2" office:value-type="float" office:value="0.00000723920451956679" calcext:value-type="float">
            <text:p>7.23920451956679E-06</text:p>
          </table:table-cell>
          <table:table-cell table:formula="of:=([.X216]-([.AE216]^2*([$Sheet2.$B$13]*([.B216] -[$Sheet2.$B$14])^2 +[$Sheet2.$B$15]*([.B216]-[$Sheet2.$B$14]) +[$Sheet2.$B$16])    ))^2" office:value-type="float" office:value="13.6432997106633" calcext:value-type="float">
            <text:p>13.6432997106633</text:p>
          </table:table-cell>
          <table:table-cell table:formula="of:=([.AG216]-([.AE216]^2*([$Sheet2.$B$20]*([.B216] -[$Sheet2.$B$21])^2 + [$Sheet2.$B$22]*([.B216]-[$Sheet2.$B$21]) + [$Sheet2.$B$23])    ))^2" office:value-type="float" office:value="142.179784452038" calcext:value-type="float">
            <text:p>142.179784452038</text:p>
          </table:table-cell>
          <table:table-cell table:formula="of:=([.AH216]-([.AE216]^2*([$Sheet2.$B$27]*([.B216] -[$Sheet2.$B$28])^2 +[$Sheet2.$B$29]*([.B216]-[$Sheet2.$B$28]) +[$Sheet2.$B$30])    ))^2" office:value-type="float" office:value="2.00250750343674" calcext:value-type="float">
            <text:p>2.00250750343674</text:p>
          </table:table-cell>
          <table:table-cell table:formula="of:=([.AI216]-([.AE216]^2*([$Sheet2.$B$34]*([.B216] - [$Sheet2.$B$35])^2 +[$Sheet2.$B$36]*([.B216]-[$Sheet2.$B$35]) +[$Sheet2.$B$37])    ))^2" office:value-type="float" office:value="151.750860468362" calcext:value-type="float">
            <text:p>151.75086046836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305" calcext:value-type="float">
            <text:p>0.31305</text:p>
          </table:table-cell>
          <table:table-cell office:value-type="float" office:value="0.015717" calcext:value-type="float">
            <text:p>0.015717</text:p>
          </table:table-cell>
          <table:table-cell office:value-type="float" office:value="0.0053778" calcext:value-type="float">
            <text:p>0.0053778</text:p>
          </table:table-cell>
          <table:table-cell office:value-type="float" office:value="0.01034" calcext:value-type="float">
            <text:p>0.01034</text:p>
          </table:table-cell>
          <table:table-cell office:value-type="float" office:value="-0.0049062" calcext:value-type="float">
            <text:p>-0.0049062</text:p>
          </table:table-cell>
          <table:table-cell office:value-type="float" office:value="0.93458" calcext:value-type="float">
            <text:p>0.93458</text:p>
          </table:table-cell>
          <table:table-cell office:value-type="float" office:value="-0.03538" calcext:value-type="float">
            <text:p>-0.03538</text:p>
          </table:table-cell>
          <table:table-cell office:value-type="float" office:value="0.96996" calcext:value-type="float">
            <text:p>0.96996</text:p>
          </table:table-cell>
          <table:table-cell office:value-type="float" office:value="0.16433" calcext:value-type="float">
            <text:p>0.16433</text:p>
          </table:table-cell>
          <table:table-cell office:value-type="float" office:value="-0.01221" calcext:value-type="float">
            <text:p>-0.01221</text:p>
          </table:table-cell>
          <table:table-cell office:value-type="float" office:value="-0.0024997" calcext:value-type="float">
            <text:p>-0.0024997</text:p>
          </table:table-cell>
          <table:table-cell office:value-type="float" office:value="-0.0097098" calcext:value-type="float">
            <text:p>-0.0097098</text:p>
          </table:table-cell>
          <table:table-cell office:value-type="float" office:value="19.917" calcext:value-type="float">
            <text:p>19.917</text:p>
          </table:table-cell>
          <table:table-cell office:value-type="float" office:value="11.144" calcext:value-type="float">
            <text:p>11.144</text:p>
          </table:table-cell>
          <table:table-cell office:value-type="float" office:value="1.7873" calcext:value-type="float">
            <text:p>1.7873</text:p>
          </table:table-cell>
          <table:table-cell office:value-type="float" office:value="154.63" calcext:value-type="float">
            <text:p>154.63</text:p>
          </table:table-cell>
          <table:table-cell office:value-type="float" office:value="-73.372" calcext:value-type="float">
            <text:p>-73.372</text:p>
          </table:table-cell>
          <table:table-cell office:value-type="float" office:value="4681.7" calcext:value-type="float">
            <text:p>4681.7</text:p>
          </table:table-cell>
          <table:table-cell office:value-type="float" office:value="154.63" calcext:value-type="float">
            <text:p>154.63</text:p>
          </table:table-cell>
          <table:table-cell office:value-type="float" office:value="-73.372" calcext:value-type="float">
            <text:p>-73.372</text:p>
          </table:table-cell>
          <table:table-cell office:value-type="float" office:value="4681.7" calcext:value-type="float">
            <text:p>468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75" calcext:value-type="float">
            <text:p>19.975</text:p>
          </table:table-cell>
          <table:table-cell office:value-type="float" office:value="0.78814" calcext:value-type="float">
            <text:p>0.78814</text:p>
          </table:table-cell>
          <table:table-cell office:value-type="float" office:value="20" calcext:value-type="float">
            <text:p>20</text:p>
          </table:table-cell>
          <table:table-cell office:value-type="float" office:value="2.8742" calcext:value-type="float">
            <text:p>2.8742</text:p>
          </table:table-cell>
          <table:table-cell office:value-type="float" office:value="-1228.8" calcext:value-type="float">
            <text:p>-1228.8</text:p>
          </table:table-cell>
          <table:table-cell office:value-type="float" office:value="2124.4" calcext:value-type="float">
            <text:p>2124.4</text:p>
          </table:table-cell>
          <table:table-cell office:value-type="float" office:value="91.297" calcext:value-type="float">
            <text:p>91.297</text:p>
          </table:table-cell>
          <table:table-cell office:value-type="float" office:value="0.075925" calcext:value-type="float">
            <text:p>0.075925</text:p>
          </table:table-cell>
          <table:table-cell office:value-type="float" office:value="-0.24688" calcext:value-type="float">
            <text:p>-0.24688</text:p>
          </table:table-cell>
          <table:table-cell office:value-type="float" office:value="0.0076197" calcext:value-type="float">
            <text:p>0.0076197</text:p>
          </table:table-cell>
          <table:table-cell office:value-type="float" office:value="0" calcext:value-type="float">
            <text:p>0</text:p>
          </table:table-cell>
          <table:table-cell office:value-type="float" office:value="2273.1" calcext:value-type="float">
            <text:p>2273.1</text:p>
          </table:table-cell>
          <table:table-cell office:value-type="float" office:value="0.01549" calcext:value-type="float">
            <text:p>0.01549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023768" calcext:value-type="float">
            <text:p>0.0237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7]-([$Sheet2.$B$2]*[.B217]+[$Sheet2.$B$3]))^2" office:value-type="float" office:value="0.000109184945875033" calcext:value-type="float">
            <text:p>0.000109184945875</text:p>
          </table:table-cell>
          <table:table-cell table:formula="of:=([.F217]-([$Sheet2.$B$7] +[$Sheet2.$B$8] * ([.B217] - [$Sheet2.$B$9])^2))^2" office:value-type="float" office:value="0.00000784003985175892" calcext:value-type="float">
            <text:p>7.84003985175892E-06</text:p>
          </table:table-cell>
          <table:table-cell table:formula="of:=([.X217]-([.AE217]^2*([$Sheet2.$B$13]*([.B217] -[$Sheet2.$B$14])^2 +[$Sheet2.$B$15]*([.B217]-[$Sheet2.$B$14]) +[$Sheet2.$B$16])    ))^2" office:value-type="float" office:value="11.1106862195861" calcext:value-type="float">
            <text:p>11.1106862195861</text:p>
          </table:table-cell>
          <table:table-cell table:formula="of:=([.AG217]-([.AE217]^2*([$Sheet2.$B$20]*([.B217] -[$Sheet2.$B$21])^2 + [$Sheet2.$B$22]*([.B217]-[$Sheet2.$B$21]) + [$Sheet2.$B$23])    ))^2" office:value-type="float" office:value="408.018833187635" calcext:value-type="float">
            <text:p>408.018833187635</text:p>
          </table:table-cell>
          <table:table-cell table:formula="of:=([.AH217]-([.AE217]^2*([$Sheet2.$B$27]*([.B217] -[$Sheet2.$B$28])^2 +[$Sheet2.$B$29]*([.B217]-[$Sheet2.$B$28]) +[$Sheet2.$B$30])    ))^2" office:value-type="float" office:value="392.022285979704" calcext:value-type="float">
            <text:p>392.022285979704</text:p>
          </table:table-cell>
          <table:table-cell table:formula="of:=([.AI217]-([.AE217]^2*([$Sheet2.$B$34]*([.B217] - [$Sheet2.$B$35])^2 +[$Sheet2.$B$36]*([.B217]-[$Sheet2.$B$35]) +[$Sheet2.$B$37])    ))^2" office:value-type="float" office:value="160.169960191794" calcext:value-type="float">
            <text:p>160.16996019179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2" calcext:value-type="float">
            <text:p>0.3752</text:p>
          </table:table-cell>
          <table:table-cell office:value-type="float" office:value="0.019277" calcext:value-type="float">
            <text:p>0.019277</text:p>
          </table:table-cell>
          <table:table-cell office:value-type="float" office:value="0.005312" calcext:value-type="float">
            <text:p>0.005312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-0.005494" calcext:value-type="float">
            <text:p>-0.005494</text:p>
          </table:table-cell>
          <table:table-cell office:value-type="float" office:value="1.1266" calcext:value-type="float">
            <text:p>1.1266</text:p>
          </table:table-cell>
          <table:table-cell office:value-type="float" office:value="-0.034947" calcext:value-type="float">
            <text:p>-0.034947</text:p>
          </table:table-cell>
          <table:table-cell office:value-type="float" office:value="1.1615" calcext:value-type="float">
            <text:p>1.1615</text:p>
          </table:table-cell>
          <table:table-cell office:value-type="float" office:value="0.19627" calcext:value-type="float">
            <text:p>0.19627</text:p>
          </table:table-cell>
          <table:table-cell office:value-type="float" office:value="-0.014543" calcext:value-type="float">
            <text:p>-0.014543</text:p>
          </table:table-cell>
          <table:table-cell office:value-type="float" office:value="-0.0024734" calcext:value-type="float">
            <text:p>-0.0024734</text:p>
          </table:table-cell>
          <table:table-cell office:value-type="float" office:value="-0.012069" calcext:value-type="float">
            <text:p>-0.012069</text:p>
          </table:table-cell>
          <table:table-cell office:value-type="float" office:value="19.463" calcext:value-type="float">
            <text:p>19.463</text:p>
          </table:table-cell>
          <table:table-cell office:value-type="float" office:value="11.922" calcext:value-type="float">
            <text:p>11.922</text:p>
          </table:table-cell>
          <table:table-cell office:value-type="float" office:value="1.6326" calcext:value-type="float">
            <text:p>1.6326</text:p>
          </table:table-cell>
          <table:table-cell office:value-type="float" office:value="208.85" calcext:value-type="float">
            <text:p>208.85</text:p>
          </table:table-cell>
          <table:table-cell office:value-type="float" office:value="-82.163" calcext:value-type="float">
            <text:p>-82.163</text:p>
          </table:table-cell>
          <table:table-cell office:value-type="float" office:value="5611.1" calcext:value-type="float">
            <text:p>5611.1</text:p>
          </table:table-cell>
          <table:table-cell office:value-type="float" office:value="208.85" calcext:value-type="float">
            <text:p>208.85</text:p>
          </table:table-cell>
          <table:table-cell office:value-type="float" office:value="-82.163" calcext:value-type="float">
            <text:p>-82.163</text:p>
          </table:table-cell>
          <table:table-cell office:value-type="float" office:value="5611.1" calcext:value-type="float">
            <text:p>561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74" calcext:value-type="float">
            <text:p>19.974</text:p>
          </table:table-cell>
          <table:table-cell office:value-type="float" office:value="0.73671" calcext:value-type="float">
            <text:p>0.73671</text:p>
          </table:table-cell>
          <table:table-cell office:value-type="float" office:value="20" calcext:value-type="float">
            <text:p>20</text:p>
          </table:table-cell>
          <table:table-cell office:value-type="float" office:value="2.9412" calcext:value-type="float">
            <text:p>2.9412</text:p>
          </table:table-cell>
          <table:table-cell office:value-type="float" office:value="-1467.6" calcext:value-type="float">
            <text:p>-1467.6</text:p>
          </table:table-cell>
          <table:table-cell office:value-type="float" office:value="2560.8" calcext:value-type="float">
            <text:p>2560.8</text:p>
          </table:table-cell>
          <table:table-cell office:value-type="float" office:value="108.74" calcext:value-type="float">
            <text:p>108.74</text:p>
          </table:table-cell>
          <table:table-cell office:value-type="float" office:value="0.072064" calcext:value-type="float">
            <text:p>0.072064</text:p>
          </table:table-cell>
          <table:table-cell office:value-type="float" office:value="-0.24698" calcext:value-type="float">
            <text:p>-0.24698</text:p>
          </table:table-cell>
          <table:table-cell office:value-type="float" office:value="0.0050329" calcext:value-type="float">
            <text:p>0.0050329</text:p>
          </table:table-cell>
          <table:table-cell office:value-type="float" office:value="0" calcext:value-type="float">
            <text:p>0</text:p>
          </table:table-cell>
          <table:table-cell office:value-type="float" office:value="2124.8" calcext:value-type="float">
            <text:p>2124.8</text:p>
          </table:table-cell>
          <table:table-cell office:value-type="float" office:value="0.020921" calcext:value-type="float">
            <text:p>0.020921</text:p>
          </table:table-cell>
          <table:table-cell office:value-type="float" office:value="0.9626" calcext:value-type="float">
            <text:p>0.9626</text:p>
          </table:table-cell>
          <table:table-cell office:value-type="float" office:value="0.027038" calcext:value-type="float">
            <text:p>0.0270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8]-([$Sheet2.$B$2]*[.B218]+[$Sheet2.$B$3]))^2" office:value-type="float" office:value="0.000162868454814881" calcext:value-type="float">
            <text:p>0.000162868454815</text:p>
          </table:table-cell>
          <table:table-cell table:formula="of:=([.F218]-([$Sheet2.$B$7] +[$Sheet2.$B$8] * ([.B218] - [$Sheet2.$B$9])^2))^2" office:value-type="float" office:value="0.00000829538197158649" calcext:value-type="float">
            <text:p>8.29538197158649E-06</text:p>
          </table:table-cell>
          <table:table-cell table:formula="of:=([.X218]-([.AE218]^2*([$Sheet2.$B$13]*([.B218] -[$Sheet2.$B$14])^2 +[$Sheet2.$B$15]*([.B218]-[$Sheet2.$B$14]) +[$Sheet2.$B$16])    ))^2" office:value-type="float" office:value="8.37268015546631" calcext:value-type="float">
            <text:p>8.37268015546631</text:p>
          </table:table-cell>
          <table:table-cell table:formula="of:=([.AG218]-([.AE218]^2*([$Sheet2.$B$20]*([.B218] -[$Sheet2.$B$21])^2 + [$Sheet2.$B$22]*([.B218]-[$Sheet2.$B$21]) + [$Sheet2.$B$23])    ))^2" office:value-type="float" office:value="797.628554312197" calcext:value-type="float">
            <text:p>797.628554312197</text:p>
          </table:table-cell>
          <table:table-cell table:formula="of:=([.AH218]-([.AE218]^2*([$Sheet2.$B$27]*([.B218] -[$Sheet2.$B$28])^2 +[$Sheet2.$B$29]*([.B218]-[$Sheet2.$B$28]) +[$Sheet2.$B$30])    ))^2" office:value-type="float" office:value="1412.30918626901" calcext:value-type="float">
            <text:p>1412.30918626901</text:p>
          </table:table-cell>
          <table:table-cell table:formula="of:=([.AI218]-([.AE218]^2*([$Sheet2.$B$34]*([.B218] - [$Sheet2.$B$35])^2 +[$Sheet2.$B$36]*([.B218]-[$Sheet2.$B$35]) +[$Sheet2.$B$37])    ))^2" office:value-type="float" office:value="168.061882505678" calcext:value-type="float">
            <text:p>168.06188250567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22" calcext:value-type="float">
            <text:p>0.43722</text:p>
          </table:table-cell>
          <table:table-cell office:value-type="float" office:value="0.023666" calcext:value-type="float">
            <text:p>0.023666</text:p>
          </table:table-cell>
          <table:table-cell office:value-type="float" office:value="0.0053568" calcext:value-type="float">
            <text:p>0.0053568</text:p>
          </table:table-cell>
          <table:table-cell office:value-type="float" office:value="0.018309" calcext:value-type="float">
            <text:p>0.018309</text:p>
          </table:table-cell>
          <table:table-cell office:value-type="float" office:value="-0.0061971" calcext:value-type="float">
            <text:p>-0.0061971</text:p>
          </table:table-cell>
          <table:table-cell office:value-type="float" office:value="1.3126" calcext:value-type="float">
            <text:p>1.3126</text:p>
          </table:table-cell>
          <table:table-cell office:value-type="float" office:value="-0.035242" calcext:value-type="float">
            <text:p>-0.035242</text:p>
          </table:table-cell>
          <table:table-cell office:value-type="float" office:value="1.3479" calcext:value-type="float">
            <text:p>1.3479</text:p>
          </table:table-cell>
          <table:table-cell office:value-type="float" office:value="0.22838" calcext:value-type="float">
            <text:p>0.22838</text:p>
          </table:table-cell>
          <table:table-cell office:value-type="float" office:value="-0.017408" calcext:value-type="float">
            <text:p>-0.017408</text:p>
          </table:table-cell>
          <table:table-cell office:value-type="float" office:value="-0.0025111" calcext:value-type="float">
            <text:p>-0.0025111</text:p>
          </table:table-cell>
          <table:table-cell office:value-type="float" office:value="-0.014896" calcext:value-type="float">
            <text:p>-0.014896</text:p>
          </table:table-cell>
          <table:table-cell office:value-type="float" office:value="18.475" calcext:value-type="float">
            <text:p>18.475</text:p>
          </table:table-cell>
          <table:table-cell office:value-type="float" office:value="12.216" calcext:value-type="float">
            <text:p>12.216</text:p>
          </table:table-cell>
          <table:table-cell office:value-type="float" office:value="1.5123" calcext:value-type="float">
            <text:p>1.5123</text:p>
          </table:table-cell>
          <table:table-cell office:value-type="float" office:value="273.81" calcext:value-type="float">
            <text:p>273.81</text:p>
          </table:table-cell>
          <table:table-cell office:value-type="float" office:value="-92.678" calcext:value-type="float">
            <text:p>-92.678</text:p>
          </table:table-cell>
          <table:table-cell office:value-type="float" office:value="6538.6" calcext:value-type="float">
            <text:p>6538.6</text:p>
          </table:table-cell>
          <table:table-cell office:value-type="float" office:value="273.81" calcext:value-type="float">
            <text:p>273.81</text:p>
          </table:table-cell>
          <table:table-cell office:value-type="float" office:value="-92.678" calcext:value-type="float">
            <text:p>-92.678</text:p>
          </table:table-cell>
          <table:table-cell office:value-type="float" office:value="6538.6" calcext:value-type="float">
            <text:p>6538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71" calcext:value-type="float">
            <text:p>19.971</text:p>
          </table:table-cell>
          <table:table-cell office:value-type="float" office:value="0.71898" calcext:value-type="float">
            <text:p>0.71898</text:p>
          </table:table-cell>
          <table:table-cell office:value-type="float" office:value="20" calcext:value-type="float">
            <text:p>20</text:p>
          </table:table-cell>
          <table:table-cell office:value-type="float" office:value="3.0983" calcext:value-type="float">
            <text:p>3.0983</text:p>
          </table:table-cell>
          <table:table-cell office:value-type="float" office:value="-1707.7" calcext:value-type="float">
            <text:p>-1707.7</text:p>
          </table:table-cell>
          <table:table-cell office:value-type="float" office:value="2983.8" calcext:value-type="float">
            <text:p>2983.8</text:p>
          </table:table-cell>
          <table:table-cell office:value-type="float" office:value="130.16" calcext:value-type="float">
            <text:p>130.16</text:p>
          </table:table-cell>
          <table:table-cell office:value-type="float" office:value="0.06926" calcext:value-type="float">
            <text:p>0.06926</text:p>
          </table:table-cell>
          <table:table-cell office:value-type="float" office:value="-0.24706" calcext:value-type="float">
            <text:p>-0.24706</text:p>
          </table:table-cell>
          <table:table-cell office:value-type="float" office:value="0.0029391" calcext:value-type="float">
            <text:p>0.0029391</text:p>
          </table:table-cell>
          <table:table-cell office:value-type="float" office:value="0" calcext:value-type="float">
            <text:p>0</text:p>
          </table:table-cell>
          <table:table-cell office:value-type="float" office:value="2073.6" calcext:value-type="float">
            <text:p>2073.6</text:p>
          </table:table-cell>
          <table:table-cell office:value-type="float" office:value="0.027423" calcext:value-type="float">
            <text:p>0.027423</text:p>
          </table:table-cell>
          <table:table-cell office:value-type="float" office:value="0.99702" calcext:value-type="float">
            <text:p>0.99702</text:p>
          </table:table-cell>
          <table:table-cell office:value-type="float" office:value="0.030282" calcext:value-type="float">
            <text:p>0.0302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19]-([$Sheet2.$B$2]*[.B219]+[$Sheet2.$B$3]))^2" office:value-type="float" office:value="0.000223347797865621" calcext:value-type="float">
            <text:p>0.000223347797866</text:p>
          </table:table-cell>
          <table:table-cell table:formula="of:=([.F219]-([$Sheet2.$B$7] +[$Sheet2.$B$8] * ([.B219] - [$Sheet2.$B$9])^2))^2" office:value-type="float" office:value="0.00000892854478873559" calcext:value-type="float">
            <text:p>8.92854478873559E-06</text:p>
          </table:table-cell>
          <table:table-cell table:formula="of:=([.X219]-([.AE219]^2*([$Sheet2.$B$13]*([.B219] -[$Sheet2.$B$14])^2 +[$Sheet2.$B$15]*([.B219]-[$Sheet2.$B$14]) +[$Sheet2.$B$16])    ))^2" office:value-type="float" office:value="5.67178102860098" calcext:value-type="float">
            <text:p>5.67178102860098</text:p>
          </table:table-cell>
          <table:table-cell table:formula="of:=([.AG219]-([.AE219]^2*([$Sheet2.$B$20]*([.B219] -[$Sheet2.$B$21])^2 + [$Sheet2.$B$22]*([.B219]-[$Sheet2.$B$21]) + [$Sheet2.$B$23])    ))^2" office:value-type="float" office:value="1295.45601113109" calcext:value-type="float">
            <text:p>1295.45601113109</text:p>
          </table:table-cell>
          <table:table-cell table:formula="of:=([.AH219]-([.AE219]^2*([$Sheet2.$B$27]*([.B219] -[$Sheet2.$B$28])^2 +[$Sheet2.$B$29]*([.B219]-[$Sheet2.$B$28]) +[$Sheet2.$B$30])    ))^2" office:value-type="float" office:value="2879.23985327394" calcext:value-type="float">
            <text:p>2879.23985327394</text:p>
          </table:table-cell>
          <table:table-cell table:formula="of:=([.AI219]-([.AE219]^2*([$Sheet2.$B$34]*([.B219] - [$Sheet2.$B$35])^2 +[$Sheet2.$B$36]*([.B219]-[$Sheet2.$B$35]) +[$Sheet2.$B$37])    ))^2" office:value-type="float" office:value="182.353791640144" calcext:value-type="float">
            <text:p>182.35379164014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908" calcext:value-type="float">
            <text:p>0.49908</text:p>
          </table:table-cell>
          <table:table-cell office:value-type="float" office:value="0.028883" calcext:value-type="float">
            <text:p>0.028883</text:p>
          </table:table-cell>
          <table:table-cell office:value-type="float" office:value="0.0055158" calcext:value-type="float">
            <text:p>0.0055158</text:p>
          </table:table-cell>
          <table:table-cell office:value-type="float" office:value="0.023368" calcext:value-type="float">
            <text:p>0.023368</text:p>
          </table:table-cell>
          <table:table-cell office:value-type="float" office:value="-0.007015" calcext:value-type="float">
            <text:p>-0.007015</text:p>
          </table:table-cell>
          <table:table-cell office:value-type="float" office:value="1.4927" calcext:value-type="float">
            <text:p>1.4927</text:p>
          </table:table-cell>
          <table:table-cell office:value-type="float" office:value="-0.036288" calcext:value-type="float">
            <text:p>-0.036288</text:p>
          </table:table-cell>
          <table:table-cell office:value-type="float" office:value="1.529" calcext:value-type="float">
            <text:p>1.529</text:p>
          </table:table-cell>
          <table:table-cell office:value-type="float" office:value="0.26066" calcext:value-type="float">
            <text:p>0.26066</text:p>
          </table:table-cell>
          <table:table-cell office:value-type="float" office:value="-0.020799" calcext:value-type="float">
            <text:p>-0.020799</text:p>
          </table:table-cell>
          <table:table-cell office:value-type="float" office:value="-0.0026088" calcext:value-type="float">
            <text:p>-0.0026088</text:p>
          </table:table-cell>
          <table:table-cell office:value-type="float" office:value="-0.01819" calcext:value-type="float">
            <text:p>-0.01819</text:p>
          </table:table-cell>
          <table:table-cell office:value-type="float" office:value="17.279" calcext:value-type="float">
            <text:p>17.279</text:p>
          </table:table-cell>
          <table:table-cell office:value-type="float" office:value="12.207" calcext:value-type="float">
            <text:p>12.207</text:p>
          </table:table-cell>
          <table:table-cell office:value-type="float" office:value="1.4155" calcext:value-type="float">
            <text:p>1.4155</text:p>
          </table:table-cell>
          <table:table-cell office:value-type="float" office:value="349.46" calcext:value-type="float">
            <text:p>349.46</text:p>
          </table:table-cell>
          <table:table-cell office:value-type="float" office:value="-104.91" calcext:value-type="float">
            <text:p>-104.91</text:p>
          </table:table-cell>
          <table:table-cell office:value-type="float" office:value="7463.7" calcext:value-type="float">
            <text:p>7463.7</text:p>
          </table:table-cell>
          <table:table-cell office:value-type="float" office:value="349.46" calcext:value-type="float">
            <text:p>349.46</text:p>
          </table:table-cell>
          <table:table-cell office:value-type="float" office:value="-104.91" calcext:value-type="float">
            <text:p>-104.91</text:p>
          </table:table-cell>
          <table:table-cell office:value-type="float" office:value="7463.7" calcext:value-type="float">
            <text:p>746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67" calcext:value-type="float">
            <text:p>19.967</text:p>
          </table:table-cell>
          <table:table-cell office:value-type="float" office:value="0.71951" calcext:value-type="float">
            <text:p>0.71951</text:p>
          </table:table-cell>
          <table:table-cell office:value-type="float" office:value="20" calcext:value-type="float">
            <text:p>20</text:p>
          </table:table-cell>
          <table:table-cell office:value-type="float" office:value="3.3122" calcext:value-type="float">
            <text:p>3.3122</text:p>
          </table:table-cell>
          <table:table-cell office:value-type="float" office:value="-1949.1" calcext:value-type="float">
            <text:p>-1949.1</text:p>
          </table:table-cell>
          <table:table-cell office:value-type="float" office:value="3393.2" calcext:value-type="float">
            <text:p>3393.2</text:p>
          </table:table-cell>
          <table:table-cell office:value-type="float" office:value="155.52" calcext:value-type="float">
            <text:p>155.52</text:p>
          </table:table-cell>
          <table:table-cell office:value-type="float" office:value="0.067109" calcext:value-type="float">
            <text:p>0.067109</text:p>
          </table:table-cell>
          <table:table-cell office:value-type="float" office:value="-0.24713" calcext:value-type="float">
            <text:p>-0.24713</text:p>
          </table:table-cell>
          <table:table-cell office:value-type="float" office:value="0.0011552" calcext:value-type="float">
            <text:p>0.0011552</text:p>
          </table:table-cell>
          <table:table-cell office:value-type="float" office:value="0" calcext:value-type="float">
            <text:p>0</text:p>
          </table:table-cell>
          <table:table-cell office:value-type="float" office:value="2075.2" calcext:value-type="float">
            <text:p>2075.2</text:p>
          </table:table-cell>
          <table:table-cell office:value-type="float" office:value="0.034993" calcext:value-type="float">
            <text:p>0.034993</text:p>
          </table:table-cell>
          <table:table-cell office:value-type="float" office:value="1.0179" calcext:value-type="float">
            <text:p>1.0179</text:p>
          </table:table-cell>
          <table:table-cell office:value-type="float" office:value="0.033493" calcext:value-type="float">
            <text:p>0.0334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0]-([$Sheet2.$B$2]*[.B220]+[$Sheet2.$B$3]))^2" office:value-type="float" office:value="0.000287901406193181" calcext:value-type="float">
            <text:p>0.000287901406193</text:p>
          </table:table-cell>
          <table:table-cell table:formula="of:=([.F220]-([$Sheet2.$B$7] +[$Sheet2.$B$8] * ([.B220] - [$Sheet2.$B$9])^2))^2" office:value-type="float" office:value="0.00000975123583486975" calcext:value-type="float">
            <text:p>9.75123583486975E-06</text:p>
          </table:table-cell>
          <table:table-cell table:formula="of:=([.X220]-([.AE220]^2*([$Sheet2.$B$13]*([.B220] -[$Sheet2.$B$14])^2 +[$Sheet2.$B$15]*([.B220]-[$Sheet2.$B$14]) +[$Sheet2.$B$16])    ))^2" office:value-type="float" office:value="3.25529938418219" calcext:value-type="float">
            <text:p>3.25529938418219</text:p>
          </table:table-cell>
          <table:table-cell table:formula="of:=([.AG220]-([.AE220]^2*([$Sheet2.$B$20]*([.B220] -[$Sheet2.$B$21])^2 + [$Sheet2.$B$22]*([.B220]-[$Sheet2.$B$21]) + [$Sheet2.$B$23])    ))^2" office:value-type="float" office:value="1887.88963685077" calcext:value-type="float">
            <text:p>1887.88963685077</text:p>
          </table:table-cell>
          <table:table-cell table:formula="of:=([.AH220]-([.AE220]^2*([$Sheet2.$B$27]*([.B220] -[$Sheet2.$B$28])^2 +[$Sheet2.$B$29]*([.B220]-[$Sheet2.$B$28]) +[$Sheet2.$B$30])    ))^2" office:value-type="float" office:value="4601.32836565402" calcext:value-type="float">
            <text:p>4601.32836565402</text:p>
          </table:table-cell>
          <table:table-cell table:formula="of:=([.AI220]-([.AE220]^2*([$Sheet2.$B$34]*([.B220] - [$Sheet2.$B$35])^2 +[$Sheet2.$B$36]*([.B220]-[$Sheet2.$B$35]) +[$Sheet2.$B$37])    ))^2" office:value-type="float" office:value="202.742082650269" calcext:value-type="float">
            <text:p>202.742082650269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075" calcext:value-type="float">
            <text:p>0.56075</text:p>
          </table:table-cell>
          <table:table-cell office:value-type="float" office:value="0.034926" calcext:value-type="float">
            <text:p>0.034926</text:p>
          </table:table-cell>
          <table:table-cell office:value-type="float" office:value="0.0057891" calcext:value-type="float">
            <text:p>0.0057891</text:p>
          </table:table-cell>
          <table:table-cell office:value-type="float" office:value="0.029137" calcext:value-type="float">
            <text:p>0.029137</text:p>
          </table:table-cell>
          <table:table-cell office:value-type="float" office:value="-0.0079471" calcext:value-type="float">
            <text:p>-0.0079471</text:p>
          </table:table-cell>
          <table:table-cell office:value-type="float" office:value="1.6667" calcext:value-type="float">
            <text:p>1.6667</text:p>
          </table:table-cell>
          <table:table-cell office:value-type="float" office:value="-0.038086" calcext:value-type="float">
            <text:p>-0.038086</text:p>
          </table:table-cell>
          <table:table-cell office:value-type="float" office:value="1.7048" calcext:value-type="float">
            <text:p>1.7048</text:p>
          </table:table-cell>
          <table:table-cell office:value-type="float" office:value="0.29309" calcext:value-type="float">
            <text:p>0.29309</text:p>
          </table:table-cell>
          <table:table-cell office:value-type="float" office:value="-0.024713" calcext:value-type="float">
            <text:p>-0.024713</text:p>
          </table:table-cell>
          <table:table-cell office:value-type="float" office:value="-0.0027657" calcext:value-type="float">
            <text:p>-0.0027657</text:p>
          </table:table-cell>
          <table:table-cell office:value-type="float" office:value="-0.021948" calcext:value-type="float">
            <text:p>-0.021948</text:p>
          </table:table-cell>
          <table:table-cell office:value-type="float" office:value="16.055" calcext:value-type="float">
            <text:p>16.055</text:p>
          </table:table-cell>
          <table:table-cell office:value-type="float" office:value="12.023" calcext:value-type="float">
            <text:p>12.023</text:p>
          </table:table-cell>
          <table:table-cell office:value-type="float" office:value="1.3354" calcext:value-type="float">
            <text:p>1.3354</text:p>
          </table:table-cell>
          <table:table-cell office:value-type="float" office:value="435.75" calcext:value-type="float">
            <text:p>435.75</text:p>
          </table:table-cell>
          <table:table-cell office:value-type="float" office:value="-118.85" calcext:value-type="float">
            <text:p>-118.85</text:p>
          </table:table-cell>
          <table:table-cell office:value-type="float" office:value="8386" calcext:value-type="float">
            <text:p>8386</text:p>
          </table:table-cell>
          <table:table-cell office:value-type="float" office:value="435.75" calcext:value-type="float">
            <text:p>435.75</text:p>
          </table:table-cell>
          <table:table-cell office:value-type="float" office:value="-118.85" calcext:value-type="float">
            <text:p>-118.85</text:p>
          </table:table-cell>
          <table:table-cell office:value-type="float" office:value="8386" calcext:value-type="float">
            <text:p>8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61" calcext:value-type="float">
            <text:p>19.961</text:p>
          </table:table-cell>
          <table:table-cell office:value-type="float" office:value="0.73054" calcext:value-type="float">
            <text:p>0.73054</text:p>
          </table:table-cell>
          <table:table-cell office:value-type="float" office:value="20" calcext:value-type="float">
            <text:p>20</text:p>
          </table:table-cell>
          <table:table-cell office:value-type="float" office:value="3.5641" calcext:value-type="float">
            <text:p>3.5641</text:p>
          </table:table-cell>
          <table:table-cell office:value-type="float" office:value="-2191.6" calcext:value-type="float">
            <text:p>-2191.6</text:p>
          </table:table-cell>
          <table:table-cell office:value-type="float" office:value="3788.7" calcext:value-type="float">
            <text:p>3788.7</text:p>
          </table:table-cell>
          <table:table-cell office:value-type="float" office:value="184.79" calcext:value-type="float">
            <text:p>184.79</text:p>
          </table:table-cell>
          <table:table-cell office:value-type="float" office:value="0.065388" calcext:value-type="float">
            <text:p>0.065388</text:p>
          </table:table-cell>
          <table:table-cell office:value-type="float" office:value="-0.2472" calcext:value-type="float">
            <text:p>-0.2472</text:p>
          </table:table-cell>
          <table:table-cell office:value-type="float" office:value="-0.00042048" calcext:value-type="float">
            <text:p>-0.00042048</text:p>
          </table:table-cell>
          <table:table-cell office:value-type="float" office:value="0" calcext:value-type="float">
            <text:p>0</text:p>
          </table:table-cell>
          <table:table-cell office:value-type="float" office:value="2107" calcext:value-type="float">
            <text:p>2107</text:p>
          </table:table-cell>
          <table:table-cell office:value-type="float" office:value="0.043621" calcext:value-type="float">
            <text:p>0.043621</text:p>
          </table:table-cell>
          <table:table-cell office:value-type="float" office:value="1.0305" calcext:value-type="float">
            <text:p>1.0305</text:p>
          </table:table-cell>
          <table:table-cell office:value-type="float" office:value="0.036666" calcext:value-type="float">
            <text:p>0.0366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1]-([$Sheet2.$B$2]*[.B221]+[$Sheet2.$B$3]))^2" office:value-type="float" office:value="0.000353458431155816" calcext:value-type="float">
            <text:p>0.000353458431156</text:p>
          </table:table-cell>
          <table:table-cell table:formula="of:=([.F221]-([$Sheet2.$B$7] +[$Sheet2.$B$8] * ([.B221] - [$Sheet2.$B$9])^2))^2" office:value-type="float" office:value="0.0000107719174095858" calcext:value-type="float">
            <text:p>1.07719174095858E-05</text:p>
          </table:table-cell>
          <table:table-cell table:formula="of:=([.X221]-([.AE221]^2*([$Sheet2.$B$13]*([.B221] -[$Sheet2.$B$14])^2 +[$Sheet2.$B$15]*([.B221]-[$Sheet2.$B$14]) +[$Sheet2.$B$16])    ))^2" office:value-type="float" office:value="1.37040378526794" calcext:value-type="float">
            <text:p>1.37040378526794</text:p>
          </table:table-cell>
          <table:table-cell table:formula="of:=([.AG221]-([.AE221]^2*([$Sheet2.$B$20]*([.B221] -[$Sheet2.$B$21])^2 + [$Sheet2.$B$22]*([.B221]-[$Sheet2.$B$21]) + [$Sheet2.$B$23])    ))^2" office:value-type="float" office:value="2541.62614739429" calcext:value-type="float">
            <text:p>2541.62614739429</text:p>
          </table:table-cell>
          <table:table-cell table:formula="of:=([.AH221]-([.AE221]^2*([$Sheet2.$B$27]*([.B221] -[$Sheet2.$B$28])^2 +[$Sheet2.$B$29]*([.B221]-[$Sheet2.$B$28]) +[$Sheet2.$B$30])    ))^2" office:value-type="float" office:value="6368.73140258939" calcext:value-type="float">
            <text:p>6368.73140258939</text:p>
          </table:table-cell>
          <table:table-cell table:formula="of:=([.AI221]-([.AE221]^2*([$Sheet2.$B$34]*([.B221] - [$Sheet2.$B$35])^2 +[$Sheet2.$B$36]*([.B221]-[$Sheet2.$B$35]) +[$Sheet2.$B$37])    ))^2" office:value-type="float" office:value="229.177092660429" calcext:value-type="float">
            <text:p>229.17709266042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221" calcext:value-type="float">
            <text:p>0.62221</text:p>
          </table:table-cell>
          <table:table-cell office:value-type="float" office:value="0.041783" calcext:value-type="float">
            <text:p>0.041783</text:p>
          </table:table-cell>
          <table:table-cell office:value-type="float" office:value="0.0061694" calcext:value-type="float">
            <text:p>0.0061694</text:p>
          </table:table-cell>
          <table:table-cell office:value-type="float" office:value="0.035614" calcext:value-type="float">
            <text:p>0.035614</text:p>
          </table:table-cell>
          <table:table-cell office:value-type="float" office:value="-0.0089926" calcext:value-type="float">
            <text:p>-0.0089926</text:p>
          </table:table-cell>
          <table:table-cell office:value-type="float" office:value="1.8346" calcext:value-type="float">
            <text:p>1.8346</text:p>
          </table:table-cell>
          <table:table-cell office:value-type="float" office:value="-0.040588" calcext:value-type="float">
            <text:p>-0.040588</text:p>
          </table:table-cell>
          <table:table-cell office:value-type="float" office:value="1.8752" calcext:value-type="float">
            <text:p>1.8752</text:p>
          </table:table-cell>
          <table:table-cell office:value-type="float" office:value="0.32566" calcext:value-type="float">
            <text:p>0.32566</text:p>
          </table:table-cell>
          <table:table-cell office:value-type="float" office:value="-0.029143" calcext:value-type="float">
            <text:p>-0.029143</text:p>
          </table:table-cell>
          <table:table-cell office:value-type="float" office:value="-0.0029752" calcext:value-type="float">
            <text:p>-0.0029752</text:p>
          </table:table-cell>
          <table:table-cell office:value-type="float" office:value="-0.026168" calcext:value-type="float">
            <text:p>-0.026168</text:p>
          </table:table-cell>
          <table:table-cell office:value-type="float" office:value="14.891" calcext:value-type="float">
            <text:p>14.891</text:p>
          </table:table-cell>
          <table:table-cell office:value-type="float" office:value="11.746" calcext:value-type="float">
            <text:p>11.746</text:p>
          </table:table-cell>
          <table:table-cell office:value-type="float" office:value="1.2677" calcext:value-type="float">
            <text:p>1.2677</text:p>
          </table:table-cell>
          <table:table-cell office:value-type="float" office:value="532.6" calcext:value-type="float">
            <text:p>532.6</text:p>
          </table:table-cell>
          <table:table-cell office:value-type="float" office:value="-134.48" calcext:value-type="float">
            <text:p>-134.48</text:p>
          </table:table-cell>
          <table:table-cell office:value-type="float" office:value="9305.1" calcext:value-type="float">
            <text:p>9305.1</text:p>
          </table:table-cell>
          <table:table-cell office:value-type="float" office:value="532.6" calcext:value-type="float">
            <text:p>532.6</text:p>
          </table:table-cell>
          <table:table-cell office:value-type="float" office:value="-134.48" calcext:value-type="float">
            <text:p>-134.48</text:p>
          </table:table-cell>
          <table:table-cell office:value-type="float" office:value="9305.1" calcext:value-type="float">
            <text:p>930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55" calcext:value-type="float">
            <text:p>19.955</text:p>
          </table:table-cell>
          <table:table-cell office:value-type="float" office:value="0.74773" calcext:value-type="float">
            <text:p>0.74773</text:p>
          </table:table-cell>
          <table:table-cell office:value-type="float" office:value="20" calcext:value-type="float">
            <text:p>20</text:p>
          </table:table-cell>
          <table:table-cell office:value-type="float" office:value="3.8418" calcext:value-type="float">
            <text:p>3.8418</text:p>
          </table:table-cell>
          <table:table-cell office:value-type="float" office:value="-2435.1" calcext:value-type="float">
            <text:p>-2435.1</text:p>
          </table:table-cell>
          <table:table-cell office:value-type="float" office:value="4170.3" calcext:value-type="float">
            <text:p>4170.3</text:p>
          </table:table-cell>
          <table:table-cell office:value-type="float" office:value="217.92" calcext:value-type="float">
            <text:p>217.92</text:p>
          </table:table-cell>
          <table:table-cell office:value-type="float" office:value="0.063961" calcext:value-type="float">
            <text:p>0.063961</text:p>
          </table:table-cell>
          <table:table-cell office:value-type="float" office:value="-0.24727" calcext:value-type="float">
            <text:p>-0.24727</text:p>
          </table:table-cell>
          <table:table-cell office:value-type="float" office:value="-0.0018487" calcext:value-type="float">
            <text:p>-0.0018487</text:p>
          </table:table-cell>
          <table:table-cell office:value-type="float" office:value="0" calcext:value-type="float">
            <text:p>0</text:p>
          </table:table-cell>
          <table:table-cell office:value-type="float" office:value="2156.6" calcext:value-type="float">
            <text:p>2156.6</text:p>
          </table:table-cell>
          <table:table-cell office:value-type="float" office:value="0.0533" calcext:value-type="float">
            <text:p>0.0533</text:p>
          </table:table-cell>
          <table:table-cell office:value-type="float" office:value="1.0381" calcext:value-type="float">
            <text:p>1.0381</text:p>
          </table:table-cell>
          <table:table-cell office:value-type="float" office:value="0.039797" calcext:value-type="float">
            <text:p>0.0397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2]-([$Sheet2.$B$2]*[.B222]+[$Sheet2.$B$3]))^2" office:value-type="float" office:value="0.000417112110758417" calcext:value-type="float">
            <text:p>0.000417112110758</text:p>
          </table:table-cell>
          <table:table-cell table:formula="of:=([.F222]-([$Sheet2.$B$7] +[$Sheet2.$B$8] * ([.B222] - [$Sheet2.$B$9])^2))^2" office:value-type="float" office:value="0.0000119311951412045" calcext:value-type="float">
            <text:p>1.19311951412045E-05</text:p>
          </table:table-cell>
          <table:table-cell table:formula="of:=([.X222]-([.AE222]^2*([$Sheet2.$B$13]*([.B222] -[$Sheet2.$B$14])^2 +[$Sheet2.$B$15]*([.B222]-[$Sheet2.$B$14]) +[$Sheet2.$B$16])    ))^2" office:value-type="float" office:value="0.248744640613337" calcext:value-type="float">
            <text:p>0.248744640613337</text:p>
          </table:table-cell>
          <table:table-cell table:formula="of:=([.AG222]-([.AE222]^2*([$Sheet2.$B$20]*([.B222] -[$Sheet2.$B$21])^2 + [$Sheet2.$B$22]*([.B222]-[$Sheet2.$B$21]) + [$Sheet2.$B$23])    ))^2" office:value-type="float" office:value="3224.70850374451" calcext:value-type="float">
            <text:p>3224.70850374451</text:p>
          </table:table-cell>
          <table:table-cell table:formula="of:=([.AH222]-([.AE222]^2*([$Sheet2.$B$27]*([.B222] -[$Sheet2.$B$28])^2 +[$Sheet2.$B$29]*([.B222]-[$Sheet2.$B$28]) +[$Sheet2.$B$30])    ))^2" office:value-type="float" office:value="8023.19133484036" calcext:value-type="float">
            <text:p>8023.19133484036</text:p>
          </table:table-cell>
          <table:table-cell table:formula="of:=([.AI222]-([.AE222]^2*([$Sheet2.$B$34]*([.B222] - [$Sheet2.$B$35])^2 +[$Sheet2.$B$36]*([.B222]-[$Sheet2.$B$35]) +[$Sheet2.$B$37])    ))^2" office:value-type="float" office:value="260.931472936489" calcext:value-type="float">
            <text:p>260.931472936489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342" calcext:value-type="float">
            <text:p>0.68342</text:p>
          </table:table-cell>
          <table:table-cell office:value-type="float" office:value="0.049431" calcext:value-type="float">
            <text:p>0.049431</text:p>
          </table:table-cell>
          <table:table-cell office:value-type="float" office:value="0.0066391" calcext:value-type="float">
            <text:p>0.0066391</text:p>
          </table:table-cell>
          <table:table-cell office:value-type="float" office:value="0.042791" calcext:value-type="float">
            <text:p>0.042791</text:p>
          </table:table-cell>
          <table:table-cell office:value-type="float" office:value="-0.010151" calcext:value-type="float">
            <text:p>-0.010151</text:p>
          </table:table-cell>
          <table:table-cell office:value-type="float" office:value="1.9965" calcext:value-type="float">
            <text:p>1.9965</text:p>
          </table:table-cell>
          <table:table-cell office:value-type="float" office:value="-0.043679" calcext:value-type="float">
            <text:p>-0.043679</text:p>
          </table:table-cell>
          <table:table-cell office:value-type="float" office:value="2.0401" calcext:value-type="float">
            <text:p>2.0401</text:p>
          </table:table-cell>
          <table:table-cell office:value-type="float" office:value="0.35835" calcext:value-type="float">
            <text:p>0.35835</text:p>
          </table:table-cell>
          <table:table-cell office:value-type="float" office:value="-0.034075" calcext:value-type="float">
            <text:p>-0.034075</text:p>
          </table:table-cell>
          <table:table-cell office:value-type="float" office:value="-0.0032275" calcext:value-type="float">
            <text:p>-0.0032275</text:p>
          </table:table-cell>
          <table:table-cell office:value-type="float" office:value="-0.030848" calcext:value-type="float">
            <text:p>-0.030848</text:p>
          </table:table-cell>
          <table:table-cell office:value-type="float" office:value="13.826" calcext:value-type="float">
            <text:p>13.826</text:p>
          </table:table-cell>
          <table:table-cell office:value-type="float" office:value="11.43" calcext:value-type="float">
            <text:p>11.43</text:p>
          </table:table-cell>
          <table:table-cell office:value-type="float" office:value="1.2096" calcext:value-type="float">
            <text:p>1.2096</text:p>
          </table:table-cell>
          <table:table-cell office:value-type="float" office:value="639.95" calcext:value-type="float">
            <text:p>639.95</text:p>
          </table:table-cell>
          <table:table-cell office:value-type="float" office:value="-151.81" calcext:value-type="float">
            <text:p>-151.81</text:p>
          </table:table-cell>
          <table:table-cell office:value-type="float" office:value="10221" calcext:value-type="float">
            <text:p>10221</text:p>
          </table:table-cell>
          <table:table-cell office:value-type="float" office:value="639.95" calcext:value-type="float">
            <text:p>639.95</text:p>
          </table:table-cell>
          <table:table-cell office:value-type="float" office:value="-151.81" calcext:value-type="float">
            <text:p>-151.81</text:p>
          </table:table-cell>
          <table:table-cell office:value-type="float" office:value="10221" calcext:value-type="float">
            <text:p>10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48" calcext:value-type="float">
            <text:p>19.948</text:p>
          </table:table-cell>
          <table:table-cell office:value-type="float" office:value="0.76844" calcext:value-type="float">
            <text:p>0.76844</text:p>
          </table:table-cell>
          <table:table-cell office:value-type="float" office:value="20" calcext:value-type="float">
            <text:p>20</text:p>
          </table:table-cell>
          <table:table-cell office:value-type="float" office:value="4.1369" calcext:value-type="float">
            <text:p>4.1369</text:p>
          </table:table-cell>
          <table:table-cell office:value-type="float" office:value="-2679.5" calcext:value-type="float">
            <text:p>-2679.5</text:p>
          </table:table-cell>
          <table:table-cell office:value-type="float" office:value="4538.3" calcext:value-type="float">
            <text:p>4538.3</text:p>
          </table:table-cell>
          <table:table-cell office:value-type="float" office:value="254.8" calcext:value-type="float">
            <text:p>254.8</text:p>
          </table:table-cell>
          <table:table-cell office:value-type="float" office:value="0.062743" calcext:value-type="float">
            <text:p>0.062743</text:p>
          </table:table-cell>
          <table:table-cell office:value-type="float" office:value="-0.24733" calcext:value-type="float">
            <text:p>-0.24733</text:p>
          </table:table-cell>
          <table:table-cell office:value-type="float" office:value="-0.0031682" calcext:value-type="float">
            <text:p>-0.0031682</text:p>
          </table:table-cell>
          <table:table-cell office:value-type="float" office:value="0" calcext:value-type="float">
            <text:p>0</text:p>
          </table:table-cell>
          <table:table-cell office:value-type="float" office:value="2216.3" calcext:value-type="float">
            <text:p>2216.3</text:p>
          </table:table-cell>
          <table:table-cell office:value-type="float" office:value="0.06402" calcext:value-type="float">
            <text:p>0.06402</text:p>
          </table:table-cell>
          <table:table-cell office:value-type="float" office:value="1.0423" calcext:value-type="float">
            <text:p>1.0423</text:p>
          </table:table-cell>
          <table:table-cell office:value-type="float" office:value="0.04288" calcext:value-type="float">
            <text:p>0.0428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3]-([$Sheet2.$B$2]*[.B223]+[$Sheet2.$B$3]))^2" office:value-type="float" office:value="0.000475072383590845" calcext:value-type="float">
            <text:p>0.000475072383591</text:p>
          </table:table-cell>
          <table:table-cell table:formula="of:=([.F223]-([$Sheet2.$B$7] +[$Sheet2.$B$8] * ([.B223] - [$Sheet2.$B$9])^2))^2" office:value-type="float" office:value="0.0000130753527352891" calcext:value-type="float">
            <text:p>1.30753527352891E-05</text:p>
          </table:table-cell>
          <table:table-cell table:formula="of:=([.X223]-([.AE223]^2*([$Sheet2.$B$13]*([.B223] -[$Sheet2.$B$14])^2 +[$Sheet2.$B$15]*([.B223]-[$Sheet2.$B$14]) +[$Sheet2.$B$16])    ))^2" office:value-type="float" office:value="0.049041606025466" calcext:value-type="float">
            <text:p>0.049041606025466</text:p>
          </table:table-cell>
          <table:table-cell table:formula="of:=([.AG223]-([.AE223]^2*([$Sheet2.$B$20]*([.B223] -[$Sheet2.$B$21])^2 + [$Sheet2.$B$22]*([.B223]-[$Sheet2.$B$21]) + [$Sheet2.$B$23])    ))^2" office:value-type="float" office:value="3901.97288251212" calcext:value-type="float">
            <text:p>3901.97288251212</text:p>
          </table:table-cell>
          <table:table-cell table:formula="of:=([.AH223]-([.AE223]^2*([$Sheet2.$B$27]*([.B223] -[$Sheet2.$B$28])^2 +[$Sheet2.$B$29]*([.B223]-[$Sheet2.$B$28]) +[$Sheet2.$B$30])    ))^2" office:value-type="float" office:value="9493.94994478631" calcext:value-type="float">
            <text:p>9493.94994478631</text:p>
          </table:table-cell>
          <table:table-cell table:formula="of:=([.AI223]-([.AE223]^2*([$Sheet2.$B$34]*([.B223] - [$Sheet2.$B$35])^2 +[$Sheet2.$B$36]*([.B223]-[$Sheet2.$B$35]) +[$Sheet2.$B$37])    ))^2" office:value-type="float" office:value="294.914839432446" calcext:value-type="float">
            <text:p>294.91483943244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436" calcext:value-type="float">
            <text:p>0.74436</text:p>
          </table:table-cell>
          <table:table-cell office:value-type="float" office:value="0.057863" calcext:value-type="float">
            <text:p>0.057863</text:p>
          </table:table-cell>
          <table:table-cell office:value-type="float" office:value="0.0071986" calcext:value-type="float">
            <text:p>0.0071986</text:p>
          </table:table-cell>
          <table:table-cell office:value-type="float" office:value="0.050665" calcext:value-type="float">
            <text:p>0.050665</text:p>
          </table:table-cell>
          <table:table-cell office:value-type="float" office:value="-0.011421" calcext:value-type="float">
            <text:p>-0.011421</text:p>
          </table:table-cell>
          <table:table-cell office:value-type="float" office:value="2.1522" calcext:value-type="float">
            <text:p>2.1522</text:p>
          </table:table-cell>
          <table:table-cell office:value-type="float" office:value="-0.047359" calcext:value-type="float">
            <text:p>-0.047359</text:p>
          </table:table-cell>
          <table:table-cell office:value-type="float" office:value="2.1996" calcext:value-type="float">
            <text:p>2.1996</text:p>
          </table:table-cell>
          <table:table-cell office:value-type="float" office:value="0.39114" calcext:value-type="float">
            <text:p>0.39114</text:p>
          </table:table-cell>
          <table:table-cell office:value-type="float" office:value="-0.03951" calcext:value-type="float">
            <text:p>-0.03951</text:p>
          </table:table-cell>
          <table:table-cell office:value-type="float" office:value="-0.0035257" calcext:value-type="float">
            <text:p>-0.0035257</text:p>
          </table:table-cell>
          <table:table-cell office:value-type="float" office:value="-0.035984" calcext:value-type="float">
            <text:p>-0.035984</text:p>
          </table:table-cell>
          <table:table-cell office:value-type="float" office:value="12.864" calcext:value-type="float">
            <text:p>12.864</text:p>
          </table:table-cell>
          <table:table-cell office:value-type="float" office:value="11.099" calcext:value-type="float">
            <text:p>11.099</text:p>
          </table:table-cell>
          <table:table-cell office:value-type="float" office:value="1.1591" calcext:value-type="float">
            <text:p>1.1591</text:p>
          </table:table-cell>
          <table:table-cell office:value-type="float" office:value="757.69" calcext:value-type="float">
            <text:p>757.69</text:p>
          </table:table-cell>
          <table:table-cell office:value-type="float" office:value="-170.8" calcext:value-type="float">
            <text:p>-170.8</text:p>
          </table:table-cell>
          <table:table-cell office:value-type="float" office:value="11132" calcext:value-type="float">
            <text:p>11132</text:p>
          </table:table-cell>
          <table:table-cell office:value-type="float" office:value="757.69" calcext:value-type="float">
            <text:p>757.69</text:p>
          </table:table-cell>
          <table:table-cell office:value-type="float" office:value="-170.8" calcext:value-type="float">
            <text:p>-170.8</text:p>
          </table:table-cell>
          <table:table-cell office:value-type="float" office:value="11132" calcext:value-type="float">
            <text:p>11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4" calcext:value-type="float">
            <text:p>19.94</text:p>
          </table:table-cell>
          <table:table-cell office:value-type="float" office:value="0.79136" calcext:value-type="float">
            <text:p>0.79136</text:p>
          </table:table-cell>
          <table:table-cell office:value-type="float" office:value="20" calcext:value-type="float">
            <text:p>20</text:p>
          </table:table-cell>
          <table:table-cell office:value-type="float" office:value="4.445" calcext:value-type="float">
            <text:p>4.445</text:p>
          </table:table-cell>
          <table:table-cell office:value-type="float" office:value="-2924.8" calcext:value-type="float">
            <text:p>-2924.8</text:p>
          </table:table-cell>
          <table:table-cell office:value-type="float" office:value="4892.3" calcext:value-type="float">
            <text:p>4892.3</text:p>
          </table:table-cell>
          <table:table-cell office:value-type="float" office:value="295.43" calcext:value-type="float">
            <text:p>295.43</text:p>
          </table:table-cell>
          <table:table-cell office:value-type="float" office:value="0.061677" calcext:value-type="float">
            <text:p>0.061677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-0.0044043" calcext:value-type="float">
            <text:p>-0.0044043</text:p>
          </table:table-cell>
          <table:table-cell office:value-type="float" office:value="0" calcext:value-type="float">
            <text:p>0</text:p>
          </table:table-cell>
          <table:table-cell office:value-type="float" office:value="2282.4" calcext:value-type="float">
            <text:p>2282.4</text:p>
          </table:table-cell>
          <table:table-cell office:value-type="float" office:value="0.075769" calcext:value-type="float">
            <text:p>0.075769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04591" calcext:value-type="float">
            <text:p>0.0459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4]-([$Sheet2.$B$2]*[.B224]+[$Sheet2.$B$3]))^2" office:value-type="float" office:value="0.000524363641343916" calcext:value-type="float">
            <text:p>0.000524363641344</text:p>
          </table:table-cell>
          <table:table-cell table:formula="of:=([.F224]-([$Sheet2.$B$7] +[$Sheet2.$B$8] * ([.B224] - [$Sheet2.$B$9])^2))^2" office:value-type="float" office:value="0.0000141417247151055" calcext:value-type="float">
            <text:p>1.41417247151055E-05</text:p>
          </table:table-cell>
          <table:table-cell table:formula="of:=([.X224]-([.AE224]^2*([$Sheet2.$B$13]*([.B224] -[$Sheet2.$B$14])^2 +[$Sheet2.$B$15]*([.B224]-[$Sheet2.$B$14]) +[$Sheet2.$B$16])    ))^2" office:value-type="float" office:value="0.902399111637131" calcext:value-type="float">
            <text:p>0.902399111637131</text:p>
          </table:table-cell>
          <table:table-cell table:formula="of:=([.AG224]-([.AE224]^2*([$Sheet2.$B$20]*([.B224] -[$Sheet2.$B$21])^2 + [$Sheet2.$B$22]*([.B224]-[$Sheet2.$B$21]) + [$Sheet2.$B$23])    ))^2" office:value-type="float" office:value="4549.81457286728" calcext:value-type="float">
            <text:p>4549.81457286728</text:p>
          </table:table-cell>
          <table:table-cell table:formula="of:=([.AH224]-([.AE224]^2*([$Sheet2.$B$27]*([.B224] -[$Sheet2.$B$28])^2 +[$Sheet2.$B$29]*([.B224]-[$Sheet2.$B$28]) +[$Sheet2.$B$30])    ))^2" office:value-type="float" office:value="10608.6359520569" calcext:value-type="float">
            <text:p>10608.6359520569</text:p>
          </table:table-cell>
          <table:table-cell table:formula="of:=([.AI224]-([.AE224]^2*([$Sheet2.$B$34]*([.B224] - [$Sheet2.$B$35])^2 +[$Sheet2.$B$36]*([.B224]-[$Sheet2.$B$35]) +[$Sheet2.$B$37])    ))^2" office:value-type="float" office:value="331.157379795949" calcext:value-type="float">
            <text:p>331.157379795949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5" calcext:value-type="float">
            <text:p>0.805</text:p>
          </table:table-cell>
          <table:table-cell office:value-type="float" office:value="0.067057" calcext:value-type="float">
            <text:p>0.067057</text:p>
          </table:table-cell>
          <table:table-cell office:value-type="float" office:value="0.0078297" calcext:value-type="float">
            <text:p>0.0078297</text:p>
          </table:table-cell>
          <table:table-cell office:value-type="float" office:value="0.059227" calcext:value-type="float">
            <text:p>0.059227</text:p>
          </table:table-cell>
          <table:table-cell office:value-type="float" office:value="-0.012802" calcext:value-type="float">
            <text:p>-0.012802</text:p>
          </table:table-cell>
          <table:table-cell office:value-type="float" office:value="2.3019" calcext:value-type="float">
            <text:p>2.3019</text:p>
          </table:table-cell>
          <table:table-cell office:value-type="float" office:value="-0.051511" calcext:value-type="float">
            <text:p>-0.051511</text:p>
          </table:table-cell>
          <table:table-cell office:value-type="float" office:value="2.3535" calcext:value-type="float">
            <text:p>2.3535</text:p>
          </table:table-cell>
          <table:table-cell office:value-type="float" office:value="0.42404" calcext:value-type="float">
            <text:p>0.42404</text:p>
          </table:table-cell>
          <table:table-cell office:value-type="float" office:value="-0.045434" calcext:value-type="float">
            <text:p>-0.045434</text:p>
          </table:table-cell>
          <table:table-cell office:value-type="float" office:value="-0.0038609" calcext:value-type="float">
            <text:p>-0.0038609</text:p>
          </table:table-cell>
          <table:table-cell office:value-type="float" office:value="-0.041574" calcext:value-type="float">
            <text:p>-0.041574</text:p>
          </table:table-cell>
          <table:table-cell office:value-type="float" office:value="12.005" calcext:value-type="float">
            <text:p>12.005</text:p>
          </table:table-cell>
          <table:table-cell office:value-type="float" office:value="10.771" calcext:value-type="float">
            <text:p>10.771</text:p>
          </table:table-cell>
          <table:table-cell office:value-type="float" office:value="1.1146" calcext:value-type="float">
            <text:p>1.1146</text:p>
          </table:table-cell>
          <table:table-cell office:value-type="float" office:value="885.74" calcext:value-type="float">
            <text:p>885.74</text:p>
          </table:table-cell>
          <table:table-cell office:value-type="float" office:value="-191.45" calcext:value-type="float">
            <text:p>-191.45</text:p>
          </table:table-cell>
          <table:table-cell office:value-type="float" office:value="12039" calcext:value-type="float">
            <text:p>12039</text:p>
          </table:table-cell>
          <table:table-cell office:value-type="float" office:value="885.74" calcext:value-type="float">
            <text:p>885.74</text:p>
          </table:table-cell>
          <table:table-cell office:value-type="float" office:value="-191.45" calcext:value-type="float">
            <text:p>-191.45</text:p>
          </table:table-cell>
          <table:table-cell office:value-type="float" office:value="12039" calcext:value-type="float">
            <text:p>12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31" calcext:value-type="float">
            <text:p>19.931</text:p>
          </table:table-cell>
          <table:table-cell office:value-type="float" office:value="0.81544" calcext:value-type="float">
            <text:p>0.81544</text:p>
          </table:table-cell>
          <table:table-cell office:value-type="float" office:value="20" calcext:value-type="float">
            <text:p>20</text:p>
          </table:table-cell>
          <table:table-cell office:value-type="float" office:value="4.7618" calcext:value-type="float">
            <text:p>4.7618</text:p>
          </table:table-cell>
          <table:table-cell office:value-type="float" office:value="-3170.7" calcext:value-type="float">
            <text:p>-3170.7</text:p>
          </table:table-cell>
          <table:table-cell office:value-type="float" office:value="5232.7" calcext:value-type="float">
            <text:p>5232.7</text:p>
          </table:table-cell>
          <table:table-cell office:value-type="float" office:value="339.74" calcext:value-type="float">
            <text:p>339.74</text:p>
          </table:table-cell>
          <table:table-cell office:value-type="float" office:value="0.060722" calcext:value-type="float">
            <text:p>0.060722</text:p>
          </table:table-cell>
          <table:table-cell office:value-type="float" office:value="-0.24746" calcext:value-type="float">
            <text:p>-0.24746</text:p>
          </table:table-cell>
          <table:table-cell office:value-type="float" office:value="-0.0055746" calcext:value-type="float">
            <text:p>-0.0055746</text:p>
          </table:table-cell>
          <table:table-cell office:value-type="float" office:value="0" calcext:value-type="float">
            <text:p>0</text:p>
          </table:table-cell>
          <table:table-cell office:value-type="float" office:value="2351.8" calcext:value-type="float">
            <text:p>2351.8</text:p>
          </table:table-cell>
          <table:table-cell office:value-type="float" office:value="0.088534" calcext:value-type="float">
            <text:p>0.088534</text:p>
          </table:table-cell>
          <table:table-cell office:value-type="float" office:value="1.0448" calcext:value-type="float">
            <text:p>1.0448</text:p>
          </table:table-cell>
          <table:table-cell office:value-type="float" office:value="0.048881" calcext:value-type="float">
            <text:p>0.0488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5]-([$Sheet2.$B$2]*[.B225]+[$Sheet2.$B$3]))^2" office:value-type="float" office:value="0.000561776286097092" calcext:value-type="float">
            <text:p>0.000561776286097</text:p>
          </table:table-cell>
          <table:table-cell table:formula="of:=([.F225]-([$Sheet2.$B$7] +[$Sheet2.$B$8] * ([.B225] - [$Sheet2.$B$9])^2))^2" office:value-type="float" office:value="0.0000149447531363212" calcext:value-type="float">
            <text:p>1.49447531363212E-05</text:p>
          </table:table-cell>
          <table:table-cell table:formula="of:=([.X225]-([.AE225]^2*([$Sheet2.$B$13]*([.B225] -[$Sheet2.$B$14])^2 +[$Sheet2.$B$15]*([.B225]-[$Sheet2.$B$14]) +[$Sheet2.$B$16])    ))^2" office:value-type="float" office:value="2.84508323638864" calcext:value-type="float">
            <text:p>2.84508323638864</text:p>
          </table:table-cell>
          <table:table-cell table:formula="of:=([.AG225]-([.AE225]^2*([$Sheet2.$B$20]*([.B225] -[$Sheet2.$B$21])^2 + [$Sheet2.$B$22]*([.B225]-[$Sheet2.$B$21]) + [$Sheet2.$B$23])    ))^2" office:value-type="float" office:value="5104.55032464848" calcext:value-type="float">
            <text:p>5104.55032464848</text:p>
          </table:table-cell>
          <table:table-cell table:formula="of:=([.AH225]-([.AE225]^2*([$Sheet2.$B$27]*([.B225] -[$Sheet2.$B$28])^2 +[$Sheet2.$B$29]*([.B225]-[$Sheet2.$B$28]) +[$Sheet2.$B$30])    ))^2" office:value-type="float" office:value="11375.5577838591" calcext:value-type="float">
            <text:p>11375.5577838591</text:p>
          </table:table-cell>
          <table:table-cell table:formula="of:=([.AI225]-([.AE225]^2*([$Sheet2.$B$34]*([.B225] - [$Sheet2.$B$35])^2 +[$Sheet2.$B$36]*([.B225]-[$Sheet2.$B$35]) +[$Sheet2.$B$37])    ))^2" office:value-type="float" office:value="367.002504422347" calcext:value-type="float">
            <text:p>367.002504422347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532" calcext:value-type="float">
            <text:p>0.86532</text:p>
          </table:table-cell>
          <table:table-cell office:value-type="float" office:value="0.076955" calcext:value-type="float">
            <text:p>0.076955</text:p>
          </table:table-cell>
          <table:table-cell office:value-type="float" office:value="0.008484" calcext:value-type="float">
            <text:p>0.008484</text:p>
          </table:table-cell>
          <table:table-cell office:value-type="float" office:value="0.068471" calcext:value-type="float">
            <text:p>0.068471</text:p>
          </table:table-cell>
          <table:table-cell office:value-type="float" office:value="-0.014292" calcext:value-type="float">
            <text:p>-0.014292</text:p>
          </table:table-cell>
          <table:table-cell office:value-type="float" office:value="2.4459" calcext:value-type="float">
            <text:p>2.4459</text:p>
          </table:table-cell>
          <table:table-cell office:value-type="float" office:value="-0.055816" calcext:value-type="float">
            <text:p>-0.055816</text:p>
          </table:table-cell>
          <table:table-cell office:value-type="float" office:value="2.5017" calcext:value-type="float">
            <text:p>2.5017</text:p>
          </table:table-cell>
          <table:table-cell office:value-type="float" office:value="0.45701" calcext:value-type="float">
            <text:p>0.45701</text:p>
          </table:table-cell>
          <table:table-cell office:value-type="float" office:value="-0.051816" calcext:value-type="float">
            <text:p>-0.051816</text:p>
          </table:table-cell>
          <table:table-cell office:value-type="float" office:value="-0.0042034" calcext:value-type="float">
            <text:p>-0.0042034</text:p>
          </table:table-cell>
          <table:table-cell office:value-type="float" office:value="-0.047613" calcext:value-type="float">
            <text:p>-0.047613</text:p>
          </table:table-cell>
          <table:table-cell office:value-type="float" office:value="11.245" calcext:value-type="float">
            <text:p>11.245</text:p>
          </table:table-cell>
          <table:table-cell office:value-type="float" office:value="10.46" calcext:value-type="float">
            <text:p>10.46</text:p>
          </table:table-cell>
          <table:table-cell office:value-type="float" office:value="1.075" calcext:value-type="float">
            <text:p>1.075</text:p>
          </table:table-cell>
          <table:table-cell office:value-type="float" office:value="1024" calcext:value-type="float">
            <text:p>1024</text:p>
          </table:table-cell>
          <table:table-cell office:value-type="float" office:value="-213.74" calcext:value-type="float">
            <text:p>-213.74</text:p>
          </table:table-cell>
          <table:table-cell office:value-type="float" office:value="12941" calcext:value-type="float">
            <text:p>12941</text:p>
          </table:table-cell>
          <table:table-cell office:value-type="float" office:value="1024" calcext:value-type="float">
            <text:p>1024</text:p>
          </table:table-cell>
          <table:table-cell office:value-type="float" office:value="-213.74" calcext:value-type="float">
            <text:p>-213.74</text:p>
          </table:table-cell>
          <table:table-cell office:value-type="float" office:value="12941" calcext:value-type="float">
            <text:p>12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21" calcext:value-type="float">
            <text:p>19.921</text:p>
          </table:table-cell>
          <table:table-cell office:value-type="float" office:value="0.83969" calcext:value-type="float">
            <text:p>0.83969</text:p>
          </table:table-cell>
          <table:table-cell office:value-type="float" office:value="20" calcext:value-type="float">
            <text:p>20</text:p>
          </table:table-cell>
          <table:table-cell office:value-type="float" office:value="5.0821" calcext:value-type="float">
            <text:p>5.0821</text:p>
          </table:table-cell>
          <table:table-cell office:value-type="float" office:value="-3417.3" calcext:value-type="float">
            <text:p>-3417.3</text:p>
          </table:table-cell>
          <table:table-cell office:value-type="float" office:value="5560" calcext:value-type="float">
            <text:p>5560</text:p>
          </table:table-cell>
          <table:table-cell office:value-type="float" office:value="387.46" calcext:value-type="float">
            <text:p>387.46</text:p>
          </table:table-cell>
          <table:table-cell office:value-type="float" office:value="0.059851" calcext:value-type="float">
            <text:p>0.059851</text:p>
          </table:table-cell>
          <table:table-cell office:value-type="float" office:value="-0.24753" calcext:value-type="float">
            <text:p>-0.24753</text:p>
          </table:table-cell>
          <table:table-cell office:value-type="float" office:value="-0.0066915" calcext:value-type="float">
            <text:p>-0.0066915</text:p>
          </table:table-cell>
          <table:table-cell office:value-type="float" office:value="0" calcext:value-type="float">
            <text:p>0</text:p>
          </table:table-cell>
          <table:table-cell office:value-type="float" office:value="2421.8" calcext:value-type="float">
            <text:p>2421.8</text:p>
          </table:table-cell>
          <table:table-cell office:value-type="float" office:value="0.1023" calcext:value-type="float">
            <text:p>0.1023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05179" calcext:value-type="float">
            <text:p>0.0517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6]-([$Sheet2.$B$2]*[.B226]+[$Sheet2.$B$3]))^2" office:value-type="float" office:value="0.000584897433179033" calcext:value-type="float">
            <text:p>0.000584897433179</text:p>
          </table:table-cell>
          <table:table-cell table:formula="of:=([.F226]-([$Sheet2.$B$7] +[$Sheet2.$B$8] * ([.B226] - [$Sheet2.$B$9])^2))^2" office:value-type="float" office:value="0.0000150068968629292" calcext:value-type="float">
            <text:p>1.50068968629292E-05</text:p>
          </table:table-cell>
          <table:table-cell table:formula="of:=([.X226]-([.AE226]^2*([$Sheet2.$B$13]*([.B226] -[$Sheet2.$B$14])^2 +[$Sheet2.$B$15]*([.B226]-[$Sheet2.$B$14]) +[$Sheet2.$B$16])    ))^2" office:value-type="float" office:value="5.81690010311883" calcext:value-type="float">
            <text:p>5.81690010311883</text:p>
          </table:table-cell>
          <table:table-cell table:formula="of:=([.AG226]-([.AE226]^2*([$Sheet2.$B$20]*([.B226] -[$Sheet2.$B$21])^2 + [$Sheet2.$B$22]*([.B226]-[$Sheet2.$B$21]) + [$Sheet2.$B$23])    ))^2" office:value-type="float" office:value="5557.29116993073" calcext:value-type="float">
            <text:p>5557.29116993073</text:p>
          </table:table-cell>
          <table:table-cell table:formula="of:=([.AH226]-([.AE226]^2*([$Sheet2.$B$27]*([.B226] -[$Sheet2.$B$28])^2 +[$Sheet2.$B$29]*([.B226]-[$Sheet2.$B$28]) +[$Sheet2.$B$30])    ))^2" office:value-type="float" office:value="11861.6024149174" calcext:value-type="float">
            <text:p>11861.6024149174</text:p>
          </table:table-cell>
          <table:table-cell table:formula="of:=([.AI226]-([.AE226]^2*([$Sheet2.$B$34]*([.B226] - [$Sheet2.$B$35])^2 +[$Sheet2.$B$36]*([.B226]-[$Sheet2.$B$35]) +[$Sheet2.$B$37])    ))^2" office:value-type="float" office:value="391.320513167439" calcext:value-type="float">
            <text:p>391.320513167439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528" calcext:value-type="float">
            <text:p>0.92528</text:p>
          </table:table-cell>
          <table:table-cell office:value-type="float" office:value="0.087531" calcext:value-type="float">
            <text:p>0.087531</text:p>
          </table:table-cell>
          <table:table-cell office:value-type="float" office:value="0.0091441" calcext:value-type="float">
            <text:p>0.0091441</text:p>
          </table:table-cell>
          <table:table-cell office:value-type="float" office:value="0.078387" calcext:value-type="float">
            <text:p>0.078387</text:p>
          </table:table-cell>
          <table:table-cell office:value-type="float" office:value="-0.015891" calcext:value-type="float">
            <text:p>-0.015891</text:p>
          </table:table-cell>
          <table:table-cell office:value-type="float" office:value="2.5842" calcext:value-type="float">
            <text:p>2.5842</text:p>
          </table:table-cell>
          <table:table-cell office:value-type="float" office:value="-0.060158" calcext:value-type="float">
            <text:p>-0.060158</text:p>
          </table:table-cell>
          <table:table-cell office:value-type="float" office:value="2.6444" calcext:value-type="float">
            <text:p>2.6444</text:p>
          </table:table-cell>
          <table:table-cell office:value-type="float" office:value="0.49005" calcext:value-type="float">
            <text:p>0.49005</text:p>
          </table:table-cell>
          <table:table-cell office:value-type="float" office:value="-0.058645" calcext:value-type="float">
            <text:p>-0.058645</text:p>
          </table:table-cell>
          <table:table-cell office:value-type="float" office:value="-0.0045468" calcext:value-type="float">
            <text:p>-0.0045468</text:p>
          </table:table-cell>
          <table:table-cell office:value-type="float" office:value="-0.054098" calcext:value-type="float">
            <text:p>-0.054098</text:p>
          </table:table-cell>
          <table:table-cell office:value-type="float" office:value="10.571" calcext:value-type="float">
            <text:p>10.571</text:p>
          </table:table-cell>
          <table:table-cell office:value-type="float" office:value="10.168" calcext:value-type="float">
            <text:p>10.168</text:p>
          </table:table-cell>
          <table:table-cell office:value-type="float" office:value="1.0396" calcext:value-type="float">
            <text:p>1.0396</text:p>
          </table:table-cell>
          <table:table-cell office:value-type="float" office:value="1172.3" calcext:value-type="float">
            <text:p>1172.3</text:p>
          </table:table-cell>
          <table:table-cell office:value-type="float" office:value="-237.66" calcext:value-type="float">
            <text:p>-237.66</text:p>
          </table:table-cell>
          <table:table-cell office:value-type="float" office:value="13838" calcext:value-type="float">
            <text:p>13838</text:p>
          </table:table-cell>
          <table:table-cell office:value-type="float" office:value="1172.3" calcext:value-type="float">
            <text:p>1172.3</text:p>
          </table:table-cell>
          <table:table-cell office:value-type="float" office:value="-237.66" calcext:value-type="float">
            <text:p>-237.66</text:p>
          </table:table-cell>
          <table:table-cell office:value-type="float" office:value="13838" calcext:value-type="float">
            <text:p>13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11" calcext:value-type="float">
            <text:p>19.911</text:p>
          </table:table-cell>
          <table:table-cell office:value-type="float" office:value="0.86377" calcext:value-type="float">
            <text:p>0.86377</text:p>
          </table:table-cell>
          <table:table-cell office:value-type="float" office:value="20" calcext:value-type="float">
            <text:p>20</text:p>
          </table:table-cell>
          <table:table-cell office:value-type="float" office:value="5.4041" calcext:value-type="float">
            <text:p>5.4041</text:p>
          </table:table-cell>
          <table:table-cell office:value-type="float" office:value="-3664.4" calcext:value-type="float">
            <text:p>-3664.4</text:p>
          </table:table-cell>
          <table:table-cell office:value-type="float" office:value="5874.3" calcext:value-type="float">
            <text:p>5874.3</text:p>
          </table:table-cell>
          <table:table-cell office:value-type="float" office:value="438.52" calcext:value-type="float">
            <text:p>438.52</text:p>
          </table:table-cell>
          <table:table-cell office:value-type="float" office:value="0.059043" calcext:value-type="float">
            <text:p>0.059043</text:p>
          </table:table-cell>
          <table:table-cell office:value-type="float" office:value="-0.2476" calcext:value-type="float">
            <text:p>-0.2476</text:p>
          </table:table-cell>
          <table:table-cell office:value-type="float" office:value="-0.007764" calcext:value-type="float">
            <text:p>-0.007764</text:p>
          </table:table-cell>
          <table:table-cell office:value-type="float" office:value="0" calcext:value-type="float">
            <text:p>0</text:p>
          </table:table-cell>
          <table:table-cell office:value-type="float" office:value="2491.2" calcext:value-type="float">
            <text:p>2491.2</text:p>
          </table:table-cell>
          <table:table-cell office:value-type="float" office:value="0.11706" calcext:value-type="float">
            <text:p>0.11706</text:p>
          </table:table-cell>
          <table:table-cell office:value-type="float" office:value="1.043" calcext:value-type="float">
            <text:p>1.043</text:p>
          </table:table-cell>
          <table:table-cell office:value-type="float" office:value="0.054631" calcext:value-type="float">
            <text:p>0.0546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7]-([$Sheet2.$B$2]*[.B227]+[$Sheet2.$B$3]))^2" office:value-type="float" office:value="0.000590853845298243" calcext:value-type="float">
            <text:p>0.000590853845298</text:p>
          </table:table-cell>
          <table:table-cell table:formula="of:=([.F227]-([$Sheet2.$B$7] +[$Sheet2.$B$8] * ([.B227] - [$Sheet2.$B$9])^2))^2" office:value-type="float" office:value="0.0000141273449754127" calcext:value-type="float">
            <text:p>1.41273449754127E-05</text:p>
          </table:table-cell>
          <table:table-cell table:formula="of:=([.X227]-([.AE227]^2*([$Sheet2.$B$13]*([.B227] -[$Sheet2.$B$14])^2 +[$Sheet2.$B$15]*([.B227]-[$Sheet2.$B$14]) +[$Sheet2.$B$16])    ))^2" office:value-type="float" office:value="9.70453153061259" calcext:value-type="float">
            <text:p>9.70453153061259</text:p>
          </table:table-cell>
          <table:table-cell table:formula="of:=([.AG227]-([.AE227]^2*([$Sheet2.$B$20]*([.B227] -[$Sheet2.$B$21])^2 + [$Sheet2.$B$22]*([.B227]-[$Sheet2.$B$21]) + [$Sheet2.$B$23])    ))^2" office:value-type="float" office:value="5860.76439756391" calcext:value-type="float">
            <text:p>5860.76439756391</text:p>
          </table:table-cell>
          <table:table-cell table:formula="of:=([.AH227]-([.AE227]^2*([$Sheet2.$B$27]*([.B227] -[$Sheet2.$B$28])^2 +[$Sheet2.$B$29]*([.B227]-[$Sheet2.$B$28]) +[$Sheet2.$B$30])    ))^2" office:value-type="float" office:value="12069.7479578954" calcext:value-type="float">
            <text:p>12069.7479578954</text:p>
          </table:table-cell>
          <table:table-cell table:formula="of:=([.AI227]-([.AE227]^2*([$Sheet2.$B$34]*([.B227] - [$Sheet2.$B$35])^2 +[$Sheet2.$B$36]*([.B227]-[$Sheet2.$B$35]) +[$Sheet2.$B$37])    ))^2" office:value-type="float" office:value="400.050809090917" calcext:value-type="float">
            <text:p>400.050809090917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486" calcext:value-type="float">
            <text:p>0.98486</text:p>
          </table:table-cell>
          <table:table-cell office:value-type="float" office:value="0.098782" calcext:value-type="float">
            <text:p>0.098782</text:p>
          </table:table-cell>
          <table:table-cell office:value-type="float" office:value="0.0098138" calcext:value-type="float">
            <text:p>0.0098138</text:p>
          </table:table-cell>
          <table:table-cell office:value-type="float" office:value="0.088969" calcext:value-type="float">
            <text:p>0.088969</text:p>
          </table:table-cell>
          <table:table-cell office:value-type="float" office:value="-0.017598" calcext:value-type="float">
            <text:p>-0.017598</text:p>
          </table:table-cell>
          <table:table-cell office:value-type="float" office:value="2.7168" calcext:value-type="float">
            <text:p>2.7168</text:p>
          </table:table-cell>
          <table:table-cell office:value-type="float" office:value="-0.064564" calcext:value-type="float">
            <text:p>-0.064564</text:p>
          </table:table-cell>
          <table:table-cell office:value-type="float" office:value="2.7813" calcext:value-type="float">
            <text:p>2.7813</text:p>
          </table:table-cell>
          <table:table-cell office:value-type="float" office:value="0.52315" calcext:value-type="float">
            <text:p>0.52315</text:p>
          </table:table-cell>
          <table:table-cell office:value-type="float" office:value="-0.065919" calcext:value-type="float">
            <text:p>-0.065919</text:p>
          </table:table-cell>
          <table:table-cell office:value-type="float" office:value="-0.0048953" calcext:value-type="float">
            <text:p>-0.0048953</text:p>
          </table:table-cell>
          <table:table-cell office:value-type="float" office:value="-0.061024" calcext:value-type="float">
            <text:p>-0.061024</text:p>
          </table:table-cell>
          <table:table-cell office:value-type="float" office:value="9.97" calcext:value-type="float">
            <text:p>9.97</text:p>
          </table:table-cell>
          <table:table-cell office:value-type="float" office:value="9.8943" calcext:value-type="float">
            <text:p>9.8943</text:p>
          </table:table-cell>
          <table:table-cell office:value-type="float" office:value="1.0077" calcext:value-type="float">
            <text:p>1.0077</text:p>
          </table:table-cell>
          <table:table-cell office:value-type="float" office:value="1330.5" calcext:value-type="float">
            <text:p>1330.5</text:p>
          </table:table-cell>
          <table:table-cell office:value-type="float" office:value="-263.18" calcext:value-type="float">
            <text:p>-263.18</text:p>
          </table:table-cell>
          <table:table-cell office:value-type="float" office:value="14729" calcext:value-type="float">
            <text:p>14729</text:p>
          </table:table-cell>
          <table:table-cell office:value-type="float" office:value="1330.5" calcext:value-type="float">
            <text:p>1330.5</text:p>
          </table:table-cell>
          <table:table-cell office:value-type="float" office:value="-263.18" calcext:value-type="float">
            <text:p>-263.18</text:p>
          </table:table-cell>
          <table:table-cell office:value-type="float" office:value="14729" calcext:value-type="float">
            <text:p>14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office:value-type="float" office:value="0.88769" calcext:value-type="float">
            <text:p>0.88769</text:p>
          </table:table-cell>
          <table:table-cell office:value-type="float" office:value="20" calcext:value-type="float">
            <text:p>20</text:p>
          </table:table-cell>
          <table:table-cell office:value-type="float" office:value="5.7276" calcext:value-type="float">
            <text:p>5.7276</text:p>
          </table:table-cell>
          <table:table-cell office:value-type="float" office:value="-3911.9" calcext:value-type="float">
            <text:p>-3911.9</text:p>
          </table:table-cell>
          <table:table-cell office:value-type="float" office:value="6175.6" calcext:value-type="float">
            <text:p>6175.6</text:p>
          </table:table-cell>
          <table:table-cell office:value-type="float" office:value="492.91" calcext:value-type="float">
            <text:p>492.91</text:p>
          </table:table-cell>
          <table:table-cell office:value-type="float" office:value="0.058282" calcext:value-type="float">
            <text:p>0.058282</text:p>
          </table:table-cell>
          <table:table-cell office:value-type="float" office:value="-0.24768" calcext:value-type="float">
            <text:p>-0.24768</text:p>
          </table:table-cell>
          <table:table-cell office:value-type="float" office:value="-0.0087984" calcext:value-type="float">
            <text:p>-0.0087984</text:p>
          </table:table-cell>
          <table:table-cell office:value-type="float" office:value="0" calcext:value-type="float">
            <text:p>0</text:p>
          </table:table-cell>
          <table:table-cell office:value-type="float" office:value="2560.2" calcext:value-type="float">
            <text:p>2560.2</text:p>
          </table:table-cell>
          <table:table-cell office:value-type="float" office:value="0.13279" calcext:value-type="float">
            <text:p>0.13279</text:p>
          </table:table-cell>
          <table:table-cell office:value-type="float" office:value="1.0411" calcext:value-type="float">
            <text:p>1.0411</text:p>
          </table:table-cell>
          <table:table-cell office:value-type="float" office:value="0.0574" calcext:value-type="float">
            <text:p>0.05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8]-([$Sheet2.$B$2]*[.B228]+[$Sheet2.$B$3]))^2" office:value-type="float" office:value="0.000578417791469305" calcext:value-type="float">
            <text:p>0.000578417791469</text:p>
          </table:table-cell>
          <table:table-cell table:formula="of:=([.F228]-([$Sheet2.$B$7] +[$Sheet2.$B$8] * ([.B228] - [$Sheet2.$B$9])^2))^2" office:value-type="float" office:value="0.0000123702154637749" calcext:value-type="float">
            <text:p>1.23702154637749E-05</text:p>
          </table:table-cell>
          <table:table-cell table:formula="of:=([.X228]-([.AE228]^2*([$Sheet2.$B$13]*([.B228] -[$Sheet2.$B$14])^2 +[$Sheet2.$B$15]*([.B228]-[$Sheet2.$B$14]) +[$Sheet2.$B$16])    ))^2" office:value-type="float" office:value="14.1894708994316" calcext:value-type="float">
            <text:p>14.1894708994316</text:p>
          </table:table-cell>
          <table:table-cell table:formula="of:=([.AG228]-([.AE228]^2*([$Sheet2.$B$20]*([.B228] -[$Sheet2.$B$21])^2 + [$Sheet2.$B$22]*([.B228]-[$Sheet2.$B$21]) + [$Sheet2.$B$23])    ))^2" office:value-type="float" office:value="5986.31814602835" calcext:value-type="float">
            <text:p>5986.31814602835</text:p>
          </table:table-cell>
          <table:table-cell table:formula="of:=([.AH228]-([.AE228]^2*([$Sheet2.$B$27]*([.B228] -[$Sheet2.$B$28])^2 +[$Sheet2.$B$29]*([.B228]-[$Sheet2.$B$28]) +[$Sheet2.$B$30])    ))^2" office:value-type="float" office:value="11992.554474436" calcext:value-type="float">
            <text:p>11992.554474436</text:p>
          </table:table-cell>
          <table:table-cell table:formula="of:=([.AI228]-([.AE228]^2*([$Sheet2.$B$34]*([.B228] - [$Sheet2.$B$35])^2 +[$Sheet2.$B$36]*([.B228]-[$Sheet2.$B$35]) +[$Sheet2.$B$37])    ))^2" office:value-type="float" office:value="392.263835126381" calcext:value-type="float">
            <text:p>392.263835126381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4" calcext:value-type="float">
            <text:p>1.044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010499" calcext:value-type="float">
            <text:p>0.010499</text:p>
          </table:table-cell>
          <table:table-cell office:value-type="float" office:value="0.1002" calcext:value-type="float">
            <text:p>0.1002</text:p>
          </table:table-cell>
          <table:table-cell office:value-type="float" office:value="-0.01941" calcext:value-type="float">
            <text:p>-0.01941</text:p>
          </table:table-cell>
          <table:table-cell office:value-type="float" office:value="2.8435" calcext:value-type="float">
            <text:p>2.8435</text:p>
          </table:table-cell>
          <table:table-cell office:value-type="float" office:value="-0.069072" calcext:value-type="float">
            <text:p>-0.069072</text:p>
          </table:table-cell>
          <table:table-cell office:value-type="float" office:value="2.9126" calcext:value-type="float">
            <text:p>2.9126</text:p>
          </table:table-cell>
          <table:table-cell office:value-type="float" office:value="0.55628" calcext:value-type="float">
            <text:p>0.55628</text:p>
          </table:table-cell>
          <table:table-cell office:value-type="float" office:value="-0.073637" calcext:value-type="float">
            <text:p>-0.073637</text:p>
          </table:table-cell>
          <table:table-cell office:value-type="float" office:value="-0.0052506" calcext:value-type="float">
            <text:p>-0.0052506</text:p>
          </table:table-cell>
          <table:table-cell office:value-type="float" office:value="-0.068386" calcext:value-type="float">
            <text:p>-0.068386</text:p>
          </table:table-cell>
          <table:table-cell office:value-type="float" office:value="9.431" calcext:value-type="float">
            <text:p>9.431</text:p>
          </table:table-cell>
          <table:table-cell office:value-type="float" office:value="9.6364" calcext:value-type="float">
            <text:p>9.6364</text:p>
          </table:table-cell>
          <table:table-cell office:value-type="float" office:value="0.97868" calcext:value-type="float">
            <text:p>0.97868</text:p>
          </table:table-cell>
          <table:table-cell office:value-type="float" office:value="1498.6" calcext:value-type="float">
            <text:p>1498.6</text:p>
          </table:table-cell>
          <table:table-cell office:value-type="float" office:value="-290.28" calcext:value-type="float">
            <text:p>-290.28</text:p>
          </table:table-cell>
          <table:table-cell office:value-type="float" office:value="15614" calcext:value-type="float">
            <text:p>15614</text:p>
          </table:table-cell>
          <table:table-cell office:value-type="float" office:value="1498.6" calcext:value-type="float">
            <text:p>1498.6</text:p>
          </table:table-cell>
          <table:table-cell office:value-type="float" office:value="-290.28" calcext:value-type="float">
            <text:p>-290.28</text:p>
          </table:table-cell>
          <table:table-cell office:value-type="float" office:value="15614" calcext:value-type="float">
            <text:p>15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89" calcext:value-type="float">
            <text:p>19.889</text:p>
          </table:table-cell>
          <table:table-cell office:value-type="float" office:value="0.91145" calcext:value-type="float">
            <text:p>0.91145</text:p>
          </table:table-cell>
          <table:table-cell office:value-type="float" office:value="20" calcext:value-type="float">
            <text:p>20</text:p>
          </table:table-cell>
          <table:table-cell office:value-type="float" office:value="6.0527" calcext:value-type="float">
            <text:p>6.0527</text:p>
          </table:table-cell>
          <table:table-cell office:value-type="float" office:value="-4159.6" calcext:value-type="float">
            <text:p>-4159.6</text:p>
          </table:table-cell>
          <table:table-cell office:value-type="float" office:value="6463.7" calcext:value-type="float">
            <text:p>6463.7</text:p>
          </table:table-cell>
          <table:table-cell office:value-type="float" office:value="550.62" calcext:value-type="float">
            <text:p>550.62</text:p>
          </table:table-cell>
          <table:table-cell office:value-type="float" office:value="0.057557" calcext:value-type="float">
            <text:p>0.057557</text:p>
          </table:table-cell>
          <table:table-cell office:value-type="float" office:value="-0.24775" calcext:value-type="float">
            <text:p>-0.24775</text:p>
          </table:table-cell>
          <table:table-cell office:value-type="float" office:value="-0.0097998" calcext:value-type="float">
            <text:p>-0.0097998</text:p>
          </table:table-cell>
          <table:table-cell office:value-type="float" office:value="0" calcext:value-type="float">
            <text:p>0</text:p>
          </table:table-cell>
          <table:table-cell office:value-type="float" office:value="2628.7" calcext:value-type="float">
            <text:p>2628.7</text:p>
          </table:table-cell>
          <table:table-cell office:value-type="float" office:value="0.14947" calcext:value-type="float">
            <text:p>0.14947</text:p>
          </table:table-cell>
          <table:table-cell office:value-type="float" office:value="1.0388" calcext:value-type="float">
            <text:p>1.0388</text:p>
          </table:table-cell>
          <table:table-cell office:value-type="float" office:value="0.060092" calcext:value-type="float">
            <text:p>0.06009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29]-([$Sheet2.$B$2]*[.B229]+[$Sheet2.$B$3]))^2" office:value-type="float" office:value="0.000545369635466499" calcext:value-type="float">
            <text:p>0.000545369635466</text:p>
          </table:table-cell>
          <table:table-cell table:formula="of:=([.F229]-([$Sheet2.$B$7] +[$Sheet2.$B$8] * ([.B229] - [$Sheet2.$B$9])^2))^2" office:value-type="float" office:value="0.00000986814639865696" calcext:value-type="float">
            <text:p>9.86814639865696E-06</text:p>
          </table:table-cell>
          <table:table-cell table:formula="of:=([.X229]-([.AE229]^2*([$Sheet2.$B$13]*([.B229] -[$Sheet2.$B$14])^2 +[$Sheet2.$B$15]*([.B229]-[$Sheet2.$B$14]) +[$Sheet2.$B$16])    ))^2" office:value-type="float" office:value="18.8952802015668" calcext:value-type="float">
            <text:p>18.8952802015668</text:p>
          </table:table-cell>
          <table:table-cell table:formula="of:=([.AG229]-([.AE229]^2*([$Sheet2.$B$20]*([.B229] -[$Sheet2.$B$21])^2 + [$Sheet2.$B$22]*([.B229]-[$Sheet2.$B$21]) + [$Sheet2.$B$23])    ))^2" office:value-type="float" office:value="5897.35752413675" calcext:value-type="float">
            <text:p>5897.35752413675</text:p>
          </table:table-cell>
          <table:table-cell table:formula="of:=([.AH229]-([.AE229]^2*([$Sheet2.$B$27]*([.B229] -[$Sheet2.$B$28])^2 +[$Sheet2.$B$29]*([.B229]-[$Sheet2.$B$28]) +[$Sheet2.$B$30])    ))^2" office:value-type="float" office:value="11589.6714870958" calcext:value-type="float">
            <text:p>11589.6714870958</text:p>
          </table:table-cell>
          <table:table-cell table:formula="of:=([.AI229]-([.AE229]^2*([$Sheet2.$B$34]*([.B229] - [$Sheet2.$B$35])^2 +[$Sheet2.$B$36]*([.B229]-[$Sheet2.$B$35]) +[$Sheet2.$B$37])    ))^2" office:value-type="float" office:value="368.062959668917" calcext:value-type="float">
            <text:p>368.062959668917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28" calcext:value-type="float">
            <text:p>1.1028</text:p>
          </table:table-cell>
          <table:table-cell office:value-type="float" office:value="0.12328" calcext:value-type="float">
            <text:p>0.12328</text:p>
          </table:table-cell>
          <table:table-cell office:value-type="float" office:value="0.011193" calcext:value-type="float">
            <text:p>0.011193</text:p>
          </table:table-cell>
          <table:table-cell office:value-type="float" office:value="0.11209" calcext:value-type="float">
            <text:p>0.11209</text:p>
          </table:table-cell>
          <table:table-cell office:value-type="float" office:value="-0.021328" calcext:value-type="float">
            <text:p>-0.021328</text:p>
          </table:table-cell>
          <table:table-cell office:value-type="float" office:value="2.9644" calcext:value-type="float">
            <text:p>2.9644</text:p>
          </table:table-cell>
          <table:table-cell office:value-type="float" office:value="-0.07364" calcext:value-type="float">
            <text:p>-0.07364</text:p>
          </table:table-cell>
          <table:table-cell office:value-type="float" office:value="3.0381" calcext:value-type="float">
            <text:p>3.0381</text:p>
          </table:table-cell>
          <table:table-cell office:value-type="float" office:value="0.58944" calcext:value-type="float">
            <text:p>0.58944</text:p>
          </table:table-cell>
          <table:table-cell office:value-type="float" office:value="-0.08179" calcext:value-type="float">
            <text:p>-0.08179</text:p>
          </table:table-cell>
          <table:table-cell office:value-type="float" office:value="-0.00561" calcext:value-type="float">
            <text:p>-0.00561</text:p>
          </table:table-cell>
          <table:table-cell office:value-type="float" office:value="-0.07618" calcext:value-type="float">
            <text:p>-0.07618</text:p>
          </table:table-cell>
          <table:table-cell office:value-type="float" office:value="8.9455" calcext:value-type="float">
            <text:p>8.9455</text:p>
          </table:table-cell>
          <table:table-cell office:value-type="float" office:value="9.394" calcext:value-type="float">
            <text:p>9.394</text:p>
          </table:table-cell>
          <table:table-cell office:value-type="float" office:value="0.95226" calcext:value-type="float">
            <text:p>0.95226</text:p>
          </table:table-cell>
          <table:table-cell office:value-type="float" office:value="1676.2" calcext:value-type="float">
            <text:p>1676.2</text:p>
          </table:table-cell>
          <table:table-cell office:value-type="float" office:value="-318.95" calcext:value-type="float">
            <text:p>-318.95</text:p>
          </table:table-cell>
          <table:table-cell office:value-type="float" office:value="16492" calcext:value-type="float">
            <text:p>16492</text:p>
          </table:table-cell>
          <table:table-cell office:value-type="float" office:value="1676.2" calcext:value-type="float">
            <text:p>1676.2</text:p>
          </table:table-cell>
          <table:table-cell office:value-type="float" office:value="-318.95" calcext:value-type="float">
            <text:p>-318.95</text:p>
          </table:table-cell>
          <table:table-cell office:value-type="float" office:value="16492" calcext:value-type="float">
            <text:p>16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76" calcext:value-type="float">
            <text:p>19.876</text:p>
          </table:table-cell>
          <table:table-cell office:value-type="float" office:value="0.93497" calcext:value-type="float">
            <text:p>0.93497</text:p>
          </table:table-cell>
          <table:table-cell office:value-type="float" office:value="20" calcext:value-type="float">
            <text:p>20</text:p>
          </table:table-cell>
          <table:table-cell office:value-type="float" office:value="6.3785" calcext:value-type="float">
            <text:p>6.3785</text:p>
          </table:table-cell>
          <table:table-cell office:value-type="float" office:value="-4407.6" calcext:value-type="float">
            <text:p>-4407.6</text:p>
          </table:table-cell>
          <table:table-cell office:value-type="float" office:value="6738.7" calcext:value-type="float">
            <text:p>6738.7</text:p>
          </table:table-cell>
          <table:table-cell office:value-type="float" office:value="611.58" calcext:value-type="float">
            <text:p>611.58</text:p>
          </table:table-cell>
          <table:table-cell office:value-type="float" office:value="0.056858" calcext:value-type="float">
            <text:p>0.056858</text:p>
          </table:table-cell>
          <table:table-cell office:value-type="float" office:value="-0.24784" calcext:value-type="float">
            <text:p>-0.24784</text:p>
          </table:table-cell>
          <table:table-cell office:value-type="float" office:value="-0.010772" calcext:value-type="float">
            <text:p>-0.010772</text:p>
          </table:table-cell>
          <table:table-cell office:value-type="float" office:value="0" calcext:value-type="float">
            <text:p>0</text:p>
          </table:table-cell>
          <table:table-cell office:value-type="float" office:value="2696.6" calcext:value-type="float">
            <text:p>2696.6</text:p>
          </table:table-cell>
          <table:table-cell office:value-type="float" office:value="0.16709" calcext:value-type="float">
            <text:p>0.16709</text:p>
          </table:table-cell>
          <table:table-cell office:value-type="float" office:value="1.0361" calcext:value-type="float">
            <text:p>1.0361</text:p>
          </table:table-cell>
          <table:table-cell office:value-type="float" office:value="0.062702" calcext:value-type="float">
            <text:p>0.0627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0]-([$Sheet2.$B$2]*[.B230]+[$Sheet2.$B$3]))^2" office:value-type="float" office:value="0.000498003095999741" calcext:value-type="float">
            <text:p>0.000498003096</text:p>
          </table:table-cell>
          <table:table-cell table:formula="of:=([.F230]-([$Sheet2.$B$7] +[$Sheet2.$B$8] * ([.B230] - [$Sheet2.$B$9])^2))^2" office:value-type="float" office:value="0.00000689757099513187" calcext:value-type="float">
            <text:p>6.89757099513187E-06</text:p>
          </table:table-cell>
          <table:table-cell table:formula="of:=([.X230]-([.AE230]^2*([$Sheet2.$B$13]*([.B230] -[$Sheet2.$B$14])^2 +[$Sheet2.$B$15]*([.B230]-[$Sheet2.$B$14]) +[$Sheet2.$B$16])    ))^2" office:value-type="float" office:value="23.4754393909092" calcext:value-type="float">
            <text:p>23.4754393909092</text:p>
          </table:table-cell>
          <table:table-cell table:formula="of:=([.AG230]-([.AE230]^2*([$Sheet2.$B$20]*([.B230] -[$Sheet2.$B$21])^2 + [$Sheet2.$B$22]*([.B230]-[$Sheet2.$B$21]) + [$Sheet2.$B$23])    ))^2" office:value-type="float" office:value="5613.67940153528" calcext:value-type="float">
            <text:p>5613.67940153528</text:p>
          </table:table-cell>
          <table:table-cell table:formula="of:=([.AH230]-([.AE230]^2*([$Sheet2.$B$27]*([.B230] -[$Sheet2.$B$28])^2 +[$Sheet2.$B$29]*([.B230]-[$Sheet2.$B$28]) +[$Sheet2.$B$30])    ))^2" office:value-type="float" office:value="10898.7018047636" calcext:value-type="float">
            <text:p>10898.7018047636</text:p>
          </table:table-cell>
          <table:table-cell table:formula="of:=([.AI230]-([.AE230]^2*([$Sheet2.$B$34]*([.B230] - [$Sheet2.$B$35])^2 +[$Sheet2.$B$36]*([.B230]-[$Sheet2.$B$35]) +[$Sheet2.$B$37])    ))^2" office:value-type="float" office:value="326.496583795122" calcext:value-type="float">
            <text:p>326.496583795122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11" calcext:value-type="float">
            <text:p>1.1611</text:p>
          </table:table-cell>
          <table:table-cell office:value-type="float" office:value="0.13652" calcext:value-type="float">
            <text:p>0.13652</text:p>
          </table:table-cell>
          <table:table-cell office:value-type="float" office:value="0.011923" calcext:value-type="float">
            <text:p>0.011923</text:p>
          </table:table-cell>
          <table:table-cell office:value-type="float" office:value="0.1246" calcext:value-type="float">
            <text:p>0.1246</text:p>
          </table:table-cell>
          <table:table-cell office:value-type="float" office:value="-0.023348" calcext:value-type="float">
            <text:p>-0.023348</text:p>
          </table:table-cell>
          <table:table-cell office:value-type="float" office:value="3.0794" calcext:value-type="float">
            <text:p>3.0794</text:p>
          </table:table-cell>
          <table:table-cell office:value-type="float" office:value="-0.078443" calcext:value-type="float">
            <text:p>-0.078443</text:p>
          </table:table-cell>
          <table:table-cell office:value-type="float" office:value="3.1579" calcext:value-type="float">
            <text:p>3.1579</text:p>
          </table:table-cell>
          <table:table-cell office:value-type="float" office:value="0.62262" calcext:value-type="float">
            <text:p>0.62262</text:p>
          </table:table-cell>
          <table:table-cell office:value-type="float" office:value="-0.090389" calcext:value-type="float">
            <text:p>-0.090389</text:p>
          </table:table-cell>
          <table:table-cell office:value-type="float" office:value="-0.0059899" calcext:value-type="float">
            <text:p>-0.0059899</text:p>
          </table:table-cell>
          <table:table-cell office:value-type="float" office:value="-0.084399" calcext:value-type="float">
            <text:p>-0.084399</text:p>
          </table:table-cell>
          <table:table-cell office:value-type="float" office:value="8.5046" calcext:value-type="float">
            <text:p>8.5046</text:p>
          </table:table-cell>
          <table:table-cell office:value-type="float" office:value="9.164" calcext:value-type="float">
            <text:p>9.164</text:p>
          </table:table-cell>
          <table:table-cell office:value-type="float" office:value="0.92805" calcext:value-type="float">
            <text:p>0.92805</text:p>
          </table:table-cell>
          <table:table-cell office:value-type="float" office:value="1863.4" calcext:value-type="float">
            <text:p>1863.4</text:p>
          </table:table-cell>
          <table:table-cell office:value-type="float" office:value="-349.17" calcext:value-type="float">
            <text:p>-349.17</text:p>
          </table:table-cell>
          <table:table-cell office:value-type="float" office:value="17364" calcext:value-type="float">
            <text:p>17364</text:p>
          </table:table-cell>
          <table:table-cell office:value-type="float" office:value="1863.4" calcext:value-type="float">
            <text:p>1863.4</text:p>
          </table:table-cell>
          <table:table-cell office:value-type="float" office:value="-349.17" calcext:value-type="float">
            <text:p>-349.17</text:p>
          </table:table-cell>
          <table:table-cell office:value-type="float" office:value="17364" calcext:value-type="float">
            <text:p>17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63" calcext:value-type="float">
            <text:p>19.863</text:p>
          </table:table-cell>
          <table:table-cell office:value-type="float" office:value="0.95843" calcext:value-type="float">
            <text:p>0.95843</text:p>
          </table:table-cell>
          <table:table-cell office:value-type="float" office:value="20" calcext:value-type="float">
            <text:p>20</text:p>
          </table:table-cell>
          <table:table-cell office:value-type="float" office:value="6.7062" calcext:value-type="float">
            <text:p>6.7062</text:p>
          </table:table-cell>
          <table:table-cell office:value-type="float" office:value="-4655.6" calcext:value-type="float">
            <text:p>-4655.6</text:p>
          </table:table-cell>
          <table:table-cell office:value-type="float" office:value="7000" calcext:value-type="float">
            <text:p>7000</text:p>
          </table:table-cell>
          <table:table-cell office:value-type="float" office:value="675.89" calcext:value-type="float">
            <text:p>675.89</text:p>
          </table:table-cell>
          <table:table-cell office:value-type="float" office:value="0.056178" calcext:value-type="float">
            <text:p>0.056178</text:p>
          </table:table-cell>
          <table:table-cell office:value-type="float" office:value="-0.24792" calcext:value-type="float">
            <text:p>-0.24792</text:p>
          </table:table-cell>
          <table:table-cell office:value-type="float" office:value="-0.011717" calcext:value-type="float">
            <text:p>-0.011717</text:p>
          </table:table-cell>
          <table:table-cell office:value-type="float" office:value="0" calcext:value-type="float">
            <text:p>0</text:p>
          </table:table-cell>
          <table:table-cell office:value-type="float" office:value="2764.2" calcext:value-type="float">
            <text:p>2764.2</text:p>
          </table:table-cell>
          <table:table-cell office:value-type="float" office:value="0.18562" calcext:value-type="float">
            <text:p>0.18562</text:p>
          </table:table-cell>
          <table:table-cell office:value-type="float" office:value="1.0332" calcext:value-type="float">
            <text:p>1.0332</text:p>
          </table:table-cell>
          <table:table-cell office:value-type="float" office:value="0.065228" calcext:value-type="float">
            <text:p>0.0652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1]-([$Sheet2.$B$2]*[.B231]+[$Sheet2.$B$3]))^2" office:value-type="float" office:value="0.000431759173742528" calcext:value-type="float">
            <text:p>0.000431759173743</text:p>
          </table:table-cell>
          <table:table-cell table:formula="of:=([.F231]-([$Sheet2.$B$7] +[$Sheet2.$B$8] * ([.B231] - [$Sheet2.$B$9])^2))^2" office:value-type="float" office:value="0.00000388097115633956" calcext:value-type="float">
            <text:p>3.88097115633956E-06</text:p>
          </table:table-cell>
          <table:table-cell table:formula="of:=([.X231]-([.AE231]^2*([$Sheet2.$B$13]*([.B231] -[$Sheet2.$B$14])^2 +[$Sheet2.$B$15]*([.B231]-[$Sheet2.$B$14]) +[$Sheet2.$B$16])    ))^2" office:value-type="float" office:value="27.4756160960375" calcext:value-type="float">
            <text:p>27.4756160960375</text:p>
          </table:table-cell>
          <table:table-cell table:formula="of:=([.AG231]-([.AE231]^2*([$Sheet2.$B$20]*([.B231] -[$Sheet2.$B$21])^2 + [$Sheet2.$B$22]*([.B231]-[$Sheet2.$B$21]) + [$Sheet2.$B$23])    ))^2" office:value-type="float" office:value="5106.81902089097" calcext:value-type="float">
            <text:p>5106.81902089097</text:p>
          </table:table-cell>
          <table:table-cell table:formula="of:=([.AH231]-([.AE231]^2*([$Sheet2.$B$27]*([.B231] -[$Sheet2.$B$28])^2 +[$Sheet2.$B$29]*([.B231]-[$Sheet2.$B$28]) +[$Sheet2.$B$30])    ))^2" office:value-type="float" office:value="9827.75924806399" calcext:value-type="float">
            <text:p>9827.75924806399</text:p>
          </table:table-cell>
          <table:table-cell table:formula="of:=([.AI231]-([.AE231]^2*([$Sheet2.$B$34]*([.B231] - [$Sheet2.$B$35])^2 +[$Sheet2.$B$36]*([.B231]-[$Sheet2.$B$35]) +[$Sheet2.$B$37])    ))^2" office:value-type="float" office:value="274.180608349978" calcext:value-type="float">
            <text:p>274.180608349978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89" calcext:value-type="float">
            <text:p>1.2189</text:p>
          </table:table-cell>
          <table:table-cell office:value-type="float" office:value="0.15045" calcext:value-type="float">
            <text:p>0.15045</text:p>
          </table:table-cell>
          <table:table-cell office:value-type="float" office:value="0.012709" calcext:value-type="float">
            <text:p>0.012709</text:p>
          </table:table-cell>
          <table:table-cell office:value-type="float" office:value="0.13774" calcext:value-type="float">
            <text:p>0.13774</text:p>
          </table:table-cell>
          <table:table-cell office:value-type="float" office:value="-0.02547" calcext:value-type="float">
            <text:p>-0.02547</text:p>
          </table:table-cell>
          <table:table-cell office:value-type="float" office:value="3.1883" calcext:value-type="float">
            <text:p>3.1883</text:p>
          </table:table-cell>
          <table:table-cell office:value-type="float" office:value="-0.083609" calcext:value-type="float">
            <text:p>-0.083609</text:p>
          </table:table-cell>
          <table:table-cell office:value-type="float" office:value="3.2719" calcext:value-type="float">
            <text:p>3.2719</text:p>
          </table:table-cell>
          <table:table-cell office:value-type="float" office:value="0.65578" calcext:value-type="float">
            <text:p>0.65578</text:p>
          </table:table-cell>
          <table:table-cell office:value-type="float" office:value="-0.099441" calcext:value-type="float">
            <text:p>-0.099441</text:p>
          </table:table-cell>
          <table:table-cell office:value-type="float" office:value="-0.006402" calcext:value-type="float">
            <text:p>-0.006402</text:p>
          </table:table-cell>
          <table:table-cell office:value-type="float" office:value="-0.093039" calcext:value-type="float">
            <text:p>-0.093039</text:p>
          </table:table-cell>
          <table:table-cell office:value-type="float" office:value="8.1019" calcext:value-type="float">
            <text:p>8.1019</text:p>
          </table:table-cell>
          <table:table-cell office:value-type="float" office:value="8.9447" calcext:value-type="float">
            <text:p>8.9447</text:p>
          </table:table-cell>
          <table:table-cell office:value-type="float" office:value="0.90577" calcext:value-type="float">
            <text:p>0.90577</text:p>
          </table:table-cell>
          <table:table-cell office:value-type="float" office:value="2059.9" calcext:value-type="float">
            <text:p>2059.9</text:p>
          </table:table-cell>
          <table:table-cell office:value-type="float" office:value="-380.9" calcext:value-type="float">
            <text:p>-380.9</text:p>
          </table:table-cell>
          <table:table-cell office:value-type="float" office:value="18228" calcext:value-type="float">
            <text:p>18228</text:p>
          </table:table-cell>
          <table:table-cell office:value-type="float" office:value="2059.9" calcext:value-type="float">
            <text:p>2059.9</text:p>
          </table:table-cell>
          <table:table-cell office:value-type="float" office:value="-380.9" calcext:value-type="float">
            <text:p>-380.9</text:p>
          </table:table-cell>
          <table:table-cell office:value-type="float" office:value="18228" calcext:value-type="float">
            <text:p>18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49" calcext:value-type="float">
            <text:p>19.849</text:p>
          </table:table-cell>
          <table:table-cell office:value-type="float" office:value="0.98193" calcext:value-type="float">
            <text:p>0.98193</text:p>
          </table:table-cell>
          <table:table-cell office:value-type="float" office:value="20" calcext:value-type="float">
            <text:p>20</text:p>
          </table:table-cell>
          <table:table-cell office:value-type="float" office:value="7.0363" calcext:value-type="float">
            <text:p>7.0363</text:p>
          </table:table-cell>
          <table:table-cell office:value-type="float" office:value="-4903.6" calcext:value-type="float">
            <text:p>-4903.6</text:p>
          </table:table-cell>
          <table:table-cell office:value-type="float" office:value="7247.5" calcext:value-type="float">
            <text:p>7247.5</text:p>
          </table:table-cell>
          <table:table-cell office:value-type="float" office:value="743.57" calcext:value-type="float">
            <text:p>743.57</text:p>
          </table:table-cell>
          <table:table-cell office:value-type="float" office:value="0.055512" calcext:value-type="float">
            <text:p>0.055512</text:p>
          </table:table-cell>
          <table:table-cell office:value-type="float" office:value="-0.24801" calcext:value-type="float">
            <text:p>-0.24801</text:p>
          </table:table-cell>
          <table:table-cell office:value-type="float" office:value="-0.012638" calcext:value-type="float">
            <text:p>-0.012638</text:p>
          </table:table-cell>
          <table:table-cell office:value-type="float" office:value="0" calcext:value-type="float">
            <text:p>0</text:p>
          </table:table-cell>
          <table:table-cell office:value-type="float" office:value="2832" calcext:value-type="float">
            <text:p>2832</text:p>
          </table:table-cell>
          <table:table-cell office:value-type="float" office:value="0.20505" calcext:value-type="float">
            <text:p>0.20505</text:p>
          </table:table-cell>
          <table:table-cell office:value-type="float" office:value="1.03" calcext:value-type="float">
            <text:p>1.03</text:p>
          </table:table-cell>
          <table:table-cell office:value-type="float" office:value="0.067663" calcext:value-type="float">
            <text:p>0.0676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2]-([$Sheet2.$B$2]*[.B232]+[$Sheet2.$B$3]))^2" office:value-type="float" office:value="0.000351249371098906" calcext:value-type="float">
            <text:p>0.000351249371099</text:p>
          </table:table-cell>
          <table:table-cell table:formula="of:=([.F232]-([$Sheet2.$B$7] +[$Sheet2.$B$8] * ([.B232] - [$Sheet2.$B$9])^2))^2" office:value-type="float" office:value="0.00000144587791269257" calcext:value-type="float">
            <text:p>1.44587791269257E-06</text:p>
          </table:table-cell>
          <table:table-cell table:formula="of:=([.X232]-([.AE232]^2*([$Sheet2.$B$13]*([.B232] -[$Sheet2.$B$14])^2 +[$Sheet2.$B$15]*([.B232]-[$Sheet2.$B$14]) +[$Sheet2.$B$16])    ))^2" office:value-type="float" office:value="30.2124874463061" calcext:value-type="float">
            <text:p>30.2124874463061</text:p>
          </table:table-cell>
          <table:table-cell table:formula="of:=([.AG232]-([.AE232]^2*([$Sheet2.$B$20]*([.B232] -[$Sheet2.$B$21])^2 + [$Sheet2.$B$22]*([.B232]-[$Sheet2.$B$21]) + [$Sheet2.$B$23])    ))^2" office:value-type="float" office:value="4409.86489239988" calcext:value-type="float">
            <text:p>4409.86489239988</text:p>
          </table:table-cell>
          <table:table-cell table:formula="of:=([.AH232]-([.AE232]^2*([$Sheet2.$B$27]*([.B232] -[$Sheet2.$B$28])^2 +[$Sheet2.$B$29]*([.B232]-[$Sheet2.$B$28]) +[$Sheet2.$B$30])    ))^2" office:value-type="float" office:value="8421.72561470087" calcext:value-type="float">
            <text:p>8421.72561470087</text:p>
          </table:table-cell>
          <table:table-cell table:formula="of:=([.AI232]-([.AE232]^2*([$Sheet2.$B$34]*([.B232] - [$Sheet2.$B$35])^2 +[$Sheet2.$B$36]*([.B232]-[$Sheet2.$B$35]) +[$Sheet2.$B$37])    ))^2" office:value-type="float" office:value="215.282767333916" calcext:value-type="float">
            <text:p>215.28276733391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62" calcext:value-type="float">
            <text:p>1.2762</text:p>
          </table:table-cell>
          <table:table-cell office:value-type="float" office:value="0.165" calcext:value-type="float">
            <text:p>0.165</text:p>
          </table:table-cell>
          <table:table-cell office:value-type="float" office:value="0.013519" calcext:value-type="float">
            <text:p>0.013519</text:p>
          </table:table-cell>
          <table:table-cell office:value-type="float" office:value="0.15148" calcext:value-type="float">
            <text:p>0.15148</text:p>
          </table:table-cell>
          <table:table-cell office:value-type="float" office:value="-0.027692" calcext:value-type="float">
            <text:p>-0.027692</text:p>
          </table:table-cell>
          <table:table-cell office:value-type="float" office:value="3.2912" calcext:value-type="float">
            <text:p>3.2912</text:p>
          </table:table-cell>
          <table:table-cell office:value-type="float" office:value="-0.088938" calcext:value-type="float">
            <text:p>-0.088938</text:p>
          </table:table-cell>
          <table:table-cell office:value-type="float" office:value="3.3802" calcext:value-type="float">
            <text:p>3.3802</text:p>
          </table:table-cell>
          <table:table-cell office:value-type="float" office:value="0.68893" calcext:value-type="float">
            <text:p>0.68893</text:p>
          </table:table-cell>
          <table:table-cell office:value-type="float" office:value="-0.10892" calcext:value-type="float">
            <text:p>-0.10892</text:p>
          </table:table-cell>
          <table:table-cell office:value-type="float" office:value="-0.006826" calcext:value-type="float">
            <text:p>-0.006826</text:p>
          </table:table-cell>
          <table:table-cell office:value-type="float" office:value="-0.10209" calcext:value-type="float">
            <text:p>-0.10209</text:p>
          </table:table-cell>
          <table:table-cell office:value-type="float" office:value="7.7344" calcext:value-type="float">
            <text:p>7.7344</text:p>
          </table:table-cell>
          <table:table-cell office:value-type="float" office:value="8.7374" calcext:value-type="float">
            <text:p>8.7374</text:p>
          </table:table-cell>
          <table:table-cell office:value-type="float" office:value="0.8852" calcext:value-type="float">
            <text:p>0.8852</text:p>
          </table:table-cell>
          <table:table-cell office:value-type="float" office:value="2265.4" calcext:value-type="float">
            <text:p>2265.4</text:p>
          </table:table-cell>
          <table:table-cell office:value-type="float" office:value="-414.13" calcext:value-type="float">
            <text:p>-414.13</text:p>
          </table:table-cell>
          <table:table-cell office:value-type="float" office:value="19085" calcext:value-type="float">
            <text:p>19085</text:p>
          </table:table-cell>
          <table:table-cell office:value-type="float" office:value="2265.4" calcext:value-type="float">
            <text:p>2265.4</text:p>
          </table:table-cell>
          <table:table-cell office:value-type="float" office:value="-414.13" calcext:value-type="float">
            <text:p>-414.13</text:p>
          </table:table-cell>
          <table:table-cell office:value-type="float" office:value="19085" calcext:value-type="float">
            <text:p>190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35" calcext:value-type="float">
            <text:p>19.835</text:p>
          </table:table-cell>
          <table:table-cell office:value-type="float" office:value="1.0052" calcext:value-type="float">
            <text:p>1.0052</text:p>
          </table:table-cell>
          <table:table-cell office:value-type="float" office:value="20" calcext:value-type="float">
            <text:p>20</text:p>
          </table:table-cell>
          <table:table-cell office:value-type="float" office:value="7.3671" calcext:value-type="float">
            <text:p>7.3671</text:p>
          </table:table-cell>
          <table:table-cell office:value-type="float" office:value="-5151.5" calcext:value-type="float">
            <text:p>-5151.5</text:p>
          </table:table-cell>
          <table:table-cell office:value-type="float" office:value="7481.5" calcext:value-type="float">
            <text:p>7481.5</text:p>
          </table:table-cell>
          <table:table-cell office:value-type="float" office:value="814.43" calcext:value-type="float">
            <text:p>814.43</text:p>
          </table:table-cell>
          <table:table-cell office:value-type="float" office:value="0.054855" calcext:value-type="float">
            <text:p>0.054855</text:p>
          </table:table-cell>
          <table:table-cell office:value-type="float" office:value="-0.2481" calcext:value-type="float">
            <text:p>-0.2481</text:p>
          </table:table-cell>
          <table:table-cell office:value-type="float" office:value="-0.013536" calcext:value-type="float">
            <text:p>-0.013536</text:p>
          </table:table-cell>
          <table:table-cell office:value-type="float" office:value="0" calcext:value-type="float">
            <text:p>0</text:p>
          </table:table-cell>
          <table:table-cell office:value-type="float" office:value="2899.2" calcext:value-type="float">
            <text:p>2899.2</text:p>
          </table:table-cell>
          <table:table-cell office:value-type="float" office:value="0.22535" calcext:value-type="float">
            <text:p>0.22535</text:p>
          </table:table-cell>
          <table:table-cell office:value-type="float" office:value="1.0267" calcext:value-type="float">
            <text:p>1.0267</text:p>
          </table:table-cell>
          <table:table-cell office:value-type="float" office:value="0.070005" calcext:value-type="float">
            <text:p>0.0700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3]-([$Sheet2.$B$2]*[.B233]+[$Sheet2.$B$3]))^2" office:value-type="float" office:value="0.00026258519047288" calcext:value-type="float">
            <text:p>0.000262585190473</text:p>
          </table:table-cell>
          <table:table-cell table:formula="of:=([.F233]-([$Sheet2.$B$7] +[$Sheet2.$B$8] * ([.B233] - [$Sheet2.$B$9])^2))^2" office:value-type="float" office:value="0.0000000643172418866425" calcext:value-type="float">
            <text:p>6.43172418866425E-08</text:p>
          </table:table-cell>
          <table:table-cell table:formula="of:=([.X233]-([.AE233]^2*([$Sheet2.$B$13]*([.B233] -[$Sheet2.$B$14])^2 +[$Sheet2.$B$15]*([.B233]-[$Sheet2.$B$14]) +[$Sheet2.$B$16])    ))^2" office:value-type="float" office:value="31.3572634283334" calcext:value-type="float">
            <text:p>31.3572634283334</text:p>
          </table:table-cell>
          <table:table-cell table:formula="of:=([.AG233]-([.AE233]^2*([$Sheet2.$B$20]*([.B233] -[$Sheet2.$B$21])^2 + [$Sheet2.$B$22]*([.B233]-[$Sheet2.$B$21]) + [$Sheet2.$B$23])    ))^2" office:value-type="float" office:value="3559.1842336602" calcext:value-type="float">
            <text:p>3559.1842336602</text:p>
          </table:table-cell>
          <table:table-cell table:formula="of:=([.AH233]-([.AE233]^2*([$Sheet2.$B$27]*([.B233] -[$Sheet2.$B$28])^2 +[$Sheet2.$B$29]*([.B233]-[$Sheet2.$B$28]) +[$Sheet2.$B$30])    ))^2" office:value-type="float" office:value="6823.01801311424" calcext:value-type="float">
            <text:p>6823.01801311424</text:p>
          </table:table-cell>
          <table:table-cell table:formula="of:=([.AI233]-([.AE233]^2*([$Sheet2.$B$34]*([.B233] - [$Sheet2.$B$35])^2 +[$Sheet2.$B$36]*([.B233]-[$Sheet2.$B$35]) +[$Sheet2.$B$37])    ))^2" office:value-type="float" office:value="149.366746819922" calcext:value-type="float">
            <text:p>149.366746819922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3" calcext:value-type="float">
            <text:p>1.333</text:p>
          </table:table-cell>
          <table:table-cell office:value-type="float" office:value="0.18027" calcext:value-type="float">
            <text:p>0.18027</text:p>
          </table:table-cell>
          <table:table-cell office:value-type="float" office:value="0.014443" calcext:value-type="float">
            <text:p>0.014443</text:p>
          </table:table-cell>
          <table:table-cell office:value-type="float" office:value="0.16583" calcext:value-type="float">
            <text:p>0.16583</text:p>
          </table:table-cell>
          <table:table-cell office:value-type="float" office:value="-0.030012" calcext:value-type="float">
            <text:p>-0.030012</text:p>
          </table:table-cell>
          <table:table-cell office:value-type="float" office:value="3.3877" calcext:value-type="float">
            <text:p>3.3877</text:p>
          </table:table-cell>
          <table:table-cell office:value-type="float" office:value="-0.095023" calcext:value-type="float">
            <text:p>-0.095023</text:p>
          </table:table-cell>
          <table:table-cell office:value-type="float" office:value="3.4827" calcext:value-type="float">
            <text:p>3.4827</text:p>
          </table:table-cell>
          <table:table-cell office:value-type="float" office:value="0.72205" calcext:value-type="float">
            <text:p>0.72205</text:p>
          </table:table-cell>
          <table:table-cell office:value-type="float" office:value="-0.11887" calcext:value-type="float">
            <text:p>-0.11887</text:p>
          </table:table-cell>
          <table:table-cell office:value-type="float" office:value="-0.007319" calcext:value-type="float">
            <text:p>-0.007319</text:p>
          </table:table-cell>
          <table:table-cell office:value-type="float" office:value="-0.11155" calcext:value-type="float">
            <text:p>-0.11155</text:p>
          </table:table-cell>
          <table:table-cell office:value-type="float" office:value="7.3942" calcext:value-type="float">
            <text:p>7.3942</text:p>
          </table:table-cell>
          <table:table-cell office:value-type="float" office:value="8.5369" calcext:value-type="float">
            <text:p>8.5369</text:p>
          </table:table-cell>
          <table:table-cell office:value-type="float" office:value="0.86615" calcext:value-type="float">
            <text:p>0.86615</text:p>
          </table:table-cell>
          <table:table-cell office:value-type="float" office:value="2479.9" calcext:value-type="float">
            <text:p>2479.9</text:p>
          </table:table-cell>
          <table:table-cell office:value-type="float" office:value="-448.82" calcext:value-type="float">
            <text:p>-448.82</text:p>
          </table:table-cell>
          <table:table-cell office:value-type="float" office:value="19934" calcext:value-type="float">
            <text:p>19934</text:p>
          </table:table-cell>
          <table:table-cell office:value-type="float" office:value="2479.9" calcext:value-type="float">
            <text:p>2479.9</text:p>
          </table:table-cell>
          <table:table-cell office:value-type="float" office:value="-448.82" calcext:value-type="float">
            <text:p>-448.82</text:p>
          </table:table-cell>
          <table:table-cell office:value-type="float" office:value="19934" calcext:value-type="float">
            <text:p>19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2" calcext:value-type="float">
            <text:p>19.82</text:p>
          </table:table-cell>
          <table:table-cell office:value-type="float" office:value="1.0288" calcext:value-type="float">
            <text:p>1.0288</text:p>
          </table:table-cell>
          <table:table-cell office:value-type="float" office:value="20" calcext:value-type="float">
            <text:p>20</text:p>
          </table:table-cell>
          <table:table-cell office:value-type="float" office:value="7.702" calcext:value-type="float">
            <text:p>7.702</text:p>
          </table:table-cell>
          <table:table-cell office:value-type="float" office:value="-5399.1" calcext:value-type="float">
            <text:p>-5399.1</text:p>
          </table:table-cell>
          <table:table-cell office:value-type="float" office:value="7700.7" calcext:value-type="float">
            <text:p>7700.7</text:p>
          </table:table-cell>
          <table:table-cell office:value-type="float" office:value="888.86" calcext:value-type="float">
            <text:p>888.86</text:p>
          </table:table-cell>
          <table:table-cell office:value-type="float" office:value="0.054203" calcext:value-type="float">
            <text:p>0.054203</text:p>
          </table:table-cell>
          <table:table-cell office:value-type="float" office:value="-0.24819" calcext:value-type="float">
            <text:p>-0.24819</text:p>
          </table:table-cell>
          <table:table-cell office:value-type="float" office:value="-0.014413" calcext:value-type="float">
            <text:p>-0.014413</text:p>
          </table:table-cell>
          <table:table-cell office:value-type="float" office:value="0" calcext:value-type="float">
            <text:p>0</text:p>
          </table:table-cell>
          <table:table-cell office:value-type="float" office:value="2967.3" calcext:value-type="float">
            <text:p>2967.3</text:p>
          </table:table-cell>
          <table:table-cell office:value-type="float" office:value="0.2465" calcext:value-type="float">
            <text:p>0.2465</text:p>
          </table:table-cell>
          <table:table-cell office:value-type="float" office:value="1.0232" calcext:value-type="float">
            <text:p>1.0232</text:p>
          </table:table-cell>
          <table:table-cell office:value-type="float" office:value="0.072251" calcext:value-type="float">
            <text:p>0.07225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4]-([$Sheet2.$B$2]*[.B234]+[$Sheet2.$B$3]))^2" office:value-type="float" office:value="0.000173378134268481" calcext:value-type="float">
            <text:p>0.000173378134268</text:p>
          </table:table-cell>
          <table:table-cell table:formula="of:=([.F234]-([$Sheet2.$B$7] +[$Sheet2.$B$8] * ([.B234] - [$Sheet2.$B$9])^2))^2" office:value-type="float" office:value="0.000000602946849040884" calcext:value-type="float">
            <text:p>6.02946849040884E-07</text:p>
          </table:table-cell>
          <table:table-cell table:formula="of:=([.X234]-([.AE234]^2*([$Sheet2.$B$13]*([.B234] -[$Sheet2.$B$14])^2 +[$Sheet2.$B$15]*([.B234]-[$Sheet2.$B$14]) +[$Sheet2.$B$16])    ))^2" office:value-type="float" office:value="30.3735420871538" calcext:value-type="float">
            <text:p>30.3735420871538</text:p>
          </table:table-cell>
          <table:table-cell table:formula="of:=([.AG234]-([.AE234]^2*([$Sheet2.$B$20]*([.B234] -[$Sheet2.$B$21])^2 + [$Sheet2.$B$22]*([.B234]-[$Sheet2.$B$21]) + [$Sheet2.$B$23])    ))^2" office:value-type="float" office:value="2602.86360137489" calcext:value-type="float">
            <text:p>2602.86360137489</text:p>
          </table:table-cell>
          <table:table-cell table:formula="of:=([.AH234]-([.AE234]^2*([$Sheet2.$B$27]*([.B234] -[$Sheet2.$B$28])^2 +[$Sheet2.$B$29]*([.B234]-[$Sheet2.$B$28]) +[$Sheet2.$B$30])    ))^2" office:value-type="float" office:value="4946.28922166711" calcext:value-type="float">
            <text:p>4946.28922166711</text:p>
          </table:table-cell>
          <table:table-cell table:formula="of:=([.AI234]-([.AE234]^2*([$Sheet2.$B$34]*([.B234] - [$Sheet2.$B$35])^2 +[$Sheet2.$B$36]*([.B234]-[$Sheet2.$B$35]) +[$Sheet2.$B$37])    ))^2" office:value-type="float" office:value="92.0746649810436" calcext:value-type="float">
            <text:p>92.0746649810436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92" calcext:value-type="float">
            <text:p>1.3892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015447" calcext:value-type="float">
            <text:p>0.015447</text:p>
          </table:table-cell>
          <table:table-cell office:value-type="float" office:value="0.18076" calcext:value-type="float">
            <text:p>0.18076</text:p>
          </table:table-cell>
          <table:table-cell office:value-type="float" office:value="-0.032428" calcext:value-type="float">
            <text:p>-0.032428</text:p>
          </table:table-cell>
          <table:table-cell office:value-type="float" office:value="3.4779" calcext:value-type="float">
            <text:p>3.4779</text:p>
          </table:table-cell>
          <table:table-cell office:value-type="float" office:value="-0.10163" calcext:value-type="float">
            <text:p>-0.10163</text:p>
          </table:table-cell>
          <table:table-cell office:value-type="float" office:value="3.5795" calcext:value-type="float">
            <text:p>3.5795</text:p>
          </table:table-cell>
          <table:table-cell office:value-type="float" office:value="0.75512" calcext:value-type="float">
            <text:p>0.75512</text:p>
          </table:table-cell>
          <table:table-cell office:value-type="float" office:value="-0.12927" calcext:value-type="float">
            <text:p>-0.12927</text:p>
          </table:table-cell>
          <table:table-cell office:value-type="float" office:value="-0.0078535" calcext:value-type="float">
            <text:p>-0.0078535</text:p>
          </table:table-cell>
          <table:table-cell office:value-type="float" office:value="-0.12141" calcext:value-type="float">
            <text:p>-0.12141</text:p>
          </table:table-cell>
          <table:table-cell office:value-type="float" office:value="7.0803" calcext:value-type="float">
            <text:p>7.0803</text:p>
          </table:table-cell>
          <table:table-cell office:value-type="float" office:value="8.3451" calcext:value-type="float">
            <text:p>8.3451</text:p>
          </table:table-cell>
          <table:table-cell office:value-type="float" office:value="0.84844" calcext:value-type="float">
            <text:p>0.84844</text:p>
          </table:table-cell>
          <table:table-cell office:value-type="float" office:value="2703.2" calcext:value-type="float">
            <text:p>2703.2</text:p>
          </table:table-cell>
          <table:table-cell office:value-type="float" office:value="-484.96" calcext:value-type="float">
            <text:p>-484.96</text:p>
          </table:table-cell>
          <table:table-cell office:value-type="float" office:value="20775" calcext:value-type="float">
            <text:p>20775</text:p>
          </table:table-cell>
          <table:table-cell office:value-type="float" office:value="2703.2" calcext:value-type="float">
            <text:p>2703.2</text:p>
          </table:table-cell>
          <table:table-cell office:value-type="float" office:value="-484.96" calcext:value-type="float">
            <text:p>-484.96</text:p>
          </table:table-cell>
          <table:table-cell office:value-type="float" office:value="20775" calcext:value-type="float">
            <text:p>207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03" calcext:value-type="float">
            <text:p>19.803</text:p>
          </table:table-cell>
          <table:table-cell office:value-type="float" office:value="1.0525" calcext:value-type="float">
            <text:p>1.0525</text:p>
          </table:table-cell>
          <table:table-cell office:value-type="float" office:value="20" calcext:value-type="float">
            <text:p>20</text:p>
          </table:table-cell>
          <table:table-cell office:value-type="float" office:value="8.0391" calcext:value-type="float">
            <text:p>8.0391</text:p>
          </table:table-cell>
          <table:table-cell office:value-type="float" office:value="-5646.4" calcext:value-type="float">
            <text:p>-5646.4</text:p>
          </table:table-cell>
          <table:table-cell office:value-type="float" office:value="7905.7" calcext:value-type="float">
            <text:p>7905.7</text:p>
          </table:table-cell>
          <table:table-cell office:value-type="float" office:value="966.58" calcext:value-type="float">
            <text:p>966.58</text:p>
          </table:table-cell>
          <table:table-cell office:value-type="float" office:value="0.053554" calcext:value-type="float">
            <text:p>0.053554</text:p>
          </table:table-cell>
          <table:table-cell office:value-type="float" office:value="-0.24829" calcext:value-type="float">
            <text:p>-0.24829</text:p>
          </table:table-cell>
          <table:table-cell office:value-type="float" office:value="-0.015268" calcext:value-type="float">
            <text:p>-0.015268</text:p>
          </table:table-cell>
          <table:table-cell office:value-type="float" office:value="0" calcext:value-type="float">
            <text:p>0</text:p>
          </table:table-cell>
          <table:table-cell office:value-type="float" office:value="3035.5" calcext:value-type="float">
            <text:p>3035.5</text:p>
          </table:table-cell>
          <table:table-cell office:value-type="float" office:value="0.26847" calcext:value-type="float">
            <text:p>0.26847</text:p>
          </table:table-cell>
          <table:table-cell office:value-type="float" office:value="1.0195" calcext:value-type="float">
            <text:p>1.0195</text:p>
          </table:table-cell>
          <table:table-cell office:value-type="float" office:value="0.074395" calcext:value-type="float">
            <text:p>0.07439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5]-([$Sheet2.$B$2]*[.B235]+[$Sheet2.$B$3]))^2" office:value-type="float" office:value="0.0000908236757633799" calcext:value-type="float">
            <text:p>9.08236757633799E-05</text:p>
          </table:table-cell>
          <table:table-cell table:formula="of:=([.F235]-([$Sheet2.$B$7] +[$Sheet2.$B$8] * ([.B235] - [$Sheet2.$B$9])^2))^2" office:value-type="float" office:value="0.00000379419074579302" calcext:value-type="float">
            <text:p>3.79419074579302E-06</text:p>
          </table:table-cell>
          <table:table-cell table:formula="of:=([.X235]-([.AE235]^2*([$Sheet2.$B$13]*([.B235] -[$Sheet2.$B$14])^2 +[$Sheet2.$B$15]*([.B235]-[$Sheet2.$B$14]) +[$Sheet2.$B$16])    ))^2" office:value-type="float" office:value="27.2586394866109" calcext:value-type="float">
            <text:p>27.2586394866109</text:p>
          </table:table-cell>
          <table:table-cell table:formula="of:=([.AG235]-([.AE235]^2*([$Sheet2.$B$20]*([.B235] -[$Sheet2.$B$21])^2 + [$Sheet2.$B$22]*([.B235]-[$Sheet2.$B$21]) + [$Sheet2.$B$23])    ))^2" office:value-type="float" office:value="1639.02862555002" calcext:value-type="float">
            <text:p>1639.02862555002</text:p>
          </table:table-cell>
          <table:table-cell table:formula="of:=([.AH235]-([.AE235]^2*([$Sheet2.$B$27]*([.B235] -[$Sheet2.$B$28])^2 +[$Sheet2.$B$29]*([.B235]-[$Sheet2.$B$28]) +[$Sheet2.$B$30])    ))^2" office:value-type="float" office:value="3086.34193434465" calcext:value-type="float">
            <text:p>3086.34193434465</text:p>
          </table:table-cell>
          <table:table-cell table:formula="of:=([.AI235]-([.AE235]^2*([$Sheet2.$B$34]*([.B235] - [$Sheet2.$B$35])^2 +[$Sheet2.$B$36]*([.B235]-[$Sheet2.$B$35]) +[$Sheet2.$B$37])    ))^2" office:value-type="float" office:value="42.4383712020577" calcext:value-type="float">
            <text:p>42.4383712020577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48" calcext:value-type="float">
            <text:p>1.4448</text:p>
          </table:table-cell>
          <table:table-cell office:value-type="float" office:value="0.21278" calcext:value-type="float">
            <text:p>0.21278</text:p>
          </table:table-cell>
          <table:table-cell office:value-type="float" office:value="0.016529" calcext:value-type="float">
            <text:p>0.016529</text:p>
          </table:table-cell>
          <table:table-cell office:value-type="float" office:value="0.19625" calcext:value-type="float">
            <text:p>0.19625</text:p>
          </table:table-cell>
          <table:table-cell office:value-type="float" office:value="-0.034939" calcext:value-type="float">
            <text:p>-0.034939</text:p>
          </table:table-cell>
          <table:table-cell office:value-type="float" office:value="3.5618" calcext:value-type="float">
            <text:p>3.5618</text:p>
          </table:table-cell>
          <table:table-cell office:value-type="float" office:value="-0.10874" calcext:value-type="float">
            <text:p>-0.10874</text:p>
          </table:table-cell>
          <table:table-cell office:value-type="float" office:value="3.6705" calcext:value-type="float">
            <text:p>3.6705</text:p>
          </table:table-cell>
          <table:table-cell office:value-type="float" office:value="0.78813" calcext:value-type="float">
            <text:p>0.78813</text:p>
          </table:table-cell>
          <table:table-cell office:value-type="float" office:value="-0.14011" calcext:value-type="float">
            <text:p>-0.14011</text:p>
          </table:table-cell>
          <table:table-cell office:value-type="float" office:value="-0.0084435" calcext:value-type="float">
            <text:p>-0.0084435</text:p>
          </table:table-cell>
          <table:table-cell office:value-type="float" office:value="-0.13167" calcext:value-type="float">
            <text:p>-0.13167</text:p>
          </table:table-cell>
          <table:table-cell office:value-type="float" office:value="6.7901" calcext:value-type="float">
            <text:p>6.7901</text:p>
          </table:table-cell>
          <table:table-cell office:value-type="float" office:value="8.1618" calcext:value-type="float">
            <text:p>8.1618</text:p>
          </table:table-cell>
          <table:table-cell office:value-type="float" office:value="0.83194" calcext:value-type="float">
            <text:p>0.83194</text:p>
          </table:table-cell>
          <table:table-cell office:value-type="float" office:value="2935" calcext:value-type="float">
            <text:p>2935</text:p>
          </table:table-cell>
          <table:table-cell office:value-type="float" office:value="-522.51" calcext:value-type="float">
            <text:p>-522.51</text:p>
          </table:table-cell>
          <table:table-cell office:value-type="float" office:value="21607" calcext:value-type="float">
            <text:p>21607</text:p>
          </table:table-cell>
          <table:table-cell office:value-type="float" office:value="2935" calcext:value-type="float">
            <text:p>2935</text:p>
          </table:table-cell>
          <table:table-cell office:value-type="float" office:value="-522.51" calcext:value-type="float">
            <text:p>-522.51</text:p>
          </table:table-cell>
          <table:table-cell office:value-type="float" office:value="21607" calcext:value-type="float">
            <text:p>216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87" calcext:value-type="float">
            <text:p>19.787</text:p>
          </table:table-cell>
          <table:table-cell office:value-type="float" office:value="1.0761" calcext:value-type="float">
            <text:p>1.0761</text:p>
          </table:table-cell>
          <table:table-cell office:value-type="float" office:value="20" calcext:value-type="float">
            <text:p>20</text:p>
          </table:table-cell>
          <table:table-cell office:value-type="float" office:value="8.3779" calcext:value-type="float">
            <text:p>8.3779</text:p>
          </table:table-cell>
          <table:table-cell office:value-type="float" office:value="-5893.2" calcext:value-type="float">
            <text:p>-5893.2</text:p>
          </table:table-cell>
          <table:table-cell office:value-type="float" office:value="8096.5" calcext:value-type="float">
            <text:p>8096.5</text:p>
          </table:table-cell>
          <table:table-cell office:value-type="float" office:value="1047.7" calcext:value-type="float">
            <text:p>1047.7</text:p>
          </table:table-cell>
          <table:table-cell office:value-type="float" office:value="0.052904" calcext:value-type="float">
            <text:p>0.052904</text:p>
          </table:table-cell>
          <table:table-cell office:value-type="float" office:value="-0.24839" calcext:value-type="float">
            <text:p>-0.24839</text:p>
          </table:table-cell>
          <table:table-cell office:value-type="float" office:value="-0.016104" calcext:value-type="float">
            <text:p>-0.016104</text:p>
          </table:table-cell>
          <table:table-cell office:value-type="float" office:value="0" calcext:value-type="float">
            <text:p>0</text:p>
          </table:table-cell>
          <table:table-cell office:value-type="float" office:value="3103.7" calcext:value-type="float">
            <text:p>3103.7</text:p>
          </table:table-cell>
          <table:table-cell office:value-type="float" office:value="0.29124" calcext:value-type="float">
            <text:p>0.29124</text:p>
          </table:table-cell>
          <table:table-cell office:value-type="float" office:value="1.0157" calcext:value-type="float">
            <text:p>1.0157</text:p>
          </table:table-cell>
          <table:table-cell office:value-type="float" office:value="0.076436" calcext:value-type="float">
            <text:p>0.0764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6]-([$Sheet2.$B$2]*[.B236]+[$Sheet2.$B$3]))^2" office:value-type="float" office:value="0.0000280156178424099" calcext:value-type="float">
            <text:p>2.80156178424099E-05</text:p>
          </table:table-cell>
          <table:table-cell table:formula="of:=([.F236]-([$Sheet2.$B$7] +[$Sheet2.$B$8] * ([.B236] - [$Sheet2.$B$9])^2))^2" office:value-type="float" office:value="0.0000106962144776128" calcext:value-type="float">
            <text:p>1.06962144776128E-05</text:p>
          </table:table-cell>
          <table:table-cell table:formula="of:=([.X236]-([.AE236]^2*([$Sheet2.$B$13]*([.B236] -[$Sheet2.$B$14])^2 +[$Sheet2.$B$15]*([.B236]-[$Sheet2.$B$14]) +[$Sheet2.$B$16])    ))^2" office:value-type="float" office:value="21.9870848429992" calcext:value-type="float">
            <text:p>21.9870848429992</text:p>
          </table:table-cell>
          <table:table-cell table:formula="of:=([.AG236]-([.AE236]^2*([$Sheet2.$B$20]*([.B236] -[$Sheet2.$B$21])^2 + [$Sheet2.$B$22]*([.B236]-[$Sheet2.$B$21]) + [$Sheet2.$B$23])    ))^2" office:value-type="float" office:value="776.115664072572" calcext:value-type="float">
            <text:p>776.115664072572</text:p>
          </table:table-cell>
          <table:table-cell table:formula="of:=([.AH236]-([.AE236]^2*([$Sheet2.$B$27]*([.B236] -[$Sheet2.$B$28])^2 +[$Sheet2.$B$29]*([.B236]-[$Sheet2.$B$28]) +[$Sheet2.$B$30])    ))^2" office:value-type="float" office:value="1465.09405451137" calcext:value-type="float">
            <text:p>1465.09405451137</text:p>
          </table:table-cell>
          <table:table-cell table:formula="of:=([.AI236]-([.AE236]^2*([$Sheet2.$B$34]*([.B236] - [$Sheet2.$B$35])^2 +[$Sheet2.$B$36]*([.B236]-[$Sheet2.$B$35]) +[$Sheet2.$B$37])    ))^2" office:value-type="float" office:value="9.53776696311733" calcext:value-type="float">
            <text:p>9.53776696311733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99" calcext:value-type="float">
            <text:p>1.4999</text:p>
          </table:table-cell>
          <table:table-cell office:value-type="float" office:value="0.23015" calcext:value-type="float">
            <text:p>0.23015</text:p>
          </table:table-cell>
          <table:table-cell office:value-type="float" office:value="0.01784" calcext:value-type="float">
            <text:p>0.01784</text:p>
          </table:table-cell>
          <table:table-cell office:value-type="float" office:value="0.21231" calcext:value-type="float">
            <text:p>0.21231</text:p>
          </table:table-cell>
          <table:table-cell office:value-type="float" office:value="-0.037543" calcext:value-type="float">
            <text:p>-0.037543</text:p>
          </table:table-cell>
          <table:table-cell office:value-type="float" office:value="3.6385" calcext:value-type="float">
            <text:p>3.6385</text:p>
          </table:table-cell>
          <table:table-cell office:value-type="float" office:value="-0.11737" calcext:value-type="float">
            <text:p>-0.11737</text:p>
          </table:table-cell>
          <table:table-cell office:value-type="float" office:value="3.7559" calcext:value-type="float">
            <text:p>3.7559</text:p>
          </table:table-cell>
          <table:table-cell office:value-type="float" office:value="0.82106" calcext:value-type="float">
            <text:p>0.82106</text:p>
          </table:table-cell>
          <table:table-cell office:value-type="float" office:value="-0.15146" calcext:value-type="float">
            <text:p>-0.15146</text:p>
          </table:table-cell>
          <table:table-cell office:value-type="float" office:value="-0.0091559" calcext:value-type="float">
            <text:p>-0.0091559</text:p>
          </table:table-cell>
          <table:table-cell office:value-type="float" office:value="-0.14231" calcext:value-type="float">
            <text:p>-0.14231</text:p>
          </table:table-cell>
          <table:table-cell office:value-type="float" office:value="6.517" calcext:value-type="float">
            <text:p>6.517</text:p>
          </table:table-cell>
          <table:table-cell office:value-type="float" office:value="7.9812" calcext:value-type="float">
            <text:p>7.9812</text:p>
          </table:table-cell>
          <table:table-cell office:value-type="float" office:value="0.81654" calcext:value-type="float">
            <text:p>0.81654</text:p>
          </table:table-cell>
          <table:table-cell office:value-type="float" office:value="3175" calcext:value-type="float">
            <text:p>3175</text:p>
          </table:table-cell>
          <table:table-cell office:value-type="float" office:value="-561.45" calcext:value-type="float">
            <text:p>-561.45</text:p>
          </table:table-cell>
          <table:table-cell office:value-type="float" office:value="22430" calcext:value-type="float">
            <text:p>22430</text:p>
          </table:table-cell>
          <table:table-cell office:value-type="float" office:value="3175" calcext:value-type="float">
            <text:p>3175</text:p>
          </table:table-cell>
          <table:table-cell office:value-type="float" office:value="-561.45" calcext:value-type="float">
            <text:p>-561.45</text:p>
          </table:table-cell>
          <table:table-cell office:value-type="float" office:value="22430" calcext:value-type="float">
            <text:p>224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69" calcext:value-type="float">
            <text:p>19.769</text:p>
          </table:table-cell>
          <table:table-cell office:value-type="float" office:value="1.1005" calcext:value-type="float">
            <text:p>1.1005</text:p>
          </table:table-cell>
          <table:table-cell office:value-type="float" office:value="20" calcext:value-type="float">
            <text:p>20</text:p>
          </table:table-cell>
          <table:table-cell office:value-type="float" office:value="8.7237" calcext:value-type="float">
            <text:p>8.7237</text:p>
          </table:table-cell>
          <table:table-cell office:value-type="float" office:value="-6139.5" calcext:value-type="float">
            <text:p>-6139.5</text:p>
          </table:table-cell>
          <table:table-cell office:value-type="float" office:value="8270.9" calcext:value-type="float">
            <text:p>8270.9</text:p>
          </table:table-cell>
          <table:table-cell office:value-type="float" office:value="1132.6" calcext:value-type="float">
            <text:p>1132.6</text:p>
          </table:table-cell>
          <table:table-cell office:value-type="float" office:value="0.052252" calcext:value-type="float">
            <text:p>0.052252</text:p>
          </table:table-cell>
          <table:table-cell office:value-type="float" office:value="-0.24849" calcext:value-type="float">
            <text:p>-0.24849</text:p>
          </table:table-cell>
          <table:table-cell office:value-type="float" office:value="-0.01692" calcext:value-type="float">
            <text:p>-0.01692</text:p>
          </table:table-cell>
          <table:table-cell office:value-type="float" office:value="0" calcext:value-type="float">
            <text:p>0</text:p>
          </table:table-cell>
          <table:table-cell office:value-type="float" office:value="3173.9" calcext:value-type="float">
            <text:p>3173.9</text:p>
          </table:table-cell>
          <table:table-cell office:value-type="float" office:value="0.31477" calcext:value-type="float">
            <text:p>0.31477</text:p>
          </table:table-cell>
          <table:table-cell office:value-type="float" office:value="1.0118" calcext:value-type="float">
            <text:p>1.0118</text:p>
          </table:table-cell>
          <table:table-cell office:value-type="float" office:value="0.07837" calcext:value-type="float">
            <text:p>0.078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7]-([$Sheet2.$B$2]*[.B237]+[$Sheet2.$B$3]))^2" office:value-type="float" office:value="0.000000308925529550521" calcext:value-type="float">
            <text:p>3.08925529550521E-07</text:p>
          </table:table-cell>
          <table:table-cell table:formula="of:=([.F237]-([$Sheet2.$B$7] +[$Sheet2.$B$8] * ([.B237] - [$Sheet2.$B$9])^2))^2" office:value-type="float" office:value="0.0000212006102032468" calcext:value-type="float">
            <text:p>2.12006102032468E-05</text:p>
          </table:table-cell>
          <table:table-cell table:formula="of:=([.X237]-([.AE237]^2*([$Sheet2.$B$13]*([.B237] -[$Sheet2.$B$14])^2 +[$Sheet2.$B$15]*([.B237]-[$Sheet2.$B$14]) +[$Sheet2.$B$16])    ))^2" office:value-type="float" office:value="15.1740939659473" calcext:value-type="float">
            <text:p>15.1740939659473</text:p>
          </table:table-cell>
          <table:table-cell table:formula="of:=([.AG237]-([.AE237]^2*([$Sheet2.$B$20]*([.B237] -[$Sheet2.$B$21])^2 + [$Sheet2.$B$22]*([.B237]-[$Sheet2.$B$21]) + [$Sheet2.$B$23])    ))^2" office:value-type="float" office:value="172.661424453201" calcext:value-type="float">
            <text:p>172.661424453201</text:p>
          </table:table-cell>
          <table:table-cell table:formula="of:=([.AH237]-([.AE237]^2*([$Sheet2.$B$27]*([.B237] -[$Sheet2.$B$28])^2 +[$Sheet2.$B$29]*([.B237]-[$Sheet2.$B$28]) +[$Sheet2.$B$30])    ))^2" office:value-type="float" office:value="265.524930110144" calcext:value-type="float">
            <text:p>265.524930110144</text:p>
          </table:table-cell>
          <table:table-cell table:formula="of:=([.AI237]-([.AE237]^2*([$Sheet2.$B$34]*([.B237] - [$Sheet2.$B$35])^2 +[$Sheet2.$B$36]*([.B237]-[$Sheet2.$B$35]) +[$Sheet2.$B$37])    ))^2" office:value-type="float" office:value="0.0917392559114634" calcext:value-type="float">
            <text:p>0.09173925591146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43" calcext:value-type="float">
            <text:p>1.5543</text:p>
          </table:table-cell>
          <table:table-cell office:value-type="float" office:value="0.24843" calcext:value-type="float">
            <text:p>0.24843</text:p>
          </table:table-cell>
          <table:table-cell office:value-type="float" office:value="0.01953" calcext:value-type="float">
            <text:p>0.01953</text:p>
          </table:table-cell>
          <table:table-cell office:value-type="float" office:value="0.2289" calcext:value-type="float">
            <text:p>0.2289</text:p>
          </table:table-cell>
          <table:table-cell office:value-type="float" office:value="-0.040237" calcext:value-type="float">
            <text:p>-0.040237</text:p>
          </table:table-cell>
          <table:table-cell office:value-type="float" office:value="3.707" calcext:value-type="float">
            <text:p>3.707</text:p>
          </table:table-cell>
          <table:table-cell office:value-type="float" office:value="-0.12849" calcext:value-type="float">
            <text:p>-0.12849</text:p>
          </table:table-cell>
          <table:table-cell office:value-type="float" office:value="3.8355" calcext:value-type="float">
            <text:p>3.8355</text:p>
          </table:table-cell>
          <table:table-cell office:value-type="float" office:value="0.85391" calcext:value-type="float">
            <text:p>0.85391</text:p>
          </table:table-cell>
          <table:table-cell office:value-type="float" office:value="-0.16341" calcext:value-type="float">
            <text:p>-0.16341</text:p>
          </table:table-cell>
          <table:table-cell office:value-type="float" office:value="-0.010089" calcext:value-type="float">
            <text:p>-0.010089</text:p>
          </table:table-cell>
          <table:table-cell office:value-type="float" office:value="-0.15332" calcext:value-type="float">
            <text:p>-0.15332</text:p>
          </table:table-cell>
          <table:table-cell office:value-type="float" office:value="6.2564" calcext:value-type="float">
            <text:p>6.2564</text:p>
          </table:table-cell>
          <table:table-cell office:value-type="float" office:value="7.7999" calcext:value-type="float">
            <text:p>7.7999</text:p>
          </table:table-cell>
          <table:table-cell office:value-type="float" office:value="0.80211" calcext:value-type="float">
            <text:p>0.80211</text:p>
          </table:table-cell>
          <table:table-cell office:value-type="float" office:value="3423.2" calcext:value-type="float">
            <text:p>3423.2</text:p>
          </table:table-cell>
          <table:table-cell office:value-type="float" office:value="-601.74" calcext:value-type="float">
            <text:p>-601.74</text:p>
          </table:table-cell>
          <table:table-cell office:value-type="float" office:value="23244" calcext:value-type="float">
            <text:p>23244</text:p>
          </table:table-cell>
          <table:table-cell office:value-type="float" office:value="3423.2" calcext:value-type="float">
            <text:p>3423.2</text:p>
          </table:table-cell>
          <table:table-cell office:value-type="float" office:value="-601.74" calcext:value-type="float">
            <text:p>-601.74</text:p>
          </table:table-cell>
          <table:table-cell office:value-type="float" office:value="23244" calcext:value-type="float">
            <text:p>23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49" calcext:value-type="float">
            <text:p>19.749</text:p>
          </table:table-cell>
          <table:table-cell office:value-type="float" office:value="1.126" calcext:value-type="float">
            <text:p>1.126</text:p>
          </table:table-cell>
          <table:table-cell office:value-type="float" office:value="20" calcext:value-type="float">
            <text:p>20</text:p>
          </table:table-cell>
          <table:table-cell office:value-type="float" office:value="9.0811" calcext:value-type="float">
            <text:p>9.0811</text:p>
          </table:table-cell>
          <table:table-cell office:value-type="float" office:value="-6385.1" calcext:value-type="float">
            <text:p>-6385.1</text:p>
          </table:table-cell>
          <table:table-cell office:value-type="float" office:value="8426.6" calcext:value-type="float">
            <text:p>8426.6</text:p>
          </table:table-cell>
          <table:table-cell office:value-type="float" office:value="1221.9" calcext:value-type="float">
            <text:p>1221.9</text:p>
          </table:table-cell>
          <table:table-cell office:value-type="float" office:value="0.051596" calcext:value-type="float">
            <text:p>0.051596</text:p>
          </table:table-cell>
          <table:table-cell office:value-type="float" office:value="-0.2486" calcext:value-type="float">
            <text:p>-0.2486</text:p>
          </table:table-cell>
          <table:table-cell office:value-type="float" office:value="-0.017717" calcext:value-type="float">
            <text:p>-0.017717</text:p>
          </table:table-cell>
          <table:table-cell office:value-type="float" office:value="0" calcext:value-type="float">
            <text:p>0</text:p>
          </table:table-cell>
          <table:table-cell office:value-type="float" office:value="3247.7" calcext:value-type="float">
            <text:p>3247.7</text:p>
          </table:table-cell>
          <table:table-cell office:value-type="float" office:value="0.33905" calcext:value-type="float">
            <text:p>0.33905</text:p>
          </table:table-cell>
          <table:table-cell office:value-type="float" office:value="1.0078" calcext:value-type="float">
            <text:p>1.0078</text:p>
          </table:table-cell>
          <table:table-cell office:value-type="float" office:value="0.080194" calcext:value-type="float">
            <text:p>0.08019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8]-([$Sheet2.$B$2]*[.B238]+[$Sheet2.$B$3]))^2" office:value-type="float" office:value="0.0000238276439377209" calcext:value-type="float">
            <text:p>2.38276439377209E-05</text:p>
          </table:table-cell>
          <table:table-cell table:formula="of:=([.F238]-([$Sheet2.$B$7] +[$Sheet2.$B$8] * ([.B238] - [$Sheet2.$B$9])^2))^2" office:value-type="float" office:value="0.0000339840505686675" calcext:value-type="float">
            <text:p>3.39840505686675E-05</text:p>
          </table:table-cell>
          <table:table-cell table:formula="of:=([.X238]-([.AE238]^2*([$Sheet2.$B$13]*([.B238] -[$Sheet2.$B$14])^2 +[$Sheet2.$B$15]*([.B238]-[$Sheet2.$B$14]) +[$Sheet2.$B$16])    ))^2" office:value-type="float" office:value="7.84025836693151" calcext:value-type="float">
            <text:p>7.84025836693151</text:p>
          </table:table-cell>
          <table:table-cell table:formula="of:=([.AG238]-([.AE238]^2*([$Sheet2.$B$20]*([.B238] -[$Sheet2.$B$21])^2 + [$Sheet2.$B$22]*([.B238]-[$Sheet2.$B$21]) + [$Sheet2.$B$23])    ))^2" office:value-type="float" office:value="14.9879765396994" calcext:value-type="float">
            <text:p>14.9879765396994</text:p>
          </table:table-cell>
          <table:table-cell table:formula="of:=([.AH238]-([.AE238]^2*([$Sheet2.$B$27]*([.B238] -[$Sheet2.$B$28])^2 +[$Sheet2.$B$29]*([.B238]-[$Sheet2.$B$28]) +[$Sheet2.$B$30])    ))^2" office:value-type="float" office:value="161.035562594213" calcext:value-type="float">
            <text:p>161.035562594213</text:p>
          </table:table-cell>
          <table:table-cell table:formula="of:=([.AI238]-([.AE238]^2*([$Sheet2.$B$34]*([.B238] - [$Sheet2.$B$35])^2 +[$Sheet2.$B$36]*([.B238]-[$Sheet2.$B$35]) +[$Sheet2.$B$37])    ))^2" office:value-type="float" office:value="9.23651352817043" calcext:value-type="float">
            <text:p>9.2365135281704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81" calcext:value-type="float">
            <text:p>1.6081</text:p>
          </table:table-cell>
          <table:table-cell office:value-type="float" office:value="0.26744" calcext:value-type="float">
            <text:p>0.26744</text:p>
          </table:table-cell>
          <table:table-cell office:value-type="float" office:value="0.021418" calcext:value-type="float">
            <text:p>0.021418</text:p>
          </table:table-cell>
          <table:table-cell office:value-type="float" office:value="0.24602" calcext:value-type="float">
            <text:p>0.24602</text:p>
          </table:table-cell>
          <table:table-cell office:value-type="float" office:value="-0.043019" calcext:value-type="float">
            <text:p>-0.043019</text:p>
          </table:table-cell>
          <table:table-cell office:value-type="float" office:value="3.7686" calcext:value-type="float">
            <text:p>3.7686</text:p>
          </table:table-cell>
          <table:table-cell office:value-type="float" office:value="-0.14091" calcext:value-type="float">
            <text:p>-0.14091</text:p>
          </table:table-cell>
          <table:table-cell office:value-type="float" office:value="3.9095" calcext:value-type="float">
            <text:p>3.9095</text:p>
          </table:table-cell>
          <table:table-cell office:value-type="float" office:value="0.88665" calcext:value-type="float">
            <text:p>0.88665</text:p>
          </table:table-cell>
          <table:table-cell office:value-type="float" office:value="-0.17586" calcext:value-type="float">
            <text:p>-0.17586</text:p>
          </table:table-cell>
          <table:table-cell office:value-type="float" office:value="-0.011147" calcext:value-type="float">
            <text:p>-0.011147</text:p>
          </table:table-cell>
          <table:table-cell office:value-type="float" office:value="-0.16471" calcext:value-type="float">
            <text:p>-0.16471</text:p>
          </table:table-cell>
          <table:table-cell office:value-type="float" office:value="6.0128" calcext:value-type="float">
            <text:p>6.0128</text:p>
          </table:table-cell>
          <table:table-cell office:value-type="float" office:value="7.6248" calcext:value-type="float">
            <text:p>7.6248</text:p>
          </table:table-cell>
          <table:table-cell office:value-type="float" office:value="0.78859" calcext:value-type="float">
            <text:p>0.78859</text:p>
          </table:table-cell>
          <table:table-cell office:value-type="float" office:value="3679.2" calcext:value-type="float">
            <text:p>3679.2</text:p>
          </table:table-cell>
          <table:table-cell office:value-type="float" office:value="-643.35" calcext:value-type="float">
            <text:p>-643.35</text:p>
          </table:table-cell>
          <table:table-cell office:value-type="float" office:value="24048" calcext:value-type="float">
            <text:p>24048</text:p>
          </table:table-cell>
          <table:table-cell office:value-type="float" office:value="3679.2" calcext:value-type="float">
            <text:p>3679.2</text:p>
          </table:table-cell>
          <table:table-cell office:value-type="float" office:value="-643.35" calcext:value-type="float">
            <text:p>-643.35</text:p>
          </table:table-cell>
          <table:table-cell office:value-type="float" office:value="24048" calcext:value-type="float">
            <text:p>24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29" calcext:value-type="float">
            <text:p>19.729</text:p>
          </table:table-cell>
          <table:table-cell office:value-type="float" office:value="1.1519" calcext:value-type="float">
            <text:p>1.1519</text:p>
          </table:table-cell>
          <table:table-cell office:value-type="float" office:value="20" calcext:value-type="float">
            <text:p>20</text:p>
          </table:table-cell>
          <table:table-cell office:value-type="float" office:value="9.4425" calcext:value-type="float">
            <text:p>9.4425</text:p>
          </table:table-cell>
          <table:table-cell office:value-type="float" office:value="-6629.9" calcext:value-type="float">
            <text:p>-6629.9</text:p>
          </table:table-cell>
          <table:table-cell office:value-type="float" office:value="8566.6" calcext:value-type="float">
            <text:p>8566.6</text:p>
          </table:table-cell>
          <table:table-cell office:value-type="float" office:value="1315" calcext:value-type="float">
            <text:p>1315</text:p>
          </table:table-cell>
          <table:table-cell office:value-type="float" office:value="0.050935" calcext:value-type="float">
            <text:p>0.050935</text:p>
          </table:table-cell>
          <table:table-cell office:value-type="float" office:value="-0.24871" calcext:value-type="float">
            <text:p>-0.24871</text:p>
          </table:table-cell>
          <table:table-cell office:value-type="float" office:value="-0.018494" calcext:value-type="float">
            <text:p>-0.018494</text:p>
          </table:table-cell>
          <table:table-cell office:value-type="float" office:value="0" calcext:value-type="float">
            <text:p>0</text:p>
          </table:table-cell>
          <table:table-cell office:value-type="float" office:value="3322.2" calcext:value-type="float">
            <text:p>3322.2</text:p>
          </table:table-cell>
          <table:table-cell office:value-type="float" office:value="0.36403" calcext:value-type="float">
            <text:p>0.36403</text:p>
          </table:table-cell>
          <table:table-cell office:value-type="float" office:value="1.0037" calcext:value-type="float">
            <text:p>1.0037</text:p>
          </table:table-cell>
          <table:table-cell office:value-type="float" office:value="0.081906" calcext:value-type="float">
            <text:p>0.0819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39]-([$Sheet2.$B$2]*[.B239]+[$Sheet2.$B$3]))^2" office:value-type="float" office:value="0.000119214171584516" calcext:value-type="float">
            <text:p>0.000119214171585</text:p>
          </table:table-cell>
          <table:table-cell table:formula="of:=([.F239]-([$Sheet2.$B$7] +[$Sheet2.$B$8] * ([.B239] - [$Sheet2.$B$9])^2))^2" office:value-type="float" office:value="0.0000507802023360926" calcext:value-type="float">
            <text:p>5.07802023360926E-05</text:p>
          </table:table-cell>
          <table:table-cell table:formula="of:=([.X239]-([.AE239]^2*([$Sheet2.$B$13]*([.B239] -[$Sheet2.$B$14])^2 +[$Sheet2.$B$15]*([.B239]-[$Sheet2.$B$14]) +[$Sheet2.$B$16])    ))^2" office:value-type="float" office:value="1.88511631368777" calcext:value-type="float">
            <text:p>1.88511631368777</text:p>
          </table:table-cell>
          <table:table-cell table:formula="of:=([.AG239]-([.AE239]^2*([$Sheet2.$B$20]*([.B239] -[$Sheet2.$B$21])^2 + [$Sheet2.$B$22]*([.B239]-[$Sheet2.$B$21]) + [$Sheet2.$B$23])    ))^2" office:value-type="float" office:value="541.755798347139" calcext:value-type="float">
            <text:p>541.755798347139</text:p>
          </table:table-cell>
          <table:table-cell table:formula="of:=([.AH239]-([.AE239]^2*([$Sheet2.$B$27]*([.B239] -[$Sheet2.$B$28])^2 +[$Sheet2.$B$29]*([.B239]-[$Sheet2.$B$28]) +[$Sheet2.$B$30])    ))^2" office:value-type="float" office:value="2086.49764282373" calcext:value-type="float">
            <text:p>2086.49764282373</text:p>
          </table:table-cell>
          <table:table-cell table:formula="of:=([.AI239]-([.AE239]^2*([$Sheet2.$B$34]*([.B239] - [$Sheet2.$B$35])^2 +[$Sheet2.$B$36]*([.B239]-[$Sheet2.$B$35]) +[$Sheet2.$B$37])    ))^2" office:value-type="float" office:value="32.7242081249184" calcext:value-type="float">
            <text:p>32.7242081249184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12" calcext:value-type="float">
            <text:p>1.6612</text:p>
          </table:table-cell>
          <table:table-cell office:value-type="float" office:value="0.28725" calcext:value-type="float">
            <text:p>0.28725</text:p>
          </table:table-cell>
          <table:table-cell office:value-type="float" office:value="0.023609" calcext:value-type="float">
            <text:p>0.023609</text:p>
          </table:table-cell>
          <table:table-cell office:value-type="float" office:value="0.26364" calcext:value-type="float">
            <text:p>0.26364</text:p>
          </table:table-cell>
          <table:table-cell office:value-type="float" office:value="-0.045888" calcext:value-type="float">
            <text:p>-0.045888</text:p>
          </table:table-cell>
          <table:table-cell office:value-type="float" office:value="3.8225" calcext:value-type="float">
            <text:p>3.8225</text:p>
          </table:table-cell>
          <table:table-cell office:value-type="float" office:value="-0.15532" calcext:value-type="float">
            <text:p>-0.15532</text:p>
          </table:table-cell>
          <table:table-cell office:value-type="float" office:value="3.9778" calcext:value-type="float">
            <text:p>3.9778</text:p>
          </table:table-cell>
          <table:table-cell office:value-type="float" office:value="0.91927" calcext:value-type="float">
            <text:p>0.91927</text:p>
          </table:table-cell>
          <table:table-cell office:value-type="float" office:value="-0.18884" calcext:value-type="float">
            <text:p>-0.18884</text:p>
          </table:table-cell>
          <table:table-cell office:value-type="float" office:value="-0.012377" calcext:value-type="float">
            <text:p>-0.012377</text:p>
          </table:table-cell>
          <table:table-cell office:value-type="float" office:value="-0.17646" calcext:value-type="float">
            <text:p>-0.17646</text:p>
          </table:table-cell>
          <table:table-cell office:value-type="float" office:value="5.7829" calcext:value-type="float">
            <text:p>5.7829</text:p>
          </table:table-cell>
          <table:table-cell office:value-type="float" office:value="7.4534" calcext:value-type="float">
            <text:p>7.4534</text:p>
          </table:table-cell>
          <table:table-cell office:value-type="float" office:value="0.77588" calcext:value-type="float">
            <text:p>0.77588</text:p>
          </table:table-cell>
          <table:table-cell office:value-type="float" office:value="3942.8" calcext:value-type="float">
            <text:p>3942.8</text:p>
          </table:table-cell>
          <table:table-cell office:value-type="float" office:value="-686.25" calcext:value-type="float">
            <text:p>-686.25</text:p>
          </table:table-cell>
          <table:table-cell office:value-type="float" office:value="24843" calcext:value-type="float">
            <text:p>24843</text:p>
          </table:table-cell>
          <table:table-cell office:value-type="float" office:value="3942.8" calcext:value-type="float">
            <text:p>3942.8</text:p>
          </table:table-cell>
          <table:table-cell office:value-type="float" office:value="-686.25" calcext:value-type="float">
            <text:p>-686.25</text:p>
          </table:table-cell>
          <table:table-cell office:value-type="float" office:value="24843" calcext:value-type="float">
            <text:p>248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08" calcext:value-type="float">
            <text:p>19.708</text:p>
          </table:table-cell>
          <table:table-cell office:value-type="float" office:value="1.1784" calcext:value-type="float">
            <text:p>1.1784</text:p>
          </table:table-cell>
          <table:table-cell office:value-type="float" office:value="20" calcext:value-type="float">
            <text:p>20</text:p>
          </table:table-cell>
          <table:table-cell office:value-type="float" office:value="9.8107" calcext:value-type="float">
            <text:p>9.8107</text:p>
          </table:table-cell>
          <table:table-cell office:value-type="float" office:value="-6873.9" calcext:value-type="float">
            <text:p>-6873.9</text:p>
          </table:table-cell>
          <table:table-cell office:value-type="float" office:value="8689.2" calcext:value-type="float">
            <text:p>8689.2</text:p>
          </table:table-cell>
          <table:table-cell office:value-type="float" office:value="1412" calcext:value-type="float">
            <text:p>1412</text:p>
          </table:table-cell>
          <table:table-cell office:value-type="float" office:value="0.050267" calcext:value-type="float">
            <text:p>0.050267</text:p>
          </table:table-cell>
          <table:table-cell office:value-type="float" office:value="-0.24882" calcext:value-type="float">
            <text:p>-0.24882</text:p>
          </table:table-cell>
          <table:table-cell office:value-type="float" office:value="-0.019253" calcext:value-type="float">
            <text:p>-0.019253</text:p>
          </table:table-cell>
          <table:table-cell office:value-type="float" office:value="0" calcext:value-type="float">
            <text:p>0</text:p>
          </table:table-cell>
          <table:table-cell office:value-type="float" office:value="3398.7" calcext:value-type="float">
            <text:p>3398.7</text:p>
          </table:table-cell>
          <table:table-cell office:value-type="float" office:value="0.38968" calcext:value-type="float">
            <text:p>0.38968</text:p>
          </table:table-cell>
          <table:table-cell office:value-type="float" office:value="0.99949" calcext:value-type="float">
            <text:p>0.99949</text:p>
          </table:table-cell>
          <table:table-cell office:value-type="float" office:value="0.083502" calcext:value-type="float">
            <text:p>0.0835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0]-([$Sheet2.$B$2]*[.B240]+[$Sheet2.$B$3]))^2" office:value-type="float" office:value="0.000311723449696399" calcext:value-type="float">
            <text:p>0.000311723449696</text:p>
          </table:table-cell>
          <table:table-cell table:formula="of:=([.F240]-([$Sheet2.$B$7] +[$Sheet2.$B$8] * ([.B240] - [$Sheet2.$B$9])^2))^2" office:value-type="float" office:value="0.0000709592015611524" calcext:value-type="float">
            <text:p>7.09592015611524E-05</text:p>
          </table:table-cell>
          <table:table-cell table:formula="of:=([.X240]-([.AE240]^2*([$Sheet2.$B$13]*([.B240] -[$Sheet2.$B$14])^2 +[$Sheet2.$B$15]*([.B240]-[$Sheet2.$B$14]) +[$Sheet2.$B$16])    ))^2" office:value-type="float" office:value="0.172854986620848" calcext:value-type="float">
            <text:p>0.172854986620848</text:p>
          </table:table-cell>
          <table:table-cell table:formula="of:=([.AG240]-([.AE240]^2*([$Sheet2.$B$20]*([.B240] -[$Sheet2.$B$21])^2 + [$Sheet2.$B$22]*([.B240]-[$Sheet2.$B$21]) + [$Sheet2.$B$23])    ))^2" office:value-type="float" office:value="2031.53771008894" calcext:value-type="float">
            <text:p>2031.53771008894</text:p>
          </table:table-cell>
          <table:table-cell table:formula="of:=([.AH240]-([.AE240]^2*([$Sheet2.$B$27]*([.B240] -[$Sheet2.$B$28])^2 +[$Sheet2.$B$29]*([.B240]-[$Sheet2.$B$28]) +[$Sheet2.$B$30])    ))^2" office:value-type="float" office:value="7118.24923848798" calcext:value-type="float">
            <text:p>7118.24923848798</text:p>
          </table:table-cell>
          <table:table-cell table:formula="of:=([.AI240]-([.AE240]^2*([$Sheet2.$B$34]*([.B240] - [$Sheet2.$B$35])^2 +[$Sheet2.$B$36]*([.B240]-[$Sheet2.$B$35]) +[$Sheet2.$B$37])    ))^2" office:value-type="float" office:value="68.0116573017764" calcext:value-type="float">
            <text:p>68.0116573017764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36" calcext:value-type="float">
            <text:p>1.7136</text:p>
          </table:table-cell>
          <table:table-cell office:value-type="float" office:value="0.30805" calcext:value-type="float">
            <text:p>0.30805</text:p>
          </table:table-cell>
          <table:table-cell office:value-type="float" office:value="0.026281" calcext:value-type="float">
            <text:p>0.026281</text:p>
          </table:table-cell>
          <table:table-cell office:value-type="float" office:value="0.28176" calcext:value-type="float">
            <text:p>0.28176</text:p>
          </table:table-cell>
          <table:table-cell office:value-type="float" office:value="-0.048841" calcext:value-type="float">
            <text:p>-0.048841</text:p>
          </table:table-cell>
          <table:table-cell office:value-type="float" office:value="3.8677" calcext:value-type="float">
            <text:p>3.8677</text:p>
          </table:table-cell>
          <table:table-cell office:value-type="float" office:value="-0.1729" calcext:value-type="float">
            <text:p>-0.1729</text:p>
          </table:table-cell>
          <table:table-cell office:value-type="float" office:value="4.0406" calcext:value-type="float">
            <text:p>4.0406</text:p>
          </table:table-cell>
          <table:table-cell office:value-type="float" office:value="0.95177" calcext:value-type="float">
            <text:p>0.95177</text:p>
          </table:table-cell>
          <table:table-cell office:value-type="float" office:value="-0.20244" calcext:value-type="float">
            <text:p>-0.20244</text:p>
          </table:table-cell>
          <table:table-cell office:value-type="float" office:value="-0.013881" calcext:value-type="float">
            <text:p>-0.013881</text:p>
          </table:table-cell>
          <table:table-cell office:value-type="float" office:value="-0.18856" calcext:value-type="float">
            <text:p>-0.18856</text:p>
          </table:table-cell>
          <table:table-cell office:value-type="float" office:value="5.5628" calcext:value-type="float">
            <text:p>5.5628</text:p>
          </table:table-cell>
          <table:table-cell office:value-type="float" office:value="7.282" calcext:value-type="float">
            <text:p>7.282</text:p>
          </table:table-cell>
          <table:table-cell office:value-type="float" office:value="0.76392" calcext:value-type="float">
            <text:p>0.76392</text:p>
          </table:table-cell>
          <table:table-cell office:value-type="float" office:value="4213.8" calcext:value-type="float">
            <text:p>4213.8</text:p>
          </table:table-cell>
          <table:table-cell office:value-type="float" office:value="-730.41" calcext:value-type="float">
            <text:p>-730.41</text:p>
          </table:table-cell>
          <table:table-cell office:value-type="float" office:value="25627" calcext:value-type="float">
            <text:p>25627</text:p>
          </table:table-cell>
          <table:table-cell office:value-type="float" office:value="4213.8" calcext:value-type="float">
            <text:p>4213.8</text:p>
          </table:table-cell>
          <table:table-cell office:value-type="float" office:value="-730.41" calcext:value-type="float">
            <text:p>-730.41</text:p>
          </table:table-cell>
          <table:table-cell office:value-type="float" office:value="25627" calcext:value-type="float">
            <text:p>25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84" calcext:value-type="float">
            <text:p>19.684</text:p>
          </table:table-cell>
          <table:table-cell office:value-type="float" office:value="1.2061" calcext:value-type="float">
            <text:p>1.2061</text:p>
          </table:table-cell>
          <table:table-cell office:value-type="float" office:value="20" calcext:value-type="float">
            <text:p>20</text:p>
          </table:table-cell>
          <table:table-cell office:value-type="float" office:value="10.191" calcext:value-type="float">
            <text:p>10.191</text:p>
          </table:table-cell>
          <table:table-cell office:value-type="float" office:value="-7116.8" calcext:value-type="float">
            <text:p>-7116.8</text:p>
          </table:table-cell>
          <table:table-cell office:value-type="float" office:value="8792" calcext:value-type="float">
            <text:p>8792</text:p>
          </table:table-cell>
          <table:table-cell office:value-type="float" office:value="1513.8" calcext:value-type="float">
            <text:p>1513.8</text:p>
          </table:table-cell>
          <table:table-cell office:value-type="float" office:value="0.049593" calcext:value-type="float">
            <text:p>0.049593</text:p>
          </table:table-cell>
          <table:table-cell office:value-type="float" office:value="-0.24893" calcext:value-type="float">
            <text:p>-0.24893</text:p>
          </table:table-cell>
          <table:table-cell office:value-type="float" office:value="-0.019993" calcext:value-type="float">
            <text:p>-0.019993</text:p>
          </table:table-cell>
          <table:table-cell office:value-type="float" office:value="0" calcext:value-type="float">
            <text:p>0</text:p>
          </table:table-cell>
          <table:table-cell office:value-type="float" office:value="3478.7" calcext:value-type="float">
            <text:p>3478.7</text:p>
          </table:table-cell>
          <table:table-cell office:value-type="float" office:value="0.41598" calcext:value-type="float">
            <text:p>0.41598</text:p>
          </table:table-cell>
          <table:table-cell office:value-type="float" office:value="0.99518" calcext:value-type="float">
            <text:p>0.99518</text:p>
          </table:table-cell>
          <table:table-cell office:value-type="float" office:value="0.084982" calcext:value-type="float">
            <text:p>0.0849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1]-([$Sheet2.$B$2]*[.B241]+[$Sheet2.$B$3]))^2" office:value-type="float" office:value="0.000629651581639016" calcext:value-type="float">
            <text:p>0.000629651581639</text:p>
          </table:table-cell>
          <table:table-cell table:formula="of:=([.F241]-([$Sheet2.$B$7] +[$Sheet2.$B$8] * ([.B241] - [$Sheet2.$B$9])^2))^2" office:value-type="float" office:value="0.000090872385293871" calcext:value-type="float">
            <text:p>9.0872385293871E-05</text:p>
          </table:table-cell>
          <table:table-cell table:formula="of:=([.X241]-([.AE241]^2*([$Sheet2.$B$13]*([.B241] -[$Sheet2.$B$14])^2 +[$Sheet2.$B$15]*([.B241]-[$Sheet2.$B$14]) +[$Sheet2.$B$16])    ))^2" office:value-type="float" office:value="6.74033224925274" calcext:value-type="float">
            <text:p>6.74033224925274</text:p>
          </table:table-cell>
          <table:table-cell table:formula="of:=([.AG241]-([.AE241]^2*([$Sheet2.$B$20]*([.B241] -[$Sheet2.$B$21])^2 + [$Sheet2.$B$22]*([.B241]-[$Sheet2.$B$21]) + [$Sheet2.$B$23])    ))^2" office:value-type="float" office:value="4838.90444426681" calcext:value-type="float">
            <text:p>4838.90444426681</text:p>
          </table:table-cell>
          <table:table-cell table:formula="of:=([.AH241]-([.AE241]^2*([$Sheet2.$B$27]*([.B241] -[$Sheet2.$B$28])^2 +[$Sheet2.$B$29]*([.B241]-[$Sheet2.$B$28]) +[$Sheet2.$B$30])    ))^2" office:value-type="float" office:value="17204.1370039529" calcext:value-type="float">
            <text:p>17204.1370039529</text:p>
          </table:table-cell>
          <table:table-cell table:formula="of:=([.AI241]-([.AE241]^2*([$Sheet2.$B$34]*([.B241] - [$Sheet2.$B$35])^2 +[$Sheet2.$B$36]*([.B241]-[$Sheet2.$B$35]) +[$Sheet2.$B$37])    ))^2" office:value-type="float" office:value="94.4471896763791" calcext:value-type="float">
            <text:p>94.4471896763791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53" calcext:value-type="float">
            <text:p>1.7653</text:p>
          </table:table-cell>
          <table:table-cell office:value-type="float" office:value="0.32973" calcext:value-type="float">
            <text:p>0.32973</text:p>
          </table:table-cell>
          <table:table-cell office:value-type="float" office:value="0.029368" calcext:value-type="float">
            <text:p>0.029368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-0.051875" calcext:value-type="float">
            <text:p>-0.051875</text:p>
          </table:table-cell>
          <table:table-cell office:value-type="float" office:value="3.9047" calcext:value-type="float">
            <text:p>3.9047</text:p>
          </table:table-cell>
          <table:table-cell office:value-type="float" office:value="-0.19321" calcext:value-type="float">
            <text:p>-0.19321</text:p>
          </table:table-cell>
          <table:table-cell office:value-type="float" office:value="4.0979" calcext:value-type="float">
            <text:p>4.0979</text:p>
          </table:table-cell>
          <table:table-cell office:value-type="float" office:value="0.98411" calcext:value-type="float">
            <text:p>0.98411</text:p>
          </table:table-cell>
          <table:table-cell office:value-type="float" office:value="-0.21664" calcext:value-type="float">
            <text:p>-0.21664</text:p>
          </table:table-cell>
          <table:table-cell office:value-type="float" office:value="-0.015631" calcext:value-type="float">
            <text:p>-0.015631</text:p>
          </table:table-cell>
          <table:table-cell office:value-type="float" office:value="-0.20101" calcext:value-type="float">
            <text:p>-0.20101</text:p>
          </table:table-cell>
          <table:table-cell office:value-type="float" office:value="5.3539" calcext:value-type="float">
            <text:p>5.3539</text:p>
          </table:table-cell>
          <table:table-cell office:value-type="float" office:value="7.1135" calcext:value-type="float">
            <text:p>7.1135</text:p>
          </table:table-cell>
          <table:table-cell office:value-type="float" office:value="0.75264" calcext:value-type="float">
            <text:p>0.75264</text:p>
          </table:table-cell>
          <table:table-cell office:value-type="float" office:value="4491.9" calcext:value-type="float">
            <text:p>4491.9</text:p>
          </table:table-cell>
          <table:table-cell office:value-type="float" office:value="-775.8" calcext:value-type="float">
            <text:p>-775.8</text:p>
          </table:table-cell>
          <table:table-cell office:value-type="float" office:value="26400" calcext:value-type="float">
            <text:p>26400</text:p>
          </table:table-cell>
          <table:table-cell office:value-type="float" office:value="4491.9" calcext:value-type="float">
            <text:p>4491.9</text:p>
          </table:table-cell>
          <table:table-cell office:value-type="float" office:value="-775.8" calcext:value-type="float">
            <text:p>-775.8</text:p>
          </table:table-cell>
          <table:table-cell office:value-type="float" office:value="26400" calcext:value-type="float">
            <text:p>2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6" calcext:value-type="float">
            <text:p>19.66</text:p>
          </table:table-cell>
          <table:table-cell office:value-type="float" office:value="1.2347" calcext:value-type="float">
            <text:p>1.2347</text:p>
          </table:table-cell>
          <table:table-cell office:value-type="float" office:value="20" calcext:value-type="float">
            <text:p>20</text:p>
          </table:table-cell>
          <table:table-cell office:value-type="float" office:value="10.58" calcext:value-type="float">
            <text:p>10.58</text:p>
          </table:table-cell>
          <table:table-cell office:value-type="float" office:value="-7358.7" calcext:value-type="float">
            <text:p>-7358.7</text:p>
          </table:table-cell>
          <table:table-cell office:value-type="float" office:value="8875.9" calcext:value-type="float">
            <text:p>8875.9</text:p>
          </table:table-cell>
          <table:table-cell office:value-type="float" office:value="1619.9" calcext:value-type="float">
            <text:p>1619.9</text:p>
          </table:table-cell>
          <table:table-cell office:value-type="float" office:value="0.04891" calcext:value-type="float">
            <text:p>0.04891</text:p>
          </table:table-cell>
          <table:table-cell office:value-type="float" office:value="-0.24905" calcext:value-type="float">
            <text:p>-0.24905</text:p>
          </table:table-cell>
          <table:table-cell office:value-type="float" office:value="-0.020714" calcext:value-type="float">
            <text:p>-0.020714</text:p>
          </table:table-cell>
          <table:table-cell office:value-type="float" office:value="0" calcext:value-type="float">
            <text:p>0</text:p>
          </table:table-cell>
          <table:table-cell office:value-type="float" office:value="3561.1" calcext:value-type="float">
            <text:p>3561.1</text:p>
          </table:table-cell>
          <table:table-cell office:value-type="float" office:value="0.44288" calcext:value-type="float">
            <text:p>0.44288</text:p>
          </table:table-cell>
          <table:table-cell office:value-type="float" office:value="0.99079" calcext:value-type="float">
            <text:p>0.99079</text:p>
          </table:table-cell>
          <table:table-cell office:value-type="float" office:value="0.086342" calcext:value-type="float">
            <text:p>0.0863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2]-([$Sheet2.$B$2]*[.B242]+[$Sheet2.$B$3]))^2" office:value-type="float" office:value="0.00110423467077801" calcext:value-type="float">
            <text:p>0.001104234670778</text:p>
          </table:table-cell>
          <table:table-cell table:formula="of:=([.F242]-([$Sheet2.$B$7] +[$Sheet2.$B$8] * ([.B242] - [$Sheet2.$B$9])^2))^2" office:value-type="float" office:value="0.000111575700719947" calcext:value-type="float">
            <text:p>0.00011157570072</text:p>
          </table:table-cell>
          <table:table-cell table:formula="of:=([.X242]-([.AE242]^2*([$Sheet2.$B$13]*([.B242] -[$Sheet2.$B$14])^2 +[$Sheet2.$B$15]*([.B242]-[$Sheet2.$B$14]) +[$Sheet2.$B$16])    ))^2" office:value-type="float" office:value="27.0230984186703" calcext:value-type="float">
            <text:p>27.0230984186703</text:p>
          </table:table-cell>
          <table:table-cell table:formula="of:=([.AG242]-([.AE242]^2*([$Sheet2.$B$20]*([.B242] -[$Sheet2.$B$21])^2 + [$Sheet2.$B$22]*([.B242]-[$Sheet2.$B$21]) + [$Sheet2.$B$23])    ))^2" office:value-type="float" office:value="9340.17930764975" calcext:value-type="float">
            <text:p>9340.17930764975</text:p>
          </table:table-cell>
          <table:table-cell table:formula="of:=([.AH242]-([.AE242]^2*([$Sheet2.$B$27]*([.B242] -[$Sheet2.$B$28])^2 +[$Sheet2.$B$29]*([.B242]-[$Sheet2.$B$28]) +[$Sheet2.$B$30])    ))^2" office:value-type="float" office:value="34285.2140282516" calcext:value-type="float">
            <text:p>34285.2140282516</text:p>
          </table:table-cell>
          <table:table-cell table:formula="of:=([.AI242]-([.AE242]^2*([$Sheet2.$B$34]*([.B242] - [$Sheet2.$B$35])^2 +[$Sheet2.$B$36]*([.B242]-[$Sheet2.$B$35]) +[$Sheet2.$B$37])    ))^2" office:value-type="float" office:value="113.101879226292" calcext:value-type="float">
            <text:p>113.101879226292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63" calcext:value-type="float">
            <text:p>1.8163</text:p>
          </table:table-cell>
          <table:table-cell office:value-type="float" office:value="0.35248" calcext:value-type="float">
            <text:p>0.35248</text:p>
          </table:table-cell>
          <table:table-cell office:value-type="float" office:value="0.033064" calcext:value-type="float">
            <text:p>0.033064</text:p>
          </table:table-cell>
          <table:table-cell office:value-type="float" office:value="0.31941" calcext:value-type="float">
            <text:p>0.31941</text:p>
          </table:table-cell>
          <table:table-cell office:value-type="float" office:value="-0.054989" calcext:value-type="float">
            <text:p>-0.054989</text:p>
          </table:table-cell>
          <table:table-cell office:value-type="float" office:value="3.9321" calcext:value-type="float">
            <text:p>3.9321</text:p>
          </table:table-cell>
          <table:table-cell office:value-type="float" office:value="-0.21753" calcext:value-type="float">
            <text:p>-0.21753</text:p>
          </table:table-cell>
          <table:table-cell office:value-type="float" office:value="4.1496" calcext:value-type="float">
            <text:p>4.1496</text:p>
          </table:table-cell>
          <table:table-cell office:value-type="float" office:value="1.0163" calcext:value-type="float">
            <text:p>1.0163</text:p>
          </table:table-cell>
          <table:table-cell office:value-type="float" office:value="-0.23152" calcext:value-type="float">
            <text:p>-0.23152</text:p>
          </table:table-cell>
          <table:table-cell office:value-type="float" office:value="-0.017735" calcext:value-type="float">
            <text:p>-0.017735</text:p>
          </table:table-cell>
          <table:table-cell office:value-type="float" office:value="-0.21379" calcext:value-type="float">
            <text:p>-0.21379</text:p>
          </table:table-cell>
          <table:table-cell office:value-type="float" office:value="5.1531" calcext:value-type="float">
            <text:p>5.1531</text:p>
          </table:table-cell>
          <table:table-cell office:value-type="float" office:value="6.9449" calcext:value-type="float">
            <text:p>6.9449</text:p>
          </table:table-cell>
          <table:table-cell office:value-type="float" office:value="0.742" calcext:value-type="float">
            <text:p>0.742</text:p>
          </table:table-cell>
          <table:table-cell office:value-type="float" office:value="4776.8" calcext:value-type="float">
            <text:p>4776.8</text:p>
          </table:table-cell>
          <table:table-cell office:value-type="float" office:value="-822.37" calcext:value-type="float">
            <text:p>-822.37</text:p>
          </table:table-cell>
          <table:table-cell office:value-type="float" office:value="27163" calcext:value-type="float">
            <text:p>27163</text:p>
          </table:table-cell>
          <table:table-cell office:value-type="float" office:value="4776.8" calcext:value-type="float">
            <text:p>4776.8</text:p>
          </table:table-cell>
          <table:table-cell office:value-type="float" office:value="-822.37" calcext:value-type="float">
            <text:p>-822.37</text:p>
          </table:table-cell>
          <table:table-cell office:value-type="float" office:value="27163" calcext:value-type="float">
            <text:p>27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34" calcext:value-type="float">
            <text:p>19.634</text:p>
          </table:table-cell>
          <table:table-cell office:value-type="float" office:value="1.2647" calcext:value-type="float">
            <text:p>1.2647</text:p>
          </table:table-cell>
          <table:table-cell office:value-type="float" office:value="20" calcext:value-type="float">
            <text:p>20</text:p>
          </table:table-cell>
          <table:table-cell office:value-type="float" office:value="10.982" calcext:value-type="float">
            <text:p>10.982</text:p>
          </table:table-cell>
          <table:table-cell office:value-type="float" office:value="-7599.4" calcext:value-type="float">
            <text:p>-7599.4</text:p>
          </table:table-cell>
          <table:table-cell office:value-type="float" office:value="8938.3" calcext:value-type="float">
            <text:p>8938.3</text:p>
          </table:table-cell>
          <table:table-cell office:value-type="float" office:value="1731.2" calcext:value-type="float">
            <text:p>1731.2</text:p>
          </table:table-cell>
          <table:table-cell office:value-type="float" office:value="0.048219" calcext:value-type="float">
            <text:p>0.048219</text:p>
          </table:table-cell>
          <table:table-cell office:value-type="float" office:value="-0.24917" calcext:value-type="float">
            <text:p>-0.24917</text:p>
          </table:table-cell>
          <table:table-cell office:value-type="float" office:value="-0.021415" calcext:value-type="float">
            <text:p>-0.021415</text:p>
          </table:table-cell>
          <table:table-cell office:value-type="float" office:value="0" calcext:value-type="float">
            <text:p>0</text:p>
          </table:table-cell>
          <table:table-cell office:value-type="float" office:value="3647.5" calcext:value-type="float">
            <text:p>3647.5</text:p>
          </table:table-cell>
          <table:table-cell office:value-type="float" office:value="0.47034" calcext:value-type="float">
            <text:p>0.47034</text:p>
          </table:table-cell>
          <table:table-cell office:value-type="float" office:value="0.98631" calcext:value-type="float">
            <text:p>0.98631</text:p>
          </table:table-cell>
          <table:table-cell office:value-type="float" office:value="0.087581" calcext:value-type="float">
            <text:p>0.0875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3]-([$Sheet2.$B$2]*[.B243]+[$Sheet2.$B$3]))^2" office:value-type="float" office:value="0.00176964882047902" calcext:value-type="float">
            <text:p>0.001769648820479</text:p>
          </table:table-cell>
          <table:table-cell table:formula="of:=([.F243]-([$Sheet2.$B$7] +[$Sheet2.$B$8] * ([.B243] - [$Sheet2.$B$9])^2))^2" office:value-type="float" office:value="0.000128243074088731" calcext:value-type="float">
            <text:p>0.000128243074089</text:p>
          </table:table-cell>
          <table:table-cell table:formula="of:=([.X243]-([.AE243]^2*([$Sheet2.$B$13]*([.B243] -[$Sheet2.$B$14])^2 +[$Sheet2.$B$15]*([.B243]-[$Sheet2.$B$14]) +[$Sheet2.$B$16])    ))^2" office:value-type="float" office:value="68.4299075221054" calcext:value-type="float">
            <text:p>68.4299075221054</text:p>
          </table:table-cell>
          <table:table-cell table:formula="of:=([.AG243]-([.AE243]^2*([$Sheet2.$B$20]*([.B243] -[$Sheet2.$B$21])^2 + [$Sheet2.$B$22]*([.B243]-[$Sheet2.$B$21]) + [$Sheet2.$B$23])    ))^2" office:value-type="float" office:value="16007.2317050585" calcext:value-type="float">
            <text:p>16007.2317050585</text:p>
          </table:table-cell>
          <table:table-cell table:formula="of:=([.AH243]-([.AE243]^2*([$Sheet2.$B$27]*([.B243] -[$Sheet2.$B$28])^2 +[$Sheet2.$B$29]*([.B243]-[$Sheet2.$B$28]) +[$Sheet2.$B$30])    ))^2" office:value-type="float" office:value="61983.1229354122" calcext:value-type="float">
            <text:p>61983.1229354122</text:p>
          </table:table-cell>
          <table:table-cell table:formula="of:=([.AI243]-([.AE243]^2*([$Sheet2.$B$34]*([.B243] - [$Sheet2.$B$35])^2 +[$Sheet2.$B$36]*([.B243]-[$Sheet2.$B$35]) +[$Sheet2.$B$37])    ))^2" office:value-type="float" office:value="101.940221764696" calcext:value-type="float">
            <text:p>101.940221764696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66" calcext:value-type="float">
            <text:p>1.8666</text:p>
          </table:table-cell>
          <table:table-cell office:value-type="float" office:value="0.37642" calcext:value-type="float">
            <text:p>0.37642</text:p>
          </table:table-cell>
          <table:table-cell office:value-type="float" office:value="0.037517" calcext:value-type="float">
            <text:p>0.037517</text:p>
          </table:table-cell>
          <table:table-cell office:value-type="float" office:value="0.3389" calcext:value-type="float">
            <text:p>0.3389</text:p>
          </table:table-cell>
          <table:table-cell office:value-type="float" office:value="-0.058181" calcext:value-type="float">
            <text:p>-0.058181</text:p>
          </table:table-cell>
          <table:table-cell office:value-type="float" office:value="3.9491" calcext:value-type="float">
            <text:p>3.9491</text:p>
          </table:table-cell>
          <table:table-cell office:value-type="float" office:value="-0.24682" calcext:value-type="float">
            <text:p>-0.24682</text:p>
          </table:table-cell>
          <table:table-cell office:value-type="float" office:value="4.1959" calcext:value-type="float">
            <text:p>4.1959</text:p>
          </table:table-cell>
          <table:table-cell office:value-type="float" office:value="1.0483" calcext:value-type="float">
            <text:p>1.0483</text:p>
          </table:table-cell>
          <table:table-cell office:value-type="float" office:value="-0.24717" calcext:value-type="float">
            <text:p>-0.24717</text:p>
          </table:table-cell>
          <table:table-cell office:value-type="float" office:value="-0.020282" calcext:value-type="float">
            <text:p>-0.020282</text:p>
          </table:table-cell>
          <table:table-cell office:value-type="float" office:value="-0.22689" calcext:value-type="float">
            <text:p>-0.22689</text:p>
          </table:table-cell>
          <table:table-cell office:value-type="float" office:value="4.9588" calcext:value-type="float">
            <text:p>4.9588</text:p>
          </table:table-cell>
          <table:table-cell office:value-type="float" office:value="6.7749" calcext:value-type="float">
            <text:p>6.7749</text:p>
          </table:table-cell>
          <table:table-cell office:value-type="float" office:value="0.73194" calcext:value-type="float">
            <text:p>0.73194</text:p>
          </table:table-cell>
          <table:table-cell office:value-type="float" office:value="5068.3" calcext:value-type="float">
            <text:p>5068.3</text:p>
          </table:table-cell>
          <table:table-cell office:value-type="float" office:value="-870.09" calcext:value-type="float">
            <text:p>-870.09</text:p>
          </table:table-cell>
          <table:table-cell office:value-type="float" office:value="27915" calcext:value-type="float">
            <text:p>27915</text:p>
          </table:table-cell>
          <table:table-cell office:value-type="float" office:value="5068.3" calcext:value-type="float">
            <text:p>5068.3</text:p>
          </table:table-cell>
          <table:table-cell office:value-type="float" office:value="-870.09" calcext:value-type="float">
            <text:p>-870.09</text:p>
          </table:table-cell>
          <table:table-cell office:value-type="float" office:value="27915" calcext:value-type="float">
            <text:p>27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05" calcext:value-type="float">
            <text:p>19.605</text:p>
          </table:table-cell>
          <table:table-cell office:value-type="float" office:value="1.2964" calcext:value-type="float">
            <text:p>1.2964</text:p>
          </table:table-cell>
          <table:table-cell office:value-type="float" office:value="20" calcext:value-type="float">
            <text:p>20</text:p>
          </table:table-cell>
          <table:table-cell office:value-type="float" office:value="11.401" calcext:value-type="float">
            <text:p>11.401</text:p>
          </table:table-cell>
          <table:table-cell office:value-type="float" office:value="-7838.7" calcext:value-type="float">
            <text:p>-7838.7</text:p>
          </table:table-cell>
          <table:table-cell office:value-type="float" office:value="8977" calcext:value-type="float">
            <text:p>8977</text:p>
          </table:table-cell>
          <table:table-cell office:value-type="float" office:value="1848.2" calcext:value-type="float">
            <text:p>1848.2</text:p>
          </table:table-cell>
          <table:table-cell office:value-type="float" office:value="0.047519" calcext:value-type="float">
            <text:p>0.047519</text:p>
          </table:table-cell>
          <table:table-cell office:value-type="float" office:value="-0.2493" calcext:value-type="float">
            <text:p>-0.2493</text:p>
          </table:table-cell>
          <table:table-cell office:value-type="float" office:value="-0.022097" calcext:value-type="float">
            <text:p>-0.022097</text:p>
          </table:table-cell>
          <table:table-cell office:value-type="float" office:value="0" calcext:value-type="float">
            <text:p>0</text:p>
          </table:table-cell>
          <table:table-cell office:value-type="float" office:value="3739" calcext:value-type="float">
            <text:p>3739</text:p>
          </table:table-cell>
          <table:table-cell office:value-type="float" office:value="0.49832" calcext:value-type="float">
            <text:p>0.49832</text:p>
          </table:table-cell>
          <table:table-cell office:value-type="float" office:value="0.98174" calcext:value-type="float">
            <text:p>0.98174</text:p>
          </table:table-cell>
          <table:table-cell office:value-type="float" office:value="0.088699" calcext:value-type="float">
            <text:p>0.0886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4]-([$Sheet2.$B$2]*[.B244]+[$Sheet2.$B$3]))^2" office:value-type="float" office:value="0.00266301013410765" calcext:value-type="float">
            <text:p>0.002663010134108</text:p>
          </table:table-cell>
          <table:table-cell table:formula="of:=([.F244]-([$Sheet2.$B$7] +[$Sheet2.$B$8] * ([.B244] - [$Sheet2.$B$9])^2))^2" office:value-type="float" office:value="0.000136824921318875" calcext:value-type="float">
            <text:p>0.000136824921319</text:p>
          </table:table-cell>
          <table:table-cell table:formula="of:=([.X244]-([.AE244]^2*([$Sheet2.$B$13]*([.B244] -[$Sheet2.$B$14])^2 +[$Sheet2.$B$15]*([.B244]-[$Sheet2.$B$14]) +[$Sheet2.$B$16])    ))^2" office:value-type="float" office:value="140.370427956345" calcext:value-type="float">
            <text:p>140.370427956345</text:p>
          </table:table-cell>
          <table:table-cell table:formula="of:=([.AG244]-([.AE244]^2*([$Sheet2.$B$20]*([.B244] -[$Sheet2.$B$21])^2 + [$Sheet2.$B$22]*([.B244]-[$Sheet2.$B$21]) + [$Sheet2.$B$23])    ))^2" office:value-type="float" office:value="25404.3726189905" calcext:value-type="float">
            <text:p>25404.3726189905</text:p>
          </table:table-cell>
          <table:table-cell table:formula="of:=([.AH244]-([.AE244]^2*([$Sheet2.$B$27]*([.B244] -[$Sheet2.$B$28])^2 +[$Sheet2.$B$29]*([.B244]-[$Sheet2.$B$28]) +[$Sheet2.$B$30])    ))^2" office:value-type="float" office:value="105474.795208485" calcext:value-type="float">
            <text:p>105474.795208485</text:p>
          </table:table-cell>
          <table:table-cell table:formula="of:=([.AI244]-([.AE244]^2*([$Sheet2.$B$34]*([.B244] - [$Sheet2.$B$35])^2 +[$Sheet2.$B$36]*([.B244]-[$Sheet2.$B$35]) +[$Sheet2.$B$37])    ))^2" office:value-type="float" office:value="57.8089442489738" calcext:value-type="float">
            <text:p>57.8089442489738</text:p>
          </table:table-cell>
          <table:table-cell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29" calcext:value-type="float">
            <text:p>-1.6329</text:p>
          </table:table-cell>
          <table:table-cell office:value-type="float" office:value="0.37564" calcext:value-type="float">
            <text:p>0.37564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26944" calcext:value-type="float">
            <text:p>0.26944</text:p>
          </table:table-cell>
          <table:table-cell office:value-type="float" office:value="-0.048215" calcext:value-type="float">
            <text:p>-0.048215</text:p>
          </table:table-cell>
          <table:table-cell office:value-type="float" office:value="-8.1811" calcext:value-type="float">
            <text:p>-8.1811</text:p>
          </table:table-cell>
          <table:table-cell office:value-type="float" office:value="-0.69871" calcext:value-type="float">
            <text:p>-0.69871</text:p>
          </table:table-cell>
          <table:table-cell office:value-type="float" office:value="-7.4824" calcext:value-type="float">
            <text:p>-7.4824</text:p>
          </table:table-cell>
          <table:table-cell office:value-type="float" office:value="-0.71876" calcext:value-type="float">
            <text:p>-0.71876</text:p>
          </table:table-cell>
          <table:table-cell office:value-type="float" office:value="-0.24238" calcext:value-type="float">
            <text:p>-0.24238</text:p>
          </table:table-cell>
          <table:table-cell office:value-type="float" office:value="-0.059921" calcext:value-type="float">
            <text:p>-0.059921</text:p>
          </table:table-cell>
          <table:table-cell office:value-type="float" office:value="-0.18246" calcext:value-type="float">
            <text:p>-0.18246</text:p>
          </table:table-cell>
          <table:table-cell office:value-type="float" office:value="-4.347" calcext:value-type="float">
            <text:p>-4.347</text:p>
          </table:table-cell>
          <table:table-cell office:value-type="float" office:value="-5.5549" calcext:value-type="float">
            <text:p>-5.5549</text:p>
          </table:table-cell>
          <table:table-cell office:value-type="float" office:value="-1" calcext:value-type="float">
            <text:p>-1</text:p>
          </table:table-cell>
          <table:table-cell office:value-type="float" office:value="6296" calcext:value-type="float">
            <text:p>6296</text:p>
          </table:table-cell>
          <table:table-cell office:value-type="float" office:value="-1126.6" calcext:value-type="float">
            <text:p>-1126.6</text:p>
          </table:table-cell>
          <table:table-cell office:value-type="float" office:value="-38157" calcext:value-type="float">
            <text:p>-38157</text:p>
          </table:table-cell>
          <table:table-cell office:value-type="float" office:value="6296" calcext:value-type="float">
            <text:p>6296</text:p>
          </table:table-cell>
          <table:table-cell office:value-type="float" office:value="-1126.6" calcext:value-type="float">
            <text:p>-1126.6</text:p>
          </table:table-cell>
          <table:table-cell office:value-type="float" office:value="-38157" calcext:value-type="float">
            <text:p>-38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364" calcext:value-type="float">
            <text:p>24.364</text:p>
          </table:table-cell>
          <table:table-cell office:value-type="float" office:value="-1.5811" calcext:value-type="float">
            <text:p>-1.5811</text:p>
          </table:table-cell>
          <table:table-cell office:value-type="float" office:value="25" calcext:value-type="float">
            <text:p>25</text:p>
          </table:table-cell>
          <table:table-cell office:value-type="float" office:value="-12.955" calcext:value-type="float">
            <text:p>-12.955</text:p>
          </table:table-cell>
          <table:table-cell office:value-type="float" office:value="8397.7" calcext:value-type="float">
            <text:p>8397.7</text:p>
          </table:table-cell>
          <table:table-cell office:value-type="float" office:value="-29058" calcext:value-type="float">
            <text:p>-29058</text:p>
          </table:table-cell>
          <table:table-cell office:value-type="float" office:value="2831.9" calcext:value-type="float">
            <text:p>2831.9</text:p>
          </table:table-cell>
          <table:table-cell office:value-type="float" office:value="0.040177" calcext:value-type="float">
            <text:p>0.040177</text:p>
          </table:table-cell>
          <table:table-cell office:value-type="float" office:value="-0.24936" calcext:value-type="float">
            <text:p>-0.24936</text:p>
          </table:table-cell>
          <table:table-cell office:value-type="float" office:value="0.021412" calcext:value-type="float">
            <text:p>0.021412</text:p>
          </table:table-cell>
          <table:table-cell office:value-type="float" office:value="0" calcext:value-type="float">
            <text:p>0</text:p>
          </table:table-cell>
          <table:table-cell office:value-type="float" office:value="-4560.2" calcext:value-type="float">
            <text:p>-4560.2</text:p>
          </table:table-cell>
          <table:table-cell office:value-type="float" office:value="0.49234" calcext:value-type="float">
            <text:p>0.49234</text:p>
          </table:table-cell>
          <table:table-cell office:value-type="float" office:value="0.94503" calcext:value-type="float">
            <text:p>0.94503</text:p>
          </table:table-cell>
          <table:table-cell office:value-type="float" office:value="-0.065606" calcext:value-type="float">
            <text:p>-0.0656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5]-([$Sheet2.$B$2]*[.B245]+[$Sheet2.$B$3]))^2" office:value-type="float" office:value="0.00153081934411522" calcext:value-type="float">
            <text:p>0.001530819344115</text:p>
          </table:table-cell>
          <table:table-cell table:formula="of:=([.F245]-([$Sheet2.$B$7] +[$Sheet2.$B$8] * ([.B245] - [$Sheet2.$B$9])^2))^2" office:value-type="float" office:value="0.000786631860472125" calcext:value-type="float">
            <text:p>0.000786631860472</text:p>
          </table:table-cell>
          <table:table-cell table:formula="of:=([.X245]-([.AE245]^2*([$Sheet2.$B$13]*([.B245] -[$Sheet2.$B$14])^2 +[$Sheet2.$B$15]*([.B245]-[$Sheet2.$B$14]) +[$Sheet2.$B$16])    ))^2" office:value-type="float" office:value="109.401626254566" calcext:value-type="float">
            <text:p>109.401626254566</text:p>
          </table:table-cell>
          <table:table-cell table:formula="of:=([.AG245]-([.AE245]^2*([$Sheet2.$B$20]*([.B245] -[$Sheet2.$B$21])^2 + [$Sheet2.$B$22]*([.B245]-[$Sheet2.$B$21]) + [$Sheet2.$B$23])    ))^2" office:value-type="float" office:value="46725.7964745552" calcext:value-type="float">
            <text:p>46725.7964745552</text:p>
          </table:table-cell>
          <table:table-cell table:formula="of:=([.AH245]-([.AE245]^2*([$Sheet2.$B$27]*([.B245] -[$Sheet2.$B$28])^2 +[$Sheet2.$B$29]*([.B245]-[$Sheet2.$B$28]) +[$Sheet2.$B$30])    ))^2" office:value-type="float" office:value="258590.502136461" calcext:value-type="float">
            <text:p>258590.502136461</text:p>
          </table:table-cell>
          <table:table-cell table:formula="of:=([.AI245]-([.AE245]^2*([$Sheet2.$B$34]*([.B245] - [$Sheet2.$B$35])^2 +[$Sheet2.$B$36]*([.B245]-[$Sheet2.$B$35]) +[$Sheet2.$B$37])    ))^2" office:value-type="float" office:value="95951.3071823944" calcext:value-type="float">
            <text:p>95951.3071823944</text:p>
          </table:table-cell>
          <table:table-cell/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813" calcext:value-type="float">
            <text:p>-1.5813</text:p>
          </table:table-cell>
          <table:table-cell office:value-type="float" office:value="0.33612" calcext:value-type="float">
            <text:p>0.33612</text:p>
          </table:table-cell>
          <table:table-cell office:value-type="float" office:value="0.083707" calcext:value-type="float">
            <text:p>0.083707</text:p>
          </table:table-cell>
          <table:table-cell office:value-type="float" office:value="0.25241" calcext:value-type="float">
            <text:p>0.25241</text:p>
          </table:table-cell>
          <table:table-cell office:value-type="float" office:value="-0.045299" calcext:value-type="float">
            <text:p>-0.045299</text:p>
          </table:table-cell>
          <table:table-cell office:value-type="float" office:value="-7.7417" calcext:value-type="float">
            <text:p>-7.7417</text:p>
          </table:table-cell>
          <table:table-cell office:value-type="float" office:value="-0.5507" calcext:value-type="float">
            <text:p>-0.5507</text:p>
          </table:table-cell>
          <table:table-cell office:value-type="float" office:value="-7.191" calcext:value-type="float">
            <text:p>-7.191</text:p>
          </table:table-cell>
          <table:table-cell office:value-type="float" office:value="-0.69839" calcext:value-type="float">
            <text:p>-0.69839</text:p>
          </table:table-cell>
          <table:table-cell office:value-type="float" office:value="-0.21824" calcext:value-type="float">
            <text:p>-0.21824</text:p>
          </table:table-cell>
          <table:table-cell office:value-type="float" office:value="-0.047351" calcext:value-type="float">
            <text:p>-0.047351</text:p>
          </table:table-cell>
          <table:table-cell office:value-type="float" office:value="-0.17089" calcext:value-type="float">
            <text:p>-0.17089</text:p>
          </table:table-cell>
          <table:table-cell office:value-type="float" office:value="-4.7045" calcext:value-type="float">
            <text:p>-4.7045</text:p>
          </table:table-cell>
          <table:table-cell office:value-type="float" office:value="-5.9158" calcext:value-type="float">
            <text:p>-5.9158</text:p>
          </table:table-cell>
          <table:table-cell office:value-type="float" office:value="-1" calcext:value-type="float">
            <text:p>-1</text:p>
          </table:table-cell>
          <table:table-cell office:value-type="float" office:value="5898.2" calcext:value-type="float">
            <text:p>5898.2</text:p>
          </table:table-cell>
          <table:table-cell office:value-type="float" office:value="-1058.5" calcext:value-type="float">
            <text:p>-1058.5</text:p>
          </table:table-cell>
          <table:table-cell office:value-type="float" office:value="-36950" calcext:value-type="float">
            <text:p>-36950</text:p>
          </table:table-cell>
          <table:table-cell office:value-type="float" office:value="5898.2" calcext:value-type="float">
            <text:p>5898.2</text:p>
          </table:table-cell>
          <table:table-cell office:value-type="float" office:value="-1058.5" calcext:value-type="float">
            <text:p>-1058.5</text:p>
          </table:table-cell>
          <table:table-cell office:value-type="float" office:value="-36950" calcext:value-type="float">
            <text:p>-369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454" calcext:value-type="float">
            <text:p>24.454</text:p>
          </table:table-cell>
          <table:table-cell office:value-type="float" office:value="-1.4847" calcext:value-type="float">
            <text:p>-1.4847</text:p>
          </table:table-cell>
          <table:table-cell office:value-type="float" office:value="25" calcext:value-type="float">
            <text:p>25</text:p>
          </table:table-cell>
          <table:table-cell office:value-type="float" office:value="-12" calcext:value-type="float">
            <text:p>-12</text:p>
          </table:table-cell>
          <table:table-cell office:value-type="float" office:value="8159.7" calcext:value-type="float">
            <text:p>8159.7</text:p>
          </table:table-cell>
          <table:table-cell office:value-type="float" office:value="-27497" calcext:value-type="float">
            <text:p>-27497</text:p>
          </table:table-cell>
          <table:table-cell office:value-type="float" office:value="2549.9" calcext:value-type="float">
            <text:p>2549.9</text:p>
          </table:table-cell>
          <table:table-cell office:value-type="float" office:value="0.04059" calcext:value-type="float">
            <text:p>0.04059</text:p>
          </table:table-cell>
          <table:table-cell office:value-type="float" office:value="-0.24924" calcext:value-type="float">
            <text:p>-0.2492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" calcext:value-type="float">
            <text:p>0</text:p>
          </table:table-cell>
          <table:table-cell office:value-type="float" office:value="-4282" calcext:value-type="float">
            <text:p>-4282</text:p>
          </table:table-cell>
          <table:table-cell office:value-type="float" office:value="0.46294" calcext:value-type="float">
            <text:p>0.46294</text:p>
          </table:table-cell>
          <table:table-cell office:value-type="float" office:value="0.94596" calcext:value-type="float">
            <text:p>0.94596</text:p>
          </table:table-cell>
          <table:table-cell office:value-type="float" office:value="-0.064185" calcext:value-type="float">
            <text:p>-0.06418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6]-([$Sheet2.$B$2]*[.B246]+[$Sheet2.$B$3]))^2" office:value-type="float" office:value="0.000954100608004648" calcext:value-type="float">
            <text:p>0.000954100608005</text:p>
          </table:table-cell>
          <table:table-cell table:formula="of:=([.F246]-([$Sheet2.$B$7] +[$Sheet2.$B$8] * ([.B246] - [$Sheet2.$B$9])^2))^2" office:value-type="float" office:value="0.00013199539559608" calcext:value-type="float">
            <text:p>0.000131995395596</text:p>
          </table:table-cell>
          <table:table-cell table:formula="of:=([.X246]-([.AE246]^2*([$Sheet2.$B$13]*([.B246] -[$Sheet2.$B$14])^2 +[$Sheet2.$B$15]*([.B246]-[$Sheet2.$B$14]) +[$Sheet2.$B$16])    ))^2" office:value-type="float" office:value="41.5055301322253" calcext:value-type="float">
            <text:p>41.5055301322253</text:p>
          </table:table-cell>
          <table:table-cell table:formula="of:=([.AG246]-([.AE246]^2*([$Sheet2.$B$20]*([.B246] -[$Sheet2.$B$21])^2 + [$Sheet2.$B$22]*([.B246]-[$Sheet2.$B$21]) + [$Sheet2.$B$23])    ))^2" office:value-type="float" office:value="30880.3032922645" calcext:value-type="float">
            <text:p>30880.3032922645</text:p>
          </table:table-cell>
          <table:table-cell table:formula="of:=([.AH246]-([.AE246]^2*([$Sheet2.$B$27]*([.B246] -[$Sheet2.$B$28])^2 +[$Sheet2.$B$29]*([.B246]-[$Sheet2.$B$28]) +[$Sheet2.$B$30])    ))^2" office:value-type="float" office:value="41910.6176938684" calcext:value-type="float">
            <text:p>41910.6176938684</text:p>
          </table:table-cell>
          <table:table-cell table:formula="of:=([.AI246]-([.AE246]^2*([$Sheet2.$B$34]*([.B246] - [$Sheet2.$B$35])^2 +[$Sheet2.$B$36]*([.B246]-[$Sheet2.$B$35]) +[$Sheet2.$B$37])    ))^2" office:value-type="float" office:value="37671.57698801" calcext:value-type="float">
            <text:p>37671.57698801</text:p>
          </table:table-cell>
          <table:table-cell/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29" calcext:value-type="float">
            <text:p>-1.529</text:p>
          </table:table-cell>
          <table:table-cell office:value-type="float" office:value="0.30235" calcext:value-type="float">
            <text:p>0.30235</text:p>
          </table:table-cell>
          <table:table-cell office:value-type="float" office:value="0.066527" calcext:value-type="float">
            <text:p>0.066527</text:p>
          </table:table-cell>
          <table:table-cell office:value-type="float" office:value="0.23582" calcext:value-type="float">
            <text:p>0.23582</text:p>
          </table:table-cell>
          <table:table-cell office:value-type="float" office:value="-0.042466" calcext:value-type="float">
            <text:p>-0.042466</text:p>
          </table:table-cell>
          <table:table-cell office:value-type="float" office:value="-7.3378" calcext:value-type="float">
            <text:p>-7.3378</text:p>
          </table:table-cell>
          <table:table-cell office:value-type="float" office:value="-0.43768" calcext:value-type="float">
            <text:p>-0.43768</text:p>
          </table:table-cell>
          <table:table-cell office:value-type="float" office:value="-6.9002" calcext:value-type="float">
            <text:p>-6.9002</text:p>
          </table:table-cell>
          <table:table-cell office:value-type="float" office:value="-0.67756" calcext:value-type="float">
            <text:p>-0.67756</text:p>
          </table:table-cell>
          <table:table-cell office:value-type="float" office:value="-0.19714" calcext:value-type="float">
            <text:p>-0.19714</text:p>
          </table:table-cell>
          <table:table-cell office:value-type="float" office:value="-0.037484" calcext:value-type="float">
            <text:p>-0.037484</text:p>
          </table:table-cell>
          <table:table-cell office:value-type="float" office:value="-0.15965" calcext:value-type="float">
            <text:p>-0.15965</text:p>
          </table:table-cell>
          <table:table-cell office:value-type="float" office:value="-5.0569" calcext:value-type="float">
            <text:p>-5.0569</text:p>
          </table:table-cell>
          <table:table-cell office:value-type="float" office:value="-6.253" calcext:value-type="float">
            <text:p>-6.253</text:p>
          </table:table-cell>
          <table:table-cell office:value-type="float" office:value="-1" calcext:value-type="float">
            <text:p>-1</text:p>
          </table:table-cell>
          <table:table-cell office:value-type="float" office:value="5510.5" calcext:value-type="float">
            <text:p>5510.5</text:p>
          </table:table-cell>
          <table:table-cell office:value-type="float" office:value="-992.31" calcext:value-type="float">
            <text:p>-992.31</text:p>
          </table:table-cell>
          <table:table-cell office:value-type="float" office:value="-35728" calcext:value-type="float">
            <text:p>-35728</text:p>
          </table:table-cell>
          <table:table-cell office:value-type="float" office:value="5510.5" calcext:value-type="float">
            <text:p>5510.5</text:p>
          </table:table-cell>
          <table:table-cell office:value-type="float" office:value="-992.31" calcext:value-type="float">
            <text:p>-992.31</text:p>
          </table:table-cell>
          <table:table-cell office:value-type="float" office:value="-35728" calcext:value-type="float">
            <text:p>-35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525" calcext:value-type="float">
            <text:p>24.525</text:p>
          </table:table-cell>
          <table:table-cell office:value-type="float" office:value="-1.4046" calcext:value-type="float">
            <text:p>-1.4046</text:p>
          </table:table-cell>
          <table:table-cell office:value-type="float" office:value="25" calcext:value-type="float">
            <text:p>25</text:p>
          </table:table-cell>
          <table:table-cell office:value-type="float" office:value="-11.186" calcext:value-type="float">
            <text:p>-11.186</text:p>
          </table:table-cell>
          <table:table-cell office:value-type="float" office:value="7916.3" calcext:value-type="float">
            <text:p>7916.3</text:p>
          </table:table-cell>
          <table:table-cell office:value-type="float" office:value="-26063" calcext:value-type="float">
            <text:p>-26063</text:p>
          </table:table-cell>
          <table:table-cell office:value-type="float" office:value="2303.3" calcext:value-type="float">
            <text:p>2303.3</text:p>
          </table:table-cell>
          <table:table-cell office:value-type="float" office:value="0.040976" calcext:value-type="float">
            <text:p>0.040976</text:p>
          </table:table-cell>
          <table:table-cell office:value-type="float" office:value="-0.24913" calcext:value-type="float">
            <text:p>-0.2491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4051.1" calcext:value-type="float">
            <text:p>-4051.1</text:p>
          </table:table-cell>
          <table:table-cell office:value-type="float" office:value="0.43377" calcext:value-type="float">
            <text:p>0.43377</text:p>
          </table:table-cell>
          <table:table-cell office:value-type="float" office:value="0.94663" calcext:value-type="float">
            <text:p>0.94663</text:p>
          </table:table-cell>
          <table:table-cell office:value-type="float" office:value="-0.062651" calcext:value-type="float">
            <text:p>-0.06265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7]-([$Sheet2.$B$2]*[.B247]+[$Sheet2.$B$3]))^2" office:value-type="float" office:value="0.000545285619876032" calcext:value-type="float">
            <text:p>0.000545285619876</text:p>
          </table:table-cell>
          <table:table-cell table:formula="of:=([.F247]-([$Sheet2.$B$7] +[$Sheet2.$B$8] * ([.B247] - [$Sheet2.$B$9])^2))^2" office:value-type="float" office:value="0.0000000144901603101418" calcext:value-type="float">
            <text:p>1.44901603101418E-08</text:p>
          </table:table-cell>
          <table:table-cell table:formula="of:=([.X247]-([.AE247]^2*([$Sheet2.$B$13]*([.B247] -[$Sheet2.$B$14])^2 +[$Sheet2.$B$15]*([.B247]-[$Sheet2.$B$14]) +[$Sheet2.$B$16])    ))^2" office:value-type="float" office:value="9.58657685803627" calcext:value-type="float">
            <text:p>9.58657685803627</text:p>
          </table:table-cell>
          <table:table-cell table:formula="of:=([.AG247]-([.AE247]^2*([$Sheet2.$B$20]*([.B247] -[$Sheet2.$B$21])^2 + [$Sheet2.$B$22]*([.B247]-[$Sheet2.$B$21]) + [$Sheet2.$B$23])    ))^2" office:value-type="float" office:value="19100.821608061" calcext:value-type="float">
            <text:p>19100.821608061</text:p>
          </table:table-cell>
          <table:table-cell table:formula="of:=([.AH247]-([.AE247]^2*([$Sheet2.$B$27]*([.B247] -[$Sheet2.$B$28])^2 +[$Sheet2.$B$29]*([.B247]-[$Sheet2.$B$28]) +[$Sheet2.$B$30])    ))^2" office:value-type="float" office:value="93.076608263721" calcext:value-type="float">
            <text:p>93.076608263721</text:p>
          </table:table-cell>
          <table:table-cell table:formula="of:=([.AI247]-([.AE247]^2*([$Sheet2.$B$34]*([.B247] - [$Sheet2.$B$35])^2 +[$Sheet2.$B$36]*([.B247]-[$Sheet2.$B$35]) +[$Sheet2.$B$37])    ))^2" office:value-type="float" office:value="11657.8658858571" calcext:value-type="float">
            <text:p>11657.8658858571</text:p>
          </table:table-cell>
          <table:table-cell/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76" calcext:value-type="float">
            <text:p>-1.476</text:p>
          </table:table-cell>
          <table:table-cell office:value-type="float" office:value="0.26995" calcext:value-type="float">
            <text:p>0.26995</text:p>
          </table:table-cell>
          <table:table-cell office:value-type="float" office:value="0.050273" calcext:value-type="float">
            <text:p>0.050273</text:p>
          </table:table-cell>
          <table:table-cell office:value-type="float" office:value="0.21968" calcext:value-type="float">
            <text:p>0.21968</text:p>
          </table:table-cell>
          <table:table-cell office:value-type="float" office:value="-0.039717" calcext:value-type="float">
            <text:p>-0.039717</text:p>
          </table:table-cell>
          <table:table-cell office:value-type="float" office:value="-6.9408" calcext:value-type="float">
            <text:p>-6.9408</text:p>
          </table:table-cell>
          <table:table-cell office:value-type="float" office:value="-0.33074" calcext:value-type="float">
            <text:p>-0.33074</text:p>
          </table:table-cell>
          <table:table-cell office:value-type="float" office:value="-6.61" calcext:value-type="float">
            <text:p>-6.61</text:p>
          </table:table-cell>
          <table:table-cell office:value-type="float" office:value="-0.65626" calcext:value-type="float">
            <text:p>-0.65626</text:p>
          </table:table-cell>
          <table:table-cell office:value-type="float" office:value="-0.17675" calcext:value-type="float">
            <text:p>-0.17675</text:p>
          </table:table-cell>
          <table:table-cell office:value-type="float" office:value="-0.028008" calcext:value-type="float">
            <text:p>-0.028008</text:p>
          </table:table-cell>
          <table:table-cell office:value-type="float" office:value="-0.14874" calcext:value-type="float">
            <text:p>-0.14874</text:p>
          </table:table-cell>
          <table:table-cell office:value-type="float" office:value="-5.4676" calcext:value-type="float">
            <text:p>-5.4676</text:p>
          </table:table-cell>
          <table:table-cell office:value-type="float" office:value="-6.6426" calcext:value-type="float">
            <text:p>-6.6426</text:p>
          </table:table-cell>
          <table:table-cell office:value-type="float" office:value="-1" calcext:value-type="float">
            <text:p>-1</text:p>
          </table:table-cell>
          <table:table-cell office:value-type="float" office:value="5133.4" calcext:value-type="float">
            <text:p>5133.4</text:p>
          </table:table-cell>
          <table:table-cell office:value-type="float" office:value="-928.09" calcext:value-type="float">
            <text:p>-928.09</text:p>
          </table:table-cell>
          <table:table-cell office:value-type="float" office:value="-34490" calcext:value-type="float">
            <text:p>-34490</text:p>
          </table:table-cell>
          <table:table-cell office:value-type="float" office:value="5133.4" calcext:value-type="float">
            <text:p>5133.4</text:p>
          </table:table-cell>
          <table:table-cell office:value-type="float" office:value="-928.09" calcext:value-type="float">
            <text:p>-928.09</text:p>
          </table:table-cell>
          <table:table-cell office:value-type="float" office:value="-34490" calcext:value-type="float">
            <text:p>-344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592" calcext:value-type="float">
            <text:p>24.592</text:p>
          </table:table-cell>
          <table:table-cell office:value-type="float" office:value="-1.3222" calcext:value-type="float">
            <text:p>-1.3222</text:p>
          </table:table-cell>
          <table:table-cell office:value-type="float" office:value="25" calcext:value-type="float">
            <text:p>25</text:p>
          </table:table-cell>
          <table:table-cell office:value-type="float" office:value="-10.365" calcext:value-type="float">
            <text:p>-10.365</text:p>
          </table:table-cell>
          <table:table-cell office:value-type="float" office:value="7667.5" calcext:value-type="float">
            <text:p>7667.5</text:p>
          </table:table-cell>
          <table:table-cell office:value-type="float" office:value="-24652" calcext:value-type="float">
            <text:p>-24652</text:p>
          </table:table-cell>
          <table:table-cell office:value-type="float" office:value="2065.1" calcext:value-type="float">
            <text:p>2065.1</text:p>
          </table:table-cell>
          <table:table-cell office:value-type="float" office:value="0.041333" calcext:value-type="float">
            <text:p>0.041333</text:p>
          </table:table-cell>
          <table:table-cell office:value-type="float" office:value="-0.24902" calcext:value-type="float">
            <text:p>-0.24902</text:p>
          </table:table-cell>
          <table:table-cell office:value-type="float" office:value="0.019264" calcext:value-type="float">
            <text:p>0.019264</text:p>
          </table:table-cell>
          <table:table-cell office:value-type="float" office:value="0" calcext:value-type="float">
            <text:p>0</text:p>
          </table:table-cell>
          <table:table-cell office:value-type="float" office:value="-3813.5" calcext:value-type="float">
            <text:p>-3813.5</text:p>
          </table:table-cell>
          <table:table-cell office:value-type="float" office:value="0.40518" calcext:value-type="float">
            <text:p>0.40518</text:p>
          </table:table-cell>
          <table:table-cell office:value-type="float" office:value="0.947" calcext:value-type="float">
            <text:p>0.947</text:p>
          </table:table-cell>
          <table:table-cell office:value-type="float" office:value="-0.061007" calcext:value-type="float">
            <text:p>-0.0610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8]-([$Sheet2.$B$2]*[.B248]+[$Sheet2.$B$3]))^2" office:value-type="float" office:value="0.00027271827636372" calcext:value-type="float">
            <text:p>0.000272718276364</text:p>
          </table:table-cell>
          <table:table-cell table:formula="of:=([.F248]-([$Sheet2.$B$7] +[$Sheet2.$B$8] * ([.B248] - [$Sheet2.$B$9])^2))^2" office:value-type="float" office:value="0.000124566622848575" calcext:value-type="float">
            <text:p>0.000124566622849</text:p>
          </table:table-cell>
          <table:table-cell table:formula="of:=([.X248]-([.AE248]^2*([$Sheet2.$B$13]*([.B248] -[$Sheet2.$B$14])^2 +[$Sheet2.$B$15]*([.B248]-[$Sheet2.$B$14]) +[$Sheet2.$B$16])    ))^2" office:value-type="float" office:value="0.130138273912515" calcext:value-type="float">
            <text:p>0.130138273912515</text:p>
          </table:table-cell>
          <table:table-cell table:formula="of:=([.AG248]-([.AE248]^2*([$Sheet2.$B$20]*([.B248] -[$Sheet2.$B$21])^2 + [$Sheet2.$B$22]*([.B248]-[$Sheet2.$B$21]) + [$Sheet2.$B$23])    ))^2" office:value-type="float" office:value="10731.9032085762" calcext:value-type="float">
            <text:p>10731.9032085762</text:p>
          </table:table-cell>
          <table:table-cell table:formula="of:=([.AH248]-([.AE248]^2*([$Sheet2.$B$27]*([.B248] -[$Sheet2.$B$28])^2 +[$Sheet2.$B$29]*([.B248]-[$Sheet2.$B$28]) +[$Sheet2.$B$30])    ))^2" office:value-type="float" office:value="32653.0948483611" calcext:value-type="float">
            <text:p>32653.0948483611</text:p>
          </table:table-cell>
          <table:table-cell table:formula="of:=([.AI248]-([.AE248]^2*([$Sheet2.$B$34]*([.B248] - [$Sheet2.$B$35])^2 +[$Sheet2.$B$36]*([.B248]-[$Sheet2.$B$35]) +[$Sheet2.$B$37])    ))^2" office:value-type="float" office:value="595.353069073381" calcext:value-type="float">
            <text:p>595.353069073381</text:p>
          </table:table-cell>
          <table:table-cell/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224" calcext:value-type="float">
            <text:p>-1.4224</text:p>
          </table:table-cell>
          <table:table-cell office:value-type="float" office:value="0.23836" calcext:value-type="float">
            <text:p>0.23836</text:p>
          </table:table-cell>
          <table:table-cell office:value-type="float" office:value="0.03435" calcext:value-type="float">
            <text:p>0.03435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-0.037056" calcext:value-type="float">
            <text:p>-0.037056</text:p>
          </table:table-cell>
          <table:table-cell office:value-type="float" office:value="-6.5467" calcext:value-type="float">
            <text:p>-6.5467</text:p>
          </table:table-cell>
          <table:table-cell office:value-type="float" office:value="-0.22599" calcext:value-type="float">
            <text:p>-0.22599</text:p>
          </table:table-cell>
          <table:table-cell office:value-type="float" office:value="-6.3208" calcext:value-type="float">
            <text:p>-6.3208</text:p>
          </table:table-cell>
          <table:table-cell office:value-type="float" office:value="-0.63452" calcext:value-type="float">
            <text:p>-0.63452</text:p>
          </table:table-cell>
          <table:table-cell office:value-type="float" office:value="-0.15679" calcext:value-type="float">
            <text:p>-0.15679</text:p>
          </table:table-cell>
          <table:table-cell office:value-type="float" office:value="-0.018621" calcext:value-type="float">
            <text:p>-0.018621</text:p>
          </table:table-cell>
          <table:table-cell office:value-type="float" office:value="-0.13817" calcext:value-type="float">
            <text:p>-0.13817</text:p>
          </table:table-cell>
          <table:table-cell office:value-type="float" office:value="-5.9675" calcext:value-type="float">
            <text:p>-5.9675</text:p>
          </table:table-cell>
          <table:table-cell office:value-type="float" office:value="-7.1171" calcext:value-type="float">
            <text:p>-7.1171</text:p>
          </table:table-cell>
          <table:table-cell office:value-type="float" office:value="-1" calcext:value-type="float">
            <text:p>-1</text:p>
          </table:table-cell>
          <table:table-cell office:value-type="float" office:value="4767" calcext:value-type="float">
            <text:p>4767</text:p>
          </table:table-cell>
          <table:table-cell office:value-type="float" office:value="-865.9" calcext:value-type="float">
            <text:p>-865.9</text:p>
          </table:table-cell>
          <table:table-cell office:value-type="float" office:value="-33237" calcext:value-type="float">
            <text:p>-33237</text:p>
          </table:table-cell>
          <table:table-cell office:value-type="float" office:value="4767" calcext:value-type="float">
            <text:p>4767</text:p>
          </table:table-cell>
          <table:table-cell office:value-type="float" office:value="-865.9" calcext:value-type="float">
            <text:p>-865.9</text:p>
          </table:table-cell>
          <table:table-cell office:value-type="float" office:value="-33237" calcext:value-type="float">
            <text:p>-33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656" calcext:value-type="float">
            <text:p>24.656</text:p>
          </table:table-cell>
          <table:table-cell office:value-type="float" office:value="-1.2341" calcext:value-type="float">
            <text:p>-1.2341</text:p>
          </table:table-cell>
          <table:table-cell office:value-type="float" office:value="25" calcext:value-type="float">
            <text:p>25</text:p>
          </table:table-cell>
          <table:table-cell office:value-type="float" office:value="-9.5129" calcext:value-type="float">
            <text:p>-9.5129</text:p>
          </table:table-cell>
          <table:table-cell office:value-type="float" office:value="7413.4" calcext:value-type="float">
            <text:p>7413.4</text:p>
          </table:table-cell>
          <table:table-cell office:value-type="float" office:value="-23253" calcext:value-type="float">
            <text:p>-23253</text:p>
          </table:table-cell>
          <table:table-cell office:value-type="float" office:value="1831.9" calcext:value-type="float">
            <text:p>1831.9</text:p>
          </table:table-cell>
          <table:table-cell office:value-type="float" office:value="0.041658" calcext:value-type="float">
            <text:p>0.041658</text:p>
          </table:table-cell>
          <table:table-cell office:value-type="float" office:value="-0.24891" calcext:value-type="float">
            <text:p>-0.24891</text:p>
          </table:table-cell>
          <table:table-cell office:value-type="float" office:value="0.018506" calcext:value-type="float">
            <text:p>0.018506</text:p>
          </table:table-cell>
          <table:table-cell office:value-type="float" office:value="0" calcext:value-type="float">
            <text:p>0</text:p>
          </table:table-cell>
          <table:table-cell office:value-type="float" office:value="-3559.3" calcext:value-type="float">
            <text:p>-3559.3</text:p>
          </table:table-cell>
          <table:table-cell office:value-type="float" office:value="0.37725" calcext:value-type="float">
            <text:p>0.37725</text:p>
          </table:table-cell>
          <table:table-cell office:value-type="float" office:value="0.94704" calcext:value-type="float">
            <text:p>0.94704</text:p>
          </table:table-cell>
          <table:table-cell office:value-type="float" office:value="-0.059254" calcext:value-type="float">
            <text:p>-0.0592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49]-([$Sheet2.$B$2]*[.B249]+[$Sheet2.$B$3]))^2" office:value-type="float" office:value="0.000105617070776455" calcext:value-type="float">
            <text:p>0.000105617070776</text:p>
          </table:table-cell>
          <table:table-cell table:formula="of:=([.F249]-([$Sheet2.$B$7] +[$Sheet2.$B$8] * ([.B249] - [$Sheet2.$B$9])^2))^2" office:value-type="float" office:value="0.000492519278924853" calcext:value-type="float">
            <text:p>0.000492519278925</text:p>
          </table:table-cell>
          <table:table-cell table:formula="of:=([.X249]-([.AE249]^2*([$Sheet2.$B$13]*([.B249] -[$Sheet2.$B$14])^2 +[$Sheet2.$B$15]*([.B249]-[$Sheet2.$B$14]) +[$Sheet2.$B$16])    ))^2" office:value-type="float" office:value="3.32675804459415" calcext:value-type="float">
            <text:p>3.32675804459415</text:p>
          </table:table-cell>
          <table:table-cell table:formula="of:=([.AG249]-([.AE249]^2*([$Sheet2.$B$20]*([.B249] -[$Sheet2.$B$21])^2 + [$Sheet2.$B$22]*([.B249]-[$Sheet2.$B$21]) + [$Sheet2.$B$23])    ))^2" office:value-type="float" office:value="5154.58757195296" calcext:value-type="float">
            <text:p>5154.58757195296</text:p>
          </table:table-cell>
          <table:table-cell table:formula="of:=([.AH249]-([.AE249]^2*([$Sheet2.$B$27]*([.B249] -[$Sheet2.$B$28])^2 +[$Sheet2.$B$29]*([.B249]-[$Sheet2.$B$28]) +[$Sheet2.$B$30])    ))^2" office:value-type="float" office:value="142375.708599581" calcext:value-type="float">
            <text:p>142375.708599581</text:p>
          </table:table-cell>
          <table:table-cell table:formula="of:=([.AI249]-([.AE249]^2*([$Sheet2.$B$34]*([.B249] - [$Sheet2.$B$35])^2 +[$Sheet2.$B$36]*([.B249]-[$Sheet2.$B$35]) +[$Sheet2.$B$37])    ))^2" office:value-type="float" office:value="3602.82622325086" calcext:value-type="float">
            <text:p>3602.82622325086</text:p>
          </table:table-cell>
          <table:table-cell/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682" calcext:value-type="float">
            <text:p>-1.3682</text:p>
          </table:table-cell>
          <table:table-cell office:value-type="float" office:value="0.21424" calcext:value-type="float">
            <text:p>0.21424</text:p>
          </table:table-cell>
          <table:table-cell office:value-type="float" office:value="0.025433" calcext:value-type="float">
            <text:p>0.025433</text:p>
          </table:table-cell>
          <table:table-cell office:value-type="float" office:value="0.18881" calcext:value-type="float">
            <text:p>0.18881</text:p>
          </table:table-cell>
          <table:table-cell office:value-type="float" office:value="-0.034484" calcext:value-type="float">
            <text:p>-0.034484</text:p>
          </table:table-cell>
          <table:table-cell office:value-type="float" office:value="-6.1999" calcext:value-type="float">
            <text:p>-6.1999</text:p>
          </table:table-cell>
          <table:table-cell office:value-type="float" office:value="-0.16733" calcext:value-type="float">
            <text:p>-0.16733</text:p>
          </table:table-cell>
          <table:table-cell office:value-type="float" office:value="-6.0325" calcext:value-type="float">
            <text:p>-6.0325</text:p>
          </table:table-cell>
          <table:table-cell office:value-type="float" office:value="-0.61232" calcext:value-type="float">
            <text:p>-0.61232</text:p>
          </table:table-cell>
          <table:table-cell office:value-type="float" office:value="-0.14134" calcext:value-type="float">
            <text:p>-0.14134</text:p>
          </table:table-cell>
          <table:table-cell office:value-type="float" office:value="-0.013385" calcext:value-type="float">
            <text:p>-0.013385</text:p>
          </table:table-cell>
          <table:table-cell office:value-type="float" office:value="-0.12795" calcext:value-type="float">
            <text:p>-0.12795</text:p>
          </table:table-cell>
          <table:table-cell office:value-type="float" office:value="-6.386" calcext:value-type="float">
            <text:p>-6.386</text:p>
          </table:table-cell>
          <table:table-cell office:value-type="float" office:value="-7.4696" calcext:value-type="float">
            <text:p>-7.4696</text:p>
          </table:table-cell>
          <table:table-cell office:value-type="float" office:value="-1" calcext:value-type="float">
            <text:p>-1</text:p>
          </table:table-cell>
          <table:table-cell office:value-type="float" office:value="4412" calcext:value-type="float">
            <text:p>4412</text:p>
          </table:table-cell>
          <table:table-cell office:value-type="float" office:value="-805.8" calcext:value-type="float">
            <text:p>-805.8</text:p>
          </table:table-cell>
          <table:table-cell office:value-type="float" office:value="-31970" calcext:value-type="float">
            <text:p>-31970</text:p>
          </table:table-cell>
          <table:table-cell office:value-type="float" office:value="4412" calcext:value-type="float">
            <text:p>4412</text:p>
          </table:table-cell>
          <table:table-cell office:value-type="float" office:value="-805.8" calcext:value-type="float">
            <text:p>-805.8</text:p>
          </table:table-cell>
          <table:table-cell office:value-type="float" office:value="-31970" calcext:value-type="float">
            <text:p>-319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699" calcext:value-type="float">
            <text:p>24.699</text:p>
          </table:table-cell>
          <table:table-cell office:value-type="float" office:value="-1.1758" calcext:value-type="float">
            <text:p>-1.1758</text:p>
          </table:table-cell>
          <table:table-cell office:value-type="float" office:value="25" calcext:value-type="float">
            <text:p>25</text:p>
          </table:table-cell>
          <table:table-cell office:value-type="float" office:value="-8.8998" calcext:value-type="float">
            <text:p>-8.8998</text:p>
          </table:table-cell>
          <table:table-cell office:value-type="float" office:value="7154.1" calcext:value-type="float">
            <text:p>7154.1</text:p>
          </table:table-cell>
          <table:table-cell office:value-type="float" office:value="-22021" calcext:value-type="float">
            <text:p>-22021</text:p>
          </table:table-cell>
          <table:table-cell office:value-type="float" office:value="1651.3" calcext:value-type="float">
            <text:p>1651.3</text:p>
          </table:table-cell>
          <table:table-cell office:value-type="float" office:value="0.04195" calcext:value-type="float">
            <text:p>0.04195</text:p>
          </table:table-cell>
          <table:table-cell office:value-type="float" office:value="-0.24881" calcext:value-type="float">
            <text:p>-0.24881</text:p>
          </table:table-cell>
          <table:table-cell office:value-type="float" office:value="0.017727" calcext:value-type="float">
            <text:p>0.017727</text:p>
          </table:table-cell>
          <table:table-cell office:value-type="float" office:value="0" calcext:value-type="float">
            <text:p>0</text:p>
          </table:table-cell>
          <table:table-cell office:value-type="float" office:value="-3391.3" calcext:value-type="float">
            <text:p>-3391.3</text:p>
          </table:table-cell>
          <table:table-cell office:value-type="float" office:value="0.34976" calcext:value-type="float">
            <text:p>0.34976</text:p>
          </table:table-cell>
          <table:table-cell office:value-type="float" office:value="0.94671" calcext:value-type="float">
            <text:p>0.94671</text:p>
          </table:table-cell>
          <table:table-cell office:value-type="float" office:value="-0.057394" calcext:value-type="float">
            <text:p>-0.05739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0]-([$Sheet2.$B$2]*[.B250]+[$Sheet2.$B$3]))^2" office:value-type="float" office:value="0.0000215282002294003" calcext:value-type="float">
            <text:p>2.15282002294003E-05</text:p>
          </table:table-cell>
          <table:table-cell table:formula="of:=([.F250]-([$Sheet2.$B$7] +[$Sheet2.$B$8] * ([.B250] - [$Sheet2.$B$9])^2))^2" office:value-type="float" office:value="0.000705214533115089" calcext:value-type="float">
            <text:p>0.000705214533115</text:p>
          </table:table-cell>
          <table:table-cell table:formula="of:=([.X250]-([.AE250]^2*([$Sheet2.$B$13]*([.B250] -[$Sheet2.$B$14])^2 +[$Sheet2.$B$15]*([.B250]-[$Sheet2.$B$14]) +[$Sheet2.$B$16])    ))^2" office:value-type="float" office:value="12.3752086249977" calcext:value-type="float">
            <text:p>12.3752086249977</text:p>
          </table:table-cell>
          <table:table-cell table:formula="of:=([.AG250]-([.AE250]^2*([$Sheet2.$B$20]*([.B250] -[$Sheet2.$B$21])^2 + [$Sheet2.$B$22]*([.B250]-[$Sheet2.$B$21]) + [$Sheet2.$B$23])    ))^2" office:value-type="float" office:value="1823.9214099927" calcext:value-type="float">
            <text:p>1823.9214099927</text:p>
          </table:table-cell>
          <table:table-cell table:formula="of:=([.AH250]-([.AE250]^2*([$Sheet2.$B$27]*([.B250] -[$Sheet2.$B$28])^2 +[$Sheet2.$B$29]*([.B250]-[$Sheet2.$B$28]) +[$Sheet2.$B$30])    ))^2" office:value-type="float" office:value="180819.30345233" calcext:value-type="float">
            <text:p>180819.30345233</text:p>
          </table:table-cell>
          <table:table-cell table:formula="of:=([.AI250]-([.AE250]^2*([$Sheet2.$B$34]*([.B250] - [$Sheet2.$B$35])^2 +[$Sheet2.$B$36]*([.B250]-[$Sheet2.$B$35]) +[$Sheet2.$B$37])    ))^2" office:value-type="float" office:value="9545.01996848114" calcext:value-type="float">
            <text:p>9545.01996848114</text:p>
          </table:table-cell>
          <table:table-cell/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133" calcext:value-type="float">
            <text:p>-1.3133</text:p>
          </table:table-cell>
          <table:table-cell office:value-type="float" office:value="0.19566" calcext:value-type="float">
            <text:p>0.19566</text:p>
          </table:table-cell>
          <table:table-cell office:value-type="float" office:value="0.021547" calcext:value-type="float">
            <text:p>0.021547</text:p>
          </table:table-cell>
          <table:table-cell office:value-type="float" office:value="0.17411" calcext:value-type="float">
            <text:p>0.17411</text:p>
          </table:table-cell>
          <table:table-cell office:value-type="float" office:value="-0.032003" calcext:value-type="float">
            <text:p>-0.032003</text:p>
          </table:table-cell>
          <table:table-cell office:value-type="float" office:value="-5.8873" calcext:value-type="float">
            <text:p>-5.8873</text:p>
          </table:table-cell>
          <table:table-cell office:value-type="float" office:value="-0.14175" calcext:value-type="float">
            <text:p>-0.14175</text:p>
          </table:table-cell>
          <table:table-cell office:value-type="float" office:value="-5.7455" calcext:value-type="float">
            <text:p>-5.7455</text:p>
          </table:table-cell>
          <table:table-cell office:value-type="float" office:value="-0.58968" calcext:value-type="float">
            <text:p>-0.58968</text:p>
          </table:table-cell>
          <table:table-cell office:value-type="float" office:value="-0.12924" calcext:value-type="float">
            <text:p>-0.12924</text:p>
          </table:table-cell>
          <table:table-cell office:value-type="float" office:value="-0.011156" calcext:value-type="float">
            <text:p>-0.011156</text:p>
          </table:table-cell>
          <table:table-cell office:value-type="float" office:value="-0.11809" calcext:value-type="float">
            <text:p>-0.11809</text:p>
          </table:table-cell>
          <table:table-cell office:value-type="float" office:value="-6.7123" calcext:value-type="float">
            <text:p>-6.7123</text:p>
          </table:table-cell>
          <table:table-cell office:value-type="float" office:value="-7.6923" calcext:value-type="float">
            <text:p>-7.6923</text:p>
          </table:table-cell>
          <table:table-cell office:value-type="float" office:value="-1" calcext:value-type="float">
            <text:p>-1</text:p>
          </table:table-cell>
          <table:table-cell office:value-type="float" office:value="4068.5" calcext:value-type="float">
            <text:p>4068.5</text:p>
          </table:table-cell>
          <table:table-cell office:value-type="float" office:value="-747.82" calcext:value-type="float">
            <text:p>-747.82</text:p>
          </table:table-cell>
          <table:table-cell office:value-type="float" office:value="-30689" calcext:value-type="float">
            <text:p>-30689</text:p>
          </table:table-cell>
          <table:table-cell office:value-type="float" office:value="4068.5" calcext:value-type="float">
            <text:p>4068.5</text:p>
          </table:table-cell>
          <table:table-cell office:value-type="float" office:value="-747.82" calcext:value-type="float">
            <text:p>-747.82</text:p>
          </table:table-cell>
          <table:table-cell office:value-type="float" office:value="-30689" calcext:value-type="float">
            <text:p>-306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27" calcext:value-type="float">
            <text:p>24.727</text:p>
          </table:table-cell>
          <table:table-cell office:value-type="float" office:value="-1.1418" calcext:value-type="float">
            <text:p>-1.1418</text:p>
          </table:table-cell>
          <table:table-cell office:value-type="float" office:value="25" calcext:value-type="float">
            <text:p>25</text:p>
          </table:table-cell>
          <table:table-cell office:value-type="float" office:value="-8.4736" calcext:value-type="float">
            <text:p>-8.4736</text:p>
          </table:table-cell>
          <table:table-cell office:value-type="float" office:value="6889.6" calcext:value-type="float">
            <text:p>6889.6</text:p>
          </table:table-cell>
          <table:table-cell office:value-type="float" office:value="-20911" calcext:value-type="float">
            <text:p>-20911</text:p>
          </table:table-cell>
          <table:table-cell office:value-type="float" office:value="1510" calcext:value-type="float">
            <text:p>1510</text:p>
          </table:table-cell>
          <table:table-cell office:value-type="float" office:value="0.042205" calcext:value-type="float">
            <text:p>0.042205</text:p>
          </table:table-cell>
          <table:table-cell office:value-type="float" office:value="-0.24871" calcext:value-type="float">
            <text:p>-0.24871</text:p>
          </table:table-cell>
          <table:table-cell office:value-type="float" office:value="0.016925" calcext:value-type="float">
            <text:p>0.016925</text:p>
          </table:table-cell>
          <table:table-cell office:value-type="float" office:value="0" calcext:value-type="float">
            <text:p>0</text:p>
          </table:table-cell>
          <table:table-cell office:value-type="float" office:value="-3293.1" calcext:value-type="float">
            <text:p>-3293.1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94599" calcext:value-type="float">
            <text:p>0.94599</text:p>
          </table:table-cell>
          <table:table-cell office:value-type="float" office:value="-0.055429" calcext:value-type="float">
            <text:p>-0.0554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1]-([$Sheet2.$B$2]*[.B251]+[$Sheet2.$B$3]))^2" office:value-type="float" office:value="0.0000000883981761586662" calcext:value-type="float">
            <text:p>8.83981761586662E-08</text:p>
          </table:table-cell>
          <table:table-cell table:formula="of:=([.F251]-([$Sheet2.$B$7] +[$Sheet2.$B$8] * ([.B251] - [$Sheet2.$B$9])^2))^2" office:value-type="float" office:value="0.000685405110597459" calcext:value-type="float">
            <text:p>0.000685405110597</text:p>
          </table:table-cell>
          <table:table-cell table:formula="of:=([.X251]-([.AE251]^2*([$Sheet2.$B$13]*([.B251] -[$Sheet2.$B$14])^2 +[$Sheet2.$B$15]*([.B251]-[$Sheet2.$B$14]) +[$Sheet2.$B$16])    ))^2" office:value-type="float" office:value="22.5715908176655" calcext:value-type="float">
            <text:p>22.5715908176655</text:p>
          </table:table-cell>
          <table:table-cell table:formula="of:=([.AG251]-([.AE251]^2*([$Sheet2.$B$20]*([.B251] -[$Sheet2.$B$21])^2 + [$Sheet2.$B$22]*([.B251]-[$Sheet2.$B$21]) + [$Sheet2.$B$23])    ))^2" office:value-type="float" office:value="266.692050966755" calcext:value-type="float">
            <text:p>266.692050966755</text:p>
          </table:table-cell>
          <table:table-cell table:formula="of:=([.AH251]-([.AE251]^2*([$Sheet2.$B$27]*([.B251] -[$Sheet2.$B$28])^2 +[$Sheet2.$B$29]*([.B251]-[$Sheet2.$B$28]) +[$Sheet2.$B$30])    ))^2" office:value-type="float" office:value="136460.861231746" calcext:value-type="float">
            <text:p>136460.861231746</text:p>
          </table:table-cell>
          <table:table-cell table:formula="of:=([.AI251]-([.AE251]^2*([$Sheet2.$B$34]*([.B251] - [$Sheet2.$B$35])^2 +[$Sheet2.$B$36]*([.B251]-[$Sheet2.$B$35]) +[$Sheet2.$B$37])    ))^2" office:value-type="float" office:value="10388.7778801693" calcext:value-type="float">
            <text:p>10388.7778801693</text:p>
          </table:table-cell>
          <table:table-cell/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579" calcext:value-type="float">
            <text:p>-1.2579</text:p>
          </table:table-cell>
          <table:table-cell office:value-type="float" office:value="0.17939" calcext:value-type="float">
            <text:p>0.17939</text:p>
          </table:table-cell>
          <table:table-cell office:value-type="float" office:value="0.019466" calcext:value-type="float">
            <text:p>0.019466</text:p>
          </table:table-cell>
          <table:table-cell office:value-type="float" office:value="0.15993" calcext:value-type="float">
            <text:p>0.15993</text:p>
          </table:table-cell>
          <table:table-cell office:value-type="float" office:value="-0.029615" calcext:value-type="float">
            <text:p>-0.029615</text:p>
          </table:table-cell>
          <table:table-cell office:value-type="float" office:value="-5.588" calcext:value-type="float">
            <text:p>-5.588</text:p>
          </table:table-cell>
          <table:table-cell office:value-type="float" office:value="-0.12806" calcext:value-type="float">
            <text:p>-0.12806</text:p>
          </table:table-cell>
          <table:table-cell office:value-type="float" office:value="-5.4599" calcext:value-type="float">
            <text:p>-5.4599</text:p>
          </table:table-cell>
          <table:table-cell office:value-type="float" office:value="-0.56659" calcext:value-type="float">
            <text:p>-0.56659</text:p>
          </table:table-cell>
          <table:table-cell office:value-type="float" office:value="-0.11858" calcext:value-type="float">
            <text:p>-0.11858</text:p>
          </table:table-cell>
          <table:table-cell office:value-type="float" office:value="-0.0099916" calcext:value-type="float">
            <text:p>-0.0099916</text:p>
          </table:table-cell>
          <table:table-cell office:value-type="float" office:value="-0.10859" calcext:value-type="float">
            <text:p>-0.10859</text:p>
          </table:table-cell>
          <table:table-cell office:value-type="float" office:value="-7.012" calcext:value-type="float">
            <text:p>-7.012</text:p>
          </table:table-cell>
          <table:table-cell office:value-type="float" office:value="-7.8644" calcext:value-type="float">
            <text:p>-7.8644</text:p>
          </table:table-cell>
          <table:table-cell office:value-type="float" office:value="-1" calcext:value-type="float">
            <text:p>-1</text:p>
          </table:table-cell>
          <table:table-cell office:value-type="float" office:value="3737" calcext:value-type="float">
            <text:p>3737</text:p>
          </table:table-cell>
          <table:table-cell office:value-type="float" office:value="-692.03" calcext:value-type="float">
            <text:p>-692.03</text:p>
          </table:table-cell>
          <table:table-cell office:value-type="float" office:value="-29394" calcext:value-type="float">
            <text:p>-29394</text:p>
          </table:table-cell>
          <table:table-cell office:value-type="float" office:value="3737" calcext:value-type="float">
            <text:p>3737</text:p>
          </table:table-cell>
          <table:table-cell office:value-type="float" office:value="-692.03" calcext:value-type="float">
            <text:p>-692.03</text:p>
          </table:table-cell>
          <table:table-cell office:value-type="float" office:value="-29394" calcext:value-type="float">
            <text:p>-29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5" calcext:value-type="float">
            <text:p>24.75</text:p>
          </table:table-cell>
          <table:table-cell office:value-type="float" office:value="-1.1168" calcext:value-type="float">
            <text:p>-1.1168</text:p>
          </table:table-cell>
          <table:table-cell office:value-type="float" office:value="25" calcext:value-type="float">
            <text:p>25</text:p>
          </table:table-cell>
          <table:table-cell office:value-type="float" office:value="-8.1164" calcext:value-type="float">
            <text:p>-8.1164</text:p>
          </table:table-cell>
          <table:table-cell office:value-type="float" office:value="6619.9" calcext:value-type="float">
            <text:p>6619.9</text:p>
          </table:table-cell>
          <table:table-cell office:value-type="float" office:value="-19847" calcext:value-type="float">
            <text:p>-19847</text:p>
          </table:table-cell>
          <table:table-cell office:value-type="float" office:value="1385.5" calcext:value-type="float">
            <text:p>1385.5</text:p>
          </table:table-cell>
          <table:table-cell office:value-type="float" office:value="0.042422" calcext:value-type="float">
            <text:p>0.042422</text:p>
          </table:table-cell>
          <table:table-cell office:value-type="float" office:value="-0.24862" calcext:value-type="float">
            <text:p>-0.24862</text:p>
          </table:table-cell>
          <table:table-cell office:value-type="float" office:value="0.016101" calcext:value-type="float">
            <text:p>0.016101</text:p>
          </table:table-cell>
          <table:table-cell office:value-type="float" office:value="0" calcext:value-type="float">
            <text:p>0</text:p>
          </table:table-cell>
          <table:table-cell office:value-type="float" office:value="-3221" calcext:value-type="float">
            <text:p>-3221</text:p>
          </table:table-cell>
          <table:table-cell office:value-type="float" office:value="0.29686" calcext:value-type="float">
            <text:p>0.29686</text:p>
          </table:table-cell>
          <table:table-cell office:value-type="float" office:value="0.9448" calcext:value-type="float">
            <text:p>0.9448</text:p>
          </table:table-cell>
          <table:table-cell office:value-type="float" office:value="-0.053363" calcext:value-type="float">
            <text:p>-0.0533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2]-([$Sheet2.$B$2]*[.B252]+[$Sheet2.$B$3]))^2" office:value-type="float" office:value="0.0000224153555614254" calcext:value-type="float">
            <text:p>2.24153555614254E-05</text:p>
          </table:table-cell>
          <table:table-cell table:formula="of:=([.F252]-([$Sheet2.$B$7] +[$Sheet2.$B$8] * ([.B252] - [$Sheet2.$B$9])^2))^2" office:value-type="float" office:value="0.000590289619579624" calcext:value-type="float">
            <text:p>0.00059028961958</text:p>
          </table:table-cell>
          <table:table-cell table:formula="of:=([.X252]-([.AE252]^2*([$Sheet2.$B$13]*([.B252] -[$Sheet2.$B$14])^2 +[$Sheet2.$B$15]*([.B252]-[$Sheet2.$B$14]) +[$Sheet2.$B$16])    ))^2" office:value-type="float" office:value="31.2848519767495" calcext:value-type="float">
            <text:p>31.2848519767495</text:p>
          </table:table-cell>
          <table:table-cell table:formula="of:=([.AG252]-([.AE252]^2*([$Sheet2.$B$20]*([.B252] -[$Sheet2.$B$21])^2 + [$Sheet2.$B$22]*([.B252]-[$Sheet2.$B$21]) + [$Sheet2.$B$23])    ))^2" office:value-type="float" office:value="53.7962952040714" calcext:value-type="float">
            <text:p>53.7962952040714</text:p>
          </table:table-cell>
          <table:table-cell table:formula="of:=([.AH252]-([.AE252]^2*([$Sheet2.$B$27]*([.B252] -[$Sheet2.$B$28])^2 +[$Sheet2.$B$29]*([.B252]-[$Sheet2.$B$28]) +[$Sheet2.$B$30])    ))^2" office:value-type="float" office:value="81715.7926862923" calcext:value-type="float">
            <text:p>81715.7926862923</text:p>
          </table:table-cell>
          <table:table-cell table:formula="of:=([.AI252]-([.AE252]^2*([$Sheet2.$B$34]*([.B252] - [$Sheet2.$B$35])^2 +[$Sheet2.$B$36]*([.B252]-[$Sheet2.$B$35]) +[$Sheet2.$B$37])    ))^2" office:value-type="float" office:value="9063.75524257058" calcext:value-type="float">
            <text:p>9063.75524257058</text:p>
          </table:table-cell>
          <table:table-cell/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019" calcext:value-type="float">
            <text:p>-1.2019</text:p>
          </table:table-cell>
          <table:table-cell office:value-type="float" office:value="0.16434" calcext:value-type="float">
            <text:p>0.16434</text:p>
          </table:table-cell>
          <table:table-cell office:value-type="float" office:value="0.018067" calcext:value-type="float">
            <text:p>0.018067</text:p>
          </table:table-cell>
          <table:table-cell office:value-type="float" office:value="0.14627" calcext:value-type="float">
            <text:p>0.14627</text:p>
          </table:table-cell>
          <table:table-cell office:value-type="float" office:value="-0.027323" calcext:value-type="float">
            <text:p>-0.027323</text:p>
          </table:table-cell>
          <table:table-cell office:value-type="float" office:value="-5.2947" calcext:value-type="float">
            <text:p>-5.2947</text:p>
          </table:table-cell>
          <table:table-cell office:value-type="float" office:value="-0.11886" calcext:value-type="float">
            <text:p>-0.11886</text:p>
          </table:table-cell>
          <table:table-cell office:value-type="float" office:value="-5.1758" calcext:value-type="float">
            <text:p>-5.1758</text:p>
          </table:table-cell>
          <table:table-cell office:value-type="float" office:value="-0.54308" calcext:value-type="float">
            <text:p>-0.54308</text:p>
          </table:table-cell>
          <table:table-cell office:value-type="float" office:value="-0.10869" calcext:value-type="float">
            <text:p>-0.10869</text:p>
          </table:table-cell>
          <table:table-cell office:value-type="float" office:value="-0.0092239" calcext:value-type="float">
            <text:p>-0.0092239</text:p>
          </table:table-cell>
          <table:table-cell office:value-type="float" office:value="-0.099468" calcext:value-type="float">
            <text:p>-0.099468</text:p>
          </table:table-cell>
          <table:table-cell office:value-type="float" office:value="-7.3137" calcext:value-type="float">
            <text:p>-7.3137</text:p>
          </table:table-cell>
          <table:table-cell office:value-type="float" office:value="-8.0181" calcext:value-type="float">
            <text:p>-8.0181</text:p>
          </table:table-cell>
          <table:table-cell office:value-type="float" office:value="-1" calcext:value-type="float">
            <text:p>-1</text:p>
          </table:table-cell>
          <table:table-cell office:value-type="float" office:value="3417.9" calcext:value-type="float">
            <text:p>3417.9</text:p>
          </table:table-cell>
          <table:table-cell office:value-type="float" office:value="-638.46" calcext:value-type="float">
            <text:p>-638.46</text:p>
          </table:table-cell>
          <table:table-cell office:value-type="float" office:value="-28085" calcext:value-type="float">
            <text:p>-28085</text:p>
          </table:table-cell>
          <table:table-cell office:value-type="float" office:value="3417.9" calcext:value-type="float">
            <text:p>3417.9</text:p>
          </table:table-cell>
          <table:table-cell office:value-type="float" office:value="-638.46" calcext:value-type="float">
            <text:p>-638.46</text:p>
          </table:table-cell>
          <table:table-cell office:value-type="float" office:value="-28085" calcext:value-type="float">
            <text:p>-280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7" calcext:value-type="float">
            <text:p>24.77</text:p>
          </table:table-cell>
          <table:table-cell office:value-type="float" office:value="-1.0954" calcext:value-type="float">
            <text:p>-1.0954</text:p>
          </table:table-cell>
          <table:table-cell office:value-type="float" office:value="25" calcext:value-type="float">
            <text:p>25</text:p>
          </table:table-cell>
          <table:table-cell office:value-type="float" office:value="-7.7858" calcext:value-type="float">
            <text:p>-7.7858</text:p>
          </table:table-cell>
          <table:table-cell office:value-type="float" office:value="6345.1" calcext:value-type="float">
            <text:p>6345.1</text:p>
          </table:table-cell>
          <table:table-cell office:value-type="float" office:value="-18806" calcext:value-type="float">
            <text:p>-18806</text:p>
          </table:table-cell>
          <table:table-cell office:value-type="float" office:value="1269.9" calcext:value-type="float">
            <text:p>1269.9</text:p>
          </table:table-cell>
          <table:table-cell office:value-type="float" office:value="0.042596" calcext:value-type="float">
            <text:p>0.042596</text:p>
          </table:table-cell>
          <table:table-cell office:value-type="float" office:value="-0.24853" calcext:value-type="float">
            <text:p>-0.24853</text:p>
          </table:table-cell>
          <table:table-cell office:value-type="float" office:value="0.015253" calcext:value-type="float">
            <text:p>0.015253</text:p>
          </table:table-cell>
          <table:table-cell office:value-type="float" office:value="0" calcext:value-type="float">
            <text:p>0</text:p>
          </table:table-cell>
          <table:table-cell office:value-type="float" office:value="-3159.3" calcext:value-type="float">
            <text:p>-3159.3</text:p>
          </table:table-cell>
          <table:table-cell office:value-type="float" office:value="0.27173" calcext:value-type="float">
            <text:p>0.27173</text:p>
          </table:table-cell>
          <table:table-cell office:value-type="float" office:value="0.94311" calcext:value-type="float">
            <text:p>0.94311</text:p>
          </table:table-cell>
          <table:table-cell office:value-type="float" office:value="-0.051197" calcext:value-type="float">
            <text:p>-0.0511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3]-([$Sheet2.$B$2]*[.B253]+[$Sheet2.$B$3]))^2" office:value-type="float" office:value="0.0000734732393324047" calcext:value-type="float">
            <text:p>7.34732393324047E-05</text:p>
          </table:table-cell>
          <table:table-cell table:formula="of:=([.F253]-([$Sheet2.$B$7] +[$Sheet2.$B$8] * ([.B253] - [$Sheet2.$B$9])^2))^2" office:value-type="float" office:value="0.000483682249403974" calcext:value-type="float">
            <text:p>0.000483682249404</text:p>
          </table:table-cell>
          <table:table-cell table:formula="of:=([.X253]-([.AE253]^2*([$Sheet2.$B$13]*([.B253] -[$Sheet2.$B$14])^2 +[$Sheet2.$B$15]*([.B253]-[$Sheet2.$B$14]) +[$Sheet2.$B$16])    ))^2" office:value-type="float" office:value="36.9035591519775" calcext:value-type="float">
            <text:p>36.9035591519775</text:p>
          </table:table-cell>
          <table:table-cell table:formula="of:=([.AG253]-([.AE253]^2*([$Sheet2.$B$20]*([.B253] -[$Sheet2.$B$21])^2 + [$Sheet2.$B$22]*([.B253]-[$Sheet2.$B$21]) + [$Sheet2.$B$23])    ))^2" office:value-type="float" office:value="805.908119273927" calcext:value-type="float">
            <text:p>805.908119273927</text:p>
          </table:table-cell>
          <table:table-cell table:formula="of:=([.AH253]-([.AE253]^2*([$Sheet2.$B$27]*([.B253] -[$Sheet2.$B$28])^2 +[$Sheet2.$B$29]*([.B253]-[$Sheet2.$B$28]) +[$Sheet2.$B$30])    ))^2" office:value-type="float" office:value="39041.6034855702" calcext:value-type="float">
            <text:p>39041.6034855702</text:p>
          </table:table-cell>
          <table:table-cell table:formula="of:=([.AI253]-([.AE253]^2*([$Sheet2.$B$34]*([.B253] - [$Sheet2.$B$35])^2 +[$Sheet2.$B$36]*([.B253]-[$Sheet2.$B$35]) +[$Sheet2.$B$37])    ))^2" office:value-type="float" office:value="7298.93829144569" calcext:value-type="float">
            <text:p>7298.93829144569</text:p>
          </table:table-cell>
          <table:table-cell/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454" calcext:value-type="float">
            <text:p>-1.1454</text:p>
          </table:table-cell>
          <table:table-cell office:value-type="float" office:value="0.14999" calcext:value-type="float">
            <text:p>0.14999</text:p>
          </table:table-cell>
          <table:table-cell office:value-type="float" office:value="0.016834" calcext:value-type="float">
            <text:p>0.016834</text:p>
          </table:table-cell>
          <table:table-cell office:value-type="float" office:value="0.13316" calcext:value-type="float">
            <text:p>0.13316</text:p>
          </table:table-cell>
          <table:table-cell office:value-type="float" office:value="-0.025127" calcext:value-type="float">
            <text:p>-0.025127</text:p>
          </table:table-cell>
          <table:table-cell office:value-type="float" office:value="-5.0042" calcext:value-type="float">
            <text:p>-5.0042</text:p>
          </table:table-cell>
          <table:table-cell office:value-type="float" office:value="-0.11075" calcext:value-type="float">
            <text:p>-0.11075</text:p>
          </table:table-cell>
          <table:table-cell office:value-type="float" office:value="-4.8934" calcext:value-type="float">
            <text:p>-4.8934</text:p>
          </table:table-cell>
          <table:table-cell office:value-type="float" office:value="-0.51913" calcext:value-type="float">
            <text:p>-0.51913</text:p>
          </table:table-cell>
          <table:table-cell office:value-type="float" office:value="-0.099283" calcext:value-type="float">
            <text:p>-0.099283</text:p>
          </table:table-cell>
          <table:table-cell office:value-type="float" office:value="-0.0085567" calcext:value-type="float">
            <text:p>-0.0085567</text:p>
          </table:table-cell>
          <table:table-cell office:value-type="float" office:value="-0.090726" calcext:value-type="float">
            <text:p>-0.090726</text:p>
          </table:table-cell>
          <table:table-cell office:value-type="float" office:value="-7.6364" calcext:value-type="float">
            <text:p>-7.6364</text:p>
          </table:table-cell>
          <table:table-cell office:value-type="float" office:value="-8.1726" calcext:value-type="float">
            <text:p>-8.1726</text:p>
          </table:table-cell>
          <table:table-cell office:value-type="float" office:value="-1" calcext:value-type="float">
            <text:p>-1</text:p>
          </table:table-cell>
          <table:table-cell office:value-type="float" office:value="3111.5" calcext:value-type="float">
            <text:p>3111.5</text:p>
          </table:table-cell>
          <table:table-cell office:value-type="float" office:value="-587.16" calcext:value-type="float">
            <text:p>-587.16</text:p>
          </table:table-cell>
          <table:table-cell office:value-type="float" office:value="-26764" calcext:value-type="float">
            <text:p>-26764</text:p>
          </table:table-cell>
          <table:table-cell office:value-type="float" office:value="3111.5" calcext:value-type="float">
            <text:p>3111.5</text:p>
          </table:table-cell>
          <table:table-cell office:value-type="float" office:value="-587.16" calcext:value-type="float">
            <text:p>-587.16</text:p>
          </table:table-cell>
          <table:table-cell office:value-type="float" office:value="-26764" calcext:value-type="float">
            <text:p>-26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88" calcext:value-type="float">
            <text:p>24.788</text:p>
          </table:table-cell>
          <table:table-cell office:value-type="float" office:value="-1.0747" calcext:value-type="float">
            <text:p>-1.0747</text:p>
          </table:table-cell>
          <table:table-cell office:value-type="float" office:value="25" calcext:value-type="float">
            <text:p>25</text:p>
          </table:table-cell>
          <table:table-cell office:value-type="float" office:value="-7.4606" calcext:value-type="float">
            <text:p>-7.4606</text:p>
          </table:table-cell>
          <table:table-cell office:value-type="float" office:value="6065.3" calcext:value-type="float">
            <text:p>6065.3</text:p>
          </table:table-cell>
          <table:table-cell office:value-type="float" office:value="-17774" calcext:value-type="float">
            <text:p>-17774</text:p>
          </table:table-cell>
          <table:table-cell office:value-type="float" office:value="1160" calcext:value-type="float">
            <text:p>1160</text:p>
          </table:table-cell>
          <table:table-cell office:value-type="float" office:value="0.042723" calcext:value-type="float">
            <text:p>0.042723</text:p>
          </table:table-cell>
          <table:table-cell office:value-type="float" office:value="-0.24844" calcext:value-type="float">
            <text:p>-0.24844</text:p>
          </table:table-cell>
          <table:table-cell office:value-type="float" office:value="0.014381" calcext:value-type="float">
            <text:p>0.014381</text:p>
          </table:table-cell>
          <table:table-cell office:value-type="float" office:value="0" calcext:value-type="float">
            <text:p>0</text:p>
          </table:table-cell>
          <table:table-cell office:value-type="float" office:value="-3099.6" calcext:value-type="float">
            <text:p>-3099.6</text:p>
          </table:table-cell>
          <table:table-cell office:value-type="float" office:value="0.24755" calcext:value-type="float">
            <text:p>0.24755</text:p>
          </table:table-cell>
          <table:table-cell office:value-type="float" office:value="0.94083" calcext:value-type="float">
            <text:p>0.94083</text:p>
          </table:table-cell>
          <table:table-cell office:value-type="float" office:value="-0.048935" calcext:value-type="float">
            <text:p>-0.0489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4]-([$Sheet2.$B$2]*[.B254]+[$Sheet2.$B$3]))^2" office:value-type="float" office:value="0.000141820010746635" calcext:value-type="float">
            <text:p>0.000141820010747</text:p>
          </table:table-cell>
          <table:table-cell table:formula="of:=([.F254]-([$Sheet2.$B$7] +[$Sheet2.$B$8] * ([.B254] - [$Sheet2.$B$9])^2))^2" office:value-type="float" office:value="0.000391681487914893" calcext:value-type="float">
            <text:p>0.000391681487915</text:p>
          </table:table-cell>
          <table:table-cell table:formula="of:=([.X254]-([.AE254]^2*([$Sheet2.$B$13]*([.B254] -[$Sheet2.$B$14])^2 +[$Sheet2.$B$15]*([.B254]-[$Sheet2.$B$14]) +[$Sheet2.$B$16])    ))^2" office:value-type="float" office:value="39.0073663024014" calcext:value-type="float">
            <text:p>39.0073663024014</text:p>
          </table:table-cell>
          <table:table-cell table:formula="of:=([.AG254]-([.AE254]^2*([$Sheet2.$B$20]*([.B254] -[$Sheet2.$B$21])^2 + [$Sheet2.$B$22]*([.B254]-[$Sheet2.$B$21]) + [$Sheet2.$B$23])    ))^2" office:value-type="float" office:value="2202.52500832552" calcext:value-type="float">
            <text:p>2202.52500832552</text:p>
          </table:table-cell>
          <table:table-cell table:formula="of:=([.AH254]-([.AE254]^2*([$Sheet2.$B$27]*([.B254] -[$Sheet2.$B$28])^2 +[$Sheet2.$B$29]*([.B254]-[$Sheet2.$B$28]) +[$Sheet2.$B$30])    ))^2" office:value-type="float" office:value="14064.8475899574" calcext:value-type="float">
            <text:p>14064.8475899574</text:p>
          </table:table-cell>
          <table:table-cell table:formula="of:=([.AI254]-([.AE254]^2*([$Sheet2.$B$34]*([.B254] - [$Sheet2.$B$35])^2 +[$Sheet2.$B$36]*([.B254]-[$Sheet2.$B$35]) +[$Sheet2.$B$37])    ))^2" office:value-type="float" office:value="5747.9987195667" calcext:value-type="float">
            <text:p>5747.9987195667</text:p>
          </table:table-cell>
          <table:table-cell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883" calcext:value-type="float">
            <text:p>-1.0883</text:p>
          </table:table-cell>
          <table:table-cell office:value-type="float" office:value="0.13635" calcext:value-type="float">
            <text:p>0.13635</text:p>
          </table:table-cell>
          <table:table-cell office:value-type="float" office:value="0.015747" calcext:value-type="float">
            <text:p>0.015747</text:p>
          </table:table-cell>
          <table:table-cell office:value-type="float" office:value="0.1206" calcext:value-type="float">
            <text:p>0.1206</text:p>
          </table:table-cell>
          <table:table-cell office:value-type="float" office:value="-0.023031" calcext:value-type="float">
            <text:p>-0.023031</text:p>
          </table:table-cell>
          <table:table-cell office:value-type="float" office:value="-4.7165" calcext:value-type="float">
            <text:p>-4.7165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-4.6129" calcext:value-type="float">
            <text:p>-4.6129</text:p>
          </table:table-cell>
          <table:table-cell office:value-type="float" office:value="-0.49475" calcext:value-type="float">
            <text:p>-0.49475</text:p>
          </table:table-cell>
          <table:table-cell office:value-type="float" office:value="-0.090341" calcext:value-type="float">
            <text:p>-0.090341</text:p>
          </table:table-cell>
          <table:table-cell office:value-type="float" office:value="-0.0079688" calcext:value-type="float">
            <text:p>-0.0079688</text:p>
          </table:table-cell>
          <table:table-cell office:value-type="float" office:value="-0.082372" calcext:value-type="float">
            <text:p>-0.082372</text:p>
          </table:table-cell>
          <table:table-cell office:value-type="float" office:value="-7.982" calcext:value-type="float">
            <text:p>-7.982</text:p>
          </table:table-cell>
          <table:table-cell office:value-type="float" office:value="-8.3271" calcext:value-type="float">
            <text:p>-8.3271</text:p>
          </table:table-cell>
          <table:table-cell office:value-type="float" office:value="-1" calcext:value-type="float">
            <text:p>-1</text:p>
          </table:table-cell>
          <table:table-cell office:value-type="float" office:value="2818.1" calcext:value-type="float">
            <text:p>2818.1</text:p>
          </table:table-cell>
          <table:table-cell office:value-type="float" office:value="-538.16" calcext:value-type="float">
            <text:p>-538.16</text:p>
          </table:table-cell>
          <table:table-cell office:value-type="float" office:value="-25431" calcext:value-type="float">
            <text:p>-25431</text:p>
          </table:table-cell>
          <table:table-cell office:value-type="float" office:value="2818.1" calcext:value-type="float">
            <text:p>2818.1</text:p>
          </table:table-cell>
          <table:table-cell office:value-type="float" office:value="-538.16" calcext:value-type="float">
            <text:p>-538.16</text:p>
          </table:table-cell>
          <table:table-cell office:value-type="float" office:value="-25431" calcext:value-type="float">
            <text:p>-254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06" calcext:value-type="float">
            <text:p>24.806</text:p>
          </table:table-cell>
          <table:table-cell office:value-type="float" office:value="-1.0548" calcext:value-type="float">
            <text:p>-1.0548</text:p>
          </table:table-cell>
          <table:table-cell office:value-type="float" office:value="25" calcext:value-type="float">
            <text:p>25</text:p>
          </table:table-cell>
          <table:table-cell office:value-type="float" office:value="-7.1409" calcext:value-type="float">
            <text:p>-7.1409</text:p>
          </table:table-cell>
          <table:table-cell office:value-type="float" office:value="5780.5" calcext:value-type="float">
            <text:p>5780.5</text:p>
          </table:table-cell>
          <table:table-cell office:value-type="float" office:value="-16752" calcext:value-type="float">
            <text:p>-16752</text:p>
          </table:table-cell>
          <table:table-cell office:value-type="float" office:value="1055.5" calcext:value-type="float">
            <text:p>1055.5</text:p>
          </table:table-cell>
          <table:table-cell office:value-type="float" office:value="0.042799" calcext:value-type="float">
            <text:p>0.042799</text:p>
          </table:table-cell>
          <table:table-cell office:value-type="float" office:value="-0.24836" calcext:value-type="float">
            <text:p>-0.24836</text:p>
          </table:table-cell>
          <table:table-cell office:value-type="float" office:value="0.013481" calcext:value-type="float">
            <text:p>0.013481</text:p>
          </table:table-cell>
          <table:table-cell office:value-type="float" office:value="0" calcext:value-type="float">
            <text:p>0</text:p>
          </table:table-cell>
          <table:table-cell office:value-type="float" office:value="-3042.1" calcext:value-type="float">
            <text:p>-3042.1</text:p>
          </table:table-cell>
          <table:table-cell office:value-type="float" office:value="0.22437" calcext:value-type="float">
            <text:p>0.22437</text:p>
          </table:table-cell>
          <table:table-cell office:value-type="float" office:value="0.93787" calcext:value-type="float">
            <text:p>0.93787</text:p>
          </table:table-cell>
          <table:table-cell office:value-type="float" office:value="-0.046579" calcext:value-type="float">
            <text:p>-0.04657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5]-([$Sheet2.$B$2]*[.B255]+[$Sheet2.$B$3]))^2" office:value-type="float" office:value="0.000214504969764129" calcext:value-type="float">
            <text:p>0.000214504969764</text:p>
          </table:table-cell>
          <table:table-cell table:formula="of:=([.F255]-([$Sheet2.$B$7] +[$Sheet2.$B$8] * ([.B255] - [$Sheet2.$B$9])^2))^2" office:value-type="float" office:value="0.000312595792671399" calcext:value-type="float">
            <text:p>0.000312595792671</text:p>
          </table:table-cell>
          <table:table-cell table:formula="of:=([.X255]-([.AE255]^2*([$Sheet2.$B$13]*([.B255] -[$Sheet2.$B$14])^2 +[$Sheet2.$B$15]*([.B255]-[$Sheet2.$B$14]) +[$Sheet2.$B$16])    ))^2" office:value-type="float" office:value="37.6450923904002" calcext:value-type="float">
            <text:p>37.6450923904002</text:p>
          </table:table-cell>
          <table:table-cell table:formula="of:=([.AG255]-([.AE255]^2*([$Sheet2.$B$20]*([.B255] -[$Sheet2.$B$21])^2 + [$Sheet2.$B$22]*([.B255]-[$Sheet2.$B$21]) + [$Sheet2.$B$23])    ))^2" office:value-type="float" office:value="3964.24275058437" calcext:value-type="float">
            <text:p>3964.24275058437</text:p>
          </table:table-cell>
          <table:table-cell table:formula="of:=([.AH255]-([.AE255]^2*([$Sheet2.$B$27]*([.B255] -[$Sheet2.$B$28])^2 +[$Sheet2.$B$29]*([.B255]-[$Sheet2.$B$28]) +[$Sheet2.$B$30])    ))^2" office:value-type="float" office:value="2292.22884745895" calcext:value-type="float">
            <text:p>2292.22884745895</text:p>
          </table:table-cell>
          <table:table-cell table:formula="of:=([.AI255]-([.AE255]^2*([$Sheet2.$B$34]*([.B255] - [$Sheet2.$B$35])^2 +[$Sheet2.$B$36]*([.B255]-[$Sheet2.$B$35]) +[$Sheet2.$B$37])    ))^2" office:value-type="float" office:value="4442.08333954701" calcext:value-type="float">
            <text:p>4442.08333954701</text:p>
          </table:table-cell>
          <table:table-cell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308" calcext:value-type="float">
            <text:p>-1.0308</text:p>
          </table:table-cell>
          <table:table-cell office:value-type="float" office:value="0.12337" calcext:value-type="float">
            <text:p>0.12337</text:p>
          </table:table-cell>
          <table:table-cell office:value-type="float" office:value="0.014752" calcext:value-type="float">
            <text:p>0.014752</text:p>
          </table:table-cell>
          <table:table-cell office:value-type="float" office:value="0.10861" calcext:value-type="float">
            <text:p>0.10861</text:p>
          </table:table-cell>
          <table:table-cell office:value-type="float" office:value="-0.021034" calcext:value-type="float">
            <text:p>-0.021034</text:p>
          </table:table-cell>
          <table:table-cell office:value-type="float" office:value="-4.4315" calcext:value-type="float">
            <text:p>-4.4315</text:p>
          </table:table-cell>
          <table:table-cell office:value-type="float" office:value="-0.097051" calcext:value-type="float">
            <text:p>-0.097051</text:p>
          </table:table-cell>
          <table:table-cell office:value-type="float" office:value="-4.3345" calcext:value-type="float">
            <text:p>-4.3345</text:p>
          </table:table-cell>
          <table:table-cell office:value-type="float" office:value="-0.46996" calcext:value-type="float">
            <text:p>-0.46996</text:p>
          </table:table-cell>
          <table:table-cell office:value-type="float" office:value="-0.081856" calcext:value-type="float">
            <text:p>-0.081856</text:p>
          </table:table-cell>
          <table:table-cell office:value-type="float" office:value="-0.0074436" calcext:value-type="float">
            <text:p>-0.0074436</text:p>
          </table:table-cell>
          <table:table-cell office:value-type="float" office:value="-0.074413" calcext:value-type="float">
            <text:p>-0.074413</text:p>
          </table:table-cell>
          <table:table-cell office:value-type="float" office:value="-8.3554" calcext:value-type="float">
            <text:p>-8.3554</text:p>
          </table:table-cell>
          <table:table-cell office:value-type="float" office:value="-8.4829" calcext:value-type="float">
            <text:p>-8.4829</text:p>
          </table:table-cell>
          <table:table-cell office:value-type="float" office:value="-1" calcext:value-type="float">
            <text:p>-1</text:p>
          </table:table-cell>
          <table:table-cell office:value-type="float" office:value="2538" calcext:value-type="float">
            <text:p>2538</text:p>
          </table:table-cell>
          <table:table-cell office:value-type="float" office:value="-491.51" calcext:value-type="float">
            <text:p>-491.51</text:p>
          </table:table-cell>
          <table:table-cell office:value-type="float" office:value="-24086" calcext:value-type="float">
            <text:p>-24086</text:p>
          </table:table-cell>
          <table:table-cell office:value-type="float" office:value="2538" calcext:value-type="float">
            <text:p>2538</text:p>
          </table:table-cell>
          <table:table-cell office:value-type="float" office:value="-491.51" calcext:value-type="float">
            <text:p>-491.51</text:p>
          </table:table-cell>
          <table:table-cell office:value-type="float" office:value="-24086" calcext:value-type="float">
            <text:p>-24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23" calcext:value-type="float">
            <text:p>24.823</text:p>
          </table:table-cell>
          <table:table-cell office:value-type="float" office:value="-1.0354" calcext:value-type="float">
            <text:p>-1.0354</text:p>
          </table:table-cell>
          <table:table-cell office:value-type="float" office:value="25" calcext:value-type="float">
            <text:p>25</text:p>
          </table:table-cell>
          <table:table-cell office:value-type="float" office:value="-6.8249" calcext:value-type="float">
            <text:p>-6.8249</text:p>
          </table:table-cell>
          <table:table-cell office:value-type="float" office:value="5490.9" calcext:value-type="float">
            <text:p>5490.9</text:p>
          </table:table-cell>
          <table:table-cell office:value-type="float" office:value="-15740" calcext:value-type="float">
            <text:p>-15740</text:p>
          </table:table-cell>
          <table:table-cell office:value-type="float" office:value="956.38" calcext:value-type="float">
            <text:p>956.38</text:p>
          </table:table-cell>
          <table:table-cell office:value-type="float" office:value="0.042816" calcext:value-type="float">
            <text:p>0.042816</text:p>
          </table:table-cell>
          <table:table-cell office:value-type="float" office:value="-0.24829" calcext:value-type="float">
            <text:p>-0.24829</text:p>
          </table:table-cell>
          <table:table-cell office:value-type="float" office:value="0.012552" calcext:value-type="float">
            <text:p>0.012552</text:p>
          </table:table-cell>
          <table:table-cell office:value-type="float" office:value="0" calcext:value-type="float">
            <text:p>0</text:p>
          </table:table-cell>
          <table:table-cell office:value-type="float" office:value="-2986.2" calcext:value-type="float">
            <text:p>-2986.2</text:p>
          </table:table-cell>
          <table:table-cell office:value-type="float" office:value="0.20221" calcext:value-type="float">
            <text:p>0.20221</text:p>
          </table:table-cell>
          <table:table-cell office:value-type="float" office:value="0.93413" calcext:value-type="float">
            <text:p>0.93413</text:p>
          </table:table-cell>
          <table:table-cell office:value-type="float" office:value="-0.044134" calcext:value-type="float">
            <text:p>-0.0441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6]-([$Sheet2.$B$2]*[.B256]+[$Sheet2.$B$3]))^2" office:value-type="float" office:value="0.000288427575759187" calcext:value-type="float">
            <text:p>0.000288427575759</text:p>
          </table:table-cell>
          <table:table-cell table:formula="of:=([.F256]-([$Sheet2.$B$7] +[$Sheet2.$B$8] * ([.B256] - [$Sheet2.$B$9])^2))^2" office:value-type="float" office:value="0.000246838024471787" calcext:value-type="float">
            <text:p>0.000246838024472</text:p>
          </table:table-cell>
          <table:table-cell table:formula="of:=([.X256]-([.AE256]^2*([$Sheet2.$B$13]*([.B256] -[$Sheet2.$B$14])^2 +[$Sheet2.$B$15]*([.B256]-[$Sheet2.$B$14]) +[$Sheet2.$B$16])    ))^2" office:value-type="float" office:value="33.5790779674518" calcext:value-type="float">
            <text:p>33.5790779674518</text:p>
          </table:table-cell>
          <table:table-cell table:formula="of:=([.AG256]-([.AE256]^2*([$Sheet2.$B$20]*([.B256] -[$Sheet2.$B$21])^2 + [$Sheet2.$B$22]*([.B256]-[$Sheet2.$B$21]) + [$Sheet2.$B$23])    ))^2" office:value-type="float" office:value="5880.13210335697" calcext:value-type="float">
            <text:p>5880.13210335697</text:p>
          </table:table-cell>
          <table:table-cell table:formula="of:=([.AH256]-([.AE256]^2*([$Sheet2.$B$27]*([.B256] -[$Sheet2.$B$28])^2 +[$Sheet2.$B$29]*([.B256]-[$Sheet2.$B$28]) +[$Sheet2.$B$30])    ))^2" office:value-type="float" office:value="212.132460686641" calcext:value-type="float">
            <text:p>212.132460686641</text:p>
          </table:table-cell>
          <table:table-cell table:formula="of:=([.AI256]-([.AE256]^2*([$Sheet2.$B$34]*([.B256] - [$Sheet2.$B$35])^2 +[$Sheet2.$B$36]*([.B256]-[$Sheet2.$B$35]) +[$Sheet2.$B$37])    ))^2" office:value-type="float" office:value="3358.66848180857" calcext:value-type="float">
            <text:p>3358.66848180857</text:p>
          </table:table-cell>
          <table:table-cell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273" calcext:value-type="float">
            <text:p>-0.97273</text:p>
          </table:table-cell>
          <table:table-cell office:value-type="float" office:value="0.11104" calcext:value-type="float">
            <text:p>0.11104</text:p>
          </table:table-cell>
          <table:table-cell office:value-type="float" office:value="0.013831" calcext:value-type="float">
            <text:p>0.013831</text:p>
          </table:table-cell>
          <table:table-cell office:value-type="float" office:value="0.097213" calcext:value-type="float">
            <text:p>0.097213</text:p>
          </table:table-cell>
          <table:table-cell office:value-type="float" office:value="-0.01914" calcext:value-type="float">
            <text:p>-0.01914</text:p>
          </table:table-cell>
          <table:table-cell office:value-type="float" office:value="-4.1492" calcext:value-type="float">
            <text:p>-4.1492</text:p>
          </table:table-cell>
          <table:table-cell office:value-type="float" office:value="-0.090996" calcext:value-type="float">
            <text:p>-0.090996</text:p>
          </table:table-cell>
          <table:table-cell office:value-type="float" office:value="-4.0582" calcext:value-type="float">
            <text:p>-4.0582</text:p>
          </table:table-cell>
          <table:table-cell office:value-type="float" office:value="-0.44476" calcext:value-type="float">
            <text:p>-0.44476</text:p>
          </table:table-cell>
          <table:table-cell office:value-type="float" office:value="-0.073808" calcext:value-type="float">
            <text:p>-0.073808</text:p>
          </table:table-cell>
          <table:table-cell office:value-type="float" office:value="-0.006952" calcext:value-type="float">
            <text:p>-0.006952</text:p>
          </table:table-cell>
          <table:table-cell office:value-type="float" office:value="-0.066856" calcext:value-type="float">
            <text:p>-0.066856</text:p>
          </table:table-cell>
          <table:table-cell office:value-type="float" office:value="-8.7598" calcext:value-type="float">
            <text:p>-8.7598</text:p>
          </table:table-cell>
          <table:table-cell office:value-type="float" office:value="-8.6395" calcext:value-type="float">
            <text:p>-8.6395</text:p>
          </table:table-cell>
          <table:table-cell office:value-type="float" office:value="-1" calcext:value-type="float">
            <text:p>-1</text:p>
          </table:table-cell>
          <table:table-cell office:value-type="float" office:value="2271.6" calcext:value-type="float">
            <text:p>2271.6</text:p>
          </table:table-cell>
          <table:table-cell office:value-type="float" office:value="-447.24" calcext:value-type="float">
            <text:p>-447.24</text:p>
          </table:table-cell>
          <table:table-cell office:value-type="float" office:value="-22730" calcext:value-type="float">
            <text:p>-22730</text:p>
          </table:table-cell>
          <table:table-cell office:value-type="float" office:value="2271.6" calcext:value-type="float">
            <text:p>2271.6</text:p>
          </table:table-cell>
          <table:table-cell office:value-type="float" office:value="-447.24" calcext:value-type="float">
            <text:p>-447.24</text:p>
          </table:table-cell>
          <table:table-cell office:value-type="float" office:value="-22730" calcext:value-type="float">
            <text:p>-227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39" calcext:value-type="float">
            <text:p>24.839</text:p>
          </table:table-cell>
          <table:table-cell office:value-type="float" office:value="-1.0166" calcext:value-type="float">
            <text:p>-1.0166</text:p>
          </table:table-cell>
          <table:table-cell office:value-type="float" office:value="25" calcext:value-type="float">
            <text:p>25</text:p>
          </table:table-cell>
          <table:table-cell office:value-type="float" office:value="-6.5126" calcext:value-type="float">
            <text:p>-6.5126</text:p>
          </table:table-cell>
          <table:table-cell office:value-type="float" office:value="5196.4" calcext:value-type="float">
            <text:p>5196.4</text:p>
          </table:table-cell>
          <table:table-cell office:value-type="float" office:value="-14737" calcext:value-type="float">
            <text:p>-14737</text:p>
          </table:table-cell>
          <table:table-cell office:value-type="float" office:value="862.34" calcext:value-type="float">
            <text:p>862.34</text:p>
          </table:table-cell>
          <table:table-cell office:value-type="float" office:value="0.042768" calcext:value-type="float">
            <text:p>0.042768</text:p>
          </table:table-cell>
          <table:table-cell office:value-type="float" office:value="-0.24822" calcext:value-type="float">
            <text:p>-0.24822</text:p>
          </table:table-cell>
          <table:table-cell office:value-type="float" office:value="0.011592" calcext:value-type="float">
            <text:p>0.011592</text:p>
          </table:table-cell>
          <table:table-cell office:value-type="float" office:value="0" calcext:value-type="float">
            <text:p>0</text:p>
          </table:table-cell>
          <table:table-cell office:value-type="float" office:value="-2932" calcext:value-type="float">
            <text:p>-2932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92946" calcext:value-type="float">
            <text:p>0.92946</text:p>
          </table:table-cell>
          <table:table-cell office:value-type="float" office:value="-0.041602" calcext:value-type="float">
            <text:p>-0.0416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7]-([$Sheet2.$B$2]*[.B257]+[$Sheet2.$B$3]))^2" office:value-type="float" office:value="0.000351574616949204" calcext:value-type="float">
            <text:p>0.000351574616949</text:p>
          </table:table-cell>
          <table:table-cell table:formula="of:=([.F257]-([$Sheet2.$B$7] +[$Sheet2.$B$8] * ([.B257] - [$Sheet2.$B$9])^2))^2" office:value-type="float" office:value="0.000193016765142976" calcext:value-type="float">
            <text:p>0.000193016765143</text:p>
          </table:table-cell>
          <table:table-cell table:formula="of:=([.X257]-([.AE257]^2*([$Sheet2.$B$13]*([.B257] -[$Sheet2.$B$14])^2 +[$Sheet2.$B$15]*([.B257]-[$Sheet2.$B$14]) +[$Sheet2.$B$16])    ))^2" office:value-type="float" office:value="27.5955420237026" calcext:value-type="float">
            <text:p>27.5955420237026</text:p>
          </table:table-cell>
          <table:table-cell table:formula="of:=([.AG257]-([.AE257]^2*([$Sheet2.$B$20]*([.B257] -[$Sheet2.$B$21])^2 + [$Sheet2.$B$22]*([.B257]-[$Sheet2.$B$21]) + [$Sheet2.$B$23])    ))^2" office:value-type="float" office:value="7742.31518082042" calcext:value-type="float">
            <text:p>7742.31518082042</text:p>
          </table:table-cell>
          <table:table-cell table:formula="of:=([.AH257]-([.AE257]^2*([$Sheet2.$B$27]*([.B257] -[$Sheet2.$B$28])^2 +[$Sheet2.$B$29]*([.B257]-[$Sheet2.$B$28]) +[$Sheet2.$B$30])    ))^2" office:value-type="float" office:value="4587.44415348856" calcext:value-type="float">
            <text:p>4587.44415348856</text:p>
          </table:table-cell>
          <table:table-cell table:formula="of:=([.AI257]-([.AE257]^2*([$Sheet2.$B$34]*([.B257] - [$Sheet2.$B$35])^2 +[$Sheet2.$B$36]*([.B257]-[$Sheet2.$B$35]) +[$Sheet2.$B$37])    ))^2" office:value-type="float" office:value="2503.07598465202" calcext:value-type="float">
            <text:p>2503.07598465202</text:p>
          </table:table-cell>
          <table:table-cell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1423" calcext:value-type="float">
            <text:p>-0.91423</text:p>
          </table:table-cell>
          <table:table-cell office:value-type="float" office:value="0.099233" calcext:value-type="float">
            <text:p>0.099233</text:p>
          </table:table-cell>
          <table:table-cell office:value-type="float" office:value="0.012824" calcext:value-type="float">
            <text:p>0.012824</text:p>
          </table:table-cell>
          <table:table-cell office:value-type="float" office:value="0.08641" calcext:value-type="float">
            <text:p>0.08641</text:p>
          </table:table-cell>
          <table:table-cell office:value-type="float" office:value="-0.017349" calcext:value-type="float">
            <text:p>-0.017349</text:p>
          </table:table-cell>
          <table:table-cell office:value-type="float" office:value="-3.8686" calcext:value-type="float">
            <text:p>-3.8686</text:p>
          </table:table-cell>
          <table:table-cell office:value-type="float" office:value="-0.084367" calcext:value-type="float">
            <text:p>-0.084367</text:p>
          </table:table-cell>
          <table:table-cell office:value-type="float" office:value="-3.7843" calcext:value-type="float">
            <text:p>-3.7843</text:p>
          </table:table-cell>
          <table:table-cell office:value-type="float" office:value="-0.41916" calcext:value-type="float">
            <text:p>-0.41916</text:p>
          </table:table-cell>
          <table:table-cell office:value-type="float" office:value="-0.066122" calcext:value-type="float">
            <text:p>-0.066122</text:p>
          </table:table-cell>
          <table:table-cell office:value-type="float" office:value="-0.0064151" calcext:value-type="float">
            <text:p>-0.0064151</text:p>
          </table:table-cell>
          <table:table-cell office:value-type="float" office:value="-0.059707" calcext:value-type="float">
            <text:p>-0.059707</text:p>
          </table:table-cell>
          <table:table-cell office:value-type="float" office:value="-9.213" calcext:value-type="float">
            <text:p>-9.213</text:p>
          </table:table-cell>
          <table:table-cell office:value-type="float" office:value="-8.809" calcext:value-type="float">
            <text:p>-8.809</text:p>
          </table:table-cell>
          <table:table-cell office:value-type="float" office:value="-1" calcext:value-type="float">
            <text:p>-1</text:p>
          </table:table-cell>
          <table:table-cell office:value-type="float" office:value="2019.1" calcext:value-type="float">
            <text:p>2019.1</text:p>
          </table:table-cell>
          <table:table-cell office:value-type="float" office:value="-405.4" calcext:value-type="float">
            <text:p>-405.4</text:p>
          </table:table-cell>
          <table:table-cell office:value-type="float" office:value="-21363" calcext:value-type="float">
            <text:p>-21363</text:p>
          </table:table-cell>
          <table:table-cell office:value-type="float" office:value="2019.1" calcext:value-type="float">
            <text:p>2019.1</text:p>
          </table:table-cell>
          <table:table-cell office:value-type="float" office:value="-405.4" calcext:value-type="float">
            <text:p>-405.4</text:p>
          </table:table-cell>
          <table:table-cell office:value-type="float" office:value="-21363" calcext:value-type="float">
            <text:p>-21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54" calcext:value-type="float">
            <text:p>24.854</text:p>
          </table:table-cell>
          <table:table-cell office:value-type="float" office:value="-0.99705" calcext:value-type="float">
            <text:p>-0.99705</text:p>
          </table:table-cell>
          <table:table-cell office:value-type="float" office:value="25" calcext:value-type="float">
            <text:p>25</text:p>
          </table:table-cell>
          <table:table-cell office:value-type="float" office:value="-6.1948" calcext:value-type="float">
            <text:p>-6.1948</text:p>
          </table:table-cell>
          <table:table-cell office:value-type="float" office:value="4897.3" calcext:value-type="float">
            <text:p>4897.3</text:p>
          </table:table-cell>
          <table:table-cell office:value-type="float" office:value="-13741" calcext:value-type="float">
            <text:p>-13741</text:p>
          </table:table-cell>
          <table:table-cell office:value-type="float" office:value="772.54" calcext:value-type="float">
            <text:p>772.54</text:p>
          </table:table-cell>
          <table:table-cell office:value-type="float" office:value="0.042645" calcext:value-type="float">
            <text:p>0.042645</text:p>
          </table:table-cell>
          <table:table-cell office:value-type="float" office:value="-0.24815" calcext:value-type="float">
            <text:p>-0.24815</text:p>
          </table:table-cell>
          <table:table-cell office:value-type="float" office:value="0.010596" calcext:value-type="float">
            <text:p>0.010596</text:p>
          </table:table-cell>
          <table:table-cell office:value-type="float" office:value="0" calcext:value-type="float">
            <text:p>0</text:p>
          </table:table-cell>
          <table:table-cell office:value-type="float" office:value="-2875.6" calcext:value-type="float">
            <text:p>-2875.6</text:p>
          </table:table-cell>
          <table:table-cell office:value-type="float" office:value="0.16107" calcext:value-type="float">
            <text:p>0.16107</text:p>
          </table:table-cell>
          <table:table-cell office:value-type="float" office:value="0.92368" calcext:value-type="float">
            <text:p>0.92368</text:p>
          </table:table-cell>
          <table:table-cell office:value-type="float" office:value="-0.038987" calcext:value-type="float">
            <text:p>-0.0389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8]-([$Sheet2.$B$2]*[.B258]+[$Sheet2.$B$3]))^2" office:value-type="float" office:value="0.000403507277957059" calcext:value-type="float">
            <text:p>0.000403507277957</text:p>
          </table:table-cell>
          <table:table-cell table:formula="of:=([.F258]-([$Sheet2.$B$7] +[$Sheet2.$B$8] * ([.B258] - [$Sheet2.$B$9])^2))^2" office:value-type="float" office:value="0.00015260357202002" calcext:value-type="float">
            <text:p>0.00015260357202</text:p>
          </table:table-cell>
          <table:table-cell table:formula="of:=([.X258]-([.AE258]^2*([$Sheet2.$B$13]*([.B258] -[$Sheet2.$B$14])^2 +[$Sheet2.$B$15]*([.B258]-[$Sheet2.$B$14]) +[$Sheet2.$B$16])    ))^2" office:value-type="float" office:value="20.8005340804906" calcext:value-type="float">
            <text:p>20.8005340804906</text:p>
          </table:table-cell>
          <table:table-cell table:formula="of:=([.AG258]-([.AE258]^2*([$Sheet2.$B$20]*([.B258] -[$Sheet2.$B$21])^2 + [$Sheet2.$B$22]*([.B258]-[$Sheet2.$B$21]) + [$Sheet2.$B$23])    ))^2" office:value-type="float" office:value="9445.40128902783" calcext:value-type="float">
            <text:p>9445.40128902783</text:p>
          </table:table-cell>
          <table:table-cell table:formula="of:=([.AH258]-([.AE258]^2*([$Sheet2.$B$27]*([.B258] -[$Sheet2.$B$28])^2 +[$Sheet2.$B$29]*([.B258]-[$Sheet2.$B$28]) +[$Sheet2.$B$30])    ))^2" office:value-type="float" office:value="12016.6519996429" calcext:value-type="float">
            <text:p>12016.6519996429</text:p>
          </table:table-cell>
          <table:table-cell table:formula="of:=([.AI258]-([.AE258]^2*([$Sheet2.$B$34]*([.B258] - [$Sheet2.$B$35])^2 +[$Sheet2.$B$36]*([.B258]-[$Sheet2.$B$35]) +[$Sheet2.$B$37])    ))^2" office:value-type="float" office:value="1911.36372400892" calcext:value-type="float">
            <text:p>1911.36372400892</text:p>
          </table:table-cell>
          <table:table-cell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553" calcext:value-type="float">
            <text:p>-0.8553</text:p>
          </table:table-cell>
          <table:table-cell office:value-type="float" office:value="0.088148" calcext:value-type="float">
            <text:p>0.088148</text:p>
          </table:table-cell>
          <table:table-cell office:value-type="float" office:value="0.011932" calcext:value-type="float">
            <text:p>0.011932</text:p>
          </table:table-cell>
          <table:table-cell office:value-type="float" office:value="0.076216" calcext:value-type="float">
            <text:p>0.076216</text:p>
          </table:table-cell>
          <table:table-cell office:value-type="float" office:value="-0.015663" calcext:value-type="float">
            <text:p>-0.015663</text:p>
          </table:table-cell>
          <table:table-cell office:value-type="float" office:value="-3.5914" calcext:value-type="float">
            <text:p>-3.5914</text:p>
          </table:table-cell>
          <table:table-cell office:value-type="float" office:value="-0.078498" calcext:value-type="float">
            <text:p>-0.078498</text:p>
          </table:table-cell>
          <table:table-cell office:value-type="float" office:value="-3.5129" calcext:value-type="float">
            <text:p>-3.5129</text:p>
          </table:table-cell>
          <table:table-cell office:value-type="float" office:value="-0.39315" calcext:value-type="float">
            <text:p>-0.39315</text:p>
          </table:table-cell>
          <table:table-cell office:value-type="float" office:value="-0.058911" calcext:value-type="float">
            <text:p>-0.058911</text:p>
          </table:table-cell>
          <table:table-cell office:value-type="float" office:value="-0.0059382" calcext:value-type="float">
            <text:p>-0.0059382</text:p>
          </table:table-cell>
          <table:table-cell office:value-type="float" office:value="-0.052973" calcext:value-type="float">
            <text:p>-0.052973</text:p>
          </table:table-cell>
          <table:table-cell office:value-type="float" office:value="-9.7031" calcext:value-type="float">
            <text:p>-9.7031</text:p>
          </table:table-cell>
          <table:table-cell office:value-type="float" office:value="-8.9736" calcext:value-type="float">
            <text:p>-8.9736</text:p>
          </table:table-cell>
          <table:table-cell office:value-type="float" office:value="-1" calcext:value-type="float">
            <text:p>-1</text:p>
          </table:table-cell>
          <table:table-cell office:value-type="float" office:value="1780.9" calcext:value-type="float">
            <text:p>1780.9</text:p>
          </table:table-cell>
          <table:table-cell office:value-type="float" office:value="-366.01" calcext:value-type="float">
            <text:p>-366.01</text:p>
          </table:table-cell>
          <table:table-cell office:value-type="float" office:value="-19986" calcext:value-type="float">
            <text:p>-19986</text:p>
          </table:table-cell>
          <table:table-cell office:value-type="float" office:value="1780.9" calcext:value-type="float">
            <text:p>1780.9</text:p>
          </table:table-cell>
          <table:table-cell office:value-type="float" office:value="-366.01" calcext:value-type="float">
            <text:p>-366.01</text:p>
          </table:table-cell>
          <table:table-cell office:value-type="float" office:value="-19986" calcext:value-type="float">
            <text:p>-19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68" calcext:value-type="float">
            <text:p>24.868</text:p>
          </table:table-cell>
          <table:table-cell office:value-type="float" office:value="-0.97876" calcext:value-type="float">
            <text:p>-0.97876</text:p>
          </table:table-cell>
          <table:table-cell office:value-type="float" office:value="25" calcext:value-type="float">
            <text:p>25</text:p>
          </table:table-cell>
          <table:table-cell office:value-type="float" office:value="-5.8841" calcext:value-type="float">
            <text:p>-5.8841</text:p>
          </table:table-cell>
          <table:table-cell office:value-type="float" office:value="4593.5" calcext:value-type="float">
            <text:p>4593.5</text:p>
          </table:table-cell>
          <table:table-cell office:value-type="float" office:value="-12756" calcext:value-type="float">
            <text:p>-12756</text:p>
          </table:table-cell>
          <table:table-cell office:value-type="float" office:value="688.3" calcext:value-type="float">
            <text:p>688.3</text:p>
          </table:table-cell>
          <table:table-cell office:value-type="float" office:value="0.042434" calcext:value-type="float">
            <text:p>0.042434</text:p>
          </table:table-cell>
          <table:table-cell office:value-type="float" office:value="-0.24809" calcext:value-type="float">
            <text:p>-0.24809</text:p>
          </table:table-cell>
          <table:table-cell office:value-type="float" office:value="0.0095597" calcext:value-type="float">
            <text:p>0.0095597</text:p>
          </table:table-cell>
          <table:table-cell office:value-type="float" office:value="0" calcext:value-type="float">
            <text:p>0</text:p>
          </table:table-cell>
          <table:table-cell office:value-type="float" office:value="-2822.9" calcext:value-type="float">
            <text:p>-2822.9</text:p>
          </table:table-cell>
          <table:table-cell office:value-type="float" office:value="0.14215" calcext:value-type="float">
            <text:p>0.14215</text:p>
          </table:table-cell>
          <table:table-cell office:value-type="float" office:value="0.91657" calcext:value-type="float">
            <text:p>0.91657</text:p>
          </table:table-cell>
          <table:table-cell office:value-type="float" office:value="-0.036293" calcext:value-type="float">
            <text:p>-0.0362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59]-([$Sheet2.$B$2]*[.B259]+[$Sheet2.$B$3]))^2" office:value-type="float" office:value="0.000440775666715307" calcext:value-type="float">
            <text:p>0.000440775666715</text:p>
          </table:table-cell>
          <table:table-cell table:formula="of:=([.F259]-([$Sheet2.$B$7] +[$Sheet2.$B$8] * ([.B259] - [$Sheet2.$B$9])^2))^2" office:value-type="float" office:value="0.000118652722947833" calcext:value-type="float">
            <text:p>0.000118652722948</text:p>
          </table:table-cell>
          <table:table-cell table:formula="of:=([.X259]-([.AE259]^2*([$Sheet2.$B$13]*([.B259] -[$Sheet2.$B$14])^2 +[$Sheet2.$B$15]*([.B259]-[$Sheet2.$B$14]) +[$Sheet2.$B$16])    ))^2" office:value-type="float" office:value="13.9695694962924" calcext:value-type="float">
            <text:p>13.9695694962924</text:p>
          </table:table-cell>
          <table:table-cell table:formula="of:=([.AG259]-([.AE259]^2*([$Sheet2.$B$20]*([.B259] -[$Sheet2.$B$21])^2 + [$Sheet2.$B$22]*([.B259]-[$Sheet2.$B$21]) + [$Sheet2.$B$23])    ))^2" office:value-type="float" office:value="10852.0353136776" calcext:value-type="float">
            <text:p>10852.0353136776</text:p>
          </table:table-cell>
          <table:table-cell table:formula="of:=([.AH259]-([.AE259]^2*([$Sheet2.$B$27]*([.B259] -[$Sheet2.$B$28])^2 +[$Sheet2.$B$29]*([.B259]-[$Sheet2.$B$28]) +[$Sheet2.$B$30])    ))^2" office:value-type="float" office:value="20803.5099821195" calcext:value-type="float">
            <text:p>20803.5099821195</text:p>
          </table:table-cell>
          <table:table-cell table:formula="of:=([.AI259]-([.AE259]^2*([$Sheet2.$B$34]*([.B259] - [$Sheet2.$B$35])^2 +[$Sheet2.$B$36]*([.B259]-[$Sheet2.$B$35]) +[$Sheet2.$B$37])    ))^2" office:value-type="float" office:value="1421.23021879983" calcext:value-type="float">
            <text:p>1421.23021879983</text:p>
          </table:table-cell>
          <table:table-cell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596" calcext:value-type="float">
            <text:p>-0.79596</text:p>
          </table:table-cell>
          <table:table-cell office:value-type="float" office:value="0.077847" calcext:value-type="float">
            <text:p>0.077847</text:p>
          </table:table-cell>
          <table:table-cell office:value-type="float" office:value="0.011204" calcext:value-type="float">
            <text:p>0.011204</text:p>
          </table:table-cell>
          <table:table-cell office:value-type="float" office:value="0.066644" calcext:value-type="float">
            <text:p>0.066644</text:p>
          </table:table-cell>
          <table:table-cell office:value-type="float" office:value="-0.014084" calcext:value-type="float">
            <text:p>-0.014084</text:p>
          </table:table-cell>
          <table:table-cell office:value-type="float" office:value="-3.3179" calcext:value-type="float">
            <text:p>-3.3179</text:p>
          </table:table-cell>
          <table:table-cell office:value-type="float" office:value="-0.07371" calcext:value-type="float">
            <text:p>-0.07371</text:p>
          </table:table-cell>
          <table:table-cell office:value-type="float" office:value="-3.2442" calcext:value-type="float">
            <text:p>-3.2442</text:p>
          </table:table-cell>
          <table:table-cell office:value-type="float" office:value="-0.36676" calcext:value-type="float">
            <text:p>-0.36676</text:p>
          </table:table-cell>
          <table:table-cell office:value-type="float" office:value="-0.052213" calcext:value-type="float">
            <text:p>-0.052213</text:p>
          </table:table-cell>
          <table:table-cell office:value-type="float" office:value="-0.0055538" calcext:value-type="float">
            <text:p>-0.0055538</text:p>
          </table:table-cell>
          <table:table-cell office:value-type="float" office:value="-0.04666" calcext:value-type="float">
            <text:p>-0.04666</text:p>
          </table:table-cell>
          <table:table-cell office:value-type="float" office:value="-10.225" calcext:value-type="float">
            <text:p>-10.225</text:p>
          </table:table-cell>
          <table:table-cell office:value-type="float" office:value="-9.122" calcext:value-type="float">
            <text:p>-9.122</text:p>
          </table:table-cell>
          <table:table-cell office:value-type="float" office:value="-1" calcext:value-type="float">
            <text:p>-1</text:p>
          </table:table-cell>
          <table:table-cell office:value-type="float" office:value="1557.3" calcext:value-type="float">
            <text:p>1557.3</text:p>
          </table:table-cell>
          <table:table-cell office:value-type="float" office:value="-329.11" calcext:value-type="float">
            <text:p>-329.11</text:p>
          </table:table-cell>
          <table:table-cell office:value-type="float" office:value="-18599" calcext:value-type="float">
            <text:p>-18599</text:p>
          </table:table-cell>
          <table:table-cell office:value-type="float" office:value="1557.3" calcext:value-type="float">
            <text:p>1557.3</text:p>
          </table:table-cell>
          <table:table-cell office:value-type="float" office:value="-329.11" calcext:value-type="float">
            <text:p>-329.11</text:p>
          </table:table-cell>
          <table:table-cell office:value-type="float" office:value="-18599" calcext:value-type="float">
            <text:p>-18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81" calcext:value-type="float">
            <text:p>24.881</text:p>
          </table:table-cell>
          <table:table-cell office:value-type="float" office:value="-0.96284" calcext:value-type="float">
            <text:p>-0.96284</text:p>
          </table:table-cell>
          <table:table-cell office:value-type="float" office:value="25" calcext:value-type="float">
            <text:p>25</text:p>
          </table:table-cell>
          <table:table-cell office:value-type="float" office:value="-5.586" calcext:value-type="float">
            <text:p>-5.586</text:p>
          </table:table-cell>
          <table:table-cell office:value-type="float" office:value="4285.1" calcext:value-type="float">
            <text:p>4285.1</text:p>
          </table:table-cell>
          <table:table-cell office:value-type="float" office:value="-11784" calcext:value-type="float">
            <text:p>-11784</text:p>
          </table:table-cell>
          <table:table-cell office:value-type="float" office:value="610.04" calcext:value-type="float">
            <text:p>610.04</text:p>
          </table:table-cell>
          <table:table-cell office:value-type="float" office:value="0.042119" calcext:value-type="float">
            <text:p>0.042119</text:p>
          </table:table-cell>
          <table:table-cell office:value-type="float" office:value="-0.24803" calcext:value-type="float">
            <text:p>-0.24803</text:p>
          </table:table-cell>
          <table:table-cell office:value-type="float" office:value="0.0084759" calcext:value-type="float">
            <text:p>0.0084759</text:p>
          </table:table-cell>
          <table:table-cell office:value-type="float" office:value="0" calcext:value-type="float">
            <text:p>0</text:p>
          </table:table-cell>
          <table:table-cell office:value-type="float" office:value="-2777" calcext:value-type="float">
            <text:p>-2777</text:p>
          </table:table-cell>
          <table:table-cell office:value-type="float" office:value="0.12436" calcext:value-type="float">
            <text:p>0.12436</text:p>
          </table:table-cell>
          <table:table-cell office:value-type="float" office:value="0.90781" calcext:value-type="float">
            <text:p>0.90781</text:p>
          </table:table-cell>
          <table:table-cell office:value-type="float" office:value="-0.033525" calcext:value-type="float">
            <text:p>-0.0335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0]-([$Sheet2.$B$2]*[.B260]+[$Sheet2.$B$3]))^2" office:value-type="float" office:value="0.000461898564177273" calcext:value-type="float">
            <text:p>0.000461898564177</text:p>
          </table:table-cell>
          <table:table-cell table:formula="of:=([.F260]-([$Sheet2.$B$7] +[$Sheet2.$B$8] * ([.B260] - [$Sheet2.$B$9])^2))^2" office:value-type="float" office:value="0.0000892940154731365" calcext:value-type="float">
            <text:p>8.92940154731365E-05</text:p>
          </table:table-cell>
          <table:table-cell table:formula="of:=([.X260]-([.AE260]^2*([$Sheet2.$B$13]*([.B260] -[$Sheet2.$B$14])^2 +[$Sheet2.$B$15]*([.B260]-[$Sheet2.$B$14]) +[$Sheet2.$B$16])    ))^2" office:value-type="float" office:value="7.97289395602292" calcext:value-type="float">
            <text:p>7.97289395602292</text:p>
          </table:table-cell>
          <table:table-cell table:formula="of:=([.AG260]-([.AE260]^2*([$Sheet2.$B$20]*([.B260] -[$Sheet2.$B$21])^2 + [$Sheet2.$B$22]*([.B260]-[$Sheet2.$B$21]) + [$Sheet2.$B$23])    ))^2" office:value-type="float" office:value="11891.3292138266" calcext:value-type="float">
            <text:p>11891.3292138266</text:p>
          </table:table-cell>
          <table:table-cell table:formula="of:=([.AH260]-([.AE260]^2*([$Sheet2.$B$27]*([.B260] -[$Sheet2.$B$28])^2 +[$Sheet2.$B$29]*([.B260]-[$Sheet2.$B$28]) +[$Sheet2.$B$30])    ))^2" office:value-type="float" office:value="30127.1901806625" calcext:value-type="float">
            <text:p>30127.1901806625</text:p>
          </table:table-cell>
          <table:table-cell table:formula="of:=([.AI260]-([.AE260]^2*([$Sheet2.$B$34]*([.B260] - [$Sheet2.$B$35])^2 +[$Sheet2.$B$36]*([.B260]-[$Sheet2.$B$35]) +[$Sheet2.$B$37])    ))^2" office:value-type="float" office:value="995.461430269792" calcext:value-type="float">
            <text:p>995.461430269792</text:p>
          </table:table-cell>
          <table:table-cell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623" calcext:value-type="float">
            <text:p>-0.73623</text:p>
          </table:table-cell>
          <table:table-cell office:value-type="float" office:value="0.068195" calcext:value-type="float">
            <text:p>0.068195</text:p>
          </table:table-cell>
          <table:table-cell office:value-type="float" office:value="0.010491" calcext:value-type="float">
            <text:p>0.010491</text:p>
          </table:table-cell>
          <table:table-cell office:value-type="float" office:value="0.057704" calcext:value-type="float">
            <text:p>0.057704</text:p>
          </table:table-cell>
          <table:table-cell office:value-type="float" office:value="-0.012613" calcext:value-type="float">
            <text:p>-0.012613</text:p>
          </table:table-cell>
          <table:table-cell office:value-type="float" office:value="-3.0473" calcext:value-type="float">
            <text:p>-3.0473</text:p>
          </table:table-cell>
          <table:table-cell office:value-type="float" office:value="-0.069017" calcext:value-type="float">
            <text:p>-0.069017</text:p>
          </table:table-cell>
          <table:table-cell office:value-type="float" office:value="-2.9783" calcext:value-type="float">
            <text:p>-2.9783</text:p>
          </table:table-cell>
          <table:table-cell office:value-type="float" office:value="-0.33999" calcext:value-type="float">
            <text:p>-0.33999</text:p>
          </table:table-cell>
          <table:table-cell office:value-type="float" office:value="-0.045946" calcext:value-type="float">
            <text:p>-0.045946</text:p>
          </table:table-cell>
          <table:table-cell office:value-type="float" office:value="-0.0051734" calcext:value-type="float">
            <text:p>-0.0051734</text:p>
          </table:table-cell>
          <table:table-cell office:value-type="float" office:value="-0.040772" calcext:value-type="float">
            <text:p>-0.040772</text:p>
          </table:table-cell>
          <table:table-cell office:value-type="float" office:value="-10.796" calcext:value-type="float">
            <text:p>-10.796</text:p>
          </table:table-cell>
          <table:table-cell office:value-type="float" office:value="-9.2634" calcext:value-type="float">
            <text:p>-9.2634</text:p>
          </table:table-cell>
          <table:table-cell office:value-type="float" office:value="-1" calcext:value-type="float">
            <text:p>-1</text:p>
          </table:table-cell>
          <table:table-cell office:value-type="float" office:value="1348.4" calcext:value-type="float">
            <text:p>1348.4</text:p>
          </table:table-cell>
          <table:table-cell office:value-type="float" office:value="-294.72" calcext:value-type="float">
            <text:p>-294.72</text:p>
          </table:table-cell>
          <table:table-cell office:value-type="float" office:value="-17204" calcext:value-type="float">
            <text:p>-17204</text:p>
          </table:table-cell>
          <table:table-cell office:value-type="float" office:value="1348.4" calcext:value-type="float">
            <text:p>1348.4</text:p>
          </table:table-cell>
          <table:table-cell office:value-type="float" office:value="-294.72" calcext:value-type="float">
            <text:p>-294.72</text:p>
          </table:table-cell>
          <table:table-cell office:value-type="float" office:value="-17204" calcext:value-type="float">
            <text:p>-17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93" calcext:value-type="float">
            <text:p>24.893</text:p>
          </table:table-cell>
          <table:table-cell office:value-type="float" office:value="-0.94815" calcext:value-type="float">
            <text:p>-0.94815</text:p>
          </table:table-cell>
          <table:table-cell office:value-type="float" office:value="25" calcext:value-type="float">
            <text:p>25</text:p>
          </table:table-cell>
          <table:table-cell office:value-type="float" office:value="-5.292" calcext:value-type="float">
            <text:p>-5.292</text:p>
          </table:table-cell>
          <table:table-cell office:value-type="float" office:value="3972.3" calcext:value-type="float">
            <text:p>3972.3</text:p>
          </table:table-cell>
          <table:table-cell office:value-type="float" office:value="-10823" calcext:value-type="float">
            <text:p>-10823</text:p>
          </table:table-cell>
          <table:table-cell office:value-type="float" office:value="536.81" calcext:value-type="float">
            <text:p>536.81</text:p>
          </table:table-cell>
          <table:table-cell office:value-type="float" office:value="0.041679" calcext:value-type="float">
            <text:p>0.041679</text:p>
          </table:table-cell>
          <table:table-cell office:value-type="float" office:value="-0.24799" calcext:value-type="float">
            <text:p>-0.24799</text:p>
          </table:table-cell>
          <table:table-cell office:value-type="float" office:value="0.0073359" calcext:value-type="float">
            <text:p>0.0073359</text:p>
          </table:table-cell>
          <table:table-cell office:value-type="float" office:value="0" calcext:value-type="float">
            <text:p>0</text:p>
          </table:table-cell>
          <table:table-cell office:value-type="float" office:value="-2734.6" calcext:value-type="float">
            <text:p>-2734.6</text:p>
          </table:table-cell>
          <table:table-cell office:value-type="float" office:value="0.10773" calcext:value-type="float">
            <text:p>0.10773</text:p>
          </table:table-cell>
          <table:table-cell office:value-type="float" office:value="0.897" calcext:value-type="float">
            <text:p>0.897</text:p>
          </table:table-cell>
          <table:table-cell office:value-type="float" office:value="-0.030685" calcext:value-type="float">
            <text:p>-0.03068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1]-([$Sheet2.$B$2]*[.B261]+[$Sheet2.$B$3]))^2" office:value-type="float" office:value="0.000466516498091167" calcext:value-type="float">
            <text:p>0.000466516498091</text:p>
          </table:table-cell>
          <table:table-cell table:formula="of:=([.F261]-([$Sheet2.$B$7] +[$Sheet2.$B$8] * ([.B261] - [$Sheet2.$B$9])^2))^2" office:value-type="float" office:value="0.0000665625230433235" calcext:value-type="float">
            <text:p>6.65625230433235E-05</text:p>
          </table:table-cell>
          <table:table-cell table:formula="of:=([.X261]-([.AE261]^2*([$Sheet2.$B$13]*([.B261] -[$Sheet2.$B$14])^2 +[$Sheet2.$B$15]*([.B261]-[$Sheet2.$B$14]) +[$Sheet2.$B$16])    ))^2" office:value-type="float" office:value="3.38150942993833" calcext:value-type="float">
            <text:p>3.38150942993833</text:p>
          </table:table-cell>
          <table:table-cell table:formula="of:=([.AG261]-([.AE261]^2*([$Sheet2.$B$20]*([.B261] -[$Sheet2.$B$21])^2 + [$Sheet2.$B$22]*([.B261]-[$Sheet2.$B$21]) + [$Sheet2.$B$23])    ))^2" office:value-type="float" office:value="12546.2985073047" calcext:value-type="float">
            <text:p>12546.2985073047</text:p>
          </table:table-cell>
          <table:table-cell table:formula="of:=([.AH261]-([.AE261]^2*([$Sheet2.$B$27]*([.B261] -[$Sheet2.$B$28])^2 +[$Sheet2.$B$29]*([.B261]-[$Sheet2.$B$28]) +[$Sheet2.$B$30])    ))^2" office:value-type="float" office:value="38272.4310154205" calcext:value-type="float">
            <text:p>38272.4310154205</text:p>
          </table:table-cell>
          <table:table-cell table:formula="of:=([.AI261]-([.AE261]^2*([$Sheet2.$B$34]*([.B261] - [$Sheet2.$B$35])^2 +[$Sheet2.$B$36]*([.B261]-[$Sheet2.$B$35]) +[$Sheet2.$B$37])    ))^2" office:value-type="float" office:value="687.715288216729" calcext:value-type="float">
            <text:p>687.715288216729</text:p>
          </table:table-cell>
          <table:table-cell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614" calcext:value-type="float">
            <text:p>-0.67614</text:p>
          </table:table-cell>
          <table:table-cell office:value-type="float" office:value="0.059233" calcext:value-type="float">
            <text:p>0.059233</text:p>
          </table:table-cell>
          <table:table-cell office:value-type="float" office:value="0.0098251" calcext:value-type="float">
            <text:p>0.0098251</text:p>
          </table:table-cell>
          <table:table-cell office:value-type="float" office:value="0.049408" calcext:value-type="float">
            <text:p>0.049408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2.78" calcext:value-type="float">
            <text:p>-2.78</text:p>
          </table:table-cell>
          <table:table-cell office:value-type="float" office:value="-0.064639" calcext:value-type="float">
            <text:p>-0.064639</text:p>
          </table:table-cell>
          <table:table-cell office:value-type="float" office:value="-2.7154" calcext:value-type="float">
            <text:p>-2.7154</text:p>
          </table:table-cell>
          <table:table-cell office:value-type="float" office:value="-0.31284" calcext:value-type="float">
            <text:p>-0.31284</text:p>
          </table:table-cell>
          <table:table-cell office:value-type="float" office:value="-0.040134" calcext:value-type="float">
            <text:p>-0.040134</text:p>
          </table:table-cell>
          <table:table-cell office:value-type="float" office:value="-0.0048174" calcext:value-type="float">
            <text:p>-0.0048174</text:p>
          </table:table-cell>
          <table:table-cell office:value-type="float" office:value="-0.035316" calcext:value-type="float">
            <text:p>-0.035316</text:p>
          </table:table-cell>
          <table:table-cell office:value-type="float" office:value="-11.415" calcext:value-type="float">
            <text:p>-11.415</text:p>
          </table:table-cell>
          <table:table-cell office:value-type="float" office:value="-9.3862" calcext:value-type="float">
            <text:p>-9.3862</text:p>
          </table:table-cell>
          <table:table-cell office:value-type="float" office:value="-1" calcext:value-type="float">
            <text:p>-1</text:p>
          </table:table-cell>
          <table:table-cell office:value-type="float" office:value="1154.5" calcext:value-type="float">
            <text:p>1154.5</text:p>
          </table:table-cell>
          <table:table-cell office:value-type="float" office:value="-262.88" calcext:value-type="float">
            <text:p>-262.88</text:p>
          </table:table-cell>
          <table:table-cell office:value-type="float" office:value="-15799" calcext:value-type="float">
            <text:p>-15799</text:p>
          </table:table-cell>
          <table:table-cell office:value-type="float" office:value="1154.5" calcext:value-type="float">
            <text:p>1154.5</text:p>
          </table:table-cell>
          <table:table-cell office:value-type="float" office:value="-262.88" calcext:value-type="float">
            <text:p>-262.88</text:p>
          </table:table-cell>
          <table:table-cell office:value-type="float" office:value="-15799" calcext:value-type="float">
            <text:p>-15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05" calcext:value-type="float">
            <text:p>24.905</text:p>
          </table:table-cell>
          <table:table-cell office:value-type="float" office:value="-0.93574" calcext:value-type="float">
            <text:p>-0.93574</text:p>
          </table:table-cell>
          <table:table-cell office:value-type="float" office:value="25" calcext:value-type="float">
            <text:p>25</text:p>
          </table:table-cell>
          <table:table-cell office:value-type="float" office:value="-5.0066" calcext:value-type="float">
            <text:p>-5.0066</text:p>
          </table:table-cell>
          <table:table-cell office:value-type="float" office:value="3655.1" calcext:value-type="float">
            <text:p>3655.1</text:p>
          </table:table-cell>
          <table:table-cell office:value-type="float" office:value="-9874.2" calcext:value-type="float">
            <text:p>-9874.2</text:p>
          </table:table-cell>
          <table:table-cell office:value-type="float" office:value="468.9" calcext:value-type="float">
            <text:p>468.9</text:p>
          </table:table-cell>
          <table:table-cell office:value-type="float" office:value="0.041086" calcext:value-type="float">
            <text:p>0.041086</text:p>
          </table:table-cell>
          <table:table-cell office:value-type="float" office:value="-0.24795" calcext:value-type="float">
            <text:p>-0.24795</text:p>
          </table:table-cell>
          <table:table-cell office:value-type="float" office:value="0.0061269" calcext:value-type="float">
            <text:p>0.0061269</text:p>
          </table:table-cell>
          <table:table-cell office:value-type="float" office:value="0" calcext:value-type="float">
            <text:p>0</text:p>
          </table:table-cell>
          <table:table-cell office:value-type="float" office:value="-2698.8" calcext:value-type="float">
            <text:p>-2698.8</text:p>
          </table:table-cell>
          <table:table-cell office:value-type="float" office:value="0.092287" calcext:value-type="float">
            <text:p>0.092287</text:p>
          </table:table-cell>
          <table:table-cell office:value-type="float" office:value="0.88358" calcext:value-type="float">
            <text:p>0.88358</text:p>
          </table:table-cell>
          <table:table-cell office:value-type="float" office:value="-0.02778" calcext:value-type="float">
            <text:p>-0.0277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2]-([$Sheet2.$B$2]*[.B262]+[$Sheet2.$B$3]))^2" office:value-type="float" office:value="0.000455658566209213" calcext:value-type="float">
            <text:p>0.000455658566209</text:p>
          </table:table-cell>
          <table:table-cell table:formula="of:=([.F262]-([$Sheet2.$B$7] +[$Sheet2.$B$8] * ([.B262] - [$Sheet2.$B$9])^2))^2" office:value-type="float" office:value="0.0000487048692607717" calcext:value-type="float">
            <text:p>4.87048692607717E-05</text:p>
          </table:table-cell>
          <table:table-cell table:formula="of:=([.X262]-([.AE262]^2*([$Sheet2.$B$13]*([.B262] -[$Sheet2.$B$14])^2 +[$Sheet2.$B$15]*([.B262]-[$Sheet2.$B$14]) +[$Sheet2.$B$16])    ))^2" office:value-type="float" office:value="0.677920025673923" calcext:value-type="float">
            <text:p>0.677920025673923</text:p>
          </table:table-cell>
          <table:table-cell table:formula="of:=([.AG262]-([.AE262]^2*([$Sheet2.$B$20]*([.B262] -[$Sheet2.$B$21])^2 + [$Sheet2.$B$22]*([.B262]-[$Sheet2.$B$21]) + [$Sheet2.$B$23])    ))^2" office:value-type="float" office:value="12782.9639592552" calcext:value-type="float">
            <text:p>12782.9639592552</text:p>
          </table:table-cell>
          <table:table-cell table:formula="of:=([.AH262]-([.AE262]^2*([$Sheet2.$B$27]*([.B262] -[$Sheet2.$B$28])^2 +[$Sheet2.$B$29]*([.B262]-[$Sheet2.$B$28]) +[$Sheet2.$B$30])    ))^2" office:value-type="float" office:value="44782.5469660774" calcext:value-type="float">
            <text:p>44782.5469660774</text:p>
          </table:table-cell>
          <table:table-cell table:formula="of:=([.AI262]-([.AE262]^2*([$Sheet2.$B$34]*([.B262] - [$Sheet2.$B$35])^2 +[$Sheet2.$B$36]*([.B262]-[$Sheet2.$B$35]) +[$Sheet2.$B$37])    ))^2" office:value-type="float" office:value="459.218508360405" calcext:value-type="float">
            <text:p>459.218508360405</text:p>
          </table:table-cell>
          <table:table-cell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571" calcext:value-type="float">
            <text:p>-0.61571</text:p>
          </table:table-cell>
          <table:table-cell office:value-type="float" office:value="0.051048" calcext:value-type="float">
            <text:p>0.051048</text:p>
          </table:table-cell>
          <table:table-cell office:value-type="float" office:value="0.009282" calcext:value-type="float">
            <text:p>0.009282</text:p>
          </table:table-cell>
          <table:table-cell office:value-type="float" office:value="0.041766" calcext:value-type="float">
            <text:p>0.041766</text:p>
          </table:table-cell>
          <table:table-cell office:value-type="float" office:value="-0.0099975" calcext:value-type="float">
            <text:p>-0.0099975</text:p>
          </table:table-cell>
          <table:table-cell office:value-type="float" office:value="-2.5167" calcext:value-type="float">
            <text:p>-2.5167</text:p>
          </table:table-cell>
          <table:table-cell office:value-type="float" office:value="-0.061066" calcext:value-type="float">
            <text:p>-0.061066</text:p>
          </table:table-cell>
          <table:table-cell office:value-type="float" office:value="-2.4557" calcext:value-type="float">
            <text:p>-2.4557</text:p>
          </table:table-cell>
          <table:table-cell office:value-type="float" office:value="-0.28533" calcext:value-type="float">
            <text:p>-0.28533</text:p>
          </table:table-cell>
          <table:table-cell office:value-type="float" office:value="-0.034827" calcext:value-type="float">
            <text:p>-0.034827</text:p>
          </table:table-cell>
          <table:table-cell office:value-type="float" office:value="-0.004531" calcext:value-type="float">
            <text:p>-0.004531</text:p>
          </table:table-cell>
          <table:table-cell office:value-type="float" office:value="-0.030296" calcext:value-type="float">
            <text:p>-0.030296</text:p>
          </table:table-cell>
          <table:table-cell office:value-type="float" office:value="-12.061" calcext:value-type="float">
            <text:p>-12.061</text:p>
          </table:table-cell>
          <table:table-cell office:value-type="float" office:value="-9.4643" calcext:value-type="float">
            <text:p>-9.4643</text:p>
          </table:table-cell>
          <table:table-cell office:value-type="float" office:value="-1" calcext:value-type="float">
            <text:p>-1</text:p>
          </table:table-cell>
          <table:table-cell office:value-type="float" office:value="975.95" calcext:value-type="float">
            <text:p>975.95</text:p>
          </table:table-cell>
          <table:table-cell office:value-type="float" office:value="-233.61" calcext:value-type="float">
            <text:p>-233.61</text:p>
          </table:table-cell>
          <table:table-cell office:value-type="float" office:value="-14387" calcext:value-type="float">
            <text:p>-14387</text:p>
          </table:table-cell>
          <table:table-cell office:value-type="float" office:value="975.95" calcext:value-type="float">
            <text:p>975.95</text:p>
          </table:table-cell>
          <table:table-cell office:value-type="float" office:value="-233.61" calcext:value-type="float">
            <text:p>-233.61</text:p>
          </table:table-cell>
          <table:table-cell office:value-type="float" office:value="-14387" calcext:value-type="float">
            <text:p>-14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15" calcext:value-type="float">
            <text:p>24.915</text:p>
          </table:table-cell>
          <table:table-cell office:value-type="float" office:value="-0.92802" calcext:value-type="float">
            <text:p>-0.92802</text:p>
          </table:table-cell>
          <table:table-cell office:value-type="float" office:value="25" calcext:value-type="float">
            <text:p>25</text:p>
          </table:table-cell>
          <table:table-cell office:value-type="float" office:value="-4.7395" calcext:value-type="float">
            <text:p>-4.7395</text:p>
          </table:table-cell>
          <table:table-cell office:value-type="float" office:value="3333.7" calcext:value-type="float">
            <text:p>3333.7</text:p>
          </table:table-cell>
          <table:table-cell office:value-type="float" office:value="-8939" calcext:value-type="float">
            <text:p>-8939</text:p>
          </table:table-cell>
          <table:table-cell office:value-type="float" office:value="406.91" calcext:value-type="float">
            <text:p>406.91</text:p>
          </table:table-cell>
          <table:table-cell office:value-type="float" office:value="0.040298" calcext:value-type="float">
            <text:p>0.040298</text:p>
          </table:table-cell>
          <table:table-cell office:value-type="float" office:value="-0.24791" calcext:value-type="float">
            <text:p>-0.24791</text:p>
          </table:table-cell>
          <table:table-cell office:value-type="float" office:value="0.0048312" calcext:value-type="float">
            <text:p>0.0048312</text:p>
          </table:table-cell>
          <table:table-cell office:value-type="float" office:value="0" calcext:value-type="float">
            <text:p>0</text:p>
          </table:table-cell>
          <table:table-cell office:value-type="float" office:value="-2676.5" calcext:value-type="float">
            <text:p>-2676.5</text:p>
          </table:table-cell>
          <table:table-cell office:value-type="float" office:value="0.078043" calcext:value-type="float">
            <text:p>0.078043</text:p>
          </table:table-cell>
          <table:table-cell office:value-type="float" office:value="0.86677" calcext:value-type="float">
            <text:p>0.86677</text:p>
          </table:table-cell>
          <table:table-cell office:value-type="float" office:value="-0.024812" calcext:value-type="float">
            <text:p>-0.0248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3]-([$Sheet2.$B$2]*[.B263]+[$Sheet2.$B$3]))^2" office:value-type="float" office:value="0.000430700619917464" calcext:value-type="float">
            <text:p>0.000430700619917</text:p>
          </table:table-cell>
          <table:table-cell table:formula="of:=([.F263]-([$Sheet2.$B$7] +[$Sheet2.$B$8] * ([.B263] - [$Sheet2.$B$9])^2))^2" office:value-type="float" office:value="0.0000339126364107348" calcext:value-type="float">
            <text:p>3.39126364107348E-05</text:p>
          </table:table-cell>
          <table:table-cell table:formula="of:=([.X263]-([.AE263]^2*([$Sheet2.$B$13]*([.B263] -[$Sheet2.$B$14])^2 +[$Sheet2.$B$15]*([.B263]-[$Sheet2.$B$14]) +[$Sheet2.$B$16])    ))^2" office:value-type="float" office:value="0.0411911288140371" calcext:value-type="float">
            <text:p>0.041191128814037</text:p>
          </table:table-cell>
          <table:table-cell table:formula="of:=([.AG263]-([.AE263]^2*([$Sheet2.$B$20]*([.B263] -[$Sheet2.$B$21])^2 + [$Sheet2.$B$22]*([.B263]-[$Sheet2.$B$21]) + [$Sheet2.$B$23])    ))^2" office:value-type="float" office:value="12634.1873242423" calcext:value-type="float">
            <text:p>12634.1873242423</text:p>
          </table:table-cell>
          <table:table-cell table:formula="of:=([.AH263]-([.AE263]^2*([$Sheet2.$B$27]*([.B263] -[$Sheet2.$B$28])^2 +[$Sheet2.$B$29]*([.B263]-[$Sheet2.$B$28]) +[$Sheet2.$B$30])    ))^2" office:value-type="float" office:value="49697.002599349" calcext:value-type="float">
            <text:p>49697.002599349</text:p>
          </table:table-cell>
          <table:table-cell table:formula="of:=([.AI263]-([.AE263]^2*([$Sheet2.$B$34]*([.B263] - [$Sheet2.$B$35])^2 +[$Sheet2.$B$36]*([.B263]-[$Sheet2.$B$35]) +[$Sheet2.$B$37])    ))^2" office:value-type="float" office:value="274.435927056799" calcext:value-type="float">
            <text:p>274.435927056799</text:p>
          </table:table-cell>
          <table:table-cell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5497" calcext:value-type="float">
            <text:p>-0.55497</text:p>
          </table:table-cell>
          <table:table-cell office:value-type="float" office:value="0.043543" calcext:value-type="float">
            <text:p>0.043543</text:p>
          </table:table-cell>
          <table:table-cell office:value-type="float" office:value="0.008757" calcext:value-type="float">
            <text:p>0.008757</text:p>
          </table:table-cell>
          <table:table-cell office:value-type="float" office:value="0.034786" calcext:value-type="float">
            <text:p>0.034786</text:p>
          </table:table-cell>
          <table:table-cell office:value-type="float" office:value="-0.008856" calcext:value-type="float">
            <text:p>-0.008856</text:p>
          </table:table-cell>
          <table:table-cell office:value-type="float" office:value="-2.2568" calcext:value-type="float">
            <text:p>-2.2568</text:p>
          </table:table-cell>
          <table:table-cell office:value-type="float" office:value="-0.057612" calcext:value-type="float">
            <text:p>-0.057612</text:p>
          </table:table-cell>
          <table:table-cell office:value-type="float" office:value="-2.1992" calcext:value-type="float">
            <text:p>-2.1992</text:p>
          </table:table-cell>
          <table:table-cell office:value-type="float" office:value="-0.25747" calcext:value-type="float">
            <text:p>-0.25747</text:p>
          </table:table-cell>
          <table:table-cell office:value-type="float" office:value="-0.029971" calcext:value-type="float">
            <text:p>-0.029971</text:p>
          </table:table-cell>
          <table:table-cell office:value-type="float" office:value="-0.0042532" calcext:value-type="float">
            <text:p>-0.0042532</text:p>
          </table:table-cell>
          <table:table-cell office:value-type="float" office:value="-0.025718" calcext:value-type="float">
            <text:p>-0.025718</text:p>
          </table:table-cell>
          <table:table-cell office:value-type="float" office:value="-12.745" calcext:value-type="float">
            <text:p>-12.745</text:p>
          </table:table-cell>
          <table:table-cell office:value-type="float" office:value="-9.4947" calcext:value-type="float">
            <text:p>-9.4947</text:p>
          </table:table-cell>
          <table:table-cell office:value-type="float" office:value="-1" calcext:value-type="float">
            <text:p>-1</text:p>
          </table:table-cell>
          <table:table-cell office:value-type="float" office:value="812.86" calcext:value-type="float">
            <text:p>812.86</text:p>
          </table:table-cell>
          <table:table-cell office:value-type="float" office:value="-206.94" calcext:value-type="float">
            <text:p>-206.94</text:p>
          </table:table-cell>
          <table:table-cell office:value-type="float" office:value="-12968" calcext:value-type="float">
            <text:p>-12968</text:p>
          </table:table-cell>
          <table:table-cell office:value-type="float" office:value="812.86" calcext:value-type="float">
            <text:p>812.86</text:p>
          </table:table-cell>
          <table:table-cell office:value-type="float" office:value="-206.94" calcext:value-type="float">
            <text:p>-206.94</text:p>
          </table:table-cell>
          <table:table-cell office:value-type="float" office:value="-12968" calcext:value-type="float">
            <text:p>-12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23" calcext:value-type="float">
            <text:p>24.923</text:p>
          </table:table-cell>
          <table:table-cell office:value-type="float" office:value="-0.92504" calcext:value-type="float">
            <text:p>-0.92504</text:p>
          </table:table-cell>
          <table:table-cell office:value-type="float" office:value="25" calcext:value-type="float">
            <text:p>25</text:p>
          </table:table-cell>
          <table:table-cell office:value-type="float" office:value="-4.4863" calcext:value-type="float">
            <text:p>-4.4863</text:p>
          </table:table-cell>
          <table:table-cell office:value-type="float" office:value="3008.1" calcext:value-type="float">
            <text:p>3008.1</text:p>
          </table:table-cell>
          <table:table-cell office:value-type="float" office:value="-8015.8" calcext:value-type="float">
            <text:p>-8015.8</text:p>
          </table:table-cell>
          <table:table-cell office:value-type="float" office:value="350.17" calcext:value-type="float">
            <text:p>350.17</text:p>
          </table:table-cell>
          <table:table-cell office:value-type="float" office:value="0.039257" calcext:value-type="float">
            <text:p>0.039257</text:p>
          </table:table-cell>
          <table:table-cell office:value-type="float" office:value="-0.24789" calcext:value-type="float">
            <text:p>-0.24789</text:p>
          </table:table-cell>
          <table:table-cell office:value-type="float" office:value="0.0034228" calcext:value-type="float">
            <text:p>0.0034228</text:p>
          </table:table-cell>
          <table:table-cell office:value-type="float" office:value="0" calcext:value-type="float">
            <text:p>0</text:p>
          </table:table-cell>
          <table:table-cell office:value-type="float" office:value="-2668" calcext:value-type="float">
            <text:p>-2668</text:p>
          </table:table-cell>
          <table:table-cell office:value-type="float" office:value="0.065025" calcext:value-type="float">
            <text:p>0.065025</text:p>
          </table:table-cell>
          <table:table-cell office:value-type="float" office:value="0.84548" calcext:value-type="float">
            <text:p>0.84548</text:p>
          </table:table-cell>
          <table:table-cell office:value-type="float" office:value="-0.021787" calcext:value-type="float">
            <text:p>-0.0217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4]-([$Sheet2.$B$2]*[.B264]+[$Sheet2.$B$3]))^2" office:value-type="float" office:value="0.000394042167304697" calcext:value-type="float">
            <text:p>0.000394042167305</text:p>
          </table:table-cell>
          <table:table-cell table:formula="of:=([.F264]-([$Sheet2.$B$7] +[$Sheet2.$B$8] * ([.B264] - [$Sheet2.$B$9])^2))^2" office:value-type="float" office:value="0.0000229373063365089" calcext:value-type="float">
            <text:p>2.29373063365089E-05</text:p>
          </table:table-cell>
          <table:table-cell table:formula="of:=([.X264]-([.AE264]^2*([$Sheet2.$B$13]*([.B264] -[$Sheet2.$B$14])^2 +[$Sheet2.$B$15]*([.B264]-[$Sheet2.$B$14]) +[$Sheet2.$B$16])    ))^2" office:value-type="float" office:value="1.46423747167683" calcext:value-type="float">
            <text:p>1.46423747167683</text:p>
          </table:table-cell>
          <table:table-cell table:formula="of:=([.AG264]-([.AE264]^2*([$Sheet2.$B$20]*([.B264] -[$Sheet2.$B$21])^2 + [$Sheet2.$B$22]*([.B264]-[$Sheet2.$B$21]) + [$Sheet2.$B$23])    ))^2" office:value-type="float" office:value="12106.7443265794" calcext:value-type="float">
            <text:p>12106.7443265794</text:p>
          </table:table-cell>
          <table:table-cell table:formula="of:=([.AH264]-([.AE264]^2*([$Sheet2.$B$27]*([.B264] -[$Sheet2.$B$28])^2 +[$Sheet2.$B$29]*([.B264]-[$Sheet2.$B$28]) +[$Sheet2.$B$30])    ))^2" office:value-type="float" office:value="51966.4592159786" calcext:value-type="float">
            <text:p>51966.4592159786</text:p>
          </table:table-cell>
          <table:table-cell table:formula="of:=([.AI264]-([.AE264]^2*([$Sheet2.$B$34]*([.B264] - [$Sheet2.$B$35])^2 +[$Sheet2.$B$36]*([.B264]-[$Sheet2.$B$35]) +[$Sheet2.$B$37])    ))^2" office:value-type="float" office:value="151.400644783082" calcext:value-type="float">
            <text:p>151.400644783082</text:p>
          </table:table-cell>
          <table:table-cell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395" calcext:value-type="float">
            <text:p>-0.49395</text:p>
          </table:table-cell>
          <table:table-cell office:value-type="float" office:value="0.036788" calcext:value-type="float">
            <text:p>0.036788</text:p>
          </table:table-cell>
          <table:table-cell office:value-type="float" office:value="0.0083098" calcext:value-type="float">
            <text:p>0.0083098</text:p>
          </table:table-cell>
          <table:table-cell office:value-type="float" office:value="0.028479" calcext:value-type="float">
            <text:p>0.028479</text:p>
          </table:table-cell>
          <table:table-cell office:value-type="float" office:value="-0.0078266" calcext:value-type="float">
            <text:p>-0.0078266</text:p>
          </table:table-cell>
          <table:table-cell office:value-type="float" office:value="-2.0009" calcext:value-type="float">
            <text:p>-2.0009</text:p>
          </table:table-cell>
          <table:table-cell office:value-type="float" office:value="-0.05467" calcext:value-type="float">
            <text:p>-0.05467</text:p>
          </table:table-cell>
          <table:table-cell office:value-type="float" office:value="-1.9462" calcext:value-type="float">
            <text:p>-1.9462</text:p>
          </table:table-cell>
          <table:table-cell office:value-type="float" office:value="-0.22925" calcext:value-type="float">
            <text:p>-0.22925</text:p>
          </table:table-cell>
          <table:table-cell office:value-type="float" office:value="-0.025603" calcext:value-type="float">
            <text:p>-0.025603</text:p>
          </table:table-cell>
          <table:table-cell office:value-type="float" office:value="-0.0040183" calcext:value-type="float">
            <text:p>-0.0040183</text:p>
          </table:table-cell>
          <table:table-cell office:value-type="float" office:value="-0.021584" calcext:value-type="float">
            <text:p>-0.021584</text:p>
          </table:table-cell>
          <table:table-cell office:value-type="float" office:value="-13.427" calcext:value-type="float">
            <text:p>-13.427</text:p>
          </table:table-cell>
          <table:table-cell office:value-type="float" office:value="-9.4364" calcext:value-type="float">
            <text:p>-9.4364</text:p>
          </table:table-cell>
          <table:table-cell office:value-type="float" office:value="-1" calcext:value-type="float">
            <text:p>-1</text:p>
          </table:table-cell>
          <table:table-cell office:value-type="float" office:value="665.47" calcext:value-type="float">
            <text:p>665.47</text:p>
          </table:table-cell>
          <table:table-cell office:value-type="float" office:value="-182.88" calcext:value-type="float">
            <text:p>-182.88</text:p>
          </table:table-cell>
          <table:table-cell office:value-type="float" office:value="-11542" calcext:value-type="float">
            <text:p>-11542</text:p>
          </table:table-cell>
          <table:table-cell office:value-type="float" office:value="665.47" calcext:value-type="float">
            <text:p>665.47</text:p>
          </table:table-cell>
          <table:table-cell office:value-type="float" office:value="-182.88" calcext:value-type="float">
            <text:p>-182.88</text:p>
          </table:table-cell>
          <table:table-cell office:value-type="float" office:value="-11542" calcext:value-type="float">
            <text:p>-11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31" calcext:value-type="float">
            <text:p>24.931</text:p>
          </table:table-cell>
          <table:table-cell office:value-type="float" office:value="-0.93076" calcext:value-type="float">
            <text:p>-0.93076</text:p>
          </table:table-cell>
          <table:table-cell office:value-type="float" office:value="25" calcext:value-type="float">
            <text:p>25</text:p>
          </table:table-cell>
          <table:table-cell office:value-type="float" office:value="-4.2595" calcext:value-type="float">
            <text:p>-4.2595</text:p>
          </table:table-cell>
          <table:table-cell office:value-type="float" office:value="2678.5" calcext:value-type="float">
            <text:p>2678.5</text:p>
          </table:table-cell>
          <table:table-cell office:value-type="float" office:value="-7106.7" calcext:value-type="float">
            <text:p>-7106.7</text:p>
          </table:table-cell>
          <table:table-cell office:value-type="float" office:value="299.13" calcext:value-type="float">
            <text:p>299.13</text:p>
          </table:table-cell>
          <table:table-cell office:value-type="float" office:value="0.037876" calcext:value-type="float">
            <text:p>0.037876</text:p>
          </table:table-cell>
          <table:table-cell office:value-type="float" office:value="-0.24788" calcext:value-type="float">
            <text:p>-0.24788</text:p>
          </table:table-cell>
          <table:table-cell office:value-type="float" office:value="0.0018623" calcext:value-type="float">
            <text:p>0.0018623</text:p>
          </table:table-cell>
          <table:table-cell office:value-type="float" office:value="0" calcext:value-type="float">
            <text:p>0</text:p>
          </table:table-cell>
          <table:table-cell office:value-type="float" office:value="-2684.4" calcext:value-type="float">
            <text:p>-2684.4</text:p>
          </table:table-cell>
          <table:table-cell office:value-type="float" office:value="0.05325" calcext:value-type="float">
            <text:p>0.05325</text:p>
          </table:table-cell>
          <table:table-cell office:value-type="float" office:value="0.81811" calcext:value-type="float">
            <text:p>0.81811</text:p>
          </table:table-cell>
          <table:table-cell office:value-type="float" office:value="-0.018709" calcext:value-type="float">
            <text:p>-0.01870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5]-([$Sheet2.$B$2]*[.B265]+[$Sheet2.$B$3]))^2" office:value-type="float" office:value="0.000348481636652012" calcext:value-type="float">
            <text:p>0.000348481636652</text:p>
          </table:table-cell>
          <table:table-cell table:formula="of:=([.F265]-([$Sheet2.$B$7] +[$Sheet2.$B$8] * ([.B265] - [$Sheet2.$B$9])^2))^2" office:value-type="float" office:value="0.0000144886250327425" calcext:value-type="float">
            <text:p>1.44886250327425E-05</text:p>
          </table:table-cell>
          <table:table-cell table:formula="of:=([.X265]-([.AE265]^2*([$Sheet2.$B$13]*([.B265] -[$Sheet2.$B$14])^2 +[$Sheet2.$B$15]*([.B265]-[$Sheet2.$B$14]) +[$Sheet2.$B$16])    ))^2" office:value-type="float" office:value="4.78709672988014" calcext:value-type="float">
            <text:p>4.78709672988014</text:p>
          </table:table-cell>
          <table:table-cell table:formula="of:=([.AG265]-([.AE265]^2*([$Sheet2.$B$20]*([.B265] -[$Sheet2.$B$21])^2 + [$Sheet2.$B$22]*([.B265]-[$Sheet2.$B$21]) + [$Sheet2.$B$23])    ))^2" office:value-type="float" office:value="11267.4028181546" calcext:value-type="float">
            <text:p>11267.4028181546</text:p>
          </table:table-cell>
          <table:table-cell table:formula="of:=([.AH265]-([.AE265]^2*([$Sheet2.$B$27]*([.B265] -[$Sheet2.$B$28])^2 +[$Sheet2.$B$29]*([.B265]-[$Sheet2.$B$28]) +[$Sheet2.$B$30])    ))^2" office:value-type="float" office:value="52358.009416486" calcext:value-type="float">
            <text:p>52358.009416486</text:p>
          </table:table-cell>
          <table:table-cell table:formula="of:=([.AI265]-([.AE265]^2*([$Sheet2.$B$34]*([.B265] - [$Sheet2.$B$35])^2 +[$Sheet2.$B$36]*([.B265]-[$Sheet2.$B$35]) +[$Sheet2.$B$37])    ))^2" office:value-type="float" office:value="67.1506772407523" calcext:value-type="float">
            <text:p>67.1506772407523</text:p>
          </table:table-cell>
          <table:table-cell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266" calcext:value-type="float">
            <text:p>-0.43266</text:p>
          </table:table-cell>
          <table:table-cell office:value-type="float" office:value="0.03077" calcext:value-type="float">
            <text:p>0.03077</text:p>
          </table:table-cell>
          <table:table-cell office:value-type="float" office:value="0.0079188" calcext:value-type="float">
            <text:p>0.0079188</text:p>
          </table:table-cell>
          <table:table-cell office:value-type="float" office:value="0.022851" calcext:value-type="float">
            <text:p>0.022851</text:p>
          </table:table-cell>
          <table:table-cell office:value-type="float" office:value="-0.00691" calcext:value-type="float">
            <text:p>-0.00691</text:p>
          </table:table-cell>
          <table:table-cell office:value-type="float" office:value="-1.7489" calcext:value-type="float">
            <text:p>-1.7489</text:p>
          </table:table-cell>
          <table:table-cell office:value-type="float" office:value="-0.052097" calcext:value-type="float">
            <text:p>-0.052097</text:p>
          </table:table-cell>
          <table:table-cell office:value-type="float" office:value="-1.6968" calcext:value-type="float">
            <text:p>-1.6968</text:p>
          </table:table-cell>
          <table:table-cell office:value-type="float" office:value="-0.2007" calcext:value-type="float">
            <text:p>-0.2007</text:p>
          </table:table-cell>
          <table:table-cell office:value-type="float" office:value="-0.021716" calcext:value-type="float">
            <text:p>-0.021716</text:p>
          </table:table-cell>
          <table:table-cell office:value-type="float" office:value="-0.0038157" calcext:value-type="float">
            <text:p>-0.0038157</text:p>
          </table:table-cell>
          <table:table-cell office:value-type="float" office:value="-0.0179" calcext:value-type="float">
            <text:p>-0.0179</text:p>
          </table:table-cell>
          <table:table-cell office:value-type="float" office:value="-14.061" calcext:value-type="float">
            <text:p>-14.061</text:p>
          </table:table-cell>
          <table:table-cell office:value-type="float" office:value="-9.2491" calcext:value-type="float">
            <text:p>-9.2491</text:p>
          </table:table-cell>
          <table:table-cell office:value-type="float" office:value="-1" calcext:value-type="float">
            <text:p>-1</text:p>
          </table:table-cell>
          <table:table-cell office:value-type="float" office:value="533.96" calcext:value-type="float">
            <text:p>533.96</text:p>
          </table:table-cell>
          <table:table-cell office:value-type="float" office:value="-161.47" calcext:value-type="float">
            <text:p>-161.47</text:p>
          </table:table-cell>
          <table:table-cell office:value-type="float" office:value="-10110" calcext:value-type="float">
            <text:p>-10110</text:p>
          </table:table-cell>
          <table:table-cell office:value-type="float" office:value="533.96" calcext:value-type="float">
            <text:p>533.96</text:p>
          </table:table-cell>
          <table:table-cell office:value-type="float" office:value="-161.47" calcext:value-type="float">
            <text:p>-161.47</text:p>
          </table:table-cell>
          <table:table-cell office:value-type="float" office:value="-10110" calcext:value-type="float">
            <text:p>-10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37" calcext:value-type="float">
            <text:p>24.937</text:p>
          </table:table-cell>
          <table:table-cell office:value-type="float" office:value="-0.94961" calcext:value-type="float">
            <text:p>-0.94961</text:p>
          </table:table-cell>
          <table:table-cell office:value-type="float" office:value="25" calcext:value-type="float">
            <text:p>25</text:p>
          </table:table-cell>
          <table:table-cell office:value-type="float" office:value="-4.0679" calcext:value-type="float">
            <text:p>-4.0679</text:p>
          </table:table-cell>
          <table:table-cell office:value-type="float" office:value="2344.9" calcext:value-type="float">
            <text:p>2344.9</text:p>
          </table:table-cell>
          <table:table-cell office:value-type="float" office:value="-6211.6" calcext:value-type="float">
            <text:p>-6211.6</text:p>
          </table:table-cell>
          <table:table-cell office:value-type="float" office:value="253.72" calcext:value-type="float">
            <text:p>253.72</text:p>
          </table:table-cell>
          <table:table-cell office:value-type="float" office:value="0.036017" calcext:value-type="float">
            <text:p>0.036017</text:p>
          </table:table-cell>
          <table:table-cell office:value-type="float" office:value="-0.24788" calcext:value-type="float">
            <text:p>-0.24788</text:p>
          </table:table-cell>
          <table:table-cell table:style-name="ce1" office:value-type="float" office:value="0.00008763" calcext:value-type="float">
            <text:p>8.76E-05</text:p>
          </table:table-cell>
          <table:table-cell office:value-type="float" office:value="0" calcext:value-type="float">
            <text:p>0</text:p>
          </table:table-cell>
          <table:table-cell office:value-type="float" office:value="-2738.8" calcext:value-type="float">
            <text:p>-2738.8</text:p>
          </table:table-cell>
          <table:table-cell office:value-type="float" office:value="0.042737" calcext:value-type="float">
            <text:p>0.042737</text:p>
          </table:table-cell>
          <table:table-cell office:value-type="float" office:value="0.78229" calcext:value-type="float">
            <text:p>0.78229</text:p>
          </table:table-cell>
          <table:table-cell office:value-type="float" office:value="-0.015583" calcext:value-type="float">
            <text:p>-0.0155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6]-([$Sheet2.$B$2]*[.B266]+[$Sheet2.$B$3]))^2" office:value-type="float" office:value="0.000296350383219716" calcext:value-type="float">
            <text:p>0.00029635038322</text:p>
          </table:table-cell>
          <table:table-cell table:formula="of:=([.F266]-([$Sheet2.$B$7] +[$Sheet2.$B$8] * ([.B266] - [$Sheet2.$B$9])^2))^2" office:value-type="float" office:value="0.00000833916521295561" calcext:value-type="float">
            <text:p>8.33916521295561E-06</text:p>
          </table:table-cell>
          <table:table-cell table:formula="of:=([.X266]-([.AE266]^2*([$Sheet2.$B$13]*([.B266] -[$Sheet2.$B$14])^2 +[$Sheet2.$B$15]*([.B266]-[$Sheet2.$B$14]) +[$Sheet2.$B$16])    ))^2" office:value-type="float" office:value="9.5890309115578" calcext:value-type="float">
            <text:p>9.5890309115578</text:p>
          </table:table-cell>
          <table:table-cell table:formula="of:=([.AG266]-([.AE266]^2*([$Sheet2.$B$20]*([.B266] -[$Sheet2.$B$21])^2 + [$Sheet2.$B$22]*([.B266]-[$Sheet2.$B$21]) + [$Sheet2.$B$23])    ))^2" office:value-type="float" office:value="10151.3715502057" calcext:value-type="float">
            <text:p>10151.3715502057</text:p>
          </table:table-cell>
          <table:table-cell table:formula="of:=([.AH266]-([.AE266]^2*([$Sheet2.$B$27]*([.B266] -[$Sheet2.$B$28])^2 +[$Sheet2.$B$29]*([.B266]-[$Sheet2.$B$28]) +[$Sheet2.$B$30])    ))^2" office:value-type="float" office:value="50805.0848752838" calcext:value-type="float">
            <text:p>50805.0848752838</text:p>
          </table:table-cell>
          <table:table-cell table:formula="of:=([.AI266]-([.AE266]^2*([$Sheet2.$B$34]*([.B266] - [$Sheet2.$B$35])^2 +[$Sheet2.$B$36]*([.B266]-[$Sheet2.$B$35]) +[$Sheet2.$B$37])    ))^2" office:value-type="float" office:value="18.5439787370623" calcext:value-type="float">
            <text:p>18.5439787370623</text:p>
          </table:table-cell>
          <table:table-cell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114" calcext:value-type="float">
            <text:p>-0.37114</text:p>
          </table:table-cell>
          <table:table-cell office:value-type="float" office:value="0.025457" calcext:value-type="float">
            <text:p>0.025457</text:p>
          </table:table-cell>
          <table:table-cell office:value-type="float" office:value="0.0075472" calcext:value-type="float">
            <text:p>0.0075472</text:p>
          </table:table-cell>
          <table:table-cell office:value-type="float" office:value="0.01791" calcext:value-type="float">
            <text:p>0.01791</text:p>
          </table:table-cell>
          <table:table-cell office:value-type="float" office:value="-0.0061072" calcext:value-type="float">
            <text:p>-0.0061072</text:p>
          </table:table-cell>
          <table:table-cell office:value-type="float" office:value="-1.5007" calcext:value-type="float">
            <text:p>-1.5007</text:p>
          </table:table-cell>
          <table:table-cell office:value-type="float" office:value="-0.049653" calcext:value-type="float">
            <text:p>-0.049653</text:p>
          </table:table-cell>
          <table:table-cell office:value-type="float" office:value="-1.451" calcext:value-type="float">
            <text:p>-1.451</text:p>
          </table:table-cell>
          <table:table-cell office:value-type="float" office:value="-0.17183" calcext:value-type="float">
            <text:p>-0.17183</text:p>
          </table:table-cell>
          <table:table-cell office:value-type="float" office:value="-0.01829" calcext:value-type="float">
            <text:p>-0.01829</text:p>
          </table:table-cell>
          <table:table-cell office:value-type="float" office:value="-0.0036208" calcext:value-type="float">
            <text:p>-0.0036208</text:p>
          </table:table-cell>
          <table:table-cell office:value-type="float" office:value="-0.014669" calcext:value-type="float">
            <text:p>-0.014669</text:p>
          </table:table-cell>
          <table:table-cell office:value-type="float" office:value="-14.579" calcext:value-type="float">
            <text:p>-14.579</text:p>
          </table:table-cell>
          <table:table-cell office:value-type="float" office:value="-8.8818" calcext:value-type="float">
            <text:p>-8.8818</text:p>
          </table:table-cell>
          <table:table-cell office:value-type="float" office:value="-1" calcext:value-type="float">
            <text:p>-1</text:p>
          </table:table-cell>
          <table:table-cell office:value-type="float" office:value="418.51" calcext:value-type="float">
            <text:p>418.51</text:p>
          </table:table-cell>
          <table:table-cell office:value-type="float" office:value="-142.71" calcext:value-type="float">
            <text:p>-142.71</text:p>
          </table:table-cell>
          <table:table-cell office:value-type="float" office:value="-8672.6" calcext:value-type="float">
            <text:p>-8672.6</text:p>
          </table:table-cell>
          <table:table-cell office:value-type="float" office:value="418.51" calcext:value-type="float">
            <text:p>418.51</text:p>
          </table:table-cell>
          <table:table-cell office:value-type="float" office:value="-142.71" calcext:value-type="float">
            <text:p>-142.71</text:p>
          </table:table-cell>
          <table:table-cell office:value-type="float" office:value="-8672.6" calcext:value-type="float">
            <text:p>-867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41" calcext:value-type="float">
            <text:p>24.941</text:p>
          </table:table-cell>
          <table:table-cell office:value-type="float" office:value="-0.98889" calcext:value-type="float">
            <text:p>-0.98889</text:p>
          </table:table-cell>
          <table:table-cell office:value-type="float" office:value="25" calcext:value-type="float">
            <text:p>25</text:p>
          </table:table-cell>
          <table:table-cell office:value-type="float" office:value="-3.9239" calcext:value-type="float">
            <text:p>-3.9239</text:p>
          </table:table-cell>
          <table:table-cell office:value-type="float" office:value="2007.5" calcext:value-type="float">
            <text:p>2007.5</text:p>
          </table:table-cell>
          <table:table-cell office:value-type="float" office:value="-5330.2" calcext:value-type="float">
            <text:p>-5330.2</text:p>
          </table:table-cell>
          <table:table-cell office:value-type="float" office:value="213.69" calcext:value-type="float">
            <text:p>213.69</text:p>
          </table:table-cell>
          <table:table-cell office:value-type="float" office:value="0.03345" calcext:value-type="float">
            <text:p>0.03345</text:p>
          </table:table-cell>
          <table:table-cell office:value-type="float" office:value="-0.2479" calcext:value-type="float">
            <text:p>-0.2479</text:p>
          </table:table-cell>
          <table:table-cell office:value-type="float" office:value="-0.0020053" calcext:value-type="float">
            <text:p>-0.0020053</text:p>
          </table:table-cell>
          <table:table-cell office:value-type="float" office:value="0" calcext:value-type="float">
            <text:p>0</text:p>
          </table:table-cell>
          <table:table-cell office:value-type="float" office:value="-2852.1" calcext:value-type="float">
            <text:p>-2852.1</text:p>
          </table:table-cell>
          <table:table-cell office:value-type="float" office:value="0.033503" calcext:value-type="float">
            <text:p>0.033503</text:p>
          </table:table-cell>
          <table:table-cell office:value-type="float" office:value="0.73444" calcext:value-type="float">
            <text:p>0.73444</text:p>
          </table:table-cell>
          <table:table-cell office:value-type="float" office:value="-0.012415" calcext:value-type="float">
            <text:p>-0.0124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7]-([$Sheet2.$B$2]*[.B267]+[$Sheet2.$B$3]))^2" office:value-type="float" office:value="0.000241242955533309" calcext:value-type="float">
            <text:p>0.000241242955533</text:p>
          </table:table-cell>
          <table:table-cell table:formula="of:=([.F267]-([$Sheet2.$B$7] +[$Sheet2.$B$8] * ([.B267] - [$Sheet2.$B$9])^2))^2" office:value-type="float" office:value="0.00000426586343612258" calcext:value-type="float">
            <text:p>4.26586343612258E-06</text:p>
          </table:table-cell>
          <table:table-cell table:formula="of:=([.X267]-([.AE267]^2*([$Sheet2.$B$13]*([.B267] -[$Sheet2.$B$14])^2 +[$Sheet2.$B$15]*([.B267]-[$Sheet2.$B$14]) +[$Sheet2.$B$16])    ))^2" office:value-type="float" office:value="15.4926820856527" calcext:value-type="float">
            <text:p>15.4926820856527</text:p>
          </table:table-cell>
          <table:table-cell table:formula="of:=([.AG267]-([.AE267]^2*([$Sheet2.$B$20]*([.B267] -[$Sheet2.$B$21])^2 + [$Sheet2.$B$22]*([.B267]-[$Sheet2.$B$21]) + [$Sheet2.$B$23])    ))^2" office:value-type="float" office:value="8845.14433253418" calcext:value-type="float">
            <text:p>8845.14433253418</text:p>
          </table:table-cell>
          <table:table-cell table:formula="of:=([.AH267]-([.AE267]^2*([$Sheet2.$B$27]*([.B267] -[$Sheet2.$B$28])^2 +[$Sheet2.$B$29]*([.B267]-[$Sheet2.$B$28]) +[$Sheet2.$B$30])    ))^2" office:value-type="float" office:value="47264.8696139845" calcext:value-type="float">
            <text:p>47264.8696139845</text:p>
          </table:table-cell>
          <table:table-cell table:formula="of:=([.AI267]-([.AE267]^2*([$Sheet2.$B$34]*([.B267] - [$Sheet2.$B$35])^2 +[$Sheet2.$B$36]*([.B267]-[$Sheet2.$B$35]) +[$Sheet2.$B$37])    ))^2" office:value-type="float" office:value="0.791491289117722" calcext:value-type="float">
            <text:p>0.791491289117722</text:p>
          </table:table-cell>
          <table:table-cell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942" calcext:value-type="float">
            <text:p>-0.30942</text:p>
          </table:table-cell>
          <table:table-cell office:value-type="float" office:value="0.02089" calcext:value-type="float">
            <text:p>0.02089</text:p>
          </table:table-cell>
          <table:table-cell office:value-type="float" office:value="0.0072261" calcext:value-type="float">
            <text:p>0.0072261</text:p>
          </table:table-cell>
          <table:table-cell office:value-type="float" office:value="0.013663" calcext:value-type="float">
            <text:p>0.013663</text:p>
          </table:table-cell>
          <table:table-cell office:value-type="float" office:value="-0.0054186" calcext:value-type="float">
            <text:p>-0.0054186</text:p>
          </table:table-cell>
          <table:table-cell office:value-type="float" office:value="-1.2567" calcext:value-type="float">
            <text:p>-1.2567</text:p>
          </table:table-cell>
          <table:table-cell office:value-type="float" office:value="-0.04754" calcext:value-type="float">
            <text:p>-0.04754</text:p>
          </table:table-cell>
          <table:table-cell office:value-type="float" office:value="-1.2092" calcext:value-type="float">
            <text:p>-1.2092</text:p>
          </table:table-cell>
          <table:table-cell office:value-type="float" office:value="-0.14263" calcext:value-type="float">
            <text:p>-0.14263</text:p>
          </table:table-cell>
          <table:table-cell office:value-type="float" office:value="-0.015347" calcext:value-type="float">
            <text:p>-0.015347</text:p>
          </table:table-cell>
          <table:table-cell office:value-type="float" office:value="-0.0034533" calcext:value-type="float">
            <text:p>-0.0034533</text:p>
          </table:table-cell>
          <table:table-cell office:value-type="float" office:value="-0.011894" calcext:value-type="float">
            <text:p>-0.011894</text:p>
          </table:table-cell>
          <table:table-cell office:value-type="float" office:value="-14.812" calcext:value-type="float">
            <text:p>-14.812</text:p>
          </table:table-cell>
          <table:table-cell office:value-type="float" office:value="-8.2393" calcext:value-type="float">
            <text:p>-8.2393</text:p>
          </table:table-cell>
          <table:table-cell office:value-type="float" office:value="-1" calcext:value-type="float">
            <text:p>-1</text:p>
          </table:table-cell>
          <table:table-cell office:value-type="float" office:value="319.28" calcext:value-type="float">
            <text:p>319.28</text:p>
          </table:table-cell>
          <table:table-cell office:value-type="float" office:value="-126.62" calcext:value-type="float">
            <text:p>-126.62</text:p>
          </table:table-cell>
          <table:table-cell office:value-type="float" office:value="-7230.3" calcext:value-type="float">
            <text:p>-7230.3</text:p>
          </table:table-cell>
          <table:table-cell office:value-type="float" office:value="319.28" calcext:value-type="float">
            <text:p>319.28</text:p>
          </table:table-cell>
          <table:table-cell office:value-type="float" office:value="-126.62" calcext:value-type="float">
            <text:p>-126.62</text:p>
          </table:table-cell>
          <table:table-cell office:value-type="float" office:value="-7230.3" calcext:value-type="float">
            <text:p>-723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43" calcext:value-type="float">
            <text:p>24.943</text:p>
          </table:table-cell>
          <table:table-cell office:value-type="float" office:value="-1.066" calcext:value-type="float">
            <text:p>-1.066</text:p>
          </table:table-cell>
          <table:table-cell office:value-type="float" office:value="25" calcext:value-type="float">
            <text:p>25</text:p>
          </table:table-cell>
          <table:table-cell office:value-type="float" office:value="-3.8623" calcext:value-type="float">
            <text:p>-3.8623</text:p>
          </table:table-cell>
          <table:table-cell office:value-type="float" office:value="1666.5" calcext:value-type="float">
            <text:p>1666.5</text:p>
          </table:table-cell>
          <table:table-cell office:value-type="float" office:value="-4463.6" calcext:value-type="float">
            <text:p>-4463.6</text:p>
          </table:table-cell>
          <table:table-cell office:value-type="float" office:value="179.31" calcext:value-type="float">
            <text:p>179.31</text:p>
          </table:table-cell>
          <table:table-cell office:value-type="float" office:value="0.029761" calcext:value-type="float">
            <text:p>0.029761</text:p>
          </table:table-cell>
          <table:table-cell office:value-type="float" office:value="-0.24796" calcext:value-type="float">
            <text:p>-0.24796</text:p>
          </table:table-cell>
          <table:table-cell office:value-type="float" office:value="-0.0046045" calcext:value-type="float">
            <text:p>-0.0046045</text:p>
          </table:table-cell>
          <table:table-cell office:value-type="float" office:value="0" calcext:value-type="float">
            <text:p>0</text:p>
          </table:table-cell>
          <table:table-cell office:value-type="float" office:value="-3074.5" calcext:value-type="float">
            <text:p>-3074.5</text:p>
          </table:table-cell>
          <table:table-cell office:value-type="float" office:value="0.025561" calcext:value-type="float">
            <text:p>0.025561</text:p>
          </table:table-cell>
          <table:table-cell office:value-type="float" office:value="0.66912" calcext:value-type="float">
            <text:p>0.66912</text:p>
          </table:table-cell>
          <table:table-cell office:value-type="float" office:value="-0.0092086" calcext:value-type="float">
            <text:p>-0.009208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8]-([$Sheet2.$B$2]*[.B268]+[$Sheet2.$B$3]))^2" office:value-type="float" office:value="0.000186299712402778" calcext:value-type="float">
            <text:p>0.000186299712403</text:p>
          </table:table-cell>
          <table:table-cell table:formula="of:=([.F268]-([$Sheet2.$B$7] +[$Sheet2.$B$8] * ([.B268] - [$Sheet2.$B$9])^2))^2" office:value-type="float" office:value="0.00000168557989125089" calcext:value-type="float">
            <text:p>1.68557989125089E-06</text:p>
          </table:table-cell>
          <table:table-cell table:formula="of:=([.X268]-([.AE268]^2*([$Sheet2.$B$13]*([.B268] -[$Sheet2.$B$14])^2 +[$Sheet2.$B$15]*([.B268]-[$Sheet2.$B$14]) +[$Sheet2.$B$16])    ))^2" office:value-type="float" office:value="21.961583154876" calcext:value-type="float">
            <text:p>21.961583154876</text:p>
          </table:table-cell>
          <table:table-cell table:formula="of:=([.AG268]-([.AE268]^2*([$Sheet2.$B$20]*([.B268] -[$Sheet2.$B$21])^2 + [$Sheet2.$B$22]*([.B268]-[$Sheet2.$B$21]) + [$Sheet2.$B$23])    ))^2" office:value-type="float" office:value="7435.93375523425" calcext:value-type="float">
            <text:p>7435.93375523425</text:p>
          </table:table-cell>
          <table:table-cell table:formula="of:=([.AH268]-([.AE268]^2*([$Sheet2.$B$27]*([.B268] -[$Sheet2.$B$28])^2 +[$Sheet2.$B$29]*([.B268]-[$Sheet2.$B$28]) +[$Sheet2.$B$30])    ))^2" office:value-type="float" office:value="42408.7224205738" calcext:value-type="float">
            <text:p>42408.7224205738</text:p>
          </table:table-cell>
          <table:table-cell table:formula="of:=([.AI268]-([.AE268]^2*([$Sheet2.$B$34]*([.B268] - [$Sheet2.$B$35])^2 +[$Sheet2.$B$36]*([.B268]-[$Sheet2.$B$35]) +[$Sheet2.$B$37])    ))^2" office:value-type="float" office:value="5.40697592546499" calcext:value-type="float">
            <text:p>5.40697592546499</text:p>
          </table:table-cell>
          <table:table-cell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752" calcext:value-type="float">
            <text:p>-0.24752</text:p>
          </table:table-cell>
          <table:table-cell office:value-type="float" office:value="0.017057" calcext:value-type="float">
            <text:p>0.017057</text:p>
          </table:table-cell>
          <table:table-cell office:value-type="float" office:value="0.0069397" calcext:value-type="float">
            <text:p>0.0069397</text:p>
          </table:table-cell>
          <table:table-cell office:value-type="float" office:value="0.010117" calcext:value-type="float">
            <text:p>0.010117</text:p>
          </table:table-cell>
          <table:table-cell office:value-type="float" office:value="-0.004845" calcext:value-type="float">
            <text:p>-0.004845</text:p>
          </table:table-cell>
          <table:table-cell office:value-type="float" office:value="-1.017" calcext:value-type="float">
            <text:p>-1.017</text:p>
          </table:table-cell>
          <table:table-cell office:value-type="float" office:value="-0.045656" calcext:value-type="float">
            <text:p>-0.045656</text:p>
          </table:table-cell>
          <table:table-cell office:value-type="float" office:value="-0.97131" calcext:value-type="float">
            <text:p>-0.97131</text:p>
          </table:table-cell>
          <table:table-cell office:value-type="float" office:value="-0.11313" calcext:value-type="float">
            <text:p>-0.11313</text:p>
          </table:table-cell>
          <table:table-cell office:value-type="float" office:value="-0.012883" calcext:value-type="float">
            <text:p>-0.012883</text:p>
          </table:table-cell>
          <table:table-cell office:value-type="float" office:value="-0.0033045" calcext:value-type="float">
            <text:p>-0.0033045</text:p>
          </table:table-cell>
          <table:table-cell office:value-type="float" office:value="-0.009578" calcext:value-type="float">
            <text:p>-0.009578</text:p>
          </table:table-cell>
          <table:table-cell office:value-type="float" office:value="-14.511" calcext:value-type="float">
            <text:p>-14.511</text:p>
          </table:table-cell>
          <table:table-cell office:value-type="float" office:value="-7.2196" calcext:value-type="float">
            <text:p>-7.2196</text:p>
          </table:table-cell>
          <table:table-cell office:value-type="float" office:value="-1" calcext:value-type="float">
            <text:p>-1</text:p>
          </table:table-cell>
          <table:table-cell office:value-type="float" office:value="236.4" calcext:value-type="float">
            <text:p>236.4</text:p>
          </table:table-cell>
          <table:table-cell office:value-type="float" office:value="-113.21" calcext:value-type="float">
            <text:p>-113.21</text:p>
          </table:table-cell>
          <table:table-cell office:value-type="float" office:value="-5783.8" calcext:value-type="float">
            <text:p>-5783.8</text:p>
          </table:table-cell>
          <table:table-cell office:value-type="float" office:value="236.4" calcext:value-type="float">
            <text:p>236.4</text:p>
          </table:table-cell>
          <table:table-cell office:value-type="float" office:value="-113.21" calcext:value-type="float">
            <text:p>-113.21</text:p>
          </table:table-cell>
          <table:table-cell office:value-type="float" office:value="-5783.8" calcext:value-type="float">
            <text:p>-578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41" calcext:value-type="float">
            <text:p>24.941</text:p>
          </table:table-cell>
          <table:table-cell office:value-type="float" office:value="-1.2166" calcext:value-type="float">
            <text:p>-1.2166</text:p>
          </table:table-cell>
          <table:table-cell office:value-type="float" office:value="25" calcext:value-type="float">
            <text:p>25</text:p>
          </table:table-cell>
          <table:table-cell office:value-type="float" office:value="-3.9421" calcext:value-type="float">
            <text:p>-3.9421</text:p>
          </table:table-cell>
          <table:table-cell office:value-type="float" office:value="1321.8" calcext:value-type="float">
            <text:p>1321.8</text:p>
          </table:table-cell>
          <table:table-cell office:value-type="float" office:value="-3612.1" calcext:value-type="float">
            <text:p>-3612.1</text:p>
          </table:table-cell>
          <table:table-cell office:value-type="float" office:value="150.51" calcext:value-type="float">
            <text:p>150.51</text:p>
          </table:table-cell>
          <table:table-cell office:value-type="float" office:value="0.024118" calcext:value-type="float">
            <text:p>0.024118</text:p>
          </table:table-cell>
          <table:table-cell office:value-type="float" office:value="-0.24805" calcext:value-type="float">
            <text:p>-0.24805</text:p>
          </table:table-cell>
          <table:table-cell office:value-type="float" office:value="-0.0080878" calcext:value-type="float">
            <text:p>-0.0080878</text:p>
          </table:table-cell>
          <table:table-cell office:value-type="float" office:value="0" calcext:value-type="float">
            <text:p>0</text:p>
          </table:table-cell>
          <table:table-cell office:value-type="float" office:value="-3508.7" calcext:value-type="float">
            <text:p>-3508.7</text:p>
          </table:table-cell>
          <table:table-cell office:value-type="float" office:value="0.018924" calcext:value-type="float">
            <text:p>0.018924</text:p>
          </table:table-cell>
          <table:table-cell office:value-type="float" office:value="0.57827" calcext:value-type="float">
            <text:p>0.57827</text:p>
          </table:table-cell>
          <table:table-cell office:value-type="float" office:value="-0.0059697" calcext:value-type="float">
            <text:p>-0.00596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69]-([$Sheet2.$B$2]*[.B269]+[$Sheet2.$B$3]))^2" office:value-type="float" office:value="0.00013424310617579" calcext:value-type="float">
            <text:p>0.000134243106176</text:p>
          </table:table-cell>
          <table:table-cell table:formula="of:=([.F269]-([$Sheet2.$B$7] +[$Sheet2.$B$8] * ([.B269] - [$Sheet2.$B$9])^2))^2" office:value-type="float" office:value="0.000000358163687089933" calcext:value-type="float">
            <text:p>3.58163687089933E-07</text:p>
          </table:table-cell>
          <table:table-cell table:formula="of:=([.X269]-([.AE269]^2*([$Sheet2.$B$13]*([.B269] -[$Sheet2.$B$14])^2 +[$Sheet2.$B$15]*([.B269]-[$Sheet2.$B$14]) +[$Sheet2.$B$16])    ))^2" office:value-type="float" office:value="28.4872927607217" calcext:value-type="float">
            <text:p>28.4872927607217</text:p>
          </table:table-cell>
          <table:table-cell table:formula="of:=([.AG269]-([.AE269]^2*([$Sheet2.$B$20]*([.B269] -[$Sheet2.$B$21])^2 + [$Sheet2.$B$22]*([.B269]-[$Sheet2.$B$21]) + [$Sheet2.$B$23])    ))^2" office:value-type="float" office:value="5960.41344242894" calcext:value-type="float">
            <text:p>5960.41344242894</text:p>
          </table:table-cell>
          <table:table-cell table:formula="of:=([.AH269]-([.AE269]^2*([$Sheet2.$B$27]*([.B269] -[$Sheet2.$B$28])^2 +[$Sheet2.$B$29]*([.B269]-[$Sheet2.$B$28]) +[$Sheet2.$B$30])    ))^2" office:value-type="float" office:value="36590.572016592" calcext:value-type="float">
            <text:p>36590.572016592</text:p>
          </table:table-cell>
          <table:table-cell table:formula="of:=([.AI269]-([.AE269]^2*([$Sheet2.$B$34]*([.B269] - [$Sheet2.$B$35])^2 +[$Sheet2.$B$36]*([.B269]-[$Sheet2.$B$35]) +[$Sheet2.$B$37])    ))^2" office:value-type="float" office:value="27.7578653852577" calcext:value-type="float">
            <text:p>27.7578653852577</text:p>
          </table:table-cell>
          <table:table-cell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546" calcext:value-type="float">
            <text:p>-0.18546</text:p>
          </table:table-cell>
          <table:table-cell office:value-type="float" office:value="0.013957" calcext:value-type="float">
            <text:p>0.013957</text:p>
          </table:table-cell>
          <table:table-cell office:value-type="float" office:value="0.0066808" calcext:value-type="float">
            <text:p>0.0066808</text:p>
          </table:table-cell>
          <table:table-cell office:value-type="float" office:value="0.0072758" calcext:value-type="float">
            <text:p>0.0072758</text:p>
          </table:table-cell>
          <table:table-cell office:value-type="float" office:value="-0.0043869" calcext:value-type="float">
            <text:p>-0.0043869</text:p>
          </table:table-cell>
          <table:table-cell office:value-type="float" office:value="-0.78151" calcext:value-type="float">
            <text:p>-0.78151</text:p>
          </table:table-cell>
          <table:table-cell office:value-type="float" office:value="-0.043953" calcext:value-type="float">
            <text:p>-0.043953</text:p>
          </table:table-cell>
          <table:table-cell office:value-type="float" office:value="-0.73756" calcext:value-type="float">
            <text:p>-0.73756</text:p>
          </table:table-cell>
          <table:table-cell office:value-type="float" office:value="-0.083335" calcext:value-type="float">
            <text:p>-0.083335</text:p>
          </table:table-cell>
          <table:table-cell office:value-type="float" office:value="-0.010895" calcext:value-type="float">
            <text:p>-0.010895</text:p>
          </table:table-cell>
          <table:table-cell office:value-type="float" office:value="-0.0031708" calcext:value-type="float">
            <text:p>-0.0031708</text:p>
          </table:table-cell>
          <table:table-cell office:value-type="float" office:value="-0.007724" calcext:value-type="float">
            <text:p>-0.007724</text:p>
          </table:table-cell>
          <table:table-cell office:value-type="float" office:value="-13.289" calcext:value-type="float">
            <text:p>-13.289</text:p>
          </table:table-cell>
          <table:table-cell office:value-type="float" office:value="-5.7228" calcext:value-type="float">
            <text:p>-5.7228</text:p>
          </table:table-cell>
          <table:table-cell office:value-type="float" office:value="-1" calcext:value-type="float">
            <text:p>-1</text:p>
          </table:table-cell>
          <table:table-cell office:value-type="float" office:value="170.02" calcext:value-type="float">
            <text:p>170.02</text:p>
          </table:table-cell>
          <table:table-cell office:value-type="float" office:value="-102.51" calcext:value-type="float">
            <text:p>-102.51</text:p>
          </table:table-cell>
          <table:table-cell office:value-type="float" office:value="-4333.7" calcext:value-type="float">
            <text:p>-4333.7</text:p>
          </table:table-cell>
          <table:table-cell office:value-type="float" office:value="170.02" calcext:value-type="float">
            <text:p>170.02</text:p>
          </table:table-cell>
          <table:table-cell office:value-type="float" office:value="-102.51" calcext:value-type="float">
            <text:p>-102.51</text:p>
          </table:table-cell>
          <table:table-cell office:value-type="float" office:value="-4333.7" calcext:value-type="float">
            <text:p>-433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3" calcext:value-type="float">
            <text:p>24.93</text:p>
          </table:table-cell>
          <table:table-cell office:value-type="float" office:value="-1.5348" calcext:value-type="float">
            <text:p>-1.5348</text:p>
          </table:table-cell>
          <table:table-cell office:value-type="float" office:value="25" calcext:value-type="float">
            <text:p>25</text:p>
          </table:table-cell>
          <table:table-cell office:value-type="float" office:value="-4.3036" calcext:value-type="float">
            <text:p>-4.3036</text:p>
          </table:table-cell>
          <table:table-cell office:value-type="float" office:value="973.66" calcext:value-type="float">
            <text:p>973.66</text:p>
          </table:table-cell>
          <table:table-cell office:value-type="float" office:value="-2775.8" calcext:value-type="float">
            <text:p>-2775.8</text:p>
          </table:table-cell>
          <table:table-cell office:value-type="float" office:value="127.29" calcext:value-type="float">
            <text:p>127.29</text:p>
          </table:table-cell>
          <table:table-cell office:value-type="float" office:value="0.014577" calcext:value-type="float">
            <text:p>0.014577</text:p>
          </table:table-cell>
          <table:table-cell office:value-type="float" office:value="-0.24824" calcext:value-type="float">
            <text:p>-0.24824</text:p>
          </table:table-cell>
          <table:table-cell office:value-type="float" office:value="-0.013341" calcext:value-type="float">
            <text:p>-0.013341</text:p>
          </table:table-cell>
          <table:table-cell office:value-type="float" office:value="0" calcext:value-type="float">
            <text:p>0</text:p>
          </table:table-cell>
          <table:table-cell office:value-type="float" office:value="-4426.5" calcext:value-type="float">
            <text:p>-4426.5</text:p>
          </table:table-cell>
          <table:table-cell office:value-type="float" office:value="0.013604" calcext:value-type="float">
            <text:p>0.013604</text:p>
          </table:table-cell>
          <table:table-cell office:value-type="float" office:value="0.45144" calcext:value-type="float">
            <text:p>0.45144</text:p>
          </table:table-cell>
          <table:table-cell office:value-type="float" office:value="-0.0027035" calcext:value-type="float">
            <text:p>-0.00270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0]-([$Sheet2.$B$2]*[.B270]+[$Sheet2.$B$3]))^2" office:value-type="float" office:value="0.0000876751359948945" calcext:value-type="float">
            <text:p>8.76751359948945E-05</text:p>
          </table:table-cell>
          <table:table-cell table:formula="of:=([.F270]-([$Sheet2.$B$7] +[$Sheet2.$B$8] * ([.B270] - [$Sheet2.$B$9])^2))^2" office:value-type="float" office:value="0.00000000109537892144556" calcext:value-type="float">
            <text:p>1.09537892144556E-09</text:p>
          </table:table-cell>
          <table:table-cell table:formula="of:=([.X270]-([.AE270]^2*([$Sheet2.$B$13]*([.B270] -[$Sheet2.$B$14])^2 +[$Sheet2.$B$15]*([.B270]-[$Sheet2.$B$14]) +[$Sheet2.$B$16])    ))^2" office:value-type="float" office:value="34.329812647807" calcext:value-type="float">
            <text:p>34.329812647807</text:p>
          </table:table-cell>
          <table:table-cell table:formula="of:=([.AG270]-([.AE270]^2*([$Sheet2.$B$20]*([.B270] -[$Sheet2.$B$21])^2 + [$Sheet2.$B$22]*([.B270]-[$Sheet2.$B$21]) + [$Sheet2.$B$23])    ))^2" office:value-type="float" office:value="4519.09144041268" calcext:value-type="float">
            <text:p>4519.09144041268</text:p>
          </table:table-cell>
          <table:table-cell table:formula="of:=([.AH270]-([.AE270]^2*([$Sheet2.$B$27]*([.B270] -[$Sheet2.$B$28])^2 +[$Sheet2.$B$29]*([.B270]-[$Sheet2.$B$28]) +[$Sheet2.$B$30])    ))^2" office:value-type="float" office:value="30124.2451365005" calcext:value-type="float">
            <text:p>30124.2451365005</text:p>
          </table:table-cell>
          <table:table-cell table:formula="of:=([.AI270]-([.AE270]^2*([$Sheet2.$B$34]*([.B270] - [$Sheet2.$B$35])^2 +[$Sheet2.$B$36]*([.B270]-[$Sheet2.$B$35]) +[$Sheet2.$B$37])    ))^2" office:value-type="float" office:value="63.0466275004471" calcext:value-type="float">
            <text:p>63.0466275004471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329" calcext:value-type="float">
            <text:p>-0.12329</text:p>
          </table:table-cell>
          <table:table-cell office:value-type="float" office:value="0.011594" calcext:value-type="float">
            <text:p>0.011594</text:p>
          </table:table-cell>
          <table:table-cell office:value-type="float" office:value="0.0064493" calcext:value-type="float">
            <text:p>0.0064493</text:p>
          </table:table-cell>
          <table:table-cell office:value-type="float" office:value="0.0051447" calcext:value-type="float">
            <text:p>0.0051447</text:p>
          </table:table-cell>
          <table:table-cell office:value-type="float" office:value="-0.0040445" calcext:value-type="float">
            <text:p>-0.0040445</text:p>
          </table:table-cell>
          <table:table-cell office:value-type="float" office:value="-0.55048" calcext:value-type="float">
            <text:p>-0.55048</text:p>
          </table:table-cell>
          <table:table-cell office:value-type="float" office:value="-0.04243" calcext:value-type="float">
            <text:p>-0.04243</text:p>
          </table:table-cell>
          <table:table-cell office:value-type="float" office:value="-0.50805" calcext:value-type="float">
            <text:p>-0.50805</text:p>
          </table:table-cell>
          <table:table-cell office:value-type="float" office:value="-0.053254" calcext:value-type="float">
            <text:p>-0.053254</text:p>
          </table:table-cell>
          <table:table-cell office:value-type="float" office:value="-0.0093841" calcext:value-type="float">
            <text:p>-0.0093841</text:p>
          </table:table-cell>
          <table:table-cell office:value-type="float" office:value="-0.0030501" calcext:value-type="float">
            <text:p>-0.0030501</text:p>
          </table:table-cell>
          <table:table-cell office:value-type="float" office:value="-0.006334" calcext:value-type="float">
            <text:p>-0.006334</text:p>
          </table:table-cell>
          <table:table-cell office:value-type="float" office:value="-10.634" calcext:value-type="float">
            <text:p>-10.634</text:p>
          </table:table-cell>
          <table:table-cell office:value-type="float" office:value="-3.7337" calcext:value-type="float">
            <text:p>-3.7337</text:p>
          </table:table-cell>
          <table:table-cell office:value-type="float" office:value="-1" calcext:value-type="float">
            <text:p>-1</text:p>
          </table:table-cell>
          <table:table-cell office:value-type="float" office:value="120.22" calcext:value-type="float">
            <text:p>120.22</text:p>
          </table:table-cell>
          <table:table-cell office:value-type="float" office:value="-94.509" calcext:value-type="float">
            <text:p>-94.509</text:p>
          </table:table-cell>
          <table:table-cell office:value-type="float" office:value="-2880.8" calcext:value-type="float">
            <text:p>-2880.8</text:p>
          </table:table-cell>
          <table:table-cell office:value-type="float" office:value="120.22" calcext:value-type="float">
            <text:p>120.22</text:p>
          </table:table-cell>
          <table:table-cell office:value-type="float" office:value="-94.509" calcext:value-type="float">
            <text:p>-94.509</text:p>
          </table:table-cell>
          <table:table-cell office:value-type="float" office:value="-2880.8" calcext:value-type="float">
            <text:p>-288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9" calcext:value-type="float">
            <text:p>24.89</text:p>
          </table:table-cell>
          <table:table-cell office:value-type="float" office:value="-2.3524" calcext:value-type="float">
            <text:p>-2.3524</text:p>
          </table:table-cell>
          <table:table-cell office:value-type="float" office:value="25" calcext:value-type="float">
            <text:p>25</text:p>
          </table:table-cell>
          <table:table-cell office:value-type="float" office:value="-5.3724" calcext:value-type="float">
            <text:p>-5.3724</text:p>
          </table:table-cell>
          <table:table-cell office:value-type="float" office:value="622.2" calcext:value-type="float">
            <text:p>622.2</text:p>
          </table:table-cell>
          <table:table-cell office:value-type="float" office:value="-1955.2" calcext:value-type="float">
            <text:p>-1955.2</text:p>
          </table:table-cell>
          <table:table-cell office:value-type="float" office:value="109.64" calcext:value-type="float">
            <text:p>109.64</text:p>
          </table:table-cell>
          <table:table-cell office:value-type="float" office:value="-0.0047441" calcext:value-type="float">
            <text:p>-0.0047441</text:p>
          </table:table-cell>
          <table:table-cell office:value-type="float" office:value="-0.24865" calcext:value-type="float">
            <text:p>-0.24865</text:p>
          </table:table-cell>
          <table:table-cell office:value-type="float" office:value="-0.023041" calcext:value-type="float">
            <text:p>-0.023041</text:p>
          </table:table-cell>
          <table:table-cell office:value-type="float" office:value="0" calcext:value-type="float">
            <text:p>0</text:p>
          </table:table-cell>
          <table:table-cell office:value-type="float" office:value="-6784.6" calcext:value-type="float">
            <text:p>-6784.6</text:p>
          </table:table-cell>
          <table:table-cell office:value-type="float" office:value="0.009604" calcext:value-type="float">
            <text:p>0.009604</text:p>
          </table:table-cell>
          <table:table-cell office:value-type="float" office:value="0.28212" calcext:value-type="float">
            <text:p>0.28212</text:p>
          </table:table-cell>
          <table:table-cell office:value-type="float" office:value="0.00058488" calcext:value-type="float">
            <text:p>0.0005848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1]-([$Sheet2.$B$2]*[.B271]+[$Sheet2.$B$3]))^2" office:value-type="float" office:value="0.0000494302878576021" calcext:value-type="float">
            <text:p>4.94302878576021E-05</text:p>
          </table:table-cell>
          <table:table-cell table:formula="of:=([.F271]-([$Sheet2.$B$7] +[$Sheet2.$B$8] * ([.B271] - [$Sheet2.$B$9])^2))^2" office:value-type="float" office:value="0.000000360472992444767" calcext:value-type="float">
            <text:p>3.60472992444767E-07</text:p>
          </table:table-cell>
          <table:table-cell table:formula="of:=([.X271]-([.AE271]^2*([$Sheet2.$B$13]*([.B271] -[$Sheet2.$B$14])^2 +[$Sheet2.$B$15]*([.B271]-[$Sheet2.$B$14]) +[$Sheet2.$B$16])    ))^2" office:value-type="float" office:value="39.2222466581004" calcext:value-type="float">
            <text:p>39.2222466581004</text:p>
          </table:table-cell>
          <table:table-cell table:formula="of:=([.AG271]-([.AE271]^2*([$Sheet2.$B$20]*([.B271] -[$Sheet2.$B$21])^2 + [$Sheet2.$B$22]*([.B271]-[$Sheet2.$B$21]) + [$Sheet2.$B$23])    ))^2" office:value-type="float" office:value="3182.45843444144" calcext:value-type="float">
            <text:p>3182.45843444144</text:p>
          </table:table-cell>
          <table:table-cell table:formula="of:=([.AH271]-([.AE271]^2*([$Sheet2.$B$27]*([.B271] -[$Sheet2.$B$28])^2 +[$Sheet2.$B$29]*([.B271]-[$Sheet2.$B$28]) +[$Sheet2.$B$30])    ))^2" office:value-type="float" office:value="23489.8655143916" calcext:value-type="float">
            <text:p>23489.8655143916</text:p>
          </table:table-cell>
          <table:table-cell table:formula="of:=([.AI271]-([.AE271]^2*([$Sheet2.$B$34]*([.B271] - [$Sheet2.$B$35])^2 +[$Sheet2.$B$36]*([.B271]-[$Sheet2.$B$35]) +[$Sheet2.$B$37])    ))^2" office:value-type="float" office:value="106.711840432539" calcext:value-type="float">
            <text:p>106.711840432539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1013" calcext:value-type="float">
            <text:p>-0.061013</text:p>
          </table:table-cell>
          <table:table-cell office:value-type="float" office:value="0.0099731" calcext:value-type="float">
            <text:p>0.0099731</text:p>
          </table:table-cell>
          <table:table-cell office:value-type="float" office:value="0.0062456" calcext:value-type="float">
            <text:p>0.0062456</text:p>
          </table:table-cell>
          <table:table-cell office:value-type="float" office:value="0.0037275" calcext:value-type="float">
            <text:p>0.0037275</text:p>
          </table:table-cell>
          <table:table-cell office:value-type="float" office:value="-0.0038183" calcext:value-type="float">
            <text:p>-0.0038183</text:p>
          </table:table-cell>
          <table:table-cell office:value-type="float" office:value="-0.324" calcext:value-type="float">
            <text:p>-0.324</text:p>
          </table:table-cell>
          <table:table-cell office:value-type="float" office:value="-0.04109" calcext:value-type="float">
            <text:p>-0.04109</text:p>
          </table:table-cell>
          <table:table-cell office:value-type="float" office:value="-0.28291" calcext:value-type="float">
            <text:p>-0.28291</text:p>
          </table:table-cell>
          <table:table-cell office:value-type="float" office:value="-0.022899" calcext:value-type="float">
            <text:p>-0.022899</text:p>
          </table:table-cell>
          <table:table-cell office:value-type="float" office:value="-0.008355" calcext:value-type="float">
            <text:p>-0.008355</text:p>
          </table:table-cell>
          <table:table-cell office:value-type="float" office:value="-0.002945" calcext:value-type="float">
            <text:p>-0.002945</text:p>
          </table:table-cell>
          <table:table-cell office:value-type="float" office:value="-0.00541" calcext:value-type="float">
            <text:p>-0.00541</text:p>
          </table:table-cell>
          <table:table-cell office:value-type="float" office:value="-6.1177" calcext:value-type="float">
            <text:p>-6.1177</text:p>
          </table:table-cell>
          <table:table-cell office:value-type="float" office:value="-1.5111" calcext:value-type="float">
            <text:p>-1.5111</text:p>
          </table:table-cell>
          <table:table-cell office:value-type="float" office:value="-1" calcext:value-type="float">
            <text:p>-1</text:p>
          </table:table-cell>
          <table:table-cell office:value-type="float" office:value="87.101" calcext:value-type="float">
            <text:p>87.101</text:p>
          </table:table-cell>
          <table:table-cell office:value-type="float" office:value="-89.224" calcext:value-type="float">
            <text:p>-89.224</text:p>
          </table:table-cell>
          <table:table-cell office:value-type="float" office:value="-1425.7" calcext:value-type="float">
            <text:p>-1425.7</text:p>
          </table:table-cell>
          <table:table-cell office:value-type="float" office:value="87.101" calcext:value-type="float">
            <text:p>87.101</text:p>
          </table:table-cell>
          <table:table-cell office:value-type="float" office:value="-89.224" calcext:value-type="float">
            <text:p>-89.224</text:p>
          </table:table-cell>
          <table:table-cell office:value-type="float" office:value="-1425.7" calcext:value-type="float">
            <text:p>-142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673" calcext:value-type="float">
            <text:p>24.673</text:p>
          </table:table-cell>
          <table:table-cell office:value-type="float" office:value="-5.8122" calcext:value-type="float">
            <text:p>-5.8122</text:p>
          </table:table-cell>
          <table:table-cell office:value-type="float" office:value="25" calcext:value-type="float">
            <text:p>25</text:p>
          </table:table-cell>
          <table:table-cell office:value-type="float" office:value="-9.2834" calcext:value-type="float">
            <text:p>-9.2834</text:p>
          </table:table-cell>
          <table:table-cell office:value-type="float" office:value="267.54" calcext:value-type="float">
            <text:p>267.54</text:p>
          </table:table-cell>
          <table:table-cell office:value-type="float" office:value="-1150.8" calcext:value-type="float">
            <text:p>-1150.8</text:p>
          </table:table-cell>
          <table:table-cell office:value-type="float" office:value="97.616" calcext:value-type="float">
            <text:p>97.616</text:p>
          </table:table-cell>
          <table:table-cell office:value-type="float" office:value="-0.063757" calcext:value-type="float">
            <text:p>-0.063757</text:p>
          </table:table-cell>
          <table:table-cell office:value-type="float" office:value="-0.24994" calcext:value-type="float">
            <text:p>-0.24994</text:p>
          </table:table-cell>
          <table:table-cell office:value-type="float" office:value="-0.050811" calcext:value-type="float">
            <text:p>-0.050811</text:p>
          </table:table-cell>
          <table:table-cell office:value-type="float" office:value="0" calcext:value-type="float">
            <text:p>0</text:p>
          </table:table-cell>
          <table:table-cell office:value-type="float" office:value="-16763" calcext:value-type="float">
            <text:p>-16763</text:p>
          </table:table-cell>
          <table:table-cell office:value-type="float" office:value="0.0068975" calcext:value-type="float">
            <text:p>0.0068975</text:p>
          </table:table-cell>
          <table:table-cell office:value-type="float" office:value="0.095367" calcext:value-type="float">
            <text:p>0.095367</text:p>
          </table:table-cell>
          <table:table-cell office:value-type="float" office:value="0.00389" calcext:value-type="float">
            <text:p>0.003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2]-([$Sheet2.$B$2]*[.B272]+[$Sheet2.$B$3]))^2" office:value-type="float" office:value="0.0000210757672458422" calcext:value-type="float">
            <text:p>2.10757672458422E-05</text:p>
          </table:table-cell>
          <table:table-cell table:formula="of:=([.F272]-([$Sheet2.$B$7] +[$Sheet2.$B$8] * ([.B272] - [$Sheet2.$B$9])^2))^2" office:value-type="float" office:value="0.00000122882719345473" calcext:value-type="float">
            <text:p>1.22882719345473E-06</text:p>
          </table:table-cell>
          <table:table-cell table:formula="of:=([.X272]-([.AE272]^2*([$Sheet2.$B$13]*([.B272] -[$Sheet2.$B$14])^2 +[$Sheet2.$B$15]*([.B272]-[$Sheet2.$B$14]) +[$Sheet2.$B$16])    ))^2" office:value-type="float" office:value="42.655977868532" calcext:value-type="float">
            <text:p>42.655977868532</text:p>
          </table:table-cell>
          <table:table-cell table:formula="of:=([.AG272]-([.AE272]^2*([$Sheet2.$B$20]*([.B272] -[$Sheet2.$B$21])^2 + [$Sheet2.$B$22]*([.B272]-[$Sheet2.$B$21]) + [$Sheet2.$B$23])    ))^2" office:value-type="float" office:value="2015.20165368095" calcext:value-type="float">
            <text:p>2015.20165368095</text:p>
          </table:table-cell>
          <table:table-cell table:formula="of:=([.AH272]-([.AE272]^2*([$Sheet2.$B$27]*([.B272] -[$Sheet2.$B$28])^2 +[$Sheet2.$B$29]*([.B272]-[$Sheet2.$B$28]) +[$Sheet2.$B$30])    ))^2" office:value-type="float" office:value="17131.8291151465" calcext:value-type="float">
            <text:p>17131.8291151465</text:p>
          </table:table-cell>
          <table:table-cell table:formula="of:=([.AI272]-([.AE272]^2*([$Sheet2.$B$34]*([.B272] - [$Sheet2.$B$35])^2 +[$Sheet2.$B$36]*([.B272]-[$Sheet2.$B$35]) +[$Sheet2.$B$37])    ))^2" office:value-type="float" office:value="156.110741182093" calcext:value-type="float">
            <text:p>156.110741182093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273" calcext:value-type="float">
            <text:p>0.0013273</text:p>
          </table:table-cell>
          <table:table-cell office:value-type="float" office:value="0.0090967" calcext:value-type="float">
            <text:p>0.0090967</text:p>
          </table:table-cell>
          <table:table-cell office:value-type="float" office:value="0.0060693" calcext:value-type="float">
            <text:p>0.0060693</text:p>
          </table:table-cell>
          <table:table-cell office:value-type="float" office:value="0.0030274" calcext:value-type="float">
            <text:p>0.0030274</text:p>
          </table:table-cell>
          <table:table-cell office:value-type="float" office:value="-0.0037085" calcext:value-type="float">
            <text:p>-0.0037085</text:p>
          </table:table-cell>
          <table:table-cell office:value-type="float" office:value="-0.10219" calcext:value-type="float">
            <text:p>-0.10219</text:p>
          </table:table-cell>
          <table:table-cell office:value-type="float" office:value="-0.039929" calcext:value-type="float">
            <text:p>-0.039929</text:p>
          </table:table-cell>
          <table:table-cell office:value-type="float" office:value="-0.06226" calcext:value-type="float">
            <text:p>-0.06226</text:p>
          </table:table-cell>
          <table:table-cell office:value-type="float" office:value="0.0077193" calcext:value-type="float">
            <text:p>0.0077193</text:p>
          </table:table-cell>
          <table:table-cell office:value-type="float" office:value="-0.0078083" calcext:value-type="float">
            <text:p>-0.0078083</text:p>
          </table:table-cell>
          <table:table-cell office:value-type="float" office:value="-0.0028549" calcext:value-type="float">
            <text:p>-0.0028549</text:p>
          </table:table-cell>
          <table:table-cell office:value-type="float" office:value="-0.0049534" calcext:value-type="float">
            <text:p>-0.0049534</text:p>
          </table:table-cell>
          <table:table-cell office:value-type="float" office:value="0.14591" calcext:value-type="float">
            <text:p>0.14591</text:p>
          </table:table-cell>
          <table:table-cell office:value-type="float" office:value="0.0053156" calcext:value-type="float">
            <text:p>0.0053156</text:p>
          </table:table-cell>
          <table:table-cell office:value-type="float" office:value="27.449" calcext:value-type="float">
            <text:p>27.449</text:p>
          </table:table-cell>
          <table:table-cell office:value-type="float" office:value="70.741" calcext:value-type="float">
            <text:p>70.741</text:p>
          </table:table-cell>
          <table:table-cell office:value-type="float" office:value="-86.658" calcext:value-type="float">
            <text:p>-86.658</text:p>
          </table:table-cell>
          <table:table-cell office:value-type="float" office:value="31.014" calcext:value-type="float">
            <text:p>31.014</text:p>
          </table:table-cell>
          <table:table-cell office:value-type="float" office:value="70.741" calcext:value-type="float">
            <text:p>70.741</text:p>
          </table:table-cell>
          <table:table-cell office:value-type="float" office:value="-86.658" calcext:value-type="float">
            <text:p>-86.658</text:p>
          </table:table-cell>
          <table:table-cell office:value-type="float" office:value="31.014" calcext:value-type="float">
            <text:p>31.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094" calcext:value-type="float">
            <text:p>3.6094</text:p>
          </table:table-cell>
          <table:table-cell office:value-type="float" office:value="1652.3" calcext:value-type="float">
            <text:p>1652.3</text:p>
          </table:table-cell>
          <table:table-cell office:value-type="float" office:value="25" calcext:value-type="float">
            <text:p>25</text:p>
          </table:table-cell>
          <table:table-cell office:value-type="float" office:value="81.699" calcext:value-type="float">
            <text:p>81.699</text:p>
          </table:table-cell>
          <table:table-cell office:value-type="float" office:value="-90.189" calcext:value-type="float">
            <text:p>-90.189</text:p>
          </table:table-cell>
          <table:table-cell office:value-type="float" office:value="-362.96" calcext:value-type="float">
            <text:p>-362.96</text:p>
          </table:table-cell>
          <table:table-cell office:value-type="float" office:value="91.229" calcext:value-type="float">
            <text:p>91.229</text:p>
          </table:table-cell>
          <table:table-cell office:value-type="float" office:value="5.4296" calcext:value-type="float">
            <text:p>5.4296</text:p>
          </table:table-cell>
          <table:table-cell office:value-type="float" office:value="-0.12909" calcext:value-type="float">
            <text:p>-0.12909</text:p>
          </table:table-cell>
          <table:table-cell office:value-type="float" office:value="2.4501" calcext:value-type="float">
            <text:p>2.450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765500" calcext:value-type="float">
            <text:p>4.77E+06</text:p>
          </table:table-cell>
          <table:table-cell office:value-type="float" office:value="0.00081953" calcext:value-type="float">
            <text:p>0.00081953</text:p>
          </table:table-cell>
          <table:table-cell table:style-name="ce1" office:value-type="float" office:value="0.000055567" calcext:value-type="float">
            <text:p>5.56E-05</text:p>
          </table:table-cell>
          <table:table-cell office:value-type="float" office:value="0.0072065" calcext:value-type="float">
            <text:p>0.007206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3]-([$Sheet2.$B$2]*[.B273]+[$Sheet2.$B$3]))^2" office:value-type="float" office:value="0.00000435850216274341" calcext:value-type="float">
            <text:p>4.35850216274341E-06</text:p>
          </table:table-cell>
          <table:table-cell table:formula="of:=([.F273]-([$Sheet2.$B$7] +[$Sheet2.$B$8] * ([.B273] - [$Sheet2.$B$9])^2))^2" office:value-type="float" office:value="0.00000243325295541062" calcext:value-type="float">
            <text:p>2.43325295541062E-06</text:p>
          </table:table-cell>
          <table:table-cell table:formula="of:=([.X273]-([.AE273]^2*([$Sheet2.$B$13]*([.B273] -[$Sheet2.$B$14])^2 +[$Sheet2.$B$15]*([.B273]-[$Sheet2.$B$14]) +[$Sheet2.$B$16])    ))^2" office:value-type="float" office:value="44.3732904301691" calcext:value-type="float">
            <text:p>44.3732904301691</text:p>
          </table:table-cell>
          <table:table-cell table:formula="of:=([.AG273]-([.AE273]^2*([$Sheet2.$B$20]*([.B273] -[$Sheet2.$B$21])^2 + [$Sheet2.$B$22]*([.B273]-[$Sheet2.$B$21]) + [$Sheet2.$B$23])    ))^2" office:value-type="float" office:value="1075.07478278523" calcext:value-type="float">
            <text:p>1075.07478278523</text:p>
          </table:table-cell>
          <table:table-cell table:formula="of:=([.AH273]-([.AE273]^2*([$Sheet2.$B$27]*([.B273] -[$Sheet2.$B$28])^2 +[$Sheet2.$B$29]*([.B273]-[$Sheet2.$B$28]) +[$Sheet2.$B$30])    ))^2" office:value-type="float" office:value="11405.6204592218" calcext:value-type="float">
            <text:p>11405.6204592218</text:p>
          </table:table-cell>
          <table:table-cell table:formula="of:=([.AI273]-([.AE273]^2*([$Sheet2.$B$34]*([.B273] - [$Sheet2.$B$35])^2 +[$Sheet2.$B$36]*([.B273]-[$Sheet2.$B$35]) +[$Sheet2.$B$37])    ))^2" office:value-type="float" office:value="208.630548374597" calcext:value-type="float">
            <text:p>208.630548374597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707" calcext:value-type="float">
            <text:p>0.063707</text:p>
          </table:table-cell>
          <table:table-cell office:value-type="float" office:value="0.0089666" calcext:value-type="float">
            <text:p>0.0089666</text:p>
          </table:table-cell>
          <table:table-cell office:value-type="float" office:value="0.0059199" calcext:value-type="float">
            <text:p>0.0059199</text:p>
          </table:table-cell>
          <table:table-cell office:value-type="float" office:value="0.0030467" calcext:value-type="float">
            <text:p>0.0030467</text:p>
          </table:table-cell>
          <table:table-cell office:value-type="float" office:value="-0.0037152" calcext:value-type="float">
            <text:p>-0.0037152</text:p>
          </table:table-cell>
          <table:table-cell office:value-type="float" office:value="0.11485" calcext:value-type="float">
            <text:p>0.11485</text:p>
          </table:table-cell>
          <table:table-cell office:value-type="float" office:value="-0.038947" calcext:value-type="float">
            <text:p>-0.038947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038588" calcext:value-type="float">
            <text:p>0.038588</text:p>
          </table:table-cell>
          <table:table-cell office:value-type="float" office:value="-0.0077442" calcext:value-type="float">
            <text:p>-0.0077442</text:p>
          </table:table-cell>
          <table:table-cell office:value-type="float" office:value="-0.0027788" calcext:value-type="float">
            <text:p>-0.0027788</text:p>
          </table:table-cell>
          <table:table-cell office:value-type="float" office:value="-0.0049654" calcext:value-type="float">
            <text:p>-0.0049654</text:p>
          </table:table-cell>
          <table:table-cell office:value-type="float" office:value="7.1049" calcext:value-type="float">
            <text:p>7.1049</text:p>
          </table:table-cell>
          <table:table-cell office:value-type="float" office:value="1.7933" calcext:value-type="float">
            <text:p>1.7933</text:p>
          </table:table-cell>
          <table:table-cell office:value-type="float" office:value="3.9619" calcext:value-type="float">
            <text:p>3.9619</text:p>
          </table:table-cell>
          <table:table-cell office:value-type="float" office:value="71.192" calcext:value-type="float">
            <text:p>71.192</text:p>
          </table:table-cell>
          <table:table-cell office:value-type="float" office:value="-86.814" calcext:value-type="float">
            <text:p>-86.814</text:p>
          </table:table-cell>
          <table:table-cell office:value-type="float" office:value="1488.6" calcext:value-type="float">
            <text:p>1488.6</text:p>
          </table:table-cell>
          <table:table-cell office:value-type="float" office:value="71.192" calcext:value-type="float">
            <text:p>71.192</text:p>
          </table:table-cell>
          <table:table-cell office:value-type="float" office:value="-86.814" calcext:value-type="float">
            <text:p>-86.814</text:p>
          </table:table-cell>
          <table:table-cell office:value-type="float" office:value="1488.6" calcext:value-type="float">
            <text:p>1488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56" calcext:value-type="float">
            <text:p>24.756</text:p>
          </table:table-cell>
          <table:table-cell office:value-type="float" office:value="4.8977" calcext:value-type="float">
            <text:p>4.8977</text:p>
          </table:table-cell>
          <table:table-cell office:value-type="float" office:value="25" calcext:value-type="float">
            <text:p>25</text:p>
          </table:table-cell>
          <table:table-cell office:value-type="float" office:value="8.0116" calcext:value-type="float">
            <text:p>8.0116</text:p>
          </table:table-cell>
          <table:table-cell office:value-type="float" office:value="-450.85" calcext:value-type="float">
            <text:p>-450.85</text:p>
          </table:table-cell>
          <table:table-cell office:value-type="float" office:value="407.92" calcext:value-type="float">
            <text:p>407.92</text:p>
          </table:table-cell>
          <table:table-cell office:value-type="float" office:value="90.48" calcext:value-type="float">
            <text:p>90.48</text:p>
          </table:table-cell>
          <table:table-cell office:value-type="float" office:value="0.16527" calcext:value-type="float">
            <text:p>0.16527</text:p>
          </table:table-cell>
          <table:table-cell office:value-type="float" office:value="-0.24489" calcext:value-type="float">
            <text:p>-0.24489</text:p>
          </table:table-cell>
          <table:table-cell office:value-type="float" office:value="0.051727" calcext:value-type="float">
            <text:p>0.051727</text:p>
          </table:table-cell>
          <table:table-cell office:value-type="float" office:value="0" calcext:value-type="float">
            <text:p>0</text:p>
          </table:table-cell>
          <table:table-cell office:value-type="float" office:value="14126" calcext:value-type="float">
            <text:p>14126</text:p>
          </table:table-cell>
          <table:table-cell office:value-type="float" office:value="0.0056567" calcext:value-type="float">
            <text:p>0.0056567</text:p>
          </table:table-cell>
          <table:table-cell office:value-type="float" office:value="0.12721" calcext:value-type="float">
            <text:p>0.12721</text:p>
          </table:table-cell>
          <table:table-cell office:value-type="float" office:value="0.010529" calcext:value-type="float">
            <text:p>0.0105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4]-([$Sheet2.$B$2]*[.B274]+[$Sheet2.$B$3]))^2" office:value-type="float" office:value="0.000000206870263397744" calcext:value-type="float">
            <text:p>2.06870263397744E-07</text:p>
          </table:table-cell>
          <table:table-cell table:formula="of:=([.F274]-([$Sheet2.$B$7] +[$Sheet2.$B$8] * ([.B274] - [$Sheet2.$B$9])^2))^2" office:value-type="float" office:value="0.00000382705481526691" calcext:value-type="float">
            <text:p>3.82705481526691E-06</text:p>
          </table:table-cell>
          <table:table-cell table:formula="of:=([.X274]-([.AE274]^2*([$Sheet2.$B$13]*([.B274] -[$Sheet2.$B$14])^2 +[$Sheet2.$B$15]*([.B274]-[$Sheet2.$B$14]) +[$Sheet2.$B$16])    ))^2" office:value-type="float" office:value="44.2263226487474" calcext:value-type="float">
            <text:p>44.2263226487474</text:p>
          </table:table-cell>
          <table:table-cell table:formula="of:=([.AG274]-([.AE274]^2*([$Sheet2.$B$20]*([.B274] -[$Sheet2.$B$21])^2 + [$Sheet2.$B$22]*([.B274]-[$Sheet2.$B$21]) + [$Sheet2.$B$23])    ))^2" office:value-type="float" office:value="409.750268425921" calcext:value-type="float">
            <text:p>409.750268425921</text:p>
          </table:table-cell>
          <table:table-cell table:formula="of:=([.AH274]-([.AE274]^2*([$Sheet2.$B$27]*([.B274] -[$Sheet2.$B$28])^2 +[$Sheet2.$B$29]*([.B274]-[$Sheet2.$B$28]) +[$Sheet2.$B$30])    ))^2" office:value-type="float" office:value="6624.25019785405" calcext:value-type="float">
            <text:p>6624.25019785405</text:p>
          </table:table-cell>
          <table:table-cell table:formula="of:=([.AI274]-([.AE274]^2*([$Sheet2.$B$34]*([.B274] - [$Sheet2.$B$35])^2 +[$Sheet2.$B$36]*([.B274]-[$Sheet2.$B$35]) +[$Sheet2.$B$37])    ))^2" office:value-type="float" office:value="261.79252235728" calcext:value-type="float">
            <text:p>261.79252235728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009575" calcext:value-type="float">
            <text:p>0.009575</text:p>
          </table:table-cell>
          <table:table-cell office:value-type="float" office:value="0.005788" calcext:value-type="float">
            <text:p>0.005788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-0.0038384" calcext:value-type="float">
            <text:p>-0.0038384</text:p>
          </table:table-cell>
          <table:table-cell office:value-type="float" office:value="0.32707" calcext:value-type="float">
            <text:p>0.32707</text:p>
          </table:table-cell>
          <table:table-cell office:value-type="float" office:value="-0.038079" calcext:value-type="float">
            <text:p>-0.038079</text:p>
          </table:table-cell>
          <table:table-cell office:value-type="float" office:value="0.36515" calcext:value-type="float">
            <text:p>0.36515</text:p>
          </table:table-cell>
          <table:table-cell office:value-type="float" office:value="0.069695" calcext:value-type="float">
            <text:p>0.069695</text:p>
          </table:table-cell>
          <table:table-cell office:value-type="float" office:value="-0.0081577" calcext:value-type="float">
            <text:p>-0.0081577</text:p>
          </table:table-cell>
          <table:table-cell office:value-type="float" office:value="-0.0027109" calcext:value-type="float">
            <text:p>-0.0027109</text:p>
          </table:table-cell>
          <table:table-cell office:value-type="float" office:value="-0.0054469" calcext:value-type="float">
            <text:p>-0.0054469</text:p>
          </table:table-cell>
          <table:table-cell office:value-type="float" office:value="13.169" calcext:value-type="float">
            <text:p>13.169</text:p>
          </table:table-cell>
          <table:table-cell office:value-type="float" office:value="4.6765" calcext:value-type="float">
            <text:p>4.6765</text:p>
          </table:table-cell>
          <table:table-cell office:value-type="float" office:value="2.8161" calcext:value-type="float">
            <text:p>2.8161</text:p>
          </table:table-cell>
          <table:table-cell office:value-type="float" office:value="88.493" calcext:value-type="float">
            <text:p>88.493</text:p>
          </table:table-cell>
          <table:table-cell office:value-type="float" office:value="-89.693" calcext:value-type="float">
            <text:p>-89.693</text:p>
          </table:table-cell>
          <table:table-cell office:value-type="float" office:value="2946.5" calcext:value-type="float">
            <text:p>2946.5</text:p>
          </table:table-cell>
          <table:table-cell office:value-type="float" office:value="88.493" calcext:value-type="float">
            <text:p>88.493</text:p>
          </table:table-cell>
          <table:table-cell office:value-type="float" office:value="-89.693" calcext:value-type="float">
            <text:p>-89.693</text:p>
          </table:table-cell>
          <table:table-cell office:value-type="float" office:value="2946.5" calcext:value-type="float">
            <text:p>294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28" calcext:value-type="float">
            <text:p>24.928</text:p>
          </table:table-cell>
          <table:table-cell office:value-type="float" office:value="1.8781" calcext:value-type="float">
            <text:p>1.8781</text:p>
          </table:table-cell>
          <table:table-cell office:value-type="float" office:value="25" calcext:value-type="float">
            <text:p>25</text:p>
          </table:table-cell>
          <table:table-cell office:value-type="float" office:value="4.3423" calcext:value-type="float">
            <text:p>4.3423</text:p>
          </table:table-cell>
          <table:table-cell office:value-type="float" office:value="-814.29" calcext:value-type="float">
            <text:p>-814.29</text:p>
          </table:table-cell>
          <table:table-cell office:value-type="float" office:value="1161.7" calcext:value-type="float">
            <text:p>1161.7</text:p>
          </table:table-cell>
          <table:table-cell office:value-type="float" office:value="95.312" calcext:value-type="float">
            <text:p>95.312</text:p>
          </table:table-cell>
          <table:table-cell office:value-type="float" office:value="0.10985" calcext:value-type="float">
            <text:p>0.10985</text:p>
          </table:table-cell>
          <table:table-cell office:value-type="float" office:value="-0.24611" calcext:value-type="float">
            <text:p>-0.24611</text:p>
          </table:table-cell>
          <table:table-cell office:value-type="float" office:value="0.025619" calcext:value-type="float">
            <text:p>0.025619</text:p>
          </table:table-cell>
          <table:table-cell office:value-type="float" office:value="0" calcext:value-type="float">
            <text:p>0</text:p>
          </table:table-cell>
          <table:table-cell office:value-type="float" office:value="5416.8" calcext:value-type="float">
            <text:p>5416.8</text:p>
          </table:table-cell>
          <table:table-cell office:value-type="float" office:value="0.0070803" calcext:value-type="float">
            <text:p>0.0070803</text:p>
          </table:table-cell>
          <table:table-cell office:value-type="float" office:value="0.40094" calcext:value-type="float">
            <text:p>0.40094</text:p>
          </table:table-cell>
          <table:table-cell office:value-type="float" office:value="0.013852" calcext:value-type="float">
            <text:p>0.01385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5]-([$Sheet2.$B$2]*[.B275]+[$Sheet2.$B$3]))^2" office:value-type="float" office:value="0.00000906408844795695" calcext:value-type="float">
            <text:p>9.06408844795695E-06</text:p>
          </table:table-cell>
          <table:table-cell table:formula="of:=([.F275]-([$Sheet2.$B$7] +[$Sheet2.$B$8] * ([.B275] - [$Sheet2.$B$9])^2))^2" office:value-type="float" office:value="0.00000524371719037592" calcext:value-type="float">
            <text:p>5.24371719037592E-06</text:p>
          </table:table-cell>
          <table:table-cell table:formula="of:=([.X275]-([.AE275]^2*([$Sheet2.$B$13]*([.B275] -[$Sheet2.$B$14])^2 +[$Sheet2.$B$15]*([.B275]-[$Sheet2.$B$14]) +[$Sheet2.$B$16])    ))^2" office:value-type="float" office:value="42.2114339638552" calcext:value-type="float">
            <text:p>42.2114339638552</text:p>
          </table:table-cell>
          <table:table-cell table:formula="of:=([.AG275]-([.AE275]^2*([$Sheet2.$B$20]*([.B275] -[$Sheet2.$B$21])^2 + [$Sheet2.$B$22]*([.B275]-[$Sheet2.$B$21]) + [$Sheet2.$B$23])    ))^2" office:value-type="float" office:value="54.8468469692005" calcext:value-type="float">
            <text:p>54.8468469692005</text:p>
          </table:table-cell>
          <table:table-cell table:formula="of:=([.AH275]-([.AE275]^2*([$Sheet2.$B$27]*([.B275] -[$Sheet2.$B$28])^2 +[$Sheet2.$B$29]*([.B275]-[$Sheet2.$B$28]) +[$Sheet2.$B$30])    ))^2" office:value-type="float" office:value="3003.67631432689" calcext:value-type="float">
            <text:p>3003.67631432689</text:p>
          </table:table-cell>
          <table:table-cell table:formula="of:=([.AI275]-([.AE275]^2*([$Sheet2.$B$34]*([.B275] - [$Sheet2.$B$35])^2 +[$Sheet2.$B$36]*([.B275]-[$Sheet2.$B$35]) +[$Sheet2.$B$37])    ))^2" office:value-type="float" office:value="311.356367703464" calcext:value-type="float">
            <text:p>311.35636770346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47" calcext:value-type="float">
            <text:p>0.18847</text:p>
          </table:table-cell>
          <table:table-cell office:value-type="float" office:value="0.010876" calcext:value-type="float">
            <text:p>0.010876</text:p>
          </table:table-cell>
          <table:table-cell office:value-type="float" office:value="0.0056262" calcext:value-type="float">
            <text:p>0.0056262</text:p>
          </table:table-cell>
          <table:table-cell office:value-type="float" office:value="0.0052494" calcext:value-type="float">
            <text:p>0.0052494</text:p>
          </table:table-cell>
          <table:table-cell office:value-type="float" office:value="-0.0040781" calcext:value-type="float">
            <text:p>-0.0040781</text:p>
          </table:table-cell>
          <table:table-cell office:value-type="float" office:value="0.53468" calcext:value-type="float">
            <text:p>0.53468</text:p>
          </table:table-cell>
          <table:table-cell office:value-type="float" office:value="-0.037015" calcext:value-type="float">
            <text:p>-0.037015</text:p>
          </table:table-cell>
          <table:table-cell office:value-type="float" office:value="0.57169" calcext:value-type="float">
            <text:p>0.57169</text:p>
          </table:table-cell>
          <table:table-cell office:value-type="float" office:value="0.10103" calcext:value-type="float">
            <text:p>0.10103</text:p>
          </table:table-cell>
          <table:table-cell office:value-type="float" office:value="-0.0090224" calcext:value-type="float">
            <text:p>-0.0090224</text:p>
          </table:table-cell>
          <table:table-cell office:value-type="float" office:value="-0.0026243" calcext:value-type="float">
            <text:p>-0.0026243</text:p>
          </table:table-cell>
          <table:table-cell office:value-type="float" office:value="-0.0063981" calcext:value-type="float">
            <text:p>-0.0063981</text:p>
          </table:table-cell>
          <table:table-cell office:value-type="float" office:value="17.33" calcext:value-type="float">
            <text:p>17.33</text:p>
          </table:table-cell>
          <table:table-cell office:value-type="float" office:value="7.5234" calcext:value-type="float">
            <text:p>7.5234</text:p>
          </table:table-cell>
          <table:table-cell office:value-type="float" office:value="2.3034" calcext:value-type="float">
            <text:p>2.3034</text:p>
          </table:table-cell>
          <table:table-cell office:value-type="float" office:value="122.66" calcext:value-type="float">
            <text:p>122.66</text:p>
          </table:table-cell>
          <table:table-cell office:value-type="float" office:value="-95.294" calcext:value-type="float">
            <text:p>-95.294</text:p>
          </table:table-cell>
          <table:table-cell office:value-type="float" office:value="4404" calcext:value-type="float">
            <text:p>4404</text:p>
          </table:table-cell>
          <table:table-cell office:value-type="float" office:value="122.66" calcext:value-type="float">
            <text:p>122.66</text:p>
          </table:table-cell>
          <table:table-cell office:value-type="float" office:value="-95.294" calcext:value-type="float">
            <text:p>-95.294</text:p>
          </table:table-cell>
          <table:table-cell office:value-type="float" office:value="4404" calcext:value-type="float">
            <text:p>4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58" calcext:value-type="float">
            <text:p>24.958</text:p>
          </table:table-cell>
          <table:table-cell office:value-type="float" office:value="1.1674" calcext:value-type="float">
            <text:p>1.1674</text:p>
          </table:table-cell>
          <table:table-cell office:value-type="float" office:value="25" calcext:value-type="float">
            <text:p>25</text:p>
          </table:table-cell>
          <table:table-cell office:value-type="float" office:value="3.3026" calcext:value-type="float">
            <text:p>3.3026</text:p>
          </table:table-cell>
          <table:table-cell office:value-type="float" office:value="-1180.4" calcext:value-type="float">
            <text:p>-1180.4</text:p>
          </table:table-cell>
          <table:table-cell office:value-type="float" office:value="1899.1" calcext:value-type="float">
            <text:p>1899.1</text:p>
          </table:table-cell>
          <table:table-cell office:value-type="float" office:value="105.41" calcext:value-type="float">
            <text:p>105.41</text:p>
          </table:table-cell>
          <table:table-cell office:value-type="float" office:value="0.0911" calcext:value-type="float">
            <text:p>0.0911</text:p>
          </table:table-cell>
          <table:table-cell office:value-type="float" office:value="-0.24652" calcext:value-type="float">
            <text:p>-0.24652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" calcext:value-type="float">
            <text:p>0</text:p>
          </table:table-cell>
          <table:table-cell office:value-type="float" office:value="3367" calcext:value-type="float">
            <text:p>3367</text:p>
          </table:table-cell>
          <table:table-cell office:value-type="float" office:value="0.0098262" calcext:value-type="float">
            <text:p>0.0098262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0.01717" calcext:value-type="float">
            <text:p>0.017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6]-([$Sheet2.$B$2]*[.B276]+[$Sheet2.$B$3]))^2" office:value-type="float" office:value="0.0000307303367260567" calcext:value-type="float">
            <text:p>3.07303367260567E-05</text:p>
          </table:table-cell>
          <table:table-cell table:formula="of:=([.F276]-([$Sheet2.$B$7] +[$Sheet2.$B$8] * ([.B276] - [$Sheet2.$B$9])^2))^2" office:value-type="float" office:value="0.00000632462184748119" calcext:value-type="float">
            <text:p>6.32462184748119E-06</text:p>
          </table:table-cell>
          <table:table-cell table:formula="of:=([.X276]-([.AE276]^2*([$Sheet2.$B$13]*([.B276] -[$Sheet2.$B$14])^2 +[$Sheet2.$B$15]*([.B276]-[$Sheet2.$B$14]) +[$Sheet2.$B$16])    ))^2" office:value-type="float" office:value="38.4717984203859" calcext:value-type="float">
            <text:p>38.4717984203859</text:p>
          </table:table-cell>
          <table:table-cell table:formula="of:=([.AG276]-([.AE276]^2*([$Sheet2.$B$20]*([.B276] -[$Sheet2.$B$21])^2 + [$Sheet2.$B$22]*([.B276]-[$Sheet2.$B$21]) + [$Sheet2.$B$23])    ))^2" office:value-type="float" office:value="31.4938387039766" calcext:value-type="float">
            <text:p>31.4938387039766</text:p>
          </table:table-cell>
          <table:table-cell table:formula="of:=([.AH276]-([.AE276]^2*([$Sheet2.$B$27]*([.B276] -[$Sheet2.$B$28])^2 +[$Sheet2.$B$29]*([.B276]-[$Sheet2.$B$28]) +[$Sheet2.$B$30])    ))^2" office:value-type="float" office:value="693.059611920242" calcext:value-type="float">
            <text:p>693.059611920242</text:p>
          </table:table-cell>
          <table:table-cell table:formula="of:=([.AI276]-([.AE276]^2*([$Sheet2.$B$34]*([.B276] - [$Sheet2.$B$35])^2 +[$Sheet2.$B$36]*([.B276]-[$Sheet2.$B$35]) +[$Sheet2.$B$37])    ))^2" office:value-type="float" office:value="343.172541446622" calcext:value-type="float">
            <text:p>343.17254144662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012889" calcext:value-type="float">
            <text:p>0.012889</text:p>
          </table:table-cell>
          <table:table-cell office:value-type="float" office:value="0.005455" calcext:value-type="float">
            <text:p>0.005455</text:p>
          </table:table-cell>
          <table:table-cell office:value-type="float" office:value="0.0074338" calcext:value-type="float">
            <text:p>0.0074338</text:p>
          </table:table-cell>
          <table:table-cell office:value-type="float" office:value="-0.0044341" calcext:value-type="float">
            <text:p>-0.0044341</text:p>
          </table:table-cell>
          <table:table-cell office:value-type="float" office:value="0.73744" calcext:value-type="float">
            <text:p>0.73744</text:p>
          </table:table-cell>
          <table:table-cell office:value-type="float" office:value="-0.035888" calcext:value-type="float">
            <text:p>-0.035888</text:p>
          </table:table-cell>
          <table:table-cell office:value-type="float" office:value="0.77333" calcext:value-type="float">
            <text:p>0.77333</text:p>
          </table:table-cell>
          <table:table-cell office:value-type="float" office:value="0.13258" calcext:value-type="float">
            <text:p>0.13258</text:p>
          </table:table-cell>
          <table:table-cell office:value-type="float" office:value="-0.010355" calcext:value-type="float">
            <text:p>-0.010355</text:p>
          </table:table-cell>
          <table:table-cell office:value-type="float" office:value="-0.0025357" calcext:value-type="float">
            <text:p>-0.0025357</text:p>
          </table:table-cell>
          <table:table-cell office:value-type="float" office:value="-0.0078192" calcext:value-type="float">
            <text:p>-0.0078192</text:p>
          </table:table-cell>
          <table:table-cell office:value-type="float" office:value="19.459" calcext:value-type="float">
            <text:p>19.459</text:p>
          </table:table-cell>
          <table:table-cell office:value-type="float" office:value="9.7448" calcext:value-type="float">
            <text:p>9.7448</text:p>
          </table:table-cell>
          <table:table-cell office:value-type="float" office:value="1.9968" calcext:value-type="float">
            <text:p>1.9968</text:p>
          </table:table-cell>
          <table:table-cell office:value-type="float" office:value="173.71" calcext:value-type="float">
            <text:p>173.71</text:p>
          </table:table-cell>
          <table:table-cell office:value-type="float" office:value="-103.61" calcext:value-type="float">
            <text:p>-103.61</text:p>
          </table:table-cell>
          <table:table-cell office:value-type="float" office:value="5860.4" calcext:value-type="float">
            <text:p>5860.4</text:p>
          </table:table-cell>
          <table:table-cell office:value-type="float" office:value="173.71" calcext:value-type="float">
            <text:p>173.71</text:p>
          </table:table-cell>
          <table:table-cell office:value-type="float" office:value="-103.61" calcext:value-type="float">
            <text:p>-103.61</text:p>
          </table:table-cell>
          <table:table-cell office:value-type="float" office:value="5860.4" calcext:value-type="float">
            <text:p>586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67" calcext:value-type="float">
            <text:p>24.967</text:p>
          </table:table-cell>
          <table:table-cell office:value-type="float" office:value="0.9013" calcext:value-type="float">
            <text:p>0.9013</text:p>
          </table:table-cell>
          <table:table-cell office:value-type="float" office:value="25" calcext:value-type="float">
            <text:p>25</text:p>
          </table:table-cell>
          <table:table-cell office:value-type="float" office:value="2.9419" calcext:value-type="float">
            <text:p>2.9419</text:p>
          </table:table-cell>
          <table:table-cell office:value-type="float" office:value="-1549" calcext:value-type="float">
            <text:p>-1549</text:p>
          </table:table-cell>
          <table:table-cell office:value-type="float" office:value="2619.2" calcext:value-type="float">
            <text:p>2619.2</text:p>
          </table:table-cell>
          <table:table-cell office:value-type="float" office:value="120.98" calcext:value-type="float">
            <text:p>120.98</text:p>
          </table:table-cell>
          <table:table-cell office:value-type="float" office:value="0.081647" calcext:value-type="float">
            <text:p>0.081647</text:p>
          </table:table-cell>
          <table:table-cell office:value-type="float" office:value="-0.24674" calcext:value-type="float">
            <text:p>-0.24674</text:p>
          </table:table-cell>
          <table:table-cell office:value-type="float" office:value="0.011065" calcext:value-type="float">
            <text:p>0.011065</text:p>
          </table:table-cell>
          <table:table-cell office:value-type="float" office:value="0" calcext:value-type="float">
            <text:p>0</text:p>
          </table:table-cell>
          <table:table-cell office:value-type="float" office:value="2599.5" calcext:value-type="float">
            <text:p>2599.5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80799" calcext:value-type="float">
            <text:p>0.80799</text:p>
          </table:table-cell>
          <table:table-cell office:value-type="float" office:value="0.020477" calcext:value-type="float">
            <text:p>0.0204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7]-([$Sheet2.$B$2]*[.B277]+[$Sheet2.$B$3]))^2" office:value-type="float" office:value="0.0000645825600724667" calcext:value-type="float">
            <text:p>6.45825600724667E-05</text:p>
          </table:table-cell>
          <table:table-cell table:formula="of:=([.F277]-([$Sheet2.$B$7] +[$Sheet2.$B$8] * ([.B277] - [$Sheet2.$B$9])^2))^2" office:value-type="float" office:value="0.00000702555836065744" calcext:value-type="float">
            <text:p>7.02555836065744E-06</text:p>
          </table:table-cell>
          <table:table-cell table:formula="of:=([.X277]-([.AE277]^2*([$Sheet2.$B$13]*([.B277] -[$Sheet2.$B$14])^2 +[$Sheet2.$B$15]*([.B277]-[$Sheet2.$B$14]) +[$Sheet2.$B$16])    ))^2" office:value-type="float" office:value="33.3377003386027" calcext:value-type="float">
            <text:p>33.3377003386027</text:p>
          </table:table-cell>
          <table:table-cell table:formula="of:=([.AG277]-([.AE277]^2*([$Sheet2.$B$20]*([.B277] -[$Sheet2.$B$21])^2 + [$Sheet2.$B$22]*([.B277]-[$Sheet2.$B$21]) + [$Sheet2.$B$23])    ))^2" office:value-type="float" office:value="347.118614384854" calcext:value-type="float">
            <text:p>347.118614384854</text:p>
          </table:table-cell>
          <table:table-cell table:formula="of:=([.AH277]-([.AE277]^2*([$Sheet2.$B$27]*([.B277] -[$Sheet2.$B$28])^2 +[$Sheet2.$B$29]*([.B277]-[$Sheet2.$B$28]) +[$Sheet2.$B$30])    ))^2" office:value-type="float" office:value="9.79592014880364" calcext:value-type="float">
            <text:p>9.79592014880364</text:p>
          </table:table-cell>
          <table:table-cell table:formula="of:=([.AI277]-([.AE277]^2*([$Sheet2.$B$34]*([.B277] - [$Sheet2.$B$35])^2 +[$Sheet2.$B$36]*([.B277]-[$Sheet2.$B$35]) +[$Sheet2.$B$37])    ))^2" office:value-type="float" office:value="361.945864011718" calcext:value-type="float">
            <text:p>361.94586401171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305" calcext:value-type="float">
            <text:p>0.31305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053306" calcext:value-type="float">
            <text:p>0.0053306</text:p>
          </table:table-cell>
          <table:table-cell office:value-type="float" office:value="0.01034" calcext:value-type="float">
            <text:p>0.01034</text:p>
          </table:table-cell>
          <table:table-cell office:value-type="float" office:value="-0.0049062" calcext:value-type="float">
            <text:p>-0.0049062</text:p>
          </table:table-cell>
          <table:table-cell office:value-type="float" office:value="0.93489" calcext:value-type="float">
            <text:p>0.93489</text:p>
          </table:table-cell>
          <table:table-cell office:value-type="float" office:value="-0.03507" calcext:value-type="float">
            <text:p>-0.03507</text:p>
          </table:table-cell>
          <table:table-cell office:value-type="float" office:value="0.96996" calcext:value-type="float">
            <text:p>0.96996</text:p>
          </table:table-cell>
          <table:table-cell office:value-type="float" office:value="0.16433" calcext:value-type="float">
            <text:p>0.16433</text:p>
          </table:table-cell>
          <table:table-cell office:value-type="float" office:value="-0.012187" calcext:value-type="float">
            <text:p>-0.012187</text:p>
          </table:table-cell>
          <table:table-cell office:value-type="float" office:value="-0.0024769" calcext:value-type="float">
            <text:p>-0.0024769</text:p>
          </table:table-cell>
          <table:table-cell office:value-type="float" office:value="-0.0097098" calcext:value-type="float">
            <text:p>-0.0097098</text:p>
          </table:table-cell>
          <table:table-cell office:value-type="float" office:value="19.977" calcext:value-type="float">
            <text:p>19.977</text:p>
          </table:table-cell>
          <table:table-cell office:value-type="float" office:value="11.178" calcext:value-type="float">
            <text:p>11.178</text:p>
          </table:table-cell>
          <table:table-cell office:value-type="float" office:value="1.7873" calcext:value-type="float">
            <text:p>1.7873</text:p>
          </table:table-cell>
          <table:table-cell office:value-type="float" office:value="241.61" calcext:value-type="float">
            <text:p>241.61</text:p>
          </table:table-cell>
          <table:table-cell office:value-type="float" office:value="-114.64" calcext:value-type="float">
            <text:p>-114.64</text:p>
          </table:table-cell>
          <table:table-cell office:value-type="float" office:value="7315.1" calcext:value-type="float">
            <text:p>7315.1</text:p>
          </table:table-cell>
          <table:table-cell office:value-type="float" office:value="241.61" calcext:value-type="float">
            <text:p>241.61</text:p>
          </table:table-cell>
          <table:table-cell office:value-type="float" office:value="-114.64" calcext:value-type="float">
            <text:p>-114.64</text:p>
          </table:table-cell>
          <table:table-cell office:value-type="float" office:value="7315.1" calcext:value-type="float">
            <text:p>731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69" calcext:value-type="float">
            <text:p>24.969</text:p>
          </table:table-cell>
          <table:table-cell office:value-type="float" office:value="0.78577" calcext:value-type="float">
            <text:p>0.78577</text:p>
          </table:table-cell>
          <table:table-cell office:value-type="float" office:value="25" calcext:value-type="float">
            <text:p>25</text:p>
          </table:table-cell>
          <table:table-cell office:value-type="float" office:value="2.8656" calcext:value-type="float">
            <text:p>2.8656</text:p>
          </table:table-cell>
          <table:table-cell office:value-type="float" office:value="-1920" calcext:value-type="float">
            <text:p>-1920</text:p>
          </table:table-cell>
          <table:table-cell office:value-type="float" office:value="3320.6" calcext:value-type="float">
            <text:p>3320.6</text:p>
          </table:table-cell>
          <table:table-cell office:value-type="float" office:value="142.38" calcext:value-type="float">
            <text:p>142.38</text:p>
          </table:table-cell>
          <table:table-cell office:value-type="float" office:value="0.075925" calcext:value-type="float">
            <text:p>0.075925</text:p>
          </table:table-cell>
          <table:table-cell office:value-type="float" office:value="-0.24688" calcext:value-type="float">
            <text:p>-0.24688</text:p>
          </table:table-cell>
          <table:table-cell office:value-type="float" office:value="0.0076197" calcext:value-type="float">
            <text:p>0.0076197</text:p>
          </table:table-cell>
          <table:table-cell office:value-type="float" office:value="0" calcext:value-type="float">
            <text:p>0</text:p>
          </table:table-cell>
          <table:table-cell office:value-type="float" office:value="2266.3" calcext:value-type="float">
            <text:p>2266.3</text:p>
          </table:table-cell>
          <table:table-cell office:value-type="float" office:value="0.019362" calcext:value-type="float">
            <text:p>0.019362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023768" calcext:value-type="float">
            <text:p>0.0237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8]-([$Sheet2.$B$2]*[.B278]+[$Sheet2.$B$3]))^2" office:value-type="float" office:value="0.000109184945875033" calcext:value-type="float">
            <text:p>0.000109184945875</text:p>
          </table:table-cell>
          <table:table-cell table:formula="of:=([.F278]-([$Sheet2.$B$7] +[$Sheet2.$B$8] * ([.B278] - [$Sheet2.$B$9])^2))^2" office:value-type="float" office:value="0.00000757904818281954" calcext:value-type="float">
            <text:p>7.57904818281954E-06</text:p>
          </table:table-cell>
          <table:table-cell table:formula="of:=([.X278]-([.AE278]^2*([$Sheet2.$B$13]*([.B278] -[$Sheet2.$B$14])^2 +[$Sheet2.$B$15]*([.B278]-[$Sheet2.$B$14]) +[$Sheet2.$B$16])    ))^2" office:value-type="float" office:value="27.1647745938996" calcext:value-type="float">
            <text:p>27.1647745938996</text:p>
          </table:table-cell>
          <table:table-cell table:formula="of:=([.AG278]-([.AE278]^2*([$Sheet2.$B$20]*([.B278] -[$Sheet2.$B$21])^2 + [$Sheet2.$B$22]*([.B278]-[$Sheet2.$B$21]) + [$Sheet2.$B$23])    ))^2" office:value-type="float" office:value="996.139729462004" calcext:value-type="float">
            <text:p>996.139729462004</text:p>
          </table:table-cell>
          <table:table-cell table:formula="of:=([.AH278]-([.AE278]^2*([$Sheet2.$B$27]*([.B278] -[$Sheet2.$B$28])^2 +[$Sheet2.$B$29]*([.B278]-[$Sheet2.$B$28]) +[$Sheet2.$B$30])    ))^2" office:value-type="float" office:value="1034.38144669958" calcext:value-type="float">
            <text:p>1034.38144669958</text:p>
          </table:table-cell>
          <table:table-cell table:formula="of:=([.AI278]-([.AE278]^2*([$Sheet2.$B$34]*([.B278] - [$Sheet2.$B$35])^2 +[$Sheet2.$B$36]*([.B278]-[$Sheet2.$B$35]) +[$Sheet2.$B$37])    ))^2" office:value-type="float" office:value="380.373537899175" calcext:value-type="float">
            <text:p>380.37353789917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2" calcext:value-type="float">
            <text:p>0.3752</text:p>
          </table:table-cell>
          <table:table-cell office:value-type="float" office:value="0.019215" calcext:value-type="float">
            <text:p>0.019215</text:p>
          </table:table-cell>
          <table:table-cell office:value-type="float" office:value="0.0052491" calcext:value-type="float">
            <text:p>0.0052491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-0.005494" calcext:value-type="float">
            <text:p>-0.005494</text:p>
          </table:table-cell>
          <table:table-cell office:value-type="float" office:value="1.127" calcext:value-type="float">
            <text:p>1.127</text:p>
          </table:table-cell>
          <table:table-cell office:value-type="float" office:value="-0.034533" calcext:value-type="float">
            <text:p>-0.034533</text:p>
          </table:table-cell>
          <table:table-cell office:value-type="float" office:value="1.1615" calcext:value-type="float">
            <text:p>1.1615</text:p>
          </table:table-cell>
          <table:table-cell office:value-type="float" office:value="0.19627" calcext:value-type="float">
            <text:p>0.19627</text:p>
          </table:table-cell>
          <table:table-cell office:value-type="float" office:value="-0.014509" calcext:value-type="float">
            <text:p>-0.014509</text:p>
          </table:table-cell>
          <table:table-cell office:value-type="float" office:value="-0.00244" calcext:value-type="float">
            <text:p>-0.00244</text:p>
          </table:table-cell>
          <table:table-cell office:value-type="float" office:value="-0.012069" calcext:value-type="float">
            <text:p>-0.012069</text:p>
          </table:table-cell>
          <table:table-cell office:value-type="float" office:value="19.527" calcext:value-type="float">
            <text:p>19.527</text:p>
          </table:table-cell>
          <table:table-cell office:value-type="float" office:value="11.961" calcext:value-type="float">
            <text:p>11.961</text:p>
          </table:table-cell>
          <table:table-cell office:value-type="float" office:value="1.6326" calcext:value-type="float">
            <text:p>1.6326</text:p>
          </table:table-cell>
          <table:table-cell office:value-type="float" office:value="326.33" calcext:value-type="float">
            <text:p>326.33</text:p>
          </table:table-cell>
          <table:table-cell office:value-type="float" office:value="-128.38" calcext:value-type="float">
            <text:p>-128.38</text:p>
          </table:table-cell>
          <table:table-cell office:value-type="float" office:value="8767.4" calcext:value-type="float">
            <text:p>8767.4</text:p>
          </table:table-cell>
          <table:table-cell office:value-type="float" office:value="326.33" calcext:value-type="float">
            <text:p>326.33</text:p>
          </table:table-cell>
          <table:table-cell office:value-type="float" office:value="-128.38" calcext:value-type="float">
            <text:p>-128.38</text:p>
          </table:table-cell>
          <table:table-cell office:value-type="float" office:value="8767.4" calcext:value-type="float">
            <text:p>8767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67" calcext:value-type="float">
            <text:p>24.967</text:p>
          </table:table-cell>
          <table:table-cell office:value-type="float" office:value="0.73431" calcext:value-type="float">
            <text:p>0.73431</text:p>
          </table:table-cell>
          <table:table-cell office:value-type="float" office:value="25" calcext:value-type="float">
            <text:p>25</text:p>
          </table:table-cell>
          <table:table-cell office:value-type="float" office:value="2.9316" calcext:value-type="float">
            <text:p>2.9316</text:p>
          </table:table-cell>
          <table:table-cell office:value-type="float" office:value="-2293.1" calcext:value-type="float">
            <text:p>-2293.1</text:p>
          </table:table-cell>
          <table:table-cell office:value-type="float" office:value="4002.8" calcext:value-type="float">
            <text:p>4002.8</text:p>
          </table:table-cell>
          <table:table-cell office:value-type="float" office:value="169.52" calcext:value-type="float">
            <text:p>169.52</text:p>
          </table:table-cell>
          <table:table-cell office:value-type="float" office:value="0.072064" calcext:value-type="float">
            <text:p>0.072064</text:p>
          </table:table-cell>
          <table:table-cell office:value-type="float" office:value="-0.24698" calcext:value-type="float">
            <text:p>-0.24698</text:p>
          </table:table-cell>
          <table:table-cell office:value-type="float" office:value="0.0050329" calcext:value-type="float">
            <text:p>0.0050329</text:p>
          </table:table-cell>
          <table:table-cell office:value-type="float" office:value="0" calcext:value-type="float">
            <text:p>0</text:p>
          </table:table-cell>
          <table:table-cell office:value-type="float" office:value="2117.9" calcext:value-type="float">
            <text:p>2117.9</text:p>
          </table:table-cell>
          <table:table-cell office:value-type="float" office:value="0.026151" calcext:value-type="float">
            <text:p>0.026151</text:p>
          </table:table-cell>
          <table:table-cell office:value-type="float" office:value="0.9626" calcext:value-type="float">
            <text:p>0.9626</text:p>
          </table:table-cell>
          <table:table-cell office:value-type="float" office:value="0.027038" calcext:value-type="float">
            <text:p>0.0270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79]-([$Sheet2.$B$2]*[.B279]+[$Sheet2.$B$3]))^2" office:value-type="float" office:value="0.000162868454814881" calcext:value-type="float">
            <text:p>0.000162868454815</text:p>
          </table:table-cell>
          <table:table-cell table:formula="of:=([.F279]-([$Sheet2.$B$7] +[$Sheet2.$B$8] * ([.B279] - [$Sheet2.$B$9])^2))^2" office:value-type="float" office:value="0.00000794208483254603" calcext:value-type="float">
            <text:p>7.94208483254603E-06</text:p>
          </table:table-cell>
          <table:table-cell table:formula="of:=([.X279]-([.AE279]^2*([$Sheet2.$B$13]*([.B279] -[$Sheet2.$B$14])^2 +[$Sheet2.$B$15]*([.B279]-[$Sheet2.$B$14]) +[$Sheet2.$B$16])    ))^2" office:value-type="float" office:value="20.4382880178475" calcext:value-type="float">
            <text:p>20.4382880178475</text:p>
          </table:table-cell>
          <table:table-cell table:formula="of:=([.AG279]-([.AE279]^2*([$Sheet2.$B$20]*([.B279] -[$Sheet2.$B$21])^2 + [$Sheet2.$B$22]*([.B279]-[$Sheet2.$B$21]) + [$Sheet2.$B$23])    ))^2" office:value-type="float" office:value="1945.12953154336" calcext:value-type="float">
            <text:p>1945.12953154336</text:p>
          </table:table-cell>
          <table:table-cell table:formula="of:=([.AH279]-([.AE279]^2*([$Sheet2.$B$27]*([.B279] -[$Sheet2.$B$28])^2 +[$Sheet2.$B$29]*([.B279]-[$Sheet2.$B$28]) +[$Sheet2.$B$30])    ))^2" office:value-type="float" office:value="3632.45450111369" calcext:value-type="float">
            <text:p>3632.45450111369</text:p>
          </table:table-cell>
          <table:table-cell table:formula="of:=([.AI279]-([.AE279]^2*([$Sheet2.$B$34]*([.B279] - [$Sheet2.$B$35])^2 +[$Sheet2.$B$36]*([.B279]-[$Sheet2.$B$35]) +[$Sheet2.$B$37])    ))^2" office:value-type="float" office:value="394.808725183504" calcext:value-type="float">
            <text:p>394.80872518350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22" calcext:value-type="float">
            <text:p>0.43722</text:p>
          </table:table-cell>
          <table:table-cell office:value-type="float" office:value="0.023546" calcext:value-type="float">
            <text:p>0.023546</text:p>
          </table:table-cell>
          <table:table-cell office:value-type="float" office:value="0.0052366" calcext:value-type="float">
            <text:p>0.0052366</text:p>
          </table:table-cell>
          <table:table-cell office:value-type="float" office:value="0.018309" calcext:value-type="float">
            <text:p>0.018309</text:p>
          </table:table-cell>
          <table:table-cell office:value-type="float" office:value="-0.0061971" calcext:value-type="float">
            <text:p>-0.0061971</text:p>
          </table:table-cell>
          <table:table-cell office:value-type="float" office:value="1.3134" calcext:value-type="float">
            <text:p>1.3134</text:p>
          </table:table-cell>
          <table:table-cell office:value-type="float" office:value="-0.034451" calcext:value-type="float">
            <text:p>-0.034451</text:p>
          </table:table-cell>
          <table:table-cell office:value-type="float" office:value="1.3479" calcext:value-type="float">
            <text:p>1.3479</text:p>
          </table:table-cell>
          <table:table-cell office:value-type="float" office:value="0.22838" calcext:value-type="float">
            <text:p>0.22838</text:p>
          </table:table-cell>
          <table:table-cell office:value-type="float" office:value="-0.017339" calcext:value-type="float">
            <text:p>-0.017339</text:p>
          </table:table-cell>
          <table:table-cell office:value-type="float" office:value="-0.0024425" calcext:value-type="float">
            <text:p>-0.0024425</text:p>
          </table:table-cell>
          <table:table-cell office:value-type="float" office:value="-0.014896" calcext:value-type="float">
            <text:p>-0.014896</text:p>
          </table:table-cell>
          <table:table-cell office:value-type="float" office:value="18.569" calcext:value-type="float">
            <text:p>18.569</text:p>
          </table:table-cell>
          <table:table-cell office:value-type="float" office:value="12.278" calcext:value-type="float">
            <text:p>12.278</text:p>
          </table:table-cell>
          <table:table-cell office:value-type="float" office:value="1.5123" calcext:value-type="float">
            <text:p>1.5123</text:p>
          </table:table-cell>
          <table:table-cell office:value-type="float" office:value="427.83" calcext:value-type="float">
            <text:p>427.83</text:p>
          </table:table-cell>
          <table:table-cell office:value-type="float" office:value="-144.81" calcext:value-type="float">
            <text:p>-144.81</text:p>
          </table:table-cell>
          <table:table-cell office:value-type="float" office:value="10217" calcext:value-type="float">
            <text:p>10217</text:p>
          </table:table-cell>
          <table:table-cell office:value-type="float" office:value="427.83" calcext:value-type="float">
            <text:p>427.83</text:p>
          </table:table-cell>
          <table:table-cell office:value-type="float" office:value="-144.81" calcext:value-type="float">
            <text:p>-144.81</text:p>
          </table:table-cell>
          <table:table-cell office:value-type="float" office:value="10217" calcext:value-type="float">
            <text:p>10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64" calcext:value-type="float">
            <text:p>24.964</text:p>
          </table:table-cell>
          <table:table-cell office:value-type="float" office:value="0.71533" calcext:value-type="float">
            <text:p>0.71533</text:p>
          </table:table-cell>
          <table:table-cell office:value-type="float" office:value="25" calcext:value-type="float">
            <text:p>25</text:p>
          </table:table-cell>
          <table:table-cell office:value-type="float" office:value="3.0826" calcext:value-type="float">
            <text:p>3.0826</text:p>
          </table:table-cell>
          <table:table-cell office:value-type="float" office:value="-2668.4" calcext:value-type="float">
            <text:p>-2668.4</text:p>
          </table:table-cell>
          <table:table-cell office:value-type="float" office:value="4665" calcext:value-type="float">
            <text:p>4665</text:p>
          </table:table-cell>
          <table:table-cell office:value-type="float" office:value="202.58" calcext:value-type="float">
            <text:p>202.58</text:p>
          </table:table-cell>
          <table:table-cell office:value-type="float" office:value="0.06926" calcext:value-type="float">
            <text:p>0.06926</text:p>
          </table:table-cell>
          <table:table-cell office:value-type="float" office:value="-0.24706" calcext:value-type="float">
            <text:p>-0.24706</text:p>
          </table:table-cell>
          <table:table-cell office:value-type="float" office:value="0.0029391" calcext:value-type="float">
            <text:p>0.0029391</text:p>
          </table:table-cell>
          <table:table-cell office:value-type="float" office:value="0" calcext:value-type="float">
            <text:p>0</text:p>
          </table:table-cell>
          <table:table-cell office:value-type="float" office:value="2063.1" calcext:value-type="float">
            <text:p>2063.1</text:p>
          </table:table-cell>
          <table:table-cell office:value-type="float" office:value="0.03428" calcext:value-type="float">
            <text:p>0.03428</text:p>
          </table:table-cell>
          <table:table-cell office:value-type="float" office:value="0.99702" calcext:value-type="float">
            <text:p>0.99702</text:p>
          </table:table-cell>
          <table:table-cell office:value-type="float" office:value="0.030282" calcext:value-type="float">
            <text:p>0.0302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0]-([$Sheet2.$B$2]*[.B280]+[$Sheet2.$B$3]))^2" office:value-type="float" office:value="0.000223347797865621" calcext:value-type="float">
            <text:p>0.000223347797866</text:p>
          </table:table-cell>
          <table:table-cell table:formula="of:=([.F280]-([$Sheet2.$B$7] +[$Sheet2.$B$8] * ([.B280] - [$Sheet2.$B$9])^2))^2" office:value-type="float" office:value="0.00000822580869298306" calcext:value-type="float">
            <text:p>8.22580869298306E-06</text:p>
          </table:table-cell>
          <table:table-cell table:formula="of:=([.X280]-([.AE280]^2*([$Sheet2.$B$13]*([.B280] -[$Sheet2.$B$14])^2 +[$Sheet2.$B$15]*([.B280]-[$Sheet2.$B$14]) +[$Sheet2.$B$16])    ))^2" office:value-type="float" office:value="13.8424705773824" calcext:value-type="float">
            <text:p>13.8424705773824</text:p>
          </table:table-cell>
          <table:table-cell table:formula="of:=([.AG280]-([.AE280]^2*([$Sheet2.$B$20]*([.B280] -[$Sheet2.$B$21])^2 + [$Sheet2.$B$22]*([.B280]-[$Sheet2.$B$21]) + [$Sheet2.$B$23])    ))^2" office:value-type="float" office:value="3176.10507468165" calcext:value-type="float">
            <text:p>3176.10507468165</text:p>
          </table:table-cell>
          <table:table-cell table:formula="of:=([.AH280]-([.AE280]^2*([$Sheet2.$B$27]*([.B280] -[$Sheet2.$B$28])^2 +[$Sheet2.$B$29]*([.B280]-[$Sheet2.$B$28]) +[$Sheet2.$B$30])    ))^2" office:value-type="float" office:value="7508.91266784928" calcext:value-type="float">
            <text:p>7508.91266784928</text:p>
          </table:table-cell>
          <table:table-cell table:formula="of:=([.AI280]-([.AE280]^2*([$Sheet2.$B$34]*([.B280] - [$Sheet2.$B$35])^2 +[$Sheet2.$B$36]*([.B280]-[$Sheet2.$B$35]) +[$Sheet2.$B$37])    ))^2" office:value-type="float" office:value="412.283100208339" calcext:value-type="float">
            <text:p>412.28310020833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908" calcext:value-type="float">
            <text:p>0.49908</text:p>
          </table:table-cell>
          <table:table-cell office:value-type="float" office:value="0.02872" calcext:value-type="float">
            <text:p>0.02872</text:p>
          </table:table-cell>
          <table:table-cell office:value-type="float" office:value="0.005352" calcext:value-type="float">
            <text:p>0.005352</text:p>
          </table:table-cell>
          <table:table-cell office:value-type="float" office:value="0.023368" calcext:value-type="float">
            <text:p>0.023368</text:p>
          </table:table-cell>
          <table:table-cell office:value-type="float" office:value="-0.007015" calcext:value-type="float">
            <text:p>-0.007015</text:p>
          </table:table-cell>
          <table:table-cell office:value-type="float" office:value="1.4938" calcext:value-type="float">
            <text:p>1.4938</text:p>
          </table:table-cell>
          <table:table-cell office:value-type="float" office:value="-0.03521" calcext:value-type="float">
            <text:p>-0.03521</text:p>
          </table:table-cell>
          <table:table-cell office:value-type="float" office:value="1.529" calcext:value-type="float">
            <text:p>1.529</text:p>
          </table:table-cell>
          <table:table-cell office:value-type="float" office:value="0.26066" calcext:value-type="float">
            <text:p>0.26066</text:p>
          </table:table-cell>
          <table:table-cell office:value-type="float" office:value="-0.020706" calcext:value-type="float">
            <text:p>-0.020706</text:p>
          </table:table-cell>
          <table:table-cell office:value-type="float" office:value="-0.0025164" calcext:value-type="float">
            <text:p>-0.0025164</text:p>
          </table:table-cell>
          <table:table-cell office:value-type="float" office:value="-0.01819" calcext:value-type="float">
            <text:p>-0.01819</text:p>
          </table:table-cell>
          <table:table-cell office:value-type="float" office:value="17.378" calcext:value-type="float">
            <text:p>17.378</text:p>
          </table:table-cell>
          <table:table-cell office:value-type="float" office:value="12.277" calcext:value-type="float">
            <text:p>12.277</text:p>
          </table:table-cell>
          <table:table-cell office:value-type="float" office:value="1.4155" calcext:value-type="float">
            <text:p>1.4155</text:p>
          </table:table-cell>
          <table:table-cell office:value-type="float" office:value="546.03" calcext:value-type="float">
            <text:p>546.03</text:p>
          </table:table-cell>
          <table:table-cell office:value-type="float" office:value="-163.92" calcext:value-type="float">
            <text:p>-163.92</text:p>
          </table:table-cell>
          <table:table-cell office:value-type="float" office:value="11662" calcext:value-type="float">
            <text:p>11662</text:p>
          </table:table-cell>
          <table:table-cell office:value-type="float" office:value="546.03" calcext:value-type="float">
            <text:p>546.03</text:p>
          </table:table-cell>
          <table:table-cell office:value-type="float" office:value="-163.92" calcext:value-type="float">
            <text:p>-163.92</text:p>
          </table:table-cell>
          <table:table-cell office:value-type="float" office:value="11662" calcext:value-type="float">
            <text:p>116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59" calcext:value-type="float">
            <text:p>24.959</text:p>
          </table:table-cell>
          <table:table-cell office:value-type="float" office:value="0.71543" calcext:value-type="float">
            <text:p>0.71543</text:p>
          </table:table-cell>
          <table:table-cell office:value-type="float" office:value="25" calcext:value-type="float">
            <text:p>25</text:p>
          </table:table-cell>
          <table:table-cell office:value-type="float" office:value="3.2935" calcext:value-type="float">
            <text:p>3.2935</text:p>
          </table:table-cell>
          <table:table-cell office:value-type="float" office:value="-3045.5" calcext:value-type="float">
            <text:p>-3045.5</text:p>
          </table:table-cell>
          <table:table-cell office:value-type="float" office:value="5305.6" calcext:value-type="float">
            <text:p>5305.6</text:p>
          </table:table-cell>
          <table:table-cell office:value-type="float" office:value="241.92" calcext:value-type="float">
            <text:p>241.92</text:p>
          </table:table-cell>
          <table:table-cell office:value-type="float" office:value="0.067109" calcext:value-type="float">
            <text:p>0.067109</text:p>
          </table:table-cell>
          <table:table-cell office:value-type="float" office:value="-0.24713" calcext:value-type="float">
            <text:p>-0.24713</text:p>
          </table:table-cell>
          <table:table-cell office:value-type="float" office:value="0.0011552" calcext:value-type="float">
            <text:p>0.0011552</text:p>
          </table:table-cell>
          <table:table-cell office:value-type="float" office:value="0" calcext:value-type="float">
            <text:p>0</text:p>
          </table:table-cell>
          <table:table-cell office:value-type="float" office:value="2063.4" calcext:value-type="float">
            <text:p>2063.4</text:p>
          </table:table-cell>
          <table:table-cell office:value-type="float" office:value="0.043742" calcext:value-type="float">
            <text:p>0.043742</text:p>
          </table:table-cell>
          <table:table-cell office:value-type="float" office:value="1.0179" calcext:value-type="float">
            <text:p>1.0179</text:p>
          </table:table-cell>
          <table:table-cell office:value-type="float" office:value="0.033493" calcext:value-type="float">
            <text:p>0.0334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1]-([$Sheet2.$B$2]*[.B281]+[$Sheet2.$B$3]))^2" office:value-type="float" office:value="0.000287901406193181" calcext:value-type="float">
            <text:p>0.000287901406193</text:p>
          </table:table-cell>
          <table:table-cell table:formula="of:=([.F281]-([$Sheet2.$B$7] +[$Sheet2.$B$8] * ([.B281] - [$Sheet2.$B$9])^2))^2" office:value-type="float" office:value="0.00000875980565039729" calcext:value-type="float">
            <text:p>8.75980565039729E-06</text:p>
          </table:table-cell>
          <table:table-cell table:formula="of:=([.X281]-([.AE281]^2*([$Sheet2.$B$13]*([.B281] -[$Sheet2.$B$14])^2 +[$Sheet2.$B$15]*([.B281]-[$Sheet2.$B$14]) +[$Sheet2.$B$16])    ))^2" office:value-type="float" office:value="7.95808352480301" calcext:value-type="float">
            <text:p>7.95808352480301</text:p>
          </table:table-cell>
          <table:table-cell table:formula="of:=([.AG281]-([.AE281]^2*([$Sheet2.$B$20]*([.B281] -[$Sheet2.$B$21])^2 + [$Sheet2.$B$22]*([.B281]-[$Sheet2.$B$21]) + [$Sheet2.$B$23])    ))^2" office:value-type="float" office:value="4613.34968488739" calcext:value-type="float">
            <text:p>4613.34968488739</text:p>
          </table:table-cell>
          <table:table-cell table:formula="of:=([.AH281]-([.AE281]^2*([$Sheet2.$B$27]*([.B281] -[$Sheet2.$B$28])^2 +[$Sheet2.$B$29]*([.B281]-[$Sheet2.$B$28]) +[$Sheet2.$B$30])    ))^2" office:value-type="float" office:value="12037.2070413757" calcext:value-type="float">
            <text:p>12037.2070413757</text:p>
          </table:table-cell>
          <table:table-cell table:formula="of:=([.AI281]-([.AE281]^2*([$Sheet2.$B$34]*([.B281] - [$Sheet2.$B$35])^2 +[$Sheet2.$B$36]*([.B281]-[$Sheet2.$B$35]) +[$Sheet2.$B$37])    ))^2" office:value-type="float" office:value="448.086396860298" calcext:value-type="float">
            <text:p>448.08639686029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075" calcext:value-type="float">
            <text:p>0.56075</text:p>
          </table:table-cell>
          <table:table-cell office:value-type="float" office:value="0.034737" calcext:value-type="float">
            <text:p>0.034737</text:p>
          </table:table-cell>
          <table:table-cell office:value-type="float" office:value="0.0056002" calcext:value-type="float">
            <text:p>0.0056002</text:p>
          </table:table-cell>
          <table:table-cell office:value-type="float" office:value="0.029137" calcext:value-type="float">
            <text:p>0.029137</text:p>
          </table:table-cell>
          <table:table-cell office:value-type="float" office:value="-0.0079471" calcext:value-type="float">
            <text:p>-0.0079471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36843" calcext:value-type="float">
            <text:p>-0.036843</text:p>
          </table:table-cell>
          <table:table-cell office:value-type="float" office:value="1.7048" calcext:value-type="float">
            <text:p>1.7048</text:p>
          </table:table-cell>
          <table:table-cell office:value-type="float" office:value="0.29309" calcext:value-type="float">
            <text:p>0.29309</text:p>
          </table:table-cell>
          <table:table-cell office:value-type="float" office:value="-0.024609" calcext:value-type="float">
            <text:p>-0.024609</text:p>
          </table:table-cell>
          <table:table-cell office:value-type="float" office:value="-0.0026615" calcext:value-type="float">
            <text:p>-0.0026615</text:p>
          </table:table-cell>
          <table:table-cell office:value-type="float" office:value="-0.021948" calcext:value-type="float">
            <text:p>-0.021948</text:p>
          </table:table-cell>
          <table:table-cell office:value-type="float" office:value="16.143" calcext:value-type="float">
            <text:p>16.143</text:p>
          </table:table-cell>
          <table:table-cell office:value-type="float" office:value="12.088" calcext:value-type="float">
            <text:p>12.088</text:p>
          </table:table-cell>
          <table:table-cell office:value-type="float" office:value="1.3354" calcext:value-type="float">
            <text:p>1.3354</text:p>
          </table:table-cell>
          <table:table-cell office:value-type="float" office:value="680.85" calcext:value-type="float">
            <text:p>680.85</text:p>
          </table:table-cell>
          <table:table-cell office:value-type="float" office:value="-185.7" calcext:value-type="float">
            <text:p>-185.7</text:p>
          </table:table-cell>
          <table:table-cell office:value-type="float" office:value="13103" calcext:value-type="float">
            <text:p>13103</text:p>
          </table:table-cell>
          <table:table-cell office:value-type="float" office:value="680.85" calcext:value-type="float">
            <text:p>680.85</text:p>
          </table:table-cell>
          <table:table-cell office:value-type="float" office:value="-185.7" calcext:value-type="float">
            <text:p>-185.7</text:p>
          </table:table-cell>
          <table:table-cell office:value-type="float" office:value="13103" calcext:value-type="float">
            <text:p>13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52" calcext:value-type="float">
            <text:p>24.952</text:p>
          </table:table-cell>
          <table:table-cell office:value-type="float" office:value="0.72659" calcext:value-type="float">
            <text:p>0.72659</text:p>
          </table:table-cell>
          <table:table-cell office:value-type="float" office:value="25" calcext:value-type="float">
            <text:p>25</text:p>
          </table:table-cell>
          <table:table-cell office:value-type="float" office:value="3.5448" calcext:value-type="float">
            <text:p>3.5448</text:p>
          </table:table-cell>
          <table:table-cell office:value-type="float" office:value="-3424.4" calcext:value-type="float">
            <text:p>-3424.4</text:p>
          </table:table-cell>
          <table:table-cell office:value-type="float" office:value="5924.2" calcext:value-type="float">
            <text:p>5924.2</text:p>
          </table:table-cell>
          <table:table-cell office:value-type="float" office:value="287.52" calcext:value-type="float">
            <text:p>287.52</text:p>
          </table:table-cell>
          <table:table-cell office:value-type="float" office:value="0.065388" calcext:value-type="float">
            <text:p>0.065388</text:p>
          </table:table-cell>
          <table:table-cell office:value-type="float" office:value="-0.2472" calcext:value-type="float">
            <text:p>-0.2472</text:p>
          </table:table-cell>
          <table:table-cell office:value-type="float" office:value="-0.00042048" calcext:value-type="float">
            <text:p>-0.00042048</text:p>
          </table:table-cell>
          <table:table-cell office:value-type="float" office:value="0" calcext:value-type="float">
            <text:p>0</text:p>
          </table:table-cell>
          <table:table-cell office:value-type="float" office:value="2095.6" calcext:value-type="float">
            <text:p>2095.6</text:p>
          </table:table-cell>
          <table:table-cell office:value-type="float" office:value="0.054528" calcext:value-type="float">
            <text:p>0.054528</text:p>
          </table:table-cell>
          <table:table-cell office:value-type="float" office:value="1.0305" calcext:value-type="float">
            <text:p>1.0305</text:p>
          </table:table-cell>
          <table:table-cell office:value-type="float" office:value="0.036666" calcext:value-type="float">
            <text:p>0.0366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2]-([$Sheet2.$B$2]*[.B282]+[$Sheet2.$B$3]))^2" office:value-type="float" office:value="0.000353458431155816" calcext:value-type="float">
            <text:p>0.000353458431156</text:p>
          </table:table-cell>
          <table:table-cell table:formula="of:=([.F282]-([$Sheet2.$B$7] +[$Sheet2.$B$8] * ([.B282] - [$Sheet2.$B$9])^2))^2" office:value-type="float" office:value="0.00000956701975457888" calcext:value-type="float">
            <text:p>9.56701975457888E-06</text:p>
          </table:table-cell>
          <table:table-cell table:formula="of:=([.X282]-([.AE282]^2*([$Sheet2.$B$13]*([.B282] -[$Sheet2.$B$14])^2 +[$Sheet2.$B$15]*([.B282]-[$Sheet2.$B$14]) +[$Sheet2.$B$16])    ))^2" office:value-type="float" office:value="3.35715418734254" calcext:value-type="float">
            <text:p>3.35715418734254</text:p>
          </table:table-cell>
          <table:table-cell table:formula="of:=([.AG282]-([.AE282]^2*([$Sheet2.$B$20]*([.B282] -[$Sheet2.$B$21])^2 + [$Sheet2.$B$22]*([.B282]-[$Sheet2.$B$21]) + [$Sheet2.$B$23])    ))^2" office:value-type="float" office:value="6209.08122258496" calcext:value-type="float">
            <text:p>6209.08122258496</text:p>
          </table:table-cell>
          <table:table-cell table:formula="of:=([.AH282]-([.AE282]^2*([$Sheet2.$B$27]*([.B282] -[$Sheet2.$B$28])^2 +[$Sheet2.$B$29]*([.B282]-[$Sheet2.$B$28]) +[$Sheet2.$B$30])    ))^2" office:value-type="float" office:value="16654.036381112" calcext:value-type="float">
            <text:p>16654.036381112</text:p>
          </table:table-cell>
          <table:table-cell table:formula="of:=([.AI282]-([.AE282]^2*([$Sheet2.$B$34]*([.B282] - [$Sheet2.$B$35])^2 +[$Sheet2.$B$36]*([.B282]-[$Sheet2.$B$35]) +[$Sheet2.$B$37])    ))^2" office:value-type="float" office:value="503.539303423996" calcext:value-type="float">
            <text:p>503.539303423996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221" calcext:value-type="float">
            <text:p>0.62221</text:p>
          </table:table-cell>
          <table:table-cell office:value-type="float" office:value="0.041601" calcext:value-type="float">
            <text:p>0.041601</text:p>
          </table:table-cell>
          <table:table-cell office:value-type="float" office:value="0.0059874" calcext:value-type="float">
            <text:p>0.0059874</text:p>
          </table:table-cell>
          <table:table-cell office:value-type="float" office:value="0.035614" calcext:value-type="float">
            <text:p>0.035614</text:p>
          </table:table-cell>
          <table:table-cell office:value-type="float" office:value="-0.0089926" calcext:value-type="float">
            <text:p>-0.0089926</text:p>
          </table:table-cell>
          <table:table-cell office:value-type="float" office:value="1.8358" calcext:value-type="float">
            <text:p>1.8358</text:p>
          </table:table-cell>
          <table:table-cell office:value-type="float" office:value="-0.039391" calcext:value-type="float">
            <text:p>-0.039391</text:p>
          </table:table-cell>
          <table:table-cell office:value-type="float" office:value="1.8752" calcext:value-type="float">
            <text:p>1.8752</text:p>
          </table:table-cell>
          <table:table-cell office:value-type="float" office:value="0.32566" calcext:value-type="float">
            <text:p>0.32566</text:p>
          </table:table-cell>
          <table:table-cell office:value-type="float" office:value="-0.029047" calcext:value-type="float">
            <text:p>-0.029047</text:p>
          </table:table-cell>
          <table:table-cell office:value-type="float" office:value="-0.0028796" calcext:value-type="float">
            <text:p>-0.0028796</text:p>
          </table:table-cell>
          <table:table-cell office:value-type="float" office:value="-0.026168" calcext:value-type="float">
            <text:p>-0.026168</text:p>
          </table:table-cell>
          <table:table-cell office:value-type="float" office:value="14.957" calcext:value-type="float">
            <text:p>14.957</text:p>
          </table:table-cell>
          <table:table-cell office:value-type="float" office:value="11.798" calcext:value-type="float">
            <text:p>11.798</text:p>
          </table:table-cell>
          <table:table-cell office:value-type="float" office:value="1.2677" calcext:value-type="float">
            <text:p>1.2677</text:p>
          </table:table-cell>
          <table:table-cell office:value-type="float" office:value="832.19" calcext:value-type="float">
            <text:p>832.19</text:p>
          </table:table-cell>
          <table:table-cell office:value-type="float" office:value="-210.13" calcext:value-type="float">
            <text:p>-210.13</text:p>
          </table:table-cell>
          <table:table-cell office:value-type="float" office:value="14539" calcext:value-type="float">
            <text:p>14539</text:p>
          </table:table-cell>
          <table:table-cell office:value-type="float" office:value="832.19" calcext:value-type="float">
            <text:p>832.19</text:p>
          </table:table-cell>
          <table:table-cell office:value-type="float" office:value="-210.13" calcext:value-type="float">
            <text:p>-210.13</text:p>
          </table:table-cell>
          <table:table-cell office:value-type="float" office:value="14539" calcext:value-type="float">
            <text:p>145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44" calcext:value-type="float">
            <text:p>24.944</text:p>
          </table:table-cell>
          <table:table-cell office:value-type="float" office:value="0.74447" calcext:value-type="float">
            <text:p>0.74447</text:p>
          </table:table-cell>
          <table:table-cell office:value-type="float" office:value="25" calcext:value-type="float">
            <text:p>25</text:p>
          </table:table-cell>
          <table:table-cell office:value-type="float" office:value="3.8251" calcext:value-type="float">
            <text:p>3.8251</text:p>
          </table:table-cell>
          <table:table-cell office:value-type="float" office:value="-3804.9" calcext:value-type="float">
            <text:p>-3804.9</text:p>
          </table:table-cell>
          <table:table-cell office:value-type="float" office:value="6520.4" calcext:value-type="float">
            <text:p>6520.4</text:p>
          </table:table-cell>
          <table:table-cell office:value-type="float" office:value="339.38" calcext:value-type="float">
            <text:p>339.38</text:p>
          </table:table-cell>
          <table:table-cell office:value-type="float" office:value="0.063961" calcext:value-type="float">
            <text:p>0.063961</text:p>
          </table:table-cell>
          <table:table-cell office:value-type="float" office:value="-0.24727" calcext:value-type="float">
            <text:p>-0.24727</text:p>
          </table:table-cell>
          <table:table-cell office:value-type="float" office:value="-0.0018487" calcext:value-type="float">
            <text:p>-0.0018487</text:p>
          </table:table-cell>
          <table:table-cell office:value-type="float" office:value="0" calcext:value-type="float">
            <text:p>0</text:p>
          </table:table-cell>
          <table:table-cell office:value-type="float" office:value="2147.2" calcext:value-type="float">
            <text:p>2147.2</text:p>
          </table:table-cell>
          <table:table-cell office:value-type="float" office:value="0.066627" calcext:value-type="float">
            <text:p>0.066627</text:p>
          </table:table-cell>
          <table:table-cell office:value-type="float" office:value="1.0381" calcext:value-type="float">
            <text:p>1.0381</text:p>
          </table:table-cell>
          <table:table-cell office:value-type="float" office:value="0.039797" calcext:value-type="float">
            <text:p>0.0397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3]-([$Sheet2.$B$2]*[.B283]+[$Sheet2.$B$3]))^2" office:value-type="float" office:value="0.000417112110758417" calcext:value-type="float">
            <text:p>0.000417112110758</text:p>
          </table:table-cell>
          <table:table-cell table:formula="of:=([.F283]-([$Sheet2.$B$7] +[$Sheet2.$B$8] * ([.B283] - [$Sheet2.$B$9])^2))^2" office:value-type="float" office:value="0.0000107070062798096" calcext:value-type="float">
            <text:p>1.07070062798096E-05</text:p>
          </table:table-cell>
          <table:table-cell table:formula="of:=([.X283]-([.AE283]^2*([$Sheet2.$B$13]*([.B283] -[$Sheet2.$B$14])^2 +[$Sheet2.$B$15]*([.B283]-[$Sheet2.$B$14]) +[$Sheet2.$B$16])    ))^2" office:value-type="float" office:value="0.599518859923695" calcext:value-type="float">
            <text:p>0.599518859923695</text:p>
          </table:table-cell>
          <table:table-cell table:formula="of:=([.AG283]-([.AE283]^2*([$Sheet2.$B$20]*([.B283] -[$Sheet2.$B$21])^2 + [$Sheet2.$B$22]*([.B283]-[$Sheet2.$B$21]) + [$Sheet2.$B$23])    ))^2" office:value-type="float" office:value="7882.80866445964" calcext:value-type="float">
            <text:p>7882.80866445964</text:p>
          </table:table-cell>
          <table:table-cell table:formula="of:=([.AH283]-([.AE283]^2*([$Sheet2.$B$27]*([.B283] -[$Sheet2.$B$28])^2 +[$Sheet2.$B$29]*([.B283]-[$Sheet2.$B$28]) +[$Sheet2.$B$30])    ))^2" office:value-type="float" office:value="20811.7900790265" calcext:value-type="float">
            <text:p>20811.7900790265</text:p>
          </table:table-cell>
          <table:table-cell table:formula="of:=([.AI283]-([.AE283]^2*([$Sheet2.$B$34]*([.B283] - [$Sheet2.$B$35])^2 +[$Sheet2.$B$36]*([.B283]-[$Sheet2.$B$35]) +[$Sheet2.$B$37])    ))^2" office:value-type="float" office:value="581.757321869044" calcext:value-type="float">
            <text:p>581.75732186904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342" calcext:value-type="float">
            <text:p>0.68342</text:p>
          </table:table-cell>
          <table:table-cell office:value-type="float" office:value="0.04926" calcext:value-type="float">
            <text:p>0.04926</text:p>
          </table:table-cell>
          <table:table-cell office:value-type="float" office:value="0.0064681" calcext:value-type="float">
            <text:p>0.0064681</text:p>
          </table:table-cell>
          <table:table-cell office:value-type="float" office:value="0.042791" calcext:value-type="float">
            <text:p>0.042791</text:p>
          </table:table-cell>
          <table:table-cell office:value-type="float" office:value="-0.010151" calcext:value-type="float">
            <text:p>-0.010151</text:p>
          </table:table-cell>
          <table:table-cell office:value-type="float" office:value="1.9976" calcext:value-type="float">
            <text:p>1.9976</text:p>
          </table:table-cell>
          <table:table-cell office:value-type="float" office:value="-0.042553" calcext:value-type="float">
            <text:p>-0.042553</text:p>
          </table:table-cell>
          <table:table-cell office:value-type="float" office:value="2.0401" calcext:value-type="float">
            <text:p>2.0401</text:p>
          </table:table-cell>
          <table:table-cell office:value-type="float" office:value="0.35835" calcext:value-type="float">
            <text:p>0.35835</text:p>
          </table:table-cell>
          <table:table-cell office:value-type="float" office:value="-0.033988" calcext:value-type="float">
            <text:p>-0.033988</text:p>
          </table:table-cell>
          <table:table-cell office:value-type="float" office:value="-0.0031401" calcext:value-type="float">
            <text:p>-0.0031401</text:p>
          </table:table-cell>
          <table:table-cell office:value-type="float" office:value="-0.030848" calcext:value-type="float">
            <text:p>-0.030848</text:p>
          </table:table-cell>
          <table:table-cell office:value-type="float" office:value="13.874" calcext:value-type="float">
            <text:p>13.874</text:p>
          </table:table-cell>
          <table:table-cell office:value-type="float" office:value="11.469" calcext:value-type="float">
            <text:p>11.469</text:p>
          </table:table-cell>
          <table:table-cell office:value-type="float" office:value="1.2096" calcext:value-type="float">
            <text:p>1.2096</text:p>
          </table:table-cell>
          <table:table-cell office:value-type="float" office:value="999.92" calcext:value-type="float">
            <text:p>999.92</text:p>
          </table:table-cell>
          <table:table-cell office:value-type="float" office:value="-237.2" calcext:value-type="float">
            <text:p>-237.2</text:p>
          </table:table-cell>
          <table:table-cell office:value-type="float" office:value="15970" calcext:value-type="float">
            <text:p>15970</text:p>
          </table:table-cell>
          <table:table-cell office:value-type="float" office:value="999.92" calcext:value-type="float">
            <text:p>999.92</text:p>
          </table:table-cell>
          <table:table-cell office:value-type="float" office:value="-237.2" calcext:value-type="float">
            <text:p>-237.2</text:p>
          </table:table-cell>
          <table:table-cell office:value-type="float" office:value="15970" calcext:value-type="float">
            <text:p>159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35" calcext:value-type="float">
            <text:p>24.935</text:p>
          </table:table-cell>
          <table:table-cell office:value-type="float" office:value="0.76578" calcext:value-type="float">
            <text:p>0.76578</text:p>
          </table:table-cell>
          <table:table-cell office:value-type="float" office:value="25" calcext:value-type="float">
            <text:p>25</text:p>
          </table:table-cell>
          <table:table-cell office:value-type="float" office:value="4.1226" calcext:value-type="float">
            <text:p>4.1226</text:p>
          </table:table-cell>
          <table:table-cell office:value-type="float" office:value="-4186.8" calcext:value-type="float">
            <text:p>-4186.8</text:p>
          </table:table-cell>
          <table:table-cell office:value-type="float" office:value="7095" calcext:value-type="float">
            <text:p>7095</text:p>
          </table:table-cell>
          <table:table-cell office:value-type="float" office:value="397.1" calcext:value-type="float">
            <text:p>397.1</text:p>
          </table:table-cell>
          <table:table-cell office:value-type="float" office:value="0.062743" calcext:value-type="float">
            <text:p>0.062743</text:p>
          </table:table-cell>
          <table:table-cell office:value-type="float" office:value="-0.24733" calcext:value-type="float">
            <text:p>-0.24733</text:p>
          </table:table-cell>
          <table:table-cell office:value-type="float" office:value="-0.0031682" calcext:value-type="float">
            <text:p>-0.0031682</text:p>
          </table:table-cell>
          <table:table-cell office:value-type="float" office:value="0" calcext:value-type="float">
            <text:p>0</text:p>
          </table:table-cell>
          <table:table-cell office:value-type="float" office:value="2208.6" calcext:value-type="float">
            <text:p>2208.6</text:p>
          </table:table-cell>
          <table:table-cell office:value-type="float" office:value="0.080026" calcext:value-type="float">
            <text:p>0.080026</text:p>
          </table:table-cell>
          <table:table-cell office:value-type="float" office:value="1.0423" calcext:value-type="float">
            <text:p>1.0423</text:p>
          </table:table-cell>
          <table:table-cell office:value-type="float" office:value="0.04288" calcext:value-type="float">
            <text:p>0.0428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4]-([$Sheet2.$B$2]*[.B284]+[$Sheet2.$B$3]))^2" office:value-type="float" office:value="0.000475072383590845" calcext:value-type="float">
            <text:p>0.000475072383591</text:p>
          </table:table-cell>
          <table:table-cell table:formula="of:=([.F284]-([$Sheet2.$B$7] +[$Sheet2.$B$8] * ([.B284] - [$Sheet2.$B$9])^2))^2" office:value-type="float" office:value="0.0000118679266186687" calcext:value-type="float">
            <text:p>1.18679266186687E-05</text:p>
          </table:table-cell>
          <table:table-cell table:formula="of:=([.X284]-([.AE284]^2*([$Sheet2.$B$13]*([.B284] -[$Sheet2.$B$14])^2 +[$Sheet2.$B$15]*([.B284]-[$Sheet2.$B$14]) +[$Sheet2.$B$16])    ))^2" office:value-type="float" office:value="0.117577618277961" calcext:value-type="float">
            <text:p>0.117577618277961</text:p>
          </table:table-cell>
          <table:table-cell table:formula="of:=([.AG284]-([.AE284]^2*([$Sheet2.$B$20]*([.B284] -[$Sheet2.$B$21])^2 + [$Sheet2.$B$22]*([.B284]-[$Sheet2.$B$21]) + [$Sheet2.$B$23])    ))^2" office:value-type="float" office:value="9542.16803460872" calcext:value-type="float">
            <text:p>9542.16803460872</text:p>
          </table:table-cell>
          <table:table-cell table:formula="of:=([.AH284]-([.AE284]^2*([$Sheet2.$B$27]*([.B284] -[$Sheet2.$B$28])^2 +[$Sheet2.$B$29]*([.B284]-[$Sheet2.$B$28]) +[$Sheet2.$B$30])    ))^2" office:value-type="float" office:value="24383.2628336676" calcext:value-type="float">
            <text:p>24383.2628336676</text:p>
          </table:table-cell>
          <table:table-cell table:formula="of:=([.AI284]-([.AE284]^2*([$Sheet2.$B$34]*([.B284] - [$Sheet2.$B$35])^2 +[$Sheet2.$B$36]*([.B284]-[$Sheet2.$B$35]) +[$Sheet2.$B$37])    ))^2" office:value-type="float" office:value="666.050020155416" calcext:value-type="float">
            <text:p>666.05002015541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436" calcext:value-type="float">
            <text:p>0.74436</text:p>
          </table:table-cell>
          <table:table-cell office:value-type="float" office:value="0.057686" calcext:value-type="float">
            <text:p>0.057686</text:p>
          </table:table-cell>
          <table:table-cell office:value-type="float" office:value="0.007021" calcext:value-type="float">
            <text:p>0.007021</text:p>
          </table:table-cell>
          <table:table-cell office:value-type="float" office:value="0.050665" calcext:value-type="float">
            <text:p>0.050665</text:p>
          </table:table-cell>
          <table:table-cell office:value-type="float" office:value="-0.011421" calcext:value-type="float">
            <text:p>-0.011421</text:p>
          </table:table-cell>
          <table:table-cell office:value-type="float" office:value="2.1534" calcext:value-type="float">
            <text:p>2.1534</text:p>
          </table:table-cell>
          <table:table-cell office:value-type="float" office:value="-0.04619" calcext:value-type="float">
            <text:p>-0.04619</text:p>
          </table:table-cell>
          <table:table-cell office:value-type="float" office:value="2.1996" calcext:value-type="float">
            <text:p>2.1996</text:p>
          </table:table-cell>
          <table:table-cell office:value-type="float" office:value="0.39114" calcext:value-type="float">
            <text:p>0.39114</text:p>
          </table:table-cell>
          <table:table-cell office:value-type="float" office:value="-0.039418" calcext:value-type="float">
            <text:p>-0.039418</text:p>
          </table:table-cell>
          <table:table-cell office:value-type="float" office:value="-0.0034345" calcext:value-type="float">
            <text:p>-0.0034345</text:p>
          </table:table-cell>
          <table:table-cell office:value-type="float" office:value="-0.035984" calcext:value-type="float">
            <text:p>-0.035984</text:p>
          </table:table-cell>
          <table:table-cell office:value-type="float" office:value="12.904" calcext:value-type="float">
            <text:p>12.904</text:p>
          </table:table-cell>
          <table:table-cell office:value-type="float" office:value="11.133" calcext:value-type="float">
            <text:p>11.133</text:p>
          </table:table-cell>
          <table:table-cell office:value-type="float" office:value="1.1591" calcext:value-type="float">
            <text:p>1.1591</text:p>
          </table:table-cell>
          <table:table-cell office:value-type="float" office:value="1183.9" calcext:value-type="float">
            <text:p>1183.9</text:p>
          </table:table-cell>
          <table:table-cell office:value-type="float" office:value="-266.87" calcext:value-type="float">
            <text:p>-266.87</text:p>
          </table:table-cell>
          <table:table-cell office:value-type="float" office:value="17394" calcext:value-type="float">
            <text:p>17394</text:p>
          </table:table-cell>
          <table:table-cell office:value-type="float" office:value="1183.9" calcext:value-type="float">
            <text:p>1183.9</text:p>
          </table:table-cell>
          <table:table-cell office:value-type="float" office:value="-266.87" calcext:value-type="float">
            <text:p>-266.87</text:p>
          </table:table-cell>
          <table:table-cell office:value-type="float" office:value="17394" calcext:value-type="float">
            <text:p>17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25" calcext:value-type="float">
            <text:p>24.925</text:p>
          </table:table-cell>
          <table:table-cell office:value-type="float" office:value="0.78893" calcext:value-type="float">
            <text:p>0.78893</text:p>
          </table:table-cell>
          <table:table-cell office:value-type="float" office:value="25" calcext:value-type="float">
            <text:p>25</text:p>
          </table:table-cell>
          <table:table-cell office:value-type="float" office:value="4.4314" calcext:value-type="float">
            <text:p>4.4314</text:p>
          </table:table-cell>
          <table:table-cell office:value-type="float" office:value="-4570" calcext:value-type="float">
            <text:p>-4570</text:p>
          </table:table-cell>
          <table:table-cell office:value-type="float" office:value="7648.4" calcext:value-type="float">
            <text:p>7648.4</text:p>
          </table:table-cell>
          <table:table-cell office:value-type="float" office:value="460.55" calcext:value-type="float">
            <text:p>460.55</text:p>
          </table:table-cell>
          <table:table-cell office:value-type="float" office:value="0.061677" calcext:value-type="float">
            <text:p>0.061677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-0.0044043" calcext:value-type="float">
            <text:p>-0.0044043</text:p>
          </table:table-cell>
          <table:table-cell office:value-type="float" office:value="0" calcext:value-type="float">
            <text:p>0</text:p>
          </table:table-cell>
          <table:table-cell office:value-type="float" office:value="2275.4" calcext:value-type="float">
            <text:p>2275.4</text:p>
          </table:table-cell>
          <table:table-cell office:value-type="float" office:value="0.094712" calcext:value-type="float">
            <text:p>0.094712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04591" calcext:value-type="float">
            <text:p>0.0459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5]-([$Sheet2.$B$2]*[.B285]+[$Sheet2.$B$3]))^2" office:value-type="float" office:value="0.000524363641343916" calcext:value-type="float">
            <text:p>0.000524363641344</text:p>
          </table:table-cell>
          <table:table-cell table:formula="of:=([.F285]-([$Sheet2.$B$7] +[$Sheet2.$B$8] * ([.B285] - [$Sheet2.$B$9])^2))^2" office:value-type="float" office:value="0.0000128418195604962" calcext:value-type="float">
            <text:p>1.28418195604962E-05</text:p>
          </table:table-cell>
          <table:table-cell table:formula="of:=([.X285]-([.AE285]^2*([$Sheet2.$B$13]*([.B285] -[$Sheet2.$B$14])^2 +[$Sheet2.$B$15]*([.B285]-[$Sheet2.$B$14]) +[$Sheet2.$B$16])    ))^2" office:value-type="float" office:value="2.18830491084259" calcext:value-type="float">
            <text:p>2.18830491084259</text:p>
          </table:table-cell>
          <table:table-cell table:formula="of:=([.AG285]-([.AE285]^2*([$Sheet2.$B$20]*([.B285] -[$Sheet2.$B$21])^2 + [$Sheet2.$B$22]*([.B285]-[$Sheet2.$B$21]) + [$Sheet2.$B$23])    ))^2" office:value-type="float" office:value="11107.9457345392" calcext:value-type="float">
            <text:p>11107.9457345392</text:p>
          </table:table-cell>
          <table:table-cell table:formula="of:=([.AH285]-([.AE285]^2*([$Sheet2.$B$27]*([.B285] -[$Sheet2.$B$28])^2 +[$Sheet2.$B$29]*([.B285]-[$Sheet2.$B$28]) +[$Sheet2.$B$30])    ))^2" office:value-type="float" office:value="27263.2897211866" calcext:value-type="float">
            <text:p>27263.2897211866</text:p>
          </table:table-cell>
          <table:table-cell table:formula="of:=([.AI285]-([.AE285]^2*([$Sheet2.$B$34]*([.B285] - [$Sheet2.$B$35])^2 +[$Sheet2.$B$36]*([.B285]-[$Sheet2.$B$35]) +[$Sheet2.$B$37])    ))^2" office:value-type="float" office:value="749.367533734072" calcext:value-type="float">
            <text:p>749.367533734072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5" calcext:value-type="float">
            <text:p>0.805</text:p>
          </table:table-cell>
          <table:table-cell office:value-type="float" office:value="0.066839" calcext:value-type="float">
            <text:p>0.066839</text:p>
          </table:table-cell>
          <table:table-cell office:value-type="float" office:value="0.0076123" calcext:value-type="float">
            <text:p>0.0076123</text:p>
          </table:table-cell>
          <table:table-cell office:value-type="float" office:value="0.059227" calcext:value-type="float">
            <text:p>0.059227</text:p>
          </table:table-cell>
          <table:table-cell office:value-type="float" office:value="-0.012802" calcext:value-type="float">
            <text:p>-0.012802</text:p>
          </table:table-cell>
          <table:table-cell office:value-type="float" office:value="2.3034" calcext:value-type="float">
            <text:p>2.3034</text:p>
          </table:table-cell>
          <table:table-cell office:value-type="float" office:value="-0.050081" calcext:value-type="float">
            <text:p>-0.050081</text:p>
          </table:table-cell>
          <table:table-cell office:value-type="float" office:value="2.3535" calcext:value-type="float">
            <text:p>2.3535</text:p>
          </table:table-cell>
          <table:table-cell office:value-type="float" office:value="0.42404" calcext:value-type="float">
            <text:p>0.42404</text:p>
          </table:table-cell>
          <table:table-cell office:value-type="float" office:value="-0.04532" calcext:value-type="float">
            <text:p>-0.04532</text:p>
          </table:table-cell>
          <table:table-cell office:value-type="float" office:value="-0.0037468" calcext:value-type="float">
            <text:p>-0.0037468</text:p>
          </table:table-cell>
          <table:table-cell office:value-type="float" office:value="-0.041574" calcext:value-type="float">
            <text:p>-0.041574</text:p>
          </table:table-cell>
          <table:table-cell office:value-type="float" office:value="12.044" calcext:value-type="float">
            <text:p>12.044</text:p>
          </table:table-cell>
          <table:table-cell office:value-type="float" office:value="10.806" calcext:value-type="float">
            <text:p>10.806</text:p>
          </table:table-cell>
          <table:table-cell office:value-type="float" office:value="1.1146" calcext:value-type="float">
            <text:p>1.1146</text:p>
          </table:table-cell>
          <table:table-cell office:value-type="float" office:value="1384" calcext:value-type="float">
            <text:p>1384</text:p>
          </table:table-cell>
          <table:table-cell office:value-type="float" office:value="-299.14" calcext:value-type="float">
            <text:p>-299.14</text:p>
          </table:table-cell>
          <table:table-cell office:value-type="float" office:value="18811" calcext:value-type="float">
            <text:p>18811</text:p>
          </table:table-cell>
          <table:table-cell office:value-type="float" office:value="1384" calcext:value-type="float">
            <text:p>1384</text:p>
          </table:table-cell>
          <table:table-cell office:value-type="float" office:value="-299.14" calcext:value-type="float">
            <text:p>-299.14</text:p>
          </table:table-cell>
          <table:table-cell office:value-type="float" office:value="18811" calcext:value-type="float">
            <text:p>188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14" calcext:value-type="float">
            <text:p>24.914</text:p>
          </table:table-cell>
          <table:table-cell office:value-type="float" office:value="0.8128" calcext:value-type="float">
            <text:p>0.8128</text:p>
          </table:table-cell>
          <table:table-cell office:value-type="float" office:value="25" calcext:value-type="float">
            <text:p>25</text:p>
          </table:table-cell>
          <table:table-cell office:value-type="float" office:value="4.7464" calcext:value-type="float">
            <text:p>4.7464</text:p>
          </table:table-cell>
          <table:table-cell office:value-type="float" office:value="-4954.3" calcext:value-type="float">
            <text:p>-4954.3</text:p>
          </table:table-cell>
          <table:table-cell office:value-type="float" office:value="8181.2" calcext:value-type="float">
            <text:p>8181.2</text:p>
          </table:table-cell>
          <table:table-cell office:value-type="float" office:value="529.5" calcext:value-type="float">
            <text:p>529.5</text:p>
          </table:table-cell>
          <table:table-cell office:value-type="float" office:value="0.060722" calcext:value-type="float">
            <text:p>0.060722</text:p>
          </table:table-cell>
          <table:table-cell office:value-type="float" office:value="-0.24746" calcext:value-type="float">
            <text:p>-0.24746</text:p>
          </table:table-cell>
          <table:table-cell office:value-type="float" office:value="-0.0055746" calcext:value-type="float">
            <text:p>-0.0055746</text:p>
          </table:table-cell>
          <table:table-cell office:value-type="float" office:value="0" calcext:value-type="float">
            <text:p>0</text:p>
          </table:table-cell>
          <table:table-cell office:value-type="float" office:value="2344.2" calcext:value-type="float">
            <text:p>2344.2</text:p>
          </table:table-cell>
          <table:table-cell office:value-type="float" office:value="0.11067" calcext:value-type="float">
            <text:p>0.11067</text:p>
          </table:table-cell>
          <table:table-cell office:value-type="float" office:value="1.0448" calcext:value-type="float">
            <text:p>1.0448</text:p>
          </table:table-cell>
          <table:table-cell office:value-type="float" office:value="0.048881" calcext:value-type="float">
            <text:p>0.0488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6]-([$Sheet2.$B$2]*[.B286]+[$Sheet2.$B$3]))^2" office:value-type="float" office:value="0.000561776286097092" calcext:value-type="float">
            <text:p>0.000561776286097</text:p>
          </table:table-cell>
          <table:table-cell table:formula="of:=([.F286]-([$Sheet2.$B$7] +[$Sheet2.$B$8] * ([.B286] - [$Sheet2.$B$9])^2))^2" office:value-type="float" office:value="0.0000133067689660052" calcext:value-type="float">
            <text:p>1.33067689660052E-05</text:p>
          </table:table-cell>
          <table:table-cell table:formula="of:=([.X286]-([.AE286]^2*([$Sheet2.$B$13]*([.B286] -[$Sheet2.$B$14])^2 +[$Sheet2.$B$15]*([.B286]-[$Sheet2.$B$14]) +[$Sheet2.$B$16])    ))^2" office:value-type="float" office:value="6.94270997662602" calcext:value-type="float">
            <text:p>6.94270997662602</text:p>
          </table:table-cell>
          <table:table-cell table:formula="of:=([.AG286]-([.AE286]^2*([$Sheet2.$B$20]*([.B286] -[$Sheet2.$B$21])^2 + [$Sheet2.$B$22]*([.B286]-[$Sheet2.$B$21]) + [$Sheet2.$B$23])    ))^2" office:value-type="float" office:value="12480.4282880238" calcext:value-type="float">
            <text:p>12480.4282880238</text:p>
          </table:table-cell>
          <table:table-cell table:formula="of:=([.AH286]-([.AE286]^2*([$Sheet2.$B$27]*([.B286] -[$Sheet2.$B$28])^2 +[$Sheet2.$B$29]*([.B286]-[$Sheet2.$B$28]) +[$Sheet2.$B$30])    ))^2" office:value-type="float" office:value="29500.3489326434" calcext:value-type="float">
            <text:p>29500.3489326434</text:p>
          </table:table-cell>
          <table:table-cell table:formula="of:=([.AI286]-([.AE286]^2*([$Sheet2.$B$34]*([.B286] - [$Sheet2.$B$35])^2 +[$Sheet2.$B$36]*([.B286]-[$Sheet2.$B$35]) +[$Sheet2.$B$37])    ))^2" office:value-type="float" office:value="817.362139185977" calcext:value-type="float">
            <text:p>817.362139185977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532" calcext:value-type="float">
            <text:p>0.86532</text:p>
          </table:table-cell>
          <table:table-cell office:value-type="float" office:value="0.076692" calcext:value-type="float">
            <text:p>0.076692</text:p>
          </table:table-cell>
          <table:table-cell office:value-type="float" office:value="0.008221" calcext:value-type="float">
            <text:p>0.008221</text:p>
          </table:table-cell>
          <table:table-cell office:value-type="float" office:value="0.068471" calcext:value-type="float">
            <text:p>0.068471</text:p>
          </table:table-cell>
          <table:table-cell office:value-type="float" office:value="-0.014292" calcext:value-type="float">
            <text:p>-0.014292</text:p>
          </table:table-cell>
          <table:table-cell office:value-type="float" office:value="2.4476" calcext:value-type="float">
            <text:p>2.4476</text:p>
          </table:table-cell>
          <table:table-cell office:value-type="float" office:value="-0.054086" calcext:value-type="float">
            <text:p>-0.054086</text:p>
          </table:table-cell>
          <table:table-cell office:value-type="float" office:value="2.5017" calcext:value-type="float">
            <text:p>2.5017</text:p>
          </table:table-cell>
          <table:table-cell office:value-type="float" office:value="0.45701" calcext:value-type="float">
            <text:p>0.45701</text:p>
          </table:table-cell>
          <table:table-cell office:value-type="float" office:value="-0.051679" calcext:value-type="float">
            <text:p>-0.051679</text:p>
          </table:table-cell>
          <table:table-cell office:value-type="float" office:value="-0.0040665" calcext:value-type="float">
            <text:p>-0.0040665</text:p>
          </table:table-cell>
          <table:table-cell office:value-type="float" office:value="-0.047613" calcext:value-type="float">
            <text:p>-0.047613</text:p>
          </table:table-cell>
          <table:table-cell office:value-type="float" office:value="11.283" calcext:value-type="float">
            <text:p>11.283</text:p>
          </table:table-cell>
          <table:table-cell office:value-type="float" office:value="10.496" calcext:value-type="float">
            <text:p>10.496</text:p>
          </table:table-cell>
          <table:table-cell office:value-type="float" office:value="1.075" calcext:value-type="float">
            <text:p>1.075</text:p>
          </table:table-cell>
          <table:table-cell office:value-type="float" office:value="1600" calcext:value-type="float">
            <text:p>1600</text:p>
          </table:table-cell>
          <table:table-cell office:value-type="float" office:value="-333.97" calcext:value-type="float">
            <text:p>-333.97</text:p>
          </table:table-cell>
          <table:table-cell office:value-type="float" office:value="20220" calcext:value-type="float">
            <text:p>20220</text:p>
          </table:table-cell>
          <table:table-cell office:value-type="float" office:value="1600" calcext:value-type="float">
            <text:p>1600</text:p>
          </table:table-cell>
          <table:table-cell office:value-type="float" office:value="-333.97" calcext:value-type="float">
            <text:p>-333.97</text:p>
          </table:table-cell>
          <table:table-cell office:value-type="float" office:value="20220" calcext:value-type="float">
            <text:p>20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02" calcext:value-type="float">
            <text:p>24.902</text:p>
          </table:table-cell>
          <table:table-cell office:value-type="float" office:value="0.83682" calcext:value-type="float">
            <text:p>0.83682</text:p>
          </table:table-cell>
          <table:table-cell office:value-type="float" office:value="25" calcext:value-type="float">
            <text:p>25</text:p>
          </table:table-cell>
          <table:table-cell office:value-type="float" office:value="5.0648" calcext:value-type="float">
            <text:p>5.0648</text:p>
          </table:table-cell>
          <table:table-cell office:value-type="float" office:value="-5339.5" calcext:value-type="float">
            <text:p>-5339.5</text:p>
          </table:table-cell>
          <table:table-cell office:value-type="float" office:value="8693.6" calcext:value-type="float">
            <text:p>8693.6</text:p>
          </table:table-cell>
          <table:table-cell office:value-type="float" office:value="603.8" calcext:value-type="float">
            <text:p>603.8</text:p>
          </table:table-cell>
          <table:table-cell office:value-type="float" office:value="0.059851" calcext:value-type="float">
            <text:p>0.059851</text:p>
          </table:table-cell>
          <table:table-cell office:value-type="float" office:value="-0.24753" calcext:value-type="float">
            <text:p>-0.24753</text:p>
          </table:table-cell>
          <table:table-cell office:value-type="float" office:value="-0.0066915" calcext:value-type="float">
            <text:p>-0.0066915</text:p>
          </table:table-cell>
          <table:table-cell office:value-type="float" office:value="0" calcext:value-type="float">
            <text:p>0</text:p>
          </table:table-cell>
          <table:table-cell office:value-type="float" office:value="2413.5" calcext:value-type="float">
            <text:p>2413.5</text:p>
          </table:table-cell>
          <table:table-cell office:value-type="float" office:value="0.12788" calcext:value-type="float">
            <text:p>0.12788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05179" calcext:value-type="float">
            <text:p>0.0517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7]-([$Sheet2.$B$2]*[.B287]+[$Sheet2.$B$3]))^2" office:value-type="float" office:value="0.000584897433179033" calcext:value-type="float">
            <text:p>0.000584897433179</text:p>
          </table:table-cell>
          <table:table-cell table:formula="of:=([.F287]-([$Sheet2.$B$7] +[$Sheet2.$B$8] * ([.B287] - [$Sheet2.$B$9])^2))^2" office:value-type="float" office:value="0.0000130384083361481" calcext:value-type="float">
            <text:p>1.30384083361481E-05</text:p>
          </table:table-cell>
          <table:table-cell table:formula="of:=([.X287]-([.AE287]^2*([$Sheet2.$B$13]*([.B287] -[$Sheet2.$B$14])^2 +[$Sheet2.$B$15]*([.B287]-[$Sheet2.$B$14]) +[$Sheet2.$B$16])    ))^2" office:value-type="float" office:value="14.2108390215071" calcext:value-type="float">
            <text:p>14.2108390215071</text:p>
          </table:table-cell>
          <table:table-cell table:formula="of:=([.AG287]-([.AE287]^2*([$Sheet2.$B$20]*([.B287] -[$Sheet2.$B$21])^2 + [$Sheet2.$B$22]*([.B287]-[$Sheet2.$B$21]) + [$Sheet2.$B$23])    ))^2" office:value-type="float" office:value="13560.3263678779" calcext:value-type="float">
            <text:p>13560.3263678779</text:p>
          </table:table-cell>
          <table:table-cell table:formula="of:=([.AH287]-([.AE287]^2*([$Sheet2.$B$27]*([.B287] -[$Sheet2.$B$28])^2 +[$Sheet2.$B$29]*([.B287]-[$Sheet2.$B$28]) +[$Sheet2.$B$30])    ))^2" office:value-type="float" office:value="31072.3159014629" calcext:value-type="float">
            <text:p>31072.3159014629</text:p>
          </table:table-cell>
          <table:table-cell table:formula="of:=([.AI287]-([.AE287]^2*([$Sheet2.$B$34]*([.B287] - [$Sheet2.$B$35])^2 +[$Sheet2.$B$36]*([.B287]-[$Sheet2.$B$35]) +[$Sheet2.$B$37])    ))^2" office:value-type="float" office:value="858.656907951751" calcext:value-type="float">
            <text:p>858.656907951751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528" calcext:value-type="float">
            <text:p>0.92528</text:p>
          </table:table-cell>
          <table:table-cell office:value-type="float" office:value="0.087219" calcext:value-type="float">
            <text:p>0.087219</text:p>
          </table:table-cell>
          <table:table-cell office:value-type="float" office:value="0.0088318" calcext:value-type="float">
            <text:p>0.0088318</text:p>
          </table:table-cell>
          <table:table-cell office:value-type="float" office:value="0.078387" calcext:value-type="float">
            <text:p>0.078387</text:p>
          </table:table-cell>
          <table:table-cell office:value-type="float" office:value="-0.015891" calcext:value-type="float">
            <text:p>-0.015891</text:p>
          </table:table-cell>
          <table:table-cell office:value-type="float" office:value="2.5863" calcext:value-type="float">
            <text:p>2.5863</text:p>
          </table:table-cell>
          <table:table-cell office:value-type="float" office:value="-0.058104" calcext:value-type="float">
            <text:p>-0.058104</text:p>
          </table:table-cell>
          <table:table-cell office:value-type="float" office:value="2.6444" calcext:value-type="float">
            <text:p>2.6444</text:p>
          </table:table-cell>
          <table:table-cell office:value-type="float" office:value="0.49005" calcext:value-type="float">
            <text:p>0.49005</text:p>
          </table:table-cell>
          <table:table-cell office:value-type="float" office:value="-0.058481" calcext:value-type="float">
            <text:p>-0.058481</text:p>
          </table:table-cell>
          <table:table-cell office:value-type="float" office:value="-0.0043832" calcext:value-type="float">
            <text:p>-0.0043832</text:p>
          </table:table-cell>
          <table:table-cell office:value-type="float" office:value="-0.054098" calcext:value-type="float">
            <text:p>-0.054098</text:p>
          </table:table-cell>
          <table:table-cell office:value-type="float" office:value="10.609" calcext:value-type="float">
            <text:p>10.609</text:p>
          </table:table-cell>
          <table:table-cell office:value-type="float" office:value="10.205" calcext:value-type="float">
            <text:p>10.205</text:p>
          </table:table-cell>
          <table:table-cell office:value-type="float" office:value="1.0396" calcext:value-type="float">
            <text:p>1.0396</text:p>
          </table:table-cell>
          <table:table-cell office:value-type="float" office:value="1831.7" calcext:value-type="float">
            <text:p>1831.7</text:p>
          </table:table-cell>
          <table:table-cell office:value-type="float" office:value="-371.34" calcext:value-type="float">
            <text:p>-371.34</text:p>
          </table:table-cell>
          <table:table-cell office:value-type="float" office:value="21621" calcext:value-type="float">
            <text:p>21621</text:p>
          </table:table-cell>
          <table:table-cell office:value-type="float" office:value="1831.7" calcext:value-type="float">
            <text:p>1831.7</text:p>
          </table:table-cell>
          <table:table-cell office:value-type="float" office:value="-371.34" calcext:value-type="float">
            <text:p>-371.34</text:p>
          </table:table-cell>
          <table:table-cell office:value-type="float" office:value="21621" calcext:value-type="float">
            <text:p>21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9" calcext:value-type="float">
            <text:p>24.89</text:p>
          </table:table-cell>
          <table:table-cell office:value-type="float" office:value="0.86069" calcext:value-type="float">
            <text:p>0.86069</text:p>
          </table:table-cell>
          <table:table-cell office:value-type="float" office:value="25" calcext:value-type="float">
            <text:p>25</text:p>
          </table:table-cell>
          <table:table-cell office:value-type="float" office:value="5.3849" calcext:value-type="float">
            <text:p>5.3849</text:p>
          </table:table-cell>
          <table:table-cell office:value-type="float" office:value="-5725.6" calcext:value-type="float">
            <text:p>-5725.6</text:p>
          </table:table-cell>
          <table:table-cell office:value-type="float" office:value="9185.9" calcext:value-type="float">
            <text:p>9185.9</text:p>
          </table:table-cell>
          <table:table-cell office:value-type="float" office:value="683.27" calcext:value-type="float">
            <text:p>683.27</text:p>
          </table:table-cell>
          <table:table-cell office:value-type="float" office:value="0.059043" calcext:value-type="float">
            <text:p>0.059043</text:p>
          </table:table-cell>
          <table:table-cell office:value-type="float" office:value="-0.2476" calcext:value-type="float">
            <text:p>-0.2476</text:p>
          </table:table-cell>
          <table:table-cell office:value-type="float" office:value="-0.007764" calcext:value-type="float">
            <text:p>-0.007764</text:p>
          </table:table-cell>
          <table:table-cell office:value-type="float" office:value="0" calcext:value-type="float">
            <text:p>0</text:p>
          </table:table-cell>
          <table:table-cell office:value-type="float" office:value="2482.4" calcext:value-type="float">
            <text:p>2482.4</text:p>
          </table:table-cell>
          <table:table-cell office:value-type="float" office:value="0.14633" calcext:value-type="float">
            <text:p>0.14633</text:p>
          </table:table-cell>
          <table:table-cell office:value-type="float" office:value="1.043" calcext:value-type="float">
            <text:p>1.043</text:p>
          </table:table-cell>
          <table:table-cell office:value-type="float" office:value="0.054631" calcext:value-type="float">
            <text:p>0.0546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8]-([$Sheet2.$B$2]*[.B288]+[$Sheet2.$B$3]))^2" office:value-type="float" office:value="0.000590853845298243" calcext:value-type="float">
            <text:p>0.000590853845298</text:p>
          </table:table-cell>
          <table:table-cell table:formula="of:=([.F288]-([$Sheet2.$B$7] +[$Sheet2.$B$8] * ([.B288] - [$Sheet2.$B$9])^2))^2" office:value-type="float" office:value="0.000011879300078631" calcext:value-type="float">
            <text:p>1.1879300078631E-05</text:p>
          </table:table-cell>
          <table:table-cell table:formula="of:=([.X288]-([.AE288]^2*([$Sheet2.$B$13]*([.B288] -[$Sheet2.$B$14])^2 +[$Sheet2.$B$15]*([.B288]-[$Sheet2.$B$14]) +[$Sheet2.$B$16])    ))^2" office:value-type="float" office:value="23.6562116308827" calcext:value-type="float">
            <text:p>23.6562116308827</text:p>
          </table:table-cell>
          <table:table-cell table:formula="of:=([.AG288]-([.AE288]^2*([$Sheet2.$B$20]*([.B288] -[$Sheet2.$B$21])^2 + [$Sheet2.$B$22]*([.B288]-[$Sheet2.$B$21]) + [$Sheet2.$B$23])    ))^2" office:value-type="float" office:value="14302.5265464409" calcext:value-type="float">
            <text:p>14302.5265464409</text:p>
          </table:table-cell>
          <table:table-cell table:formula="of:=([.AH288]-([.AE288]^2*([$Sheet2.$B$27]*([.B288] -[$Sheet2.$B$28])^2 +[$Sheet2.$B$29]*([.B288]-[$Sheet2.$B$28]) +[$Sheet2.$B$30])    ))^2" office:value-type="float" office:value="32028.9212458128" calcext:value-type="float">
            <text:p>32028.9212458128</text:p>
          </table:table-cell>
          <table:table-cell table:formula="of:=([.AI288]-([.AE288]^2*([$Sheet2.$B$34]*([.B288] - [$Sheet2.$B$35])^2 +[$Sheet2.$B$36]*([.B288]-[$Sheet2.$B$35]) +[$Sheet2.$B$37])    ))^2" office:value-type="float" office:value="860.511990683826" calcext:value-type="float">
            <text:p>860.511990683826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486" calcext:value-type="float">
            <text:p>0.98486</text:p>
          </table:table-cell>
          <table:table-cell office:value-type="float" office:value="0.098415" calcext:value-type="float">
            <text:p>0.098415</text:p>
          </table:table-cell>
          <table:table-cell office:value-type="float" office:value="0.0094465" calcext:value-type="float">
            <text:p>0.0094465</text:p>
          </table:table-cell>
          <table:table-cell office:value-type="float" office:value="0.088969" calcext:value-type="float">
            <text:p>0.088969</text:p>
          </table:table-cell>
          <table:table-cell office:value-type="float" office:value="-0.017598" calcext:value-type="float">
            <text:p>-0.017598</text:p>
          </table:table-cell>
          <table:table-cell office:value-type="float" office:value="2.7192" calcext:value-type="float">
            <text:p>2.7192</text:p>
          </table:table-cell>
          <table:table-cell office:value-type="float" office:value="-0.062148" calcext:value-type="float">
            <text:p>-0.062148</text:p>
          </table:table-cell>
          <table:table-cell office:value-type="float" office:value="2.7813" calcext:value-type="float">
            <text:p>2.7813</text:p>
          </table:table-cell>
          <table:table-cell office:value-type="float" office:value="0.52315" calcext:value-type="float">
            <text:p>0.52315</text:p>
          </table:table-cell>
          <table:table-cell office:value-type="float" office:value="-0.065725" calcext:value-type="float">
            <text:p>-0.065725</text:p>
          </table:table-cell>
          <table:table-cell office:value-type="float" office:value="-0.0047011" calcext:value-type="float">
            <text:p>-0.0047011</text:p>
          </table:table-cell>
          <table:table-cell office:value-type="float" office:value="-0.061024" calcext:value-type="float">
            <text:p>-0.061024</text:p>
          </table:table-cell>
          <table:table-cell office:value-type="float" office:value="10.007" calcext:value-type="float">
            <text:p>10.007</text:p>
          </table:table-cell>
          <table:table-cell office:value-type="float" office:value="9.9312" calcext:value-type="float">
            <text:p>9.9312</text:p>
          </table:table-cell>
          <table:table-cell office:value-type="float" office:value="1.0077" calcext:value-type="float">
            <text:p>1.0077</text:p>
          </table:table-cell>
          <table:table-cell office:value-type="float" office:value="2078.9" calcext:value-type="float">
            <text:p>2078.9</text:p>
          </table:table-cell>
          <table:table-cell office:value-type="float" office:value="-411.21" calcext:value-type="float">
            <text:p>-411.21</text:p>
          </table:table-cell>
          <table:table-cell office:value-type="float" office:value="23013" calcext:value-type="float">
            <text:p>23013</text:p>
          </table:table-cell>
          <table:table-cell office:value-type="float" office:value="2078.9" calcext:value-type="float">
            <text:p>2078.9</text:p>
          </table:table-cell>
          <table:table-cell office:value-type="float" office:value="-411.21" calcext:value-type="float">
            <text:p>-411.21</text:p>
          </table:table-cell>
          <table:table-cell office:value-type="float" office:value="23013" calcext:value-type="float">
            <text:p>23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76" calcext:value-type="float">
            <text:p>24.876</text:p>
          </table:table-cell>
          <table:table-cell office:value-type="float" office:value="0.88439" calcext:value-type="float">
            <text:p>0.88439</text:p>
          </table:table-cell>
          <table:table-cell office:value-type="float" office:value="25" calcext:value-type="float">
            <text:p>25</text:p>
          </table:table-cell>
          <table:table-cell office:value-type="float" office:value="5.7065" calcext:value-type="float">
            <text:p>5.7065</text:p>
          </table:table-cell>
          <table:table-cell office:value-type="float" office:value="-6112.3" calcext:value-type="float">
            <text:p>-6112.3</text:p>
          </table:table-cell>
          <table:table-cell office:value-type="float" office:value="9658" calcext:value-type="float">
            <text:p>9658</text:p>
          </table:table-cell>
          <table:table-cell office:value-type="float" office:value="767.9" calcext:value-type="float">
            <text:p>767.9</text:p>
          </table:table-cell>
          <table:table-cell office:value-type="float" office:value="0.058282" calcext:value-type="float">
            <text:p>0.058282</text:p>
          </table:table-cell>
          <table:table-cell office:value-type="float" office:value="-0.24768" calcext:value-type="float">
            <text:p>-0.24768</text:p>
          </table:table-cell>
          <table:table-cell office:value-type="float" office:value="-0.0087984" calcext:value-type="float">
            <text:p>-0.0087984</text:p>
          </table:table-cell>
          <table:table-cell office:value-type="float" office:value="0" calcext:value-type="float">
            <text:p>0</text:p>
          </table:table-cell>
          <table:table-cell office:value-type="float" office:value="2550.7" calcext:value-type="float">
            <text:p>2550.7</text:p>
          </table:table-cell>
          <table:table-cell office:value-type="float" office:value="0.16599" calcext:value-type="float">
            <text:p>0.16599</text:p>
          </table:table-cell>
          <table:table-cell office:value-type="float" office:value="1.0411" calcext:value-type="float">
            <text:p>1.0411</text:p>
          </table:table-cell>
          <table:table-cell office:value-type="float" office:value="0.0574" calcext:value-type="float">
            <text:p>0.05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89]-([$Sheet2.$B$2]*[.B289]+[$Sheet2.$B$3]))^2" office:value-type="float" office:value="0.000578417791469305" calcext:value-type="float">
            <text:p>0.000578417791469</text:p>
          </table:table-cell>
          <table:table-cell table:formula="of:=([.F289]-([$Sheet2.$B$7] +[$Sheet2.$B$8] * ([.B289] - [$Sheet2.$B$9])^2))^2" office:value-type="float" office:value="0.00000992332978881361" calcext:value-type="float">
            <text:p>9.92332978881361E-06</text:p>
          </table:table-cell>
          <table:table-cell table:formula="of:=([.X289]-([.AE289]^2*([$Sheet2.$B$13]*([.B289] -[$Sheet2.$B$14])^2 +[$Sheet2.$B$15]*([.B289]-[$Sheet2.$B$14]) +[$Sheet2.$B$16])    ))^2" office:value-type="float" office:value="34.5393385635559" calcext:value-type="float">
            <text:p>34.5393385635559</text:p>
          </table:table-cell>
          <table:table-cell table:formula="of:=([.AG289]-([.AE289]^2*([$Sheet2.$B$20]*([.B289] -[$Sheet2.$B$21])^2 + [$Sheet2.$B$22]*([.B289]-[$Sheet2.$B$21]) + [$Sheet2.$B$23])    ))^2" office:value-type="float" office:value="14604.4583427698" calcext:value-type="float">
            <text:p>14604.4583427698</text:p>
          </table:table-cell>
          <table:table-cell table:formula="of:=([.AH289]-([.AE289]^2*([$Sheet2.$B$27]*([.B289] -[$Sheet2.$B$28])^2 +[$Sheet2.$B$29]*([.B289]-[$Sheet2.$B$28]) +[$Sheet2.$B$30])    ))^2" office:value-type="float" office:value="32304.738866261" calcext:value-type="float">
            <text:p>32304.738866261</text:p>
          </table:table-cell>
          <table:table-cell table:formula="of:=([.AI289]-([.AE289]^2*([$Sheet2.$B$34]*([.B289] - [$Sheet2.$B$35])^2 +[$Sheet2.$B$36]*([.B289]-[$Sheet2.$B$35]) +[$Sheet2.$B$37])    ))^2" office:value-type="float" office:value="822.224404996014" calcext:value-type="float">
            <text:p>822.22440499601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4" calcext:value-type="float">
            <text:p>1.044</text:p>
          </table:table-cell>
          <table:table-cell office:value-type="float" office:value="0.11028" calcext:value-type="float">
            <text:p>0.11028</text:p>
          </table:table-cell>
          <table:table-cell office:value-type="float" office:value="0.010072" calcext:value-type="float">
            <text:p>0.010072</text:p>
          </table:table-cell>
          <table:table-cell office:value-type="float" office:value="0.1002" calcext:value-type="float">
            <text:p>0.1002</text:p>
          </table:table-cell>
          <table:table-cell office:value-type="float" office:value="-0.01941" calcext:value-type="float">
            <text:p>-0.01941</text:p>
          </table:table-cell>
          <table:table-cell office:value-type="float" office:value="2.8463" calcext:value-type="float">
            <text:p>2.8463</text:p>
          </table:table-cell>
          <table:table-cell office:value-type="float" office:value="-0.066266" calcext:value-type="float">
            <text:p>-0.066266</text:p>
          </table:table-cell>
          <table:table-cell office:value-type="float" office:value="2.9126" calcext:value-type="float">
            <text:p>2.9126</text:p>
          </table:table-cell>
          <table:table-cell office:value-type="float" office:value="0.55628" calcext:value-type="float">
            <text:p>0.55628</text:p>
          </table:table-cell>
          <table:table-cell office:value-type="float" office:value="-0.073411" calcext:value-type="float">
            <text:p>-0.073411</text:p>
          </table:table-cell>
          <table:table-cell office:value-type="float" office:value="-0.005025" calcext:value-type="float">
            <text:p>-0.005025</text:p>
          </table:table-cell>
          <table:table-cell office:value-type="float" office:value="-0.068386" calcext:value-type="float">
            <text:p>-0.068386</text:p>
          </table:table-cell>
          <table:table-cell office:value-type="float" office:value="9.4674" calcext:value-type="float">
            <text:p>9.4674</text:p>
          </table:table-cell>
          <table:table-cell office:value-type="float" office:value="9.6737" calcext:value-type="float">
            <text:p>9.6737</text:p>
          </table:table-cell>
          <table:table-cell office:value-type="float" office:value="0.97868" calcext:value-type="float">
            <text:p>0.97868</text:p>
          </table:table-cell>
          <table:table-cell office:value-type="float" office:value="2341.5" calcext:value-type="float">
            <text:p>2341.5</text:p>
          </table:table-cell>
          <table:table-cell office:value-type="float" office:value="-453.57" calcext:value-type="float">
            <text:p>-453.57</text:p>
          </table:table-cell>
          <table:table-cell office:value-type="float" office:value="24396" calcext:value-type="float">
            <text:p>24396</text:p>
          </table:table-cell>
          <table:table-cell office:value-type="float" office:value="2341.5" calcext:value-type="float">
            <text:p>2341.5</text:p>
          </table:table-cell>
          <table:table-cell office:value-type="float" office:value="-453.57" calcext:value-type="float">
            <text:p>-453.57</text:p>
          </table:table-cell>
          <table:table-cell office:value-type="float" office:value="24396" calcext:value-type="float">
            <text:p>24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62" calcext:value-type="float">
            <text:p>24.862</text:p>
          </table:table-cell>
          <table:table-cell office:value-type="float" office:value="0.90793" calcext:value-type="float">
            <text:p>0.90793</text:p>
          </table:table-cell>
          <table:table-cell office:value-type="float" office:value="25" calcext:value-type="float">
            <text:p>25</text:p>
          </table:table-cell>
          <table:table-cell office:value-type="float" office:value="6.0295" calcext:value-type="float">
            <text:p>6.0295</text:p>
          </table:table-cell>
          <table:table-cell office:value-type="float" office:value="-6499.4" calcext:value-type="float">
            <text:p>-6499.4</text:p>
          </table:table-cell>
          <table:table-cell office:value-type="float" office:value="10110" calcext:value-type="float">
            <text:p>10110</text:p>
          </table:table-cell>
          <table:table-cell office:value-type="float" office:value="857.71" calcext:value-type="float">
            <text:p>857.71</text:p>
          </table:table-cell>
          <table:table-cell office:value-type="float" office:value="0.057557" calcext:value-type="float">
            <text:p>0.057557</text:p>
          </table:table-cell>
          <table:table-cell office:value-type="float" office:value="-0.24775" calcext:value-type="float">
            <text:p>-0.24775</text:p>
          </table:table-cell>
          <table:table-cell office:value-type="float" office:value="-0.0097998" calcext:value-type="float">
            <text:p>-0.0097998</text:p>
          </table:table-cell>
          <table:table-cell office:value-type="float" office:value="0" calcext:value-type="float">
            <text:p>0</text:p>
          </table:table-cell>
          <table:table-cell office:value-type="float" office:value="2618.6" calcext:value-type="float">
            <text:p>2618.6</text:p>
          </table:table-cell>
          <table:table-cell office:value-type="float" office:value="0.18684" calcext:value-type="float">
            <text:p>0.18684</text:p>
          </table:table-cell>
          <table:table-cell office:value-type="float" office:value="1.0388" calcext:value-type="float">
            <text:p>1.0388</text:p>
          </table:table-cell>
          <table:table-cell office:value-type="float" office:value="0.060092" calcext:value-type="float">
            <text:p>0.06009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0]-([$Sheet2.$B$2]*[.B290]+[$Sheet2.$B$3]))^2" office:value-type="float" office:value="0.000545369635466499" calcext:value-type="float">
            <text:p>0.000545369635466</text:p>
          </table:table-cell>
          <table:table-cell table:formula="of:=([.F290]-([$Sheet2.$B$7] +[$Sheet2.$B$8] * ([.B290] - [$Sheet2.$B$9])^2))^2" office:value-type="float" office:value="0.00000740580349740787" calcext:value-type="float">
            <text:p>7.40580349740787E-06</text:p>
          </table:table-cell>
          <table:table-cell table:formula="of:=([.X290]-([.AE290]^2*([$Sheet2.$B$13]*([.B290] -[$Sheet2.$B$14])^2 +[$Sheet2.$B$15]*([.B290]-[$Sheet2.$B$14]) +[$Sheet2.$B$16])    ))^2" office:value-type="float" office:value="46.2329911990193" calcext:value-type="float">
            <text:p>46.2329911990193</text:p>
          </table:table-cell>
          <table:table-cell table:formula="of:=([.AG290]-([.AE290]^2*([$Sheet2.$B$20]*([.B290] -[$Sheet2.$B$21])^2 + [$Sheet2.$B$22]*([.B290]-[$Sheet2.$B$21]) + [$Sheet2.$B$23])    ))^2" office:value-type="float" office:value="14403.8456940446" calcext:value-type="float">
            <text:p>14403.8456940446</text:p>
          </table:table-cell>
          <table:table-cell table:formula="of:=([.AH290]-([.AE290]^2*([$Sheet2.$B$27]*([.B290] -[$Sheet2.$B$28])^2 +[$Sheet2.$B$29]*([.B290]-[$Sheet2.$B$28]) +[$Sheet2.$B$30])    ))^2" office:value-type="float" office:value="31926.618644601" calcext:value-type="float">
            <text:p>31926.618644601</text:p>
          </table:table-cell>
          <table:table-cell table:formula="of:=([.AI290]-([.AE290]^2*([$Sheet2.$B$34]*([.B290] - [$Sheet2.$B$35])^2 +[$Sheet2.$B$36]*([.B290]-[$Sheet2.$B$35]) +[$Sheet2.$B$37])    ))^2" office:value-type="float" office:value="747.626577640112" calcext:value-type="float">
            <text:p>747.626577640112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28" calcext:value-type="float">
            <text:p>1.1028</text:p>
          </table:table-cell>
          <table:table-cell office:value-type="float" office:value="0.12282" calcext:value-type="float">
            <text:p>0.12282</text:p>
          </table:table-cell>
          <table:table-cell office:value-type="float" office:value="0.010732" calcext:value-type="float">
            <text:p>0.010732</text:p>
          </table:table-cell>
          <table:table-cell office:value-type="float" office:value="0.11209" calcext:value-type="float">
            <text:p>0.11209</text:p>
          </table:table-cell>
          <table:table-cell office:value-type="float" office:value="-0.021328" calcext:value-type="float">
            <text:p>-0.021328</text:p>
          </table:table-cell>
          <table:table-cell office:value-type="float" office:value="2.9675" calcext:value-type="float">
            <text:p>2.9675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3.0381" calcext:value-type="float">
            <text:p>3.0381</text:p>
          </table:table-cell>
          <table:table-cell office:value-type="float" office:value="0.58944" calcext:value-type="float">
            <text:p>0.58944</text:p>
          </table:table-cell>
          <table:table-cell office:value-type="float" office:value="-0.081549" calcext:value-type="float">
            <text:p>-0.081549</text:p>
          </table:table-cell>
          <table:table-cell office:value-type="float" office:value="-0.0053688" calcext:value-type="float">
            <text:p>-0.0053688</text:p>
          </table:table-cell>
          <table:table-cell office:value-type="float" office:value="-0.07618" calcext:value-type="float">
            <text:p>-0.07618</text:p>
          </table:table-cell>
          <table:table-cell office:value-type="float" office:value="8.9791" calcext:value-type="float">
            <text:p>8.9791</text:p>
          </table:table-cell>
          <table:table-cell office:value-type="float" office:value="9.4292" calcext:value-type="float">
            <text:p>9.4292</text:p>
          </table:table-cell>
          <table:table-cell office:value-type="float" office:value="0.95226" calcext:value-type="float">
            <text:p>0.95226</text:p>
          </table:table-cell>
          <table:table-cell office:value-type="float" office:value="2619.1" calcext:value-type="float">
            <text:p>2619.1</text:p>
          </table:table-cell>
          <table:table-cell office:value-type="float" office:value="-498.37" calcext:value-type="float">
            <text:p>-498.37</text:p>
          </table:table-cell>
          <table:table-cell office:value-type="float" office:value="25769" calcext:value-type="float">
            <text:p>25769</text:p>
          </table:table-cell>
          <table:table-cell office:value-type="float" office:value="2619.1" calcext:value-type="float">
            <text:p>2619.1</text:p>
          </table:table-cell>
          <table:table-cell office:value-type="float" office:value="-498.37" calcext:value-type="float">
            <text:p>-498.37</text:p>
          </table:table-cell>
          <table:table-cell office:value-type="float" office:value="25769" calcext:value-type="float">
            <text:p>257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46" calcext:value-type="float">
            <text:p>24.846</text:p>
          </table:table-cell>
          <table:table-cell office:value-type="float" office:value="0.93147" calcext:value-type="float">
            <text:p>0.93147</text:p>
          </table:table-cell>
          <table:table-cell office:value-type="float" office:value="25" calcext:value-type="float">
            <text:p>25</text:p>
          </table:table-cell>
          <table:table-cell office:value-type="float" office:value="6.3549" calcext:value-type="float">
            <text:p>6.3549</text:p>
          </table:table-cell>
          <table:table-cell office:value-type="float" office:value="-6886.8" calcext:value-type="float">
            <text:p>-6886.8</text:p>
          </table:table-cell>
          <table:table-cell office:value-type="float" office:value="10540" calcext:value-type="float">
            <text:p>10540</text:p>
          </table:table-cell>
          <table:table-cell office:value-type="float" office:value="952.78" calcext:value-type="float">
            <text:p>952.78</text:p>
          </table:table-cell>
          <table:table-cell office:value-type="float" office:value="0.056858" calcext:value-type="float">
            <text:p>0.056858</text:p>
          </table:table-cell>
          <table:table-cell office:value-type="float" office:value="-0.24784" calcext:value-type="float">
            <text:p>-0.24784</text:p>
          </table:table-cell>
          <table:table-cell office:value-type="float" office:value="-0.010772" calcext:value-type="float">
            <text:p>-0.010772</text:p>
          </table:table-cell>
          <table:table-cell office:value-type="float" office:value="0" calcext:value-type="float">
            <text:p>0</text:p>
          </table:table-cell>
          <table:table-cell office:value-type="float" office:value="2686.5" calcext:value-type="float">
            <text:p>2686.5</text:p>
          </table:table-cell>
          <table:table-cell office:value-type="float" office:value="0.20887" calcext:value-type="float">
            <text:p>0.20887</text:p>
          </table:table-cell>
          <table:table-cell office:value-type="float" office:value="1.0361" calcext:value-type="float">
            <text:p>1.0361</text:p>
          </table:table-cell>
          <table:table-cell office:value-type="float" office:value="0.062702" calcext:value-type="float">
            <text:p>0.0627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1]-([$Sheet2.$B$2]*[.B291]+[$Sheet2.$B$3]))^2" office:value-type="float" office:value="0.000498003095999741" calcext:value-type="float">
            <text:p>0.000498003096</text:p>
          </table:table-cell>
          <table:table-cell table:formula="of:=([.F291]-([$Sheet2.$B$7] +[$Sheet2.$B$8] * ([.B291] - [$Sheet2.$B$9])^2))^2" office:value-type="float" office:value="0.00000469295409876689" calcext:value-type="float">
            <text:p>4.69295409876689E-06</text:p>
          </table:table-cell>
          <table:table-cell table:formula="of:=([.X291]-([.AE291]^2*([$Sheet2.$B$13]*([.B291] -[$Sheet2.$B$14])^2 +[$Sheet2.$B$15]*([.B291]-[$Sheet2.$B$14]) +[$Sheet2.$B$16])    ))^2" office:value-type="float" office:value="57.4740713280993" calcext:value-type="float">
            <text:p>57.4740713280993</text:p>
          </table:table-cell>
          <table:table-cell table:formula="of:=([.AG291]-([.AE291]^2*([$Sheet2.$B$20]*([.B291] -[$Sheet2.$B$21])^2 + [$Sheet2.$B$22]*([.B291]-[$Sheet2.$B$21]) + [$Sheet2.$B$23])    ))^2" office:value-type="float" office:value="13687.7171737481" calcext:value-type="float">
            <text:p>13687.7171737481</text:p>
          </table:table-cell>
          <table:table-cell table:formula="of:=([.AH291]-([.AE291]^2*([$Sheet2.$B$27]*([.B291] -[$Sheet2.$B$28])^2 +[$Sheet2.$B$29]*([.B291]-[$Sheet2.$B$28]) +[$Sheet2.$B$30])    ))^2" office:value-type="float" office:value="30241.6706608825" calcext:value-type="float">
            <text:p>30241.6706608825</text:p>
          </table:table-cell>
          <table:table-cell table:formula="of:=([.AI291]-([.AE291]^2*([$Sheet2.$B$34]*([.B291] - [$Sheet2.$B$35])^2 +[$Sheet2.$B$36]*([.B291]-[$Sheet2.$B$35]) +[$Sheet2.$B$37])    ))^2" office:value-type="float" office:value="646.14593359671" calcext:value-type="float">
            <text:p>646.14593359671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11" calcext:value-type="float">
            <text:p>1.1611</text:p>
          </table:table-cell>
          <table:table-cell office:value-type="float" office:value="0.13601" calcext:value-type="float">
            <text:p>0.13601</text:p>
          </table:table-cell>
          <table:table-cell office:value-type="float" office:value="0.011406" calcext:value-type="float">
            <text:p>0.011406</text:p>
          </table:table-cell>
          <table:table-cell office:value-type="float" office:value="0.1246" calcext:value-type="float">
            <text:p>0.1246</text:p>
          </table:table-cell>
          <table:table-cell office:value-type="float" office:value="-0.023348" calcext:value-type="float">
            <text:p>-0.023348</text:p>
          </table:table-cell>
          <table:table-cell office:value-type="float" office:value="3.0828" calcext:value-type="float">
            <text:p>3.0828</text:p>
          </table:table-cell>
          <table:table-cell office:value-type="float" office:value="-0.075041" calcext:value-type="float">
            <text:p>-0.075041</text:p>
          </table:table-cell>
          <table:table-cell office:value-type="float" office:value="3.1579" calcext:value-type="float">
            <text:p>3.1579</text:p>
          </table:table-cell>
          <table:table-cell office:value-type="float" office:value="0.62262" calcext:value-type="float">
            <text:p>0.62262</text:p>
          </table:table-cell>
          <table:table-cell office:value-type="float" office:value="-0.090119" calcext:value-type="float">
            <text:p>-0.090119</text:p>
          </table:table-cell>
          <table:table-cell office:value-type="float" office:value="-0.0057201" calcext:value-type="float">
            <text:p>-0.0057201</text:p>
          </table:table-cell>
          <table:table-cell office:value-type="float" office:value="-0.084399" calcext:value-type="float">
            <text:p>-0.084399</text:p>
          </table:table-cell>
          <table:table-cell office:value-type="float" office:value="8.5369" calcext:value-type="float">
            <text:p>8.5369</text:p>
          </table:table-cell>
          <table:table-cell office:value-type="float" office:value="9.1988" calcext:value-type="float">
            <text:p>9.1988</text:p>
          </table:table-cell>
          <table:table-cell office:value-type="float" office:value="0.92805" calcext:value-type="float">
            <text:p>0.92805</text:p>
          </table:table-cell>
          <table:table-cell office:value-type="float" office:value="2911.5" calcext:value-type="float">
            <text:p>2911.5</text:p>
          </table:table-cell>
          <table:table-cell office:value-type="float" office:value="-545.58" calcext:value-type="float">
            <text:p>-545.58</text:p>
          </table:table-cell>
          <table:table-cell office:value-type="float" office:value="27131" calcext:value-type="float">
            <text:p>27131</text:p>
          </table:table-cell>
          <table:table-cell office:value-type="float" office:value="2911.5" calcext:value-type="float">
            <text:p>2911.5</text:p>
          </table:table-cell>
          <table:table-cell office:value-type="float" office:value="-545.58" calcext:value-type="float">
            <text:p>-545.58</text:p>
          </table:table-cell>
          <table:table-cell office:value-type="float" office:value="27131" calcext:value-type="float">
            <text:p>27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3" calcext:value-type="float">
            <text:p>24.83</text:p>
          </table:table-cell>
          <table:table-cell office:value-type="float" office:value="0.9548" calcext:value-type="float">
            <text:p>0.9548</text:p>
          </table:table-cell>
          <table:table-cell office:value-type="float" office:value="25" calcext:value-type="float">
            <text:p>25</text:p>
          </table:table-cell>
          <table:table-cell office:value-type="float" office:value="6.6811" calcext:value-type="float">
            <text:p>6.6811</text:p>
          </table:table-cell>
          <table:table-cell office:value-type="float" office:value="-7274.4" calcext:value-type="float">
            <text:p>-7274.4</text:p>
          </table:table-cell>
          <table:table-cell office:value-type="float" office:value="10950" calcext:value-type="float">
            <text:p>10950</text:p>
          </table:table-cell>
          <table:table-cell office:value-type="float" office:value="1052.9" calcext:value-type="float">
            <text:p>1052.9</text:p>
          </table:table-cell>
          <table:table-cell office:value-type="float" office:value="0.056178" calcext:value-type="float">
            <text:p>0.056178</text:p>
          </table:table-cell>
          <table:table-cell office:value-type="float" office:value="-0.24792" calcext:value-type="float">
            <text:p>-0.24792</text:p>
          </table:table-cell>
          <table:table-cell office:value-type="float" office:value="-0.011717" calcext:value-type="float">
            <text:p>-0.011717</text:p>
          </table:table-cell>
          <table:table-cell office:value-type="float" office:value="0" calcext:value-type="float">
            <text:p>0</text:p>
          </table:table-cell>
          <table:table-cell office:value-type="float" office:value="2753.8" calcext:value-type="float">
            <text:p>2753.8</text:p>
          </table:table-cell>
          <table:table-cell office:value-type="float" office:value="0.23204" calcext:value-type="float">
            <text:p>0.23204</text:p>
          </table:table-cell>
          <table:table-cell office:value-type="float" office:value="1.0332" calcext:value-type="float">
            <text:p>1.0332</text:p>
          </table:table-cell>
          <table:table-cell office:value-type="float" office:value="0.065228" calcext:value-type="float">
            <text:p>0.0652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2]-([$Sheet2.$B$2]*[.B292]+[$Sheet2.$B$3]))^2" office:value-type="float" office:value="0.000431759173742528" calcext:value-type="float">
            <text:p>0.000431759173743</text:p>
          </table:table-cell>
          <table:table-cell table:formula="of:=([.F292]-([$Sheet2.$B$7] +[$Sheet2.$B$8] * ([.B292] - [$Sheet2.$B$9])^2))^2" office:value-type="float" office:value="0.0000021316527352397" calcext:value-type="float">
            <text:p>2.1316527352397E-06</text:p>
          </table:table-cell>
          <table:table-cell table:formula="of:=([.X292]-([.AE292]^2*([$Sheet2.$B$13]*([.B292] -[$Sheet2.$B$14])^2 +[$Sheet2.$B$15]*([.B292]-[$Sheet2.$B$14]) +[$Sheet2.$B$16])    ))^2" office:value-type="float" office:value="67.1098575712505" calcext:value-type="float">
            <text:p>67.1098575712505</text:p>
          </table:table-cell>
          <table:table-cell table:formula="of:=([.AG292]-([.AE292]^2*([$Sheet2.$B$20]*([.B292] -[$Sheet2.$B$21])^2 + [$Sheet2.$B$22]*([.B292]-[$Sheet2.$B$21]) + [$Sheet2.$B$23])    ))^2" office:value-type="float" office:value="12473.403469834" calcext:value-type="float">
            <text:p>12473.403469834</text:p>
          </table:table-cell>
          <table:table-cell table:formula="of:=([.AH292]-([.AE292]^2*([$Sheet2.$B$27]*([.B292] -[$Sheet2.$B$28])^2 +[$Sheet2.$B$29]*([.B292]-[$Sheet2.$B$28]) +[$Sheet2.$B$30])    ))^2" office:value-type="float" office:value="28022.2659609456" calcext:value-type="float">
            <text:p>28022.2659609456</text:p>
          </table:table-cell>
          <table:table-cell table:formula="of:=([.AI292]-([.AE292]^2*([$Sheet2.$B$34]*([.B292] - [$Sheet2.$B$35])^2 +[$Sheet2.$B$36]*([.B292]-[$Sheet2.$B$35]) +[$Sheet2.$B$37])    ))^2" office:value-type="float" office:value="515.034651907852" calcext:value-type="float">
            <text:p>515.034651907852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89" calcext:value-type="float">
            <text:p>1.2189</text:p>
          </table:table-cell>
          <table:table-cell office:value-type="float" office:value="0.14986" calcext:value-type="float">
            <text:p>0.14986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13774" calcext:value-type="float">
            <text:p>0.13774</text:p>
          </table:table-cell>
          <table:table-cell office:value-type="float" office:value="-0.02547" calcext:value-type="float">
            <text:p>-0.02547</text:p>
          </table:table-cell>
          <table:table-cell office:value-type="float" office:value="3.1922" calcext:value-type="float">
            <text:p>3.1922</text:p>
          </table:table-cell>
          <table:table-cell office:value-type="float" office:value="-0.079735" calcext:value-type="float">
            <text:p>-0.079735</text:p>
          </table:table-cell>
          <table:table-cell office:value-type="float" office:value="3.2719" calcext:value-type="float">
            <text:p>3.2719</text:p>
          </table:table-cell>
          <table:table-cell office:value-type="float" office:value="0.65578" calcext:value-type="float">
            <text:p>0.65578</text:p>
          </table:table-cell>
          <table:table-cell office:value-type="float" office:value="-0.099129" calcext:value-type="float">
            <text:p>-0.099129</text:p>
          </table:table-cell>
          <table:table-cell office:value-type="float" office:value="-0.0060907" calcext:value-type="float">
            <text:p>-0.0060907</text:p>
          </table:table-cell>
          <table:table-cell office:value-type="float" office:value="-0.093039" calcext:value-type="float">
            <text:p>-0.093039</text:p>
          </table:table-cell>
          <table:table-cell office:value-type="float" office:value="8.1337" calcext:value-type="float">
            <text:p>8.1337</text:p>
          </table:table-cell>
          <table:table-cell office:value-type="float" office:value="8.9798" calcext:value-type="float">
            <text:p>8.9798</text:p>
          </table:table-cell>
          <table:table-cell office:value-type="float" office:value="0.90577" calcext:value-type="float">
            <text:p>0.90577</text:p>
          </table:table-cell>
          <table:table-cell office:value-type="float" office:value="3218.5" calcext:value-type="float">
            <text:p>3218.5</text:p>
          </table:table-cell>
          <table:table-cell office:value-type="float" office:value="-595.16" calcext:value-type="float">
            <text:p>-595.16</text:p>
          </table:table-cell>
          <table:table-cell office:value-type="float" office:value="28482" calcext:value-type="float">
            <text:p>28482</text:p>
          </table:table-cell>
          <table:table-cell office:value-type="float" office:value="3218.5" calcext:value-type="float">
            <text:p>3218.5</text:p>
          </table:table-cell>
          <table:table-cell office:value-type="float" office:value="-595.16" calcext:value-type="float">
            <text:p>-595.16</text:p>
          </table:table-cell>
          <table:table-cell office:value-type="float" office:value="28482" calcext:value-type="float">
            <text:p>28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13" calcext:value-type="float">
            <text:p>24.813</text:p>
          </table:table-cell>
          <table:table-cell office:value-type="float" office:value="0.97808" calcext:value-type="float">
            <text:p>0.97808</text:p>
          </table:table-cell>
          <table:table-cell office:value-type="float" office:value="25" calcext:value-type="float">
            <text:p>25</text:p>
          </table:table-cell>
          <table:table-cell office:value-type="float" office:value="7.0091" calcext:value-type="float">
            <text:p>7.0091</text:p>
          </table:table-cell>
          <table:table-cell office:value-type="float" office:value="-7661.9" calcext:value-type="float">
            <text:p>-7661.9</text:p>
          </table:table-cell>
          <table:table-cell office:value-type="float" office:value="11338" calcext:value-type="float">
            <text:p>11338</text:p>
          </table:table-cell>
          <table:table-cell office:value-type="float" office:value="1158.2" calcext:value-type="float">
            <text:p>1158.2</text:p>
          </table:table-cell>
          <table:table-cell office:value-type="float" office:value="0.055512" calcext:value-type="float">
            <text:p>0.055512</text:p>
          </table:table-cell>
          <table:table-cell office:value-type="float" office:value="-0.24801" calcext:value-type="float">
            <text:p>-0.24801</text:p>
          </table:table-cell>
          <table:table-cell office:value-type="float" office:value="-0.012638" calcext:value-type="float">
            <text:p>-0.012638</text:p>
          </table:table-cell>
          <table:table-cell office:value-type="float" office:value="0" calcext:value-type="float">
            <text:p>0</text:p>
          </table:table-cell>
          <table:table-cell office:value-type="float" office:value="2820.9" calcext:value-type="float">
            <text:p>2820.9</text:p>
          </table:table-cell>
          <table:table-cell office:value-type="float" office:value="0.25633" calcext:value-type="float">
            <text:p>0.25633</text:p>
          </table:table-cell>
          <table:table-cell office:value-type="float" office:value="1.03" calcext:value-type="float">
            <text:p>1.03</text:p>
          </table:table-cell>
          <table:table-cell office:value-type="float" office:value="0.067663" calcext:value-type="float">
            <text:p>0.0676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3]-([$Sheet2.$B$2]*[.B293]+[$Sheet2.$B$3]))^2" office:value-type="float" office:value="0.000351249371098906" calcext:value-type="float">
            <text:p>0.000351249371099</text:p>
          </table:table-cell>
          <table:table-cell table:formula="of:=([.F293]-([$Sheet2.$B$7] +[$Sheet2.$B$8] * ([.B293] - [$Sheet2.$B$9])^2))^2" office:value-type="float" office:value="0.000000375090882082642" calcext:value-type="float">
            <text:p>3.75090882082642E-07</text:p>
          </table:table-cell>
          <table:table-cell table:formula="of:=([.X293]-([.AE293]^2*([$Sheet2.$B$13]*([.B293] -[$Sheet2.$B$14])^2 +[$Sheet2.$B$15]*([.B293]-[$Sheet2.$B$14]) +[$Sheet2.$B$16])    ))^2" office:value-type="float" office:value="73.8253828909039" calcext:value-type="float">
            <text:p>73.8253828909039</text:p>
          </table:table-cell>
          <table:table-cell table:formula="of:=([.AG293]-([.AE293]^2*([$Sheet2.$B$20]*([.B293] -[$Sheet2.$B$21])^2 + [$Sheet2.$B$22]*([.B293]-[$Sheet2.$B$21]) + [$Sheet2.$B$23])    ))^2" office:value-type="float" office:value="10771.4603672729" calcext:value-type="float">
            <text:p>10771.4603672729</text:p>
          </table:table-cell>
          <table:table-cell table:formula="of:=([.AH293]-([.AE293]^2*([$Sheet2.$B$27]*([.B293] -[$Sheet2.$B$28])^2 +[$Sheet2.$B$29]*([.B293]-[$Sheet2.$B$28]) +[$Sheet2.$B$30])    ))^2" office:value-type="float" office:value="24702.9787951946" calcext:value-type="float">
            <text:p>24702.9787951946</text:p>
          </table:table-cell>
          <table:table-cell table:formula="of:=([.AI293]-([.AE293]^2*([$Sheet2.$B$34]*([.B293] - [$Sheet2.$B$35])^2 +[$Sheet2.$B$36]*([.B293]-[$Sheet2.$B$35]) +[$Sheet2.$B$37])    ))^2" office:value-type="float" office:value="372.400587041641" calcext:value-type="float">
            <text:p>372.400587041641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62" calcext:value-type="float">
            <text:p>1.2762</text:p>
          </table:table-cell>
          <table:table-cell office:value-type="float" office:value="0.16439" calcext:value-type="float">
            <text:p>0.16439</text:p>
          </table:table-cell>
          <table:table-cell office:value-type="float" office:value="0.012905" calcext:value-type="float">
            <text:p>0.012905</text:p>
          </table:table-cell>
          <table:table-cell office:value-type="float" office:value="0.15148" calcext:value-type="float">
            <text:p>0.15148</text:p>
          </table:table-cell>
          <table:table-cell office:value-type="float" office:value="-0.027692" calcext:value-type="float">
            <text:p>-0.027692</text:p>
          </table:table-cell>
          <table:table-cell office:value-type="float" office:value="3.2953" calcext:value-type="float">
            <text:p>3.2953</text:p>
          </table:table-cell>
          <table:table-cell office:value-type="float" office:value="-0.084903" calcext:value-type="float">
            <text:p>-0.084903</text:p>
          </table:table-cell>
          <table:table-cell office:value-type="float" office:value="3.3802" calcext:value-type="float">
            <text:p>3.3802</text:p>
          </table:table-cell>
          <table:table-cell office:value-type="float" office:value="0.68893" calcext:value-type="float">
            <text:p>0.68893</text:p>
          </table:table-cell>
          <table:table-cell office:value-type="float" office:value="-0.1086" calcext:value-type="float">
            <text:p>-0.1086</text:p>
          </table:table-cell>
          <table:table-cell office:value-type="float" office:value="-0.0065057" calcext:value-type="float">
            <text:p>-0.0065057</text:p>
          </table:table-cell>
          <table:table-cell office:value-type="float" office:value="-0.10209" calcext:value-type="float">
            <text:p>-0.10209</text:p>
          </table:table-cell>
          <table:table-cell office:value-type="float" office:value="7.7632" calcext:value-type="float">
            <text:p>7.7632</text:p>
          </table:table-cell>
          <table:table-cell office:value-type="float" office:value="8.77" calcext:value-type="float">
            <text:p>8.77</text:p>
          </table:table-cell>
          <table:table-cell office:value-type="float" office:value="0.8852" calcext:value-type="float">
            <text:p>0.8852</text:p>
          </table:table-cell>
          <table:table-cell office:value-type="float" office:value="3539.7" calcext:value-type="float">
            <text:p>3539.7</text:p>
          </table:table-cell>
          <table:table-cell office:value-type="float" office:value="-647.08" calcext:value-type="float">
            <text:p>-647.08</text:p>
          </table:table-cell>
          <table:table-cell office:value-type="float" office:value="29821" calcext:value-type="float">
            <text:p>29821</text:p>
          </table:table-cell>
          <table:table-cell office:value-type="float" office:value="3539.7" calcext:value-type="float">
            <text:p>3539.7</text:p>
          </table:table-cell>
          <table:table-cell office:value-type="float" office:value="-647.08" calcext:value-type="float">
            <text:p>-647.08</text:p>
          </table:table-cell>
          <table:table-cell office:value-type="float" office:value="29821" calcext:value-type="float">
            <text:p>29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95" calcext:value-type="float">
            <text:p>24.795</text:p>
          </table:table-cell>
          <table:table-cell office:value-type="float" office:value="1.0015" calcext:value-type="float">
            <text:p>1.0015</text:p>
          </table:table-cell>
          <table:table-cell office:value-type="float" office:value="25" calcext:value-type="float">
            <text:p>25</text:p>
          </table:table-cell>
          <table:table-cell office:value-type="float" office:value="7.34" calcext:value-type="float">
            <text:p>7.34</text:p>
          </table:table-cell>
          <table:table-cell office:value-type="float" office:value="-8049.2" calcext:value-type="float">
            <text:p>-8049.2</text:p>
          </table:table-cell>
          <table:table-cell office:value-type="float" office:value="11704" calcext:value-type="float">
            <text:p>11704</text:p>
          </table:table-cell>
          <table:table-cell office:value-type="float" office:value="1268.8" calcext:value-type="float">
            <text:p>1268.8</text:p>
          </table:table-cell>
          <table:table-cell office:value-type="float" office:value="0.054855" calcext:value-type="float">
            <text:p>0.054855</text:p>
          </table:table-cell>
          <table:table-cell office:value-type="float" office:value="-0.2481" calcext:value-type="float">
            <text:p>-0.2481</text:p>
          </table:table-cell>
          <table:table-cell office:value-type="float" office:value="-0.013536" calcext:value-type="float">
            <text:p>-0.013536</text:p>
          </table:table-cell>
          <table:table-cell office:value-type="float" office:value="0" calcext:value-type="float">
            <text:p>0</text:p>
          </table:table-cell>
          <table:table-cell office:value-type="float" office:value="2888.4" calcext:value-type="float">
            <text:p>2888.4</text:p>
          </table:table-cell>
          <table:table-cell office:value-type="float" office:value="0.2817" calcext:value-type="float">
            <text:p>0.2817</text:p>
          </table:table-cell>
          <table:table-cell office:value-type="float" office:value="1.0267" calcext:value-type="float">
            <text:p>1.0267</text:p>
          </table:table-cell>
          <table:table-cell office:value-type="float" office:value="0.070005" calcext:value-type="float">
            <text:p>0.0700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4]-([$Sheet2.$B$2]*[.B294]+[$Sheet2.$B$3]))^2" office:value-type="float" office:value="0.00026258519047288" calcext:value-type="float">
            <text:p>0.000262585190473</text:p>
          </table:table-cell>
          <table:table-cell table:formula="of:=([.F294]-([$Sheet2.$B$7] +[$Sheet2.$B$8] * ([.B294] - [$Sheet2.$B$9])^2))^2" office:value-type="float" office:value="0.000000127014942567328" calcext:value-type="float">
            <text:p>1.27014942567328E-07</text:p>
          </table:table-cell>
          <table:table-cell table:formula="of:=([.X294]-([.AE294]^2*([$Sheet2.$B$13]*([.B294] -[$Sheet2.$B$14])^2 +[$Sheet2.$B$15]*([.B294]-[$Sheet2.$B$14]) +[$Sheet2.$B$16])    ))^2" office:value-type="float" office:value="76.588633500763" calcext:value-type="float">
            <text:p>76.588633500763</text:p>
          </table:table-cell>
          <table:table-cell table:formula="of:=([.AG294]-([.AE294]^2*([$Sheet2.$B$20]*([.B294] -[$Sheet2.$B$21])^2 + [$Sheet2.$B$22]*([.B294]-[$Sheet2.$B$21]) + [$Sheet2.$B$23])    ))^2" office:value-type="float" office:value="8685.9193459068" calcext:value-type="float">
            <text:p>8685.9193459068</text:p>
          </table:table-cell>
          <table:table-cell table:formula="of:=([.AH294]-([.AE294]^2*([$Sheet2.$B$27]*([.B294] -[$Sheet2.$B$28])^2 +[$Sheet2.$B$29]*([.B294]-[$Sheet2.$B$28]) +[$Sheet2.$B$30])    ))^2" office:value-type="float" office:value="20512.3093580919" calcext:value-type="float">
            <text:p>20512.3093580919</text:p>
          </table:table-cell>
          <table:table-cell table:formula="of:=([.AI294]-([.AE294]^2*([$Sheet2.$B$34]*([.B294] - [$Sheet2.$B$35])^2 +[$Sheet2.$B$36]*([.B294]-[$Sheet2.$B$35]) +[$Sheet2.$B$37])    ))^2" office:value-type="float" office:value="235.601821993908" calcext:value-type="float">
            <text:p>235.601821993908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3" calcext:value-type="float">
            <text:p>1.333</text:p>
          </table:table-cell>
          <table:table-cell office:value-type="float" office:value="0.17953" calcext:value-type="float">
            <text:p>0.17953</text:p>
          </table:table-cell>
          <table:table-cell office:value-type="float" office:value="0.013703" calcext:value-type="float">
            <text:p>0.013703</text:p>
          </table:table-cell>
          <table:table-cell office:value-type="float" office:value="0.16583" calcext:value-type="float">
            <text:p>0.16583</text:p>
          </table:table-cell>
          <table:table-cell office:value-type="float" office:value="-0.030012" calcext:value-type="float">
            <text:p>-0.030012</text:p>
          </table:table-cell>
          <table:table-cell office:value-type="float" office:value="3.3926" calcext:value-type="float">
            <text:p>3.3926</text:p>
          </table:table-cell>
          <table:table-cell office:value-type="float" office:value="-0.090154" calcext:value-type="float">
            <text:p>-0.090154</text:p>
          </table:table-cell>
          <table:table-cell office:value-type="float" office:value="3.4827" calcext:value-type="float">
            <text:p>3.4827</text:p>
          </table:table-cell>
          <table:table-cell office:value-type="float" office:value="0.72205" calcext:value-type="float">
            <text:p>0.72205</text:p>
          </table:table-cell>
          <table:table-cell office:value-type="float" office:value="-0.11848" calcext:value-type="float">
            <text:p>-0.11848</text:p>
          </table:table-cell>
          <table:table-cell office:value-type="float" office:value="-0.0069253" calcext:value-type="float">
            <text:p>-0.0069253</text:p>
          </table:table-cell>
          <table:table-cell office:value-type="float" office:value="-0.11155" calcext:value-type="float">
            <text:p>-0.11155</text:p>
          </table:table-cell>
          <table:table-cell office:value-type="float" office:value="7.4247" calcext:value-type="float">
            <text:p>7.4247</text:p>
          </table:table-cell>
          <table:table-cell office:value-type="float" office:value="8.5721" calcext:value-type="float">
            <text:p>8.5721</text:p>
          </table:table-cell>
          <table:table-cell office:value-type="float" office:value="0.86615" calcext:value-type="float">
            <text:p>0.86615</text:p>
          </table:table-cell>
          <table:table-cell office:value-type="float" office:value="3874.9" calcext:value-type="float">
            <text:p>3874.9</text:p>
          </table:table-cell>
          <table:table-cell office:value-type="float" office:value="-701.29" calcext:value-type="float">
            <text:p>-701.29</text:p>
          </table:table-cell>
          <table:table-cell office:value-type="float" office:value="31147" calcext:value-type="float">
            <text:p>31147</text:p>
          </table:table-cell>
          <table:table-cell office:value-type="float" office:value="3874.9" calcext:value-type="float">
            <text:p>3874.9</text:p>
          </table:table-cell>
          <table:table-cell office:value-type="float" office:value="-701.29" calcext:value-type="float">
            <text:p>-701.29</text:p>
          </table:table-cell>
          <table:table-cell office:value-type="float" office:value="31147" calcext:value-type="float">
            <text:p>31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76" calcext:value-type="float">
            <text:p>24.776</text:p>
          </table:table-cell>
          <table:table-cell office:value-type="float" office:value="1.0246" calcext:value-type="float">
            <text:p>1.0246</text:p>
          </table:table-cell>
          <table:table-cell office:value-type="float" office:value="25" calcext:value-type="float">
            <text:p>25</text:p>
          </table:table-cell>
          <table:table-cell office:value-type="float" office:value="7.6708" calcext:value-type="float">
            <text:p>7.6708</text:p>
          </table:table-cell>
          <table:table-cell office:value-type="float" office:value="-8436.1" calcext:value-type="float">
            <text:p>-8436.1</text:p>
          </table:table-cell>
          <table:table-cell office:value-type="float" office:value="12050" calcext:value-type="float">
            <text:p>12050</text:p>
          </table:table-cell>
          <table:table-cell office:value-type="float" office:value="1384.2" calcext:value-type="float">
            <text:p>1384.2</text:p>
          </table:table-cell>
          <table:table-cell office:value-type="float" office:value="0.054203" calcext:value-type="float">
            <text:p>0.054203</text:p>
          </table:table-cell>
          <table:table-cell office:value-type="float" office:value="-0.24819" calcext:value-type="float">
            <text:p>-0.24819</text:p>
          </table:table-cell>
          <table:table-cell office:value-type="float" office:value="-0.014413" calcext:value-type="float">
            <text:p>-0.014413</text:p>
          </table:table-cell>
          <table:table-cell office:value-type="float" office:value="0" calcext:value-type="float">
            <text:p>0</text:p>
          </table:table-cell>
          <table:table-cell office:value-type="float" office:value="2955.1" calcext:value-type="float">
            <text:p>2955.1</text:p>
          </table:table-cell>
          <table:table-cell office:value-type="float" office:value="0.30814" calcext:value-type="float">
            <text:p>0.30814</text:p>
          </table:table-cell>
          <table:table-cell office:value-type="float" office:value="1.0232" calcext:value-type="float">
            <text:p>1.0232</text:p>
          </table:table-cell>
          <table:table-cell office:value-type="float" office:value="0.072251" calcext:value-type="float">
            <text:p>0.07225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5]-([$Sheet2.$B$2]*[.B295]+[$Sheet2.$B$3]))^2" office:value-type="float" office:value="0.000173378134268481" calcext:value-type="float">
            <text:p>0.000173378134268</text:p>
          </table:table-cell>
          <table:table-cell table:formula="of:=([.F295]-([$Sheet2.$B$7] +[$Sheet2.$B$8] * ([.B295] - [$Sheet2.$B$9])^2))^2" office:value-type="float" office:value="0.00000229976170194659" calcext:value-type="float">
            <text:p>2.29976170194659E-06</text:p>
          </table:table-cell>
          <table:table-cell table:formula="of:=([.X295]-([.AE295]^2*([$Sheet2.$B$13]*([.B295] -[$Sheet2.$B$14])^2 +[$Sheet2.$B$15]*([.B295]-[$Sheet2.$B$14]) +[$Sheet2.$B$16])    ))^2" office:value-type="float" office:value="74.304929461159" calcext:value-type="float">
            <text:p>74.304929461159</text:p>
          </table:table-cell>
          <table:table-cell table:formula="of:=([.AG295]-([.AE295]^2*([$Sheet2.$B$20]*([.B295] -[$Sheet2.$B$21])^2 + [$Sheet2.$B$22]*([.B295]-[$Sheet2.$B$21]) + [$Sheet2.$B$23])    ))^2" office:value-type="float" office:value="6355.64395389035" calcext:value-type="float">
            <text:p>6355.64395389035</text:p>
          </table:table-cell>
          <table:table-cell table:formula="of:=([.AH295]-([.AE295]^2*([$Sheet2.$B$27]*([.B295] -[$Sheet2.$B$28])^2 +[$Sheet2.$B$29]*([.B295]-[$Sheet2.$B$28]) +[$Sheet2.$B$30])    ))^2" office:value-type="float" office:value="16268.1495603615" calcext:value-type="float">
            <text:p>16268.1495603615</text:p>
          </table:table-cell>
          <table:table-cell table:formula="of:=([.AI295]-([.AE295]^2*([$Sheet2.$B$34]*([.B295] - [$Sheet2.$B$35])^2 +[$Sheet2.$B$36]*([.B295]-[$Sheet2.$B$35]) +[$Sheet2.$B$37])    ))^2" office:value-type="float" office:value="107.108089352938" calcext:value-type="float">
            <text:p>107.10808935293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92" calcext:value-type="float">
            <text:p>1.3892</text:p>
          </table:table-cell>
          <table:table-cell office:value-type="float" office:value="0.19532" calcext:value-type="float">
            <text:p>0.19532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18076" calcext:value-type="float">
            <text:p>0.18076</text:p>
          </table:table-cell>
          <table:table-cell office:value-type="float" office:value="-0.032428" calcext:value-type="float">
            <text:p>-0.032428</text:p>
          </table:table-cell>
          <table:table-cell office:value-type="float" office:value="3.4837" calcext:value-type="float">
            <text:p>3.4837</text:p>
          </table:table-cell>
          <table:table-cell office:value-type="float" office:value="-0.095821" calcext:value-type="float">
            <text:p>-0.095821</text:p>
          </table:table-cell>
          <table:table-cell office:value-type="float" office:value="3.5795" calcext:value-type="float">
            <text:p>3.5795</text:p>
          </table:table-cell>
          <table:table-cell office:value-type="float" office:value="0.75512" calcext:value-type="float">
            <text:p>0.75512</text:p>
          </table:table-cell>
          <table:table-cell office:value-type="float" office:value="-0.1288" calcext:value-type="float">
            <text:p>-0.1288</text:p>
          </table:table-cell>
          <table:table-cell office:value-type="float" office:value="-0.0073869" calcext:value-type="float">
            <text:p>-0.0073869</text:p>
          </table:table-cell>
          <table:table-cell office:value-type="float" office:value="-0.12141" calcext:value-type="float">
            <text:p>-0.12141</text:p>
          </table:table-cell>
          <table:table-cell office:value-type="float" office:value="7.1123" calcext:value-type="float">
            <text:p>7.1123</text:p>
          </table:table-cell>
          <table:table-cell office:value-type="float" office:value="8.3828" calcext:value-type="float">
            <text:p>8.3828</text:p>
          </table:table-cell>
          <table:table-cell office:value-type="float" office:value="0.84844" calcext:value-type="float">
            <text:p>0.84844</text:p>
          </table:table-cell>
          <table:table-cell office:value-type="float" office:value="4223.7" calcext:value-type="float">
            <text:p>4223.7</text:p>
          </table:table-cell>
          <table:table-cell office:value-type="float" office:value="-757.75" calcext:value-type="float">
            <text:p>-757.75</text:p>
          </table:table-cell>
          <table:table-cell office:value-type="float" office:value="32461" calcext:value-type="float">
            <text:p>32461</text:p>
          </table:table-cell>
          <table:table-cell office:value-type="float" office:value="4223.7" calcext:value-type="float">
            <text:p>4223.7</text:p>
          </table:table-cell>
          <table:table-cell office:value-type="float" office:value="-757.75" calcext:value-type="float">
            <text:p>-757.75</text:p>
          </table:table-cell>
          <table:table-cell office:value-type="float" office:value="32461" calcext:value-type="float">
            <text:p>32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56" calcext:value-type="float">
            <text:p>24.756</text:p>
          </table:table-cell>
          <table:table-cell office:value-type="float" office:value="1.0477" calcext:value-type="float">
            <text:p>1.0477</text:p>
          </table:table-cell>
          <table:table-cell office:value-type="float" office:value="25" calcext:value-type="float">
            <text:p>25</text:p>
          </table:table-cell>
          <table:table-cell office:value-type="float" office:value="8.0034" calcext:value-type="float">
            <text:p>8.0034</text:p>
          </table:table-cell>
          <table:table-cell office:value-type="float" office:value="-8822.5" calcext:value-type="float">
            <text:p>-8822.5</text:p>
          </table:table-cell>
          <table:table-cell office:value-type="float" office:value="12373" calcext:value-type="float">
            <text:p>12373</text:p>
          </table:table-cell>
          <table:table-cell office:value-type="float" office:value="1504.8" calcext:value-type="float">
            <text:p>1504.8</text:p>
          </table:table-cell>
          <table:table-cell office:value-type="float" office:value="0.053554" calcext:value-type="float">
            <text:p>0.053554</text:p>
          </table:table-cell>
          <table:table-cell office:value-type="float" office:value="-0.24829" calcext:value-type="float">
            <text:p>-0.24829</text:p>
          </table:table-cell>
          <table:table-cell office:value-type="float" office:value="-0.015268" calcext:value-type="float">
            <text:p>-0.015268</text:p>
          </table:table-cell>
          <table:table-cell office:value-type="float" office:value="0" calcext:value-type="float">
            <text:p>0</text:p>
          </table:table-cell>
          <table:table-cell office:value-type="float" office:value="3021.8" calcext:value-type="float">
            <text:p>3021.8</text:p>
          </table:table-cell>
          <table:table-cell office:value-type="float" office:value="0.33561" calcext:value-type="float">
            <text:p>0.33561</text:p>
          </table:table-cell>
          <table:table-cell office:value-type="float" office:value="1.0195" calcext:value-type="float">
            <text:p>1.0195</text:p>
          </table:table-cell>
          <table:table-cell office:value-type="float" office:value="0.074395" calcext:value-type="float">
            <text:p>0.07439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6]-([$Sheet2.$B$2]*[.B296]+[$Sheet2.$B$3]))^2" office:value-type="float" office:value="0.0000908236757633799" calcext:value-type="float">
            <text:p>9.08236757633799E-05</text:p>
          </table:table-cell>
          <table:table-cell table:formula="of:=([.F296]-([$Sheet2.$B$7] +[$Sheet2.$B$8] * ([.B296] - [$Sheet2.$B$9])^2))^2" office:value-type="float" office:value="0.00000799683887773565" calcext:value-type="float">
            <text:p>7.99683887773565E-06</text:p>
          </table:table-cell>
          <table:table-cell table:formula="of:=([.X296]-([.AE296]^2*([$Sheet2.$B$13]*([.B296] -[$Sheet2.$B$14])^2 +[$Sheet2.$B$15]*([.B296]-[$Sheet2.$B$14]) +[$Sheet2.$B$16])    ))^2" office:value-type="float" office:value="66.5494128091086" calcext:value-type="float">
            <text:p>66.5494128091086</text:p>
          </table:table-cell>
          <table:table-cell table:formula="of:=([.AG296]-([.AE296]^2*([$Sheet2.$B$20]*([.B296] -[$Sheet2.$B$21])^2 + [$Sheet2.$B$22]*([.B296]-[$Sheet2.$B$21]) + [$Sheet2.$B$23])    ))^2" office:value-type="float" office:value="4001.53473034688" calcext:value-type="float">
            <text:p>4001.53473034688</text:p>
          </table:table-cell>
          <table:table-cell table:formula="of:=([.AH296]-([.AE296]^2*([$Sheet2.$B$27]*([.B296] -[$Sheet2.$B$28])^2 +[$Sheet2.$B$29]*([.B296]-[$Sheet2.$B$28]) +[$Sheet2.$B$30])    ))^2" office:value-type="float" office:value="11480.7391682034" calcext:value-type="float">
            <text:p>11480.7391682034</text:p>
          </table:table-cell>
          <table:table-cell table:formula="of:=([.AI296]-([.AE296]^2*([$Sheet2.$B$34]*([.B296] - [$Sheet2.$B$35])^2 +[$Sheet2.$B$36]*([.B296]-[$Sheet2.$B$35]) +[$Sheet2.$B$37])    ))^2" office:value-type="float" office:value="22.0675922282895" calcext:value-type="float">
            <text:p>22.0675922282895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48" calcext:value-type="float">
            <text:p>1.4448</text:p>
          </table:table-cell>
          <table:table-cell office:value-type="float" office:value="0.21185" calcext:value-type="float">
            <text:p>0.21185</text:p>
          </table:table-cell>
          <table:table-cell office:value-type="float" office:value="0.015602" calcext:value-type="float">
            <text:p>0.015602</text:p>
          </table:table-cell>
          <table:table-cell office:value-type="float" office:value="0.19625" calcext:value-type="float">
            <text:p>0.19625</text:p>
          </table:table-cell>
          <table:table-cell office:value-type="float" office:value="-0.034939" calcext:value-type="float">
            <text:p>-0.034939</text:p>
          </table:table-cell>
          <table:table-cell office:value-type="float" office:value="3.5679" calcext:value-type="float">
            <text:p>3.5679</text:p>
          </table:table-cell>
          <table:table-cell office:value-type="float" office:value="-0.10265" calcext:value-type="float">
            <text:p>-0.10265</text:p>
          </table:table-cell>
          <table:table-cell office:value-type="float" office:value="3.6705" calcext:value-type="float">
            <text:p>3.6705</text:p>
          </table:table-cell>
          <table:table-cell office:value-type="float" office:value="0.78813" calcext:value-type="float">
            <text:p>0.78813</text:p>
          </table:table-cell>
          <table:table-cell office:value-type="float" office:value="-0.13961" calcext:value-type="float">
            <text:p>-0.13961</text:p>
          </table:table-cell>
          <table:table-cell office:value-type="float" office:value="-0.0079435" calcext:value-type="float">
            <text:p>-0.0079435</text:p>
          </table:table-cell>
          <table:table-cell office:value-type="float" office:value="-0.13167" calcext:value-type="float">
            <text:p>-0.13167</text:p>
          </table:table-cell>
          <table:table-cell office:value-type="float" office:value="6.8198" calcext:value-type="float">
            <text:p>6.8198</text:p>
          </table:table-cell>
          <table:table-cell office:value-type="float" office:value="8.1975" calcext:value-type="float">
            <text:p>8.1975</text:p>
          </table:table-cell>
          <table:table-cell office:value-type="float" office:value="0.83194" calcext:value-type="float">
            <text:p>0.83194</text:p>
          </table:table-cell>
          <table:table-cell office:value-type="float" office:value="4585.9" calcext:value-type="float">
            <text:p>4585.9</text:p>
          </table:table-cell>
          <table:table-cell office:value-type="float" office:value="-816.43" calcext:value-type="float">
            <text:p>-816.43</text:p>
          </table:table-cell>
          <table:table-cell office:value-type="float" office:value="33761" calcext:value-type="float">
            <text:p>33761</text:p>
          </table:table-cell>
          <table:table-cell office:value-type="float" office:value="4585.9" calcext:value-type="float">
            <text:p>4585.9</text:p>
          </table:table-cell>
          <table:table-cell office:value-type="float" office:value="-816.43" calcext:value-type="float">
            <text:p>-816.43</text:p>
          </table:table-cell>
          <table:table-cell office:value-type="float" office:value="33761" calcext:value-type="float">
            <text:p>33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35" calcext:value-type="float">
            <text:p>24.735</text:p>
          </table:table-cell>
          <table:table-cell office:value-type="float" office:value="1.0714" calcext:value-type="float">
            <text:p>1.0714</text:p>
          </table:table-cell>
          <table:table-cell office:value-type="float" office:value="25" calcext:value-type="float">
            <text:p>25</text:p>
          </table:table-cell>
          <table:table-cell office:value-type="float" office:value="8.3419" calcext:value-type="float">
            <text:p>8.3419</text:p>
          </table:table-cell>
          <table:table-cell office:value-type="float" office:value="-9208.2" calcext:value-type="float">
            <text:p>-9208.2</text:p>
          </table:table-cell>
          <table:table-cell office:value-type="float" office:value="12672" calcext:value-type="float">
            <text:p>12672</text:p>
          </table:table-cell>
          <table:table-cell office:value-type="float" office:value="1631.1" calcext:value-type="float">
            <text:p>1631.1</text:p>
          </table:table-cell>
          <table:table-cell office:value-type="float" office:value="0.052904" calcext:value-type="float">
            <text:p>0.052904</text:p>
          </table:table-cell>
          <table:table-cell office:value-type="float" office:value="-0.24839" calcext:value-type="float">
            <text:p>-0.24839</text:p>
          </table:table-cell>
          <table:table-cell office:value-type="float" office:value="-0.016104" calcext:value-type="float">
            <text:p>-0.016104</text:p>
          </table:table-cell>
          <table:table-cell office:value-type="float" office:value="0" calcext:value-type="float">
            <text:p>0</text:p>
          </table:table-cell>
          <table:table-cell office:value-type="float" office:value="3090.2" calcext:value-type="float">
            <text:p>3090.2</text:p>
          </table:table-cell>
          <table:table-cell office:value-type="float" office:value="0.36408" calcext:value-type="float">
            <text:p>0.36408</text:p>
          </table:table-cell>
          <table:table-cell office:value-type="float" office:value="1.0157" calcext:value-type="float">
            <text:p>1.0157</text:p>
          </table:table-cell>
          <table:table-cell office:value-type="float" office:value="0.076436" calcext:value-type="float">
            <text:p>0.0764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7]-([$Sheet2.$B$2]*[.B297]+[$Sheet2.$B$3]))^2" office:value-type="float" office:value="0.0000280156178424099" calcext:value-type="float">
            <text:p>2.80156178424099E-05</text:p>
          </table:table-cell>
          <table:table-cell table:formula="of:=([.F297]-([$Sheet2.$B$7] +[$Sheet2.$B$8] * ([.B297] - [$Sheet2.$B$9])^2))^2" office:value-type="float" office:value="0.0000176442570541722" calcext:value-type="float">
            <text:p>1.76442570541722E-05</text:p>
          </table:table-cell>
          <table:table-cell table:formula="of:=([.X297]-([.AE297]^2*([$Sheet2.$B$13]*([.B297] -[$Sheet2.$B$14])^2 +[$Sheet2.$B$15]*([.B297]-[$Sheet2.$B$14]) +[$Sheet2.$B$16])    ))^2" office:value-type="float" office:value="53.7985299963161" calcext:value-type="float">
            <text:p>53.7985299963161</text:p>
          </table:table-cell>
          <table:table-cell table:formula="of:=([.AG297]-([.AE297]^2*([$Sheet2.$B$20]*([.B297] -[$Sheet2.$B$21])^2 + [$Sheet2.$B$22]*([.B297]-[$Sheet2.$B$21]) + [$Sheet2.$B$23])    ))^2" office:value-type="float" office:value="1901.3486765506" calcext:value-type="float">
            <text:p>1901.3486765506</text:p>
          </table:table-cell>
          <table:table-cell table:formula="of:=([.AH297]-([.AE297]^2*([$Sheet2.$B$27]*([.B297] -[$Sheet2.$B$28])^2 +[$Sheet2.$B$29]*([.B297]-[$Sheet2.$B$28]) +[$Sheet2.$B$30])    ))^2" office:value-type="float" office:value="6565.18914195719" calcext:value-type="float">
            <text:p>6565.18914195719</text:p>
          </table:table-cell>
          <table:table-cell table:formula="of:=([.AI297]-([.AE297]^2*([$Sheet2.$B$34]*([.B297] - [$Sheet2.$B$35])^2 +[$Sheet2.$B$36]*([.B297]-[$Sheet2.$B$35]) +[$Sheet2.$B$37])    ))^2" office:value-type="float" office:value="1.22265702586183" calcext:value-type="float">
            <text:p>1.22265702586183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99" calcext:value-type="float">
            <text:p>1.4999</text:p>
          </table:table-cell>
          <table:table-cell office:value-type="float" office:value="0.22909" calcext:value-type="float">
            <text:p>0.22909</text:p>
          </table:table-cell>
          <table:table-cell office:value-type="float" office:value="0.016781" calcext:value-type="float">
            <text:p>0.016781</text:p>
          </table:table-cell>
          <table:table-cell office:value-type="float" office:value="0.21231" calcext:value-type="float">
            <text:p>0.21231</text:p>
          </table:table-cell>
          <table:table-cell office:value-type="float" office:value="-0.037543" calcext:value-type="float">
            <text:p>-0.037543</text:p>
          </table:table-cell>
          <table:table-cell office:value-type="float" office:value="3.6455" calcext:value-type="float">
            <text:p>3.6455</text:p>
          </table:table-cell>
          <table:table-cell office:value-type="float" office:value="-0.1104" calcext:value-type="float">
            <text:p>-0.1104</text:p>
          </table:table-cell>
          <table:table-cell office:value-type="float" office:value="3.7559" calcext:value-type="float">
            <text:p>3.7559</text:p>
          </table:table-cell>
          <table:table-cell office:value-type="float" office:value="0.82106" calcext:value-type="float">
            <text:p>0.82106</text:p>
          </table:table-cell>
          <table:table-cell office:value-type="float" office:value="-0.15089" calcext:value-type="float">
            <text:p>-0.15089</text:p>
          </table:table-cell>
          <table:table-cell office:value-type="float" office:value="-0.0085844" calcext:value-type="float">
            <text:p>-0.0085844</text:p>
          </table:table-cell>
          <table:table-cell office:value-type="float" office:value="-0.14231" calcext:value-type="float">
            <text:p>-0.14231</text:p>
          </table:table-cell>
          <table:table-cell office:value-type="float" office:value="6.5471" calcext:value-type="float">
            <text:p>6.5471</text:p>
          </table:table-cell>
          <table:table-cell office:value-type="float" office:value="8.0181" calcext:value-type="float">
            <text:p>8.0181</text:p>
          </table:table-cell>
          <table:table-cell office:value-type="float" office:value="0.81654" calcext:value-type="float">
            <text:p>0.81654</text:p>
          </table:table-cell>
          <table:table-cell office:value-type="float" office:value="4961" calcext:value-type="float">
            <text:p>4961</text:p>
          </table:table-cell>
          <table:table-cell office:value-type="float" office:value="-877.26" calcext:value-type="float">
            <text:p>-877.26</text:p>
          </table:table-cell>
          <table:table-cell office:value-type="float" office:value="35047" calcext:value-type="float">
            <text:p>35047</text:p>
          </table:table-cell>
          <table:table-cell office:value-type="float" office:value="4961" calcext:value-type="float">
            <text:p>4961</text:p>
          </table:table-cell>
          <table:table-cell office:value-type="float" office:value="-877.26" calcext:value-type="float">
            <text:p>-877.26</text:p>
          </table:table-cell>
          <table:table-cell office:value-type="float" office:value="35047" calcext:value-type="float">
            <text:p>35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13" calcext:value-type="float">
            <text:p>24.713</text:p>
          </table:table-cell>
          <table:table-cell office:value-type="float" office:value="1.0954" calcext:value-type="float">
            <text:p>1.0954</text:p>
          </table:table-cell>
          <table:table-cell office:value-type="float" office:value="25" calcext:value-type="float">
            <text:p>25</text:p>
          </table:table-cell>
          <table:table-cell office:value-type="float" office:value="8.6842" calcext:value-type="float">
            <text:p>8.6842</text:p>
          </table:table-cell>
          <table:table-cell office:value-type="float" office:value="-9593" calcext:value-type="float">
            <text:p>-9593</text:p>
          </table:table-cell>
          <table:table-cell office:value-type="float" office:value="12948" calcext:value-type="float">
            <text:p>12948</text:p>
          </table:table-cell>
          <table:table-cell office:value-type="float" office:value="1762.9" calcext:value-type="float">
            <text:p>1762.9</text:p>
          </table:table-cell>
          <table:table-cell office:value-type="float" office:value="0.052252" calcext:value-type="float">
            <text:p>0.052252</text:p>
          </table:table-cell>
          <table:table-cell office:value-type="float" office:value="-0.24849" calcext:value-type="float">
            <text:p>-0.24849</text:p>
          </table:table-cell>
          <table:table-cell office:value-type="float" office:value="-0.01692" calcext:value-type="float">
            <text:p>-0.01692</text:p>
          </table:table-cell>
          <table:table-cell office:value-type="float" office:value="0" calcext:value-type="float">
            <text:p>0</text:p>
          </table:table-cell>
          <table:table-cell office:value-type="float" office:value="3159.3" calcext:value-type="float">
            <text:p>3159.3</text:p>
          </table:table-cell>
          <table:table-cell office:value-type="float" office:value="0.39351" calcext:value-type="float">
            <text:p>0.39351</text:p>
          </table:table-cell>
          <table:table-cell office:value-type="float" office:value="1.0118" calcext:value-type="float">
            <text:p>1.0118</text:p>
          </table:table-cell>
          <table:table-cell office:value-type="float" office:value="0.07837" calcext:value-type="float">
            <text:p>0.078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8]-([$Sheet2.$B$2]*[.B298]+[$Sheet2.$B$3]))^2" office:value-type="float" office:value="0.000000308925529550521" calcext:value-type="float">
            <text:p>3.08925529550521E-07</text:p>
          </table:table-cell>
          <table:table-cell table:formula="of:=([.F298]-([$Sheet2.$B$7] +[$Sheet2.$B$8] * ([.B298] - [$Sheet2.$B$9])^2))^2" office:value-type="float" office:value="0.0000320855637209447" calcext:value-type="float">
            <text:p>3.20855637209447E-05</text:p>
          </table:table-cell>
          <table:table-cell table:formula="of:=([.X298]-([.AE298]^2*([$Sheet2.$B$13]*([.B298] -[$Sheet2.$B$14])^2 +[$Sheet2.$B$15]*([.B298]-[$Sheet2.$B$14]) +[$Sheet2.$B$16])    ))^2" office:value-type="float" office:value="36.9776857655334" calcext:value-type="float">
            <text:p>36.9776857655334</text:p>
          </table:table-cell>
          <table:table-cell table:formula="of:=([.AG298]-([.AE298]^2*([$Sheet2.$B$20]*([.B298] -[$Sheet2.$B$21])^2 + [$Sheet2.$B$22]*([.B298]-[$Sheet2.$B$21]) + [$Sheet2.$B$23])    ))^2" office:value-type="float" office:value="422.820867261064" calcext:value-type="float">
            <text:p>422.820867261064</text:p>
          </table:table-cell>
          <table:table-cell table:formula="of:=([.AH298]-([.AE298]^2*([$Sheet2.$B$27]*([.B298] -[$Sheet2.$B$28])^2 +[$Sheet2.$B$29]*([.B298]-[$Sheet2.$B$28]) +[$Sheet2.$B$30])    ))^2" office:value-type="float" office:value="2517.99095772077" calcext:value-type="float">
            <text:p>2517.99095772077</text:p>
          </table:table-cell>
          <table:table-cell table:formula="of:=([.AI298]-([.AE298]^2*([$Sheet2.$B$34]*([.B298] - [$Sheet2.$B$35])^2 +[$Sheet2.$B$36]*([.B298]-[$Sheet2.$B$35]) +[$Sheet2.$B$37])    ))^2" office:value-type="float" office:value="52.7186014904655" calcext:value-type="float">
            <text:p>52.718601490465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43" calcext:value-type="float">
            <text:p>1.5543</text:p>
          </table:table-cell>
          <table:table-cell office:value-type="float" office:value="0.247" calcext:value-type="float">
            <text:p>0.247</text:p>
          </table:table-cell>
          <table:table-cell office:value-type="float" office:value="0.018098" calcext:value-type="float">
            <text:p>0.018098</text:p>
          </table:table-cell>
          <table:table-cell office:value-type="float" office:value="0.2289" calcext:value-type="float">
            <text:p>0.2289</text:p>
          </table:table-cell>
          <table:table-cell office:value-type="float" office:value="-0.040237" calcext:value-type="float">
            <text:p>-0.040237</text:p>
          </table:table-cell>
          <table:table-cell office:value-type="float" office:value="3.7164" calcext:value-type="float">
            <text:p>3.7164</text:p>
          </table:table-cell>
          <table:table-cell office:value-type="float" office:value="-0.11906" calcext:value-type="float">
            <text:p>-0.11906</text:p>
          </table:table-cell>
          <table:table-cell office:value-type="float" office:value="3.8355" calcext:value-type="float">
            <text:p>3.8355</text:p>
          </table:table-cell>
          <table:table-cell office:value-type="float" office:value="0.85391" calcext:value-type="float">
            <text:p>0.85391</text:p>
          </table:table-cell>
          <table:table-cell office:value-type="float" office:value="-0.16263" calcext:value-type="float">
            <text:p>-0.16263</text:p>
          </table:table-cell>
          <table:table-cell office:value-type="float" office:value="-0.0093094" calcext:value-type="float">
            <text:p>-0.0093094</text:p>
          </table:table-cell>
          <table:table-cell office:value-type="float" office:value="-0.15332" calcext:value-type="float">
            <text:p>-0.15332</text:p>
          </table:table-cell>
          <table:table-cell office:value-type="float" office:value="6.2927" calcext:value-type="float">
            <text:p>6.2927</text:p>
          </table:table-cell>
          <table:table-cell office:value-type="float" office:value="7.8451" calcext:value-type="float">
            <text:p>7.8451</text:p>
          </table:table-cell>
          <table:table-cell office:value-type="float" office:value="0.80211" calcext:value-type="float">
            <text:p>0.80211</text:p>
          </table:table-cell>
          <table:table-cell office:value-type="float" office:value="5348.7" calcext:value-type="float">
            <text:p>5348.7</text:p>
          </table:table-cell>
          <table:table-cell office:value-type="float" office:value="-940.22" calcext:value-type="float">
            <text:p>-940.22</text:p>
          </table:table-cell>
          <table:table-cell office:value-type="float" office:value="36319" calcext:value-type="float">
            <text:p>36319</text:p>
          </table:table-cell>
          <table:table-cell office:value-type="float" office:value="5348.7" calcext:value-type="float">
            <text:p>5348.7</text:p>
          </table:table-cell>
          <table:table-cell office:value-type="float" office:value="-940.22" calcext:value-type="float">
            <text:p>-940.22</text:p>
          </table:table-cell>
          <table:table-cell office:value-type="float" office:value="36319" calcext:value-type="float">
            <text:p>36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69" calcext:value-type="float">
            <text:p>24.69</text:p>
          </table:table-cell>
          <table:table-cell office:value-type="float" office:value="1.1196" calcext:value-type="float">
            <text:p>1.1196</text:p>
          </table:table-cell>
          <table:table-cell office:value-type="float" office:value="25" calcext:value-type="float">
            <text:p>25</text:p>
          </table:table-cell>
          <table:table-cell office:value-type="float" office:value="9.0296" calcext:value-type="float">
            <text:p>9.0296</text:p>
          </table:table-cell>
          <table:table-cell office:value-type="float" office:value="-9976.7" calcext:value-type="float">
            <text:p>-9976.7</text:p>
          </table:table-cell>
          <table:table-cell office:value-type="float" office:value="13200" calcext:value-type="float">
            <text:p>13200</text:p>
          </table:table-cell>
          <table:table-cell office:value-type="float" office:value="1900.1" calcext:value-type="float">
            <text:p>1900.1</text:p>
          </table:table-cell>
          <table:table-cell office:value-type="float" office:value="0.051596" calcext:value-type="float">
            <text:p>0.051596</text:p>
          </table:table-cell>
          <table:table-cell office:value-type="float" office:value="-0.2486" calcext:value-type="float">
            <text:p>-0.2486</text:p>
          </table:table-cell>
          <table:table-cell office:value-type="float" office:value="-0.017717" calcext:value-type="float">
            <text:p>-0.017717</text:p>
          </table:table-cell>
          <table:table-cell office:value-type="float" office:value="0" calcext:value-type="float">
            <text:p>0</text:p>
          </table:table-cell>
          <table:table-cell office:value-type="float" office:value="3229" calcext:value-type="float">
            <text:p>3229</text:p>
          </table:table-cell>
          <table:table-cell office:value-type="float" office:value="0.42387" calcext:value-type="float">
            <text:p>0.42387</text:p>
          </table:table-cell>
          <table:table-cell office:value-type="float" office:value="1.0078" calcext:value-type="float">
            <text:p>1.0078</text:p>
          </table:table-cell>
          <table:table-cell office:value-type="float" office:value="0.080194" calcext:value-type="float">
            <text:p>0.08019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299]-([$Sheet2.$B$2]*[.B299]+[$Sheet2.$B$3]))^2" office:value-type="float" office:value="0.0000238276439377209" calcext:value-type="float">
            <text:p>2.38276439377209E-05</text:p>
          </table:table-cell>
          <table:table-cell table:formula="of:=([.F299]-([$Sheet2.$B$7] +[$Sheet2.$B$8] * ([.B299] - [$Sheet2.$B$9])^2))^2" office:value-type="float" office:value="0.0000527015610430798" calcext:value-type="float">
            <text:p>5.27015610430798E-05</text:p>
          </table:table-cell>
          <table:table-cell table:formula="of:=([.X299]-([.AE299]^2*([$Sheet2.$B$13]*([.B299] -[$Sheet2.$B$14])^2 +[$Sheet2.$B$15]*([.B299]-[$Sheet2.$B$14]) +[$Sheet2.$B$16])    ))^2" office:value-type="float" office:value="19.152195021362" calcext:value-type="float">
            <text:p>19.152195021362</text:p>
          </table:table-cell>
          <table:table-cell table:formula="of:=([.AG299]-([.AE299]^2*([$Sheet2.$B$20]*([.B299] -[$Sheet2.$B$21])^2 + [$Sheet2.$B$22]*([.B299]-[$Sheet2.$B$21]) + [$Sheet2.$B$23])    ))^2" office:value-type="float" office:value="36.8189328105848" calcext:value-type="float">
            <text:p>36.8189328105848</text:p>
          </table:table-cell>
          <table:table-cell table:formula="of:=([.AH299]-([.AE299]^2*([$Sheet2.$B$27]*([.B299] -[$Sheet2.$B$28])^2 +[$Sheet2.$B$29]*([.B299]-[$Sheet2.$B$28]) +[$Sheet2.$B$30])    ))^2" office:value-type="float" office:value="185.215988424009" calcext:value-type="float">
            <text:p>185.215988424009</text:p>
          </table:table-cell>
          <table:table-cell table:formula="of:=([.AI299]-([.AE299]^2*([$Sheet2.$B$34]*([.B299] - [$Sheet2.$B$35])^2 +[$Sheet2.$B$36]*([.B299]-[$Sheet2.$B$35]) +[$Sheet2.$B$37])    ))^2" office:value-type="float" office:value="192.305965568458" calcext:value-type="float">
            <text:p>192.305965568458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81" calcext:value-type="float">
            <text:p>1.6081</text:p>
          </table:table-cell>
          <table:table-cell office:value-type="float" office:value="0.26567" calcext:value-type="float">
            <text:p>0.26567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24602" calcext:value-type="float">
            <text:p>0.24602</text:p>
          </table:table-cell>
          <table:table-cell office:value-type="float" office:value="-0.043019" calcext:value-type="float">
            <text:p>-0.043019</text:p>
          </table:table-cell>
          <table:table-cell office:value-type="float" office:value="3.7802" calcext:value-type="float">
            <text:p>3.7802</text:p>
          </table:table-cell>
          <table:table-cell office:value-type="float" office:value="-0.12927" calcext:value-type="float">
            <text:p>-0.12927</text:p>
          </table:table-cell>
          <table:table-cell office:value-type="float" office:value="3.9095" calcext:value-type="float">
            <text:p>3.9095</text:p>
          </table:table-cell>
          <table:table-cell office:value-type="float" office:value="0.88665" calcext:value-type="float">
            <text:p>0.88665</text:p>
          </table:table-cell>
          <table:table-cell office:value-type="float" office:value="-0.17488" calcext:value-type="float">
            <text:p>-0.17488</text:p>
          </table:table-cell>
          <table:table-cell office:value-type="float" office:value="-0.010171" calcext:value-type="float">
            <text:p>-0.010171</text:p>
          </table:table-cell>
          <table:table-cell office:value-type="float" office:value="-0.16471" calcext:value-type="float">
            <text:p>-0.16471</text:p>
          </table:table-cell>
          <table:table-cell office:value-type="float" office:value="6.0529" calcext:value-type="float">
            <text:p>6.0529</text:p>
          </table:table-cell>
          <table:table-cell office:value-type="float" office:value="7.6756" calcext:value-type="float">
            <text:p>7.6756</text:p>
          </table:table-cell>
          <table:table-cell office:value-type="float" office:value="0.78859" calcext:value-type="float">
            <text:p>0.78859</text:p>
          </table:table-cell>
          <table:table-cell office:value-type="float" office:value="5748.7" calcext:value-type="float">
            <text:p>5748.7</text:p>
          </table:table-cell>
          <table:table-cell office:value-type="float" office:value="-1005.2" calcext:value-type="float">
            <text:p>-1005.2</text:p>
          </table:table-cell>
          <table:table-cell office:value-type="float" office:value="37576" calcext:value-type="float">
            <text:p>37576</text:p>
          </table:table-cell>
          <table:table-cell office:value-type="float" office:value="5748.7" calcext:value-type="float">
            <text:p>5748.7</text:p>
          </table:table-cell>
          <table:table-cell office:value-type="float" office:value="-1005.2" calcext:value-type="float">
            <text:p>-1005.2</text:p>
          </table:table-cell>
          <table:table-cell office:value-type="float" office:value="37576" calcext:value-type="float">
            <text:p>37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666" calcext:value-type="float">
            <text:p>24.666</text:p>
          </table:table-cell>
          <table:table-cell office:value-type="float" office:value="1.1443" calcext:value-type="float">
            <text:p>1.1443</text:p>
          </table:table-cell>
          <table:table-cell office:value-type="float" office:value="25" calcext:value-type="float">
            <text:p>25</text:p>
          </table:table-cell>
          <table:table-cell office:value-type="float" office:value="9.3811" calcext:value-type="float">
            <text:p>9.3811</text:p>
          </table:table-cell>
          <table:table-cell office:value-type="float" office:value="-10359" calcext:value-type="float">
            <text:p>-10359</text:p>
          </table:table-cell>
          <table:table-cell office:value-type="float" office:value="13427" calcext:value-type="float">
            <text:p>13427</text:p>
          </table:table-cell>
          <table:table-cell office:value-type="float" office:value="2043.2" calcext:value-type="float">
            <text:p>2043.2</text:p>
          </table:table-cell>
          <table:table-cell office:value-type="float" office:value="0.050935" calcext:value-type="float">
            <text:p>0.050935</text:p>
          </table:table-cell>
          <table:table-cell office:value-type="float" office:value="-0.24871" calcext:value-type="float">
            <text:p>-0.24871</text:p>
          </table:table-cell>
          <table:table-cell office:value-type="float" office:value="-0.018494" calcext:value-type="float">
            <text:p>-0.018494</text:p>
          </table:table-cell>
          <table:table-cell office:value-type="float" office:value="0" calcext:value-type="float">
            <text:p>0</text:p>
          </table:table-cell>
          <table:table-cell office:value-type="float" office:value="3300.3" calcext:value-type="float">
            <text:p>3300.3</text:p>
          </table:table-cell>
          <table:table-cell office:value-type="float" office:value="0.45511" calcext:value-type="float">
            <text:p>0.45511</text:p>
          </table:table-cell>
          <table:table-cell office:value-type="float" office:value="1.0037" calcext:value-type="float">
            <text:p>1.0037</text:p>
          </table:table-cell>
          <table:table-cell office:value-type="float" office:value="0.081906" calcext:value-type="float">
            <text:p>0.0819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0]-([$Sheet2.$B$2]*[.B300]+[$Sheet2.$B$3]))^2" office:value-type="float" office:value="0.000119214171584516" calcext:value-type="float">
            <text:p>0.000119214171585</text:p>
          </table:table-cell>
          <table:table-cell table:formula="of:=([.F300]-([$Sheet2.$B$7] +[$Sheet2.$B$8] * ([.B300] - [$Sheet2.$B$9])^2))^2" office:value-type="float" office:value="0.0000791392233933415" calcext:value-type="float">
            <text:p>7.91392233933415E-05</text:p>
          </table:table-cell>
          <table:table-cell table:formula="of:=([.X300]-([.AE300]^2*([$Sheet2.$B$13]*([.B300] -[$Sheet2.$B$14])^2 +[$Sheet2.$B$15]*([.B300]-[$Sheet2.$B$14]) +[$Sheet2.$B$16])    ))^2" office:value-type="float" office:value="4.45602665274616" calcext:value-type="float">
            <text:p>4.45602665274616</text:p>
          </table:table-cell>
          <table:table-cell table:formula="of:=([.AG300]-([.AE300]^2*([$Sheet2.$B$20]*([.B300] -[$Sheet2.$B$21])^2 + [$Sheet2.$B$22]*([.B300]-[$Sheet2.$B$21]) + [$Sheet2.$B$23])    ))^2" office:value-type="float" office:value="1338.60493124611" calcext:value-type="float">
            <text:p>1338.60493124611</text:p>
          </table:table-cell>
          <table:table-cell table:formula="of:=([.AH300]-([.AE300]^2*([$Sheet2.$B$27]*([.B300] -[$Sheet2.$B$28])^2 +[$Sheet2.$B$29]*([.B300]-[$Sheet2.$B$28]) +[$Sheet2.$B$30])    ))^2" office:value-type="float" office:value="881.180354740502" calcext:value-type="float">
            <text:p>881.180354740502</text:p>
          </table:table-cell>
          <table:table-cell table:formula="of:=([.AI300]-([.AE300]^2*([$Sheet2.$B$34]*([.B300] - [$Sheet2.$B$35])^2 +[$Sheet2.$B$36]*([.B300]-[$Sheet2.$B$35]) +[$Sheet2.$B$37])    ))^2" office:value-type="float" office:value="417.213029936246" calcext:value-type="float">
            <text:p>417.213029936246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12" calcext:value-type="float">
            <text:p>1.6612</text:p>
          </table:table-cell>
          <table:table-cell office:value-type="float" office:value="0.28513" calcext:value-type="float">
            <text:p>0.28513</text:p>
          </table:table-cell>
          <table:table-cell office:value-type="float" office:value="0.021487" calcext:value-type="float">
            <text:p>0.021487</text:p>
          </table:table-cell>
          <table:table-cell office:value-type="float" office:value="0.26364" calcext:value-type="float">
            <text:p>0.26364</text:p>
          </table:table-cell>
          <table:table-cell office:value-type="float" office:value="-0.045888" calcext:value-type="float">
            <text:p>-0.045888</text:p>
          </table:table-cell>
          <table:table-cell office:value-type="float" office:value="3.8365" calcext:value-type="float">
            <text:p>3.8365</text:p>
          </table:table-cell>
          <table:table-cell office:value-type="float" office:value="-0.14136" calcext:value-type="float">
            <text:p>-0.14136</text:p>
          </table:table-cell>
          <table:table-cell office:value-type="float" office:value="3.9778" calcext:value-type="float">
            <text:p>3.9778</text:p>
          </table:table-cell>
          <table:table-cell office:value-type="float" office:value="0.91927" calcext:value-type="float">
            <text:p>0.91927</text:p>
          </table:table-cell>
          <table:table-cell office:value-type="float" office:value="-0.18765" calcext:value-type="float">
            <text:p>-0.18765</text:p>
          </table:table-cell>
          <table:table-cell office:value-type="float" office:value="-0.01119" calcext:value-type="float">
            <text:p>-0.01119</text:p>
          </table:table-cell>
          <table:table-cell office:value-type="float" office:value="-0.17646" calcext:value-type="float">
            <text:p>-0.17646</text:p>
          </table:table-cell>
          <table:table-cell office:value-type="float" office:value="5.826" calcext:value-type="float">
            <text:p>5.826</text:p>
          </table:table-cell>
          <table:table-cell office:value-type="float" office:value="7.5089" calcext:value-type="float">
            <text:p>7.5089</text:p>
          </table:table-cell>
          <table:table-cell office:value-type="float" office:value="0.77588" calcext:value-type="float">
            <text:p>0.77588</text:p>
          </table:table-cell>
          <table:table-cell office:value-type="float" office:value="6160.6" calcext:value-type="float">
            <text:p>6160.6</text:p>
          </table:table-cell>
          <table:table-cell office:value-type="float" office:value="-1072.3" calcext:value-type="float">
            <text:p>-1072.3</text:p>
          </table:table-cell>
          <table:table-cell office:value-type="float" office:value="38817" calcext:value-type="float">
            <text:p>38817</text:p>
          </table:table-cell>
          <table:table-cell office:value-type="float" office:value="6160.6" calcext:value-type="float">
            <text:p>6160.6</text:p>
          </table:table-cell>
          <table:table-cell office:value-type="float" office:value="-1072.3" calcext:value-type="float">
            <text:p>-1072.3</text:p>
          </table:table-cell>
          <table:table-cell office:value-type="float" office:value="38817" calcext:value-type="float">
            <text:p>388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64" calcext:value-type="float">
            <text:p>24.64</text:p>
          </table:table-cell>
          <table:table-cell office:value-type="float" office:value="1.1697" calcext:value-type="float">
            <text:p>1.1697</text:p>
          </table:table-cell>
          <table:table-cell office:value-type="float" office:value="25" calcext:value-type="float">
            <text:p>25</text:p>
          </table:table-cell>
          <table:table-cell office:value-type="float" office:value="9.7397" calcext:value-type="float">
            <text:p>9.7397</text:p>
          </table:table-cell>
          <table:table-cell office:value-type="float" office:value="-10740" calcext:value-type="float">
            <text:p>-10740</text:p>
          </table:table-cell>
          <table:table-cell office:value-type="float" office:value="13626" calcext:value-type="float">
            <text:p>13626</text:p>
          </table:table-cell>
          <table:table-cell office:value-type="float" office:value="2192.4" calcext:value-type="float">
            <text:p>2192.4</text:p>
          </table:table-cell>
          <table:table-cell office:value-type="float" office:value="0.050267" calcext:value-type="float">
            <text:p>0.050267</text:p>
          </table:table-cell>
          <table:table-cell office:value-type="float" office:value="-0.24882" calcext:value-type="float">
            <text:p>-0.24882</text:p>
          </table:table-cell>
          <table:table-cell office:value-type="float" office:value="-0.019253" calcext:value-type="float">
            <text:p>-0.019253</text:p>
          </table:table-cell>
          <table:table-cell office:value-type="float" office:value="0" calcext:value-type="float">
            <text:p>0</text:p>
          </table:table-cell>
          <table:table-cell office:value-type="float" office:value="3373.6" calcext:value-type="float">
            <text:p>3373.6</text:p>
          </table:table-cell>
          <table:table-cell office:value-type="float" office:value="0.48721" calcext:value-type="float">
            <text:p>0.48721</text:p>
          </table:table-cell>
          <table:table-cell office:value-type="float" office:value="0.99949" calcext:value-type="float">
            <text:p>0.99949</text:p>
          </table:table-cell>
          <table:table-cell office:value-type="float" office:value="0.083502" calcext:value-type="float">
            <text:p>0.0835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1]-([$Sheet2.$B$2]*[.B301]+[$Sheet2.$B$3]))^2" office:value-type="float" office:value="0.000311723449696399" calcext:value-type="float">
            <text:p>0.000311723449696</text:p>
          </table:table-cell>
          <table:table-cell table:formula="of:=([.F301]-([$Sheet2.$B$7] +[$Sheet2.$B$8] * ([.B301] - [$Sheet2.$B$9])^2))^2" office:value-type="float" office:value="0.000111170210330543" calcext:value-type="float">
            <text:p>0.000111170210331</text:p>
          </table:table-cell>
          <table:table-cell table:formula="of:=([.X301]-([.AE301]^2*([$Sheet2.$B$13]*([.B301] -[$Sheet2.$B$14])^2 +[$Sheet2.$B$15]*([.B301]-[$Sheet2.$B$14]) +[$Sheet2.$B$16])    ))^2" office:value-type="float" office:value="0.378529346252017" calcext:value-type="float">
            <text:p>0.378529346252017</text:p>
          </table:table-cell>
          <table:table-cell table:formula="of:=([.AG301]-([.AE301]^2*([$Sheet2.$B$20]*([.B301] -[$Sheet2.$B$21])^2 + [$Sheet2.$B$22]*([.B301]-[$Sheet2.$B$21]) + [$Sheet2.$B$23])    ))^2" office:value-type="float" office:value="5026.0528801299" calcext:value-type="float">
            <text:p>5026.0528801299</text:p>
          </table:table-cell>
          <table:table-cell table:formula="of:=([.AH301]-([.AE301]^2*([$Sheet2.$B$27]*([.B301] -[$Sheet2.$B$28])^2 +[$Sheet2.$B$29]*([.B301]-[$Sheet2.$B$28]) +[$Sheet2.$B$30])    ))^2" office:value-type="float" office:value="6839.73388503115" calcext:value-type="float">
            <text:p>6839.73388503115</text:p>
          </table:table-cell>
          <table:table-cell table:formula="of:=([.AI301]-([.AE301]^2*([$Sheet2.$B$34]*([.B301] - [$Sheet2.$B$35])^2 +[$Sheet2.$B$36]*([.B301]-[$Sheet2.$B$35]) +[$Sheet2.$B$37])    ))^2" office:value-type="float" office:value="714.803507004194" calcext:value-type="float">
            <text:p>714.803507004194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36" calcext:value-type="float">
            <text:p>1.7136</text:p>
          </table:table-cell>
          <table:table-cell office:value-type="float" office:value="0.30549" calcext:value-type="float">
            <text:p>0.30549</text:p>
          </table:table-cell>
          <table:table-cell office:value-type="float" office:value="0.023722" calcext:value-type="float">
            <text:p>0.023722</text:p>
          </table:table-cell>
          <table:table-cell office:value-type="float" office:value="0.28176" calcext:value-type="float">
            <text:p>0.28176</text:p>
          </table:table-cell>
          <table:table-cell office:value-type="float" office:value="-0.048841" calcext:value-type="float">
            <text:p>-0.048841</text:p>
          </table:table-cell>
          <table:table-cell office:value-type="float" office:value="3.8846" calcext:value-type="float">
            <text:p>3.8846</text:p>
          </table:table-cell>
          <table:table-cell office:value-type="float" office:value="-0.15607" calcext:value-type="float">
            <text:p>-0.15607</text:p>
          </table:table-cell>
          <table:table-cell office:value-type="float" office:value="4.0406" calcext:value-type="float">
            <text:p>4.0406</text:p>
          </table:table-cell>
          <table:table-cell office:value-type="float" office:value="0.95177" calcext:value-type="float">
            <text:p>0.95177</text:p>
          </table:table-cell>
          <table:table-cell office:value-type="float" office:value="-0.20101" calcext:value-type="float">
            <text:p>-0.20101</text:p>
          </table:table-cell>
          <table:table-cell office:value-type="float" office:value="-0.012446" calcext:value-type="float">
            <text:p>-0.012446</text:p>
          </table:table-cell>
          <table:table-cell office:value-type="float" office:value="-0.18856" calcext:value-type="float">
            <text:p>-0.18856</text:p>
          </table:table-cell>
          <table:table-cell office:value-type="float" office:value="5.6094" calcext:value-type="float">
            <text:p>5.6094</text:p>
          </table:table-cell>
          <table:table-cell office:value-type="float" office:value="7.343" calcext:value-type="float">
            <text:p>7.343</text:p>
          </table:table-cell>
          <table:table-cell office:value-type="float" office:value="0.76392" calcext:value-type="float">
            <text:p>0.76392</text:p>
          </table:table-cell>
          <table:table-cell office:value-type="float" office:value="6584" calcext:value-type="float">
            <text:p>6584</text:p>
          </table:table-cell>
          <table:table-cell office:value-type="float" office:value="-1141.3" calcext:value-type="float">
            <text:p>-1141.3</text:p>
          </table:table-cell>
          <table:table-cell office:value-type="float" office:value="40042" calcext:value-type="float">
            <text:p>40042</text:p>
          </table:table-cell>
          <table:table-cell office:value-type="float" office:value="6584" calcext:value-type="float">
            <text:p>6584</text:p>
          </table:table-cell>
          <table:table-cell office:value-type="float" office:value="-1141.3" calcext:value-type="float">
            <text:p>-1141.3</text:p>
          </table:table-cell>
          <table:table-cell office:value-type="float" office:value="40042" calcext:value-type="float">
            <text:p>4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612" calcext:value-type="float">
            <text:p>24.612</text:p>
          </table:table-cell>
          <table:table-cell office:value-type="float" office:value="1.1961" calcext:value-type="float">
            <text:p>1.1961</text:p>
          </table:table-cell>
          <table:table-cell office:value-type="float" office:value="25" calcext:value-type="float">
            <text:p>25</text:p>
          </table:table-cell>
          <table:table-cell office:value-type="float" office:value="10.108" calcext:value-type="float">
            <text:p>10.108</text:p>
          </table:table-cell>
          <table:table-cell office:value-type="float" office:value="-11120" calcext:value-type="float">
            <text:p>-11120</text:p>
          </table:table-cell>
          <table:table-cell office:value-type="float" office:value="13797" calcext:value-type="float">
            <text:p>13797</text:p>
          </table:table-cell>
          <table:table-cell office:value-type="float" office:value="2348.5" calcext:value-type="float">
            <text:p>2348.5</text:p>
          </table:table-cell>
          <table:table-cell office:value-type="float" office:value="0.049593" calcext:value-type="float">
            <text:p>0.049593</text:p>
          </table:table-cell>
          <table:table-cell office:value-type="float" office:value="-0.24893" calcext:value-type="float">
            <text:p>-0.24893</text:p>
          </table:table-cell>
          <table:table-cell office:value-type="float" office:value="-0.019993" calcext:value-type="float">
            <text:p>-0.019993</text:p>
          </table:table-cell>
          <table:table-cell office:value-type="float" office:value="0" calcext:value-type="float">
            <text:p>0</text:p>
          </table:table-cell>
          <table:table-cell office:value-type="float" office:value="3449.8" calcext:value-type="float">
            <text:p>3449.8</text:p>
          </table:table-cell>
          <table:table-cell office:value-type="float" office:value="0.52011" calcext:value-type="float">
            <text:p>0.52011</text:p>
          </table:table-cell>
          <table:table-cell office:value-type="float" office:value="0.99518" calcext:value-type="float">
            <text:p>0.99518</text:p>
          </table:table-cell>
          <table:table-cell office:value-type="float" office:value="0.084982" calcext:value-type="float">
            <text:p>0.0849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2]-([$Sheet2.$B$2]*[.B302]+[$Sheet2.$B$3]))^2" office:value-type="float" office:value="0.000629651581639016" calcext:value-type="float">
            <text:p>0.000629651581639</text:p>
          </table:table-cell>
          <table:table-cell table:formula="of:=([.F302]-([$Sheet2.$B$7] +[$Sheet2.$B$8] * ([.B302] - [$Sheet2.$B$9])^2))^2" office:value-type="float" office:value="0.0001462334135917" calcext:value-type="float">
            <text:p>0.000146233413592</text:p>
          </table:table-cell>
          <table:table-cell table:formula="of:=([.X302]-([.AE302]^2*([$Sheet2.$B$13]*([.B302] -[$Sheet2.$B$14])^2 +[$Sheet2.$B$15]*([.B302]-[$Sheet2.$B$14]) +[$Sheet2.$B$16])    ))^2" office:value-type="float" office:value="16.1781806394167" calcext:value-type="float">
            <text:p>16.1781806394167</text:p>
          </table:table-cell>
          <table:table-cell table:formula="of:=([.AG302]-([.AE302]^2*([$Sheet2.$B$20]*([.B302] -[$Sheet2.$B$21])^2 + [$Sheet2.$B$22]*([.B302]-[$Sheet2.$B$21]) + [$Sheet2.$B$23])    ))^2" office:value-type="float" office:value="11813.7315533858" calcext:value-type="float">
            <text:p>11813.7315533858</text:p>
          </table:table-cell>
          <table:table-cell table:formula="of:=([.AH302]-([.AE302]^2*([$Sheet2.$B$27]*([.B302] -[$Sheet2.$B$28])^2 +[$Sheet2.$B$29]*([.B302]-[$Sheet2.$B$28]) +[$Sheet2.$B$30])    ))^2" office:value-type="float" office:value="21154.1306317156" calcext:value-type="float">
            <text:p>21154.1306317156</text:p>
          </table:table-cell>
          <table:table-cell table:formula="of:=([.AI302]-([.AE302]^2*([$Sheet2.$B$34]*([.B302] - [$Sheet2.$B$35])^2 +[$Sheet2.$B$36]*([.B302]-[$Sheet2.$B$35]) +[$Sheet2.$B$37])    ))^2" office:value-type="float" office:value="1023.83944610054" calcext:value-type="float">
            <text:p>1023.83944610054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53" calcext:value-type="float">
            <text:p>1.7653</text:p>
          </table:table-cell>
          <table:table-cell office:value-type="float" office:value="0.32697" calcext:value-type="float">
            <text:p>0.32697</text:p>
          </table:table-cell>
          <table:table-cell office:value-type="float" office:value="0.026614" calcext:value-type="float">
            <text:p>0.026614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-0.051875" calcext:value-type="float">
            <text:p>-0.051875</text:p>
          </table:table-cell>
          <table:table-cell office:value-type="float" office:value="3.9228" calcext:value-type="float">
            <text:p>3.9228</text:p>
          </table:table-cell>
          <table:table-cell office:value-type="float" office:value="-0.17509" calcext:value-type="float">
            <text:p>-0.17509</text:p>
          </table:table-cell>
          <table:table-cell office:value-type="float" office:value="4.0979" calcext:value-type="float">
            <text:p>4.0979</text:p>
          </table:table-cell>
          <table:table-cell office:value-type="float" office:value="0.98411" calcext:value-type="float">
            <text:p>0.98411</text:p>
          </table:table-cell>
          <table:table-cell office:value-type="float" office:value="-0.21509" calcext:value-type="float">
            <text:p>-0.21509</text:p>
          </table:table-cell>
          <table:table-cell office:value-type="float" office:value="-0.014087" calcext:value-type="float">
            <text:p>-0.014087</text:p>
          </table:table-cell>
          <table:table-cell office:value-type="float" office:value="-0.20101" calcext:value-type="float">
            <text:p>-0.20101</text:p>
          </table:table-cell>
          <table:table-cell office:value-type="float" office:value="5.399" calcext:value-type="float">
            <text:p>5.399</text:p>
          </table:table-cell>
          <table:table-cell office:value-type="float" office:value="7.1734" calcext:value-type="float">
            <text:p>7.1734</text:p>
          </table:table-cell>
          <table:table-cell office:value-type="float" office:value="0.75264" calcext:value-type="float">
            <text:p>0.75264</text:p>
          </table:table-cell>
          <table:table-cell office:value-type="float" office:value="7018.5" calcext:value-type="float">
            <text:p>7018.5</text:p>
          </table:table-cell>
          <table:table-cell office:value-type="float" office:value="-1212.2" calcext:value-type="float">
            <text:p>-1212.2</text:p>
          </table:table-cell>
          <table:table-cell office:value-type="float" office:value="41251" calcext:value-type="float">
            <text:p>41251</text:p>
          </table:table-cell>
          <table:table-cell office:value-type="float" office:value="7018.5" calcext:value-type="float">
            <text:p>7018.5</text:p>
          </table:table-cell>
          <table:table-cell office:value-type="float" office:value="-1212.2" calcext:value-type="float">
            <text:p>-1212.2</text:p>
          </table:table-cell>
          <table:table-cell office:value-type="float" office:value="41251" calcext:value-type="float">
            <text:p>41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582" calcext:value-type="float">
            <text:p>24.582</text:p>
          </table:table-cell>
          <table:table-cell office:value-type="float" office:value="1.2244" calcext:value-type="float">
            <text:p>1.2244</text:p>
          </table:table-cell>
          <table:table-cell office:value-type="float" office:value="25" calcext:value-type="float">
            <text:p>25</text:p>
          </table:table-cell>
          <table:table-cell office:value-type="float" office:value="10.493" calcext:value-type="float">
            <text:p>10.493</text:p>
          </table:table-cell>
          <table:table-cell office:value-type="float" office:value="-11498" calcext:value-type="float">
            <text:p>-11498</text:p>
          </table:table-cell>
          <table:table-cell office:value-type="float" office:value="13933" calcext:value-type="float">
            <text:p>13933</text:p>
          </table:table-cell>
          <table:table-cell office:value-type="float" office:value="2513.1" calcext:value-type="float">
            <text:p>2513.1</text:p>
          </table:table-cell>
          <table:table-cell office:value-type="float" office:value="0.04891" calcext:value-type="float">
            <text:p>0.04891</text:p>
          </table:table-cell>
          <table:table-cell office:value-type="float" office:value="-0.24905" calcext:value-type="float">
            <text:p>-0.24905</text:p>
          </table:table-cell>
          <table:table-cell office:value-type="float" office:value="-0.020714" calcext:value-type="float">
            <text:p>-0.020714</text:p>
          </table:table-cell>
          <table:table-cell office:value-type="float" office:value="0" calcext:value-type="float">
            <text:p>0</text:p>
          </table:table-cell>
          <table:table-cell office:value-type="float" office:value="3531.3" calcext:value-type="float">
            <text:p>3531.3</text:p>
          </table:table-cell>
          <table:table-cell office:value-type="float" office:value="0.55375" calcext:value-type="float">
            <text:p>0.55375</text:p>
          </table:table-cell>
          <table:table-cell office:value-type="float" office:value="0.99079" calcext:value-type="float">
            <text:p>0.99079</text:p>
          </table:table-cell>
          <table:table-cell office:value-type="float" office:value="0.086342" calcext:value-type="float">
            <text:p>0.0863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3]-([$Sheet2.$B$2]*[.B303]+[$Sheet2.$B$3]))^2" office:value-type="float" office:value="0.00110423467077801" calcext:value-type="float">
            <text:p>0.001104234670778</text:p>
          </table:table-cell>
          <table:table-cell table:formula="of:=([.F303]-([$Sheet2.$B$7] +[$Sheet2.$B$8] * ([.B303] - [$Sheet2.$B$9])^2))^2" office:value-type="float" office:value="0.000177500729330862" calcext:value-type="float">
            <text:p>0.000177500729331</text:p>
          </table:table-cell>
          <table:table-cell table:formula="of:=([.X303]-([.AE303]^2*([$Sheet2.$B$13]*([.B303] -[$Sheet2.$B$14])^2 +[$Sheet2.$B$15]*([.B303]-[$Sheet2.$B$14]) +[$Sheet2.$B$16])    ))^2" office:value-type="float" office:value="65.7714561161286" calcext:value-type="float">
            <text:p>65.7714561161286</text:p>
          </table:table-cell>
          <table:table-cell table:formula="of:=([.AG303]-([.AE303]^2*([$Sheet2.$B$20]*([.B303] -[$Sheet2.$B$21])^2 + [$Sheet2.$B$22]*([.B303]-[$Sheet2.$B$21]) + [$Sheet2.$B$23])    ))^2" office:value-type="float" office:value="22793.7351648581" calcext:value-type="float">
            <text:p>22793.7351648581</text:p>
          </table:table-cell>
          <table:table-cell table:formula="of:=([.AH303]-([.AE303]^2*([$Sheet2.$B$27]*([.B303] -[$Sheet2.$B$28])^2 +[$Sheet2.$B$29]*([.B303]-[$Sheet2.$B$28]) +[$Sheet2.$B$30])    ))^2" office:value-type="float" office:value="50584.6972354594" calcext:value-type="float">
            <text:p>50584.6972354594</text:p>
          </table:table-cell>
          <table:table-cell table:formula="of:=([.AI303]-([.AE303]^2*([$Sheet2.$B$34]*([.B303] - [$Sheet2.$B$35])^2 +[$Sheet2.$B$36]*([.B303]-[$Sheet2.$B$35]) +[$Sheet2.$B$37])    ))^2" office:value-type="float" office:value="1197.91015128124" calcext:value-type="float">
            <text:p>1197.9101512812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63" calcext:value-type="float">
            <text:p>1.8163</text:p>
          </table:table-cell>
          <table:table-cell office:value-type="float" office:value="0.34969" calcext:value-type="float">
            <text:p>0.34969</text:p>
          </table:table-cell>
          <table:table-cell office:value-type="float" office:value="0.030278" calcext:value-type="float">
            <text:p>0.030278</text:p>
          </table:table-cell>
          <table:table-cell office:value-type="float" office:value="0.31941" calcext:value-type="float">
            <text:p>0.31941</text:p>
          </table:table-cell>
          <table:table-cell office:value-type="float" office:value="-0.054989" calcext:value-type="float">
            <text:p>-0.054989</text:p>
          </table:table-cell>
          <table:table-cell office:value-type="float" office:value="3.9504" calcext:value-type="float">
            <text:p>3.9504</text:p>
          </table:table-cell>
          <table:table-cell office:value-type="float" office:value="-0.1992" calcext:value-type="float">
            <text:p>-0.1992</text:p>
          </table:table-cell>
          <table:table-cell office:value-type="float" office:value="4.1496" calcext:value-type="float">
            <text:p>4.1496</text:p>
          </table:table-cell>
          <table:table-cell office:value-type="float" office:value="1.0163" calcext:value-type="float">
            <text:p>1.0163</text:p>
          </table:table-cell>
          <table:table-cell office:value-type="float" office:value="-0.22995" calcext:value-type="float">
            <text:p>-0.22995</text:p>
          </table:table-cell>
          <table:table-cell office:value-type="float" office:value="-0.016164" calcext:value-type="float">
            <text:p>-0.016164</text:p>
          </table:table-cell>
          <table:table-cell office:value-type="float" office:value="-0.21379" calcext:value-type="float">
            <text:p>-0.21379</text:p>
          </table:table-cell>
          <table:table-cell office:value-type="float" office:value="5.1941" calcext:value-type="float">
            <text:p>5.1941</text:p>
          </table:table-cell>
          <table:table-cell office:value-type="float" office:value="7.0002" calcext:value-type="float">
            <text:p>7.0002</text:p>
          </table:table-cell>
          <table:table-cell office:value-type="float" office:value="0.742" calcext:value-type="float">
            <text:p>0.742</text:p>
          </table:table-cell>
          <table:table-cell office:value-type="float" office:value="7463.7" calcext:value-type="float">
            <text:p>7463.7</text:p>
          </table:table-cell>
          <table:table-cell office:value-type="float" office:value="-1284.9" calcext:value-type="float">
            <text:p>-1284.9</text:p>
          </table:table-cell>
          <table:table-cell office:value-type="float" office:value="42443" calcext:value-type="float">
            <text:p>42443</text:p>
          </table:table-cell>
          <table:table-cell office:value-type="float" office:value="7463.7" calcext:value-type="float">
            <text:p>7463.7</text:p>
          </table:table-cell>
          <table:table-cell office:value-type="float" office:value="-1284.9" calcext:value-type="float">
            <text:p>-1284.9</text:p>
          </table:table-cell>
          <table:table-cell office:value-type="float" office:value="42443" calcext:value-type="float">
            <text:p>42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549" calcext:value-type="float">
            <text:p>24.549</text:p>
          </table:table-cell>
          <table:table-cell office:value-type="float" office:value="1.2547" calcext:value-type="float">
            <text:p>1.2547</text:p>
          </table:table-cell>
          <table:table-cell office:value-type="float" office:value="25" calcext:value-type="float">
            <text:p>25</text:p>
          </table:table-cell>
          <table:table-cell office:value-type="float" office:value="10.898" calcext:value-type="float">
            <text:p>10.898</text:p>
          </table:table-cell>
          <table:table-cell office:value-type="float" office:value="-11874" calcext:value-type="float">
            <text:p>-11874</text:p>
          </table:table-cell>
          <table:table-cell office:value-type="float" office:value="14031" calcext:value-type="float">
            <text:p>14031</text:p>
          </table:table-cell>
          <table:table-cell office:value-type="float" office:value="2686.7" calcext:value-type="float">
            <text:p>2686.7</text:p>
          </table:table-cell>
          <table:table-cell office:value-type="float" office:value="0.048219" calcext:value-type="float">
            <text:p>0.048219</text:p>
          </table:table-cell>
          <table:table-cell office:value-type="float" office:value="-0.24917" calcext:value-type="float">
            <text:p>-0.24917</text:p>
          </table:table-cell>
          <table:table-cell office:value-type="float" office:value="-0.021415" calcext:value-type="float">
            <text:p>-0.021415</text:p>
          </table:table-cell>
          <table:table-cell office:value-type="float" office:value="0" calcext:value-type="float">
            <text:p>0</text:p>
          </table:table-cell>
          <table:table-cell office:value-type="float" office:value="3618.7" calcext:value-type="float">
            <text:p>3618.7</text:p>
          </table:table-cell>
          <table:table-cell office:value-type="float" office:value="0.5881" calcext:value-type="float">
            <text:p>0.5881</text:p>
          </table:table-cell>
          <table:table-cell office:value-type="float" office:value="0.98631" calcext:value-type="float">
            <text:p>0.98631</text:p>
          </table:table-cell>
          <table:table-cell office:value-type="float" office:value="0.087581" calcext:value-type="float">
            <text:p>0.0875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4]-([$Sheet2.$B$2]*[.B304]+[$Sheet2.$B$3]))^2" office:value-type="float" office:value="0.00176964882047902" calcext:value-type="float">
            <text:p>0.001769648820479</text:p>
          </table:table-cell>
          <table:table-cell table:formula="of:=([.F304]-([$Sheet2.$B$7] +[$Sheet2.$B$8] * ([.B304] - [$Sheet2.$B$9])^2))^2" office:value-type="float" office:value="0.000199217582000504" calcext:value-type="float">
            <text:p>0.000199217582001</text:p>
          </table:table-cell>
          <table:table-cell table:formula="of:=([.X304]-([.AE304]^2*([$Sheet2.$B$13]*([.B304] -[$Sheet2.$B$14])^2 +[$Sheet2.$B$15]*([.B304]-[$Sheet2.$B$14]) +[$Sheet2.$B$16])    ))^2" office:value-type="float" office:value="168.44134679818" calcext:value-type="float">
            <text:p>168.44134679818</text:p>
          </table:table-cell>
          <table:table-cell table:formula="of:=([.AG304]-([.AE304]^2*([$Sheet2.$B$20]*([.B304] -[$Sheet2.$B$21])^2 + [$Sheet2.$B$22]*([.B304]-[$Sheet2.$B$21]) + [$Sheet2.$B$23])    ))^2" office:value-type="float" office:value="39104.870312936" calcext:value-type="float">
            <text:p>39104.870312936</text:p>
          </table:table-cell>
          <table:table-cell table:formula="of:=([.AH304]-([.AE304]^2*([$Sheet2.$B$27]*([.B304] -[$Sheet2.$B$28])^2 +[$Sheet2.$B$29]*([.B304]-[$Sheet2.$B$28]) +[$Sheet2.$B$30])    ))^2" office:value-type="float" office:value="105040.910969254" calcext:value-type="float">
            <text:p>105040.910969254</text:p>
          </table:table-cell>
          <table:table-cell table:formula="of:=([.AI304]-([.AE304]^2*([$Sheet2.$B$34]*([.B304] - [$Sheet2.$B$35])^2 +[$Sheet2.$B$36]*([.B304]-[$Sheet2.$B$35]) +[$Sheet2.$B$37])    ))^2" office:value-type="float" office:value="1161.16366407422" calcext:value-type="float">
            <text:p>1161.16366407422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66" calcext:value-type="float">
            <text:p>1.8666</text:p>
          </table:table-cell>
          <table:table-cell office:value-type="float" office:value="0.37337" calcext:value-type="float">
            <text:p>0.37337</text:p>
          </table:table-cell>
          <table:table-cell office:value-type="float" office:value="0.034468" calcext:value-type="float">
            <text:p>0.034468</text:p>
          </table:table-cell>
          <table:table-cell office:value-type="float" office:value="0.3389" calcext:value-type="float">
            <text:p>0.3389</text:p>
          </table:table-cell>
          <table:table-cell office:value-type="float" office:value="-0.058181" calcext:value-type="float">
            <text:p>-0.058181</text:p>
          </table:table-cell>
          <table:table-cell office:value-type="float" office:value="3.9692" calcext:value-type="float">
            <text:p>3.9692</text:p>
          </table:table-cell>
          <table:table-cell office:value-type="float" office:value="-0.22677" calcext:value-type="float">
            <text:p>-0.22677</text:p>
          </table:table-cell>
          <table:table-cell office:value-type="float" office:value="4.1959" calcext:value-type="float">
            <text:p>4.1959</text:p>
          </table:table-cell>
          <table:table-cell office:value-type="float" office:value="1.0483" calcext:value-type="float">
            <text:p>1.0483</text:p>
          </table:table-cell>
          <table:table-cell office:value-type="float" office:value="-0.24544" calcext:value-type="float">
            <text:p>-0.24544</text:p>
          </table:table-cell>
          <table:table-cell office:value-type="float" office:value="-0.018545" calcext:value-type="float">
            <text:p>-0.018545</text:p>
          </table:table-cell>
          <table:table-cell office:value-type="float" office:value="-0.22689" calcext:value-type="float">
            <text:p>-0.22689</text:p>
          </table:table-cell>
          <table:table-cell office:value-type="float" office:value="4.9993" calcext:value-type="float">
            <text:p>4.9993</text:p>
          </table:table-cell>
          <table:table-cell office:value-type="float" office:value="6.8302" calcext:value-type="float">
            <text:p>6.8302</text:p>
          </table:table-cell>
          <table:table-cell office:value-type="float" office:value="0.73194" calcext:value-type="float">
            <text:p>0.73194</text:p>
          </table:table-cell>
          <table:table-cell office:value-type="float" office:value="7919.2" calcext:value-type="float">
            <text:p>7919.2</text:p>
          </table:table-cell>
          <table:table-cell office:value-type="float" office:value="-1359.5" calcext:value-type="float">
            <text:p>-1359.5</text:p>
          </table:table-cell>
          <table:table-cell office:value-type="float" office:value="43617" calcext:value-type="float">
            <text:p>43617</text:p>
          </table:table-cell>
          <table:table-cell office:value-type="float" office:value="7919.2" calcext:value-type="float">
            <text:p>7919.2</text:p>
          </table:table-cell>
          <table:table-cell office:value-type="float" office:value="-1359.5" calcext:value-type="float">
            <text:p>-1359.5</text:p>
          </table:table-cell>
          <table:table-cell office:value-type="float" office:value="43617" calcext:value-type="float">
            <text:p>43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514" calcext:value-type="float">
            <text:p>24.514</text:p>
          </table:table-cell>
          <table:table-cell office:value-type="float" office:value="1.2859" calcext:value-type="float">
            <text:p>1.2859</text:p>
          </table:table-cell>
          <table:table-cell office:value-type="float" office:value="25" calcext:value-type="float">
            <text:p>25</text:p>
          </table:table-cell>
          <table:table-cell office:value-type="float" office:value="11.311" calcext:value-type="float">
            <text:p>11.311</text:p>
          </table:table-cell>
          <table:table-cell office:value-type="float" office:value="-12248" calcext:value-type="float">
            <text:p>-12248</text:p>
          </table:table-cell>
          <table:table-cell office:value-type="float" office:value="14098" calcext:value-type="float">
            <text:p>14098</text:p>
          </table:table-cell>
          <table:table-cell office:value-type="float" office:value="2867.6" calcext:value-type="float">
            <text:p>2867.6</text:p>
          </table:table-cell>
          <table:table-cell office:value-type="float" office:value="0.047519" calcext:value-type="float">
            <text:p>0.047519</text:p>
          </table:table-cell>
          <table:table-cell office:value-type="float" office:value="-0.2493" calcext:value-type="float">
            <text:p>-0.2493</text:p>
          </table:table-cell>
          <table:table-cell office:value-type="float" office:value="-0.022097" calcext:value-type="float">
            <text:p>-0.022097</text:p>
          </table:table-cell>
          <table:table-cell office:value-type="float" office:value="0" calcext:value-type="float">
            <text:p>0</text:p>
          </table:table-cell>
          <table:table-cell office:value-type="float" office:value="3708.7" calcext:value-type="float">
            <text:p>3708.7</text:p>
          </table:table-cell>
          <table:table-cell office:value-type="float" office:value="0.6231" calcext:value-type="float">
            <text:p>0.6231</text:p>
          </table:table-cell>
          <table:table-cell office:value-type="float" office:value="0.98174" calcext:value-type="float">
            <text:p>0.98174</text:p>
          </table:table-cell>
          <table:table-cell office:value-type="float" office:value="0.088699" calcext:value-type="float">
            <text:p>0.0886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5]-([$Sheet2.$B$2]*[.B305]+[$Sheet2.$B$3]))^2" office:value-type="float" office:value="0.00266301013410765" calcext:value-type="float">
            <text:p>0.002663010134108</text:p>
          </table:table-cell>
          <table:table-cell table:formula="of:=([.F305]-([$Sheet2.$B$7] +[$Sheet2.$B$8] * ([.B305] - [$Sheet2.$B$9])^2))^2" office:value-type="float" office:value="0.000217480454346738" calcext:value-type="float">
            <text:p>0.000217480454347</text:p>
          </table:table-cell>
          <table:table-cell table:formula="of:=([.X305]-([.AE305]^2*([$Sheet2.$B$13]*([.B305] -[$Sheet2.$B$14])^2 +[$Sheet2.$B$15]*([.B305]-[$Sheet2.$B$14]) +[$Sheet2.$B$16])    ))^2" office:value-type="float" office:value="343.279990257857" calcext:value-type="float">
            <text:p>343.279990257857</text:p>
          </table:table-cell>
          <table:table-cell table:formula="of:=([.AG305]-([.AE305]^2*([$Sheet2.$B$20]*([.B305] -[$Sheet2.$B$21])^2 + [$Sheet2.$B$22]*([.B305]-[$Sheet2.$B$21]) + [$Sheet2.$B$23])    ))^2" office:value-type="float" office:value="62006.8298811247" calcext:value-type="float">
            <text:p>62006.8298811247</text:p>
          </table:table-cell>
          <table:table-cell table:formula="of:=([.AH305]-([.AE305]^2*([$Sheet2.$B$27]*([.B305] -[$Sheet2.$B$28])^2 +[$Sheet2.$B$29]*([.B305]-[$Sheet2.$B$28]) +[$Sheet2.$B$30])    ))^2" office:value-type="float" office:value="190108.035824887" calcext:value-type="float">
            <text:p>190108.035824887</text:p>
          </table:table-cell>
          <table:table-cell table:formula="of:=([.AI305]-([.AE305]^2*([$Sheet2.$B$34]*([.B305] - [$Sheet2.$B$35])^2 +[$Sheet2.$B$36]*([.B305]-[$Sheet2.$B$35]) +[$Sheet2.$B$37])    ))^2" office:value-type="float" office:value="1029.93049529281" calcext:value-type="float">
            <text:p>1029.93049529281</text:p>
          </table:table-cell>
          <table:table-cell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29" calcext:value-type="float">
            <text:p>-1.6329</text:p>
          </table:table-cell>
          <table:table-cell office:value-type="float" office:value="0.36413" calcext:value-type="float">
            <text:p>0.36413</text:p>
          </table:table-cell>
          <table:table-cell office:value-type="float" office:value="0.094696" calcext:value-type="float">
            <text:p>0.094696</text:p>
          </table:table-cell>
          <table:table-cell office:value-type="float" office:value="0.26944" calcext:value-type="float">
            <text:p>0.26944</text:p>
          </table:table-cell>
          <table:table-cell office:value-type="float" office:value="-0.048215" calcext:value-type="float">
            <text:p>-0.048215</text:p>
          </table:table-cell>
          <table:table-cell office:value-type="float" office:value="-8.1054" calcext:value-type="float">
            <text:p>-8.1054</text:p>
          </table:table-cell>
          <table:table-cell office:value-type="float" office:value="-0.623" calcext:value-type="float">
            <text:p>-0.623</text:p>
          </table:table-cell>
          <table:table-cell office:value-type="float" office:value="-7.4824" calcext:value-type="float">
            <text:p>-7.4824</text:p>
          </table:table-cell>
          <table:table-cell office:value-type="float" office:value="-0.71876" calcext:value-type="float">
            <text:p>-0.71876</text:p>
          </table:table-cell>
          <table:table-cell office:value-type="float" office:value="-0.23618" calcext:value-type="float">
            <text:p>-0.23618</text:p>
          </table:table-cell>
          <table:table-cell office:value-type="float" office:value="-0.053722" calcext:value-type="float">
            <text:p>-0.053722</text:p>
          </table:table-cell>
          <table:table-cell office:value-type="float" office:value="-0.18246" calcext:value-type="float">
            <text:p>-0.18246</text:p>
          </table:table-cell>
          <table:table-cell office:value-type="float" office:value="-4.4844" calcext:value-type="float">
            <text:p>-4.4844</text:p>
          </table:table-cell>
          <table:table-cell office:value-type="float" office:value="-5.7304" calcext:value-type="float">
            <text:p>-5.7304</text:p>
          </table:table-cell>
          <table:table-cell office:value-type="float" office:value="-1" calcext:value-type="float">
            <text:p>-1</text:p>
          </table:table-cell>
          <table:table-cell office:value-type="float" office:value="9066.2" calcext:value-type="float">
            <text:p>9066.2</text:p>
          </table:table-cell>
          <table:table-cell office:value-type="float" office:value="-1622.4" calcext:value-type="float">
            <text:p>-1622.4</text:p>
          </table:table-cell>
          <table:table-cell office:value-type="float" office:value="-54946" calcext:value-type="float">
            <text:p>-54946</text:p>
          </table:table-cell>
          <table:table-cell office:value-type="float" office:value="9066.2" calcext:value-type="float">
            <text:p>9066.2</text:p>
          </table:table-cell>
          <table:table-cell office:value-type="float" office:value="-1622.4" calcext:value-type="float">
            <text:p>-1622.4</text:p>
          </table:table-cell>
          <table:table-cell office:value-type="float" office:value="-54946" calcext:value-type="float">
            <text:p>-54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281" calcext:value-type="float">
            <text:p>29.281</text:p>
          </table:table-cell>
          <table:table-cell office:value-type="float" office:value="-1.5327" calcext:value-type="float">
            <text:p>-1.5327</text:p>
          </table:table-cell>
          <table:table-cell office:value-type="float" office:value="30" calcext:value-type="float">
            <text:p>30</text:p>
          </table:table-cell>
          <table:table-cell office:value-type="float" office:value="-12.571" calcext:value-type="float">
            <text:p>-12.571</text:p>
          </table:table-cell>
          <table:table-cell office:value-type="float" office:value="12093" calcext:value-type="float">
            <text:p>12093</text:p>
          </table:table-cell>
          <table:table-cell office:value-type="float" office:value="-41456" calcext:value-type="float">
            <text:p>-41456</text:p>
          </table:table-cell>
          <table:table-cell office:value-type="float" office:value="3973.6" calcext:value-type="float">
            <text:p>3973.6</text:p>
          </table:table-cell>
          <table:table-cell office:value-type="float" office:value="0.040177" calcext:value-type="float">
            <text:p>0.040177</text:p>
          </table:table-cell>
          <table:table-cell office:value-type="float" office:value="-0.24936" calcext:value-type="float">
            <text:p>-0.24936</text:p>
          </table:table-cell>
          <table:table-cell office:value-type="float" office:value="0.021412" calcext:value-type="float">
            <text:p>0.021412</text:p>
          </table:table-cell>
          <table:table-cell office:value-type="float" office:value="0" calcext:value-type="float">
            <text:p>0</text:p>
          </table:table-cell>
          <table:table-cell office:value-type="float" office:value="-4420.5" calcext:value-type="float">
            <text:p>-4420.5</text:p>
          </table:table-cell>
          <table:table-cell office:value-type="float" office:value="0.5917" calcext:value-type="float">
            <text:p>0.5917</text:p>
          </table:table-cell>
          <table:table-cell office:value-type="float" office:value="0.94503" calcext:value-type="float">
            <text:p>0.94503</text:p>
          </table:table-cell>
          <table:table-cell office:value-type="float" office:value="-0.065606" calcext:value-type="float">
            <text:p>-0.0656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6]-([$Sheet2.$B$2]*[.B306]+[$Sheet2.$B$3]))^2" office:value-type="float" office:value="0.00153081934411522" calcext:value-type="float">
            <text:p>0.001530819344115</text:p>
          </table:table-cell>
          <table:table-cell table:formula="of:=([.F306]-([$Sheet2.$B$7] +[$Sheet2.$B$8] * ([.B306] - [$Sheet2.$B$9])^2))^2" office:value-type="float" office:value="0.000273470984267754" calcext:value-type="float">
            <text:p>0.000273470984268</text:p>
          </table:table-cell>
          <table:table-cell table:formula="of:=([.X306]-([.AE306]^2*([$Sheet2.$B$13]*([.B306] -[$Sheet2.$B$14])^2 +[$Sheet2.$B$15]*([.B306]-[$Sheet2.$B$14]) +[$Sheet2.$B$16])    ))^2" office:value-type="float" office:value="223.972579218101" calcext:value-type="float">
            <text:p>223.972579218101</text:p>
          </table:table-cell>
          <table:table-cell table:formula="of:=([.AG306]-([.AE306]^2*([$Sheet2.$B$20]*([.B306] -[$Sheet2.$B$21])^2 + [$Sheet2.$B$22]*([.B306]-[$Sheet2.$B$21]) + [$Sheet2.$B$23])    ))^2" office:value-type="float" office:value="96696.474831226" calcext:value-type="float">
            <text:p>96696.474831226</text:p>
          </table:table-cell>
          <table:table-cell table:formula="of:=([.AH306]-([.AE306]^2*([$Sheet2.$B$27]*([.B306] -[$Sheet2.$B$28])^2 +[$Sheet2.$B$29]*([.B306]-[$Sheet2.$B$28]) +[$Sheet2.$B$30])    ))^2" office:value-type="float" office:value="118849.696456765" calcext:value-type="float">
            <text:p>118849.696456765</text:p>
          </table:table-cell>
          <table:table-cell table:formula="of:=([.AI306]-([.AE306]^2*([$Sheet2.$B$34]*([.B306] - [$Sheet2.$B$35])^2 +[$Sheet2.$B$36]*([.B306]-[$Sheet2.$B$35]) +[$Sheet2.$B$37])    ))^2" office:value-type="float" office:value="116771.543663516" calcext:value-type="float">
            <text:p>116771.543663516</text:p>
          </table:table-cell>
          <table:table-cell/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813" calcext:value-type="float">
            <text:p>-1.5813</text:p>
          </table:table-cell>
          <table:table-cell office:value-type="float" office:value="0.32562" calcext:value-type="float">
            <text:p>0.32562</text:p>
          </table:table-cell>
          <table:table-cell office:value-type="float" office:value="0.073202" calcext:value-type="float">
            <text:p>0.073202</text:p>
          </table:table-cell>
          <table:table-cell office:value-type="float" office:value="0.25241" calcext:value-type="float">
            <text:p>0.25241</text:p>
          </table:table-cell>
          <table:table-cell office:value-type="float" office:value="-0.045299" calcext:value-type="float">
            <text:p>-0.045299</text:p>
          </table:table-cell>
          <table:table-cell office:value-type="float" office:value="-7.6726" calcext:value-type="float">
            <text:p>-7.6726</text:p>
          </table:table-cell>
          <table:table-cell office:value-type="float" office:value="-0.48159" calcext:value-type="float">
            <text:p>-0.48159</text:p>
          </table:table-cell>
          <table:table-cell office:value-type="float" office:value="-7.191" calcext:value-type="float">
            <text:p>-7.191</text:p>
          </table:table-cell>
          <table:table-cell office:value-type="float" office:value="-0.69839" calcext:value-type="float">
            <text:p>-0.69839</text:p>
          </table:table-cell>
          <table:table-cell office:value-type="float" office:value="-0.21233" calcext:value-type="float">
            <text:p>-0.21233</text:p>
          </table:table-cell>
          <table:table-cell office:value-type="float" office:value="-0.041433" calcext:value-type="float">
            <text:p>-0.041433</text:p>
          </table:table-cell>
          <table:table-cell office:value-type="float" office:value="-0.17089" calcext:value-type="float">
            <text:p>-0.17089</text:p>
          </table:table-cell>
          <table:table-cell office:value-type="float" office:value="-4.8563" calcext:value-type="float">
            <text:p>-4.8563</text:p>
          </table:table-cell>
          <table:table-cell office:value-type="float" office:value="-6.1067" calcext:value-type="float">
            <text:p>-6.1067</text:p>
          </table:table-cell>
          <table:table-cell office:value-type="float" office:value="-1" calcext:value-type="float">
            <text:p>-1</text:p>
          </table:table-cell>
          <table:table-cell office:value-type="float" office:value="8493.4" calcext:value-type="float">
            <text:p>8493.4</text:p>
          </table:table-cell>
          <table:table-cell office:value-type="float" office:value="-1524.3" calcext:value-type="float">
            <text:p>-1524.3</text:p>
          </table:table-cell>
          <table:table-cell office:value-type="float" office:value="-53208" calcext:value-type="float">
            <text:p>-53208</text:p>
          </table:table-cell>
          <table:table-cell office:value-type="float" office:value="8493.4" calcext:value-type="float">
            <text:p>8493.4</text:p>
          </table:table-cell>
          <table:table-cell office:value-type="float" office:value="-1524.3" calcext:value-type="float">
            <text:p>-1524.3</text:p>
          </table:table-cell>
          <table:table-cell office:value-type="float" office:value="-53208" calcext:value-type="float">
            <text:p>-53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383" calcext:value-type="float">
            <text:p>29.383</text:p>
          </table:table-cell>
          <table:table-cell office:value-type="float" office:value="-1.4383" calcext:value-type="float">
            <text:p>-1.4383</text:p>
          </table:table-cell>
          <table:table-cell office:value-type="float" office:value="30" calcext:value-type="float">
            <text:p>30</text:p>
          </table:table-cell>
          <table:table-cell office:value-type="float" office:value="-11.636" calcext:value-type="float">
            <text:p>-11.636</text:p>
          </table:table-cell>
          <table:table-cell office:value-type="float" office:value="11750" calcext:value-type="float">
            <text:p>11750</text:p>
          </table:table-cell>
          <table:table-cell office:value-type="float" office:value="-39242" calcext:value-type="float">
            <text:p>-39242</text:p>
          </table:table-cell>
          <table:table-cell office:value-type="float" office:value="3572.3" calcext:value-type="float">
            <text:p>3572.3</text:p>
          </table:table-cell>
          <table:table-cell office:value-type="float" office:value="0.04059" calcext:value-type="float">
            <text:p>0.04059</text:p>
          </table:table-cell>
          <table:table-cell office:value-type="float" office:value="-0.24924" calcext:value-type="float">
            <text:p>-0.2492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" calcext:value-type="float">
            <text:p>0</text:p>
          </table:table-cell>
          <table:table-cell office:value-type="float" office:value="-4148.1" calcext:value-type="float">
            <text:p>-4148.1</text:p>
          </table:table-cell>
          <table:table-cell office:value-type="float" office:value="0.55626" calcext:value-type="float">
            <text:p>0.55626</text:p>
          </table:table-cell>
          <table:table-cell office:value-type="float" office:value="0.94596" calcext:value-type="float">
            <text:p>0.94596</text:p>
          </table:table-cell>
          <table:table-cell office:value-type="float" office:value="-0.064185" calcext:value-type="float">
            <text:p>-0.06418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7]-([$Sheet2.$B$2]*[.B307]+[$Sheet2.$B$3]))^2" office:value-type="float" office:value="0.000954100608004648" calcext:value-type="float">
            <text:p>0.000954100608005</text:p>
          </table:table-cell>
          <table:table-cell table:formula="of:=([.F307]-([$Sheet2.$B$7] +[$Sheet2.$B$8] * ([.B307] - [$Sheet2.$B$9])^2))^2" office:value-type="float" office:value="0.000000977972478346807" calcext:value-type="float">
            <text:p>9.77972478346807E-07</text:p>
          </table:table-cell>
          <table:table-cell table:formula="of:=([.X307]-([.AE307]^2*([$Sheet2.$B$13]*([.B307] -[$Sheet2.$B$14])^2 +[$Sheet2.$B$15]*([.B307]-[$Sheet2.$B$14]) +[$Sheet2.$B$16])    ))^2" office:value-type="float" office:value="84.9562069851888" calcext:value-type="float">
            <text:p>84.9562069851888</text:p>
          </table:table-cell>
          <table:table-cell table:formula="of:=([.AG307]-([.AE307]^2*([$Sheet2.$B$20]*([.B307] -[$Sheet2.$B$21])^2 + [$Sheet2.$B$22]*([.B307]-[$Sheet2.$B$21]) + [$Sheet2.$B$23])    ))^2" office:value-type="float" office:value="64017.2028453593" calcext:value-type="float">
            <text:p>64017.2028453593</text:p>
          </table:table-cell>
          <table:table-cell table:formula="of:=([.AH307]-([.AE307]^2*([$Sheet2.$B$27]*([.B307] -[$Sheet2.$B$28])^2 +[$Sheet2.$B$29]*([.B307]-[$Sheet2.$B$28]) +[$Sheet2.$B$30])    ))^2" office:value-type="float" office:value="3467.09071375805" calcext:value-type="float">
            <text:p>3467.09071375805</text:p>
          </table:table-cell>
          <table:table-cell table:formula="of:=([.AI307]-([.AE307]^2*([$Sheet2.$B$34]*([.B307] - [$Sheet2.$B$35])^2 +[$Sheet2.$B$36]*([.B307]-[$Sheet2.$B$35]) +[$Sheet2.$B$37])    ))^2" office:value-type="float" office:value="32376.9666572401" calcext:value-type="float">
            <text:p>32376.9666572401</text:p>
          </table:table-cell>
          <table:table-cell/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29" calcext:value-type="float">
            <text:p>-1.529</text:p>
          </table:table-cell>
          <table:table-cell office:value-type="float" office:value="0.29348" calcext:value-type="float">
            <text:p>0.29348</text:p>
          </table:table-cell>
          <table:table-cell office:value-type="float" office:value="0.057658" calcext:value-type="float">
            <text:p>0.057658</text:p>
          </table:table-cell>
          <table:table-cell office:value-type="float" office:value="0.23582" calcext:value-type="float">
            <text:p>0.23582</text:p>
          </table:table-cell>
          <table:table-cell office:value-type="float" office:value="-0.042466" calcext:value-type="float">
            <text:p>-0.042466</text:p>
          </table:table-cell>
          <table:table-cell office:value-type="float" office:value="-7.2795" calcext:value-type="float">
            <text:p>-7.2795</text:p>
          </table:table-cell>
          <table:table-cell office:value-type="float" office:value="-0.37933" calcext:value-type="float">
            <text:p>-0.37933</text:p>
          </table:table-cell>
          <table:table-cell office:value-type="float" office:value="-6.9002" calcext:value-type="float">
            <text:p>-6.9002</text:p>
          </table:table-cell>
          <table:table-cell office:value-type="float" office:value="-0.67756" calcext:value-type="float">
            <text:p>-0.67756</text:p>
          </table:table-cell>
          <table:table-cell office:value-type="float" office:value="-0.19228" calcext:value-type="float">
            <text:p>-0.19228</text:p>
          </table:table-cell>
          <table:table-cell office:value-type="float" office:value="-0.032628" calcext:value-type="float">
            <text:p>-0.032628</text:p>
          </table:table-cell>
          <table:table-cell office:value-type="float" office:value="-0.15965" calcext:value-type="float">
            <text:p>-0.15965</text:p>
          </table:table-cell>
          <table:table-cell office:value-type="float" office:value="-5.2097" calcext:value-type="float">
            <text:p>-5.2097</text:p>
          </table:table-cell>
          <table:table-cell office:value-type="float" office:value="-6.4419" calcext:value-type="float">
            <text:p>-6.4419</text:p>
          </table:table-cell>
          <table:table-cell office:value-type="float" office:value="-1" calcext:value-type="float">
            <text:p>-1</text:p>
          </table:table-cell>
          <table:table-cell office:value-type="float" office:value="7935.2" calcext:value-type="float">
            <text:p>7935.2</text:p>
          </table:table-cell>
          <table:table-cell office:value-type="float" office:value="-1428.9" calcext:value-type="float">
            <text:p>-1428.9</text:p>
          </table:table-cell>
          <table:table-cell office:value-type="float" office:value="-51448" calcext:value-type="float">
            <text:p>-51448</text:p>
          </table:table-cell>
          <table:table-cell office:value-type="float" office:value="7935.2" calcext:value-type="float">
            <text:p>7935.2</text:p>
          </table:table-cell>
          <table:table-cell office:value-type="float" office:value="-1428.9" calcext:value-type="float">
            <text:p>-1428.9</text:p>
          </table:table-cell>
          <table:table-cell office:value-type="float" office:value="-51448" calcext:value-type="float">
            <text:p>-51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62" calcext:value-type="float">
            <text:p>29.462</text:p>
          </table:table-cell>
          <table:table-cell office:value-type="float" office:value="-1.3634" calcext:value-type="float">
            <text:p>-1.3634</text:p>
          </table:table-cell>
          <table:table-cell office:value-type="float" office:value="30" calcext:value-type="float">
            <text:p>30</text:p>
          </table:table-cell>
          <table:table-cell office:value-type="float" office:value="-10.866" calcext:value-type="float">
            <text:p>-10.866</text:p>
          </table:table-cell>
          <table:table-cell office:value-type="float" office:value="11399" calcext:value-type="float">
            <text:p>11399</text:p>
          </table:table-cell>
          <table:table-cell office:value-type="float" office:value="-37232" calcext:value-type="float">
            <text:p>-37232</text:p>
          </table:table-cell>
          <table:table-cell office:value-type="float" office:value="3235" calcext:value-type="float">
            <text:p>3235</text:p>
          </table:table-cell>
          <table:table-cell office:value-type="float" office:value="0.040976" calcext:value-type="float">
            <text:p>0.040976</text:p>
          </table:table-cell>
          <table:table-cell office:value-type="float" office:value="-0.24913" calcext:value-type="float">
            <text:p>-0.2491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3932.3" calcext:value-type="float">
            <text:p>-3932.3</text:p>
          </table:table-cell>
          <table:table-cell office:value-type="float" office:value="0.52109" calcext:value-type="float">
            <text:p>0.52109</text:p>
          </table:table-cell>
          <table:table-cell office:value-type="float" office:value="0.94663" calcext:value-type="float">
            <text:p>0.94663</text:p>
          </table:table-cell>
          <table:table-cell office:value-type="float" office:value="-0.062651" calcext:value-type="float">
            <text:p>-0.06265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8]-([$Sheet2.$B$2]*[.B308]+[$Sheet2.$B$3]))^2" office:value-type="float" office:value="0.000545285619876032" calcext:value-type="float">
            <text:p>0.000545285619876</text:p>
          </table:table-cell>
          <table:table-cell table:formula="of:=([.F308]-([$Sheet2.$B$7] +[$Sheet2.$B$8] * ([.B308] - [$Sheet2.$B$9])^2))^2" office:value-type="float" office:value="0.0000808268441108366" calcext:value-type="float">
            <text:p>8.08268441108366E-05</text:p>
          </table:table-cell>
          <table:table-cell table:formula="of:=([.X308]-([.AE308]^2*([$Sheet2.$B$13]*([.B308] -[$Sheet2.$B$14])^2 +[$Sheet2.$B$15]*([.B308]-[$Sheet2.$B$14]) +[$Sheet2.$B$16])    ))^2" office:value-type="float" office:value="20.1148345142999" calcext:value-type="float">
            <text:p>20.1148345142999</text:p>
          </table:table-cell>
          <table:table-cell table:formula="of:=([.AG308]-([.AE308]^2*([$Sheet2.$B$20]*([.B308] -[$Sheet2.$B$21])^2 + [$Sheet2.$B$22]*([.B308]-[$Sheet2.$B$21]) + [$Sheet2.$B$23])    ))^2" office:value-type="float" office:value="39795.5578008049" calcext:value-type="float">
            <text:p>39795.5578008049</text:p>
          </table:table-cell>
          <table:table-cell table:formula="of:=([.AH308]-([.AE308]^2*([$Sheet2.$B$27]*([.B308] -[$Sheet2.$B$28])^2 +[$Sheet2.$B$29]*([.B308]-[$Sheet2.$B$28]) +[$Sheet2.$B$30])    ))^2" office:value-type="float" office:value="81126.6617294181" calcext:value-type="float">
            <text:p>81126.6617294181</text:p>
          </table:table-cell>
          <table:table-cell table:formula="of:=([.AI308]-([.AE308]^2*([$Sheet2.$B$34]*([.B308] - [$Sheet2.$B$35])^2 +[$Sheet2.$B$36]*([.B308]-[$Sheet2.$B$35]) +[$Sheet2.$B$37])    ))^2" office:value-type="float" office:value="5435.68535222658" calcext:value-type="float">
            <text:p>5435.68535222658</text:p>
          </table:table-cell>
          <table:table-cell/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76" calcext:value-type="float">
            <text:p>-1.476</text:p>
          </table:table-cell>
          <table:table-cell office:value-type="float" office:value="0.26278" calcext:value-type="float">
            <text:p>0.26278</text:p>
          </table:table-cell>
          <table:table-cell office:value-type="float" office:value="0.043093" calcext:value-type="float">
            <text:p>0.043093</text:p>
          </table:table-cell>
          <table:table-cell office:value-type="float" office:value="0.21968" calcext:value-type="float">
            <text:p>0.21968</text:p>
          </table:table-cell>
          <table:table-cell office:value-type="float" office:value="-0.039717" calcext:value-type="float">
            <text:p>-0.039717</text:p>
          </table:table-cell>
          <table:table-cell office:value-type="float" office:value="-6.8935" calcext:value-type="float">
            <text:p>-6.8935</text:p>
          </table:table-cell>
          <table:table-cell office:value-type="float" office:value="-0.28351" calcext:value-type="float">
            <text:p>-0.28351</text:p>
          </table:table-cell>
          <table:table-cell office:value-type="float" office:value="-6.61" calcext:value-type="float">
            <text:p>-6.61</text:p>
          </table:table-cell>
          <table:table-cell office:value-type="float" office:value="-0.65626" calcext:value-type="float">
            <text:p>-0.65626</text:p>
          </table:table-cell>
          <table:table-cell office:value-type="float" office:value="-0.17275" calcext:value-type="float">
            <text:p>-0.17275</text:p>
          </table:table-cell>
          <table:table-cell office:value-type="float" office:value="-0.024009" calcext:value-type="float">
            <text:p>-0.024009</text:p>
          </table:table-cell>
          <table:table-cell office:value-type="float" office:value="-0.14874" calcext:value-type="float">
            <text:p>-0.14874</text:p>
          </table:table-cell>
          <table:table-cell office:value-type="float" office:value="-5.617" calcext:value-type="float">
            <text:p>-5.617</text:p>
          </table:table-cell>
          <table:table-cell office:value-type="float" office:value="-6.8241" calcext:value-type="float">
            <text:p>-6.8241</text:p>
          </table:table-cell>
          <table:table-cell office:value-type="float" office:value="-1" calcext:value-type="float">
            <text:p>-1</text:p>
          </table:table-cell>
          <table:table-cell office:value-type="float" office:value="7392" calcext:value-type="float">
            <text:p>7392</text:p>
          </table:table-cell>
          <table:table-cell office:value-type="float" office:value="-1336.4" calcext:value-type="float">
            <text:p>-1336.4</text:p>
          </table:table-cell>
          <table:table-cell office:value-type="float" office:value="-49666" calcext:value-type="float">
            <text:p>-49666</text:p>
          </table:table-cell>
          <table:table-cell office:value-type="float" office:value="7392" calcext:value-type="float">
            <text:p>7392</text:p>
          </table:table-cell>
          <table:table-cell office:value-type="float" office:value="-1336.4" calcext:value-type="float">
            <text:p>-1336.4</text:p>
          </table:table-cell>
          <table:table-cell office:value-type="float" office:value="-49666" calcext:value-type="float">
            <text:p>-49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536" calcext:value-type="float">
            <text:p>29.536</text:p>
          </table:table-cell>
          <table:table-cell office:value-type="float" office:value="-1.2871" calcext:value-type="float">
            <text:p>-1.2871</text:p>
          </table:table-cell>
          <table:table-cell office:value-type="float" office:value="30" calcext:value-type="float">
            <text:p>30</text:p>
          </table:table-cell>
          <table:table-cell office:value-type="float" office:value="-10.095" calcext:value-type="float">
            <text:p>-10.095</text:p>
          </table:table-cell>
          <table:table-cell office:value-type="float" office:value="11041" calcext:value-type="float">
            <text:p>11041</text:p>
          </table:table-cell>
          <table:table-cell office:value-type="float" office:value="-35258" calcext:value-type="float">
            <text:p>-35258</text:p>
          </table:table-cell>
          <table:table-cell office:value-type="float" office:value="2906.4" calcext:value-type="float">
            <text:p>2906.4</text:p>
          </table:table-cell>
          <table:table-cell office:value-type="float" office:value="0.041333" calcext:value-type="float">
            <text:p>0.041333</text:p>
          </table:table-cell>
          <table:table-cell office:value-type="float" office:value="-0.24902" calcext:value-type="float">
            <text:p>-0.24902</text:p>
          </table:table-cell>
          <table:table-cell office:value-type="float" office:value="0.019264" calcext:value-type="float">
            <text:p>0.019264</text:p>
          </table:table-cell>
          <table:table-cell office:value-type="float" office:value="0" calcext:value-type="float">
            <text:p>0</text:p>
          </table:table-cell>
          <table:table-cell office:value-type="float" office:value="-3712.1" calcext:value-type="float">
            <text:p>-3712.1</text:p>
          </table:table-cell>
          <table:table-cell office:value-type="float" office:value="0.48663" calcext:value-type="float">
            <text:p>0.48663</text:p>
          </table:table-cell>
          <table:table-cell office:value-type="float" office:value="0.947" calcext:value-type="float">
            <text:p>0.947</text:p>
          </table:table-cell>
          <table:table-cell office:value-type="float" office:value="-0.061007" calcext:value-type="float">
            <text:p>-0.0610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09]-([$Sheet2.$B$2]*[.B309]+[$Sheet2.$B$3]))^2" office:value-type="float" office:value="0.00027271827636372" calcext:value-type="float">
            <text:p>0.000272718276364</text:p>
          </table:table-cell>
          <table:table-cell table:formula="of:=([.F309]-([$Sheet2.$B$7] +[$Sheet2.$B$8] * ([.B309] - [$Sheet2.$B$9])^2))^2" office:value-type="float" office:value="0.000336023428893736" calcext:value-type="float">
            <text:p>0.000336023428894</text:p>
          </table:table-cell>
          <table:table-cell table:formula="of:=([.X309]-([.AE309]^2*([$Sheet2.$B$13]*([.B309] -[$Sheet2.$B$14])^2 +[$Sheet2.$B$15]*([.B309]-[$Sheet2.$B$14]) +[$Sheet2.$B$16])    ))^2" office:value-type="float" office:value="0.323846847671236" calcext:value-type="float">
            <text:p>0.323846847671236</text:p>
          </table:table-cell>
          <table:table-cell table:formula="of:=([.AG309]-([.AE309]^2*([$Sheet2.$B$20]*([.B309] -[$Sheet2.$B$21])^2 + [$Sheet2.$B$22]*([.B309]-[$Sheet2.$B$21]) + [$Sheet2.$B$23])    ))^2" office:value-type="float" office:value="22313.385155433" calcext:value-type="float">
            <text:p>22313.385155433</text:p>
          </table:table-cell>
          <table:table-cell table:formula="of:=([.AH309]-([.AE309]^2*([$Sheet2.$B$27]*([.B309] -[$Sheet2.$B$28])^2 +[$Sheet2.$B$29]*([.B309]-[$Sheet2.$B$28]) +[$Sheet2.$B$30])    ))^2" office:value-type="float" office:value="251091.59900397" calcext:value-type="float">
            <text:p>251091.59900397</text:p>
          </table:table-cell>
          <table:table-cell table:formula="of:=([.AI309]-([.AE309]^2*([$Sheet2.$B$34]*([.B309] - [$Sheet2.$B$35])^2 +[$Sheet2.$B$36]*([.B309]-[$Sheet2.$B$35]) +[$Sheet2.$B$37])    ))^2" office:value-type="float" office:value="1037.36843838548" calcext:value-type="float">
            <text:p>1037.36843838548</text:p>
          </table:table-cell>
          <table:table-cell/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224" calcext:value-type="float">
            <text:p>-1.4224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029292" calcext:value-type="float">
            <text:p>0.029292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-0.037056" calcext:value-type="float">
            <text:p>-0.037056</text:p>
          </table:table-cell>
          <table:table-cell office:value-type="float" office:value="-6.5135" calcext:value-type="float">
            <text:p>-6.5135</text:p>
          </table:table-cell>
          <table:table-cell office:value-type="float" office:value="-0.19271" calcext:value-type="float">
            <text:p>-0.19271</text:p>
          </table:table-cell>
          <table:table-cell office:value-type="float" office:value="-6.3208" calcext:value-type="float">
            <text:p>-6.3208</text:p>
          </table:table-cell>
          <table:table-cell office:value-type="float" office:value="-0.63452" calcext:value-type="float">
            <text:p>-0.63452</text:p>
          </table:table-cell>
          <table:table-cell office:value-type="float" office:value="-0.15402" calcext:value-type="float">
            <text:p>-0.15402</text:p>
          </table:table-cell>
          <table:table-cell office:value-type="float" office:value="-0.015844" calcext:value-type="float">
            <text:p>-0.015844</text:p>
          </table:table-cell>
          <table:table-cell office:value-type="float" office:value="-0.13817" calcext:value-type="float">
            <text:p>-0.13817</text:p>
          </table:table-cell>
          <table:table-cell office:value-type="float" office:value="-6.0969" calcext:value-type="float">
            <text:p>-6.0969</text:p>
          </table:table-cell>
          <table:table-cell office:value-type="float" office:value="-7.2714" calcext:value-type="float">
            <text:p>-7.2714</text:p>
          </table:table-cell>
          <table:table-cell office:value-type="float" office:value="-1" calcext:value-type="float">
            <text:p>-1</text:p>
          </table:table-cell>
          <table:table-cell office:value-type="float" office:value="6864.5" calcext:value-type="float">
            <text:p>6864.5</text:p>
          </table:table-cell>
          <table:table-cell office:value-type="float" office:value="-1246.9" calcext:value-type="float">
            <text:p>-1246.9</text:p>
          </table:table-cell>
          <table:table-cell office:value-type="float" office:value="-47862" calcext:value-type="float">
            <text:p>-47862</text:p>
          </table:table-cell>
          <table:table-cell office:value-type="float" office:value="6864.5" calcext:value-type="float">
            <text:p>6864.5</text:p>
          </table:table-cell>
          <table:table-cell office:value-type="float" office:value="-1246.9" calcext:value-type="float">
            <text:p>-1246.9</text:p>
          </table:table-cell>
          <table:table-cell office:value-type="float" office:value="-47862" calcext:value-type="float">
            <text:p>-47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604" calcext:value-type="float">
            <text:p>29.604</text:p>
          </table:table-cell>
          <table:table-cell office:value-type="float" office:value="-1.2079" calcext:value-type="float">
            <text:p>-1.2079</text:p>
          </table:table-cell>
          <table:table-cell office:value-type="float" office:value="30" calcext:value-type="float">
            <text:p>30</text:p>
          </table:table-cell>
          <table:table-cell office:value-type="float" office:value="-9.3146" calcext:value-type="float">
            <text:p>-9.3146</text:p>
          </table:table-cell>
          <table:table-cell office:value-type="float" office:value="10675" calcext:value-type="float">
            <text:p>10675</text:p>
          </table:table-cell>
          <table:table-cell office:value-type="float" office:value="-33314" calcext:value-type="float">
            <text:p>-33314</text:p>
          </table:table-cell>
          <table:table-cell office:value-type="float" office:value="2591.2" calcext:value-type="float">
            <text:p>2591.2</text:p>
          </table:table-cell>
          <table:table-cell office:value-type="float" office:value="0.041658" calcext:value-type="float">
            <text:p>0.041658</text:p>
          </table:table-cell>
          <table:table-cell office:value-type="float" office:value="-0.24891" calcext:value-type="float">
            <text:p>-0.24891</text:p>
          </table:table-cell>
          <table:table-cell office:value-type="float" office:value="0.018506" calcext:value-type="float">
            <text:p>0.018506</text:p>
          </table:table-cell>
          <table:table-cell office:value-type="float" office:value="0" calcext:value-type="float">
            <text:p>0</text:p>
          </table:table-cell>
          <table:table-cell office:value-type="float" office:value="-3483.7" calcext:value-type="float">
            <text:p>-3483.7</text:p>
          </table:table-cell>
          <table:table-cell office:value-type="float" office:value="0.45296" calcext:value-type="float">
            <text:p>0.45296</text:p>
          </table:table-cell>
          <table:table-cell office:value-type="float" office:value="0.94704" calcext:value-type="float">
            <text:p>0.94704</text:p>
          </table:table-cell>
          <table:table-cell office:value-type="float" office:value="-0.059254" calcext:value-type="float">
            <text:p>-0.0592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0]-([$Sheet2.$B$2]*[.B310]+[$Sheet2.$B$3]))^2" office:value-type="float" office:value="0.000105617070776455" calcext:value-type="float">
            <text:p>0.000105617070776</text:p>
          </table:table-cell>
          <table:table-cell table:formula="of:=([.F310]-([$Sheet2.$B$7] +[$Sheet2.$B$8] * ([.B310] - [$Sheet2.$B$9])^2))^2" office:value-type="float" office:value="0.000742713765738013" calcext:value-type="float">
            <text:p>0.000742713765738</text:p>
          </table:table-cell>
          <table:table-cell table:formula="of:=([.X310]-([.AE310]^2*([$Sheet2.$B$13]*([.B310] -[$Sheet2.$B$14])^2 +[$Sheet2.$B$15]*([.B310]-[$Sheet2.$B$14]) +[$Sheet2.$B$16])    ))^2" office:value-type="float" office:value="6.91939327297906" calcext:value-type="float">
            <text:p>6.91939327297906</text:p>
          </table:table-cell>
          <table:table-cell table:formula="of:=([.AG310]-([.AE310]^2*([$Sheet2.$B$20]*([.B310] -[$Sheet2.$B$21])^2 + [$Sheet2.$B$22]*([.B310]-[$Sheet2.$B$21]) + [$Sheet2.$B$23])    ))^2" office:value-type="float" office:value="10749.8445959465" calcext:value-type="float">
            <text:p>10749.8445959465</text:p>
          </table:table-cell>
          <table:table-cell table:formula="of:=([.AH310]-([.AE310]^2*([$Sheet2.$B$27]*([.B310] -[$Sheet2.$B$28])^2 +[$Sheet2.$B$29]*([.B310]-[$Sheet2.$B$28]) +[$Sheet2.$B$30])    ))^2" office:value-type="float" office:value="509326.243900959" calcext:value-type="float">
            <text:p>509326.243900959</text:p>
          </table:table-cell>
          <table:table-cell table:formula="of:=([.AI310]-([.AE310]^2*([$Sheet2.$B$34]*([.B310] - [$Sheet2.$B$35])^2 +[$Sheet2.$B$36]*([.B310]-[$Sheet2.$B$35]) +[$Sheet2.$B$37])    ))^2" office:value-type="float" office:value="17734.2244034777" calcext:value-type="float">
            <text:p>17734.2244034777</text:p>
          </table:table-cell>
          <table:table-cell/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682" calcext:value-type="float">
            <text:p>-1.3682</text:p>
          </table:table-cell>
          <table:table-cell office:value-type="float" office:value="0.21195" calcext:value-type="float">
            <text:p>0.21195</text:p>
          </table:table-cell>
          <table:table-cell office:value-type="float" office:value="0.023139" calcext:value-type="float">
            <text:p>0.023139</text:p>
          </table:table-cell>
          <table:table-cell office:value-type="float" office:value="0.18881" calcext:value-type="float">
            <text:p>0.18881</text:p>
          </table:table-cell>
          <table:table-cell office:value-type="float" office:value="-0.034484" calcext:value-type="float">
            <text:p>-0.034484</text:p>
          </table:table-cell>
          <table:table-cell office:value-type="float" office:value="-6.1848" calcext:value-type="float">
            <text:p>-6.1848</text:p>
          </table:table-cell>
          <table:table-cell office:value-type="float" office:value="-0.15223" calcext:value-type="float">
            <text:p>-0.15223</text:p>
          </table:table-cell>
          <table:table-cell office:value-type="float" office:value="-6.0325" calcext:value-type="float">
            <text:p>-6.0325</text:p>
          </table:table-cell>
          <table:table-cell office:value-type="float" office:value="-0.61232" calcext:value-type="float">
            <text:p>-0.61232</text:p>
          </table:table-cell>
          <table:table-cell office:value-type="float" office:value="-0.14007" calcext:value-type="float">
            <text:p>-0.14007</text:p>
          </table:table-cell>
          <table:table-cell office:value-type="float" office:value="-0.012118" calcext:value-type="float">
            <text:p>-0.012118</text:p>
          </table:table-cell>
          <table:table-cell office:value-type="float" office:value="-0.12795" calcext:value-type="float">
            <text:p>-0.12795</text:p>
          </table:table-cell>
          <table:table-cell office:value-type="float" office:value="-6.4551" calcext:value-type="float">
            <text:p>-6.4551</text:p>
          </table:table-cell>
          <table:table-cell office:value-type="float" office:value="-7.5505" calcext:value-type="float">
            <text:p>-7.5505</text:p>
          </table:table-cell>
          <table:table-cell office:value-type="float" office:value="-1" calcext:value-type="float">
            <text:p>-1</text:p>
          </table:table-cell>
          <table:table-cell office:value-type="float" office:value="6353.2" calcext:value-type="float">
            <text:p>6353.2</text:p>
          </table:table-cell>
          <table:table-cell office:value-type="float" office:value="-1160.3" calcext:value-type="float">
            <text:p>-1160.3</text:p>
          </table:table-cell>
          <table:table-cell office:value-type="float" office:value="-46037" calcext:value-type="float">
            <text:p>-46037</text:p>
          </table:table-cell>
          <table:table-cell office:value-type="float" office:value="6353.2" calcext:value-type="float">
            <text:p>6353.2</text:p>
          </table:table-cell>
          <table:table-cell office:value-type="float" office:value="-1160.3" calcext:value-type="float">
            <text:p>-1160.3</text:p>
          </table:table-cell>
          <table:table-cell office:value-type="float" office:value="-46037" calcext:value-type="float">
            <text:p>-46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646" calcext:value-type="float">
            <text:p>29.646</text:p>
          </table:table-cell>
          <table:table-cell office:value-type="float" office:value="-1.1632" calcext:value-type="float">
            <text:p>-1.1632</text:p>
          </table:table-cell>
          <table:table-cell office:value-type="float" office:value="30" calcext:value-type="float">
            <text:p>30</text:p>
          </table:table-cell>
          <table:table-cell office:value-type="float" office:value="-8.806" calcext:value-type="float">
            <text:p>-8.806</text:p>
          </table:table-cell>
          <table:table-cell office:value-type="float" office:value="10302" calcext:value-type="float">
            <text:p>10302</text:p>
          </table:table-cell>
          <table:table-cell office:value-type="float" office:value="-31633" calcext:value-type="float">
            <text:p>-31633</text:p>
          </table:table-cell>
          <table:table-cell office:value-type="float" office:value="2356.6" calcext:value-type="float">
            <text:p>2356.6</text:p>
          </table:table-cell>
          <table:table-cell office:value-type="float" office:value="0.04195" calcext:value-type="float">
            <text:p>0.04195</text:p>
          </table:table-cell>
          <table:table-cell office:value-type="float" office:value="-0.24881" calcext:value-type="float">
            <text:p>-0.24881</text:p>
          </table:table-cell>
          <table:table-cell office:value-type="float" office:value="0.017727" calcext:value-type="float">
            <text:p>0.017727</text:p>
          </table:table-cell>
          <table:table-cell office:value-type="float" office:value="0" calcext:value-type="float">
            <text:p>0</text:p>
          </table:table-cell>
          <table:table-cell office:value-type="float" office:value="-3355" calcext:value-type="float">
            <text:p>-3355</text:p>
          </table:table-cell>
          <table:table-cell office:value-type="float" office:value="0.41981" calcext:value-type="float">
            <text:p>0.41981</text:p>
          </table:table-cell>
          <table:table-cell office:value-type="float" office:value="0.94671" calcext:value-type="float">
            <text:p>0.94671</text:p>
          </table:table-cell>
          <table:table-cell office:value-type="float" office:value="-0.057394" calcext:value-type="float">
            <text:p>-0.05739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1]-([$Sheet2.$B$2]*[.B311]+[$Sheet2.$B$3]))^2" office:value-type="float" office:value="0.0000215282002294003" calcext:value-type="float">
            <text:p>2.15282002294003E-05</text:p>
          </table:table-cell>
          <table:table-cell table:formula="of:=([.F311]-([$Sheet2.$B$7] +[$Sheet2.$B$8] * ([.B311] - [$Sheet2.$B$9])^2))^2" office:value-type="float" office:value="0.000832084543728063" calcext:value-type="float">
            <text:p>0.000832084543728</text:p>
          </table:table-cell>
          <table:table-cell table:formula="of:=([.X311]-([.AE311]^2*([$Sheet2.$B$13]*([.B311] -[$Sheet2.$B$14])^2 +[$Sheet2.$B$15]*([.B311]-[$Sheet2.$B$14]) +[$Sheet2.$B$16])    ))^2" office:value-type="float" office:value="25.1371046658892" calcext:value-type="float">
            <text:p>25.1371046658892</text:p>
          </table:table-cell>
          <table:table-cell table:formula="of:=([.AG311]-([.AE311]^2*([$Sheet2.$B$20]*([.B311] -[$Sheet2.$B$21])^2 + [$Sheet2.$B$22]*([.B311]-[$Sheet2.$B$21]) + [$Sheet2.$B$23])    ))^2" office:value-type="float" office:value="3770.28491176664" calcext:value-type="float">
            <text:p>3770.28491176664</text:p>
          </table:table-cell>
          <table:table-cell table:formula="of:=([.AH311]-([.AE311]^2*([$Sheet2.$B$27]*([.B311] -[$Sheet2.$B$28])^2 +[$Sheet2.$B$29]*([.B311]-[$Sheet2.$B$28]) +[$Sheet2.$B$30])    ))^2" office:value-type="float" office:value="475505.522201479" calcext:value-type="float">
            <text:p>475505.522201479</text:p>
          </table:table-cell>
          <table:table-cell table:formula="of:=([.AI311]-([.AE311]^2*([$Sheet2.$B$34]*([.B311] - [$Sheet2.$B$35])^2 +[$Sheet2.$B$36]*([.B311]-[$Sheet2.$B$35]) +[$Sheet2.$B$37])    ))^2" office:value-type="float" office:value="26230.3969996172" calcext:value-type="float">
            <text:p>26230.3969996172</text:p>
          </table:table-cell>
          <table:table-cell/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133" calcext:value-type="float">
            <text:p>-1.3133</text:p>
          </table:table-cell>
          <table:table-cell office:value-type="float" office:value="0.19442" calcext:value-type="float">
            <text:p>0.19442</text:p>
          </table:table-cell>
          <table:table-cell office:value-type="float" office:value="0.020306" calcext:value-type="float">
            <text:p>0.020306</text:p>
          </table:table-cell>
          <table:table-cell office:value-type="float" office:value="0.17411" calcext:value-type="float">
            <text:p>0.17411</text:p>
          </table:table-cell>
          <table:table-cell office:value-type="float" office:value="-0.032003" calcext:value-type="float">
            <text:p>-0.032003</text:p>
          </table:table-cell>
          <table:table-cell office:value-type="float" office:value="-5.8791" calcext:value-type="float">
            <text:p>-5.8791</text:p>
          </table:table-cell>
          <table:table-cell office:value-type="float" office:value="-0.13359" calcext:value-type="float">
            <text:p>-0.13359</text:p>
          </table:table-cell>
          <table:table-cell office:value-type="float" office:value="-5.7455" calcext:value-type="float">
            <text:p>-5.7455</text:p>
          </table:table-cell>
          <table:table-cell office:value-type="float" office:value="-0.58968" calcext:value-type="float">
            <text:p>-0.58968</text:p>
          </table:table-cell>
          <table:table-cell office:value-type="float" office:value="-0.12857" calcext:value-type="float">
            <text:p>-0.12857</text:p>
          </table:table-cell>
          <table:table-cell office:value-type="float" office:value="-0.010482" calcext:value-type="float">
            <text:p>-0.010482</text:p>
          </table:table-cell>
          <table:table-cell office:value-type="float" office:value="-0.11809" calcext:value-type="float">
            <text:p>-0.11809</text:p>
          </table:table-cell>
          <table:table-cell office:value-type="float" office:value="-6.7552" calcext:value-type="float">
            <text:p>-6.7552</text:p>
          </table:table-cell>
          <table:table-cell office:value-type="float" office:value="-7.7414" calcext:value-type="float">
            <text:p>-7.7414</text:p>
          </table:table-cell>
          <table:table-cell office:value-type="float" office:value="-1" calcext:value-type="float">
            <text:p>-1</text:p>
          </table:table-cell>
          <table:table-cell office:value-type="float" office:value="5858.6" calcext:value-type="float">
            <text:p>5858.6</text:p>
          </table:table-cell>
          <table:table-cell office:value-type="float" office:value="-1076.9" calcext:value-type="float">
            <text:p>-1076.9</text:p>
          </table:table-cell>
          <table:table-cell office:value-type="float" office:value="-44192" calcext:value-type="float">
            <text:p>-44192</text:p>
          </table:table-cell>
          <table:table-cell office:value-type="float" office:value="5858.6" calcext:value-type="float">
            <text:p>5858.6</text:p>
          </table:table-cell>
          <table:table-cell office:value-type="float" office:value="-1076.9" calcext:value-type="float">
            <text:p>-1076.9</text:p>
          </table:table-cell>
          <table:table-cell office:value-type="float" office:value="-44192" calcext:value-type="float">
            <text:p>-44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677" calcext:value-type="float">
            <text:p>29.677</text:p>
          </table:table-cell>
          <table:table-cell office:value-type="float" office:value="-1.1346" calcext:value-type="float">
            <text:p>-1.1346</text:p>
          </table:table-cell>
          <table:table-cell office:value-type="float" office:value="30" calcext:value-type="float">
            <text:p>30</text:p>
          </table:table-cell>
          <table:table-cell office:value-type="float" office:value="-8.4206" calcext:value-type="float">
            <text:p>-8.4206</text:p>
          </table:table-cell>
          <table:table-cell office:value-type="float" office:value="9921" calcext:value-type="float">
            <text:p>9921</text:p>
          </table:table-cell>
          <table:table-cell office:value-type="float" office:value="-30069" calcext:value-type="float">
            <text:p>-30069</text:p>
          </table:table-cell>
          <table:table-cell office:value-type="float" office:value="2163.1" calcext:value-type="float">
            <text:p>2163.1</text:p>
          </table:table-cell>
          <table:table-cell office:value-type="float" office:value="0.042205" calcext:value-type="float">
            <text:p>0.042205</text:p>
          </table:table-cell>
          <table:table-cell office:value-type="float" office:value="-0.24871" calcext:value-type="float">
            <text:p>-0.24871</text:p>
          </table:table-cell>
          <table:table-cell office:value-type="float" office:value="0.016925" calcext:value-type="float">
            <text:p>0.016925</text:p>
          </table:table-cell>
          <table:table-cell office:value-type="float" office:value="0" calcext:value-type="float">
            <text:p>0</text:p>
          </table:table-cell>
          <table:table-cell office:value-type="float" office:value="-3272.2" calcext:value-type="float">
            <text:p>-3272.2</text:p>
          </table:table-cell>
          <table:table-cell office:value-type="float" office:value="0.38753" calcext:value-type="float">
            <text:p>0.38753</text:p>
          </table:table-cell>
          <table:table-cell office:value-type="float" office:value="0.94599" calcext:value-type="float">
            <text:p>0.94599</text:p>
          </table:table-cell>
          <table:table-cell office:value-type="float" office:value="-0.055429" calcext:value-type="float">
            <text:p>-0.0554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2]-([$Sheet2.$B$2]*[.B312]+[$Sheet2.$B$3]))^2" office:value-type="float" office:value="0.0000000883981761586662" calcext:value-type="float">
            <text:p>8.83981761586662E-08</text:p>
          </table:table-cell>
          <table:table-cell table:formula="of:=([.F312]-([$Sheet2.$B$7] +[$Sheet2.$B$8] * ([.B312] - [$Sheet2.$B$9])^2))^2" office:value-type="float" office:value="0.000751869712624495" calcext:value-type="float">
            <text:p>0.000751869712624</text:p>
          </table:table-cell>
          <table:table-cell table:formula="of:=([.X312]-([.AE312]^2*([$Sheet2.$B$13]*([.B312] -[$Sheet2.$B$14])^2 +[$Sheet2.$B$15]*([.B312]-[$Sheet2.$B$14]) +[$Sheet2.$B$16])    ))^2" office:value-type="float" office:value="47.3423513819939" calcext:value-type="float">
            <text:p>47.3423513819939</text:p>
          </table:table-cell>
          <table:table-cell table:formula="of:=([.AG312]-([.AE312]^2*([$Sheet2.$B$20]*([.B312] -[$Sheet2.$B$21])^2 + [$Sheet2.$B$22]*([.B312]-[$Sheet2.$B$21]) + [$Sheet2.$B$23])    ))^2" office:value-type="float" office:value="554.141991479197" calcext:value-type="float">
            <text:p>554.141991479197</text:p>
          </table:table-cell>
          <table:table-cell table:formula="of:=([.AH312]-([.AE312]^2*([$Sheet2.$B$27]*([.B312] -[$Sheet2.$B$28])^2 +[$Sheet2.$B$29]*([.B312]-[$Sheet2.$B$28]) +[$Sheet2.$B$30])    ))^2" office:value-type="float" office:value="330377.535627212" calcext:value-type="float">
            <text:p>330377.535627212</text:p>
          </table:table-cell>
          <table:table-cell table:formula="of:=([.AI312]-([.AE312]^2*([$Sheet2.$B$34]*([.B312] - [$Sheet2.$B$35])^2 +[$Sheet2.$B$36]*([.B312]-[$Sheet2.$B$35]) +[$Sheet2.$B$37])    ))^2" office:value-type="float" office:value="24986.9185476056" calcext:value-type="float">
            <text:p>24986.9185476056</text:p>
          </table:table-cell>
          <table:table-cell/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579" calcext:value-type="float">
            <text:p>-1.2579</text:p>
          </table:table-cell>
          <table:table-cell office:value-type="float" office:value="0.17822" calcext:value-type="float">
            <text:p>0.17822</text:p>
          </table:table-cell>
          <table:table-cell office:value-type="float" office:value="0.018297" calcext:value-type="float">
            <text:p>0.018297</text:p>
          </table:table-cell>
          <table:table-cell office:value-type="float" office:value="0.15993" calcext:value-type="float">
            <text:p>0.15993</text:p>
          </table:table-cell>
          <table:table-cell office:value-type="float" office:value="-0.029615" calcext:value-type="float">
            <text:p>-0.029615</text:p>
          </table:table-cell>
          <table:table-cell office:value-type="float" office:value="-5.5803" calcext:value-type="float">
            <text:p>-5.5803</text:p>
          </table:table-cell>
          <table:table-cell office:value-type="float" office:value="-0.12037" calcext:value-type="float">
            <text:p>-0.12037</text:p>
          </table:table-cell>
          <table:table-cell office:value-type="float" office:value="-5.4599" calcext:value-type="float">
            <text:p>-5.4599</text:p>
          </table:table-cell>
          <table:table-cell office:value-type="float" office:value="-0.56659" calcext:value-type="float">
            <text:p>-0.56659</text:p>
          </table:table-cell>
          <table:table-cell office:value-type="float" office:value="-0.11795" calcext:value-type="float">
            <text:p>-0.11795</text:p>
          </table:table-cell>
          <table:table-cell office:value-type="float" office:value="-0.0093535" calcext:value-type="float">
            <text:p>-0.0093535</text:p>
          </table:table-cell>
          <table:table-cell office:value-type="float" office:value="-0.10859" calcext:value-type="float">
            <text:p>-0.10859</text:p>
          </table:table-cell>
          <table:table-cell office:value-type="float" office:value="-7.058" calcext:value-type="float">
            <text:p>-7.058</text:p>
          </table:table-cell>
          <table:table-cell office:value-type="float" office:value="-7.916" calcext:value-type="float">
            <text:p>-7.916</text:p>
          </table:table-cell>
          <table:table-cell office:value-type="float" office:value="-1" calcext:value-type="float">
            <text:p>-1</text:p>
          </table:table-cell>
          <table:table-cell office:value-type="float" office:value="5381.3" calcext:value-type="float">
            <text:p>5381.3</text:p>
          </table:table-cell>
          <table:table-cell office:value-type="float" office:value="-996.52" calcext:value-type="float">
            <text:p>-996.52</text:p>
          </table:table-cell>
          <table:table-cell office:value-type="float" office:value="-42327" calcext:value-type="float">
            <text:p>-42327</text:p>
          </table:table-cell>
          <table:table-cell office:value-type="float" office:value="5381.3" calcext:value-type="float">
            <text:p>5381.3</text:p>
          </table:table-cell>
          <table:table-cell office:value-type="float" office:value="-996.52" calcext:value-type="float">
            <text:p>-996.52</text:p>
          </table:table-cell>
          <table:table-cell office:value-type="float" office:value="-42327" calcext:value-type="float">
            <text:p>-42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03" calcext:value-type="float">
            <text:p>29.703</text:p>
          </table:table-cell>
          <table:table-cell office:value-type="float" office:value="-1.1095" calcext:value-type="float">
            <text:p>-1.1095</text:p>
          </table:table-cell>
          <table:table-cell office:value-type="float" office:value="30" calcext:value-type="float">
            <text:p>30</text:p>
          </table:table-cell>
          <table:table-cell office:value-type="float" office:value="-8.0642" calcext:value-type="float">
            <text:p>-8.0642</text:p>
          </table:table-cell>
          <table:table-cell office:value-type="float" office:value="9532.6" calcext:value-type="float">
            <text:p>9532.6</text:p>
          </table:table-cell>
          <table:table-cell office:value-type="float" office:value="-28541" calcext:value-type="float">
            <text:p>-28541</text:p>
          </table:table-cell>
          <table:table-cell office:value-type="float" office:value="1984.4" calcext:value-type="float">
            <text:p>1984.4</text:p>
          </table:table-cell>
          <table:table-cell office:value-type="float" office:value="0.042422" calcext:value-type="float">
            <text:p>0.042422</text:p>
          </table:table-cell>
          <table:table-cell office:value-type="float" office:value="-0.24862" calcext:value-type="float">
            <text:p>-0.24862</text:p>
          </table:table-cell>
          <table:table-cell office:value-type="float" office:value="0.016101" calcext:value-type="float">
            <text:p>0.016101</text:p>
          </table:table-cell>
          <table:table-cell office:value-type="float" office:value="0" calcext:value-type="float">
            <text:p>0</text:p>
          </table:table-cell>
          <table:table-cell office:value-type="float" office:value="-3200.1" calcext:value-type="float">
            <text:p>-3200.1</text:p>
          </table:table-cell>
          <table:table-cell office:value-type="float" office:value="0.35628" calcext:value-type="float">
            <text:p>0.35628</text:p>
          </table:table-cell>
          <table:table-cell office:value-type="float" office:value="0.9448" calcext:value-type="float">
            <text:p>0.9448</text:p>
          </table:table-cell>
          <table:table-cell office:value-type="float" office:value="-0.053363" calcext:value-type="float">
            <text:p>-0.0533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3]-([$Sheet2.$B$2]*[.B313]+[$Sheet2.$B$3]))^2" office:value-type="float" office:value="0.0000224153555614254" calcext:value-type="float">
            <text:p>2.24153555614254E-05</text:p>
          </table:table-cell>
          <table:table-cell table:formula="of:=([.F313]-([$Sheet2.$B$7] +[$Sheet2.$B$8] * ([.B313] - [$Sheet2.$B$9])^2))^2" office:value-type="float" office:value="0.000648510870814821" calcext:value-type="float">
            <text:p>0.000648510870815</text:p>
          </table:table-cell>
          <table:table-cell table:formula="of:=([.X313]-([.AE313]^2*([$Sheet2.$B$13]*([.B313] -[$Sheet2.$B$14])^2 +[$Sheet2.$B$15]*([.B313]-[$Sheet2.$B$14]) +[$Sheet2.$B$16])    ))^2" office:value-type="float" office:value="64.8207315721634" calcext:value-type="float">
            <text:p>64.8207315721634</text:p>
          </table:table-cell>
          <table:table-cell table:formula="of:=([.AG313]-([.AE313]^2*([$Sheet2.$B$20]*([.B313] -[$Sheet2.$B$21])^2 + [$Sheet2.$B$22]*([.B313]-[$Sheet2.$B$21]) + [$Sheet2.$B$23])    ))^2" office:value-type="float" office:value="110.37221012834" calcext:value-type="float">
            <text:p>110.37221012834</text:p>
          </table:table-cell>
          <table:table-cell table:formula="of:=([.AH313]-([.AE313]^2*([$Sheet2.$B$27]*([.B313] -[$Sheet2.$B$28])^2 +[$Sheet2.$B$29]*([.B313]-[$Sheet2.$B$28]) +[$Sheet2.$B$30])    ))^2" office:value-type="float" office:value="202786.328112464" calcext:value-type="float">
            <text:p>202786.328112464</text:p>
          </table:table-cell>
          <table:table-cell table:formula="of:=([.AI313]-([.AE313]^2*([$Sheet2.$B$34]*([.B313] - [$Sheet2.$B$35])^2 +[$Sheet2.$B$36]*([.B313]-[$Sheet2.$B$35]) +[$Sheet2.$B$37])    ))^2" office:value-type="float" office:value="21848.8039661906" calcext:value-type="float">
            <text:p>21848.8039661906</text:p>
          </table:table-cell>
          <table:table-cell/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019" calcext:value-type="float">
            <text:p>-1.2019</text:p>
          </table:table-cell>
          <table:table-cell office:value-type="float" office:value="0.16302" calcext:value-type="float">
            <text:p>0.16302</text:p>
          </table:table-cell>
          <table:table-cell office:value-type="float" office:value="0.016751" calcext:value-type="float">
            <text:p>0.016751</text:p>
          </table:table-cell>
          <table:table-cell office:value-type="float" office:value="0.14627" calcext:value-type="float">
            <text:p>0.14627</text:p>
          </table:table-cell>
          <table:table-cell office:value-type="float" office:value="-0.027323" calcext:value-type="float">
            <text:p>-0.027323</text:p>
          </table:table-cell>
          <table:table-cell office:value-type="float" office:value="-5.286" calcext:value-type="float">
            <text:p>-5.286</text:p>
          </table:table-cell>
          <table:table-cell office:value-type="float" office:value="-0.1102" calcext:value-type="float">
            <text:p>-0.1102</text:p>
          </table:table-cell>
          <table:table-cell office:value-type="float" office:value="-5.1758" calcext:value-type="float">
            <text:p>-5.1758</text:p>
          </table:table-cell>
          <table:table-cell office:value-type="float" office:value="-0.54308" calcext:value-type="float">
            <text:p>-0.54308</text:p>
          </table:table-cell>
          <table:table-cell office:value-type="float" office:value="-0.10798" calcext:value-type="float">
            <text:p>-0.10798</text:p>
          </table:table-cell>
          <table:table-cell office:value-type="float" office:value="-0.0085145" calcext:value-type="float">
            <text:p>-0.0085145</text:p>
          </table:table-cell>
          <table:table-cell office:value-type="float" office:value="-0.099468" calcext:value-type="float">
            <text:p>-0.099468</text:p>
          </table:table-cell>
          <table:table-cell office:value-type="float" office:value="-7.3728" calcext:value-type="float">
            <text:p>-7.3728</text:p>
          </table:table-cell>
          <table:table-cell office:value-type="float" office:value="-8.0829" calcext:value-type="float">
            <text:p>-8.0829</text:p>
          </table:table-cell>
          <table:table-cell office:value-type="float" office:value="-1" calcext:value-type="float">
            <text:p>-1</text:p>
          </table:table-cell>
          <table:table-cell office:value-type="float" office:value="4921.8" calcext:value-type="float">
            <text:p>4921.8</text:p>
          </table:table-cell>
          <table:table-cell office:value-type="float" office:value="-919.38" calcext:value-type="float">
            <text:p>-919.38</text:p>
          </table:table-cell>
          <table:table-cell office:value-type="float" office:value="-40443" calcext:value-type="float">
            <text:p>-40443</text:p>
          </table:table-cell>
          <table:table-cell office:value-type="float" office:value="4921.8" calcext:value-type="float">
            <text:p>4921.8</text:p>
          </table:table-cell>
          <table:table-cell office:value-type="float" office:value="-919.38" calcext:value-type="float">
            <text:p>-919.38</text:p>
          </table:table-cell>
          <table:table-cell office:value-type="float" office:value="-40443" calcext:value-type="float">
            <text:p>-40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28" calcext:value-type="float">
            <text:p>29.728</text:p>
          </table:table-cell>
          <table:table-cell office:value-type="float" office:value="-1.0866" calcext:value-type="float">
            <text:p>-1.0866</text:p>
          </table:table-cell>
          <table:table-cell office:value-type="float" office:value="30" calcext:value-type="float">
            <text:p>30</text:p>
          </table:table-cell>
          <table:table-cell office:value-type="float" office:value="-7.7241" calcext:value-type="float">
            <text:p>-7.7241</text:p>
          </table:table-cell>
          <table:table-cell office:value-type="float" office:value="9136.9" calcext:value-type="float">
            <text:p>9136.9</text:p>
          </table:table-cell>
          <table:table-cell office:value-type="float" office:value="-27036" calcext:value-type="float">
            <text:p>-27036</text:p>
          </table:table-cell>
          <table:table-cell office:value-type="float" office:value="1816.7" calcext:value-type="float">
            <text:p>1816.7</text:p>
          </table:table-cell>
          <table:table-cell office:value-type="float" office:value="0.042596" calcext:value-type="float">
            <text:p>0.042596</text:p>
          </table:table-cell>
          <table:table-cell office:value-type="float" office:value="-0.24853" calcext:value-type="float">
            <text:p>-0.24853</text:p>
          </table:table-cell>
          <table:table-cell office:value-type="float" office:value="0.015253" calcext:value-type="float">
            <text:p>0.015253</text:p>
          </table:table-cell>
          <table:table-cell office:value-type="float" office:value="0" calcext:value-type="float">
            <text:p>0</text:p>
          </table:table-cell>
          <table:table-cell office:value-type="float" office:value="-3134" calcext:value-type="float">
            <text:p>-3134</text:p>
          </table:table-cell>
          <table:table-cell office:value-type="float" office:value="0.32612" calcext:value-type="float">
            <text:p>0.32612</text:p>
          </table:table-cell>
          <table:table-cell office:value-type="float" office:value="0.94311" calcext:value-type="float">
            <text:p>0.94311</text:p>
          </table:table-cell>
          <table:table-cell office:value-type="float" office:value="-0.051197" calcext:value-type="float">
            <text:p>-0.0511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4]-([$Sheet2.$B$2]*[.B314]+[$Sheet2.$B$3]))^2" office:value-type="float" office:value="0.0000734732393324047" calcext:value-type="float">
            <text:p>7.34732393324047E-05</text:p>
          </table:table-cell>
          <table:table-cell table:formula="of:=([.F314]-([$Sheet2.$B$7] +[$Sheet2.$B$8] * ([.B314] - [$Sheet2.$B$9])^2))^2" office:value-type="float" office:value="0.00054348558123809" calcext:value-type="float">
            <text:p>0.000543485581238</text:p>
          </table:table-cell>
          <table:table-cell table:formula="of:=([.X314]-([.AE314]^2*([$Sheet2.$B$13]*([.B314] -[$Sheet2.$B$14])^2 +[$Sheet2.$B$15]*([.B314]-[$Sheet2.$B$14]) +[$Sheet2.$B$16])    ))^2" office:value-type="float" office:value="76.4812367927934" calcext:value-type="float">
            <text:p>76.4812367927934</text:p>
          </table:table-cell>
          <table:table-cell table:formula="of:=([.AG314]-([.AE314]^2*([$Sheet2.$B$20]*([.B314] -[$Sheet2.$B$21])^2 + [$Sheet2.$B$22]*([.B314]-[$Sheet2.$B$21]) + [$Sheet2.$B$23])    ))^2" office:value-type="float" office:value="1667.53561875705" calcext:value-type="float">
            <text:p>1667.53561875705</text:p>
          </table:table-cell>
          <table:table-cell table:formula="of:=([.AH314]-([.AE314]^2*([$Sheet2.$B$27]*([.B314] -[$Sheet2.$B$28])^2 +[$Sheet2.$B$29]*([.B314]-[$Sheet2.$B$28]) +[$Sheet2.$B$30])    ))^2" office:value-type="float" office:value="108352.134708749" calcext:value-type="float">
            <text:p>108352.134708749</text:p>
          </table:table-cell>
          <table:table-cell table:formula="of:=([.AI314]-([.AE314]^2*([$Sheet2.$B$34]*([.B314] - [$Sheet2.$B$35])^2 +[$Sheet2.$B$36]*([.B314]-[$Sheet2.$B$35]) +[$Sheet2.$B$37])    ))^2" office:value-type="float" office:value="18219.7911620535" calcext:value-type="float">
            <text:p>18219.7911620535</text:p>
          </table:table-cell>
          <table:table-cell/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454" calcext:value-type="float">
            <text:p>-1.1454</text:p>
          </table:table-cell>
          <table:table-cell office:value-type="float" office:value="0.14879" calcext:value-type="float">
            <text:p>0.14879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13316" calcext:value-type="float">
            <text:p>0.13316</text:p>
          </table:table-cell>
          <table:table-cell office:value-type="float" office:value="-0.025127" calcext:value-type="float">
            <text:p>-0.025127</text:p>
          </table:table-cell>
          <table:table-cell office:value-type="float" office:value="-4.9963" calcext:value-type="float">
            <text:p>-4.9963</text:p>
          </table:table-cell>
          <table:table-cell office:value-type="float" office:value="-0.10283" calcext:value-type="float">
            <text:p>-0.10283</text:p>
          </table:table-cell>
          <table:table-cell office:value-type="float" office:value="-4.8934" calcext:value-type="float">
            <text:p>-4.8934</text:p>
          </table:table-cell>
          <table:table-cell office:value-type="float" office:value="-0.51913" calcext:value-type="float">
            <text:p>-0.51913</text:p>
          </table:table-cell>
          <table:table-cell office:value-type="float" office:value="-0.098637" calcext:value-type="float">
            <text:p>-0.098637</text:p>
          </table:table-cell>
          <table:table-cell office:value-type="float" office:value="-0.0079107" calcext:value-type="float">
            <text:p>-0.0079107</text:p>
          </table:table-cell>
          <table:table-cell office:value-type="float" office:value="-0.090726" calcext:value-type="float">
            <text:p>-0.090726</text:p>
          </table:table-cell>
          <table:table-cell office:value-type="float" office:value="-7.6981" calcext:value-type="float">
            <text:p>-7.6981</text:p>
          </table:table-cell>
          <table:table-cell office:value-type="float" office:value="-8.2387" calcext:value-type="float">
            <text:p>-8.2387</text:p>
          </table:table-cell>
          <table:table-cell office:value-type="float" office:value="-1" calcext:value-type="float">
            <text:p>-1</text:p>
          </table:table-cell>
          <table:table-cell office:value-type="float" office:value="4480.5" calcext:value-type="float">
            <text:p>4480.5</text:p>
          </table:table-cell>
          <table:table-cell office:value-type="float" office:value="-845.5" calcext:value-type="float">
            <text:p>-845.5</text:p>
          </table:table-cell>
          <table:table-cell office:value-type="float" office:value="-38541" calcext:value-type="float">
            <text:p>-38541</text:p>
          </table:table-cell>
          <table:table-cell office:value-type="float" office:value="4480.5" calcext:value-type="float">
            <text:p>4480.5</text:p>
          </table:table-cell>
          <table:table-cell office:value-type="float" office:value="-845.5" calcext:value-type="float">
            <text:p>-845.5</text:p>
          </table:table-cell>
          <table:table-cell office:value-type="float" office:value="-38541" calcext:value-type="float">
            <text:p>-38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5" calcext:value-type="float">
            <text:p>29.75</text:p>
          </table:table-cell>
          <table:table-cell office:value-type="float" office:value="-1.0661" calcext:value-type="float">
            <text:p>-1.0661</text:p>
          </table:table-cell>
          <table:table-cell office:value-type="float" office:value="30" calcext:value-type="float">
            <text:p>30</text:p>
          </table:table-cell>
          <table:table-cell office:value-type="float" office:value="-7.4014" calcext:value-type="float">
            <text:p>-7.4014</text:p>
          </table:table-cell>
          <table:table-cell office:value-type="float" office:value="8734" calcext:value-type="float">
            <text:p>8734</text:p>
          </table:table-cell>
          <table:table-cell office:value-type="float" office:value="-25554" calcext:value-type="float">
            <text:p>-25554</text:p>
          </table:table-cell>
          <table:table-cell office:value-type="float" office:value="1659.5" calcext:value-type="float">
            <text:p>1659.5</text:p>
          </table:table-cell>
          <table:table-cell office:value-type="float" office:value="0.042723" calcext:value-type="float">
            <text:p>0.042723</text:p>
          </table:table-cell>
          <table:table-cell office:value-type="float" office:value="-0.24844" calcext:value-type="float">
            <text:p>-0.24844</text:p>
          </table:table-cell>
          <table:table-cell office:value-type="float" office:value="0.014381" calcext:value-type="float">
            <text:p>0.014381</text:p>
          </table:table-cell>
          <table:table-cell office:value-type="float" office:value="0" calcext:value-type="float">
            <text:p>0</text:p>
          </table:table-cell>
          <table:table-cell office:value-type="float" office:value="-3074.7" calcext:value-type="float">
            <text:p>-3074.7</text:p>
          </table:table-cell>
          <table:table-cell office:value-type="float" office:value="0.29711" calcext:value-type="float">
            <text:p>0.29711</text:p>
          </table:table-cell>
          <table:table-cell office:value-type="float" office:value="0.94083" calcext:value-type="float">
            <text:p>0.94083</text:p>
          </table:table-cell>
          <table:table-cell office:value-type="float" office:value="-0.048935" calcext:value-type="float">
            <text:p>-0.0489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5]-([$Sheet2.$B$2]*[.B315]+[$Sheet2.$B$3]))^2" office:value-type="float" office:value="0.000141820010746635" calcext:value-type="float">
            <text:p>0.000141820010747</text:p>
          </table:table-cell>
          <table:table-cell table:formula="of:=([.F315]-([$Sheet2.$B$7] +[$Sheet2.$B$8] * ([.B315] - [$Sheet2.$B$9])^2))^2" office:value-type="float" office:value="0.000440619754940015" calcext:value-type="float">
            <text:p>0.00044061975494</text:p>
          </table:table-cell>
          <table:table-cell table:formula="of:=([.X315]-([.AE315]^2*([$Sheet2.$B$13]*([.B315] -[$Sheet2.$B$14])^2 +[$Sheet2.$B$15]*([.B315]-[$Sheet2.$B$14]) +[$Sheet2.$B$16])    ))^2" office:value-type="float" office:value="80.6987150804708" calcext:value-type="float">
            <text:p>80.6987150804708</text:p>
          </table:table-cell>
          <table:table-cell table:formula="of:=([.AG315]-([.AE315]^2*([$Sheet2.$B$20]*([.B315] -[$Sheet2.$B$21])^2 + [$Sheet2.$B$22]*([.B315]-[$Sheet2.$B$21]) + [$Sheet2.$B$23])    ))^2" office:value-type="float" office:value="4562.83171416974" calcext:value-type="float">
            <text:p>4562.83171416974</text:p>
          </table:table-cell>
          <table:table-cell table:formula="of:=([.AH315]-([.AE315]^2*([$Sheet2.$B$27]*([.B315] -[$Sheet2.$B$28])^2 +[$Sheet2.$B$29]*([.B315]-[$Sheet2.$B$28]) +[$Sheet2.$B$30])    ))^2" office:value-type="float" office:value="44663.4318082146" calcext:value-type="float">
            <text:p>44663.4318082146</text:p>
          </table:table-cell>
          <table:table-cell table:formula="of:=([.AI315]-([.AE315]^2*([$Sheet2.$B$34]*([.B315] - [$Sheet2.$B$35])^2 +[$Sheet2.$B$36]*([.B315]-[$Sheet2.$B$35]) +[$Sheet2.$B$37])    ))^2" office:value-type="float" office:value="14417.8621177622" calcext:value-type="float">
            <text:p>14417.8621177622</text:p>
          </table:table-cell>
          <table:table-cell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883" calcext:value-type="float">
            <text:p>-1.0883</text:p>
          </table:table-cell>
          <table:table-cell office:value-type="float" office:value="0.13526" calcext:value-type="float">
            <text:p>0.1352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1206" calcext:value-type="float">
            <text:p>0.1206</text:p>
          </table:table-cell>
          <table:table-cell office:value-type="float" office:value="-0.023031" calcext:value-type="float">
            <text:p>-0.023031</text:p>
          </table:table-cell>
          <table:table-cell office:value-type="float" office:value="-4.7094" calcext:value-type="float">
            <text:p>-4.7094</text:p>
          </table:table-cell>
          <table:table-cell office:value-type="float" office:value="-0.096449" calcext:value-type="float">
            <text:p>-0.096449</text:p>
          </table:table-cell>
          <table:table-cell office:value-type="float" office:value="-4.6129" calcext:value-type="float">
            <text:p>-4.6129</text:p>
          </table:table-cell>
          <table:table-cell office:value-type="float" office:value="-0.49475" calcext:value-type="float">
            <text:p>-0.49475</text:p>
          </table:table-cell>
          <table:table-cell office:value-type="float" office:value="-0.089769" calcext:value-type="float">
            <text:p>-0.089769</text:p>
          </table:table-cell>
          <table:table-cell office:value-type="float" office:value="-0.0073967" calcext:value-type="float">
            <text:p>-0.0073967</text:p>
          </table:table-cell>
          <table:table-cell office:value-type="float" office:value="-0.082372" calcext:value-type="float">
            <text:p>-0.082372</text:p>
          </table:table-cell>
          <table:table-cell office:value-type="float" office:value="-8.0462" calcext:value-type="float">
            <text:p>-8.0462</text:p>
          </table:table-cell>
          <table:table-cell office:value-type="float" office:value="-8.394" calcext:value-type="float">
            <text:p>-8.394</text:p>
          </table:table-cell>
          <table:table-cell office:value-type="float" office:value="-1" calcext:value-type="float">
            <text:p>-1</text:p>
          </table:table-cell>
          <table:table-cell office:value-type="float" office:value="4058" calcext:value-type="float">
            <text:p>4058</text:p>
          </table:table-cell>
          <table:table-cell office:value-type="float" office:value="-774.95" calcext:value-type="float">
            <text:p>-774.95</text:p>
          </table:table-cell>
          <table:table-cell office:value-type="float" office:value="-36621" calcext:value-type="float">
            <text:p>-36621</text:p>
          </table:table-cell>
          <table:table-cell office:value-type="float" office:value="4058" calcext:value-type="float">
            <text:p>4058</text:p>
          </table:table-cell>
          <table:table-cell office:value-type="float" office:value="-774.95" calcext:value-type="float">
            <text:p>-774.95</text:p>
          </table:table-cell>
          <table:table-cell office:value-type="float" office:value="-36621" calcext:value-type="float">
            <text:p>-36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71" calcext:value-type="float">
            <text:p>29.771</text:p>
          </table:table-cell>
          <table:table-cell office:value-type="float" office:value="-1.0463" calcext:value-type="float">
            <text:p>-1.0463</text:p>
          </table:table-cell>
          <table:table-cell office:value-type="float" office:value="30" calcext:value-type="float">
            <text:p>30</text:p>
          </table:table-cell>
          <table:table-cell office:value-type="float" office:value="-7.0845" calcext:value-type="float">
            <text:p>-7.0845</text:p>
          </table:table-cell>
          <table:table-cell office:value-type="float" office:value="8323.9" calcext:value-type="float">
            <text:p>8323.9</text:p>
          </table:table-cell>
          <table:table-cell office:value-type="float" office:value="-24087" calcext:value-type="float">
            <text:p>-24087</text:p>
          </table:table-cell>
          <table:table-cell office:value-type="float" office:value="1510.3" calcext:value-type="float">
            <text:p>1510.3</text:p>
          </table:table-cell>
          <table:table-cell office:value-type="float" office:value="0.042799" calcext:value-type="float">
            <text:p>0.042799</text:p>
          </table:table-cell>
          <table:table-cell office:value-type="float" office:value="-0.24836" calcext:value-type="float">
            <text:p>-0.24836</text:p>
          </table:table-cell>
          <table:table-cell office:value-type="float" office:value="0.013481" calcext:value-type="float">
            <text:p>0.013481</text:p>
          </table:table-cell>
          <table:table-cell office:value-type="float" office:value="0" calcext:value-type="float">
            <text:p>0</text:p>
          </table:table-cell>
          <table:table-cell office:value-type="float" office:value="-3017.8" calcext:value-type="float">
            <text:p>-3017.8</text:p>
          </table:table-cell>
          <table:table-cell office:value-type="float" office:value="0.26928" calcext:value-type="float">
            <text:p>0.26928</text:p>
          </table:table-cell>
          <table:table-cell office:value-type="float" office:value="0.93787" calcext:value-type="float">
            <text:p>0.93787</text:p>
          </table:table-cell>
          <table:table-cell office:value-type="float" office:value="-0.046579" calcext:value-type="float">
            <text:p>-0.04657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6]-([$Sheet2.$B$2]*[.B316]+[$Sheet2.$B$3]))^2" office:value-type="float" office:value="0.000214504969764129" calcext:value-type="float">
            <text:p>0.000214504969764</text:p>
          </table:table-cell>
          <table:table-cell table:formula="of:=([.F316]-([$Sheet2.$B$7] +[$Sheet2.$B$8] * ([.B316] - [$Sheet2.$B$9])^2))^2" office:value-type="float" office:value="0.000352327118341956" calcext:value-type="float">
            <text:p>0.000352327118342</text:p>
          </table:table-cell>
          <table:table-cell table:formula="of:=([.X316]-([.AE316]^2*([$Sheet2.$B$13]*([.B316] -[$Sheet2.$B$14])^2 +[$Sheet2.$B$15]*([.B316]-[$Sheet2.$B$14]) +[$Sheet2.$B$16])    ))^2" office:value-type="float" office:value="78.0537955760009" calcext:value-type="float">
            <text:p>78.0537955760009</text:p>
          </table:table-cell>
          <table:table-cell table:formula="of:=([.AG316]-([.AE316]^2*([$Sheet2.$B$20]*([.B316] -[$Sheet2.$B$21])^2 + [$Sheet2.$B$22]*([.B316]-[$Sheet2.$B$21]) + [$Sheet2.$B$23])    ))^2" office:value-type="float" office:value="8216.62754300622" calcext:value-type="float">
            <text:p>8216.62754300622</text:p>
          </table:table-cell>
          <table:table-cell table:formula="of:=([.AH316]-([.AE316]^2*([$Sheet2.$B$27]*([.B316] -[$Sheet2.$B$28])^2 +[$Sheet2.$B$29]*([.B316]-[$Sheet2.$B$28]) +[$Sheet2.$B$30])    ))^2" office:value-type="float" office:value="10987.9046446447" calcext:value-type="float">
            <text:p>10987.9046446447</text:p>
          </table:table-cell>
          <table:table-cell table:formula="of:=([.AI316]-([.AE316]^2*([$Sheet2.$B$34]*([.B316] - [$Sheet2.$B$35])^2 +[$Sheet2.$B$36]*([.B316]-[$Sheet2.$B$35]) +[$Sheet2.$B$37])    ))^2" office:value-type="float" office:value="11150.1977289984" calcext:value-type="float">
            <text:p>11150.1977289984</text:p>
          </table:table-cell>
          <table:table-cell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308" calcext:value-type="float">
            <text:p>-1.0308</text:p>
          </table:table-cell>
          <table:table-cell office:value-type="float" office:value="0.12239" calcext:value-type="float">
            <text:p>0.12239</text:p>
          </table:table-cell>
          <table:table-cell office:value-type="float" office:value="0.013778" calcext:value-type="float">
            <text:p>0.013778</text:p>
          </table:table-cell>
          <table:table-cell office:value-type="float" office:value="0.10861" calcext:value-type="float">
            <text:p>0.10861</text:p>
          </table:table-cell>
          <table:table-cell office:value-type="float" office:value="-0.021034" calcext:value-type="float">
            <text:p>-0.021034</text:p>
          </table:table-cell>
          <table:table-cell office:value-type="float" office:value="-4.4251" calcext:value-type="float">
            <text:p>-4.4251</text:p>
          </table:table-cell>
          <table:table-cell office:value-type="float" office:value="-0.090647" calcext:value-type="float">
            <text:p>-0.090647</text:p>
          </table:table-cell>
          <table:table-cell office:value-type="float" office:value="-4.3345" calcext:value-type="float">
            <text:p>-4.3345</text:p>
          </table:table-cell>
          <table:table-cell office:value-type="float" office:value="-0.46996" calcext:value-type="float">
            <text:p>-0.46996</text:p>
          </table:table-cell>
          <table:table-cell office:value-type="float" office:value="-0.081336" calcext:value-type="float">
            <text:p>-0.081336</text:p>
          </table:table-cell>
          <table:table-cell office:value-type="float" office:value="-0.0069235" calcext:value-type="float">
            <text:p>-0.0069235</text:p>
          </table:table-cell>
          <table:table-cell office:value-type="float" office:value="-0.074413" calcext:value-type="float">
            <text:p>-0.074413</text:p>
          </table:table-cell>
          <table:table-cell office:value-type="float" office:value="-8.4218" calcext:value-type="float">
            <text:p>-8.4218</text:p>
          </table:table-cell>
          <table:table-cell office:value-type="float" office:value="-8.5504" calcext:value-type="float">
            <text:p>-8.5504</text:p>
          </table:table-cell>
          <table:table-cell office:value-type="float" office:value="-1" calcext:value-type="float">
            <text:p>-1</text:p>
          </table:table-cell>
          <table:table-cell office:value-type="float" office:value="3654.7" calcext:value-type="float">
            <text:p>3654.7</text:p>
          </table:table-cell>
          <table:table-cell office:value-type="float" office:value="-707.77" calcext:value-type="float">
            <text:p>-707.77</text:p>
          </table:table-cell>
          <table:table-cell office:value-type="float" office:value="-34684" calcext:value-type="float">
            <text:p>-34684</text:p>
          </table:table-cell>
          <table:table-cell office:value-type="float" office:value="3654.7" calcext:value-type="float">
            <text:p>3654.7</text:p>
          </table:table-cell>
          <table:table-cell office:value-type="float" office:value="-707.77" calcext:value-type="float">
            <text:p>-707.77</text:p>
          </table:table-cell>
          <table:table-cell office:value-type="float" office:value="-34684" calcext:value-type="float">
            <text:p>-34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91" calcext:value-type="float">
            <text:p>29.791</text:p>
          </table:table-cell>
          <table:table-cell office:value-type="float" office:value="-1.0272" calcext:value-type="float">
            <text:p>-1.0272</text:p>
          </table:table-cell>
          <table:table-cell office:value-type="float" office:value="30" calcext:value-type="float">
            <text:p>30</text:p>
          </table:table-cell>
          <table:table-cell office:value-type="float" office:value="-6.7715" calcext:value-type="float">
            <text:p>-6.7715</text:p>
          </table:table-cell>
          <table:table-cell office:value-type="float" office:value="7906.9" calcext:value-type="float">
            <text:p>7906.9</text:p>
          </table:table-cell>
          <table:table-cell office:value-type="float" office:value="-22633" calcext:value-type="float">
            <text:p>-22633</text:p>
          </table:table-cell>
          <table:table-cell office:value-type="float" office:value="1368.4" calcext:value-type="float">
            <text:p>1368.4</text:p>
          </table:table-cell>
          <table:table-cell office:value-type="float" office:value="0.042816" calcext:value-type="float">
            <text:p>0.042816</text:p>
          </table:table-cell>
          <table:table-cell office:value-type="float" office:value="-0.24829" calcext:value-type="float">
            <text:p>-0.24829</text:p>
          </table:table-cell>
          <table:table-cell office:value-type="float" office:value="0.012552" calcext:value-type="float">
            <text:p>0.012552</text:p>
          </table:table-cell>
          <table:table-cell office:value-type="float" office:value="0" calcext:value-type="float">
            <text:p>0</text:p>
          </table:table-cell>
          <table:table-cell office:value-type="float" office:value="-2962.6" calcext:value-type="float">
            <text:p>-2962.6</text:p>
          </table:table-cell>
          <table:table-cell office:value-type="float" office:value="0.24268" calcext:value-type="float">
            <text:p>0.24268</text:p>
          </table:table-cell>
          <table:table-cell office:value-type="float" office:value="0.93413" calcext:value-type="float">
            <text:p>0.93413</text:p>
          </table:table-cell>
          <table:table-cell office:value-type="float" office:value="-0.044134" calcext:value-type="float">
            <text:p>-0.0441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7]-([$Sheet2.$B$2]*[.B317]+[$Sheet2.$B$3]))^2" office:value-type="float" office:value="0.000288427575759187" calcext:value-type="float">
            <text:p>0.000288427575759</text:p>
          </table:table-cell>
          <table:table-cell table:formula="of:=([.F317]-([$Sheet2.$B$7] +[$Sheet2.$B$8] * ([.B317] - [$Sheet2.$B$9])^2))^2" office:value-type="float" office:value="0.000278592140629647" calcext:value-type="float">
            <text:p>0.00027859214063</text:p>
          </table:table-cell>
          <table:table-cell table:formula="of:=([.X317]-([.AE317]^2*([$Sheet2.$B$13]*([.B317] -[$Sheet2.$B$14])^2 +[$Sheet2.$B$15]*([.B317]-[$Sheet2.$B$14]) +[$Sheet2.$B$16])    ))^2" office:value-type="float" office:value="69.5561644155349" calcext:value-type="float">
            <text:p>69.5561644155349</text:p>
          </table:table-cell>
          <table:table-cell table:formula="of:=([.AG317]-([.AE317]^2*([$Sheet2.$B$20]*([.B317] -[$Sheet2.$B$21])^2 + [$Sheet2.$B$22]*([.B317]-[$Sheet2.$B$21]) + [$Sheet2.$B$23])    ))^2" office:value-type="float" office:value="12193.9253223849" calcext:value-type="float">
            <text:p>12193.9253223849</text:p>
          </table:table-cell>
          <table:table-cell table:formula="of:=([.AH317]-([.AE317]^2*([$Sheet2.$B$27]*([.B317] -[$Sheet2.$B$28])^2 +[$Sheet2.$B$29]*([.B317]-[$Sheet2.$B$28]) +[$Sheet2.$B$30])    ))^2" office:value-type="float" office:value="135.180952502347" calcext:value-type="float">
            <text:p>135.180952502347</text:p>
          </table:table-cell>
          <table:table-cell table:formula="of:=([.AI317]-([.AE317]^2*([$Sheet2.$B$34]*([.B317] - [$Sheet2.$B$35])^2 +[$Sheet2.$B$36]*([.B317]-[$Sheet2.$B$35]) +[$Sheet2.$B$37])    ))^2" office:value-type="float" office:value="8508.40012400836" calcext:value-type="float">
            <text:p>8508.40012400836</text:p>
          </table:table-cell>
          <table:table-cell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273" calcext:value-type="float">
            <text:p>-0.97273</text:p>
          </table:table-cell>
          <table:table-cell office:value-type="float" office:value="0.11017" calcext:value-type="float">
            <text:p>0.11017</text:p>
          </table:table-cell>
          <table:table-cell office:value-type="float" office:value="0.012955" calcext:value-type="float">
            <text:p>0.012955</text:p>
          </table:table-cell>
          <table:table-cell office:value-type="float" office:value="0.097213" calcext:value-type="float">
            <text:p>0.097213</text:p>
          </table:table-cell>
          <table:table-cell office:value-type="float" office:value="-0.01914" calcext:value-type="float">
            <text:p>-0.01914</text:p>
          </table:table-cell>
          <table:table-cell office:value-type="float" office:value="-4.1434" calcext:value-type="float">
            <text:p>-4.1434</text:p>
          </table:table-cell>
          <table:table-cell office:value-type="float" office:value="-0.085227" calcext:value-type="float">
            <text:p>-0.085227</text:p>
          </table:table-cell>
          <table:table-cell office:value-type="float" office:value="-4.0582" calcext:value-type="float">
            <text:p>-4.0582</text:p>
          </table:table-cell>
          <table:table-cell office:value-type="float" office:value="-0.44476" calcext:value-type="float">
            <text:p>-0.44476</text:p>
          </table:table-cell>
          <table:table-cell office:value-type="float" office:value="-0.073348" calcext:value-type="float">
            <text:p>-0.073348</text:p>
          </table:table-cell>
          <table:table-cell office:value-type="float" office:value="-0.0064923" calcext:value-type="float">
            <text:p>-0.0064923</text:p>
          </table:table-cell>
          <table:table-cell office:value-type="float" office:value="-0.066856" calcext:value-type="float">
            <text:p>-0.066856</text:p>
          </table:table-cell>
          <table:table-cell office:value-type="float" office:value="-8.8295" calcext:value-type="float">
            <text:p>-8.8295</text:p>
          </table:table-cell>
          <table:table-cell office:value-type="float" office:value="-8.7083" calcext:value-type="float">
            <text:p>-8.7083</text:p>
          </table:table-cell>
          <table:table-cell office:value-type="float" office:value="-1" calcext:value-type="float">
            <text:p>-1</text:p>
          </table:table-cell>
          <table:table-cell office:value-type="float" office:value="3271.1" calcext:value-type="float">
            <text:p>3271.1</text:p>
          </table:table-cell>
          <table:table-cell office:value-type="float" office:value="-644.03" calcext:value-type="float">
            <text:p>-644.03</text:p>
          </table:table-cell>
          <table:table-cell office:value-type="float" office:value="-32731" calcext:value-type="float">
            <text:p>-32731</text:p>
          </table:table-cell>
          <table:table-cell office:value-type="float" office:value="3271.1" calcext:value-type="float">
            <text:p>3271.1</text:p>
          </table:table-cell>
          <table:table-cell office:value-type="float" office:value="-644.03" calcext:value-type="float">
            <text:p>-644.03</text:p>
          </table:table-cell>
          <table:table-cell office:value-type="float" office:value="-32731" calcext:value-type="float">
            <text:p>-327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09" calcext:value-type="float">
            <text:p>29.809</text:p>
          </table:table-cell>
          <table:table-cell office:value-type="float" office:value="-1.0086" calcext:value-type="float">
            <text:p>-1.0086</text:p>
          </table:table-cell>
          <table:table-cell office:value-type="float" office:value="30" calcext:value-type="float">
            <text:p>30</text:p>
          </table:table-cell>
          <table:table-cell office:value-type="float" office:value="-6.4616" calcext:value-type="float">
            <text:p>-6.4616</text:p>
          </table:table-cell>
          <table:table-cell office:value-type="float" office:value="7482.9" calcext:value-type="float">
            <text:p>7482.9</text:p>
          </table:table-cell>
          <table:table-cell office:value-type="float" office:value="-21192" calcext:value-type="float">
            <text:p>-21192</text:p>
          </table:table-cell>
          <table:table-cell office:value-type="float" office:value="1234" calcext:value-type="float">
            <text:p>1234</text:p>
          </table:table-cell>
          <table:table-cell office:value-type="float" office:value="0.042768" calcext:value-type="float">
            <text:p>0.042768</text:p>
          </table:table-cell>
          <table:table-cell office:value-type="float" office:value="-0.24822" calcext:value-type="float">
            <text:p>-0.24822</text:p>
          </table:table-cell>
          <table:table-cell office:value-type="float" office:value="0.011592" calcext:value-type="float">
            <text:p>0.011592</text:p>
          </table:table-cell>
          <table:table-cell office:value-type="float" office:value="0" calcext:value-type="float">
            <text:p>0</text:p>
          </table:table-cell>
          <table:table-cell office:value-type="float" office:value="-2908.9" calcext:value-type="float">
            <text:p>-2908.9</text:p>
          </table:table-cell>
          <table:table-cell office:value-type="float" office:value="0.21734" calcext:value-type="float">
            <text:p>0.21734</text:p>
          </table:table-cell>
          <table:table-cell office:value-type="float" office:value="0.92946" calcext:value-type="float">
            <text:p>0.92946</text:p>
          </table:table-cell>
          <table:table-cell office:value-type="float" office:value="-0.041602" calcext:value-type="float">
            <text:p>-0.0416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8]-([$Sheet2.$B$2]*[.B318]+[$Sheet2.$B$3]))^2" office:value-type="float" office:value="0.000351574616949204" calcext:value-type="float">
            <text:p>0.000351574616949</text:p>
          </table:table-cell>
          <table:table-cell table:formula="of:=([.F318]-([$Sheet2.$B$7] +[$Sheet2.$B$8] * ([.B318] - [$Sheet2.$B$9])^2))^2" office:value-type="float" office:value="0.000217947567561635" calcext:value-type="float">
            <text:p>0.000217947567562</text:p>
          </table:table-cell>
          <table:table-cell table:formula="of:=([.X318]-([.AE318]^2*([$Sheet2.$B$13]*([.B318] -[$Sheet2.$B$14])^2 +[$Sheet2.$B$15]*([.B318]-[$Sheet2.$B$14]) +[$Sheet2.$B$16])    ))^2" office:value-type="float" office:value="57.2887031654067" calcext:value-type="float">
            <text:p>57.2887031654067</text:p>
          </table:table-cell>
          <table:table-cell table:formula="of:=([.AG318]-([.AE318]^2*([$Sheet2.$B$20]*([.B318] -[$Sheet2.$B$21])^2 + [$Sheet2.$B$22]*([.B318]-[$Sheet2.$B$21]) + [$Sheet2.$B$23])    ))^2" office:value-type="float" office:value="16075.7584589627" calcext:value-type="float">
            <text:p>16075.7584589627</text:p>
          </table:table-cell>
          <table:table-cell table:formula="of:=([.AH318]-([.AE318]^2*([$Sheet2.$B$27]*([.B318] -[$Sheet2.$B$28])^2 +[$Sheet2.$B$29]*([.B318]-[$Sheet2.$B$28]) +[$Sheet2.$B$30])    ))^2" office:value-type="float" office:value="4658.358717942" calcext:value-type="float">
            <text:p>4658.358717942</text:p>
          </table:table-cell>
          <table:table-cell table:formula="of:=([.AI318]-([.AE318]^2*([$Sheet2.$B$34]*([.B318] - [$Sheet2.$B$35])^2 +[$Sheet2.$B$36]*([.B318]-[$Sheet2.$B$35]) +[$Sheet2.$B$37])    ))^2" office:value-type="float" office:value="6370.25553045193" calcext:value-type="float">
            <text:p>6370.25553045193</text:p>
          </table:table-cell>
          <table:table-cell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1423" calcext:value-type="float">
            <text:p>-0.91423</text:p>
          </table:table-cell>
          <table:table-cell office:value-type="float" office:value="0.098528" calcext:value-type="float">
            <text:p>0.098528</text:p>
          </table:table-cell>
          <table:table-cell office:value-type="float" office:value="0.012119" calcext:value-type="float">
            <text:p>0.012119</text:p>
          </table:table-cell>
          <table:table-cell office:value-type="float" office:value="0.08641" calcext:value-type="float">
            <text:p>0.08641</text:p>
          </table:table-cell>
          <table:table-cell office:value-type="float" office:value="-0.017349" calcext:value-type="float">
            <text:p>-0.017349</text:p>
          </table:table-cell>
          <table:table-cell office:value-type="float" office:value="-3.864" calcext:value-type="float">
            <text:p>-3.864</text:p>
          </table:table-cell>
          <table:table-cell office:value-type="float" office:value="-0.079728" calcext:value-type="float">
            <text:p>-0.079728</text:p>
          </table:table-cell>
          <table:table-cell office:value-type="float" office:value="-3.7843" calcext:value-type="float">
            <text:p>-3.7843</text:p>
          </table:table-cell>
          <table:table-cell office:value-type="float" office:value="-0.41916" calcext:value-type="float">
            <text:p>-0.41916</text:p>
          </table:table-cell>
          <table:table-cell office:value-type="float" office:value="-0.065751" calcext:value-type="float">
            <text:p>-0.065751</text:p>
          </table:table-cell>
          <table:table-cell office:value-type="float" office:value="-0.0060437" calcext:value-type="float">
            <text:p>-0.0060437</text:p>
          </table:table-cell>
          <table:table-cell office:value-type="float" office:value="-0.059707" calcext:value-type="float">
            <text:p>-0.059707</text:p>
          </table:table-cell>
          <table:table-cell office:value-type="float" office:value="-9.2789" calcext:value-type="float">
            <text:p>-9.2789</text:p>
          </table:table-cell>
          <table:table-cell office:value-type="float" office:value="-8.8721" calcext:value-type="float">
            <text:p>-8.8721</text:p>
          </table:table-cell>
          <table:table-cell office:value-type="float" office:value="-1" calcext:value-type="float">
            <text:p>-1</text:p>
          </table:table-cell>
          <table:table-cell office:value-type="float" office:value="2907.6" calcext:value-type="float">
            <text:p>2907.6</text:p>
          </table:table-cell>
          <table:table-cell office:value-type="float" office:value="-583.77" calcext:value-type="float">
            <text:p>-583.77</text:p>
          </table:table-cell>
          <table:table-cell office:value-type="float" office:value="-30763" calcext:value-type="float">
            <text:p>-30763</text:p>
          </table:table-cell>
          <table:table-cell office:value-type="float" office:value="2907.6" calcext:value-type="float">
            <text:p>2907.6</text:p>
          </table:table-cell>
          <table:table-cell office:value-type="float" office:value="-583.77" calcext:value-type="float">
            <text:p>-583.77</text:p>
          </table:table-cell>
          <table:table-cell office:value-type="float" office:value="-30763" calcext:value-type="float">
            <text:p>-30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27" calcext:value-type="float">
            <text:p>29.827</text:p>
          </table:table-cell>
          <table:table-cell office:value-type="float" office:value="-0.98997" calcext:value-type="float">
            <text:p>-0.98997</text:p>
          </table:table-cell>
          <table:table-cell office:value-type="float" office:value="30" calcext:value-type="float">
            <text:p>30</text:p>
          </table:table-cell>
          <table:table-cell office:value-type="float" office:value="-6.1511" calcext:value-type="float">
            <text:p>-6.1511</text:p>
          </table:table-cell>
          <table:table-cell office:value-type="float" office:value="7052.1" calcext:value-type="float">
            <text:p>7052.1</text:p>
          </table:table-cell>
          <table:table-cell office:value-type="float" office:value="-19763" calcext:value-type="float">
            <text:p>-19763</text:p>
          </table:table-cell>
          <table:table-cell office:value-type="float" office:value="1106.2" calcext:value-type="float">
            <text:p>1106.2</text:p>
          </table:table-cell>
          <table:table-cell office:value-type="float" office:value="0.042645" calcext:value-type="float">
            <text:p>0.042645</text:p>
          </table:table-cell>
          <table:table-cell office:value-type="float" office:value="-0.24815" calcext:value-type="float">
            <text:p>-0.24815</text:p>
          </table:table-cell>
          <table:table-cell office:value-type="float" office:value="0.010596" calcext:value-type="float">
            <text:p>0.010596</text:p>
          </table:table-cell>
          <table:table-cell office:value-type="float" office:value="0" calcext:value-type="float">
            <text:p>0</text:p>
          </table:table-cell>
          <table:table-cell office:value-type="float" office:value="-2855.2" calcext:value-type="float">
            <text:p>-2855.2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92368" calcext:value-type="float">
            <text:p>0.92368</text:p>
          </table:table-cell>
          <table:table-cell office:value-type="float" office:value="-0.038987" calcext:value-type="float">
            <text:p>-0.0389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19]-([$Sheet2.$B$2]*[.B319]+[$Sheet2.$B$3]))^2" office:value-type="float" office:value="0.000403507277957059" calcext:value-type="float">
            <text:p>0.000403507277957</text:p>
          </table:table-cell>
          <table:table-cell table:formula="of:=([.F319]-([$Sheet2.$B$7] +[$Sheet2.$B$8] * ([.B319] - [$Sheet2.$B$9])^2))^2" office:value-type="float" office:value="0.000170518724403094" calcext:value-type="float">
            <text:p>0.000170518724403</text:p>
          </table:table-cell>
          <table:table-cell table:formula="of:=([.X319]-([.AE319]^2*([$Sheet2.$B$13]*([.B319] -[$Sheet2.$B$14])^2 +[$Sheet2.$B$15]*([.B319]-[$Sheet2.$B$14]) +[$Sheet2.$B$16])    ))^2" office:value-type="float" office:value="43.0532135321426" calcext:value-type="float">
            <text:p>43.0532135321426</text:p>
          </table:table-cell>
          <table:table-cell table:formula="of:=([.AG319]-([.AE319]^2*([$Sheet2.$B$20]*([.B319] -[$Sheet2.$B$21])^2 + [$Sheet2.$B$22]*([.B319]-[$Sheet2.$B$21]) + [$Sheet2.$B$23])    ))^2" office:value-type="float" office:value="19582.6254585047" calcext:value-type="float">
            <text:p>19582.6254585047</text:p>
          </table:table-cell>
          <table:table-cell table:formula="of:=([.AH319]-([.AE319]^2*([$Sheet2.$B$27]*([.B319] -[$Sheet2.$B$28])^2 +[$Sheet2.$B$29]*([.B319]-[$Sheet2.$B$28]) +[$Sheet2.$B$30])    ))^2" office:value-type="float" office:value="17906.054582957" calcext:value-type="float">
            <text:p>17906.054582957</text:p>
          </table:table-cell>
          <table:table-cell table:formula="of:=([.AI319]-([.AE319]^2*([$Sheet2.$B$34]*([.B319] - [$Sheet2.$B$35])^2 +[$Sheet2.$B$36]*([.B319]-[$Sheet2.$B$35]) +[$Sheet2.$B$37])    ))^2" office:value-type="float" office:value="4790.46292792239" calcext:value-type="float">
            <text:p>4790.46292792239</text:p>
          </table:table-cell>
          <table:table-cell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553" calcext:value-type="float">
            <text:p>-0.8553</text:p>
          </table:table-cell>
          <table:table-cell office:value-type="float" office:value="0.087469" calcext:value-type="float">
            <text:p>0.087469</text:p>
          </table:table-cell>
          <table:table-cell office:value-type="float" office:value="0.011253" calcext:value-type="float">
            <text:p>0.011253</text:p>
          </table:table-cell>
          <table:table-cell office:value-type="float" office:value="0.076216" calcext:value-type="float">
            <text:p>0.076216</text:p>
          </table:table-cell>
          <table:table-cell office:value-type="float" office:value="-0.015663" calcext:value-type="float">
            <text:p>-0.015663</text:p>
          </table:table-cell>
          <table:table-cell office:value-type="float" office:value="-3.5869" calcext:value-type="float">
            <text:p>-3.5869</text:p>
          </table:table-cell>
          <table:table-cell office:value-type="float" office:value="-0.074032" calcext:value-type="float">
            <text:p>-0.074032</text:p>
          </table:table-cell>
          <table:table-cell office:value-type="float" office:value="-3.5129" calcext:value-type="float">
            <text:p>-3.5129</text:p>
          </table:table-cell>
          <table:table-cell office:value-type="float" office:value="-0.39315" calcext:value-type="float">
            <text:p>-0.39315</text:p>
          </table:table-cell>
          <table:table-cell office:value-type="float" office:value="-0.058555" calcext:value-type="float">
            <text:p>-0.058555</text:p>
          </table:table-cell>
          <table:table-cell office:value-type="float" office:value="-0.0055814" calcext:value-type="float">
            <text:p>-0.0055814</text:p>
          </table:table-cell>
          <table:table-cell office:value-type="float" office:value="-0.052973" calcext:value-type="float">
            <text:p>-0.052973</text:p>
          </table:table-cell>
          <table:table-cell office:value-type="float" office:value="-9.7784" calcext:value-type="float">
            <text:p>-9.7784</text:p>
          </table:table-cell>
          <table:table-cell office:value-type="float" office:value="-9.0433" calcext:value-type="float">
            <text:p>-9.0433</text:p>
          </table:table-cell>
          <table:table-cell office:value-type="float" office:value="-1" calcext:value-type="float">
            <text:p>-1</text:p>
          </table:table-cell>
          <table:table-cell office:value-type="float" office:value="2564.6" calcext:value-type="float">
            <text:p>2564.6</text:p>
          </table:table-cell>
          <table:table-cell office:value-type="float" office:value="-527.05" calcext:value-type="float">
            <text:p>-527.05</text:p>
          </table:table-cell>
          <table:table-cell office:value-type="float" office:value="-28780" calcext:value-type="float">
            <text:p>-28780</text:p>
          </table:table-cell>
          <table:table-cell office:value-type="float" office:value="2564.6" calcext:value-type="float">
            <text:p>2564.6</text:p>
          </table:table-cell>
          <table:table-cell office:value-type="float" office:value="-527.05" calcext:value-type="float">
            <text:p>-527.05</text:p>
          </table:table-cell>
          <table:table-cell office:value-type="float" office:value="-28780" calcext:value-type="float">
            <text:p>-28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44" calcext:value-type="float">
            <text:p>29.844</text:p>
          </table:table-cell>
          <table:table-cell office:value-type="float" office:value="-0.97122" calcext:value-type="float">
            <text:p>-0.97122</text:p>
          </table:table-cell>
          <table:table-cell office:value-type="float" office:value="30" calcext:value-type="float">
            <text:p>30</text:p>
          </table:table-cell>
          <table:table-cell office:value-type="float" office:value="-5.8391" calcext:value-type="float">
            <text:p>-5.8391</text:p>
          </table:table-cell>
          <table:table-cell office:value-type="float" office:value="6614.6" calcext:value-type="float">
            <text:p>6614.6</text:p>
          </table:table-cell>
          <table:table-cell office:value-type="float" office:value="-18346" calcext:value-type="float">
            <text:p>-18346</text:p>
          </table:table-cell>
          <table:table-cell office:value-type="float" office:value="985.14" calcext:value-type="float">
            <text:p>985.14</text:p>
          </table:table-cell>
          <table:table-cell office:value-type="float" office:value="0.042434" calcext:value-type="float">
            <text:p>0.042434</text:p>
          </table:table-cell>
          <table:table-cell office:value-type="float" office:value="-0.24809" calcext:value-type="float">
            <text:p>-0.24809</text:p>
          </table:table-cell>
          <table:table-cell office:value-type="float" office:value="0.0095597" calcext:value-type="float">
            <text:p>0.0095597</text:p>
          </table:table-cell>
          <table:table-cell office:value-type="float" office:value="0" calcext:value-type="float">
            <text:p>0</text:p>
          </table:table-cell>
          <table:table-cell office:value-type="float" office:value="-2801.1" calcext:value-type="float">
            <text:p>-2801.1</text:p>
          </table:table-cell>
          <table:table-cell office:value-type="float" office:value="0.1706" calcext:value-type="float">
            <text:p>0.1706</text:p>
          </table:table-cell>
          <table:table-cell office:value-type="float" office:value="0.91657" calcext:value-type="float">
            <text:p>0.91657</text:p>
          </table:table-cell>
          <table:table-cell office:value-type="float" office:value="-0.036293" calcext:value-type="float">
            <text:p>-0.0362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0]-([$Sheet2.$B$2]*[.B320]+[$Sheet2.$B$3]))^2" office:value-type="float" office:value="0.000440775666715307" calcext:value-type="float">
            <text:p>0.000440775666715</text:p>
          </table:table-cell>
          <table:table-cell table:formula="of:=([.F320]-([$Sheet2.$B$7] +[$Sheet2.$B$8] * ([.B320] - [$Sheet2.$B$9])^2))^2" office:value-type="float" office:value="0.000133906163353013" calcext:value-type="float">
            <text:p>0.000133906163353</text:p>
          </table:table-cell>
          <table:table-cell table:formula="of:=([.X320]-([.AE320]^2*([$Sheet2.$B$13]*([.B320] -[$Sheet2.$B$14])^2 +[$Sheet2.$B$15]*([.B320]-[$Sheet2.$B$14]) +[$Sheet2.$B$16])    ))^2" office:value-type="float" office:value="28.9199559431552" calcext:value-type="float">
            <text:p>28.9199559431552</text:p>
          </table:table-cell>
          <table:table-cell table:formula="of:=([.AG320]-([.AE320]^2*([$Sheet2.$B$20]*([.B320] -[$Sheet2.$B$21])^2 + [$Sheet2.$B$22]*([.B320]-[$Sheet2.$B$21]) + [$Sheet2.$B$23])    ))^2" office:value-type="float" office:value="22490.7812850178" calcext:value-type="float">
            <text:p>22490.7812850178</text:p>
          </table:table-cell>
          <table:table-cell table:formula="of:=([.AH320]-([.AE320]^2*([$Sheet2.$B$27]*([.B320] -[$Sheet2.$B$28])^2 +[$Sheet2.$B$29]*([.B320]-[$Sheet2.$B$28]) +[$Sheet2.$B$30])    ))^2" office:value-type="float" office:value="34246.1952589628" calcext:value-type="float">
            <text:p>34246.1952589628</text:p>
          </table:table-cell>
          <table:table-cell table:formula="of:=([.AI320]-([.AE320]^2*([$Sheet2.$B$34]*([.B320] - [$Sheet2.$B$35])^2 +[$Sheet2.$B$36]*([.B320]-[$Sheet2.$B$35]) +[$Sheet2.$B$37])    ))^2" office:value-type="float" office:value="3635.95230963883" calcext:value-type="float">
            <text:p>3635.95230963883</text:p>
          </table:table-cell>
          <table:table-cell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596" calcext:value-type="float">
            <text:p>-0.79596</text:p>
          </table:table-cell>
          <table:table-cell office:value-type="float" office:value="0.077204" calcext:value-type="float">
            <text:p>0.077204</text:p>
          </table:table-cell>
          <table:table-cell office:value-type="float" office:value="0.01056" calcext:value-type="float">
            <text:p>0.01056</text:p>
          </table:table-cell>
          <table:table-cell office:value-type="float" office:value="0.066644" calcext:value-type="float">
            <text:p>0.066644</text:p>
          </table:table-cell>
          <table:table-cell office:value-type="float" office:value="-0.014084" calcext:value-type="float">
            <text:p>-0.014084</text:p>
          </table:table-cell>
          <table:table-cell office:value-type="float" office:value="-3.3136" calcext:value-type="float">
            <text:p>-3.3136</text:p>
          </table:table-cell>
          <table:table-cell office:value-type="float" office:value="-0.069475" calcext:value-type="float">
            <text:p>-0.069475</text:p>
          </table:table-cell>
          <table:table-cell office:value-type="float" office:value="-3.2442" calcext:value-type="float">
            <text:p>-3.2442</text:p>
          </table:table-cell>
          <table:table-cell office:value-type="float" office:value="-0.36676" calcext:value-type="float">
            <text:p>-0.36676</text:p>
          </table:table-cell>
          <table:table-cell office:value-type="float" office:value="-0.051872" calcext:value-type="float">
            <text:p>-0.051872</text:p>
          </table:table-cell>
          <table:table-cell office:value-type="float" office:value="-0.0052123" calcext:value-type="float">
            <text:p>-0.0052123</text:p>
          </table:table-cell>
          <table:table-cell office:value-type="float" office:value="-0.04666" calcext:value-type="float">
            <text:p>-0.04666</text:p>
          </table:table-cell>
          <table:table-cell office:value-type="float" office:value="-10.31" calcext:value-type="float">
            <text:p>-10.31</text:p>
          </table:table-cell>
          <table:table-cell office:value-type="float" office:value="-9.1981" calcext:value-type="float">
            <text:p>-9.1981</text:p>
          </table:table-cell>
          <table:table-cell office:value-type="float" office:value="-1" calcext:value-type="float">
            <text:p>-1</text:p>
          </table:table-cell>
          <table:table-cell office:value-type="float" office:value="2242.5" calcext:value-type="float">
            <text:p>2242.5</text:p>
          </table:table-cell>
          <table:table-cell office:value-type="float" office:value="-473.91" calcext:value-type="float">
            <text:p>-473.91</text:p>
          </table:table-cell>
          <table:table-cell office:value-type="float" office:value="-26783" calcext:value-type="float">
            <text:p>-26783</text:p>
          </table:table-cell>
          <table:table-cell office:value-type="float" office:value="2242.5" calcext:value-type="float">
            <text:p>2242.5</text:p>
          </table:table-cell>
          <table:table-cell office:value-type="float" office:value="-473.91" calcext:value-type="float">
            <text:p>-473.91</text:p>
          </table:table-cell>
          <table:table-cell office:value-type="float" office:value="-26783" calcext:value-type="float">
            <text:p>-267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6" calcext:value-type="float">
            <text:p>29.86</text:p>
          </table:table-cell>
          <table:table-cell office:value-type="float" office:value="-0.95488" calcext:value-type="float">
            <text:p>-0.95488</text:p>
          </table:table-cell>
          <table:table-cell office:value-type="float" office:value="30" calcext:value-type="float">
            <text:p>30</text:p>
          </table:table-cell>
          <table:table-cell office:value-type="float" office:value="-5.54" calcext:value-type="float">
            <text:p>-5.54</text:p>
          </table:table-cell>
          <table:table-cell office:value-type="float" office:value="6170.5" calcext:value-type="float">
            <text:p>6170.5</text:p>
          </table:table-cell>
          <table:table-cell office:value-type="float" office:value="-16948" calcext:value-type="float">
            <text:p>-16948</text:p>
          </table:table-cell>
          <table:table-cell office:value-type="float" office:value="872.71" calcext:value-type="float">
            <text:p>872.71</text:p>
          </table:table-cell>
          <table:table-cell office:value-type="float" office:value="0.042119" calcext:value-type="float">
            <text:p>0.042119</text:p>
          </table:table-cell>
          <table:table-cell office:value-type="float" office:value="-0.24803" calcext:value-type="float">
            <text:p>-0.24803</text:p>
          </table:table-cell>
          <table:table-cell office:value-type="float" office:value="0.0084759" calcext:value-type="float">
            <text:p>0.0084759</text:p>
          </table:table-cell>
          <table:table-cell office:value-type="float" office:value="0" calcext:value-type="float">
            <text:p>0</text:p>
          </table:table-cell>
          <table:table-cell office:value-type="float" office:value="-2754" calcext:value-type="float">
            <text:p>-2754</text:p>
          </table:table-cell>
          <table:table-cell office:value-type="float" office:value="0.14925" calcext:value-type="float">
            <text:p>0.14925</text:p>
          </table:table-cell>
          <table:table-cell office:value-type="float" office:value="0.90781" calcext:value-type="float">
            <text:p>0.90781</text:p>
          </table:table-cell>
          <table:table-cell office:value-type="float" office:value="-0.033525" calcext:value-type="float">
            <text:p>-0.0335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1]-([$Sheet2.$B$2]*[.B321]+[$Sheet2.$B$3]))^2" office:value-type="float" office:value="0.000461898564177273" calcext:value-type="float">
            <text:p>0.000461898564177</text:p>
          </table:table-cell>
          <table:table-cell table:formula="of:=([.F321]-([$Sheet2.$B$7] +[$Sheet2.$B$8] * ([.B321] - [$Sheet2.$B$9])^2))^2" office:value-type="float" office:value="0.000101859587152463" calcext:value-type="float">
            <text:p>0.000101859587152</text:p>
          </table:table-cell>
          <table:table-cell table:formula="of:=([.X321]-([.AE321]^2*([$Sheet2.$B$13]*([.B321] -[$Sheet2.$B$14])^2 +[$Sheet2.$B$15]*([.B321]-[$Sheet2.$B$14]) +[$Sheet2.$B$16])    ))^2" office:value-type="float" office:value="16.4643541777817" calcext:value-type="float">
            <text:p>16.4643541777817</text:p>
          </table:table-cell>
          <table:table-cell table:formula="of:=([.AG321]-([.AE321]^2*([$Sheet2.$B$20]*([.B321] -[$Sheet2.$B$21])^2 + [$Sheet2.$B$22]*([.B321]-[$Sheet2.$B$21]) + [$Sheet2.$B$23])    ))^2" office:value-type="float" office:value="24644.0437108843" calcext:value-type="float">
            <text:p>24644.0437108843</text:p>
          </table:table-cell>
          <table:table-cell table:formula="of:=([.AH321]-([.AE321]^2*([$Sheet2.$B$27]*([.B321] -[$Sheet2.$B$28])^2 +[$Sheet2.$B$29]*([.B321]-[$Sheet2.$B$28]) +[$Sheet2.$B$30])    ))^2" office:value-type="float" office:value="52433.4326142046" calcext:value-type="float">
            <text:p>52433.4326142046</text:p>
          </table:table-cell>
          <table:table-cell table:formula="of:=([.AI321]-([.AE321]^2*([$Sheet2.$B$34]*([.B321] - [$Sheet2.$B$35])^2 +[$Sheet2.$B$36]*([.B321]-[$Sheet2.$B$35]) +[$Sheet2.$B$37])    ))^2" office:value-type="float" office:value="2619.48911297702" calcext:value-type="float">
            <text:p>2619.48911297702</text:p>
          </table:table-cell>
          <table:table-cell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623" calcext:value-type="float">
            <text:p>-0.73623</text:p>
          </table:table-cell>
          <table:table-cell office:value-type="float" office:value="0.067661" calcext:value-type="float">
            <text:p>0.067661</text:p>
          </table:table-cell>
          <table:table-cell office:value-type="float" office:value="0.0099568" calcext:value-type="float">
            <text:p>0.0099568</text:p>
          </table:table-cell>
          <table:table-cell office:value-type="float" office:value="0.057704" calcext:value-type="float">
            <text:p>0.057704</text:p>
          </table:table-cell>
          <table:table-cell office:value-type="float" office:value="-0.012613" calcext:value-type="float">
            <text:p>-0.012613</text:p>
          </table:table-cell>
          <table:table-cell office:value-type="float" office:value="-3.0438" calcext:value-type="float">
            <text:p>-3.0438</text:p>
          </table:table-cell>
          <table:table-cell office:value-type="float" office:value="-0.065505" calcext:value-type="float">
            <text:p>-0.065505</text:p>
          </table:table-cell>
          <table:table-cell office:value-type="float" office:value="-2.9783" calcext:value-type="float">
            <text:p>-2.9783</text:p>
          </table:table-cell>
          <table:table-cell office:value-type="float" office:value="-0.33999" calcext:value-type="float">
            <text:p>-0.33999</text:p>
          </table:table-cell>
          <table:table-cell office:value-type="float" office:value="-0.045663" calcext:value-type="float">
            <text:p>-0.045663</text:p>
          </table:table-cell>
          <table:table-cell office:value-type="float" office:value="-0.0048904" calcext:value-type="float">
            <text:p>-0.0048904</text:p>
          </table:table-cell>
          <table:table-cell office:value-type="float" office:value="-0.040772" calcext:value-type="float">
            <text:p>-0.040772</text:p>
          </table:table-cell>
          <table:table-cell office:value-type="float" office:value="-10.881" calcext:value-type="float">
            <text:p>-10.881</text:p>
          </table:table-cell>
          <table:table-cell office:value-type="float" office:value="-9.3365" calcext:value-type="float">
            <text:p>-9.3365</text:p>
          </table:table-cell>
          <table:table-cell office:value-type="float" office:value="-1" calcext:value-type="float">
            <text:p>-1</text:p>
          </table:table-cell>
          <table:table-cell office:value-type="float" office:value="1941.7" calcext:value-type="float">
            <text:p>1941.7</text:p>
          </table:table-cell>
          <table:table-cell office:value-type="float" office:value="-424.4" calcext:value-type="float">
            <text:p>-424.4</text:p>
          </table:table-cell>
          <table:table-cell office:value-type="float" office:value="-24773" calcext:value-type="float">
            <text:p>-24773</text:p>
          </table:table-cell>
          <table:table-cell office:value-type="float" office:value="1941.7" calcext:value-type="float">
            <text:p>1941.7</text:p>
          </table:table-cell>
          <table:table-cell office:value-type="float" office:value="-424.4" calcext:value-type="float">
            <text:p>-424.4</text:p>
          </table:table-cell>
          <table:table-cell office:value-type="float" office:value="-24773" calcext:value-type="float">
            <text:p>-24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74" calcext:value-type="float">
            <text:p>29.874</text:p>
          </table:table-cell>
          <table:table-cell office:value-type="float" office:value="-0.94072" calcext:value-type="float">
            <text:p>-0.94072</text:p>
          </table:table-cell>
          <table:table-cell office:value-type="float" office:value="30" calcext:value-type="float">
            <text:p>30</text:p>
          </table:table-cell>
          <table:table-cell office:value-type="float" office:value="-5.2508" calcext:value-type="float">
            <text:p>-5.2508</text:p>
          </table:table-cell>
          <table:table-cell office:value-type="float" office:value="5720.1" calcext:value-type="float">
            <text:p>5720.1</text:p>
          </table:table-cell>
          <table:table-cell office:value-type="float" office:value="-15568" calcext:value-type="float">
            <text:p>-15568</text:p>
          </table:table-cell>
          <table:table-cell office:value-type="float" office:value="768.24" calcext:value-type="float">
            <text:p>768.24</text:p>
          </table:table-cell>
          <table:table-cell office:value-type="float" office:value="0.041679" calcext:value-type="float">
            <text:p>0.041679</text:p>
          </table:table-cell>
          <table:table-cell office:value-type="float" office:value="-0.24799" calcext:value-type="float">
            <text:p>-0.24799</text:p>
          </table:table-cell>
          <table:table-cell office:value-type="float" office:value="0.0073359" calcext:value-type="float">
            <text:p>0.0073359</text:p>
          </table:table-cell>
          <table:table-cell office:value-type="float" office:value="0" calcext:value-type="float">
            <text:p>0</text:p>
          </table:table-cell>
          <table:table-cell office:value-type="float" office:value="-2713.2" calcext:value-type="float">
            <text:p>-2713.2</text:p>
          </table:table-cell>
          <table:table-cell office:value-type="float" office:value="0.12929" calcext:value-type="float">
            <text:p>0.12929</text:p>
          </table:table-cell>
          <table:table-cell office:value-type="float" office:value="0.897" calcext:value-type="float">
            <text:p>0.897</text:p>
          </table:table-cell>
          <table:table-cell office:value-type="float" office:value="-0.030685" calcext:value-type="float">
            <text:p>-0.03068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2]-([$Sheet2.$B$2]*[.B322]+[$Sheet2.$B$3]))^2" office:value-type="float" office:value="0.000466516498091167" calcext:value-type="float">
            <text:p>0.000466516498091</text:p>
          </table:table-cell>
          <table:table-cell table:formula="of:=([.F322]-([$Sheet2.$B$7] +[$Sheet2.$B$8] * ([.B322] - [$Sheet2.$B$9])^2))^2" office:value-type="float" office:value="0.0000755610487292582" calcext:value-type="float">
            <text:p>7.55610487292582E-05</text:p>
          </table:table-cell>
          <table:table-cell table:formula="of:=([.X322]-([.AE322]^2*([$Sheet2.$B$13]*([.B322] -[$Sheet2.$B$14])^2 +[$Sheet2.$B$15]*([.B322]-[$Sheet2.$B$14]) +[$Sheet2.$B$16])    ))^2" office:value-type="float" office:value="7.02885538661355" calcext:value-type="float">
            <text:p>7.02885538661355</text:p>
          </table:table-cell>
          <table:table-cell table:formula="of:=([.AG322]-([.AE322]^2*([$Sheet2.$B$20]*([.B322] -[$Sheet2.$B$21])^2 + [$Sheet2.$B$22]*([.B322]-[$Sheet2.$B$21]) + [$Sheet2.$B$23])    ))^2" office:value-type="float" office:value="26012.1336541366" calcext:value-type="float">
            <text:p>26012.1336541366</text:p>
          </table:table-cell>
          <table:table-cell table:formula="of:=([.AH322]-([.AE322]^2*([$Sheet2.$B$27]*([.B322] -[$Sheet2.$B$28])^2 +[$Sheet2.$B$29]*([.B322]-[$Sheet2.$B$28]) +[$Sheet2.$B$30])    ))^2" office:value-type="float" office:value="70008.9847051757" calcext:value-type="float">
            <text:p>70008.9847051757</text:p>
          </table:table-cell>
          <table:table-cell table:formula="of:=([.AI322]-([.AE322]^2*([$Sheet2.$B$34]*([.B322] - [$Sheet2.$B$35])^2 +[$Sheet2.$B$36]*([.B322]-[$Sheet2.$B$35]) +[$Sheet2.$B$37])    ))^2" office:value-type="float" office:value="1808.75240133235" calcext:value-type="float">
            <text:p>1808.75240133235</text:p>
          </table:table-cell>
          <table:table-cell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614" calcext:value-type="float">
            <text:p>-0.67614</text:p>
          </table:table-cell>
          <table:table-cell office:value-type="float" office:value="0.058757" calcext:value-type="float">
            <text:p>0.058757</text:p>
          </table:table-cell>
          <table:table-cell office:value-type="float" office:value="0.0093492" calcext:value-type="float">
            <text:p>0.0093492</text:p>
          </table:table-cell>
          <table:table-cell office:value-type="float" office:value="0.049408" calcext:value-type="float">
            <text:p>0.049408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2.7769" calcext:value-type="float">
            <text:p>-2.7769</text:p>
          </table:table-cell>
          <table:table-cell office:value-type="float" office:value="-0.061508" calcext:value-type="float">
            <text:p>-0.061508</text:p>
          </table:table-cell>
          <table:table-cell office:value-type="float" office:value="-2.7154" calcext:value-type="float">
            <text:p>-2.7154</text:p>
          </table:table-cell>
          <table:table-cell office:value-type="float" office:value="-0.31284" calcext:value-type="float">
            <text:p>-0.31284</text:p>
          </table:table-cell>
          <table:table-cell office:value-type="float" office:value="-0.039885" calcext:value-type="float">
            <text:p>-0.039885</text:p>
          </table:table-cell>
          <table:table-cell office:value-type="float" office:value="-0.0045686" calcext:value-type="float">
            <text:p>-0.0045686</text:p>
          </table:table-cell>
          <table:table-cell office:value-type="float" office:value="-0.035316" calcext:value-type="float">
            <text:p>-0.035316</text:p>
          </table:table-cell>
          <table:table-cell office:value-type="float" office:value="-11.507" calcext:value-type="float">
            <text:p>-11.507</text:p>
          </table:table-cell>
          <table:table-cell office:value-type="float" office:value="-9.4622" calcext:value-type="float">
            <text:p>-9.4622</text:p>
          </table:table-cell>
          <table:table-cell office:value-type="float" office:value="-1" calcext:value-type="float">
            <text:p>-1</text:p>
          </table:table-cell>
          <table:table-cell office:value-type="float" office:value="1662.5" calcext:value-type="float">
            <text:p>1662.5</text:p>
          </table:table-cell>
          <table:table-cell office:value-type="float" office:value="-378.55" calcext:value-type="float">
            <text:p>-378.55</text:p>
          </table:table-cell>
          <table:table-cell office:value-type="float" office:value="-22751" calcext:value-type="float">
            <text:p>-22751</text:p>
          </table:table-cell>
          <table:table-cell office:value-type="float" office:value="1662.5" calcext:value-type="float">
            <text:p>1662.5</text:p>
          </table:table-cell>
          <table:table-cell office:value-type="float" office:value="-378.55" calcext:value-type="float">
            <text:p>-378.55</text:p>
          </table:table-cell>
          <table:table-cell office:value-type="float" office:value="-22751" calcext:value-type="float">
            <text:p>-227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87" calcext:value-type="float">
            <text:p>29.887</text:p>
          </table:table-cell>
          <table:table-cell office:value-type="float" office:value="-0.92823" calcext:value-type="float">
            <text:p>-0.92823</text:p>
          </table:table-cell>
          <table:table-cell office:value-type="float" office:value="30" calcext:value-type="float">
            <text:p>30</text:p>
          </table:table-cell>
          <table:table-cell office:value-type="float" office:value="-4.9666" calcext:value-type="float">
            <text:p>-4.9666</text:p>
          </table:table-cell>
          <table:table-cell office:value-type="float" office:value="5263.4" calcext:value-type="float">
            <text:p>5263.4</text:p>
          </table:table-cell>
          <table:table-cell office:value-type="float" office:value="-14203" calcext:value-type="float">
            <text:p>-14203</text:p>
          </table:table-cell>
          <table:table-cell office:value-type="float" office:value="671.04" calcext:value-type="float">
            <text:p>671.04</text:p>
          </table:table-cell>
          <table:table-cell office:value-type="float" office:value="0.041086" calcext:value-type="float">
            <text:p>0.041086</text:p>
          </table:table-cell>
          <table:table-cell office:value-type="float" office:value="-0.24795" calcext:value-type="float">
            <text:p>-0.24795</text:p>
          </table:table-cell>
          <table:table-cell office:value-type="float" office:value="0.0061269" calcext:value-type="float">
            <text:p>0.0061269</text:p>
          </table:table-cell>
          <table:table-cell office:value-type="float" office:value="0" calcext:value-type="float">
            <text:p>0</text:p>
          </table:table-cell>
          <table:table-cell office:value-type="float" office:value="-2677.1" calcext:value-type="float">
            <text:p>-2677.1</text:p>
          </table:table-cell>
          <table:table-cell office:value-type="float" office:value="0.11075" calcext:value-type="float">
            <text:p>0.11075</text:p>
          </table:table-cell>
          <table:table-cell office:value-type="float" office:value="0.88358" calcext:value-type="float">
            <text:p>0.88358</text:p>
          </table:table-cell>
          <table:table-cell office:value-type="float" office:value="-0.02778" calcext:value-type="float">
            <text:p>-0.0277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3]-([$Sheet2.$B$2]*[.B323]+[$Sheet2.$B$3]))^2" office:value-type="float" office:value="0.000455658566209213" calcext:value-type="float">
            <text:p>0.000455658566209</text:p>
          </table:table-cell>
          <table:table-cell table:formula="of:=([.F323]-([$Sheet2.$B$7] +[$Sheet2.$B$8] * ([.B323] - [$Sheet2.$B$9])^2))^2" office:value-type="float" office:value="0.0000555753460600397" calcext:value-type="float">
            <text:p>5.55753460600397E-05</text:p>
          </table:table-cell>
          <table:table-cell table:formula="of:=([.X323]-([.AE323]^2*([$Sheet2.$B$13]*([.B323] -[$Sheet2.$B$14])^2 +[$Sheet2.$B$15]*([.B323]-[$Sheet2.$B$14]) +[$Sheet2.$B$16])    ))^2" office:value-type="float" office:value="1.41238237212915" calcext:value-type="float">
            <text:p>1.41238237212915</text:p>
          </table:table-cell>
          <table:table-cell table:formula="of:=([.AG323]-([.AE323]^2*([$Sheet2.$B$20]*([.B323] -[$Sheet2.$B$21])^2 + [$Sheet2.$B$22]*([.B323]-[$Sheet2.$B$21]) + [$Sheet2.$B$23])    ))^2" office:value-type="float" office:value="26524.9918042653" calcext:value-type="float">
            <text:p>26524.9918042653</text:p>
          </table:table-cell>
          <table:table-cell table:formula="of:=([.AH323]-([.AE323]^2*([$Sheet2.$B$27]*([.B323] -[$Sheet2.$B$28])^2 +[$Sheet2.$B$29]*([.B323]-[$Sheet2.$B$28]) +[$Sheet2.$B$30])    ))^2" office:value-type="float" office:value="83453.4891507119" calcext:value-type="float">
            <text:p>83453.4891507119</text:p>
          </table:table-cell>
          <table:table-cell table:formula="of:=([.AI323]-([.AE323]^2*([$Sheet2.$B$34]*([.B323] - [$Sheet2.$B$35])^2 +[$Sheet2.$B$36]*([.B323]-[$Sheet2.$B$35]) +[$Sheet2.$B$37])    ))^2" office:value-type="float" office:value="1227.40310751153" calcext:value-type="float">
            <text:p>1227.40310751153</text:p>
          </table:table-cell>
          <table:table-cell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571" calcext:value-type="float">
            <text:p>-0.61571</text:p>
          </table:table-cell>
          <table:table-cell office:value-type="float" office:value="0.050621" calcext:value-type="float">
            <text:p>0.050621</text:p>
          </table:table-cell>
          <table:table-cell office:value-type="float" office:value="0.0088553" calcext:value-type="float">
            <text:p>0.0088553</text:p>
          </table:table-cell>
          <table:table-cell office:value-type="float" office:value="0.041766" calcext:value-type="float">
            <text:p>0.041766</text:p>
          </table:table-cell>
          <table:table-cell office:value-type="float" office:value="-0.0099975" calcext:value-type="float">
            <text:p>-0.0099975</text:p>
          </table:table-cell>
          <table:table-cell office:value-type="float" office:value="-2.5139" calcext:value-type="float">
            <text:p>-2.5139</text:p>
          </table:table-cell>
          <table:table-cell office:value-type="float" office:value="-0.058259" calcext:value-type="float">
            <text:p>-0.058259</text:p>
          </table:table-cell>
          <table:table-cell office:value-type="float" office:value="-2.4557" calcext:value-type="float">
            <text:p>-2.4557</text:p>
          </table:table-cell>
          <table:table-cell office:value-type="float" office:value="-0.28533" calcext:value-type="float">
            <text:p>-0.28533</text:p>
          </table:table-cell>
          <table:table-cell office:value-type="float" office:value="-0.034604" calcext:value-type="float">
            <text:p>-0.034604</text:p>
          </table:table-cell>
          <table:table-cell office:value-type="float" office:value="-0.0043074" calcext:value-type="float">
            <text:p>-0.0043074</text:p>
          </table:table-cell>
          <table:table-cell office:value-type="float" office:value="-0.030296" calcext:value-type="float">
            <text:p>-0.030296</text:p>
          </table:table-cell>
          <table:table-cell office:value-type="float" office:value="-12.163" calcext:value-type="float">
            <text:p>-12.163</text:p>
          </table:table-cell>
          <table:table-cell office:value-type="float" office:value="-9.5441" calcext:value-type="float">
            <text:p>-9.5441</text:p>
          </table:table-cell>
          <table:table-cell office:value-type="float" office:value="-1" calcext:value-type="float">
            <text:p>-1</text:p>
          </table:table-cell>
          <table:table-cell office:value-type="float" office:value="1405.4" calcext:value-type="float">
            <text:p>1405.4</text:p>
          </table:table-cell>
          <table:table-cell office:value-type="float" office:value="-336.4" calcext:value-type="float">
            <text:p>-336.4</text:p>
          </table:table-cell>
          <table:table-cell office:value-type="float" office:value="-20718" calcext:value-type="float">
            <text:p>-20718</text:p>
          </table:table-cell>
          <table:table-cell office:value-type="float" office:value="1405.4" calcext:value-type="float">
            <text:p>1405.4</text:p>
          </table:table-cell>
          <table:table-cell office:value-type="float" office:value="-336.4" calcext:value-type="float">
            <text:p>-336.4</text:p>
          </table:table-cell>
          <table:table-cell office:value-type="float" office:value="-20718" calcext:value-type="float">
            <text:p>-207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99" calcext:value-type="float">
            <text:p>29.899</text:p>
          </table:table-cell>
          <table:table-cell office:value-type="float" office:value="-0.92026" calcext:value-type="float">
            <text:p>-0.92026</text:p>
          </table:table-cell>
          <table:table-cell office:value-type="float" office:value="30" calcext:value-type="float">
            <text:p>30</text:p>
          </table:table-cell>
          <table:table-cell office:value-type="float" office:value="-4.7001" calcext:value-type="float">
            <text:p>-4.7001</text:p>
          </table:table-cell>
          <table:table-cell office:value-type="float" office:value="4800.5" calcext:value-type="float">
            <text:p>4800.5</text:p>
          </table:table-cell>
          <table:table-cell office:value-type="float" office:value="-12858" calcext:value-type="float">
            <text:p>-12858</text:p>
          </table:table-cell>
          <table:table-cell office:value-type="float" office:value="582.19" calcext:value-type="float">
            <text:p>582.19</text:p>
          </table:table-cell>
          <table:table-cell office:value-type="float" office:value="0.040298" calcext:value-type="float">
            <text:p>0.040298</text:p>
          </table:table-cell>
          <table:table-cell office:value-type="float" office:value="-0.24791" calcext:value-type="float">
            <text:p>-0.24791</text:p>
          </table:table-cell>
          <table:table-cell office:value-type="float" office:value="0.0048312" calcext:value-type="float">
            <text:p>0.0048312</text:p>
          </table:table-cell>
          <table:table-cell office:value-type="float" office:value="0" calcext:value-type="float">
            <text:p>0</text:p>
          </table:table-cell>
          <table:table-cell office:value-type="float" office:value="-2654.2" calcext:value-type="float">
            <text:p>-2654.2</text:p>
          </table:table-cell>
          <table:table-cell office:value-type="float" office:value="0.093657" calcext:value-type="float">
            <text:p>0.093657</text:p>
          </table:table-cell>
          <table:table-cell office:value-type="float" office:value="0.86677" calcext:value-type="float">
            <text:p>0.86677</text:p>
          </table:table-cell>
          <table:table-cell office:value-type="float" office:value="-0.024812" calcext:value-type="float">
            <text:p>-0.0248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4]-([$Sheet2.$B$2]*[.B324]+[$Sheet2.$B$3]))^2" office:value-type="float" office:value="0.000430700619917464" calcext:value-type="float">
            <text:p>0.000430700619917</text:p>
          </table:table-cell>
          <table:table-cell table:formula="of:=([.F324]-([$Sheet2.$B$7] +[$Sheet2.$B$8] * ([.B324] - [$Sheet2.$B$9])^2))^2" office:value-type="float" office:value="0.0000390681965873977" calcext:value-type="float">
            <text:p>3.90681965873977E-05</text:p>
          </table:table-cell>
          <table:table-cell table:formula="of:=([.X324]-([.AE324]^2*([$Sheet2.$B$13]*([.B324] -[$Sheet2.$B$14])^2 +[$Sheet2.$B$15]*([.B324]-[$Sheet2.$B$14]) +[$Sheet2.$B$16])    ))^2" office:value-type="float" office:value="0.0844812635643731" calcext:value-type="float">
            <text:p>0.084481263564373</text:p>
          </table:table-cell>
          <table:table-cell table:formula="of:=([.AG324]-([.AE324]^2*([$Sheet2.$B$20]*([.B324] -[$Sheet2.$B$21])^2 + [$Sheet2.$B$22]*([.B324]-[$Sheet2.$B$21]) + [$Sheet2.$B$23])    ))^2" office:value-type="float" office:value="26189.187530261" calcext:value-type="float">
            <text:p>26189.187530261</text:p>
          </table:table-cell>
          <table:table-cell table:formula="of:=([.AH324]-([.AE324]^2*([$Sheet2.$B$27]*([.B324] -[$Sheet2.$B$28])^2 +[$Sheet2.$B$29]*([.B324]-[$Sheet2.$B$28]) +[$Sheet2.$B$30])    ))^2" office:value-type="float" office:value="94161.017999798" calcext:value-type="float">
            <text:p>94161.017999798</text:p>
          </table:table-cell>
          <table:table-cell table:formula="of:=([.AI324]-([.AE324]^2*([$Sheet2.$B$34]*([.B324] - [$Sheet2.$B$35])^2 +[$Sheet2.$B$36]*([.B324]-[$Sheet2.$B$35]) +[$Sheet2.$B$37])    ))^2" office:value-type="float" office:value="762.62109861477" calcext:value-type="float">
            <text:p>762.62109861477</text:p>
          </table:table-cell>
          <table:table-cell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5497" calcext:value-type="float">
            <text:p>-0.55497</text:p>
          </table:table-cell>
          <table:table-cell office:value-type="float" office:value="0.043181" calcext:value-type="float">
            <text:p>0.043181</text:p>
          </table:table-cell>
          <table:table-cell office:value-type="float" office:value="0.0083944" calcext:value-type="float">
            <text:p>0.0083944</text:p>
          </table:table-cell>
          <table:table-cell office:value-type="float" office:value="0.034786" calcext:value-type="float">
            <text:p>0.034786</text:p>
          </table:table-cell>
          <table:table-cell office:value-type="float" office:value="-0.008856" calcext:value-type="float">
            <text:p>-0.008856</text:p>
          </table:table-cell>
          <table:table-cell office:value-type="float" office:value="-2.2544" calcext:value-type="float">
            <text:p>-2.2544</text:p>
          </table:table-cell>
          <table:table-cell office:value-type="float" office:value="-0.055227" calcext:value-type="float">
            <text:p>-0.055227</text:p>
          </table:table-cell>
          <table:table-cell office:value-type="float" office:value="-2.1992" calcext:value-type="float">
            <text:p>-2.1992</text:p>
          </table:table-cell>
          <table:table-cell office:value-type="float" office:value="-0.25747" calcext:value-type="float">
            <text:p>-0.25747</text:p>
          </table:table-cell>
          <table:table-cell office:value-type="float" office:value="-0.029784" calcext:value-type="float">
            <text:p>-0.029784</text:p>
          </table:table-cell>
          <table:table-cell office:value-type="float" office:value="-0.004066" calcext:value-type="float">
            <text:p>-0.004066</text:p>
          </table:table-cell>
          <table:table-cell office:value-type="float" office:value="-0.025718" calcext:value-type="float">
            <text:p>-0.025718</text:p>
          </table:table-cell>
          <table:table-cell office:value-type="float" office:value="-12.852" calcext:value-type="float">
            <text:p>-12.852</text:p>
          </table:table-cell>
          <table:table-cell office:value-type="float" office:value="-9.5745" calcext:value-type="float">
            <text:p>-9.5745</text:p>
          </table:table-cell>
          <table:table-cell office:value-type="float" office:value="-1" calcext:value-type="float">
            <text:p>-1</text:p>
          </table:table-cell>
          <table:table-cell office:value-type="float" office:value="1170.5" calcext:value-type="float">
            <text:p>1170.5</text:p>
          </table:table-cell>
          <table:table-cell office:value-type="float" office:value="-297.99" calcext:value-type="float">
            <text:p>-297.99</text:p>
          </table:table-cell>
          <table:table-cell office:value-type="float" office:value="-18674" calcext:value-type="float">
            <text:p>-18674</text:p>
          </table:table-cell>
          <table:table-cell office:value-type="float" office:value="1170.5" calcext:value-type="float">
            <text:p>1170.5</text:p>
          </table:table-cell>
          <table:table-cell office:value-type="float" office:value="-297.99" calcext:value-type="float">
            <text:p>-297.99</text:p>
          </table:table-cell>
          <table:table-cell office:value-type="float" office:value="-18674" calcext:value-type="float">
            <text:p>-18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1" calcext:value-type="float">
            <text:p>29.91</text:p>
          </table:table-cell>
          <table:table-cell office:value-type="float" office:value="-0.91734" calcext:value-type="float">
            <text:p>-0.91734</text:p>
          </table:table-cell>
          <table:table-cell office:value-type="float" office:value="30" calcext:value-type="float">
            <text:p>30</text:p>
          </table:table-cell>
          <table:table-cell office:value-type="float" office:value="-4.4491" calcext:value-type="float">
            <text:p>-4.4491</text:p>
          </table:table-cell>
          <table:table-cell office:value-type="float" office:value="4331.7" calcext:value-type="float">
            <text:p>4331.7</text:p>
          </table:table-cell>
          <table:table-cell office:value-type="float" office:value="-11531" calcext:value-type="float">
            <text:p>-11531</text:p>
          </table:table-cell>
          <table:table-cell office:value-type="float" office:value="501.09" calcext:value-type="float">
            <text:p>501.09</text:p>
          </table:table-cell>
          <table:table-cell office:value-type="float" office:value="0.039257" calcext:value-type="float">
            <text:p>0.039257</text:p>
          </table:table-cell>
          <table:table-cell office:value-type="float" office:value="-0.24789" calcext:value-type="float">
            <text:p>-0.24789</text:p>
          </table:table-cell>
          <table:table-cell office:value-type="float" office:value="0.0034228" calcext:value-type="float">
            <text:p>0.0034228</text:p>
          </table:table-cell>
          <table:table-cell office:value-type="float" office:value="0" calcext:value-type="float">
            <text:p>0</text:p>
          </table:table-cell>
          <table:table-cell office:value-type="float" office:value="-2645.7" calcext:value-type="float">
            <text:p>-2645.7</text:p>
          </table:table-cell>
          <table:table-cell office:value-type="float" office:value="0.078034" calcext:value-type="float">
            <text:p>0.078034</text:p>
          </table:table-cell>
          <table:table-cell office:value-type="float" office:value="0.84548" calcext:value-type="float">
            <text:p>0.84548</text:p>
          </table:table-cell>
          <table:table-cell office:value-type="float" office:value="-0.021787" calcext:value-type="float">
            <text:p>-0.0217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5]-([$Sheet2.$B$2]*[.B325]+[$Sheet2.$B$3]))^2" office:value-type="float" office:value="0.000394042167304697" calcext:value-type="float">
            <text:p>0.000394042167305</text:p>
          </table:table-cell>
          <table:table-cell table:formula="of:=([.F325]-([$Sheet2.$B$7] +[$Sheet2.$B$8] * ([.B325] - [$Sheet2.$B$9])^2))^2" office:value-type="float" office:value="0.0000265357968734069" calcext:value-type="float">
            <text:p>2.65357968734069E-05</text:p>
          </table:table-cell>
          <table:table-cell table:formula="of:=([.X325]-([.AE325]^2*([$Sheet2.$B$13]*([.B325] -[$Sheet2.$B$14])^2 +[$Sheet2.$B$15]*([.B325]-[$Sheet2.$B$14]) +[$Sheet2.$B$16])    ))^2" office:value-type="float" office:value="3.04880165022463" calcext:value-type="float">
            <text:p>3.04880165022463</text:p>
          </table:table-cell>
          <table:table-cell table:formula="of:=([.AG325]-([.AE325]^2*([$Sheet2.$B$20]*([.B325] -[$Sheet2.$B$21])^2 + [$Sheet2.$B$22]*([.B325]-[$Sheet2.$B$21]) + [$Sheet2.$B$23])    ))^2" office:value-type="float" office:value="25115.9543095695" calcext:value-type="float">
            <text:p>25115.9543095695</text:p>
          </table:table-cell>
          <table:table-cell table:formula="of:=([.AH325]-([.AE325]^2*([$Sheet2.$B$27]*([.B325] -[$Sheet2.$B$28])^2 +[$Sheet2.$B$29]*([.B325]-[$Sheet2.$B$28]) +[$Sheet2.$B$30])    ))^2" office:value-type="float" office:value="100180.22809648" calcext:value-type="float">
            <text:p>100180.22809648</text:p>
          </table:table-cell>
          <table:table-cell table:formula="of:=([.AI325]-([.AE325]^2*([$Sheet2.$B$34]*([.B325] - [$Sheet2.$B$35])^2 +[$Sheet2.$B$36]*([.B325]-[$Sheet2.$B$35]) +[$Sheet2.$B$37])    ))^2" office:value-type="float" office:value="435.693633607255" calcext:value-type="float">
            <text:p>435.693633607255</text:p>
          </table:table-cell>
          <table:table-cell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395" calcext:value-type="float">
            <text:p>-0.49395</text:p>
          </table:table-cell>
          <table:table-cell office:value-type="float" office:value="0.036474" calcext:value-type="float">
            <text:p>0.036474</text:p>
          </table:table-cell>
          <table:table-cell office:value-type="float" office:value="0.0079956" calcext:value-type="float">
            <text:p>0.0079956</text:p>
          </table:table-cell>
          <table:table-cell office:value-type="float" office:value="0.028479" calcext:value-type="float">
            <text:p>0.028479</text:p>
          </table:table-cell>
          <table:table-cell office:value-type="float" office:value="-0.0078266" calcext:value-type="float">
            <text:p>-0.0078266</text:p>
          </table:table-cell>
          <table:table-cell office:value-type="float" office:value="-1.9988" calcext:value-type="float">
            <text:p>-1.9988</text:p>
          </table:table-cell>
          <table:table-cell office:value-type="float" office:value="-0.052602" calcext:value-type="float">
            <text:p>-0.052602</text:p>
          </table:table-cell>
          <table:table-cell office:value-type="float" office:value="-1.9462" calcext:value-type="float">
            <text:p>-1.9462</text:p>
          </table:table-cell>
          <table:table-cell office:value-type="float" office:value="-0.22925" calcext:value-type="float">
            <text:p>-0.22925</text:p>
          </table:table-cell>
          <table:table-cell office:value-type="float" office:value="-0.025442" calcext:value-type="float">
            <text:p>-0.025442</text:p>
          </table:table-cell>
          <table:table-cell office:value-type="float" office:value="-0.0038578" calcext:value-type="float">
            <text:p>-0.0038578</text:p>
          </table:table-cell>
          <table:table-cell office:value-type="float" office:value="-0.021584" calcext:value-type="float">
            <text:p>-0.021584</text:p>
          </table:table-cell>
          <table:table-cell office:value-type="float" office:value="-13.542" calcext:value-type="float">
            <text:p>-13.542</text:p>
          </table:table-cell>
          <table:table-cell office:value-type="float" office:value="-9.5177" calcext:value-type="float">
            <text:p>-9.5177</text:p>
          </table:table-cell>
          <table:table-cell office:value-type="float" office:value="-1" calcext:value-type="float">
            <text:p>-1</text:p>
          </table:table-cell>
          <table:table-cell office:value-type="float" office:value="958.27" calcext:value-type="float">
            <text:p>958.27</text:p>
          </table:table-cell>
          <table:table-cell office:value-type="float" office:value="-263.35" calcext:value-type="float">
            <text:p>-263.35</text:p>
          </table:table-cell>
          <table:table-cell office:value-type="float" office:value="-16621" calcext:value-type="float">
            <text:p>-16621</text:p>
          </table:table-cell>
          <table:table-cell office:value-type="float" office:value="958.27" calcext:value-type="float">
            <text:p>958.27</text:p>
          </table:table-cell>
          <table:table-cell office:value-type="float" office:value="-263.35" calcext:value-type="float">
            <text:p>-263.35</text:p>
          </table:table-cell>
          <table:table-cell office:value-type="float" office:value="-16621" calcext:value-type="float">
            <text:p>-16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19" calcext:value-type="float">
            <text:p>29.919</text:p>
          </table:table-cell>
          <table:table-cell office:value-type="float" office:value="-0.92281" calcext:value-type="float">
            <text:p>-0.92281</text:p>
          </table:table-cell>
          <table:table-cell office:value-type="float" office:value="30" calcext:value-type="float">
            <text:p>30</text:p>
          </table:table-cell>
          <table:table-cell office:value-type="float" office:value="-4.2232" calcext:value-type="float">
            <text:p>-4.2232</text:p>
          </table:table-cell>
          <table:table-cell office:value-type="float" office:value="3857" calcext:value-type="float">
            <text:p>3857</text:p>
          </table:table-cell>
          <table:table-cell office:value-type="float" office:value="-10223" calcext:value-type="float">
            <text:p>-10223</text:p>
          </table:table-cell>
          <table:table-cell office:value-type="float" office:value="428.05" calcext:value-type="float">
            <text:p>428.05</text:p>
          </table:table-cell>
          <table:table-cell office:value-type="float" office:value="0.037876" calcext:value-type="float">
            <text:p>0.037876</text:p>
          </table:table-cell>
          <table:table-cell office:value-type="float" office:value="-0.24788" calcext:value-type="float">
            <text:p>-0.24788</text:p>
          </table:table-cell>
          <table:table-cell office:value-type="float" office:value="0.0018623" calcext:value-type="float">
            <text:p>0.0018623</text:p>
          </table:table-cell>
          <table:table-cell office:value-type="float" office:value="0" calcext:value-type="float">
            <text:p>0</text:p>
          </table:table-cell>
          <table:table-cell office:value-type="float" office:value="-2661.5" calcext:value-type="float">
            <text:p>-2661.5</text:p>
          </table:table-cell>
          <table:table-cell office:value-type="float" office:value="0.063903" calcext:value-type="float">
            <text:p>0.063903</text:p>
          </table:table-cell>
          <table:table-cell office:value-type="float" office:value="0.81811" calcext:value-type="float">
            <text:p>0.81811</text:p>
          </table:table-cell>
          <table:table-cell office:value-type="float" office:value="-0.018709" calcext:value-type="float">
            <text:p>-0.01870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6]-([$Sheet2.$B$2]*[.B326]+[$Sheet2.$B$3]))^2" office:value-type="float" office:value="0.000348481636652012" calcext:value-type="float">
            <text:p>0.000348481636652</text:p>
          </table:table-cell>
          <table:table-cell table:formula="of:=([.F326]-([$Sheet2.$B$7] +[$Sheet2.$B$8] * ([.B326] - [$Sheet2.$B$9])^2))^2" office:value-type="float" office:value="0.0000169776356191507" calcext:value-type="float">
            <text:p>1.69776356191507E-05</text:p>
          </table:table-cell>
          <table:table-cell table:formula="of:=([.X326]-([.AE326]^2*([$Sheet2.$B$13]*([.B326] -[$Sheet2.$B$14])^2 +[$Sheet2.$B$15]*([.B326]-[$Sheet2.$B$14]) +[$Sheet2.$B$16])    ))^2" office:value-type="float" office:value="9.90888804274923" calcext:value-type="float">
            <text:p>9.90888804274923</text:p>
          </table:table-cell>
          <table:table-cell table:formula="of:=([.AG326]-([.AE326]^2*([$Sheet2.$B$20]*([.B326] -[$Sheet2.$B$21])^2 + [$Sheet2.$B$22]*([.B326]-[$Sheet2.$B$21]) + [$Sheet2.$B$23])    ))^2" office:value-type="float" office:value="23351.8598314588" calcext:value-type="float">
            <text:p>23351.8598314588</text:p>
          </table:table-cell>
          <table:table-cell table:formula="of:=([.AH326]-([.AE326]^2*([$Sheet2.$B$27]*([.B326] -[$Sheet2.$B$28])^2 +[$Sheet2.$B$29]*([.B326]-[$Sheet2.$B$28]) +[$Sheet2.$B$30])    ))^2" office:value-type="float" office:value="101665.938258784" calcext:value-type="float">
            <text:p>101665.938258784</text:p>
          </table:table-cell>
          <table:table-cell table:formula="of:=([.AI326]-([.AE326]^2*([$Sheet2.$B$34]*([.B326] - [$Sheet2.$B$35])^2 +[$Sheet2.$B$36]*([.B326]-[$Sheet2.$B$35]) +[$Sheet2.$B$37])    ))^2" office:value-type="float" office:value="210.173285167519" calcext:value-type="float">
            <text:p>210.173285167519</text:p>
          </table:table-cell>
          <table:table-cell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266" calcext:value-type="float">
            <text:p>-0.43266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0.0076194" calcext:value-type="float">
            <text:p>0.0076194</text:p>
          </table:table-cell>
          <table:table-cell office:value-type="float" office:value="0.022851" calcext:value-type="float">
            <text:p>0.022851</text:p>
          </table:table-cell>
          <table:table-cell office:value-type="float" office:value="-0.00691" calcext:value-type="float">
            <text:p>-0.00691</text:p>
          </table:table-cell>
          <table:table-cell office:value-type="float" office:value="-1.7469" calcext:value-type="float">
            <text:p>-1.7469</text:p>
          </table:table-cell>
          <table:table-cell office:value-type="float" office:value="-0.050128" calcext:value-type="float">
            <text:p>-0.050128</text:p>
          </table:table-cell>
          <table:table-cell office:value-type="float" office:value="-1.6968" calcext:value-type="float">
            <text:p>-1.6968</text:p>
          </table:table-cell>
          <table:table-cell office:value-type="float" office:value="-0.2007" calcext:value-type="float">
            <text:p>-0.2007</text:p>
          </table:table-cell>
          <table:table-cell office:value-type="float" office:value="-0.021561" calcext:value-type="float">
            <text:p>-0.021561</text:p>
          </table:table-cell>
          <table:table-cell office:value-type="float" office:value="-0.0036605" calcext:value-type="float">
            <text:p>-0.0036605</text:p>
          </table:table-cell>
          <table:table-cell office:value-type="float" office:value="-0.0179" calcext:value-type="float">
            <text:p>-0.0179</text:p>
          </table:table-cell>
          <table:table-cell office:value-type="float" office:value="-14.199" calcext:value-type="float">
            <text:p>-14.199</text:p>
          </table:table-cell>
          <table:table-cell office:value-type="float" office:value="-9.34" calcext:value-type="float">
            <text:p>-9.34</text:p>
          </table:table-cell>
          <table:table-cell office:value-type="float" office:value="-1" calcext:value-type="float">
            <text:p>-1</text:p>
          </table:table-cell>
          <table:table-cell office:value-type="float" office:value="768.9" calcext:value-type="float">
            <text:p>768.9</text:p>
          </table:table-cell>
          <table:table-cell office:value-type="float" office:value="-232.51" calcext:value-type="float">
            <text:p>-232.51</text:p>
          </table:table-cell>
          <table:table-cell office:value-type="float" office:value="-14558" calcext:value-type="float">
            <text:p>-14558</text:p>
          </table:table-cell>
          <table:table-cell office:value-type="float" office:value="768.9" calcext:value-type="float">
            <text:p>768.9</text:p>
          </table:table-cell>
          <table:table-cell office:value-type="float" office:value="-232.51" calcext:value-type="float">
            <text:p>-232.51</text:p>
          </table:table-cell>
          <table:table-cell office:value-type="float" office:value="-14558" calcext:value-type="float">
            <text:p>-145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26" calcext:value-type="float">
            <text:p>29.926</text:p>
          </table:table-cell>
          <table:table-cell office:value-type="float" office:value="-0.94037" calcext:value-type="float">
            <text:p>-0.94037</text:p>
          </table:table-cell>
          <table:table-cell office:value-type="float" office:value="30" calcext:value-type="float">
            <text:p>30</text:p>
          </table:table-cell>
          <table:table-cell office:value-type="float" office:value="-4.0284" calcext:value-type="float">
            <text:p>-4.0284</text:p>
          </table:table-cell>
          <table:table-cell office:value-type="float" office:value="3376.7" calcext:value-type="float">
            <text:p>3376.7</text:p>
          </table:table-cell>
          <table:table-cell office:value-type="float" office:value="-8934.6" calcext:value-type="float">
            <text:p>-8934.6</text:p>
          </table:table-cell>
          <table:table-cell office:value-type="float" office:value="362.74" calcext:value-type="float">
            <text:p>362.74</text:p>
          </table:table-cell>
          <table:table-cell office:value-type="float" office:value="0.036017" calcext:value-type="float">
            <text:p>0.036017</text:p>
          </table:table-cell>
          <table:table-cell office:value-type="float" office:value="-0.24788" calcext:value-type="float">
            <text:p>-0.24788</text:p>
          </table:table-cell>
          <table:table-cell table:style-name="ce1" office:value-type="float" office:value="0.00008763" calcext:value-type="float">
            <text:p>8.76E-05</text:p>
          </table:table-cell>
          <table:table-cell office:value-type="float" office:value="0" calcext:value-type="float">
            <text:p>0</text:p>
          </table:table-cell>
          <table:table-cell office:value-type="float" office:value="-2712.2" calcext:value-type="float">
            <text:p>-2712.2</text:p>
          </table:table-cell>
          <table:table-cell office:value-type="float" office:value="0.051287" calcext:value-type="float">
            <text:p>0.051287</text:p>
          </table:table-cell>
          <table:table-cell office:value-type="float" office:value="0.78229" calcext:value-type="float">
            <text:p>0.78229</text:p>
          </table:table-cell>
          <table:table-cell office:value-type="float" office:value="-0.015583" calcext:value-type="float">
            <text:p>-0.0155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7]-([$Sheet2.$B$2]*[.B327]+[$Sheet2.$B$3]))^2" office:value-type="float" office:value="0.000296350383219716" calcext:value-type="float">
            <text:p>0.00029635038322</text:p>
          </table:table-cell>
          <table:table-cell table:formula="of:=([.F327]-([$Sheet2.$B$7] +[$Sheet2.$B$8] * ([.B327] - [$Sheet2.$B$9])^2))^2" office:value-type="float" office:value="0.0000101618219812349" calcext:value-type="float">
            <text:p>1.01618219812349E-05</text:p>
          </table:table-cell>
          <table:table-cell table:formula="of:=([.X327]-([.AE327]^2*([$Sheet2.$B$13]*([.B327] -[$Sheet2.$B$14])^2 +[$Sheet2.$B$15]*([.B327]-[$Sheet2.$B$14]) +[$Sheet2.$B$16])    ))^2" office:value-type="float" office:value="19.9445048667728" calcext:value-type="float">
            <text:p>19.9445048667728</text:p>
          </table:table-cell>
          <table:table-cell table:formula="of:=([.AG327]-([.AE327]^2*([$Sheet2.$B$20]*([.B327] -[$Sheet2.$B$21])^2 + [$Sheet2.$B$22]*([.B327]-[$Sheet2.$B$21]) + [$Sheet2.$B$23])    ))^2" office:value-type="float" office:value="21062.6535312944" calcext:value-type="float">
            <text:p>21062.6535312944</text:p>
          </table:table-cell>
          <table:table-cell table:formula="of:=([.AH327]-([.AE327]^2*([$Sheet2.$B$27]*([.B327] -[$Sheet2.$B$28])^2 +[$Sheet2.$B$29]*([.B327]-[$Sheet2.$B$28]) +[$Sheet2.$B$30])    ))^2" office:value-type="float" office:value="98892.4878547534" calcext:value-type="float">
            <text:p>98892.4878547534</text:p>
          </table:table-cell>
          <table:table-cell table:formula="of:=([.AI327]-([.AE327]^2*([$Sheet2.$B$34]*([.B327] - [$Sheet2.$B$35])^2 +[$Sheet2.$B$36]*([.B327]-[$Sheet2.$B$35]) +[$Sheet2.$B$37])    ))^2" office:value-type="float" office:value="77.7541561238235" calcext:value-type="float">
            <text:p>77.7541561238235</text:p>
          </table:table-cell>
          <table:table-cell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114" calcext:value-type="float">
            <text:p>-0.37114</text:p>
          </table:table-cell>
          <table:table-cell office:value-type="float" office:value="0.025203" calcext:value-type="float">
            <text:p>0.025203</text:p>
          </table:table-cell>
          <table:table-cell office:value-type="float" office:value="0.0072932" calcext:value-type="float">
            <text:p>0.0072932</text:p>
          </table:table-cell>
          <table:table-cell office:value-type="float" office:value="0.01791" calcext:value-type="float">
            <text:p>0.01791</text:p>
          </table:table-cell>
          <table:table-cell office:value-type="float" office:value="-0.0061072" calcext:value-type="float">
            <text:p>-0.0061072</text:p>
          </table:table-cell>
          <table:table-cell office:value-type="float" office:value="-1.499" calcext:value-type="float">
            <text:p>-1.499</text:p>
          </table:table-cell>
          <table:table-cell office:value-type="float" office:value="-0.047982" calcext:value-type="float">
            <text:p>-0.047982</text:p>
          </table:table-cell>
          <table:table-cell office:value-type="float" office:value="-1.451" calcext:value-type="float">
            <text:p>-1.451</text:p>
          </table:table-cell>
          <table:table-cell office:value-type="float" office:value="-0.17183" calcext:value-type="float">
            <text:p>-0.17183</text:p>
          </table:table-cell>
          <table:table-cell office:value-type="float" office:value="-0.01816" calcext:value-type="float">
            <text:p>-0.01816</text:p>
          </table:table-cell>
          <table:table-cell office:value-type="float" office:value="-0.0034908" calcext:value-type="float">
            <text:p>-0.0034908</text:p>
          </table:table-cell>
          <table:table-cell office:value-type="float" office:value="-0.014669" calcext:value-type="float">
            <text:p>-0.014669</text:p>
          </table:table-cell>
          <table:table-cell office:value-type="float" office:value="-14.726" calcext:value-type="float">
            <text:p>-14.726</text:p>
          </table:table-cell>
          <table:table-cell office:value-type="float" office:value="-8.9713" calcext:value-type="float">
            <text:p>-8.9713</text:p>
          </table:table-cell>
          <table:table-cell office:value-type="float" office:value="-1" calcext:value-type="float">
            <text:p>-1</text:p>
          </table:table-cell>
          <table:table-cell office:value-type="float" office:value="602.65" calcext:value-type="float">
            <text:p>602.65</text:p>
          </table:table-cell>
          <table:table-cell office:value-type="float" office:value="-205.5" calcext:value-type="float">
            <text:p>-205.5</text:p>
          </table:table-cell>
          <table:table-cell office:value-type="float" office:value="-12488" calcext:value-type="float">
            <text:p>-12488</text:p>
          </table:table-cell>
          <table:table-cell office:value-type="float" office:value="602.65" calcext:value-type="float">
            <text:p>602.65</text:p>
          </table:table-cell>
          <table:table-cell office:value-type="float" office:value="-205.5" calcext:value-type="float">
            <text:p>-205.5</text:p>
          </table:table-cell>
          <table:table-cell office:value-type="float" office:value="-12488" calcext:value-type="float">
            <text:p>-12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31" calcext:value-type="float">
            <text:p>29.931</text:p>
          </table:table-cell>
          <table:table-cell office:value-type="float" office:value="-0.97902" calcext:value-type="float">
            <text:p>-0.97902</text:p>
          </table:table-cell>
          <table:table-cell office:value-type="float" office:value="30" calcext:value-type="float">
            <text:p>30</text:p>
          </table:table-cell>
          <table:table-cell office:value-type="float" office:value="-3.8848" calcext:value-type="float">
            <text:p>-3.8848</text:p>
          </table:table-cell>
          <table:table-cell office:value-type="float" office:value="2890.9" calcext:value-type="float">
            <text:p>2890.9</text:p>
          </table:table-cell>
          <table:table-cell office:value-type="float" office:value="-7666.9" calcext:value-type="float">
            <text:p>-7666.9</text:p>
          </table:table-cell>
          <table:table-cell office:value-type="float" office:value="305.52" calcext:value-type="float">
            <text:p>305.52</text:p>
          </table:table-cell>
          <table:table-cell office:value-type="float" office:value="0.03345" calcext:value-type="float">
            <text:p>0.03345</text:p>
          </table:table-cell>
          <table:table-cell office:value-type="float" office:value="-0.2479" calcext:value-type="float">
            <text:p>-0.2479</text:p>
          </table:table-cell>
          <table:table-cell office:value-type="float" office:value="-0.0020053" calcext:value-type="float">
            <text:p>-0.0020053</text:p>
          </table:table-cell>
          <table:table-cell office:value-type="float" office:value="0" calcext:value-type="float">
            <text:p>0</text:p>
          </table:table-cell>
          <table:table-cell office:value-type="float" office:value="-2823.6" calcext:value-type="float">
            <text:p>-2823.6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73444" calcext:value-type="float">
            <text:p>0.73444</text:p>
          </table:table-cell>
          <table:table-cell office:value-type="float" office:value="-0.012415" calcext:value-type="float">
            <text:p>-0.0124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8]-([$Sheet2.$B$2]*[.B328]+[$Sheet2.$B$3]))^2" office:value-type="float" office:value="0.000241242955533309" calcext:value-type="float">
            <text:p>0.000241242955533</text:p>
          </table:table-cell>
          <table:table-cell table:formula="of:=([.F328]-([$Sheet2.$B$7] +[$Sheet2.$B$8] * ([.B328] - [$Sheet2.$B$9])^2))^2" office:value-type="float" office:value="0.000005379600948378" calcext:value-type="float">
            <text:p>5.379600948378E-06</text:p>
          </table:table-cell>
          <table:table-cell table:formula="of:=([.X328]-([.AE328]^2*([$Sheet2.$B$13]*([.B328] -[$Sheet2.$B$14])^2 +[$Sheet2.$B$15]*([.B328]-[$Sheet2.$B$14]) +[$Sheet2.$B$16])    ))^2" office:value-type="float" office:value="32.1528374794164" calcext:value-type="float">
            <text:p>32.1528374794164</text:p>
          </table:table-cell>
          <table:table-cell table:formula="of:=([.AG328]-([.AE328]^2*([$Sheet2.$B$20]*([.B328] -[$Sheet2.$B$21])^2 + [$Sheet2.$B$22]*([.B328]-[$Sheet2.$B$21]) + [$Sheet2.$B$23])    ))^2" office:value-type="float" office:value="18368.3872926597" calcext:value-type="float">
            <text:p>18368.3872926597</text:p>
          </table:table-cell>
          <table:table-cell table:formula="of:=([.AH328]-([.AE328]^2*([$Sheet2.$B$27]*([.B328] -[$Sheet2.$B$28])^2 +[$Sheet2.$B$29]*([.B328]-[$Sheet2.$B$28]) +[$Sheet2.$B$30])    ))^2" office:value-type="float" office:value="92705.0175162725" calcext:value-type="float">
            <text:p>92705.0175162725</text:p>
          </table:table-cell>
          <table:table-cell table:formula="of:=([.AI328]-([.AE328]^2*([$Sheet2.$B$34]*([.B328] - [$Sheet2.$B$35])^2 +[$Sheet2.$B$36]*([.B328]-[$Sheet2.$B$35]) +[$Sheet2.$B$37])    ))^2" office:value-type="float" office:value="12.0735919679662" calcext:value-type="float">
            <text:p>12.0735919679662</text:p>
          </table:table-cell>
          <table:table-cell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942" calcext:value-type="float">
            <text:p>-0.30942</text:p>
          </table:table-cell>
          <table:table-cell office:value-type="float" office:value="0.020661" calcext:value-type="float">
            <text:p>0.020661</text:p>
          </table:table-cell>
          <table:table-cell office:value-type="float" office:value="0.0069974" calcext:value-type="float">
            <text:p>0.0069974</text:p>
          </table:table-cell>
          <table:table-cell office:value-type="float" office:value="0.013663" calcext:value-type="float">
            <text:p>0.013663</text:p>
          </table:table-cell>
          <table:table-cell office:value-type="float" office:value="-0.0054186" calcext:value-type="float">
            <text:p>-0.0054186</text:p>
          </table:table-cell>
          <table:table-cell office:value-type="float" office:value="-1.2552" calcext:value-type="float">
            <text:p>-1.2552</text:p>
          </table:table-cell>
          <table:table-cell office:value-type="float" office:value="-0.046035" calcext:value-type="float">
            <text:p>-0.046035</text:p>
          </table:table-cell>
          <table:table-cell office:value-type="float" office:value="-1.2092" calcext:value-type="float">
            <text:p>-1.2092</text:p>
          </table:table-cell>
          <table:table-cell office:value-type="float" office:value="-0.14263" calcext:value-type="float">
            <text:p>-0.14263</text:p>
          </table:table-cell>
          <table:table-cell office:value-type="float" office:value="-0.015231" calcext:value-type="float">
            <text:p>-0.015231</text:p>
          </table:table-cell>
          <table:table-cell office:value-type="float" office:value="-0.0033376" calcext:value-type="float">
            <text:p>-0.0033376</text:p>
          </table:table-cell>
          <table:table-cell office:value-type="float" office:value="-0.011894" calcext:value-type="float">
            <text:p>-0.011894</text:p>
          </table:table-cell>
          <table:table-cell office:value-type="float" office:value="-14.976" calcext:value-type="float">
            <text:p>-14.976</text:p>
          </table:table-cell>
          <table:table-cell office:value-type="float" office:value="-8.3305" calcext:value-type="float">
            <text:p>-8.3305</text:p>
          </table:table-cell>
          <table:table-cell office:value-type="float" office:value="-1" calcext:value-type="float">
            <text:p>-1</text:p>
          </table:table-cell>
          <table:table-cell office:value-type="float" office:value="459.76" calcext:value-type="float">
            <text:p>459.76</text:p>
          </table:table-cell>
          <table:table-cell office:value-type="float" office:value="-182.33" calcext:value-type="float">
            <text:p>-182.33</text:p>
          </table:table-cell>
          <table:table-cell office:value-type="float" office:value="-10412" calcext:value-type="float">
            <text:p>-10412</text:p>
          </table:table-cell>
          <table:table-cell office:value-type="float" office:value="459.76" calcext:value-type="float">
            <text:p>459.76</text:p>
          </table:table-cell>
          <table:table-cell office:value-type="float" office:value="-182.33" calcext:value-type="float">
            <text:p>-182.33</text:p>
          </table:table-cell>
          <table:table-cell office:value-type="float" office:value="-10412" calcext:value-type="float">
            <text:p>-10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33" calcext:value-type="float">
            <text:p>29.933</text:p>
          </table:table-cell>
          <table:table-cell office:value-type="float" office:value="-1.0543" calcext:value-type="float">
            <text:p>-1.0543</text:p>
          </table:table-cell>
          <table:table-cell office:value-type="float" office:value="30" calcext:value-type="float">
            <text:p>30</text:p>
          </table:table-cell>
          <table:table-cell office:value-type="float" office:value="-3.8201" calcext:value-type="float">
            <text:p>-3.8201</text:p>
          </table:table-cell>
          <table:table-cell office:value-type="float" office:value="2399.7" calcext:value-type="float">
            <text:p>2399.7</text:p>
          </table:table-cell>
          <table:table-cell office:value-type="float" office:value="-6419.9" calcext:value-type="float">
            <text:p>-6419.9</text:p>
          </table:table-cell>
          <table:table-cell office:value-type="float" office:value="256.26" calcext:value-type="float">
            <text:p>256.26</text:p>
          </table:table-cell>
          <table:table-cell office:value-type="float" office:value="0.029761" calcext:value-type="float">
            <text:p>0.029761</text:p>
          </table:table-cell>
          <table:table-cell office:value-type="float" office:value="-0.24796" calcext:value-type="float">
            <text:p>-0.24796</text:p>
          </table:table-cell>
          <table:table-cell office:value-type="float" office:value="-0.0046045" calcext:value-type="float">
            <text:p>-0.0046045</text:p>
          </table:table-cell>
          <table:table-cell office:value-type="float" office:value="0" calcext:value-type="float">
            <text:p>0</text:p>
          </table:table-cell>
          <table:table-cell office:value-type="float" office:value="-3040.8" calcext:value-type="float">
            <text:p>-3040.8</text:p>
          </table:table-cell>
          <table:table-cell office:value-type="float" office:value="0.030675" calcext:value-type="float">
            <text:p>0.030675</text:p>
          </table:table-cell>
          <table:table-cell office:value-type="float" office:value="0.66912" calcext:value-type="float">
            <text:p>0.66912</text:p>
          </table:table-cell>
          <table:table-cell office:value-type="float" office:value="-0.0092086" calcext:value-type="float">
            <text:p>-0.009208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29]-([$Sheet2.$B$2]*[.B329]+[$Sheet2.$B$3]))^2" office:value-type="float" office:value="0.000186299712402778" calcext:value-type="float">
            <text:p>0.000186299712403</text:p>
          </table:table-cell>
          <table:table-cell table:formula="of:=([.F329]-([$Sheet2.$B$7] +[$Sheet2.$B$8] * ([.B329] - [$Sheet2.$B$9])^2))^2" office:value-type="float" office:value="0.0000023326417623178" calcext:value-type="float">
            <text:p>2.3326417623178E-06</text:p>
          </table:table-cell>
          <table:table-cell table:formula="of:=([.X329]-([.AE329]^2*([$Sheet2.$B$13]*([.B329] -[$Sheet2.$B$14])^2 +[$Sheet2.$B$15]*([.B329]-[$Sheet2.$B$14]) +[$Sheet2.$B$16])    ))^2" office:value-type="float" office:value="45.5773371441172" calcext:value-type="float">
            <text:p>45.5773371441172</text:p>
          </table:table-cell>
          <table:table-cell table:formula="of:=([.AG329]-([.AE329]^2*([$Sheet2.$B$20]*([.B329] -[$Sheet2.$B$21])^2 + [$Sheet2.$B$22]*([.B329]-[$Sheet2.$B$21]) + [$Sheet2.$B$23])    ))^2" office:value-type="float" office:value="15404.2549693694" calcext:value-type="float">
            <text:p>15404.2549693694</text:p>
          </table:table-cell>
          <table:table-cell table:formula="of:=([.AH329]-([.AE329]^2*([$Sheet2.$B$27]*([.B329] -[$Sheet2.$B$28])^2 +[$Sheet2.$B$29]*([.B329]-[$Sheet2.$B$28]) +[$Sheet2.$B$30])    ))^2" office:value-type="float" office:value="83440.4725543095" calcext:value-type="float">
            <text:p>83440.4725543095</text:p>
          </table:table-cell>
          <table:table-cell table:formula="of:=([.AI329]-([.AE329]^2*([$Sheet2.$B$34]*([.B329] - [$Sheet2.$B$35])^2 +[$Sheet2.$B$36]*([.B329]-[$Sheet2.$B$35]) +[$Sheet2.$B$37])    ))^2" office:value-type="float" office:value="1.96565538357237" calcext:value-type="float">
            <text:p>1.96565538357237</text:p>
          </table:table-cell>
          <table:table-cell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752" calcext:value-type="float">
            <text:p>-0.24752</text:p>
          </table:table-cell>
          <table:table-cell office:value-type="float" office:value="0.016856" calcext:value-type="float">
            <text:p>0.016856</text:p>
          </table:table-cell>
          <table:table-cell office:value-type="float" office:value="0.0067394" calcext:value-type="float">
            <text:p>0.0067394</text:p>
          </table:table-cell>
          <table:table-cell office:value-type="float" office:value="0.010117" calcext:value-type="float">
            <text:p>0.010117</text:p>
          </table:table-cell>
          <table:table-cell office:value-type="float" office:value="-0.004845" calcext:value-type="float">
            <text:p>-0.004845</text:p>
          </table:table-cell>
          <table:table-cell office:value-type="float" office:value="-1.0156" calcext:value-type="float">
            <text:p>-1.0156</text:p>
          </table:table-cell>
          <table:table-cell office:value-type="float" office:value="-0.044338" calcext:value-type="float">
            <text:p>-0.044338</text:p>
          </table:table-cell>
          <table:table-cell office:value-type="float" office:value="-0.97131" calcext:value-type="float">
            <text:p>-0.97131</text:p>
          </table:table-cell>
          <table:table-cell office:value-type="float" office:value="-0.11313" calcext:value-type="float">
            <text:p>-0.11313</text:p>
          </table:table-cell>
          <table:table-cell office:value-type="float" office:value="-0.012781" calcext:value-type="float">
            <text:p>-0.012781</text:p>
          </table:table-cell>
          <table:table-cell office:value-type="float" office:value="-0.0032034" calcext:value-type="float">
            <text:p>-0.0032034</text:p>
          </table:table-cell>
          <table:table-cell office:value-type="float" office:value="-0.009578" calcext:value-type="float">
            <text:p>-0.009578</text:p>
          </table:table-cell>
          <table:table-cell office:value-type="float" office:value="-14.684" calcext:value-type="float">
            <text:p>-14.684</text:p>
          </table:table-cell>
          <table:table-cell office:value-type="float" office:value="-7.3054" calcext:value-type="float">
            <text:p>-7.3054</text:p>
          </table:table-cell>
          <table:table-cell office:value-type="float" office:value="-1" calcext:value-type="float">
            <text:p>-1</text:p>
          </table:table-cell>
          <table:table-cell office:value-type="float" office:value="340.42" calcext:value-type="float">
            <text:p>340.42</text:p>
          </table:table-cell>
          <table:table-cell office:value-type="float" office:value="-163.03" calcext:value-type="float">
            <text:p>-163.03</text:p>
          </table:table-cell>
          <table:table-cell office:value-type="float" office:value="-8328.6" calcext:value-type="float">
            <text:p>-8328.6</text:p>
          </table:table-cell>
          <table:table-cell office:value-type="float" office:value="340.42" calcext:value-type="float">
            <text:p>340.42</text:p>
          </table:table-cell>
          <table:table-cell office:value-type="float" office:value="-163.03" calcext:value-type="float">
            <text:p>-163.03</text:p>
          </table:table-cell>
          <table:table-cell office:value-type="float" office:value="-8328.6" calcext:value-type="float">
            <text:p>-8328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31" calcext:value-type="float">
            <text:p>29.931</text:p>
          </table:table-cell>
          <table:table-cell office:value-type="float" office:value="-1.2023" calcext:value-type="float">
            <text:p>-1.2023</text:p>
          </table:table-cell>
          <table:table-cell office:value-type="float" office:value="30" calcext:value-type="float">
            <text:p>30</text:p>
          </table:table-cell>
          <table:table-cell office:value-type="float" office:value="-3.8959" calcext:value-type="float">
            <text:p>-3.8959</text:p>
          </table:table-cell>
          <table:table-cell office:value-type="float" office:value="1903.4" calcext:value-type="float">
            <text:p>1903.4</text:p>
          </table:table-cell>
          <table:table-cell office:value-type="float" office:value="-5194.6" calcext:value-type="float">
            <text:p>-5194.6</text:p>
          </table:table-cell>
          <table:table-cell office:value-type="float" office:value="215.04" calcext:value-type="float">
            <text:p>215.04</text:p>
          </table:table-cell>
          <table:table-cell office:value-type="float" office:value="0.024118" calcext:value-type="float">
            <text:p>0.024118</text:p>
          </table:table-cell>
          <table:table-cell office:value-type="float" office:value="-0.24805" calcext:value-type="float">
            <text:p>-0.24805</text:p>
          </table:table-cell>
          <table:table-cell office:value-type="float" office:value="-0.0080878" calcext:value-type="float">
            <text:p>-0.0080878</text:p>
          </table:table-cell>
          <table:table-cell office:value-type="float" office:value="0" calcext:value-type="float">
            <text:p>0</text:p>
          </table:table-cell>
          <table:table-cell office:value-type="float" office:value="-3467.5" calcext:value-type="float">
            <text:p>-3467.5</text:p>
          </table:table-cell>
          <table:table-cell office:value-type="float" office:value="0.022711" calcext:value-type="float">
            <text:p>0.022711</text:p>
          </table:table-cell>
          <table:table-cell office:value-type="float" office:value="0.57827" calcext:value-type="float">
            <text:p>0.57827</text:p>
          </table:table-cell>
          <table:table-cell office:value-type="float" office:value="-0.0059697" calcext:value-type="float">
            <text:p>-0.00596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0]-([$Sheet2.$B$2]*[.B330]+[$Sheet2.$B$3]))^2" office:value-type="float" office:value="0.00013424310617579" calcext:value-type="float">
            <text:p>0.000134243106176</text:p>
          </table:table-cell>
          <table:table-cell table:formula="of:=([.F330]-([$Sheet2.$B$7] +[$Sheet2.$B$8] * ([.B330] - [$Sheet2.$B$9])^2))^2" office:value-type="float" office:value="0.000000639148735789097" calcext:value-type="float">
            <text:p>6.39148735789097E-07</text:p>
          </table:table-cell>
          <table:table-cell table:formula="of:=([.X330]-([.AE330]^2*([$Sheet2.$B$13]*([.B330] -[$Sheet2.$B$14])^2 +[$Sheet2.$B$15]*([.B330]-[$Sheet2.$B$14]) +[$Sheet2.$B$16])    ))^2" office:value-type="float" office:value="58.9544841369749" calcext:value-type="float">
            <text:p>58.9544841369749</text:p>
          </table:table-cell>
          <table:table-cell table:formula="of:=([.AG330]-([.AE330]^2*([$Sheet2.$B$20]*([.B330] -[$Sheet2.$B$21])^2 + [$Sheet2.$B$22]*([.B330]-[$Sheet2.$B$21]) + [$Sheet2.$B$23])    ))^2" office:value-type="float" office:value="12361.2921517893" calcext:value-type="float">
            <text:p>12361.2921517893</text:p>
          </table:table-cell>
          <table:table-cell table:formula="of:=([.AH330]-([.AE330]^2*([$Sheet2.$B$27]*([.B330] -[$Sheet2.$B$28])^2 +[$Sheet2.$B$29]*([.B330]-[$Sheet2.$B$28]) +[$Sheet2.$B$30])    ))^2" office:value-type="float" office:value="72161.3981596668" calcext:value-type="float">
            <text:p>72161.3981596668</text:p>
          </table:table-cell>
          <table:table-cell table:formula="of:=([.AI330]-([.AE330]^2*([$Sheet2.$B$34]*([.B330] - [$Sheet2.$B$35])^2 +[$Sheet2.$B$36]*([.B330]-[$Sheet2.$B$35]) +[$Sheet2.$B$37])    ))^2" office:value-type="float" office:value="34.7197373406831" calcext:value-type="float">
            <text:p>34.7197373406831</text:p>
          </table:table-cell>
          <table:table-cell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546" calcext:value-type="float">
            <text:p>-0.18546</text:p>
          </table:table-cell>
          <table:table-cell office:value-type="float" office:value="0.013786" calcext:value-type="float">
            <text:p>0.013786</text:p>
          </table:table-cell>
          <table:table-cell office:value-type="float" office:value="0.0065099" calcext:value-type="float">
            <text:p>0.0065099</text:p>
          </table:table-cell>
          <table:table-cell office:value-type="float" office:value="0.0072758" calcext:value-type="float">
            <text:p>0.0072758</text:p>
          </table:table-cell>
          <table:table-cell office:value-type="float" office:value="-0.0043869" calcext:value-type="float">
            <text:p>-0.0043869</text:p>
          </table:table-cell>
          <table:table-cell office:value-type="float" office:value="-0.78039" calcext:value-type="float">
            <text:p>-0.78039</text:p>
          </table:table-cell>
          <table:table-cell office:value-type="float" office:value="-0.042828" calcext:value-type="float">
            <text:p>-0.042828</text:p>
          </table:table-cell>
          <table:table-cell office:value-type="float" office:value="-0.73756" calcext:value-type="float">
            <text:p>-0.73756</text:p>
          </table:table-cell>
          <table:table-cell office:value-type="float" office:value="-0.083335" calcext:value-type="float">
            <text:p>-0.083335</text:p>
          </table:table-cell>
          <table:table-cell office:value-type="float" office:value="-0.010808" calcext:value-type="float">
            <text:p>-0.010808</text:p>
          </table:table-cell>
          <table:table-cell office:value-type="float" office:value="-0.0030843" calcext:value-type="float">
            <text:p>-0.0030843</text:p>
          </table:table-cell>
          <table:table-cell office:value-type="float" office:value="-0.007724" calcext:value-type="float">
            <text:p>-0.007724</text:p>
          </table:table-cell>
          <table:table-cell office:value-type="float" office:value="-13.453" calcext:value-type="float">
            <text:p>-13.453</text:p>
          </table:table-cell>
          <table:table-cell office:value-type="float" office:value="-5.7937" calcext:value-type="float">
            <text:p>-5.7937</text:p>
          </table:table-cell>
          <table:table-cell office:value-type="float" office:value="-1" calcext:value-type="float">
            <text:p>-1</text:p>
          </table:table-cell>
          <table:table-cell office:value-type="float" office:value="244.82" calcext:value-type="float">
            <text:p>244.82</text:p>
          </table:table-cell>
          <table:table-cell office:value-type="float" office:value="-147.61" calcext:value-type="float">
            <text:p>-147.61</text:p>
          </table:table-cell>
          <table:table-cell office:value-type="float" office:value="-6240.6" calcext:value-type="float">
            <text:p>-6240.6</text:p>
          </table:table-cell>
          <table:table-cell office:value-type="float" office:value="244.82" calcext:value-type="float">
            <text:p>244.82</text:p>
          </table:table-cell>
          <table:table-cell office:value-type="float" office:value="-147.61" calcext:value-type="float">
            <text:p>-147.61</text:p>
          </table:table-cell>
          <table:table-cell office:value-type="float" office:value="-6240.6" calcext:value-type="float">
            <text:p>-624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17" calcext:value-type="float">
            <text:p>29.917</text:p>
          </table:table-cell>
          <table:table-cell office:value-type="float" office:value="-1.516" calcext:value-type="float">
            <text:p>-1.516</text:p>
          </table:table-cell>
          <table:table-cell office:value-type="float" office:value="30" calcext:value-type="float">
            <text:p>30</text:p>
          </table:table-cell>
          <table:table-cell office:value-type="float" office:value="-4.2511" calcext:value-type="float">
            <text:p>-4.2511</text:p>
          </table:table-cell>
          <table:table-cell office:value-type="float" office:value="1402.1" calcext:value-type="float">
            <text:p>1402.1</text:p>
          </table:table-cell>
          <table:table-cell office:value-type="float" office:value="-3991.4" calcext:value-type="float">
            <text:p>-3991.4</text:p>
          </table:table-cell>
          <table:table-cell office:value-type="float" office:value="181.84" calcext:value-type="float">
            <text:p>181.84</text:p>
          </table:table-cell>
          <table:table-cell office:value-type="float" office:value="0.014577" calcext:value-type="float">
            <text:p>0.014577</text:p>
          </table:table-cell>
          <table:table-cell office:value-type="float" office:value="-0.24824" calcext:value-type="float">
            <text:p>-0.24824</text:p>
          </table:table-cell>
          <table:table-cell office:value-type="float" office:value="-0.013341" calcext:value-type="float">
            <text:p>-0.013341</text:p>
          </table:table-cell>
          <table:table-cell office:value-type="float" office:value="0" calcext:value-type="float">
            <text:p>0</text:p>
          </table:table-cell>
          <table:table-cell office:value-type="float" office:value="-4372.3" calcext:value-type="float">
            <text:p>-4372.3</text:p>
          </table:table-cell>
          <table:table-cell office:value-type="float" office:value="0.016326" calcext:value-type="float">
            <text:p>0.016326</text:p>
          </table:table-cell>
          <table:table-cell office:value-type="float" office:value="0.45144" calcext:value-type="float">
            <text:p>0.45144</text:p>
          </table:table-cell>
          <table:table-cell office:value-type="float" office:value="-0.0027035" calcext:value-type="float">
            <text:p>-0.00270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1]-([$Sheet2.$B$2]*[.B331]+[$Sheet2.$B$3]))^2" office:value-type="float" office:value="0.0000876751359948945" calcext:value-type="float">
            <text:p>8.76751359948945E-05</text:p>
          </table:table-cell>
          <table:table-cell table:formula="of:=([.F331]-([$Sheet2.$B$7] +[$Sheet2.$B$8] * ([.B331] - [$Sheet2.$B$9])^2))^2" office:value-type="float" office:value="0.0000000190173727739093" calcext:value-type="float">
            <text:p>1.90173727739093E-08</text:p>
          </table:table-cell>
          <table:table-cell table:formula="of:=([.X331]-([.AE331]^2*([$Sheet2.$B$13]*([.B331] -[$Sheet2.$B$14])^2 +[$Sheet2.$B$15]*([.B331]-[$Sheet2.$B$14]) +[$Sheet2.$B$16])    ))^2" office:value-type="float" office:value="71.2605662033723" calcext:value-type="float">
            <text:p>71.2605662033723</text:p>
          </table:table-cell>
          <table:table-cell table:formula="of:=([.AG331]-([.AE331]^2*([$Sheet2.$B$20]*([.B331] -[$Sheet2.$B$21])^2 + [$Sheet2.$B$22]*([.B331]-[$Sheet2.$B$21]) + [$Sheet2.$B$23])    ))^2" office:value-type="float" office:value="9376.51961457085" calcext:value-type="float">
            <text:p>9376.51961457085</text:p>
          </table:table-cell>
          <table:table-cell table:formula="of:=([.AH331]-([.AE331]^2*([$Sheet2.$B$27]*([.B331] -[$Sheet2.$B$28])^2 +[$Sheet2.$B$29]*([.B331]-[$Sheet2.$B$28]) +[$Sheet2.$B$30])    ))^2" office:value-type="float" office:value="59623.5110042406" calcext:value-type="float">
            <text:p>59623.5110042406</text:p>
          </table:table-cell>
          <table:table-cell table:formula="of:=([.AI331]-([.AE331]^2*([$Sheet2.$B$34]*([.B331] - [$Sheet2.$B$35])^2 +[$Sheet2.$B$36]*([.B331]-[$Sheet2.$B$35]) +[$Sheet2.$B$37])    ))^2" office:value-type="float" office:value="99.5260535128855" calcext:value-type="float">
            <text:p>99.5260535128855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329" calcext:value-type="float">
            <text:p>-0.12329</text:p>
          </table:table-cell>
          <table:table-cell office:value-type="float" office:value="0.011446" calcext:value-type="float">
            <text:p>0.011446</text:p>
          </table:table-cell>
          <table:table-cell office:value-type="float" office:value="0.0063013" calcext:value-type="float">
            <text:p>0.0063013</text:p>
          </table:table-cell>
          <table:table-cell office:value-type="float" office:value="0.0051447" calcext:value-type="float">
            <text:p>0.0051447</text:p>
          </table:table-cell>
          <table:table-cell office:value-type="float" office:value="-0.0040445" calcext:value-type="float">
            <text:p>-0.0040445</text:p>
          </table:table-cell>
          <table:table-cell office:value-type="float" office:value="-0.54951" calcext:value-type="float">
            <text:p>-0.54951</text:p>
          </table:table-cell>
          <table:table-cell office:value-type="float" office:value="-0.041456" calcext:value-type="float">
            <text:p>-0.041456</text:p>
          </table:table-cell>
          <table:table-cell office:value-type="float" office:value="-0.50805" calcext:value-type="float">
            <text:p>-0.50805</text:p>
          </table:table-cell>
          <table:table-cell office:value-type="float" office:value="-0.053254" calcext:value-type="float">
            <text:p>-0.053254</text:p>
          </table:table-cell>
          <table:table-cell office:value-type="float" office:value="-0.0093106" calcext:value-type="float">
            <text:p>-0.0093106</text:p>
          </table:table-cell>
          <table:table-cell office:value-type="float" office:value="-0.0029766" calcext:value-type="float">
            <text:p>-0.0029766</text:p>
          </table:table-cell>
          <table:table-cell office:value-type="float" office:value="-0.006334" calcext:value-type="float">
            <text:p>-0.006334</text:p>
          </table:table-cell>
          <table:table-cell office:value-type="float" office:value="-10.771" calcext:value-type="float">
            <text:p>-10.771</text:p>
          </table:table-cell>
          <table:table-cell office:value-type="float" office:value="-3.782" calcext:value-type="float">
            <text:p>-3.782</text:p>
          </table:table-cell>
          <table:table-cell office:value-type="float" office:value="-1" calcext:value-type="float">
            <text:p>-1</text:p>
          </table:table-cell>
          <table:table-cell office:value-type="float" office:value="173.11" calcext:value-type="float">
            <text:p>173.11</text:p>
          </table:table-cell>
          <table:table-cell office:value-type="float" office:value="-136.09" calcext:value-type="float">
            <text:p>-136.09</text:p>
          </table:table-cell>
          <table:table-cell office:value-type="float" office:value="-4148.4" calcext:value-type="float">
            <text:p>-4148.4</text:p>
          </table:table-cell>
          <table:table-cell office:value-type="float" office:value="173.11" calcext:value-type="float">
            <text:p>173.11</text:p>
          </table:table-cell>
          <table:table-cell office:value-type="float" office:value="-136.09" calcext:value-type="float">
            <text:p>-136.09</text:p>
          </table:table-cell>
          <table:table-cell office:value-type="float" office:value="-4148.4" calcext:value-type="float">
            <text:p>-414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72" calcext:value-type="float">
            <text:p>29.872</text:p>
          </table:table-cell>
          <table:table-cell office:value-type="float" office:value="-2.3224" calcext:value-type="float">
            <text:p>-2.3224</text:p>
          </table:table-cell>
          <table:table-cell office:value-type="float" office:value="30" calcext:value-type="float">
            <text:p>30</text:p>
          </table:table-cell>
          <table:table-cell office:value-type="float" office:value="-5.3042" calcext:value-type="float">
            <text:p>-5.3042</text:p>
          </table:table-cell>
          <table:table-cell office:value-type="float" office:value="895.96" calcext:value-type="float">
            <text:p>895.96</text:p>
          </table:table-cell>
          <table:table-cell office:value-type="float" office:value="-2810.5" calcext:value-type="float">
            <text:p>-2810.5</text:p>
          </table:table-cell>
          <table:table-cell office:value-type="float" office:value="156.65" calcext:value-type="float">
            <text:p>156.65</text:p>
          </table:table-cell>
          <table:table-cell office:value-type="float" office:value="-0.0047441" calcext:value-type="float">
            <text:p>-0.0047441</text:p>
          </table:table-cell>
          <table:table-cell office:value-type="float" office:value="-0.24865" calcext:value-type="float">
            <text:p>-0.24865</text:p>
          </table:table-cell>
          <table:table-cell office:value-type="float" office:value="-0.023041" calcext:value-type="float">
            <text:p>-0.023041</text:p>
          </table:table-cell>
          <table:table-cell office:value-type="float" office:value="0" calcext:value-type="float">
            <text:p>0</text:p>
          </table:table-cell>
          <table:table-cell office:value-type="float" office:value="-6698" calcext:value-type="float">
            <text:p>-6698</text:p>
          </table:table-cell>
          <table:table-cell office:value-type="float" office:value="0.011526" calcext:value-type="float">
            <text:p>0.011526</text:p>
          </table:table-cell>
          <table:table-cell office:value-type="float" office:value="0.28212" calcext:value-type="float">
            <text:p>0.28212</text:p>
          </table:table-cell>
          <table:table-cell office:value-type="float" office:value="0.00058488" calcext:value-type="float">
            <text:p>0.0005848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2]-([$Sheet2.$B$2]*[.B332]+[$Sheet2.$B$3]))^2" office:value-type="float" office:value="0.0000494302878576021" calcext:value-type="float">
            <text:p>4.94302878576021E-05</text:p>
          </table:table-cell>
          <table:table-cell table:formula="of:=([.F332]-([$Sheet2.$B$7] +[$Sheet2.$B$8] * ([.B332] - [$Sheet2.$B$9])^2))^2" office:value-type="float" office:value="0.000000204660359272627" calcext:value-type="float">
            <text:p>2.04660359272627E-07</text:p>
          </table:table-cell>
          <table:table-cell table:formula="of:=([.X332]-([.AE332]^2*([$Sheet2.$B$13]*([.B332] -[$Sheet2.$B$14])^2 +[$Sheet2.$B$15]*([.B332]-[$Sheet2.$B$14]) +[$Sheet2.$B$16])    ))^2" office:value-type="float" office:value="81.3846482653463" calcext:value-type="float">
            <text:p>81.3846482653463</text:p>
          </table:table-cell>
          <table:table-cell table:formula="of:=([.AG332]-([.AE332]^2*([$Sheet2.$B$20]*([.B332] -[$Sheet2.$B$21])^2 + [$Sheet2.$B$22]*([.B332]-[$Sheet2.$B$21]) + [$Sheet2.$B$23])    ))^2" office:value-type="float" office:value="6597.8461116306" calcext:value-type="float">
            <text:p>6597.8461116306</text:p>
          </table:table-cell>
          <table:table-cell table:formula="of:=([.AH332]-([.AE332]^2*([$Sheet2.$B$27]*([.B332] -[$Sheet2.$B$28])^2 +[$Sheet2.$B$29]*([.B332]-[$Sheet2.$B$28]) +[$Sheet2.$B$30])    ))^2" office:value-type="float" office:value="46531.7599246134" calcext:value-type="float">
            <text:p>46531.7599246134</text:p>
          </table:table-cell>
          <table:table-cell table:formula="of:=([.AI332]-([.AE332]^2*([$Sheet2.$B$34]*([.B332] - [$Sheet2.$B$35])^2 +[$Sheet2.$B$36]*([.B332]-[$Sheet2.$B$35]) +[$Sheet2.$B$37])    ))^2" office:value-type="float" office:value="186.153413416814" calcext:value-type="float">
            <text:p>186.153413416814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1013" calcext:value-type="float">
            <text:p>-0.061013</text:p>
          </table:table-cell>
          <table:table-cell office:value-type="float" office:value="0.009848" calcext:value-type="float">
            <text:p>0.009848</text:p>
          </table:table-cell>
          <table:table-cell office:value-type="float" office:value="0.0061204" calcext:value-type="float">
            <text:p>0.0061204</text:p>
          </table:table-cell>
          <table:table-cell office:value-type="float" office:value="0.0037275" calcext:value-type="float">
            <text:p>0.0037275</text:p>
          </table:table-cell>
          <table:table-cell office:value-type="float" office:value="-0.0038183" calcext:value-type="float">
            <text:p>-0.0038183</text:p>
          </table:table-cell>
          <table:table-cell office:value-type="float" office:value="-0.32318" calcext:value-type="float">
            <text:p>-0.32318</text:p>
          </table:table-cell>
          <table:table-cell office:value-type="float" office:value="-0.040266" calcext:value-type="float">
            <text:p>-0.040266</text:p>
          </table:table-cell>
          <table:table-cell office:value-type="float" office:value="-0.28291" calcext:value-type="float">
            <text:p>-0.28291</text:p>
          </table:table-cell>
          <table:table-cell office:value-type="float" office:value="-0.022899" calcext:value-type="float">
            <text:p>-0.022899</text:p>
          </table:table-cell>
          <table:table-cell office:value-type="float" office:value="-0.0082937" calcext:value-type="float">
            <text:p>-0.0082937</text:p>
          </table:table-cell>
          <table:table-cell office:value-type="float" office:value="-0.0028837" calcext:value-type="float">
            <text:p>-0.0028837</text:p>
          </table:table-cell>
          <table:table-cell office:value-type="float" office:value="-0.00541" calcext:value-type="float">
            <text:p>-0.00541</text:p>
          </table:table-cell>
          <table:table-cell office:value-type="float" office:value="-6.1955" calcext:value-type="float">
            <text:p>-6.1955</text:p>
          </table:table-cell>
          <table:table-cell office:value-type="float" office:value="-1.5303" calcext:value-type="float">
            <text:p>-1.5303</text:p>
          </table:table-cell>
          <table:table-cell office:value-type="float" office:value="-1" calcext:value-type="float">
            <text:p>-1</text:p>
          </table:table-cell>
          <table:table-cell office:value-type="float" office:value="125.43" calcext:value-type="float">
            <text:p>125.43</text:p>
          </table:table-cell>
          <table:table-cell office:value-type="float" office:value="-128.48" calcext:value-type="float">
            <text:p>-128.48</text:p>
          </table:table-cell>
          <table:table-cell office:value-type="float" office:value="-2053" calcext:value-type="float">
            <text:p>-2053</text:p>
          </table:table-cell>
          <table:table-cell office:value-type="float" office:value="125.43" calcext:value-type="float">
            <text:p>125.43</text:p>
          </table:table-cell>
          <table:table-cell office:value-type="float" office:value="-128.48" calcext:value-type="float">
            <text:p>-128.48</text:p>
          </table:table-cell>
          <table:table-cell office:value-type="float" office:value="-2053" calcext:value-type="float">
            <text:p>-2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617" calcext:value-type="float">
            <text:p>29.617</text:p>
          </table:table-cell>
          <table:table-cell office:value-type="float" office:value="-5.7393" calcext:value-type="float">
            <text:p>-5.7393</text:p>
          </table:table-cell>
          <table:table-cell office:value-type="float" office:value="30" calcext:value-type="float">
            <text:p>30</text:p>
          </table:table-cell>
          <table:table-cell office:value-type="float" office:value="-9.1689" calcext:value-type="float">
            <text:p>-9.1689</text:p>
          </table:table-cell>
          <table:table-cell office:value-type="float" office:value="385.25" calcext:value-type="float">
            <text:p>385.25</text:p>
          </table:table-cell>
          <table:table-cell office:value-type="float" office:value="-1652.9" calcext:value-type="float">
            <text:p>-1652.9</text:p>
          </table:table-cell>
          <table:table-cell office:value-type="float" office:value="139.54" calcext:value-type="float">
            <text:p>139.54</text:p>
          </table:table-cell>
          <table:table-cell office:value-type="float" office:value="-0.063757" calcext:value-type="float">
            <text:p>-0.063757</text:p>
          </table:table-cell>
          <table:table-cell office:value-type="float" office:value="-0.24994" calcext:value-type="float">
            <text:p>-0.24994</text:p>
          </table:table-cell>
          <table:table-cell office:value-type="float" office:value="-0.050811" calcext:value-type="float">
            <text:p>-0.050811</text:p>
          </table:table-cell>
          <table:table-cell office:value-type="float" office:value="0" calcext:value-type="float">
            <text:p>0</text:p>
          </table:table-cell>
          <table:table-cell office:value-type="float" office:value="-16553" calcext:value-type="float">
            <text:p>-16553</text:p>
          </table:table-cell>
          <table:table-cell office:value-type="float" office:value="0.0082797" calcext:value-type="float">
            <text:p>0.0082797</text:p>
          </table:table-cell>
          <table:table-cell office:value-type="float" office:value="0.095367" calcext:value-type="float">
            <text:p>0.095367</text:p>
          </table:table-cell>
          <table:table-cell office:value-type="float" office:value="0.00389" calcext:value-type="float">
            <text:p>0.003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3]-([$Sheet2.$B$2]*[.B333]+[$Sheet2.$B$3]))^2" office:value-type="float" office:value="0.0000210757672458422" calcext:value-type="float">
            <text:p>2.10757672458422E-05</text:p>
          </table:table-cell>
          <table:table-cell table:formula="of:=([.F333]-([$Sheet2.$B$7] +[$Sheet2.$B$8] * ([.B333] - [$Sheet2.$B$9])^2))^2" office:value-type="float" office:value="0.000000967124302868935" calcext:value-type="float">
            <text:p>9.67124302868935E-07</text:p>
          </table:table-cell>
          <table:table-cell table:formula="of:=([.X333]-([.AE333]^2*([$Sheet2.$B$13]*([.B333] -[$Sheet2.$B$14])^2 +[$Sheet2.$B$15]*([.B333]-[$Sheet2.$B$14]) +[$Sheet2.$B$16])    ))^2" office:value-type="float" office:value="88.4995951569888" calcext:value-type="float">
            <text:p>88.4995951569888</text:p>
          </table:table-cell>
          <table:table-cell table:formula="of:=([.AG333]-([.AE333]^2*([$Sheet2.$B$20]*([.B333] -[$Sheet2.$B$21])^2 + [$Sheet2.$B$22]*([.B333]-[$Sheet2.$B$21]) + [$Sheet2.$B$23])    ))^2" office:value-type="float" office:value="4177.73963268023" calcext:value-type="float">
            <text:p>4177.73963268023</text:p>
          </table:table-cell>
          <table:table-cell table:formula="of:=([.AH333]-([.AE333]^2*([$Sheet2.$B$27]*([.B333] -[$Sheet2.$B$28])^2 +[$Sheet2.$B$29]*([.B333]-[$Sheet2.$B$28]) +[$Sheet2.$B$30])    ))^2" office:value-type="float" office:value="33939.8098108617" calcext:value-type="float">
            <text:p>33939.8098108617</text:p>
          </table:table-cell>
          <table:table-cell table:formula="of:=([.AI333]-([.AE333]^2*([$Sheet2.$B$34]*([.B333] - [$Sheet2.$B$35])^2 +[$Sheet2.$B$36]*([.B333]-[$Sheet2.$B$35]) +[$Sheet2.$B$37])    ))^2" office:value-type="float" office:value="287.809084157756" calcext:value-type="float">
            <text:p>287.809084157756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273" calcext:value-type="float">
            <text:p>0.0013273</text:p>
          </table:table-cell>
          <table:table-cell office:value-type="float" office:value="0.0089895" calcext:value-type="float">
            <text:p>0.0089895</text:p>
          </table:table-cell>
          <table:table-cell office:value-type="float" office:value="0.0059621" calcext:value-type="float">
            <text:p>0.0059621</text:p>
          </table:table-cell>
          <table:table-cell office:value-type="float" office:value="0.0030274" calcext:value-type="float">
            <text:p>0.0030274</text:p>
          </table:table-cell>
          <table:table-cell office:value-type="float" office:value="-0.0037085" calcext:value-type="float">
            <text:p>-0.0037085</text:p>
          </table:table-cell>
          <table:table-cell office:value-type="float" office:value="-0.10148" calcext:value-type="float">
            <text:p>-0.10148</text:p>
          </table:table-cell>
          <table:table-cell office:value-type="float" office:value="-0.039224" calcext:value-type="float">
            <text:p>-0.039224</text:p>
          </table:table-cell>
          <table:table-cell office:value-type="float" office:value="-0.06226" calcext:value-type="float">
            <text:p>-0.06226</text:p>
          </table:table-cell>
          <table:table-cell office:value-type="float" office:value="0.0077193" calcext:value-type="float">
            <text:p>0.0077193</text:p>
          </table:table-cell>
          <table:table-cell office:value-type="float" office:value="-0.007756" calcext:value-type="float">
            <text:p>-0.007756</text:p>
          </table:table-cell>
          <table:table-cell office:value-type="float" office:value="-0.0028026" calcext:value-type="float">
            <text:p>-0.0028026</text:p>
          </table:table-cell>
          <table:table-cell office:value-type="float" office:value="-0.0049534" calcext:value-type="float">
            <text:p>-0.0049534</text:p>
          </table:table-cell>
          <table:table-cell office:value-type="float" office:value="0.14765" calcext:value-type="float">
            <text:p>0.14765</text:p>
          </table:table-cell>
          <table:table-cell office:value-type="float" office:value="0.0053789" calcext:value-type="float">
            <text:p>0.0053789</text:p>
          </table:table-cell>
          <table:table-cell office:value-type="float" office:value="27.449" calcext:value-type="float">
            <text:p>27.449</text:p>
          </table:table-cell>
          <table:table-cell office:value-type="float" office:value="101.87" calcext:value-type="float">
            <text:p>101.87</text:p>
          </table:table-cell>
          <table:table-cell office:value-type="float" office:value="-124.79" calcext:value-type="float">
            <text:p>-124.79</text:p>
          </table:table-cell>
          <table:table-cell office:value-type="float" office:value="44.66" calcext:value-type="float">
            <text:p>44.66</text:p>
          </table:table-cell>
          <table:table-cell office:value-type="float" office:value="101.87" calcext:value-type="float">
            <text:p>101.87</text:p>
          </table:table-cell>
          <table:table-cell office:value-type="float" office:value="-124.79" calcext:value-type="float">
            <text:p>-124.79</text:p>
          </table:table-cell>
          <table:table-cell office:value-type="float" office:value="44.66" calcext:value-type="float">
            <text:p>44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819" calcext:value-type="float">
            <text:p>4.3819</text:p>
          </table:table-cell>
          <table:table-cell office:value-type="float" office:value="1632.9" calcext:value-type="float">
            <text:p>1632.9</text:p>
          </table:table-cell>
          <table:table-cell office:value-type="float" office:value="30" calcext:value-type="float">
            <text:p>30</text:p>
          </table:table-cell>
          <table:table-cell office:value-type="float" office:value="81.601" calcext:value-type="float">
            <text:p>81.601</text:p>
          </table:table-cell>
          <table:table-cell office:value-type="float" office:value="-129.87" calcext:value-type="float">
            <text:p>-129.87</text:p>
          </table:table-cell>
          <table:table-cell office:value-type="float" office:value="-519.05" calcext:value-type="float">
            <text:p>-519.05</text:p>
          </table:table-cell>
          <table:table-cell office:value-type="float" office:value="130.49" calcext:value-type="float">
            <text:p>130.49</text:p>
          </table:table-cell>
          <table:table-cell office:value-type="float" office:value="5.4296" calcext:value-type="float">
            <text:p>5.4296</text:p>
          </table:table-cell>
          <table:table-cell office:value-type="float" office:value="-0.12909" calcext:value-type="float">
            <text:p>-0.12909</text:p>
          </table:table-cell>
          <table:table-cell office:value-type="float" office:value="2.4501" calcext:value-type="float">
            <text:p>2.450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709400" calcext:value-type="float">
            <text:p>4.71E+06</text:p>
          </table:table-cell>
          <table:table-cell office:value-type="float" office:value="0.00099491" calcext:value-type="float">
            <text:p>0.00099491</text:p>
          </table:table-cell>
          <table:table-cell table:style-name="ce1" office:value-type="float" office:value="0.000055567" calcext:value-type="float">
            <text:p>5.56E-05</text:p>
          </table:table-cell>
          <table:table-cell office:value-type="float" office:value="0.0072065" calcext:value-type="float">
            <text:p>0.007206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4]-([$Sheet2.$B$2]*[.B334]+[$Sheet2.$B$3]))^2" office:value-type="float" office:value="0.00000435850216274341" calcext:value-type="float">
            <text:p>4.35850216274341E-06</text:p>
          </table:table-cell>
          <table:table-cell table:formula="of:=([.F334]-([$Sheet2.$B$7] +[$Sheet2.$B$8] * ([.B334] - [$Sheet2.$B$9])^2))^2" office:value-type="float" office:value="0.0000021103046444532" calcext:value-type="float">
            <text:p>2.1103046444532E-06</text:p>
          </table:table-cell>
          <table:table-cell table:formula="of:=([.X334]-([.AE334]^2*([$Sheet2.$B$13]*([.B334] -[$Sheet2.$B$14])^2 +[$Sheet2.$B$15]*([.B334]-[$Sheet2.$B$14]) +[$Sheet2.$B$16])    ))^2" office:value-type="float" office:value="91.9648833174487" calcext:value-type="float">
            <text:p>91.9648833174487</text:p>
          </table:table-cell>
          <table:table-cell table:formula="of:=([.AG334]-([.AE334]^2*([$Sheet2.$B$20]*([.B334] -[$Sheet2.$B$21])^2 + [$Sheet2.$B$22]*([.B334]-[$Sheet2.$B$21]) + [$Sheet2.$B$23])    ))^2" office:value-type="float" office:value="2229.47904391115" calcext:value-type="float">
            <text:p>2229.47904391115</text:p>
          </table:table-cell>
          <table:table-cell table:formula="of:=([.AH334]-([.AE334]^2*([$Sheet2.$B$27]*([.B334] -[$Sheet2.$B$28])^2 +[$Sheet2.$B$29]*([.B334]-[$Sheet2.$B$28]) +[$Sheet2.$B$30])    ))^2" office:value-type="float" office:value="22552.6577524854" calcext:value-type="float">
            <text:p>22552.6577524854</text:p>
          </table:table-cell>
          <table:table-cell table:formula="of:=([.AI334]-([.AE334]^2*([$Sheet2.$B$34]*([.B334] - [$Sheet2.$B$35])^2 +[$Sheet2.$B$36]*([.B334]-[$Sheet2.$B$35]) +[$Sheet2.$B$37])    ))^2" office:value-type="float" office:value="396.793268983619" calcext:value-type="float">
            <text:p>396.793268983619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707" calcext:value-type="float">
            <text:p>0.063707</text:p>
          </table:table-cell>
          <table:table-cell office:value-type="float" office:value="0.008874" calcext:value-type="float">
            <text:p>0.008874</text:p>
          </table:table-cell>
          <table:table-cell office:value-type="float" office:value="0.0058273" calcext:value-type="float">
            <text:p>0.0058273</text:p>
          </table:table-cell>
          <table:table-cell office:value-type="float" office:value="0.0030467" calcext:value-type="float">
            <text:p>0.0030467</text:p>
          </table:table-cell>
          <table:table-cell office:value-type="float" office:value="-0.0037152" calcext:value-type="float">
            <text:p>-0.0037152</text:p>
          </table:table-cell>
          <table:table-cell office:value-type="float" office:value="0.11546" calcext:value-type="float">
            <text:p>0.11546</text:p>
          </table:table-cell>
          <table:table-cell office:value-type="float" office:value="-0.038338" calcext:value-type="float">
            <text:p>-0.038338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038588" calcext:value-type="float">
            <text:p>0.038588</text:p>
          </table:table-cell>
          <table:table-cell office:value-type="float" office:value="-0.0076994" calcext:value-type="float">
            <text:p>-0.0076994</text:p>
          </table:table-cell>
          <table:table-cell office:value-type="float" office:value="-0.0027339" calcext:value-type="float">
            <text:p>-0.0027339</text:p>
          </table:table-cell>
          <table:table-cell office:value-type="float" office:value="-0.0049654" calcext:value-type="float">
            <text:p>-0.0049654</text:p>
          </table:table-cell>
          <table:table-cell office:value-type="float" office:value="7.179" calcext:value-type="float">
            <text:p>7.179</text:p>
          </table:table-cell>
          <table:table-cell office:value-type="float" office:value="1.812" calcext:value-type="float">
            <text:p>1.812</text:p>
          </table:table-cell>
          <table:table-cell office:value-type="float" office:value="3.9619" calcext:value-type="float">
            <text:p>3.9619</text:p>
          </table:table-cell>
          <table:table-cell office:value-type="float" office:value="102.52" calcext:value-type="float">
            <text:p>102.52</text:p>
          </table:table-cell>
          <table:table-cell office:value-type="float" office:value="-125.01" calcext:value-type="float">
            <text:p>-125.01</text:p>
          </table:table-cell>
          <table:table-cell office:value-type="float" office:value="2143.7" calcext:value-type="float">
            <text:p>2143.7</text:p>
          </table:table-cell>
          <table:table-cell office:value-type="float" office:value="102.52" calcext:value-type="float">
            <text:p>102.52</text:p>
          </table:table-cell>
          <table:table-cell office:value-type="float" office:value="-125.01" calcext:value-type="float">
            <text:p>-125.01</text:p>
          </table:table-cell>
          <table:table-cell office:value-type="float" office:value="2143.7" calcext:value-type="float">
            <text:p>214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13" calcext:value-type="float">
            <text:p>29.713</text:p>
          </table:table-cell>
          <table:table-cell office:value-type="float" office:value="4.8471" calcext:value-type="float">
            <text:p>4.8471</text:p>
          </table:table-cell>
          <table:table-cell office:value-type="float" office:value="30" calcext:value-type="float">
            <text:p>30</text:p>
          </table:table-cell>
          <table:table-cell office:value-type="float" office:value="7.93" calcext:value-type="float">
            <text:p>7.93</text:p>
          </table:table-cell>
          <table:table-cell office:value-type="float" office:value="-649.22" calcext:value-type="float">
            <text:p>-649.22</text:p>
          </table:table-cell>
          <table:table-cell office:value-type="float" office:value="590.53" calcext:value-type="float">
            <text:p>590.53</text:p>
          </table:table-cell>
          <table:table-cell office:value-type="float" office:value="129.54" calcext:value-type="float">
            <text:p>129.54</text:p>
          </table:table-cell>
          <table:table-cell office:value-type="float" office:value="0.16527" calcext:value-type="float">
            <text:p>0.16527</text:p>
          </table:table-cell>
          <table:table-cell office:value-type="float" office:value="-0.24489" calcext:value-type="float">
            <text:p>-0.24489</text:p>
          </table:table-cell>
          <table:table-cell office:value-type="float" office:value="0.051727" calcext:value-type="float">
            <text:p>0.051727</text:p>
          </table:table-cell>
          <table:table-cell office:value-type="float" office:value="0" calcext:value-type="float">
            <text:p>0</text:p>
          </table:table-cell>
          <table:table-cell office:value-type="float" office:value="13980" calcext:value-type="float">
            <text:p>13980</text:p>
          </table:table-cell>
          <table:table-cell office:value-type="float" office:value="0.0067894" calcext:value-type="float">
            <text:p>0.0067894</text:p>
          </table:table-cell>
          <table:table-cell office:value-type="float" office:value="0.12721" calcext:value-type="float">
            <text:p>0.12721</text:p>
          </table:table-cell>
          <table:table-cell office:value-type="float" office:value="0.010529" calcext:value-type="float">
            <text:p>0.0105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5]-([$Sheet2.$B$2]*[.B335]+[$Sheet2.$B$3]))^2" office:value-type="float" office:value="0.000000206870263397744" calcext:value-type="float">
            <text:p>2.06870263397744E-07</text:p>
          </table:table-cell>
          <table:table-cell table:formula="of:=([.F335]-([$Sheet2.$B$7] +[$Sheet2.$B$8] * ([.B335] - [$Sheet2.$B$9])^2))^2" office:value-type="float" office:value="0.00000347332541273074" calcext:value-type="float">
            <text:p>3.47332541273074E-06</text:p>
          </table:table-cell>
          <table:table-cell table:formula="of:=([.X335]-([.AE335]^2*([$Sheet2.$B$13]*([.B335] -[$Sheet2.$B$14])^2 +[$Sheet2.$B$15]*([.B335]-[$Sheet2.$B$14]) +[$Sheet2.$B$16])    ))^2" office:value-type="float" office:value="91.7490774179685" calcext:value-type="float">
            <text:p>91.7490774179685</text:p>
          </table:table-cell>
          <table:table-cell table:formula="of:=([.AG335]-([.AE335]^2*([$Sheet2.$B$20]*([.B335] -[$Sheet2.$B$21])^2 + [$Sheet2.$B$22]*([.B335]-[$Sheet2.$B$21]) + [$Sheet2.$B$23])    ))^2" office:value-type="float" office:value="849.891363778541" calcext:value-type="float">
            <text:p>849.891363778541</text:p>
          </table:table-cell>
          <table:table-cell table:formula="of:=([.AH335]-([.AE335]^2*([$Sheet2.$B$27]*([.B335] -[$Sheet2.$B$28])^2 +[$Sheet2.$B$29]*([.B335]-[$Sheet2.$B$28]) +[$Sheet2.$B$30])    ))^2" office:value-type="float" office:value="13013.2597332902" calcext:value-type="float">
            <text:p>13013.2597332902</text:p>
          </table:table-cell>
          <table:table-cell table:formula="of:=([.AI335]-([.AE335]^2*([$Sheet2.$B$34]*([.B335] - [$Sheet2.$B$35])^2 +[$Sheet2.$B$36]*([.B335]-[$Sheet2.$B$35]) +[$Sheet2.$B$37])    ))^2" office:value-type="float" office:value="508.412549539754" calcext:value-type="float">
            <text:p>508.412549539754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0095015" calcext:value-type="float">
            <text:p>0.0095015</text:p>
          </table:table-cell>
          <table:table-cell office:value-type="float" office:value="0.0057144" calcext:value-type="float">
            <text:p>0.0057144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-0.0038384" calcext:value-type="float">
            <text:p>-0.0038384</text:p>
          </table:table-cell>
          <table:table-cell office:value-type="float" office:value="0.32755" calcext:value-type="float">
            <text:p>0.32755</text:p>
          </table:table-cell>
          <table:table-cell office:value-type="float" office:value="-0.037595" calcext:value-type="float">
            <text:p>-0.037595</text:p>
          </table:table-cell>
          <table:table-cell office:value-type="float" office:value="0.36515" calcext:value-type="float">
            <text:p>0.36515</text:p>
          </table:table-cell>
          <table:table-cell office:value-type="float" office:value="0.069695" calcext:value-type="float">
            <text:p>0.069695</text:p>
          </table:table-cell>
          <table:table-cell office:value-type="float" office:value="-0.0081233" calcext:value-type="float">
            <text:p>-0.0081233</text:p>
          </table:table-cell>
          <table:table-cell office:value-type="float" office:value="-0.0026764" calcext:value-type="float">
            <text:p>-0.0026764</text:p>
          </table:table-cell>
          <table:table-cell office:value-type="float" office:value="-0.0054469" calcext:value-type="float">
            <text:p>-0.0054469</text:p>
          </table:table-cell>
          <table:table-cell office:value-type="float" office:value="13.271" calcext:value-type="float">
            <text:p>13.271</text:p>
          </table:table-cell>
          <table:table-cell office:value-type="float" office:value="4.7127" calcext:value-type="float">
            <text:p>4.7127</text:p>
          </table:table-cell>
          <table:table-cell office:value-type="float" office:value="2.8161" calcext:value-type="float">
            <text:p>2.8161</text:p>
          </table:table-cell>
          <table:table-cell office:value-type="float" office:value="127.43" calcext:value-type="float">
            <text:p>127.43</text:p>
          </table:table-cell>
          <table:table-cell office:value-type="float" office:value="-129.16" calcext:value-type="float">
            <text:p>-129.16</text:p>
          </table:table-cell>
          <table:table-cell office:value-type="float" office:value="4243" calcext:value-type="float">
            <text:p>4243</text:p>
          </table:table-cell>
          <table:table-cell office:value-type="float" office:value="127.43" calcext:value-type="float">
            <text:p>127.43</text:p>
          </table:table-cell>
          <table:table-cell office:value-type="float" office:value="-129.16" calcext:value-type="float">
            <text:p>-129.16</text:p>
          </table:table-cell>
          <table:table-cell office:value-type="float" office:value="4243" calcext:value-type="float">
            <text:p>4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15" calcext:value-type="float">
            <text:p>29.915</text:p>
          </table:table-cell>
          <table:table-cell office:value-type="float" office:value="1.8637" calcext:value-type="float">
            <text:p>1.8637</text:p>
          </table:table-cell>
          <table:table-cell office:value-type="float" office:value="30" calcext:value-type="float">
            <text:p>30</text:p>
          </table:table-cell>
          <table:table-cell office:value-type="float" office:value="4.3091" calcext:value-type="float">
            <text:p>4.3091</text:p>
          </table:table-cell>
          <table:table-cell office:value-type="float" office:value="-1172.6" calcext:value-type="float">
            <text:p>-1172.6</text:p>
          </table:table-cell>
          <table:table-cell office:value-type="float" office:value="1675.3" calcext:value-type="float">
            <text:p>1675.3</text:p>
          </table:table-cell>
          <table:table-cell office:value-type="float" office:value="136.67" calcext:value-type="float">
            <text:p>136.67</text:p>
          </table:table-cell>
          <table:table-cell office:value-type="float" office:value="0.10985" calcext:value-type="float">
            <text:p>0.10985</text:p>
          </table:table-cell>
          <table:table-cell office:value-type="float" office:value="-0.24611" calcext:value-type="float">
            <text:p>-0.24611</text:p>
          </table:table-cell>
          <table:table-cell office:value-type="float" office:value="0.025619" calcext:value-type="float">
            <text:p>0.025619</text:p>
          </table:table-cell>
          <table:table-cell office:value-type="float" office:value="0" calcext:value-type="float">
            <text:p>0</text:p>
          </table:table-cell>
          <table:table-cell office:value-type="float" office:value="5375.2" calcext:value-type="float">
            <text:p>5375.2</text:p>
          </table:table-cell>
          <table:table-cell office:value-type="float" office:value="0.0084968" calcext:value-type="float">
            <text:p>0.0084968</text:p>
          </table:table-cell>
          <table:table-cell office:value-type="float" office:value="0.40094" calcext:value-type="float">
            <text:p>0.40094</text:p>
          </table:table-cell>
          <table:table-cell office:value-type="float" office:value="0.013852" calcext:value-type="float">
            <text:p>0.01385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6]-([$Sheet2.$B$2]*[.B336]+[$Sheet2.$B$3]))^2" office:value-type="float" office:value="0.00000906408844795695" calcext:value-type="float">
            <text:p>9.06408844795695E-06</text:p>
          </table:table-cell>
          <table:table-cell table:formula="of:=([.F336]-([$Sheet2.$B$7] +[$Sheet2.$B$8] * ([.B336] - [$Sheet2.$B$9])^2))^2" office:value-type="float" office:value="0.00000491250172728459" calcext:value-type="float">
            <text:p>4.91250172728459E-06</text:p>
          </table:table-cell>
          <table:table-cell table:formula="of:=([.X336]-([.AE336]^2*([$Sheet2.$B$13]*([.B336] -[$Sheet2.$B$14])^2 +[$Sheet2.$B$15]*([.B336]-[$Sheet2.$B$14]) +[$Sheet2.$B$16])    ))^2" office:value-type="float" office:value="87.4907139691367" calcext:value-type="float">
            <text:p>87.4907139691367</text:p>
          </table:table-cell>
          <table:table-cell table:formula="of:=([.AG336]-([.AE336]^2*([$Sheet2.$B$20]*([.B336] -[$Sheet2.$B$21])^2 + [$Sheet2.$B$22]*([.B336]-[$Sheet2.$B$21]) + [$Sheet2.$B$23])    ))^2" office:value-type="float" office:value="113.253156426416" calcext:value-type="float">
            <text:p>113.253156426416</text:p>
          </table:table-cell>
          <table:table-cell table:formula="of:=([.AH336]-([.AE336]^2*([$Sheet2.$B$27]*([.B336] -[$Sheet2.$B$28])^2 +[$Sheet2.$B$29]*([.B336]-[$Sheet2.$B$28]) +[$Sheet2.$B$30])    ))^2" office:value-type="float" office:value="5847.41006448082" calcext:value-type="float">
            <text:p>5847.41006448082</text:p>
          </table:table-cell>
          <table:table-cell table:formula="of:=([.AI336]-([.AE336]^2*([$Sheet2.$B$34]*([.B336] - [$Sheet2.$B$35])^2 +[$Sheet2.$B$36]*([.B336]-[$Sheet2.$B$35]) +[$Sheet2.$B$37])    ))^2" office:value-type="float" office:value="616.526021115504" calcext:value-type="float">
            <text:p>616.52602111550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47" calcext:value-type="float">
            <text:p>0.18847</text:p>
          </table:table-cell>
          <table:table-cell office:value-type="float" office:value="0.010835" calcext:value-type="float">
            <text:p>0.010835</text:p>
          </table:table-cell>
          <table:table-cell office:value-type="float" office:value="0.0055857" calcext:value-type="float">
            <text:p>0.0055857</text:p>
          </table:table-cell>
          <table:table-cell office:value-type="float" office:value="0.0052494" calcext:value-type="float">
            <text:p>0.0052494</text:p>
          </table:table-cell>
          <table:table-cell office:value-type="float" office:value="-0.0040781" calcext:value-type="float">
            <text:p>-0.0040781</text:p>
          </table:table-cell>
          <table:table-cell office:value-type="float" office:value="0.53494" calcext:value-type="float">
            <text:p>0.53494</text:p>
          </table:table-cell>
          <table:table-cell office:value-type="float" office:value="-0.036748" calcext:value-type="float">
            <text:p>-0.036748</text:p>
          </table:table-cell>
          <table:table-cell office:value-type="float" office:value="0.57169" calcext:value-type="float">
            <text:p>0.57169</text:p>
          </table:table-cell>
          <table:table-cell office:value-type="float" office:value="0.10103" calcext:value-type="float">
            <text:p>0.10103</text:p>
          </table:table-cell>
          <table:table-cell office:value-type="float" office:value="-0.0090059" calcext:value-type="float">
            <text:p>-0.0090059</text:p>
          </table:table-cell>
          <table:table-cell office:value-type="float" office:value="-0.0026078" calcext:value-type="float">
            <text:p>-0.0026078</text:p>
          </table:table-cell>
          <table:table-cell office:value-type="float" office:value="-0.0063981" calcext:value-type="float">
            <text:p>-0.0063981</text:p>
          </table:table-cell>
          <table:table-cell office:value-type="float" office:value="17.394" calcext:value-type="float">
            <text:p>17.394</text:p>
          </table:table-cell>
          <table:table-cell office:value-type="float" office:value="7.5515" calcext:value-type="float">
            <text:p>7.5515</text:p>
          </table:table-cell>
          <table:table-cell office:value-type="float" office:value="2.3034" calcext:value-type="float">
            <text:p>2.3034</text:p>
          </table:table-cell>
          <table:table-cell office:value-type="float" office:value="176.63" calcext:value-type="float">
            <text:p>176.63</text:p>
          </table:table-cell>
          <table:table-cell office:value-type="float" office:value="-137.22" calcext:value-type="float">
            <text:p>-137.22</text:p>
          </table:table-cell>
          <table:table-cell office:value-type="float" office:value="6341.8" calcext:value-type="float">
            <text:p>6341.8</text:p>
          </table:table-cell>
          <table:table-cell office:value-type="float" office:value="176.63" calcext:value-type="float">
            <text:p>176.63</text:p>
          </table:table-cell>
          <table:table-cell office:value-type="float" office:value="-137.22" calcext:value-type="float">
            <text:p>-137.22</text:p>
          </table:table-cell>
          <table:table-cell office:value-type="float" office:value="6341.8" calcext:value-type="float">
            <text:p>634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51" calcext:value-type="float">
            <text:p>29.951</text:p>
          </table:table-cell>
          <table:table-cell office:value-type="float" office:value="1.1631" calcext:value-type="float">
            <text:p>1.1631</text:p>
          </table:table-cell>
          <table:table-cell office:value-type="float" office:value="30" calcext:value-type="float">
            <text:p>30</text:p>
          </table:table-cell>
          <table:table-cell office:value-type="float" office:value="3.2903" calcext:value-type="float">
            <text:p>3.2903</text:p>
          </table:table-cell>
          <table:table-cell office:value-type="float" office:value="-1699.8" calcext:value-type="float">
            <text:p>-1699.8</text:p>
          </table:table-cell>
          <table:table-cell office:value-type="float" office:value="2736" calcext:value-type="float">
            <text:p>2736</text:p>
          </table:table-cell>
          <table:table-cell office:value-type="float" office:value="151.52" calcext:value-type="float">
            <text:p>151.52</text:p>
          </table:table-cell>
          <table:table-cell office:value-type="float" office:value="0.0911" calcext:value-type="float">
            <text:p>0.0911</text:p>
          </table:table-cell>
          <table:table-cell office:value-type="float" office:value="-0.24652" calcext:value-type="float">
            <text:p>-0.24652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" calcext:value-type="float">
            <text:p>0</text:p>
          </table:table-cell>
          <table:table-cell office:value-type="float" office:value="3354.5" calcext:value-type="float">
            <text:p>3354.5</text:p>
          </table:table-cell>
          <table:table-cell office:value-type="float" office:value="0.011792" calcext:value-type="float">
            <text:p>0.011792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0.01717" calcext:value-type="float">
            <text:p>0.017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7]-([$Sheet2.$B$2]*[.B337]+[$Sheet2.$B$3]))^2" office:value-type="float" office:value="0.0000307303367260567" calcext:value-type="float">
            <text:p>3.07303367260567E-05</text:p>
          </table:table-cell>
          <table:table-cell table:formula="of:=([.F337]-([$Sheet2.$B$7] +[$Sheet2.$B$8] * ([.B337] - [$Sheet2.$B$9])^2))^2" office:value-type="float" office:value="0.00000612008268042067" calcext:value-type="float">
            <text:p>6.12008268042067E-06</text:p>
          </table:table-cell>
          <table:table-cell table:formula="of:=([.X337]-([.AE337]^2*([$Sheet2.$B$13]*([.B337] -[$Sheet2.$B$14])^2 +[$Sheet2.$B$15]*([.B337]-[$Sheet2.$B$14]) +[$Sheet2.$B$16])    ))^2" office:value-type="float" office:value="79.8351534640591" calcext:value-type="float">
            <text:p>79.8351534640591</text:p>
          </table:table-cell>
          <table:table-cell table:formula="of:=([.AG337]-([.AE337]^2*([$Sheet2.$B$20]*([.B337] -[$Sheet2.$B$21])^2 + [$Sheet2.$B$22]*([.B337]-[$Sheet2.$B$21]) + [$Sheet2.$B$23])    ))^2" office:value-type="float" office:value="65.694097033159" calcext:value-type="float">
            <text:p>65.694097033159</text:p>
          </table:table-cell>
          <table:table-cell table:formula="of:=([.AH337]-([.AE337]^2*([$Sheet2.$B$27]*([.B337] -[$Sheet2.$B$28])^2 +[$Sheet2.$B$29]*([.B337]-[$Sheet2.$B$28]) +[$Sheet2.$B$30])    ))^2" office:value-type="float" office:value="1340.54666409496" calcext:value-type="float">
            <text:p>1340.54666409496</text:p>
          </table:table-cell>
          <table:table-cell table:formula="of:=([.AI337]-([.AE337]^2*([$Sheet2.$B$34]*([.B337] - [$Sheet2.$B$35])^2 +[$Sheet2.$B$36]*([.B337]-[$Sheet2.$B$35]) +[$Sheet2.$B$37])    ))^2" office:value-type="float" office:value="697.249382116907" calcext:value-type="float">
            <text:p>697.24938211690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054267" calcext:value-type="float">
            <text:p>0.0054267</text:p>
          </table:table-cell>
          <table:table-cell office:value-type="float" office:value="0.0074338" calcext:value-type="float">
            <text:p>0.0074338</text:p>
          </table:table-cell>
          <table:table-cell office:value-type="float" office:value="-0.0044341" calcext:value-type="float">
            <text:p>-0.0044341</text:p>
          </table:table-cell>
          <table:table-cell office:value-type="float" office:value="0.73762" calcext:value-type="float">
            <text:p>0.73762</text:p>
          </table:table-cell>
          <table:table-cell office:value-type="float" office:value="-0.035702" calcext:value-type="float">
            <text:p>-0.035702</text:p>
          </table:table-cell>
          <table:table-cell office:value-type="float" office:value="0.77333" calcext:value-type="float">
            <text:p>0.77333</text:p>
          </table:table-cell>
          <table:table-cell office:value-type="float" office:value="0.13258" calcext:value-type="float">
            <text:p>0.13258</text:p>
          </table:table-cell>
          <table:table-cell office:value-type="float" office:value="-0.010343" calcext:value-type="float">
            <text:p>-0.010343</text:p>
          </table:table-cell>
          <table:table-cell office:value-type="float" office:value="-0.0025241" calcext:value-type="float">
            <text:p>-0.0025241</text:p>
          </table:table-cell>
          <table:table-cell office:value-type="float" office:value="-0.0078192" calcext:value-type="float">
            <text:p>-0.0078192</text:p>
          </table:table-cell>
          <table:table-cell office:value-type="float" office:value="19.501" calcext:value-type="float">
            <text:p>19.501</text:p>
          </table:table-cell>
          <table:table-cell office:value-type="float" office:value="9.7663" calcext:value-type="float">
            <text:p>9.7663</text:p>
          </table:table-cell>
          <table:table-cell office:value-type="float" office:value="1.9968" calcext:value-type="float">
            <text:p>1.9968</text:p>
          </table:table-cell>
          <table:table-cell office:value-type="float" office:value="250.14" calcext:value-type="float">
            <text:p>250.14</text:p>
          </table:table-cell>
          <table:table-cell office:value-type="float" office:value="-149.2" calcext:value-type="float">
            <text:p>-149.2</text:p>
          </table:table-cell>
          <table:table-cell office:value-type="float" office:value="8439" calcext:value-type="float">
            <text:p>8439</text:p>
          </table:table-cell>
          <table:table-cell office:value-type="float" office:value="250.14" calcext:value-type="float">
            <text:p>250.14</text:p>
          </table:table-cell>
          <table:table-cell office:value-type="float" office:value="-149.2" calcext:value-type="float">
            <text:p>-149.2</text:p>
          </table:table-cell>
          <table:table-cell office:value-type="float" office:value="8439" calcext:value-type="float">
            <text:p>84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61" calcext:value-type="float">
            <text:p>29.961</text:p>
          </table:table-cell>
          <table:table-cell office:value-type="float" office:value="0.89932" calcext:value-type="float">
            <text:p>0.89932</text:p>
          </table:table-cell>
          <table:table-cell office:value-type="float" office:value="30" calcext:value-type="float">
            <text:p>30</text:p>
          </table:table-cell>
          <table:table-cell office:value-type="float" office:value="2.9354" calcext:value-type="float">
            <text:p>2.9354</text:p>
          </table:table-cell>
          <table:table-cell office:value-type="float" office:value="-2230.5" calcext:value-type="float">
            <text:p>-2230.5</text:p>
          </table:table-cell>
          <table:table-cell office:value-type="float" office:value="3772.7" calcext:value-type="float">
            <text:p>3772.7</text:p>
          </table:table-cell>
          <table:table-cell office:value-type="float" office:value="174.02" calcext:value-type="float">
            <text:p>174.02</text:p>
          </table:table-cell>
          <table:table-cell office:value-type="float" office:value="0.081647" calcext:value-type="float">
            <text:p>0.081647</text:p>
          </table:table-cell>
          <table:table-cell office:value-type="float" office:value="-0.24674" calcext:value-type="float">
            <text:p>-0.24674</text:p>
          </table:table-cell>
          <table:table-cell office:value-type="float" office:value="0.011065" calcext:value-type="float">
            <text:p>0.011065</text:p>
          </table:table-cell>
          <table:table-cell office:value-type="float" office:value="0" calcext:value-type="float">
            <text:p>0</text:p>
          </table:table-cell>
          <table:table-cell office:value-type="float" office:value="2593.8" calcext:value-type="float">
            <text:p>2593.8</text:p>
          </table:table-cell>
          <table:table-cell office:value-type="float" office:value="0.016704" calcext:value-type="float">
            <text:p>0.016704</text:p>
          </table:table-cell>
          <table:table-cell office:value-type="float" office:value="0.80799" calcext:value-type="float">
            <text:p>0.80799</text:p>
          </table:table-cell>
          <table:table-cell office:value-type="float" office:value="0.020477" calcext:value-type="float">
            <text:p>0.0204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8]-([$Sheet2.$B$2]*[.B338]+[$Sheet2.$B$3]))^2" office:value-type="float" office:value="0.0000645825600724667" calcext:value-type="float">
            <text:p>6.45825600724667E-05</text:p>
          </table:table-cell>
          <table:table-cell table:formula="of:=([.F338]-([$Sheet2.$B$7] +[$Sheet2.$B$8] * ([.B338] - [$Sheet2.$B$9])^2))^2" office:value-type="float" office:value="0.00000687266589544818" calcext:value-type="float">
            <text:p>6.87266589544818E-06</text:p>
          </table:table-cell>
          <table:table-cell table:formula="of:=([.X338]-([.AE338]^2*([$Sheet2.$B$13]*([.B338] -[$Sheet2.$B$14])^2 +[$Sheet2.$B$15]*([.B338]-[$Sheet2.$B$14]) +[$Sheet2.$B$16])    ))^2" office:value-type="float" office:value="69.1024519390631" calcext:value-type="float">
            <text:p>69.1024519390631</text:p>
          </table:table-cell>
          <table:table-cell table:formula="of:=([.AG338]-([.AE338]^2*([$Sheet2.$B$20]*([.B338] -[$Sheet2.$B$21])^2 + [$Sheet2.$B$22]*([.B338]-[$Sheet2.$B$21]) + [$Sheet2.$B$23])    ))^2" office:value-type="float" office:value="716.56930133624" calcext:value-type="float">
            <text:p>716.56930133624</text:p>
          </table:table-cell>
          <table:table-cell table:formula="of:=([.AH338]-([.AE338]^2*([$Sheet2.$B$27]*([.B338] -[$Sheet2.$B$28])^2 +[$Sheet2.$B$29]*([.B338]-[$Sheet2.$B$28]) +[$Sheet2.$B$30])    ))^2" office:value-type="float" office:value="30.9021985732471" calcext:value-type="float">
            <text:p>30.9021985732471</text:p>
          </table:table-cell>
          <table:table-cell table:formula="of:=([.AI338]-([.AE338]^2*([$Sheet2.$B$34]*([.B338] - [$Sheet2.$B$35])^2 +[$Sheet2.$B$36]*([.B338]-[$Sheet2.$B$35]) +[$Sheet2.$B$37])    ))^2" office:value-type="float" office:value="740.091339555497" calcext:value-type="float">
            <text:p>740.091339555497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305" calcext:value-type="float">
            <text:p>0.31305</text:p>
          </table:table-cell>
          <table:table-cell office:value-type="float" office:value="0.015643" calcext:value-type="float">
            <text:p>0.015643</text:p>
          </table:table-cell>
          <table:table-cell office:value-type="float" office:value="0.0053031" calcext:value-type="float">
            <text:p>0.0053031</text:p>
          </table:table-cell>
          <table:table-cell office:value-type="float" office:value="0.01034" calcext:value-type="float">
            <text:p>0.01034</text:p>
          </table:table-cell>
          <table:table-cell office:value-type="float" office:value="-0.0049062" calcext:value-type="float">
            <text:p>-0.0049062</text:p>
          </table:table-cell>
          <table:table-cell office:value-type="float" office:value="0.93507" calcext:value-type="float">
            <text:p>0.93507</text:p>
          </table:table-cell>
          <table:table-cell office:value-type="float" office:value="-0.034889" calcext:value-type="float">
            <text:p>-0.034889</text:p>
          </table:table-cell>
          <table:table-cell office:value-type="float" office:value="0.96996" calcext:value-type="float">
            <text:p>0.96996</text:p>
          </table:table-cell>
          <table:table-cell office:value-type="float" office:value="0.16433" calcext:value-type="float">
            <text:p>0.16433</text:p>
          </table:table-cell>
          <table:table-cell office:value-type="float" office:value="-0.012174" calcext:value-type="float">
            <text:p>-0.012174</text:p>
          </table:table-cell>
          <table:table-cell office:value-type="float" office:value="-0.0024638" calcext:value-type="float">
            <text:p>-0.0024638</text:p>
          </table:table-cell>
          <table:table-cell office:value-type="float" office:value="-0.0097098" calcext:value-type="float">
            <text:p>-0.0097098</text:p>
          </table:table-cell>
          <table:table-cell office:value-type="float" office:value="20.013" calcext:value-type="float">
            <text:p>20.013</text:p>
          </table:table-cell>
          <table:table-cell office:value-type="float" office:value="11.197" calcext:value-type="float">
            <text:p>11.197</text:p>
          </table:table-cell>
          <table:table-cell office:value-type="float" office:value="1.7873" calcext:value-type="float">
            <text:p>1.7873</text:p>
          </table:table-cell>
          <table:table-cell office:value-type="float" office:value="347.91" calcext:value-type="float">
            <text:p>347.91</text:p>
          </table:table-cell>
          <table:table-cell office:value-type="float" office:value="-165.09" calcext:value-type="float">
            <text:p>-165.09</text:p>
          </table:table-cell>
          <table:table-cell office:value-type="float" office:value="10534" calcext:value-type="float">
            <text:p>10534</text:p>
          </table:table-cell>
          <table:table-cell office:value-type="float" office:value="347.91" calcext:value-type="float">
            <text:p>347.91</text:p>
          </table:table-cell>
          <table:table-cell office:value-type="float" office:value="-165.09" calcext:value-type="float">
            <text:p>-165.09</text:p>
          </table:table-cell>
          <table:table-cell office:value-type="float" office:value="10534" calcext:value-type="float">
            <text:p>10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63" calcext:value-type="float">
            <text:p>29.963</text:p>
          </table:table-cell>
          <table:table-cell office:value-type="float" office:value="0.78439" calcext:value-type="float">
            <text:p>0.78439</text:p>
          </table:table-cell>
          <table:table-cell office:value-type="float" office:value="30" calcext:value-type="float">
            <text:p>30</text:p>
          </table:table-cell>
          <table:table-cell office:value-type="float" office:value="2.8606" calcext:value-type="float">
            <text:p>2.8606</text:p>
          </table:table-cell>
          <table:table-cell office:value-type="float" office:value="-2764.7" calcext:value-type="float">
            <text:p>-2764.7</text:p>
          </table:table-cell>
          <table:table-cell office:value-type="float" office:value="4782.5" calcext:value-type="float">
            <text:p>4782.5</text:p>
          </table:table-cell>
          <table:table-cell office:value-type="float" office:value="204.81" calcext:value-type="float">
            <text:p>204.81</text:p>
          </table:table-cell>
          <table:table-cell office:value-type="float" office:value="0.075925" calcext:value-type="float">
            <text:p>0.075925</text:p>
          </table:table-cell>
          <table:table-cell office:value-type="float" office:value="-0.24688" calcext:value-type="float">
            <text:p>-0.24688</text:p>
          </table:table-cell>
          <table:table-cell office:value-type="float" office:value="0.0076197" calcext:value-type="float">
            <text:p>0.0076197</text:p>
          </table:table-cell>
          <table:table-cell office:value-type="float" office:value="0" calcext:value-type="float">
            <text:p>0</text:p>
          </table:table-cell>
          <table:table-cell office:value-type="float" office:value="2262.3" calcext:value-type="float">
            <text:p>2262.3</text:p>
          </table:table-cell>
          <table:table-cell office:value-type="float" office:value="0.023235" calcext:value-type="float">
            <text:p>0.023235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023768" calcext:value-type="float">
            <text:p>0.0237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39]-([$Sheet2.$B$2]*[.B339]+[$Sheet2.$B$3]))^2" office:value-type="float" office:value="0.000109184945875033" calcext:value-type="float">
            <text:p>0.000109184945875</text:p>
          </table:table-cell>
          <table:table-cell table:formula="of:=([.F339]-([$Sheet2.$B$7] +[$Sheet2.$B$8] * ([.B339] - [$Sheet2.$B$9])^2))^2" office:value-type="float" office:value="0.00000743111479853522" calcext:value-type="float">
            <text:p>7.43111479853522E-06</text:p>
          </table:table-cell>
          <table:table-cell table:formula="of:=([.X339]-([.AE339]^2*([$Sheet2.$B$13]*([.B339] -[$Sheet2.$B$14])^2 +[$Sheet2.$B$15]*([.B339]-[$Sheet2.$B$14]) +[$Sheet2.$B$16])    ))^2" office:value-type="float" office:value="56.2028588470683" calcext:value-type="float">
            <text:p>56.2028588470683</text:p>
          </table:table-cell>
          <table:table-cell table:formula="of:=([.AG339]-([.AE339]^2*([$Sheet2.$B$20]*([.B339] -[$Sheet2.$B$21])^2 + [$Sheet2.$B$22]*([.B339]-[$Sheet2.$B$21]) + [$Sheet2.$B$23])    ))^2" office:value-type="float" office:value="2056.5155787844" calcext:value-type="float">
            <text:p>2056.5155787844</text:p>
          </table:table-cell>
          <table:table-cell table:formula="of:=([.AH339]-([.AE339]^2*([$Sheet2.$B$27]*([.B339] -[$Sheet2.$B$28])^2 +[$Sheet2.$B$29]*([.B339]-[$Sheet2.$B$28]) +[$Sheet2.$B$30])    ))^2" office:value-type="float" office:value="2223.0275890253" calcext:value-type="float">
            <text:p>2223.0275890253</text:p>
          </table:table-cell>
          <table:table-cell table:formula="of:=([.AI339]-([.AE339]^2*([$Sheet2.$B$34]*([.B339] - [$Sheet2.$B$35])^2 +[$Sheet2.$B$36]*([.B339]-[$Sheet2.$B$35]) +[$Sheet2.$B$37])    ))^2" office:value-type="float" office:value="776.589810716763" calcext:value-type="float">
            <text:p>776.58981071676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2" calcext:value-type="float">
            <text:p>0.3752</text:p>
          </table:table-cell>
          <table:table-cell office:value-type="float" office:value="0.019185" calcext:value-type="float">
            <text:p>0.019185</text:p>
          </table:table-cell>
          <table:table-cell office:value-type="float" office:value="0.0052192" calcext:value-type="float">
            <text:p>0.0052192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-0.005494" calcext:value-type="float">
            <text:p>-0.005494</text:p>
          </table:table-cell>
          <table:table-cell office:value-type="float" office:value="1.1272" calcext:value-type="float">
            <text:p>1.1272</text:p>
          </table:table-cell>
          <table:table-cell office:value-type="float" office:value="-0.034337" calcext:value-type="float">
            <text:p>-0.034337</text:p>
          </table:table-cell>
          <table:table-cell office:value-type="float" office:value="1.1615" calcext:value-type="float">
            <text:p>1.1615</text:p>
          </table:table-cell>
          <table:table-cell office:value-type="float" office:value="0.19627" calcext:value-type="float">
            <text:p>0.19627</text:p>
          </table:table-cell>
          <table:table-cell office:value-type="float" office:value="-0.014494" calcext:value-type="float">
            <text:p>-0.014494</text:p>
          </table:table-cell>
          <table:table-cell office:value-type="float" office:value="-0.0024251" calcext:value-type="float">
            <text:p>-0.0024251</text:p>
          </table:table-cell>
          <table:table-cell office:value-type="float" office:value="-0.012069" calcext:value-type="float">
            <text:p>-0.012069</text:p>
          </table:table-cell>
          <table:table-cell office:value-type="float" office:value="19.557" calcext:value-type="float">
            <text:p>19.557</text:p>
          </table:table-cell>
          <table:table-cell office:value-type="float" office:value="11.98" calcext:value-type="float">
            <text:p>11.98</text:p>
          </table:table-cell>
          <table:table-cell office:value-type="float" office:value="1.6326" calcext:value-type="float">
            <text:p>1.6326</text:p>
          </table:table-cell>
          <table:table-cell office:value-type="float" office:value="469.92" calcext:value-type="float">
            <text:p>469.92</text:p>
          </table:table-cell>
          <table:table-cell office:value-type="float" office:value="-184.87" calcext:value-type="float">
            <text:p>-184.87</text:p>
          </table:table-cell>
          <table:table-cell office:value-type="float" office:value="12625" calcext:value-type="float">
            <text:p>12625</text:p>
          </table:table-cell>
          <table:table-cell office:value-type="float" office:value="469.92" calcext:value-type="float">
            <text:p>469.92</text:p>
          </table:table-cell>
          <table:table-cell office:value-type="float" office:value="-184.87" calcext:value-type="float">
            <text:p>-184.87</text:p>
          </table:table-cell>
          <table:table-cell office:value-type="float" office:value="12625" calcext:value-type="float">
            <text:p>12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61" calcext:value-type="float">
            <text:p>29.961</text:p>
          </table:table-cell>
          <table:table-cell office:value-type="float" office:value="0.73317" calcext:value-type="float">
            <text:p>0.73317</text:p>
          </table:table-cell>
          <table:table-cell office:value-type="float" office:value="30" calcext:value-type="float">
            <text:p>30</text:p>
          </table:table-cell>
          <table:table-cell office:value-type="float" office:value="2.9271" calcext:value-type="float">
            <text:p>2.9271</text:p>
          </table:table-cell>
          <table:table-cell office:value-type="float" office:value="-3302.1" calcext:value-type="float">
            <text:p>-3302.1</text:p>
          </table:table-cell>
          <table:table-cell office:value-type="float" office:value="5765" calcext:value-type="float">
            <text:p>5765</text:p>
          </table:table-cell>
          <table:table-cell office:value-type="float" office:value="243.86" calcext:value-type="float">
            <text:p>243.86</text:p>
          </table:table-cell>
          <table:table-cell office:value-type="float" office:value="0.072064" calcext:value-type="float">
            <text:p>0.072064</text:p>
          </table:table-cell>
          <table:table-cell office:value-type="float" office:value="-0.24698" calcext:value-type="float">
            <text:p>-0.24698</text:p>
          </table:table-cell>
          <table:table-cell office:value-type="float" office:value="0.0050329" calcext:value-type="float">
            <text:p>0.0050329</text:p>
          </table:table-cell>
          <table:table-cell office:value-type="float" office:value="0" calcext:value-type="float">
            <text:p>0</text:p>
          </table:table-cell>
          <table:table-cell office:value-type="float" office:value="2114.6" calcext:value-type="float">
            <text:p>2114.6</text:p>
          </table:table-cell>
          <table:table-cell office:value-type="float" office:value="0.031381" calcext:value-type="float">
            <text:p>0.031381</text:p>
          </table:table-cell>
          <table:table-cell office:value-type="float" office:value="0.9626" calcext:value-type="float">
            <text:p>0.9626</text:p>
          </table:table-cell>
          <table:table-cell office:value-type="float" office:value="0.027038" calcext:value-type="float">
            <text:p>0.0270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0]-([$Sheet2.$B$2]*[.B340]+[$Sheet2.$B$3]))^2" office:value-type="float" office:value="0.000162868454814881" calcext:value-type="float">
            <text:p>0.000162868454815</text:p>
          </table:table-cell>
          <table:table-cell table:formula="of:=([.F340]-([$Sheet2.$B$7] +[$Sheet2.$B$8] * ([.B340] - [$Sheet2.$B$9])^2))^2" office:value-type="float" office:value="0.00000777389460397808" calcext:value-type="float">
            <text:p>7.77389460397808E-06</text:p>
          </table:table-cell>
          <table:table-cell table:formula="of:=([.X340]-([.AE340]^2*([$Sheet2.$B$13]*([.B340] -[$Sheet2.$B$14])^2 +[$Sheet2.$B$15]*([.B340]-[$Sheet2.$B$14]) +[$Sheet2.$B$16])    ))^2" office:value-type="float" office:value="42.3443855580964" calcext:value-type="float">
            <text:p>42.3443855580964</text:p>
          </table:table-cell>
          <table:table-cell table:formula="of:=([.AG340]-([.AE340]^2*([$Sheet2.$B$20]*([.B340] -[$Sheet2.$B$21])^2 + [$Sheet2.$B$22]*([.B340]-[$Sheet2.$B$21]) + [$Sheet2.$B$23])    ))^2" office:value-type="float" office:value="4037.9945562055" calcext:value-type="float">
            <text:p>4037.9945562055</text:p>
          </table:table-cell>
          <table:table-cell table:formula="of:=([.AH340]-([.AE340]^2*([$Sheet2.$B$27]*([.B340] -[$Sheet2.$B$28])^2 +[$Sheet2.$B$29]*([.B340]-[$Sheet2.$B$28]) +[$Sheet2.$B$30])    ))^2" office:value-type="float" office:value="7701.21736878069" calcext:value-type="float">
            <text:p>7701.21736878069</text:p>
          </table:table-cell>
          <table:table-cell table:formula="of:=([.AI340]-([.AE340]^2*([$Sheet2.$B$34]*([.B340] - [$Sheet2.$B$35])^2 +[$Sheet2.$B$36]*([.B340]-[$Sheet2.$B$35]) +[$Sheet2.$B$37])    ))^2" office:value-type="float" office:value="804.499692099759" calcext:value-type="float">
            <text:p>804.499692099759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22" calcext:value-type="float">
            <text:p>0.43722</text:p>
          </table:table-cell>
          <table:table-cell office:value-type="float" office:value="0.023493" calcext:value-type="float">
            <text:p>0.023493</text:p>
          </table:table-cell>
          <table:table-cell office:value-type="float" office:value="0.0051843" calcext:value-type="float">
            <text:p>0.0051843</text:p>
          </table:table-cell>
          <table:table-cell office:value-type="float" office:value="0.018309" calcext:value-type="float">
            <text:p>0.018309</text:p>
          </table:table-cell>
          <table:table-cell office:value-type="float" office:value="-0.0061971" calcext:value-type="float">
            <text:p>-0.0061971</text:p>
          </table:table-cell>
          <table:table-cell office:value-type="float" office:value="1.3138" calcext:value-type="float">
            <text:p>1.3138</text:p>
          </table:table-cell>
          <table:table-cell office:value-type="float" office:value="-0.034107" calcext:value-type="float">
            <text:p>-0.034107</text:p>
          </table:table-cell>
          <table:table-cell office:value-type="float" office:value="1.3479" calcext:value-type="float">
            <text:p>1.3479</text:p>
          </table:table-cell>
          <table:table-cell office:value-type="float" office:value="0.22838" calcext:value-type="float">
            <text:p>0.22838</text:p>
          </table:table-cell>
          <table:table-cell office:value-type="float" office:value="-0.01731" calcext:value-type="float">
            <text:p>-0.01731</text:p>
          </table:table-cell>
          <table:table-cell office:value-type="float" office:value="-0.0024133" calcext:value-type="float">
            <text:p>-0.0024133</text:p>
          </table:table-cell>
          <table:table-cell office:value-type="float" office:value="-0.014896" calcext:value-type="float">
            <text:p>-0.014896</text:p>
          </table:table-cell>
          <table:table-cell office:value-type="float" office:value="18.61" calcext:value-type="float">
            <text:p>18.61</text:p>
          </table:table-cell>
          <table:table-cell office:value-type="float" office:value="12.306" calcext:value-type="float">
            <text:p>12.306</text:p>
          </table:table-cell>
          <table:table-cell office:value-type="float" office:value="1.5123" calcext:value-type="float">
            <text:p>1.5123</text:p>
          </table:table-cell>
          <table:table-cell office:value-type="float" office:value="616.08" calcext:value-type="float">
            <text:p>616.08</text:p>
          </table:table-cell>
          <table:table-cell office:value-type="float" office:value="-208.52" calcext:value-type="float">
            <text:p>-208.52</text:p>
          </table:table-cell>
          <table:table-cell office:value-type="float" office:value="14712" calcext:value-type="float">
            <text:p>14712</text:p>
          </table:table-cell>
          <table:table-cell office:value-type="float" office:value="616.08" calcext:value-type="float">
            <text:p>616.08</text:p>
          </table:table-cell>
          <table:table-cell office:value-type="float" office:value="-208.52" calcext:value-type="float">
            <text:p>-208.52</text:p>
          </table:table-cell>
          <table:table-cell office:value-type="float" office:value="14712" calcext:value-type="float">
            <text:p>14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57" calcext:value-type="float">
            <text:p>29.957</text:p>
          </table:table-cell>
          <table:table-cell office:value-type="float" office:value="0.71374" calcext:value-type="float">
            <text:p>0.71374</text:p>
          </table:table-cell>
          <table:table-cell office:value-type="float" office:value="30" calcext:value-type="float">
            <text:p>30</text:p>
          </table:table-cell>
          <table:table-cell office:value-type="float" office:value="3.0757" calcext:value-type="float">
            <text:p>3.0757</text:p>
          </table:table-cell>
          <table:table-cell office:value-type="float" office:value="-3842.4" calcext:value-type="float">
            <text:p>-3842.4</text:p>
          </table:table-cell>
          <table:table-cell office:value-type="float" office:value="6719.4" calcext:value-type="float">
            <text:p>6719.4</text:p>
          </table:table-cell>
          <table:table-cell office:value-type="float" office:value="291.23" calcext:value-type="float">
            <text:p>291.23</text:p>
          </table:table-cell>
          <table:table-cell office:value-type="float" office:value="0.06926" calcext:value-type="float">
            <text:p>0.06926</text:p>
          </table:table-cell>
          <table:table-cell office:value-type="float" office:value="-0.24706" calcext:value-type="float">
            <text:p>-0.24706</text:p>
          </table:table-cell>
          <table:table-cell office:value-type="float" office:value="0.0029391" calcext:value-type="float">
            <text:p>0.0029391</text:p>
          </table:table-cell>
          <table:table-cell office:value-type="float" office:value="0" calcext:value-type="float">
            <text:p>0</text:p>
          </table:table-cell>
          <table:table-cell office:value-type="float" office:value="2058.5" calcext:value-type="float">
            <text:p>2058.5</text:p>
          </table:table-cell>
          <table:table-cell office:value-type="float" office:value="0.041136" calcext:value-type="float">
            <text:p>0.041136</text:p>
          </table:table-cell>
          <table:table-cell office:value-type="float" office:value="0.99702" calcext:value-type="float">
            <text:p>0.99702</text:p>
          </table:table-cell>
          <table:table-cell office:value-type="float" office:value="0.030282" calcext:value-type="float">
            <text:p>0.0302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1]-([$Sheet2.$B$2]*[.B341]+[$Sheet2.$B$3]))^2" office:value-type="float" office:value="0.000223347797865621" calcext:value-type="float">
            <text:p>0.000223347797866</text:p>
          </table:table-cell>
          <table:table-cell table:formula="of:=([.F341]-([$Sheet2.$B$7] +[$Sheet2.$B$8] * ([.B341] - [$Sheet2.$B$9])^2))^2" office:value-type="float" office:value="0.00000792460258402571" calcext:value-type="float">
            <text:p>7.92460258402571E-06</text:p>
          </table:table-cell>
          <table:table-cell table:formula="of:=([.X341]-([.AE341]^2*([$Sheet2.$B$13]*([.B341] -[$Sheet2.$B$14])^2 +[$Sheet2.$B$15]*([.B341]-[$Sheet2.$B$14]) +[$Sheet2.$B$16])    ))^2" office:value-type="float" office:value="28.7723650730459" calcext:value-type="float">
            <text:p>28.7723650730459</text:p>
          </table:table-cell>
          <table:table-cell table:formula="of:=([.AG341]-([.AE341]^2*([$Sheet2.$B$20]*([.B341] -[$Sheet2.$B$21])^2 + [$Sheet2.$B$22]*([.B341]-[$Sheet2.$B$21]) + [$Sheet2.$B$23])    ))^2" office:value-type="float" office:value="6570.39913113569" calcext:value-type="float">
            <text:p>6570.39913113569</text:p>
          </table:table-cell>
          <table:table-cell table:formula="of:=([.AH341]-([.AE341]^2*([$Sheet2.$B$27]*([.B341] -[$Sheet2.$B$28])^2 +[$Sheet2.$B$29]*([.B341]-[$Sheet2.$B$28]) +[$Sheet2.$B$30])    ))^2" office:value-type="float" office:value="16022.9355528755" calcext:value-type="float">
            <text:p>16022.9355528755</text:p>
          </table:table-cell>
          <table:table-cell table:formula="of:=([.AI341]-([.AE341]^2*([$Sheet2.$B$34]*([.B341] - [$Sheet2.$B$35])^2 +[$Sheet2.$B$36]*([.B341]-[$Sheet2.$B$35]) +[$Sheet2.$B$37])    ))^2" office:value-type="float" office:value="826.7722774627" calcext:value-type="float">
            <text:p>826.772277462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908" calcext:value-type="float">
            <text:p>0.49908</text:p>
          </table:table-cell>
          <table:table-cell office:value-type="float" office:value="0.028628" calcext:value-type="float">
            <text:p>0.028628</text:p>
          </table:table-cell>
          <table:table-cell office:value-type="float" office:value="0.0052607" calcext:value-type="float">
            <text:p>0.0052607</text:p>
          </table:table-cell>
          <table:table-cell office:value-type="float" office:value="0.023368" calcext:value-type="float">
            <text:p>0.023368</text:p>
          </table:table-cell>
          <table:table-cell office:value-type="float" office:value="-0.007015" calcext:value-type="float">
            <text:p>-0.007015</text:p>
          </table:table-cell>
          <table:table-cell office:value-type="float" office:value="1.4944" calcext:value-type="float">
            <text:p>1.4944</text:p>
          </table:table-cell>
          <table:table-cell office:value-type="float" office:value="-0.03461" calcext:value-type="float">
            <text:p>-0.03461</text:p>
          </table:table-cell>
          <table:table-cell office:value-type="float" office:value="1.529" calcext:value-type="float">
            <text:p>1.529</text:p>
          </table:table-cell>
          <table:table-cell office:value-type="float" office:value="0.26066" calcext:value-type="float">
            <text:p>0.26066</text:p>
          </table:table-cell>
          <table:table-cell office:value-type="float" office:value="-0.020654" calcext:value-type="float">
            <text:p>-0.020654</text:p>
          </table:table-cell>
          <table:table-cell office:value-type="float" office:value="-0.002464" calcext:value-type="float">
            <text:p>-0.002464</text:p>
          </table:table-cell>
          <table:table-cell office:value-type="float" office:value="-0.01819" calcext:value-type="float">
            <text:p>-0.01819</text:p>
          </table:table-cell>
          <table:table-cell office:value-type="float" office:value="17.433" calcext:value-type="float">
            <text:p>17.433</text:p>
          </table:table-cell>
          <table:table-cell office:value-type="float" office:value="12.316" calcext:value-type="float">
            <text:p>12.316</text:p>
          </table:table-cell>
          <table:table-cell office:value-type="float" office:value="1.4155" calcext:value-type="float">
            <text:p>1.4155</text:p>
          </table:table-cell>
          <table:table-cell office:value-type="float" office:value="786.29" calcext:value-type="float">
            <text:p>786.29</text:p>
          </table:table-cell>
          <table:table-cell office:value-type="float" office:value="-236.05" calcext:value-type="float">
            <text:p>-236.05</text:p>
          </table:table-cell>
          <table:table-cell office:value-type="float" office:value="16793" calcext:value-type="float">
            <text:p>16793</text:p>
          </table:table-cell>
          <table:table-cell office:value-type="float" office:value="786.29" calcext:value-type="float">
            <text:p>786.29</text:p>
          </table:table-cell>
          <table:table-cell office:value-type="float" office:value="-236.05" calcext:value-type="float">
            <text:p>-236.05</text:p>
          </table:table-cell>
          <table:table-cell office:value-type="float" office:value="16793" calcext:value-type="float">
            <text:p>167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51" calcext:value-type="float">
            <text:p>29.951</text:p>
          </table:table-cell>
          <table:table-cell office:value-type="float" office:value="0.71316" calcext:value-type="float">
            <text:p>0.71316</text:p>
          </table:table-cell>
          <table:table-cell office:value-type="float" office:value="30" calcext:value-type="float">
            <text:p>30</text:p>
          </table:table-cell>
          <table:table-cell office:value-type="float" office:value="3.283" calcext:value-type="float">
            <text:p>3.283</text:p>
          </table:table-cell>
          <table:table-cell office:value-type="float" office:value="-4385.5" calcext:value-type="float">
            <text:p>-4385.5</text:p>
          </table:table-cell>
          <table:table-cell office:value-type="float" office:value="7643.2" calcext:value-type="float">
            <text:p>7643.2</text:p>
          </table:table-cell>
          <table:table-cell office:value-type="float" office:value="347.49" calcext:value-type="float">
            <text:p>347.49</text:p>
          </table:table-cell>
          <table:table-cell office:value-type="float" office:value="0.067109" calcext:value-type="float">
            <text:p>0.067109</text:p>
          </table:table-cell>
          <table:table-cell office:value-type="float" office:value="-0.24713" calcext:value-type="float">
            <text:p>-0.24713</text:p>
          </table:table-cell>
          <table:table-cell office:value-type="float" office:value="0.0011552" calcext:value-type="float">
            <text:p>0.0011552</text:p>
          </table:table-cell>
          <table:table-cell office:value-type="float" office:value="0" calcext:value-type="float">
            <text:p>0</text:p>
          </table:table-cell>
          <table:table-cell office:value-type="float" office:value="2056.9" calcext:value-type="float">
            <text:p>2056.9</text:p>
          </table:table-cell>
          <table:table-cell office:value-type="float" office:value="0.052491" calcext:value-type="float">
            <text:p>0.052491</text:p>
          </table:table-cell>
          <table:table-cell office:value-type="float" office:value="1.0179" calcext:value-type="float">
            <text:p>1.0179</text:p>
          </table:table-cell>
          <table:table-cell office:value-type="float" office:value="0.033493" calcext:value-type="float">
            <text:p>0.0334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2]-([$Sheet2.$B$2]*[.B342]+[$Sheet2.$B$3]))^2" office:value-type="float" office:value="0.000287901406193181" calcext:value-type="float">
            <text:p>0.000287901406193</text:p>
          </table:table-cell>
          <table:table-cell table:formula="of:=([.F342]-([$Sheet2.$B$7] +[$Sheet2.$B$8] * ([.B342] - [$Sheet2.$B$9])^2))^2" office:value-type="float" office:value="0.00000822368542357845" calcext:value-type="float">
            <text:p>8.22368542357845E-06</text:p>
          </table:table-cell>
          <table:table-cell table:formula="of:=([.X342]-([.AE342]^2*([$Sheet2.$B$13]*([.B342] -[$Sheet2.$B$14])^2 +[$Sheet2.$B$15]*([.B342]-[$Sheet2.$B$14]) +[$Sheet2.$B$16])    ))^2" office:value-type="float" office:value="16.4596616281546" calcext:value-type="float">
            <text:p>16.4596616281546</text:p>
          </table:table-cell>
          <table:table-cell table:formula="of:=([.AG342]-([.AE342]^2*([$Sheet2.$B$20]*([.B342] -[$Sheet2.$B$21])^2 + [$Sheet2.$B$22]*([.B342]-[$Sheet2.$B$21]) + [$Sheet2.$B$23])    ))^2" office:value-type="float" office:value="9562.33001990458" calcext:value-type="float">
            <text:p>9562.33001990458</text:p>
          </table:table-cell>
          <table:table-cell table:formula="of:=([.AH342]-([.AE342]^2*([$Sheet2.$B$27]*([.B342] -[$Sheet2.$B$28])^2 +[$Sheet2.$B$29]*([.B342]-[$Sheet2.$B$28]) +[$Sheet2.$B$30])    ))^2" office:value-type="float" office:value="25961.0906188194" calcext:value-type="float">
            <text:p>25961.0906188194</text:p>
          </table:table-cell>
          <table:table-cell table:formula="of:=([.AI342]-([.AE342]^2*([$Sheet2.$B$34]*([.B342] - [$Sheet2.$B$35])^2 +[$Sheet2.$B$36]*([.B342]-[$Sheet2.$B$35]) +[$Sheet2.$B$37])    ))^2" office:value-type="float" office:value="876.585931030313" calcext:value-type="float">
            <text:p>876.58593103031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075" calcext:value-type="float">
            <text:p>0.56075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054878" calcext:value-type="float">
            <text:p>0.0054878</text:p>
          </table:table-cell>
          <table:table-cell office:value-type="float" office:value="0.029137" calcext:value-type="float">
            <text:p>0.029137</text:p>
          </table:table-cell>
          <table:table-cell office:value-type="float" office:value="-0.0079471" calcext:value-type="float">
            <text:p>-0.0079471</text:p>
          </table:table-cell>
          <table:table-cell office:value-type="float" office:value="1.6687" calcext:value-type="float">
            <text:p>1.6687</text:p>
          </table:table-cell>
          <table:table-cell office:value-type="float" office:value="-0.036104" calcext:value-type="float">
            <text:p>-0.036104</text:p>
          </table:table-cell>
          <table:table-cell office:value-type="float" office:value="1.7048" calcext:value-type="float">
            <text:p>1.7048</text:p>
          </table:table-cell>
          <table:table-cell office:value-type="float" office:value="0.29309" calcext:value-type="float">
            <text:p>0.29309</text:p>
          </table:table-cell>
          <table:table-cell office:value-type="float" office:value="-0.024545" calcext:value-type="float">
            <text:p>-0.024545</text:p>
          </table:table-cell>
          <table:table-cell office:value-type="float" office:value="-0.0025974" calcext:value-type="float">
            <text:p>-0.0025974</text:p>
          </table:table-cell>
          <table:table-cell office:value-type="float" office:value="-0.021948" calcext:value-type="float">
            <text:p>-0.021948</text:p>
          </table:table-cell>
          <table:table-cell office:value-type="float" office:value="16.195" calcext:value-type="float">
            <text:p>16.195</text:p>
          </table:table-cell>
          <table:table-cell office:value-type="float" office:value="12.127" calcext:value-type="float">
            <text:p>12.127</text:p>
          </table:table-cell>
          <table:table-cell office:value-type="float" office:value="1.3354" calcext:value-type="float">
            <text:p>1.3354</text:p>
          </table:table-cell>
          <table:table-cell office:value-type="float" office:value="980.43" calcext:value-type="float">
            <text:p>980.43</text:p>
          </table:table-cell>
          <table:table-cell office:value-type="float" office:value="-267.41" calcext:value-type="float">
            <text:p>-267.41</text:p>
          </table:table-cell>
          <table:table-cell office:value-type="float" office:value="18869" calcext:value-type="float">
            <text:p>18869</text:p>
          </table:table-cell>
          <table:table-cell office:value-type="float" office:value="980.43" calcext:value-type="float">
            <text:p>980.43</text:p>
          </table:table-cell>
          <table:table-cell office:value-type="float" office:value="-267.41" calcext:value-type="float">
            <text:p>-267.41</text:p>
          </table:table-cell>
          <table:table-cell office:value-type="float" office:value="18869" calcext:value-type="float">
            <text:p>18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43" calcext:value-type="float">
            <text:p>29.943</text:p>
          </table:table-cell>
          <table:table-cell office:value-type="float" office:value="0.72424" calcext:value-type="float">
            <text:p>0.72424</text:p>
          </table:table-cell>
          <table:table-cell office:value-type="float" office:value="30" calcext:value-type="float">
            <text:p>30</text:p>
          </table:table-cell>
          <table:table-cell office:value-type="float" office:value="3.5334" calcext:value-type="float">
            <text:p>3.5334</text:p>
          </table:table-cell>
          <table:table-cell office:value-type="float" office:value="-4931.1" calcext:value-type="float">
            <text:p>-4931.1</text:p>
          </table:table-cell>
          <table:table-cell office:value-type="float" office:value="8534.7" calcext:value-type="float">
            <text:p>8534.7</text:p>
          </table:table-cell>
          <table:table-cell office:value-type="float" office:value="412.96" calcext:value-type="float">
            <text:p>412.96</text:p>
          </table:table-cell>
          <table:table-cell office:value-type="float" office:value="0.065388" calcext:value-type="float">
            <text:p>0.065388</text:p>
          </table:table-cell>
          <table:table-cell office:value-type="float" office:value="-0.2472" calcext:value-type="float">
            <text:p>-0.2472</text:p>
          </table:table-cell>
          <table:table-cell office:value-type="float" office:value="-0.00042048" calcext:value-type="float">
            <text:p>-0.00042048</text:p>
          </table:table-cell>
          <table:table-cell office:value-type="float" office:value="0" calcext:value-type="float">
            <text:p>0</text:p>
          </table:table-cell>
          <table:table-cell office:value-type="float" office:value="2088.8" calcext:value-type="float">
            <text:p>2088.8</text:p>
          </table:table-cell>
          <table:table-cell office:value-type="float" office:value="0.065434" calcext:value-type="float">
            <text:p>0.065434</text:p>
          </table:table-cell>
          <table:table-cell office:value-type="float" office:value="1.0305" calcext:value-type="float">
            <text:p>1.0305</text:p>
          </table:table-cell>
          <table:table-cell office:value-type="float" office:value="0.036666" calcext:value-type="float">
            <text:p>0.0366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3]-([$Sheet2.$B$2]*[.B343]+[$Sheet2.$B$3]))^2" office:value-type="float" office:value="0.000353458431155816" calcext:value-type="float">
            <text:p>0.000353458431156</text:p>
          </table:table-cell>
          <table:table-cell table:formula="of:=([.F343]-([$Sheet2.$B$7] +[$Sheet2.$B$8] * ([.B343] - [$Sheet2.$B$9])^2))^2" office:value-type="float" office:value="0.00000888671832938957" calcext:value-type="float">
            <text:p>8.88671832938957E-06</text:p>
          </table:table-cell>
          <table:table-cell table:formula="of:=([.X343]-([.AE343]^2*([$Sheet2.$B$13]*([.B343] -[$Sheet2.$B$14])^2 +[$Sheet2.$B$15]*([.B343]-[$Sheet2.$B$14]) +[$Sheet2.$B$16])    ))^2" office:value-type="float" office:value="6.95084514067129" calcext:value-type="float">
            <text:p>6.95084514067129</text:p>
          </table:table-cell>
          <table:table-cell table:formula="of:=([.AG343]-([.AE343]^2*([$Sheet2.$B$20]*([.B343] -[$Sheet2.$B$21])^2 + [$Sheet2.$B$22]*([.B343]-[$Sheet2.$B$21]) + [$Sheet2.$B$23])    ))^2" office:value-type="float" office:value="12866.9823711838" calcext:value-type="float">
            <text:p>12866.9823711838</text:p>
          </table:table-cell>
          <table:table-cell table:formula="of:=([.AH343]-([.AE343]^2*([$Sheet2.$B$27]*([.B343] -[$Sheet2.$B$28])^2 +[$Sheet2.$B$29]*([.B343]-[$Sheet2.$B$28]) +[$Sheet2.$B$30])    ))^2" office:value-type="float" office:value="35980.3032263953" calcext:value-type="float">
            <text:p>35980.3032263953</text:p>
          </table:table-cell>
          <table:table-cell table:formula="of:=([.AI343]-([.AE343]^2*([$Sheet2.$B$34]*([.B343] - [$Sheet2.$B$35])^2 +[$Sheet2.$B$36]*([.B343]-[$Sheet2.$B$35]) +[$Sheet2.$B$37])    ))^2" office:value-type="float" office:value="976.208862213294" calcext:value-type="float">
            <text:p>976.208862213294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221" calcext:value-type="float">
            <text:p>0.62221</text:p>
          </table:table-cell>
          <table:table-cell office:value-type="float" office:value="0.041481" calcext:value-type="float">
            <text:p>0.041481</text:p>
          </table:table-cell>
          <table:table-cell office:value-type="float" office:value="0.0058675" calcext:value-type="float">
            <text:p>0.0058675</text:p>
          </table:table-cell>
          <table:table-cell office:value-type="float" office:value="0.035614" calcext:value-type="float">
            <text:p>0.035614</text:p>
          </table:table-cell>
          <table:table-cell office:value-type="float" office:value="-0.0089926" calcext:value-type="float">
            <text:p>-0.0089926</text:p>
          </table:table-cell>
          <table:table-cell office:value-type="float" office:value="1.8366" calcext:value-type="float">
            <text:p>1.8366</text:p>
          </table:table-cell>
          <table:table-cell office:value-type="float" office:value="-0.038602" calcext:value-type="float">
            <text:p>-0.038602</text:p>
          </table:table-cell>
          <table:table-cell office:value-type="float" office:value="1.8752" calcext:value-type="float">
            <text:p>1.8752</text:p>
          </table:table-cell>
          <table:table-cell office:value-type="float" office:value="0.32566" calcext:value-type="float">
            <text:p>0.32566</text:p>
          </table:table-cell>
          <table:table-cell office:value-type="float" office:value="-0.028981" calcext:value-type="float">
            <text:p>-0.028981</text:p>
          </table:table-cell>
          <table:table-cell office:value-type="float" office:value="-0.0028128" calcext:value-type="float">
            <text:p>-0.0028128</text:p>
          </table:table-cell>
          <table:table-cell office:value-type="float" office:value="-0.026168" calcext:value-type="float">
            <text:p>-0.026168</text:p>
          </table:table-cell>
          <table:table-cell office:value-type="float" office:value="15" calcext:value-type="float">
            <text:p>15</text:p>
          </table:table-cell>
          <table:table-cell office:value-type="float" office:value="11.832" calcext:value-type="float">
            <text:p>11.832</text:p>
          </table:table-cell>
          <table:table-cell office:value-type="float" office:value="1.2677" calcext:value-type="float">
            <text:p>1.2677</text:p>
          </table:table-cell>
          <table:table-cell office:value-type="float" office:value="1198.4" calcext:value-type="float">
            <text:p>1198.4</text:p>
          </table:table-cell>
          <table:table-cell office:value-type="float" office:value="-302.59" calcext:value-type="float">
            <text:p>-302.59</text:p>
          </table:table-cell>
          <table:table-cell office:value-type="float" office:value="20936" calcext:value-type="float">
            <text:p>20936</text:p>
          </table:table-cell>
          <table:table-cell office:value-type="float" office:value="1198.4" calcext:value-type="float">
            <text:p>1198.4</text:p>
          </table:table-cell>
          <table:table-cell office:value-type="float" office:value="-302.59" calcext:value-type="float">
            <text:p>-302.59</text:p>
          </table:table-cell>
          <table:table-cell office:value-type="float" office:value="20936" calcext:value-type="float">
            <text:p>20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34" calcext:value-type="float">
            <text:p>29.934</text:p>
          </table:table-cell>
          <table:table-cell office:value-type="float" office:value="0.74233" calcext:value-type="float">
            <text:p>0.74233</text:p>
          </table:table-cell>
          <table:table-cell office:value-type="float" office:value="30" calcext:value-type="float">
            <text:p>30</text:p>
          </table:table-cell>
          <table:table-cell office:value-type="float" office:value="3.8141" calcext:value-type="float">
            <text:p>3.8141</text:p>
          </table:table-cell>
          <table:table-cell office:value-type="float" office:value="-5479" calcext:value-type="float">
            <text:p>-5479</text:p>
          </table:table-cell>
          <table:table-cell office:value-type="float" office:value="9393.4" calcext:value-type="float">
            <text:p>9393.4</text:p>
          </table:table-cell>
          <table:table-cell office:value-type="float" office:value="487.58" calcext:value-type="float">
            <text:p>487.58</text:p>
          </table:table-cell>
          <table:table-cell office:value-type="float" office:value="0.063961" calcext:value-type="float">
            <text:p>0.063961</text:p>
          </table:table-cell>
          <table:table-cell office:value-type="float" office:value="-0.24727" calcext:value-type="float">
            <text:p>-0.24727</text:p>
          </table:table-cell>
          <table:table-cell office:value-type="float" office:value="-0.0018487" calcext:value-type="float">
            <text:p>-0.0018487</text:p>
          </table:table-cell>
          <table:table-cell office:value-type="float" office:value="0" calcext:value-type="float">
            <text:p>0</text:p>
          </table:table-cell>
          <table:table-cell office:value-type="float" office:value="2141" calcext:value-type="float">
            <text:p>2141</text:p>
          </table:table-cell>
          <table:table-cell office:value-type="float" office:value="0.079953" calcext:value-type="float">
            <text:p>0.079953</text:p>
          </table:table-cell>
          <table:table-cell office:value-type="float" office:value="1.0381" calcext:value-type="float">
            <text:p>1.0381</text:p>
          </table:table-cell>
          <table:table-cell office:value-type="float" office:value="0.039797" calcext:value-type="float">
            <text:p>0.0397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4]-([$Sheet2.$B$2]*[.B344]+[$Sheet2.$B$3]))^2" office:value-type="float" office:value="0.000417112110758417" calcext:value-type="float">
            <text:p>0.000417112110758</text:p>
          </table:table-cell>
          <table:table-cell table:formula="of:=([.F344]-([$Sheet2.$B$7] +[$Sheet2.$B$8] * ([.B344] - [$Sheet2.$B$9])^2))^2" office:value-type="float" office:value="0.00000993608878878" calcext:value-type="float">
            <text:p>9.93608878878E-06</text:p>
          </table:table-cell>
          <table:table-cell table:formula="of:=([.X344]-([.AE344]^2*([$Sheet2.$B$13]*([.B344] -[$Sheet2.$B$14])^2 +[$Sheet2.$B$15]*([.B344]-[$Sheet2.$B$14]) +[$Sheet2.$B$16])    ))^2" office:value-type="float" office:value="1.23692630537282" calcext:value-type="float">
            <text:p>1.23692630537282</text:p>
          </table:table-cell>
          <table:table-cell table:formula="of:=([.AG344]-([.AE344]^2*([$Sheet2.$B$20]*([.B344] -[$Sheet2.$B$21])^2 + [$Sheet2.$B$22]*([.B344]-[$Sheet2.$B$21]) + [$Sheet2.$B$23])    ))^2" office:value-type="float" office:value="16331.47590836" calcext:value-type="float">
            <text:p>16331.47590836</text:p>
          </table:table-cell>
          <table:table-cell table:formula="of:=([.AH344]-([.AE344]^2*([$Sheet2.$B$27]*([.B344] -[$Sheet2.$B$28])^2 +[$Sheet2.$B$29]*([.B344]-[$Sheet2.$B$28]) +[$Sheet2.$B$30])    ))^2" office:value-type="float" office:value="44843.4007749829" calcext:value-type="float">
            <text:p>44843.4007749829</text:p>
          </table:table-cell>
          <table:table-cell table:formula="of:=([.AI344]-([.AE344]^2*([$Sheet2.$B$34]*([.B344] - [$Sheet2.$B$35])^2 +[$Sheet2.$B$36]*([.B344]-[$Sheet2.$B$35]) +[$Sheet2.$B$37])    ))^2" office:value-type="float" office:value="1129.30208743783" calcext:value-type="float">
            <text:p>1129.30208743783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342" calcext:value-type="float">
            <text:p>0.68342</text:p>
          </table:table-cell>
          <table:table-cell office:value-type="float" office:value="0.04914" calcext:value-type="float">
            <text:p>0.04914</text:p>
          </table:table-cell>
          <table:table-cell office:value-type="float" office:value="0.0063489" calcext:value-type="float">
            <text:p>0.0063489</text:p>
          </table:table-cell>
          <table:table-cell office:value-type="float" office:value="0.042791" calcext:value-type="float">
            <text:p>0.042791</text:p>
          </table:table-cell>
          <table:table-cell office:value-type="float" office:value="-0.010151" calcext:value-type="float">
            <text:p>-0.010151</text:p>
          </table:table-cell>
          <table:table-cell office:value-type="float" office:value="1.9984" calcext:value-type="float">
            <text:p>1.9984</text:p>
          </table:table-cell>
          <table:table-cell office:value-type="float" office:value="-0.041769" calcext:value-type="float">
            <text:p>-0.041769</text:p>
          </table:table-cell>
          <table:table-cell office:value-type="float" office:value="2.0401" calcext:value-type="float">
            <text:p>2.0401</text:p>
          </table:table-cell>
          <table:table-cell office:value-type="float" office:value="0.35835" calcext:value-type="float">
            <text:p>0.35835</text:p>
          </table:table-cell>
          <table:table-cell office:value-type="float" office:value="-0.033923" calcext:value-type="float">
            <text:p>-0.033923</text:p>
          </table:table-cell>
          <table:table-cell office:value-type="float" office:value="-0.0030759" calcext:value-type="float">
            <text:p>-0.0030759</text:p>
          </table:table-cell>
          <table:table-cell office:value-type="float" office:value="-0.030848" calcext:value-type="float">
            <text:p>-0.030848</text:p>
          </table:table-cell>
          <table:table-cell office:value-type="float" office:value="13.907" calcext:value-type="float">
            <text:p>13.907</text:p>
          </table:table-cell>
          <table:table-cell office:value-type="float" office:value="11.497" calcext:value-type="float">
            <text:p>11.497</text:p>
          </table:table-cell>
          <table:table-cell office:value-type="float" office:value="1.2096" calcext:value-type="float">
            <text:p>1.2096</text:p>
          </table:table-cell>
          <table:table-cell office:value-type="float" office:value="1439.9" calcext:value-type="float">
            <text:p>1439.9</text:p>
          </table:table-cell>
          <table:table-cell office:value-type="float" office:value="-341.56" calcext:value-type="float">
            <text:p>-341.56</text:p>
          </table:table-cell>
          <table:table-cell office:value-type="float" office:value="22996" calcext:value-type="float">
            <text:p>22996</text:p>
          </table:table-cell>
          <table:table-cell office:value-type="float" office:value="1439.9" calcext:value-type="float">
            <text:p>1439.9</text:p>
          </table:table-cell>
          <table:table-cell office:value-type="float" office:value="-341.56" calcext:value-type="float">
            <text:p>-341.56</text:p>
          </table:table-cell>
          <table:table-cell office:value-type="float" office:value="22996" calcext:value-type="float">
            <text:p>22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23" calcext:value-type="float">
            <text:p>29.923</text:p>
          </table:table-cell>
          <table:table-cell office:value-type="float" office:value="0.76393" calcext:value-type="float">
            <text:p>0.76393</text:p>
          </table:table-cell>
          <table:table-cell office:value-type="float" office:value="30" calcext:value-type="float">
            <text:p>30</text:p>
          </table:table-cell>
          <table:table-cell office:value-type="float" office:value="4.1127" calcext:value-type="float">
            <text:p>4.1127</text:p>
          </table:table-cell>
          <table:table-cell office:value-type="float" office:value="-6029" calcext:value-type="float">
            <text:p>-6029</text:p>
          </table:table-cell>
          <table:table-cell office:value-type="float" office:value="10221" calcext:value-type="float">
            <text:p>10221</text:p>
          </table:table-cell>
          <table:table-cell office:value-type="float" office:value="570.74" calcext:value-type="float">
            <text:p>570.74</text:p>
          </table:table-cell>
          <table:table-cell office:value-type="float" office:value="0.062743" calcext:value-type="float">
            <text:p>0.062743</text:p>
          </table:table-cell>
          <table:table-cell office:value-type="float" office:value="-0.24733" calcext:value-type="float">
            <text:p>-0.24733</text:p>
          </table:table-cell>
          <table:table-cell office:value-type="float" office:value="-0.0031682" calcext:value-type="float">
            <text:p>-0.0031682</text:p>
          </table:table-cell>
          <table:table-cell office:value-type="float" office:value="0" calcext:value-type="float">
            <text:p>0</text:p>
          </table:table-cell>
          <table:table-cell office:value-type="float" office:value="2203.3" calcext:value-type="float">
            <text:p>2203.3</text:p>
          </table:table-cell>
          <table:table-cell office:value-type="float" office:value="0.096033" calcext:value-type="float">
            <text:p>0.096033</text:p>
          </table:table-cell>
          <table:table-cell office:value-type="float" office:value="1.0423" calcext:value-type="float">
            <text:p>1.0423</text:p>
          </table:table-cell>
          <table:table-cell office:value-type="float" office:value="0.04288" calcext:value-type="float">
            <text:p>0.0428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5]-([$Sheet2.$B$2]*[.B345]+[$Sheet2.$B$3]))^2" office:value-type="float" office:value="0.000475072383590845" calcext:value-type="float">
            <text:p>0.000475072383591</text:p>
          </table:table-cell>
          <table:table-cell table:formula="of:=([.F345]-([$Sheet2.$B$7] +[$Sheet2.$B$8] * ([.B345] - [$Sheet2.$B$9])^2))^2" office:value-type="float" office:value="0.0000110555300456017" calcext:value-type="float">
            <text:p>1.10555300456017E-05</text:p>
          </table:table-cell>
          <table:table-cell table:formula="of:=([.X345]-([.AE345]^2*([$Sheet2.$B$13]*([.B345] -[$Sheet2.$B$14])^2 +[$Sheet2.$B$15]*([.B345]-[$Sheet2.$B$14]) +[$Sheet2.$B$16])    ))^2" office:value-type="float" office:value="0.235972627051863" calcext:value-type="float">
            <text:p>0.235972627051863</text:p>
          </table:table-cell>
          <table:table-cell table:formula="of:=([.AG345]-([.AE345]^2*([$Sheet2.$B$20]*([.B345] -[$Sheet2.$B$21])^2 + [$Sheet2.$B$22]*([.B345]-[$Sheet2.$B$21]) + [$Sheet2.$B$23])    ))^2" office:value-type="float" office:value="19788.8903404172" calcext:value-type="float">
            <text:p>19788.8903404172</text:p>
          </table:table-cell>
          <table:table-cell table:formula="of:=([.AH345]-([.AE345]^2*([$Sheet2.$B$27]*([.B345] -[$Sheet2.$B$28])^2 +[$Sheet2.$B$29]*([.B345]-[$Sheet2.$B$28]) +[$Sheet2.$B$30])    ))^2" office:value-type="float" office:value="52467.5812668145" calcext:value-type="float">
            <text:p>52467.5812668145</text:p>
          </table:table-cell>
          <table:table-cell table:formula="of:=([.AI345]-([.AE345]^2*([$Sheet2.$B$34]*([.B345] - [$Sheet2.$B$35])^2 +[$Sheet2.$B$36]*([.B345]-[$Sheet2.$B$35]) +[$Sheet2.$B$37])    ))^2" office:value-type="float" office:value="1301.72603844033" calcext:value-type="float">
            <text:p>1301.7260384403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436" calcext:value-type="float">
            <text:p>0.74436</text:p>
          </table:table-cell>
          <table:table-cell office:value-type="float" office:value="0.057552" calcext:value-type="float">
            <text:p>0.057552</text:p>
          </table:table-cell>
          <table:table-cell office:value-type="float" office:value="0.0068874" calcext:value-type="float">
            <text:p>0.0068874</text:p>
          </table:table-cell>
          <table:table-cell office:value-type="float" office:value="0.050665" calcext:value-type="float">
            <text:p>0.050665</text:p>
          </table:table-cell>
          <table:table-cell office:value-type="float" office:value="-0.011421" calcext:value-type="float">
            <text:p>-0.011421</text:p>
          </table:table-cell>
          <table:table-cell office:value-type="float" office:value="2.1543" calcext:value-type="float">
            <text:p>2.1543</text:p>
          </table:table-cell>
          <table:table-cell office:value-type="float" office:value="-0.045312" calcext:value-type="float">
            <text:p>-0.045312</text:p>
          </table:table-cell>
          <table:table-cell office:value-type="float" office:value="2.1996" calcext:value-type="float">
            <text:p>2.1996</text:p>
          </table:table-cell>
          <table:table-cell office:value-type="float" office:value="0.39114" calcext:value-type="float">
            <text:p>0.39114</text:p>
          </table:table-cell>
          <table:table-cell office:value-type="float" office:value="-0.039348" calcext:value-type="float">
            <text:p>-0.039348</text:p>
          </table:table-cell>
          <table:table-cell office:value-type="float" office:value="-0.0033645" calcext:value-type="float">
            <text:p>-0.0033645</text:p>
          </table:table-cell>
          <table:table-cell office:value-type="float" office:value="-0.035984" calcext:value-type="float">
            <text:p>-0.035984</text:p>
          </table:table-cell>
          <table:table-cell office:value-type="float" office:value="12.934" calcext:value-type="float">
            <text:p>12.934</text:p>
          </table:table-cell>
          <table:table-cell office:value-type="float" office:value="11.159" calcext:value-type="float">
            <text:p>11.159</text:p>
          </table:table-cell>
          <table:table-cell office:value-type="float" office:value="1.1591" calcext:value-type="float">
            <text:p>1.1591</text:p>
          </table:table-cell>
          <table:table-cell office:value-type="float" office:value="1704.8" calcext:value-type="float">
            <text:p>1704.8</text:p>
          </table:table-cell>
          <table:table-cell office:value-type="float" office:value="-384.3" calcext:value-type="float">
            <text:p>-384.3</text:p>
          </table:table-cell>
          <table:table-cell office:value-type="float" office:value="25047" calcext:value-type="float">
            <text:p>25047</text:p>
          </table:table-cell>
          <table:table-cell office:value-type="float" office:value="1704.8" calcext:value-type="float">
            <text:p>1704.8</text:p>
          </table:table-cell>
          <table:table-cell office:value-type="float" office:value="-384.3" calcext:value-type="float">
            <text:p>-384.3</text:p>
          </table:table-cell>
          <table:table-cell office:value-type="float" office:value="25047" calcext:value-type="float">
            <text:p>25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911" calcext:value-type="float">
            <text:p>29.911</text:p>
          </table:table-cell>
          <table:table-cell office:value-type="float" office:value="0.78711" calcext:value-type="float">
            <text:p>0.78711</text:p>
          </table:table-cell>
          <table:table-cell office:value-type="float" office:value="30" calcext:value-type="float">
            <text:p>30</text:p>
          </table:table-cell>
          <table:table-cell office:value-type="float" office:value="4.4212" calcext:value-type="float">
            <text:p>4.4212</text:p>
          </table:table-cell>
          <table:table-cell office:value-type="float" office:value="-6580.8" calcext:value-type="float">
            <text:p>-6580.8</text:p>
          </table:table-cell>
          <table:table-cell office:value-type="float" office:value="11018" calcext:value-type="float">
            <text:p>11018</text:p>
          </table:table-cell>
          <table:table-cell office:value-type="float" office:value="662.01" calcext:value-type="float">
            <text:p>662.01</text:p>
          </table:table-cell>
          <table:table-cell office:value-type="float" office:value="0.061677" calcext:value-type="float">
            <text:p>0.061677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-0.0044043" calcext:value-type="float">
            <text:p>-0.0044043</text:p>
          </table:table-cell>
          <table:table-cell office:value-type="float" office:value="0" calcext:value-type="float">
            <text:p>0</text:p>
          </table:table-cell>
          <table:table-cell office:value-type="float" office:value="2270.1" calcext:value-type="float">
            <text:p>2270.1</text:p>
          </table:table-cell>
          <table:table-cell office:value-type="float" office:value="0.11366" calcext:value-type="float">
            <text:p>0.11366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04591" calcext:value-type="float">
            <text:p>0.0459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6]-([$Sheet2.$B$2]*[.B346]+[$Sheet2.$B$3]))^2" office:value-type="float" office:value="0.000524363641343916" calcext:value-type="float">
            <text:p>0.000524363641344</text:p>
          </table:table-cell>
          <table:table-cell table:formula="of:=([.F346]-([$Sheet2.$B$7] +[$Sheet2.$B$8] * ([.B346] - [$Sheet2.$B$9])^2))^2" office:value-type="float" office:value="0.000011899384573391" calcext:value-type="float">
            <text:p>1.1899384573391E-05</text:p>
          </table:table-cell>
          <table:table-cell table:formula="of:=([.X346]-([.AE346]^2*([$Sheet2.$B$13]*([.B346] -[$Sheet2.$B$14])^2 +[$Sheet2.$B$15]*([.B346]-[$Sheet2.$B$14]) +[$Sheet2.$B$16])    ))^2" office:value-type="float" office:value="4.56839550266304" calcext:value-type="float">
            <text:p>4.56839550266304</text:p>
          </table:table-cell>
          <table:table-cell table:formula="of:=([.AG346]-([.AE346]^2*([$Sheet2.$B$20]*([.B346] -[$Sheet2.$B$21])^2 + [$Sheet2.$B$22]*([.B346]-[$Sheet2.$B$21]) + [$Sheet2.$B$23])    ))^2" office:value-type="float" office:value="23033.4362751405" calcext:value-type="float">
            <text:p>23033.4362751405</text:p>
          </table:table-cell>
          <table:table-cell table:formula="of:=([.AH346]-([.AE346]^2*([$Sheet2.$B$27]*([.B346] -[$Sheet2.$B$28])^2 +[$Sheet2.$B$29]*([.B346]-[$Sheet2.$B$28]) +[$Sheet2.$B$30])    ))^2" office:value-type="float" office:value="58598.3805219832" calcext:value-type="float">
            <text:p>58598.3805219832</text:p>
          </table:table-cell>
          <table:table-cell table:formula="of:=([.AI346]-([.AE346]^2*([$Sheet2.$B$34]*([.B346] - [$Sheet2.$B$35])^2 +[$Sheet2.$B$36]*([.B346]-[$Sheet2.$B$35]) +[$Sheet2.$B$37])    ))^2" office:value-type="float" office:value="1462.0981976947" calcext:value-type="float">
            <text:p>1462.0981976947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5" calcext:value-type="float">
            <text:p>0.805</text:p>
          </table:table-cell>
          <table:table-cell office:value-type="float" office:value="0.066674" calcext:value-type="float">
            <text:p>0.066674</text:p>
          </table:table-cell>
          <table:table-cell office:value-type="float" office:value="0.007447" calcext:value-type="float">
            <text:p>0.007447</text:p>
          </table:table-cell>
          <table:table-cell office:value-type="float" office:value="0.059227" calcext:value-type="float">
            <text:p>0.059227</text:p>
          </table:table-cell>
          <table:table-cell office:value-type="float" office:value="-0.012802" calcext:value-type="float">
            <text:p>-0.012802</text:p>
          </table:table-cell>
          <table:table-cell office:value-type="float" office:value="2.3045" calcext:value-type="float">
            <text:p>2.3045</text:p>
          </table:table-cell>
          <table:table-cell office:value-type="float" office:value="-0.048994" calcext:value-type="float">
            <text:p>-0.048994</text:p>
          </table:table-cell>
          <table:table-cell office:value-type="float" office:value="2.3535" calcext:value-type="float">
            <text:p>2.3535</text:p>
          </table:table-cell>
          <table:table-cell office:value-type="float" office:value="0.42404" calcext:value-type="float">
            <text:p>0.42404</text:p>
          </table:table-cell>
          <table:table-cell office:value-type="float" office:value="-0.045233" calcext:value-type="float">
            <text:p>-0.045233</text:p>
          </table:table-cell>
          <table:table-cell office:value-type="float" office:value="-0.0036595" calcext:value-type="float">
            <text:p>-0.0036595</text:p>
          </table:table-cell>
          <table:table-cell office:value-type="float" office:value="-0.041574" calcext:value-type="float">
            <text:p>-0.041574</text:p>
          </table:table-cell>
          <table:table-cell office:value-type="float" office:value="12.074" calcext:value-type="float">
            <text:p>12.074</text:p>
          </table:table-cell>
          <table:table-cell office:value-type="float" office:value="10.833" calcext:value-type="float">
            <text:p>10.833</text:p>
          </table:table-cell>
          <table:table-cell office:value-type="float" office:value="1.1146" calcext:value-type="float">
            <text:p>1.1146</text:p>
          </table:table-cell>
          <table:table-cell office:value-type="float" office:value="1992.9" calcext:value-type="float">
            <text:p>1992.9</text:p>
          </table:table-cell>
          <table:table-cell office:value-type="float" office:value="-430.76" calcext:value-type="float">
            <text:p>-430.76</text:p>
          </table:table-cell>
          <table:table-cell office:value-type="float" office:value="27087" calcext:value-type="float">
            <text:p>27087</text:p>
          </table:table-cell>
          <table:table-cell office:value-type="float" office:value="1992.9" calcext:value-type="float">
            <text:p>1992.9</text:p>
          </table:table-cell>
          <table:table-cell office:value-type="float" office:value="-430.76" calcext:value-type="float">
            <text:p>-430.76</text:p>
          </table:table-cell>
          <table:table-cell office:value-type="float" office:value="27087" calcext:value-type="float">
            <text:p>27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98" calcext:value-type="float">
            <text:p>29.898</text:p>
          </table:table-cell>
          <table:table-cell office:value-type="float" office:value="0.81079" calcext:value-type="float">
            <text:p>0.81079</text:p>
          </table:table-cell>
          <table:table-cell office:value-type="float" office:value="30" calcext:value-type="float">
            <text:p>30</text:p>
          </table:table-cell>
          <table:table-cell office:value-type="float" office:value="4.7347" calcext:value-type="float">
            <text:p>4.7347</text:p>
          </table:table-cell>
          <table:table-cell office:value-type="float" office:value="-7134.2" calcext:value-type="float">
            <text:p>-7134.2</text:p>
          </table:table-cell>
          <table:table-cell office:value-type="float" office:value="11786" calcext:value-type="float">
            <text:p>11786</text:p>
          </table:table-cell>
          <table:table-cell office:value-type="float" office:value="761.02" calcext:value-type="float">
            <text:p>761.02</text:p>
          </table:table-cell>
          <table:table-cell office:value-type="float" office:value="0.060722" calcext:value-type="float">
            <text:p>0.060722</text:p>
          </table:table-cell>
          <table:table-cell office:value-type="float" office:value="-0.24746" calcext:value-type="float">
            <text:p>-0.24746</text:p>
          </table:table-cell>
          <table:table-cell office:value-type="float" office:value="-0.0055746" calcext:value-type="float">
            <text:p>-0.0055746</text:p>
          </table:table-cell>
          <table:table-cell office:value-type="float" office:value="0" calcext:value-type="float">
            <text:p>0</text:p>
          </table:table-cell>
          <table:table-cell office:value-type="float" office:value="2338.4" calcext:value-type="float">
            <text:p>2338.4</text:p>
          </table:table-cell>
          <table:table-cell office:value-type="float" office:value="0.13281" calcext:value-type="float">
            <text:p>0.13281</text:p>
          </table:table-cell>
          <table:table-cell office:value-type="float" office:value="1.0448" calcext:value-type="float">
            <text:p>1.0448</text:p>
          </table:table-cell>
          <table:table-cell office:value-type="float" office:value="0.048881" calcext:value-type="float">
            <text:p>0.0488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7]-([$Sheet2.$B$2]*[.B347]+[$Sheet2.$B$3]))^2" office:value-type="float" office:value="0.000561776286097092" calcext:value-type="float">
            <text:p>0.000561776286097</text:p>
          </table:table-cell>
          <table:table-cell table:formula="of:=([.F347]-([$Sheet2.$B$7] +[$Sheet2.$B$8] * ([.B347] - [$Sheet2.$B$9])^2))^2" office:value-type="float" office:value="0.0000121302053049862" calcext:value-type="float">
            <text:p>1.21302053049862E-05</text:p>
          </table:table-cell>
          <table:table-cell table:formula="of:=([.X347]-([.AE347]^2*([$Sheet2.$B$13]*([.B347] -[$Sheet2.$B$14])^2 +[$Sheet2.$B$15]*([.B347]-[$Sheet2.$B$14]) +[$Sheet2.$B$16])    ))^2" office:value-type="float" office:value="14.3842643378677" calcext:value-type="float">
            <text:p>14.3842643378677</text:p>
          </table:table-cell>
          <table:table-cell table:formula="of:=([.AG347]-([.AE347]^2*([$Sheet2.$B$20]*([.B347] -[$Sheet2.$B$21])^2 + [$Sheet2.$B$22]*([.B347]-[$Sheet2.$B$21]) + [$Sheet2.$B$23])    ))^2" office:value-type="float" office:value="25881.990094936" calcext:value-type="float">
            <text:p>25881.990094936</text:p>
          </table:table-cell>
          <table:table-cell table:formula="of:=([.AH347]-([.AE347]^2*([$Sheet2.$B$27]*([.B347] -[$Sheet2.$B$28])^2 +[$Sheet2.$B$29]*([.B347]-[$Sheet2.$B$28]) +[$Sheet2.$B$30])    ))^2" office:value-type="float" office:value="63706.5600395438" calcext:value-type="float">
            <text:p>63706.5600395438</text:p>
          </table:table-cell>
          <table:table-cell table:formula="of:=([.AI347]-([.AE347]^2*([$Sheet2.$B$34]*([.B347] - [$Sheet2.$B$35])^2 +[$Sheet2.$B$36]*([.B347]-[$Sheet2.$B$35]) +[$Sheet2.$B$37])    ))^2" office:value-type="float" office:value="1576.80040889086" calcext:value-type="float">
            <text:p>1576.8004088908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532" calcext:value-type="float">
            <text:p>0.86532</text:p>
          </table:table-cell>
          <table:table-cell office:value-type="float" office:value="0.07649" calcext:value-type="float">
            <text:p>0.07649</text:p>
          </table:table-cell>
          <table:table-cell office:value-type="float" office:value="0.0080194" calcext:value-type="float">
            <text:p>0.0080194</text:p>
          </table:table-cell>
          <table:table-cell office:value-type="float" office:value="0.068471" calcext:value-type="float">
            <text:p>0.068471</text:p>
          </table:table-cell>
          <table:table-cell office:value-type="float" office:value="-0.014292" calcext:value-type="float">
            <text:p>-0.014292</text:p>
          </table:table-cell>
          <table:table-cell office:value-type="float" office:value="2.449" calcext:value-type="float">
            <text:p>2.449</text:p>
          </table:table-cell>
          <table:table-cell office:value-type="float" office:value="-0.052759" calcext:value-type="float">
            <text:p>-0.052759</text:p>
          </table:table-cell>
          <table:table-cell office:value-type="float" office:value="2.5017" calcext:value-type="float">
            <text:p>2.5017</text:p>
          </table:table-cell>
          <table:table-cell office:value-type="float" office:value="0.45701" calcext:value-type="float">
            <text:p>0.45701</text:p>
          </table:table-cell>
          <table:table-cell office:value-type="float" office:value="-0.051572" calcext:value-type="float">
            <text:p>-0.051572</text:p>
          </table:table-cell>
          <table:table-cell office:value-type="float" office:value="-0.0039592" calcext:value-type="float">
            <text:p>-0.0039592</text:p>
          </table:table-cell>
          <table:table-cell office:value-type="float" office:value="-0.047613" calcext:value-type="float">
            <text:p>-0.047613</text:p>
          </table:table-cell>
          <table:table-cell office:value-type="float" office:value="11.313" calcext:value-type="float">
            <text:p>11.313</text:p>
          </table:table-cell>
          <table:table-cell office:value-type="float" office:value="10.523" calcext:value-type="float">
            <text:p>10.523</text:p>
          </table:table-cell>
          <table:table-cell office:value-type="float" office:value="1.075" calcext:value-type="float">
            <text:p>1.075</text:p>
          </table:table-cell>
          <table:table-cell office:value-type="float" office:value="2303.9" calcext:value-type="float">
            <text:p>2303.9</text:p>
          </table:table-cell>
          <table:table-cell office:value-type="float" office:value="-480.91" calcext:value-type="float">
            <text:p>-480.91</text:p>
          </table:table-cell>
          <table:table-cell office:value-type="float" office:value="29117" calcext:value-type="float">
            <text:p>29117</text:p>
          </table:table-cell>
          <table:table-cell office:value-type="float" office:value="2303.9" calcext:value-type="float">
            <text:p>2303.9</text:p>
          </table:table-cell>
          <table:table-cell office:value-type="float" office:value="-480.91" calcext:value-type="float">
            <text:p>-480.91</text:p>
          </table:table-cell>
          <table:table-cell office:value-type="float" office:value="29117" calcext:value-type="float">
            <text:p>29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83" calcext:value-type="float">
            <text:p>29.883</text:p>
          </table:table-cell>
          <table:table-cell office:value-type="float" office:value="0.83462" calcext:value-type="float">
            <text:p>0.83462</text:p>
          </table:table-cell>
          <table:table-cell office:value-type="float" office:value="30" calcext:value-type="float">
            <text:p>30</text:p>
          </table:table-cell>
          <table:table-cell office:value-type="float" office:value="5.0516" calcext:value-type="float">
            <text:p>5.0516</text:p>
          </table:table-cell>
          <table:table-cell office:value-type="float" office:value="-7688.9" calcext:value-type="float">
            <text:p>-7688.9</text:p>
          </table:table-cell>
          <table:table-cell office:value-type="float" office:value="12526" calcext:value-type="float">
            <text:p>12526</text:p>
          </table:table-cell>
          <table:table-cell office:value-type="float" office:value="867.67" calcext:value-type="float">
            <text:p>867.67</text:p>
          </table:table-cell>
          <table:table-cell office:value-type="float" office:value="0.059851" calcext:value-type="float">
            <text:p>0.059851</text:p>
          </table:table-cell>
          <table:table-cell office:value-type="float" office:value="-0.24753" calcext:value-type="float">
            <text:p>-0.24753</text:p>
          </table:table-cell>
          <table:table-cell office:value-type="float" office:value="-0.0066915" calcext:value-type="float">
            <text:p>-0.0066915</text:p>
          </table:table-cell>
          <table:table-cell office:value-type="float" office:value="0" calcext:value-type="float">
            <text:p>0</text:p>
          </table:table-cell>
          <table:table-cell office:value-type="float" office:value="2407.2" calcext:value-type="float">
            <text:p>2407.2</text:p>
          </table:table-cell>
          <table:table-cell office:value-type="float" office:value="0.15346" calcext:value-type="float">
            <text:p>0.15346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05179" calcext:value-type="float">
            <text:p>0.0517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8]-([$Sheet2.$B$2]*[.B348]+[$Sheet2.$B$3]))^2" office:value-type="float" office:value="0.000584897433179033" calcext:value-type="float">
            <text:p>0.000584897433179</text:p>
          </table:table-cell>
          <table:table-cell table:formula="of:=([.F348]-([$Sheet2.$B$7] +[$Sheet2.$B$8] * ([.B348] - [$Sheet2.$B$9])^2))^2" office:value-type="float" office:value="0.0000116204193916242" calcext:value-type="float">
            <text:p>1.16204193916242E-05</text:p>
          </table:table-cell>
          <table:table-cell table:formula="of:=([.X348]-([.AE348]^2*([$Sheet2.$B$13]*([.B348] -[$Sheet2.$B$14])^2 +[$Sheet2.$B$15]*([.B348]-[$Sheet2.$B$14]) +[$Sheet2.$B$16])    ))^2" office:value-type="float" office:value="29.3938157082685" calcext:value-type="float">
            <text:p>29.3938157082685</text:p>
          </table:table-cell>
          <table:table-cell table:formula="of:=([.AG348]-([.AE348]^2*([$Sheet2.$B$20]*([.B348] -[$Sheet2.$B$21])^2 + [$Sheet2.$B$22]*([.B348]-[$Sheet2.$B$21]) + [$Sheet2.$B$23])    ))^2" office:value-type="float" office:value="28125.4006081393" calcext:value-type="float">
            <text:p>28125.4006081393</text:p>
          </table:table-cell>
          <table:table-cell table:formula="of:=([.AH348]-([.AE348]^2*([$Sheet2.$B$27]*([.B348] -[$Sheet2.$B$28])^2 +[$Sheet2.$B$29]*([.B348]-[$Sheet2.$B$28]) +[$Sheet2.$B$30])    ))^2" office:value-type="float" office:value="68146.9530666016" calcext:value-type="float">
            <text:p>68146.9530666016</text:p>
          </table:table-cell>
          <table:table-cell table:formula="of:=([.AI348]-([.AE348]^2*([$Sheet2.$B$34]*([.B348] - [$Sheet2.$B$35])^2 +[$Sheet2.$B$36]*([.B348]-[$Sheet2.$B$35]) +[$Sheet2.$B$37])    ))^2" office:value-type="float" office:value="1631.6834192688" calcext:value-type="float">
            <text:p>1631.683419268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528" calcext:value-type="float">
            <text:p>0.92528</text:p>
          </table:table-cell>
          <table:table-cell office:value-type="float" office:value="0.086979" calcext:value-type="float">
            <text:p>0.086979</text:p>
          </table:table-cell>
          <table:table-cell office:value-type="float" office:value="0.0085917" calcext:value-type="float">
            <text:p>0.0085917</text:p>
          </table:table-cell>
          <table:table-cell office:value-type="float" office:value="0.078387" calcext:value-type="float">
            <text:p>0.078387</text:p>
          </table:table-cell>
          <table:table-cell office:value-type="float" office:value="-0.015891" calcext:value-type="float">
            <text:p>-0.015891</text:p>
          </table:table-cell>
          <table:table-cell office:value-type="float" office:value="2.5878" calcext:value-type="float">
            <text:p>2.5878</text:p>
          </table:table-cell>
          <table:table-cell office:value-type="float" office:value="-0.056525" calcext:value-type="float">
            <text:p>-0.056525</text:p>
          </table:table-cell>
          <table:table-cell office:value-type="float" office:value="2.6444" calcext:value-type="float">
            <text:p>2.6444</text:p>
          </table:table-cell>
          <table:table-cell office:value-type="float" office:value="0.49005" calcext:value-type="float">
            <text:p>0.49005</text:p>
          </table:table-cell>
          <table:table-cell office:value-type="float" office:value="-0.058355" calcext:value-type="float">
            <text:p>-0.058355</text:p>
          </table:table-cell>
          <table:table-cell office:value-type="float" office:value="-0.0042567" calcext:value-type="float">
            <text:p>-0.0042567</text:p>
          </table:table-cell>
          <table:table-cell office:value-type="float" office:value="-0.054098" calcext:value-type="float">
            <text:p>-0.054098</text:p>
          </table:table-cell>
          <table:table-cell office:value-type="float" office:value="10.638" calcext:value-type="float">
            <text:p>10.638</text:p>
          </table:table-cell>
          <table:table-cell office:value-type="float" office:value="10.233" calcext:value-type="float">
            <text:p>10.233</text:p>
          </table:table-cell>
          <table:table-cell office:value-type="float" office:value="1.0396" calcext:value-type="float">
            <text:p>1.0396</text:p>
          </table:table-cell>
          <table:table-cell office:value-type="float" office:value="2637.6" calcext:value-type="float">
            <text:p>2637.6</text:p>
          </table:table-cell>
          <table:table-cell office:value-type="float" office:value="-534.72" calcext:value-type="float">
            <text:p>-534.72</text:p>
          </table:table-cell>
          <table:table-cell office:value-type="float" office:value="31134" calcext:value-type="float">
            <text:p>31134</text:p>
          </table:table-cell>
          <table:table-cell office:value-type="float" office:value="2637.6" calcext:value-type="float">
            <text:p>2637.6</text:p>
          </table:table-cell>
          <table:table-cell office:value-type="float" office:value="-534.72" calcext:value-type="float">
            <text:p>-534.72</text:p>
          </table:table-cell>
          <table:table-cell office:value-type="float" office:value="31134" calcext:value-type="float">
            <text:p>31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68" calcext:value-type="float">
            <text:p>29.868</text:p>
          </table:table-cell>
          <table:table-cell office:value-type="float" office:value="0.85832" calcext:value-type="float">
            <text:p>0.85832</text:p>
          </table:table-cell>
          <table:table-cell office:value-type="float" office:value="30" calcext:value-type="float">
            <text:p>30</text:p>
          </table:table-cell>
          <table:table-cell office:value-type="float" office:value="5.3702" calcext:value-type="float">
            <text:p>5.3702</text:p>
          </table:table-cell>
          <table:table-cell office:value-type="float" office:value="-8244.9" calcext:value-type="float">
            <text:p>-8244.9</text:p>
          </table:table-cell>
          <table:table-cell office:value-type="float" office:value="13236" calcext:value-type="float">
            <text:p>13236</text:p>
          </table:table-cell>
          <table:table-cell office:value-type="float" office:value="981.78" calcext:value-type="float">
            <text:p>981.78</text:p>
          </table:table-cell>
          <table:table-cell office:value-type="float" office:value="0.059043" calcext:value-type="float">
            <text:p>0.059043</text:p>
          </table:table-cell>
          <table:table-cell office:value-type="float" office:value="-0.2476" calcext:value-type="float">
            <text:p>-0.2476</text:p>
          </table:table-cell>
          <table:table-cell office:value-type="float" office:value="-0.007764" calcext:value-type="float">
            <text:p>-0.007764</text:p>
          </table:table-cell>
          <table:table-cell office:value-type="float" office:value="0" calcext:value-type="float">
            <text:p>0</text:p>
          </table:table-cell>
          <table:table-cell office:value-type="float" office:value="2475.5" calcext:value-type="float">
            <text:p>2475.5</text:p>
          </table:table-cell>
          <table:table-cell office:value-type="float" office:value="0.1756" calcext:value-type="float">
            <text:p>0.1756</text:p>
          </table:table-cell>
          <table:table-cell office:value-type="float" office:value="1.043" calcext:value-type="float">
            <text:p>1.043</text:p>
          </table:table-cell>
          <table:table-cell office:value-type="float" office:value="0.054631" calcext:value-type="float">
            <text:p>0.0546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49]-([$Sheet2.$B$2]*[.B349]+[$Sheet2.$B$3]))^2" office:value-type="float" office:value="0.000590853845298243" calcext:value-type="float">
            <text:p>0.000590853845298</text:p>
          </table:table-cell>
          <table:table-cell table:formula="of:=([.F349]-([$Sheet2.$B$7] +[$Sheet2.$B$8] * ([.B349] - [$Sheet2.$B$9])^2))^2" office:value-type="float" office:value="0.0000102825147734145" calcext:value-type="float">
            <text:p>1.02825147734145E-05</text:p>
          </table:table-cell>
          <table:table-cell table:formula="of:=([.X349]-([.AE349]^2*([$Sheet2.$B$13]*([.B349] -[$Sheet2.$B$14])^2 +[$Sheet2.$B$15]*([.B349]-[$Sheet2.$B$14]) +[$Sheet2.$B$16])    ))^2" office:value-type="float" office:value="48.9191392183741" calcext:value-type="float">
            <text:p>48.9191392183741</text:p>
          </table:table-cell>
          <table:table-cell table:formula="of:=([.AG349]-([.AE349]^2*([$Sheet2.$B$20]*([.B349] -[$Sheet2.$B$21])^2 + [$Sheet2.$B$22]*([.B349]-[$Sheet2.$B$21]) + [$Sheet2.$B$23])    ))^2" office:value-type="float" office:value="29670.1197626673" calcext:value-type="float">
            <text:p>29670.1197626673</text:p>
          </table:table-cell>
          <table:table-cell table:formula="of:=([.AH349]-([.AE349]^2*([$Sheet2.$B$27]*([.B349] -[$Sheet2.$B$28])^2 +[$Sheet2.$B$29]*([.B349]-[$Sheet2.$B$28]) +[$Sheet2.$B$30])    ))^2" office:value-type="float" office:value="70764.1986166899" calcext:value-type="float">
            <text:p>70764.1986166899</text:p>
          </table:table-cell>
          <table:table-cell table:formula="of:=([.AI349]-([.AE349]^2*([$Sheet2.$B$34]*([.B349] - [$Sheet2.$B$35])^2 +[$Sheet2.$B$36]*([.B349]-[$Sheet2.$B$35]) +[$Sheet2.$B$37])    ))^2" office:value-type="float" office:value="1609.04137055919" calcext:value-type="float">
            <text:p>1609.04137055919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486" calcext:value-type="float">
            <text:p>0.98486</text:p>
          </table:table-cell>
          <table:table-cell office:value-type="float" office:value="0.098145" calcext:value-type="float">
            <text:p>0.098145</text:p>
          </table:table-cell>
          <table:table-cell office:value-type="float" office:value="0.0091762" calcext:value-type="float">
            <text:p>0.0091762</text:p>
          </table:table-cell>
          <table:table-cell office:value-type="float" office:value="0.088969" calcext:value-type="float">
            <text:p>0.088969</text:p>
          </table:table-cell>
          <table:table-cell office:value-type="float" office:value="-0.017598" calcext:value-type="float">
            <text:p>-0.017598</text:p>
          </table:table-cell>
          <table:table-cell office:value-type="float" office:value="2.7209" calcext:value-type="float">
            <text:p>2.7209</text:p>
          </table:table-cell>
          <table:table-cell office:value-type="float" office:value="-0.06037" calcext:value-type="float">
            <text:p>-0.06037</text:p>
          </table:table-cell>
          <table:table-cell office:value-type="float" office:value="2.7813" calcext:value-type="float">
            <text:p>2.7813</text:p>
          </table:table-cell>
          <table:table-cell office:value-type="float" office:value="0.52315" calcext:value-type="float">
            <text:p>0.52315</text:p>
          </table:table-cell>
          <table:table-cell office:value-type="float" office:value="-0.065583" calcext:value-type="float">
            <text:p>-0.065583</text:p>
          </table:table-cell>
          <table:table-cell office:value-type="float" office:value="-0.0045595" calcext:value-type="float">
            <text:p>-0.0045595</text:p>
          </table:table-cell>
          <table:table-cell office:value-type="float" office:value="-0.061024" calcext:value-type="float">
            <text:p>-0.061024</text:p>
          </table:table-cell>
          <table:table-cell office:value-type="float" office:value="10.035" calcext:value-type="float">
            <text:p>10.035</text:p>
          </table:table-cell>
          <table:table-cell office:value-type="float" office:value="9.9586" calcext:value-type="float">
            <text:p>9.9586</text:p>
          </table:table-cell>
          <table:table-cell office:value-type="float" office:value="1.0077" calcext:value-type="float">
            <text:p>1.0077</text:p>
          </table:table-cell>
          <table:table-cell office:value-type="float" office:value="2993.7" calcext:value-type="float">
            <text:p>2993.7</text:p>
          </table:table-cell>
          <table:table-cell office:value-type="float" office:value="-592.15" calcext:value-type="float">
            <text:p>-592.15</text:p>
          </table:table-cell>
          <table:table-cell office:value-type="float" office:value="33139" calcext:value-type="float">
            <text:p>33139</text:p>
          </table:table-cell>
          <table:table-cell office:value-type="float" office:value="2993.7" calcext:value-type="float">
            <text:p>2993.7</text:p>
          </table:table-cell>
          <table:table-cell office:value-type="float" office:value="-592.15" calcext:value-type="float">
            <text:p>-592.15</text:p>
          </table:table-cell>
          <table:table-cell office:value-type="float" office:value="33139" calcext:value-type="float">
            <text:p>33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52" calcext:value-type="float">
            <text:p>29.852</text:p>
          </table:table-cell>
          <table:table-cell office:value-type="float" office:value="0.88196" calcext:value-type="float">
            <text:p>0.88196</text:p>
          </table:table-cell>
          <table:table-cell office:value-type="float" office:value="30" calcext:value-type="float">
            <text:p>30</text:p>
          </table:table-cell>
          <table:table-cell office:value-type="float" office:value="5.6909" calcext:value-type="float">
            <text:p>5.6909</text:p>
          </table:table-cell>
          <table:table-cell office:value-type="float" office:value="-8801.7" calcext:value-type="float">
            <text:p>-8801.7</text:p>
          </table:table-cell>
          <table:table-cell office:value-type="float" office:value="13917" calcext:value-type="float">
            <text:p>13917</text:p>
          </table:table-cell>
          <table:table-cell office:value-type="float" office:value="1103.4" calcext:value-type="float">
            <text:p>1103.4</text:p>
          </table:table-cell>
          <table:table-cell office:value-type="float" office:value="0.058282" calcext:value-type="float">
            <text:p>0.058282</text:p>
          </table:table-cell>
          <table:table-cell office:value-type="float" office:value="-0.24768" calcext:value-type="float">
            <text:p>-0.24768</text:p>
          </table:table-cell>
          <table:table-cell office:value-type="float" office:value="-0.0087984" calcext:value-type="float">
            <text:p>-0.0087984</text:p>
          </table:table-cell>
          <table:table-cell office:value-type="float" office:value="0" calcext:value-type="float">
            <text:p>0</text:p>
          </table:table-cell>
          <table:table-cell office:value-type="float" office:value="2543.7" calcext:value-type="float">
            <text:p>2543.7</text:p>
          </table:table-cell>
          <table:table-cell office:value-type="float" office:value="0.19919" calcext:value-type="float">
            <text:p>0.19919</text:p>
          </table:table-cell>
          <table:table-cell office:value-type="float" office:value="1.0411" calcext:value-type="float">
            <text:p>1.0411</text:p>
          </table:table-cell>
          <table:table-cell office:value-type="float" office:value="0.0574" calcext:value-type="float">
            <text:p>0.05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0]-([$Sheet2.$B$2]*[.B350]+[$Sheet2.$B$3]))^2" office:value-type="float" office:value="0.000578417791469305" calcext:value-type="float">
            <text:p>0.000578417791469</text:p>
          </table:table-cell>
          <table:table-cell table:formula="of:=([.F350]-([$Sheet2.$B$7] +[$Sheet2.$B$8] * ([.B350] - [$Sheet2.$B$9])^2))^2" office:value-type="float" office:value="0.00000829515866554505" calcext:value-type="float">
            <text:p>8.29515866554505E-06</text:p>
          </table:table-cell>
          <table:table-cell table:formula="of:=([.X350]-([.AE350]^2*([$Sheet2.$B$13]*([.B350] -[$Sheet2.$B$14])^2 +[$Sheet2.$B$15]*([.B350]-[$Sheet2.$B$14]) +[$Sheet2.$B$16])    ))^2" office:value-type="float" office:value="71.7494663716317" calcext:value-type="float">
            <text:p>71.7494663716317</text:p>
          </table:table-cell>
          <table:table-cell table:formula="of:=([.AG350]-([.AE350]^2*([$Sheet2.$B$20]*([.B350] -[$Sheet2.$B$21])^2 + [$Sheet2.$B$22]*([.B350]-[$Sheet2.$B$21]) + [$Sheet2.$B$23])    ))^2" office:value-type="float" office:value="30279.6284253391" calcext:value-type="float">
            <text:p>30279.6284253391</text:p>
          </table:table-cell>
          <table:table-cell table:formula="of:=([.AH350]-([.AE350]^2*([$Sheet2.$B$27]*([.B350] -[$Sheet2.$B$28])^2 +[$Sheet2.$B$29]*([.B350]-[$Sheet2.$B$28]) +[$Sheet2.$B$30])    ))^2" office:value-type="float" office:value="71984.1789905051" calcext:value-type="float">
            <text:p>71984.1789905051</text:p>
          </table:table-cell>
          <table:table-cell table:formula="of:=([.AI350]-([.AE350]^2*([$Sheet2.$B$34]*([.B350] - [$Sheet2.$B$35])^2 +[$Sheet2.$B$36]*([.B350]-[$Sheet2.$B$35]) +[$Sheet2.$B$37])    ))^2" office:value-type="float" office:value="1514.39404333958" calcext:value-type="float">
            <text:p>1514.39404333958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4" calcext:value-type="float">
            <text:p>1.044</text:p>
          </table:table-cell>
          <table:table-cell office:value-type="float" office:value="0.10997" calcext:value-type="float">
            <text:p>0.10997</text:p>
          </table:table-cell>
          <table:table-cell office:value-type="float" office:value="0.0097683" calcext:value-type="float">
            <text:p>0.0097683</text:p>
          </table:table-cell>
          <table:table-cell office:value-type="float" office:value="0.1002" calcext:value-type="float">
            <text:p>0.1002</text:p>
          </table:table-cell>
          <table:table-cell office:value-type="float" office:value="-0.01941" calcext:value-type="float">
            <text:p>-0.01941</text:p>
          </table:table-cell>
          <table:table-cell office:value-type="float" office:value="2.8483" calcext:value-type="float">
            <text:p>2.8483</text:p>
          </table:table-cell>
          <table:table-cell office:value-type="float" office:value="-0.064265" calcext:value-type="float">
            <text:p>-0.064265</text:p>
          </table:table-cell>
          <table:table-cell office:value-type="float" office:value="2.9126" calcext:value-type="float">
            <text:p>2.9126</text:p>
          </table:table-cell>
          <table:table-cell office:value-type="float" office:value="0.55628" calcext:value-type="float">
            <text:p>0.55628</text:p>
          </table:table-cell>
          <table:table-cell office:value-type="float" office:value="-0.073251" calcext:value-type="float">
            <text:p>-0.073251</text:p>
          </table:table-cell>
          <table:table-cell office:value-type="float" office:value="-0.004865" calcext:value-type="float">
            <text:p>-0.004865</text:p>
          </table:table-cell>
          <table:table-cell office:value-type="float" office:value="-0.068386" calcext:value-type="float">
            <text:p>-0.068386</text:p>
          </table:table-cell>
          <table:table-cell office:value-type="float" office:value="9.4936" calcext:value-type="float">
            <text:p>9.4936</text:p>
          </table:table-cell>
          <table:table-cell office:value-type="float" office:value="9.7004" calcext:value-type="float">
            <text:p>9.7004</text:p>
          </table:table-cell>
          <table:table-cell office:value-type="float" office:value="0.97868" calcext:value-type="float">
            <text:p>0.97868</text:p>
          </table:table-cell>
          <table:table-cell office:value-type="float" office:value="3371.8" calcext:value-type="float">
            <text:p>3371.8</text:p>
          </table:table-cell>
          <table:table-cell office:value-type="float" office:value="-653.14" calcext:value-type="float">
            <text:p>-653.14</text:p>
          </table:table-cell>
          <table:table-cell office:value-type="float" office:value="35131" calcext:value-type="float">
            <text:p>35131</text:p>
          </table:table-cell>
          <table:table-cell office:value-type="float" office:value="3371.8" calcext:value-type="float">
            <text:p>3371.8</text:p>
          </table:table-cell>
          <table:table-cell office:value-type="float" office:value="-653.14" calcext:value-type="float">
            <text:p>-653.14</text:p>
          </table:table-cell>
          <table:table-cell office:value-type="float" office:value="35131" calcext:value-type="float">
            <text:p>35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35" calcext:value-type="float">
            <text:p>29.835</text:p>
          </table:table-cell>
          <table:table-cell office:value-type="float" office:value="0.90543" calcext:value-type="float">
            <text:p>0.90543</text:p>
          </table:table-cell>
          <table:table-cell office:value-type="float" office:value="30" calcext:value-type="float">
            <text:p>30</text:p>
          </table:table-cell>
          <table:table-cell office:value-type="float" office:value="6.013" calcext:value-type="float">
            <text:p>6.013</text:p>
          </table:table-cell>
          <table:table-cell office:value-type="float" office:value="-9359.1" calcext:value-type="float">
            <text:p>-9359.1</text:p>
          </table:table-cell>
          <table:table-cell office:value-type="float" office:value="14568" calcext:value-type="float">
            <text:p>14568</text:p>
          </table:table-cell>
          <table:table-cell office:value-type="float" office:value="1232.4" calcext:value-type="float">
            <text:p>1232.4</text:p>
          </table:table-cell>
          <table:table-cell office:value-type="float" office:value="0.057557" calcext:value-type="float">
            <text:p>0.057557</text:p>
          </table:table-cell>
          <table:table-cell office:value-type="float" office:value="-0.24775" calcext:value-type="float">
            <text:p>-0.24775</text:p>
          </table:table-cell>
          <table:table-cell office:value-type="float" office:value="-0.0097998" calcext:value-type="float">
            <text:p>-0.0097998</text:p>
          </table:table-cell>
          <table:table-cell office:value-type="float" office:value="0" calcext:value-type="float">
            <text:p>0</text:p>
          </table:table-cell>
          <table:table-cell office:value-type="float" office:value="2611.4" calcext:value-type="float">
            <text:p>2611.4</text:p>
          </table:table-cell>
          <table:table-cell office:value-type="float" office:value="0.22422" calcext:value-type="float">
            <text:p>0.22422</text:p>
          </table:table-cell>
          <table:table-cell office:value-type="float" office:value="1.0388" calcext:value-type="float">
            <text:p>1.0388</text:p>
          </table:table-cell>
          <table:table-cell office:value-type="float" office:value="0.060092" calcext:value-type="float">
            <text:p>0.06009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1]-([$Sheet2.$B$2]*[.B351]+[$Sheet2.$B$3]))^2" office:value-type="float" office:value="0.000545369635466499" calcext:value-type="float">
            <text:p>0.000545369635466</text:p>
          </table:table-cell>
          <table:table-cell table:formula="of:=([.F351]-([$Sheet2.$B$7] +[$Sheet2.$B$8] * ([.B351] - [$Sheet2.$B$9])^2))^2" office:value-type="float" office:value="0.00000581465992743837" calcext:value-type="float">
            <text:p>5.81465992743837E-06</text:p>
          </table:table-cell>
          <table:table-cell table:formula="of:=([.X351]-([.AE351]^2*([$Sheet2.$B$13]*([.B351] -[$Sheet2.$B$14])^2 +[$Sheet2.$B$15]*([.B351]-[$Sheet2.$B$14]) +[$Sheet2.$B$16])    ))^2" office:value-type="float" office:value="95.8530651777041" calcext:value-type="float">
            <text:p>95.8530651777041</text:p>
          </table:table-cell>
          <table:table-cell table:formula="of:=([.AG351]-([.AE351]^2*([$Sheet2.$B$20]*([.B351] -[$Sheet2.$B$21])^2 + [$Sheet2.$B$22]*([.B351]-[$Sheet2.$B$21]) + [$Sheet2.$B$23])    ))^2" office:value-type="float" office:value="29855.3724659419" calcext:value-type="float">
            <text:p>29855.3724659419</text:p>
          </table:table-cell>
          <table:table-cell table:formula="of:=([.AH351]-([.AE351]^2*([$Sheet2.$B$27]*([.B351] -[$Sheet2.$B$28])^2 +[$Sheet2.$B$29]*([.B351]-[$Sheet2.$B$28]) +[$Sheet2.$B$30])    ))^2" office:value-type="float" office:value="71235.3469602851" calcext:value-type="float">
            <text:p>71235.3469602851</text:p>
          </table:table-cell>
          <table:table-cell table:formula="of:=([.AI351]-([.AE351]^2*([$Sheet2.$B$34]*([.B351] - [$Sheet2.$B$35])^2 +[$Sheet2.$B$36]*([.B351]-[$Sheet2.$B$35]) +[$Sheet2.$B$37])    ))^2" office:value-type="float" office:value="1344.77513466273" calcext:value-type="float">
            <text:p>1344.7751346627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28" calcext:value-type="float">
            <text:p>1.1028</text:p>
          </table:table-cell>
          <table:table-cell office:value-type="float" office:value="0.12246" calcext:value-type="float">
            <text:p>0.12246</text:p>
          </table:table-cell>
          <table:table-cell office:value-type="float" office:value="0.010375" calcext:value-type="float">
            <text:p>0.010375</text:p>
          </table:table-cell>
          <table:table-cell office:value-type="float" office:value="0.11209" calcext:value-type="float">
            <text:p>0.11209</text:p>
          </table:table-cell>
          <table:table-cell office:value-type="float" office:value="-0.021328" calcext:value-type="float">
            <text:p>-0.021328</text:p>
          </table:table-cell>
          <table:table-cell office:value-type="float" office:value="2.9698" calcext:value-type="float">
            <text:p>2.9698</text:p>
          </table:table-cell>
          <table:table-cell office:value-type="float" office:value="-0.068253" calcext:value-type="float">
            <text:p>-0.068253</text:p>
          </table:table-cell>
          <table:table-cell office:value-type="float" office:value="3.0381" calcext:value-type="float">
            <text:p>3.0381</text:p>
          </table:table-cell>
          <table:table-cell office:value-type="float" office:value="0.58944" calcext:value-type="float">
            <text:p>0.58944</text:p>
          </table:table-cell>
          <table:table-cell office:value-type="float" office:value="-0.081359" calcext:value-type="float">
            <text:p>-0.081359</text:p>
          </table:table-cell>
          <table:table-cell office:value-type="float" office:value="-0.0051795" calcext:value-type="float">
            <text:p>-0.0051795</text:p>
          </table:table-cell>
          <table:table-cell office:value-type="float" office:value="-0.07618" calcext:value-type="float">
            <text:p>-0.07618</text:p>
          </table:table-cell>
          <table:table-cell office:value-type="float" office:value="9.0053" calcext:value-type="float">
            <text:p>9.0053</text:p>
          </table:table-cell>
          <table:table-cell office:value-type="float" office:value="9.4568" calcext:value-type="float">
            <text:p>9.4568</text:p>
          </table:table-cell>
          <table:table-cell office:value-type="float" office:value="0.95226" calcext:value-type="float">
            <text:p>0.95226</text:p>
          </table:table-cell>
          <table:table-cell office:value-type="float" office:value="3771.5" calcext:value-type="float">
            <text:p>3771.5</text:p>
          </table:table-cell>
          <table:table-cell office:value-type="float" office:value="-717.65" calcext:value-type="float">
            <text:p>-717.65</text:p>
          </table:table-cell>
          <table:table-cell office:value-type="float" office:value="37107" calcext:value-type="float">
            <text:p>37107</text:p>
          </table:table-cell>
          <table:table-cell office:value-type="float" office:value="3771.5" calcext:value-type="float">
            <text:p>3771.5</text:p>
          </table:table-cell>
          <table:table-cell office:value-type="float" office:value="-717.65" calcext:value-type="float">
            <text:p>-717.65</text:p>
          </table:table-cell>
          <table:table-cell office:value-type="float" office:value="37107" calcext:value-type="float">
            <text:p>37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17" calcext:value-type="float">
            <text:p>29.817</text:p>
          </table:table-cell>
          <table:table-cell office:value-type="float" office:value="0.92876" calcext:value-type="float">
            <text:p>0.92876</text:p>
          </table:table-cell>
          <table:table-cell office:value-type="float" office:value="30" calcext:value-type="float">
            <text:p>30</text:p>
          </table:table-cell>
          <table:table-cell office:value-type="float" office:value="6.3365" calcext:value-type="float">
            <text:p>6.3365</text:p>
          </table:table-cell>
          <table:table-cell office:value-type="float" office:value="-9917" calcext:value-type="float">
            <text:p>-9917</text:p>
          </table:table-cell>
          <table:table-cell office:value-type="float" office:value="15190" calcext:value-type="float">
            <text:p>15190</text:p>
          </table:table-cell>
          <table:table-cell office:value-type="float" office:value="1368.8" calcext:value-type="float">
            <text:p>1368.8</text:p>
          </table:table-cell>
          <table:table-cell office:value-type="float" office:value="0.056858" calcext:value-type="float">
            <text:p>0.056858</text:p>
          </table:table-cell>
          <table:table-cell office:value-type="float" office:value="-0.24784" calcext:value-type="float">
            <text:p>-0.24784</text:p>
          </table:table-cell>
          <table:table-cell office:value-type="float" office:value="-0.010772" calcext:value-type="float">
            <text:p>-0.010772</text:p>
          </table:table-cell>
          <table:table-cell office:value-type="float" office:value="0" calcext:value-type="float">
            <text:p>0</text:p>
          </table:table-cell>
          <table:table-cell office:value-type="float" office:value="2678.7" calcext:value-type="float">
            <text:p>2678.7</text:p>
          </table:table-cell>
          <table:table-cell office:value-type="float" office:value="0.25065" calcext:value-type="float">
            <text:p>0.25065</text:p>
          </table:table-cell>
          <table:table-cell office:value-type="float" office:value="1.0361" calcext:value-type="float">
            <text:p>1.0361</text:p>
          </table:table-cell>
          <table:table-cell office:value-type="float" office:value="0.062702" calcext:value-type="float">
            <text:p>0.0627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2]-([$Sheet2.$B$2]*[.B352]+[$Sheet2.$B$3]))^2" office:value-type="float" office:value="0.000498003095999741" calcext:value-type="float">
            <text:p>0.000498003096</text:p>
          </table:table-cell>
          <table:table-cell table:formula="of:=([.F352]-([$Sheet2.$B$7] +[$Sheet2.$B$8] * ([.B352] - [$Sheet2.$B$9])^2))^2" office:value-type="float" office:value="0.00000326280174508995" calcext:value-type="float">
            <text:p>3.26280174508995E-06</text:p>
          </table:table-cell>
          <table:table-cell table:formula="of:=([.X352]-([.AE352]^2*([$Sheet2.$B$13]*([.B352] -[$Sheet2.$B$14])^2 +[$Sheet2.$B$15]*([.B352]-[$Sheet2.$B$14]) +[$Sheet2.$B$16])    ))^2" office:value-type="float" office:value="119.117107626828" calcext:value-type="float">
            <text:p>119.117107626828</text:p>
          </table:table-cell>
          <table:table-cell table:formula="of:=([.AG352]-([.AE352]^2*([$Sheet2.$B$20]*([.B352] -[$Sheet2.$B$21])^2 + [$Sheet2.$B$22]*([.B352]-[$Sheet2.$B$21]) + [$Sheet2.$B$23])    ))^2" office:value-type="float" office:value="28385.5459491725" calcext:value-type="float">
            <text:p>28385.5459491725</text:p>
          </table:table-cell>
          <table:table-cell table:formula="of:=([.AH352]-([.AE352]^2*([$Sheet2.$B$27]*([.B352] -[$Sheet2.$B$28])^2 +[$Sheet2.$B$29]*([.B352]-[$Sheet2.$B$28]) +[$Sheet2.$B$30])    ))^2" office:value-type="float" office:value="69073.2523827482" calcext:value-type="float">
            <text:p>69073.2523827482</text:p>
          </table:table-cell>
          <table:table-cell table:formula="of:=([.AI352]-([.AE352]^2*([$Sheet2.$B$34]*([.B352] - [$Sheet2.$B$35])^2 +[$Sheet2.$B$36]*([.B352]-[$Sheet2.$B$35]) +[$Sheet2.$B$37])    ))^2" office:value-type="float" office:value="1115.60923579875" calcext:value-type="float">
            <text:p>1115.60923579875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11" calcext:value-type="float">
            <text:p>1.1611</text:p>
          </table:table-cell>
          <table:table-cell office:value-type="float" office:value="0.13562" calcext:value-type="float">
            <text:p>0.13562</text:p>
          </table:table-cell>
          <table:table-cell office:value-type="float" office:value="0.011023" calcext:value-type="float">
            <text:p>0.011023</text:p>
          </table:table-cell>
          <table:table-cell office:value-type="float" office:value="0.1246" calcext:value-type="float">
            <text:p>0.1246</text:p>
          </table:table-cell>
          <table:table-cell office:value-type="float" office:value="-0.023348" calcext:value-type="float">
            <text:p>-0.023348</text:p>
          </table:table-cell>
          <table:table-cell office:value-type="float" office:value="3.0854" calcext:value-type="float">
            <text:p>3.0854</text:p>
          </table:table-cell>
          <table:table-cell office:value-type="float" office:value="-0.072522" calcext:value-type="float">
            <text:p>-0.072522</text:p>
          </table:table-cell>
          <table:table-cell office:value-type="float" office:value="3.1579" calcext:value-type="float">
            <text:p>3.1579</text:p>
          </table:table-cell>
          <table:table-cell office:value-type="float" office:value="0.62262" calcext:value-type="float">
            <text:p>0.62262</text:p>
          </table:table-cell>
          <table:table-cell office:value-type="float" office:value="-0.089918" calcext:value-type="float">
            <text:p>-0.089918</text:p>
          </table:table-cell>
          <table:table-cell office:value-type="float" office:value="-0.0055185" calcext:value-type="float">
            <text:p>-0.0055185</text:p>
          </table:table-cell>
          <table:table-cell office:value-type="float" office:value="-0.084399" calcext:value-type="float">
            <text:p>-0.084399</text:p>
          </table:table-cell>
          <table:table-cell office:value-type="float" office:value="8.561" calcext:value-type="float">
            <text:p>8.561</text:p>
          </table:table-cell>
          <table:table-cell office:value-type="float" office:value="9.2248" calcext:value-type="float">
            <text:p>9.2248</text:p>
          </table:table-cell>
          <table:table-cell office:value-type="float" office:value="0.92805" calcext:value-type="float">
            <text:p>0.92805</text:p>
          </table:table-cell>
          <table:table-cell office:value-type="float" office:value="4192.6" calcext:value-type="float">
            <text:p>4192.6</text:p>
          </table:table-cell>
          <table:table-cell office:value-type="float" office:value="-785.63" calcext:value-type="float">
            <text:p>-785.63</text:p>
          </table:table-cell>
          <table:table-cell office:value-type="float" office:value="39069" calcext:value-type="float">
            <text:p>39069</text:p>
          </table:table-cell>
          <table:table-cell office:value-type="float" office:value="4192.6" calcext:value-type="float">
            <text:p>4192.6</text:p>
          </table:table-cell>
          <table:table-cell office:value-type="float" office:value="-785.63" calcext:value-type="float">
            <text:p>-785.63</text:p>
          </table:table-cell>
          <table:table-cell office:value-type="float" office:value="39069" calcext:value-type="float">
            <text:p>39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97" calcext:value-type="float">
            <text:p>29.797</text:p>
          </table:table-cell>
          <table:table-cell office:value-type="float" office:value="0.95211" calcext:value-type="float">
            <text:p>0.95211</text:p>
          </table:table-cell>
          <table:table-cell office:value-type="float" office:value="30" calcext:value-type="float">
            <text:p>30</text:p>
          </table:table-cell>
          <table:table-cell office:value-type="float" office:value="6.6624" calcext:value-type="float">
            <text:p>6.6624</text:p>
          </table:table-cell>
          <table:table-cell office:value-type="float" office:value="-10475" calcext:value-type="float">
            <text:p>-10475</text:p>
          </table:table-cell>
          <table:table-cell office:value-type="float" office:value="15780" calcext:value-type="float">
            <text:p>15780</text:p>
          </table:table-cell>
          <table:table-cell office:value-type="float" office:value="1512.8" calcext:value-type="float">
            <text:p>1512.8</text:p>
          </table:table-cell>
          <table:table-cell office:value-type="float" office:value="0.056178" calcext:value-type="float">
            <text:p>0.056178</text:p>
          </table:table-cell>
          <table:table-cell office:value-type="float" office:value="-0.24792" calcext:value-type="float">
            <text:p>-0.24792</text:p>
          </table:table-cell>
          <table:table-cell office:value-type="float" office:value="-0.011717" calcext:value-type="float">
            <text:p>-0.011717</text:p>
          </table:table-cell>
          <table:table-cell office:value-type="float" office:value="0" calcext:value-type="float">
            <text:p>0</text:p>
          </table:table-cell>
          <table:table-cell office:value-type="float" office:value="2746" calcext:value-type="float">
            <text:p>2746</text:p>
          </table:table-cell>
          <table:table-cell office:value-type="float" office:value="0.27846" calcext:value-type="float">
            <text:p>0.27846</text:p>
          </table:table-cell>
          <table:table-cell office:value-type="float" office:value="1.0332" calcext:value-type="float">
            <text:p>1.0332</text:p>
          </table:table-cell>
          <table:table-cell office:value-type="float" office:value="0.065228" calcext:value-type="float">
            <text:p>0.0652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3]-([$Sheet2.$B$2]*[.B353]+[$Sheet2.$B$3]))^2" office:value-type="float" office:value="0.000431759173742528" calcext:value-type="float">
            <text:p>0.000431759173743</text:p>
          </table:table-cell>
          <table:table-cell table:formula="of:=([.F353]-([$Sheet2.$B$7] +[$Sheet2.$B$8] * ([.B353] - [$Sheet2.$B$9])^2))^2" office:value-type="float" office:value="0.00000114493864851622" calcext:value-type="float">
            <text:p>1.14493864851622E-06</text:p>
          </table:table-cell>
          <table:table-cell table:formula="of:=([.X353]-([.AE353]^2*([$Sheet2.$B$13]*([.B353] -[$Sheet2.$B$14])^2 +[$Sheet2.$B$15]*([.B353]-[$Sheet2.$B$14]) +[$Sheet2.$B$16])    ))^2" office:value-type="float" office:value="139.036343399561" calcext:value-type="float">
            <text:p>139.036343399561</text:p>
          </table:table-cell>
          <table:table-cell table:formula="of:=([.AG353]-([.AE353]^2*([$Sheet2.$B$20]*([.B353] -[$Sheet2.$B$21])^2 + [$Sheet2.$B$22]*([.B353]-[$Sheet2.$B$21]) + [$Sheet2.$B$23])    ))^2" office:value-type="float" office:value="25821.1233882956" calcext:value-type="float">
            <text:p>25821.1233882956</text:p>
          </table:table-cell>
          <table:table-cell table:formula="of:=([.AH353]-([.AE353]^2*([$Sheet2.$B$27]*([.B353] -[$Sheet2.$B$28])^2 +[$Sheet2.$B$29]*([.B353]-[$Sheet2.$B$28]) +[$Sheet2.$B$30])    ))^2" office:value-type="float" office:value="64036.2636988126" calcext:value-type="float">
            <text:p>64036.2636988126</text:p>
          </table:table-cell>
          <table:table-cell table:formula="of:=([.AI353]-([.AE353]^2*([$Sheet2.$B$34]*([.B353] - [$Sheet2.$B$35])^2 +[$Sheet2.$B$36]*([.B353]-[$Sheet2.$B$35]) +[$Sheet2.$B$37])    ))^2" office:value-type="float" office:value="858.718546409935" calcext:value-type="float">
            <text:p>858.71854640993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89" calcext:value-type="float">
            <text:p>1.2189</text:p>
          </table:table-cell>
          <table:table-cell office:value-type="float" office:value="0.14943" calcext:value-type="float">
            <text:p>0.14943</text:p>
          </table:table-cell>
          <table:table-cell office:value-type="float" office:value="0.011694" calcext:value-type="float">
            <text:p>0.011694</text:p>
          </table:table-cell>
          <table:table-cell office:value-type="float" office:value="0.13774" calcext:value-type="float">
            <text:p>0.13774</text:p>
          </table:table-cell>
          <table:table-cell office:value-type="float" office:value="-0.02547" calcext:value-type="float">
            <text:p>-0.02547</text:p>
          </table:table-cell>
          <table:table-cell office:value-type="float" office:value="3.195" calcext:value-type="float">
            <text:p>3.195</text:p>
          </table:table-cell>
          <table:table-cell office:value-type="float" office:value="-0.076935" calcext:value-type="float">
            <text:p>-0.076935</text:p>
          </table:table-cell>
          <table:table-cell office:value-type="float" office:value="3.2719" calcext:value-type="float">
            <text:p>3.2719</text:p>
          </table:table-cell>
          <table:table-cell office:value-type="float" office:value="0.65578" calcext:value-type="float">
            <text:p>0.65578</text:p>
          </table:table-cell>
          <table:table-cell office:value-type="float" office:value="-0.098905" calcext:value-type="float">
            <text:p>-0.098905</text:p>
          </table:table-cell>
          <table:table-cell office:value-type="float" office:value="-0.0058668" calcext:value-type="float">
            <text:p>-0.0058668</text:p>
          </table:table-cell>
          <table:table-cell office:value-type="float" office:value="-0.093039" calcext:value-type="float">
            <text:p>-0.093039</text:p>
          </table:table-cell>
          <table:table-cell office:value-type="float" office:value="8.1569" calcext:value-type="float">
            <text:p>8.1569</text:p>
          </table:table-cell>
          <table:table-cell office:value-type="float" office:value="9.0054" calcext:value-type="float">
            <text:p>9.0054</text:p>
          </table:table-cell>
          <table:table-cell office:value-type="float" office:value="0.90577" calcext:value-type="float">
            <text:p>0.90577</text:p>
          </table:table-cell>
          <table:table-cell office:value-type="float" office:value="4634.7" calcext:value-type="float">
            <text:p>4634.7</text:p>
          </table:table-cell>
          <table:table-cell office:value-type="float" office:value="-857.03" calcext:value-type="float">
            <text:p>-857.03</text:p>
          </table:table-cell>
          <table:table-cell office:value-type="float" office:value="41014" calcext:value-type="float">
            <text:p>41014</text:p>
          </table:table-cell>
          <table:table-cell office:value-type="float" office:value="4634.7" calcext:value-type="float">
            <text:p>4634.7</text:p>
          </table:table-cell>
          <table:table-cell office:value-type="float" office:value="-857.03" calcext:value-type="float">
            <text:p>-857.03</text:p>
          </table:table-cell>
          <table:table-cell office:value-type="float" office:value="41014" calcext:value-type="float">
            <text:p>41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77" calcext:value-type="float">
            <text:p>29.777</text:p>
          </table:table-cell>
          <table:table-cell office:value-type="float" office:value="0.97531" calcext:value-type="float">
            <text:p>0.97531</text:p>
          </table:table-cell>
          <table:table-cell office:value-type="float" office:value="30" calcext:value-type="float">
            <text:p>30</text:p>
          </table:table-cell>
          <table:table-cell office:value-type="float" office:value="6.9894" calcext:value-type="float">
            <text:p>6.9894</text:p>
          </table:table-cell>
          <table:table-cell office:value-type="float" office:value="-11033" calcext:value-type="float">
            <text:p>-11033</text:p>
          </table:table-cell>
          <table:table-cell office:value-type="float" office:value="16341" calcext:value-type="float">
            <text:p>16341</text:p>
          </table:table-cell>
          <table:table-cell office:value-type="float" office:value="1664" calcext:value-type="float">
            <text:p>1664</text:p>
          </table:table-cell>
          <table:table-cell office:value-type="float" office:value="0.055512" calcext:value-type="float">
            <text:p>0.055512</text:p>
          </table:table-cell>
          <table:table-cell office:value-type="float" office:value="-0.24801" calcext:value-type="float">
            <text:p>-0.24801</text:p>
          </table:table-cell>
          <table:table-cell office:value-type="float" office:value="-0.012638" calcext:value-type="float">
            <text:p>-0.012638</text:p>
          </table:table-cell>
          <table:table-cell office:value-type="float" office:value="0" calcext:value-type="float">
            <text:p>0</text:p>
          </table:table-cell>
          <table:table-cell office:value-type="float" office:value="2812.9" calcext:value-type="float">
            <text:p>2812.9</text:p>
          </table:table-cell>
          <table:table-cell office:value-type="float" office:value="0.3076" calcext:value-type="float">
            <text:p>0.3076</text:p>
          </table:table-cell>
          <table:table-cell office:value-type="float" office:value="1.03" calcext:value-type="float">
            <text:p>1.03</text:p>
          </table:table-cell>
          <table:table-cell office:value-type="float" office:value="0.067663" calcext:value-type="float">
            <text:p>0.0676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4]-([$Sheet2.$B$2]*[.B354]+[$Sheet2.$B$3]))^2" office:value-type="float" office:value="0.000351249371098906" calcext:value-type="float">
            <text:p>0.000351249371099</text:p>
          </table:table-cell>
          <table:table-cell table:formula="of:=([.F354]-([$Sheet2.$B$7] +[$Sheet2.$B$8] * ([.B354] - [$Sheet2.$B$9])^2))^2" office:value-type="float" office:value="0.0000000332867750279057" calcext:value-type="float">
            <text:p>3.32867750279057E-08</text:p>
          </table:table-cell>
          <table:table-cell table:formula="of:=([.X354]-([.AE354]^2*([$Sheet2.$B$13]*([.B354] -[$Sheet2.$B$14])^2 +[$Sheet2.$B$15]*([.B354]-[$Sheet2.$B$14]) +[$Sheet2.$B$16])    ))^2" office:value-type="float" office:value="153.074415942899" calcext:value-type="float">
            <text:p>153.074415942899</text:p>
          </table:table-cell>
          <table:table-cell table:formula="of:=([.AG354]-([.AE354]^2*([$Sheet2.$B$20]*([.B354] -[$Sheet2.$B$21])^2 + [$Sheet2.$B$22]*([.B354]-[$Sheet2.$B$21]) + [$Sheet2.$B$23])    ))^2" office:value-type="float" office:value="22295.0679516545" calcext:value-type="float">
            <text:p>22295.0679516545</text:p>
          </table:table-cell>
          <table:table-cell table:formula="of:=([.AH354]-([.AE354]^2*([$Sheet2.$B$27]*([.B354] -[$Sheet2.$B$28])^2 +[$Sheet2.$B$29]*([.B354]-[$Sheet2.$B$28]) +[$Sheet2.$B$30])    ))^2" office:value-type="float" office:value="57891.9260790267" calcext:value-type="float">
            <text:p>57891.9260790267</text:p>
          </table:table-cell>
          <table:table-cell table:formula="of:=([.AI354]-([.AE354]^2*([$Sheet2.$B$34]*([.B354] - [$Sheet2.$B$35])^2 +[$Sheet2.$B$36]*([.B354]-[$Sheet2.$B$35]) +[$Sheet2.$B$37])    ))^2" office:value-type="float" office:value="575.072254842489" calcext:value-type="float">
            <text:p>575.072254842489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62" calcext:value-type="float">
            <text:p>1.2762</text:p>
          </table:table-cell>
          <table:table-cell office:value-type="float" office:value="0.16389" calcext:value-type="float">
            <text:p>0.16389</text:p>
          </table:table-cell>
          <table:table-cell office:value-type="float" office:value="0.012411" calcext:value-type="float">
            <text:p>0.012411</text:p>
          </table:table-cell>
          <table:table-cell office:value-type="float" office:value="0.15148" calcext:value-type="float">
            <text:p>0.15148</text:p>
          </table:table-cell>
          <table:table-cell office:value-type="float" office:value="-0.027692" calcext:value-type="float">
            <text:p>-0.027692</text:p>
          </table:table-cell>
          <table:table-cell office:value-type="float" office:value="3.2985" calcext:value-type="float">
            <text:p>3.2985</text:p>
          </table:table-cell>
          <table:table-cell office:value-type="float" office:value="-0.081652" calcext:value-type="float">
            <text:p>-0.081652</text:p>
          </table:table-cell>
          <table:table-cell office:value-type="float" office:value="3.3802" calcext:value-type="float">
            <text:p>3.3802</text:p>
          </table:table-cell>
          <table:table-cell office:value-type="float" office:value="0.68893" calcext:value-type="float">
            <text:p>0.68893</text:p>
          </table:table-cell>
          <table:table-cell office:value-type="float" office:value="-0.10834" calcext:value-type="float">
            <text:p>-0.10834</text:p>
          </table:table-cell>
          <table:table-cell office:value-type="float" office:value="-0.006244" calcext:value-type="float">
            <text:p>-0.006244</text:p>
          </table:table-cell>
          <table:table-cell office:value-type="float" office:value="-0.10209" calcext:value-type="float">
            <text:p>-0.10209</text:p>
          </table:table-cell>
          <table:table-cell office:value-type="float" office:value="7.7866" calcext:value-type="float">
            <text:p>7.7866</text:p>
          </table:table-cell>
          <table:table-cell office:value-type="float" office:value="8.7964" calcext:value-type="float">
            <text:p>8.7964</text:p>
          </table:table-cell>
          <table:table-cell office:value-type="float" office:value="0.8852" calcext:value-type="float">
            <text:p>0.8852</text:p>
          </table:table-cell>
          <table:table-cell office:value-type="float" office:value="5097.2" calcext:value-type="float">
            <text:p>5097.2</text:p>
          </table:table-cell>
          <table:table-cell office:value-type="float" office:value="-931.79" calcext:value-type="float">
            <text:p>-931.79</text:p>
          </table:table-cell>
          <table:table-cell office:value-type="float" office:value="42942" calcext:value-type="float">
            <text:p>42942</text:p>
          </table:table-cell>
          <table:table-cell office:value-type="float" office:value="5097.2" calcext:value-type="float">
            <text:p>5097.2</text:p>
          </table:table-cell>
          <table:table-cell office:value-type="float" office:value="-931.79" calcext:value-type="float">
            <text:p>-931.79</text:p>
          </table:table-cell>
          <table:table-cell office:value-type="float" office:value="42942" calcext:value-type="float">
            <text:p>42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56" calcext:value-type="float">
            <text:p>29.756</text:p>
          </table:table-cell>
          <table:table-cell office:value-type="float" office:value="0.99848" calcext:value-type="float">
            <text:p>0.99848</text:p>
          </table:table-cell>
          <table:table-cell office:value-type="float" office:value="30" calcext:value-type="float">
            <text:p>30</text:p>
          </table:table-cell>
          <table:table-cell office:value-type="float" office:value="7.3182" calcext:value-type="float">
            <text:p>7.3182</text:p>
          </table:table-cell>
          <table:table-cell office:value-type="float" office:value="-11591" calcext:value-type="float">
            <text:p>-11591</text:p>
          </table:table-cell>
          <table:table-cell office:value-type="float" office:value="16871" calcext:value-type="float">
            <text:p>16871</text:p>
          </table:table-cell>
          <table:table-cell office:value-type="float" office:value="1822.7" calcext:value-type="float">
            <text:p>1822.7</text:p>
          </table:table-cell>
          <table:table-cell office:value-type="float" office:value="0.054855" calcext:value-type="float">
            <text:p>0.054855</text:p>
          </table:table-cell>
          <table:table-cell office:value-type="float" office:value="-0.2481" calcext:value-type="float">
            <text:p>-0.2481</text:p>
          </table:table-cell>
          <table:table-cell office:value-type="float" office:value="-0.013536" calcext:value-type="float">
            <text:p>-0.013536</text:p>
          </table:table-cell>
          <table:table-cell office:value-type="float" office:value="0" calcext:value-type="float">
            <text:p>0</text:p>
          </table:table-cell>
          <table:table-cell office:value-type="float" office:value="2879.7" calcext:value-type="float">
            <text:p>2879.7</text:p>
          </table:table-cell>
          <table:table-cell office:value-type="float" office:value="0.33806" calcext:value-type="float">
            <text:p>0.33806</text:p>
          </table:table-cell>
          <table:table-cell office:value-type="float" office:value="1.0267" calcext:value-type="float">
            <text:p>1.0267</text:p>
          </table:table-cell>
          <table:table-cell office:value-type="float" office:value="0.070005" calcext:value-type="float">
            <text:p>0.0700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5]-([$Sheet2.$B$2]*[.B355]+[$Sheet2.$B$3]))^2" office:value-type="float" office:value="0.00026258519047288" calcext:value-type="float">
            <text:p>0.000262585190473</text:p>
          </table:table-cell>
          <table:table-cell table:formula="of:=([.F355]-([$Sheet2.$B$7] +[$Sheet2.$B$8] * ([.B355] - [$Sheet2.$B$9])^2))^2" office:value-type="float" office:value="0.000000733406500502316" calcext:value-type="float">
            <text:p>7.33406500502316E-07</text:p>
          </table:table-cell>
          <table:table-cell table:formula="of:=([.X355]-([.AE355]^2*([$Sheet2.$B$13]*([.B355] -[$Sheet2.$B$14])^2 +[$Sheet2.$B$15]*([.B355]-[$Sheet2.$B$14]) +[$Sheet2.$B$16])    ))^2" office:value-type="float" office:value="158.683155104786" calcext:value-type="float">
            <text:p>158.683155104786</text:p>
          </table:table-cell>
          <table:table-cell table:formula="of:=([.AG355]-([.AE355]^2*([$Sheet2.$B$20]*([.B355] -[$Sheet2.$B$21])^2 + [$Sheet2.$B$22]*([.B355]-[$Sheet2.$B$21]) + [$Sheet2.$B$23])    ))^2" office:value-type="float" office:value="18051.94393861" calcext:value-type="float">
            <text:p>18051.94393861</text:p>
          </table:table-cell>
          <table:table-cell table:formula="of:=([.AH355]-([.AE355]^2*([$Sheet2.$B$27]*([.B355] -[$Sheet2.$B$28])^2 +[$Sheet2.$B$29]*([.B355]-[$Sheet2.$B$28]) +[$Sheet2.$B$30])    ))^2" office:value-type="float" office:value="49942.6462500005" calcext:value-type="float">
            <text:p>49942.6462500005</text:p>
          </table:table-cell>
          <table:table-cell table:formula="of:=([.AI355]-([.AE355]^2*([$Sheet2.$B$34]*([.B355] - [$Sheet2.$B$35])^2 +[$Sheet2.$B$36]*([.B355]-[$Sheet2.$B$35]) +[$Sheet2.$B$37])    ))^2" office:value-type="float" office:value="314.38942719183" calcext:value-type="float">
            <text:p>314.38942719183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3" calcext:value-type="float">
            <text:p>1.333</text:p>
          </table:table-cell>
          <table:table-cell office:value-type="float" office:value="0.17898" calcext:value-type="float">
            <text:p>0.17898</text:p>
          </table:table-cell>
          <table:table-cell office:value-type="float" office:value="0.013155" calcext:value-type="float">
            <text:p>0.013155</text:p>
          </table:table-cell>
          <table:table-cell office:value-type="float" office:value="0.16583" calcext:value-type="float">
            <text:p>0.16583</text:p>
          </table:table-cell>
          <table:table-cell office:value-type="float" office:value="-0.030012" calcext:value-type="float">
            <text:p>-0.030012</text:p>
          </table:table-cell>
          <table:table-cell office:value-type="float" office:value="3.3962" calcext:value-type="float">
            <text:p>3.3962</text:p>
          </table:table-cell>
          <table:table-cell office:value-type="float" office:value="-0.086543" calcext:value-type="float">
            <text:p>-0.086543</text:p>
          </table:table-cell>
          <table:table-cell office:value-type="float" office:value="3.4827" calcext:value-type="float">
            <text:p>3.4827</text:p>
          </table:table-cell>
          <table:table-cell office:value-type="float" office:value="0.72205" calcext:value-type="float">
            <text:p>0.72205</text:p>
          </table:table-cell>
          <table:table-cell office:value-type="float" office:value="-0.11819" calcext:value-type="float">
            <text:p>-0.11819</text:p>
          </table:table-cell>
          <table:table-cell office:value-type="float" office:value="-0.0066349" calcext:value-type="float">
            <text:p>-0.0066349</text:p>
          </table:table-cell>
          <table:table-cell office:value-type="float" office:value="-0.11155" calcext:value-type="float">
            <text:p>-0.11155</text:p>
          </table:table-cell>
          <table:table-cell office:value-type="float" office:value="7.4474" calcext:value-type="float">
            <text:p>7.4474</text:p>
          </table:table-cell>
          <table:table-cell office:value-type="float" office:value="8.5984" calcext:value-type="float">
            <text:p>8.5984</text:p>
          </table:table-cell>
          <table:table-cell office:value-type="float" office:value="0.86615" calcext:value-type="float">
            <text:p>0.86615</text:p>
          </table:table-cell>
          <table:table-cell office:value-type="float" office:value="5579.9" calcext:value-type="float">
            <text:p>5579.9</text:p>
          </table:table-cell>
          <table:table-cell office:value-type="float" office:value="-1009.9" calcext:value-type="float">
            <text:p>-1009.9</text:p>
          </table:table-cell>
          <table:table-cell office:value-type="float" office:value="44852" calcext:value-type="float">
            <text:p>44852</text:p>
          </table:table-cell>
          <table:table-cell office:value-type="float" office:value="5579.9" calcext:value-type="float">
            <text:p>5579.9</text:p>
          </table:table-cell>
          <table:table-cell office:value-type="float" office:value="-1009.9" calcext:value-type="float">
            <text:p>-1009.9</text:p>
          </table:table-cell>
          <table:table-cell office:value-type="float" office:value="44852" calcext:value-type="float">
            <text:p>44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33" calcext:value-type="float">
            <text:p>29.733</text:p>
          </table:table-cell>
          <table:table-cell office:value-type="float" office:value="1.0215" calcext:value-type="float">
            <text:p>1.0215</text:p>
          </table:table-cell>
          <table:table-cell office:value-type="float" office:value="30" calcext:value-type="float">
            <text:p>30</text:p>
          </table:table-cell>
          <table:table-cell office:value-type="float" office:value="7.6476" calcext:value-type="float">
            <text:p>7.6476</text:p>
          </table:table-cell>
          <table:table-cell office:value-type="float" office:value="-12148" calcext:value-type="float">
            <text:p>-12148</text:p>
          </table:table-cell>
          <table:table-cell office:value-type="float" office:value="17370" calcext:value-type="float">
            <text:p>17370</text:p>
          </table:table-cell>
          <table:table-cell office:value-type="float" office:value="1988.4" calcext:value-type="float">
            <text:p>1988.4</text:p>
          </table:table-cell>
          <table:table-cell office:value-type="float" office:value="0.054203" calcext:value-type="float">
            <text:p>0.054203</text:p>
          </table:table-cell>
          <table:table-cell office:value-type="float" office:value="-0.24819" calcext:value-type="float">
            <text:p>-0.24819</text:p>
          </table:table-cell>
          <table:table-cell office:value-type="float" office:value="-0.014413" calcext:value-type="float">
            <text:p>-0.014413</text:p>
          </table:table-cell>
          <table:table-cell office:value-type="float" office:value="0" calcext:value-type="float">
            <text:p>0</text:p>
          </table:table-cell>
          <table:table-cell office:value-type="float" office:value="2946.1" calcext:value-type="float">
            <text:p>2946.1</text:p>
          </table:table-cell>
          <table:table-cell office:value-type="float" office:value="0.36979" calcext:value-type="float">
            <text:p>0.36979</text:p>
          </table:table-cell>
          <table:table-cell office:value-type="float" office:value="1.0232" calcext:value-type="float">
            <text:p>1.0232</text:p>
          </table:table-cell>
          <table:table-cell office:value-type="float" office:value="0.072251" calcext:value-type="float">
            <text:p>0.07225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6]-([$Sheet2.$B$2]*[.B356]+[$Sheet2.$B$3]))^2" office:value-type="float" office:value="0.000173378134268481" calcext:value-type="float">
            <text:p>0.000173378134268</text:p>
          </table:table-cell>
          <table:table-cell table:formula="of:=([.F356]-([$Sheet2.$B$7] +[$Sheet2.$B$8] * ([.B356] - [$Sheet2.$B$9])^2))^2" office:value-type="float" office:value="0.00000427040787640353" calcext:value-type="float">
            <text:p>4.27040787640353E-06</text:p>
          </table:table-cell>
          <table:table-cell table:formula="of:=([.X356]-([.AE356]^2*([$Sheet2.$B$13]*([.B356] -[$Sheet2.$B$14])^2 +[$Sheet2.$B$15]*([.B356]-[$Sheet2.$B$14]) +[$Sheet2.$B$16])    ))^2" office:value-type="float" office:value="155.133108680862" calcext:value-type="float">
            <text:p>155.133108680862</text:p>
          </table:table-cell>
          <table:table-cell table:formula="of:=([.AG356]-([.AE356]^2*([$Sheet2.$B$20]*([.B356] -[$Sheet2.$B$21])^2 + [$Sheet2.$B$22]*([.B356]-[$Sheet2.$B$21]) + [$Sheet2.$B$23])    ))^2" office:value-type="float" office:value="13182.7371620348" calcext:value-type="float">
            <text:p>13182.7371620348</text:p>
          </table:table-cell>
          <table:table-cell table:formula="of:=([.AH356]-([.AE356]^2*([$Sheet2.$B$27]*([.B356] -[$Sheet2.$B$28])^2 +[$Sheet2.$B$29]*([.B356]-[$Sheet2.$B$28]) +[$Sheet2.$B$30])    ))^2" office:value-type="float" office:value="40669.6535964557" calcext:value-type="float">
            <text:p>40669.6535964557</text:p>
          </table:table-cell>
          <table:table-cell table:formula="of:=([.AI356]-([.AE356]^2*([$Sheet2.$B$34]*([.B356] - [$Sheet2.$B$35])^2 +[$Sheet2.$B$36]*([.B356]-[$Sheet2.$B$35]) +[$Sheet2.$B$37])    ))^2" office:value-type="float" office:value="101.102974453266" calcext:value-type="float">
            <text:p>101.102974453266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92" calcext:value-type="float">
            <text:p>1.3892</text:p>
          </table:table-cell>
          <table:table-cell office:value-type="float" office:value="0.19475" calcext:value-type="float">
            <text:p>0.19475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18076" calcext:value-type="float">
            <text:p>0.18076</text:p>
          </table:table-cell>
          <table:table-cell office:value-type="float" office:value="-0.032428" calcext:value-type="float">
            <text:p>-0.032428</text:p>
          </table:table-cell>
          <table:table-cell office:value-type="float" office:value="3.4874" calcext:value-type="float">
            <text:p>3.4874</text:p>
          </table:table-cell>
          <table:table-cell office:value-type="float" office:value="-0.092042" calcext:value-type="float">
            <text:p>-0.092042</text:p>
          </table:table-cell>
          <table:table-cell office:value-type="float" office:value="3.5795" calcext:value-type="float">
            <text:p>3.5795</text:p>
          </table:table-cell>
          <table:table-cell office:value-type="float" office:value="0.75512" calcext:value-type="float">
            <text:p>0.75512</text:p>
          </table:table-cell>
          <table:table-cell office:value-type="float" office:value="-0.12849" calcext:value-type="float">
            <text:p>-0.12849</text:p>
          </table:table-cell>
          <table:table-cell office:value-type="float" office:value="-0.00708" calcext:value-type="float">
            <text:p>-0.00708</text:p>
          </table:table-cell>
          <table:table-cell office:value-type="float" office:value="-0.12141" calcext:value-type="float">
            <text:p>-0.12141</text:p>
          </table:table-cell>
          <table:table-cell office:value-type="float" office:value="7.1333" calcext:value-type="float">
            <text:p>7.1333</text:p>
          </table:table-cell>
          <table:table-cell office:value-type="float" office:value="8.4075" calcext:value-type="float">
            <text:p>8.4075</text:p>
          </table:table-cell>
          <table:table-cell office:value-type="float" office:value="0.84844" calcext:value-type="float">
            <text:p>0.84844</text:p>
          </table:table-cell>
          <table:table-cell office:value-type="float" office:value="6082.2" calcext:value-type="float">
            <text:p>6082.2</text:p>
          </table:table-cell>
          <table:table-cell office:value-type="float" office:value="-1091.2" calcext:value-type="float">
            <text:p>-1091.2</text:p>
          </table:table-cell>
          <table:table-cell office:value-type="float" office:value="46744" calcext:value-type="float">
            <text:p>46744</text:p>
          </table:table-cell>
          <table:table-cell office:value-type="float" office:value="6082.2" calcext:value-type="float">
            <text:p>6082.2</text:p>
          </table:table-cell>
          <table:table-cell office:value-type="float" office:value="-1091.2" calcext:value-type="float">
            <text:p>-1091.2</text:p>
          </table:table-cell>
          <table:table-cell office:value-type="float" office:value="46744" calcext:value-type="float">
            <text:p>46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09" calcext:value-type="float">
            <text:p>29.709</text:p>
          </table:table-cell>
          <table:table-cell office:value-type="float" office:value="1.0447" calcext:value-type="float">
            <text:p>1.0447</text:p>
          </table:table-cell>
          <table:table-cell office:value-type="float" office:value="30" calcext:value-type="float">
            <text:p>30</text:p>
          </table:table-cell>
          <table:table-cell office:value-type="float" office:value="7.9802" calcext:value-type="float">
            <text:p>7.9802</text:p>
          </table:table-cell>
          <table:table-cell office:value-type="float" office:value="-12704" calcext:value-type="float">
            <text:p>-12704</text:p>
          </table:table-cell>
          <table:table-cell office:value-type="float" office:value="17837" calcext:value-type="float">
            <text:p>17837</text:p>
          </table:table-cell>
          <table:table-cell office:value-type="float" office:value="2161.8" calcext:value-type="float">
            <text:p>2161.8</text:p>
          </table:table-cell>
          <table:table-cell office:value-type="float" office:value="0.053554" calcext:value-type="float">
            <text:p>0.053554</text:p>
          </table:table-cell>
          <table:table-cell office:value-type="float" office:value="-0.24829" calcext:value-type="float">
            <text:p>-0.24829</text:p>
          </table:table-cell>
          <table:table-cell office:value-type="float" office:value="-0.015268" calcext:value-type="float">
            <text:p>-0.015268</text:p>
          </table:table-cell>
          <table:table-cell office:value-type="float" office:value="0" calcext:value-type="float">
            <text:p>0</text:p>
          </table:table-cell>
          <table:table-cell office:value-type="float" office:value="3013" calcext:value-type="float">
            <text:p>3013</text:p>
          </table:table-cell>
          <table:table-cell office:value-type="float" office:value="0.40276" calcext:value-type="float">
            <text:p>0.40276</text:p>
          </table:table-cell>
          <table:table-cell office:value-type="float" office:value="1.0195" calcext:value-type="float">
            <text:p>1.0195</text:p>
          </table:table-cell>
          <table:table-cell office:value-type="float" office:value="0.074395" calcext:value-type="float">
            <text:p>0.07439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7]-([$Sheet2.$B$2]*[.B357]+[$Sheet2.$B$3]))^2" office:value-type="float" office:value="0.0000908236757633799" calcext:value-type="float">
            <text:p>9.08236757633799E-05</text:p>
          </table:table-cell>
          <table:table-cell table:formula="of:=([.F357]-([$Sheet2.$B$7] +[$Sheet2.$B$8] * ([.B357] - [$Sheet2.$B$9])^2))^2" office:value-type="float" office:value="0.0000115455086904713" calcext:value-type="float">
            <text:p>1.15455086904713E-05</text:p>
          </table:table-cell>
          <table:table-cell table:formula="of:=([.X357]-([.AE357]^2*([$Sheet2.$B$13]*([.B357] -[$Sheet2.$B$14])^2 +[$Sheet2.$B$15]*([.B357]-[$Sheet2.$B$14]) +[$Sheet2.$B$16])    ))^2" office:value-type="float" office:value="138.938238927257" calcext:value-type="float">
            <text:p>138.938238927257</text:p>
          </table:table-cell>
          <table:table-cell table:formula="of:=([.AG357]-([.AE357]^2*([$Sheet2.$B$20]*([.B357] -[$Sheet2.$B$21])^2 + [$Sheet2.$B$22]*([.B357]-[$Sheet2.$B$21]) + [$Sheet2.$B$23])    ))^2" office:value-type="float" office:value="8224.86956355615" calcext:value-type="float">
            <text:p>8224.86956355615</text:p>
          </table:table-cell>
          <table:table-cell table:formula="of:=([.AH357]-([.AE357]^2*([$Sheet2.$B$27]*([.B357] -[$Sheet2.$B$28])^2 +[$Sheet2.$B$29]*([.B357]-[$Sheet2.$B$28]) +[$Sheet2.$B$30])    ))^2" office:value-type="float" office:value="30336.3816838102" calcext:value-type="float">
            <text:p>30336.3816838102</text:p>
          </table:table-cell>
          <table:table-cell table:formula="of:=([.AI357]-([.AE357]^2*([$Sheet2.$B$34]*([.B357] - [$Sheet2.$B$35])^2 +[$Sheet2.$B$36]*([.B357]-[$Sheet2.$B$35]) +[$Sheet2.$B$37])    ))^2" office:value-type="float" office:value="2.73097586876329" calcext:value-type="float">
            <text:p>2.73097586876329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48" calcext:value-type="float">
            <text:p>1.4448</text:p>
          </table:table-cell>
          <table:table-cell office:value-type="float" office:value="0.21118" calcext:value-type="float">
            <text:p>0.21118</text:p>
          </table:table-cell>
          <table:table-cell office:value-type="float" office:value="0.014922" calcext:value-type="float">
            <text:p>0.014922</text:p>
          </table:table-cell>
          <table:table-cell office:value-type="float" office:value="0.19625" calcext:value-type="float">
            <text:p>0.19625</text:p>
          </table:table-cell>
          <table:table-cell office:value-type="float" office:value="-0.034939" calcext:value-type="float">
            <text:p>-0.034939</text:p>
          </table:table-cell>
          <table:table-cell office:value-type="float" office:value="3.5724" calcext:value-type="float">
            <text:p>3.5724</text:p>
          </table:table-cell>
          <table:table-cell office:value-type="float" office:value="-0.098173" calcext:value-type="float">
            <text:p>-0.098173</text:p>
          </table:table-cell>
          <table:table-cell office:value-type="float" office:value="3.6705" calcext:value-type="float">
            <text:p>3.6705</text:p>
          </table:table-cell>
          <table:table-cell office:value-type="float" office:value="0.78813" calcext:value-type="float">
            <text:p>0.78813</text:p>
          </table:table-cell>
          <table:table-cell office:value-type="float" office:value="-0.13925" calcext:value-type="float">
            <text:p>-0.13925</text:p>
          </table:table-cell>
          <table:table-cell office:value-type="float" office:value="-0.0075797" calcext:value-type="float">
            <text:p>-0.0075797</text:p>
          </table:table-cell>
          <table:table-cell office:value-type="float" office:value="-0.13167" calcext:value-type="float">
            <text:p>-0.13167</text:p>
          </table:table-cell>
          <table:table-cell office:value-type="float" office:value="6.8418" calcext:value-type="float">
            <text:p>6.8418</text:p>
          </table:table-cell>
          <table:table-cell office:value-type="float" office:value="8.2239" calcext:value-type="float">
            <text:p>8.2239</text:p>
          </table:table-cell>
          <table:table-cell office:value-type="float" office:value="0.83194" calcext:value-type="float">
            <text:p>0.83194</text:p>
          </table:table-cell>
          <table:table-cell office:value-type="float" office:value="6603.7" calcext:value-type="float">
            <text:p>6603.7</text:p>
          </table:table-cell>
          <table:table-cell office:value-type="float" office:value="-1175.7" calcext:value-type="float">
            <text:p>-1175.7</text:p>
          </table:table-cell>
          <table:table-cell office:value-type="float" office:value="48616" calcext:value-type="float">
            <text:p>48616</text:p>
          </table:table-cell>
          <table:table-cell office:value-type="float" office:value="6603.7" calcext:value-type="float">
            <text:p>6603.7</text:p>
          </table:table-cell>
          <table:table-cell office:value-type="float" office:value="-1175.7" calcext:value-type="float">
            <text:p>-1175.7</text:p>
          </table:table-cell>
          <table:table-cell office:value-type="float" office:value="48616" calcext:value-type="float">
            <text:p>48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685" calcext:value-type="float">
            <text:p>29.685</text:p>
          </table:table-cell>
          <table:table-cell office:value-type="float" office:value="1.068" calcext:value-type="float">
            <text:p>1.068</text:p>
          </table:table-cell>
          <table:table-cell office:value-type="float" office:value="30" calcext:value-type="float">
            <text:p>30</text:p>
          </table:table-cell>
          <table:table-cell office:value-type="float" office:value="8.3155" calcext:value-type="float">
            <text:p>8.3155</text:p>
          </table:table-cell>
          <table:table-cell office:value-type="float" office:value="-13260" calcext:value-type="float">
            <text:p>-13260</text:p>
          </table:table-cell>
          <table:table-cell office:value-type="float" office:value="18271" calcext:value-type="float">
            <text:p>18271</text:p>
          </table:table-cell>
          <table:table-cell office:value-type="float" office:value="2342.7" calcext:value-type="float">
            <text:p>2342.7</text:p>
          </table:table-cell>
          <table:table-cell office:value-type="float" office:value="0.052904" calcext:value-type="float">
            <text:p>0.052904</text:p>
          </table:table-cell>
          <table:table-cell office:value-type="float" office:value="-0.24839" calcext:value-type="float">
            <text:p>-0.24839</text:p>
          </table:table-cell>
          <table:table-cell office:value-type="float" office:value="-0.016104" calcext:value-type="float">
            <text:p>-0.016104</text:p>
          </table:table-cell>
          <table:table-cell office:value-type="float" office:value="0" calcext:value-type="float">
            <text:p>0</text:p>
          </table:table-cell>
          <table:table-cell office:value-type="float" office:value="3080.2" calcext:value-type="float">
            <text:p>3080.2</text:p>
          </table:table-cell>
          <table:table-cell office:value-type="float" office:value="0.43693" calcext:value-type="float">
            <text:p>0.43693</text:p>
          </table:table-cell>
          <table:table-cell office:value-type="float" office:value="1.0157" calcext:value-type="float">
            <text:p>1.0157</text:p>
          </table:table-cell>
          <table:table-cell office:value-type="float" office:value="0.076436" calcext:value-type="float">
            <text:p>0.0764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8]-([$Sheet2.$B$2]*[.B358]+[$Sheet2.$B$3]))^2" office:value-type="float" office:value="0.0000280156178424099" calcext:value-type="float">
            <text:p>2.80156178424099E-05</text:p>
          </table:table-cell>
          <table:table-cell table:formula="of:=([.F358]-([$Sheet2.$B$7] +[$Sheet2.$B$8] * ([.B358] - [$Sheet2.$B$9])^2))^2" office:value-type="float" office:value="0.0000237218361147043" calcext:value-type="float">
            <text:p>2.37218361147043E-05</text:p>
          </table:table-cell>
          <table:table-cell table:formula="of:=([.X358]-([.AE358]^2*([$Sheet2.$B$13]*([.B358] -[$Sheet2.$B$14])^2 +[$Sheet2.$B$15]*([.B358]-[$Sheet2.$B$14]) +[$Sheet2.$B$16])    ))^2" office:value-type="float" office:value="112.420158683558" calcext:value-type="float">
            <text:p>112.420158683558</text:p>
          </table:table-cell>
          <table:table-cell table:formula="of:=([.AG358]-([.AE358]^2*([$Sheet2.$B$20]*([.B358] -[$Sheet2.$B$21])^2 + [$Sheet2.$B$22]*([.B358]-[$Sheet2.$B$21]) + [$Sheet2.$B$23])    ))^2" office:value-type="float" office:value="3966.78500027761" calcext:value-type="float">
            <text:p>3966.78500027761</text:p>
          </table:table-cell>
          <table:table-cell table:formula="of:=([.AH358]-([.AE358]^2*([$Sheet2.$B$27]*([.B358] -[$Sheet2.$B$28])^2 +[$Sheet2.$B$29]*([.B358]-[$Sheet2.$B$28]) +[$Sheet2.$B$30])    ))^2" office:value-type="float" office:value="19599.2246527934" calcext:value-type="float">
            <text:p>19599.2246527934</text:p>
          </table:table-cell>
          <table:table-cell table:formula="of:=([.AI358]-([.AE358]^2*([$Sheet2.$B$34]*([.B358] - [$Sheet2.$B$35])^2 +[$Sheet2.$B$36]*([.B358]-[$Sheet2.$B$35]) +[$Sheet2.$B$37])    ))^2" office:value-type="float" office:value="58.9250143570233" calcext:value-type="float">
            <text:p>58.9250143570233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99" calcext:value-type="float">
            <text:p>1.4999</text:p>
          </table:table-cell>
          <table:table-cell office:value-type="float" office:value="0.22824" calcext:value-type="float">
            <text:p>0.22824</text:p>
          </table:table-cell>
          <table:table-cell office:value-type="float" office:value="0.015939" calcext:value-type="float">
            <text:p>0.015939</text:p>
          </table:table-cell>
          <table:table-cell office:value-type="float" office:value="0.21231" calcext:value-type="float">
            <text:p>0.21231</text:p>
          </table:table-cell>
          <table:table-cell office:value-type="float" office:value="-0.037543" calcext:value-type="float">
            <text:p>-0.037543</text:p>
          </table:table-cell>
          <table:table-cell office:value-type="float" office:value="3.651" calcext:value-type="float">
            <text:p>3.651</text:p>
          </table:table-cell>
          <table:table-cell office:value-type="float" office:value="-0.10486" calcext:value-type="float">
            <text:p>-0.10486</text:p>
          </table:table-cell>
          <table:table-cell office:value-type="float" office:value="3.7559" calcext:value-type="float">
            <text:p>3.7559</text:p>
          </table:table-cell>
          <table:table-cell office:value-type="float" office:value="0.82106" calcext:value-type="float">
            <text:p>0.82106</text:p>
          </table:table-cell>
          <table:table-cell office:value-type="float" office:value="-0.15044" calcext:value-type="float">
            <text:p>-0.15044</text:p>
          </table:table-cell>
          <table:table-cell office:value-type="float" office:value="-0.0081331" calcext:value-type="float">
            <text:p>-0.0081331</text:p>
          </table:table-cell>
          <table:table-cell office:value-type="float" office:value="-0.14231" calcext:value-type="float">
            <text:p>-0.14231</text:p>
          </table:table-cell>
          <table:table-cell office:value-type="float" office:value="6.5713" calcext:value-type="float">
            <text:p>6.5713</text:p>
          </table:table-cell>
          <table:table-cell office:value-type="float" office:value="8.0477" calcext:value-type="float">
            <text:p>8.0477</text:p>
          </table:table-cell>
          <table:table-cell office:value-type="float" office:value="0.81654" calcext:value-type="float">
            <text:p>0.81654</text:p>
          </table:table-cell>
          <table:table-cell office:value-type="float" office:value="7143.8" calcext:value-type="float">
            <text:p>7143.8</text:p>
          </table:table-cell>
          <table:table-cell office:value-type="float" office:value="-1263.3" calcext:value-type="float">
            <text:p>-1263.3</text:p>
          </table:table-cell>
          <table:table-cell office:value-type="float" office:value="50468" calcext:value-type="float">
            <text:p>50468</text:p>
          </table:table-cell>
          <table:table-cell office:value-type="float" office:value="7143.8" calcext:value-type="float">
            <text:p>7143.8</text:p>
          </table:table-cell>
          <table:table-cell office:value-type="float" office:value="-1263.3" calcext:value-type="float">
            <text:p>-1263.3</text:p>
          </table:table-cell>
          <table:table-cell office:value-type="float" office:value="50468" calcext:value-type="float">
            <text:p>50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659" calcext:value-type="float">
            <text:p>29.659</text:p>
          </table:table-cell>
          <table:table-cell office:value-type="float" office:value="1.0914" calcext:value-type="float">
            <text:p>1.0914</text:p>
          </table:table-cell>
          <table:table-cell office:value-type="float" office:value="30" calcext:value-type="float">
            <text:p>30</text:p>
          </table:table-cell>
          <table:table-cell office:value-type="float" office:value="8.6528" calcext:value-type="float">
            <text:p>8.6528</text:p>
          </table:table-cell>
          <table:table-cell office:value-type="float" office:value="-13814" calcext:value-type="float">
            <text:p>-13814</text:p>
          </table:table-cell>
          <table:table-cell office:value-type="float" office:value="18673" calcext:value-type="float">
            <text:p>18673</text:p>
          </table:table-cell>
          <table:table-cell office:value-type="float" office:value="2531" calcext:value-type="float">
            <text:p>2531</text:p>
          </table:table-cell>
          <table:table-cell office:value-type="float" office:value="0.052252" calcext:value-type="float">
            <text:p>0.052252</text:p>
          </table:table-cell>
          <table:table-cell office:value-type="float" office:value="-0.24849" calcext:value-type="float">
            <text:p>-0.24849</text:p>
          </table:table-cell>
          <table:table-cell office:value-type="float" office:value="-0.01692" calcext:value-type="float">
            <text:p>-0.01692</text:p>
          </table:table-cell>
          <table:table-cell office:value-type="float" office:value="0" calcext:value-type="float">
            <text:p>0</text:p>
          </table:table-cell>
          <table:table-cell office:value-type="float" office:value="3147.7" calcext:value-type="float">
            <text:p>3147.7</text:p>
          </table:table-cell>
          <table:table-cell office:value-type="float" office:value="0.47225" calcext:value-type="float">
            <text:p>0.47225</text:p>
          </table:table-cell>
          <table:table-cell office:value-type="float" office:value="1.0118" calcext:value-type="float">
            <text:p>1.0118</text:p>
          </table:table-cell>
          <table:table-cell office:value-type="float" office:value="0.07837" calcext:value-type="float">
            <text:p>0.078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59]-([$Sheet2.$B$2]*[.B359]+[$Sheet2.$B$3]))^2" office:value-type="float" office:value="0.000000308925529550521" calcext:value-type="float">
            <text:p>3.08925529550521E-07</text:p>
          </table:table-cell>
          <table:table-cell table:formula="of:=([.F359]-([$Sheet2.$B$7] +[$Sheet2.$B$8] * ([.B359] - [$Sheet2.$B$9])^2))^2" office:value-type="float" office:value="0.0000424375641832495" calcext:value-type="float">
            <text:p>4.24375641832495E-05</text:p>
          </table:table-cell>
          <table:table-cell table:formula="of:=([.X359]-([.AE359]^2*([$Sheet2.$B$13]*([.B359] -[$Sheet2.$B$14])^2 +[$Sheet2.$B$15]*([.B359]-[$Sheet2.$B$14]) +[$Sheet2.$B$16])    ))^2" office:value-type="float" office:value="77.4776046803752" calcext:value-type="float">
            <text:p>77.4776046803752</text:p>
          </table:table-cell>
          <table:table-cell table:formula="of:=([.AG359]-([.AE359]^2*([$Sheet2.$B$20]*([.B359] -[$Sheet2.$B$21])^2 + [$Sheet2.$B$22]*([.B359]-[$Sheet2.$B$21]) + [$Sheet2.$B$23])    ))^2" office:value-type="float" office:value="881.505375344917" calcext:value-type="float">
            <text:p>881.505375344917</text:p>
          </table:table-cell>
          <table:table-cell table:formula="of:=([.AH359]-([.AE359]^2*([$Sheet2.$B$27]*([.B359] -[$Sheet2.$B$28])^2 +[$Sheet2.$B$29]*([.B359]-[$Sheet2.$B$28]) +[$Sheet2.$B$30])    ))^2" office:value-type="float" office:value="10027.7402853271" calcext:value-type="float">
            <text:p>10027.7402853271</text:p>
          </table:table-cell>
          <table:table-cell table:formula="of:=([.AI359]-([.AE359]^2*([$Sheet2.$B$34]*([.B359] - [$Sheet2.$B$35])^2 +[$Sheet2.$B$36]*([.B359]-[$Sheet2.$B$35]) +[$Sheet2.$B$37])    ))^2" office:value-type="float" office:value="325.134667682301" calcext:value-type="float">
            <text:p>325.134667682301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43" calcext:value-type="float">
            <text:p>1.5543</text:p>
          </table:table-cell>
          <table:table-cell office:value-type="float" office:value="0.24601" calcext:value-type="float">
            <text:p>0.24601</text:p>
          </table:table-cell>
          <table:table-cell office:value-type="float" office:value="0.017114" calcext:value-type="float">
            <text:p>0.017114</text:p>
          </table:table-cell>
          <table:table-cell office:value-type="float" office:value="0.2289" calcext:value-type="float">
            <text:p>0.2289</text:p>
          </table:table-cell>
          <table:table-cell office:value-type="float" office:value="-0.040237" calcext:value-type="float">
            <text:p>-0.040237</text:p>
          </table:table-cell>
          <table:table-cell office:value-type="float" office:value="3.7229" calcext:value-type="float">
            <text:p>3.7229</text:p>
          </table:table-cell>
          <table:table-cell office:value-type="float" office:value="-0.11259" calcext:value-type="float">
            <text:p>-0.11259</text:p>
          </table:table-cell>
          <table:table-cell office:value-type="float" office:value="3.8355" calcext:value-type="float">
            <text:p>3.8355</text:p>
          </table:table-cell>
          <table:table-cell office:value-type="float" office:value="0.85391" calcext:value-type="float">
            <text:p>0.85391</text:p>
          </table:table-cell>
          <table:table-cell office:value-type="float" office:value="-0.1621" calcext:value-type="float">
            <text:p>-0.1621</text:p>
          </table:table-cell>
          <table:table-cell office:value-type="float" office:value="-0.0087748" calcext:value-type="float">
            <text:p>-0.0087748</text:p>
          </table:table-cell>
          <table:table-cell office:value-type="float" office:value="-0.15332" calcext:value-type="float">
            <text:p>-0.15332</text:p>
          </table:table-cell>
          <table:table-cell office:value-type="float" office:value="6.3178" calcext:value-type="float">
            <text:p>6.3178</text:p>
          </table:table-cell>
          <table:table-cell office:value-type="float" office:value="7.8765" calcext:value-type="float">
            <text:p>7.8765</text:p>
          </table:table-cell>
          <table:table-cell office:value-type="float" office:value="0.80211" calcext:value-type="float">
            <text:p>0.80211</text:p>
          </table:table-cell>
          <table:table-cell office:value-type="float" office:value="7702.2" calcext:value-type="float">
            <text:p>7702.2</text:p>
          </table:table-cell>
          <table:table-cell office:value-type="float" office:value="-1353.9" calcext:value-type="float">
            <text:p>-1353.9</text:p>
          </table:table-cell>
          <table:table-cell office:value-type="float" office:value="52299" calcext:value-type="float">
            <text:p>52299</text:p>
          </table:table-cell>
          <table:table-cell office:value-type="float" office:value="7702.2" calcext:value-type="float">
            <text:p>7702.2</text:p>
          </table:table-cell>
          <table:table-cell office:value-type="float" office:value="-1353.9" calcext:value-type="float">
            <text:p>-1353.9</text:p>
          </table:table-cell>
          <table:table-cell office:value-type="float" office:value="52299" calcext:value-type="float">
            <text:p>52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631" calcext:value-type="float">
            <text:p>29.631</text:p>
          </table:table-cell>
          <table:table-cell office:value-type="float" office:value="1.1151" calcext:value-type="float">
            <text:p>1.1151</text:p>
          </table:table-cell>
          <table:table-cell office:value-type="float" office:value="30" calcext:value-type="float">
            <text:p>30</text:p>
          </table:table-cell>
          <table:table-cell office:value-type="float" office:value="8.9943" calcext:value-type="float">
            <text:p>8.9943</text:p>
          </table:table-cell>
          <table:table-cell office:value-type="float" office:value="-14367" calcext:value-type="float">
            <text:p>-14367</text:p>
          </table:table-cell>
          <table:table-cell office:value-type="float" office:value="19041" calcext:value-type="float">
            <text:p>19041</text:p>
          </table:table-cell>
          <table:table-cell office:value-type="float" office:value="2727.2" calcext:value-type="float">
            <text:p>2727.2</text:p>
          </table:table-cell>
          <table:table-cell office:value-type="float" office:value="0.051596" calcext:value-type="float">
            <text:p>0.051596</text:p>
          </table:table-cell>
          <table:table-cell office:value-type="float" office:value="-0.2486" calcext:value-type="float">
            <text:p>-0.2486</text:p>
          </table:table-cell>
          <table:table-cell office:value-type="float" office:value="-0.017717" calcext:value-type="float">
            <text:p>-0.017717</text:p>
          </table:table-cell>
          <table:table-cell office:value-type="float" office:value="0" calcext:value-type="float">
            <text:p>0</text:p>
          </table:table-cell>
          <table:table-cell office:value-type="float" office:value="3216.1" calcext:value-type="float">
            <text:p>3216.1</text:p>
          </table:table-cell>
          <table:table-cell office:value-type="float" office:value="0.50869" calcext:value-type="float">
            <text:p>0.50869</text:p>
          </table:table-cell>
          <table:table-cell office:value-type="float" office:value="1.0078" calcext:value-type="float">
            <text:p>1.0078</text:p>
          </table:table-cell>
          <table:table-cell office:value-type="float" office:value="0.080194" calcext:value-type="float">
            <text:p>0.08019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60]-([$Sheet2.$B$2]*[.B360]+[$Sheet2.$B$3]))^2" office:value-type="float" office:value="0.0000238276439377209" calcext:value-type="float">
            <text:p>2.38276439377209E-05</text:p>
          </table:table-cell>
          <table:table-cell table:formula="of:=([.F360]-([$Sheet2.$B$7] +[$Sheet2.$B$8] * ([.B360] - [$Sheet2.$B$9])^2))^2" office:value-type="float" office:value="0.0000680556375253649" calcext:value-type="float">
            <text:p>6.80556375253649E-05</text:p>
          </table:table-cell>
          <table:table-cell table:formula="of:=([.X360]-([.AE360]^2*([$Sheet2.$B$13]*([.B360] -[$Sheet2.$B$14])^2 +[$Sheet2.$B$15]*([.B360]-[$Sheet2.$B$14]) +[$Sheet2.$B$16])    ))^2" office:value-type="float" office:value="39.5025298683734" calcext:value-type="float">
            <text:p>39.5025298683734</text:p>
          </table:table-cell>
          <table:table-cell table:formula="of:=([.AG360]-([.AE360]^2*([$Sheet2.$B$20]*([.B360] -[$Sheet2.$B$21])^2 + [$Sheet2.$B$22]*([.B360]-[$Sheet2.$B$21]) + [$Sheet2.$B$23])    ))^2" office:value-type="float" office:value="67.006000936585" calcext:value-type="float">
            <text:p>67.006000936585</text:p>
          </table:table-cell>
          <table:table-cell table:formula="of:=([.AH360]-([.AE360]^2*([$Sheet2.$B$27]*([.B360] -[$Sheet2.$B$28])^2 +[$Sheet2.$B$29]*([.B360]-[$Sheet2.$B$28]) +[$Sheet2.$B$30])    ))^2" office:value-type="float" office:value="2766.50201799407" calcext:value-type="float">
            <text:p>2766.50201799407</text:p>
          </table:table-cell>
          <table:table-cell table:formula="of:=([.AI360]-([.AE360]^2*([$Sheet2.$B$34]*([.B360] - [$Sheet2.$B$35])^2 +[$Sheet2.$B$36]*([.B360]-[$Sheet2.$B$35]) +[$Sheet2.$B$37])    ))^2" office:value-type="float" office:value="835.968358463466" calcext:value-type="float">
            <text:p>835.968358463466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81" calcext:value-type="float">
            <text:p>1.6081</text:p>
          </table:table-cell>
          <table:table-cell office:value-type="float" office:value="0.26452" calcext:value-type="float">
            <text:p>0.26452</text:p>
          </table:table-cell>
          <table:table-cell office:value-type="float" office:value="0.018498" calcext:value-type="float">
            <text:p>0.018498</text:p>
          </table:table-cell>
          <table:table-cell office:value-type="float" office:value="0.24602" calcext:value-type="float">
            <text:p>0.24602</text:p>
          </table:table-cell>
          <table:table-cell office:value-type="float" office:value="-0.043019" calcext:value-type="float">
            <text:p>-0.043019</text:p>
          </table:table-cell>
          <table:table-cell office:value-type="float" office:value="3.7878" calcext:value-type="float">
            <text:p>3.7878</text:p>
          </table:table-cell>
          <table:table-cell office:value-type="float" office:value="-0.1217" calcext:value-type="float">
            <text:p>-0.1217</text:p>
          </table:table-cell>
          <table:table-cell office:value-type="float" office:value="3.9095" calcext:value-type="float">
            <text:p>3.9095</text:p>
          </table:table-cell>
          <table:table-cell office:value-type="float" office:value="0.88665" calcext:value-type="float">
            <text:p>0.88665</text:p>
          </table:table-cell>
          <table:table-cell office:value-type="float" office:value="-0.17424" calcext:value-type="float">
            <text:p>-0.17424</text:p>
          </table:table-cell>
          <table:table-cell office:value-type="float" office:value="-0.009531" calcext:value-type="float">
            <text:p>-0.009531</text:p>
          </table:table-cell>
          <table:table-cell office:value-type="float" office:value="-0.16471" calcext:value-type="float">
            <text:p>-0.16471</text:p>
          </table:table-cell>
          <table:table-cell office:value-type="float" office:value="6.0792" calcext:value-type="float">
            <text:p>6.0792</text:p>
          </table:table-cell>
          <table:table-cell office:value-type="float" office:value="7.709" calcext:value-type="float">
            <text:p>7.709</text:p>
          </table:table-cell>
          <table:table-cell office:value-type="float" office:value="0.78859" calcext:value-type="float">
            <text:p>0.78859</text:p>
          </table:table-cell>
          <table:table-cell office:value-type="float" office:value="8278.2" calcext:value-type="float">
            <text:p>8278.2</text:p>
          </table:table-cell>
          <table:table-cell office:value-type="float" office:value="-1447.5" calcext:value-type="float">
            <text:p>-1447.5</text:p>
          </table:table-cell>
          <table:table-cell office:value-type="float" office:value="54109" calcext:value-type="float">
            <text:p>54109</text:p>
          </table:table-cell>
          <table:table-cell office:value-type="float" office:value="8278.2" calcext:value-type="float">
            <text:p>8278.2</text:p>
          </table:table-cell>
          <table:table-cell office:value-type="float" office:value="-1447.5" calcext:value-type="float">
            <text:p>-1447.5</text:p>
          </table:table-cell>
          <table:table-cell office:value-type="float" office:value="54109" calcext:value-type="float">
            <text:p>54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602" calcext:value-type="float">
            <text:p>29.602</text:p>
          </table:table-cell>
          <table:table-cell office:value-type="float" office:value="1.1393" calcext:value-type="float">
            <text:p>1.1393</text:p>
          </table:table-cell>
          <table:table-cell office:value-type="float" office:value="30" calcext:value-type="float">
            <text:p>30</text:p>
          </table:table-cell>
          <table:table-cell office:value-type="float" office:value="9.3412" calcext:value-type="float">
            <text:p>9.3412</text:p>
          </table:table-cell>
          <table:table-cell office:value-type="float" office:value="-14917" calcext:value-type="float">
            <text:p>-14917</text:p>
          </table:table-cell>
          <table:table-cell office:value-type="float" office:value="19373" calcext:value-type="float">
            <text:p>19373</text:p>
          </table:table-cell>
          <table:table-cell office:value-type="float" office:value="2931.5" calcext:value-type="float">
            <text:p>2931.5</text:p>
          </table:table-cell>
          <table:table-cell office:value-type="float" office:value="0.050935" calcext:value-type="float">
            <text:p>0.050935</text:p>
          </table:table-cell>
          <table:table-cell office:value-type="float" office:value="-0.24871" calcext:value-type="float">
            <text:p>-0.24871</text:p>
          </table:table-cell>
          <table:table-cell office:value-type="float" office:value="-0.018494" calcext:value-type="float">
            <text:p>-0.018494</text:p>
          </table:table-cell>
          <table:table-cell office:value-type="float" office:value="0" calcext:value-type="float">
            <text:p>0</text:p>
          </table:table-cell>
          <table:table-cell office:value-type="float" office:value="3286" calcext:value-type="float">
            <text:p>3286</text:p>
          </table:table-cell>
          <table:table-cell office:value-type="float" office:value="0.5462" calcext:value-type="float">
            <text:p>0.5462</text:p>
          </table:table-cell>
          <table:table-cell office:value-type="float" office:value="1.0037" calcext:value-type="float">
            <text:p>1.0037</text:p>
          </table:table-cell>
          <table:table-cell office:value-type="float" office:value="0.081906" calcext:value-type="float">
            <text:p>0.0819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61]-([$Sheet2.$B$2]*[.B361]+[$Sheet2.$B$3]))^2" office:value-type="float" office:value="0.000119214171584516" calcext:value-type="float">
            <text:p>0.000119214171585</text:p>
          </table:table-cell>
          <table:table-cell table:formula="of:=([.F361]-([$Sheet2.$B$7] +[$Sheet2.$B$8] * ([.B361] - [$Sheet2.$B$9])^2))^2" office:value-type="float" office:value="0.000100922576057655" calcext:value-type="float">
            <text:p>0.000100922576058</text:p>
          </table:table-cell>
          <table:table-cell table:formula="of:=([.X361]-([.AE361]^2*([$Sheet2.$B$13]*([.B361] -[$Sheet2.$B$14])^2 +[$Sheet2.$B$15]*([.B361]-[$Sheet2.$B$14]) +[$Sheet2.$B$16])    ))^2" office:value-type="float" office:value="9.31311461765793" calcext:value-type="float">
            <text:p>9.31311461765793</text:p>
          </table:table-cell>
          <table:table-cell table:formula="of:=([.AG361]-([.AE361]^2*([$Sheet2.$B$20]*([.B361] -[$Sheet2.$B$21])^2 + [$Sheet2.$B$22]*([.B361]-[$Sheet2.$B$21]) + [$Sheet2.$B$23])    ))^2" office:value-type="float" office:value="2771.51796875911" calcext:value-type="float">
            <text:p>2771.51796875911</text:p>
          </table:table-cell>
          <table:table-cell table:formula="of:=([.AH361]-([.AE361]^2*([$Sheet2.$B$27]*([.B361] -[$Sheet2.$B$28])^2 +[$Sheet2.$B$29]*([.B361]-[$Sheet2.$B$28]) +[$Sheet2.$B$30])    ))^2" office:value-type="float" office:value="21.3993422143349" calcext:value-type="float">
            <text:p>21.3993422143349</text:p>
          </table:table-cell>
          <table:table-cell table:formula="of:=([.AI361]-([.AE361]^2*([$Sheet2.$B$34]*([.B361] - [$Sheet2.$B$35])^2 +[$Sheet2.$B$36]*([.B361]-[$Sheet2.$B$35]) +[$Sheet2.$B$37])    ))^2" office:value-type="float" office:value="1609.70605797791" calcext:value-type="float">
            <text:p>1609.70605797791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12" calcext:value-type="float">
            <text:p>1.6612</text:p>
          </table:table-cell>
          <table:table-cell office:value-type="float" office:value="0.28388" calcext:value-type="float">
            <text:p>0.28388</text:p>
          </table:table-cell>
          <table:table-cell office:value-type="float" office:value="0.020233" calcext:value-type="float">
            <text:p>0.020233</text:p>
          </table:table-cell>
          <table:table-cell office:value-type="float" office:value="0.26364" calcext:value-type="float">
            <text:p>0.26364</text:p>
          </table:table-cell>
          <table:table-cell office:value-type="float" office:value="-0.045888" calcext:value-type="float">
            <text:p>-0.045888</text:p>
          </table:table-cell>
          <table:table-cell office:value-type="float" office:value="3.8447" calcext:value-type="float">
            <text:p>3.8447</text:p>
          </table:table-cell>
          <table:table-cell office:value-type="float" office:value="-0.13311" calcext:value-type="float">
            <text:p>-0.13311</text:p>
          </table:table-cell>
          <table:table-cell office:value-type="float" office:value="3.9778" calcext:value-type="float">
            <text:p>3.9778</text:p>
          </table:table-cell>
          <table:table-cell office:value-type="float" office:value="0.91927" calcext:value-type="float">
            <text:p>0.91927</text:p>
          </table:table-cell>
          <table:table-cell office:value-type="float" office:value="-0.18696" calcext:value-type="float">
            <text:p>-0.18696</text:p>
          </table:table-cell>
          <table:table-cell office:value-type="float" office:value="-0.010502" calcext:value-type="float">
            <text:p>-0.010502</text:p>
          </table:table-cell>
          <table:table-cell office:value-type="float" office:value="-0.17646" calcext:value-type="float">
            <text:p>-0.17646</text:p>
          </table:table-cell>
          <table:table-cell office:value-type="float" office:value="5.8517" calcext:value-type="float">
            <text:p>5.8517</text:p>
          </table:table-cell>
          <table:table-cell office:value-type="float" office:value="7.542" calcext:value-type="float">
            <text:p>7.542</text:p>
          </table:table-cell>
          <table:table-cell office:value-type="float" office:value="0.77588" calcext:value-type="float">
            <text:p>0.77588</text:p>
          </table:table-cell>
          <table:table-cell office:value-type="float" office:value="8871.3" calcext:value-type="float">
            <text:p>8871.3</text:p>
          </table:table-cell>
          <table:table-cell office:value-type="float" office:value="-1544.1" calcext:value-type="float">
            <text:p>-1544.1</text:p>
          </table:table-cell>
          <table:table-cell office:value-type="float" office:value="55896" calcext:value-type="float">
            <text:p>55896</text:p>
          </table:table-cell>
          <table:table-cell office:value-type="float" office:value="8871.3" calcext:value-type="float">
            <text:p>8871.3</text:p>
          </table:table-cell>
          <table:table-cell office:value-type="float" office:value="-1544.1" calcext:value-type="float">
            <text:p>-1544.1</text:p>
          </table:table-cell>
          <table:table-cell office:value-type="float" office:value="55896" calcext:value-type="float">
            <text:p>55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571" calcext:value-type="float">
            <text:p>29.571</text:p>
          </table:table-cell>
          <table:table-cell office:value-type="float" office:value="1.1645" calcext:value-type="float">
            <text:p>1.1645</text:p>
          </table:table-cell>
          <table:table-cell office:value-type="float" office:value="30" calcext:value-type="float">
            <text:p>30</text:p>
          </table:table-cell>
          <table:table-cell office:value-type="float" office:value="9.6976" calcext:value-type="float">
            <text:p>9.6976</text:p>
          </table:table-cell>
          <table:table-cell office:value-type="float" office:value="-15466" calcext:value-type="float">
            <text:p>-15466</text:p>
          </table:table-cell>
          <table:table-cell office:value-type="float" office:value="19664" calcext:value-type="float">
            <text:p>19664</text:p>
          </table:table-cell>
          <table:table-cell office:value-type="float" office:value="3145.5" calcext:value-type="float">
            <text:p>3145.5</text:p>
          </table:table-cell>
          <table:table-cell office:value-type="float" office:value="0.050267" calcext:value-type="float">
            <text:p>0.050267</text:p>
          </table:table-cell>
          <table:table-cell office:value-type="float" office:value="-0.24882" calcext:value-type="float">
            <text:p>-0.24882</text:p>
          </table:table-cell>
          <table:table-cell office:value-type="float" office:value="-0.019253" calcext:value-type="float">
            <text:p>-0.019253</text:p>
          </table:table-cell>
          <table:table-cell office:value-type="float" office:value="0" calcext:value-type="float">
            <text:p>0</text:p>
          </table:table-cell>
          <table:table-cell office:value-type="float" office:value="3358.7" calcext:value-type="float">
            <text:p>3358.7</text:p>
          </table:table-cell>
          <table:table-cell office:value-type="float" office:value="0.58472" calcext:value-type="float">
            <text:p>0.58472</text:p>
          </table:table-cell>
          <table:table-cell office:value-type="float" office:value="0.99949" calcext:value-type="float">
            <text:p>0.99949</text:p>
          </table:table-cell>
          <table:table-cell office:value-type="float" office:value="0.083502" calcext:value-type="float">
            <text:p>0.0835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62]-([$Sheet2.$B$2]*[.B362]+[$Sheet2.$B$3]))^2" office:value-type="float" office:value="0.000311723449696399" calcext:value-type="float">
            <text:p>0.000311723449696</text:p>
          </table:table-cell>
          <table:table-cell table:formula="of:=([.F362]-([$Sheet2.$B$7] +[$Sheet2.$B$8] * ([.B362] - [$Sheet2.$B$9])^2))^2" office:value-type="float" office:value="0.000139092031538911" calcext:value-type="float">
            <text:p>0.000139092031539</text:p>
          </table:table-cell>
          <table:table-cell table:formula="of:=([.X362]-([.AE362]^2*([$Sheet2.$B$13]*([.B362] -[$Sheet2.$B$14])^2 +[$Sheet2.$B$15]*([.B362]-[$Sheet2.$B$14]) +[$Sheet2.$B$16])    ))^2" office:value-type="float" office:value="0.80632540205636" calcext:value-type="float">
            <text:p>0.80632540205636</text:p>
          </table:table-cell>
          <table:table-cell table:formula="of:=([.AG362]-([.AE362]^2*([$Sheet2.$B$20]*([.B362] -[$Sheet2.$B$21])^2 + [$Sheet2.$B$22]*([.B362]-[$Sheet2.$B$21]) + [$Sheet2.$B$23])    ))^2" office:value-type="float" office:value="10340.5126034003" calcext:value-type="float">
            <text:p>10340.5126034003</text:p>
          </table:table-cell>
          <table:table-cell table:formula="of:=([.AH362]-([.AE362]^2*([$Sheet2.$B$27]*([.B362] -[$Sheet2.$B$28])^2 +[$Sheet2.$B$29]*([.B362]-[$Sheet2.$B$28]) +[$Sheet2.$B$30])    ))^2" office:value-type="float" office:value="5857.12627993576" calcext:value-type="float">
            <text:p>5857.12627993576</text:p>
          </table:table-cell>
          <table:table-cell table:formula="of:=([.AI362]-([.AE362]^2*([$Sheet2.$B$34]*([.B362] - [$Sheet2.$B$35])^2 +[$Sheet2.$B$36]*([.B362]-[$Sheet2.$B$35]) +[$Sheet2.$B$37])    ))^2" office:value-type="float" office:value="2505.55964849181" calcext:value-type="float">
            <text:p>2505.55964849181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36" calcext:value-type="float">
            <text:p>1.7136</text:p>
          </table:table-cell>
          <table:table-cell office:value-type="float" office:value="0.30422" calcext:value-type="float">
            <text:p>0.30422</text:p>
          </table:table-cell>
          <table:table-cell office:value-type="float" office:value="0.022458" calcext:value-type="float">
            <text:p>0.022458</text:p>
          </table:table-cell>
          <table:table-cell office:value-type="float" office:value="0.28176" calcext:value-type="float">
            <text:p>0.28176</text:p>
          </table:table-cell>
          <table:table-cell office:value-type="float" office:value="-0.048841" calcext:value-type="float">
            <text:p>-0.048841</text:p>
          </table:table-cell>
          <table:table-cell office:value-type="float" office:value="3.8929" calcext:value-type="float">
            <text:p>3.8929</text:p>
          </table:table-cell>
          <table:table-cell office:value-type="float" office:value="-0.14775" calcext:value-type="float">
            <text:p>-0.14775</text:p>
          </table:table-cell>
          <table:table-cell office:value-type="float" office:value="4.0406" calcext:value-type="float">
            <text:p>4.0406</text:p>
          </table:table-cell>
          <table:table-cell office:value-type="float" office:value="0.95177" calcext:value-type="float">
            <text:p>0.95177</text:p>
          </table:table-cell>
          <table:table-cell office:value-type="float" office:value="-0.20032" calcext:value-type="float">
            <text:p>-0.20032</text:p>
          </table:table-cell>
          <table:table-cell office:value-type="float" office:value="-0.011757" calcext:value-type="float">
            <text:p>-0.011757</text:p>
          </table:table-cell>
          <table:table-cell office:value-type="float" office:value="-0.18856" calcext:value-type="float">
            <text:p>-0.18856</text:p>
          </table:table-cell>
          <table:table-cell office:value-type="float" office:value="5.6327" calcext:value-type="float">
            <text:p>5.6327</text:p>
          </table:table-cell>
          <table:table-cell office:value-type="float" office:value="7.3735" calcext:value-type="float">
            <text:p>7.3735</text:p>
          </table:table-cell>
          <table:table-cell office:value-type="float" office:value="0.76392" calcext:value-type="float">
            <text:p>0.76392</text:p>
          </table:table-cell>
          <table:table-cell office:value-type="float" office:value="9481" calcext:value-type="float">
            <text:p>9481</text:p>
          </table:table-cell>
          <table:table-cell office:value-type="float" office:value="-1643.4" calcext:value-type="float">
            <text:p>-1643.4</text:p>
          </table:table-cell>
          <table:table-cell office:value-type="float" office:value="57660" calcext:value-type="float">
            <text:p>57660</text:p>
          </table:table-cell>
          <table:table-cell office:value-type="float" office:value="9481" calcext:value-type="float">
            <text:p>9481</text:p>
          </table:table-cell>
          <table:table-cell office:value-type="float" office:value="-1643.4" calcext:value-type="float">
            <text:p>-1643.4</text:p>
          </table:table-cell>
          <table:table-cell office:value-type="float" office:value="57660" calcext:value-type="float">
            <text:p>57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538" calcext:value-type="float">
            <text:p>29.538</text:p>
          </table:table-cell>
          <table:table-cell office:value-type="float" office:value="1.1912" calcext:value-type="float">
            <text:p>1.1912</text:p>
          </table:table-cell>
          <table:table-cell office:value-type="float" office:value="30" calcext:value-type="float">
            <text:p>30</text:p>
          </table:table-cell>
          <table:table-cell office:value-type="float" office:value="10.067" calcext:value-type="float">
            <text:p>10.067</text:p>
          </table:table-cell>
          <table:table-cell office:value-type="float" office:value="-16013" calcext:value-type="float">
            <text:p>-16013</text:p>
          </table:table-cell>
          <table:table-cell office:value-type="float" office:value="19911" calcext:value-type="float">
            <text:p>19911</text:p>
          </table:table-cell>
          <table:table-cell office:value-type="float" office:value="3370.2" calcext:value-type="float">
            <text:p>3370.2</text:p>
          </table:table-cell>
          <table:table-cell office:value-type="float" office:value="0.049593" calcext:value-type="float">
            <text:p>0.049593</text:p>
          </table:table-cell>
          <table:table-cell office:value-type="float" office:value="-0.24893" calcext:value-type="float">
            <text:p>-0.24893</text:p>
          </table:table-cell>
          <table:table-cell office:value-type="float" office:value="-0.019993" calcext:value-type="float">
            <text:p>-0.019993</text:p>
          </table:table-cell>
          <table:table-cell office:value-type="float" office:value="0" calcext:value-type="float">
            <text:p>0</text:p>
          </table:table-cell>
          <table:table-cell office:value-type="float" office:value="3435.5" calcext:value-type="float">
            <text:p>3435.5</text:p>
          </table:table-cell>
          <table:table-cell office:value-type="float" office:value="0.62421" calcext:value-type="float">
            <text:p>0.62421</text:p>
          </table:table-cell>
          <table:table-cell office:value-type="float" office:value="0.99518" calcext:value-type="float">
            <text:p>0.99518</text:p>
          </table:table-cell>
          <table:table-cell office:value-type="float" office:value="0.084982" calcext:value-type="float">
            <text:p>0.0849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63]-([$Sheet2.$B$2]*[.B363]+[$Sheet2.$B$3]))^2" office:value-type="float" office:value="0.000629651581639016" calcext:value-type="float">
            <text:p>0.000629651581639</text:p>
          </table:table-cell>
          <table:table-cell table:formula="of:=([.F363]-([$Sheet2.$B$7] +[$Sheet2.$B$8] * ([.B363] - [$Sheet2.$B$9])^2))^2" office:value-type="float" office:value="0.000178561773723825" calcext:value-type="float">
            <text:p>0.000178561773724</text:p>
          </table:table-cell>
          <table:table-cell table:formula="of:=([.X363]-([.AE363]^2*([$Sheet2.$B$13]*([.B363] -[$Sheet2.$B$14])^2 +[$Sheet2.$B$15]*([.B363]-[$Sheet2.$B$14]) +[$Sheet2.$B$16])    ))^2" office:value-type="float" office:value="34.3863050290878" calcext:value-type="float">
            <text:p>34.3863050290878</text:p>
          </table:table-cell>
          <table:table-cell table:formula="of:=([.AG363]-([.AE363]^2*([$Sheet2.$B$20]*([.B363] -[$Sheet2.$B$21])^2 + [$Sheet2.$B$22]*([.B363]-[$Sheet2.$B$21]) + [$Sheet2.$B$23])    ))^2" office:value-type="float" office:value="24434.3877382082" calcext:value-type="float">
            <text:p>24434.3877382082</text:p>
          </table:table-cell>
          <table:table-cell table:formula="of:=([.AH363]-([.AE363]^2*([$Sheet2.$B$27]*([.B363] -[$Sheet2.$B$28])^2 +[$Sheet2.$B$29]*([.B363]-[$Sheet2.$B$28]) +[$Sheet2.$B$30])    ))^2" office:value-type="float" office:value="27595.927115523" calcext:value-type="float">
            <text:p>27595.927115523</text:p>
          </table:table-cell>
          <table:table-cell table:formula="of:=([.AI363]-([.AE363]^2*([$Sheet2.$B$34]*([.B363] - [$Sheet2.$B$35])^2 +[$Sheet2.$B$36]*([.B363]-[$Sheet2.$B$35]) +[$Sheet2.$B$37])    ))^2" office:value-type="float" office:value="3331.18137400482" calcext:value-type="float">
            <text:p>3331.18137400482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53" calcext:value-type="float">
            <text:p>1.7653</text:p>
          </table:table-cell>
          <table:table-cell office:value-type="float" office:value="0.32532" calcext:value-type="float">
            <text:p>0.32532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-0.051875" calcext:value-type="float">
            <text:p>-0.051875</text:p>
          </table:table-cell>
          <table:table-cell office:value-type="float" office:value="3.9336" calcext:value-type="float">
            <text:p>3.9336</text:p>
          </table:table-cell>
          <table:table-cell office:value-type="float" office:value="-0.16423" calcext:value-type="float">
            <text:p>-0.16423</text:p>
          </table:table-cell>
          <table:table-cell office:value-type="float" office:value="4.0979" calcext:value-type="float">
            <text:p>4.0979</text:p>
          </table:table-cell>
          <table:table-cell office:value-type="float" office:value="0.98411" calcext:value-type="float">
            <text:p>0.98411</text:p>
          </table:table-cell>
          <table:table-cell office:value-type="float" office:value="-0.21417" calcext:value-type="float">
            <text:p>-0.21417</text:p>
          </table:table-cell>
          <table:table-cell office:value-type="float" office:value="-0.013165" calcext:value-type="float">
            <text:p>-0.013165</text:p>
          </table:table-cell>
          <table:table-cell office:value-type="float" office:value="-0.20101" calcext:value-type="float">
            <text:p>-0.20101</text:p>
          </table:table-cell>
          <table:table-cell office:value-type="float" office:value="5.4264" calcext:value-type="float">
            <text:p>5.4264</text:p>
          </table:table-cell>
          <table:table-cell office:value-type="float" office:value="7.2098" calcext:value-type="float">
            <text:p>7.2098</text:p>
          </table:table-cell>
          <table:table-cell office:value-type="float" office:value="0.75264" calcext:value-type="float">
            <text:p>0.75264</text:p>
          </table:table-cell>
          <table:table-cell office:value-type="float" office:value="10107" calcext:value-type="float">
            <text:p>10107</text:p>
          </table:table-cell>
          <table:table-cell office:value-type="float" office:value="-1745.5" calcext:value-type="float">
            <text:p>-1745.5</text:p>
          </table:table-cell>
          <table:table-cell office:value-type="float" office:value="59401" calcext:value-type="float">
            <text:p>59401</text:p>
          </table:table-cell>
          <table:table-cell office:value-type="float" office:value="10107" calcext:value-type="float">
            <text:p>10107</text:p>
          </table:table-cell>
          <table:table-cell office:value-type="float" office:value="-1745.5" calcext:value-type="float">
            <text:p>-1745.5</text:p>
          </table:table-cell>
          <table:table-cell office:value-type="float" office:value="59401" calcext:value-type="float">
            <text:p>59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503" calcext:value-type="float">
            <text:p>29.503</text:p>
          </table:table-cell>
          <table:table-cell office:value-type="float" office:value="1.2182" calcext:value-type="float">
            <text:p>1.2182</text:p>
          </table:table-cell>
          <table:table-cell office:value-type="float" office:value="30" calcext:value-type="float">
            <text:p>30</text:p>
          </table:table-cell>
          <table:table-cell office:value-type="float" office:value="10.442" calcext:value-type="float">
            <text:p>10.442</text:p>
          </table:table-cell>
          <table:table-cell office:value-type="float" office:value="-16557" calcext:value-type="float">
            <text:p>-16557</text:p>
          </table:table-cell>
          <table:table-cell office:value-type="float" office:value="20119" calcext:value-type="float">
            <text:p>20119</text:p>
          </table:table-cell>
          <table:table-cell office:value-type="float" office:value="3603.3" calcext:value-type="float">
            <text:p>3603.3</text:p>
          </table:table-cell>
          <table:table-cell office:value-type="float" office:value="0.04891" calcext:value-type="float">
            <text:p>0.04891</text:p>
          </table:table-cell>
          <table:table-cell office:value-type="float" office:value="-0.24905" calcext:value-type="float">
            <text:p>-0.24905</text:p>
          </table:table-cell>
          <table:table-cell office:value-type="float" office:value="-0.020714" calcext:value-type="float">
            <text:p>-0.020714</text:p>
          </table:table-cell>
          <table:table-cell office:value-type="float" office:value="0" calcext:value-type="float">
            <text:p>0</text:p>
          </table:table-cell>
          <table:table-cell office:value-type="float" office:value="3513.5" calcext:value-type="float">
            <text:p>3513.5</text:p>
          </table:table-cell>
          <table:table-cell office:value-type="float" office:value="0.66462" calcext:value-type="float">
            <text:p>0.66462</text:p>
          </table:table-cell>
          <table:table-cell office:value-type="float" office:value="0.99079" calcext:value-type="float">
            <text:p>0.99079</text:p>
          </table:table-cell>
          <table:table-cell office:value-type="float" office:value="0.086342" calcext:value-type="float">
            <text:p>0.0863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64]-([$Sheet2.$B$2]*[.B364]+[$Sheet2.$B$3]))^2" office:value-type="float" office:value="0.00110423467077801" calcext:value-type="float">
            <text:p>0.001104234670778</text:p>
          </table:table-cell>
          <table:table-cell table:formula="of:=([.F364]-([$Sheet2.$B$7] +[$Sheet2.$B$8] * ([.B364] - [$Sheet2.$B$9])^2))^2" office:value-type="float" office:value="0.000224188931217822" calcext:value-type="float">
            <text:p>0.000224188931218</text:p>
          </table:table-cell>
          <table:table-cell table:formula="of:=([.X364]-([.AE364]^2*([$Sheet2.$B$13]*([.B364] -[$Sheet2.$B$14])^2 +[$Sheet2.$B$15]*([.B364]-[$Sheet2.$B$14]) +[$Sheet2.$B$16])    ))^2" office:value-type="float" office:value="137.976570028144" calcext:value-type="float">
            <text:p>137.976570028144</text:p>
          </table:table-cell>
          <table:table-cell table:formula="of:=([.AG364]-([.AE364]^2*([$Sheet2.$B$20]*([.B364] -[$Sheet2.$B$21])^2 + [$Sheet2.$B$22]*([.B364]-[$Sheet2.$B$21]) + [$Sheet2.$B$23])    ))^2" office:value-type="float" office:value="47317.280923522" calcext:value-type="float">
            <text:p>47317.280923522</text:p>
          </table:table-cell>
          <table:table-cell table:formula="of:=([.AH364]-([.AE364]^2*([$Sheet2.$B$27]*([.B364] -[$Sheet2.$B$28])^2 +[$Sheet2.$B$29]*([.B364]-[$Sheet2.$B$28]) +[$Sheet2.$B$30])    ))^2" office:value-type="float" office:value="72033.7318199329" calcext:value-type="float">
            <text:p>72033.7318199329</text:p>
          </table:table-cell>
          <table:table-cell table:formula="of:=([.AI364]-([.AE364]^2*([$Sheet2.$B$34]*([.B364] - [$Sheet2.$B$35])^2 +[$Sheet2.$B$36]*([.B364]-[$Sheet2.$B$35]) +[$Sheet2.$B$37])    ))^2" office:value-type="float" office:value="4277.6318923108" calcext:value-type="float">
            <text:p>4277.631892310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63" calcext:value-type="float">
            <text:p>1.8163</text:p>
          </table:table-cell>
          <table:table-cell office:value-type="float" office:value="0.34721" calcext:value-type="float">
            <text:p>0.34721</text:p>
          </table:table-cell>
          <table:table-cell office:value-type="float" office:value="0.027799" calcext:value-type="float">
            <text:p>0.027799</text:p>
          </table:table-cell>
          <table:table-cell office:value-type="float" office:value="0.31941" calcext:value-type="float">
            <text:p>0.31941</text:p>
          </table:table-cell>
          <table:table-cell office:value-type="float" office:value="-0.054989" calcext:value-type="float">
            <text:p>-0.054989</text:p>
          </table:table-cell>
          <table:table-cell office:value-type="float" office:value="3.9667" calcext:value-type="float">
            <text:p>3.9667</text:p>
          </table:table-cell>
          <table:table-cell office:value-type="float" office:value="-0.18289" calcext:value-type="float">
            <text:p>-0.18289</text:p>
          </table:table-cell>
          <table:table-cell office:value-type="float" office:value="4.1496" calcext:value-type="float">
            <text:p>4.1496</text:p>
          </table:table-cell>
          <table:table-cell office:value-type="float" office:value="1.0163" calcext:value-type="float">
            <text:p>1.0163</text:p>
          </table:table-cell>
          <table:table-cell office:value-type="float" office:value="-0.22856" calcext:value-type="float">
            <text:p>-0.22856</text:p>
          </table:table-cell>
          <table:table-cell office:value-type="float" office:value="-0.014774" calcext:value-type="float">
            <text:p>-0.014774</text:p>
          </table:table-cell>
          <table:table-cell office:value-type="float" office:value="-0.21379" calcext:value-type="float">
            <text:p>-0.21379</text:p>
          </table:table-cell>
          <table:table-cell office:value-type="float" office:value="5.2312" calcext:value-type="float">
            <text:p>5.2312</text:p>
          </table:table-cell>
          <table:table-cell office:value-type="float" office:value="7.0502" calcext:value-type="float">
            <text:p>7.0502</text:p>
          </table:table-cell>
          <table:table-cell office:value-type="float" office:value="0.742" calcext:value-type="float">
            <text:p>0.742</text:p>
          </table:table-cell>
          <table:table-cell office:value-type="float" office:value="10748" calcext:value-type="float">
            <text:p>10748</text:p>
          </table:table-cell>
          <table:table-cell office:value-type="float" office:value="-1850.3" calcext:value-type="float">
            <text:p>-1850.3</text:p>
          </table:table-cell>
          <table:table-cell office:value-type="float" office:value="61117" calcext:value-type="float">
            <text:p>61117</text:p>
          </table:table-cell>
          <table:table-cell office:value-type="float" office:value="10748" calcext:value-type="float">
            <text:p>10748</text:p>
          </table:table-cell>
          <table:table-cell office:value-type="float" office:value="-1850.3" calcext:value-type="float">
            <text:p>-1850.3</text:p>
          </table:table-cell>
          <table:table-cell office:value-type="float" office:value="61117" calcext:value-type="float">
            <text:p>61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66" calcext:value-type="float">
            <text:p>29.466</text:p>
          </table:table-cell>
          <table:table-cell office:value-type="float" office:value="1.2458" calcext:value-type="float">
            <text:p>1.2458</text:p>
          </table:table-cell>
          <table:table-cell office:value-type="float" office:value="30" calcext:value-type="float">
            <text:p>30</text:p>
          </table:table-cell>
          <table:table-cell office:value-type="float" office:value="10.822" calcext:value-type="float">
            <text:p>10.822</text:p>
          </table:table-cell>
          <table:table-cell office:value-type="float" office:value="-17099" calcext:value-type="float">
            <text:p>-17099</text:p>
          </table:table-cell>
          <table:table-cell office:value-type="float" office:value="20288" calcext:value-type="float">
            <text:p>20288</text:p>
          </table:table-cell>
          <table:table-cell office:value-type="float" office:value="3845.4" calcext:value-type="float">
            <text:p>3845.4</text:p>
          </table:table-cell>
          <table:table-cell office:value-type="float" office:value="0.048219" calcext:value-type="float">
            <text:p>0.048219</text:p>
          </table:table-cell>
          <table:table-cell office:value-type="float" office:value="-0.24917" calcext:value-type="float">
            <text:p>-0.24917</text:p>
          </table:table-cell>
          <table:table-cell office:value-type="float" office:value="-0.021415" calcext:value-type="float">
            <text:p>-0.021415</text:p>
          </table:table-cell>
          <table:table-cell office:value-type="float" office:value="0" calcext:value-type="float">
            <text:p>0</text:p>
          </table:table-cell>
          <table:table-cell office:value-type="float" office:value="3593" calcext:value-type="float">
            <text:p>3593</text:p>
          </table:table-cell>
          <table:table-cell office:value-type="float" office:value="0.70589" calcext:value-type="float">
            <text:p>0.70589</text:p>
          </table:table-cell>
          <table:table-cell office:value-type="float" office:value="0.98631" calcext:value-type="float">
            <text:p>0.98631</text:p>
          </table:table-cell>
          <table:table-cell office:value-type="float" office:value="0.087581" calcext:value-type="float">
            <text:p>0.0875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65]-([$Sheet2.$B$2]*[.B365]+[$Sheet2.$B$3]))^2" office:value-type="float" office:value="0.00176964882047902" calcext:value-type="float">
            <text:p>0.001769648820479</text:p>
          </table:table-cell>
          <table:table-cell table:formula="of:=([.F365]-([$Sheet2.$B$7] +[$Sheet2.$B$8] * ([.B365] - [$Sheet2.$B$9])^2))^2" office:value-type="float" office:value="0.000275375633477637" calcext:value-type="float">
            <text:p>0.000275375633478</text:p>
          </table:table-cell>
          <table:table-cell table:formula="of:=([.X365]-([.AE365]^2*([$Sheet2.$B$13]*([.B365] -[$Sheet2.$B$14])^2 +[$Sheet2.$B$15]*([.B365]-[$Sheet2.$B$14]) +[$Sheet2.$B$16])    ))^2" office:value-type="float" office:value="347.637277764346" calcext:value-type="float">
            <text:p>347.637277764346</text:p>
          </table:table-cell>
          <table:table-cell table:formula="of:=([.AG365]-([.AE365]^2*([$Sheet2.$B$20]*([.B365] -[$Sheet2.$B$21])^2 + [$Sheet2.$B$22]*([.B365]-[$Sheet2.$B$21]) + [$Sheet2.$B$23])    ))^2" office:value-type="float" office:value="80837.4644966797" calcext:value-type="float">
            <text:p>80837.4644966797</text:p>
          </table:table-cell>
          <table:table-cell table:formula="of:=([.AH365]-([.AE365]^2*([$Sheet2.$B$27]*([.B365] -[$Sheet2.$B$28])^2 +[$Sheet2.$B$29]*([.B365]-[$Sheet2.$B$28]) +[$Sheet2.$B$30])    ))^2" office:value-type="float" office:value="146952.794309409" calcext:value-type="float">
            <text:p>146952.794309409</text:p>
          </table:table-cell>
          <table:table-cell table:formula="of:=([.AI365]-([.AE365]^2*([$Sheet2.$B$34]*([.B365] - [$Sheet2.$B$35])^2 +[$Sheet2.$B$36]*([.B365]-[$Sheet2.$B$35]) +[$Sheet2.$B$37])    ))^2" office:value-type="float" office:value="5258.7481163691" calcext:value-type="float">
            <text:p>5258.7481163691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66" calcext:value-type="float">
            <text:p>1.8666</text:p>
          </table:table-cell>
          <table:table-cell office:value-type="float" office:value="0.37006" calcext:value-type="float">
            <text:p>0.37006</text:p>
          </table:table-cell>
          <table:table-cell office:value-type="float" office:value="0.03116" calcext:value-type="float">
            <text:p>0.03116</text:p>
          </table:table-cell>
          <table:table-cell office:value-type="float" office:value="0.3389" calcext:value-type="float">
            <text:p>0.3389</text:p>
          </table:table-cell>
          <table:table-cell office:value-type="float" office:value="-0.058181" calcext:value-type="float">
            <text:p>-0.058181</text:p>
          </table:table-cell>
          <table:table-cell office:value-type="float" office:value="3.9909" calcext:value-type="float">
            <text:p>3.9909</text:p>
          </table:table-cell>
          <table:table-cell office:value-type="float" office:value="-0.205" calcext:value-type="float">
            <text:p>-0.205</text:p>
          </table:table-cell>
          <table:table-cell office:value-type="float" office:value="4.1959" calcext:value-type="float">
            <text:p>4.1959</text:p>
          </table:table-cell>
          <table:table-cell office:value-type="float" office:value="1.0483" calcext:value-type="float">
            <text:p>1.0483</text:p>
          </table:table-cell>
          <table:table-cell office:value-type="float" office:value="-0.24358" calcext:value-type="float">
            <text:p>-0.24358</text:p>
          </table:table-cell>
          <table:table-cell office:value-type="float" office:value="-0.016689" calcext:value-type="float">
            <text:p>-0.016689</text:p>
          </table:table-cell>
          <table:table-cell office:value-type="float" office:value="-0.22689" calcext:value-type="float">
            <text:p>-0.22689</text:p>
          </table:table-cell>
          <table:table-cell office:value-type="float" office:value="5.044" calcext:value-type="float">
            <text:p>5.044</text:p>
          </table:table-cell>
          <table:table-cell office:value-type="float" office:value="6.8913" calcext:value-type="float">
            <text:p>6.8913</text:p>
          </table:table-cell>
          <table:table-cell office:value-type="float" office:value="0.73194" calcext:value-type="float">
            <text:p>0.73194</text:p>
          </table:table-cell>
          <table:table-cell office:value-type="float" office:value="11404" calcext:value-type="float">
            <text:p>11404</text:p>
          </table:table-cell>
          <table:table-cell office:value-type="float" office:value="-1957.7" calcext:value-type="float">
            <text:p>-1957.7</text:p>
          </table:table-cell>
          <table:table-cell office:value-type="float" office:value="62809" calcext:value-type="float">
            <text:p>62809</text:p>
          </table:table-cell>
          <table:table-cell office:value-type="float" office:value="11404" calcext:value-type="float">
            <text:p>11404</text:p>
          </table:table-cell>
          <table:table-cell office:value-type="float" office:value="-1957.7" calcext:value-type="float">
            <text:p>-1957.7</text:p>
          </table:table-cell>
          <table:table-cell office:value-type="float" office:value="62809" calcext:value-type="float">
            <text:p>628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27" calcext:value-type="float">
            <text:p>29.427</text:p>
          </table:table-cell>
          <table:table-cell office:value-type="float" office:value="1.2745" calcext:value-type="float">
            <text:p>1.2745</text:p>
          </table:table-cell>
          <table:table-cell office:value-type="float" office:value="30" calcext:value-type="float">
            <text:p>30</text:p>
          </table:table-cell>
          <table:table-cell office:value-type="float" office:value="11.214" calcext:value-type="float">
            <text:p>11.214</text:p>
          </table:table-cell>
          <table:table-cell office:value-type="float" office:value="-17637" calcext:value-type="float">
            <text:p>-17637</text:p>
          </table:table-cell>
          <table:table-cell office:value-type="float" office:value="20412" calcext:value-type="float">
            <text:p>20412</text:p>
          </table:table-cell>
          <table:table-cell office:value-type="float" office:value="4098.1" calcext:value-type="float">
            <text:p>4098.1</text:p>
          </table:table-cell>
          <table:table-cell office:value-type="float" office:value="0.047519" calcext:value-type="float">
            <text:p>0.047519</text:p>
          </table:table-cell>
          <table:table-cell office:value-type="float" office:value="-0.2493" calcext:value-type="float">
            <text:p>-0.2493</text:p>
          </table:table-cell>
          <table:table-cell office:value-type="float" office:value="-0.022097" calcext:value-type="float">
            <text:p>-0.022097</text:p>
          </table:table-cell>
          <table:table-cell office:value-type="float" office:value="0" calcext:value-type="float">
            <text:p>0</text:p>
          </table:table-cell>
          <table:table-cell office:value-type="float" office:value="3675.9" calcext:value-type="float">
            <text:p>3675.9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0.98174" calcext:value-type="float">
            <text:p>0.98174</text:p>
          </table:table-cell>
          <table:table-cell office:value-type="float" office:value="0.088699" calcext:value-type="float">
            <text:p>0.0886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([.E366]-([$Sheet2.$B$2]*[.B366]+[$Sheet2.$B$3]))^2" office:value-type="float" office:value="0.00266301013410765" calcext:value-type="float">
            <text:p>0.002663010134108</text:p>
          </table:table-cell>
          <table:table-cell table:formula="of:=([.F366]-([$Sheet2.$B$7] +[$Sheet2.$B$8] * ([.B366] - [$Sheet2.$B$9])^2))^2" office:value-type="float" office:value="0.000326063141009762" calcext:value-type="float">
            <text:p>0.00032606314101</text:p>
          </table:table-cell>
          <table:table-cell table:formula="of:=([.X366]-([.AE366]^2*([$Sheet2.$B$13]*([.B366] -[$Sheet2.$B$14])^2 +[$Sheet2.$B$15]*([.B366]-[$Sheet2.$B$14]) +[$Sheet2.$B$16])    ))^2" office:value-type="float" office:value="710.758585558965" calcext:value-type="float">
            <text:p>710.758585558965</text:p>
          </table:table-cell>
          <table:table-cell table:formula="of:=([.AG366]-([.AE366]^2*([$Sheet2.$B$20]*([.B366] -[$Sheet2.$B$21])^2 + [$Sheet2.$B$22]*([.B366]-[$Sheet2.$B$21]) + [$Sheet2.$B$23])    ))^2" office:value-type="float" office:value="128663.435287204" calcext:value-type="float">
            <text:p>128663.435287204</text:p>
          </table:table-cell>
          <table:table-cell table:formula="of:=([.AH366]-([.AE366]^2*([$Sheet2.$B$27]*([.B366] -[$Sheet2.$B$28])^2 +[$Sheet2.$B$29]*([.B366]-[$Sheet2.$B$28]) +[$Sheet2.$B$30])    ))^2" office:value-type="float" office:value="267268.191526757" calcext:value-type="float">
            <text:p>267268.191526757</text:p>
          </table:table-cell>
          <table:table-cell table:formula="of:=([.AI366]-([.AE366]^2*([$Sheet2.$B$34]*([.B366] - [$Sheet2.$B$35])^2 +[$Sheet2.$B$36]*([.B366]-[$Sheet2.$B$35]) +[$Sheet2.$B$37])    ))^2" office:value-type="float" office:value="5999.62457103534" calcext:value-type="float">
            <text:p>5999.62457103534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Coefficient of Lift</text:p>
          </table:table-cell>
          <table:table-cell table:style-name="Default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598371674680086" calcext:value-type="float">
            <text:p>0.059837167468009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0.123089337540016" calcext:value-type="float">
            <text:p>0.123089337540016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style-name="Default" table:formula="of:=SUM([Sheet1.BD1:.BD366])" office:value-type="float" office:value="0.137527630852977" calcext:value-type="float">
            <text:p>0.137527630852977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Coefficient of Drag</text:p>
          </table:table-cell>
          <table:table-cell table:style-name="Default"/>
        </table:table-row>
        <table:table-row table:style-name="ro1">
          <table:table-cell office:value-type="string" calcext:value-type="string">
            <text:p>k3</text:p>
          </table:table-cell>
          <table:table-cell office:value-type="float" office:value="0.00700042861419508" calcext:value-type="float">
            <text:p>0.007000428614195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office:value-type="float" office:value="0.000400633385126713" calcext:value-type="float">
            <text:p>0.000400633385127</text:p>
          </table:table-cell>
        </table:table-row>
        <table:table-row table:style-name="ro1">
          <table:table-cell office:value-type="string" calcext:value-type="string">
            <text:p>k5</text:p>
          </table:table-cell>
          <table:table-cell office:value-type="float" office:value="-0.842918949631673" calcext:value-type="float">
            <text:p>-0.842918949631673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style-name="Default" table:formula="of:=SUM([$Sheet1.BE1:.BE366])" office:value-type="float" office:value="0.0383547233327763" calcext:value-type="float">
            <text:p>0.038354723332776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Force Y</text:p>
          </table:table-cell>
          <table:table-cell table:style-name="Default"/>
        </table:table-row>
        <table:table-row table:style-name="ro1">
          <table:table-cell office:value-type="string" calcext:value-type="string">
            <text:p>k6</text:p>
          </table:table-cell>
          <table:table-cell office:value-type="float" office:value="-0.00206462868843156" calcext:value-type="float">
            <text:p>-0.002064628688432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office:value-type="float" office:value="-1.71016334932943" calcext:value-type="float">
            <text:p>-1.71016334932943</text:p>
          </table:table-cell>
        </table:table-row>
        <table:table-row table:style-name="ro1">
          <table:table-cell office:value-type="string" calcext:value-type="string">
            <text:p>k8</text:p>
          </table:table-cell>
          <table:table-cell office:value-type="float" office:value="0.000635883467745811" calcext:value-type="float">
            <text:p>0.000635883467746</text:p>
          </table:table-cell>
        </table:table-row>
        <table:table-row table:style-name="ro1">
          <table:table-cell office:value-type="string" calcext:value-type="string">
            <text:p>k9</text:p>
          </table:table-cell>
          <table:table-cell office:value-type="float" office:value="-0.148953182710779" calcext:value-type="float">
            <text:p>-0.148953182710779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style-name="Default" table:formula="of:=SUM([$Sheet1.BF1:.BF366])" office:value-type="float" office:value="7924.83844339948" calcext:value-type="float">
            <text:p>7924.83844339948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Moment L</text:p>
          </table:table-cell>
          <table:table-cell table:style-name="Default"/>
        </table:table-row>
        <table:table-row table:style-name="ro1">
          <table:table-cell office:value-type="string" calcext:value-type="string">
            <text:p>k10</text:p>
          </table:table-cell>
          <table:table-cell office:value-type="float" office:value="-0.00199089641720217" calcext:value-type="float">
            <text:p>-0.001990896417202</text:p>
          </table:table-cell>
        </table:table-row>
        <table:table-row table:style-name="ro1">
          <table:table-cell office:value-type="string" calcext:value-type="string">
            <text:p>k11</text:p>
          </table:table-cell>
          <table:table-cell office:value-type="float" office:value="-0.264547718230347" calcext:value-type="float">
            <text:p>-0.264547718230347</text:p>
          </table:table-cell>
        </table:table-row>
        <table:table-row table:style-name="ro1">
          <table:table-cell office:value-type="string" calcext:value-type="string">
            <text:p>k12</text:p>
          </table:table-cell>
          <table:table-cell office:value-type="float" office:value="-0.56190324477378" calcext:value-type="float">
            <text:p>-0.56190324477378</text:p>
          </table:table-cell>
        </table:table-row>
        <table:table-row table:style-name="ro1">
          <table:table-cell office:value-type="string" calcext:value-type="string">
            <text:p>k13</text:p>
          </table:table-cell>
          <table:table-cell office:value-type="float" office:value="-1.16592382999908" calcext:value-type="float">
            <text:p>-1.16592382999908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style-name="Default" table:formula="of:=SUM([$Sheet1.BG1:.BG366])" office:value-type="float" office:value="2140426.03900398" calcext:value-type="float">
            <text:p>2140426.03900398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Moment M</text:p>
          </table:table-cell>
          <table:table-cell table:style-name="Default"/>
        </table:table-row>
        <table:table-row table:style-name="ro1">
          <table:table-cell office:value-type="string" calcext:value-type="string">
            <text:p>k14</text:p>
          </table:table-cell>
          <table:table-cell office:value-type="float" office:value="-0.0146208709883619" calcext:value-type="float">
            <text:p>-0.014620870988362</text:p>
          </table:table-cell>
        </table:table-row>
        <table:table-row table:style-name="ro1">
          <table:table-cell office:value-type="string" calcext:value-type="string">
            <text:p>k15</text:p>
          </table:table-cell>
          <table:table-cell office:value-type="float" office:value="0.680029579778176" calcext:value-type="float">
            <text:p>0.680029579778176</text:p>
          </table:table-cell>
        </table:table-row>
        <table:table-row table:style-name="ro1">
          <table:table-cell office:value-type="string" calcext:value-type="string">
            <text:p>k16</text:p>
          </table:table-cell>
          <table:table-cell office:value-type="float" office:value="1.12900797330793" calcext:value-type="float">
            <text:p>1.12900797330793</text:p>
          </table:table-cell>
        </table:table-row>
        <table:table-row table:style-name="ro1">
          <table:table-cell office:value-type="string" calcext:value-type="string">
            <text:p>k17</text:p>
          </table:table-cell>
          <table:table-cell office:value-type="float" office:value="2.72092938535652" calcext:value-type="float">
            <text:p>2.72092938535652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style-name="Default" table:formula="of:=SUM([$Sheet1.BH1:.BH366])" office:value-type="float" office:value="8915292.45507845" calcext:value-type="float">
            <text:p>8915292.45507845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Moment N</text:p>
          </table:table-cell>
          <table:table-cell table:style-name="Default"/>
        </table:table-row>
        <table:table-row table:style-name="ro1">
          <table:table-cell office:value-type="string" calcext:value-type="string">
            <text:p>k14</text:p>
          </table:table-cell>
          <table:table-cell office:value-type="float" office:value="0.00468133247673484" calcext:value-type="float">
            <text:p>0.004681332476735</text:p>
          </table:table-cell>
        </table:table-row>
        <table:table-row table:style-name="ro1">
          <table:table-cell office:value-type="string" calcext:value-type="string">
            <text:p>k15</text:p>
          </table:table-cell>
          <table:table-cell office:value-type="float" office:value="21.8442180656307" calcext:value-type="float">
            <text:p>21.8442180656307</text:p>
          </table:table-cell>
        </table:table-row>
        <table:table-row table:style-name="ro1">
          <table:table-cell office:value-type="string" calcext:value-type="string">
            <text:p>k16</text:p>
          </table:table-cell>
          <table:table-cell office:value-type="float" office:value="0.21458816452553" calcext:value-type="float">
            <text:p>0.21458816452553</text:p>
          </table:table-cell>
        </table:table-row>
        <table:table-row table:style-name="ro1">
          <table:table-cell office:value-type="string" calcext:value-type="string">
            <text:p>k17</text:p>
          </table:table-cell>
          <table:table-cell office:value-type="float" office:value="2.57798661517169" calcext:value-type="float">
            <text:p>2.57798661517169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style-name="Default" table:formula="of:=SUM([$Sheet1.BI1:.BI366])" office:value-type="float" office:value="809004.180404252" calcext:value-type="float">
            <text:p>809004.1804042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07:17:44.2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0T05:12:53.717000000</meta:creation-date>
    <dc:date>2020-05-30T00:33:11.440000000</dc:date>
    <meta:editing-duration>PT29M16S</meta:editing-duration>
    <meta:editing-cycles>6</meta:editing-cycles>
    <meta:generator>LibreOffice/6.3.1.2$Windows_X86_64 LibreOffice_project/b79626edf0065ac373bd1df5c28bd630b4424273</meta:generator>
    <meta:document-statistic meta:table-count="2" meta:cell-count="22021" meta:object-count="0"/>
  </office:meta>
</office:document-meta>
</file>